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4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fo:text-indent="0cm" fo:margin-left="-0.476cm" style:writing-mode="lr-tb"/>
    </style:style>
    <style:style style:name="T1_1" style:family="text">
      <style:text-properties fo:font-size="18pt" style:font-size-asian="18pt" style:font-size-complex="18pt" fo:font-weight="bold" style:font-weight-asian="bold" style:font-weight-complex="bold"/>
    </style:style>
    <style:style style:name="T1_2" style:family="text">
      <style:text-properties fo:font-size="18pt" style:font-size-asian="18pt" style:font-size-complex="18pt" fo:font-weight="bold" style:font-weight-asian="bold" style:font-weight-complex="bold"/>
    </style:style>
    <style:style style:name="T1_3" style:family="text">
      <style:text-properties fo:font-size="18pt" style:font-size-asian="18pt" style:font-size-complex="18pt" fo:font-weight="bold" style:font-weight-asian="bold" style:font-weight-complex="bold"/>
    </style:style>
    <style:style style:name="T1_4" style:family="text">
      <style:text-properties fo:font-size="18pt" style:font-size-asian="18pt" style:font-size-complex="18pt" fo:font-weight="bold" style:font-weight-asian="bold" style:font-weight-complex="bold"/>
    </style:style>
    <style:style style:name="T1_5" style:family="text">
      <style:text-properties fo:font-size="18pt" style:font-size-asian="18pt" style:font-size-complex="18pt" fo:font-weight="bold" style:font-weight-asian="bold" style:font-weight-complex="bold"/>
    </style:style>
    <style:style style:name="T1_6" style:family="text">
      <style:text-properties fo:font-size="18pt" style:font-size-asian="18pt" style:font-size-complex="18pt" fo:font-weight="bold" style:font-weight-asian="bold" style:font-weight-complex="bold"/>
    </style:style>
    <style:style style:name="T1_7" style:family="text">
      <style:text-properties fo:font-size="18pt" style:font-size-asian="18pt" style:font-size-complex="18pt" fo:font-weight="bold" style:font-weight-asian="bold" style:font-weight-complex="bold"/>
    </style:style>
    <style:style style:name="T1_8" style:family="text">
      <style:text-properties fo:font-size="18pt" style:font-size-asian="18pt" style:font-size-complex="18pt" fo:font-weight="bold" style:font-weight-asian="bold" style:font-weight-complex="bold"/>
    </style:style>
    <style:style style:name="T1_9" style:family="text">
      <style:text-properties fo:font-size="18pt" style:font-size-asian="18pt" style:font-size-complex="18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text-indent="0cm" fo:margin-left="-0.476cm" style:writing-mode="lr-tb"/>
    </style:style>
    <style:style style:name="T2_1" style:family="text">
      <style:text-properties fo:font-size="10pt" style:font-size-asian="10pt" style:font-size-complex="10pt"/>
    </style:style>
    <style:style style:name="T2_2" style:family="text">
      <style:text-properties fo:font-size="10pt" style:font-size-asian="10pt" style:font-size-complex="10pt"/>
    </style:style>
    <style:style style:name="T2_3" style:family="text">
      <style:text-properties fo:font-size="10pt" style:font-size-asian="10pt" style:font-size-complex="10pt"/>
    </style:style>
    <style:style style:name="T2_4" style:family="text">
      <style:text-properties fo:font-size="10pt" style:font-size-asian="10pt" style:font-size-complex="10pt"/>
    </style:style>
    <style:style style:name="T2_5" style:family="text">
      <style:text-properties fo:font-size="10pt" style:font-size-asian="10pt" style:font-size-complex="10pt"/>
    </style:style>
    <style:style style:name="T2_6" style:family="text">
      <style:text-properties fo:font-size="10pt" style:font-size-asian="10pt" style:font-size-complex="10pt"/>
    </style:style>
    <style:style style:name="T2_7" style:family="text">
      <style:text-properties fo:font-size="10pt" style:font-size-asian="10pt" style:font-size-complex="10pt"/>
    </style:style>
    <style:style style:name="T2_8" style:family="text">
      <style:text-properties fo:font-size="10pt" style:font-size-asian="10pt" style:font-size-complex="10pt"/>
    </style:style>
    <style:style style:name="T2_9" style:family="text"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fo:break-before="auto" fo:text-indent="0cm" fo:margin-left="-0.476cm" style:writing-mode="lr-tb"/>
    </style:style>
    <style:style style:name="T3_1" style:family="text">
      <style:text-properties fo:font-size="10pt" style:font-size-asian="10pt" style:font-size-complex="10pt"/>
    </style:style>
    <style:style style:name="T3_2" style:family="text">
      <style:text-properties fo:font-size="10pt" style:font-size-asian="10pt" style:font-size-complex="10pt"/>
    </style:style>
    <style:style style:name="T3_3" style:family="text">
      <style:text-properties fo:font-size="10pt" style:font-size-asian="10pt" style:font-size-complex="10pt"/>
    </style:style>
    <style:style style:name="T3_4" style:family="text">
      <style:text-properties fo:font-size="10pt" style:font-size-asian="10pt" style:font-size-complex="10pt"/>
    </style:style>
    <style:style style:name="P4" style:family="paragraph" style:parent-style-name="Standard">
      <style:paragraph-properties fo:break-before="auto" style:writing-mode="lr-tb"/>
      <style:text-properties fo:font-size="18pt" style:font-size-asian="18pt" style:font-size-complex="18pt" fo:font-weight="bold" style:font-weight-asian="bold" style:font-weight-complex="bold"/>
    </style:style>
    <style:style style:name="P5" style:family="paragraph" style:parent-style-name="Standard">
      <style:paragraph-properties fo:break-before="auto" style:writing-mode="lr-tb"/>
    </style:style>
    <style:style style:name="T5_1" style:family="text">
      <style:text-properties fo:font-size="15pt" style:font-size-asian="15pt" style:font-size-complex="15pt" fo:font-weight="bold" style:font-weight-asian="bold" style:font-weight-complex="bold"/>
    </style:style>
    <style:style style:name="T5_2" style:family="text">
      <style:text-properties fo:font-size="15pt" style:font-size-asian="15pt" style:font-size-complex="15pt" fo:font-weight="bold" style:font-weight-asian="bold" style:font-weight-complex="bold"/>
    </style:style>
    <style:style style:name="T5_3" style:family="text">
      <style:text-properties fo:font-size="15pt" style:font-size-asian="15pt" style:font-size-complex="15pt" fo:font-weight="bold" style:font-weight-asian="bold" style:font-weight-complex="bold"/>
    </style:style>
    <style:style style:name="T5_4" style:family="text">
      <style:text-properties fo:font-size="15pt" style:font-size-asian="15pt" style:font-size-complex="15pt" fo:font-weight="bold" style:font-weight-asian="bold" style:font-weight-complex="bold"/>
    </style:style>
    <style:style style:name="T5_5" style:family="text">
      <style:text-properties fo:font-size="15pt" style:font-size-asian="15pt" style:font-size-complex="15pt" fo:font-weight="bold" style:font-weight-asian="bold" style:font-weight-complex="bold"/>
    </style:style>
    <style:style style:name="T5_6" style:family="text">
      <style:text-properties fo:font-size="15pt" style:font-size-asian="15pt" style:font-size-complex="15pt" fo:font-weight="bold" style:font-weight-asian="bold" style:font-weight-complex="bold"/>
    </style:style>
    <style:style style:name="T5_7" style:family="text">
      <style:text-properties fo:font-size="15pt" style:font-size-asian="15pt" style:font-size-complex="15pt" fo:font-weight="bold" style:font-weight-asian="bold" style:font-weight-complex="bold"/>
    </style:style>
    <style:style style:name="T5_8" style:family="text">
      <style:text-properties fo:font-size="15pt" style:font-size-asian="15pt" style:font-size-complex="15pt" fo:font-weight="bold" style:font-weight-asian="bold" style:font-weight-complex="bold"/>
    </style:style>
    <style:style style:name="P6" style:family="paragraph" style:parent-style-name="Standard">
      <style:paragraph-properties fo:break-before="auto" style:writing-mode="lr-tb"/>
      <style:text-properties fo:font-size="10pt" style:font-size-asian="10pt" style:font-size-complex="10pt" fo:font-weight="bold" style:font-weight-asian="bold" style:font-weight-complex="bold"/>
    </style:style>
    <style:style style:name="P7" style:family="paragraph" style:parent-style-name="Standard">
      <style:paragraph-properties fo:break-before="auto" fo:margin-top="0cm" style:writing-mode="lr-tb"/>
    </style:style>
    <style:style style:name="T7_1" style:family="text"/>
    <style:style style:name="T7_2" style:family="text">
      <style:text-properties fo:font-size="10pt" style:font-size-asian="10pt" style:font-size-complex="10pt"/>
    </style:style>
    <style:style style:name="T7_3" style:family="text"/>
    <style:style style:name="T7_4" style:family="text">
      <style:text-properties fo:font-size="10pt" style:font-size-asian="10pt" style:font-size-complex="10pt"/>
    </style:style>
    <style:style style:name="T7_5" style:family="text"/>
    <style:style style:name="T7_6" style:family="text">
      <style:text-properties fo:font-size="10pt" style:font-size-asian="10pt" style:font-size-complex="10pt"/>
    </style:style>
    <style:style style:name="T7_7" style:family="text"/>
    <style:style style:name="T7_8" style:family="text">
      <style:text-properties fo:font-size="10pt" style:font-size-asian="10pt" style:font-size-complex="10pt"/>
    </style:style>
    <style:style style:name="T7_9" style:family="text"/>
    <style:style style:name="T7_10" style:family="text">
      <style:text-properties fo:font-size="10pt" style:font-size-asian="10pt" style:font-size-complex="10pt"/>
    </style:style>
    <style:style style:name="T7_11" style:family="text"/>
    <style:style style:name="T7_12" style:family="text">
      <style:text-properties fo:font-size="10pt" style:font-size-asian="10pt" style:font-size-complex="10pt"/>
    </style:style>
    <style:style style:name="T7_13" style:family="text"/>
    <style:style style:name="T7_14" style:family="text">
      <style:text-properties fo:font-size="10pt" style:font-size-asian="10pt" style:font-size-complex="10pt"/>
    </style:style>
    <style:style style:name="T7_15" style:family="text"/>
    <style:style style:name="T7_16" style:family="text">
      <style:text-properties fo:font-size="10pt" style:font-size-asian="10pt" style:font-size-complex="10pt"/>
    </style:style>
    <style:style style:name="T7_17" style:family="text"/>
    <style:style style:name="T7_18" style:family="text">
      <style:text-properties fo:font-size="10pt" style:font-size-asian="10pt" style:font-size-complex="10pt"/>
    </style:style>
    <style:style style:name="T7_19" style:family="text"/>
    <style:style style:name="T7_20" style:family="text">
      <style:text-properties fo:font-size="10pt" style:font-size-asian="10pt" style:font-size-complex="10pt"/>
    </style:style>
    <style:style style:name="T7_21" style:family="text"/>
    <style:style style:name="T7_22" style:family="text">
      <style:text-properties fo:font-size="10pt" style:font-size-asian="10pt" style:font-size-complex="10pt"/>
    </style:style>
    <style:style style:name="T7_23" style:family="text"/>
    <style:style style:name="T7_24" style:family="text">
      <style:text-properties fo:font-size="10pt" style:font-size-asian="10pt" style:font-size-complex="10pt"/>
    </style:style>
    <style:style style:name="P8" style:family="paragraph" style:parent-style-name="Standard">
      <style:paragraph-properties fo:break-before="auto" fo:margin-top="0cm" style:writing-mode="lr-tb"/>
    </style:style>
    <style:style style:name="T8_1" style:family="text"/>
    <style:style style:name="T8_2" style:family="text">
      <style:text-properties fo:font-size="10pt" style:font-size-asian="10pt" style:font-size-complex="10pt"/>
    </style:style>
    <style:style style:name="T8_3" style:family="text"/>
    <style:style style:name="T8_4" style:family="text">
      <style:text-properties fo:font-size="10pt" style:font-size-asian="10pt" style:font-size-complex="10pt"/>
    </style:style>
    <style:style style:name="T8_5" style:family="text"/>
    <style:style style:name="T8_6" style:family="text">
      <style:text-properties fo:font-size="10pt" style:font-size-asian="10pt" style:font-size-complex="10pt"/>
    </style:style>
    <style:style style:name="T8_7" style:family="text"/>
    <style:style style:name="T8_8" style:family="text">
      <style:text-properties fo:font-size="10pt" style:font-size-asian="10pt" style:font-size-complex="10pt"/>
    </style:style>
    <style:style style:name="T8_9" style:family="text"/>
    <style:style style:name="T8_10" style:family="text">
      <style:text-properties fo:font-size="10pt" style:font-size-asian="10pt" style:font-size-complex="10pt"/>
    </style:style>
    <style:style style:name="T8_11" style:family="text"/>
    <style:style style:name="T8_12" style:family="text">
      <style:text-properties fo:font-size="10pt" style:font-size-asian="10pt" style:font-size-complex="10pt"/>
    </style:style>
    <style:style style:name="T8_13" style:family="text"/>
    <style:style style:name="T8_14" style:family="text">
      <style:text-properties fo:font-size="10pt" style:font-size-asian="10pt" style:font-size-complex="10pt"/>
    </style:style>
    <style:style style:name="T8_15" style:family="text"/>
    <style:style style:name="T8_16" style:family="text">
      <style:text-properties fo:font-size="10pt" style:font-size-asian="10pt" style:font-size-complex="10pt"/>
    </style:style>
    <style:style style:name="T8_17" style:family="text"/>
    <style:style style:name="T8_18" style:family="text">
      <style:text-properties fo:font-size="10pt" style:font-size-asian="10pt" style:font-size-complex="10pt"/>
    </style:style>
    <style:style style:name="T8_19" style:family="text"/>
    <style:style style:name="T8_20" style:family="text">
      <style:text-properties fo:font-size="10pt" style:font-size-asian="10pt" style:font-size-complex="10pt"/>
    </style:style>
    <style:style style:name="T8_21" style:family="text"/>
    <style:style style:name="T8_22" style:family="text">
      <style:text-properties fo:font-size="10pt" style:font-size-asian="10pt" style:font-size-complex="10pt"/>
    </style:style>
    <style:style style:name="T8_23" style:family="text"/>
    <style:style style:name="T8_24" style:family="text">
      <style:text-properties fo:font-size="10pt" style:font-size-asian="10pt" style:font-size-complex="10pt"/>
    </style:style>
    <style:style style:name="T8_25" style:family="text"/>
    <style:style style:name="T8_26" style:family="text">
      <style:text-properties fo:font-size="10pt" style:font-size-asian="10pt" style:font-size-complex="10pt"/>
    </style:style>
    <style:style style:name="T8_27" style:family="text"/>
    <style:style style:name="T8_28" style:family="text">
      <style:text-properties fo:font-size="10pt" style:font-size-asian="10pt" style:font-size-complex="10pt"/>
    </style:style>
    <style:style style:name="T8_29" style:family="text"/>
    <style:style style:name="T8_30" style:family="text">
      <style:text-properties fo:font-size="10pt" style:font-size-asian="10pt" style:font-size-complex="10pt"/>
    </style:style>
    <style:style style:name="T8_31" style:family="text"/>
    <style:style style:name="T8_32" style:family="text">
      <style:text-properties fo:font-size="10pt" style:font-size-asian="10pt" style:font-size-complex="10pt"/>
    </style:style>
    <style:style style:name="P9" style:family="paragraph" style:parent-style-name="Standard">
      <style:paragraph-properties fo:break-before="auto" fo:margin-top="0cm" style:writing-mode="lr-tb"/>
    </style:style>
    <style:style style:name="T9_1" style:family="text"/>
    <style:style style:name="T9_2" style:family="text">
      <style:text-properties fo:font-size="10pt" style:font-size-asian="10pt" style:font-size-complex="10pt"/>
    </style:style>
    <style:style style:name="T9_3" style:family="text"/>
    <style:style style:name="T9_4" style:family="text">
      <style:text-properties fo:font-size="10pt" style:font-size-asian="10pt" style:font-size-complex="10pt"/>
    </style:style>
    <style:style style:name="T9_5" style:family="text"/>
    <style:style style:name="T9_6" style:family="text">
      <style:text-properties fo:font-size="10pt" style:font-size-asian="10pt" style:font-size-complex="10pt"/>
    </style:style>
    <style:style style:name="T9_7" style:family="text"/>
    <style:style style:name="T9_8" style:family="text">
      <style:text-properties fo:font-size="10pt" style:font-size-asian="10pt" style:font-size-complex="10pt"/>
    </style:style>
    <style:style style:name="T9_9" style:family="text"/>
    <style:style style:name="T9_10" style:family="text">
      <style:text-properties fo:font-size="10pt" style:font-size-asian="10pt" style:font-size-complex="10pt"/>
    </style:style>
    <style:style style:name="T9_11" style:family="text"/>
    <style:style style:name="T9_12" style:family="text">
      <style:text-properties fo:font-size="10pt" style:font-size-asian="10pt" style:font-size-complex="10pt"/>
    </style:style>
    <style:style style:name="P10" style:family="paragraph" style:parent-style-name="Standard">
      <style:paragraph-properties fo:break-before="auto" fo:margin-top="0cm" style:writing-mode="lr-tb"/>
    </style:style>
    <style:style style:name="T10_1" style:family="text"/>
    <style:style style:name="T10_2" style:family="text">
      <style:text-properties fo:font-size="10pt" style:font-size-asian="10pt" style:font-size-complex="10pt"/>
    </style:style>
    <style:style style:name="T10_3" style:family="text"/>
    <style:style style:name="T10_4" style:family="text">
      <style:text-properties fo:font-size="10pt" style:font-size-asian="10pt" style:font-size-complex="10pt"/>
    </style:style>
    <style:style style:name="T10_5" style:family="text"/>
    <style:style style:name="T10_6" style:family="text">
      <style:text-properties fo:font-size="10pt" style:font-size-asian="10pt" style:font-size-complex="10pt"/>
    </style:style>
    <style:style style:name="T10_7" style:family="text"/>
    <style:style style:name="T10_8" style:family="text">
      <style:text-properties fo:font-size="10pt" style:font-size-asian="10pt" style:font-size-complex="10pt"/>
    </style:style>
    <style:style style:name="T10_9" style:family="text"/>
    <style:style style:name="T10_10" style:family="text">
      <style:text-properties fo:font-size="10pt" style:font-size-asian="10pt" style:font-size-complex="10pt"/>
    </style:style>
    <style:style style:name="T10_11" style:family="text"/>
    <style:style style:name="T10_12" style:family="text">
      <style:text-properties fo:font-size="10pt" style:font-size-asian="10pt" style:font-size-complex="10pt"/>
    </style:style>
    <style:style style:name="T10_13" style:family="text"/>
    <style:style style:name="T10_14" style:family="text">
      <style:text-properties fo:font-size="10pt" style:font-size-asian="10pt" style:font-size-complex="10pt"/>
    </style:style>
    <style:style style:name="T10_15" style:family="text"/>
    <style:style style:name="T10_16" style:family="text">
      <style:text-properties fo:font-size="10pt" style:font-size-asian="10pt" style:font-size-complex="10pt"/>
    </style:style>
    <style:style style:name="T10_17" style:family="text"/>
    <style:style style:name="T10_18" style:family="text">
      <style:text-properties fo:font-size="10pt" style:font-size-asian="10pt" style:font-size-complex="10pt"/>
    </style:style>
    <style:style style:name="T10_19" style:family="text"/>
    <style:style style:name="T10_20" style:family="text">
      <style:text-properties fo:font-size="10pt" style:font-size-asian="10pt" style:font-size-complex="10pt"/>
    </style:style>
    <style:style style:name="T10_21" style:family="text"/>
    <style:style style:name="T10_22" style:family="text">
      <style:text-properties fo:font-size="10pt" style:font-size-asian="10pt" style:font-size-complex="10pt"/>
    </style:style>
    <style:style style:name="T10_23" style:family="text"/>
    <style:style style:name="T10_24" style:family="text">
      <style:text-properties fo:font-size="10pt" style:font-size-asian="10pt" style:font-size-complex="10pt"/>
    </style:style>
    <style:style style:name="T10_25" style:family="text"/>
    <style:style style:name="T10_26" style:family="text">
      <style:text-properties fo:font-size="10pt" style:font-size-asian="10pt" style:font-size-complex="10pt"/>
    </style:style>
    <style:style style:name="T10_27" style:family="text"/>
    <style:style style:name="T10_28" style:family="text">
      <style:text-properties fo:font-size="10pt" style:font-size-asian="10pt" style:font-size-complex="10pt"/>
    </style:style>
    <style:style style:name="T10_29" style:family="text"/>
    <style:style style:name="T10_30" style:family="text">
      <style:text-properties fo:font-size="10pt" style:font-size-asian="10pt" style:font-size-complex="10pt"/>
    </style:style>
    <style:style style:name="T10_31" style:family="text"/>
    <style:style style:name="T10_32" style:family="text">
      <style:text-properties fo:font-size="10pt" style:font-size-asian="10pt" style:font-size-complex="10pt"/>
    </style:style>
    <style:style style:name="T10_33" style:family="text"/>
    <style:style style:name="T10_34" style:family="text">
      <style:text-properties fo:font-size="10pt" style:font-size-asian="10pt" style:font-size-complex="10pt"/>
    </style:style>
    <style:style style:name="T10_35" style:family="text"/>
    <style:style style:name="T10_36" style:family="text">
      <style:text-properties fo:font-size="10pt" style:font-size-asian="10pt" style:font-size-complex="10pt"/>
    </style:style>
    <style:style style:name="T10_37" style:family="text"/>
    <style:style style:name="T10_38" style:family="text">
      <style:text-properties fo:font-size="10pt" style:font-size-asian="10pt" style:font-size-complex="10pt"/>
    </style:style>
    <style:style style:name="T10_39" style:family="text"/>
    <style:style style:name="T10_40" style:family="text">
      <style:text-properties fo:font-size="10pt" style:font-size-asian="10pt" style:font-size-complex="10pt"/>
    </style:style>
    <style:style style:name="P11" style:family="paragraph" style:parent-style-name="Standard">
      <style:paragraph-properties fo:break-before="auto" fo:margin-top="0cm" style:writing-mode="lr-tb"/>
    </style:style>
    <style:style style:name="T11_1" style:family="text"/>
    <style:style style:name="T11_2" style:family="text">
      <style:text-properties fo:font-size="10pt" style:font-size-asian="10pt" style:font-size-complex="10pt"/>
    </style:style>
    <style:style style:name="T11_3" style:family="text"/>
    <style:style style:name="T11_4" style:family="text">
      <style:text-properties fo:font-size="10pt" style:font-size-asian="10pt" style:font-size-complex="10pt"/>
    </style:style>
    <style:style style:name="T11_5" style:family="text"/>
    <style:style style:name="T11_6" style:family="text">
      <style:text-properties fo:font-size="10pt" style:font-size-asian="10pt" style:font-size-complex="10pt"/>
    </style:style>
    <style:style style:name="T11_7" style:family="text"/>
    <style:style style:name="T11_8" style:family="text">
      <style:text-properties fo:font-size="10pt" style:font-size-asian="10pt" style:font-size-complex="10pt"/>
    </style:style>
    <style:style style:name="T11_9" style:family="text"/>
    <style:style style:name="T11_10" style:family="text">
      <style:text-properties fo:font-size="10pt" style:font-size-asian="10pt" style:font-size-complex="10pt"/>
    </style:style>
    <style:style style:name="T11_11" style:family="text"/>
    <style:style style:name="T11_12" style:family="text">
      <style:text-properties fo:font-size="10pt" style:font-size-asian="10pt" style:font-size-complex="10pt"/>
    </style:style>
    <style:style style:name="T11_13" style:family="text"/>
    <style:style style:name="T11_14" style:family="text">
      <style:text-properties fo:font-size="10pt" style:font-size-asian="10pt" style:font-size-complex="10pt"/>
    </style:style>
    <style:style style:name="T11_15" style:family="text"/>
    <style:style style:name="T11_16" style:family="text">
      <style:text-properties fo:font-size="10pt" style:font-size-asian="10pt" style:font-size-complex="10pt"/>
    </style:style>
    <style:style style:name="T11_17" style:family="text"/>
    <style:style style:name="T11_18" style:family="text">
      <style:text-properties fo:font-size="10pt" style:font-size-asian="10pt" style:font-size-complex="10pt"/>
    </style:style>
    <style:style style:name="T11_19" style:family="text"/>
    <style:style style:name="T11_20" style:family="text">
      <style:text-properties fo:font-size="10pt" style:font-size-asian="10pt" style:font-size-complex="10pt"/>
    </style:style>
    <style:style style:name="T11_21" style:family="text"/>
    <style:style style:name="T11_22" style:family="text">
      <style:text-properties fo:font-size="10pt" style:font-size-asian="10pt" style:font-size-complex="10pt"/>
    </style:style>
    <style:style style:name="T11_23" style:family="text"/>
    <style:style style:name="T11_24" style:family="text">
      <style:text-properties fo:font-size="10pt" style:font-size-asian="10pt" style:font-size-complex="10pt"/>
    </style:style>
    <style:style style:name="T11_25" style:family="text"/>
    <style:style style:name="T11_26" style:family="text">
      <style:text-properties fo:font-size="10pt" style:font-size-asian="10pt" style:font-size-complex="10pt"/>
    </style:style>
    <style:style style:name="T11_27" style:family="text"/>
    <style:style style:name="T11_28" style:family="text">
      <style:text-properties fo:font-size="10pt" style:font-size-asian="10pt" style:font-size-complex="10pt"/>
    </style:style>
    <style:style style:name="P12" style:family="paragraph" style:parent-style-name="Standard">
      <style:paragraph-properties fo:break-before="auto" fo:margin-top="0cm" style:writing-mode="lr-tb"/>
    </style:style>
    <style:style style:name="T12_1" style:family="text"/>
    <style:style style:name="T12_2" style:family="text">
      <style:text-properties fo:font-size="10pt" style:font-size-asian="10pt" style:font-size-complex="10pt"/>
    </style:style>
    <style:style style:name="T12_3" style:family="text"/>
    <style:style style:name="T12_4" style:family="text">
      <style:text-properties fo:font-size="10pt" style:font-size-asian="10pt" style:font-size-complex="10pt"/>
    </style:style>
    <style:style style:name="T12_5" style:family="text"/>
    <style:style style:name="T12_6" style:family="text">
      <style:text-properties fo:font-size="10pt" style:font-size-asian="10pt" style:font-size-complex="10pt"/>
    </style:style>
    <style:style style:name="T12_7" style:family="text"/>
    <style:style style:name="T12_8" style:family="text">
      <style:text-properties fo:font-size="10pt" style:font-size-asian="10pt" style:font-size-complex="10pt"/>
    </style:style>
    <style:style style:name="T12_9" style:family="text"/>
    <style:style style:name="T12_10" style:family="text">
      <style:text-properties fo:font-size="10pt" style:font-size-asian="10pt" style:font-size-complex="10pt"/>
    </style:style>
    <style:style style:name="T12_11" style:family="text"/>
    <style:style style:name="T12_12" style:family="text">
      <style:text-properties fo:font-size="10pt" style:font-size-asian="10pt" style:font-size-complex="10pt"/>
    </style:style>
    <style:style style:name="T12_13" style:family="text"/>
    <style:style style:name="T12_14" style:family="text">
      <style:text-properties fo:font-size="10pt" style:font-size-asian="10pt" style:font-size-complex="10pt"/>
    </style:style>
    <style:style style:name="T12_15" style:family="text"/>
    <style:style style:name="T12_16" style:family="text">
      <style:text-properties fo:font-size="10pt" style:font-size-asian="10pt" style:font-size-complex="10pt"/>
    </style:style>
    <style:style style:name="T12_17" style:family="text"/>
    <style:style style:name="T12_18" style:family="text">
      <style:text-properties fo:font-size="10pt" style:font-size-asian="10pt" style:font-size-complex="10pt"/>
    </style:style>
    <style:style style:name="T12_19" style:family="text"/>
    <style:style style:name="T12_20" style:family="text">
      <style:text-properties fo:font-size="10pt" style:font-size-asian="10pt" style:font-size-complex="10pt"/>
    </style:style>
    <style:style style:name="T12_21" style:family="text"/>
    <style:style style:name="T12_22" style:family="text">
      <style:text-properties fo:font-size="10pt" style:font-size-asian="10pt" style:font-size-complex="10pt"/>
    </style:style>
    <style:style style:name="T12_23" style:family="text"/>
    <style:style style:name="T12_24" style:family="text">
      <style:text-properties fo:font-size="10pt" style:font-size-asian="10pt" style:font-size-complex="10pt"/>
    </style:style>
    <style:style style:name="T12_25" style:family="text"/>
    <style:style style:name="T12_26" style:family="text">
      <style:text-properties fo:font-size="10pt" style:font-size-asian="10pt" style:font-size-complex="10pt"/>
    </style:style>
    <style:style style:name="T12_27" style:family="text"/>
    <style:style style:name="T12_28" style:family="text">
      <style:text-properties fo:font-size="10pt" style:font-size-asian="10pt" style:font-size-complex="10pt"/>
    </style:style>
    <style:style style:name="P13" style:family="paragraph" style:parent-style-name="Standard">
      <style:paragraph-properties fo:break-before="auto" fo:margin-top="0cm" style:writing-mode="lr-tb"/>
    </style:style>
    <style:style style:name="T13_1" style:family="text"/>
    <style:style style:name="T13_2" style:family="text">
      <style:text-properties fo:font-size="10pt" style:font-size-asian="10pt" style:font-size-complex="10pt"/>
    </style:style>
    <style:style style:name="T13_3" style:family="text"/>
    <style:style style:name="T13_4" style:family="text">
      <style:text-properties fo:font-size="10pt" style:font-size-asian="10pt" style:font-size-complex="10pt"/>
    </style:style>
    <style:style style:name="T13_5" style:family="text"/>
    <style:style style:name="T13_6" style:family="text">
      <style:text-properties fo:font-size="10pt" style:font-size-asian="10pt" style:font-size-complex="10pt"/>
    </style:style>
    <style:style style:name="T13_7" style:family="text"/>
    <style:style style:name="T13_8" style:family="text">
      <style:text-properties fo:font-size="10pt" style:font-size-asian="10pt" style:font-size-complex="10pt"/>
    </style:style>
    <style:style style:name="T13_9" style:family="text"/>
    <style:style style:name="T13_10" style:family="text">
      <style:text-properties fo:font-size="10pt" style:font-size-asian="10pt" style:font-size-complex="10pt"/>
    </style:style>
    <style:style style:name="T13_11" style:family="text"/>
    <style:style style:name="T13_12" style:family="text">
      <style:text-properties fo:font-size="10pt" style:font-size-asian="10pt" style:font-size-complex="10pt"/>
    </style:style>
    <style:style style:name="P14" style:family="paragraph" style:parent-style-name="Standard">
      <style:paragraph-properties fo:break-before="auto" fo:margin-top="0cm" style:writing-mode="lr-tb"/>
    </style:style>
    <style:style style:name="T14_1" style:family="text"/>
    <style:style style:name="T14_2" style:family="text">
      <style:text-properties fo:font-size="10pt" style:font-size-asian="10pt" style:font-size-complex="10pt"/>
    </style:style>
    <style:style style:name="T14_3" style:family="text"/>
    <style:style style:name="T14_4" style:family="text">
      <style:text-properties fo:font-size="10pt" style:font-size-asian="10pt" style:font-size-complex="10pt"/>
    </style:style>
    <style:style style:name="T14_5" style:family="text"/>
    <style:style style:name="T14_6" style:family="text">
      <style:text-properties fo:font-size="10pt" style:font-size-asian="10pt" style:font-size-complex="10pt"/>
    </style:style>
    <style:style style:name="T14_7" style:family="text"/>
    <style:style style:name="T14_8" style:family="text">
      <style:text-properties fo:font-size="10pt" style:font-size-asian="10pt" style:font-size-complex="10pt"/>
    </style:style>
    <style:style style:name="T14_9" style:family="text"/>
    <style:style style:name="T14_10" style:family="text">
      <style:text-properties fo:font-size="10pt" style:font-size-asian="10pt" style:font-size-complex="10pt"/>
    </style:style>
    <style:style style:name="T14_11" style:family="text"/>
    <style:style style:name="T14_12" style:family="text">
      <style:text-properties fo:font-size="10pt" style:font-size-asian="10pt" style:font-size-complex="10pt"/>
    </style:style>
    <style:style style:name="T14_13" style:family="text"/>
    <style:style style:name="T14_14" style:family="text">
      <style:text-properties fo:font-size="10pt" style:font-size-asian="10pt" style:font-size-complex="10pt"/>
    </style:style>
    <style:style style:name="T14_15" style:family="text"/>
    <style:style style:name="T14_16" style:family="text">
      <style:text-properties fo:font-size="10pt" style:font-size-asian="10pt" style:font-size-complex="10pt"/>
    </style:style>
    <style:style style:name="T14_17" style:family="text"/>
    <style:style style:name="T14_18" style:family="text">
      <style:text-properties fo:font-size="10pt" style:font-size-asian="10pt" style:font-size-complex="10pt"/>
    </style:style>
    <style:style style:name="T14_19" style:family="text"/>
    <style:style style:name="T14_20" style:family="text">
      <style:text-properties fo:font-size="10pt" style:font-size-asian="10pt" style:font-size-complex="10pt"/>
    </style:style>
    <style:style style:name="T14_21" style:family="text"/>
    <style:style style:name="T14_22" style:family="text">
      <style:text-properties fo:font-size="10pt" style:font-size-asian="10pt" style:font-size-complex="10pt"/>
    </style:style>
    <style:style style:name="T14_23" style:family="text"/>
    <style:style style:name="T14_24" style:family="text">
      <style:text-properties fo:font-size="10pt" style:font-size-asian="10pt" style:font-size-complex="10pt"/>
    </style:style>
    <style:style style:name="T14_25" style:family="text"/>
    <style:style style:name="T14_26" style:family="text">
      <style:text-properties fo:font-size="10pt" style:font-size-asian="10pt" style:font-size-complex="10pt"/>
    </style:style>
    <style:style style:name="T14_27" style:family="text"/>
    <style:style style:name="T14_28" style:family="text">
      <style:text-properties fo:font-size="10pt" style:font-size-asian="10pt" style:font-size-complex="10pt"/>
    </style:style>
    <style:style style:name="T14_29" style:family="text"/>
    <style:style style:name="T14_30" style:family="text">
      <style:text-properties fo:font-size="10pt" style:font-size-asian="10pt" style:font-size-complex="10pt"/>
    </style:style>
    <style:style style:name="T14_31" style:family="text"/>
    <style:style style:name="T14_32" style:family="text">
      <style:text-properties fo:font-size="10pt" style:font-size-asian="10pt" style:font-size-complex="10pt"/>
    </style:style>
    <style:style style:name="T14_33" style:family="text"/>
    <style:style style:name="T14_34" style:family="text">
      <style:text-properties fo:font-size="10pt" style:font-size-asian="10pt" style:font-size-complex="10pt"/>
    </style:style>
    <style:style style:name="T14_35" style:family="text"/>
    <style:style style:name="T14_36" style:family="text">
      <style:text-properties fo:font-size="10pt" style:font-size-asian="10pt" style:font-size-complex="10pt"/>
    </style:style>
    <style:style style:name="P15" style:family="paragraph" style:parent-style-name="Standard">
      <style:paragraph-properties fo:break-before="auto" fo:margin-top="0cm" style:writing-mode="lr-tb"/>
    </style:style>
    <style:style style:name="T15_1" style:family="text"/>
    <style:style style:name="T15_2" style:family="text">
      <style:text-properties fo:font-size="10pt" style:font-size-asian="10pt" style:font-size-complex="10pt"/>
    </style:style>
    <style:style style:name="T15_3" style:family="text"/>
    <style:style style:name="T15_4" style:family="text">
      <style:text-properties fo:font-size="10pt" style:font-size-asian="10pt" style:font-size-complex="10pt"/>
    </style:style>
    <style:style style:name="T15_5" style:family="text"/>
    <style:style style:name="T15_6" style:family="text">
      <style:text-properties fo:font-size="10pt" style:font-size-asian="10pt" style:font-size-complex="10pt"/>
    </style:style>
    <style:style style:name="T15_7" style:family="text"/>
    <style:style style:name="T15_8" style:family="text">
      <style:text-properties fo:font-size="10pt" style:font-size-asian="10pt" style:font-size-complex="10pt"/>
    </style:style>
    <style:style style:name="T15_9" style:family="text"/>
    <style:style style:name="T15_10" style:family="text">
      <style:text-properties fo:font-size="10pt" style:font-size-asian="10pt" style:font-size-complex="10pt"/>
    </style:style>
    <style:style style:name="T15_11" style:family="text"/>
    <style:style style:name="T15_12" style:family="text">
      <style:text-properties fo:font-size="10pt" style:font-size-asian="10pt" style:font-size-complex="10pt"/>
    </style:style>
    <style:style style:name="T15_13" style:family="text"/>
    <style:style style:name="T15_14" style:family="text">
      <style:text-properties fo:font-size="10pt" style:font-size-asian="10pt" style:font-size-complex="10pt"/>
    </style:style>
    <style:style style:name="T15_15" style:family="text"/>
    <style:style style:name="T15_16" style:family="text">
      <style:text-properties fo:font-size="10pt" style:font-size-asian="10pt" style:font-size-complex="10pt"/>
    </style:style>
    <style:style style:name="T15_17" style:family="text"/>
    <style:style style:name="T15_18" style:family="text">
      <style:text-properties fo:font-size="10pt" style:font-size-asian="10pt" style:font-size-complex="10pt"/>
    </style:style>
    <style:style style:name="T15_19" style:family="text"/>
    <style:style style:name="T15_20" style:family="text">
      <style:text-properties fo:font-size="10pt" style:font-size-asian="10pt" style:font-size-complex="10pt"/>
    </style:style>
    <style:style style:name="T15_21" style:family="text"/>
    <style:style style:name="T15_22" style:family="text">
      <style:text-properties fo:font-size="10pt" style:font-size-asian="10pt" style:font-size-complex="10pt"/>
    </style:style>
    <style:style style:name="T15_23" style:family="text"/>
    <style:style style:name="T15_24" style:family="text">
      <style:text-properties fo:font-size="10pt" style:font-size-asian="10pt" style:font-size-complex="10pt"/>
    </style:style>
    <style:style style:name="P16" style:family="paragraph" style:parent-style-name="Standard">
      <style:paragraph-properties fo:break-before="auto" fo:margin-top="0cm" style:writing-mode="lr-tb"/>
    </style:style>
    <style:style style:name="T16_1" style:family="text"/>
    <style:style style:name="T16_2" style:family="text">
      <style:text-properties fo:font-size="10pt" style:font-size-asian="10pt" style:font-size-complex="10pt"/>
    </style:style>
    <style:style style:name="T16_3" style:family="text"/>
    <style:style style:name="T16_4" style:family="text">
      <style:text-properties fo:font-size="10pt" style:font-size-asian="10pt" style:font-size-complex="10pt"/>
    </style:style>
    <style:style style:name="T16_5" style:family="text"/>
    <style:style style:name="T16_6" style:family="text">
      <style:text-properties fo:font-size="10pt" style:font-size-asian="10pt" style:font-size-complex="10pt"/>
    </style:style>
    <style:style style:name="T16_7" style:family="text"/>
    <style:style style:name="T16_8" style:family="text">
      <style:text-properties fo:font-size="10pt" style:font-size-asian="10pt" style:font-size-complex="10pt"/>
    </style:style>
    <style:style style:name="T16_9" style:family="text"/>
    <style:style style:name="T16_10" style:family="text">
      <style:text-properties fo:font-size="10pt" style:font-size-asian="10pt" style:font-size-complex="10pt"/>
    </style:style>
    <style:style style:name="T16_11" style:family="text"/>
    <style:style style:name="T16_12" style:family="text">
      <style:text-properties fo:font-size="10pt" style:font-size-asian="10pt" style:font-size-complex="10pt"/>
    </style:style>
    <style:style style:name="T16_13" style:family="text"/>
    <style:style style:name="T16_14" style:family="text">
      <style:text-properties fo:font-size="10pt" style:font-size-asian="10pt" style:font-size-complex="10pt"/>
    </style:style>
    <style:style style:name="T16_15" style:family="text"/>
    <style:style style:name="T16_16" style:family="text">
      <style:text-properties fo:font-size="10pt" style:font-size-asian="10pt" style:font-size-complex="10pt"/>
    </style:style>
    <style:style style:name="T16_17" style:family="text"/>
    <style:style style:name="T16_18" style:family="text">
      <style:text-properties fo:font-size="10pt" style:font-size-asian="10pt" style:font-size-complex="10pt"/>
    </style:style>
    <style:style style:name="T16_19" style:family="text"/>
    <style:style style:name="T16_20" style:family="text">
      <style:text-properties fo:font-size="10pt" style:font-size-asian="10pt" style:font-size-complex="10pt"/>
    </style:style>
    <style:style style:name="T16_21" style:family="text"/>
    <style:style style:name="T16_22" style:family="text">
      <style:text-properties fo:font-size="10pt" style:font-size-asian="10pt" style:font-size-complex="10pt"/>
    </style:style>
    <style:style style:name="T16_23" style:family="text"/>
    <style:style style:name="T16_24" style:family="text">
      <style:text-properties fo:font-size="10pt" style:font-size-asian="10pt" style:font-size-complex="10pt"/>
    </style:style>
    <style:style style:name="P17" style:family="paragraph" style:parent-style-name="Standard">
      <style:paragraph-properties fo:break-before="auto" fo:margin-top="0cm" style:writing-mode="lr-tb"/>
    </style:style>
    <style:style style:name="T17_1" style:family="text"/>
    <style:style style:name="T17_2" style:family="text">
      <style:text-properties fo:font-size="10pt" style:font-size-asian="10pt" style:font-size-complex="10pt"/>
    </style:style>
    <style:style style:name="T17_3" style:family="text"/>
    <style:style style:name="T17_4" style:family="text">
      <style:text-properties fo:font-size="10pt" style:font-size-asian="10pt" style:font-size-complex="10pt"/>
    </style:style>
    <style:style style:name="T17_5" style:family="text"/>
    <style:style style:name="T17_6" style:family="text">
      <style:text-properties fo:font-size="10pt" style:font-size-asian="10pt" style:font-size-complex="10pt"/>
    </style:style>
    <style:style style:name="T17_7" style:family="text"/>
    <style:style style:name="T17_8" style:family="text">
      <style:text-properties fo:font-size="10pt" style:font-size-asian="10pt" style:font-size-complex="10pt"/>
    </style:style>
    <style:style style:name="T17_9" style:family="text"/>
    <style:style style:name="T17_10" style:family="text">
      <style:text-properties fo:font-size="10pt" style:font-size-asian="10pt" style:font-size-complex="10pt"/>
    </style:style>
    <style:style style:name="T17_11" style:family="text"/>
    <style:style style:name="T17_12" style:family="text">
      <style:text-properties fo:font-size="10pt" style:font-size-asian="10pt" style:font-size-complex="10pt"/>
    </style:style>
    <style:style style:name="T17_13" style:family="text"/>
    <style:style style:name="T17_14" style:family="text">
      <style:text-properties fo:font-size="10pt" style:font-size-asian="10pt" style:font-size-complex="10pt"/>
    </style:style>
    <style:style style:name="T17_15" style:family="text"/>
    <style:style style:name="T17_16" style:family="text">
      <style:text-properties fo:font-size="10pt" style:font-size-asian="10pt" style:font-size-complex="10pt"/>
    </style:style>
    <style:style style:name="P18" style:family="paragraph" style:parent-style-name="Standard">
      <style:paragraph-properties fo:break-before="auto" fo:margin-top="0cm" style:writing-mode="lr-tb"/>
    </style:style>
    <style:style style:name="T18_1" style:family="text"/>
    <style:style style:name="T18_2" style:family="text">
      <style:text-properties fo:font-size="10pt" style:font-size-asian="10pt" style:font-size-complex="10pt"/>
    </style:style>
    <style:style style:name="T18_3" style:family="text"/>
    <style:style style:name="T18_4" style:family="text">
      <style:text-properties fo:font-size="10pt" style:font-size-asian="10pt" style:font-size-complex="10pt"/>
    </style:style>
    <style:style style:name="T18_5" style:family="text"/>
    <style:style style:name="T18_6" style:family="text">
      <style:text-properties fo:font-size="10pt" style:font-size-asian="10pt" style:font-size-complex="10pt"/>
    </style:style>
    <style:style style:name="T18_7" style:family="text"/>
    <style:style style:name="T18_8" style:family="text">
      <style:text-properties fo:font-size="10pt" style:font-size-asian="10pt" style:font-size-complex="10pt"/>
    </style:style>
    <style:style style:name="T18_9" style:family="text"/>
    <style:style style:name="T18_10" style:family="text">
      <style:text-properties fo:font-size="10pt" style:font-size-asian="10pt" style:font-size-complex="10pt"/>
    </style:style>
    <style:style style:name="T18_11" style:family="text"/>
    <style:style style:name="T18_12" style:family="text">
      <style:text-properties fo:font-size="10pt" style:font-size-asian="10pt" style:font-size-complex="10pt"/>
    </style:style>
    <style:style style:name="T18_13" style:family="text"/>
    <style:style style:name="T18_14" style:family="text">
      <style:text-properties fo:font-size="10pt" style:font-size-asian="10pt" style:font-size-complex="10pt"/>
    </style:style>
    <style:style style:name="T18_15" style:family="text"/>
    <style:style style:name="T18_16" style:family="text">
      <style:text-properties fo:font-size="10pt" style:font-size-asian="10pt" style:font-size-complex="10pt"/>
    </style:style>
    <style:style style:name="T18_17" style:family="text"/>
    <style:style style:name="T18_18" style:family="text">
      <style:text-properties fo:font-size="10pt" style:font-size-asian="10pt" style:font-size-complex="10pt"/>
    </style:style>
    <style:style style:name="T18_19" style:family="text"/>
    <style:style style:name="T18_20" style:family="text">
      <style:text-properties fo:font-size="10pt" style:font-size-asian="10pt" style:font-size-complex="10pt"/>
    </style:style>
    <style:style style:name="T18_21" style:family="text"/>
    <style:style style:name="T18_22" style:family="text">
      <style:text-properties fo:font-size="10pt" style:font-size-asian="10pt" style:font-size-complex="10pt"/>
    </style:style>
    <style:style style:name="T18_23" style:family="text"/>
    <style:style style:name="T18_24" style:family="text">
      <style:text-properties fo:font-size="10pt" style:font-size-asian="10pt" style:font-size-complex="10pt"/>
    </style:style>
    <style:style style:name="T18_25" style:family="text"/>
    <style:style style:name="T18_26" style:family="text">
      <style:text-properties fo:font-size="10pt" style:font-size-asian="10pt" style:font-size-complex="10pt"/>
    </style:style>
    <style:style style:name="T18_27" style:family="text"/>
    <style:style style:name="T18_28" style:family="text">
      <style:text-properties fo:font-size="10pt" style:font-size-asian="10pt" style:font-size-complex="10pt"/>
    </style:style>
    <style:style style:name="T18_29" style:family="text"/>
    <style:style style:name="T18_30" style:family="text">
      <style:text-properties fo:font-size="10pt" style:font-size-asian="10pt" style:font-size-complex="10pt"/>
    </style:style>
    <style:style style:name="T18_31" style:family="text"/>
    <style:style style:name="T18_32" style:family="text">
      <style:text-properties fo:font-size="10pt" style:font-size-asian="10pt" style:font-size-complex="10pt"/>
    </style:style>
    <style:style style:name="T18_33" style:family="text"/>
    <style:style style:name="T18_34" style:family="text">
      <style:text-properties fo:font-size="10pt" style:font-size-asian="10pt" style:font-size-complex="10pt"/>
    </style:style>
    <style:style style:name="T18_35" style:family="text"/>
    <style:style style:name="T18_36" style:family="text">
      <style:text-properties fo:font-size="10pt" style:font-size-asian="10pt" style:font-size-complex="10pt"/>
    </style:style>
    <style:style style:name="T18_37" style:family="text"/>
    <style:style style:name="T18_38" style:family="text">
      <style:text-properties fo:font-size="10pt" style:font-size-asian="10pt" style:font-size-complex="10pt"/>
    </style:style>
    <style:style style:name="T18_39" style:family="text"/>
    <style:style style:name="T18_40" style:family="text">
      <style:text-properties fo:font-size="10pt" style:font-size-asian="10pt" style:font-size-complex="10pt"/>
    </style:style>
    <style:style style:name="T18_41" style:family="text"/>
    <style:style style:name="T18_42" style:family="text">
      <style:text-properties fo:font-size="10pt" style:font-size-asian="10pt" style:font-size-complex="10pt"/>
    </style:style>
    <style:style style:name="T18_43" style:family="text"/>
    <style:style style:name="T18_44" style:family="text">
      <style:text-properties fo:font-size="10pt" style:font-size-asian="10pt" style:font-size-complex="10pt"/>
    </style:style>
    <style:style style:name="T18_45" style:family="text"/>
    <style:style style:name="T18_46" style:family="text">
      <style:text-properties fo:font-size="10pt" style:font-size-asian="10pt" style:font-size-complex="10pt"/>
    </style:style>
    <style:style style:name="T18_47" style:family="text"/>
    <style:style style:name="T18_48" style:family="text">
      <style:text-properties fo:font-size="10pt" style:font-size-asian="10pt" style:font-size-complex="10pt"/>
    </style:style>
    <style:style style:name="T18_49" style:family="text"/>
    <style:style style:name="T18_50" style:family="text">
      <style:text-properties fo:font-size="10pt" style:font-size-asian="10pt" style:font-size-complex="10pt"/>
    </style:style>
    <style:style style:name="T18_51" style:family="text"/>
    <style:style style:name="T18_52" style:family="text">
      <style:text-properties fo:font-size="10pt" style:font-size-asian="10pt" style:font-size-complex="10pt"/>
    </style:style>
    <style:style style:name="T18_53" style:family="text"/>
    <style:style style:name="T18_54" style:family="text">
      <style:text-properties fo:font-size="10pt" style:font-size-asian="10pt" style:font-size-complex="10pt"/>
    </style:style>
    <style:style style:name="T18_55" style:family="text"/>
    <style:style style:name="T18_56" style:family="text">
      <style:text-properties fo:font-size="10pt" style:font-size-asian="10pt" style:font-size-complex="10pt"/>
    </style:style>
    <style:style style:name="P19" style:family="paragraph" style:parent-style-name="Standard">
      <style:paragraph-properties fo:break-before="auto" fo:margin-top="0cm" style:writing-mode="lr-tb"/>
    </style:style>
    <style:style style:name="T19_1" style:family="text"/>
    <style:style style:name="T19_2" style:family="text">
      <style:text-properties fo:font-size="10pt" style:font-size-asian="10pt" style:font-size-complex="10pt"/>
    </style:style>
    <style:style style:name="T19_3" style:family="text"/>
    <style:style style:name="T19_4" style:family="text">
      <style:text-properties fo:font-size="10pt" style:font-size-asian="10pt" style:font-size-complex="10pt"/>
    </style:style>
    <style:style style:name="T19_5" style:family="text"/>
    <style:style style:name="T19_6" style:family="text">
      <style:text-properties fo:font-size="10pt" style:font-size-asian="10pt" style:font-size-complex="10pt"/>
    </style:style>
    <style:style style:name="T19_7" style:family="text"/>
    <style:style style:name="T19_8" style:family="text">
      <style:text-properties fo:font-size="10pt" style:font-size-asian="10pt" style:font-size-complex="10pt"/>
    </style:style>
    <style:style style:name="T19_9" style:family="text"/>
    <style:style style:name="T19_10" style:family="text">
      <style:text-properties fo:font-size="10pt" style:font-size-asian="10pt" style:font-size-complex="10pt"/>
    </style:style>
    <style:style style:name="T19_11" style:family="text"/>
    <style:style style:name="T19_12" style:family="text">
      <style:text-properties fo:font-size="10pt" style:font-size-asian="10pt" style:font-size-complex="10pt"/>
    </style:style>
    <style:style style:name="T19_13" style:family="text"/>
    <style:style style:name="T19_14" style:family="text">
      <style:text-properties fo:font-size="10pt" style:font-size-asian="10pt" style:font-size-complex="10pt"/>
    </style:style>
    <style:style style:name="T19_15" style:family="text"/>
    <style:style style:name="T19_16" style:family="text">
      <style:text-properties fo:font-size="10pt" style:font-size-asian="10pt" style:font-size-complex="10pt"/>
    </style:style>
    <style:style style:name="T19_17" style:family="text"/>
    <style:style style:name="T19_18" style:family="text">
      <style:text-properties fo:font-size="10pt" style:font-size-asian="10pt" style:font-size-complex="10pt"/>
    </style:style>
    <style:style style:name="T19_19" style:family="text"/>
    <style:style style:name="T19_20" style:family="text">
      <style:text-properties fo:font-size="10pt" style:font-size-asian="10pt" style:font-size-complex="10pt"/>
    </style:style>
    <style:style style:name="T19_21" style:family="text"/>
    <style:style style:name="T19_22" style:family="text">
      <style:text-properties fo:font-size="10pt" style:font-size-asian="10pt" style:font-size-complex="10pt"/>
    </style:style>
    <style:style style:name="T19_23" style:family="text"/>
    <style:style style:name="T19_24" style:family="text">
      <style:text-properties fo:font-size="10pt" style:font-size-asian="10pt" style:font-size-complex="10pt"/>
    </style:style>
    <style:style style:name="T19_25" style:family="text"/>
    <style:style style:name="T19_26" style:family="text">
      <style:text-properties fo:font-size="10pt" style:font-size-asian="10pt" style:font-size-complex="10pt"/>
    </style:style>
    <style:style style:name="T19_27" style:family="text"/>
    <style:style style:name="T19_28" style:family="text">
      <style:text-properties fo:font-size="10pt" style:font-size-asian="10pt" style:font-size-complex="10pt"/>
    </style:style>
    <style:style style:name="T19_29" style:family="text"/>
    <style:style style:name="T19_30" style:family="text">
      <style:text-properties fo:font-size="10pt" style:font-size-asian="10pt" style:font-size-complex="10pt"/>
    </style:style>
    <style:style style:name="T19_31" style:family="text"/>
    <style:style style:name="T19_32" style:family="text">
      <style:text-properties fo:font-size="10pt" style:font-size-asian="10pt" style:font-size-complex="10pt"/>
    </style:style>
    <style:style style:name="T19_33" style:family="text"/>
    <style:style style:name="T19_34" style:family="text">
      <style:text-properties fo:font-size="10pt" style:font-size-asian="10pt" style:font-size-complex="10pt"/>
    </style:style>
    <style:style style:name="T19_35" style:family="text"/>
    <style:style style:name="T19_36" style:family="text">
      <style:text-properties fo:font-size="10pt" style:font-size-asian="10pt" style:font-size-complex="10pt"/>
    </style:style>
    <style:style style:name="T19_37" style:family="text"/>
    <style:style style:name="T19_38" style:family="text">
      <style:text-properties fo:font-size="10pt" style:font-size-asian="10pt" style:font-size-complex="10pt"/>
    </style:style>
    <style:style style:name="T19_39" style:family="text"/>
    <style:style style:name="T19_40" style:family="text">
      <style:text-properties fo:font-size="10pt" style:font-size-asian="10pt" style:font-size-complex="10pt"/>
    </style:style>
    <style:style style:name="T19_41" style:family="text"/>
    <style:style style:name="T19_42" style:family="text">
      <style:text-properties fo:font-size="10pt" style:font-size-asian="10pt" style:font-size-complex="10pt"/>
    </style:style>
    <style:style style:name="T19_43" style:family="text"/>
    <style:style style:name="T19_44" style:family="text">
      <style:text-properties fo:font-size="10pt" style:font-size-asian="10pt" style:font-size-complex="10pt"/>
    </style:style>
    <style:style style:name="T19_45" style:family="text"/>
    <style:style style:name="T19_46" style:family="text">
      <style:text-properties fo:font-size="10pt" style:font-size-asian="10pt" style:font-size-complex="10pt"/>
    </style:style>
    <style:style style:name="T19_47" style:family="text"/>
    <style:style style:name="T19_48" style:family="text">
      <style:text-properties fo:font-size="10pt" style:font-size-asian="10pt" style:font-size-complex="10pt"/>
    </style:style>
    <style:style style:name="T19_49" style:family="text"/>
    <style:style style:name="T19_50" style:family="text">
      <style:text-properties fo:font-size="10pt" style:font-size-asian="10pt" style:font-size-complex="10pt"/>
    </style:style>
    <style:style style:name="T19_51" style:family="text"/>
    <style:style style:name="T19_52" style:family="text">
      <style:text-properties fo:font-size="10pt" style:font-size-asian="10pt" style:font-size-complex="10pt"/>
    </style:style>
    <style:style style:name="T19_53" style:family="text"/>
    <style:style style:name="T19_54" style:family="text">
      <style:text-properties fo:font-size="10pt" style:font-size-asian="10pt" style:font-size-complex="10pt"/>
    </style:style>
    <style:style style:name="T19_55" style:family="text"/>
    <style:style style:name="T19_56" style:family="text">
      <style:text-properties fo:font-size="10pt" style:font-size-asian="10pt" style:font-size-complex="10pt"/>
    </style:style>
    <style:style style:name="T19_57" style:family="text"/>
    <style:style style:name="T19_58" style:family="text">
      <style:text-properties fo:font-size="10pt" style:font-size-asian="10pt" style:font-size-complex="10pt"/>
    </style:style>
    <style:style style:name="T19_59" style:family="text"/>
    <style:style style:name="T19_60" style:family="text">
      <style:text-properties fo:font-size="10pt" style:font-size-asian="10pt" style:font-size-complex="10pt"/>
    </style:style>
    <style:style style:name="T19_61" style:family="text"/>
    <style:style style:name="T19_62" style:family="text">
      <style:text-properties fo:font-size="10pt" style:font-size-asian="10pt" style:font-size-complex="10pt"/>
    </style:style>
    <style:style style:name="T19_63" style:family="text"/>
    <style:style style:name="T19_64" style:family="text">
      <style:text-properties fo:font-size="10pt" style:font-size-asian="10pt" style:font-size-complex="10pt"/>
    </style:style>
    <style:style style:name="T19_65" style:family="text"/>
    <style:style style:name="T19_66" style:family="text">
      <style:text-properties fo:font-size="10pt" style:font-size-asian="10pt" style:font-size-complex="10pt"/>
    </style:style>
    <style:style style:name="T19_67" style:family="text"/>
    <style:style style:name="T19_68" style:family="text">
      <style:text-properties fo:font-size="10pt" style:font-size-asian="10pt" style:font-size-complex="10pt"/>
    </style:style>
    <style:style style:name="P20" style:family="paragraph" style:parent-style-name="Standard">
      <style:paragraph-properties fo:break-before="auto" fo:margin-top="0cm" style:writing-mode="lr-tb"/>
    </style:style>
    <style:style style:name="T20_1" style:family="text"/>
    <style:style style:name="T20_2" style:family="text">
      <style:text-properties fo:font-size="10pt" style:font-size-asian="10pt" style:font-size-complex="10pt"/>
    </style:style>
    <style:style style:name="T20_3" style:family="text"/>
    <style:style style:name="T20_4" style:family="text">
      <style:text-properties fo:font-size="10pt" style:font-size-asian="10pt" style:font-size-complex="10pt"/>
    </style:style>
    <style:style style:name="T20_5" style:family="text"/>
    <style:style style:name="T20_6" style:family="text">
      <style:text-properties fo:font-size="10pt" style:font-size-asian="10pt" style:font-size-complex="10pt"/>
    </style:style>
    <style:style style:name="T20_7" style:family="text"/>
    <style:style style:name="T20_8" style:family="text">
      <style:text-properties fo:font-size="10pt" style:font-size-asian="10pt" style:font-size-complex="10pt"/>
    </style:style>
    <style:style style:name="T20_9" style:family="text"/>
    <style:style style:name="T20_10" style:family="text">
      <style:text-properties fo:font-size="10pt" style:font-size-asian="10pt" style:font-size-complex="10pt"/>
    </style:style>
    <style:style style:name="T20_11" style:family="text"/>
    <style:style style:name="T20_12" style:family="text">
      <style:text-properties fo:font-size="10pt" style:font-size-asian="10pt" style:font-size-complex="10pt"/>
    </style:style>
    <style:style style:name="T20_13" style:family="text"/>
    <style:style style:name="T20_14" style:family="text">
      <style:text-properties fo:font-size="10pt" style:font-size-asian="10pt" style:font-size-complex="10pt"/>
    </style:style>
    <style:style style:name="T20_15" style:family="text"/>
    <style:style style:name="T20_16" style:family="text">
      <style:text-properties fo:font-size="10pt" style:font-size-asian="10pt" style:font-size-complex="10pt"/>
    </style:style>
    <style:style style:name="T20_17" style:family="text"/>
    <style:style style:name="T20_18" style:family="text">
      <style:text-properties fo:font-size="10pt" style:font-size-asian="10pt" style:font-size-complex="10pt"/>
    </style:style>
    <style:style style:name="T20_19" style:family="text"/>
    <style:style style:name="T20_20" style:family="text">
      <style:text-properties fo:font-size="10pt" style:font-size-asian="10pt" style:font-size-complex="10pt"/>
    </style:style>
    <style:style style:name="T20_21" style:family="text"/>
    <style:style style:name="T20_22" style:family="text">
      <style:text-properties fo:font-size="10pt" style:font-size-asian="10pt" style:font-size-complex="10pt"/>
    </style:style>
    <style:style style:name="T20_23" style:family="text"/>
    <style:style style:name="T20_24" style:family="text">
      <style:text-properties fo:font-size="10pt" style:font-size-asian="10pt" style:font-size-complex="10pt"/>
    </style:style>
    <style:style style:name="T20_25" style:family="text"/>
    <style:style style:name="T20_26" style:family="text">
      <style:text-properties fo:font-size="10pt" style:font-size-asian="10pt" style:font-size-complex="10pt"/>
    </style:style>
    <style:style style:name="T20_27" style:family="text"/>
    <style:style style:name="T20_28" style:family="text">
      <style:text-properties fo:font-size="10pt" style:font-size-asian="10pt" style:font-size-complex="10pt"/>
    </style:style>
    <style:style style:name="P21" style:family="paragraph" style:parent-style-name="Standard">
      <style:paragraph-properties fo:break-before="auto" fo:margin-top="0cm" style:writing-mode="lr-tb"/>
    </style:style>
    <style:style style:name="T21_1" style:family="text"/>
    <style:style style:name="T21_2" style:family="text">
      <style:text-properties fo:font-size="10pt" style:font-size-asian="10pt" style:font-size-complex="10pt"/>
    </style:style>
    <style:style style:name="T21_3" style:family="text"/>
    <style:style style:name="T21_4" style:family="text">
      <style:text-properties fo:font-size="10pt" style:font-size-asian="10pt" style:font-size-complex="10pt"/>
    </style:style>
    <style:style style:name="T21_5" style:family="text"/>
    <style:style style:name="T21_6" style:family="text">
      <style:text-properties fo:font-size="10pt" style:font-size-asian="10pt" style:font-size-complex="10pt"/>
    </style:style>
    <style:style style:name="T21_7" style:family="text"/>
    <style:style style:name="T21_8" style:family="text">
      <style:text-properties fo:font-size="10pt" style:font-size-asian="10pt" style:font-size-complex="10pt"/>
    </style:style>
    <style:style style:name="T21_9" style:family="text"/>
    <style:style style:name="T21_10" style:family="text">
      <style:text-properties fo:font-size="10pt" style:font-size-asian="10pt" style:font-size-complex="10pt"/>
    </style:style>
    <style:style style:name="T21_11" style:family="text"/>
    <style:style style:name="T21_12" style:family="text">
      <style:text-properties fo:font-size="10pt" style:font-size-asian="10pt" style:font-size-complex="10pt"/>
    </style:style>
    <style:style style:name="T21_13" style:family="text"/>
    <style:style style:name="T21_14" style:family="text">
      <style:text-properties fo:font-size="10pt" style:font-size-asian="10pt" style:font-size-complex="10pt"/>
    </style:style>
    <style:style style:name="T21_15" style:family="text"/>
    <style:style style:name="T21_16" style:family="text">
      <style:text-properties fo:font-size="10pt" style:font-size-asian="10pt" style:font-size-complex="10pt"/>
    </style:style>
    <style:style style:name="T21_17" style:family="text"/>
    <style:style style:name="T21_18" style:family="text">
      <style:text-properties fo:font-size="10pt" style:font-size-asian="10pt" style:font-size-complex="10pt"/>
    </style:style>
    <style:style style:name="T21_19" style:family="text"/>
    <style:style style:name="T21_20" style:family="text">
      <style:text-properties fo:font-size="10pt" style:font-size-asian="10pt" style:font-size-complex="10pt"/>
    </style:style>
    <style:style style:name="T21_21" style:family="text"/>
    <style:style style:name="T21_22" style:family="text">
      <style:text-properties fo:font-size="10pt" style:font-size-asian="10pt" style:font-size-complex="10pt"/>
    </style:style>
    <style:style style:name="T21_23" style:family="text"/>
    <style:style style:name="T21_24" style:family="text">
      <style:text-properties fo:font-size="10pt" style:font-size-asian="10pt" style:font-size-complex="10pt"/>
    </style:style>
    <style:style style:name="T21_25" style:family="text"/>
    <style:style style:name="T21_26" style:family="text">
      <style:text-properties fo:font-size="10pt" style:font-size-asian="10pt" style:font-size-complex="10pt"/>
    </style:style>
    <style:style style:name="T21_27" style:family="text"/>
    <style:style style:name="T21_28" style:family="text">
      <style:text-properties fo:font-size="10pt" style:font-size-asian="10pt" style:font-size-complex="10pt"/>
    </style:style>
    <style:style style:name="T21_29" style:family="text"/>
    <style:style style:name="T21_30" style:family="text">
      <style:text-properties fo:font-size="10pt" style:font-size-asian="10pt" style:font-size-complex="10pt"/>
    </style:style>
    <style:style style:name="T21_31" style:family="text"/>
    <style:style style:name="T21_32" style:family="text">
      <style:text-properties fo:font-size="10pt" style:font-size-asian="10pt" style:font-size-complex="10pt"/>
    </style:style>
    <style:style style:name="T21_33" style:family="text"/>
    <style:style style:name="T21_34" style:family="text">
      <style:text-properties fo:font-size="10pt" style:font-size-asian="10pt" style:font-size-complex="10pt"/>
    </style:style>
    <style:style style:name="T21_35" style:family="text"/>
    <style:style style:name="T21_36" style:family="text">
      <style:text-properties fo:font-size="10pt" style:font-size-asian="10pt" style:font-size-complex="10pt"/>
    </style:style>
    <style:style style:name="T21_37" style:family="text"/>
    <style:style style:name="T21_38" style:family="text">
      <style:text-properties fo:font-size="10pt" style:font-size-asian="10pt" style:font-size-complex="10pt"/>
    </style:style>
    <style:style style:name="T21_39" style:family="text"/>
    <style:style style:name="T21_40" style:family="text">
      <style:text-properties fo:font-size="10pt" style:font-size-asian="10pt" style:font-size-complex="10pt"/>
    </style:style>
    <style:style style:name="T21_41" style:family="text"/>
    <style:style style:name="T21_42" style:family="text">
      <style:text-properties fo:font-size="10pt" style:font-size-asian="10pt" style:font-size-complex="10pt"/>
    </style:style>
    <style:style style:name="T21_43" style:family="text"/>
    <style:style style:name="T21_44" style:family="text">
      <style:text-properties fo:font-size="10pt" style:font-size-asian="10pt" style:font-size-complex="10pt"/>
    </style:style>
    <style:style style:name="T21_45" style:family="text"/>
    <style:style style:name="T21_46" style:family="text">
      <style:text-properties fo:font-size="10pt" style:font-size-asian="10pt" style:font-size-complex="10pt"/>
    </style:style>
    <style:style style:name="T21_47" style:family="text"/>
    <style:style style:name="T21_48" style:family="text">
      <style:text-properties fo:font-size="10pt" style:font-size-asian="10pt" style:font-size-complex="10pt"/>
    </style:style>
    <style:style style:name="P22" style:family="paragraph" style:parent-style-name="Standard">
      <style:paragraph-properties fo:break-before="auto" fo:margin-top="0cm" style:writing-mode="lr-tb"/>
    </style:style>
    <style:style style:name="T22_1" style:family="text"/>
    <style:style style:name="T22_2" style:family="text">
      <style:text-properties fo:font-size="10pt" style:font-size-asian="10pt" style:font-size-complex="10pt"/>
    </style:style>
    <style:style style:name="T22_3" style:family="text"/>
    <style:style style:name="T22_4" style:family="text">
      <style:text-properties fo:font-size="10pt" style:font-size-asian="10pt" style:font-size-complex="10pt"/>
    </style:style>
    <style:style style:name="T22_5" style:family="text"/>
    <style:style style:name="T22_6" style:family="text">
      <style:text-properties fo:font-size="10pt" style:font-size-asian="10pt" style:font-size-complex="10pt"/>
    </style:style>
    <style:style style:name="T22_7" style:family="text"/>
    <style:style style:name="T22_8" style:family="text">
      <style:text-properties fo:font-size="10pt" style:font-size-asian="10pt" style:font-size-complex="10pt"/>
    </style:style>
    <style:style style:name="T22_9" style:family="text"/>
    <style:style style:name="T22_10" style:family="text">
      <style:text-properties fo:font-size="10pt" style:font-size-asian="10pt" style:font-size-complex="10pt"/>
    </style:style>
    <style:style style:name="T22_11" style:family="text"/>
    <style:style style:name="T22_12" style:family="text">
      <style:text-properties fo:font-size="10pt" style:font-size-asian="10pt" style:font-size-complex="10pt"/>
    </style:style>
    <style:style style:name="T22_13" style:family="text"/>
    <style:style style:name="T22_14" style:family="text">
      <style:text-properties fo:font-size="10pt" style:font-size-asian="10pt" style:font-size-complex="10pt"/>
    </style:style>
    <style:style style:name="T22_15" style:family="text"/>
    <style:style style:name="T22_16" style:family="text">
      <style:text-properties fo:font-size="10pt" style:font-size-asian="10pt" style:font-size-complex="10pt"/>
    </style:style>
    <style:style style:name="T22_17" style:family="text"/>
    <style:style style:name="T22_18" style:family="text">
      <style:text-properties fo:font-size="10pt" style:font-size-asian="10pt" style:font-size-complex="10pt"/>
    </style:style>
    <style:style style:name="T22_19" style:family="text"/>
    <style:style style:name="T22_20" style:family="text">
      <style:text-properties fo:font-size="10pt" style:font-size-asian="10pt" style:font-size-complex="10pt"/>
    </style:style>
    <style:style style:name="T22_21" style:family="text"/>
    <style:style style:name="T22_22" style:family="text">
      <style:text-properties fo:font-size="10pt" style:font-size-asian="10pt" style:font-size-complex="10pt"/>
    </style:style>
    <style:style style:name="T22_23" style:family="text"/>
    <style:style style:name="T22_24" style:family="text">
      <style:text-properties fo:font-size="10pt" style:font-size-asian="10pt" style:font-size-complex="10pt"/>
    </style:style>
    <style:style style:name="T22_25" style:family="text"/>
    <style:style style:name="T22_26" style:family="text">
      <style:text-properties fo:font-size="10pt" style:font-size-asian="10pt" style:font-size-complex="10pt"/>
    </style:style>
    <style:style style:name="T22_27" style:family="text"/>
    <style:style style:name="T22_28" style:family="text">
      <style:text-properties fo:font-size="10pt" style:font-size-asian="10pt" style:font-size-complex="10pt"/>
    </style:style>
    <style:style style:name="P23" style:family="paragraph" style:parent-style-name="Standard">
      <style:paragraph-properties fo:break-before="auto" fo:margin-top="0cm" style:writing-mode="lr-tb"/>
    </style:style>
    <style:style style:name="T23_1" style:family="text"/>
    <style:style style:name="T23_2" style:family="text">
      <style:text-properties fo:font-size="10pt" style:font-size-asian="10pt" style:font-size-complex="10pt"/>
    </style:style>
    <style:style style:name="T23_3" style:family="text"/>
    <style:style style:name="T23_4" style:family="text">
      <style:text-properties fo:font-size="10pt" style:font-size-asian="10pt" style:font-size-complex="10pt"/>
    </style:style>
    <style:style style:name="T23_5" style:family="text"/>
    <style:style style:name="T23_6" style:family="text">
      <style:text-properties fo:font-size="10pt" style:font-size-asian="10pt" style:font-size-complex="10pt"/>
    </style:style>
    <style:style style:name="T23_7" style:family="text"/>
    <style:style style:name="T23_8" style:family="text">
      <style:text-properties fo:font-size="10pt" style:font-size-asian="10pt" style:font-size-complex="10pt"/>
    </style:style>
    <style:style style:name="T23_9" style:family="text"/>
    <style:style style:name="T23_10" style:family="text">
      <style:text-properties fo:font-size="10pt" style:font-size-asian="10pt" style:font-size-complex="10pt"/>
    </style:style>
    <style:style style:name="T23_11" style:family="text"/>
    <style:style style:name="T23_12" style:family="text">
      <style:text-properties fo:font-size="10pt" style:font-size-asian="10pt" style:font-size-complex="10pt"/>
    </style:style>
    <style:style style:name="T23_13" style:family="text"/>
    <style:style style:name="T23_14" style:family="text">
      <style:text-properties fo:font-size="10pt" style:font-size-asian="10pt" style:font-size-complex="10pt"/>
    </style:style>
    <style:style style:name="T23_15" style:family="text"/>
    <style:style style:name="T23_16" style:family="text">
      <style:text-properties fo:font-size="10pt" style:font-size-asian="10pt" style:font-size-complex="10pt"/>
    </style:style>
    <style:style style:name="T23_17" style:family="text"/>
    <style:style style:name="T23_18" style:family="text">
      <style:text-properties fo:font-size="10pt" style:font-size-asian="10pt" style:font-size-complex="10pt"/>
    </style:style>
    <style:style style:name="T23_19" style:family="text"/>
    <style:style style:name="T23_20" style:family="text">
      <style:text-properties fo:font-size="10pt" style:font-size-asian="10pt" style:font-size-complex="10pt"/>
    </style:style>
    <style:style style:name="T23_21" style:family="text"/>
    <style:style style:name="T23_22" style:family="text">
      <style:text-properties fo:font-size="10pt" style:font-size-asian="10pt" style:font-size-complex="10pt"/>
    </style:style>
    <style:style style:name="T23_23" style:family="text"/>
    <style:style style:name="T23_24" style:family="text">
      <style:text-properties fo:font-size="10pt" style:font-size-asian="10pt" style:font-size-complex="10pt"/>
    </style:style>
    <style:style style:name="P24" style:family="paragraph" style:parent-style-name="Standard">
      <style:paragraph-properties fo:break-before="auto" fo:margin-top="0cm" style:writing-mode="lr-tb"/>
    </style:style>
    <style:style style:name="T24_1" style:family="text"/>
    <style:style style:name="T24_2" style:family="text">
      <style:text-properties fo:font-size="10pt" style:font-size-asian="10pt" style:font-size-complex="10pt"/>
    </style:style>
    <style:style style:name="T24_3" style:family="text"/>
    <style:style style:name="T24_4" style:family="text">
      <style:text-properties fo:font-size="10pt" style:font-size-asian="10pt" style:font-size-complex="10pt"/>
    </style:style>
    <style:style style:name="T24_5" style:family="text"/>
    <style:style style:name="T24_6" style:family="text">
      <style:text-properties fo:font-size="10pt" style:font-size-asian="10pt" style:font-size-complex="10pt"/>
    </style:style>
    <style:style style:name="T24_7" style:family="text"/>
    <style:style style:name="T24_8" style:family="text">
      <style:text-properties fo:font-size="10pt" style:font-size-asian="10pt" style:font-size-complex="10pt"/>
    </style:style>
    <style:style style:name="T24_9" style:family="text"/>
    <style:style style:name="T24_10" style:family="text">
      <style:text-properties fo:font-size="10pt" style:font-size-asian="10pt" style:font-size-complex="10pt"/>
    </style:style>
    <style:style style:name="T24_11" style:family="text"/>
    <style:style style:name="T24_12" style:family="text">
      <style:text-properties fo:font-size="10pt" style:font-size-asian="10pt" style:font-size-complex="10pt"/>
    </style:style>
    <style:style style:name="T24_13" style:family="text"/>
    <style:style style:name="T24_14" style:family="text">
      <style:text-properties fo:font-size="10pt" style:font-size-asian="10pt" style:font-size-complex="10pt"/>
    </style:style>
    <style:style style:name="T24_15" style:family="text"/>
    <style:style style:name="T24_16" style:family="text">
      <style:text-properties fo:font-size="10pt" style:font-size-asian="10pt" style:font-size-complex="10pt"/>
    </style:style>
    <style:style style:name="T24_17" style:family="text"/>
    <style:style style:name="T24_18" style:family="text">
      <style:text-properties fo:font-size="10pt" style:font-size-asian="10pt" style:font-size-complex="10pt"/>
    </style:style>
    <style:style style:name="T24_19" style:family="text"/>
    <style:style style:name="T24_20" style:family="text">
      <style:text-properties fo:font-size="10pt" style:font-size-asian="10pt" style:font-size-complex="10pt"/>
    </style:style>
    <style:style style:name="T24_21" style:family="text"/>
    <style:style style:name="T24_22" style:family="text">
      <style:text-properties fo:font-size="10pt" style:font-size-asian="10pt" style:font-size-complex="10pt"/>
    </style:style>
    <style:style style:name="T24_23" style:family="text"/>
    <style:style style:name="T24_24" style:family="text">
      <style:text-properties fo:font-size="10pt" style:font-size-asian="10pt" style:font-size-complex="10pt"/>
    </style:style>
    <style:style style:name="T24_25" style:family="text"/>
    <style:style style:name="T24_26" style:family="text">
      <style:text-properties fo:font-size="10pt" style:font-size-asian="10pt" style:font-size-complex="10pt"/>
    </style:style>
    <style:style style:name="T24_27" style:family="text"/>
    <style:style style:name="T24_28" style:family="text">
      <style:text-properties fo:font-size="10pt" style:font-size-asian="10pt" style:font-size-complex="10pt"/>
    </style:style>
    <style:style style:name="T24_29" style:family="text"/>
    <style:style style:name="T24_30" style:family="text">
      <style:text-properties fo:font-size="10pt" style:font-size-asian="10pt" style:font-size-complex="10pt"/>
    </style:style>
    <style:style style:name="T24_31" style:family="text"/>
    <style:style style:name="T24_32" style:family="text">
      <style:text-properties fo:font-size="10pt" style:font-size-asian="10pt" style:font-size-complex="10pt"/>
    </style:style>
    <style:style style:name="T24_33" style:family="text"/>
    <style:style style:name="T24_34" style:family="text">
      <style:text-properties fo:font-size="10pt" style:font-size-asian="10pt" style:font-size-complex="10pt"/>
    </style:style>
    <style:style style:name="T24_35" style:family="text"/>
    <style:style style:name="T24_36" style:family="text">
      <style:text-properties fo:font-size="10pt" style:font-size-asian="10pt" style:font-size-complex="10pt"/>
    </style:style>
    <style:style style:name="P25" style:family="paragraph" style:parent-style-name="Standard">
      <style:paragraph-properties fo:break-before="auto" fo:margin-top="0cm" style:writing-mode="lr-tb"/>
    </style:style>
    <style:style style:name="T25_1" style:family="text"/>
    <style:style style:name="T25_2" style:family="text">
      <style:text-properties fo:font-size="10pt" style:font-size-asian="10pt" style:font-size-complex="10pt"/>
    </style:style>
    <style:style style:name="T25_3" style:family="text"/>
    <style:style style:name="T25_4" style:family="text">
      <style:text-properties fo:font-size="10pt" style:font-size-asian="10pt" style:font-size-complex="10pt"/>
    </style:style>
    <style:style style:name="T25_5" style:family="text"/>
    <style:style style:name="T25_6" style:family="text">
      <style:text-properties fo:font-size="10pt" style:font-size-asian="10pt" style:font-size-complex="10pt"/>
    </style:style>
    <style:style style:name="T25_7" style:family="text"/>
    <style:style style:name="T25_8" style:family="text">
      <style:text-properties fo:font-size="10pt" style:font-size-asian="10pt" style:font-size-complex="10pt"/>
    </style:style>
    <style:style style:name="T25_9" style:family="text"/>
    <style:style style:name="T25_10" style:family="text">
      <style:text-properties fo:font-size="10pt" style:font-size-asian="10pt" style:font-size-complex="10pt"/>
    </style:style>
    <style:style style:name="T25_11" style:family="text"/>
    <style:style style:name="T25_12" style:family="text">
      <style:text-properties fo:font-size="10pt" style:font-size-asian="10pt" style:font-size-complex="10pt"/>
    </style:style>
    <style:style style:name="T25_13" style:family="text"/>
    <style:style style:name="T25_14" style:family="text">
      <style:text-properties fo:font-size="10pt" style:font-size-asian="10pt" style:font-size-complex="10pt"/>
    </style:style>
    <style:style style:name="T25_15" style:family="text"/>
    <style:style style:name="T25_16" style:family="text">
      <style:text-properties fo:font-size="10pt" style:font-size-asian="10pt" style:font-size-complex="10pt"/>
    </style:style>
    <style:style style:name="T25_17" style:family="text"/>
    <style:style style:name="T25_18" style:family="text">
      <style:text-properties fo:font-size="10pt" style:font-size-asian="10pt" style:font-size-complex="10pt"/>
    </style:style>
    <style:style style:name="T25_19" style:family="text"/>
    <style:style style:name="T25_20" style:family="text">
      <style:text-properties fo:font-size="10pt" style:font-size-asian="10pt" style:font-size-complex="10pt"/>
    </style:style>
    <style:style style:name="T25_21" style:family="text"/>
    <style:style style:name="T25_22" style:family="text">
      <style:text-properties fo:font-size="10pt" style:font-size-asian="10pt" style:font-size-complex="10pt"/>
    </style:style>
    <style:style style:name="T25_23" style:family="text"/>
    <style:style style:name="T25_24" style:family="text">
      <style:text-properties fo:font-size="10pt" style:font-size-asian="10pt" style:font-size-complex="10pt"/>
    </style:style>
    <style:style style:name="P26" style:family="paragraph" style:parent-style-name="Standard">
      <style:paragraph-properties fo:break-before="auto" fo:margin-top="0cm" style:writing-mode="lr-tb"/>
    </style:style>
    <style:style style:name="T26_1" style:family="text"/>
    <style:style style:name="T26_2" style:family="text">
      <style:text-properties fo:font-size="10pt" style:font-size-asian="10pt" style:font-size-complex="10pt"/>
    </style:style>
    <style:style style:name="T26_3" style:family="text"/>
    <style:style style:name="T26_4" style:family="text">
      <style:text-properties fo:font-size="10pt" style:font-size-asian="10pt" style:font-size-complex="10pt"/>
    </style:style>
    <style:style style:name="T26_5" style:family="text"/>
    <style:style style:name="T26_6" style:family="text">
      <style:text-properties fo:font-size="10pt" style:font-size-asian="10pt" style:font-size-complex="10pt"/>
    </style:style>
    <style:style style:name="T26_7" style:family="text"/>
    <style:style style:name="T26_8" style:family="text">
      <style:text-properties fo:font-size="10pt" style:font-size-asian="10pt" style:font-size-complex="10pt"/>
    </style:style>
    <style:style style:name="T26_9" style:family="text"/>
    <style:style style:name="T26_10" style:family="text">
      <style:text-properties fo:font-size="10pt" style:font-size-asian="10pt" style:font-size-complex="10pt"/>
    </style:style>
    <style:style style:name="T26_11" style:family="text"/>
    <style:style style:name="T26_12" style:family="text">
      <style:text-properties fo:font-size="10pt" style:font-size-asian="10pt" style:font-size-complex="10pt"/>
    </style:style>
    <style:style style:name="T26_13" style:family="text"/>
    <style:style style:name="T26_14" style:family="text">
      <style:text-properties fo:font-size="10pt" style:font-size-asian="10pt" style:font-size-complex="10pt"/>
    </style:style>
    <style:style style:name="T26_15" style:family="text"/>
    <style:style style:name="T26_16" style:family="text">
      <style:text-properties fo:font-size="10pt" style:font-size-asian="10pt" style:font-size-complex="10pt"/>
    </style:style>
    <style:style style:name="T26_17" style:family="text"/>
    <style:style style:name="T26_18" style:family="text">
      <style:text-properties fo:font-size="10pt" style:font-size-asian="10pt" style:font-size-complex="10pt"/>
    </style:style>
    <style:style style:name="T26_19" style:family="text"/>
    <style:style style:name="T26_20" style:family="text">
      <style:text-properties fo:font-size="10pt" style:font-size-asian="10pt" style:font-size-complex="10pt"/>
    </style:style>
    <style:style style:name="T26_21" style:family="text"/>
    <style:style style:name="T26_22" style:family="text">
      <style:text-properties fo:font-size="10pt" style:font-size-asian="10pt" style:font-size-complex="10pt"/>
    </style:style>
    <style:style style:name="T26_23" style:family="text"/>
    <style:style style:name="T26_24" style:family="text">
      <style:text-properties fo:font-size="10pt" style:font-size-asian="10pt" style:font-size-complex="10pt"/>
    </style:style>
    <style:style style:name="T26_25" style:family="text"/>
    <style:style style:name="T26_26" style:family="text">
      <style:text-properties fo:font-size="10pt" style:font-size-asian="10pt" style:font-size-complex="10pt"/>
    </style:style>
    <style:style style:name="T26_27" style:family="text"/>
    <style:style style:name="T26_28" style:family="text">
      <style:text-properties fo:font-size="10pt" style:font-size-asian="10pt" style:font-size-complex="10pt"/>
    </style:style>
    <style:style style:name="T26_29" style:family="text"/>
    <style:style style:name="T26_30" style:family="text">
      <style:text-properties fo:font-size="10pt" style:font-size-asian="10pt" style:font-size-complex="10pt"/>
    </style:style>
    <style:style style:name="T26_31" style:family="text"/>
    <style:style style:name="T26_32" style:family="text">
      <style:text-properties fo:font-size="10pt" style:font-size-asian="10pt" style:font-size-complex="10pt"/>
    </style:style>
    <style:style style:name="P27" style:family="paragraph" style:parent-style-name="Standard">
      <style:paragraph-properties fo:break-before="auto" fo:margin-top="0cm" style:writing-mode="lr-tb"/>
    </style:style>
    <style:style style:name="T27_1" style:family="text"/>
    <style:style style:name="T27_2" style:family="text">
      <style:text-properties fo:font-size="10pt" style:font-size-asian="10pt" style:font-size-complex="10pt"/>
    </style:style>
    <style:style style:name="T27_3" style:family="text"/>
    <style:style style:name="T27_4" style:family="text">
      <style:text-properties fo:font-size="10pt" style:font-size-asian="10pt" style:font-size-complex="10pt"/>
    </style:style>
    <style:style style:name="T27_5" style:family="text"/>
    <style:style style:name="T27_6" style:family="text">
      <style:text-properties fo:font-size="10pt" style:font-size-asian="10pt" style:font-size-complex="10pt"/>
    </style:style>
    <style:style style:name="T27_7" style:family="text"/>
    <style:style style:name="T27_8" style:family="text">
      <style:text-properties fo:font-size="10pt" style:font-size-asian="10pt" style:font-size-complex="10pt"/>
    </style:style>
    <style:style style:name="T27_9" style:family="text"/>
    <style:style style:name="T27_10" style:family="text">
      <style:text-properties fo:font-size="10pt" style:font-size-asian="10pt" style:font-size-complex="10pt"/>
    </style:style>
    <style:style style:name="T27_11" style:family="text"/>
    <style:style style:name="T27_12" style:family="text">
      <style:text-properties fo:font-size="10pt" style:font-size-asian="10pt" style:font-size-complex="10pt"/>
    </style:style>
    <style:style style:name="T27_13" style:family="text"/>
    <style:style style:name="T27_14" style:family="text">
      <style:text-properties fo:font-size="10pt" style:font-size-asian="10pt" style:font-size-complex="10pt"/>
    </style:style>
    <style:style style:name="T27_15" style:family="text"/>
    <style:style style:name="T27_16" style:family="text">
      <style:text-properties fo:font-size="10pt" style:font-size-asian="10pt" style:font-size-complex="10pt"/>
    </style:style>
    <style:style style:name="T27_17" style:family="text"/>
    <style:style style:name="T27_18" style:family="text">
      <style:text-properties fo:font-size="10pt" style:font-size-asian="10pt" style:font-size-complex="10pt"/>
    </style:style>
    <style:style style:name="T27_19" style:family="text"/>
    <style:style style:name="T27_20" style:family="text">
      <style:text-properties fo:font-size="10pt" style:font-size-asian="10pt" style:font-size-complex="10pt"/>
    </style:style>
    <style:style style:name="P28" style:family="paragraph" style:parent-style-name="Standard">
      <style:paragraph-properties fo:break-before="auto" fo:margin-top="0cm" style:writing-mode="lr-tb"/>
    </style:style>
    <style:style style:name="T28_1" style:family="text"/>
    <style:style style:name="T28_2" style:family="text">
      <style:text-properties fo:font-size="10pt" style:font-size-asian="10pt" style:font-size-complex="10pt"/>
    </style:style>
    <style:style style:name="T28_3" style:family="text"/>
    <style:style style:name="T28_4" style:family="text">
      <style:text-properties fo:font-size="10pt" style:font-size-asian="10pt" style:font-size-complex="10pt"/>
    </style:style>
    <style:style style:name="T28_5" style:family="text"/>
    <style:style style:name="T28_6" style:family="text">
      <style:text-properties fo:font-size="10pt" style:font-size-asian="10pt" style:font-size-complex="10pt"/>
    </style:style>
    <style:style style:name="T28_7" style:family="text"/>
    <style:style style:name="T28_8" style:family="text">
      <style:text-properties fo:font-size="10pt" style:font-size-asian="10pt" style:font-size-complex="10pt"/>
    </style:style>
    <style:style style:name="T28_9" style:family="text"/>
    <style:style style:name="T28_10" style:family="text">
      <style:text-properties fo:font-size="10pt" style:font-size-asian="10pt" style:font-size-complex="10pt"/>
    </style:style>
    <style:style style:name="T28_11" style:family="text"/>
    <style:style style:name="T28_12" style:family="text">
      <style:text-properties fo:font-size="10pt" style:font-size-asian="10pt" style:font-size-complex="10pt"/>
    </style:style>
    <style:style style:name="T28_13" style:family="text"/>
    <style:style style:name="T28_14" style:family="text">
      <style:text-properties fo:font-size="10pt" style:font-size-asian="10pt" style:font-size-complex="10pt"/>
    </style:style>
    <style:style style:name="T28_15" style:family="text"/>
    <style:style style:name="T28_16" style:family="text">
      <style:text-properties fo:font-size="10pt" style:font-size-asian="10pt" style:font-size-complex="10pt"/>
    </style:style>
    <style:style style:name="T28_17" style:family="text"/>
    <style:style style:name="T28_18" style:family="text">
      <style:text-properties fo:font-size="10pt" style:font-size-asian="10pt" style:font-size-complex="10pt"/>
    </style:style>
    <style:style style:name="T28_19" style:family="text"/>
    <style:style style:name="T28_20" style:family="text">
      <style:text-properties fo:font-size="10pt" style:font-size-asian="10pt" style:font-size-complex="10pt"/>
    </style:style>
    <style:style style:name="T28_21" style:family="text"/>
    <style:style style:name="T28_22" style:family="text">
      <style:text-properties fo:font-size="10pt" style:font-size-asian="10pt" style:font-size-complex="10pt"/>
    </style:style>
    <style:style style:name="T28_23" style:family="text"/>
    <style:style style:name="T28_24" style:family="text">
      <style:text-properties fo:font-size="10pt" style:font-size-asian="10pt" style:font-size-complex="10pt"/>
    </style:style>
    <style:style style:name="P29" style:family="paragraph" style:parent-style-name="Standard">
      <style:paragraph-properties fo:break-before="auto" fo:margin-top="0cm" style:writing-mode="lr-tb"/>
    </style:style>
    <style:style style:name="T29_1" style:family="text"/>
    <style:style style:name="T29_2" style:family="text">
      <style:text-properties fo:font-size="10pt" style:font-size-asian="10pt" style:font-size-complex="10pt"/>
    </style:style>
    <style:style style:name="T29_3" style:family="text"/>
    <style:style style:name="T29_4" style:family="text">
      <style:text-properties fo:font-size="10pt" style:font-size-asian="10pt" style:font-size-complex="10pt"/>
    </style:style>
    <style:style style:name="T29_5" style:family="text"/>
    <style:style style:name="T29_6" style:family="text">
      <style:text-properties fo:font-size="10pt" style:font-size-asian="10pt" style:font-size-complex="10pt"/>
    </style:style>
    <style:style style:name="T29_7" style:family="text"/>
    <style:style style:name="T29_8" style:family="text">
      <style:text-properties fo:font-size="10pt" style:font-size-asian="10pt" style:font-size-complex="10pt"/>
    </style:style>
    <style:style style:name="T29_9" style:family="text"/>
    <style:style style:name="T29_10" style:family="text">
      <style:text-properties fo:font-size="10pt" style:font-size-asian="10pt" style:font-size-complex="10pt"/>
    </style:style>
    <style:style style:name="T29_11" style:family="text"/>
    <style:style style:name="T29_12" style:family="text">
      <style:text-properties fo:font-size="10pt" style:font-size-asian="10pt" style:font-size-complex="10pt"/>
    </style:style>
    <style:style style:name="T29_13" style:family="text"/>
    <style:style style:name="T29_14" style:family="text">
      <style:text-properties fo:font-size="10pt" style:font-size-asian="10pt" style:font-size-complex="10pt"/>
    </style:style>
    <style:style style:name="T29_15" style:family="text"/>
    <style:style style:name="T29_16" style:family="text">
      <style:text-properties fo:font-size="10pt" style:font-size-asian="10pt" style:font-size-complex="10pt"/>
    </style:style>
    <style:style style:name="T29_17" style:family="text"/>
    <style:style style:name="T29_18" style:family="text">
      <style:text-properties fo:font-size="10pt" style:font-size-asian="10pt" style:font-size-complex="10pt"/>
    </style:style>
    <style:style style:name="T29_19" style:family="text"/>
    <style:style style:name="T29_20" style:family="text">
      <style:text-properties fo:font-size="10pt" style:font-size-asian="10pt" style:font-size-complex="10pt"/>
    </style:style>
    <style:style style:name="P30" style:family="paragraph" style:parent-style-name="Standard">
      <style:paragraph-properties fo:break-before="auto" fo:margin-top="0cm" style:writing-mode="lr-tb"/>
    </style:style>
    <style:style style:name="T30_1" style:family="text"/>
    <style:style style:name="T30_2" style:family="text">
      <style:text-properties fo:font-size="10pt" style:font-size-asian="10pt" style:font-size-complex="10pt"/>
    </style:style>
    <style:style style:name="T30_3" style:family="text"/>
    <style:style style:name="T30_4" style:family="text">
      <style:text-properties fo:font-size="10pt" style:font-size-asian="10pt" style:font-size-complex="10pt"/>
    </style:style>
    <style:style style:name="T30_5" style:family="text"/>
    <style:style style:name="T30_6" style:family="text">
      <style:text-properties fo:font-size="10pt" style:font-size-asian="10pt" style:font-size-complex="10pt"/>
    </style:style>
    <style:style style:name="T30_7" style:family="text"/>
    <style:style style:name="T30_8" style:family="text">
      <style:text-properties fo:font-size="10pt" style:font-size-asian="10pt" style:font-size-complex="10pt"/>
    </style:style>
    <style:style style:name="T30_9" style:family="text"/>
    <style:style style:name="T30_10" style:family="text">
      <style:text-properties fo:font-size="10pt" style:font-size-asian="10pt" style:font-size-complex="10pt"/>
    </style:style>
    <style:style style:name="T30_11" style:family="text"/>
    <style:style style:name="T30_12" style:family="text">
      <style:text-properties fo:font-size="10pt" style:font-size-asian="10pt" style:font-size-complex="10pt"/>
    </style:style>
    <style:style style:name="T30_13" style:family="text"/>
    <style:style style:name="T30_14" style:family="text">
      <style:text-properties fo:font-size="10pt" style:font-size-asian="10pt" style:font-size-complex="10pt"/>
    </style:style>
    <style:style style:name="T30_15" style:family="text"/>
    <style:style style:name="T30_16" style:family="text">
      <style:text-properties fo:font-size="10pt" style:font-size-asian="10pt" style:font-size-complex="10pt"/>
    </style:style>
    <style:style style:name="T30_17" style:family="text"/>
    <style:style style:name="T30_18" style:family="text">
      <style:text-properties fo:font-size="10pt" style:font-size-asian="10pt" style:font-size-complex="10pt"/>
    </style:style>
    <style:style style:name="T30_19" style:family="text"/>
    <style:style style:name="T30_20" style:family="text">
      <style:text-properties fo:font-size="10pt" style:font-size-asian="10pt" style:font-size-complex="10pt"/>
    </style:style>
    <style:style style:name="T30_21" style:family="text"/>
    <style:style style:name="T30_22" style:family="text">
      <style:text-properties fo:font-size="10pt" style:font-size-asian="10pt" style:font-size-complex="10pt"/>
    </style:style>
    <style:style style:name="T30_23" style:family="text"/>
    <style:style style:name="T30_24" style:family="text">
      <style:text-properties fo:font-size="10pt" style:font-size-asian="10pt" style:font-size-complex="10pt"/>
    </style:style>
    <style:style style:name="T30_25" style:family="text"/>
    <style:style style:name="T30_26" style:family="text">
      <style:text-properties fo:font-size="10pt" style:font-size-asian="10pt" style:font-size-complex="10pt"/>
    </style:style>
    <style:style style:name="T30_27" style:family="text"/>
    <style:style style:name="T30_28" style:family="text">
      <style:text-properties fo:font-size="10pt" style:font-size-asian="10pt" style:font-size-complex="10pt"/>
    </style:style>
    <style:style style:name="T30_29" style:family="text"/>
    <style:style style:name="T30_30" style:family="text">
      <style:text-properties fo:font-size="10pt" style:font-size-asian="10pt" style:font-size-complex="10pt"/>
    </style:style>
    <style:style style:name="T30_31" style:family="text"/>
    <style:style style:name="T30_32" style:family="text">
      <style:text-properties fo:font-size="10pt" style:font-size-asian="10pt" style:font-size-complex="10pt"/>
    </style:style>
    <style:style style:name="T30_33" style:family="text"/>
    <style:style style:name="T30_34" style:family="text">
      <style:text-properties fo:font-size="10pt" style:font-size-asian="10pt" style:font-size-complex="10pt"/>
    </style:style>
    <style:style style:name="T30_35" style:family="text"/>
    <style:style style:name="T30_36" style:family="text">
      <style:text-properties fo:font-size="10pt" style:font-size-asian="10pt" style:font-size-complex="10pt"/>
    </style:style>
    <style:style style:name="T30_37" style:family="text"/>
    <style:style style:name="T30_38" style:family="text">
      <style:text-properties fo:font-size="10pt" style:font-size-asian="10pt" style:font-size-complex="10pt"/>
    </style:style>
    <style:style style:name="T30_39" style:family="text"/>
    <style:style style:name="T30_40" style:family="text">
      <style:text-properties fo:font-size="10pt" style:font-size-asian="10pt" style:font-size-complex="10pt"/>
    </style:style>
    <style:style style:name="T30_41" style:family="text"/>
    <style:style style:name="T30_42" style:family="text">
      <style:text-properties fo:font-size="10pt" style:font-size-asian="10pt" style:font-size-complex="10pt"/>
    </style:style>
    <style:style style:name="T30_43" style:family="text"/>
    <style:style style:name="T30_44" style:family="text">
      <style:text-properties fo:font-size="10pt" style:font-size-asian="10pt" style:font-size-complex="10pt"/>
    </style:style>
    <style:style style:name="P31" style:family="paragraph" style:parent-style-name="Standard">
      <style:paragraph-properties fo:break-before="auto" fo:margin-top="0cm" style:writing-mode="lr-tb"/>
    </style:style>
    <style:style style:name="T31_1" style:family="text"/>
    <style:style style:name="T31_2" style:family="text">
      <style:text-properties fo:font-size="10pt" style:font-size-asian="10pt" style:font-size-complex="10pt"/>
    </style:style>
    <style:style style:name="T31_3" style:family="text"/>
    <style:style style:name="T31_4" style:family="text">
      <style:text-properties fo:font-size="10pt" style:font-size-asian="10pt" style:font-size-complex="10pt"/>
    </style:style>
    <style:style style:name="T31_5" style:family="text"/>
    <style:style style:name="T31_6" style:family="text">
      <style:text-properties fo:font-size="10pt" style:font-size-asian="10pt" style:font-size-complex="10pt"/>
    </style:style>
    <style:style style:name="T31_7" style:family="text"/>
    <style:style style:name="T31_8" style:family="text">
      <style:text-properties fo:font-size="10pt" style:font-size-asian="10pt" style:font-size-complex="10pt"/>
    </style:style>
    <style:style style:name="T31_9" style:family="text"/>
    <style:style style:name="T31_10" style:family="text">
      <style:text-properties fo:font-size="10pt" style:font-size-asian="10pt" style:font-size-complex="10pt"/>
    </style:style>
    <style:style style:name="T31_11" style:family="text"/>
    <style:style style:name="T31_12" style:family="text">
      <style:text-properties fo:font-size="10pt" style:font-size-asian="10pt" style:font-size-complex="10pt"/>
    </style:style>
    <style:style style:name="T31_13" style:family="text"/>
    <style:style style:name="T31_14" style:family="text">
      <style:text-properties fo:font-size="10pt" style:font-size-asian="10pt" style:font-size-complex="10pt"/>
    </style:style>
    <style:style style:name="T31_15" style:family="text"/>
    <style:style style:name="T31_16" style:family="text">
      <style:text-properties fo:font-size="10pt" style:font-size-asian="10pt" style:font-size-complex="10pt"/>
    </style:style>
    <style:style style:name="T31_17" style:family="text"/>
    <style:style style:name="T31_18" style:family="text">
      <style:text-properties fo:font-size="10pt" style:font-size-asian="10pt" style:font-size-complex="10pt"/>
    </style:style>
    <style:style style:name="T31_19" style:family="text"/>
    <style:style style:name="T31_20" style:family="text">
      <style:text-properties fo:font-size="10pt" style:font-size-asian="10pt" style:font-size-complex="10pt"/>
    </style:style>
    <style:style style:name="T31_21" style:family="text"/>
    <style:style style:name="T31_22" style:family="text">
      <style:text-properties fo:font-size="10pt" style:font-size-asian="10pt" style:font-size-complex="10pt"/>
    </style:style>
    <style:style style:name="T31_23" style:family="text"/>
    <style:style style:name="T31_24" style:family="text">
      <style:text-properties fo:font-size="10pt" style:font-size-asian="10pt" style:font-size-complex="10pt"/>
    </style:style>
    <style:style style:name="T31_25" style:family="text"/>
    <style:style style:name="T31_26" style:family="text">
      <style:text-properties fo:font-size="10pt" style:font-size-asian="10pt" style:font-size-complex="10pt"/>
    </style:style>
    <style:style style:name="T31_27" style:family="text"/>
    <style:style style:name="T31_28" style:family="text">
      <style:text-properties fo:font-size="10pt" style:font-size-asian="10pt" style:font-size-complex="10pt"/>
    </style:style>
    <style:style style:name="T31_29" style:family="text"/>
    <style:style style:name="T31_30" style:family="text">
      <style:text-properties fo:font-size="10pt" style:font-size-asian="10pt" style:font-size-complex="10pt"/>
    </style:style>
    <style:style style:name="T31_31" style:family="text"/>
    <style:style style:name="T31_32" style:family="text">
      <style:text-properties fo:font-size="10pt" style:font-size-asian="10pt" style:font-size-complex="10pt"/>
    </style:style>
    <style:style style:name="T31_33" style:family="text"/>
    <style:style style:name="T31_34" style:family="text">
      <style:text-properties fo:font-size="10pt" style:font-size-asian="10pt" style:font-size-complex="10pt"/>
    </style:style>
    <style:style style:name="T31_35" style:family="text"/>
    <style:style style:name="T31_36" style:family="text">
      <style:text-properties fo:font-size="10pt" style:font-size-asian="10pt" style:font-size-complex="10pt"/>
    </style:style>
    <style:style style:name="P32" style:family="paragraph" style:parent-style-name="Standard">
      <style:paragraph-properties fo:break-before="auto" fo:margin-top="0cm" style:writing-mode="lr-tb"/>
    </style:style>
    <style:style style:name="T32_1" style:family="text"/>
    <style:style style:name="T32_2" style:family="text">
      <style:text-properties fo:font-size="10pt" style:font-size-asian="10pt" style:font-size-complex="10pt"/>
    </style:style>
    <style:style style:name="T32_3" style:family="text"/>
    <style:style style:name="T32_4" style:family="text">
      <style:text-properties fo:font-size="10pt" style:font-size-asian="10pt" style:font-size-complex="10pt"/>
    </style:style>
    <style:style style:name="T32_5" style:family="text"/>
    <style:style style:name="T32_6" style:family="text">
      <style:text-properties fo:font-size="10pt" style:font-size-asian="10pt" style:font-size-complex="10pt"/>
    </style:style>
    <style:style style:name="T32_7" style:family="text"/>
    <style:style style:name="T32_8" style:family="text">
      <style:text-properties fo:font-size="10pt" style:font-size-asian="10pt" style:font-size-complex="10pt"/>
    </style:style>
    <style:style style:name="T32_9" style:family="text"/>
    <style:style style:name="T32_10" style:family="text">
      <style:text-properties fo:font-size="10pt" style:font-size-asian="10pt" style:font-size-complex="10pt"/>
    </style:style>
    <style:style style:name="T32_11" style:family="text"/>
    <style:style style:name="T32_12" style:family="text">
      <style:text-properties fo:font-size="10pt" style:font-size-asian="10pt" style:font-size-complex="10pt"/>
    </style:style>
    <style:style style:name="T32_13" style:family="text"/>
    <style:style style:name="T32_14" style:family="text">
      <style:text-properties fo:font-size="10pt" style:font-size-asian="10pt" style:font-size-complex="10pt"/>
    </style:style>
    <style:style style:name="T32_15" style:family="text"/>
    <style:style style:name="T32_16" style:family="text">
      <style:text-properties fo:font-size="10pt" style:font-size-asian="10pt" style:font-size-complex="10pt"/>
    </style:style>
    <style:style style:name="T32_17" style:family="text"/>
    <style:style style:name="T32_18" style:family="text">
      <style:text-properties fo:font-size="10pt" style:font-size-asian="10pt" style:font-size-complex="10pt"/>
    </style:style>
    <style:style style:name="T32_19" style:family="text"/>
    <style:style style:name="T32_20" style:family="text">
      <style:text-properties fo:font-size="10pt" style:font-size-asian="10pt" style:font-size-complex="10pt"/>
    </style:style>
    <style:style style:name="T32_21" style:family="text"/>
    <style:style style:name="T32_22" style:family="text">
      <style:text-properties fo:font-size="10pt" style:font-size-asian="10pt" style:font-size-complex="10pt"/>
    </style:style>
    <style:style style:name="T32_23" style:family="text"/>
    <style:style style:name="T32_24" style:family="text">
      <style:text-properties fo:font-size="10pt" style:font-size-asian="10pt" style:font-size-complex="10pt"/>
    </style:style>
    <style:style style:name="T32_25" style:family="text"/>
    <style:style style:name="T32_26" style:family="text">
      <style:text-properties fo:font-size="10pt" style:font-size-asian="10pt" style:font-size-complex="10pt"/>
    </style:style>
    <style:style style:name="T32_27" style:family="text"/>
    <style:style style:name="T32_28" style:family="text">
      <style:text-properties fo:font-size="10pt" style:font-size-asian="10pt" style:font-size-complex="10pt"/>
    </style:style>
    <style:style style:name="T32_29" style:family="text"/>
    <style:style style:name="T32_30" style:family="text">
      <style:text-properties fo:font-size="10pt" style:font-size-asian="10pt" style:font-size-complex="10pt"/>
    </style:style>
    <style:style style:name="T32_31" style:family="text"/>
    <style:style style:name="T32_32" style:family="text">
      <style:text-properties fo:font-size="10pt" style:font-size-asian="10pt" style:font-size-complex="10pt"/>
    </style:style>
    <style:style style:name="T32_33" style:family="text"/>
    <style:style style:name="T32_34" style:family="text">
      <style:text-properties fo:font-size="10pt" style:font-size-asian="10pt" style:font-size-complex="10pt"/>
    </style:style>
    <style:style style:name="T32_35" style:family="text"/>
    <style:style style:name="T32_36" style:family="text">
      <style:text-properties fo:font-size="10pt" style:font-size-asian="10pt" style:font-size-complex="10pt"/>
    </style:style>
    <style:style style:name="T32_37" style:family="text"/>
    <style:style style:name="T32_38" style:family="text">
      <style:text-properties fo:font-size="10pt" style:font-size-asian="10pt" style:font-size-complex="10pt"/>
    </style:style>
    <style:style style:name="T32_39" style:family="text"/>
    <style:style style:name="T32_40" style:family="text">
      <style:text-properties fo:font-size="10pt" style:font-size-asian="10pt" style:font-size-complex="10pt"/>
    </style:style>
    <style:style style:name="T32_41" style:family="text"/>
    <style:style style:name="T32_42" style:family="text">
      <style:text-properties fo:font-size="10pt" style:font-size-asian="10pt" style:font-size-complex="10pt"/>
    </style:style>
    <style:style style:name="T32_43" style:family="text"/>
    <style:style style:name="T32_44" style:family="text">
      <style:text-properties fo:font-size="10pt" style:font-size-asian="10pt" style:font-size-complex="10pt"/>
    </style:style>
    <style:style style:name="T32_45" style:family="text"/>
    <style:style style:name="T32_46" style:family="text">
      <style:text-properties fo:font-size="10pt" style:font-size-asian="10pt" style:font-size-complex="10pt"/>
    </style:style>
    <style:style style:name="T32_47" style:family="text"/>
    <style:style style:name="T32_48" style:family="text">
      <style:text-properties fo:font-size="10pt" style:font-size-asian="10pt" style:font-size-complex="10pt"/>
    </style:style>
    <style:style style:name="T32_49" style:family="text"/>
    <style:style style:name="T32_50" style:family="text">
      <style:text-properties fo:font-size="10pt" style:font-size-asian="10pt" style:font-size-complex="10pt"/>
    </style:style>
    <style:style style:name="T32_51" style:family="text"/>
    <style:style style:name="T32_52" style:family="text">
      <style:text-properties fo:font-size="10pt" style:font-size-asian="10pt" style:font-size-complex="10pt"/>
    </style:style>
    <style:style style:name="P33" style:family="paragraph" style:parent-style-name="Standard">
      <style:paragraph-properties fo:break-before="auto" fo:margin-top="0cm" style:writing-mode="lr-tb"/>
    </style:style>
    <style:style style:name="T33_1" style:family="text"/>
    <style:style style:name="T33_2" style:family="text">
      <style:text-properties fo:font-size="10pt" style:font-size-asian="10pt" style:font-size-complex="10pt"/>
    </style:style>
    <style:style style:name="T33_3" style:family="text"/>
    <style:style style:name="T33_4" style:family="text">
      <style:text-properties fo:font-size="10pt" style:font-size-asian="10pt" style:font-size-complex="10pt"/>
    </style:style>
    <style:style style:name="T33_5" style:family="text"/>
    <style:style style:name="T33_6" style:family="text">
      <style:text-properties fo:font-size="10pt" style:font-size-asian="10pt" style:font-size-complex="10pt"/>
    </style:style>
    <style:style style:name="T33_7" style:family="text"/>
    <style:style style:name="T33_8" style:family="text">
      <style:text-properties fo:font-size="10pt" style:font-size-asian="10pt" style:font-size-complex="10pt"/>
    </style:style>
    <style:style style:name="T33_9" style:family="text"/>
    <style:style style:name="T33_10" style:family="text">
      <style:text-properties fo:font-size="10pt" style:font-size-asian="10pt" style:font-size-complex="10pt"/>
    </style:style>
    <style:style style:name="T33_11" style:family="text"/>
    <style:style style:name="T33_12" style:family="text">
      <style:text-properties fo:font-size="10pt" style:font-size-asian="10pt" style:font-size-complex="10pt"/>
    </style:style>
    <style:style style:name="T33_13" style:family="text"/>
    <style:style style:name="T33_14" style:family="text">
      <style:text-properties fo:font-size="10pt" style:font-size-asian="10pt" style:font-size-complex="10pt"/>
    </style:style>
    <style:style style:name="T33_15" style:family="text"/>
    <style:style style:name="T33_16" style:family="text">
      <style:text-properties fo:font-size="10pt" style:font-size-asian="10pt" style:font-size-complex="10pt"/>
    </style:style>
    <style:style style:name="T33_17" style:family="text"/>
    <style:style style:name="T33_18" style:family="text">
      <style:text-properties fo:font-size="10pt" style:font-size-asian="10pt" style:font-size-complex="10pt"/>
    </style:style>
    <style:style style:name="T33_19" style:family="text"/>
    <style:style style:name="T33_20" style:family="text">
      <style:text-properties fo:font-size="10pt" style:font-size-asian="10pt" style:font-size-complex="10pt"/>
    </style:style>
    <style:style style:name="T33_21" style:family="text"/>
    <style:style style:name="T33_22" style:family="text">
      <style:text-properties fo:font-size="10pt" style:font-size-asian="10pt" style:font-size-complex="10pt"/>
    </style:style>
    <style:style style:name="T33_23" style:family="text"/>
    <style:style style:name="T33_24" style:family="text">
      <style:text-properties fo:font-size="10pt" style:font-size-asian="10pt" style:font-size-complex="10pt"/>
    </style:style>
    <style:style style:name="T33_25" style:family="text"/>
    <style:style style:name="T33_26" style:family="text">
      <style:text-properties fo:font-size="10pt" style:font-size-asian="10pt" style:font-size-complex="10pt"/>
    </style:style>
    <style:style style:name="T33_27" style:family="text"/>
    <style:style style:name="T33_28" style:family="text">
      <style:text-properties fo:font-size="10pt" style:font-size-asian="10pt" style:font-size-complex="10pt"/>
    </style:style>
    <style:style style:name="T33_29" style:family="text"/>
    <style:style style:name="T33_30" style:family="text">
      <style:text-properties fo:font-size="10pt" style:font-size-asian="10pt" style:font-size-complex="10pt"/>
    </style:style>
    <style:style style:name="T33_31" style:family="text"/>
    <style:style style:name="T33_32" style:family="text">
      <style:text-properties fo:font-size="10pt" style:font-size-asian="10pt" style:font-size-complex="10pt"/>
    </style:style>
    <style:style style:name="T33_33" style:family="text"/>
    <style:style style:name="T33_34" style:family="text">
      <style:text-properties fo:font-size="10pt" style:font-size-asian="10pt" style:font-size-complex="10pt"/>
    </style:style>
    <style:style style:name="T33_35" style:family="text"/>
    <style:style style:name="T33_36" style:family="text">
      <style:text-properties fo:font-size="10pt" style:font-size-asian="10pt" style:font-size-complex="10pt"/>
    </style:style>
    <style:style style:name="T33_37" style:family="text"/>
    <style:style style:name="T33_38" style:family="text">
      <style:text-properties fo:font-size="10pt" style:font-size-asian="10pt" style:font-size-complex="10pt"/>
    </style:style>
    <style:style style:name="T33_39" style:family="text"/>
    <style:style style:name="T33_40" style:family="text">
      <style:text-properties fo:font-size="10pt" style:font-size-asian="10pt" style:font-size-complex="10pt"/>
    </style:style>
    <style:style style:name="P34" style:family="paragraph" style:parent-style-name="Standard">
      <style:paragraph-properties fo:break-before="auto" fo:margin-top="0cm" style:writing-mode="lr-tb"/>
    </style:style>
    <style:style style:name="T34_1" style:family="text"/>
    <style:style style:name="T34_2" style:family="text">
      <style:text-properties fo:font-size="10pt" style:font-size-asian="10pt" style:font-size-complex="10pt"/>
    </style:style>
    <style:style style:name="T34_3" style:family="text"/>
    <style:style style:name="T34_4" style:family="text">
      <style:text-properties fo:font-size="10pt" style:font-size-asian="10pt" style:font-size-complex="10pt"/>
    </style:style>
    <style:style style:name="T34_5" style:family="text"/>
    <style:style style:name="T34_6" style:family="text">
      <style:text-properties fo:font-size="10pt" style:font-size-asian="10pt" style:font-size-complex="10pt"/>
    </style:style>
    <style:style style:name="T34_7" style:family="text"/>
    <style:style style:name="T34_8" style:family="text">
      <style:text-properties fo:font-size="10pt" style:font-size-asian="10pt" style:font-size-complex="10pt"/>
    </style:style>
    <style:style style:name="T34_9" style:family="text"/>
    <style:style style:name="T34_10" style:family="text">
      <style:text-properties fo:font-size="10pt" style:font-size-asian="10pt" style:font-size-complex="10pt"/>
    </style:style>
    <style:style style:name="T34_11" style:family="text"/>
    <style:style style:name="T34_12" style:family="text">
      <style:text-properties fo:font-size="10pt" style:font-size-asian="10pt" style:font-size-complex="10pt"/>
    </style:style>
    <style:style style:name="T34_13" style:family="text"/>
    <style:style style:name="T34_14" style:family="text">
      <style:text-properties fo:font-size="10pt" style:font-size-asian="10pt" style:font-size-complex="10pt"/>
    </style:style>
    <style:style style:name="T34_15" style:family="text"/>
    <style:style style:name="T34_16" style:family="text">
      <style:text-properties fo:font-size="10pt" style:font-size-asian="10pt" style:font-size-complex="10pt"/>
    </style:style>
    <style:style style:name="T34_17" style:family="text"/>
    <style:style style:name="T34_18" style:family="text">
      <style:text-properties fo:font-size="10pt" style:font-size-asian="10pt" style:font-size-complex="10pt"/>
    </style:style>
    <style:style style:name="T34_19" style:family="text"/>
    <style:style style:name="T34_20" style:family="text">
      <style:text-properties fo:font-size="10pt" style:font-size-asian="10pt" style:font-size-complex="10pt"/>
    </style:style>
    <style:style style:name="T34_21" style:family="text"/>
    <style:style style:name="T34_22" style:family="text">
      <style:text-properties fo:font-size="10pt" style:font-size-asian="10pt" style:font-size-complex="10pt"/>
    </style:style>
    <style:style style:name="T34_23" style:family="text"/>
    <style:style style:name="T34_24" style:family="text">
      <style:text-properties fo:font-size="10pt" style:font-size-asian="10pt" style:font-size-complex="10pt"/>
    </style:style>
    <style:style style:name="T34_25" style:family="text"/>
    <style:style style:name="T34_26" style:family="text">
      <style:text-properties fo:font-size="10pt" style:font-size-asian="10pt" style:font-size-complex="10pt"/>
    </style:style>
    <style:style style:name="T34_27" style:family="text"/>
    <style:style style:name="T34_28" style:family="text">
      <style:text-properties fo:font-size="10pt" style:font-size-asian="10pt" style:font-size-complex="10pt"/>
    </style:style>
    <style:style style:name="T34_29" style:family="text"/>
    <style:style style:name="T34_30" style:family="text">
      <style:text-properties fo:font-size="10pt" style:font-size-asian="10pt" style:font-size-complex="10pt"/>
    </style:style>
    <style:style style:name="T34_31" style:family="text"/>
    <style:style style:name="T34_32" style:family="text">
      <style:text-properties fo:font-size="10pt" style:font-size-asian="10pt" style:font-size-complex="10pt"/>
    </style:style>
    <style:style style:name="T34_33" style:family="text"/>
    <style:style style:name="T34_34" style:family="text">
      <style:text-properties fo:font-size="10pt" style:font-size-asian="10pt" style:font-size-complex="10pt"/>
    </style:style>
    <style:style style:name="T34_35" style:family="text"/>
    <style:style style:name="T34_36" style:family="text">
      <style:text-properties fo:font-size="10pt" style:font-size-asian="10pt" style:font-size-complex="10pt"/>
    </style:style>
    <style:style style:name="T34_37" style:family="text"/>
    <style:style style:name="T34_38" style:family="text">
      <style:text-properties fo:font-size="10pt" style:font-size-asian="10pt" style:font-size-complex="10pt"/>
    </style:style>
    <style:style style:name="T34_39" style:family="text"/>
    <style:style style:name="T34_40" style:family="text">
      <style:text-properties fo:font-size="10pt" style:font-size-asian="10pt" style:font-size-complex="10pt"/>
    </style:style>
    <style:style style:name="T34_41" style:family="text"/>
    <style:style style:name="T34_42" style:family="text">
      <style:text-properties fo:font-size="10pt" style:font-size-asian="10pt" style:font-size-complex="10pt"/>
    </style:style>
    <style:style style:name="T34_43" style:family="text"/>
    <style:style style:name="T34_44" style:family="text">
      <style:text-properties fo:font-size="10pt" style:font-size-asian="10pt" style:font-size-complex="10pt"/>
    </style:style>
    <style:style style:name="T34_45" style:family="text"/>
    <style:style style:name="T34_46" style:family="text">
      <style:text-properties fo:font-size="10pt" style:font-size-asian="10pt" style:font-size-complex="10pt"/>
    </style:style>
    <style:style style:name="T34_47" style:family="text"/>
    <style:style style:name="T34_48" style:family="text">
      <style:text-properties fo:font-size="10pt" style:font-size-asian="10pt" style:font-size-complex="10pt"/>
    </style:style>
    <style:style style:name="P35" style:family="paragraph" style:parent-style-name="Standard">
      <style:paragraph-properties fo:break-before="auto" fo:margin-top="0cm" style:writing-mode="lr-tb"/>
    </style:style>
    <style:style style:name="T35_1" style:family="text"/>
    <style:style style:name="T35_2" style:family="text">
      <style:text-properties fo:font-size="10pt" style:font-size-asian="10pt" style:font-size-complex="10pt"/>
    </style:style>
    <style:style style:name="T35_3" style:family="text"/>
    <style:style style:name="T35_4" style:family="text">
      <style:text-properties fo:font-size="10pt" style:font-size-asian="10pt" style:font-size-complex="10pt"/>
    </style:style>
    <style:style style:name="T35_5" style:family="text"/>
    <style:style style:name="T35_6" style:family="text">
      <style:text-properties fo:font-size="10pt" style:font-size-asian="10pt" style:font-size-complex="10pt"/>
    </style:style>
    <style:style style:name="T35_7" style:family="text"/>
    <style:style style:name="T35_8" style:family="text">
      <style:text-properties fo:font-size="10pt" style:font-size-asian="10pt" style:font-size-complex="10pt"/>
    </style:style>
    <style:style style:name="T35_9" style:family="text"/>
    <style:style style:name="T35_10" style:family="text">
      <style:text-properties fo:font-size="10pt" style:font-size-asian="10pt" style:font-size-complex="10pt"/>
    </style:style>
    <style:style style:name="T35_11" style:family="text"/>
    <style:style style:name="T35_12" style:family="text">
      <style:text-properties fo:font-size="10pt" style:font-size-asian="10pt" style:font-size-complex="10pt"/>
    </style:style>
    <style:style style:name="T35_13" style:family="text"/>
    <style:style style:name="T35_14" style:family="text">
      <style:text-properties fo:font-size="10pt" style:font-size-asian="10pt" style:font-size-complex="10pt"/>
    </style:style>
    <style:style style:name="T35_15" style:family="text"/>
    <style:style style:name="T35_16" style:family="text">
      <style:text-properties fo:font-size="10pt" style:font-size-asian="10pt" style:font-size-complex="10pt"/>
    </style:style>
    <style:style style:name="T35_17" style:family="text"/>
    <style:style style:name="T35_18" style:family="text">
      <style:text-properties fo:font-size="10pt" style:font-size-asian="10pt" style:font-size-complex="10pt"/>
    </style:style>
    <style:style style:name="T35_19" style:family="text"/>
    <style:style style:name="T35_20" style:family="text">
      <style:text-properties fo:font-size="10pt" style:font-size-asian="10pt" style:font-size-complex="10pt"/>
    </style:style>
    <style:style style:name="T35_21" style:family="text"/>
    <style:style style:name="T35_22" style:family="text">
      <style:text-properties fo:font-size="10pt" style:font-size-asian="10pt" style:font-size-complex="10pt"/>
    </style:style>
    <style:style style:name="T35_23" style:family="text"/>
    <style:style style:name="T35_24" style:family="text">
      <style:text-properties fo:font-size="10pt" style:font-size-asian="10pt" style:font-size-complex="10pt"/>
    </style:style>
    <style:style style:name="T35_25" style:family="text"/>
    <style:style style:name="T35_26" style:family="text">
      <style:text-properties fo:font-size="10pt" style:font-size-asian="10pt" style:font-size-complex="10pt"/>
    </style:style>
    <style:style style:name="T35_27" style:family="text"/>
    <style:style style:name="T35_28" style:family="text">
      <style:text-properties fo:font-size="10pt" style:font-size-asian="10pt" style:font-size-complex="10pt"/>
    </style:style>
    <style:style style:name="T35_29" style:family="text"/>
    <style:style style:name="T35_30" style:family="text">
      <style:text-properties fo:font-size="10pt" style:font-size-asian="10pt" style:font-size-complex="10pt"/>
    </style:style>
    <style:style style:name="T35_31" style:family="text"/>
    <style:style style:name="T35_32" style:family="text">
      <style:text-properties fo:font-size="10pt" style:font-size-asian="10pt" style:font-size-complex="10pt"/>
    </style:style>
    <style:style style:name="T35_33" style:family="text"/>
    <style:style style:name="T35_34" style:family="text">
      <style:text-properties fo:font-size="10pt" style:font-size-asian="10pt" style:font-size-complex="10pt"/>
    </style:style>
    <style:style style:name="T35_35" style:family="text"/>
    <style:style style:name="T35_36" style:family="text">
      <style:text-properties fo:font-size="10pt" style:font-size-asian="10pt" style:font-size-complex="10pt"/>
    </style:style>
    <style:style style:name="T35_37" style:family="text"/>
    <style:style style:name="T35_38" style:family="text">
      <style:text-properties fo:font-size="10pt" style:font-size-asian="10pt" style:font-size-complex="10pt"/>
    </style:style>
    <style:style style:name="T35_39" style:family="text"/>
    <style:style style:name="T35_40" style:family="text">
      <style:text-properties fo:font-size="10pt" style:font-size-asian="10pt" style:font-size-complex="10pt"/>
    </style:style>
    <style:style style:name="T35_41" style:family="text"/>
    <style:style style:name="T35_42" style:family="text">
      <style:text-properties fo:font-size="10pt" style:font-size-asian="10pt" style:font-size-complex="10pt"/>
    </style:style>
    <style:style style:name="T35_43" style:family="text"/>
    <style:style style:name="T35_44" style:family="text">
      <style:text-properties fo:font-size="10pt" style:font-size-asian="10pt" style:font-size-complex="10pt"/>
    </style:style>
    <style:style style:name="T35_45" style:family="text"/>
    <style:style style:name="T35_46" style:family="text">
      <style:text-properties fo:font-size="10pt" style:font-size-asian="10pt" style:font-size-complex="10pt"/>
    </style:style>
    <style:style style:name="T35_47" style:family="text"/>
    <style:style style:name="T35_48" style:family="text">
      <style:text-properties fo:font-size="10pt" style:font-size-asian="10pt" style:font-size-complex="10pt"/>
    </style:style>
    <style:style style:name="T35_49" style:family="text"/>
    <style:style style:name="T35_50" style:family="text">
      <style:text-properties fo:font-size="10pt" style:font-size-asian="10pt" style:font-size-complex="10pt"/>
    </style:style>
    <style:style style:name="T35_51" style:family="text"/>
    <style:style style:name="T35_52" style:family="text">
      <style:text-properties fo:font-size="10pt" style:font-size-asian="10pt" style:font-size-complex="10pt"/>
    </style:style>
    <style:style style:name="T35_53" style:family="text"/>
    <style:style style:name="T35_54" style:family="text">
      <style:text-properties fo:font-size="10pt" style:font-size-asian="10pt" style:font-size-complex="10pt"/>
    </style:style>
    <style:style style:name="T35_55" style:family="text"/>
    <style:style style:name="T35_56" style:family="text">
      <style:text-properties fo:font-size="10pt" style:font-size-asian="10pt" style:font-size-complex="10pt"/>
    </style:style>
    <style:style style:name="T35_57" style:family="text"/>
    <style:style style:name="T35_58" style:family="text">
      <style:text-properties fo:font-size="10pt" style:font-size-asian="10pt" style:font-size-complex="10pt"/>
    </style:style>
    <style:style style:name="T35_59" style:family="text"/>
    <style:style style:name="T35_60" style:family="text">
      <style:text-properties fo:font-size="10pt" style:font-size-asian="10pt" style:font-size-complex="10pt"/>
    </style:style>
    <style:style style:name="T35_61" style:family="text"/>
    <style:style style:name="T35_62" style:family="text">
      <style:text-properties fo:font-size="10pt" style:font-size-asian="10pt" style:font-size-complex="10pt"/>
    </style:style>
    <style:style style:name="T35_63" style:family="text"/>
    <style:style style:name="T35_64" style:family="text">
      <style:text-properties fo:font-size="10pt" style:font-size-asian="10pt" style:font-size-complex="10pt"/>
    </style:style>
    <style:style style:name="T35_65" style:family="text"/>
    <style:style style:name="T35_66" style:family="text">
      <style:text-properties fo:font-size="10pt" style:font-size-asian="10pt" style:font-size-complex="10pt"/>
    </style:style>
    <style:style style:name="T35_67" style:family="text"/>
    <style:style style:name="T35_68" style:family="text">
      <style:text-properties fo:font-size="10pt" style:font-size-asian="10pt" style:font-size-complex="10pt"/>
    </style:style>
    <style:style style:name="T35_69" style:family="text"/>
    <style:style style:name="T35_70" style:family="text">
      <style:text-properties fo:font-size="10pt" style:font-size-asian="10pt" style:font-size-complex="10pt"/>
    </style:style>
    <style:style style:name="T35_71" style:family="text"/>
    <style:style style:name="T35_72" style:family="text">
      <style:text-properties fo:font-size="10pt" style:font-size-asian="10pt" style:font-size-complex="10pt"/>
    </style:style>
    <style:style style:name="T35_73" style:family="text"/>
    <style:style style:name="T35_74" style:family="text">
      <style:text-properties fo:font-size="10pt" style:font-size-asian="10pt" style:font-size-complex="10pt"/>
    </style:style>
    <style:style style:name="T35_75" style:family="text"/>
    <style:style style:name="T35_76" style:family="text">
      <style:text-properties fo:font-size="10pt" style:font-size-asian="10pt" style:font-size-complex="10pt"/>
    </style:style>
    <style:style style:name="P36" style:family="paragraph" style:parent-style-name="Standard">
      <style:paragraph-properties fo:break-before="auto" fo:margin-top="0cm" style:writing-mode="lr-tb"/>
    </style:style>
    <style:style style:name="T36_1" style:family="text"/>
    <style:style style:name="T36_2" style:family="text">
      <style:text-properties fo:font-size="10pt" style:font-size-asian="10pt" style:font-size-complex="10pt"/>
    </style:style>
    <style:style style:name="T36_3" style:family="text"/>
    <style:style style:name="T36_4" style:family="text">
      <style:text-properties fo:font-size="10pt" style:font-size-asian="10pt" style:font-size-complex="10pt"/>
    </style:style>
    <style:style style:name="T36_5" style:family="text"/>
    <style:style style:name="T36_6" style:family="text">
      <style:text-properties fo:font-size="10pt" style:font-size-asian="10pt" style:font-size-complex="10pt"/>
    </style:style>
    <style:style style:name="T36_7" style:family="text"/>
    <style:style style:name="T36_8" style:family="text">
      <style:text-properties fo:font-size="10pt" style:font-size-asian="10pt" style:font-size-complex="10pt"/>
    </style:style>
    <style:style style:name="T36_9" style:family="text"/>
    <style:style style:name="T36_10" style:family="text">
      <style:text-properties fo:font-size="10pt" style:font-size-asian="10pt" style:font-size-complex="10pt"/>
    </style:style>
    <style:style style:name="T36_11" style:family="text"/>
    <style:style style:name="T36_12" style:family="text">
      <style:text-properties fo:font-size="10pt" style:font-size-asian="10pt" style:font-size-complex="10pt"/>
    </style:style>
    <style:style style:name="T36_13" style:family="text"/>
    <style:style style:name="T36_14" style:family="text">
      <style:text-properties fo:font-size="10pt" style:font-size-asian="10pt" style:font-size-complex="10pt"/>
    </style:style>
    <style:style style:name="T36_15" style:family="text"/>
    <style:style style:name="T36_16" style:family="text">
      <style:text-properties fo:font-size="10pt" style:font-size-asian="10pt" style:font-size-complex="10pt"/>
    </style:style>
    <style:style style:name="T36_17" style:family="text"/>
    <style:style style:name="T36_18" style:family="text">
      <style:text-properties fo:font-size="10pt" style:font-size-asian="10pt" style:font-size-complex="10pt"/>
    </style:style>
    <style:style style:name="T36_19" style:family="text"/>
    <style:style style:name="T36_20" style:family="text">
      <style:text-properties fo:font-size="10pt" style:font-size-asian="10pt" style:font-size-complex="10pt"/>
    </style:style>
    <style:style style:name="T36_21" style:family="text"/>
    <style:style style:name="T36_22" style:family="text">
      <style:text-properties fo:font-size="10pt" style:font-size-asian="10pt" style:font-size-complex="10pt"/>
    </style:style>
    <style:style style:name="T36_23" style:family="text"/>
    <style:style style:name="T36_24" style:family="text">
      <style:text-properties fo:font-size="10pt" style:font-size-asian="10pt" style:font-size-complex="10pt"/>
    </style:style>
    <style:style style:name="T36_25" style:family="text"/>
    <style:style style:name="T36_26" style:family="text">
      <style:text-properties fo:font-size="10pt" style:font-size-asian="10pt" style:font-size-complex="10pt"/>
    </style:style>
    <style:style style:name="T36_27" style:family="text"/>
    <style:style style:name="T36_28" style:family="text">
      <style:text-properties fo:font-size="10pt" style:font-size-asian="10pt" style:font-size-complex="10pt"/>
    </style:style>
    <style:style style:name="T36_29" style:family="text"/>
    <style:style style:name="T36_30" style:family="text">
      <style:text-properties fo:font-size="10pt" style:font-size-asian="10pt" style:font-size-complex="10pt"/>
    </style:style>
    <style:style style:name="T36_31" style:family="text"/>
    <style:style style:name="T36_32" style:family="text">
      <style:text-properties fo:font-size="10pt" style:font-size-asian="10pt" style:font-size-complex="10pt"/>
    </style:style>
    <style:style style:name="T36_33" style:family="text"/>
    <style:style style:name="T36_34" style:family="text">
      <style:text-properties fo:font-size="10pt" style:font-size-asian="10pt" style:font-size-complex="10pt"/>
    </style:style>
    <style:style style:name="P37" style:family="paragraph" style:parent-style-name="Standard">
      <style:paragraph-properties fo:break-before="auto" fo:margin-top="0cm" style:writing-mode="lr-tb"/>
    </style:style>
    <style:style style:name="T37_1" style:family="text">
      <style:text-properties fo:font-size="10pt" style:font-size-asian="10pt" style:font-size-complex="10pt"/>
    </style:style>
    <style:style style:name="T37_2" style:family="text">
      <style:text-properties fo:font-size="10pt" style:font-size-asian="10pt" style:font-size-complex="10pt"/>
    </style:style>
    <style:style style:name="T37_3" style:family="text">
      <style:text-properties fo:font-size="10pt" style:font-size-asian="10pt" style:font-size-complex="10pt"/>
    </style:style>
    <style:style style:name="T37_4" style:family="text">
      <style:text-properties fo:font-size="10pt" style:font-size-asian="10pt" style:font-size-complex="10pt"/>
    </style:style>
    <style:style style:name="T37_5" style:family="text">
      <style:text-properties fo:font-size="10pt" style:font-size-asian="10pt" style:font-size-complex="10pt"/>
    </style:style>
    <style:style style:name="T37_6" style:family="text">
      <style:text-properties fo:font-size="10pt" style:font-size-asian="10pt" style:font-size-complex="10pt"/>
    </style:style>
    <style:style style:name="T37_7" style:family="text">
      <style:text-properties fo:font-size="10pt" style:font-size-asian="10pt" style:font-size-complex="10pt"/>
    </style:style>
    <style:style style:name="P38" style:family="paragraph" style:parent-style-name="Standard">
      <style:paragraph-properties fo:break-before="auto" fo:margin-top="0cm" style:writing-mode="lr-tb"/>
    </style:style>
    <style:style style:name="T38_1" style:family="text">
      <style:text-properties fo:font-size="10pt" style:font-size-asian="10pt" style:font-size-complex="10pt"/>
    </style:style>
    <style:style style:name="T38_2" style:family="text">
      <style:text-properties fo:font-size="10pt" style:font-size-asian="10pt" style:font-size-complex="10pt"/>
    </style:style>
    <style:style style:name="T38_3" style:family="text">
      <style:text-properties fo:font-size="10pt" style:font-size-asian="10pt" style:font-size-complex="10pt"/>
    </style:style>
    <style:style style:name="T38_4" style:family="text">
      <style:text-properties fo:font-size="10pt" style:font-size-asian="10pt" style:font-size-complex="10pt"/>
    </style:style>
    <style:style style:name="T38_5" style:family="text">
      <style:text-properties fo:font-size="10pt" style:font-size-asian="10pt" style:font-size-complex="10pt"/>
    </style:style>
    <style:style style:name="P39" style:family="paragraph" style:parent-style-name="Standard">
      <style:paragraph-properties fo:break-before="auto" fo:margin-top="0cm" style:writing-mode="lr-tb"/>
    </style:style>
    <style:style style:name="T39_1" style:family="text">
      <style:text-properties fo:font-size="10pt" style:font-size-asian="10pt" style:font-size-complex="10pt"/>
    </style:style>
    <style:style style:name="T39_2" style:family="text">
      <style:text-properties fo:font-size="10pt" style:font-size-asian="10pt" style:font-size-complex="10pt"/>
    </style:style>
    <style:style style:name="T39_3" style:family="text">
      <style:text-properties fo:font-size="10pt" style:font-size-asian="10pt" style:font-size-complex="10pt"/>
    </style:style>
    <style:style style:name="T39_4" style:family="text">
      <style:text-properties fo:font-size="10pt" style:font-size-asian="10pt" style:font-size-complex="10pt"/>
    </style:style>
    <style:style style:name="T39_5" style:family="text">
      <style:text-properties fo:font-size="10pt" style:font-size-asian="10pt" style:font-size-complex="10pt"/>
    </style:style>
    <style:style style:name="P40" style:family="paragraph" style:parent-style-name="Standard">
      <style:paragraph-properties fo:break-before="auto" fo:margin-top="0cm" style:writing-mode="lr-tb"/>
    </style:style>
    <style:style style:name="T40_1" style:family="text">
      <style:text-properties fo:font-size="10pt" style:font-size-asian="10pt" style:font-size-complex="10pt"/>
    </style:style>
    <style:style style:name="T40_2" style:family="text">
      <style:text-properties fo:font-size="10pt" style:font-size-asian="10pt" style:font-size-complex="10pt"/>
    </style:style>
    <style:style style:name="T40_3" style:family="text">
      <style:text-properties fo:font-size="10pt" style:font-size-asian="10pt" style:font-size-complex="10pt"/>
    </style:style>
    <style:style style:name="P41" style:family="paragraph" style:parent-style-name="Standard">
      <style:paragraph-properties fo:break-before="auto" fo:margin-top="0cm" style:writing-mode="lr-tb"/>
    </style:style>
    <style:style style:name="T41_1" style:family="text">
      <style:text-properties fo:font-size="10pt" style:font-size-asian="10pt" style:font-size-complex="10pt"/>
    </style:style>
    <style:style style:name="T41_2" style:family="text">
      <style:text-properties fo:font-size="10pt" style:font-size-asian="10pt" style:font-size-complex="10pt"/>
    </style:style>
    <style:style style:name="T41_3" style:family="text">
      <style:text-properties fo:font-size="10pt" style:font-size-asian="10pt" style:font-size-complex="10pt"/>
    </style:style>
    <style:style style:name="P42" style:family="paragraph" style:parent-style-name="Standard">
      <style:paragraph-properties fo:break-before="auto" fo:margin-top="0cm" style:writing-mode="lr-tb"/>
    </style:style>
    <style:style style:name="T42_1" style:family="text">
      <style:text-properties fo:font-size="10pt" style:font-size-asian="10pt" style:font-size-complex="10pt"/>
    </style:style>
    <style:style style:name="T42_2" style:family="text">
      <style:text-properties fo:font-size="10pt" style:font-size-asian="10pt" style:font-size-complex="10pt"/>
    </style:style>
    <style:style style:name="T42_3" style:family="text">
      <style:text-properties fo:font-size="10pt" style:font-size-asian="10pt" style:font-size-complex="10pt"/>
    </style:style>
    <style:style style:name="T42_4" style:family="text">
      <style:text-properties fo:font-size="10pt" style:font-size-asian="10pt" style:font-size-complex="10pt"/>
    </style:style>
    <style:style style:name="T42_5" style:family="text">
      <style:text-properties fo:font-size="10pt" style:font-size-asian="10pt" style:font-size-complex="10pt"/>
    </style:style>
    <style:style style:name="P43" style:family="paragraph" style:parent-style-name="Standard">
      <style:paragraph-properties fo:break-before="auto" fo:margin-top="0cm" style:writing-mode="lr-tb"/>
    </style:style>
    <style:style style:name="T43_1" style:family="text"/>
    <style:style style:name="T43_2" style:family="text">
      <style:text-properties fo:font-size="10pt" style:font-size-asian="10pt" style:font-size-complex="10pt"/>
    </style:style>
    <style:style style:name="T43_3" style:family="text"/>
    <style:style style:name="T43_4" style:family="text">
      <style:text-properties fo:font-size="10pt" style:font-size-asian="10pt" style:font-size-complex="10pt"/>
    </style:style>
    <style:style style:name="T43_5" style:family="text"/>
    <style:style style:name="T43_6" style:family="text">
      <style:text-properties fo:font-size="10pt" style:font-size-asian="10pt" style:font-size-complex="10pt"/>
    </style:style>
    <style:style style:name="T43_7" style:family="text"/>
    <style:style style:name="T43_8" style:family="text">
      <style:text-properties fo:font-size="10pt" style:font-size-asian="10pt" style:font-size-complex="10pt"/>
    </style:style>
    <style:style style:name="T43_9" style:family="text"/>
    <style:style style:name="T43_10" style:family="text">
      <style:text-properties fo:font-size="10pt" style:font-size-asian="10pt" style:font-size-complex="10pt"/>
    </style:style>
    <style:style style:name="T43_11" style:family="text"/>
    <style:style style:name="T43_12" style:family="text">
      <style:text-properties fo:font-size="10pt" style:font-size-asian="10pt" style:font-size-complex="10pt"/>
    </style:style>
    <style:style style:name="T43_13" style:family="text"/>
    <style:style style:name="T43_14" style:family="text">
      <style:text-properties fo:font-size="10pt" style:font-size-asian="10pt" style:font-size-complex="10pt"/>
    </style:style>
    <style:style style:name="T43_15" style:family="text"/>
    <style:style style:name="T43_16" style:family="text">
      <style:text-properties fo:font-size="10pt" style:font-size-asian="10pt" style:font-size-complex="10pt"/>
    </style:style>
    <style:style style:name="T43_17" style:family="text"/>
    <style:style style:name="T43_18" style:family="text">
      <style:text-properties fo:font-size="10pt" style:font-size-asian="10pt" style:font-size-complex="10pt"/>
    </style:style>
    <style:style style:name="T43_19" style:family="text"/>
    <style:style style:name="T43_20" style:family="text">
      <style:text-properties fo:font-size="10pt" style:font-size-asian="10pt" style:font-size-complex="10pt"/>
    </style:style>
    <style:style style:name="T43_21" style:family="text"/>
    <style:style style:name="T43_22" style:family="text">
      <style:text-properties fo:font-size="10pt" style:font-size-asian="10pt" style:font-size-complex="10pt"/>
    </style:style>
    <style:style style:name="T43_23" style:family="text"/>
    <style:style style:name="T43_24" style:family="text">
      <style:text-properties fo:font-size="10pt" style:font-size-asian="10pt" style:font-size-complex="10pt"/>
    </style:style>
    <style:style style:name="P44" style:family="paragraph" style:parent-style-name="Standard">
      <style:paragraph-properties fo:break-before="auto" fo:margin-top="0cm" style:writing-mode="lr-tb"/>
    </style:style>
    <style:style style:name="T44_1" style:family="text"/>
    <style:style style:name="T44_2" style:family="text">
      <style:text-properties fo:font-size="10pt" style:font-size-asian="10pt" style:font-size-complex="10pt"/>
    </style:style>
    <style:style style:name="T44_3" style:family="text"/>
    <style:style style:name="T44_4" style:family="text">
      <style:text-properties fo:font-size="10pt" style:font-size-asian="10pt" style:font-size-complex="10pt"/>
    </style:style>
    <style:style style:name="T44_5" style:family="text"/>
    <style:style style:name="T44_6" style:family="text">
      <style:text-properties fo:font-size="10pt" style:font-size-asian="10pt" style:font-size-complex="10pt"/>
    </style:style>
    <style:style style:name="T44_7" style:family="text"/>
    <style:style style:name="T44_8" style:family="text">
      <style:text-properties fo:font-size="10pt" style:font-size-asian="10pt" style:font-size-complex="10pt"/>
    </style:style>
    <style:style style:name="T44_9" style:family="text"/>
    <style:style style:name="T44_10" style:family="text">
      <style:text-properties fo:font-size="10pt" style:font-size-asian="10pt" style:font-size-complex="10pt"/>
    </style:style>
    <style:style style:name="T44_11" style:family="text"/>
    <style:style style:name="T44_12" style:family="text">
      <style:text-properties fo:font-size="10pt" style:font-size-asian="10pt" style:font-size-complex="10pt"/>
    </style:style>
    <style:style style:name="T44_13" style:family="text"/>
    <style:style style:name="T44_14" style:family="text">
      <style:text-properties fo:font-size="10pt" style:font-size-asian="10pt" style:font-size-complex="10pt"/>
    </style:style>
    <style:style style:name="T44_15" style:family="text"/>
    <style:style style:name="T44_16" style:family="text">
      <style:text-properties fo:font-size="10pt" style:font-size-asian="10pt" style:font-size-complex="10pt"/>
    </style:style>
    <style:style style:name="T44_17" style:family="text"/>
    <style:style style:name="T44_18" style:family="text">
      <style:text-properties fo:font-size="10pt" style:font-size-asian="10pt" style:font-size-complex="10pt"/>
    </style:style>
    <style:style style:name="T44_19" style:family="text"/>
    <style:style style:name="T44_20" style:family="text">
      <style:text-properties fo:font-size="10pt" style:font-size-asian="10pt" style:font-size-complex="10pt"/>
    </style:style>
    <style:style style:name="T44_21" style:family="text"/>
    <style:style style:name="T44_22" style:family="text">
      <style:text-properties fo:font-size="10pt" style:font-size-asian="10pt" style:font-size-complex="10pt"/>
    </style:style>
    <style:style style:name="T44_23" style:family="text"/>
    <style:style style:name="T44_24" style:family="text">
      <style:text-properties fo:font-size="10pt" style:font-size-asian="10pt" style:font-size-complex="10pt"/>
    </style:style>
    <style:style style:name="T44_25" style:family="text"/>
    <style:style style:name="T44_26" style:family="text">
      <style:text-properties fo:font-size="10pt" style:font-size-asian="10pt" style:font-size-complex="10pt"/>
    </style:style>
    <style:style style:name="T44_27" style:family="text"/>
    <style:style style:name="T44_28" style:family="text">
      <style:text-properties fo:font-size="10pt" style:font-size-asian="10pt" style:font-size-complex="10pt"/>
    </style:style>
    <style:style style:name="T44_29" style:family="text"/>
    <style:style style:name="T44_30" style:family="text">
      <style:text-properties fo:font-size="10pt" style:font-size-asian="10pt" style:font-size-complex="10pt"/>
    </style:style>
    <style:style style:name="T44_31" style:family="text"/>
    <style:style style:name="T44_32" style:family="text">
      <style:text-properties fo:font-size="10pt" style:font-size-asian="10pt" style:font-size-complex="10pt"/>
    </style:style>
    <style:style style:name="T44_33" style:family="text"/>
    <style:style style:name="T44_34" style:family="text">
      <style:text-properties fo:font-size="10pt" style:font-size-asian="10pt" style:font-size-complex="10pt"/>
    </style:style>
    <style:style style:name="T44_35" style:family="text"/>
    <style:style style:name="T44_36" style:family="text">
      <style:text-properties fo:font-size="10pt" style:font-size-asian="10pt" style:font-size-complex="10pt"/>
    </style:style>
    <style:style style:name="T44_37" style:family="text"/>
    <style:style style:name="T44_38" style:family="text">
      <style:text-properties fo:font-size="10pt" style:font-size-asian="10pt" style:font-size-complex="10pt"/>
    </style:style>
    <style:style style:name="T44_39" style:family="text"/>
    <style:style style:name="T44_40" style:family="text">
      <style:text-properties fo:font-size="10pt" style:font-size-asian="10pt" style:font-size-complex="10pt"/>
    </style:style>
    <style:style style:name="T44_41" style:family="text"/>
    <style:style style:name="T44_42" style:family="text">
      <style:text-properties fo:font-size="10pt" style:font-size-asian="10pt" style:font-size-complex="10pt"/>
    </style:style>
    <style:style style:name="T44_43" style:family="text"/>
    <style:style style:name="T44_44" style:family="text">
      <style:text-properties fo:font-size="10pt" style:font-size-asian="10pt" style:font-size-complex="10pt"/>
    </style:style>
    <style:style style:name="T44_45" style:family="text"/>
    <style:style style:name="T44_46" style:family="text">
      <style:text-properties fo:font-size="10pt" style:font-size-asian="10pt" style:font-size-complex="10pt"/>
    </style:style>
    <style:style style:name="T44_47" style:family="text"/>
    <style:style style:name="T44_48" style:family="text">
      <style:text-properties fo:font-size="10pt" style:font-size-asian="10pt" style:font-size-complex="10pt"/>
    </style:style>
    <style:style style:name="P45" style:family="paragraph" style:parent-style-name="Standard">
      <style:paragraph-properties fo:break-before="auto" fo:margin-top="0cm" fo:margin-bottom="0cm" style:writing-mode="lr-tb"/>
    </style:style>
    <style:style style:name="T45_1" style:family="text"/>
    <style:style style:name="T45_2" style:family="text">
      <style:text-properties fo:font-size="10pt" style:font-size-asian="10pt" style:font-size-complex="10pt"/>
    </style:style>
    <style:style style:name="T45_3" style:family="text"/>
    <style:style style:name="T45_4" style:family="text">
      <style:text-properties fo:font-size="10pt" style:font-size-asian="10pt" style:font-size-complex="10pt"/>
    </style:style>
    <style:style style:name="T45_5" style:family="text"/>
    <style:style style:name="T45_6" style:family="text">
      <style:text-properties fo:font-size="10pt" style:font-size-asian="10pt" style:font-size-complex="10pt"/>
    </style:style>
    <style:style style:name="T45_7" style:family="text"/>
    <style:style style:name="T45_8" style:family="text">
      <style:text-properties fo:font-size="10pt" style:font-size-asian="10pt" style:font-size-complex="10pt"/>
    </style:style>
    <style:style style:name="T45_9" style:family="text"/>
    <style:style style:name="T45_10" style:family="text">
      <style:text-properties fo:font-size="10pt" style:font-size-asian="10pt" style:font-size-complex="10pt"/>
    </style:style>
    <style:style style:name="T45_11" style:family="text"/>
    <style:style style:name="T45_12" style:family="text">
      <style:text-properties fo:font-size="10pt" style:font-size-asian="10pt" style:font-size-complex="10pt"/>
    </style:style>
    <style:style style:name="T45_13" style:family="text"/>
    <style:style style:name="T45_14" style:family="text">
      <style:text-properties fo:font-size="10pt" style:font-size-asian="10pt" style:font-size-complex="10pt"/>
    </style:style>
    <style:style style:name="T45_15" style:family="text"/>
    <style:style style:name="T45_16" style:family="text">
      <style:text-properties fo:font-size="10pt" style:font-size-asian="10pt" style:font-size-complex="10pt"/>
    </style:style>
    <style:style style:name="T45_17" style:family="text"/>
    <style:style style:name="T45_18" style:family="text">
      <style:text-properties fo:font-size="10pt" style:font-size-asian="10pt" style:font-size-complex="10pt"/>
    </style:style>
    <style:style style:name="T45_19" style:family="text"/>
    <style:style style:name="T45_20" style:family="text">
      <style:text-properties fo:font-size="10pt" style:font-size-asian="10pt" style:font-size-complex="10pt"/>
    </style:style>
    <style:style style:name="T45_21" style:family="text"/>
    <style:style style:name="T45_22" style:family="text">
      <style:text-properties fo:font-size="10pt" style:font-size-asian="10pt" style:font-size-complex="10pt"/>
    </style:style>
    <style:style style:name="T45_23" style:family="text"/>
    <style:style style:name="T45_24" style:family="text">
      <style:text-properties fo:font-size="10pt" style:font-size-asian="10pt" style:font-size-complex="10pt"/>
    </style:style>
    <style:style style:name="T45_25" style:family="text"/>
    <style:style style:name="T45_26" style:family="text">
      <style:text-properties fo:font-size="10pt" style:font-size-asian="10pt" style:font-size-complex="10pt"/>
    </style:style>
    <style:style style:name="T45_27" style:family="text"/>
    <style:style style:name="T45_28" style:family="text">
      <style:text-properties fo:font-size="10pt" style:font-size-asian="10pt" style:font-size-complex="10pt"/>
    </style:style>
    <style:style style:name="T45_29" style:family="text"/>
    <style:style style:name="T45_30" style:family="text">
      <style:text-properties fo:font-size="10pt" style:font-size-asian="10pt" style:font-size-complex="10pt"/>
    </style:style>
    <style:style style:name="T45_31" style:family="text"/>
    <style:style style:name="T45_32" style:family="text">
      <style:text-properties fo:font-size="10pt" style:font-size-asian="10pt" style:font-size-complex="10pt"/>
    </style:style>
    <style:style style:name="T45_33" style:family="text"/>
    <style:style style:name="T45_34" style:family="text">
      <style:text-properties fo:font-size="10pt" style:font-size-asian="10pt" style:font-size-complex="10pt"/>
    </style:style>
    <style:style style:name="T45_35" style:family="text"/>
    <style:style style:name="T45_36" style:family="text">
      <style:text-properties fo:font-size="10pt" style:font-size-asian="10pt" style:font-size-complex="10pt"/>
    </style:style>
    <style:style style:name="T45_37" style:family="text"/>
    <style:style style:name="T45_38" style:family="text">
      <style:text-properties fo:font-size="10pt" style:font-size-asian="10pt" style:font-size-complex="10pt"/>
    </style:style>
    <style:style style:name="T45_39" style:family="text"/>
    <style:style style:name="T45_40" style:family="text">
      <style:text-properties fo:font-size="10pt" style:font-size-asian="10pt" style:font-size-complex="10pt"/>
    </style:style>
    <style:style style:name="T45_41" style:family="text"/>
    <style:style style:name="T45_42" style:family="text">
      <style:text-properties fo:font-size="10pt" style:font-size-asian="10pt" style:font-size-complex="10pt"/>
    </style:style>
    <style:style style:name="T45_43" style:family="text"/>
    <style:style style:name="T45_44" style:family="text">
      <style:text-properties fo:font-size="10pt" style:font-size-asian="10pt" style:font-size-complex="10pt"/>
    </style:style>
    <style:style style:name="P46" style:family="paragraph" style:parent-style-name="Standard">
      <style:paragraph-properties fo:text-align="left" fo:break-before="auto" style:writing-mode="lr-tb"/>
    </style:style>
    <style:style style:name="P47" style:family="paragraph" style:parent-style-name="Standard">
      <style:paragraph-properties fo:text-align="center" fo:break-before="auto" style:writing-mode="lr-tb"/>
      <style:text-properties fo:font-size="18pt" style:font-size-asian="18pt" style:font-size-complex="18pt" fo:font-weight="bold" style:font-weight-asian="bold" style:font-weight-complex="bold"/>
    </style:style>
    <style:style style:name="P48" style:family="paragraph" style:parent-style-name="Standard">
      <style:paragraph-properties fo:text-align="center" fo:break-before="auto" style:writing-mode="lr-tb"/>
      <style:text-properties fo:font-size="18pt" style:font-size-asian="18pt" style:font-size-complex="18pt" fo:font-weight="bold" style:font-weight-asian="bold" style:font-weight-complex="bold"/>
    </style:style>
    <style:style style:name="P49" style:family="paragraph" style:parent-style-name="Standard">
      <style:paragraph-properties fo:text-align="center" fo:break-before="auto" style:writing-mode="lr-tb"/>
      <style:text-properties fo:font-size="18pt" style:font-size-asian="18pt" style:font-size-complex="18pt" fo:font-weight="bold" style:font-weight-asian="bold" style:font-weight-complex="bold"/>
    </style:style>
    <style:style style:name="P50" style:family="paragraph" style:parent-style-name="Standard">
      <style:paragraph-properties fo:text-align="center" fo:break-before="auto" style:writing-mode="lr-tb"/>
    </style:style>
    <style:style style:name="T50_1" style:family="text">
      <style:text-properties fo:font-size="18pt" style:font-size-asian="18pt" style:font-size-complex="18pt" fo:font-weight="bold" style:font-weight-asian="bold" style:font-weight-complex="bold"/>
    </style:style>
    <style:style style:name="T50_2" style:family="text">
      <style:text-properties fo:font-size="18pt" style:font-size-asian="18pt" style:font-size-complex="18pt" fo:font-weight="bold" style:font-weight-asian="bold" style:font-weight-complex="bold"/>
    </style:style>
    <style:style style:name="T50_3" style:family="text">
      <style:text-properties fo:font-size="18pt" style:font-size-asian="18pt" style:font-size-complex="18pt" fo:font-weight="bold" style:font-weight-asian="bold" style:font-weight-complex="bold"/>
    </style:style>
    <style:style style:name="P51" style:family="paragraph" style:parent-style-name="Standard">
      <style:paragraph-properties fo:text-align="center" fo:break-before="auto" style:writing-mode="lr-tb"/>
    </style:style>
    <style:style style:name="T51_1" style:family="text">
      <style:text-properties fo:font-size="18pt" style:font-size-asian="18pt" style:font-size-complex="18pt" fo:font-weight="bold" style:font-weight-asian="bold" style:font-weight-complex="bold"/>
    </style:style>
    <style:style style:name="T51_2" style:family="text">
      <style:text-properties fo:font-size="18pt" style:font-size-asian="18pt" style:font-size-complex="18pt" fo:font-weight="bold" style:font-weight-asian="bold" style:font-weight-complex="bold"/>
    </style:style>
    <style:style style:name="T51_3" style:family="text">
      <style:text-properties fo:font-size="18pt" style:font-size-asian="18pt" style:font-size-complex="18pt" fo:font-weight="bold" style:font-weight-asian="bold" style:font-weight-complex="bold"/>
    </style:style>
    <style:style style:name="T51_4" style:family="text">
      <style:text-properties fo:font-size="18pt" style:font-size-asian="18pt" style:font-size-complex="18pt" fo:font-weight="bold" style:font-weight-asian="bold" style:font-weight-complex="bold"/>
    </style:style>
    <style:style style:name="T51_5" style:family="text">
      <style:text-properties fo:font-size="18pt" style:font-size-asian="18pt" style:font-size-complex="18pt" fo:font-weight="bold" style:font-weight-asian="bold" style:font-weight-complex="bold"/>
    </style:style>
    <style:style style:name="T51_6" style:family="text">
      <style:text-properties fo:font-size="18pt" style:font-size-asian="18pt" style:font-size-complex="18pt" fo:font-weight="bold" style:font-weight-asian="bold" style:font-weight-complex="bold"/>
    </style:style>
    <style:style style:name="T51_7" style:family="text">
      <style:text-properties fo:font-size="18pt" style:font-size-asian="18pt" style:font-size-complex="18pt" fo:font-weight="bold" style:font-weight-asian="bold" style:font-weight-complex="bold"/>
    </style:style>
    <style:style style:name="T51_8" style:family="text">
      <style:text-properties fo:font-size="18pt" style:font-size-asian="18pt" style:font-size-complex="18pt" fo:font-weight="bold" style:font-weight-asian="bold" style:font-weight-complex="bold"/>
    </style:style>
    <style:style style:name="T51_9" style:family="text">
      <style:text-properties fo:font-size="18pt" style:font-size-asian="18pt" style:font-size-complex="18pt" fo:font-weight="bold" style:font-weight-asian="bold" style:font-weight-complex="bold"/>
    </style:style>
    <style:style style:name="P52" style:family="paragraph" style:parent-style-name="Standard">
      <style:paragraph-properties fo:break-before="auto" style:writing-mode="lr-tb"/>
      <style:text-properties fo:font-size="18pt" style:font-size-asian="18pt" style:font-size-complex="18pt" fo:font-weight="bold" style:font-weight-asian="bold" style:font-weight-complex="bold"/>
    </style:style>
    <style:style style:name="P53" style:family="paragraph" style:parent-style-name="Standard">
      <style:paragraph-properties fo:break-before="auto" style:writing-mode="lr-tb"/>
    </style:style>
    <style:style style:name="T53_1" style:family="text">
      <style:text-properties fo:font-size="18pt" style:font-size-asian="18pt" style:font-size-complex="18pt" fo:font-weight="bold" style:font-weight-asian="bold" style:font-weight-complex="bold"/>
    </style:style>
    <style:style style:name="T53_2" style:family="text">
      <style:text-properties fo:font-size="18pt" style:font-size-asian="18pt" style:font-size-complex="18pt" fo:font-weight="bold" style:font-weight-asian="bold" style:font-weight-complex="bold"/>
    </style:style>
    <style:style style:name="T53_3" style:family="text">
      <style:text-properties fo:font-size="18pt" style:font-size-asian="18pt" style:font-size-complex="18pt" fo:font-weight="bold" style:font-weight-asian="bold" style:font-weight-complex="bold"/>
    </style:style>
    <style:style style:name="T53_4" style:family="text">
      <style:text-properties fo:font-size="18pt" style:font-size-asian="18pt" style:font-size-complex="18pt" fo:font-weight="bold" style:font-weight-asian="bold" style:font-weight-complex="bold"/>
    </style:style>
    <style:style style:name="T53_5" style:family="text">
      <style:text-properties fo:font-size="18pt" style:font-size-asian="18pt" style:font-size-complex="18pt" fo:font-weight="bold" style:font-weight-asian="bold" style:font-weight-complex="bold"/>
    </style:style>
    <style:style style:name="T53_6" style:family="text">
      <style:text-properties fo:font-size="18pt" style:font-size-asian="18pt" style:font-size-complex="18pt" fo:font-weight="bold" style:font-weight-asian="bold" style:font-weight-complex="bold"/>
    </style:style>
    <style:style style:name="T53_7" style:family="text">
      <style:text-properties fo:font-size="18pt" style:font-size-asian="18pt" style:font-size-complex="18pt" fo:font-weight="bold" style:font-weight-asian="bold" style:font-weight-complex="bold"/>
    </style:style>
    <style:style style:name="T53_8" style:family="text">
      <style:text-properties fo:font-size="18pt" style:font-size-asian="18pt" style:font-size-complex="18pt" fo:font-weight="bold" style:font-weight-asian="bold" style:font-weight-complex="bold"/>
    </style:style>
    <style:style style:name="P54" style:family="paragraph" style:parent-style-name="Standard">
      <style:paragraph-properties fo:break-before="auto" style:writing-mode="lr-tb"/>
      <style:text-properties fo:font-size="18pt" style:font-size-asian="18pt" style:font-size-complex="18pt" fo:font-weight="bold" style:font-weight-asian="bold" style:font-weight-complex="bold"/>
    </style:style>
    <style:style style:name="P55" style:family="paragraph" style:parent-style-name="Standard">
      <style:paragraph-properties fo:break-before="auto" style:writing-mode="lr-tb"/>
    </style:style>
    <style:style style:name="P56" style:family="paragraph" style:parent-style-name="Standard">
      <style:paragraph-properties fo:break-before="auto" fo:margin-top="0cm" fo:margin-bottom="0cm" style:writing-mode="lr-tb"/>
    </style:style>
    <style:style style:name="T56_1" style:family="text">
      <style:text-properties fo:font-weight="bold" style:font-weight-asian="bold" style:font-weight-complex="bold"/>
    </style:style>
    <style:style style:name="T56_2" style:family="text">
      <style:text-properties fo:font-weight="bold" style:font-weight-asian="bold" style:font-weight-complex="bold"/>
    </style:style>
    <style:style style:name="T56_3" style:family="text">
      <style:text-properties fo:font-weight="bold" style:font-weight-asian="bold" style:font-weight-complex="bold"/>
    </style:style>
    <style:style style:name="T56_4" style:family="text">
      <style:text-properties fo:font-weight="bold" style:font-weight-asian="bold" style:font-weight-complex="bold"/>
    </style:style>
    <style:style style:name="T56_5" style:family="text">
      <style:text-properties fo:font-weight="bold" style:font-weight-asian="bold" style:font-weight-complex="bold"/>
    </style:style>
    <style:style style:name="T56_6" style:family="text">
      <style:text-properties fo:font-weight="bold" style:font-weight-asian="bold" style:font-weight-complex="bold"/>
    </style:style>
    <style:style style:name="T56_7" style:family="text">
      <style:text-properties fo:font-weight="bold" style:font-weight-asian="bold" style:font-weight-complex="bold"/>
    </style:style>
    <style:style style:name="T56_8" style:family="text">
      <style:text-properties fo:font-weight="bold" style:font-weight-asian="bold" style:font-weight-complex="bold"/>
    </style:style>
    <style:style style:name="T56_9" style:family="text">
      <style:text-properties fo:font-weight="bold" style:font-weight-asian="bold" style:font-weight-complex="bold"/>
    </style:style>
    <style:style style:name="T56_10" style:family="text">
      <style:text-properties fo:font-weight="bold" style:font-weight-asian="bold" style:font-weight-complex="bold"/>
    </style:style>
    <style:style style:name="T56_11" style:family="text">
      <style:text-properties fo:font-weight="bold" style:font-weight-asian="bold" style:font-weight-complex="bold"/>
    </style:style>
    <style:style style:name="T56_12" style:family="text">
      <style:text-properties fo:font-weight="bold" style:font-weight-asian="bold" style:font-weight-complex="bold"/>
    </style:style>
    <style:style style:name="P57" style:family="paragraph" style:parent-style-name="Standard">
      <style:paragraph-properties fo:break-before="auto" style:writing-mode="lr-tb"/>
    </style:style>
    <style:style style:name="P58" style:family="paragraph" style:parent-style-name="Standard">
      <style:paragraph-properties fo:break-before="auto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/>
    <style:style style:name="T58_48" style:family="text"/>
    <style:style style:name="T58_49" style:family="text"/>
    <style:style style:name="T58_50" style:family="text"/>
    <style:style style:name="T58_51" style:family="text"/>
    <style:style style:name="T58_52" style:family="text"/>
    <style:style style:name="T58_53" style:family="text"/>
    <style:style style:name="T58_54" style:family="text"/>
    <style:style style:name="T58_55" style:family="text"/>
    <style:style style:name="T58_56" style:family="text"/>
    <style:style style:name="T58_57" style:family="text"/>
    <style:style style:name="T58_58" style:family="text"/>
    <style:style style:name="T58_59" style:family="text"/>
    <style:style style:name="T58_60" style:family="text"/>
    <style:style style:name="T58_61" style:family="text"/>
    <style:style style:name="T58_62" style:family="text"/>
    <style:style style:name="T58_63" style:family="text"/>
    <style:style style:name="T58_64" style:family="text"/>
    <style:style style:name="T58_65" style:family="text"/>
    <style:style style:name="T58_66" style:family="text"/>
    <style:style style:name="T58_67" style:family="text"/>
    <style:style style:name="T58_68" style:family="text">
      <style:text-properties fo:color="#1155cc" style:text-underline-style="solid" style:text-underline-color="font-color"/>
    </style:style>
    <style:style style:name="T58_69" style:family="text"/>
    <style:style style:name="T58_70" style:family="text">
      <style:text-properties fo:color="#1155cc" style:text-underline-style="solid" style:text-underline-color="font-color"/>
    </style:style>
    <style:style style:name="T58_71" style:family="text"/>
    <style:style style:name="T58_72" style:family="text">
      <style:text-properties fo:color="#1155cc" style:text-underline-style="solid" style:text-underline-color="font-color"/>
    </style:style>
    <style:style style:name="T58_73" style:family="text" style:parent-style-name="Standard"/>
    <style:style style:name="P59" style:family="paragraph" style:parent-style-name="Standard">
      <style:paragraph-properties fo:break-before="auto" style:writing-mode="lr-tb"/>
    </style:style>
    <style:style style:name="T59_1" style:family="text">
      <style:text-properties fo:font-size="10pt" style:font-size-asian="10pt" style:font-size-complex="10pt"/>
    </style:style>
    <style:style style:name="T59_2" style:family="text">
      <style:text-properties fo:font-size="10pt" style:font-size-asian="10pt" style:font-size-complex="10pt"/>
    </style:style>
    <style:style style:name="T59_3" style:family="text">
      <style:text-properties fo:font-size="10pt" style:font-size-asian="10pt" style:font-size-complex="10pt"/>
    </style:style>
    <style:style style:name="T59_4" style:family="text">
      <style:text-properties fo:font-size="10pt" style:font-size-asian="10pt" style:font-size-complex="10pt"/>
    </style:style>
    <style:style style:name="T59_5" style:family="text">
      <style:text-properties fo:font-size="10pt" style:font-size-asian="10pt" style:font-size-complex="10pt"/>
    </style:style>
    <style:style style:name="T59_6" style:family="text">
      <style:text-properties fo:font-size="10pt" style:font-size-asian="10pt" style:font-size-complex="10pt"/>
    </style:style>
    <style:style style:name="T59_7" style:family="text">
      <style:text-properties fo:font-size="10pt" style:font-size-asian="10pt" style:font-size-complex="10pt"/>
    </style:style>
    <style:style style:name="T59_8" style:family="text">
      <style:text-properties fo:font-size="10pt" style:font-size-asian="10pt" style:font-size-complex="10pt"/>
    </style:style>
    <style:style style:name="T59_9" style:family="text">
      <style:text-properties fo:font-size="10pt" style:font-size-asian="10pt" style:font-size-complex="10pt"/>
    </style:style>
    <style:style style:name="T59_10" style:family="text">
      <style:text-properties fo:font-size="10pt" style:font-size-asian="10pt" style:font-size-complex="10pt"/>
    </style:style>
    <style:style style:name="T59_11" style:family="text">
      <style:text-properties fo:font-size="10pt" style:font-size-asian="10pt" style:font-size-complex="10pt"/>
    </style:style>
    <style:style style:name="T59_12" style:family="text">
      <style:text-properties fo:font-size="10pt" style:font-size-asian="10pt" style:font-size-complex="10pt"/>
    </style:style>
    <style:style style:name="T59_13" style:family="text">
      <style:text-properties fo:font-size="10pt" style:font-size-asian="10pt" style:font-size-complex="10pt"/>
    </style:style>
    <style:style style:name="T59_14" style:family="text">
      <style:text-properties fo:font-size="10pt" style:font-size-asian="10pt" style:font-size-complex="10pt"/>
    </style:style>
    <style:style style:name="T59_15" style:family="text">
      <style:text-properties fo:font-size="10pt" style:font-size-asian="10pt" style:font-size-complex="10pt"/>
    </style:style>
    <style:style style:name="T59_16" style:family="text">
      <style:text-properties fo:font-size="10pt" style:font-size-asian="10pt" style:font-size-complex="10pt"/>
    </style:style>
    <style:style style:name="T59_17" style:family="text">
      <style:text-properties fo:font-size="10pt" style:font-size-asian="10pt" style:font-size-complex="10pt"/>
    </style:style>
    <style:style style:name="T59_18" style:family="text">
      <style:text-properties fo:font-size="10pt" style:font-size-asian="10pt" style:font-size-complex="10pt"/>
    </style:style>
    <style:style style:name="T59_19" style:family="text">
      <style:text-properties fo:font-size="10pt" style:font-size-asian="10pt" style:font-size-complex="10pt"/>
    </style:style>
    <style:style style:name="T59_20" style:family="text">
      <style:text-properties fo:font-size="10pt" style:font-size-asian="10pt" style:font-size-complex="10pt"/>
    </style:style>
    <style:style style:name="T59_21" style:family="text">
      <style:text-properties fo:font-size="10pt" style:font-size-asian="10pt" style:font-size-complex="10pt"/>
    </style:style>
    <style:style style:name="T59_22" style:family="text">
      <style:text-properties fo:font-size="10pt" style:font-size-asian="10pt" style:font-size-complex="10pt"/>
    </style:style>
    <style:style style:name="T59_23" style:family="text">
      <style:text-properties fo:font-size="10pt" style:font-size-asian="10pt" style:font-size-complex="10pt"/>
    </style:style>
    <style:style style:name="T59_24" style:family="text">
      <style:text-properties fo:font-size="10pt" style:font-size-asian="10pt" style:font-size-complex="10pt"/>
    </style:style>
    <style:style style:name="T59_25" style:family="text">
      <style:text-properties fo:font-size="10pt" style:font-size-asian="10pt" style:font-size-complex="10pt"/>
    </style:style>
    <style:style style:name="T59_26" style:family="text">
      <style:text-properties fo:font-size="10pt" style:font-size-asian="10pt" style:font-size-complex="10pt"/>
    </style:style>
    <style:style style:name="T59_27" style:family="text">
      <style:text-properties fo:font-size="10pt" style:font-size-asian="10pt" style:font-size-complex="10pt"/>
    </style:style>
    <style:style style:name="T59_28" style:family="text"/>
    <style:style style:name="T59_29" style:family="text">
      <style:text-properties fo:color="#1155cc" fo:font-size="10pt" style:font-size-asian="10pt" style:font-size-complex="10pt" style:text-underline-style="solid" style:text-underline-color="font-color"/>
    </style:style>
    <style:style style:name="T59_30" style:family="text"/>
    <style:style style:name="T59_31" style:family="text">
      <style:text-properties fo:color="#1155cc" fo:font-size="10pt" style:font-size-asian="10pt" style:font-size-complex="10pt" style:text-underline-style="solid" style:text-underline-color="font-color"/>
    </style:style>
    <style:style style:name="T59_32" style:family="text"/>
    <style:style style:name="T59_33" style:family="text">
      <style:text-properties fo:color="#1155cc" fo:font-size="10pt" style:font-size-asian="10pt" style:font-size-complex="10pt" style:text-underline-style="solid" style:text-underline-color="font-color"/>
    </style:style>
    <style:style style:name="T59_34" style:family="text"/>
    <style:style style:name="T59_35" style:family="text">
      <style:text-properties fo:color="#1155cc" fo:font-size="10pt" style:font-size-asian="10pt" style:font-size-complex="10pt" style:text-underline-style="solid" style:text-underline-color="font-color"/>
    </style:style>
    <style:style style:name="T59_36" style:family="text"/>
    <style:style style:name="T59_37" style:family="text">
      <style:text-properties fo:color="#1155cc" fo:font-size="10pt" style:font-size-asian="10pt" style:font-size-complex="10pt" style:text-underline-style="solid" style:text-underline-color="font-color"/>
    </style:style>
    <style:style style:name="T59_38" style:family="text"/>
    <style:style style:name="T59_39" style:family="text">
      <style:text-properties fo:color="#1155cc" fo:font-size="10pt" style:font-size-asian="10pt" style:font-size-complex="10pt" style:text-underline-style="solid" style:text-underline-color="font-color"/>
    </style:style>
    <style:style style:name="T59_40" style:family="text"/>
    <style:style style:name="T59_41" style:family="text">
      <style:text-properties fo:color="#1155cc" fo:font-size="10pt" style:font-size-asian="10pt" style:font-size-complex="10pt" style:text-underline-style="solid" style:text-underline-color="font-color"/>
    </style:style>
    <style:style style:name="T59_42" style:family="text"/>
    <style:style style:name="T59_43" style:family="text">
      <style:text-properties fo:color="#1155cc" fo:font-size="10pt" style:font-size-asian="10pt" style:font-size-complex="10pt" style:text-underline-style="solid" style:text-underline-color="font-color"/>
    </style:style>
    <style:style style:name="T59_44" style:family="text"/>
    <style:style style:name="T59_45" style:family="text">
      <style:text-properties fo:color="#1155cc" fo:font-size="10pt" style:font-size-asian="10pt" style:font-size-complex="10pt" style:text-underline-style="solid" style:text-underline-color="font-color"/>
    </style:style>
    <style:style style:name="T59_46" style:family="text"/>
    <style:style style:name="T59_47" style:family="text">
      <style:text-properties fo:color="#1155cc" fo:font-size="10pt" style:font-size-asian="10pt" style:font-size-complex="10pt" style:text-underline-style="solid" style:text-underline-color="font-color"/>
    </style:style>
    <style:style style:name="T59_48" style:family="text"/>
    <style:style style:name="T59_49" style:family="text">
      <style:text-properties fo:color="#1155cc" fo:font-size="10pt" style:font-size-asian="10pt" style:font-size-complex="10pt" style:text-underline-style="solid" style:text-underline-color="font-color"/>
    </style:style>
    <style:style style:name="T59_50" style:family="text"/>
    <style:style style:name="T59_51" style:family="text">
      <style:text-properties fo:color="#1155cc" fo:font-size="10pt" style:font-size-asian="10pt" style:font-size-complex="10pt" style:text-underline-style="solid" style:text-underline-color="font-color"/>
    </style:style>
    <style:style style:name="T59_52" style:family="text"/>
    <style:style style:name="T59_53" style:family="text">
      <style:text-properties fo:color="#1155cc" fo:font-size="10pt" style:font-size-asian="10pt" style:font-size-complex="10pt" style:text-underline-style="solid" style:text-underline-color="font-color"/>
    </style:style>
    <style:style style:name="T59_54" style:family="text"/>
    <style:style style:name="T59_55" style:family="text">
      <style:text-properties fo:color="#1155cc" fo:font-size="10pt" style:font-size-asian="10pt" style:font-size-complex="10pt" style:text-underline-style="solid" style:text-underline-color="font-color"/>
    </style:style>
    <style:style style:name="T59_56" style:family="text"/>
    <style:style style:name="T59_57" style:family="text">
      <style:text-properties fo:color="#1155cc" fo:font-size="10pt" style:font-size-asian="10pt" style:font-size-complex="10pt" style:text-underline-style="solid" style:text-underline-color="font-color"/>
    </style:style>
    <style:style style:name="T59_58" style:family="text"/>
    <style:style style:name="T59_59" style:family="text"/>
    <style:style style:name="T59_60" style:family="text"/>
    <style:style style:name="T59_61" style:family="text"/>
    <style:style style:name="T59_62" style:family="text"/>
    <style:style style:name="T59_63" style:family="text"/>
    <style:style style:name="T59_64" style:family="text"/>
    <style:style style:name="T59_65" style:family="text"/>
    <style:style style:name="T59_66" style:family="text"/>
    <style:style style:name="T59_67" style:family="text"/>
    <style:style style:name="T59_68" style:family="text"/>
    <style:style style:name="T59_69" style:family="text"/>
    <style:style style:name="T59_70" style:family="text"/>
    <style:style style:name="T59_71" style:family="text"/>
    <style:style style:name="T59_72" style:family="text"/>
    <style:style style:name="T59_73" style:family="text"/>
    <style:style style:name="T59_74" style:family="text"/>
    <style:style style:name="T59_75" style:family="text"/>
    <style:style style:name="T59_76" style:family="text"/>
    <style:style style:name="T59_77" style:family="text"/>
    <style:style style:name="T59_78" style:family="text"/>
    <style:style style:name="T59_79" style:family="text"/>
    <style:style style:name="T59_80" style:family="text"/>
    <style:style style:name="T59_81" style:family="text"/>
    <style:style style:name="T59_82" style:family="text"/>
    <style:style style:name="T59_83" style:family="text"/>
    <style:style style:name="T59_84" style:family="text"/>
    <style:style style:name="T59_85" style:family="text"/>
    <style:style style:name="T59_86" style:family="text"/>
    <style:style style:name="T59_87" style:family="text"/>
    <style:style style:name="T59_88" style:family="text"/>
    <style:style style:name="T59_89" style:family="text"/>
    <style:style style:name="T59_90" style:family="text"/>
    <style:style style:name="T59_91" style:family="text"/>
    <style:style style:name="T59_92" style:family="text"/>
    <style:style style:name="T59_93" style:family="text"/>
    <style:style style:name="T59_94" style:family="text"/>
    <style:style style:name="T59_95" style:family="text"/>
    <style:style style:name="T59_96" style:family="text"/>
    <style:style style:name="T59_97" style:family="text"/>
    <style:style style:name="T59_98" style:family="text"/>
    <style:style style:name="T59_99" style:family="text"/>
    <style:style style:name="T59_100" style:family="text"/>
    <style:style style:name="T59_101" style:family="text"/>
    <style:style style:name="T59_102" style:family="text"/>
    <style:style style:name="T59_103" style:family="text"/>
    <style:style style:name="T59_104" style:family="text"/>
    <style:style style:name="T59_105" style:family="text"/>
    <style:style style:name="T59_106" style:family="text"/>
    <style:style style:name="T59_107" style:family="text"/>
    <style:style style:name="T59_108" style:family="text"/>
    <style:style style:name="T59_109" style:family="text"/>
    <style:style style:name="T59_110" style:family="text"/>
    <style:style style:name="T59_111" style:family="text"/>
    <style:style style:name="T59_112" style:family="text"/>
    <style:style style:name="T59_113" style:family="text"/>
    <style:style style:name="T59_114" style:family="text"/>
    <style:style style:name="T59_115" style:family="text"/>
    <style:style style:name="T59_116" style:family="text"/>
    <style:style style:name="T59_117" style:family="text"/>
    <style:style style:name="T59_118" style:family="text"/>
    <style:style style:name="T59_119" style:family="text"/>
    <style:style style:name="T59_120" style:family="text"/>
    <style:style style:name="T59_121" style:family="text"/>
    <style:style style:name="T59_122" style:family="text"/>
    <style:style style:name="T59_123" style:family="text"/>
    <style:style style:name="T59_124" style:family="text"/>
    <style:style style:name="T59_125" style:family="text"/>
    <style:style style:name="T59_126" style:family="text"/>
    <style:style style:name="T59_127" style:family="text"/>
    <style:style style:name="T59_128" style:family="text"/>
    <style:style style:name="T59_129" style:family="text"/>
    <style:style style:name="T59_130" style:family="text"/>
    <style:style style:name="T59_131" style:family="text"/>
    <style:style style:name="T59_132" style:family="text"/>
    <style:style style:name="T59_133" style:family="text"/>
    <style:style style:name="T59_134" style:family="text"/>
    <style:style style:name="T59_135" style:family="text"/>
    <style:style style:name="T59_136" style:family="text"/>
    <style:style style:name="T59_137" style:family="text"/>
    <style:style style:name="T59_138" style:family="text"/>
    <style:style style:name="T59_139" style:family="text"/>
    <style:style style:name="T59_140" style:family="text"/>
    <style:style style:name="T59_141" style:family="text"/>
    <style:style style:name="T59_142" style:family="text"/>
    <style:style style:name="T59_143" style:family="text"/>
    <style:style style:name="T59_144" style:family="text"/>
    <style:style style:name="T59_145" style:family="text"/>
    <style:style style:name="T59_146" style:family="text"/>
    <style:style style:name="T59_147" style:family="text"/>
    <style:style style:name="T59_148" style:family="text"/>
    <style:style style:name="T59_149" style:family="text"/>
    <style:style style:name="T59_150" style:family="text"/>
    <style:style style:name="T59_151" style:family="text"/>
    <style:style style:name="T59_152" style:family="text"/>
    <style:style style:name="T59_153" style:family="text"/>
    <style:style style:name="T59_154" style:family="text"/>
    <style:style style:name="T59_155" style:family="text"/>
    <style:style style:name="T59_156" style:family="text"/>
    <style:style style:name="T59_157" style:family="text"/>
    <style:style style:name="T59_158" style:family="text"/>
    <style:style style:name="T59_159" style:family="text"/>
    <style:style style:name="T59_160" style:family="text"/>
    <style:style style:name="T59_161" style:family="text"/>
    <style:style style:name="T59_162" style:family="text"/>
    <style:style style:name="T59_163" style:family="text"/>
    <style:style style:name="T59_164" style:family="text"/>
    <style:style style:name="T59_165" style:family="text"/>
    <style:style style:name="T59_166" style:family="text"/>
    <style:style style:name="T59_167" style:family="text"/>
    <style:style style:name="T59_168" style:family="text"/>
    <style:style style:name="T59_169" style:family="text"/>
    <style:style style:name="T59_170" style:family="text"/>
    <style:style style:name="T59_171" style:family="text"/>
    <style:style style:name="T59_172" style:family="text"/>
    <style:style style:name="T59_173" style:family="text"/>
    <style:style style:name="T59_174" style:family="text"/>
    <style:style style:name="T59_175" style:family="text"/>
    <style:style style:name="T59_176" style:family="text"/>
    <style:style style:name="T59_177" style:family="text"/>
    <style:style style:name="T59_178" style:family="text"/>
    <style:style style:name="T59_179" style:family="text"/>
    <style:style style:name="T59_180" style:family="text"/>
    <style:style style:name="T59_181" style:family="text"/>
    <style:style style:name="T59_182" style:family="text"/>
    <style:style style:name="T59_183" style:family="text"/>
    <style:style style:name="T59_184" style:family="text"/>
    <style:style style:name="T59_185" style:family="text"/>
    <style:style style:name="T59_186" style:family="text"/>
    <style:style style:name="T59_187" style:family="text"/>
    <style:style style:name="T59_188" style:family="text"/>
    <style:style style:name="T59_189" style:family="text"/>
    <style:style style:name="T59_190" style:family="text"/>
    <style:style style:name="T59_191" style:family="text"/>
    <style:style style:name="T59_192" style:family="text"/>
    <style:style style:name="T59_193" style:family="text"/>
    <style:style style:name="T59_194" style:family="text"/>
    <style:style style:name="T59_195" style:family="text"/>
    <style:style style:name="T59_196" style:family="text"/>
    <style:style style:name="T59_197" style:family="text"/>
    <style:style style:name="T59_198" style:family="text"/>
    <style:style style:name="T59_199" style:family="text"/>
    <style:style style:name="T59_200" style:family="text"/>
    <style:style style:name="T59_201" style:family="text"/>
    <style:style style:name="T59_202" style:family="text"/>
    <style:style style:name="T59_203" style:family="text"/>
    <style:style style:name="T59_204" style:family="text"/>
    <style:style style:name="T59_205" style:family="text"/>
    <style:style style:name="T59_206" style:family="text"/>
    <style:style style:name="T59_207" style:family="text"/>
    <style:style style:name="T59_208" style:family="text"/>
    <style:style style:name="T59_209" style:family="text"/>
    <style:style style:name="T59_210" style:family="text"/>
    <style:style style:name="T59_211" style:family="text"/>
    <style:style style:name="T59_212" style:family="text"/>
    <style:style style:name="T59_213" style:family="text"/>
    <style:style style:name="T59_214" style:family="text"/>
    <style:style style:name="T59_215" style:family="text"/>
    <style:style style:name="T59_216" style:family="text"/>
    <style:style style:name="T59_217" style:family="text"/>
    <style:style style:name="T59_218" style:family="text"/>
    <style:style style:name="T59_219" style:family="text"/>
    <style:style style:name="T59_220" style:family="text"/>
    <style:style style:name="T59_221" style:family="text"/>
    <style:style style:name="T59_222" style:family="text"/>
    <style:style style:name="T59_223" style:family="text"/>
    <style:style style:name="T59_224" style:family="text"/>
    <style:style style:name="T59_225" style:family="text"/>
    <style:style style:name="T59_226" style:family="text"/>
    <style:style style:name="T59_227" style:family="text"/>
    <style:style style:name="T59_228" style:family="text"/>
    <style:style style:name="T59_229" style:family="text"/>
    <style:style style:name="T59_230" style:family="text"/>
    <style:style style:name="T59_231" style:family="text"/>
    <style:style style:name="T59_232" style:family="text"/>
    <style:style style:name="P60" style:family="paragraph" style:parent-style-name="Standard">
      <style:paragraph-properties fo:break-before="auto" style:writing-mode="lr-tb"/>
    </style:style>
    <style:style style:name="P61" style:family="paragraph" style:parent-style-name="Standard">
      <style:paragraph-properties fo:break-before="auto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/>
    <style:style style:name="T61_38" style:family="text"/>
    <style:style style:name="T61_39" style:family="text"/>
    <style:style style:name="T61_40" style:family="text"/>
    <style:style style:name="T61_41" style:family="text"/>
    <style:style style:name="T61_42" style:family="text"/>
    <style:style style:name="T61_43" style:family="text"/>
    <style:style style:name="T61_44" style:family="text"/>
    <style:style style:name="T61_45" style:family="text"/>
    <style:style style:name="T61_46" style:family="text"/>
    <style:style style:name="T61_47" style:family="text"/>
    <style:style style:name="T61_48" style:family="text"/>
    <style:style style:name="T61_49" style:family="text"/>
    <style:style style:name="T61_50" style:family="text"/>
    <style:style style:name="T61_51" style:family="text"/>
    <style:style style:name="T61_52" style:family="text"/>
    <style:style style:name="T61_53" style:family="text"/>
    <style:style style:name="T61_54" style:family="text"/>
    <style:style style:name="T61_55" style:family="text"/>
    <style:style style:name="T61_56" style:family="text"/>
    <style:style style:name="T61_57" style:family="text"/>
    <style:style style:name="T61_58" style:family="text"/>
    <style:style style:name="T61_59" style:family="text"/>
    <style:style style:name="T61_60" style:family="text">
      <style:text-properties fo:color="#1155cc" style:text-underline-style="solid" style:text-underline-color="font-color"/>
    </style:style>
    <style:style style:name="T61_61" style:family="text"/>
    <style:style style:name="T61_62" style:family="text">
      <style:text-properties fo:color="#1155cc" style:text-underline-style="solid" style:text-underline-color="font-color"/>
    </style:style>
    <style:style style:name="T61_63" style:family="text"/>
    <style:style style:name="T61_64" style:family="text">
      <style:text-properties fo:color="#1155cc" style:text-underline-style="solid" style:text-underline-color="font-color"/>
    </style:style>
    <style:style style:name="T61_65" style:family="text"/>
    <style:style style:name="T61_66" style:family="text">
      <style:text-properties fo:color="#1155cc" style:text-underline-style="solid" style:text-underline-color="font-color"/>
    </style:style>
    <style:style style:name="T61_67" style:family="text"/>
    <style:style style:name="T61_68" style:family="text">
      <style:text-properties fo:color="#1155cc" style:text-underline-style="solid" style:text-underline-color="font-color"/>
    </style:style>
    <style:style style:name="T61_69" style:family="text" style:parent-style-name="Standard"/>
    <style:style style:name="P62" style:family="paragraph" style:parent-style-name="Standard">
      <style:paragraph-properties fo:break-before="auto" style:writing-mode="lr-tb"/>
    </style:style>
    <style:style style:name="T62_1" style:family="text">
      <style:text-properties fo:font-size="10pt" style:font-size-asian="10pt" style:font-size-complex="10pt"/>
    </style:style>
    <style:style style:name="T62_2" style:family="text">
      <style:text-properties fo:font-size="10pt" style:font-size-asian="10pt" style:font-size-complex="10pt"/>
    </style:style>
    <style:style style:name="T62_3" style:family="text">
      <style:text-properties fo:font-size="10pt" style:font-size-asian="10pt" style:font-size-complex="10pt"/>
    </style:style>
    <style:style style:name="T62_4" style:family="text">
      <style:text-properties fo:font-size="10pt" style:font-size-asian="10pt" style:font-size-complex="10pt"/>
    </style:style>
    <style:style style:name="T62_5" style:family="text">
      <style:text-properties fo:font-size="10pt" style:font-size-asian="10pt" style:font-size-complex="10pt"/>
    </style:style>
    <style:style style:name="T62_6" style:family="text">
      <style:text-properties fo:font-size="10pt" style:font-size-asian="10pt" style:font-size-complex="10pt"/>
    </style:style>
    <style:style style:name="T62_7" style:family="text">
      <style:text-properties fo:font-size="10pt" style:font-size-asian="10pt" style:font-size-complex="10pt"/>
    </style:style>
    <style:style style:name="T62_8" style:family="text"/>
    <style:style style:name="T62_9" style:family="text">
      <style:text-properties fo:color="#1155cc" fo:font-size="10pt" style:font-size-asian="10pt" style:font-size-complex="10pt" style:text-underline-style="solid" style:text-underline-color="font-color"/>
    </style:style>
    <style:style style:name="T62_10" style:family="text"/>
    <style:style style:name="T62_11" style:family="text">
      <style:text-properties fo:color="#1155cc" fo:font-size="10pt" style:font-size-asian="10pt" style:font-size-complex="10pt" style:text-underline-style="solid" style:text-underline-color="font-color"/>
    </style:style>
    <style:style style:name="T62_12" style:family="text"/>
    <style:style style:name="T62_13" style:family="text">
      <style:text-properties fo:color="#1155cc" fo:font-size="10pt" style:font-size-asian="10pt" style:font-size-complex="10pt" style:text-underline-style="solid" style:text-underline-color="font-color"/>
    </style:style>
    <style:style style:name="T62_14" style:family="text"/>
    <style:style style:name="T62_15" style:family="text">
      <style:text-properties fo:color="#1155cc" fo:font-size="10pt" style:font-size-asian="10pt" style:font-size-complex="10pt" style:text-underline-style="solid" style:text-underline-color="font-color"/>
    </style:style>
    <style:style style:name="T62_16" style:family="text"/>
    <style:style style:name="T62_17" style:family="text">
      <style:text-properties fo:color="#1155cc" fo:font-size="10pt" style:font-size-asian="10pt" style:font-size-complex="10pt" style:text-underline-style="solid" style:text-underline-color="font-color"/>
    </style:style>
    <style:style style:name="T62_18" style:family="text"/>
    <style:style style:name="T62_19" style:family="text">
      <style:text-properties fo:color="#1155cc" fo:font-size="10pt" style:font-size-asian="10pt" style:font-size-complex="10pt" style:text-underline-style="solid" style:text-underline-color="font-color"/>
    </style:style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/>
    <style:style style:name="T62_42" style:family="text">
      <style:text-properties fo:color="#1155cc" style:text-underline-style="solid" style:text-underline-color="font-color"/>
    </style:style>
    <style:style style:name="T62_43" style:family="text"/>
    <style:style style:name="T62_44" style:family="text">
      <style:text-properties fo:color="#1155cc" style:text-underline-style="solid" style:text-underline-color="font-color"/>
    </style:style>
    <style:style style:name="T62_45" style:family="text"/>
    <style:style style:name="T62_46" style:family="text">
      <style:text-properties fo:color="#1155cc" style:text-underline-style="solid" style:text-underline-color="font-color"/>
    </style:style>
    <style:style style:name="T62_47" style:family="text"/>
    <style:style style:name="T62_48" style:family="text">
      <style:text-properties fo:color="#1155cc" style:text-underline-style="solid" style:text-underline-color="font-color"/>
    </style:style>
    <style:style style:name="T62_49" style:family="text"/>
    <style:style style:name="T62_50" style:family="text">
      <style:text-properties fo:color="#1155cc" style:text-underline-style="solid" style:text-underline-color="font-color"/>
    </style:style>
    <style:style style:name="T62_51" style:family="text" style:parent-style-name="Standard"/>
    <style:style style:name="P63" style:family="paragraph" style:parent-style-name="Standard">
      <style:paragraph-properties fo:break-before="auto" style:writing-mode="lr-tb"/>
    </style:style>
    <style:style style:name="T63_1" style:family="text">
      <style:text-properties fo:font-size="10pt" style:font-size-asian="10pt" style:font-size-complex="10pt"/>
    </style:style>
    <style:style style:name="T63_2" style:family="text">
      <style:text-properties fo:font-size="10pt" style:font-size-asian="10pt" style:font-size-complex="10pt"/>
    </style:style>
    <style:style style:name="T63_3" style:family="text">
      <style:text-properties fo:font-size="10pt" style:font-size-asian="10pt" style:font-size-complex="10pt"/>
    </style:style>
    <style:style style:name="T63_4" style:family="text">
      <style:text-properties fo:font-size="10pt" style:font-size-asian="10pt" style:font-size-complex="10pt"/>
    </style:style>
    <style:style style:name="T63_5" style:family="text">
      <style:text-properties fo:font-size="10pt" style:font-size-asian="10pt" style:font-size-complex="10pt"/>
    </style:style>
    <style:style style:name="T63_6" style:family="text">
      <style:text-properties fo:font-size="10pt" style:font-size-asian="10pt" style:font-size-complex="10pt"/>
    </style:style>
    <style:style style:name="T63_7" style:family="text">
      <style:text-properties fo:font-size="10pt" style:font-size-asian="10pt" style:font-size-complex="10pt"/>
    </style:style>
    <style:style style:name="T63_8" style:family="text">
      <style:text-properties fo:font-size="10pt" style:font-size-asian="10pt" style:font-size-complex="10pt"/>
    </style:style>
    <style:style style:name="T63_9" style:family="text">
      <style:text-properties fo:font-size="10pt" style:font-size-asian="10pt" style:font-size-complex="10pt"/>
    </style:style>
    <style:style style:name="T63_10" style:family="text">
      <style:text-properties fo:font-size="10pt" style:font-size-asian="10pt" style:font-size-complex="10pt"/>
    </style:style>
    <style:style style:name="T63_11" style:family="text">
      <style:text-properties fo:font-size="10pt" style:font-size-asian="10pt" style:font-size-complex="10pt"/>
    </style:style>
    <style:style style:name="T63_12" style:family="text">
      <style:text-properties fo:font-size="10pt" style:font-size-asian="10pt" style:font-size-complex="10pt"/>
    </style:style>
    <style:style style:name="T63_13" style:family="text">
      <style:text-properties fo:font-size="10pt" style:font-size-asian="10pt" style:font-size-complex="10pt"/>
    </style:style>
    <style:style style:name="T63_14" style:family="text"/>
    <style:style style:name="T63_15" style:family="text">
      <style:text-properties fo:color="#1155cc" fo:font-size="10pt" style:font-size-asian="10pt" style:font-size-complex="10pt" style:text-underline-style="solid" style:text-underline-color="font-color"/>
    </style:style>
    <style:style style:name="T63_16" style:family="text"/>
    <style:style style:name="T63_17" style:family="text">
      <style:text-properties fo:color="#1155cc" fo:font-size="10pt" style:font-size-asian="10pt" style:font-size-complex="10pt" style:text-underline-style="solid" style:text-underline-color="font-color"/>
    </style:style>
    <style:style style:name="T63_18" style:family="text"/>
    <style:style style:name="T63_19" style:family="text">
      <style:text-properties fo:color="#1155cc" fo:font-size="10pt" style:font-size-asian="10pt" style:font-size-complex="10pt" style:text-underline-style="solid" style:text-underline-color="font-color"/>
    </style:style>
    <style:style style:name="T63_20" style:family="text"/>
    <style:style style:name="T63_21" style:family="text">
      <style:text-properties fo:color="#1155cc" fo:font-size="10pt" style:font-size-asian="10pt" style:font-size-complex="10pt" style:text-underline-style="solid" style:text-underline-color="font-color"/>
    </style:style>
    <style:style style:name="T63_22" style:family="text"/>
    <style:style style:name="T63_23" style:family="text">
      <style:text-properties fo:color="#1155cc" fo:font-size="10pt" style:font-size-asian="10pt" style:font-size-complex="10pt" style:text-underline-style="solid" style:text-underline-color="font-color"/>
    </style:style>
    <style:style style:name="T63_24" style:family="text"/>
    <style:style style:name="T63_25" style:family="text">
      <style:text-properties fo:color="#1155cc" fo:font-size="10pt" style:font-size-asian="10pt" style:font-size-complex="10pt" style:text-underline-style="solid" style:text-underline-color="font-color"/>
    </style:style>
    <style:style style:name="T63_26" style:family="text"/>
    <style:style style:name="T63_27" style:family="text">
      <style:text-properties fo:color="#1155cc" fo:font-size="10pt" style:font-size-asian="10pt" style:font-size-complex="10pt" style:text-underline-style="solid" style:text-underline-color="font-color"/>
    </style:style>
    <style:style style:name="T63_28" style:family="text"/>
    <style:style style:name="T63_29" style:family="text">
      <style:text-properties fo:color="#1155cc" fo:font-size="10pt" style:font-size-asian="10pt" style:font-size-complex="10pt" style:text-underline-style="solid" style:text-underline-color="font-color"/>
    </style:style>
    <style:style style:name="T63_30" style:family="text"/>
    <style:style style:name="T63_31" style:family="text">
      <style:text-properties fo:color="#1155cc" fo:font-size="10pt" style:font-size-asian="10pt" style:font-size-complex="10pt" style:text-underline-style="solid" style:text-underline-color="font-color"/>
    </style:style>
    <style:style style:name="T63_32" style:family="text"/>
    <style:style style:name="T63_33" style:family="text">
      <style:text-properties fo:color="#1155cc" fo:font-size="10pt" style:font-size-asian="10pt" style:font-size-complex="10pt" style:text-underline-style="solid" style:text-underline-color="font-color"/>
    </style:style>
    <style:style style:name="T63_34" style:family="text"/>
    <style:style style:name="T63_35" style:family="text">
      <style:text-properties fo:color="#1155cc" fo:font-size="10pt" style:font-size-asian="10pt" style:font-size-complex="10pt" style:text-underline-style="solid" style:text-underline-color="font-color"/>
    </style:style>
    <style:style style:name="T63_36" style:family="text"/>
    <style:style style:name="T63_37" style:family="text">
      <style:text-properties fo:color="#1155cc" fo:font-size="10pt" style:font-size-asian="10pt" style:font-size-complex="10pt" style:text-underline-style="solid" style:text-underline-color="font-color"/>
    </style:style>
    <style:style style:name="T63_38" style:family="text"/>
    <style:style style:name="T63_39" style:family="text">
      <style:text-properties fo:color="#1155cc" fo:font-size="10pt" style:font-size-asian="10pt" style:font-size-complex="10pt" style:text-underline-style="solid" style:text-underline-color="font-color"/>
    </style:style>
    <style:style style:name="T63_40" style:family="text"/>
    <style:style style:name="T63_41" style:family="text">
      <style:text-properties fo:color="#1155cc" fo:font-size="10pt" style:font-size-asian="10pt" style:font-size-complex="10pt" style:text-underline-style="solid" style:text-underline-color="font-color"/>
    </style:style>
    <style:style style:name="T63_42" style:family="text"/>
    <style:style style:name="T63_43" style:family="text">
      <style:text-properties fo:color="#1155cc" fo:font-size="10pt" style:font-size-asian="10pt" style:font-size-complex="10pt" style:text-underline-style="solid" style:text-underline-color="font-color"/>
    </style:style>
    <style:style style:name="T63_44" style:family="text"/>
    <style:style style:name="T63_45" style:family="text"/>
    <style:style style:name="T63_46" style:family="text"/>
    <style:style style:name="T63_47" style:family="text"/>
    <style:style style:name="T63_48" style:family="text"/>
    <style:style style:name="T63_49" style:family="text"/>
    <style:style style:name="T63_50" style:family="text"/>
    <style:style style:name="T63_51" style:family="text"/>
    <style:style style:name="T63_52" style:family="text"/>
    <style:style style:name="T63_53" style:family="text"/>
    <style:style style:name="T63_54" style:family="text"/>
    <style:style style:name="T63_55" style:family="text"/>
    <style:style style:name="T63_56" style:family="text"/>
    <style:style style:name="T63_57" style:family="text"/>
    <style:style style:name="T63_58" style:family="text"/>
    <style:style style:name="T63_59" style:family="text"/>
    <style:style style:name="T63_60" style:family="text"/>
    <style:style style:name="T63_61" style:family="text"/>
    <style:style style:name="T63_62" style:family="text"/>
    <style:style style:name="T63_63" style:family="text"/>
    <style:style style:name="T63_64" style:family="text"/>
    <style:style style:name="T63_65" style:family="text"/>
    <style:style style:name="T63_66" style:family="text"/>
    <style:style style:name="T63_67" style:family="text"/>
    <style:style style:name="T63_68" style:family="text"/>
    <style:style style:name="T63_69" style:family="text"/>
    <style:style style:name="T63_70" style:family="text"/>
    <style:style style:name="T63_71" style:family="text"/>
    <style:style style:name="T63_72" style:family="text"/>
    <style:style style:name="T63_73" style:family="text"/>
    <style:style style:name="T63_74" style:family="text"/>
    <style:style style:name="T63_75" style:family="text"/>
    <style:style style:name="T63_76" style:family="text"/>
    <style:style style:name="T63_77" style:family="text"/>
    <style:style style:name="T63_78" style:family="text"/>
    <style:style style:name="T63_79" style:family="text"/>
    <style:style style:name="T63_80" style:family="text"/>
    <style:style style:name="T63_81" style:family="text"/>
    <style:style style:name="T63_82" style:family="text"/>
    <style:style style:name="T63_83" style:family="text"/>
    <style:style style:name="T63_84" style:family="text">
      <style:text-properties fo:color="#1155cc" style:text-underline-style="solid" style:text-underline-color="font-color"/>
    </style:style>
    <style:style style:name="T63_85" style:family="text"/>
    <style:style style:name="T63_86" style:family="text">
      <style:text-properties fo:color="#1155cc" style:text-underline-style="solid" style:text-underline-color="font-color"/>
    </style:style>
    <style:style style:name="T63_87" style:family="text"/>
    <style:style style:name="T63_88" style:family="text">
      <style:text-properties fo:color="#1155cc" style:text-underline-style="solid" style:text-underline-color="font-color"/>
    </style:style>
    <style:style style:name="T63_89" style:family="text"/>
    <style:style style:name="T63_90" style:family="text">
      <style:text-properties fo:color="#1155cc" style:text-underline-style="solid" style:text-underline-color="font-color"/>
    </style:style>
    <style:style style:name="T63_91" style:family="text"/>
    <style:style style:name="T63_92" style:family="text">
      <style:text-properties fo:color="#1155cc" style:text-underline-style="solid" style:text-underline-color="font-color"/>
    </style:style>
    <style:style style:name="T63_93" style:family="text" style:parent-style-name="Standard"/>
    <style:style style:name="P64" style:family="paragraph" style:parent-style-name="Standard">
      <style:paragraph-properties fo:break-before="auto" style:writing-mode="lr-tb"/>
    </style:style>
    <style:style style:name="T64_1" style:family="text">
      <style:text-properties fo:font-size="10pt" style:font-size-asian="10pt" style:font-size-complex="10pt"/>
    </style:style>
    <style:style style:name="T64_2" style:family="text">
      <style:text-properties fo:font-size="10pt" style:font-size-asian="10pt" style:font-size-complex="10pt"/>
    </style:style>
    <style:style style:name="T64_3" style:family="text">
      <style:text-properties fo:font-size="10pt" style:font-size-asian="10pt" style:font-size-complex="10pt"/>
    </style:style>
    <style:style style:name="T64_4" style:family="text">
      <style:text-properties fo:font-size="10pt" style:font-size-asian="10pt" style:font-size-complex="10pt"/>
    </style:style>
    <style:style style:name="T64_5" style:family="text">
      <style:text-properties fo:font-size="10pt" style:font-size-asian="10pt" style:font-size-complex="10pt"/>
    </style:style>
    <style:style style:name="T64_6" style:family="text">
      <style:text-properties fo:font-size="10pt" style:font-size-asian="10pt" style:font-size-complex="10pt"/>
    </style:style>
    <style:style style:name="T64_7" style:family="text">
      <style:text-properties fo:font-size="10pt" style:font-size-asian="10pt" style:font-size-complex="10pt"/>
    </style:style>
    <style:style style:name="T64_8" style:family="text">
      <style:text-properties fo:font-size="10pt" style:font-size-asian="10pt" style:font-size-complex="10pt"/>
    </style:style>
    <style:style style:name="T64_9" style:family="text">
      <style:text-properties fo:font-size="10pt" style:font-size-asian="10pt" style:font-size-complex="10pt"/>
    </style:style>
    <style:style style:name="T64_10" style:family="text">
      <style:text-properties fo:font-size="10pt" style:font-size-asian="10pt" style:font-size-complex="10pt"/>
    </style:style>
    <style:style style:name="T64_11" style:family="text">
      <style:text-properties fo:font-size="10pt" style:font-size-asian="10pt" style:font-size-complex="10pt"/>
    </style:style>
    <style:style style:name="T64_12" style:family="text">
      <style:text-properties fo:font-size="10pt" style:font-size-asian="10pt" style:font-size-complex="10pt"/>
    </style:style>
    <style:style style:name="T64_13" style:family="text">
      <style:text-properties fo:font-size="10pt" style:font-size-asian="10pt" style:font-size-complex="10pt"/>
    </style:style>
    <style:style style:name="T64_14" style:family="text"/>
    <style:style style:name="T64_15" style:family="text">
      <style:text-properties fo:color="#1155cc" fo:font-size="10pt" style:font-size-asian="10pt" style:font-size-complex="10pt" style:text-underline-style="solid" style:text-underline-color="font-color"/>
    </style:style>
    <style:style style:name="T64_16" style:family="text"/>
    <style:style style:name="T64_17" style:family="text">
      <style:text-properties fo:color="#1155cc" fo:font-size="10pt" style:font-size-asian="10pt" style:font-size-complex="10pt" style:text-underline-style="solid" style:text-underline-color="font-color"/>
    </style:style>
    <style:style style:name="T64_18" style:family="text"/>
    <style:style style:name="T64_19" style:family="text">
      <style:text-properties fo:color="#1155cc" fo:font-size="10pt" style:font-size-asian="10pt" style:font-size-complex="10pt" style:text-underline-style="solid" style:text-underline-color="font-color"/>
    </style:style>
    <style:style style:name="T64_20" style:family="text"/>
    <style:style style:name="T64_21" style:family="text">
      <style:text-properties fo:color="#1155cc" fo:font-size="10pt" style:font-size-asian="10pt" style:font-size-complex="10pt" style:text-underline-style="solid" style:text-underline-color="font-color"/>
    </style:style>
    <style:style style:name="T64_22" style:family="text"/>
    <style:style style:name="T64_23" style:family="text">
      <style:text-properties fo:color="#1155cc" fo:font-size="10pt" style:font-size-asian="10pt" style:font-size-complex="10pt" style:text-underline-style="solid" style:text-underline-color="font-color"/>
    </style:style>
    <style:style style:name="T64_24" style:family="text"/>
    <style:style style:name="T64_25" style:family="text">
      <style:text-properties fo:color="#1155cc" fo:font-size="10pt" style:font-size-asian="10pt" style:font-size-complex="10pt" style:text-underline-style="solid" style:text-underline-color="font-color"/>
    </style:style>
    <style:style style:name="T64_26" style:family="text"/>
    <style:style style:name="T64_27" style:family="text">
      <style:text-properties fo:color="#1155cc" fo:font-size="10pt" style:font-size-asian="10pt" style:font-size-complex="10pt" style:text-underline-style="solid" style:text-underline-color="font-color"/>
    </style:style>
    <style:style style:name="T64_28" style:family="text"/>
    <style:style style:name="T64_29" style:family="text">
      <style:text-properties fo:color="#1155cc" fo:font-size="10pt" style:font-size-asian="10pt" style:font-size-complex="10pt" style:text-underline-style="solid" style:text-underline-color="font-color"/>
    </style:style>
    <style:style style:name="T64_30" style:family="text"/>
    <style:style style:name="T64_31" style:family="text">
      <style:text-properties fo:color="#1155cc" fo:font-size="10pt" style:font-size-asian="10pt" style:font-size-complex="10pt" style:text-underline-style="solid" style:text-underline-color="font-color"/>
    </style:style>
    <style:style style:name="T64_32" style:family="text"/>
    <style:style style:name="T64_33" style:family="text">
      <style:text-properties fo:color="#1155cc" fo:font-size="10pt" style:font-size-asian="10pt" style:font-size-complex="10pt" style:text-underline-style="solid" style:text-underline-color="font-color"/>
    </style:style>
    <style:style style:name="T64_34" style:family="text"/>
    <style:style style:name="T64_35" style:family="text">
      <style:text-properties fo:color="#1155cc" fo:font-size="10pt" style:font-size-asian="10pt" style:font-size-complex="10pt" style:text-underline-style="solid" style:text-underline-color="font-color"/>
    </style:style>
    <style:style style:name="T64_36" style:family="text"/>
    <style:style style:name="T64_37" style:family="text">
      <style:text-properties fo:color="#1155cc" fo:font-size="10pt" style:font-size-asian="10pt" style:font-size-complex="10pt" style:text-underline-style="solid" style:text-underline-color="font-color"/>
    </style:style>
    <style:style style:name="T64_38" style:family="text"/>
    <style:style style:name="T64_39" style:family="text">
      <style:text-properties fo:color="#1155cc" fo:font-size="10pt" style:font-size-asian="10pt" style:font-size-complex="10pt" style:text-underline-style="solid" style:text-underline-color="font-color"/>
    </style:style>
    <style:style style:name="T64_40" style:family="text"/>
    <style:style style:name="T64_41" style:family="text">
      <style:text-properties fo:color="#1155cc" fo:font-size="10pt" style:font-size-asian="10pt" style:font-size-complex="10pt" style:text-underline-style="solid" style:text-underline-color="font-color"/>
    </style:style>
    <style:style style:name="T64_42" style:family="text"/>
    <style:style style:name="T64_43" style:family="text">
      <style:text-properties fo:color="#1155cc" fo:font-size="10pt" style:font-size-asian="10pt" style:font-size-complex="10pt" style:text-underline-style="solid" style:text-underline-color="font-color"/>
    </style:style>
    <style:style style:name="T64_44" style:family="text"/>
    <style:style style:name="T64_45" style:family="text"/>
    <style:style style:name="T64_46" style:family="text"/>
    <style:style style:name="T64_47" style:family="text"/>
    <style:style style:name="T64_48" style:family="text"/>
    <style:style style:name="T64_49" style:family="text"/>
    <style:style style:name="T64_50" style:family="text"/>
    <style:style style:name="T64_51" style:family="text"/>
    <style:style style:name="T64_52" style:family="text">
      <style:text-properties fo:color="#1155cc" style:text-underline-style="solid" style:text-underline-color="font-color"/>
    </style:style>
    <style:style style:name="T64_53" style:family="text"/>
    <style:style style:name="T64_54" style:family="text">
      <style:text-properties fo:color="#1155cc" style:text-underline-style="solid" style:text-underline-color="font-color"/>
    </style:style>
    <style:style style:name="T64_55" style:family="text"/>
    <style:style style:name="T64_56" style:family="text">
      <style:text-properties fo:color="#1155cc" style:text-underline-style="solid" style:text-underline-color="font-color"/>
    </style:style>
    <style:style style:name="T64_57" style:family="text"/>
    <style:style style:name="T64_58" style:family="text">
      <style:text-properties fo:color="#1155cc" style:text-underline-style="solid" style:text-underline-color="font-color"/>
    </style:style>
    <style:style style:name="T64_59" style:family="text"/>
    <style:style style:name="T64_60" style:family="text">
      <style:text-properties fo:color="#1155cc" style:text-underline-style="solid" style:text-underline-color="font-color"/>
    </style:style>
    <style:style style:name="T64_61" style:family="text"/>
    <style:style style:name="T64_62" style:family="text">
      <style:text-properties fo:color="#1155cc" style:text-underline-style="solid" style:text-underline-color="font-color"/>
    </style:style>
    <style:style style:name="T64_63" style:family="text"/>
    <style:style style:name="T64_64" style:family="text">
      <style:text-properties fo:color="#1155cc" style:text-underline-style="solid" style:text-underline-color="font-color"/>
    </style:style>
    <style:style style:name="T64_65" style:family="text"/>
    <style:style style:name="T64_66" style:family="text">
      <style:text-properties fo:color="#1155cc" style:text-underline-style="solid" style:text-underline-color="font-color"/>
    </style:style>
    <style:style style:name="T64_67" style:family="text"/>
    <style:style style:name="T64_68" style:family="text">
      <style:text-properties fo:color="#1155cc" style:text-underline-style="solid" style:text-underline-color="font-color"/>
    </style:style>
    <style:style style:name="T64_69" style:family="text" style:parent-style-name="Standard"/>
    <style:style style:name="P65" style:family="paragraph" style:parent-style-name="Standard">
      <style:paragraph-properties fo:break-before="auto" style:writing-mode="lr-tb"/>
    </style:style>
    <style:style style:name="T65_1" style:family="text">
      <style:text-properties fo:font-size="10pt" style:font-size-asian="10pt" style:font-size-complex="10pt"/>
    </style:style>
    <style:style style:name="T65_2" style:family="text">
      <style:text-properties fo:font-size="10pt" style:font-size-asian="10pt" style:font-size-complex="10pt"/>
    </style:style>
    <style:style style:name="T65_3" style:family="text">
      <style:text-properties fo:font-size="10pt" style:font-size-asian="10pt" style:font-size-complex="10pt"/>
    </style:style>
    <style:style style:name="T65_4" style:family="text">
      <style:text-properties fo:font-size="10pt" style:font-size-asian="10pt" style:font-size-complex="10pt"/>
    </style:style>
    <style:style style:name="T65_5" style:family="text">
      <style:text-properties fo:font-size="10pt" style:font-size-asian="10pt" style:font-size-complex="10pt"/>
    </style:style>
    <style:style style:name="T65_6" style:family="text">
      <style:text-properties fo:font-size="10pt" style:font-size-asian="10pt" style:font-size-complex="10pt"/>
    </style:style>
    <style:style style:name="T65_7" style:family="text">
      <style:text-properties fo:font-size="10pt" style:font-size-asian="10pt" style:font-size-complex="10pt"/>
    </style:style>
    <style:style style:name="T65_8" style:family="text">
      <style:text-properties fo:font-size="10pt" style:font-size-asian="10pt" style:font-size-complex="10pt"/>
    </style:style>
    <style:style style:name="T65_9" style:family="text">
      <style:text-properties fo:font-size="10pt" style:font-size-asian="10pt" style:font-size-complex="10pt"/>
    </style:style>
    <style:style style:name="T65_10" style:family="text">
      <style:text-properties fo:font-size="10pt" style:font-size-asian="10pt" style:font-size-complex="10pt"/>
    </style:style>
    <style:style style:name="T65_11" style:family="text">
      <style:text-properties fo:font-size="10pt" style:font-size-asian="10pt" style:font-size-complex="10pt"/>
    </style:style>
    <style:style style:name="T65_12" style:family="text">
      <style:text-properties fo:font-size="10pt" style:font-size-asian="10pt" style:font-size-complex="10pt"/>
    </style:style>
    <style:style style:name="T65_13" style:family="text">
      <style:text-properties fo:font-size="10pt" style:font-size-asian="10pt" style:font-size-complex="10pt"/>
    </style:style>
    <style:style style:name="T65_14" style:family="text">
      <style:text-properties fo:font-size="10pt" style:font-size-asian="10pt" style:font-size-complex="10pt"/>
    </style:style>
    <style:style style:name="T65_15" style:family="text">
      <style:text-properties fo:font-size="10pt" style:font-size-asian="10pt" style:font-size-complex="10pt"/>
    </style:style>
    <style:style style:name="T65_16" style:family="text"/>
    <style:style style:name="T65_17" style:family="text">
      <style:text-properties fo:color="#1155cc" fo:font-size="10pt" style:font-size-asian="10pt" style:font-size-complex="10pt" style:text-underline-style="solid" style:text-underline-color="font-color"/>
    </style:style>
    <style:style style:name="T65_18" style:family="text"/>
    <style:style style:name="T65_19" style:family="text">
      <style:text-properties fo:color="#1155cc" fo:font-size="10pt" style:font-size-asian="10pt" style:font-size-complex="10pt" style:text-underline-style="solid" style:text-underline-color="font-color"/>
    </style:style>
    <style:style style:name="T65_20" style:family="text"/>
    <style:style style:name="T65_21" style:family="text">
      <style:text-properties fo:color="#1155cc" fo:font-size="10pt" style:font-size-asian="10pt" style:font-size-complex="10pt" style:text-underline-style="solid" style:text-underline-color="font-color"/>
    </style:style>
    <style:style style:name="T65_22" style:family="text"/>
    <style:style style:name="T65_23" style:family="text">
      <style:text-properties fo:color="#1155cc" fo:font-size="10pt" style:font-size-asian="10pt" style:font-size-complex="10pt" style:text-underline-style="solid" style:text-underline-color="font-color"/>
    </style:style>
    <style:style style:name="T65_24" style:family="text"/>
    <style:style style:name="T65_25" style:family="text">
      <style:text-properties fo:color="#1155cc" fo:font-size="10pt" style:font-size-asian="10pt" style:font-size-complex="10pt" style:text-underline-style="solid" style:text-underline-color="font-color"/>
    </style:style>
    <style:style style:name="T65_26" style:family="text"/>
    <style:style style:name="T65_27" style:family="text">
      <style:text-properties fo:color="#1155cc" fo:font-size="10pt" style:font-size-asian="10pt" style:font-size-complex="10pt" style:text-underline-style="solid" style:text-underline-color="font-color"/>
    </style:style>
    <style:style style:name="T65_28" style:family="text"/>
    <style:style style:name="T65_29" style:family="text">
      <style:text-properties fo:color="#1155cc" fo:font-size="10pt" style:font-size-asian="10pt" style:font-size-complex="10pt" style:text-underline-style="solid" style:text-underline-color="font-color"/>
    </style:style>
    <style:style style:name="T65_30" style:family="text"/>
    <style:style style:name="T65_31" style:family="text">
      <style:text-properties fo:color="#1155cc" fo:font-size="10pt" style:font-size-asian="10pt" style:font-size-complex="10pt" style:text-underline-style="solid" style:text-underline-color="font-color"/>
    </style:style>
    <style:style style:name="T65_32" style:family="text"/>
    <style:style style:name="T65_33" style:family="text">
      <style:text-properties fo:color="#1155cc" fo:font-size="10pt" style:font-size-asian="10pt" style:font-size-complex="10pt" style:text-underline-style="solid" style:text-underline-color="font-color"/>
    </style:style>
    <style:style style:name="T65_34" style:family="text"/>
    <style:style style:name="T65_35" style:family="text">
      <style:text-properties fo:color="#1155cc" fo:font-size="10pt" style:font-size-asian="10pt" style:font-size-complex="10pt" style:text-underline-style="solid" style:text-underline-color="font-color"/>
    </style:style>
    <style:style style:name="T65_36" style:family="text"/>
    <style:style style:name="T65_37" style:family="text">
      <style:text-properties fo:color="#1155cc" fo:font-size="10pt" style:font-size-asian="10pt" style:font-size-complex="10pt" style:text-underline-style="solid" style:text-underline-color="font-color"/>
    </style:style>
    <style:style style:name="T65_38" style:family="text"/>
    <style:style style:name="T65_39" style:family="text">
      <style:text-properties fo:color="#1155cc" fo:font-size="10pt" style:font-size-asian="10pt" style:font-size-complex="10pt" style:text-underline-style="solid" style:text-underline-color="font-color"/>
    </style:style>
    <style:style style:name="T65_40" style:family="text"/>
    <style:style style:name="T65_41" style:family="text">
      <style:text-properties fo:color="#1155cc" fo:font-size="10pt" style:font-size-asian="10pt" style:font-size-complex="10pt" style:text-underline-style="solid" style:text-underline-color="font-color"/>
    </style:style>
    <style:style style:name="T65_42" style:family="text"/>
    <style:style style:name="T65_43" style:family="text">
      <style:text-properties fo:color="#1155cc" fo:font-size="10pt" style:font-size-asian="10pt" style:font-size-complex="10pt" style:text-underline-style="solid" style:text-underline-color="font-color"/>
    </style:style>
    <style:style style:name="T65_44" style:family="text"/>
    <style:style style:name="T65_45" style:family="text">
      <style:text-properties fo:color="#1155cc" fo:font-size="10pt" style:font-size-asian="10pt" style:font-size-complex="10pt" style:text-underline-style="solid" style:text-underline-color="font-color"/>
    </style:style>
    <style:style style:name="T65_46" style:family="text"/>
    <style:style style:name="T65_47" style:family="text"/>
    <style:style style:name="T65_48" style:family="text"/>
    <style:style style:name="T65_49" style:family="text"/>
    <style:style style:name="T65_50" style:family="text">
      <style:text-properties fo:color="#1155cc" style:text-underline-style="solid" style:text-underline-color="font-color"/>
    </style:style>
    <style:style style:name="T65_51" style:family="text"/>
    <style:style style:name="T65_52" style:family="text">
      <style:text-properties fo:color="#1155cc" style:text-underline-style="solid" style:text-underline-color="font-color"/>
    </style:style>
    <style:style style:name="T65_53" style:family="text"/>
    <style:style style:name="T65_54" style:family="text">
      <style:text-properties fo:color="#1155cc" style:text-underline-style="solid" style:text-underline-color="font-color"/>
    </style:style>
    <style:style style:name="T65_55" style:family="text"/>
    <style:style style:name="T65_56" style:family="text">
      <style:text-properties fo:color="#1155cc" style:text-underline-style="solid" style:text-underline-color="font-color"/>
    </style:style>
    <style:style style:name="T65_57" style:family="text"/>
    <style:style style:name="T65_58" style:family="text">
      <style:text-properties fo:color="#1155cc" style:text-underline-style="solid" style:text-underline-color="font-color"/>
    </style:style>
    <style:style style:name="T65_59" style:family="text"/>
    <style:style style:name="T65_60" style:family="text">
      <style:text-properties fo:color="#1155cc" style:text-underline-style="solid" style:text-underline-color="font-color"/>
    </style:style>
    <style:style style:name="T65_61" style:family="text"/>
    <style:style style:name="T65_62" style:family="text">
      <style:text-properties fo:color="#1155cc" style:text-underline-style="solid" style:text-underline-color="font-color"/>
    </style:style>
    <style:style style:name="T65_63" style:family="text"/>
    <style:style style:name="T65_64" style:family="text">
      <style:text-properties fo:color="#1155cc" style:text-underline-style="solid" style:text-underline-color="font-color"/>
    </style:style>
    <style:style style:name="T65_65" style:family="text" style:parent-style-name="Standard"/>
    <style:style style:name="P66" style:family="paragraph" style:parent-style-name="Standard">
      <style:paragraph-properties fo:break-before="auto" style:writing-mode="lr-tb"/>
    </style:style>
    <style:style style:name="T66_1" style:family="text">
      <style:text-properties fo:font-size="10pt" style:font-size-asian="10pt" style:font-size-complex="10pt"/>
    </style:style>
    <style:style style:name="T66_2" style:family="text">
      <style:text-properties fo:font-size="10pt" style:font-size-asian="10pt" style:font-size-complex="10pt"/>
    </style:style>
    <style:style style:name="T66_3" style:family="text">
      <style:text-properties fo:font-size="10pt" style:font-size-asian="10pt" style:font-size-complex="10pt"/>
    </style:style>
    <style:style style:name="T66_4" style:family="text">
      <style:text-properties fo:font-size="10pt" style:font-size-asian="10pt" style:font-size-complex="10pt"/>
    </style:style>
    <style:style style:name="T66_5" style:family="text">
      <style:text-properties fo:font-size="10pt" style:font-size-asian="10pt" style:font-size-complex="10pt"/>
    </style:style>
    <style:style style:name="T66_6" style:family="text">
      <style:text-properties fo:font-size="10pt" style:font-size-asian="10pt" style:font-size-complex="10pt"/>
    </style:style>
    <style:style style:name="T66_7" style:family="text">
      <style:text-properties fo:font-size="10pt" style:font-size-asian="10pt" style:font-size-complex="10pt"/>
    </style:style>
    <style:style style:name="T66_8" style:family="text">
      <style:text-properties fo:font-size="10pt" style:font-size-asian="10pt" style:font-size-complex="10pt"/>
    </style:style>
    <style:style style:name="T66_9" style:family="text">
      <style:text-properties fo:font-size="10pt" style:font-size-asian="10pt" style:font-size-complex="10pt"/>
    </style:style>
    <style:style style:name="T66_10" style:family="text">
      <style:text-properties fo:font-size="10pt" style:font-size-asian="10pt" style:font-size-complex="10pt"/>
    </style:style>
    <style:style style:name="T66_11" style:family="text">
      <style:text-properties fo:font-size="10pt" style:font-size-asian="10pt" style:font-size-complex="10pt"/>
    </style:style>
    <style:style style:name="T66_12" style:family="text">
      <style:text-properties fo:font-size="10pt" style:font-size-asian="10pt" style:font-size-complex="10pt"/>
    </style:style>
    <style:style style:name="T66_13" style:family="text">
      <style:text-properties fo:font-size="10pt" style:font-size-asian="10pt" style:font-size-complex="10pt"/>
    </style:style>
    <style:style style:name="T66_14" style:family="text">
      <style:text-properties fo:font-size="10pt" style:font-size-asian="10pt" style:font-size-complex="10pt"/>
    </style:style>
    <style:style style:name="T66_15" style:family="text">
      <style:text-properties fo:font-size="10pt" style:font-size-asian="10pt" style:font-size-complex="10pt"/>
    </style:style>
    <style:style style:name="T66_16" style:family="text"/>
    <style:style style:name="T66_17" style:family="text">
      <style:text-properties fo:color="#1155cc" fo:font-size="10pt" style:font-size-asian="10pt" style:font-size-complex="10pt" style:text-underline-style="solid" style:text-underline-color="font-color"/>
    </style:style>
    <style:style style:name="T66_18" style:family="text"/>
    <style:style style:name="T66_19" style:family="text">
      <style:text-properties fo:color="#1155cc" fo:font-size="10pt" style:font-size-asian="10pt" style:font-size-complex="10pt" style:text-underline-style="solid" style:text-underline-color="font-color"/>
    </style:style>
    <style:style style:name="T66_20" style:family="text"/>
    <style:style style:name="T66_21" style:family="text">
      <style:text-properties fo:color="#1155cc" fo:font-size="10pt" style:font-size-asian="10pt" style:font-size-complex="10pt" style:text-underline-style="solid" style:text-underline-color="font-color"/>
    </style:style>
    <style:style style:name="T66_22" style:family="text"/>
    <style:style style:name="T66_23" style:family="text">
      <style:text-properties fo:color="#1155cc" fo:font-size="10pt" style:font-size-asian="10pt" style:font-size-complex="10pt" style:text-underline-style="solid" style:text-underline-color="font-color"/>
    </style:style>
    <style:style style:name="T66_24" style:family="text"/>
    <style:style style:name="T66_25" style:family="text">
      <style:text-properties fo:color="#1155cc" fo:font-size="10pt" style:font-size-asian="10pt" style:font-size-complex="10pt" style:text-underline-style="solid" style:text-underline-color="font-color"/>
    </style:style>
    <style:style style:name="T66_26" style:family="text"/>
    <style:style style:name="T66_27" style:family="text">
      <style:text-properties fo:color="#1155cc" fo:font-size="10pt" style:font-size-asian="10pt" style:font-size-complex="10pt" style:text-underline-style="solid" style:text-underline-color="font-color"/>
    </style:style>
    <style:style style:name="T66_28" style:family="text"/>
    <style:style style:name="T66_29" style:family="text">
      <style:text-properties fo:color="#1155cc" fo:font-size="10pt" style:font-size-asian="10pt" style:font-size-complex="10pt" style:text-underline-style="solid" style:text-underline-color="font-color"/>
    </style:style>
    <style:style style:name="T66_30" style:family="text"/>
    <style:style style:name="T66_31" style:family="text">
      <style:text-properties fo:color="#1155cc" fo:font-size="10pt" style:font-size-asian="10pt" style:font-size-complex="10pt" style:text-underline-style="solid" style:text-underline-color="font-color"/>
    </style:style>
    <style:style style:name="T66_32" style:family="text"/>
    <style:style style:name="T66_33" style:family="text">
      <style:text-properties fo:color="#1155cc" fo:font-size="10pt" style:font-size-asian="10pt" style:font-size-complex="10pt" style:text-underline-style="solid" style:text-underline-color="font-color"/>
    </style:style>
    <style:style style:name="T66_34" style:family="text"/>
    <style:style style:name="T66_35" style:family="text">
      <style:text-properties fo:color="#1155cc" fo:font-size="10pt" style:font-size-asian="10pt" style:font-size-complex="10pt" style:text-underline-style="solid" style:text-underline-color="font-color"/>
    </style:style>
    <style:style style:name="T66_36" style:family="text"/>
    <style:style style:name="T66_37" style:family="text">
      <style:text-properties fo:color="#1155cc" fo:font-size="10pt" style:font-size-asian="10pt" style:font-size-complex="10pt" style:text-underline-style="solid" style:text-underline-color="font-color"/>
    </style:style>
    <style:style style:name="T66_38" style:family="text"/>
    <style:style style:name="T66_39" style:family="text"/>
    <style:style style:name="T66_40" style:family="text"/>
    <style:style style:name="T66_41" style:family="text"/>
    <style:style style:name="T66_42" style:family="text">
      <style:text-properties fo:color="#1155cc" style:text-underline-style="solid" style:text-underline-color="font-color"/>
    </style:style>
    <style:style style:name="T66_43" style:family="text"/>
    <style:style style:name="T66_44" style:family="text">
      <style:text-properties fo:color="#1155cc" style:text-underline-style="solid" style:text-underline-color="font-color"/>
    </style:style>
    <style:style style:name="T66_45" style:family="text"/>
    <style:style style:name="T66_46" style:family="text">
      <style:text-properties fo:color="#1155cc" style:text-underline-style="solid" style:text-underline-color="font-color"/>
    </style:style>
    <style:style style:name="T66_47" style:family="text"/>
    <style:style style:name="T66_48" style:family="text">
      <style:text-properties fo:color="#1155cc" style:text-underline-style="solid" style:text-underline-color="font-color"/>
    </style:style>
    <style:style style:name="T66_49" style:family="text"/>
    <style:style style:name="T66_50" style:family="text">
      <style:text-properties fo:color="#1155cc" style:text-underline-style="solid" style:text-underline-color="font-color"/>
    </style:style>
    <style:style style:name="T66_51" style:family="text"/>
    <style:style style:name="T66_52" style:family="text">
      <style:text-properties fo:color="#1155cc" style:text-underline-style="solid" style:text-underline-color="font-color"/>
    </style:style>
    <style:style style:name="T66_53" style:family="text"/>
    <style:style style:name="T66_54" style:family="text">
      <style:text-properties fo:color="#1155cc" style:text-underline-style="solid" style:text-underline-color="font-color"/>
    </style:style>
    <style:style style:name="T66_55" style:family="text"/>
    <style:style style:name="T66_56" style:family="text">
      <style:text-properties fo:color="#1155cc" style:text-underline-style="solid" style:text-underline-color="font-color"/>
    </style:style>
    <style:style style:name="T66_57" style:family="text" style:parent-style-name="Standard"/>
    <style:style style:name="P67" style:family="paragraph" style:parent-style-name="Standard">
      <style:paragraph-properties fo:break-before="auto" style:writing-mode="lr-tb"/>
    </style:style>
    <style:style style:name="T67_1" style:family="text">
      <style:text-properties fo:font-size="10pt" style:font-size-asian="10pt" style:font-size-complex="10pt"/>
    </style:style>
    <style:style style:name="T67_2" style:family="text">
      <style:text-properties fo:font-size="10pt" style:font-size-asian="10pt" style:font-size-complex="10pt"/>
    </style:style>
    <style:style style:name="T67_3" style:family="text">
      <style:text-properties fo:font-size="10pt" style:font-size-asian="10pt" style:font-size-complex="10pt"/>
    </style:style>
    <style:style style:name="T67_4" style:family="text">
      <style:text-properties fo:font-size="10pt" style:font-size-asian="10pt" style:font-size-complex="10pt"/>
    </style:style>
    <style:style style:name="T67_5" style:family="text">
      <style:text-properties fo:font-size="10pt" style:font-size-asian="10pt" style:font-size-complex="10pt"/>
    </style:style>
    <style:style style:name="T67_6" style:family="text">
      <style:text-properties fo:font-size="10pt" style:font-size-asian="10pt" style:font-size-complex="10pt"/>
    </style:style>
    <style:style style:name="T67_7" style:family="text">
      <style:text-properties fo:font-size="10pt" style:font-size-asian="10pt" style:font-size-complex="10pt"/>
    </style:style>
    <style:style style:name="T67_8" style:family="text">
      <style:text-properties fo:font-size="10pt" style:font-size-asian="10pt" style:font-size-complex="10pt"/>
    </style:style>
    <style:style style:name="T67_9" style:family="text">
      <style:text-properties fo:font-size="10pt" style:font-size-asian="10pt" style:font-size-complex="10pt"/>
    </style:style>
    <style:style style:name="T67_10" style:family="text">
      <style:text-properties fo:font-size="10pt" style:font-size-asian="10pt" style:font-size-complex="10pt"/>
    </style:style>
    <style:style style:name="T67_11" style:family="text">
      <style:text-properties fo:font-size="10pt" style:font-size-asian="10pt" style:font-size-complex="10pt"/>
    </style:style>
    <style:style style:name="T67_12" style:family="text">
      <style:text-properties fo:font-size="10pt" style:font-size-asian="10pt" style:font-size-complex="10pt"/>
    </style:style>
    <style:style style:name="T67_13" style:family="text">
      <style:text-properties fo:font-size="10pt" style:font-size-asian="10pt" style:font-size-complex="10pt"/>
    </style:style>
    <style:style style:name="T67_14" style:family="text">
      <style:text-properties fo:font-size="10pt" style:font-size-asian="10pt" style:font-size-complex="10pt"/>
    </style:style>
    <style:style style:name="T67_15" style:family="text">
      <style:text-properties fo:font-size="10pt" style:font-size-asian="10pt" style:font-size-complex="10pt"/>
    </style:style>
    <style:style style:name="T67_16" style:family="text">
      <style:text-properties fo:font-size="10pt" style:font-size-asian="10pt" style:font-size-complex="10pt"/>
    </style:style>
    <style:style style:name="T67_17" style:family="text">
      <style:text-properties fo:font-size="10pt" style:font-size-asian="10pt" style:font-size-complex="10pt"/>
    </style:style>
    <style:style style:name="T67_18" style:family="text"/>
    <style:style style:name="T67_19" style:family="text">
      <style:text-properties fo:color="#1155cc" fo:font-size="10pt" style:font-size-asian="10pt" style:font-size-complex="10pt" style:text-underline-style="solid" style:text-underline-color="font-color"/>
    </style:style>
    <style:style style:name="T67_20" style:family="text"/>
    <style:style style:name="T67_21" style:family="text">
      <style:text-properties fo:color="#1155cc" fo:font-size="10pt" style:font-size-asian="10pt" style:font-size-complex="10pt" style:text-underline-style="solid" style:text-underline-color="font-color"/>
    </style:style>
    <style:style style:name="T67_22" style:family="text"/>
    <style:style style:name="T67_23" style:family="text">
      <style:text-properties fo:color="#1155cc" fo:font-size="10pt" style:font-size-asian="10pt" style:font-size-complex="10pt" style:text-underline-style="solid" style:text-underline-color="font-color"/>
    </style:style>
    <style:style style:name="T67_24" style:family="text"/>
    <style:style style:name="T67_25" style:family="text">
      <style:text-properties fo:color="#1155cc" fo:font-size="10pt" style:font-size-asian="10pt" style:font-size-complex="10pt" style:text-underline-style="solid" style:text-underline-color="font-color"/>
    </style:style>
    <style:style style:name="T67_26" style:family="text"/>
    <style:style style:name="T67_27" style:family="text">
      <style:text-properties fo:color="#1155cc" fo:font-size="10pt" style:font-size-asian="10pt" style:font-size-complex="10pt" style:text-underline-style="solid" style:text-underline-color="font-color"/>
    </style:style>
    <style:style style:name="T67_28" style:family="text"/>
    <style:style style:name="T67_29" style:family="text">
      <style:text-properties fo:color="#1155cc" fo:font-size="10pt" style:font-size-asian="10pt" style:font-size-complex="10pt" style:text-underline-style="solid" style:text-underline-color="font-color"/>
    </style:style>
    <style:style style:name="T67_30" style:family="text"/>
    <style:style style:name="T67_31" style:family="text">
      <style:text-properties fo:color="#1155cc" fo:font-size="10pt" style:font-size-asian="10pt" style:font-size-complex="10pt" style:text-underline-style="solid" style:text-underline-color="font-color"/>
    </style:style>
    <style:style style:name="T67_32" style:family="text"/>
    <style:style style:name="T67_33" style:family="text">
      <style:text-properties fo:color="#1155cc" fo:font-size="10pt" style:font-size-asian="10pt" style:font-size-complex="10pt" style:text-underline-style="solid" style:text-underline-color="font-color"/>
    </style:style>
    <style:style style:name="T67_34" style:family="text"/>
    <style:style style:name="T67_35" style:family="text">
      <style:text-properties fo:color="#1155cc" fo:font-size="10pt" style:font-size-asian="10pt" style:font-size-complex="10pt" style:text-underline-style="solid" style:text-underline-color="font-color"/>
    </style:style>
    <style:style style:name="T67_36" style:family="text"/>
    <style:style style:name="T67_37" style:family="text">
      <style:text-properties fo:color="#1155cc" fo:font-size="10pt" style:font-size-asian="10pt" style:font-size-complex="10pt" style:text-underline-style="solid" style:text-underline-color="font-color"/>
    </style:style>
    <style:style style:name="T67_38" style:family="text"/>
    <style:style style:name="T67_39" style:family="text">
      <style:text-properties fo:color="#1155cc" fo:font-size="10pt" style:font-size-asian="10pt" style:font-size-complex="10pt" style:text-underline-style="solid" style:text-underline-color="font-color"/>
    </style:style>
    <style:style style:name="T67_40" style:family="text"/>
    <style:style style:name="T67_41" style:family="text">
      <style:text-properties fo:color="#1155cc" fo:font-size="10pt" style:font-size-asian="10pt" style:font-size-complex="10pt" style:text-underline-style="solid" style:text-underline-color="font-color"/>
    </style:style>
    <style:style style:name="T67_42" style:family="text"/>
    <style:style style:name="T67_43" style:family="text">
      <style:text-properties fo:color="#1155cc" fo:font-size="10pt" style:font-size-asian="10pt" style:font-size-complex="10pt" style:text-underline-style="solid" style:text-underline-color="font-color"/>
    </style:style>
    <style:style style:name="T67_44" style:family="text"/>
    <style:style style:name="T67_45" style:family="text">
      <style:text-properties fo:color="#1155cc" fo:font-size="10pt" style:font-size-asian="10pt" style:font-size-complex="10pt" style:text-underline-style="solid" style:text-underline-color="font-color"/>
    </style:style>
    <style:style style:name="T67_46" style:family="text"/>
    <style:style style:name="T67_47" style:family="text">
      <style:text-properties fo:color="#1155cc" fo:font-size="10pt" style:font-size-asian="10pt" style:font-size-complex="10pt" style:text-underline-style="solid" style:text-underline-color="font-color"/>
    </style:style>
    <style:style style:name="T67_48" style:family="text"/>
    <style:style style:name="T67_49" style:family="text">
      <style:text-properties fo:color="#1155cc" fo:font-size="10pt" style:font-size-asian="10pt" style:font-size-complex="10pt" style:text-underline-style="solid" style:text-underline-color="font-color"/>
    </style:style>
    <style:style style:name="T67_50" style:family="text"/>
    <style:style style:name="T67_51" style:family="text">
      <style:text-properties fo:color="#1155cc" fo:font-size="10pt" style:font-size-asian="10pt" style:font-size-complex="10pt" style:text-underline-style="solid" style:text-underline-color="font-color"/>
    </style:style>
    <style:style style:name="T67_52" style:family="text"/>
    <style:style style:name="T67_53" style:family="text">
      <style:text-properties fo:color="#1155cc" fo:font-size="10pt" style:font-size-asian="10pt" style:font-size-complex="10pt" style:text-underline-style="solid" style:text-underline-color="font-color"/>
    </style:style>
    <style:style style:name="T67_54" style:family="text"/>
    <style:style style:name="T67_55" style:family="text"/>
    <style:style style:name="T67_56" style:family="text"/>
    <style:style style:name="T67_57" style:family="text"/>
    <style:style style:name="T67_58" style:family="text">
      <style:text-properties fo:color="#1155cc" style:text-underline-style="solid" style:text-underline-color="font-color"/>
    </style:style>
    <style:style style:name="T67_59" style:family="text"/>
    <style:style style:name="T67_60" style:family="text">
      <style:text-properties fo:color="#1155cc" style:text-underline-style="solid" style:text-underline-color="font-color"/>
    </style:style>
    <style:style style:name="T67_61" style:family="text"/>
    <style:style style:name="T67_62" style:family="text">
      <style:text-properties fo:color="#1155cc" style:text-underline-style="solid" style:text-underline-color="font-color"/>
    </style:style>
    <style:style style:name="T67_63" style:family="text"/>
    <style:style style:name="T67_64" style:family="text">
      <style:text-properties fo:color="#1155cc" style:text-underline-style="solid" style:text-underline-color="font-color"/>
    </style:style>
    <style:style style:name="T67_65" style:family="text"/>
    <style:style style:name="T67_66" style:family="text">
      <style:text-properties fo:color="#1155cc" style:text-underline-style="solid" style:text-underline-color="font-color"/>
    </style:style>
    <style:style style:name="T67_67" style:family="text"/>
    <style:style style:name="T67_68" style:family="text">
      <style:text-properties fo:color="#1155cc" style:text-underline-style="solid" style:text-underline-color="font-color"/>
    </style:style>
    <style:style style:name="T67_69" style:family="text"/>
    <style:style style:name="T67_70" style:family="text">
      <style:text-properties fo:color="#1155cc" style:text-underline-style="solid" style:text-underline-color="font-color"/>
    </style:style>
    <style:style style:name="T67_71" style:family="text"/>
    <style:style style:name="T67_72" style:family="text">
      <style:text-properties fo:color="#1155cc" style:text-underline-style="solid" style:text-underline-color="font-color"/>
    </style:style>
    <style:style style:name="T67_73" style:family="text"/>
    <style:style style:name="T67_74" style:family="text">
      <style:text-properties fo:color="#1155cc" style:text-underline-style="solid" style:text-underline-color="font-color"/>
    </style:style>
    <style:style style:name="T67_75" style:family="text" style:parent-style-name="Standard"/>
    <style:style style:name="P68" style:family="paragraph" style:parent-style-name="Standard">
      <style:paragraph-properties fo:break-before="auto" style:writing-mode="lr-tb"/>
    </style:style>
    <style:style style:name="T68_1" style:family="text">
      <style:text-properties fo:font-size="10pt" style:font-size-asian="10pt" style:font-size-complex="10pt"/>
    </style:style>
    <style:style style:name="T68_2" style:family="text">
      <style:text-properties fo:font-size="10pt" style:font-size-asian="10pt" style:font-size-complex="10pt"/>
    </style:style>
    <style:style style:name="T68_3" style:family="text">
      <style:text-properties fo:font-size="10pt" style:font-size-asian="10pt" style:font-size-complex="10pt"/>
    </style:style>
    <style:style style:name="T68_4" style:family="text">
      <style:text-properties fo:font-size="10pt" style:font-size-asian="10pt" style:font-size-complex="10pt"/>
    </style:style>
    <style:style style:name="T68_5" style:family="text">
      <style:text-properties fo:font-size="10pt" style:font-size-asian="10pt" style:font-size-complex="10pt"/>
    </style:style>
    <style:style style:name="T68_6" style:family="text">
      <style:text-properties fo:font-size="10pt" style:font-size-asian="10pt" style:font-size-complex="10pt"/>
    </style:style>
    <style:style style:name="T68_7" style:family="text">
      <style:text-properties fo:font-size="10pt" style:font-size-asian="10pt" style:font-size-complex="10pt"/>
    </style:style>
    <style:style style:name="T68_8" style:family="text">
      <style:text-properties fo:font-size="10pt" style:font-size-asian="10pt" style:font-size-complex="10pt"/>
    </style:style>
    <style:style style:name="T68_9" style:family="text">
      <style:text-properties fo:font-size="10pt" style:font-size-asian="10pt" style:font-size-complex="10pt"/>
    </style:style>
    <style:style style:name="T68_10" style:family="text">
      <style:text-properties fo:font-size="10pt" style:font-size-asian="10pt" style:font-size-complex="10pt"/>
    </style:style>
    <style:style style:name="T68_11" style:family="text">
      <style:text-properties fo:font-size="10pt" style:font-size-asian="10pt" style:font-size-complex="10pt"/>
    </style:style>
    <style:style style:name="T68_12" style:family="text">
      <style:text-properties fo:font-size="10pt" style:font-size-asian="10pt" style:font-size-complex="10pt"/>
    </style:style>
    <style:style style:name="T68_13" style:family="text">
      <style:text-properties fo:font-size="10pt" style:font-size-asian="10pt" style:font-size-complex="10pt"/>
    </style:style>
    <style:style style:name="T68_14" style:family="text">
      <style:text-properties fo:font-size="10pt" style:font-size-asian="10pt" style:font-size-complex="10pt"/>
    </style:style>
    <style:style style:name="T68_15" style:family="text">
      <style:text-properties fo:font-size="10pt" style:font-size-asian="10pt" style:font-size-complex="10pt"/>
    </style:style>
    <style:style style:name="T68_16" style:family="text">
      <style:text-properties fo:font-size="10pt" style:font-size-asian="10pt" style:font-size-complex="10pt"/>
    </style:style>
    <style:style style:name="T68_17" style:family="text">
      <style:text-properties fo:font-size="10pt" style:font-size-asian="10pt" style:font-size-complex="10pt"/>
    </style:style>
    <style:style style:name="T68_18" style:family="text">
      <style:text-properties fo:font-size="10pt" style:font-size-asian="10pt" style:font-size-complex="10pt"/>
    </style:style>
    <style:style style:name="T68_19" style:family="text">
      <style:text-properties fo:font-size="10pt" style:font-size-asian="10pt" style:font-size-complex="10pt"/>
    </style:style>
    <style:style style:name="T68_20" style:family="text"/>
    <style:style style:name="T68_21" style:family="text">
      <style:text-properties fo:color="#1155cc" fo:font-size="10pt" style:font-size-asian="10pt" style:font-size-complex="10pt" style:text-underline-style="solid" style:text-underline-color="font-color"/>
    </style:style>
    <style:style style:name="T68_22" style:family="text"/>
    <style:style style:name="T68_23" style:family="text">
      <style:text-properties fo:color="#1155cc" fo:font-size="10pt" style:font-size-asian="10pt" style:font-size-complex="10pt" style:text-underline-style="solid" style:text-underline-color="font-color"/>
    </style:style>
    <style:style style:name="T68_24" style:family="text"/>
    <style:style style:name="T68_25" style:family="text">
      <style:text-properties fo:color="#1155cc" fo:font-size="10pt" style:font-size-asian="10pt" style:font-size-complex="10pt" style:text-underline-style="solid" style:text-underline-color="font-color"/>
    </style:style>
    <style:style style:name="T68_26" style:family="text"/>
    <style:style style:name="T68_27" style:family="text">
      <style:text-properties fo:color="#1155cc" fo:font-size="10pt" style:font-size-asian="10pt" style:font-size-complex="10pt" style:text-underline-style="solid" style:text-underline-color="font-color"/>
    </style:style>
    <style:style style:name="T68_28" style:family="text"/>
    <style:style style:name="T68_29" style:family="text">
      <style:text-properties fo:color="#1155cc" fo:font-size="10pt" style:font-size-asian="10pt" style:font-size-complex="10pt" style:text-underline-style="solid" style:text-underline-color="font-color"/>
    </style:style>
    <style:style style:name="T68_30" style:family="text"/>
    <style:style style:name="T68_31" style:family="text">
      <style:text-properties fo:color="#1155cc" fo:font-size="10pt" style:font-size-asian="10pt" style:font-size-complex="10pt" style:text-underline-style="solid" style:text-underline-color="font-color"/>
    </style:style>
    <style:style style:name="T68_32" style:family="text"/>
    <style:style style:name="T68_33" style:family="text">
      <style:text-properties fo:color="#1155cc" fo:font-size="10pt" style:font-size-asian="10pt" style:font-size-complex="10pt" style:text-underline-style="solid" style:text-underline-color="font-color"/>
    </style:style>
    <style:style style:name="T68_34" style:family="text"/>
    <style:style style:name="T68_35" style:family="text">
      <style:text-properties fo:color="#1155cc" fo:font-size="10pt" style:font-size-asian="10pt" style:font-size-complex="10pt" style:text-underline-style="solid" style:text-underline-color="font-color"/>
    </style:style>
    <style:style style:name="T68_36" style:family="text"/>
    <style:style style:name="T68_37" style:family="text">
      <style:text-properties fo:color="#1155cc" fo:font-size="10pt" style:font-size-asian="10pt" style:font-size-complex="10pt" style:text-underline-style="solid" style:text-underline-color="font-color"/>
    </style:style>
    <style:style style:name="T68_38" style:family="text"/>
    <style:style style:name="T68_39" style:family="text">
      <style:text-properties fo:color="#1155cc" fo:font-size="10pt" style:font-size-asian="10pt" style:font-size-complex="10pt" style:text-underline-style="solid" style:text-underline-color="font-color"/>
    </style:style>
    <style:style style:name="T68_40" style:family="text"/>
    <style:style style:name="T68_41" style:family="text">
      <style:text-properties fo:color="#1155cc" fo:font-size="10pt" style:font-size-asian="10pt" style:font-size-complex="10pt" style:text-underline-style="solid" style:text-underline-color="font-color"/>
    </style:style>
    <style:style style:name="T68_42" style:family="text"/>
    <style:style style:name="T68_43" style:family="text">
      <style:text-properties fo:color="#1155cc" fo:font-size="10pt" style:font-size-asian="10pt" style:font-size-complex="10pt" style:text-underline-style="solid" style:text-underline-color="font-color"/>
    </style:style>
    <style:style style:name="T68_44" style:family="text"/>
    <style:style style:name="T68_45" style:family="text">
      <style:text-properties fo:color="#1155cc" fo:font-size="10pt" style:font-size-asian="10pt" style:font-size-complex="10pt" style:text-underline-style="solid" style:text-underline-color="font-color"/>
    </style:style>
    <style:style style:name="T68_46" style:family="text"/>
    <style:style style:name="T68_47" style:family="text">
      <style:text-properties fo:color="#1155cc" fo:font-size="10pt" style:font-size-asian="10pt" style:font-size-complex="10pt" style:text-underline-style="solid" style:text-underline-color="font-color"/>
    </style:style>
    <style:style style:name="T68_48" style:family="text"/>
    <style:style style:name="T68_49" style:family="text">
      <style:text-properties fo:color="#1155cc" fo:font-size="10pt" style:font-size-asian="10pt" style:font-size-complex="10pt" style:text-underline-style="solid" style:text-underline-color="font-color"/>
    </style:style>
    <style:style style:name="T68_50" style:family="text"/>
    <style:style style:name="T68_51" style:family="text">
      <style:text-properties fo:color="#1155cc" fo:font-size="10pt" style:font-size-asian="10pt" style:font-size-complex="10pt" style:text-underline-style="solid" style:text-underline-color="font-color"/>
    </style:style>
    <style:style style:name="T68_52" style:family="text"/>
    <style:style style:name="T68_53" style:family="text">
      <style:text-properties fo:color="#1155cc" fo:font-size="10pt" style:font-size-asian="10pt" style:font-size-complex="10pt" style:text-underline-style="solid" style:text-underline-color="font-color"/>
    </style:style>
    <style:style style:name="T68_54" style:family="text"/>
    <style:style style:name="T68_55" style:family="text">
      <style:text-properties fo:color="#1155cc" fo:font-size="10pt" style:font-size-asian="10pt" style:font-size-complex="10pt" style:text-underline-style="solid" style:text-underline-color="font-color"/>
    </style:style>
    <style:style style:name="T68_56" style:family="text"/>
    <style:style style:name="T68_57" style:family="text">
      <style:text-properties fo:color="#1155cc" fo:font-size="10pt" style:font-size-asian="10pt" style:font-size-complex="10pt" style:text-underline-style="solid" style:text-underline-color="font-color"/>
    </style:style>
    <style:style style:name="T68_58" style:family="text"/>
    <style:style style:name="T68_59" style:family="text">
      <style:text-properties fo:color="#1155cc" fo:font-size="10pt" style:font-size-asian="10pt" style:font-size-complex="10pt" style:text-underline-style="solid" style:text-underline-color="font-color"/>
    </style:style>
    <style:style style:name="T68_60" style:family="text"/>
    <style:style style:name="T68_61" style:family="text">
      <style:text-properties fo:color="#1155cc" fo:font-size="10pt" style:font-size-asian="10pt" style:font-size-complex="10pt" style:text-underline-style="solid" style:text-underline-color="font-color"/>
    </style:style>
    <style:style style:name="T68_62" style:family="text"/>
    <style:style style:name="T68_63" style:family="text">
      <style:text-properties fo:color="#1155cc" fo:font-size="10pt" style:font-size-asian="10pt" style:font-size-complex="10pt" style:text-underline-style="solid" style:text-underline-color="font-color"/>
    </style:style>
    <style:style style:name="T68_64" style:family="text"/>
    <style:style style:name="T68_65" style:family="text">
      <style:text-properties fo:color="#1155cc" fo:font-size="10pt" style:font-size-asian="10pt" style:font-size-complex="10pt" style:text-underline-style="solid" style:text-underline-color="font-color"/>
    </style:style>
    <style:style style:name="T68_66" style:family="text"/>
    <style:style style:name="P69" style:family="paragraph" style:parent-style-name="Standard">
      <style:paragraph-properties fo:break-before="auto" style:writing-mode="lr-tb"/>
    </style:style>
    <style:style style:name="P70" style:family="paragraph" style:parent-style-name="Standard">
      <style:paragraph-properties fo:break-before="auto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T70_38" style:family="text"/>
    <style:style style:name="T70_39" style:family="text"/>
    <style:style style:name="T70_40" style:family="text"/>
    <style:style style:name="T70_41" style:family="text"/>
    <style:style style:name="T70_42" style:family="text"/>
    <style:style style:name="T70_43" style:family="text"/>
    <style:style style:name="T70_44" style:family="text"/>
    <style:style style:name="T70_45" style:family="text"/>
    <style:style style:name="T70_46" style:family="text"/>
    <style:style style:name="T70_47" style:family="text"/>
    <style:style style:name="T70_48" style:family="text"/>
    <style:style style:name="T70_49" style:family="text"/>
    <style:style style:name="T70_50" style:family="text"/>
    <style:style style:name="T70_51" style:family="text"/>
    <style:style style:name="T70_52" style:family="text"/>
    <style:style style:name="T70_53" style:family="text"/>
    <style:style style:name="T70_54" style:family="text"/>
    <style:style style:name="T70_55" style:family="text"/>
    <style:style style:name="T70_56" style:family="text"/>
    <style:style style:name="T70_57" style:family="text"/>
    <style:style style:name="T70_58" style:family="text"/>
    <style:style style:name="T70_59" style:family="text"/>
    <style:style style:name="T70_60" style:family="text"/>
    <style:style style:name="T70_61" style:family="text"/>
    <style:style style:name="T70_62" style:family="text"/>
    <style:style style:name="T70_63" style:family="text"/>
    <style:style style:name="T70_64" style:family="text"/>
    <style:style style:name="T70_65" style:family="text"/>
    <style:style style:name="T70_66" style:family="text"/>
    <style:style style:name="T70_67" style:family="text"/>
    <style:style style:name="T70_68" style:family="text"/>
    <style:style style:name="T70_69" style:family="text"/>
    <style:style style:name="T70_70" style:family="text"/>
    <style:style style:name="T70_71" style:family="text"/>
    <style:style style:name="T70_72" style:family="text"/>
    <style:style style:name="T70_73" style:family="text"/>
    <style:style style:name="T70_74" style:family="text"/>
    <style:style style:name="T70_75" style:family="text"/>
    <style:style style:name="T70_76" style:family="text"/>
    <style:style style:name="T70_77" style:family="text"/>
    <style:style style:name="T70_78" style:family="text"/>
    <style:style style:name="T70_79" style:family="text"/>
    <style:style style:name="T70_80" style:family="text"/>
    <style:style style:name="T70_81" style:family="text"/>
    <style:style style:name="T70_82" style:family="text"/>
    <style:style style:name="T70_83" style:family="text"/>
    <style:style style:name="T70_84" style:family="text"/>
    <style:style style:name="T70_85" style:family="text"/>
    <style:style style:name="T70_86" style:family="text"/>
    <style:style style:name="T70_87" style:family="text"/>
    <style:style style:name="T70_88" style:family="text"/>
    <style:style style:name="T70_89" style:family="text"/>
    <style:style style:name="T70_90" style:family="text"/>
    <style:style style:name="T70_91" style:family="text"/>
    <style:style style:name="T70_92" style:family="text"/>
    <style:style style:name="T70_93" style:family="text"/>
    <style:style style:name="T70_94" style:family="text"/>
    <style:style style:name="T70_95" style:family="text"/>
    <style:style style:name="T70_96" style:family="text"/>
    <style:style style:name="T70_97" style:family="text"/>
    <style:style style:name="T70_98" style:family="text"/>
    <style:style style:name="T70_99" style:family="text"/>
    <style:style style:name="T70_100" style:family="text"/>
    <style:style style:name="T70_101" style:family="text"/>
    <style:style style:name="T70_102" style:family="text"/>
    <style:style style:name="T70_103" style:family="text"/>
    <style:style style:name="T70_104" style:family="text"/>
    <style:style style:name="T70_105" style:family="text"/>
    <style:style style:name="T70_106" style:family="text"/>
    <style:style style:name="T70_107" style:family="text"/>
    <style:style style:name="T70_108" style:family="text"/>
    <style:style style:name="T70_109" style:family="text"/>
    <style:style style:name="T70_110" style:family="text"/>
    <style:style style:name="T70_111" style:family="text"/>
    <style:style style:name="T70_112" style:family="text"/>
    <style:style style:name="T70_113" style:family="text"/>
    <style:style style:name="T70_114" style:family="text"/>
    <style:style style:name="T70_115" style:family="text"/>
    <style:style style:name="T70_116" style:family="text"/>
    <style:style style:name="T70_117" style:family="text"/>
    <style:style style:name="T70_118" style:family="text"/>
    <style:style style:name="T70_119" style:family="text"/>
    <style:style style:name="T70_120" style:family="text"/>
    <style:style style:name="T70_121" style:family="text"/>
    <style:style style:name="T70_122" style:family="text"/>
    <style:style style:name="T70_123" style:family="text"/>
    <style:style style:name="T70_124" style:family="text"/>
    <style:style style:name="T70_125" style:family="text"/>
    <style:style style:name="T70_126" style:family="text"/>
    <style:style style:name="T70_127" style:family="text"/>
    <style:style style:name="T70_128" style:family="text"/>
    <style:style style:name="T70_129" style:family="text"/>
    <style:style style:name="T70_130" style:family="text"/>
    <style:style style:name="P71" style:family="paragraph" style:parent-style-name="Standard">
      <style:paragraph-properties fo:break-before="auto" style:writing-mode="lr-tb"/>
    </style:style>
    <style:style style:name="P72" style:family="paragraph" style:parent-style-name="Standard">
      <style:paragraph-properties fo:break-before="auto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/>
    <style:style style:name="T72_40" style:family="text"/>
    <style:style style:name="T72_41" style:family="text"/>
    <style:style style:name="T72_42" style:family="text"/>
    <style:style style:name="T72_43" style:family="text"/>
    <style:style style:name="T72_44" style:family="text"/>
    <style:style style:name="T72_45" style:family="text"/>
    <style:style style:name="T72_46" style:family="text"/>
    <style:style style:name="T72_47" style:family="text"/>
    <style:style style:name="T72_48" style:family="text"/>
    <style:style style:name="T72_49" style:family="text"/>
    <style:style style:name="T72_50" style:family="text"/>
    <style:style style:name="T72_51" style:family="text"/>
    <style:style style:name="T72_52" style:family="text"/>
    <style:style style:name="T72_53" style:family="text"/>
    <style:style style:name="T72_54" style:family="text"/>
    <style:style style:name="T72_55" style:family="text"/>
    <style:style style:name="T72_56" style:family="text"/>
    <style:style style:name="T72_57" style:family="text"/>
    <style:style style:name="T72_58" style:family="text"/>
    <style:style style:name="T72_59" style:family="text"/>
    <style:style style:name="T72_60" style:family="text"/>
    <style:style style:name="T72_61" style:family="text"/>
    <style:style style:name="T72_62" style:family="text"/>
    <style:style style:name="T72_63" style:family="text"/>
    <style:style style:name="T72_64" style:family="text"/>
    <style:style style:name="T72_65" style:family="text"/>
    <style:style style:name="T72_66" style:family="text"/>
    <style:style style:name="T72_67" style:family="text"/>
    <style:style style:name="T72_68" style:family="text"/>
    <style:style style:name="T72_69" style:family="text"/>
    <style:style style:name="T72_70" style:family="text"/>
    <style:style style:name="T72_71" style:family="text"/>
    <style:style style:name="T72_72" style:family="text"/>
    <style:style style:name="T72_73" style:family="text"/>
    <style:style style:name="T72_74" style:family="text"/>
    <style:style style:name="T72_75" style:family="text"/>
    <style:style style:name="T72_76" style:family="text"/>
    <style:style style:name="T72_77" style:family="text"/>
    <style:style style:name="T72_78" style:family="text"/>
    <style:style style:name="T72_79" style:family="text"/>
    <style:style style:name="T72_80" style:family="text"/>
    <style:style style:name="T72_81" style:family="text"/>
    <style:style style:name="T72_82" style:family="text"/>
    <style:style style:name="T72_83" style:family="text"/>
    <style:style style:name="T72_84" style:family="text"/>
    <style:style style:name="T72_85" style:family="text"/>
    <style:style style:name="T72_86" style:family="text"/>
    <style:style style:name="T72_87" style:family="text"/>
    <style:style style:name="T72_88" style:family="text"/>
    <style:style style:name="T72_89" style:family="text"/>
    <style:style style:name="T72_90" style:family="text"/>
    <style:style style:name="T72_91" style:family="text"/>
    <style:style style:name="T72_92" style:family="text"/>
    <style:style style:name="T72_93" style:family="text"/>
    <style:style style:name="T72_94" style:family="text"/>
    <style:style style:name="T72_95" style:family="text"/>
    <style:style style:name="T72_96" style:family="text"/>
    <style:style style:name="T72_97" style:family="text"/>
    <style:style style:name="T72_98" style:family="text"/>
    <style:style style:name="T72_99" style:family="text"/>
    <style:style style:name="T72_100" style:family="text"/>
    <style:style style:name="T72_101" style:family="text"/>
    <style:style style:name="T72_102" style:family="text"/>
    <style:style style:name="T72_103" style:family="text"/>
    <style:style style:name="T72_104" style:family="text"/>
    <style:style style:name="T72_105" style:family="text"/>
    <style:style style:name="T72_106" style:family="text"/>
    <style:style style:name="T72_107" style:family="text"/>
    <style:style style:name="T72_108" style:family="text"/>
    <style:style style:name="P73" style:family="paragraph" style:parent-style-name="Standard">
      <style:paragraph-properties fo:break-before="auto" style:writing-mode="lr-tb"/>
    </style:style>
    <style:style style:name="P74" style:family="paragraph" style:parent-style-name="Standard">
      <style:paragraph-properties fo:break-before="auto" style:writing-mode="lr-tb"/>
    </style:style>
    <style:style style:name="P75" style:family="paragraph" style:parent-style-name="Standard">
      <style:paragraph-properties fo:break-before="auto" fo:margin-top="0cm" fo:margin-bottom="0cm" style:writing-mode="lr-tb"/>
    </style:style>
    <style:style style:name="T75_1" style:family="text">
      <style:text-properties fo:font-weight="bold" style:font-weight-asian="bold" style:font-weight-complex="bold"/>
    </style:style>
    <style:style style:name="T75_2" style:family="text">
      <style:text-properties fo:font-weight="bold" style:font-weight-asian="bold" style:font-weight-complex="bold"/>
    </style:style>
    <style:style style:name="T75_3" style:family="text">
      <style:text-properties fo:font-weight="bold" style:font-weight-asian="bold" style:font-weight-complex="bold"/>
    </style:style>
    <style:style style:name="T75_4" style:family="text">
      <style:text-properties fo:font-weight="bold" style:font-weight-asian="bold" style:font-weight-complex="bold"/>
    </style:style>
    <style:style style:name="T75_5" style:family="text">
      <style:text-properties fo:font-weight="bold" style:font-weight-asian="bold" style:font-weight-complex="bold"/>
    </style:style>
    <style:style style:name="T75_6" style:family="text">
      <style:text-properties fo:font-weight="bold" style:font-weight-asian="bold" style:font-weight-complex="bold"/>
    </style:style>
    <style:style style:name="T75_7" style:family="text">
      <style:text-properties fo:font-weight="bold" style:font-weight-asian="bold" style:font-weight-complex="bold"/>
    </style:style>
    <style:style style:name="T75_8" style:family="text">
      <style:text-properties fo:font-weight="bold" style:font-weight-asian="bold" style:font-weight-complex="bold"/>
    </style:style>
    <style:style style:name="T75_9" style:family="text">
      <style:text-properties fo:font-weight="bold" style:font-weight-asian="bold" style:font-weight-complex="bold"/>
    </style:style>
    <style:style style:name="T75_10" style:family="text">
      <style:text-properties fo:font-weight="bold" style:font-weight-asian="bold" style:font-weight-complex="bold"/>
    </style:style>
    <style:style style:name="T75_11" style:family="text">
      <style:text-properties fo:font-weight="bold" style:font-weight-asian="bold" style:font-weight-complex="bold"/>
    </style:style>
    <style:style style:name="T75_12" style:family="text">
      <style:text-properties fo:font-weight="bold" style:font-weight-asian="bold" style:font-weight-complex="bold"/>
    </style:style>
    <style:style style:name="T75_13" style:family="text">
      <style:text-properties fo:font-weight="bold" style:font-weight-asian="bold" style:font-weight-complex="bold"/>
    </style:style>
    <style:style style:name="T75_14" style:family="text">
      <style:text-properties fo:font-weight="bold" style:font-weight-asian="bold" style:font-weight-complex="bold"/>
    </style:style>
    <style:style style:name="T75_15" style:family="text">
      <style:text-properties fo:font-weight="bold" style:font-weight-asian="bold" style:font-weight-complex="bold"/>
    </style:style>
    <style:style style:name="T75_16" style:family="text">
      <style:text-properties fo:font-weight="bold" style:font-weight-asian="bold" style:font-weight-complex="bold"/>
    </style:style>
    <style:style style:name="P76" style:family="paragraph" style:parent-style-name="Standard">
      <style:paragraph-properties fo:break-before="auto" style:writing-mode="lr-tb"/>
    </style:style>
    <style:style style:name="P77" style:family="paragraph" style:parent-style-name="Standard">
      <style:paragraph-properties fo:break-before="auto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/>
    <style:style style:name="T77_39" style:family="text"/>
    <style:style style:name="T77_40" style:family="text"/>
    <style:style style:name="T77_41" style:family="text"/>
    <style:style style:name="T77_42" style:family="text"/>
    <style:style style:name="T77_43" style:family="text"/>
    <style:style style:name="T77_44" style:family="text"/>
    <style:style style:name="T77_45" style:family="text"/>
    <style:style style:name="T77_46" style:family="text"/>
    <style:style style:name="T77_47" style:family="text"/>
    <style:style style:name="T77_48" style:family="text"/>
    <style:style style:name="T77_49" style:family="text"/>
    <style:style style:name="T77_50" style:family="text"/>
    <style:style style:name="T77_51" style:family="text"/>
    <style:style style:name="T77_52" style:family="text"/>
    <style:style style:name="T77_53" style:family="text"/>
    <style:style style:name="T77_54" style:family="text"/>
    <style:style style:name="T77_55" style:family="text"/>
    <style:style style:name="T77_56" style:family="text"/>
    <style:style style:name="T77_57" style:family="text"/>
    <style:style style:name="T77_58" style:family="text"/>
    <style:style style:name="T77_59" style:family="text"/>
    <style:style style:name="T77_60" style:family="text"/>
    <style:style style:name="T77_61" style:family="text"/>
    <style:style style:name="T77_62" style:family="text"/>
    <style:style style:name="T77_63" style:family="text"/>
    <style:style style:name="T77_64" style:family="text"/>
    <style:style style:name="T77_65" style:family="text"/>
    <style:style style:name="T77_66" style:family="text"/>
    <style:style style:name="T77_67" style:family="text"/>
    <style:style style:name="T77_68" style:family="text"/>
    <style:style style:name="T77_69" style:family="text"/>
    <style:style style:name="T77_70" style:family="text"/>
    <style:style style:name="T77_71" style:family="text"/>
    <style:style style:name="T77_72" style:family="text"/>
    <style:style style:name="T77_73" style:family="text"/>
    <style:style style:name="T77_74" style:family="text"/>
    <style:style style:name="T77_75" style:family="text"/>
    <style:style style:name="T77_76" style:family="text"/>
    <style:style style:name="T77_77" style:family="text"/>
    <style:style style:name="T77_78" style:family="text"/>
    <style:style style:name="T77_79" style:family="text"/>
    <style:style style:name="T77_80" style:family="text"/>
    <style:style style:name="T77_81" style:family="text"/>
    <style:style style:name="T77_82" style:family="text"/>
    <style:style style:name="T77_83" style:family="text"/>
    <style:style style:name="T77_84" style:family="text"/>
    <style:style style:name="T77_85" style:family="text"/>
    <style:style style:name="T77_86" style:family="text"/>
    <style:style style:name="T77_87" style:family="text"/>
    <style:style style:name="T77_88" style:family="text"/>
    <style:style style:name="T77_89" style:family="text"/>
    <style:style style:name="T77_90" style:family="text"/>
    <style:style style:name="T77_91" style:family="text"/>
    <style:style style:name="T77_92" style:family="text"/>
    <style:style style:name="T77_93" style:family="text"/>
    <style:style style:name="T77_94" style:family="text"/>
    <style:style style:name="T77_95" style:family="text"/>
    <style:style style:name="T77_96" style:family="text"/>
    <style:style style:name="T77_97" style:family="text"/>
    <style:style style:name="T77_98" style:family="text"/>
    <style:style style:name="T77_99" style:family="text"/>
    <style:style style:name="T77_100" style:family="text"/>
    <style:style style:name="T77_101" style:family="text"/>
    <style:style style:name="T77_102" style:family="text"/>
    <style:style style:name="T77_103" style:family="text"/>
    <style:style style:name="T77_104" style:family="text"/>
    <style:style style:name="T77_105" style:family="text"/>
    <style:style style:name="T77_106" style:family="text"/>
    <style:style style:name="T77_107" style:family="text"/>
    <style:style style:name="T77_108" style:family="text"/>
    <style:style style:name="T77_109" style:family="text"/>
    <style:style style:name="T77_110" style:family="text"/>
    <style:style style:name="T77_111" style:family="text"/>
    <style:style style:name="T77_112" style:family="text"/>
    <style:style style:name="T77_113" style:family="text"/>
    <style:style style:name="T77_114" style:family="text"/>
    <style:style style:name="T77_115" style:family="text"/>
    <style:style style:name="T77_116" style:family="text"/>
    <style:style style:name="T77_117" style:family="text"/>
    <style:style style:name="T77_118" style:family="text"/>
    <style:style style:name="T77_119" style:family="text"/>
    <style:style style:name="T77_120" style:family="text"/>
    <style:style style:name="T77_121" style:family="text"/>
    <style:style style:name="T77_122" style:family="text"/>
    <style:style style:name="T77_123" style:family="text"/>
    <style:style style:name="T77_124" style:family="text"/>
    <style:style style:name="T77_125" style:family="text"/>
    <style:style style:name="T77_126" style:family="text"/>
    <style:style style:name="T77_127" style:family="text"/>
    <style:style style:name="T77_128" style:family="text"/>
    <style:style style:name="T77_129" style:family="text"/>
    <style:style style:name="T77_130" style:family="text"/>
    <style:style style:name="T77_131" style:family="text"/>
    <style:style style:name="T77_132" style:family="text"/>
    <style:style style:name="T77_133" style:family="text"/>
    <style:style style:name="T77_134" style:family="text"/>
    <style:style style:name="T77_135" style:family="text"/>
    <style:style style:name="T77_136" style:family="text"/>
    <style:style style:name="T77_137" style:family="text"/>
    <style:style style:name="T77_138" style:family="text"/>
    <style:style style:name="T77_139" style:family="text"/>
    <style:style style:name="T77_140" style:family="text"/>
    <style:style style:name="T77_141" style:family="text"/>
    <style:style style:name="T77_142" style:family="text"/>
    <style:style style:name="T77_143" style:family="text"/>
    <style:style style:name="T77_144" style:family="text"/>
    <style:style style:name="T77_145" style:family="text"/>
    <style:style style:name="T77_146" style:family="text"/>
    <style:style style:name="T77_147" style:family="text"/>
    <style:style style:name="T77_148" style:family="text"/>
    <style:style style:name="T77_149" style:family="text"/>
    <style:style style:name="T77_150" style:family="text"/>
    <style:style style:name="T77_151" style:family="text"/>
    <style:style style:name="T77_152" style:family="text"/>
    <style:style style:name="T77_153" style:family="text"/>
    <style:style style:name="T77_154" style:family="text"/>
    <style:style style:name="T77_155" style:family="text"/>
    <style:style style:name="T77_156" style:family="text"/>
    <style:style style:name="T77_157" style:family="text"/>
    <style:style style:name="T77_158" style:family="text"/>
    <style:style style:name="T77_159" style:family="text"/>
    <style:style style:name="T77_160" style:family="text"/>
    <style:style style:name="T77_161" style:family="text"/>
    <style:style style:name="T77_162" style:family="text"/>
    <style:style style:name="T77_163" style:family="text"/>
    <style:style style:name="T77_164" style:family="text"/>
    <style:style style:name="T77_165" style:family="text"/>
    <style:style style:name="T77_166" style:family="text"/>
    <style:style style:name="T77_167" style:family="text"/>
    <style:style style:name="T77_168" style:family="text"/>
    <style:style style:name="T77_169" style:family="text"/>
    <style:style style:name="T77_170" style:family="text"/>
    <style:style style:name="T77_171" style:family="text"/>
    <style:style style:name="T77_172" style:family="text"/>
    <style:style style:name="T77_173" style:family="text"/>
    <style:style style:name="T77_174" style:family="text"/>
    <style:style style:name="T77_175" style:family="text"/>
    <style:style style:name="T77_176" style:family="text"/>
    <style:style style:name="T77_177" style:family="text"/>
    <style:style style:name="T77_178" style:family="text"/>
    <style:style style:name="T77_179" style:family="text"/>
    <style:style style:name="T77_180" style:family="text"/>
    <style:style style:name="T77_181" style:family="text"/>
    <style:style style:name="T77_182" style:family="text"/>
    <style:style style:name="T77_183" style:family="text"/>
    <style:style style:name="T77_184" style:family="text"/>
    <style:style style:name="T77_185" style:family="text"/>
    <style:style style:name="T77_186" style:family="text"/>
    <style:style style:name="T77_187" style:family="text"/>
    <style:style style:name="T77_188" style:family="text"/>
    <style:style style:name="T77_189" style:family="text"/>
    <style:style style:name="T77_190" style:family="text"/>
    <style:style style:name="T77_191" style:family="text"/>
    <style:style style:name="T77_192" style:family="text"/>
    <style:style style:name="T77_193" style:family="text"/>
    <style:style style:name="T77_194" style:family="text"/>
    <style:style style:name="T77_195" style:family="text"/>
    <style:style style:name="T77_196" style:family="text"/>
    <style:style style:name="T77_197" style:family="text"/>
    <style:style style:name="T77_198" style:family="text"/>
    <style:style style:name="T77_199" style:family="text"/>
    <style:style style:name="T77_200" style:family="text"/>
    <style:style style:name="T77_201" style:family="text"/>
    <style:style style:name="T77_202" style:family="text"/>
    <style:style style:name="T77_203" style:family="text"/>
    <style:style style:name="T77_204" style:family="text"/>
    <style:style style:name="T77_205" style:family="text"/>
    <style:style style:name="T77_206" style:family="text"/>
    <style:style style:name="T77_207" style:family="text"/>
    <style:style style:name="T77_208" style:family="text"/>
    <style:style style:name="T77_209" style:family="text"/>
    <style:style style:name="T77_210" style:family="text"/>
    <style:style style:name="T77_211" style:family="text"/>
    <style:style style:name="T77_212" style:family="text"/>
    <style:style style:name="T77_213" style:family="text"/>
    <style:style style:name="T77_214" style:family="text"/>
    <style:style style:name="T77_215" style:family="text"/>
    <style:style style:name="T77_216" style:family="text"/>
    <style:style style:name="T77_217" style:family="text"/>
    <style:style style:name="T77_218" style:family="text"/>
    <style:style style:name="T77_219" style:family="text"/>
    <style:style style:name="T77_220" style:family="text"/>
    <style:style style:name="T77_221" style:family="text"/>
    <style:style style:name="T77_222" style:family="text"/>
    <style:style style:name="T77_223" style:family="text"/>
    <style:style style:name="T77_224" style:family="text"/>
    <style:style style:name="T77_225" style:family="text"/>
    <style:style style:name="T77_226" style:family="text"/>
    <style:style style:name="T77_227" style:family="text"/>
    <style:style style:name="T77_228" style:family="text"/>
    <style:style style:name="T77_229" style:family="text"/>
    <style:style style:name="T77_230" style:family="text"/>
    <style:style style:name="T77_231" style:family="text"/>
    <style:style style:name="T77_232" style:family="text"/>
    <style:style style:name="T77_233" style:family="text"/>
    <style:style style:name="T77_234" style:family="text"/>
    <style:style style:name="T77_235" style:family="text"/>
    <style:style style:name="T77_236" style:family="text"/>
    <style:style style:name="T77_237" style:family="text"/>
    <style:style style:name="T77_238" style:family="text"/>
    <style:style style:name="T77_239" style:family="text"/>
    <style:style style:name="T77_240" style:family="text"/>
    <style:style style:name="T77_241" style:family="text"/>
    <style:style style:name="T77_242" style:family="text"/>
    <style:style style:name="T77_243" style:family="text"/>
    <style:style style:name="T77_244" style:family="text"/>
    <style:style style:name="T77_245" style:family="text"/>
    <style:style style:name="T77_246" style:family="text"/>
    <style:style style:name="T77_247" style:family="text"/>
    <style:style style:name="T77_248" style:family="text"/>
    <style:style style:name="T77_249" style:family="text"/>
    <style:style style:name="T77_250" style:family="text"/>
    <style:style style:name="T77_251" style:family="text"/>
    <style:style style:name="T77_252" style:family="text"/>
    <style:style style:name="T77_253" style:family="text"/>
    <style:style style:name="T77_254" style:family="text"/>
    <style:style style:name="T77_255" style:family="text"/>
    <style:style style:name="T77_256" style:family="text"/>
    <style:style style:name="T77_257" style:family="text"/>
    <style:style style:name="T77_258" style:family="text"/>
    <style:style style:name="T77_259" style:family="text"/>
    <style:style style:name="T77_260" style:family="text"/>
    <style:style style:name="T77_261" style:family="text"/>
    <style:style style:name="T77_262" style:family="text"/>
    <style:style style:name="T77_263" style:family="text"/>
    <style:style style:name="T77_264" style:family="text"/>
    <style:style style:name="T77_265" style:family="text"/>
    <style:style style:name="T77_266" style:family="text"/>
    <style:style style:name="T77_267" style:family="text"/>
    <style:style style:name="T77_268" style:family="text"/>
    <style:style style:name="T77_269" style:family="text"/>
    <style:style style:name="T77_270" style:family="text"/>
    <style:style style:name="T77_271" style:family="text"/>
    <style:style style:name="T77_272" style:family="text"/>
    <style:style style:name="T77_273" style:family="text"/>
    <style:style style:name="T77_274" style:family="text"/>
    <style:style style:name="T77_275" style:family="text"/>
    <style:style style:name="T77_276" style:family="text"/>
    <style:style style:name="T77_277" style:family="text"/>
    <style:style style:name="T77_278" style:family="text"/>
    <style:style style:name="T77_279" style:family="text"/>
    <style:style style:name="T77_280" style:family="text"/>
    <style:style style:name="T77_281" style:family="text"/>
    <style:style style:name="T77_282" style:family="text"/>
    <style:style style:name="T77_283" style:family="text"/>
    <style:style style:name="T77_284" style:family="text"/>
    <style:style style:name="T77_285" style:family="text"/>
    <style:style style:name="T77_286" style:family="text"/>
    <style:style style:name="T77_287" style:family="text"/>
    <style:style style:name="T77_288" style:family="text"/>
    <style:style style:name="T77_289" style:family="text"/>
    <style:style style:name="T77_290" style:family="text"/>
    <style:style style:name="T77_291" style:family="text"/>
    <style:style style:name="T77_292" style:family="text"/>
    <style:style style:name="T77_293" style:family="text"/>
    <style:style style:name="T77_294" style:family="text"/>
    <style:style style:name="T77_295" style:family="text"/>
    <style:style style:name="T77_296" style:family="text"/>
    <style:style style:name="T77_297" style:family="text"/>
    <style:style style:name="T77_298" style:family="text"/>
    <style:style style:name="T77_299" style:family="text"/>
    <style:style style:name="T77_300" style:family="text"/>
    <style:style style:name="T77_301" style:family="text"/>
    <style:style style:name="T77_302" style:family="text"/>
    <style:style style:name="T77_303" style:family="text"/>
    <style:style style:name="T77_304" style:family="text"/>
    <style:style style:name="T77_305" style:family="text"/>
    <style:style style:name="T77_306" style:family="text"/>
    <style:style style:name="T77_307" style:family="text"/>
    <style:style style:name="T77_308" style:family="text"/>
    <style:style style:name="T77_309" style:family="text"/>
    <style:style style:name="T77_310" style:family="text"/>
    <style:style style:name="T77_311" style:family="text"/>
    <style:style style:name="T77_312" style:family="text"/>
    <style:style style:name="T77_313" style:family="text"/>
    <style:style style:name="T77_314" style:family="text"/>
    <style:style style:name="T77_315" style:family="text"/>
    <style:style style:name="T77_316" style:family="text"/>
    <style:style style:name="T77_317" style:family="text"/>
    <style:style style:name="T77_318" style:family="text"/>
    <style:style style:name="T77_319" style:family="text"/>
    <style:style style:name="T77_320" style:family="text"/>
    <style:style style:name="T77_321" style:family="text"/>
    <style:style style:name="T77_322" style:family="text"/>
    <style:style style:name="T77_323" style:family="text"/>
    <style:style style:name="T77_324" style:family="text"/>
    <style:style style:name="T77_325" style:family="text"/>
    <style:style style:name="T77_326" style:family="text"/>
    <style:style style:name="T77_327" style:family="text"/>
    <style:style style:name="T77_328" style:family="text"/>
    <style:style style:name="T77_329" style:family="text"/>
    <style:style style:name="T77_330" style:family="text"/>
    <style:style style:name="T77_331" style:family="text"/>
    <style:style style:name="T77_332" style:family="text"/>
    <style:style style:name="T77_333" style:family="text"/>
    <style:style style:name="T77_334" style:family="text"/>
    <style:style style:name="T77_335" style:family="text"/>
    <style:style style:name="T77_336" style:family="text"/>
    <style:style style:name="T77_337" style:family="text"/>
    <style:style style:name="T77_338" style:family="text"/>
    <style:style style:name="T77_339" style:family="text"/>
    <style:style style:name="T77_340" style:family="text"/>
    <style:style style:name="T77_341" style:family="text"/>
    <style:style style:name="T77_342" style:family="text"/>
    <style:style style:name="T77_343" style:family="text"/>
    <style:style style:name="T77_344" style:family="text"/>
    <style:style style:name="T77_345" style:family="text"/>
    <style:style style:name="T77_346" style:family="text"/>
    <style:style style:name="T77_347" style:family="text"/>
    <style:style style:name="T77_348" style:family="text"/>
    <style:style style:name="T77_349" style:family="text"/>
    <style:style style:name="T77_350" style:family="text"/>
    <style:style style:name="T77_351" style:family="text"/>
    <style:style style:name="T77_352" style:family="text"/>
    <style:style style:name="T77_353" style:family="text"/>
    <style:style style:name="T77_354" style:family="text"/>
    <style:style style:name="T77_355" style:family="text"/>
    <style:style style:name="T77_356" style:family="text"/>
    <style:style style:name="T77_357" style:family="text"/>
    <style:style style:name="T77_358" style:family="text"/>
    <style:style style:name="T77_359" style:family="text"/>
    <style:style style:name="T77_360" style:family="text"/>
    <style:style style:name="T77_361" style:family="text"/>
    <style:style style:name="T77_362" style:family="text"/>
    <style:style style:name="T77_363" style:family="text"/>
    <style:style style:name="T77_364" style:family="text"/>
    <style:style style:name="T77_365" style:family="text"/>
    <style:style style:name="T77_366" style:family="text"/>
    <style:style style:name="T77_367" style:family="text"/>
    <style:style style:name="T77_368" style:family="text"/>
    <style:style style:name="T77_369" style:family="text"/>
    <style:style style:name="T77_370" style:family="text"/>
    <style:style style:name="T77_371" style:family="text"/>
    <style:style style:name="T77_372" style:family="text"/>
    <style:style style:name="T77_373" style:family="text"/>
    <style:style style:name="T77_374" style:family="text"/>
    <style:style style:name="T77_375" style:family="text"/>
    <style:style style:name="T77_376" style:family="text"/>
    <style:style style:name="T77_377" style:family="text"/>
    <style:style style:name="T77_378" style:family="text"/>
    <style:style style:name="T77_379" style:family="text"/>
    <style:style style:name="T77_380" style:family="text"/>
    <style:style style:name="T77_381" style:family="text"/>
    <style:style style:name="T77_382" style:family="text"/>
    <style:style style:name="T77_383" style:family="text"/>
    <style:style style:name="T77_384" style:family="text"/>
    <style:style style:name="T77_385" style:family="text"/>
    <style:style style:name="T77_386" style:family="text"/>
    <style:style style:name="T77_387" style:family="text"/>
    <style:style style:name="T77_388" style:family="text"/>
    <style:style style:name="T77_389" style:family="text"/>
    <style:style style:name="T77_390" style:family="text"/>
    <style:style style:name="T77_391" style:family="text"/>
    <style:style style:name="T77_392" style:family="text"/>
    <style:style style:name="T77_393" style:family="text"/>
    <style:style style:name="T77_394" style:family="text"/>
    <style:style style:name="T77_395" style:family="text"/>
    <style:style style:name="T77_396" style:family="text"/>
    <style:style style:name="T77_397" style:family="text"/>
    <style:style style:name="T77_398" style:family="text"/>
    <style:style style:name="T77_399" style:family="text"/>
    <style:style style:name="T77_400" style:family="text"/>
    <style:style style:name="T77_401" style:family="text"/>
    <style:style style:name="T77_402" style:family="text"/>
    <style:style style:name="T77_403" style:family="text"/>
    <style:style style:name="T77_404" style:family="text"/>
    <style:style style:name="T77_405" style:family="text"/>
    <style:style style:name="T77_406" style:family="text"/>
    <style:style style:name="T77_407" style:family="text"/>
    <style:style style:name="T77_408" style:family="text"/>
    <style:style style:name="T77_409" style:family="text"/>
    <style:style style:name="T77_410" style:family="text"/>
    <style:style style:name="T77_411" style:family="text"/>
    <style:style style:name="T77_412" style:family="text"/>
    <style:style style:name="T77_413" style:family="text"/>
    <style:style style:name="T77_414" style:family="text"/>
    <style:style style:name="T77_415" style:family="text"/>
    <style:style style:name="T77_416" style:family="text"/>
    <style:style style:name="T77_417" style:family="text"/>
    <style:style style:name="T77_418" style:family="text"/>
    <style:style style:name="T77_419" style:family="text"/>
    <style:style style:name="T77_420" style:family="text"/>
    <style:style style:name="T77_421" style:family="text"/>
    <style:style style:name="T77_422" style:family="text"/>
    <style:style style:name="T77_423" style:family="text"/>
    <style:style style:name="T77_424" style:family="text"/>
    <style:style style:name="T77_425" style:family="text"/>
    <style:style style:name="T77_426" style:family="text"/>
    <style:style style:name="P78" style:family="paragraph" style:parent-style-name="Standard">
      <style:paragraph-properties fo:break-before="auto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/>
    <style:style style:name="T78_31" style:family="text"/>
    <style:style style:name="T78_32" style:family="text"/>
    <style:style style:name="T78_33" style:family="text"/>
    <style:style style:name="T78_34" style:family="text"/>
    <style:style style:name="T78_35" style:family="text"/>
    <style:style style:name="T78_36" style:family="text"/>
    <style:style style:name="T78_37" style:family="text"/>
    <style:style style:name="T78_38" style:family="text"/>
    <style:style style:name="T78_39" style:family="text"/>
    <style:style style:name="T78_40" style:family="text"/>
    <style:style style:name="T78_41" style:family="text"/>
    <style:style style:name="T78_42" style:family="text"/>
    <style:style style:name="T78_43" style:family="text"/>
    <style:style style:name="T78_44" style:family="text"/>
    <style:style style:name="T78_45" style:family="text"/>
    <style:style style:name="T78_46" style:family="text"/>
    <style:style style:name="T78_47" style:family="text"/>
    <style:style style:name="T78_48" style:family="text"/>
    <style:style style:name="P79" style:family="paragraph" style:parent-style-name="Standard">
      <style:paragraph-properties fo:break-before="auto" style:writing-mode="lr-tb"/>
    </style:style>
    <style:style style:name="P80" style:family="paragraph" style:parent-style-name="Standard">
      <style:paragraph-properties fo:break-before="auto" style:writing-mode="lr-tb"/>
    </style:style>
    <style:style style:name="P81" style:family="paragraph" style:parent-style-name="Standard">
      <style:paragraph-properties fo:break-before="auto" fo:margin-top="0cm" fo:margin-bottom="0cm" style:writing-mode="lr-tb"/>
    </style:style>
    <style:style style:name="T81_1" style:family="text">
      <style:text-properties fo:font-weight="bold" style:font-weight-asian="bold" style:font-weight-complex="bold"/>
    </style:style>
    <style:style style:name="T81_2" style:family="text">
      <style:text-properties fo:font-weight="bold" style:font-weight-asian="bold" style:font-weight-complex="bold"/>
    </style:style>
    <style:style style:name="T81_3" style:family="text">
      <style:text-properties fo:font-weight="bold" style:font-weight-asian="bold" style:font-weight-complex="bold"/>
    </style:style>
    <style:style style:name="T81_4" style:family="text">
      <style:text-properties fo:font-weight="bold" style:font-weight-asian="bold" style:font-weight-complex="bold"/>
    </style:style>
    <style:style style:name="T81_5" style:family="text">
      <style:text-properties fo:font-weight="bold" style:font-weight-asian="bold" style:font-weight-complex="bold"/>
    </style:style>
    <style:style style:name="T81_6" style:family="text">
      <style:text-properties fo:font-weight="bold" style:font-weight-asian="bold" style:font-weight-complex="bold"/>
    </style:style>
    <style:style style:name="P82" style:family="paragraph" style:parent-style-name="Standard">
      <style:paragraph-properties fo:break-before="auto" style:writing-mode="lr-tb"/>
    </style:style>
    <style:style style:name="P83" style:family="paragraph" style:parent-style-name="Standard">
      <style:paragraph-properties fo:break-before="auto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T83_29" style:family="text"/>
    <style:style style:name="T83_30" style:family="text"/>
    <style:style style:name="T83_31" style:family="text"/>
    <style:style style:name="T83_32" style:family="text"/>
    <style:style style:name="T83_33" style:family="text"/>
    <style:style style:name="T83_34" style:family="text"/>
    <style:style style:name="T83_35" style:family="text"/>
    <style:style style:name="T83_36" style:family="text"/>
    <style:style style:name="T83_37" style:family="text"/>
    <style:style style:name="T83_38" style:family="text"/>
    <style:style style:name="T83_39" style:family="text"/>
    <style:style style:name="T83_40" style:family="text"/>
    <style:style style:name="T83_41" style:family="text"/>
    <style:style style:name="T83_42" style:family="text"/>
    <style:style style:name="T83_43" style:family="text"/>
    <style:style style:name="T83_44" style:family="text"/>
    <style:style style:name="T83_45" style:family="text"/>
    <style:style style:name="T83_46" style:family="text"/>
    <style:style style:name="T83_47" style:family="text"/>
    <style:style style:name="T83_48" style:family="text"/>
    <style:style style:name="T83_49" style:family="text"/>
    <style:style style:name="T83_50" style:family="text"/>
    <style:style style:name="T83_51" style:family="text"/>
    <style:style style:name="T83_52" style:family="text"/>
    <style:style style:name="T83_53" style:family="text"/>
    <style:style style:name="T83_54" style:family="text"/>
    <style:style style:name="T83_55" style:family="text"/>
    <style:style style:name="T83_56" style:family="text"/>
    <style:style style:name="T83_57" style:family="text"/>
    <style:style style:name="T83_58" style:family="text"/>
    <style:style style:name="T83_59" style:family="text"/>
    <style:style style:name="T83_60" style:family="text"/>
    <style:style style:name="T83_61" style:family="text"/>
    <style:style style:name="T83_62" style:family="text"/>
    <style:style style:name="T83_63" style:family="text"/>
    <style:style style:name="T83_64" style:family="text"/>
    <style:style style:name="T83_65" style:family="text"/>
    <style:style style:name="T83_66" style:family="text"/>
    <style:style style:name="T83_67" style:family="text"/>
    <style:style style:name="T83_68" style:family="text"/>
    <style:style style:name="T83_69" style:family="text"/>
    <style:style style:name="T83_70" style:family="text"/>
    <style:style style:name="T83_71" style:family="text"/>
    <style:style style:name="T83_72" style:family="text"/>
    <style:style style:name="T83_73" style:family="text"/>
    <style:style style:name="T83_74" style:family="text"/>
    <style:style style:name="T83_75" style:family="text"/>
    <style:style style:name="T83_76" style:family="text"/>
    <style:style style:name="T83_77" style:family="text"/>
    <style:style style:name="T83_78" style:family="text"/>
    <style:style style:name="T83_79" style:family="text"/>
    <style:style style:name="T83_80" style:family="text"/>
    <style:style style:name="T83_81" style:family="text"/>
    <style:style style:name="T83_82" style:family="text"/>
    <style:style style:name="T83_83" style:family="text"/>
    <style:style style:name="T83_84" style:family="text"/>
    <style:style style:name="T83_85" style:family="text"/>
    <style:style style:name="T83_86" style:family="text"/>
    <style:style style:name="T83_87" style:family="text"/>
    <style:style style:name="T83_88" style:family="text"/>
    <style:style style:name="T83_89" style:family="text"/>
    <style:style style:name="T83_90" style:family="text"/>
    <style:style style:name="T83_91" style:family="text"/>
    <style:style style:name="T83_92" style:family="text"/>
    <style:style style:name="T83_93" style:family="text"/>
    <style:style style:name="T83_94" style:family="text"/>
    <style:style style:name="T83_95" style:family="text"/>
    <style:style style:name="T83_96" style:family="text"/>
    <style:style style:name="T83_97" style:family="text"/>
    <style:style style:name="T83_98" style:family="text"/>
    <style:style style:name="T83_99" style:family="text"/>
    <style:style style:name="T83_100" style:family="text"/>
    <style:style style:name="T83_101" style:family="text"/>
    <style:style style:name="T83_102" style:family="text"/>
    <style:style style:name="T83_103" style:family="text"/>
    <style:style style:name="T83_104" style:family="text"/>
    <style:style style:name="T83_105" style:family="text"/>
    <style:style style:name="T83_106" style:family="text"/>
    <style:style style:name="T83_107" style:family="text"/>
    <style:style style:name="T83_108" style:family="text"/>
    <style:style style:name="T83_109" style:family="text"/>
    <style:style style:name="T83_110" style:family="text"/>
    <style:style style:name="T83_111" style:family="text"/>
    <style:style style:name="T83_112" style:family="text"/>
    <style:style style:name="T83_113" style:family="text"/>
    <style:style style:name="T83_114" style:family="text"/>
    <style:style style:name="T83_115" style:family="text"/>
    <style:style style:name="T83_116" style:family="text"/>
    <style:style style:name="T83_117" style:family="text"/>
    <style:style style:name="T83_118" style:family="text"/>
    <style:style style:name="T83_119" style:family="text"/>
    <style:style style:name="T83_120" style:family="text"/>
    <style:style style:name="T83_121" style:family="text"/>
    <style:style style:name="T83_122" style:family="text"/>
    <style:style style:name="P84" style:family="paragraph" style:parent-style-name="Standard">
      <style:paragraph-properties fo:break-before="auto" style:writing-mode="lr-tb"/>
    </style:style>
    <style:style style:name="P85" style:family="paragraph" style:parent-style-name="Standard">
      <style:paragraph-properties fo:break-before="auto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/>
    <style:style style:name="T85_30" style:family="text"/>
    <style:style style:name="T85_31" style:family="text"/>
    <style:style style:name="T85_32" style:family="text"/>
    <style:style style:name="T85_33" style:family="text"/>
    <style:style style:name="T85_34" style:family="text">
      <style:text-properties fo:color="#1155cc" style:text-underline-style="solid" style:text-underline-color="font-color"/>
    </style:style>
    <style:style style:name="T85_35" style:family="text"/>
    <style:style style:name="T85_36" style:family="text">
      <style:text-properties fo:color="#1155cc" style:text-underline-style="solid" style:text-underline-color="font-color"/>
    </style:style>
    <style:style style:name="T85_37" style:family="text"/>
    <style:style style:name="T85_38" style:family="text">
      <style:text-properties fo:color="#1155cc" style:text-underline-style="solid" style:text-underline-color="font-color"/>
    </style:style>
    <style:style style:name="T85_39" style:family="text"/>
    <style:style style:name="T85_40" style:family="text">
      <style:text-properties fo:color="#1155cc" style:text-underline-style="solid" style:text-underline-color="font-color"/>
    </style:style>
    <style:style style:name="T85_41" style:family="text"/>
    <style:style style:name="T85_42" style:family="text">
      <style:text-properties fo:color="#1155cc" style:text-underline-style="solid" style:text-underline-color="font-color"/>
    </style:style>
    <style:style style:name="T85_43" style:family="text" style:parent-style-name="Standard"/>
    <style:style style:name="P86" style:family="paragraph" style:parent-style-name="Standard">
      <style:paragraph-properties fo:break-before="auto" style:writing-mode="lr-tb"/>
    </style:style>
    <style:style style:name="T86_1" style:family="text">
      <style:text-properties fo:font-size="10pt" style:font-size-asian="10pt" style:font-size-complex="10pt"/>
    </style:style>
    <style:style style:name="T86_2" style:family="text">
      <style:text-properties fo:font-size="10pt" style:font-size-asian="10pt" style:font-size-complex="10pt"/>
    </style:style>
    <style:style style:name="T86_3" style:family="text">
      <style:text-properties fo:font-size="10pt" style:font-size-asian="10pt" style:font-size-complex="10pt"/>
    </style:style>
    <style:style style:name="T86_4" style:family="text">
      <style:text-properties fo:font-size="10pt" style:font-size-asian="10pt" style:font-size-complex="10pt"/>
    </style:style>
    <style:style style:name="T86_5" style:family="text">
      <style:text-properties fo:font-size="10pt" style:font-size-asian="10pt" style:font-size-complex="10pt"/>
    </style:style>
    <style:style style:name="T86_6" style:family="text">
      <style:text-properties fo:font-size="10pt" style:font-size-asian="10pt" style:font-size-complex="10pt"/>
    </style:style>
    <style:style style:name="T86_7" style:family="text">
      <style:text-properties fo:font-size="10pt" style:font-size-asian="10pt" style:font-size-complex="10pt"/>
    </style:style>
    <style:style style:name="T86_8" style:family="text">
      <style:text-properties fo:font-size="10pt" style:font-size-asian="10pt" style:font-size-complex="10pt"/>
    </style:style>
    <style:style style:name="T86_9" style:family="text">
      <style:text-properties fo:font-size="10pt" style:font-size-asian="10pt" style:font-size-complex="10pt"/>
    </style:style>
    <style:style style:name="T86_10" style:family="text">
      <style:text-properties fo:font-size="10pt" style:font-size-asian="10pt" style:font-size-complex="10pt"/>
    </style:style>
    <style:style style:name="T86_11" style:family="text">
      <style:text-properties fo:font-size="10pt" style:font-size-asian="10pt" style:font-size-complex="10pt"/>
    </style:style>
    <style:style style:name="T86_12" style:family="text"/>
    <style:style style:name="T86_13" style:family="text">
      <style:text-properties fo:color="#1155cc" fo:font-size="10pt" style:font-size-asian="10pt" style:font-size-complex="10pt" style:text-underline-style="solid" style:text-underline-color="font-color"/>
    </style:style>
    <style:style style:name="T86_14" style:family="text"/>
    <style:style style:name="T86_15" style:family="text">
      <style:text-properties fo:color="#1155cc" fo:font-size="10pt" style:font-size-asian="10pt" style:font-size-complex="10pt" style:text-underline-style="solid" style:text-underline-color="font-color"/>
    </style:style>
    <style:style style:name="T86_16" style:family="text"/>
    <style:style style:name="T86_17" style:family="text">
      <style:text-properties fo:color="#1155cc" fo:font-size="10pt" style:font-size-asian="10pt" style:font-size-complex="10pt" style:text-underline-style="solid" style:text-underline-color="font-color"/>
    </style:style>
    <style:style style:name="T86_18" style:family="text"/>
    <style:style style:name="T86_19" style:family="text">
      <style:text-properties fo:color="#1155cc" fo:font-size="10pt" style:font-size-asian="10pt" style:font-size-complex="10pt" style:text-underline-style="solid" style:text-underline-color="font-color"/>
    </style:style>
    <style:style style:name="T86_20" style:family="text"/>
    <style:style style:name="T86_21" style:family="text">
      <style:text-properties fo:color="#1155cc" fo:font-size="10pt" style:font-size-asian="10pt" style:font-size-complex="10pt" style:text-underline-style="solid" style:text-underline-color="font-color"/>
    </style:style>
    <style:style style:name="T86_22" style:family="text"/>
    <style:style style:name="T86_23" style:family="text">
      <style:text-properties fo:color="#1155cc" fo:font-size="10pt" style:font-size-asian="10pt" style:font-size-complex="10pt" style:text-underline-style="solid" style:text-underline-color="font-color"/>
    </style:style>
    <style:style style:name="T86_24" style:family="text"/>
    <style:style style:name="T86_25" style:family="text">
      <style:text-properties fo:color="#1155cc" fo:font-size="10pt" style:font-size-asian="10pt" style:font-size-complex="10pt" style:text-underline-style="solid" style:text-underline-color="font-color"/>
    </style:style>
    <style:style style:name="T86_26" style:family="text"/>
    <style:style style:name="T86_27" style:family="text">
      <style:text-properties fo:color="#1155cc" fo:font-size="10pt" style:font-size-asian="10pt" style:font-size-complex="10pt" style:text-underline-style="solid" style:text-underline-color="font-color"/>
    </style:style>
    <style:style style:name="T86_28" style:family="text"/>
    <style:style style:name="T86_29" style:family="text">
      <style:text-properties fo:color="#1155cc" fo:font-size="10pt" style:font-size-asian="10pt" style:font-size-complex="10pt" style:text-underline-style="solid" style:text-underline-color="font-color"/>
    </style:style>
    <style:style style:name="T86_30" style:family="text"/>
    <style:style style:name="T86_31" style:family="text">
      <style:text-properties fo:color="#1155cc" fo:font-size="10pt" style:font-size-asian="10pt" style:font-size-complex="10pt" style:text-underline-style="solid" style:text-underline-color="font-color"/>
    </style:style>
    <style:style style:name="T86_32" style:family="text"/>
    <style:style style:name="T86_33" style:family="text">
      <style:text-properties fo:color="#1155cc" fo:font-size="10pt" style:font-size-asian="10pt" style:font-size-complex="10pt" style:text-underline-style="solid" style:text-underline-color="font-color"/>
    </style:style>
    <style:style style:name="T86_34" style:family="text"/>
    <style:style style:name="T86_35" style:family="text">
      <style:text-properties fo:color="#1155cc" fo:font-size="10pt" style:font-size-asian="10pt" style:font-size-complex="10pt" style:text-underline-style="solid" style:text-underline-color="font-color"/>
    </style:style>
    <style:style style:name="T86_36" style:family="text"/>
    <style:style style:name="T86_37" style:family="text">
      <style:text-properties fo:color="#1155cc" fo:font-size="10pt" style:font-size-asian="10pt" style:font-size-complex="10pt" style:text-underline-style="solid" style:text-underline-color="font-color"/>
    </style:style>
    <style:style style:name="T86_38" style:family="text"/>
    <style:style style:name="T86_39" style:family="text"/>
    <style:style style:name="T86_40" style:family="text"/>
    <style:style style:name="T86_41" style:family="text"/>
    <style:style style:name="T86_42" style:family="text"/>
    <style:style style:name="T86_43" style:family="text"/>
    <style:style style:name="T86_44" style:family="text"/>
    <style:style style:name="T86_45" style:family="text"/>
    <style:style style:name="T86_46" style:family="text"/>
    <style:style style:name="T86_47" style:family="text"/>
    <style:style style:name="T86_48" style:family="text"/>
    <style:style style:name="T86_49" style:family="text"/>
    <style:style style:name="T86_50" style:family="text"/>
    <style:style style:name="T86_51" style:family="text"/>
    <style:style style:name="T86_52" style:family="text"/>
    <style:style style:name="T86_53" style:family="text"/>
    <style:style style:name="T86_54" style:family="text"/>
    <style:style style:name="T86_55" style:family="text"/>
    <style:style style:name="T86_56" style:family="text"/>
    <style:style style:name="T86_57" style:family="text"/>
    <style:style style:name="T86_58" style:family="text"/>
    <style:style style:name="T86_59" style:family="text"/>
    <style:style style:name="T86_60" style:family="text"/>
    <style:style style:name="T86_61" style:family="text"/>
    <style:style style:name="T86_62" style:family="text"/>
    <style:style style:name="T86_63" style:family="text"/>
    <style:style style:name="T86_64" style:family="text"/>
    <style:style style:name="T86_65" style:family="text"/>
    <style:style style:name="T86_66" style:family="text">
      <style:text-properties fo:color="#1155cc" style:text-underline-style="solid" style:text-underline-color="font-color"/>
    </style:style>
    <style:style style:name="T86_67" style:family="text"/>
    <style:style style:name="T86_68" style:family="text">
      <style:text-properties fo:color="#1155cc" style:text-underline-style="solid" style:text-underline-color="font-color"/>
    </style:style>
    <style:style style:name="T86_69" style:family="text"/>
    <style:style style:name="T86_70" style:family="text">
      <style:text-properties fo:color="#1155cc" style:text-underline-style="solid" style:text-underline-color="font-color"/>
    </style:style>
    <style:style style:name="T86_71" style:family="text" style:parent-style-name="Standard"/>
    <style:style style:name="P87" style:family="paragraph" style:parent-style-name="Standard">
      <style:paragraph-properties fo:break-before="auto" style:writing-mode="lr-tb"/>
    </style:style>
    <style:style style:name="T87_1" style:family="text">
      <style:text-properties fo:font-size="10pt" style:font-size-asian="10pt" style:font-size-complex="10pt"/>
    </style:style>
    <style:style style:name="T87_2" style:family="text">
      <style:text-properties fo:font-size="10pt" style:font-size-asian="10pt" style:font-size-complex="10pt"/>
    </style:style>
    <style:style style:name="T87_3" style:family="text">
      <style:text-properties fo:font-size="10pt" style:font-size-asian="10pt" style:font-size-complex="10pt"/>
    </style:style>
    <style:style style:name="T87_4" style:family="text">
      <style:text-properties fo:font-size="10pt" style:font-size-asian="10pt" style:font-size-complex="10pt"/>
    </style:style>
    <style:style style:name="T87_5" style:family="text">
      <style:text-properties fo:font-size="10pt" style:font-size-asian="10pt" style:font-size-complex="10pt"/>
    </style:style>
    <style:style style:name="T87_6" style:family="text">
      <style:text-properties fo:font-size="10pt" style:font-size-asian="10pt" style:font-size-complex="10pt"/>
    </style:style>
    <style:style style:name="T87_7" style:family="text">
      <style:text-properties fo:font-size="10pt" style:font-size-asian="10pt" style:font-size-complex="10pt"/>
    </style:style>
    <style:style style:name="T87_8" style:family="text">
      <style:text-properties fo:font-size="10pt" style:font-size-asian="10pt" style:font-size-complex="10pt"/>
    </style:style>
    <style:style style:name="T87_9" style:family="text">
      <style:text-properties fo:font-size="10pt" style:font-size-asian="10pt" style:font-size-complex="10pt"/>
    </style:style>
    <style:style style:name="T87_10" style:family="text">
      <style:text-properties fo:font-size="10pt" style:font-size-asian="10pt" style:font-size-complex="10pt"/>
    </style:style>
    <style:style style:name="T87_11" style:family="text">
      <style:text-properties fo:font-size="10pt" style:font-size-asian="10pt" style:font-size-complex="10pt"/>
    </style:style>
    <style:style style:name="T87_12" style:family="text">
      <style:text-properties fo:font-size="10pt" style:font-size-asian="10pt" style:font-size-complex="10pt"/>
    </style:style>
    <style:style style:name="T87_13" style:family="text">
      <style:text-properties fo:font-size="10pt" style:font-size-asian="10pt" style:font-size-complex="10pt"/>
    </style:style>
    <style:style style:name="T87_14" style:family="text">
      <style:text-properties fo:font-size="10pt" style:font-size-asian="10pt" style:font-size-complex="10pt"/>
    </style:style>
    <style:style style:name="T87_15" style:family="text">
      <style:text-properties fo:font-size="10pt" style:font-size-asian="10pt" style:font-size-complex="10pt"/>
    </style:style>
    <style:style style:name="T87_16" style:family="text">
      <style:text-properties fo:font-size="10pt" style:font-size-asian="10pt" style:font-size-complex="10pt"/>
    </style:style>
    <style:style style:name="T87_17" style:family="text">
      <style:text-properties fo:font-size="10pt" style:font-size-asian="10pt" style:font-size-complex="10pt"/>
    </style:style>
    <style:style style:name="T87_18" style:family="text"/>
    <style:style style:name="T87_19" style:family="text">
      <style:text-properties fo:color="#1155cc" fo:font-size="10pt" style:font-size-asian="10pt" style:font-size-complex="10pt" style:text-underline-style="solid" style:text-underline-color="font-color"/>
    </style:style>
    <style:style style:name="T87_20" style:family="text"/>
    <style:style style:name="T87_21" style:family="text">
      <style:text-properties fo:color="#1155cc" fo:font-size="10pt" style:font-size-asian="10pt" style:font-size-complex="10pt" style:text-underline-style="solid" style:text-underline-color="font-color"/>
    </style:style>
    <style:style style:name="T87_22" style:family="text"/>
    <style:style style:name="T87_23" style:family="text">
      <style:text-properties fo:color="#1155cc" fo:font-size="10pt" style:font-size-asian="10pt" style:font-size-complex="10pt" style:text-underline-style="solid" style:text-underline-color="font-color"/>
    </style:style>
    <style:style style:name="T87_24" style:family="text"/>
    <style:style style:name="T87_25" style:family="text">
      <style:text-properties fo:color="#1155cc" fo:font-size="10pt" style:font-size-asian="10pt" style:font-size-complex="10pt" style:text-underline-style="solid" style:text-underline-color="font-color"/>
    </style:style>
    <style:style style:name="T87_26" style:family="text"/>
    <style:style style:name="T87_27" style:family="text">
      <style:text-properties fo:color="#1155cc" fo:font-size="10pt" style:font-size-asian="10pt" style:font-size-complex="10pt" style:text-underline-style="solid" style:text-underline-color="font-color"/>
    </style:style>
    <style:style style:name="T87_28" style:family="text"/>
    <style:style style:name="T87_29" style:family="text">
      <style:text-properties fo:color="#1155cc" fo:font-size="10pt" style:font-size-asian="10pt" style:font-size-complex="10pt" style:text-underline-style="solid" style:text-underline-color="font-color"/>
    </style:style>
    <style:style style:name="T87_30" style:family="text"/>
    <style:style style:name="T87_31" style:family="text">
      <style:text-properties fo:color="#1155cc" fo:font-size="10pt" style:font-size-asian="10pt" style:font-size-complex="10pt" style:text-underline-style="solid" style:text-underline-color="font-color"/>
    </style:style>
    <style:style style:name="T87_32" style:family="text"/>
    <style:style style:name="T87_33" style:family="text">
      <style:text-properties fo:color="#1155cc" fo:font-size="10pt" style:font-size-asian="10pt" style:font-size-complex="10pt" style:text-underline-style="solid" style:text-underline-color="font-color"/>
    </style:style>
    <style:style style:name="T87_34" style:family="text"/>
    <style:style style:name="T87_35" style:family="text">
      <style:text-properties fo:color="#1155cc" fo:font-size="10pt" style:font-size-asian="10pt" style:font-size-complex="10pt" style:text-underline-style="solid" style:text-underline-color="font-color"/>
    </style:style>
    <style:style style:name="T87_36" style:family="text"/>
    <style:style style:name="T87_37" style:family="text">
      <style:text-properties fo:color="#1155cc" fo:font-size="10pt" style:font-size-asian="10pt" style:font-size-complex="10pt" style:text-underline-style="solid" style:text-underline-color="font-color"/>
    </style:style>
    <style:style style:name="T87_38" style:family="text"/>
    <style:style style:name="T87_39" style:family="text">
      <style:text-properties fo:color="#1155cc" fo:font-size="10pt" style:font-size-asian="10pt" style:font-size-complex="10pt" style:text-underline-style="solid" style:text-underline-color="font-color"/>
    </style:style>
    <style:style style:name="T87_40" style:family="text"/>
    <style:style style:name="T87_41" style:family="text">
      <style:text-properties fo:color="#1155cc" fo:font-size="10pt" style:font-size-asian="10pt" style:font-size-complex="10pt" style:text-underline-style="solid" style:text-underline-color="font-color"/>
    </style:style>
    <style:style style:name="T87_42" style:family="text"/>
    <style:style style:name="T87_43" style:family="text">
      <style:text-properties fo:color="#1155cc" fo:font-size="10pt" style:font-size-asian="10pt" style:font-size-complex="10pt" style:text-underline-style="solid" style:text-underline-color="font-color"/>
    </style:style>
    <style:style style:name="T87_44" style:family="text"/>
    <style:style style:name="T87_45" style:family="text">
      <style:text-properties fo:color="#1155cc" fo:font-size="10pt" style:font-size-asian="10pt" style:font-size-complex="10pt" style:text-underline-style="solid" style:text-underline-color="font-color"/>
    </style:style>
    <style:style style:name="T87_46" style:family="text"/>
    <style:style style:name="T87_47" style:family="text"/>
    <style:style style:name="T87_48" style:family="text"/>
    <style:style style:name="T87_49" style:family="text"/>
    <style:style style:name="T87_50" style:family="text"/>
    <style:style style:name="T87_51" style:family="text"/>
    <style:style style:name="T87_52" style:family="text"/>
    <style:style style:name="T87_53" style:family="text"/>
    <style:style style:name="T87_54" style:family="text"/>
    <style:style style:name="T87_55" style:family="text"/>
    <style:style style:name="T87_56" style:family="text"/>
    <style:style style:name="T87_57" style:family="text"/>
    <style:style style:name="T87_58" style:family="text"/>
    <style:style style:name="T87_59" style:family="text"/>
    <style:style style:name="T87_60" style:family="text"/>
    <style:style style:name="T87_61" style:family="text"/>
    <style:style style:name="T87_62" style:family="text"/>
    <style:style style:name="T87_63" style:family="text"/>
    <style:style style:name="T87_64" style:family="text"/>
    <style:style style:name="T87_65" style:family="text"/>
    <style:style style:name="T87_66" style:family="text"/>
    <style:style style:name="T87_67" style:family="text"/>
    <style:style style:name="T87_68" style:family="text"/>
    <style:style style:name="T87_69" style:family="text"/>
    <style:style style:name="T87_70" style:family="text"/>
    <style:style style:name="T87_71" style:family="text"/>
    <style:style style:name="T87_72" style:family="text"/>
    <style:style style:name="T87_73" style:family="text"/>
    <style:style style:name="T87_74" style:family="text"/>
    <style:style style:name="T87_75" style:family="text">
      <style:text-properties fo:color="#1155cc" style:text-underline-style="solid" style:text-underline-color="font-color"/>
    </style:style>
    <style:style style:name="T87_76" style:family="text"/>
    <style:style style:name="T87_77" style:family="text">
      <style:text-properties fo:color="#1155cc" style:text-underline-style="solid" style:text-underline-color="font-color"/>
    </style:style>
    <style:style style:name="T87_78" style:family="text"/>
    <style:style style:name="T87_79" style:family="text">
      <style:text-properties fo:color="#1155cc" style:text-underline-style="solid" style:text-underline-color="font-color"/>
    </style:style>
    <style:style style:name="T87_80" style:family="text"/>
    <style:style style:name="T87_81" style:family="text">
      <style:text-properties fo:color="#1155cc" style:text-underline-style="solid" style:text-underline-color="font-color"/>
    </style:style>
    <style:style style:name="T87_82" style:family="text"/>
    <style:style style:name="T87_83" style:family="text">
      <style:text-properties fo:color="#1155cc" style:text-underline-style="solid" style:text-underline-color="font-color"/>
    </style:style>
    <style:style style:name="T87_84" style:family="text"/>
    <style:style style:name="T87_85" style:family="text">
      <style:text-properties fo:color="#1155cc" style:text-underline-style="solid" style:text-underline-color="font-color"/>
    </style:style>
    <style:style style:name="T87_86" style:family="text" style:parent-style-name="Standard"/>
    <style:style style:name="P88" style:family="paragraph" style:parent-style-name="Standard">
      <style:paragraph-properties fo:break-before="auto" style:writing-mode="lr-tb"/>
    </style:style>
    <style:style style:name="T88_1" style:family="text">
      <style:text-properties fo:font-size="10pt" style:font-size-asian="10pt" style:font-size-complex="10pt"/>
    </style:style>
    <style:style style:name="T88_2" style:family="text">
      <style:text-properties fo:font-size="10pt" style:font-size-asian="10pt" style:font-size-complex="10pt"/>
    </style:style>
    <style:style style:name="T88_3" style:family="text">
      <style:text-properties fo:font-size="10pt" style:font-size-asian="10pt" style:font-size-complex="10pt"/>
    </style:style>
    <style:style style:name="T88_4" style:family="text">
      <style:text-properties fo:font-size="10pt" style:font-size-asian="10pt" style:font-size-complex="10pt"/>
    </style:style>
    <style:style style:name="T88_5" style:family="text">
      <style:text-properties fo:font-size="10pt" style:font-size-asian="10pt" style:font-size-complex="10pt"/>
    </style:style>
    <style:style style:name="T88_6" style:family="text">
      <style:text-properties fo:font-size="10pt" style:font-size-asian="10pt" style:font-size-complex="10pt"/>
    </style:style>
    <style:style style:name="T88_7" style:family="text">
      <style:text-properties fo:font-size="10pt" style:font-size-asian="10pt" style:font-size-complex="10pt"/>
    </style:style>
    <style:style style:name="T88_8" style:family="text"/>
    <style:style style:name="T88_9" style:family="text">
      <style:text-properties fo:color="#1155cc" fo:font-size="10pt" style:font-size-asian="10pt" style:font-size-complex="10pt" style:text-underline-style="solid" style:text-underline-color="font-color"/>
    </style:style>
    <style:style style:name="T88_10" style:family="text"/>
    <style:style style:name="T88_11" style:family="text">
      <style:text-properties fo:color="#1155cc" fo:font-size="10pt" style:font-size-asian="10pt" style:font-size-complex="10pt" style:text-underline-style="solid" style:text-underline-color="font-color"/>
    </style:style>
    <style:style style:name="T88_12" style:family="text"/>
    <style:style style:name="T88_13" style:family="text">
      <style:text-properties fo:color="#1155cc" fo:font-size="10pt" style:font-size-asian="10pt" style:font-size-complex="10pt" style:text-underline-style="solid" style:text-underline-color="font-color"/>
    </style:style>
    <style:style style:name="T88_14" style:family="text"/>
    <style:style style:name="T88_15" style:family="text">
      <style:text-properties fo:color="#1155cc" fo:font-size="10pt" style:font-size-asian="10pt" style:font-size-complex="10pt" style:text-underline-style="solid" style:text-underline-color="font-color"/>
    </style:style>
    <style:style style:name="T88_16" style:family="text"/>
    <style:style style:name="T88_17" style:family="text">
      <style:text-properties fo:color="#1155cc" fo:font-size="10pt" style:font-size-asian="10pt" style:font-size-complex="10pt" style:text-underline-style="solid" style:text-underline-color="font-color"/>
    </style:style>
    <style:style style:name="T88_18" style:family="text"/>
    <style:style style:name="T88_19" style:family="text">
      <style:text-properties fo:color="#1155cc" fo:font-size="10pt" style:font-size-asian="10pt" style:font-size-complex="10pt" style:text-underline-style="solid" style:text-underline-color="font-color"/>
    </style:style>
    <style:style style:name="T88_20" style:family="text"/>
    <style:style style:name="T88_21" style:family="text">
      <style:text-properties fo:color="#1155cc" fo:font-size="10pt" style:font-size-asian="10pt" style:font-size-complex="10pt" style:text-underline-style="solid" style:text-underline-color="font-color"/>
    </style:style>
    <style:style style:name="T88_22" style:family="text"/>
    <style:style style:name="T88_23" style:family="text">
      <style:text-properties fo:color="#1155cc" fo:font-size="10pt" style:font-size-asian="10pt" style:font-size-complex="10pt" style:text-underline-style="solid" style:text-underline-color="font-color"/>
    </style:style>
    <style:style style:name="T88_24" style:family="text"/>
    <style:style style:name="T88_25" style:family="text">
      <style:text-properties fo:color="#1155cc" fo:font-size="10pt" style:font-size-asian="10pt" style:font-size-complex="10pt" style:text-underline-style="solid" style:text-underline-color="font-color"/>
    </style:style>
    <style:style style:name="T88_26" style:family="text"/>
    <style:style style:name="T88_27" style:family="text">
      <style:text-properties fo:color="#1155cc" fo:font-size="10pt" style:font-size-asian="10pt" style:font-size-complex="10pt" style:text-underline-style="solid" style:text-underline-color="font-color"/>
    </style:style>
    <style:style style:name="T88_28" style:family="text"/>
    <style:style style:name="T88_29" style:family="text">
      <style:text-properties fo:color="#1155cc" fo:font-size="10pt" style:font-size-asian="10pt" style:font-size-complex="10pt" style:text-underline-style="solid" style:text-underline-color="font-color"/>
    </style:style>
    <style:style style:name="T88_30" style:family="text"/>
    <style:style style:name="T88_31" style:family="text">
      <style:text-properties fo:color="#1155cc" fo:font-size="10pt" style:font-size-asian="10pt" style:font-size-complex="10pt" style:text-underline-style="solid" style:text-underline-color="font-color"/>
    </style:style>
    <style:style style:name="T88_32" style:family="text"/>
    <style:style style:name="T88_33" style:family="text">
      <style:text-properties fo:color="#1155cc" fo:font-size="10pt" style:font-size-asian="10pt" style:font-size-complex="10pt" style:text-underline-style="solid" style:text-underline-color="font-color"/>
    </style:style>
    <style:style style:name="T88_34" style:family="text"/>
    <style:style style:name="T88_35" style:family="text">
      <style:text-properties fo:color="#1155cc" fo:font-size="10pt" style:font-size-asian="10pt" style:font-size-complex="10pt" style:text-underline-style="solid" style:text-underline-color="font-color"/>
    </style:style>
    <style:style style:name="T88_36" style:family="text"/>
    <style:style style:name="T88_37" style:family="text">
      <style:text-properties fo:color="#1155cc" fo:font-size="10pt" style:font-size-asian="10pt" style:font-size-complex="10pt" style:text-underline-style="solid" style:text-underline-color="font-color"/>
    </style:style>
    <style:style style:name="T88_38" style:family="text"/>
    <style:style style:name="T88_39" style:family="text">
      <style:text-properties fo:color="#1155cc" fo:font-size="10pt" style:font-size-asian="10pt" style:font-size-complex="10pt" style:text-underline-style="solid" style:text-underline-color="font-color"/>
    </style:style>
    <style:style style:name="T88_40" style:family="text"/>
    <style:style style:name="T88_41" style:family="text">
      <style:text-properties fo:color="#1155cc" fo:font-size="10pt" style:font-size-asian="10pt" style:font-size-complex="10pt" style:text-underline-style="solid" style:text-underline-color="font-color"/>
    </style:style>
    <style:style style:name="T88_42" style:family="text"/>
    <style:style style:name="T88_43" style:family="text">
      <style:text-properties fo:color="#1155cc" fo:font-size="10pt" style:font-size-asian="10pt" style:font-size-complex="10pt" style:text-underline-style="solid" style:text-underline-color="font-color"/>
    </style:style>
    <style:style style:name="T88_44" style:family="text"/>
    <style:style style:name="T88_45" style:family="text">
      <style:text-properties fo:color="#1155cc" fo:font-size="10pt" style:font-size-asian="10pt" style:font-size-complex="10pt" style:text-underline-style="solid" style:text-underline-color="font-color"/>
    </style:style>
    <style:style style:name="T88_46" style:family="text"/>
    <style:style style:name="T88_47" style:family="text">
      <style:text-properties fo:color="#1155cc" fo:font-size="10pt" style:font-size-asian="10pt" style:font-size-complex="10pt" style:text-underline-style="solid" style:text-underline-color="font-color"/>
    </style:style>
    <style:style style:name="T88_48" style:family="text"/>
    <style:style style:name="T88_49" style:family="text">
      <style:text-properties fo:color="#1155cc" fo:font-size="10pt" style:font-size-asian="10pt" style:font-size-complex="10pt" style:text-underline-style="solid" style:text-underline-color="font-color"/>
    </style:style>
    <style:style style:name="T88_50" style:family="text"/>
    <style:style style:name="T88_51" style:family="text">
      <style:text-properties fo:color="#1155cc" fo:font-size="10pt" style:font-size-asian="10pt" style:font-size-complex="10pt" style:text-underline-style="solid" style:text-underline-color="font-color"/>
    </style:style>
    <style:style style:name="T88_52" style:family="text"/>
    <style:style style:name="T88_53" style:family="text">
      <style:text-properties fo:color="#1155cc" fo:font-size="10pt" style:font-size-asian="10pt" style:font-size-complex="10pt" style:text-underline-style="solid" style:text-underline-color="font-color"/>
    </style:style>
    <style:style style:name="T88_54" style:family="text"/>
    <style:style style:name="T88_55" style:family="text">
      <style:text-properties fo:color="#1155cc" fo:font-size="10pt" style:font-size-asian="10pt" style:font-size-complex="10pt" style:text-underline-style="solid" style:text-underline-color="font-color"/>
    </style:style>
    <style:style style:name="T88_56" style:family="text"/>
    <style:style style:name="T88_57" style:family="text">
      <style:text-properties fo:color="#1155cc" fo:font-size="10pt" style:font-size-asian="10pt" style:font-size-complex="10pt" style:text-underline-style="solid" style:text-underline-color="font-color"/>
    </style:style>
    <style:style style:name="T88_58" style:family="text"/>
    <style:style style:name="T88_59" style:family="text"/>
    <style:style style:name="T88_60" style:family="text"/>
    <style:style style:name="T88_61" style:family="text"/>
    <style:style style:name="T88_62" style:family="text"/>
    <style:style style:name="T88_63" style:family="text"/>
    <style:style style:name="T88_64" style:family="text"/>
    <style:style style:name="T88_65" style:family="text"/>
    <style:style style:name="T88_66" style:family="text"/>
    <style:style style:name="T88_67" style:family="text"/>
    <style:style style:name="T88_68" style:family="text"/>
    <style:style style:name="T88_69" style:family="text"/>
    <style:style style:name="T88_70" style:family="text"/>
    <style:style style:name="T88_71" style:family="text"/>
    <style:style style:name="T88_72" style:family="text"/>
    <style:style style:name="T88_73" style:family="text"/>
    <style:style style:name="T88_74" style:family="text"/>
    <style:style style:name="T88_75" style:family="text"/>
    <style:style style:name="T88_76" style:family="text"/>
    <style:style style:name="T88_77" style:family="text"/>
    <style:style style:name="T88_78" style:family="text"/>
    <style:style style:name="T88_79" style:family="text"/>
    <style:style style:name="T88_80" style:family="text"/>
    <style:style style:name="T88_81" style:family="text"/>
    <style:style style:name="T88_82" style:family="text"/>
    <style:style style:name="P89" style:family="paragraph" style:parent-style-name="Standard">
      <style:paragraph-properties fo:break-before="auto" style:writing-mode="lr-tb"/>
    </style:style>
    <style:style style:name="P90" style:family="paragraph" style:parent-style-name="Standard">
      <style:paragraph-properties fo:break-before="auto" style:writing-mode="lr-tb"/>
    </style:style>
    <style:style style:name="P91" style:family="paragraph" style:parent-style-name="Standard">
      <style:paragraph-properties fo:break-before="auto" fo:margin-top="0cm" fo:margin-bottom="0cm" style:writing-mode="lr-tb"/>
    </style:style>
    <style:style style:name="T91_1" style:family="text">
      <style:text-properties fo:font-weight="bold" style:font-weight-asian="bold" style:font-weight-complex="bold"/>
    </style:style>
    <style:style style:name="T91_2" style:family="text">
      <style:text-properties fo:font-weight="bold" style:font-weight-asian="bold" style:font-weight-complex="bold"/>
    </style:style>
    <style:style style:name="T91_3" style:family="text">
      <style:text-properties fo:font-weight="bold" style:font-weight-asian="bold" style:font-weight-complex="bold"/>
    </style:style>
    <style:style style:name="T91_4" style:family="text">
      <style:text-properties fo:font-weight="bold" style:font-weight-asian="bold" style:font-weight-complex="bold"/>
    </style:style>
    <style:style style:name="T91_5" style:family="text">
      <style:text-properties fo:font-weight="bold" style:font-weight-asian="bold" style:font-weight-complex="bold"/>
    </style:style>
    <style:style style:name="T91_6" style:family="text">
      <style:text-properties fo:font-weight="bold" style:font-weight-asian="bold" style:font-weight-complex="bold"/>
    </style:style>
    <style:style style:name="T91_7" style:family="text">
      <style:text-properties fo:font-weight="bold" style:font-weight-asian="bold" style:font-weight-complex="bold"/>
    </style:style>
    <style:style style:name="T91_8" style:family="text">
      <style:text-properties fo:font-weight="bold" style:font-weight-asian="bold" style:font-weight-complex="bold"/>
    </style:style>
    <style:style style:name="T91_9" style:family="text">
      <style:text-properties fo:font-weight="bold" style:font-weight-asian="bold" style:font-weight-complex="bold"/>
    </style:style>
    <style:style style:name="T91_10" style:family="text">
      <style:text-properties fo:font-weight="bold" style:font-weight-asian="bold" style:font-weight-complex="bold"/>
    </style:style>
    <style:style style:name="T91_11" style:family="text">
      <style:text-properties fo:font-weight="bold" style:font-weight-asian="bold" style:font-weight-complex="bold"/>
    </style:style>
    <style:style style:name="T91_12" style:family="text">
      <style:text-properties fo:font-weight="bold" style:font-weight-asian="bold" style:font-weight-complex="bold"/>
    </style:style>
    <style:style style:name="T91_13" style:family="text">
      <style:text-properties fo:font-weight="bold" style:font-weight-asian="bold" style:font-weight-complex="bold"/>
    </style:style>
    <style:style style:name="T91_14" style:family="text">
      <style:text-properties fo:font-weight="bold" style:font-weight-asian="bold" style:font-weight-complex="bold"/>
    </style:style>
    <style:style style:name="T91_15" style:family="text">
      <style:text-properties fo:font-weight="bold" style:font-weight-asian="bold" style:font-weight-complex="bold"/>
    </style:style>
    <style:style style:name="T91_16" style:family="text">
      <style:text-properties fo:font-weight="bold" style:font-weight-asian="bold" style:font-weight-complex="bold"/>
    </style:style>
    <style:style style:name="T91_17" style:family="text">
      <style:text-properties fo:font-weight="bold" style:font-weight-asian="bold" style:font-weight-complex="bold"/>
    </style:style>
    <style:style style:name="T91_18" style:family="text">
      <style:text-properties fo:font-weight="bold" style:font-weight-asian="bold" style:font-weight-complex="bold"/>
    </style:style>
    <style:style style:name="T91_19" style:family="text">
      <style:text-properties fo:font-weight="bold" style:font-weight-asian="bold" style:font-weight-complex="bold"/>
    </style:style>
    <style:style style:name="T91_20" style:family="text">
      <style:text-properties fo:font-weight="bold" style:font-weight-asian="bold" style:font-weight-complex="bold"/>
    </style:style>
    <style:style style:name="P92" style:family="paragraph" style:parent-style-name="Standard">
      <style:paragraph-properties fo:break-before="auto" style:writing-mode="lr-tb"/>
    </style:style>
    <style:style style:name="P93" style:family="paragraph" style:parent-style-name="Standard">
      <style:paragraph-properties fo:break-before="auto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T93_29" style:family="text"/>
    <style:style style:name="T93_30" style:family="text"/>
    <style:style style:name="T93_31" style:family="text"/>
    <style:style style:name="T93_32" style:family="text"/>
    <style:style style:name="T93_33" style:family="text"/>
    <style:style style:name="T93_34" style:family="text"/>
    <style:style style:name="T93_35" style:family="text"/>
    <style:style style:name="T93_36" style:family="text"/>
    <style:style style:name="T93_37" style:family="text"/>
    <style:style style:name="T93_38" style:family="text"/>
    <style:style style:name="T93_39" style:family="text"/>
    <style:style style:name="T93_40" style:family="text"/>
    <style:style style:name="T93_41" style:family="text"/>
    <style:style style:name="T93_42" style:family="text"/>
    <style:style style:name="T93_43" style:family="text"/>
    <style:style style:name="T93_44" style:family="text"/>
    <style:style style:name="T93_45" style:family="text"/>
    <style:style style:name="T93_46" style:family="text"/>
    <style:style style:name="T93_47" style:family="text"/>
    <style:style style:name="T93_48" style:family="text"/>
    <style:style style:name="T93_49" style:family="text"/>
    <style:style style:name="T93_50" style:family="text"/>
    <style:style style:name="T93_51" style:family="text"/>
    <style:style style:name="T93_52" style:family="text"/>
    <style:style style:name="T93_53" style:family="text"/>
    <style:style style:name="T93_54" style:family="text"/>
    <style:style style:name="T93_55" style:family="text"/>
    <style:style style:name="T93_56" style:family="text"/>
    <style:style style:name="T93_57" style:family="text"/>
    <style:style style:name="T93_58" style:family="text"/>
    <style:style style:name="T93_59" style:family="text"/>
    <style:style style:name="T93_60" style:family="text"/>
    <style:style style:name="T93_61" style:family="text"/>
    <style:style style:name="T93_62" style:family="text"/>
    <style:style style:name="T93_63" style:family="text"/>
    <style:style style:name="T93_64" style:family="text"/>
    <style:style style:name="T93_65" style:family="text"/>
    <style:style style:name="T93_66" style:family="text"/>
    <style:style style:name="T93_67" style:family="text"/>
    <style:style style:name="T93_68" style:family="text"/>
    <style:style style:name="T93_69" style:family="text"/>
    <style:style style:name="T93_70" style:family="text"/>
    <style:style style:name="T93_71" style:family="text"/>
    <style:style style:name="T93_72" style:family="text"/>
    <style:style style:name="T93_73" style:family="text"/>
    <style:style style:name="T93_74" style:family="text"/>
    <style:style style:name="T93_75" style:family="text"/>
    <style:style style:name="T93_76" style:family="text"/>
    <style:style style:name="T93_77" style:family="text"/>
    <style:style style:name="T93_78" style:family="text"/>
    <style:style style:name="T93_79" style:family="text"/>
    <style:style style:name="T93_80" style:family="text"/>
    <style:style style:name="T93_81" style:family="text"/>
    <style:style style:name="T93_82" style:family="text"/>
    <style:style style:name="T93_83" style:family="text"/>
    <style:style style:name="T93_84" style:family="text"/>
    <style:style style:name="T93_85" style:family="text"/>
    <style:style style:name="T93_86" style:family="text"/>
    <style:style style:name="T93_87" style:family="text"/>
    <style:style style:name="T93_88" style:family="text"/>
    <style:style style:name="T93_89" style:family="text"/>
    <style:style style:name="T93_90" style:family="text"/>
    <style:style style:name="T93_91" style:family="text"/>
    <style:style style:name="T93_92" style:family="text"/>
    <style:style style:name="T93_93" style:family="text"/>
    <style:style style:name="T93_94" style:family="text"/>
    <style:style style:name="T93_95" style:family="text"/>
    <style:style style:name="T93_96" style:family="text"/>
    <style:style style:name="T93_97" style:family="text"/>
    <style:style style:name="T93_98" style:family="text"/>
    <style:style style:name="T93_99" style:family="text"/>
    <style:style style:name="T93_100" style:family="text"/>
    <style:style style:name="T93_101" style:family="text"/>
    <style:style style:name="T93_102" style:family="text"/>
    <style:style style:name="T93_103" style:family="text"/>
    <style:style style:name="T93_104" style:family="text"/>
    <style:style style:name="T93_105" style:family="text"/>
    <style:style style:name="T93_106" style:family="text"/>
    <style:style style:name="T93_107" style:family="text"/>
    <style:style style:name="T93_108" style:family="text"/>
    <style:style style:name="T93_109" style:family="text"/>
    <style:style style:name="T93_110" style:family="text"/>
    <style:style style:name="T93_111" style:family="text"/>
    <style:style style:name="T93_112" style:family="text"/>
    <style:style style:name="T93_113" style:family="text"/>
    <style:style style:name="T93_114" style:family="text"/>
    <style:style style:name="T93_115" style:family="text"/>
    <style:style style:name="T93_116" style:family="text"/>
    <style:style style:name="T93_117" style:family="text"/>
    <style:style style:name="T93_118" style:family="text"/>
    <style:style style:name="T93_119" style:family="text"/>
    <style:style style:name="T93_120" style:family="text"/>
    <style:style style:name="T93_121" style:family="text"/>
    <style:style style:name="T93_122" style:family="text"/>
    <style:style style:name="T93_123" style:family="text"/>
    <style:style style:name="T93_124" style:family="text"/>
    <style:style style:name="T93_125" style:family="text"/>
    <style:style style:name="T93_126" style:family="text"/>
    <style:style style:name="T93_127" style:family="text"/>
    <style:style style:name="T93_128" style:family="text"/>
    <style:style style:name="T93_129" style:family="text"/>
    <style:style style:name="T93_130" style:family="text"/>
    <style:style style:name="T93_131" style:family="text"/>
    <style:style style:name="T93_132" style:family="text"/>
    <style:style style:name="T93_133" style:family="text"/>
    <style:style style:name="T93_134" style:family="text"/>
    <style:style style:name="T93_135" style:family="text"/>
    <style:style style:name="T93_136" style:family="text"/>
    <style:style style:name="T93_137" style:family="text"/>
    <style:style style:name="T93_138" style:family="text"/>
    <style:style style:name="T93_139" style:family="text"/>
    <style:style style:name="T93_140" style:family="text"/>
    <style:style style:name="T93_141" style:family="text"/>
    <style:style style:name="T93_142" style:family="text"/>
    <style:style style:name="T93_143" style:family="text"/>
    <style:style style:name="T93_144" style:family="text"/>
    <style:style style:name="T93_145" style:family="text"/>
    <style:style style:name="T93_146" style:family="text"/>
    <style:style style:name="T93_147" style:family="text"/>
    <style:style style:name="T93_148" style:family="text"/>
    <style:style style:name="T93_149" style:family="text"/>
    <style:style style:name="T93_150" style:family="text"/>
    <style:style style:name="T93_151" style:family="text"/>
    <style:style style:name="T93_152" style:family="text"/>
    <style:style style:name="T93_153" style:family="text"/>
    <style:style style:name="T93_154" style:family="text"/>
    <style:style style:name="T93_155" style:family="text"/>
    <style:style style:name="T93_156" style:family="text">
      <style:text-properties fo:color="#1155cc" style:text-underline-style="solid" style:text-underline-color="font-color"/>
    </style:style>
    <style:style style:name="T93_157" style:family="text"/>
    <style:style style:name="T93_158" style:family="text">
      <style:text-properties fo:color="#1155cc" style:text-underline-style="solid" style:text-underline-color="font-color"/>
    </style:style>
    <style:style style:name="T93_159" style:family="text"/>
    <style:style style:name="T93_160" style:family="text">
      <style:text-properties fo:color="#1155cc" style:text-underline-style="solid" style:text-underline-color="font-color"/>
    </style:style>
    <style:style style:name="T93_161" style:family="text"/>
    <style:style style:name="T93_162" style:family="text">
      <style:text-properties fo:color="#1155cc" style:text-underline-style="solid" style:text-underline-color="font-color"/>
    </style:style>
    <style:style style:name="T93_163" style:family="text"/>
    <style:style style:name="T93_164" style:family="text">
      <style:text-properties fo:color="#1155cc" style:text-underline-style="solid" style:text-underline-color="font-color"/>
    </style:style>
    <style:style style:name="T93_165" style:family="text"/>
    <style:style style:name="T93_166" style:family="text">
      <style:text-properties fo:color="#1155cc" style:text-underline-style="solid" style:text-underline-color="font-color"/>
    </style:style>
    <style:style style:name="T93_167" style:family="text"/>
    <style:style style:name="T93_168" style:family="text">
      <style:text-properties fo:color="#1155cc" style:text-underline-style="solid" style:text-underline-color="font-color"/>
    </style:style>
    <style:style style:name="T93_169" style:family="text"/>
    <style:style style:name="T93_170" style:family="text">
      <style:text-properties fo:color="#1155cc" style:text-underline-style="solid" style:text-underline-color="font-color"/>
    </style:style>
    <style:style style:name="T93_171" style:family="text"/>
    <style:style style:name="T93_172" style:family="text">
      <style:text-properties fo:color="#1155cc" style:text-underline-style="solid" style:text-underline-color="font-color"/>
    </style:style>
    <style:style style:name="T93_173" style:family="text" style:parent-style-name="Standard"/>
    <style:style style:name="P94" style:family="paragraph" style:parent-style-name="Standard">
      <style:paragraph-properties fo:break-before="auto" style:writing-mode="lr-tb"/>
    </style:style>
    <style:style style:name="T94_1" style:family="text">
      <style:text-properties fo:font-size="10pt" style:font-size-asian="10pt" style:font-size-complex="10pt"/>
    </style:style>
    <style:style style:name="T94_2" style:family="text">
      <style:text-properties fo:font-size="10pt" style:font-size-asian="10pt" style:font-size-complex="10pt"/>
    </style:style>
    <style:style style:name="T94_3" style:family="text">
      <style:text-properties fo:font-size="10pt" style:font-size-asian="10pt" style:font-size-complex="10pt"/>
    </style:style>
    <style:style style:name="T94_4" style:family="text">
      <style:text-properties fo:font-size="10pt" style:font-size-asian="10pt" style:font-size-complex="10pt"/>
    </style:style>
    <style:style style:name="T94_5" style:family="text">
      <style:text-properties fo:font-size="10pt" style:font-size-asian="10pt" style:font-size-complex="10pt"/>
    </style:style>
    <style:style style:name="T94_6" style:family="text">
      <style:text-properties fo:font-size="10pt" style:font-size-asian="10pt" style:font-size-complex="10pt"/>
    </style:style>
    <style:style style:name="T94_7" style:family="text">
      <style:text-properties fo:font-size="10pt" style:font-size-asian="10pt" style:font-size-complex="10pt"/>
    </style:style>
    <style:style style:name="T94_8" style:family="text">
      <style:text-properties fo:font-size="10pt" style:font-size-asian="10pt" style:font-size-complex="10pt"/>
    </style:style>
    <style:style style:name="T94_9" style:family="text">
      <style:text-properties fo:font-size="10pt" style:font-size-asian="10pt" style:font-size-complex="10pt"/>
    </style:style>
    <style:style style:name="T94_10" style:family="text">
      <style:text-properties fo:font-size="10pt" style:font-size-asian="10pt" style:font-size-complex="10pt"/>
    </style:style>
    <style:style style:name="T94_11" style:family="text">
      <style:text-properties fo:font-size="10pt" style:font-size-asian="10pt" style:font-size-complex="10pt"/>
    </style:style>
    <style:style style:name="T94_12" style:family="text">
      <style:text-properties fo:font-size="10pt" style:font-size-asian="10pt" style:font-size-complex="10pt"/>
    </style:style>
    <style:style style:name="T94_13" style:family="text">
      <style:text-properties fo:font-size="10pt" style:font-size-asian="10pt" style:font-size-complex="10pt"/>
    </style:style>
    <style:style style:name="T94_14" style:family="text">
      <style:text-properties fo:font-size="10pt" style:font-size-asian="10pt" style:font-size-complex="10pt"/>
    </style:style>
    <style:style style:name="T94_15" style:family="text">
      <style:text-properties fo:font-size="10pt" style:font-size-asian="10pt" style:font-size-complex="10pt"/>
    </style:style>
    <style:style style:name="T94_16" style:family="text"/>
    <style:style style:name="T94_17" style:family="text">
      <style:text-properties fo:color="#1155cc" fo:font-size="10pt" style:font-size-asian="10pt" style:font-size-complex="10pt" style:text-underline-style="solid" style:text-underline-color="font-color"/>
    </style:style>
    <style:style style:name="T94_18" style:family="text"/>
    <style:style style:name="T94_19" style:family="text">
      <style:text-properties fo:color="#1155cc" fo:font-size="10pt" style:font-size-asian="10pt" style:font-size-complex="10pt" style:text-underline-style="solid" style:text-underline-color="font-color"/>
    </style:style>
    <style:style style:name="T94_20" style:family="text"/>
    <style:style style:name="T94_21" style:family="text">
      <style:text-properties fo:color="#1155cc" fo:font-size="10pt" style:font-size-asian="10pt" style:font-size-complex="10pt" style:text-underline-style="solid" style:text-underline-color="font-color"/>
    </style:style>
    <style:style style:name="T94_22" style:family="text"/>
    <style:style style:name="T94_23" style:family="text">
      <style:text-properties fo:color="#1155cc" fo:font-size="10pt" style:font-size-asian="10pt" style:font-size-complex="10pt" style:text-underline-style="solid" style:text-underline-color="font-color"/>
    </style:style>
    <style:style style:name="T94_24" style:family="text"/>
    <style:style style:name="T94_25" style:family="text">
      <style:text-properties fo:color="#1155cc" fo:font-size="10pt" style:font-size-asian="10pt" style:font-size-complex="10pt" style:text-underline-style="solid" style:text-underline-color="font-color"/>
    </style:style>
    <style:style style:name="T94_26" style:family="text"/>
    <style:style style:name="T94_27" style:family="text">
      <style:text-properties fo:color="#1155cc" fo:font-size="10pt" style:font-size-asian="10pt" style:font-size-complex="10pt" style:text-underline-style="solid" style:text-underline-color="font-color"/>
    </style:style>
    <style:style style:name="T94_28" style:family="text"/>
    <style:style style:name="T94_29" style:family="text">
      <style:text-properties fo:color="#1155cc" fo:font-size="10pt" style:font-size-asian="10pt" style:font-size-complex="10pt" style:text-underline-style="solid" style:text-underline-color="font-color"/>
    </style:style>
    <style:style style:name="T94_30" style:family="text"/>
    <style:style style:name="T94_31" style:family="text">
      <style:text-properties fo:color="#1155cc" fo:font-size="10pt" style:font-size-asian="10pt" style:font-size-complex="10pt" style:text-underline-style="solid" style:text-underline-color="font-color"/>
    </style:style>
    <style:style style:name="T94_32" style:family="text"/>
    <style:style style:name="T94_33" style:family="text">
      <style:text-properties fo:color="#1155cc" fo:font-size="10pt" style:font-size-asian="10pt" style:font-size-complex="10pt" style:text-underline-style="solid" style:text-underline-color="font-color"/>
    </style:style>
    <style:style style:name="T94_34" style:family="text"/>
    <style:style style:name="T94_35" style:family="text">
      <style:text-properties fo:color="#1155cc" fo:font-size="10pt" style:font-size-asian="10pt" style:font-size-complex="10pt" style:text-underline-style="solid" style:text-underline-color="font-color"/>
    </style:style>
    <style:style style:name="T94_36" style:family="text"/>
    <style:style style:name="T94_37" style:family="text"/>
    <style:style style:name="T94_38" style:family="text"/>
    <style:style style:name="T94_39" style:family="text"/>
    <style:style style:name="T94_40" style:family="text"/>
    <style:style style:name="T94_41" style:family="text"/>
    <style:style style:name="T94_42" style:family="text"/>
    <style:style style:name="T94_43" style:family="text"/>
    <style:style style:name="T94_44" style:family="text"/>
    <style:style style:name="T94_45" style:family="text"/>
    <style:style style:name="T94_46" style:family="text"/>
    <style:style style:name="T94_47" style:family="text"/>
    <style:style style:name="T94_48" style:family="text"/>
    <style:style style:name="T94_49" style:family="text"/>
    <style:style style:name="T94_50" style:family="text"/>
    <style:style style:name="T94_51" style:family="text"/>
    <style:style style:name="T94_52" style:family="text"/>
    <style:style style:name="P95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96" style:family="paragraph" style:parent-style-name="Standard">
      <style:paragraph-properties fo:break-before="auto" style:writing-mode="lr-tb"/>
    </style:style>
    <style:style style:name="P97" style:family="paragraph" style:parent-style-name="Standard">
      <style:paragraph-properties fo:break-before="auto" fo:margin-top="0cm" fo:margin-bottom="0cm" style:writing-mode="lr-tb"/>
    </style:style>
    <style:style style:name="T97_1" style:family="text">
      <style:text-properties fo:font-weight="bold" style:font-weight-asian="bold" style:font-weight-complex="bold"/>
    </style:style>
    <style:style style:name="T97_2" style:family="text">
      <style:text-properties fo:font-weight="bold" style:font-weight-asian="bold" style:font-weight-complex="bold"/>
    </style:style>
    <style:style style:name="T97_3" style:family="text">
      <style:text-properties fo:font-weight="bold" style:font-weight-asian="bold" style:font-weight-complex="bold"/>
    </style:style>
    <style:style style:name="T97_4" style:family="text">
      <style:text-properties fo:font-weight="bold" style:font-weight-asian="bold" style:font-weight-complex="bold"/>
    </style:style>
    <style:style style:name="T97_5" style:family="text">
      <style:text-properties fo:font-weight="bold" style:font-weight-asian="bold" style:font-weight-complex="bold"/>
    </style:style>
    <style:style style:name="T97_6" style:family="text">
      <style:text-properties fo:font-weight="bold" style:font-weight-asian="bold" style:font-weight-complex="bold"/>
    </style:style>
    <style:style style:name="T97_7" style:family="text">
      <style:text-properties fo:font-weight="bold" style:font-weight-asian="bold" style:font-weight-complex="bold"/>
    </style:style>
    <style:style style:name="T97_8" style:family="text">
      <style:text-properties fo:font-weight="bold" style:font-weight-asian="bold" style:font-weight-complex="bold"/>
    </style:style>
    <style:style style:name="T97_9" style:family="text">
      <style:text-properties fo:font-weight="bold" style:font-weight-asian="bold" style:font-weight-complex="bold"/>
    </style:style>
    <style:style style:name="T97_10" style:family="text">
      <style:text-properties fo:font-weight="bold" style:font-weight-asian="bold" style:font-weight-complex="bold"/>
    </style:style>
    <style:style style:name="T97_11" style:family="text">
      <style:text-properties fo:font-weight="bold" style:font-weight-asian="bold" style:font-weight-complex="bold"/>
    </style:style>
    <style:style style:name="T97_12" style:family="text">
      <style:text-properties fo:font-weight="bold" style:font-weight-asian="bold" style:font-weight-complex="bold"/>
    </style:style>
    <style:style style:name="T97_13" style:family="text">
      <style:text-properties fo:font-weight="bold" style:font-weight-asian="bold" style:font-weight-complex="bold"/>
    </style:style>
    <style:style style:name="T97_14" style:family="text">
      <style:text-properties fo:font-weight="bold" style:font-weight-asian="bold" style:font-weight-complex="bold"/>
    </style:style>
    <style:style style:name="P98" style:family="paragraph" style:parent-style-name="Standard">
      <style:paragraph-properties fo:break-before="auto" style:writing-mode="lr-tb"/>
    </style:style>
    <style:style style:name="P99" style:family="paragraph" style:parent-style-name="Standard">
      <style:paragraph-properties fo:break-before="auto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T99_27" style:family="text"/>
    <style:style style:name="T99_28" style:family="text"/>
    <style:style style:name="T99_29" style:family="text"/>
    <style:style style:name="T99_30" style:family="text"/>
    <style:style style:name="T99_31" style:family="text"/>
    <style:style style:name="T99_32" style:family="text"/>
    <style:style style:name="T99_33" style:family="text"/>
    <style:style style:name="T99_34" style:family="text"/>
    <style:style style:name="T99_35" style:family="text"/>
    <style:style style:name="T99_36" style:family="text"/>
    <style:style style:name="T99_37" style:family="text"/>
    <style:style style:name="T99_38" style:family="text"/>
    <style:style style:name="T99_39" style:family="text"/>
    <style:style style:name="T99_40" style:family="text"/>
    <style:style style:name="T99_41" style:family="text"/>
    <style:style style:name="T99_42" style:family="text"/>
    <style:style style:name="T99_43" style:family="text"/>
    <style:style style:name="T99_44" style:family="text"/>
    <style:style style:name="T99_45" style:family="text"/>
    <style:style style:name="T99_46" style:family="text"/>
    <style:style style:name="T99_47" style:family="text"/>
    <style:style style:name="T99_48" style:family="text"/>
    <style:style style:name="T99_49" style:family="text"/>
    <style:style style:name="T99_50" style:family="text"/>
    <style:style style:name="T99_51" style:family="text"/>
    <style:style style:name="T99_52" style:family="text"/>
    <style:style style:name="T99_53" style:family="text"/>
    <style:style style:name="T99_54" style:family="text"/>
    <style:style style:name="T99_55" style:family="text"/>
    <style:style style:name="T99_56" style:family="text"/>
    <style:style style:name="T99_57" style:family="text"/>
    <style:style style:name="T99_58" style:family="text"/>
    <style:style style:name="T99_59" style:family="text"/>
    <style:style style:name="T99_60" style:family="text"/>
    <style:style style:name="T99_61" style:family="text"/>
    <style:style style:name="T99_62" style:family="text"/>
    <style:style style:name="T99_63" style:family="text"/>
    <style:style style:name="T99_64" style:family="text"/>
    <style:style style:name="T99_65" style:family="text"/>
    <style:style style:name="T99_66" style:family="text"/>
    <style:style style:name="T99_67" style:family="text"/>
    <style:style style:name="T99_68" style:family="text"/>
    <style:style style:name="T99_69" style:family="text"/>
    <style:style style:name="T99_70" style:family="text"/>
    <style:style style:name="T99_71" style:family="text"/>
    <style:style style:name="T99_72" style:family="text"/>
    <style:style style:name="T99_73" style:family="text"/>
    <style:style style:name="T99_74" style:family="text"/>
    <style:style style:name="T99_75" style:family="text"/>
    <style:style style:name="T99_76" style:family="text"/>
    <style:style style:name="T99_77" style:family="text"/>
    <style:style style:name="T99_78" style:family="text"/>
    <style:style style:name="T99_79" style:family="text"/>
    <style:style style:name="T99_80" style:family="text"/>
    <style:style style:name="T99_81" style:family="text"/>
    <style:style style:name="T99_82" style:family="text"/>
    <style:style style:name="T99_83" style:family="text"/>
    <style:style style:name="T99_84" style:family="text"/>
    <style:style style:name="T99_85" style:family="text"/>
    <style:style style:name="T99_86" style:family="text"/>
    <style:style style:name="T99_87" style:family="text"/>
    <style:style style:name="T99_88" style:family="text"/>
    <style:style style:name="T99_89" style:family="text"/>
    <style:style style:name="T99_90" style:family="text"/>
    <style:style style:name="T99_91" style:family="text"/>
    <style:style style:name="T99_92" style:family="text"/>
    <style:style style:name="T99_93" style:family="text"/>
    <style:style style:name="T99_94" style:family="text"/>
    <style:style style:name="T99_95" style:family="text"/>
    <style:style style:name="T99_96" style:family="text"/>
    <style:style style:name="T99_97" style:family="text"/>
    <style:style style:name="T99_98" style:family="text"/>
    <style:style style:name="T99_99" style:family="text"/>
    <style:style style:name="T99_100" style:family="text"/>
    <style:style style:name="T99_101" style:family="text"/>
    <style:style style:name="T99_102" style:family="text"/>
    <style:style style:name="T99_103" style:family="text"/>
    <style:style style:name="T99_104" style:family="text"/>
    <style:style style:name="T99_105" style:family="text"/>
    <style:style style:name="T99_106" style:family="text"/>
    <style:style style:name="T99_107" style:family="text"/>
    <style:style style:name="T99_108" style:family="text"/>
    <style:style style:name="T99_109" style:family="text"/>
    <style:style style:name="T99_110" style:family="text"/>
    <style:style style:name="T99_111" style:family="text"/>
    <style:style style:name="T99_112" style:family="text"/>
    <style:style style:name="T99_113" style:family="text"/>
    <style:style style:name="T99_114" style:family="text"/>
    <style:style style:name="T99_115" style:family="text"/>
    <style:style style:name="T99_116" style:family="text"/>
    <style:style style:name="T99_117" style:family="text"/>
    <style:style style:name="T99_118" style:family="text"/>
    <style:style style:name="T99_119" style:family="text"/>
    <style:style style:name="T99_120" style:family="text"/>
    <style:style style:name="T99_121" style:family="text"/>
    <style:style style:name="T99_122" style:family="text"/>
    <style:style style:name="T99_123" style:family="text"/>
    <style:style style:name="T99_124" style:family="text"/>
    <style:style style:name="T99_125" style:family="text"/>
    <style:style style:name="T99_126" style:family="text"/>
    <style:style style:name="T99_127" style:family="text"/>
    <style:style style:name="T99_128" style:family="text"/>
    <style:style style:name="T99_129" style:family="text"/>
    <style:style style:name="T99_130" style:family="text"/>
    <style:style style:name="T99_131" style:family="text"/>
    <style:style style:name="T99_132" style:family="text"/>
    <style:style style:name="T99_133" style:family="text"/>
    <style:style style:name="T99_134" style:family="text"/>
    <style:style style:name="T99_135" style:family="text"/>
    <style:style style:name="T99_136" style:family="text"/>
    <style:style style:name="T99_137" style:family="text"/>
    <style:style style:name="T99_138" style:family="text"/>
    <style:style style:name="T99_139" style:family="text"/>
    <style:style style:name="T99_140" style:family="text"/>
    <style:style style:name="T99_141" style:family="text"/>
    <style:style style:name="T99_142" style:family="text"/>
    <style:style style:name="T99_143" style:family="text"/>
    <style:style style:name="T99_144" style:family="text"/>
    <style:style style:name="T99_145" style:family="text"/>
    <style:style style:name="T99_146" style:family="text"/>
    <style:style style:name="T99_147" style:family="text"/>
    <style:style style:name="T99_148" style:family="text"/>
    <style:style style:name="T99_149" style:family="text"/>
    <style:style style:name="T99_150" style:family="text"/>
    <style:style style:name="T99_151" style:family="text"/>
    <style:style style:name="T99_152" style:family="text"/>
    <style:style style:name="T99_153" style:family="text"/>
    <style:style style:name="T99_154" style:family="text"/>
    <style:style style:name="T99_155" style:family="text"/>
    <style:style style:name="T99_156" style:family="text"/>
    <style:style style:name="T99_157" style:family="text"/>
    <style:style style:name="T99_158" style:family="text"/>
    <style:style style:name="T99_159" style:family="text"/>
    <style:style style:name="T99_160" style:family="text"/>
    <style:style style:name="T99_161" style:family="text"/>
    <style:style style:name="T99_162" style:family="text"/>
    <style:style style:name="T99_163" style:family="text"/>
    <style:style style:name="T99_164" style:family="text"/>
    <style:style style:name="T99_165" style:family="text"/>
    <style:style style:name="T99_166" style:family="text"/>
    <style:style style:name="T99_167" style:family="text"/>
    <style:style style:name="T99_168" style:family="text"/>
    <style:style style:name="T99_169" style:family="text"/>
    <style:style style:name="T99_170" style:family="text"/>
    <style:style style:name="T99_171" style:family="text"/>
    <style:style style:name="T99_172" style:family="text"/>
    <style:style style:name="T99_173" style:family="text"/>
    <style:style style:name="T99_174" style:family="text"/>
    <style:style style:name="T99_175" style:family="text"/>
    <style:style style:name="T99_176" style:family="text"/>
    <style:style style:name="T99_177" style:family="text"/>
    <style:style style:name="T99_178" style:family="text"/>
    <style:style style:name="T99_179" style:family="text"/>
    <style:style style:name="T99_180" style:family="text"/>
    <style:style style:name="T99_181" style:family="text"/>
    <style:style style:name="T99_182" style:family="text"/>
    <style:style style:name="T99_183" style:family="text"/>
    <style:style style:name="T99_184" style:family="text"/>
    <style:style style:name="T99_185" style:family="text"/>
    <style:style style:name="T99_186" style:family="text"/>
    <style:style style:name="T99_187" style:family="text"/>
    <style:style style:name="T99_188" style:family="text"/>
    <style:style style:name="T99_189" style:family="text"/>
    <style:style style:name="T99_190" style:family="text"/>
    <style:style style:name="T99_191" style:family="text"/>
    <style:style style:name="T99_192" style:family="text"/>
    <style:style style:name="T99_193" style:family="text"/>
    <style:style style:name="T99_194" style:family="text"/>
    <style:style style:name="T99_195" style:family="text"/>
    <style:style style:name="T99_196" style:family="text"/>
    <style:style style:name="T99_197" style:family="text"/>
    <style:style style:name="T99_198" style:family="text"/>
    <style:style style:name="T99_199" style:family="text"/>
    <style:style style:name="T99_200" style:family="text"/>
    <style:style style:name="T99_201" style:family="text"/>
    <style:style style:name="T99_202" style:family="text"/>
    <style:style style:name="T99_203" style:family="text"/>
    <style:style style:name="T99_204" style:family="text"/>
    <style:style style:name="T99_205" style:family="text"/>
    <style:style style:name="T99_206" style:family="text"/>
    <style:style style:name="T99_207" style:family="text"/>
    <style:style style:name="T99_208" style:family="text"/>
    <style:style style:name="T99_209" style:family="text"/>
    <style:style style:name="T99_210" style:family="text"/>
    <style:style style:name="T99_211" style:family="text"/>
    <style:style style:name="T99_212" style:family="text"/>
    <style:style style:name="T99_213" style:family="text"/>
    <style:style style:name="T99_214" style:family="text"/>
    <style:style style:name="T99_215" style:family="text"/>
    <style:style style:name="T99_216" style:family="text"/>
    <style:style style:name="T99_217" style:family="text"/>
    <style:style style:name="T99_218" style:family="text"/>
    <style:style style:name="T99_219" style:family="text"/>
    <style:style style:name="T99_220" style:family="text"/>
    <style:style style:name="T99_221" style:family="text"/>
    <style:style style:name="T99_222" style:family="text"/>
    <style:style style:name="T99_223" style:family="text"/>
    <style:style style:name="T99_224" style:family="text"/>
    <style:style style:name="T99_225" style:family="text"/>
    <style:style style:name="T99_226" style:family="text"/>
    <style:style style:name="T99_227" style:family="text"/>
    <style:style style:name="T99_228" style:family="text"/>
    <style:style style:name="T99_229" style:family="text"/>
    <style:style style:name="T99_230" style:family="text"/>
    <style:style style:name="T99_231" style:family="text"/>
    <style:style style:name="T99_232" style:family="text"/>
    <style:style style:name="P100" style:family="paragraph" style:parent-style-name="Standard">
      <style:paragraph-properties fo:break-before="auto" style:writing-mode="lr-tb"/>
    </style:style>
    <style:style style:name="P101" style:family="paragraph" style:parent-style-name="Standard">
      <style:paragraph-properties fo:break-before="auto" style:writing-mode="lr-tb"/>
    </style:style>
    <style:style style:name="P102" style:family="paragraph" style:parent-style-name="Standard">
      <style:paragraph-properties fo:break-before="auto" fo:margin-top="0cm" fo:margin-bottom="0cm" style:writing-mode="lr-tb"/>
    </style:style>
    <style:style style:name="T102_1" style:family="text">
      <style:text-properties fo:font-weight="bold" style:font-weight-asian="bold" style:font-weight-complex="bold"/>
    </style:style>
    <style:style style:name="T102_2" style:family="text">
      <style:text-properties fo:font-weight="bold" style:font-weight-asian="bold" style:font-weight-complex="bold"/>
    </style:style>
    <style:style style:name="T102_3" style:family="text">
      <style:text-properties fo:font-weight="bold" style:font-weight-asian="bold" style:font-weight-complex="bold"/>
    </style:style>
    <style:style style:name="T102_4" style:family="text">
      <style:text-properties fo:font-weight="bold" style:font-weight-asian="bold" style:font-weight-complex="bold"/>
    </style:style>
    <style:style style:name="T102_5" style:family="text">
      <style:text-properties fo:font-weight="bold" style:font-weight-asian="bold" style:font-weight-complex="bold"/>
    </style:style>
    <style:style style:name="T102_6" style:family="text">
      <style:text-properties fo:font-weight="bold" style:font-weight-asian="bold" style:font-weight-complex="bold"/>
    </style:style>
    <style:style style:name="T102_7" style:family="text">
      <style:text-properties fo:font-weight="bold" style:font-weight-asian="bold" style:font-weight-complex="bold"/>
    </style:style>
    <style:style style:name="T102_8" style:family="text">
      <style:text-properties fo:font-weight="bold" style:font-weight-asian="bold" style:font-weight-complex="bold"/>
    </style:style>
    <style:style style:name="T102_9" style:family="text">
      <style:text-properties fo:font-weight="bold" style:font-weight-asian="bold" style:font-weight-complex="bold"/>
    </style:style>
    <style:style style:name="T102_10" style:family="text">
      <style:text-properties fo:font-weight="bold" style:font-weight-asian="bold" style:font-weight-complex="bold"/>
    </style:style>
    <style:style style:name="T102_11" style:family="text">
      <style:text-properties fo:font-weight="bold" style:font-weight-asian="bold" style:font-weight-complex="bold"/>
    </style:style>
    <style:style style:name="T102_12" style:family="text">
      <style:text-properties fo:font-weight="bold" style:font-weight-asian="bold" style:font-weight-complex="bold"/>
    </style:style>
    <style:style style:name="T102_13" style:family="text">
      <style:text-properties fo:font-weight="bold" style:font-weight-asian="bold" style:font-weight-complex="bold"/>
    </style:style>
    <style:style style:name="T102_14" style:family="text">
      <style:text-properties fo:font-weight="bold" style:font-weight-asian="bold" style:font-weight-complex="bold"/>
    </style:style>
    <style:style style:name="P103" style:family="paragraph" style:parent-style-name="Standard">
      <style:paragraph-properties fo:break-before="auto" style:writing-mode="lr-tb"/>
    </style:style>
    <style:style style:name="P104" style:family="paragraph" style:parent-style-name="Standard">
      <style:paragraph-properties fo:break-before="auto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T104_29" style:family="text"/>
    <style:style style:name="T104_30" style:family="text"/>
    <style:style style:name="T104_31" style:family="text"/>
    <style:style style:name="T104_32" style:family="text"/>
    <style:style style:name="T104_33" style:family="text"/>
    <style:style style:name="T104_34" style:family="text"/>
    <style:style style:name="T104_35" style:family="text"/>
    <style:style style:name="T104_36" style:family="text"/>
    <style:style style:name="T104_37" style:family="text"/>
    <style:style style:name="T104_38" style:family="text"/>
    <style:style style:name="T104_39" style:family="text"/>
    <style:style style:name="T104_40" style:family="text"/>
    <style:style style:name="T104_41" style:family="text"/>
    <style:style style:name="T104_42" style:family="text"/>
    <style:style style:name="T104_43" style:family="text"/>
    <style:style style:name="T104_44" style:family="text"/>
    <style:style style:name="T104_45" style:family="text"/>
    <style:style style:name="T104_46" style:family="text"/>
    <style:style style:name="T104_47" style:family="text"/>
    <style:style style:name="T104_48" style:family="text"/>
    <style:style style:name="T104_49" style:family="text"/>
    <style:style style:name="T104_50" style:family="text"/>
    <style:style style:name="T104_51" style:family="text"/>
    <style:style style:name="T104_52" style:family="text"/>
    <style:style style:name="T104_53" style:family="text"/>
    <style:style style:name="T104_54" style:family="text"/>
    <style:style style:name="T104_55" style:family="text"/>
    <style:style style:name="T104_56" style:family="text"/>
    <style:style style:name="T104_57" style:family="text"/>
    <style:style style:name="T104_58" style:family="text"/>
    <style:style style:name="T104_59" style:family="text"/>
    <style:style style:name="T104_60" style:family="text"/>
    <style:style style:name="T104_61" style:family="text"/>
    <style:style style:name="T104_62" style:family="text"/>
    <style:style style:name="T104_63" style:family="text"/>
    <style:style style:name="T104_64" style:family="text"/>
    <style:style style:name="T104_65" style:family="text"/>
    <style:style style:name="T104_66" style:family="text"/>
    <style:style style:name="T104_67" style:family="text"/>
    <style:style style:name="T104_68" style:family="text"/>
    <style:style style:name="T104_69" style:family="text"/>
    <style:style style:name="T104_70" style:family="text"/>
    <style:style style:name="T104_71" style:family="text"/>
    <style:style style:name="T104_72" style:family="text"/>
    <style:style style:name="T104_73" style:family="text"/>
    <style:style style:name="T104_74" style:family="text"/>
    <style:style style:name="T104_75" style:family="text"/>
    <style:style style:name="T104_76" style:family="text"/>
    <style:style style:name="T104_77" style:family="text"/>
    <style:style style:name="T104_78" style:family="text"/>
    <style:style style:name="T104_79" style:family="text"/>
    <style:style style:name="T104_80" style:family="text"/>
    <style:style style:name="T104_81" style:family="text"/>
    <style:style style:name="T104_82" style:family="text"/>
    <style:style style:name="T104_83" style:family="text"/>
    <style:style style:name="T104_84" style:family="text"/>
    <style:style style:name="T104_85" style:family="text"/>
    <style:style style:name="T104_86" style:family="text"/>
    <style:style style:name="T104_87" style:family="text"/>
    <style:style style:name="T104_88" style:family="text"/>
    <style:style style:name="T104_89" style:family="text"/>
    <style:style style:name="T104_90" style:family="text"/>
    <style:style style:name="T104_91" style:family="text"/>
    <style:style style:name="T104_92" style:family="text"/>
    <style:style style:name="T104_93" style:family="text"/>
    <style:style style:name="T104_94" style:family="text"/>
    <style:style style:name="T104_95" style:family="text"/>
    <style:style style:name="T104_96" style:family="text"/>
    <style:style style:name="T104_97" style:family="text"/>
    <style:style style:name="T104_98" style:family="text"/>
    <style:style style:name="T104_99" style:family="text"/>
    <style:style style:name="T104_100" style:family="text"/>
    <style:style style:name="T104_101" style:family="text"/>
    <style:style style:name="T104_102" style:family="text"/>
    <style:style style:name="T104_103" style:family="text"/>
    <style:style style:name="T104_104" style:family="text"/>
    <style:style style:name="T104_105" style:family="text"/>
    <style:style style:name="T104_106" style:family="text"/>
    <style:style style:name="T104_107" style:family="text"/>
    <style:style style:name="T104_108" style:family="text"/>
    <style:style style:name="T104_109" style:family="text"/>
    <style:style style:name="T104_110" style:family="text"/>
    <style:style style:name="T104_111" style:family="text"/>
    <style:style style:name="T104_112" style:family="text"/>
    <style:style style:name="T104_113" style:family="text"/>
    <style:style style:name="T104_114" style:family="text"/>
    <style:style style:name="T104_115" style:family="text"/>
    <style:style style:name="T104_116" style:family="text"/>
    <style:style style:name="T104_117" style:family="text"/>
    <style:style style:name="T104_118" style:family="text"/>
    <style:style style:name="T104_119" style:family="text"/>
    <style:style style:name="T104_120" style:family="text"/>
    <style:style style:name="T104_121" style:family="text"/>
    <style:style style:name="T104_122" style:family="text"/>
    <style:style style:name="T104_123" style:family="text"/>
    <style:style style:name="T104_124" style:family="text"/>
    <style:style style:name="T104_125" style:family="text"/>
    <style:style style:name="T104_126" style:family="text"/>
    <style:style style:name="T104_127" style:family="text"/>
    <style:style style:name="T104_128" style:family="text"/>
    <style:style style:name="T104_129" style:family="text"/>
    <style:style style:name="T104_130" style:family="text"/>
    <style:style style:name="T104_131" style:family="text"/>
    <style:style style:name="T104_132" style:family="text"/>
    <style:style style:name="P105" style:family="paragraph" style:parent-style-name="Standard">
      <style:paragraph-properties fo:break-before="auto" style:writing-mode="lr-tb"/>
    </style:style>
    <style:style style:name="P106" style:family="paragraph" style:parent-style-name="Standard">
      <style:paragraph-properties fo:break-before="auto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T106_30" style:family="text"/>
    <style:style style:name="T106_31" style:family="text"/>
    <style:style style:name="T106_32" style:family="text"/>
    <style:style style:name="T106_33" style:family="text"/>
    <style:style style:name="T106_34" style:family="text"/>
    <style:style style:name="T106_35" style:family="text"/>
    <style:style style:name="T106_36" style:family="text"/>
    <style:style style:name="T106_37" style:family="text"/>
    <style:style style:name="T106_38" style:family="text"/>
    <style:style style:name="T106_39" style:family="text"/>
    <style:style style:name="T106_40" style:family="text"/>
    <style:style style:name="T106_41" style:family="text"/>
    <style:style style:name="T106_42" style:family="text"/>
    <style:style style:name="T106_43" style:family="text"/>
    <style:style style:name="T106_44" style:family="text"/>
    <style:style style:name="T106_45" style:family="text"/>
    <style:style style:name="T106_46" style:family="text"/>
    <style:style style:name="T106_47" style:family="text"/>
    <style:style style:name="T106_48" style:family="text"/>
    <style:style style:name="T106_49" style:family="text"/>
    <style:style style:name="T106_50" style:family="text"/>
    <style:style style:name="T106_51" style:family="text"/>
    <style:style style:name="T106_52" style:family="text"/>
    <style:style style:name="T106_53" style:family="text"/>
    <style:style style:name="T106_54" style:family="text"/>
    <style:style style:name="T106_55" style:family="text"/>
    <style:style style:name="T106_56" style:family="text"/>
    <style:style style:name="T106_57" style:family="text"/>
    <style:style style:name="T106_58" style:family="text"/>
    <style:style style:name="T106_59" style:family="text"/>
    <style:style style:name="T106_60" style:family="text"/>
    <style:style style:name="T106_61" style:family="text"/>
    <style:style style:name="T106_62" style:family="text"/>
    <style:style style:name="T106_63" style:family="text"/>
    <style:style style:name="T106_64" style:family="text"/>
    <style:style style:name="T106_65" style:family="text"/>
    <style:style style:name="T106_66" style:family="text"/>
    <style:style style:name="T106_67" style:family="text"/>
    <style:style style:name="T106_68" style:family="text"/>
    <style:style style:name="T106_69" style:family="text"/>
    <style:style style:name="T106_70" style:family="text"/>
    <style:style style:name="T106_71" style:family="text"/>
    <style:style style:name="T106_72" style:family="text"/>
    <style:style style:name="T106_73" style:family="text"/>
    <style:style style:name="T106_74" style:family="text"/>
    <style:style style:name="T106_75" style:family="text"/>
    <style:style style:name="T106_76" style:family="text"/>
    <style:style style:name="T106_77" style:family="text"/>
    <style:style style:name="T106_78" style:family="text"/>
    <style:style style:name="T106_79" style:family="text"/>
    <style:style style:name="T106_80" style:family="text"/>
    <style:style style:name="T106_81" style:family="text"/>
    <style:style style:name="T106_82" style:family="text"/>
    <style:style style:name="T106_83" style:family="text"/>
    <style:style style:name="T106_84" style:family="text"/>
    <style:style style:name="T106_85" style:family="text"/>
    <style:style style:name="T106_86" style:family="text"/>
    <style:style style:name="T106_87" style:family="text"/>
    <style:style style:name="T106_88" style:family="text"/>
    <style:style style:name="T106_89" style:family="text"/>
    <style:style style:name="T106_90" style:family="text"/>
    <style:style style:name="T106_91" style:family="text"/>
    <style:style style:name="T106_92" style:family="text"/>
    <style:style style:name="T106_93" style:family="text"/>
    <style:style style:name="T106_94" style:family="text"/>
    <style:style style:name="T106_95" style:family="text"/>
    <style:style style:name="T106_96" style:family="text"/>
    <style:style style:name="T106_97" style:family="text"/>
    <style:style style:name="T106_98" style:family="text"/>
    <style:style style:name="T106_99" style:family="text"/>
    <style:style style:name="T106_100" style:family="text"/>
    <style:style style:name="T106_101" style:family="text"/>
    <style:style style:name="T106_102" style:family="text"/>
    <style:style style:name="T106_103" style:family="text"/>
    <style:style style:name="T106_104" style:family="text"/>
    <style:style style:name="T106_105" style:family="text"/>
    <style:style style:name="T106_106" style:family="text"/>
    <style:style style:name="P107" style:family="paragraph" style:parent-style-name="Standard">
      <style:paragraph-properties fo:break-before="auto" style:writing-mode="lr-tb"/>
    </style:style>
    <style:style style:name="P108" style:family="paragraph" style:parent-style-name="Standard">
      <style:paragraph-properties fo:break-before="auto" style:writing-mode="lr-tb"/>
    </style:style>
    <style:style style:name="P109" style:family="paragraph" style:parent-style-name="Standard">
      <style:paragraph-properties fo:break-before="auto" fo:margin-top="0cm" fo:margin-bottom="0cm" style:writing-mode="lr-tb"/>
    </style:style>
    <style:style style:name="T109_1" style:family="text">
      <style:text-properties fo:font-weight="bold" style:font-weight-asian="bold" style:font-weight-complex="bold"/>
    </style:style>
    <style:style style:name="T109_2" style:family="text">
      <style:text-properties fo:font-weight="bold" style:font-weight-asian="bold" style:font-weight-complex="bold"/>
    </style:style>
    <style:style style:name="T109_3" style:family="text">
      <style:text-properties fo:font-weight="bold" style:font-weight-asian="bold" style:font-weight-complex="bold"/>
    </style:style>
    <style:style style:name="T109_4" style:family="text">
      <style:text-properties fo:font-weight="bold" style:font-weight-asian="bold" style:font-weight-complex="bold"/>
    </style:style>
    <style:style style:name="T109_5" style:family="text">
      <style:text-properties fo:font-weight="bold" style:font-weight-asian="bold" style:font-weight-complex="bold"/>
    </style:style>
    <style:style style:name="T109_6" style:family="text">
      <style:text-properties fo:font-weight="bold" style:font-weight-asian="bold" style:font-weight-complex="bold"/>
    </style:style>
    <style:style style:name="P110" style:family="paragraph" style:parent-style-name="Standard">
      <style:paragraph-properties fo:break-before="auto" style:writing-mode="lr-tb"/>
    </style:style>
    <style:style style:name="P111" style:family="paragraph" style:parent-style-name="Standard">
      <style:paragraph-properties fo:break-before="auto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T111_28" style:family="text"/>
    <style:style style:name="T111_29" style:family="text"/>
    <style:style style:name="T111_30" style:family="text"/>
    <style:style style:name="T111_31" style:family="text"/>
    <style:style style:name="T111_32" style:family="text"/>
    <style:style style:name="T111_33" style:family="text"/>
    <style:style style:name="T111_34" style:family="text"/>
    <style:style style:name="T111_35" style:family="text"/>
    <style:style style:name="T111_36" style:family="text"/>
    <style:style style:name="T111_37" style:family="text"/>
    <style:style style:name="T111_38" style:family="text"/>
    <style:style style:name="T111_39" style:family="text"/>
    <style:style style:name="T111_40" style:family="text"/>
    <style:style style:name="T111_41" style:family="text"/>
    <style:style style:name="T111_42" style:family="text"/>
    <style:style style:name="T111_43" style:family="text"/>
    <style:style style:name="T111_44" style:family="text"/>
    <style:style style:name="T111_45" style:family="text"/>
    <style:style style:name="T111_46" style:family="text"/>
    <style:style style:name="T111_47" style:family="text"/>
    <style:style style:name="T111_48" style:family="text"/>
    <style:style style:name="T111_49" style:family="text"/>
    <style:style style:name="T111_50" style:family="text"/>
    <style:style style:name="T111_51" style:family="text"/>
    <style:style style:name="T111_52" style:family="text"/>
    <style:style style:name="T111_53" style:family="text"/>
    <style:style style:name="T111_54" style:family="text"/>
    <style:style style:name="T111_55" style:family="text"/>
    <style:style style:name="T111_56" style:family="text"/>
    <style:style style:name="T111_57" style:family="text"/>
    <style:style style:name="T111_58" style:family="text"/>
    <style:style style:name="T111_59" style:family="text"/>
    <style:style style:name="T111_60" style:family="text"/>
    <style:style style:name="T111_61" style:family="text"/>
    <style:style style:name="T111_62" style:family="text"/>
    <style:style style:name="T111_63" style:family="text"/>
    <style:style style:name="T111_64" style:family="text"/>
    <style:style style:name="T111_65" style:family="text"/>
    <style:style style:name="T111_66" style:family="text"/>
    <style:style style:name="T111_67" style:family="text"/>
    <style:style style:name="T111_68" style:family="text"/>
    <style:style style:name="T111_69" style:family="text"/>
    <style:style style:name="T111_70" style:family="text"/>
    <style:style style:name="T111_71" style:family="text"/>
    <style:style style:name="T111_72" style:family="text"/>
    <style:style style:name="T111_73" style:family="text"/>
    <style:style style:name="T111_74" style:family="text"/>
    <style:style style:name="T111_75" style:family="text"/>
    <style:style style:name="T111_76" style:family="text"/>
    <style:style style:name="T111_77" style:family="text"/>
    <style:style style:name="T111_78" style:family="text"/>
    <style:style style:name="T111_79" style:family="text"/>
    <style:style style:name="T111_80" style:family="text"/>
    <style:style style:name="T111_81" style:family="text"/>
    <style:style style:name="T111_82" style:family="text"/>
    <style:style style:name="T111_83" style:family="text"/>
    <style:style style:name="T111_84" style:family="text"/>
    <style:style style:name="T111_85" style:family="text"/>
    <style:style style:name="T111_86" style:family="text"/>
    <style:style style:name="T111_87" style:family="text"/>
    <style:style style:name="T111_88" style:family="text"/>
    <style:style style:name="T111_89" style:family="text"/>
    <style:style style:name="T111_90" style:family="text"/>
    <style:style style:name="T111_91" style:family="text"/>
    <style:style style:name="T111_92" style:family="text"/>
    <style:style style:name="T111_93" style:family="text"/>
    <style:style style:name="T111_94" style:family="text"/>
    <style:style style:name="T111_95" style:family="text"/>
    <style:style style:name="T111_96" style:family="text"/>
    <style:style style:name="T111_97" style:family="text"/>
    <style:style style:name="T111_98" style:family="text"/>
    <style:style style:name="T111_99" style:family="text"/>
    <style:style style:name="T111_100" style:family="text"/>
    <style:style style:name="T111_101" style:family="text"/>
    <style:style style:name="T111_102" style:family="text"/>
    <style:style style:name="T111_103" style:family="text"/>
    <style:style style:name="T111_104" style:family="text"/>
    <style:style style:name="T111_105" style:family="text"/>
    <style:style style:name="T111_106" style:family="text"/>
    <style:style style:name="T111_107" style:family="text"/>
    <style:style style:name="T111_108" style:family="text"/>
    <style:style style:name="T111_109" style:family="text"/>
    <style:style style:name="T111_110" style:family="text"/>
    <style:style style:name="T111_111" style:family="text"/>
    <style:style style:name="T111_112" style:family="text"/>
    <style:style style:name="T111_113" style:family="text"/>
    <style:style style:name="T111_114" style:family="text"/>
    <style:style style:name="T111_115" style:family="text"/>
    <style:style style:name="T111_116" style:family="text"/>
    <style:style style:name="T111_117" style:family="text"/>
    <style:style style:name="T111_118" style:family="text"/>
    <style:style style:name="T111_119" style:family="text"/>
    <style:style style:name="T111_120" style:family="text"/>
    <style:style style:name="T111_121" style:family="text"/>
    <style:style style:name="T111_122" style:family="text"/>
    <style:style style:name="T111_123" style:family="text"/>
    <style:style style:name="T111_124" style:family="text"/>
    <style:style style:name="T111_125" style:family="text"/>
    <style:style style:name="T111_126" style:family="text"/>
    <style:style style:name="T111_127" style:family="text"/>
    <style:style style:name="T111_128" style:family="text"/>
    <style:style style:name="T111_129" style:family="text"/>
    <style:style style:name="T111_130" style:family="text"/>
    <style:style style:name="T111_131" style:family="text"/>
    <style:style style:name="T111_132" style:family="text"/>
    <style:style style:name="T111_133" style:family="text"/>
    <style:style style:name="T111_134" style:family="text"/>
    <style:style style:name="T111_135" style:family="text"/>
    <style:style style:name="T111_136" style:family="text"/>
    <style:style style:name="T111_137" style:family="text"/>
    <style:style style:name="T111_138" style:family="text"/>
    <style:style style:name="T111_139" style:family="text"/>
    <style:style style:name="T111_140" style:family="text"/>
    <style:style style:name="T111_141" style:family="text"/>
    <style:style style:name="T111_142" style:family="text"/>
    <style:style style:name="P112" style:family="paragraph" style:parent-style-name="Standard">
      <style:paragraph-properties fo:break-before="auto" style:writing-mode="lr-tb"/>
    </style:style>
    <style:style style:name="P113" style:family="paragraph" style:parent-style-name="Standard">
      <style:paragraph-properties fo:break-before="auto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T113_27" style:family="text"/>
    <style:style style:name="T113_28" style:family="text"/>
    <style:style style:name="T113_29" style:family="text"/>
    <style:style style:name="T113_30" style:family="text"/>
    <style:style style:name="T113_31" style:family="text"/>
    <style:style style:name="T113_32" style:family="text"/>
    <style:style style:name="T113_33" style:family="text"/>
    <style:style style:name="T113_34" style:family="text"/>
    <style:style style:name="T113_35" style:family="text"/>
    <style:style style:name="T113_36" style:family="text"/>
    <style:style style:name="T113_37" style:family="text"/>
    <style:style style:name="T113_38" style:family="text"/>
    <style:style style:name="T113_39" style:family="text"/>
    <style:style style:name="T113_40" style:family="text"/>
    <style:style style:name="T113_41" style:family="text"/>
    <style:style style:name="T113_42" style:family="text">
      <style:text-properties fo:color="#1155cc" style:text-underline-style="solid" style:text-underline-color="font-color"/>
    </style:style>
    <style:style style:name="T113_43" style:family="text"/>
    <style:style style:name="T113_44" style:family="text">
      <style:text-properties fo:color="#1155cc" style:text-underline-style="solid" style:text-underline-color="font-color"/>
    </style:style>
    <style:style style:name="T113_45" style:family="text"/>
    <style:style style:name="T113_46" style:family="text">
      <style:text-properties fo:color="#1155cc" style:text-underline-style="solid" style:text-underline-color="font-color"/>
    </style:style>
    <style:style style:name="T113_47" style:family="text"/>
    <style:style style:name="T113_48" style:family="text">
      <style:text-properties fo:color="#1155cc" style:text-underline-style="solid" style:text-underline-color="font-color"/>
    </style:style>
    <style:style style:name="T113_49" style:family="text"/>
    <style:style style:name="T113_50" style:family="text">
      <style:text-properties fo:color="#1155cc" style:text-underline-style="solid" style:text-underline-color="font-color"/>
    </style:style>
    <style:style style:name="T113_51" style:family="text"/>
    <style:style style:name="T113_52" style:family="text">
      <style:text-properties fo:color="#1155cc" style:text-underline-style="solid" style:text-underline-color="font-color"/>
    </style:style>
    <style:style style:name="T113_53" style:family="text"/>
    <style:style style:name="T113_54" style:family="text">
      <style:text-properties fo:color="#1155cc" style:text-underline-style="solid" style:text-underline-color="font-color"/>
    </style:style>
    <style:style style:name="T113_55" style:family="text" style:parent-style-name="Standard"/>
    <style:style style:name="P114" style:family="paragraph" style:parent-style-name="Standard">
      <style:paragraph-properties fo:break-before="auto" style:writing-mode="lr-tb"/>
    </style:style>
    <style:style style:name="T114_1" style:family="text">
      <style:text-properties fo:font-size="10pt" style:font-size-asian="10pt" style:font-size-complex="10pt"/>
    </style:style>
    <style:style style:name="T114_2" style:family="text">
      <style:text-properties fo:font-size="10pt" style:font-size-asian="10pt" style:font-size-complex="10pt"/>
    </style:style>
    <style:style style:name="T114_3" style:family="text">
      <style:text-properties fo:font-size="10pt" style:font-size-asian="10pt" style:font-size-complex="10pt"/>
    </style:style>
    <style:style style:name="T114_4" style:family="text">
      <style:text-properties fo:font-size="10pt" style:font-size-asian="10pt" style:font-size-complex="10pt"/>
    </style:style>
    <style:style style:name="T114_5" style:family="text">
      <style:text-properties fo:font-size="10pt" style:font-size-asian="10pt" style:font-size-complex="10pt"/>
    </style:style>
    <style:style style:name="T114_6" style:family="text">
      <style:text-properties fo:font-size="10pt" style:font-size-asian="10pt" style:font-size-complex="10pt"/>
    </style:style>
    <style:style style:name="T114_7" style:family="text">
      <style:text-properties fo:font-size="10pt" style:font-size-asian="10pt" style:font-size-complex="10pt"/>
    </style:style>
    <style:style style:name="T114_8" style:family="text">
      <style:text-properties fo:font-size="10pt" style:font-size-asian="10pt" style:font-size-complex="10pt"/>
    </style:style>
    <style:style style:name="T114_9" style:family="text">
      <style:text-properties fo:font-size="10pt" style:font-size-asian="10pt" style:font-size-complex="10pt"/>
    </style:style>
    <style:style style:name="T114_10" style:family="text">
      <style:text-properties fo:font-size="10pt" style:font-size-asian="10pt" style:font-size-complex="10pt"/>
    </style:style>
    <style:style style:name="T114_11" style:family="text">
      <style:text-properties fo:font-size="10pt" style:font-size-asian="10pt" style:font-size-complex="10pt"/>
    </style:style>
    <style:style style:name="T114_12" style:family="text">
      <style:text-properties fo:font-size="10pt" style:font-size-asian="10pt" style:font-size-complex="10pt"/>
    </style:style>
    <style:style style:name="T114_13" style:family="text">
      <style:text-properties fo:font-size="10pt" style:font-size-asian="10pt" style:font-size-complex="10pt"/>
    </style:style>
    <style:style style:name="T114_14" style:family="text">
      <style:text-properties fo:font-size="10pt" style:font-size-asian="10pt" style:font-size-complex="10pt"/>
    </style:style>
    <style:style style:name="T114_15" style:family="text">
      <style:text-properties fo:font-size="10pt" style:font-size-asian="10pt" style:font-size-complex="10pt"/>
    </style:style>
    <style:style style:name="T114_16" style:family="text">
      <style:text-properties fo:font-size="10pt" style:font-size-asian="10pt" style:font-size-complex="10pt"/>
    </style:style>
    <style:style style:name="T114_17" style:family="text">
      <style:text-properties fo:font-size="10pt" style:font-size-asian="10pt" style:font-size-complex="10pt"/>
    </style:style>
    <style:style style:name="T114_18" style:family="text">
      <style:text-properties fo:font-size="10pt" style:font-size-asian="10pt" style:font-size-complex="10pt"/>
    </style:style>
    <style:style style:name="T114_19" style:family="text">
      <style:text-properties fo:font-size="10pt" style:font-size-asian="10pt" style:font-size-complex="10pt"/>
    </style:style>
    <style:style style:name="T114_20" style:family="text">
      <style:text-properties fo:font-size="10pt" style:font-size-asian="10pt" style:font-size-complex="10pt"/>
    </style:style>
    <style:style style:name="T114_21" style:family="text">
      <style:text-properties fo:font-size="10pt" style:font-size-asian="10pt" style:font-size-complex="10pt"/>
    </style:style>
    <style:style style:name="T114_22" style:family="text">
      <style:text-properties fo:font-size="10pt" style:font-size-asian="10pt" style:font-size-complex="10pt"/>
    </style:style>
    <style:style style:name="T114_23" style:family="text">
      <style:text-properties fo:font-size="10pt" style:font-size-asian="10pt" style:font-size-complex="10pt"/>
    </style:style>
    <style:style style:name="T114_24" style:family="text">
      <style:text-properties fo:font-size="10pt" style:font-size-asian="10pt" style:font-size-complex="10pt"/>
    </style:style>
    <style:style style:name="T114_25" style:family="text">
      <style:text-properties fo:font-size="10pt" style:font-size-asian="10pt" style:font-size-complex="10pt"/>
    </style:style>
    <style:style style:name="T114_26" style:family="text"/>
    <style:style style:name="T114_27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28" style:family="text"/>
    <style:style style:name="T114_29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30" style:family="text"/>
    <style:style style:name="T114_31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32" style:family="text"/>
    <style:style style:name="T114_33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34" style:family="text"/>
    <style:style style:name="T114_35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36" style:family="text"/>
    <style:style style:name="T114_37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38" style:family="text"/>
    <style:style style:name="T114_39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40" style:family="text"/>
    <style:style style:name="T114_41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42" style:family="text"/>
    <style:style style:name="T114_43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44" style:family="text"/>
    <style:style style:name="T114_45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46" style:family="text"/>
    <style:style style:name="T114_47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48" style:family="text"/>
    <style:style style:name="T114_49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50" style:family="text"/>
    <style:style style:name="T114_51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52" style:family="text"/>
    <style:style style:name="T114_53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54" style:family="text"/>
    <style:style style:name="T114_55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56" style:family="text"/>
    <style:style style:name="T114_57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58" style:family="text"/>
    <style:style style:name="T114_59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60" style:family="text"/>
    <style:style style:name="T114_61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62" style:family="text">
      <style:text-properties fo:font-size="10pt" style:font-size-asian="10pt" style:font-size-complex="10pt"/>
    </style:style>
    <style:style style:name="T114_63" style:family="text"/>
    <style:style style:name="P115" style:family="paragraph" style:parent-style-name="Standard">
      <style:paragraph-properties fo:break-before="auto" style:writing-mode="lr-tb"/>
    </style:style>
    <style:style style:name="P116" style:family="paragraph" style:parent-style-name="Standard">
      <style:paragraph-properties fo:break-before="auto" style:writing-mode="lr-tb"/>
    </style:style>
    <style:style style:name="P117" style:family="paragraph" style:parent-style-name="Standard">
      <style:paragraph-properties fo:break-before="auto" fo:margin-top="0cm" fo:margin-bottom="0cm" style:writing-mode="lr-tb"/>
    </style:style>
    <style:style style:name="T117_1" style:family="text">
      <style:text-properties fo:font-weight="bold" style:font-weight-asian="bold" style:font-weight-complex="bold"/>
    </style:style>
    <style:style style:name="T117_2" style:family="text">
      <style:text-properties fo:font-weight="bold" style:font-weight-asian="bold" style:font-weight-complex="bold"/>
    </style:style>
    <style:style style:name="T117_3" style:family="text">
      <style:text-properties fo:font-weight="bold" style:font-weight-asian="bold" style:font-weight-complex="bold"/>
    </style:style>
    <style:style style:name="T117_4" style:family="text">
      <style:text-properties fo:font-weight="bold" style:font-weight-asian="bold" style:font-weight-complex="bold"/>
    </style:style>
    <style:style style:name="T117_5" style:family="text">
      <style:text-properties fo:font-weight="bold" style:font-weight-asian="bold" style:font-weight-complex="bold"/>
    </style:style>
    <style:style style:name="T117_6" style:family="text">
      <style:text-properties fo:font-weight="bold" style:font-weight-asian="bold" style:font-weight-complex="bold"/>
    </style:style>
    <style:style style:name="T117_7" style:family="text">
      <style:text-properties fo:font-weight="bold" style:font-weight-asian="bold" style:font-weight-complex="bold"/>
    </style:style>
    <style:style style:name="T117_8" style:family="text">
      <style:text-properties fo:font-weight="bold" style:font-weight-asian="bold" style:font-weight-complex="bold"/>
    </style:style>
    <style:style style:name="T117_9" style:family="text">
      <style:text-properties fo:font-weight="bold" style:font-weight-asian="bold" style:font-weight-complex="bold"/>
    </style:style>
    <style:style style:name="T117_10" style:family="text">
      <style:text-properties fo:font-weight="bold" style:font-weight-asian="bold" style:font-weight-complex="bold"/>
    </style:style>
    <style:style style:name="T117_11" style:family="text">
      <style:text-properties fo:font-weight="bold" style:font-weight-asian="bold" style:font-weight-complex="bold"/>
    </style:style>
    <style:style style:name="T117_12" style:family="text">
      <style:text-properties fo:font-weight="bold" style:font-weight-asian="bold" style:font-weight-complex="bold"/>
    </style:style>
    <style:style style:name="T117_13" style:family="text">
      <style:text-properties fo:font-weight="bold" style:font-weight-asian="bold" style:font-weight-complex="bold"/>
    </style:style>
    <style:style style:name="T117_14" style:family="text">
      <style:text-properties fo:font-weight="bold" style:font-weight-asian="bold" style:font-weight-complex="bold"/>
    </style:style>
    <style:style style:name="T117_15" style:family="text">
      <style:text-properties fo:font-weight="bold" style:font-weight-asian="bold" style:font-weight-complex="bold"/>
    </style:style>
    <style:style style:name="T117_16" style:family="text">
      <style:text-properties fo:font-weight="bold" style:font-weight-asian="bold" style:font-weight-complex="bold"/>
    </style:style>
    <style:style style:name="T117_17" style:family="text">
      <style:text-properties fo:font-weight="bold" style:font-weight-asian="bold" style:font-weight-complex="bold"/>
    </style:style>
    <style:style style:name="T117_18" style:family="text">
      <style:text-properties fo:font-weight="bold" style:font-weight-asian="bold" style:font-weight-complex="bold"/>
    </style:style>
    <style:style style:name="P118" style:family="paragraph" style:parent-style-name="Standard">
      <style:paragraph-properties fo:break-before="auto" style:writing-mode="lr-tb"/>
    </style:style>
    <style:style style:name="P119" style:family="paragraph" style:parent-style-name="Standard">
      <style:paragraph-properties fo:break-before="auto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/>
    <style:style style:name="T119_28" style:family="text"/>
    <style:style style:name="T119_29" style:family="text"/>
    <style:style style:name="T119_30" style:family="text"/>
    <style:style style:name="T119_31" style:family="text"/>
    <style:style style:name="T119_32" style:family="text"/>
    <style:style style:name="T119_33" style:family="text"/>
    <style:style style:name="T119_34" style:family="text"/>
    <style:style style:name="T119_35" style:family="text"/>
    <style:style style:name="T119_36" style:family="text"/>
    <style:style style:name="T119_37" style:family="text"/>
    <style:style style:name="T119_38" style:family="text"/>
    <style:style style:name="T119_39" style:family="text"/>
    <style:style style:name="T119_40" style:family="text"/>
    <style:style style:name="T119_41" style:family="text"/>
    <style:style style:name="T119_42" style:family="text"/>
    <style:style style:name="T119_43" style:family="text"/>
    <style:style style:name="T119_44" style:family="text"/>
    <style:style style:name="T119_45" style:family="text"/>
    <style:style style:name="T119_46" style:family="text"/>
    <style:style style:name="T119_47" style:family="text"/>
    <style:style style:name="T119_48" style:family="text"/>
    <style:style style:name="T119_49" style:family="text"/>
    <style:style style:name="T119_50" style:family="text"/>
    <style:style style:name="T119_51" style:family="text"/>
    <style:style style:name="T119_52" style:family="text"/>
    <style:style style:name="T119_53" style:family="text"/>
    <style:style style:name="T119_54" style:family="text"/>
    <style:style style:name="T119_55" style:family="text"/>
    <style:style style:name="T119_56" style:family="text"/>
    <style:style style:name="T119_57" style:family="text"/>
    <style:style style:name="T119_58" style:family="text">
      <style:text-properties fo:color="#1155cc" style:text-underline-style="solid" style:text-underline-color="font-color"/>
    </style:style>
    <style:style style:name="T119_59" style:family="text"/>
    <style:style style:name="T119_60" style:family="text">
      <style:text-properties fo:color="#1155cc" style:text-underline-style="solid" style:text-underline-color="font-color"/>
    </style:style>
    <style:style style:name="T119_61" style:family="text"/>
    <style:style style:name="T119_62" style:family="text">
      <style:text-properties fo:color="#1155cc" style:text-underline-style="solid" style:text-underline-color="font-color"/>
    </style:style>
    <style:style style:name="T119_63" style:family="text"/>
    <style:style style:name="T119_64" style:family="text">
      <style:text-properties fo:color="#1155cc" style:text-underline-style="solid" style:text-underline-color="font-color"/>
    </style:style>
    <style:style style:name="T119_65" style:family="text"/>
    <style:style style:name="T119_66" style:family="text">
      <style:text-properties fo:color="#1155cc" style:text-underline-style="solid" style:text-underline-color="font-color"/>
    </style:style>
    <style:style style:name="T119_67" style:family="text"/>
    <style:style style:name="T119_68" style:family="text">
      <style:text-properties fo:color="#1155cc" style:text-underline-style="solid" style:text-underline-color="font-color"/>
    </style:style>
    <style:style style:name="T119_69" style:family="text"/>
    <style:style style:name="T119_70" style:family="text">
      <style:text-properties fo:color="#1155cc" style:text-underline-style="solid" style:text-underline-color="font-color"/>
    </style:style>
    <style:style style:name="T119_71" style:family="text"/>
    <style:style style:name="T119_72" style:family="text">
      <style:text-properties fo:color="#1155cc" style:text-underline-style="solid" style:text-underline-color="font-color"/>
    </style:style>
    <style:style style:name="T119_73" style:family="text"/>
    <style:style style:name="T119_74" style:family="text">
      <style:text-properties fo:color="#1155cc" style:text-underline-style="solid" style:text-underline-color="font-color"/>
    </style:style>
    <style:style style:name="T119_75" style:family="text" style:parent-style-name="Standard"/>
    <style:style style:name="P120" style:family="paragraph" style:parent-style-name="Standard">
      <style:paragraph-properties fo:break-before="auto" style:writing-mode="lr-tb"/>
    </style:style>
    <style:style style:name="T120_1" style:family="text">
      <style:text-properties fo:font-size="10pt" style:font-size-asian="10pt" style:font-size-complex="10pt"/>
    </style:style>
    <style:style style:name="T120_2" style:family="text">
      <style:text-properties fo:font-size="10pt" style:font-size-asian="10pt" style:font-size-complex="10pt"/>
    </style:style>
    <style:style style:name="T120_3" style:family="text">
      <style:text-properties fo:font-size="10pt" style:font-size-asian="10pt" style:font-size-complex="10pt"/>
    </style:style>
    <style:style style:name="T120_4" style:family="text">
      <style:text-properties fo:font-size="10pt" style:font-size-asian="10pt" style:font-size-complex="10pt"/>
    </style:style>
    <style:style style:name="T120_5" style:family="text">
      <style:text-properties fo:font-size="10pt" style:font-size-asian="10pt" style:font-size-complex="10pt"/>
    </style:style>
    <style:style style:name="T120_6" style:family="text">
      <style:text-properties fo:font-size="10pt" style:font-size-asian="10pt" style:font-size-complex="10pt"/>
    </style:style>
    <style:style style:name="T120_7" style:family="text">
      <style:text-properties fo:font-size="10pt" style:font-size-asian="10pt" style:font-size-complex="10pt"/>
    </style:style>
    <style:style style:name="T120_8" style:family="text">
      <style:text-properties fo:font-size="10pt" style:font-size-asian="10pt" style:font-size-complex="10pt"/>
    </style:style>
    <style:style style:name="T120_9" style:family="text">
      <style:text-properties fo:font-size="10pt" style:font-size-asian="10pt" style:font-size-complex="10pt"/>
    </style:style>
    <style:style style:name="T120_10" style:family="text">
      <style:text-properties fo:font-size="10pt" style:font-size-asian="10pt" style:font-size-complex="10pt"/>
    </style:style>
    <style:style style:name="T120_11" style:family="text">
      <style:text-properties fo:font-size="10pt" style:font-size-asian="10pt" style:font-size-complex="10pt"/>
    </style:style>
    <style:style style:name="T120_12" style:family="text">
      <style:text-properties fo:font-size="10pt" style:font-size-asian="10pt" style:font-size-complex="10pt"/>
    </style:style>
    <style:style style:name="T120_13" style:family="text">
      <style:text-properties fo:font-size="10pt" style:font-size-asian="10pt" style:font-size-complex="10pt"/>
    </style:style>
    <style:style style:name="T120_14" style:family="text">
      <style:text-properties fo:font-size="10pt" style:font-size-asian="10pt" style:font-size-complex="10pt"/>
    </style:style>
    <style:style style:name="T120_15" style:family="text">
      <style:text-properties fo:font-size="10pt" style:font-size-asian="10pt" style:font-size-complex="10pt"/>
    </style:style>
    <style:style style:name="T120_16" style:family="text"/>
    <style:style style:name="T120_17" style:family="text">
      <style:text-properties fo:color="#1155cc" fo:font-size="10pt" style:font-size-asian="10pt" style:font-size-complex="10pt" style:text-underline-style="solid" style:text-underline-color="font-color"/>
    </style:style>
    <style:style style:name="T120_18" style:family="text"/>
    <style:style style:name="T120_19" style:family="text">
      <style:text-properties fo:color="#1155cc" fo:font-size="10pt" style:font-size-asian="10pt" style:font-size-complex="10pt" style:text-underline-style="solid" style:text-underline-color="font-color"/>
    </style:style>
    <style:style style:name="T120_20" style:family="text"/>
    <style:style style:name="T120_21" style:family="text">
      <style:text-properties fo:color="#1155cc" fo:font-size="10pt" style:font-size-asian="10pt" style:font-size-complex="10pt" style:text-underline-style="solid" style:text-underline-color="font-color"/>
    </style:style>
    <style:style style:name="T120_22" style:family="text"/>
    <style:style style:name="T120_23" style:family="text">
      <style:text-properties fo:color="#1155cc" fo:font-size="10pt" style:font-size-asian="10pt" style:font-size-complex="10pt" style:text-underline-style="solid" style:text-underline-color="font-color"/>
    </style:style>
    <style:style style:name="T120_24" style:family="text"/>
    <style:style style:name="T120_25" style:family="text">
      <style:text-properties fo:color="#1155cc" fo:font-size="10pt" style:font-size-asian="10pt" style:font-size-complex="10pt" style:text-underline-style="solid" style:text-underline-color="font-color"/>
    </style:style>
    <style:style style:name="T120_26" style:family="text"/>
    <style:style style:name="T120_27" style:family="text">
      <style:text-properties fo:color="#1155cc" fo:font-size="10pt" style:font-size-asian="10pt" style:font-size-complex="10pt" style:text-underline-style="solid" style:text-underline-color="font-color"/>
    </style:style>
    <style:style style:name="T120_28" style:family="text"/>
    <style:style style:name="T120_29" style:family="text">
      <style:text-properties fo:color="#1155cc" fo:font-size="10pt" style:font-size-asian="10pt" style:font-size-complex="10pt" style:text-underline-style="solid" style:text-underline-color="font-color"/>
    </style:style>
    <style:style style:name="T120_30" style:family="text"/>
    <style:style style:name="T120_31" style:family="text">
      <style:text-properties fo:color="#1155cc" fo:font-size="10pt" style:font-size-asian="10pt" style:font-size-complex="10pt" style:text-underline-style="solid" style:text-underline-color="font-color"/>
    </style:style>
    <style:style style:name="T120_32" style:family="text"/>
    <style:style style:name="T120_33" style:family="text">
      <style:text-properties fo:color="#1155cc" fo:font-size="10pt" style:font-size-asian="10pt" style:font-size-complex="10pt" style:text-underline-style="solid" style:text-underline-color="font-color"/>
    </style:style>
    <style:style style:name="T120_34" style:family="text"/>
    <style:style style:name="T120_35" style:family="text">
      <style:text-properties fo:color="#1155cc" fo:font-size="10pt" style:font-size-asian="10pt" style:font-size-complex="10pt" style:text-underline-style="solid" style:text-underline-color="font-color"/>
    </style:style>
    <style:style style:name="T120_36" style:family="text"/>
    <style:style style:name="T120_37" style:family="text">
      <style:text-properties fo:color="#1155cc" fo:font-size="10pt" style:font-size-asian="10pt" style:font-size-complex="10pt" style:text-underline-style="solid" style:text-underline-color="font-color"/>
    </style:style>
    <style:style style:name="T120_38" style:family="text"/>
    <style:style style:name="T120_39" style:family="text">
      <style:text-properties fo:color="#1155cc" fo:font-size="10pt" style:font-size-asian="10pt" style:font-size-complex="10pt" style:text-underline-style="solid" style:text-underline-color="font-color"/>
    </style:style>
    <style:style style:name="T120_40" style:family="text"/>
    <style:style style:name="T120_41" style:family="text">
      <style:text-properties fo:color="#1155cc" fo:font-size="10pt" style:font-size-asian="10pt" style:font-size-complex="10pt" style:text-underline-style="solid" style:text-underline-color="font-color"/>
    </style:style>
    <style:style style:name="T120_42" style:family="text"/>
    <style:style style:name="T120_43" style:family="text">
      <style:text-properties fo:color="#1155cc" fo:font-size="10pt" style:font-size-asian="10pt" style:font-size-complex="10pt" style:text-underline-style="solid" style:text-underline-color="font-color"/>
    </style:style>
    <style:style style:name="T120_44" style:family="text"/>
    <style:style style:name="T120_45" style:family="text">
      <style:text-properties fo:color="#1155cc" fo:font-size="10pt" style:font-size-asian="10pt" style:font-size-complex="10pt" style:text-underline-style="solid" style:text-underline-color="font-color"/>
    </style:style>
    <style:style style:name="T120_46" style:family="text"/>
    <style:style style:name="T120_47" style:family="text"/>
    <style:style style:name="T120_48" style:family="text"/>
    <style:style style:name="T120_49" style:family="text"/>
    <style:style style:name="T120_50" style:family="text"/>
    <style:style style:name="T120_51" style:family="text"/>
    <style:style style:name="T120_52" style:family="text"/>
    <style:style style:name="T120_53" style:family="text"/>
    <style:style style:name="T120_54" style:family="text"/>
    <style:style style:name="T120_55" style:family="text"/>
    <style:style style:name="T120_56" style:family="text"/>
    <style:style style:name="T120_57" style:family="text"/>
    <style:style style:name="T120_58" style:family="text"/>
    <style:style style:name="T120_59" style:family="text"/>
    <style:style style:name="T120_60" style:family="text"/>
    <style:style style:name="T120_61" style:family="text"/>
    <style:style style:name="T120_62" style:family="text"/>
    <style:style style:name="T120_63" style:family="text"/>
    <style:style style:name="T120_64" style:family="text"/>
    <style:style style:name="T120_65" style:family="text"/>
    <style:style style:name="T120_66" style:family="text"/>
    <style:style style:name="T120_67" style:family="text"/>
    <style:style style:name="T120_68" style:family="text"/>
    <style:style style:name="T120_69" style:family="text"/>
    <style:style style:name="T120_70" style:family="text"/>
    <style:style style:name="T120_71" style:family="text"/>
    <style:style style:name="T120_72" style:family="text"/>
    <style:style style:name="T120_73" style:family="text"/>
    <style:style style:name="T120_74" style:family="text"/>
    <style:style style:name="T120_75" style:family="text"/>
    <style:style style:name="T120_76" style:family="text"/>
    <style:style style:name="T120_77" style:family="text"/>
    <style:style style:name="T120_78" style:family="text"/>
    <style:style style:name="T120_79" style:family="text"/>
    <style:style style:name="T120_80" style:family="text"/>
    <style:style style:name="T120_81" style:family="text"/>
    <style:style style:name="T120_82" style:family="text"/>
    <style:style style:name="T120_83" style:family="text"/>
    <style:style style:name="T120_84" style:family="text"/>
    <style:style style:name="T120_85" style:family="text"/>
    <style:style style:name="T120_86" style:family="text"/>
    <style:style style:name="T120_87" style:family="text"/>
    <style:style style:name="T120_88" style:family="text"/>
    <style:style style:name="T120_89" style:family="text"/>
    <style:style style:name="T120_90" style:family="text"/>
    <style:style style:name="T120_91" style:family="text"/>
    <style:style style:name="T120_92" style:family="text"/>
    <style:style style:name="T120_93" style:family="text"/>
    <style:style style:name="T120_94" style:family="text"/>
    <style:style style:name="T120_95" style:family="text"/>
    <style:style style:name="T120_96" style:family="text"/>
    <style:style style:name="T120_97" style:family="text"/>
    <style:style style:name="T120_98" style:family="text"/>
    <style:style style:name="T120_99" style:family="text"/>
    <style:style style:name="T120_100" style:family="text"/>
    <style:style style:name="T120_101" style:family="text"/>
    <style:style style:name="T120_102" style:family="text"/>
    <style:style style:name="T120_103" style:family="text"/>
    <style:style style:name="T120_104" style:family="text"/>
    <style:style style:name="T120_105" style:family="text"/>
    <style:style style:name="T120_106" style:family="text"/>
    <style:style style:name="T120_107" style:family="text"/>
    <style:style style:name="T120_108" style:family="text"/>
    <style:style style:name="T120_109" style:family="text"/>
    <style:style style:name="T120_110" style:family="text"/>
    <style:style style:name="T120_111" style:family="text"/>
    <style:style style:name="T120_112" style:family="text"/>
    <style:style style:name="T120_113" style:family="text"/>
    <style:style style:name="T120_114" style:family="text"/>
    <style:style style:name="T120_115" style:family="text"/>
    <style:style style:name="T120_116" style:family="text"/>
    <style:style style:name="T120_117" style:family="text"/>
    <style:style style:name="T120_118" style:family="text"/>
    <style:style style:name="T120_119" style:family="text"/>
    <style:style style:name="T120_120" style:family="text"/>
    <style:style style:name="T120_121" style:family="text"/>
    <style:style style:name="T120_122" style:family="text">
      <style:text-properties fo:color="#1155cc" style:text-underline-style="solid" style:text-underline-color="font-color"/>
    </style:style>
    <style:style style:name="T120_123" style:family="text"/>
    <style:style style:name="T120_124" style:family="text">
      <style:text-properties fo:color="#1155cc" style:text-underline-style="solid" style:text-underline-color="font-color"/>
    </style:style>
    <style:style style:name="T120_125" style:family="text"/>
    <style:style style:name="T120_126" style:family="text">
      <style:text-properties fo:color="#1155cc" style:text-underline-style="solid" style:text-underline-color="font-color"/>
    </style:style>
    <style:style style:name="T120_127" style:family="text"/>
    <style:style style:name="T120_128" style:family="text">
      <style:text-properties fo:color="#1155cc" style:text-underline-style="solid" style:text-underline-color="font-color"/>
    </style:style>
    <style:style style:name="T120_129" style:family="text"/>
    <style:style style:name="T120_130" style:family="text">
      <style:text-properties fo:color="#1155cc" style:text-underline-style="solid" style:text-underline-color="font-color"/>
    </style:style>
    <style:style style:name="T120_131" style:family="text" style:parent-style-name="Standard"/>
    <style:style style:name="P121" style:family="paragraph" style:parent-style-name="Standard">
      <style:paragraph-properties fo:break-before="auto" style:writing-mode="lr-tb"/>
    </style:style>
    <style:style style:name="T121_1" style:family="text">
      <style:text-properties fo:font-size="10pt" style:font-size-asian="10pt" style:font-size-complex="10pt"/>
    </style:style>
    <style:style style:name="T121_2" style:family="text">
      <style:text-properties fo:font-size="10pt" style:font-size-asian="10pt" style:font-size-complex="10pt"/>
    </style:style>
    <style:style style:name="T121_3" style:family="text">
      <style:text-properties fo:font-size="10pt" style:font-size-asian="10pt" style:font-size-complex="10pt"/>
    </style:style>
    <style:style style:name="T121_4" style:family="text">
      <style:text-properties fo:font-size="10pt" style:font-size-asian="10pt" style:font-size-complex="10pt"/>
    </style:style>
    <style:style style:name="T121_5" style:family="text">
      <style:text-properties fo:font-size="10pt" style:font-size-asian="10pt" style:font-size-complex="10pt"/>
    </style:style>
    <style:style style:name="T121_6" style:family="text">
      <style:text-properties fo:font-size="10pt" style:font-size-asian="10pt" style:font-size-complex="10pt"/>
    </style:style>
    <style:style style:name="T121_7" style:family="text">
      <style:text-properties fo:font-size="10pt" style:font-size-asian="10pt" style:font-size-complex="10pt"/>
    </style:style>
    <style:style style:name="T121_8" style:family="text">
      <style:text-properties fo:font-size="10pt" style:font-size-asian="10pt" style:font-size-complex="10pt"/>
    </style:style>
    <style:style style:name="T121_9" style:family="text">
      <style:text-properties fo:font-size="10pt" style:font-size-asian="10pt" style:font-size-complex="10pt"/>
    </style:style>
    <style:style style:name="T121_10" style:family="text">
      <style:text-properties fo:font-size="10pt" style:font-size-asian="10pt" style:font-size-complex="10pt"/>
    </style:style>
    <style:style style:name="T121_11" style:family="text">
      <style:text-properties fo:font-size="10pt" style:font-size-asian="10pt" style:font-size-complex="10pt"/>
    </style:style>
    <style:style style:name="T121_12" style:family="text">
      <style:text-properties fo:font-size="10pt" style:font-size-asian="10pt" style:font-size-complex="10pt"/>
    </style:style>
    <style:style style:name="T121_13" style:family="text">
      <style:text-properties fo:font-size="10pt" style:font-size-asian="10pt" style:font-size-complex="10pt"/>
    </style:style>
    <style:style style:name="T121_14" style:family="text">
      <style:text-properties fo:font-size="10pt" style:font-size-asian="10pt" style:font-size-complex="10pt"/>
    </style:style>
    <style:style style:name="T121_15" style:family="text">
      <style:text-properties fo:font-size="10pt" style:font-size-asian="10pt" style:font-size-complex="10pt"/>
    </style:style>
    <style:style style:name="T121_16" style:family="text">
      <style:text-properties fo:font-size="10pt" style:font-size-asian="10pt" style:font-size-complex="10pt"/>
    </style:style>
    <style:style style:name="T121_17" style:family="text">
      <style:text-properties fo:font-size="10pt" style:font-size-asian="10pt" style:font-size-complex="10pt"/>
    </style:style>
    <style:style style:name="T121_18" style:family="text">
      <style:text-properties fo:font-size="10pt" style:font-size-asian="10pt" style:font-size-complex="10pt"/>
    </style:style>
    <style:style style:name="T121_19" style:family="text">
      <style:text-properties fo:font-size="10pt" style:font-size-asian="10pt" style:font-size-complex="10pt"/>
    </style:style>
    <style:style style:name="T121_20" style:family="text">
      <style:text-properties fo:font-size="10pt" style:font-size-asian="10pt" style:font-size-complex="10pt"/>
    </style:style>
    <style:style style:name="T121_21" style:family="text">
      <style:text-properties fo:font-size="10pt" style:font-size-asian="10pt" style:font-size-complex="10pt"/>
    </style:style>
    <style:style style:name="T121_22" style:family="text">
      <style:text-properties fo:font-size="10pt" style:font-size-asian="10pt" style:font-size-complex="10pt"/>
    </style:style>
    <style:style style:name="T121_23" style:family="text">
      <style:text-properties fo:font-size="10pt" style:font-size-asian="10pt" style:font-size-complex="10pt"/>
    </style:style>
    <style:style style:name="T121_24" style:family="text">
      <style:text-properties fo:font-size="10pt" style:font-size-asian="10pt" style:font-size-complex="10pt"/>
    </style:style>
    <style:style style:name="T121_25" style:family="text">
      <style:text-properties fo:font-size="10pt" style:font-size-asian="10pt" style:font-size-complex="10pt"/>
    </style:style>
    <style:style style:name="T121_26" style:family="text">
      <style:text-properties fo:font-size="10pt" style:font-size-asian="10pt" style:font-size-complex="10pt"/>
    </style:style>
    <style:style style:name="T121_27" style:family="text">
      <style:text-properties fo:font-size="10pt" style:font-size-asian="10pt" style:font-size-complex="10pt"/>
    </style:style>
    <style:style style:name="T121_28" style:family="text">
      <style:text-properties fo:font-size="10pt" style:font-size-asian="10pt" style:font-size-complex="10pt"/>
    </style:style>
    <style:style style:name="T121_29" style:family="text">
      <style:text-properties fo:font-size="10pt" style:font-size-asian="10pt" style:font-size-complex="10pt"/>
    </style:style>
    <style:style style:name="T121_30" style:family="text">
      <style:text-properties fo:font-size="10pt" style:font-size-asian="10pt" style:font-size-complex="10pt"/>
    </style:style>
    <style:style style:name="T121_31" style:family="text">
      <style:text-properties fo:font-size="10pt" style:font-size-asian="10pt" style:font-size-complex="10pt"/>
    </style:style>
    <style:style style:name="T121_32" style:family="text">
      <style:text-properties fo:font-size="10pt" style:font-size-asian="10pt" style:font-size-complex="10pt"/>
    </style:style>
    <style:style style:name="T121_33" style:family="text">
      <style:text-properties fo:font-size="10pt" style:font-size-asian="10pt" style:font-size-complex="10pt"/>
    </style:style>
    <style:style style:name="T121_34" style:family="text"/>
    <style:style style:name="T121_35" style:family="text">
      <style:text-properties fo:color="#1155cc" fo:font-size="10pt" style:font-size-asian="10pt" style:font-size-complex="10pt" style:text-underline-style="solid" style:text-underline-color="font-color"/>
    </style:style>
    <style:style style:name="T121_36" style:family="text"/>
    <style:style style:name="T121_37" style:family="text">
      <style:text-properties fo:color="#1155cc" fo:font-size="10pt" style:font-size-asian="10pt" style:font-size-complex="10pt" style:text-underline-style="solid" style:text-underline-color="font-color"/>
    </style:style>
    <style:style style:name="T121_38" style:family="text"/>
    <style:style style:name="T121_39" style:family="text">
      <style:text-properties fo:color="#1155cc" fo:font-size="10pt" style:font-size-asian="10pt" style:font-size-complex="10pt" style:text-underline-style="solid" style:text-underline-color="font-color"/>
    </style:style>
    <style:style style:name="T121_40" style:family="text"/>
    <style:style style:name="T121_41" style:family="text">
      <style:text-properties fo:color="#1155cc" fo:font-size="10pt" style:font-size-asian="10pt" style:font-size-complex="10pt" style:text-underline-style="solid" style:text-underline-color="font-color"/>
    </style:style>
    <style:style style:name="T121_42" style:family="text"/>
    <style:style style:name="T121_43" style:family="text">
      <style:text-properties fo:color="#1155cc" fo:font-size="10pt" style:font-size-asian="10pt" style:font-size-complex="10pt" style:text-underline-style="solid" style:text-underline-color="font-color"/>
    </style:style>
    <style:style style:name="T121_44" style:family="text"/>
    <style:style style:name="T121_45" style:family="text">
      <style:text-properties fo:color="#1155cc" fo:font-size="10pt" style:font-size-asian="10pt" style:font-size-complex="10pt" style:text-underline-style="solid" style:text-underline-color="font-color"/>
    </style:style>
    <style:style style:name="T121_46" style:family="text"/>
    <style:style style:name="T121_47" style:family="text">
      <style:text-properties fo:color="#1155cc" fo:font-size="10pt" style:font-size-asian="10pt" style:font-size-complex="10pt" style:text-underline-style="solid" style:text-underline-color="font-color"/>
    </style:style>
    <style:style style:name="T121_48" style:family="text"/>
    <style:style style:name="T121_49" style:family="text">
      <style:text-properties fo:color="#1155cc" fo:font-size="10pt" style:font-size-asian="10pt" style:font-size-complex="10pt" style:text-underline-style="solid" style:text-underline-color="font-color"/>
    </style:style>
    <style:style style:name="T121_50" style:family="text"/>
    <style:style style:name="T121_51" style:family="text">
      <style:text-properties fo:color="#1155cc" fo:font-size="10pt" style:font-size-asian="10pt" style:font-size-complex="10pt" style:text-underline-style="solid" style:text-underline-color="font-color"/>
    </style:style>
    <style:style style:name="T121_52" style:family="text"/>
    <style:style style:name="T121_53" style:family="text">
      <style:text-properties fo:color="#1155cc" fo:font-size="10pt" style:font-size-asian="10pt" style:font-size-complex="10pt" style:text-underline-style="solid" style:text-underline-color="font-color"/>
    </style:style>
    <style:style style:name="T121_54" style:family="text"/>
    <style:style style:name="T121_55" style:family="text">
      <style:text-properties fo:color="#1155cc" fo:font-size="10pt" style:font-size-asian="10pt" style:font-size-complex="10pt" style:text-underline-style="solid" style:text-underline-color="font-color"/>
    </style:style>
    <style:style style:name="T121_56" style:family="text"/>
    <style:style style:name="T121_57" style:family="text">
      <style:text-properties fo:color="#1155cc" fo:font-size="10pt" style:font-size-asian="10pt" style:font-size-complex="10pt" style:text-underline-style="solid" style:text-underline-color="font-color"/>
    </style:style>
    <style:style style:name="T121_58" style:family="text"/>
    <style:style style:name="T121_59" style:family="text">
      <style:text-properties fo:color="#1155cc" fo:font-size="10pt" style:font-size-asian="10pt" style:font-size-complex="10pt" style:text-underline-style="solid" style:text-underline-color="font-color"/>
    </style:style>
    <style:style style:name="T121_60" style:family="text"/>
    <style:style style:name="T121_61" style:family="text">
      <style:text-properties fo:color="#1155cc" fo:font-size="10pt" style:font-size-asian="10pt" style:font-size-complex="10pt" style:text-underline-style="solid" style:text-underline-color="font-color"/>
    </style:style>
    <style:style style:name="T121_62" style:family="text"/>
    <style:style style:name="T121_63" style:family="text">
      <style:text-properties fo:color="#1155cc" fo:font-size="10pt" style:font-size-asian="10pt" style:font-size-complex="10pt" style:text-underline-style="solid" style:text-underline-color="font-color"/>
    </style:style>
    <style:style style:name="T121_64" style:family="text"/>
    <style:style style:name="T121_65" style:family="text">
      <style:text-properties fo:color="#1155cc" fo:font-size="10pt" style:font-size-asian="10pt" style:font-size-complex="10pt" style:text-underline-style="solid" style:text-underline-color="font-color"/>
    </style:style>
    <style:style style:name="T121_66" style:family="text"/>
    <style:style style:name="T121_67" style:family="text">
      <style:text-properties fo:color="#1155cc" fo:font-size="10pt" style:font-size-asian="10pt" style:font-size-complex="10pt" style:text-underline-style="solid" style:text-underline-color="font-color"/>
    </style:style>
    <style:style style:name="T121_68" style:family="text"/>
    <style:style style:name="T121_69" style:family="text">
      <style:text-properties fo:color="#1155cc" fo:font-size="10pt" style:font-size-asian="10pt" style:font-size-complex="10pt" style:text-underline-style="solid" style:text-underline-color="font-color"/>
    </style:style>
    <style:style style:name="T121_70" style:family="text"/>
    <style:style style:name="T121_71" style:family="text">
      <style:text-properties fo:color="#1155cc" fo:font-size="10pt" style:font-size-asian="10pt" style:font-size-complex="10pt" style:text-underline-style="solid" style:text-underline-color="font-color"/>
    </style:style>
    <style:style style:name="T121_72" style:family="text"/>
    <style:style style:name="T121_73" style:family="text">
      <style:text-properties fo:color="#1155cc" fo:font-size="10pt" style:font-size-asian="10pt" style:font-size-complex="10pt" style:text-underline-style="solid" style:text-underline-color="font-color"/>
    </style:style>
    <style:style style:name="T121_74" style:family="text"/>
    <style:style style:name="T121_75" style:family="text">
      <style:text-properties fo:color="#1155cc" fo:font-size="10pt" style:font-size-asian="10pt" style:font-size-complex="10pt" style:text-underline-style="solid" style:text-underline-color="font-color"/>
    </style:style>
    <style:style style:name="T121_76" style:family="text"/>
    <style:style style:name="T121_77" style:family="text">
      <style:text-properties fo:color="#1155cc" fo:font-size="10pt" style:font-size-asian="10pt" style:font-size-complex="10pt" style:text-underline-style="solid" style:text-underline-color="font-color"/>
    </style:style>
    <style:style style:name="T121_78" style:family="text"/>
    <style:style style:name="T121_79" style:family="text">
      <style:text-properties fo:color="#1155cc" fo:font-size="10pt" style:font-size-asian="10pt" style:font-size-complex="10pt" style:text-underline-style="solid" style:text-underline-color="font-color"/>
    </style:style>
    <style:style style:name="T121_80" style:family="text"/>
    <style:style style:name="T121_81" style:family="text">
      <style:text-properties fo:color="#1155cc" fo:font-size="10pt" style:font-size-asian="10pt" style:font-size-complex="10pt" style:text-underline-style="solid" style:text-underline-color="font-color"/>
    </style:style>
    <style:style style:name="T121_82" style:family="text"/>
    <style:style style:name="T121_83" style:family="text">
      <style:text-properties fo:color="#1155cc" fo:font-size="10pt" style:font-size-asian="10pt" style:font-size-complex="10pt" style:text-underline-style="solid" style:text-underline-color="font-color"/>
    </style:style>
    <style:style style:name="T121_84" style:family="text"/>
    <style:style style:name="T121_85" style:family="text">
      <style:text-properties fo:color="#1155cc" fo:font-size="10pt" style:font-size-asian="10pt" style:font-size-complex="10pt" style:text-underline-style="solid" style:text-underline-color="font-color"/>
    </style:style>
    <style:style style:name="T121_86" style:family="text"/>
    <style:style style:name="T121_87" style:family="text">
      <style:text-properties fo:color="#1155cc" fo:font-size="10pt" style:font-size-asian="10pt" style:font-size-complex="10pt" style:text-underline-style="solid" style:text-underline-color="font-color"/>
    </style:style>
    <style:style style:name="T121_88" style:family="text"/>
    <style:style style:name="T121_89" style:family="text"/>
    <style:style style:name="T121_90" style:family="text"/>
    <style:style style:name="T121_91" style:family="text"/>
    <style:style style:name="T121_92" style:family="text"/>
    <style:style style:name="T121_93" style:family="text"/>
    <style:style style:name="T121_94" style:family="text"/>
    <style:style style:name="T121_95" style:family="text"/>
    <style:style style:name="T121_96" style:family="text"/>
    <style:style style:name="T121_97" style:family="text"/>
    <style:style style:name="T121_98" style:family="text"/>
    <style:style style:name="T121_99" style:family="text"/>
    <style:style style:name="T121_100" style:family="text"/>
    <style:style style:name="T121_101" style:family="text"/>
    <style:style style:name="T121_102" style:family="text"/>
    <style:style style:name="T121_103" style:family="text"/>
    <style:style style:name="T121_104" style:family="text"/>
    <style:style style:name="T121_105" style:family="text"/>
    <style:style style:name="T121_106" style:family="text"/>
    <style:style style:name="T121_107" style:family="text"/>
    <style:style style:name="T121_108" style:family="text"/>
    <style:style style:name="T121_109" style:family="text"/>
    <style:style style:name="T121_110" style:family="text"/>
    <style:style style:name="T121_111" style:family="text"/>
    <style:style style:name="T121_112" style:family="text"/>
    <style:style style:name="T121_113" style:family="text"/>
    <style:style style:name="T121_114" style:family="text"/>
    <style:style style:name="T121_115" style:family="text"/>
    <style:style style:name="T121_116" style:family="text"/>
    <style:style style:name="T121_117" style:family="text"/>
    <style:style style:name="T121_118" style:family="text"/>
    <style:style style:name="T121_119" style:family="text"/>
    <style:style style:name="T121_120" style:family="text"/>
    <style:style style:name="T121_121" style:family="text"/>
    <style:style style:name="T121_122" style:family="text">
      <style:text-properties fo:color="#1155cc" style:text-underline-style="solid" style:text-underline-color="font-color"/>
    </style:style>
    <style:style style:name="T121_123" style:family="text"/>
    <style:style style:name="T121_124" style:family="text">
      <style:text-properties fo:color="#1155cc" style:text-underline-style="solid" style:text-underline-color="font-color"/>
    </style:style>
    <style:style style:name="T121_125" style:family="text"/>
    <style:style style:name="T121_126" style:family="text">
      <style:text-properties fo:color="#1155cc" style:text-underline-style="solid" style:text-underline-color="font-color"/>
    </style:style>
    <style:style style:name="T121_127" style:family="text"/>
    <style:style style:name="T121_128" style:family="text">
      <style:text-properties fo:color="#1155cc" style:text-underline-style="solid" style:text-underline-color="font-color"/>
    </style:style>
    <style:style style:name="T121_129" style:family="text"/>
    <style:style style:name="T121_130" style:family="text">
      <style:text-properties fo:color="#1155cc" style:text-underline-style="solid" style:text-underline-color="font-color"/>
    </style:style>
    <style:style style:name="T121_131" style:family="text"/>
    <style:style style:name="T121_132" style:family="text">
      <style:text-properties fo:color="#1155cc" style:text-underline-style="solid" style:text-underline-color="font-color"/>
    </style:style>
    <style:style style:name="T121_133" style:family="text"/>
    <style:style style:name="T121_134" style:family="text">
      <style:text-properties fo:color="#1155cc" style:text-underline-style="solid" style:text-underline-color="font-color"/>
    </style:style>
    <style:style style:name="T121_135" style:family="text"/>
    <style:style style:name="T121_136" style:family="text">
      <style:text-properties fo:color="#1155cc" style:text-underline-style="solid" style:text-underline-color="font-color"/>
    </style:style>
    <style:style style:name="T121_137" style:family="text"/>
    <style:style style:name="T121_138" style:family="text">
      <style:text-properties fo:color="#1155cc" style:text-underline-style="solid" style:text-underline-color="font-color"/>
    </style:style>
    <style:style style:name="T121_139" style:family="text" style:parent-style-name="Standard"/>
    <style:style style:name="P122" style:family="paragraph" style:parent-style-name="Standard">
      <style:paragraph-properties fo:break-before="auto" style:writing-mode="lr-tb"/>
    </style:style>
    <style:style style:name="T122_1" style:family="text">
      <style:text-properties fo:font-size="10pt" style:font-size-asian="10pt" style:font-size-complex="10pt"/>
    </style:style>
    <style:style style:name="T122_2" style:family="text">
      <style:text-properties fo:font-size="10pt" style:font-size-asian="10pt" style:font-size-complex="10pt"/>
    </style:style>
    <style:style style:name="T122_3" style:family="text">
      <style:text-properties fo:font-size="10pt" style:font-size-asian="10pt" style:font-size-complex="10pt"/>
    </style:style>
    <style:style style:name="T122_4" style:family="text">
      <style:text-properties fo:font-size="10pt" style:font-size-asian="10pt" style:font-size-complex="10pt"/>
    </style:style>
    <style:style style:name="T122_5" style:family="text">
      <style:text-properties fo:font-size="10pt" style:font-size-asian="10pt" style:font-size-complex="10pt"/>
    </style:style>
    <style:style style:name="T122_6" style:family="text">
      <style:text-properties fo:font-size="10pt" style:font-size-asian="10pt" style:font-size-complex="10pt"/>
    </style:style>
    <style:style style:name="T122_7" style:family="text">
      <style:text-properties fo:font-size="10pt" style:font-size-asian="10pt" style:font-size-complex="10pt"/>
    </style:style>
    <style:style style:name="T122_8" style:family="text">
      <style:text-properties fo:font-size="10pt" style:font-size-asian="10pt" style:font-size-complex="10pt"/>
    </style:style>
    <style:style style:name="T122_9" style:family="text">
      <style:text-properties fo:font-size="10pt" style:font-size-asian="10pt" style:font-size-complex="10pt"/>
    </style:style>
    <style:style style:name="T122_10" style:family="text">
      <style:text-properties fo:font-size="10pt" style:font-size-asian="10pt" style:font-size-complex="10pt"/>
    </style:style>
    <style:style style:name="T122_11" style:family="text">
      <style:text-properties fo:font-size="10pt" style:font-size-asian="10pt" style:font-size-complex="10pt"/>
    </style:style>
    <style:style style:name="T122_12" style:family="text">
      <style:text-properties fo:font-size="10pt" style:font-size-asian="10pt" style:font-size-complex="10pt"/>
    </style:style>
    <style:style style:name="T122_13" style:family="text">
      <style:text-properties fo:font-size="10pt" style:font-size-asian="10pt" style:font-size-complex="10pt"/>
    </style:style>
    <style:style style:name="T122_14" style:family="text">
      <style:text-properties fo:font-size="10pt" style:font-size-asian="10pt" style:font-size-complex="10pt"/>
    </style:style>
    <style:style style:name="T122_15" style:family="text">
      <style:text-properties fo:font-size="10pt" style:font-size-asian="10pt" style:font-size-complex="10pt"/>
    </style:style>
    <style:style style:name="T122_16" style:family="text">
      <style:text-properties fo:font-size="10pt" style:font-size-asian="10pt" style:font-size-complex="10pt"/>
    </style:style>
    <style:style style:name="T122_17" style:family="text">
      <style:text-properties fo:font-size="10pt" style:font-size-asian="10pt" style:font-size-complex="10pt"/>
    </style:style>
    <style:style style:name="T122_18" style:family="text">
      <style:text-properties fo:font-size="10pt" style:font-size-asian="10pt" style:font-size-complex="10pt"/>
    </style:style>
    <style:style style:name="T122_19" style:family="text">
      <style:text-properties fo:font-size="10pt" style:font-size-asian="10pt" style:font-size-complex="10pt"/>
    </style:style>
    <style:style style:name="T122_20" style:family="text">
      <style:text-properties fo:font-size="10pt" style:font-size-asian="10pt" style:font-size-complex="10pt"/>
    </style:style>
    <style:style style:name="T122_21" style:family="text">
      <style:text-properties fo:font-size="10pt" style:font-size-asian="10pt" style:font-size-complex="10pt"/>
    </style:style>
    <style:style style:name="T122_22" style:family="text">
      <style:text-properties fo:font-size="10pt" style:font-size-asian="10pt" style:font-size-complex="10pt"/>
    </style:style>
    <style:style style:name="T122_23" style:family="text">
      <style:text-properties fo:font-size="10pt" style:font-size-asian="10pt" style:font-size-complex="10pt"/>
    </style:style>
    <style:style style:name="T122_24" style:family="text"/>
    <style:style style:name="T122_25" style:family="text">
      <style:text-properties fo:color="#1155cc" fo:font-size="10pt" style:font-size-asian="10pt" style:font-size-complex="10pt" style:text-underline-style="solid" style:text-underline-color="font-color"/>
    </style:style>
    <style:style style:name="T122_26" style:family="text"/>
    <style:style style:name="T122_27" style:family="text">
      <style:text-properties fo:color="#1155cc" fo:font-size="10pt" style:font-size-asian="10pt" style:font-size-complex="10pt" style:text-underline-style="solid" style:text-underline-color="font-color"/>
    </style:style>
    <style:style style:name="T122_28" style:family="text"/>
    <style:style style:name="T122_29" style:family="text">
      <style:text-properties fo:color="#1155cc" fo:font-size="10pt" style:font-size-asian="10pt" style:font-size-complex="10pt" style:text-underline-style="solid" style:text-underline-color="font-color"/>
    </style:style>
    <style:style style:name="T122_30" style:family="text"/>
    <style:style style:name="T122_31" style:family="text">
      <style:text-properties fo:color="#1155cc" fo:font-size="10pt" style:font-size-asian="10pt" style:font-size-complex="10pt" style:text-underline-style="solid" style:text-underline-color="font-color"/>
    </style:style>
    <style:style style:name="T122_32" style:family="text"/>
    <style:style style:name="T122_33" style:family="text">
      <style:text-properties fo:color="#1155cc" fo:font-size="10pt" style:font-size-asian="10pt" style:font-size-complex="10pt" style:text-underline-style="solid" style:text-underline-color="font-color"/>
    </style:style>
    <style:style style:name="T122_34" style:family="text"/>
    <style:style style:name="T122_35" style:family="text">
      <style:text-properties fo:color="#1155cc" fo:font-size="10pt" style:font-size-asian="10pt" style:font-size-complex="10pt" style:text-underline-style="solid" style:text-underline-color="font-color"/>
    </style:style>
    <style:style style:name="T122_36" style:family="text"/>
    <style:style style:name="T122_37" style:family="text">
      <style:text-properties fo:color="#1155cc" fo:font-size="10pt" style:font-size-asian="10pt" style:font-size-complex="10pt" style:text-underline-style="solid" style:text-underline-color="font-color"/>
    </style:style>
    <style:style style:name="T122_38" style:family="text"/>
    <style:style style:name="T122_39" style:family="text">
      <style:text-properties fo:color="#1155cc" fo:font-size="10pt" style:font-size-asian="10pt" style:font-size-complex="10pt" style:text-underline-style="solid" style:text-underline-color="font-color"/>
    </style:style>
    <style:style style:name="T122_40" style:family="text"/>
    <style:style style:name="T122_41" style:family="text">
      <style:text-properties fo:color="#1155cc" fo:font-size="10pt" style:font-size-asian="10pt" style:font-size-complex="10pt" style:text-underline-style="solid" style:text-underline-color="font-color"/>
    </style:style>
    <style:style style:name="T122_42" style:family="text"/>
    <style:style style:name="T122_43" style:family="text">
      <style:text-properties fo:color="#1155cc" fo:font-size="10pt" style:font-size-asian="10pt" style:font-size-complex="10pt" style:text-underline-style="solid" style:text-underline-color="font-color"/>
    </style:style>
    <style:style style:name="T122_44" style:family="text"/>
    <style:style style:name="T122_45" style:family="text">
      <style:text-properties fo:color="#1155cc" fo:font-size="10pt" style:font-size-asian="10pt" style:font-size-complex="10pt" style:text-underline-style="solid" style:text-underline-color="font-color"/>
    </style:style>
    <style:style style:name="T122_46" style:family="text"/>
    <style:style style:name="T122_47" style:family="text">
      <style:text-properties fo:color="#1155cc" fo:font-size="10pt" style:font-size-asian="10pt" style:font-size-complex="10pt" style:text-underline-style="solid" style:text-underline-color="font-color"/>
    </style:style>
    <style:style style:name="T122_48" style:family="text"/>
    <style:style style:name="T122_49" style:family="text">
      <style:text-properties fo:color="#1155cc" fo:font-size="10pt" style:font-size-asian="10pt" style:font-size-complex="10pt" style:text-underline-style="solid" style:text-underline-color="font-color"/>
    </style:style>
    <style:style style:name="T122_50" style:family="text"/>
    <style:style style:name="T122_51" style:family="text">
      <style:text-properties fo:color="#1155cc" fo:font-size="10pt" style:font-size-asian="10pt" style:font-size-complex="10pt" style:text-underline-style="solid" style:text-underline-color="font-color"/>
    </style:style>
    <style:style style:name="T122_52" style:family="text"/>
    <style:style style:name="T122_53" style:family="text">
      <style:text-properties fo:color="#1155cc" fo:font-size="10pt" style:font-size-asian="10pt" style:font-size-complex="10pt" style:text-underline-style="solid" style:text-underline-color="font-color"/>
    </style:style>
    <style:style style:name="T122_54" style:family="text"/>
    <style:style style:name="T122_55" style:family="text">
      <style:text-properties fo:color="#1155cc" fo:font-size="10pt" style:font-size-asian="10pt" style:font-size-complex="10pt" style:text-underline-style="solid" style:text-underline-color="font-color"/>
    </style:style>
    <style:style style:name="T122_56" style:family="text"/>
    <style:style style:name="T122_57" style:family="text">
      <style:text-properties fo:color="#1155cc" fo:font-size="10pt" style:font-size-asian="10pt" style:font-size-complex="10pt" style:text-underline-style="solid" style:text-underline-color="font-color"/>
    </style:style>
    <style:style style:name="T122_58" style:family="text"/>
    <style:style style:name="T122_59" style:family="text">
      <style:text-properties fo:color="#1155cc" fo:font-size="10pt" style:font-size-asian="10pt" style:font-size-complex="10pt" style:text-underline-style="solid" style:text-underline-color="font-color"/>
    </style:style>
    <style:style style:name="T122_60" style:family="text"/>
    <style:style style:name="T122_61" style:family="text">
      <style:text-properties fo:color="#1155cc" fo:font-size="10pt" style:font-size-asian="10pt" style:font-size-complex="10pt" style:text-underline-style="solid" style:text-underline-color="font-color"/>
    </style:style>
    <style:style style:name="T122_62" style:family="text"/>
    <style:style style:name="T122_63" style:family="text">
      <style:text-properties fo:color="#1155cc" fo:font-size="10pt" style:font-size-asian="10pt" style:font-size-complex="10pt" style:text-underline-style="solid" style:text-underline-color="font-color"/>
    </style:style>
    <style:style style:name="T122_64" style:family="text"/>
    <style:style style:name="T122_65" style:family="text">
      <style:text-properties fo:color="#1155cc" fo:font-size="10pt" style:font-size-asian="10pt" style:font-size-complex="10pt" style:text-underline-style="solid" style:text-underline-color="font-color"/>
    </style:style>
    <style:style style:name="T122_66" style:family="text"/>
    <style:style style:name="T122_67" style:family="text">
      <style:text-properties fo:color="#1155cc" fo:font-size="10pt" style:font-size-asian="10pt" style:font-size-complex="10pt" style:text-underline-style="solid" style:text-underline-color="font-color"/>
    </style:style>
    <style:style style:name="T122_68" style:family="text"/>
    <style:style style:name="T122_69" style:family="text"/>
    <style:style style:name="T122_70" style:family="text"/>
    <style:style style:name="T122_71" style:family="text"/>
    <style:style style:name="T122_72" style:family="text"/>
    <style:style style:name="T122_73" style:family="text"/>
    <style:style style:name="T122_74" style:family="text"/>
    <style:style style:name="T122_75" style:family="text"/>
    <style:style style:name="T122_76" style:family="text"/>
    <style:style style:name="P123" style:family="paragraph" style:parent-style-name="Standard">
      <style:paragraph-properties fo:break-before="auto" style:writing-mode="lr-tb"/>
    </style:style>
    <style:style style:name="P124" style:family="paragraph" style:parent-style-name="Standard">
      <style:paragraph-properties fo:break-before="auto" style:writing-mode="lr-tb"/>
    </style:style>
    <style:style style:name="P125" style:family="paragraph" style:parent-style-name="Standard">
      <style:paragraph-properties fo:break-before="auto" fo:margin-top="0cm" fo:margin-bottom="0cm" style:writing-mode="lr-tb"/>
    </style:style>
    <style:style style:name="T125_1" style:family="text">
      <style:text-properties fo:font-weight="bold" style:font-weight-asian="bold" style:font-weight-complex="bold"/>
    </style:style>
    <style:style style:name="T125_2" style:family="text">
      <style:text-properties fo:font-weight="bold" style:font-weight-asian="bold" style:font-weight-complex="bold"/>
    </style:style>
    <style:style style:name="T125_3" style:family="text">
      <style:text-properties fo:font-weight="bold" style:font-weight-asian="bold" style:font-weight-complex="bold"/>
    </style:style>
    <style:style style:name="T125_4" style:family="text">
      <style:text-properties fo:font-weight="bold" style:font-weight-asian="bold" style:font-weight-complex="bold"/>
    </style:style>
    <style:style style:name="T125_5" style:family="text">
      <style:text-properties fo:font-weight="bold" style:font-weight-asian="bold" style:font-weight-complex="bold"/>
    </style:style>
    <style:style style:name="T125_6" style:family="text">
      <style:text-properties fo:font-weight="bold" style:font-weight-asian="bold" style:font-weight-complex="bold"/>
    </style:style>
    <style:style style:name="T125_7" style:family="text">
      <style:text-properties fo:font-weight="bold" style:font-weight-asian="bold" style:font-weight-complex="bold"/>
    </style:style>
    <style:style style:name="T125_8" style:family="text">
      <style:text-properties fo:font-weight="bold" style:font-weight-asian="bold" style:font-weight-complex="bold"/>
    </style:style>
    <style:style style:name="T125_9" style:family="text">
      <style:text-properties fo:font-weight="bold" style:font-weight-asian="bold" style:font-weight-complex="bold"/>
    </style:style>
    <style:style style:name="T125_10" style:family="text">
      <style:text-properties fo:font-weight="bold" style:font-weight-asian="bold" style:font-weight-complex="bold"/>
    </style:style>
    <style:style style:name="T125_11" style:family="text">
      <style:text-properties fo:font-weight="bold" style:font-weight-asian="bold" style:font-weight-complex="bold"/>
    </style:style>
    <style:style style:name="T125_12" style:family="text">
      <style:text-properties fo:font-weight="bold" style:font-weight-asian="bold" style:font-weight-complex="bold"/>
    </style:style>
    <style:style style:name="P126" style:family="paragraph" style:parent-style-name="Standard">
      <style:paragraph-properties fo:break-before="auto" style:writing-mode="lr-tb"/>
    </style:style>
    <style:style style:name="P127" style:family="paragraph" style:parent-style-name="Standard">
      <style:paragraph-properties fo:break-before="auto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T127_19" style:family="text"/>
    <style:style style:name="T127_20" style:family="text"/>
    <style:style style:name="T127_21" style:family="text"/>
    <style:style style:name="T127_22" style:family="text"/>
    <style:style style:name="T127_23" style:family="text"/>
    <style:style style:name="T127_24" style:family="text"/>
    <style:style style:name="T127_25" style:family="text"/>
    <style:style style:name="T127_26" style:family="text"/>
    <style:style style:name="T127_27" style:family="text"/>
    <style:style style:name="T127_28" style:family="text"/>
    <style:style style:name="T127_29" style:family="text"/>
    <style:style style:name="T127_30" style:family="text"/>
    <style:style style:name="T127_31" style:family="text"/>
    <style:style style:name="T127_32" style:family="text"/>
    <style:style style:name="T127_33" style:family="text"/>
    <style:style style:name="T127_34" style:family="text"/>
    <style:style style:name="T127_35" style:family="text"/>
    <style:style style:name="T127_36" style:family="text"/>
    <style:style style:name="T127_37" style:family="text"/>
    <style:style style:name="T127_38" style:family="text"/>
    <style:style style:name="T127_39" style:family="text"/>
    <style:style style:name="T127_40" style:family="text"/>
    <style:style style:name="T127_41" style:family="text"/>
    <style:style style:name="T127_42" style:family="text"/>
    <style:style style:name="T127_43" style:family="text"/>
    <style:style style:name="T127_44" style:family="text"/>
    <style:style style:name="T127_45" style:family="text"/>
    <style:style style:name="T127_46" style:family="text"/>
    <style:style style:name="T127_47" style:family="text"/>
    <style:style style:name="T127_48" style:family="text"/>
    <style:style style:name="T127_49" style:family="text"/>
    <style:style style:name="T127_50" style:family="text"/>
    <style:style style:name="T127_51" style:family="text"/>
    <style:style style:name="T127_52" style:family="text"/>
    <style:style style:name="T127_53" style:family="text"/>
    <style:style style:name="T127_54" style:family="text"/>
    <style:style style:name="T127_55" style:family="text"/>
    <style:style style:name="T127_56" style:family="text"/>
    <style:style style:name="T127_57" style:family="text"/>
    <style:style style:name="T127_58" style:family="text"/>
    <style:style style:name="T127_59" style:family="text"/>
    <style:style style:name="T127_60" style:family="text"/>
    <style:style style:name="T127_61" style:family="text"/>
    <style:style style:name="T127_62" style:family="text"/>
    <style:style style:name="T127_63" style:family="text"/>
    <style:style style:name="T127_64" style:family="text"/>
    <style:style style:name="T127_65" style:family="text"/>
    <style:style style:name="T127_66" style:family="text"/>
    <style:style style:name="T127_67" style:family="text"/>
    <style:style style:name="T127_68" style:family="text"/>
    <style:style style:name="T127_69" style:family="text"/>
    <style:style style:name="T127_70" style:family="text"/>
    <style:style style:name="T127_71" style:family="text"/>
    <style:style style:name="T127_72" style:family="text"/>
    <style:style style:name="T127_73" style:family="text"/>
    <style:style style:name="T127_74" style:family="text"/>
    <style:style style:name="T127_75" style:family="text"/>
    <style:style style:name="T127_76" style:family="text"/>
    <style:style style:name="T127_77" style:family="text"/>
    <style:style style:name="T127_78" style:family="text"/>
    <style:style style:name="T127_79" style:family="text"/>
    <style:style style:name="T127_80" style:family="text"/>
    <style:style style:name="T127_81" style:family="text"/>
    <style:style style:name="T127_82" style:family="text"/>
    <style:style style:name="T127_83" style:family="text"/>
    <style:style style:name="T127_84" style:family="text"/>
    <style:style style:name="T127_85" style:family="text"/>
    <style:style style:name="T127_86" style:family="text"/>
    <style:style style:name="T127_87" style:family="text"/>
    <style:style style:name="T127_88" style:family="text"/>
    <style:style style:name="T127_89" style:family="text"/>
    <style:style style:name="T127_90" style:family="text"/>
    <style:style style:name="T127_91" style:family="text"/>
    <style:style style:name="T127_92" style:family="text"/>
    <style:style style:name="T127_93" style:family="text"/>
    <style:style style:name="T127_94" style:family="text"/>
    <style:style style:name="T127_95" style:family="text"/>
    <style:style style:name="T127_96" style:family="text"/>
    <style:style style:name="T127_97" style:family="text"/>
    <style:style style:name="T127_98" style:family="text"/>
    <style:style style:name="T127_99" style:family="text"/>
    <style:style style:name="T127_100" style:family="text"/>
    <style:style style:name="T127_101" style:family="text"/>
    <style:style style:name="T127_102" style:family="text"/>
    <style:style style:name="T127_103" style:family="text"/>
    <style:style style:name="T127_104" style:family="text"/>
    <style:style style:name="T127_105" style:family="text"/>
    <style:style style:name="T127_106" style:family="text"/>
    <style:style style:name="T127_107" style:family="text"/>
    <style:style style:name="T127_108" style:family="text"/>
    <style:style style:name="T127_109" style:family="text"/>
    <style:style style:name="T127_110" style:family="text"/>
    <style:style style:name="T127_111" style:family="text"/>
    <style:style style:name="T127_112" style:family="text"/>
    <style:style style:name="T127_113" style:family="text"/>
    <style:style style:name="T127_114" style:family="text"/>
    <style:style style:name="T127_115" style:family="text"/>
    <style:style style:name="T127_116" style:family="text"/>
    <style:style style:name="T127_117" style:family="text"/>
    <style:style style:name="T127_118" style:family="text"/>
    <style:style style:name="T127_119" style:family="text"/>
    <style:style style:name="T127_120" style:family="text"/>
    <style:style style:name="T127_121" style:family="text"/>
    <style:style style:name="T127_122" style:family="text"/>
    <style:style style:name="T127_123" style:family="text"/>
    <style:style style:name="T127_124" style:family="text"/>
    <style:style style:name="T127_125" style:family="text"/>
    <style:style style:name="T127_126" style:family="text"/>
    <style:style style:name="T127_127" style:family="text"/>
    <style:style style:name="T127_128" style:family="text"/>
    <style:style style:name="T127_129" style:family="text"/>
    <style:style style:name="T127_130" style:family="text"/>
    <style:style style:name="T127_131" style:family="text"/>
    <style:style style:name="T127_132" style:family="text"/>
    <style:style style:name="T127_133" style:family="text"/>
    <style:style style:name="T127_134" style:family="text"/>
    <style:style style:name="T127_135" style:family="text"/>
    <style:style style:name="T127_136" style:family="text"/>
    <style:style style:name="T127_137" style:family="text"/>
    <style:style style:name="T127_138" style:family="text"/>
    <style:style style:name="T127_139" style:family="text"/>
    <style:style style:name="T127_140" style:family="text"/>
    <style:style style:name="T127_141" style:family="text"/>
    <style:style style:name="T127_142" style:family="text"/>
    <style:style style:name="T127_143" style:family="text"/>
    <style:style style:name="T127_144" style:family="text"/>
    <style:style style:name="T127_145" style:family="text"/>
    <style:style style:name="T127_146" style:family="text"/>
    <style:style style:name="T127_147" style:family="text"/>
    <style:style style:name="T127_148" style:family="text"/>
    <style:style style:name="T127_149" style:family="text"/>
    <style:style style:name="T127_150" style:family="text"/>
    <style:style style:name="T127_151" style:family="text"/>
    <style:style style:name="T127_152" style:family="text"/>
    <style:style style:name="T127_153" style:family="text"/>
    <style:style style:name="T127_154" style:family="text"/>
    <style:style style:name="T127_155" style:family="text"/>
    <style:style style:name="T127_156" style:family="text"/>
    <style:style style:name="T127_157" style:family="text"/>
    <style:style style:name="T127_158" style:family="text"/>
    <style:style style:name="T127_159" style:family="text"/>
    <style:style style:name="T127_160" style:family="text"/>
    <style:style style:name="T127_161" style:family="text"/>
    <style:style style:name="T127_162" style:family="text"/>
    <style:style style:name="T127_163" style:family="text"/>
    <style:style style:name="T127_164" style:family="text"/>
    <style:style style:name="T127_165" style:family="text"/>
    <style:style style:name="T127_166" style:family="text"/>
    <style:style style:name="T127_167" style:family="text"/>
    <style:style style:name="T127_168" style:family="text"/>
    <style:style style:name="T127_169" style:family="text"/>
    <style:style style:name="T127_170" style:family="text"/>
    <style:style style:name="T127_171" style:family="text"/>
    <style:style style:name="T127_172" style:family="text"/>
    <style:style style:name="T127_173" style:family="text"/>
    <style:style style:name="T127_174" style:family="text"/>
    <style:style style:name="T127_175" style:family="text"/>
    <style:style style:name="T127_176" style:family="text"/>
    <style:style style:name="T127_177" style:family="text"/>
    <style:style style:name="T127_178" style:family="text"/>
    <style:style style:name="T127_179" style:family="text"/>
    <style:style style:name="T127_180" style:family="text"/>
    <style:style style:name="T127_181" style:family="text"/>
    <style:style style:name="T127_182" style:family="text"/>
    <style:style style:name="T127_183" style:family="text"/>
    <style:style style:name="T127_184" style:family="text"/>
    <style:style style:name="T127_185" style:family="text"/>
    <style:style style:name="T127_186" style:family="text"/>
    <style:style style:name="T127_187" style:family="text"/>
    <style:style style:name="T127_188" style:family="text"/>
    <style:style style:name="T127_189" style:family="text"/>
    <style:style style:name="T127_190" style:family="text"/>
    <style:style style:name="T127_191" style:family="text"/>
    <style:style style:name="T127_192" style:family="text"/>
    <style:style style:name="T127_193" style:family="text"/>
    <style:style style:name="T127_194" style:family="text"/>
    <style:style style:name="T127_195" style:family="text"/>
    <style:style style:name="T127_196" style:family="text"/>
    <style:style style:name="T127_197" style:family="text"/>
    <style:style style:name="T127_198" style:family="text"/>
    <style:style style:name="T127_199" style:family="text"/>
    <style:style style:name="T127_200" style:family="text"/>
    <style:style style:name="T127_201" style:family="text"/>
    <style:style style:name="T127_202" style:family="text"/>
    <style:style style:name="T127_203" style:family="text"/>
    <style:style style:name="T127_204" style:family="text"/>
    <style:style style:name="T127_205" style:family="text"/>
    <style:style style:name="T127_206" style:family="text"/>
    <style:style style:name="T127_207" style:family="text"/>
    <style:style style:name="T127_208" style:family="text"/>
    <style:style style:name="T127_209" style:family="text"/>
    <style:style style:name="T127_210" style:family="text"/>
    <style:style style:name="T127_211" style:family="text"/>
    <style:style style:name="T127_212" style:family="text"/>
    <style:style style:name="T127_213" style:family="text"/>
    <style:style style:name="T127_214" style:family="text"/>
    <style:style style:name="T127_215" style:family="text"/>
    <style:style style:name="T127_216" style:family="text"/>
    <style:style style:name="T127_217" style:family="text"/>
    <style:style style:name="T127_218" style:family="text"/>
    <style:style style:name="T127_219" style:family="text"/>
    <style:style style:name="T127_220" style:family="text"/>
    <style:style style:name="T127_221" style:family="text"/>
    <style:style style:name="T127_222" style:family="text"/>
    <style:style style:name="T127_223" style:family="text"/>
    <style:style style:name="T127_224" style:family="text"/>
    <style:style style:name="T127_225" style:family="text"/>
    <style:style style:name="T127_226" style:family="text"/>
    <style:style style:name="T127_227" style:family="text"/>
    <style:style style:name="T127_228" style:family="text"/>
    <style:style style:name="T127_229" style:family="text"/>
    <style:style style:name="T127_230" style:family="text"/>
    <style:style style:name="T127_231" style:family="text"/>
    <style:style style:name="T127_232" style:family="text"/>
    <style:style style:name="T127_233" style:family="text"/>
    <style:style style:name="T127_234" style:family="text"/>
    <style:style style:name="T127_235" style:family="text"/>
    <style:style style:name="T127_236" style:family="text"/>
    <style:style style:name="T127_237" style:family="text"/>
    <style:style style:name="T127_238" style:family="text"/>
    <style:style style:name="T127_239" style:family="text"/>
    <style:style style:name="T127_240" style:family="text"/>
    <style:style style:name="T127_241" style:family="text"/>
    <style:style style:name="T127_242" style:family="text"/>
    <style:style style:name="T127_243" style:family="text"/>
    <style:style style:name="T127_244" style:family="text"/>
    <style:style style:name="T127_245" style:family="text"/>
    <style:style style:name="T127_246" style:family="text"/>
    <style:style style:name="T127_247" style:family="text"/>
    <style:style style:name="T127_248" style:family="text"/>
    <style:style style:name="T127_249" style:family="text"/>
    <style:style style:name="T127_250" style:family="text"/>
    <style:style style:name="T127_251" style:family="text"/>
    <style:style style:name="T127_252" style:family="text"/>
    <style:style style:name="T127_253" style:family="text"/>
    <style:style style:name="T127_254" style:family="text"/>
    <style:style style:name="T127_255" style:family="text"/>
    <style:style style:name="T127_256" style:family="text"/>
    <style:style style:name="T127_257" style:family="text"/>
    <style:style style:name="T127_258" style:family="text"/>
    <style:style style:name="T127_259" style:family="text"/>
    <style:style style:name="T127_260" style:family="text"/>
    <style:style style:name="T127_261" style:family="text"/>
    <style:style style:name="T127_262" style:family="text"/>
    <style:style style:name="T127_263" style:family="text"/>
    <style:style style:name="T127_264" style:family="text"/>
    <style:style style:name="T127_265" style:family="text"/>
    <style:style style:name="T127_266" style:family="text"/>
    <style:style style:name="T127_267" style:family="text"/>
    <style:style style:name="T127_268" style:family="text"/>
    <style:style style:name="T127_269" style:family="text"/>
    <style:style style:name="T127_270" style:family="text"/>
    <style:style style:name="T127_271" style:family="text"/>
    <style:style style:name="T127_272" style:family="text"/>
    <style:style style:name="T127_273" style:family="text"/>
    <style:style style:name="T127_274" style:family="text"/>
    <style:style style:name="T127_275" style:family="text"/>
    <style:style style:name="T127_276" style:family="text"/>
    <style:style style:name="T127_277" style:family="text"/>
    <style:style style:name="T127_278" style:family="text"/>
    <style:style style:name="T127_279" style:family="text"/>
    <style:style style:name="T127_280" style:family="text"/>
    <style:style style:name="T127_281" style:family="text"/>
    <style:style style:name="T127_282" style:family="text"/>
    <style:style style:name="T127_283" style:family="text"/>
    <style:style style:name="T127_284" style:family="text"/>
    <style:style style:name="T127_285" style:family="text"/>
    <style:style style:name="T127_286" style:family="text"/>
    <style:style style:name="T127_287" style:family="text"/>
    <style:style style:name="T127_288" style:family="text">
      <style:text-properties fo:color="#1155cc" style:text-underline-style="solid" style:text-underline-color="font-color"/>
    </style:style>
    <style:style style:name="T127_289" style:family="text"/>
    <style:style style:name="T127_290" style:family="text">
      <style:text-properties fo:color="#1155cc" style:text-underline-style="solid" style:text-underline-color="font-color"/>
    </style:style>
    <style:style style:name="T127_291" style:family="text"/>
    <style:style style:name="T127_292" style:family="text">
      <style:text-properties fo:color="#1155cc" style:text-underline-style="solid" style:text-underline-color="font-color"/>
    </style:style>
    <style:style style:name="T127_293" style:family="text"/>
    <style:style style:name="T127_294" style:family="text">
      <style:text-properties fo:color="#1155cc" style:text-underline-style="solid" style:text-underline-color="font-color"/>
    </style:style>
    <style:style style:name="T127_295" style:family="text"/>
    <style:style style:name="T127_296" style:family="text">
      <style:text-properties fo:color="#1155cc" style:text-underline-style="solid" style:text-underline-color="font-color"/>
    </style:style>
    <style:style style:name="T127_297" style:family="text" style:parent-style-name="Standard"/>
    <style:style style:name="P128" style:family="paragraph" style:parent-style-name="Standard">
      <style:paragraph-properties fo:break-before="auto" style:writing-mode="lr-tb"/>
    </style:style>
    <style:style style:name="T128_1" style:family="text">
      <style:text-properties fo:font-size="10pt" style:font-size-asian="10pt" style:font-size-complex="10pt"/>
    </style:style>
    <style:style style:name="T128_2" style:family="text">
      <style:text-properties fo:font-size="10pt" style:font-size-asian="10pt" style:font-size-complex="10pt"/>
    </style:style>
    <style:style style:name="T128_3" style:family="text">
      <style:text-properties fo:font-size="10pt" style:font-size-asian="10pt" style:font-size-complex="10pt"/>
    </style:style>
    <style:style style:name="T128_4" style:family="text">
      <style:text-properties fo:font-size="10pt" style:font-size-asian="10pt" style:font-size-complex="10pt"/>
    </style:style>
    <style:style style:name="T128_5" style:family="text">
      <style:text-properties fo:font-size="10pt" style:font-size-asian="10pt" style:font-size-complex="10pt"/>
    </style:style>
    <style:style style:name="T128_6" style:family="text">
      <style:text-properties fo:font-size="10pt" style:font-size-asian="10pt" style:font-size-complex="10pt"/>
    </style:style>
    <style:style style:name="T128_7" style:family="text">
      <style:text-properties fo:font-size="10pt" style:font-size-asian="10pt" style:font-size-complex="10pt"/>
    </style:style>
    <style:style style:name="T128_8" style:family="text">
      <style:text-properties fo:font-size="10pt" style:font-size-asian="10pt" style:font-size-complex="10pt"/>
    </style:style>
    <style:style style:name="T128_9" style:family="text">
      <style:text-properties fo:font-size="10pt" style:font-size-asian="10pt" style:font-size-complex="10pt"/>
    </style:style>
    <style:style style:name="T128_10" style:family="text">
      <style:text-properties fo:font-size="10pt" style:font-size-asian="10pt" style:font-size-complex="10pt"/>
    </style:style>
    <style:style style:name="T128_11" style:family="text">
      <style:text-properties fo:font-size="10pt" style:font-size-asian="10pt" style:font-size-complex="10pt"/>
    </style:style>
    <style:style style:name="T128_12" style:family="text"/>
    <style:style style:name="T128_13" style:family="text">
      <style:text-properties fo:color="#1155cc" fo:font-size="10pt" style:font-size-asian="10pt" style:font-size-complex="10pt" style:text-underline-style="solid" style:text-underline-color="font-color"/>
    </style:style>
    <style:style style:name="T128_14" style:family="text"/>
    <style:style style:name="T128_15" style:family="text">
      <style:text-properties fo:color="#1155cc" fo:font-size="10pt" style:font-size-asian="10pt" style:font-size-complex="10pt" style:text-underline-style="solid" style:text-underline-color="font-color"/>
    </style:style>
    <style:style style:name="T128_16" style:family="text"/>
    <style:style style:name="T128_17" style:family="text">
      <style:text-properties fo:color="#1155cc" fo:font-size="10pt" style:font-size-asian="10pt" style:font-size-complex="10pt" style:text-underline-style="solid" style:text-underline-color="font-color"/>
    </style:style>
    <style:style style:name="T128_18" style:family="text"/>
    <style:style style:name="T128_19" style:family="text">
      <style:text-properties fo:color="#1155cc" fo:font-size="10pt" style:font-size-asian="10pt" style:font-size-complex="10pt" style:text-underline-style="solid" style:text-underline-color="font-color"/>
    </style:style>
    <style:style style:name="T128_20" style:family="text"/>
    <style:style style:name="T128_21" style:family="text">
      <style:text-properties fo:color="#1155cc" fo:font-size="10pt" style:font-size-asian="10pt" style:font-size-complex="10pt" style:text-underline-style="solid" style:text-underline-color="font-color"/>
    </style:style>
    <style:style style:name="T128_22" style:family="text"/>
    <style:style style:name="T128_23" style:family="text">
      <style:text-properties fo:color="#1155cc" fo:font-size="10pt" style:font-size-asian="10pt" style:font-size-complex="10pt" style:text-underline-style="solid" style:text-underline-color="font-color"/>
    </style:style>
    <style:style style:name="T128_24" style:family="text"/>
    <style:style style:name="T128_25" style:family="text">
      <style:text-properties fo:color="#1155cc" fo:font-size="10pt" style:font-size-asian="10pt" style:font-size-complex="10pt" style:text-underline-style="solid" style:text-underline-color="font-color"/>
    </style:style>
    <style:style style:name="T128_26" style:family="text"/>
    <style:style style:name="T128_27" style:family="text">
      <style:text-properties fo:color="#1155cc" fo:font-size="10pt" style:font-size-asian="10pt" style:font-size-complex="10pt" style:text-underline-style="solid" style:text-underline-color="font-color"/>
    </style:style>
    <style:style style:name="T128_28" style:family="text"/>
    <style:style style:name="T128_29" style:family="text">
      <style:text-properties fo:color="#1155cc" fo:font-size="10pt" style:font-size-asian="10pt" style:font-size-complex="10pt" style:text-underline-style="solid" style:text-underline-color="font-color"/>
    </style:style>
    <style:style style:name="T128_30" style:family="text"/>
    <style:style style:name="T128_31" style:family="text">
      <style:text-properties fo:color="#1155cc" fo:font-size="10pt" style:font-size-asian="10pt" style:font-size-complex="10pt" style:text-underline-style="solid" style:text-underline-color="font-color"/>
    </style:style>
    <style:style style:name="T128_32" style:family="text"/>
    <style:style style:name="T128_33" style:family="text">
      <style:text-properties fo:color="#1155cc" fo:font-size="10pt" style:font-size-asian="10pt" style:font-size-complex="10pt" style:text-underline-style="solid" style:text-underline-color="font-color"/>
    </style:style>
    <style:style style:name="T128_34" style:family="text"/>
    <style:style style:name="T128_35" style:family="text">
      <style:text-properties fo:color="#1155cc" fo:font-size="10pt" style:font-size-asian="10pt" style:font-size-complex="10pt" style:text-underline-style="solid" style:text-underline-color="font-color"/>
    </style:style>
    <style:style style:name="T128_36" style:family="text"/>
    <style:style style:name="T128_37" style:family="text">
      <style:text-properties fo:color="#1155cc" fo:font-size="10pt" style:font-size-asian="10pt" style:font-size-complex="10pt" style:text-underline-style="solid" style:text-underline-color="font-color"/>
    </style:style>
    <style:style style:name="T128_38" style:family="text"/>
    <style:style style:name="P129" style:family="paragraph" style:parent-style-name="Standard">
      <style:paragraph-properties fo:break-before="auto" style:writing-mode="lr-tb"/>
    </style:style>
    <style:style style:name="P130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131" style:family="paragraph" style:parent-style-name="Standard">
      <style:paragraph-properties fo:break-before="auto" style:writing-mode="lr-tb"/>
    </style:style>
    <style:style style:name="P132" style:family="paragraph" style:parent-style-name="Standard">
      <style:paragraph-properties fo:break-before="auto" fo:margin-top="0cm" fo:margin-bottom="0cm" style:writing-mode="lr-tb"/>
    </style:style>
    <style:style style:name="T132_1" style:family="text">
      <style:text-properties fo:font-weight="bold" style:font-weight-asian="bold" style:font-weight-complex="bold"/>
    </style:style>
    <style:style style:name="T132_2" style:family="text">
      <style:text-properties fo:font-weight="bold" style:font-weight-asian="bold" style:font-weight-complex="bold"/>
    </style:style>
    <style:style style:name="T132_3" style:family="text">
      <style:text-properties fo:font-weight="bold" style:font-weight-asian="bold" style:font-weight-complex="bold"/>
    </style:style>
    <style:style style:name="T132_4" style:family="text">
      <style:text-properties fo:font-weight="bold" style:font-weight-asian="bold" style:font-weight-complex="bold"/>
    </style:style>
    <style:style style:name="T132_5" style:family="text">
      <style:text-properties fo:font-weight="bold" style:font-weight-asian="bold" style:font-weight-complex="bold"/>
    </style:style>
    <style:style style:name="T132_6" style:family="text">
      <style:text-properties fo:font-weight="bold" style:font-weight-asian="bold" style:font-weight-complex="bold"/>
    </style:style>
    <style:style style:name="T132_7" style:family="text">
      <style:text-properties fo:font-weight="bold" style:font-weight-asian="bold" style:font-weight-complex="bold"/>
    </style:style>
    <style:style style:name="T132_8" style:family="text">
      <style:text-properties fo:font-weight="bold" style:font-weight-asian="bold" style:font-weight-complex="bold"/>
    </style:style>
    <style:style style:name="T132_9" style:family="text">
      <style:text-properties fo:font-weight="bold" style:font-weight-asian="bold" style:font-weight-complex="bold"/>
    </style:style>
    <style:style style:name="T132_10" style:family="text">
      <style:text-properties fo:font-weight="bold" style:font-weight-asian="bold" style:font-weight-complex="bold"/>
    </style:style>
    <style:style style:name="T132_11" style:family="text">
      <style:text-properties fo:font-weight="bold" style:font-weight-asian="bold" style:font-weight-complex="bold"/>
    </style:style>
    <style:style style:name="T132_12" style:family="text">
      <style:text-properties fo:font-weight="bold" style:font-weight-asian="bold" style:font-weight-complex="bold"/>
    </style:style>
    <style:style style:name="P133" style:family="paragraph" style:parent-style-name="Standard">
      <style:paragraph-properties fo:break-before="auto" style:writing-mode="lr-tb"/>
    </style:style>
    <style:style style:name="P134" style:family="paragraph" style:parent-style-name="Standard">
      <style:paragraph-properties fo:break-before="auto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T134_22" style:family="text"/>
    <style:style style:name="T134_23" style:family="text"/>
    <style:style style:name="T134_24" style:family="text"/>
    <style:style style:name="T134_25" style:family="text"/>
    <style:style style:name="T134_26" style:family="text"/>
    <style:style style:name="T134_27" style:family="text"/>
    <style:style style:name="T134_28" style:family="text"/>
    <style:style style:name="T134_29" style:family="text"/>
    <style:style style:name="T134_30" style:family="text"/>
    <style:style style:name="T134_31" style:family="text"/>
    <style:style style:name="T134_32" style:family="text"/>
    <style:style style:name="T134_33" style:family="text"/>
    <style:style style:name="T134_34" style:family="text"/>
    <style:style style:name="T134_35" style:family="text"/>
    <style:style style:name="T134_36" style:family="text"/>
    <style:style style:name="T134_37" style:family="text"/>
    <style:style style:name="T134_38" style:family="text"/>
    <style:style style:name="T134_39" style:family="text"/>
    <style:style style:name="T134_40" style:family="text"/>
    <style:style style:name="T134_41" style:family="text"/>
    <style:style style:name="T134_42" style:family="text"/>
    <style:style style:name="T134_43" style:family="text"/>
    <style:style style:name="T134_44" style:family="text"/>
    <style:style style:name="T134_45" style:family="text"/>
    <style:style style:name="T134_46" style:family="text"/>
    <style:style style:name="T134_47" style:family="text"/>
    <style:style style:name="T134_48" style:family="text"/>
    <style:style style:name="T134_49" style:family="text"/>
    <style:style style:name="T134_50" style:family="text"/>
    <style:style style:name="T134_51" style:family="text"/>
    <style:style style:name="T134_52" style:family="text"/>
    <style:style style:name="T134_53" style:family="text"/>
    <style:style style:name="T134_54" style:family="text"/>
    <style:style style:name="T134_55" style:family="text"/>
    <style:style style:name="T134_56" style:family="text"/>
    <style:style style:name="T134_57" style:family="text"/>
    <style:style style:name="T134_58" style:family="text"/>
    <style:style style:name="T134_59" style:family="text"/>
    <style:style style:name="T134_60" style:family="text"/>
    <style:style style:name="T134_61" style:family="text"/>
    <style:style style:name="T134_62" style:family="text"/>
    <style:style style:name="T134_63" style:family="text"/>
    <style:style style:name="T134_64" style:family="text"/>
    <style:style style:name="T134_65" style:family="text"/>
    <style:style style:name="T134_66" style:family="text"/>
    <style:style style:name="T134_67" style:family="text"/>
    <style:style style:name="T134_68" style:family="text"/>
    <style:style style:name="T134_69" style:family="text"/>
    <style:style style:name="T134_70" style:family="text"/>
    <style:style style:name="T134_71" style:family="text"/>
    <style:style style:name="T134_72" style:family="text"/>
    <style:style style:name="T134_73" style:family="text"/>
    <style:style style:name="T134_74" style:family="text"/>
    <style:style style:name="T134_75" style:family="text"/>
    <style:style style:name="T134_76" style:family="text"/>
    <style:style style:name="T134_77" style:family="text"/>
    <style:style style:name="T134_78" style:family="text"/>
    <style:style style:name="T134_79" style:family="text"/>
    <style:style style:name="T134_80" style:family="text"/>
    <style:style style:name="T134_81" style:family="text"/>
    <style:style style:name="T134_82" style:family="text"/>
    <style:style style:name="T134_83" style:family="text"/>
    <style:style style:name="T134_84" style:family="text"/>
    <style:style style:name="T134_85" style:family="text"/>
    <style:style style:name="T134_86" style:family="text"/>
    <style:style style:name="T134_87" style:family="text"/>
    <style:style style:name="T134_88" style:family="text"/>
    <style:style style:name="T134_89" style:family="text"/>
    <style:style style:name="T134_90" style:family="text"/>
    <style:style style:name="T134_91" style:family="text"/>
    <style:style style:name="T134_92" style:family="text"/>
    <style:style style:name="P135" style:family="paragraph" style:parent-style-name="Standard">
      <style:paragraph-properties fo:break-before="auto" style:writing-mode="lr-tb"/>
    </style:style>
    <style:style style:name="P136" style:family="paragraph" style:parent-style-name="Standard">
      <style:paragraph-properties fo:break-before="auto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T136_21" style:family="text"/>
    <style:style style:name="T136_22" style:family="text"/>
    <style:style style:name="T136_23" style:family="text"/>
    <style:style style:name="T136_24" style:family="text"/>
    <style:style style:name="T136_25" style:family="text"/>
    <style:style style:name="T136_26" style:family="text"/>
    <style:style style:name="T136_27" style:family="text"/>
    <style:style style:name="T136_28" style:family="text"/>
    <style:style style:name="T136_29" style:family="text"/>
    <style:style style:name="T136_30" style:family="text"/>
    <style:style style:name="T136_31" style:family="text"/>
    <style:style style:name="T136_32" style:family="text"/>
    <style:style style:name="T136_33" style:family="text"/>
    <style:style style:name="T136_34" style:family="text"/>
    <style:style style:name="T136_35" style:family="text"/>
    <style:style style:name="T136_36" style:family="text"/>
    <style:style style:name="T136_37" style:family="text"/>
    <style:style style:name="T136_38" style:family="text"/>
    <style:style style:name="T136_39" style:family="text"/>
    <style:style style:name="T136_40" style:family="text"/>
    <style:style style:name="T136_41" style:family="text"/>
    <style:style style:name="T136_42" style:family="text"/>
    <style:style style:name="T136_43" style:family="text"/>
    <style:style style:name="T136_44" style:family="text"/>
    <style:style style:name="T136_45" style:family="text"/>
    <style:style style:name="T136_46" style:family="text"/>
    <style:style style:name="T136_47" style:family="text"/>
    <style:style style:name="T136_48" style:family="text"/>
    <style:style style:name="T136_49" style:family="text"/>
    <style:style style:name="T136_50" style:family="text"/>
    <style:style style:name="T136_51" style:family="text"/>
    <style:style style:name="T136_52" style:family="text"/>
    <style:style style:name="T136_53" style:family="text"/>
    <style:style style:name="T136_54" style:family="text"/>
    <style:style style:name="T136_55" style:family="text"/>
    <style:style style:name="T136_56" style:family="text"/>
    <style:style style:name="T136_57" style:family="text"/>
    <style:style style:name="T136_58" style:family="text"/>
    <style:style style:name="T136_59" style:family="text"/>
    <style:style style:name="T136_60" style:family="text"/>
    <style:style style:name="T136_61" style:family="text"/>
    <style:style style:name="T136_62" style:family="text"/>
    <style:style style:name="T136_63" style:family="text"/>
    <style:style style:name="T136_64" style:family="text"/>
    <style:style style:name="T136_65" style:family="text"/>
    <style:style style:name="T136_66" style:family="text"/>
    <style:style style:name="T136_67" style:family="text"/>
    <style:style style:name="T136_68" style:family="text"/>
    <style:style style:name="T136_69" style:family="text"/>
    <style:style style:name="T136_70" style:family="text"/>
    <style:style style:name="T136_71" style:family="text"/>
    <style:style style:name="T136_72" style:family="text"/>
    <style:style style:name="T136_73" style:family="text"/>
    <style:style style:name="T136_74" style:family="text"/>
    <style:style style:name="T136_75" style:family="text"/>
    <style:style style:name="T136_76" style:family="text"/>
    <style:style style:name="T136_77" style:family="text"/>
    <style:style style:name="T136_78" style:family="text"/>
    <style:style style:name="T136_79" style:family="text"/>
    <style:style style:name="T136_80" style:family="text"/>
    <style:style style:name="T136_81" style:family="text"/>
    <style:style style:name="T136_82" style:family="text"/>
    <style:style style:name="T136_83" style:family="text"/>
    <style:style style:name="T136_84" style:family="text"/>
    <style:style style:name="T136_85" style:family="text"/>
    <style:style style:name="T136_86" style:family="text"/>
    <style:style style:name="T136_87" style:family="text"/>
    <style:style style:name="T136_88" style:family="text"/>
    <style:style style:name="T136_89" style:family="text"/>
    <style:style style:name="T136_90" style:family="text"/>
    <style:style style:name="T136_91" style:family="text"/>
    <style:style style:name="T136_92" style:family="text"/>
    <style:style style:name="T136_93" style:family="text"/>
    <style:style style:name="T136_94" style:family="text"/>
    <style:style style:name="T136_95" style:family="text"/>
    <style:style style:name="T136_96" style:family="text"/>
    <style:style style:name="T136_97" style:family="text"/>
    <style:style style:name="T136_98" style:family="text"/>
    <style:style style:name="T136_99" style:family="text"/>
    <style:style style:name="T136_100" style:family="text"/>
    <style:style style:name="T136_101" style:family="text"/>
    <style:style style:name="T136_102" style:family="text"/>
    <style:style style:name="T136_103" style:family="text"/>
    <style:style style:name="T136_104" style:family="text"/>
    <style:style style:name="T136_105" style:family="text"/>
    <style:style style:name="T136_106" style:family="text"/>
    <style:style style:name="T136_107" style:family="text"/>
    <style:style style:name="T136_108" style:family="text"/>
    <style:style style:name="T136_109" style:family="text"/>
    <style:style style:name="T136_110" style:family="text"/>
    <style:style style:name="T136_111" style:family="text"/>
    <style:style style:name="T136_112" style:family="text"/>
    <style:style style:name="T136_113" style:family="text"/>
    <style:style style:name="T136_114" style:family="text"/>
    <style:style style:name="T136_115" style:family="text"/>
    <style:style style:name="T136_116" style:family="text"/>
    <style:style style:name="T136_117" style:family="text"/>
    <style:style style:name="T136_118" style:family="text"/>
    <style:style style:name="T136_119" style:family="text"/>
    <style:style style:name="T136_120" style:family="text"/>
    <style:style style:name="T136_121" style:family="text"/>
    <style:style style:name="T136_122" style:family="text"/>
    <style:style style:name="T136_123" style:family="text"/>
    <style:style style:name="T136_124" style:family="text"/>
    <style:style style:name="T136_125" style:family="text"/>
    <style:style style:name="T136_126" style:family="text"/>
    <style:style style:name="T136_127" style:family="text"/>
    <style:style style:name="T136_128" style:family="text"/>
    <style:style style:name="T136_129" style:family="text"/>
    <style:style style:name="T136_130" style:family="text"/>
    <style:style style:name="T136_131" style:family="text"/>
    <style:style style:name="T136_132" style:family="text"/>
    <style:style style:name="T136_133" style:family="text"/>
    <style:style style:name="T136_134" style:family="text"/>
    <style:style style:name="T136_135" style:family="text"/>
    <style:style style:name="T136_136" style:family="text"/>
    <style:style style:name="T136_137" style:family="text"/>
    <style:style style:name="T136_138" style:family="text"/>
    <style:style style:name="T136_139" style:family="text"/>
    <style:style style:name="T136_140" style:family="text"/>
    <style:style style:name="T136_141" style:family="text"/>
    <style:style style:name="T136_142" style:family="text"/>
    <style:style style:name="T136_143" style:family="text"/>
    <style:style style:name="T136_144" style:family="text"/>
    <style:style style:name="T136_145" style:family="text"/>
    <style:style style:name="T136_146" style:family="text"/>
    <style:style style:name="T136_147" style:family="text"/>
    <style:style style:name="T136_148" style:family="text"/>
    <style:style style:name="T136_149" style:family="text"/>
    <style:style style:name="T136_150" style:family="text"/>
    <style:style style:name="T136_151" style:family="text"/>
    <style:style style:name="T136_152" style:family="text"/>
    <style:style style:name="T136_153" style:family="text"/>
    <style:style style:name="T136_154" style:family="text"/>
    <style:style style:name="T136_155" style:family="text"/>
    <style:style style:name="T136_156" style:family="text"/>
    <style:style style:name="T136_157" style:family="text"/>
    <style:style style:name="T136_158" style:family="text"/>
    <style:style style:name="T136_159" style:family="text"/>
    <style:style style:name="T136_160" style:family="text"/>
    <style:style style:name="T136_161" style:family="text"/>
    <style:style style:name="T136_162" style:family="text"/>
    <style:style style:name="T136_163" style:family="text"/>
    <style:style style:name="T136_164" style:family="text"/>
    <style:style style:name="T136_165" style:family="text"/>
    <style:style style:name="T136_166" style:family="text"/>
    <style:style style:name="T136_167" style:family="text"/>
    <style:style style:name="T136_168" style:family="text"/>
    <style:style style:name="T136_169" style:family="text"/>
    <style:style style:name="T136_170" style:family="text"/>
    <style:style style:name="T136_171" style:family="text"/>
    <style:style style:name="T136_172" style:family="text"/>
    <style:style style:name="T136_173" style:family="text"/>
    <style:style style:name="T136_174" style:family="text"/>
    <style:style style:name="T136_175" style:family="text"/>
    <style:style style:name="T136_176" style:family="text"/>
    <style:style style:name="T136_177" style:family="text"/>
    <style:style style:name="T136_178" style:family="text"/>
    <style:style style:name="T136_179" style:family="text"/>
    <style:style style:name="T136_180" style:family="text"/>
    <style:style style:name="T136_181" style:family="text"/>
    <style:style style:name="T136_182" style:family="text"/>
    <style:style style:name="T136_183" style:family="text"/>
    <style:style style:name="T136_184" style:family="text"/>
    <style:style style:name="T136_185" style:family="text"/>
    <style:style style:name="T136_186" style:family="text"/>
    <style:style style:name="T136_187" style:family="text"/>
    <style:style style:name="T136_188" style:family="text"/>
    <style:style style:name="T136_189" style:family="text"/>
    <style:style style:name="T136_190" style:family="text"/>
    <style:style style:name="T136_191" style:family="text"/>
    <style:style style:name="T136_192" style:family="text"/>
    <style:style style:name="T136_193" style:family="text"/>
    <style:style style:name="T136_194" style:family="text"/>
    <style:style style:name="T136_195" style:family="text"/>
    <style:style style:name="T136_196" style:family="text"/>
    <style:style style:name="T136_197" style:family="text"/>
    <style:style style:name="T136_198" style:family="text"/>
    <style:style style:name="T136_199" style:family="text"/>
    <style:style style:name="T136_200" style:family="text"/>
    <style:style style:name="T136_201" style:family="text"/>
    <style:style style:name="T136_202" style:family="text"/>
    <style:style style:name="T136_203" style:family="text"/>
    <style:style style:name="T136_204" style:family="text"/>
    <style:style style:name="T136_205" style:family="text"/>
    <style:style style:name="T136_206" style:family="text"/>
    <style:style style:name="T136_207" style:family="text"/>
    <style:style style:name="T136_208" style:family="text"/>
    <style:style style:name="T136_209" style:family="text"/>
    <style:style style:name="T136_210" style:family="text"/>
    <style:style style:name="T136_211" style:family="text"/>
    <style:style style:name="T136_212" style:family="text"/>
    <style:style style:name="T136_213" style:family="text"/>
    <style:style style:name="T136_214" style:family="text"/>
    <style:style style:name="T136_215" style:family="text"/>
    <style:style style:name="T136_216" style:family="text"/>
    <style:style style:name="T136_217" style:family="text"/>
    <style:style style:name="T136_218" style:family="text"/>
    <style:style style:name="T136_219" style:family="text"/>
    <style:style style:name="T136_220" style:family="text"/>
    <style:style style:name="T136_221" style:family="text"/>
    <style:style style:name="T136_222" style:family="text"/>
    <style:style style:name="T136_223" style:family="text"/>
    <style:style style:name="T136_224" style:family="text"/>
    <style:style style:name="T136_225" style:family="text"/>
    <style:style style:name="T136_226" style:family="text"/>
    <style:style style:name="T136_227" style:family="text"/>
    <style:style style:name="T136_228" style:family="text"/>
    <style:style style:name="T136_229" style:family="text"/>
    <style:style style:name="T136_230" style:family="text"/>
    <style:style style:name="T136_231" style:family="text"/>
    <style:style style:name="T136_232" style:family="text"/>
    <style:style style:name="T136_233" style:family="text"/>
    <style:style style:name="T136_234" style:family="text"/>
    <style:style style:name="T136_235" style:family="text"/>
    <style:style style:name="T136_236" style:family="text"/>
    <style:style style:name="T136_237" style:family="text"/>
    <style:style style:name="T136_238" style:family="text"/>
    <style:style style:name="T136_239" style:family="text"/>
    <style:style style:name="T136_240" style:family="text"/>
    <style:style style:name="T136_241" style:family="text"/>
    <style:style style:name="T136_242" style:family="text"/>
    <style:style style:name="T136_243" style:family="text"/>
    <style:style style:name="T136_244" style:family="text"/>
    <style:style style:name="T136_245" style:family="text"/>
    <style:style style:name="T136_246" style:family="text"/>
    <style:style style:name="T136_247" style:family="text"/>
    <style:style style:name="T136_248" style:family="text"/>
    <style:style style:name="T136_249" style:family="text"/>
    <style:style style:name="T136_250" style:family="text"/>
    <style:style style:name="T136_251" style:family="text"/>
    <style:style style:name="T136_252" style:family="text"/>
    <style:style style:name="P137" style:family="paragraph" style:parent-style-name="Standard">
      <style:paragraph-properties fo:break-before="auto" style:writing-mode="lr-tb"/>
    </style:style>
    <style:style style:name="P138" style:family="paragraph" style:parent-style-name="Standard">
      <style:paragraph-properties fo:break-before="auto" style:writing-mode="lr-tb"/>
    </style:style>
    <style:style style:name="P139" style:family="paragraph" style:parent-style-name="Standard">
      <style:paragraph-properties fo:break-before="auto" fo:margin-top="0cm" fo:margin-bottom="0cm" style:writing-mode="lr-tb"/>
    </style:style>
    <style:style style:name="T139_1" style:family="text">
      <style:text-properties fo:font-weight="bold" style:font-weight-asian="bold" style:font-weight-complex="bold"/>
    </style:style>
    <style:style style:name="T139_2" style:family="text">
      <style:text-properties fo:font-weight="bold" style:font-weight-asian="bold" style:font-weight-complex="bold"/>
    </style:style>
    <style:style style:name="T139_3" style:family="text">
      <style:text-properties fo:font-weight="bold" style:font-weight-asian="bold" style:font-weight-complex="bold"/>
    </style:style>
    <style:style style:name="T139_4" style:family="text">
      <style:text-properties fo:font-weight="bold" style:font-weight-asian="bold" style:font-weight-complex="bold"/>
    </style:style>
    <style:style style:name="T139_5" style:family="text">
      <style:text-properties fo:font-weight="bold" style:font-weight-asian="bold" style:font-weight-complex="bold"/>
    </style:style>
    <style:style style:name="T139_6" style:family="text">
      <style:text-properties fo:font-weight="bold" style:font-weight-asian="bold" style:font-weight-complex="bold"/>
    </style:style>
    <style:style style:name="T139_7" style:family="text">
      <style:text-properties fo:font-weight="bold" style:font-weight-asian="bold" style:font-weight-complex="bold"/>
    </style:style>
    <style:style style:name="T139_8" style:family="text">
      <style:text-properties fo:font-weight="bold" style:font-weight-asian="bold" style:font-weight-complex="bold"/>
    </style:style>
    <style:style style:name="P140" style:family="paragraph" style:parent-style-name="Standard">
      <style:paragraph-properties fo:break-before="auto" style:writing-mode="lr-tb"/>
    </style:style>
    <style:style style:name="P141" style:family="paragraph" style:parent-style-name="Standard">
      <style:paragraph-properties fo:break-before="auto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T141_17" style:family="text"/>
    <style:style style:name="T141_18" style:family="text"/>
    <style:style style:name="T141_19" style:family="text"/>
    <style:style style:name="T141_20" style:family="text"/>
    <style:style style:name="T141_21" style:family="text"/>
    <style:style style:name="T141_22" style:family="text"/>
    <style:style style:name="T141_23" style:family="text"/>
    <style:style style:name="T141_24" style:family="text"/>
    <style:style style:name="T141_25" style:family="text"/>
    <style:style style:name="T141_26" style:family="text"/>
    <style:style style:name="T141_27" style:family="text"/>
    <style:style style:name="T141_28" style:family="text"/>
    <style:style style:name="T141_29" style:family="text"/>
    <style:style style:name="T141_30" style:family="text"/>
    <style:style style:name="T141_31" style:family="text"/>
    <style:style style:name="T141_32" style:family="text"/>
    <style:style style:name="T141_33" style:family="text"/>
    <style:style style:name="T141_34" style:family="text"/>
    <style:style style:name="T141_35" style:family="text"/>
    <style:style style:name="T141_36" style:family="text"/>
    <style:style style:name="T141_37" style:family="text"/>
    <style:style style:name="T141_38" style:family="text"/>
    <style:style style:name="T141_39" style:family="text"/>
    <style:style style:name="T141_40" style:family="text"/>
    <style:style style:name="T141_41" style:family="text"/>
    <style:style style:name="T141_42" style:family="text"/>
    <style:style style:name="T141_43" style:family="text"/>
    <style:style style:name="T141_44" style:family="text"/>
    <style:style style:name="T141_45" style:family="text"/>
    <style:style style:name="T141_46" style:family="text"/>
    <style:style style:name="T141_47" style:family="text"/>
    <style:style style:name="T141_48" style:family="text"/>
    <style:style style:name="T141_49" style:family="text"/>
    <style:style style:name="T141_50" style:family="text"/>
    <style:style style:name="T141_51" style:family="text"/>
    <style:style style:name="T141_52" style:family="text"/>
    <style:style style:name="T141_53" style:family="text"/>
    <style:style style:name="T141_54" style:family="text"/>
    <style:style style:name="T141_55" style:family="text"/>
    <style:style style:name="T141_56" style:family="text"/>
    <style:style style:name="T141_57" style:family="text"/>
    <style:style style:name="T141_58" style:family="text"/>
    <style:style style:name="T141_59" style:family="text"/>
    <style:style style:name="T141_60" style:family="text"/>
    <style:style style:name="T141_61" style:family="text"/>
    <style:style style:name="T141_62" style:family="text"/>
    <style:style style:name="T141_63" style:family="text"/>
    <style:style style:name="T141_64" style:family="text"/>
    <style:style style:name="T141_65" style:family="text"/>
    <style:style style:name="T141_66" style:family="text"/>
    <style:style style:name="T141_67" style:family="text"/>
    <style:style style:name="T141_68" style:family="text"/>
    <style:style style:name="T141_69" style:family="text"/>
    <style:style style:name="T141_70" style:family="text"/>
    <style:style style:name="T141_71" style:family="text"/>
    <style:style style:name="T141_72" style:family="text"/>
    <style:style style:name="T141_73" style:family="text"/>
    <style:style style:name="T141_74" style:family="text"/>
    <style:style style:name="T141_75" style:family="text"/>
    <style:style style:name="T141_76" style:family="text"/>
    <style:style style:name="T141_77" style:family="text"/>
    <style:style style:name="T141_78" style:family="text"/>
    <style:style style:name="T141_79" style:family="text"/>
    <style:style style:name="T141_80" style:family="text"/>
    <style:style style:name="T141_81" style:family="text"/>
    <style:style style:name="T141_82" style:family="text"/>
    <style:style style:name="T141_83" style:family="text"/>
    <style:style style:name="T141_84" style:family="text"/>
    <style:style style:name="T141_85" style:family="text"/>
    <style:style style:name="T141_86" style:family="text"/>
    <style:style style:name="T141_87" style:family="text"/>
    <style:style style:name="T141_88" style:family="text"/>
    <style:style style:name="T141_89" style:family="text"/>
    <style:style style:name="T141_90" style:family="text"/>
    <style:style style:name="T141_91" style:family="text"/>
    <style:style style:name="T141_92" style:family="text"/>
    <style:style style:name="T141_93" style:family="text"/>
    <style:style style:name="T141_94" style:family="text"/>
    <style:style style:name="T141_95" style:family="text"/>
    <style:style style:name="T141_96" style:family="text"/>
    <style:style style:name="T141_97" style:family="text"/>
    <style:style style:name="T141_98" style:family="text"/>
    <style:style style:name="T141_99" style:family="text"/>
    <style:style style:name="T141_100" style:family="text"/>
    <style:style style:name="T141_101" style:family="text"/>
    <style:style style:name="T141_102" style:family="text"/>
    <style:style style:name="T141_103" style:family="text"/>
    <style:style style:name="T141_104" style:family="text"/>
    <style:style style:name="T141_105" style:family="text"/>
    <style:style style:name="T141_106" style:family="text"/>
    <style:style style:name="T141_107" style:family="text"/>
    <style:style style:name="T141_108" style:family="text"/>
    <style:style style:name="T141_109" style:family="text"/>
    <style:style style:name="T141_110" style:family="text"/>
    <style:style style:name="T141_111" style:family="text"/>
    <style:style style:name="T141_112" style:family="text"/>
    <style:style style:name="T141_113" style:family="text"/>
    <style:style style:name="T141_114" style:family="text"/>
    <style:style style:name="T141_115" style:family="text"/>
    <style:style style:name="T141_116" style:family="text"/>
    <style:style style:name="T141_117" style:family="text"/>
    <style:style style:name="T141_118" style:family="text"/>
    <style:style style:name="T141_119" style:family="text"/>
    <style:style style:name="T141_120" style:family="text"/>
    <style:style style:name="T141_121" style:family="text"/>
    <style:style style:name="T141_122" style:family="text"/>
    <style:style style:name="T141_123" style:family="text"/>
    <style:style style:name="T141_124" style:family="text"/>
    <style:style style:name="T141_125" style:family="text"/>
    <style:style style:name="T141_126" style:family="text"/>
    <style:style style:name="T141_127" style:family="text"/>
    <style:style style:name="T141_128" style:family="text"/>
    <style:style style:name="T141_129" style:family="text"/>
    <style:style style:name="T141_130" style:family="text"/>
    <style:style style:name="T141_131" style:family="text"/>
    <style:style style:name="T141_132" style:family="text"/>
    <style:style style:name="T141_133" style:family="text"/>
    <style:style style:name="T141_134" style:family="text"/>
    <style:style style:name="T141_135" style:family="text"/>
    <style:style style:name="T141_136" style:family="text"/>
    <style:style style:name="T141_137" style:family="text"/>
    <style:style style:name="T141_138" style:family="text"/>
    <style:style style:name="T141_139" style:family="text"/>
    <style:style style:name="T141_140" style:family="text"/>
    <style:style style:name="T141_141" style:family="text"/>
    <style:style style:name="T141_142" style:family="text"/>
    <style:style style:name="T141_143" style:family="text"/>
    <style:style style:name="T141_144" style:family="text"/>
    <style:style style:name="T141_145" style:family="text"/>
    <style:style style:name="T141_146" style:family="text"/>
    <style:style style:name="T141_147" style:family="text"/>
    <style:style style:name="T141_148" style:family="text"/>
    <style:style style:name="T141_149" style:family="text"/>
    <style:style style:name="T141_150" style:family="text"/>
    <style:style style:name="T141_151" style:family="text"/>
    <style:style style:name="T141_152" style:family="text"/>
    <style:style style:name="T141_153" style:family="text"/>
    <style:style style:name="T141_154" style:family="text"/>
    <style:style style:name="T141_155" style:family="text"/>
    <style:style style:name="T141_156" style:family="text"/>
    <style:style style:name="P142" style:family="paragraph" style:parent-style-name="Standard">
      <style:paragraph-properties fo:break-before="auto" style:writing-mode="lr-tb"/>
    </style:style>
    <style:style style:name="P143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144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145" style:family="paragraph" style:parent-style-name="Standard">
      <style:paragraph-properties fo:break-before="auto" style:writing-mode="lr-tb"/>
    </style:style>
    <style:style style:name="P146" style:family="paragraph" style:parent-style-name="Standard">
      <style:paragraph-properties fo:break-before="auto" fo:margin-top="0cm" fo:margin-bottom="0cm" style:writing-mode="lr-tb"/>
    </style:style>
    <style:style style:name="T146_1" style:family="text">
      <style:text-properties fo:font-weight="bold" style:font-weight-asian="bold" style:font-weight-complex="bold"/>
    </style:style>
    <style:style style:name="T146_2" style:family="text">
      <style:text-properties fo:font-weight="bold" style:font-weight-asian="bold" style:font-weight-complex="bold"/>
    </style:style>
    <style:style style:name="T146_3" style:family="text">
      <style:text-properties fo:font-weight="bold" style:font-weight-asian="bold" style:font-weight-complex="bold"/>
    </style:style>
    <style:style style:name="T146_4" style:family="text">
      <style:text-properties fo:font-weight="bold" style:font-weight-asian="bold" style:font-weight-complex="bold"/>
    </style:style>
    <style:style style:name="T146_5" style:family="text">
      <style:text-properties fo:font-weight="bold" style:font-weight-asian="bold" style:font-weight-complex="bold"/>
    </style:style>
    <style:style style:name="T146_6" style:family="text">
      <style:text-properties fo:font-weight="bold" style:font-weight-asian="bold" style:font-weight-complex="bold"/>
    </style:style>
    <style:style style:name="T146_7" style:family="text">
      <style:text-properties fo:font-weight="bold" style:font-weight-asian="bold" style:font-weight-complex="bold"/>
    </style:style>
    <style:style style:name="T146_8" style:family="text">
      <style:text-properties fo:font-weight="bold" style:font-weight-asian="bold" style:font-weight-complex="bold"/>
    </style:style>
    <style:style style:name="T146_9" style:family="text">
      <style:text-properties fo:font-weight="bold" style:font-weight-asian="bold" style:font-weight-complex="bold"/>
    </style:style>
    <style:style style:name="T146_10" style:family="text">
      <style:text-properties fo:font-weight="bold" style:font-weight-asian="bold" style:font-weight-complex="bold"/>
    </style:style>
    <style:style style:name="T146_11" style:family="text">
      <style:text-properties fo:font-weight="bold" style:font-weight-asian="bold" style:font-weight-complex="bold"/>
    </style:style>
    <style:style style:name="T146_12" style:family="text">
      <style:text-properties fo:font-weight="bold" style:font-weight-asian="bold" style:font-weight-complex="bold"/>
    </style:style>
    <style:style style:name="T146_13" style:family="text">
      <style:text-properties fo:font-weight="bold" style:font-weight-asian="bold" style:font-weight-complex="bold"/>
    </style:style>
    <style:style style:name="T146_14" style:family="text">
      <style:text-properties fo:font-weight="bold" style:font-weight-asian="bold" style:font-weight-complex="bold"/>
    </style:style>
    <style:style style:name="T146_15" style:family="text">
      <style:text-properties fo:font-weight="bold" style:font-weight-asian="bold" style:font-weight-complex="bold"/>
    </style:style>
    <style:style style:name="T146_16" style:family="text">
      <style:text-properties fo:font-weight="bold" style:font-weight-asian="bold" style:font-weight-complex="bold"/>
    </style:style>
    <style:style style:name="T146_17" style:family="text">
      <style:text-properties fo:font-weight="bold" style:font-weight-asian="bold" style:font-weight-complex="bold"/>
    </style:style>
    <style:style style:name="T146_18" style:family="text">
      <style:text-properties fo:font-weight="bold" style:font-weight-asian="bold" style:font-weight-complex="bold"/>
    </style:style>
    <style:style style:name="T146_19" style:family="text">
      <style:text-properties fo:font-weight="bold" style:font-weight-asian="bold" style:font-weight-complex="bold"/>
    </style:style>
    <style:style style:name="T146_20" style:family="text">
      <style:text-properties fo:font-weight="bold" style:font-weight-asian="bold" style:font-weight-complex="bold"/>
    </style:style>
    <style:style style:name="T146_21" style:family="text">
      <style:text-properties fo:font-weight="bold" style:font-weight-asian="bold" style:font-weight-complex="bold"/>
    </style:style>
    <style:style style:name="T146_22" style:family="text">
      <style:text-properties fo:font-weight="bold" style:font-weight-asian="bold" style:font-weight-complex="bold"/>
    </style:style>
    <style:style style:name="T146_23" style:family="text">
      <style:text-properties fo:font-weight="bold" style:font-weight-asian="bold" style:font-weight-complex="bold"/>
    </style:style>
    <style:style style:name="T146_24" style:family="text">
      <style:text-properties fo:font-weight="bold" style:font-weight-asian="bold" style:font-weight-complex="bold"/>
    </style:style>
    <style:style style:name="T146_25" style:family="text">
      <style:text-properties fo:font-weight="bold" style:font-weight-asian="bold" style:font-weight-complex="bold"/>
    </style:style>
    <style:style style:name="T146_26" style:family="text">
      <style:text-properties fo:font-weight="bold" style:font-weight-asian="bold" style:font-weight-complex="bold"/>
    </style:style>
    <style:style style:name="T146_27" style:family="text">
      <style:text-properties fo:font-weight="bold" style:font-weight-asian="bold" style:font-weight-complex="bold"/>
    </style:style>
    <style:style style:name="T146_28" style:family="text">
      <style:text-properties fo:font-weight="bold" style:font-weight-asian="bold" style:font-weight-complex="bold"/>
    </style:style>
    <style:style style:name="P147" style:family="paragraph" style:parent-style-name="Standard">
      <style:paragraph-properties fo:break-before="auto" style:writing-mode="lr-tb"/>
    </style:style>
    <style:style style:name="P148" style:family="paragraph" style:parent-style-name="Standard">
      <style:paragraph-properties fo:break-before="auto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T148_20" style:family="text"/>
    <style:style style:name="T148_21" style:family="text"/>
    <style:style style:name="T148_22" style:family="text"/>
    <style:style style:name="T148_23" style:family="text"/>
    <style:style style:name="T148_24" style:family="text"/>
    <style:style style:name="T148_25" style:family="text"/>
    <style:style style:name="T148_26" style:family="text"/>
    <style:style style:name="T148_27" style:family="text"/>
    <style:style style:name="T148_28" style:family="text"/>
    <style:style style:name="T148_29" style:family="text"/>
    <style:style style:name="T148_30" style:family="text"/>
    <style:style style:name="T148_31" style:family="text"/>
    <style:style style:name="T148_32" style:family="text"/>
    <style:style style:name="T148_33" style:family="text"/>
    <style:style style:name="T148_34" style:family="text"/>
    <style:style style:name="T148_35" style:family="text"/>
    <style:style style:name="T148_36" style:family="text"/>
    <style:style style:name="T148_37" style:family="text"/>
    <style:style style:name="T148_38" style:family="text"/>
    <style:style style:name="T148_39" style:family="text"/>
    <style:style style:name="T148_40" style:family="text"/>
    <style:style style:name="T148_41" style:family="text"/>
    <style:style style:name="T148_42" style:family="text"/>
    <style:style style:name="T148_43" style:family="text"/>
    <style:style style:name="T148_44" style:family="text"/>
    <style:style style:name="T148_45" style:family="text"/>
    <style:style style:name="T148_46" style:family="text"/>
    <style:style style:name="T148_47" style:family="text"/>
    <style:style style:name="T148_48" style:family="text"/>
    <style:style style:name="T148_49" style:family="text"/>
    <style:style style:name="T148_50" style:family="text"/>
    <style:style style:name="T148_51" style:family="text"/>
    <style:style style:name="T148_52" style:family="text"/>
    <style:style style:name="T148_53" style:family="text"/>
    <style:style style:name="T148_54" style:family="text"/>
    <style:style style:name="T148_55" style:family="text"/>
    <style:style style:name="T148_56" style:family="text"/>
    <style:style style:name="T148_57" style:family="text"/>
    <style:style style:name="T148_58" style:family="text"/>
    <style:style style:name="T148_59" style:family="text"/>
    <style:style style:name="T148_60" style:family="text"/>
    <style:style style:name="T148_61" style:family="text"/>
    <style:style style:name="T148_62" style:family="text"/>
    <style:style style:name="T148_63" style:family="text"/>
    <style:style style:name="T148_64" style:family="text"/>
    <style:style style:name="T148_65" style:family="text"/>
    <style:style style:name="T148_66" style:family="text"/>
    <style:style style:name="T148_67" style:family="text"/>
    <style:style style:name="T148_68" style:family="text"/>
    <style:style style:name="T148_69" style:family="text"/>
    <style:style style:name="T148_70" style:family="text"/>
    <style:style style:name="T148_71" style:family="text"/>
    <style:style style:name="T148_72" style:family="text"/>
    <style:style style:name="T148_73" style:family="text"/>
    <style:style style:name="T148_74" style:family="text"/>
    <style:style style:name="T148_75" style:family="text"/>
    <style:style style:name="T148_76" style:family="text"/>
    <style:style style:name="T148_77" style:family="text"/>
    <style:style style:name="T148_78" style:family="text"/>
    <style:style style:name="T148_79" style:family="text"/>
    <style:style style:name="T148_80" style:family="text"/>
    <style:style style:name="T148_81" style:family="text"/>
    <style:style style:name="T148_82" style:family="text"/>
    <style:style style:name="T148_83" style:family="text"/>
    <style:style style:name="T148_84" style:family="text"/>
    <style:style style:name="T148_85" style:family="text"/>
    <style:style style:name="T148_86" style:family="text"/>
    <style:style style:name="T148_87" style:family="text"/>
    <style:style style:name="T148_88" style:family="text"/>
    <style:style style:name="T148_89" style:family="text"/>
    <style:style style:name="T148_90" style:family="text"/>
    <style:style style:name="T148_91" style:family="text"/>
    <style:style style:name="T148_92" style:family="text"/>
    <style:style style:name="T148_93" style:family="text"/>
    <style:style style:name="T148_94" style:family="text"/>
    <style:style style:name="T148_95" style:family="text"/>
    <style:style style:name="T148_96" style:family="text"/>
    <style:style style:name="T148_97" style:family="text"/>
    <style:style style:name="T148_98" style:family="text"/>
    <style:style style:name="T148_99" style:family="text"/>
    <style:style style:name="T148_100" style:family="text"/>
    <style:style style:name="T148_101" style:family="text"/>
    <style:style style:name="T148_102" style:family="text"/>
    <style:style style:name="T148_103" style:family="text"/>
    <style:style style:name="T148_104" style:family="text"/>
    <style:style style:name="T148_105" style:family="text"/>
    <style:style style:name="T148_106" style:family="text"/>
    <style:style style:name="T148_107" style:family="text"/>
    <style:style style:name="T148_108" style:family="text"/>
    <style:style style:name="T148_109" style:family="text"/>
    <style:style style:name="T148_110" style:family="text"/>
    <style:style style:name="T148_111" style:family="text"/>
    <style:style style:name="T148_112" style:family="text"/>
    <style:style style:name="T148_113" style:family="text"/>
    <style:style style:name="T148_114" style:family="text"/>
    <style:style style:name="T148_115" style:family="text"/>
    <style:style style:name="T148_116" style:family="text"/>
    <style:style style:name="T148_117" style:family="text"/>
    <style:style style:name="T148_118" style:family="text"/>
    <style:style style:name="T148_119" style:family="text"/>
    <style:style style:name="T148_120" style:family="text"/>
    <style:style style:name="T148_121" style:family="text"/>
    <style:style style:name="T148_122" style:family="text"/>
    <style:style style:name="T148_123" style:family="text"/>
    <style:style style:name="T148_124" style:family="text"/>
    <style:style style:name="T148_125" style:family="text"/>
    <style:style style:name="T148_126" style:family="text"/>
    <style:style style:name="T148_127" style:family="text"/>
    <style:style style:name="T148_128" style:family="text"/>
    <style:style style:name="T148_129" style:family="text"/>
    <style:style style:name="T148_130" style:family="text"/>
    <style:style style:name="T148_131" style:family="text"/>
    <style:style style:name="T148_132" style:family="text"/>
    <style:style style:name="T148_133" style:family="text"/>
    <style:style style:name="T148_134" style:family="text"/>
    <style:style style:name="T148_135" style:family="text"/>
    <style:style style:name="T148_136" style:family="text"/>
    <style:style style:name="T148_137" style:family="text"/>
    <style:style style:name="T148_138" style:family="text"/>
    <style:style style:name="T148_139" style:family="text"/>
    <style:style style:name="T148_140" style:family="text"/>
    <style:style style:name="T148_141" style:family="text"/>
    <style:style style:name="T148_142" style:family="text"/>
    <style:style style:name="T148_143" style:family="text"/>
    <style:style style:name="T148_144" style:family="text"/>
    <style:style style:name="T148_145" style:family="text"/>
    <style:style style:name="T148_146" style:family="text"/>
    <style:style style:name="T148_147" style:family="text"/>
    <style:style style:name="T148_148" style:family="text"/>
    <style:style style:name="T148_149" style:family="text"/>
    <style:style style:name="T148_150" style:family="text"/>
    <style:style style:name="T148_151" style:family="text"/>
    <style:style style:name="T148_152" style:family="text"/>
    <style:style style:name="T148_153" style:family="text"/>
    <style:style style:name="T148_154" style:family="text"/>
    <style:style style:name="T148_155" style:family="text"/>
    <style:style style:name="T148_156" style:family="text"/>
    <style:style style:name="T148_157" style:family="text"/>
    <style:style style:name="T148_158" style:family="text"/>
    <style:style style:name="T148_159" style:family="text"/>
    <style:style style:name="T148_160" style:family="text"/>
    <style:style style:name="T148_161" style:family="text"/>
    <style:style style:name="T148_162" style:family="text"/>
    <style:style style:name="T148_163" style:family="text"/>
    <style:style style:name="T148_164" style:family="text"/>
    <style:style style:name="T148_165" style:family="text"/>
    <style:style style:name="T148_166" style:family="text"/>
    <style:style style:name="T148_167" style:family="text"/>
    <style:style style:name="T148_168" style:family="text"/>
    <style:style style:name="T148_169" style:family="text"/>
    <style:style style:name="T148_170" style:family="text"/>
    <style:style style:name="T148_171" style:family="text"/>
    <style:style style:name="T148_172" style:family="text"/>
    <style:style style:name="T148_173" style:family="text"/>
    <style:style style:name="T148_174" style:family="text"/>
    <style:style style:name="T148_175" style:family="text"/>
    <style:style style:name="T148_176" style:family="text"/>
    <style:style style:name="T148_177" style:family="text"/>
    <style:style style:name="T148_178" style:family="text"/>
    <style:style style:name="T148_179" style:family="text"/>
    <style:style style:name="T148_180" style:family="text"/>
    <style:style style:name="T148_181" style:family="text"/>
    <style:style style:name="T148_182" style:family="text"/>
    <style:style style:name="T148_183" style:family="text"/>
    <style:style style:name="T148_184" style:family="text"/>
    <style:style style:name="T148_185" style:family="text"/>
    <style:style style:name="T148_186" style:family="text"/>
    <style:style style:name="T148_187" style:family="text"/>
    <style:style style:name="T148_188" style:family="text"/>
    <style:style style:name="T148_189" style:family="text"/>
    <style:style style:name="T148_190" style:family="text"/>
    <style:style style:name="T148_191" style:family="text"/>
    <style:style style:name="T148_192" style:family="text"/>
    <style:style style:name="T148_193" style:family="text"/>
    <style:style style:name="T148_194" style:family="text"/>
    <style:style style:name="T148_195" style:family="text"/>
    <style:style style:name="T148_196" style:family="text"/>
    <style:style style:name="T148_197" style:family="text"/>
    <style:style style:name="T148_198" style:family="text"/>
    <style:style style:name="T148_199" style:family="text"/>
    <style:style style:name="T148_200" style:family="text"/>
    <style:style style:name="T148_201" style:family="text"/>
    <style:style style:name="T148_202" style:family="text"/>
    <style:style style:name="T148_203" style:family="text"/>
    <style:style style:name="T148_204" style:family="text"/>
    <style:style style:name="T148_205" style:family="text"/>
    <style:style style:name="T148_206" style:family="text"/>
    <style:style style:name="T148_207" style:family="text"/>
    <style:style style:name="T148_208" style:family="text"/>
    <style:style style:name="T148_209" style:family="text"/>
    <style:style style:name="T148_210" style:family="text"/>
    <style:style style:name="T148_211" style:family="text"/>
    <style:style style:name="T148_212" style:family="text"/>
    <style:style style:name="T148_213" style:family="text"/>
    <style:style style:name="T148_214" style:family="text"/>
    <style:style style:name="T148_215" style:family="text"/>
    <style:style style:name="T148_216" style:family="text"/>
    <style:style style:name="T148_217" style:family="text"/>
    <style:style style:name="T148_218" style:family="text"/>
    <style:style style:name="T148_219" style:family="text"/>
    <style:style style:name="T148_220" style:family="text"/>
    <style:style style:name="T148_221" style:family="text"/>
    <style:style style:name="T148_222" style:family="text"/>
    <style:style style:name="T148_223" style:family="text"/>
    <style:style style:name="T148_224" style:family="text"/>
    <style:style style:name="P149" style:family="paragraph" style:parent-style-name="Standard">
      <style:paragraph-properties fo:break-before="auto" style:writing-mode="lr-tb"/>
    </style:style>
    <style:style style:name="P150" style:family="paragraph" style:parent-style-name="Standard">
      <style:paragraph-properties fo:break-before="auto" style:writing-mode="lr-tb"/>
    </style:style>
    <style:style style:name="P151" style:family="paragraph" style:parent-style-name="Standard">
      <style:paragraph-properties fo:break-before="auto" fo:margin-top="0cm" fo:margin-bottom="0cm" style:writing-mode="lr-tb"/>
    </style:style>
    <style:style style:name="T151_1" style:family="text">
      <style:text-properties fo:font-weight="bold" style:font-weight-asian="bold" style:font-weight-complex="bold"/>
    </style:style>
    <style:style style:name="T151_2" style:family="text">
      <style:text-properties fo:font-weight="bold" style:font-weight-asian="bold" style:font-weight-complex="bold"/>
    </style:style>
    <style:style style:name="T151_3" style:family="text">
      <style:text-properties fo:font-weight="bold" style:font-weight-asian="bold" style:font-weight-complex="bold"/>
    </style:style>
    <style:style style:name="T151_4" style:family="text">
      <style:text-properties fo:font-weight="bold" style:font-weight-asian="bold" style:font-weight-complex="bold"/>
    </style:style>
    <style:style style:name="T151_5" style:family="text">
      <style:text-properties fo:font-weight="bold" style:font-weight-asian="bold" style:font-weight-complex="bold"/>
    </style:style>
    <style:style style:name="T151_6" style:family="text">
      <style:text-properties fo:font-weight="bold" style:font-weight-asian="bold" style:font-weight-complex="bold"/>
    </style:style>
    <style:style style:name="T151_7" style:family="text">
      <style:text-properties fo:font-weight="bold" style:font-weight-asian="bold" style:font-weight-complex="bold"/>
    </style:style>
    <style:style style:name="T151_8" style:family="text">
      <style:text-properties fo:font-weight="bold" style:font-weight-asian="bold" style:font-weight-complex="bold"/>
    </style:style>
    <style:style style:name="T151_9" style:family="text">
      <style:text-properties fo:font-weight="bold" style:font-weight-asian="bold" style:font-weight-complex="bold"/>
    </style:style>
    <style:style style:name="T151_10" style:family="text">
      <style:text-properties fo:font-weight="bold" style:font-weight-asian="bold" style:font-weight-complex="bold"/>
    </style:style>
    <style:style style:name="T151_11" style:family="text">
      <style:text-properties fo:font-weight="bold" style:font-weight-asian="bold" style:font-weight-complex="bold"/>
    </style:style>
    <style:style style:name="T151_12" style:family="text">
      <style:text-properties fo:font-weight="bold" style:font-weight-asian="bold" style:font-weight-complex="bold"/>
    </style:style>
    <style:style style:name="T151_13" style:family="text">
      <style:text-properties fo:font-weight="bold" style:font-weight-asian="bold" style:font-weight-complex="bold"/>
    </style:style>
    <style:style style:name="T151_14" style:family="text">
      <style:text-properties fo:font-weight="bold" style:font-weight-asian="bold" style:font-weight-complex="bold"/>
    </style:style>
    <style:style style:name="T151_15" style:family="text">
      <style:text-properties fo:font-weight="bold" style:font-weight-asian="bold" style:font-weight-complex="bold"/>
    </style:style>
    <style:style style:name="T151_16" style:family="text">
      <style:text-properties fo:font-weight="bold" style:font-weight-asian="bold" style:font-weight-complex="bold"/>
    </style:style>
    <style:style style:name="T151_17" style:family="text">
      <style:text-properties fo:font-weight="bold" style:font-weight-asian="bold" style:font-weight-complex="bold"/>
    </style:style>
    <style:style style:name="T151_18" style:family="text">
      <style:text-properties fo:font-weight="bold" style:font-weight-asian="bold" style:font-weight-complex="bold"/>
    </style:style>
    <style:style style:name="T151_19" style:family="text">
      <style:text-properties fo:font-weight="bold" style:font-weight-asian="bold" style:font-weight-complex="bold"/>
    </style:style>
    <style:style style:name="T151_20" style:family="text">
      <style:text-properties fo:font-weight="bold" style:font-weight-asian="bold" style:font-weight-complex="bold"/>
    </style:style>
    <style:style style:name="T151_21" style:family="text">
      <style:text-properties fo:font-weight="bold" style:font-weight-asian="bold" style:font-weight-complex="bold"/>
    </style:style>
    <style:style style:name="T151_22" style:family="text">
      <style:text-properties fo:font-weight="bold" style:font-weight-asian="bold" style:font-weight-complex="bold"/>
    </style:style>
    <style:style style:name="T151_23" style:family="text">
      <style:text-properties fo:font-weight="bold" style:font-weight-asian="bold" style:font-weight-complex="bold"/>
    </style:style>
    <style:style style:name="T151_24" style:family="text">
      <style:text-properties fo:font-weight="bold" style:font-weight-asian="bold" style:font-weight-complex="bold"/>
    </style:style>
    <style:style style:name="T151_25" style:family="text">
      <style:text-properties fo:font-weight="bold" style:font-weight-asian="bold" style:font-weight-complex="bold"/>
    </style:style>
    <style:style style:name="T151_26" style:family="text">
      <style:text-properties fo:font-weight="bold" style:font-weight-asian="bold" style:font-weight-complex="bold"/>
    </style:style>
    <style:style style:name="T151_27" style:family="text">
      <style:text-properties fo:font-weight="bold" style:font-weight-asian="bold" style:font-weight-complex="bold"/>
    </style:style>
    <style:style style:name="T151_28" style:family="text">
      <style:text-properties fo:font-weight="bold" style:font-weight-asian="bold" style:font-weight-complex="bold"/>
    </style:style>
    <style:style style:name="T151_29" style:family="text">
      <style:text-properties fo:font-weight="bold" style:font-weight-asian="bold" style:font-weight-complex="bold"/>
    </style:style>
    <style:style style:name="T151_30" style:family="text">
      <style:text-properties fo:font-weight="bold" style:font-weight-asian="bold" style:font-weight-complex="bold"/>
    </style:style>
    <style:style style:name="T151_31" style:family="text">
      <style:text-properties fo:font-weight="bold" style:font-weight-asian="bold" style:font-weight-complex="bold"/>
    </style:style>
    <style:style style:name="T151_32" style:family="text">
      <style:text-properties fo:font-weight="bold" style:font-weight-asian="bold" style:font-weight-complex="bold"/>
    </style:style>
    <style:style style:name="T151_33" style:family="text">
      <style:text-properties fo:font-weight="bold" style:font-weight-asian="bold" style:font-weight-complex="bold"/>
    </style:style>
    <style:style style:name="T151_34" style:family="text">
      <style:text-properties fo:font-weight="bold" style:font-weight-asian="bold" style:font-weight-complex="bold"/>
    </style:style>
    <style:style style:name="P152" style:family="paragraph" style:parent-style-name="Standard">
      <style:paragraph-properties fo:break-before="auto" style:writing-mode="lr-tb"/>
    </style:style>
    <style:style style:name="P153" style:family="paragraph" style:parent-style-name="Standard">
      <style:paragraph-properties fo:break-before="auto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T153_21" style:family="text"/>
    <style:style style:name="T153_22" style:family="text"/>
    <style:style style:name="T153_23" style:family="text"/>
    <style:style style:name="T153_24" style:family="text"/>
    <style:style style:name="T153_25" style:family="text"/>
    <style:style style:name="T153_26" style:family="text"/>
    <style:style style:name="T153_27" style:family="text"/>
    <style:style style:name="T153_28" style:family="text"/>
    <style:style style:name="T153_29" style:family="text"/>
    <style:style style:name="T153_30" style:family="text"/>
    <style:style style:name="T153_31" style:family="text"/>
    <style:style style:name="T153_32" style:family="text"/>
    <style:style style:name="T153_33" style:family="text"/>
    <style:style style:name="T153_34" style:family="text"/>
    <style:style style:name="T153_35" style:family="text"/>
    <style:style style:name="T153_36" style:family="text"/>
    <style:style style:name="T153_37" style:family="text"/>
    <style:style style:name="T153_38" style:family="text"/>
    <style:style style:name="T153_39" style:family="text"/>
    <style:style style:name="T153_40" style:family="text"/>
    <style:style style:name="T153_41" style:family="text"/>
    <style:style style:name="T153_42" style:family="text"/>
    <style:style style:name="T153_43" style:family="text"/>
    <style:style style:name="T153_44" style:family="text"/>
    <style:style style:name="T153_45" style:family="text"/>
    <style:style style:name="T153_46" style:family="text"/>
    <style:style style:name="T153_47" style:family="text"/>
    <style:style style:name="T153_48" style:family="text"/>
    <style:style style:name="T153_49" style:family="text"/>
    <style:style style:name="T153_50" style:family="text"/>
    <style:style style:name="T153_51" style:family="text"/>
    <style:style style:name="T153_52" style:family="text"/>
    <style:style style:name="T153_53" style:family="text"/>
    <style:style style:name="T153_54" style:family="text"/>
    <style:style style:name="T153_55" style:family="text"/>
    <style:style style:name="T153_56" style:family="text"/>
    <style:style style:name="T153_57" style:family="text"/>
    <style:style style:name="T153_58" style:family="text"/>
    <style:style style:name="T153_59" style:family="text"/>
    <style:style style:name="T153_60" style:family="text"/>
    <style:style style:name="T153_61" style:family="text"/>
    <style:style style:name="T153_62" style:family="text"/>
    <style:style style:name="T153_63" style:family="text"/>
    <style:style style:name="T153_64" style:family="text"/>
    <style:style style:name="T153_65" style:family="text"/>
    <style:style style:name="T153_66" style:family="text"/>
    <style:style style:name="T153_67" style:family="text"/>
    <style:style style:name="T153_68" style:family="text"/>
    <style:style style:name="T153_69" style:family="text"/>
    <style:style style:name="T153_70" style:family="text"/>
    <style:style style:name="T153_71" style:family="text"/>
    <style:style style:name="T153_72" style:family="text"/>
    <style:style style:name="T153_73" style:family="text"/>
    <style:style style:name="T153_74" style:family="text"/>
    <style:style style:name="T153_75" style:family="text"/>
    <style:style style:name="T153_76" style:family="text"/>
    <style:style style:name="T153_77" style:family="text"/>
    <style:style style:name="T153_78" style:family="text"/>
    <style:style style:name="T153_79" style:family="text"/>
    <style:style style:name="T153_80" style:family="text"/>
    <style:style style:name="T153_81" style:family="text"/>
    <style:style style:name="T153_82" style:family="text"/>
    <style:style style:name="T153_83" style:family="text"/>
    <style:style style:name="T153_84" style:family="text"/>
    <style:style style:name="T153_85" style:family="text"/>
    <style:style style:name="T153_86" style:family="text"/>
    <style:style style:name="T153_87" style:family="text"/>
    <style:style style:name="T153_88" style:family="text"/>
    <style:style style:name="T153_89" style:family="text"/>
    <style:style style:name="T153_90" style:family="text"/>
    <style:style style:name="T153_91" style:family="text"/>
    <style:style style:name="T153_92" style:family="text"/>
    <style:style style:name="T153_93" style:family="text"/>
    <style:style style:name="T153_94" style:family="text"/>
    <style:style style:name="T153_95" style:family="text"/>
    <style:style style:name="T153_96" style:family="text"/>
    <style:style style:name="T153_97" style:family="text"/>
    <style:style style:name="T153_98" style:family="text"/>
    <style:style style:name="T153_99" style:family="text"/>
    <style:style style:name="T153_100" style:family="text"/>
    <style:style style:name="T153_101" style:family="text"/>
    <style:style style:name="T153_102" style:family="text"/>
    <style:style style:name="T153_103" style:family="text"/>
    <style:style style:name="T153_104" style:family="text"/>
    <style:style style:name="T153_105" style:family="text"/>
    <style:style style:name="T153_106" style:family="text"/>
    <style:style style:name="T153_107" style:family="text"/>
    <style:style style:name="T153_108" style:family="text"/>
    <style:style style:name="T153_109" style:family="text"/>
    <style:style style:name="T153_110" style:family="text"/>
    <style:style style:name="T153_111" style:family="text"/>
    <style:style style:name="T153_112" style:family="text"/>
    <style:style style:name="T153_113" style:family="text"/>
    <style:style style:name="T153_114" style:family="text"/>
    <style:style style:name="T153_115" style:family="text"/>
    <style:style style:name="T153_116" style:family="text"/>
    <style:style style:name="T153_117" style:family="text"/>
    <style:style style:name="T153_118" style:family="text"/>
    <style:style style:name="T153_119" style:family="text"/>
    <style:style style:name="T153_120" style:family="text"/>
    <style:style style:name="T153_121" style:family="text"/>
    <style:style style:name="T153_122" style:family="text"/>
    <style:style style:name="T153_123" style:family="text"/>
    <style:style style:name="T153_124" style:family="text"/>
    <style:style style:name="T153_125" style:family="text"/>
    <style:style style:name="T153_126" style:family="text">
      <style:text-properties fo:color="#1155cc" style:text-underline-style="solid" style:text-underline-color="font-color"/>
    </style:style>
    <style:style style:name="T153_127" style:family="text"/>
    <style:style style:name="T153_128" style:family="text">
      <style:text-properties fo:color="#1155cc" style:text-underline-style="solid" style:text-underline-color="font-color"/>
    </style:style>
    <style:style style:name="T153_129" style:family="text"/>
    <style:style style:name="T153_130" style:family="text">
      <style:text-properties fo:color="#1155cc" style:text-underline-style="solid" style:text-underline-color="font-color"/>
    </style:style>
    <style:style style:name="T153_131" style:family="text" style:parent-style-name="Standard"/>
    <style:style style:name="P154" style:family="paragraph" style:parent-style-name="Standard">
      <style:paragraph-properties fo:break-before="auto" style:writing-mode="lr-tb"/>
    </style:style>
    <style:style style:name="T154_1" style:family="text">
      <style:text-properties fo:font-size="10pt" style:font-size-asian="10pt" style:font-size-complex="10pt"/>
    </style:style>
    <style:style style:name="T154_2" style:family="text">
      <style:text-properties fo:font-size="10pt" style:font-size-asian="10pt" style:font-size-complex="10pt"/>
    </style:style>
    <style:style style:name="T154_3" style:family="text">
      <style:text-properties fo:font-size="10pt" style:font-size-asian="10pt" style:font-size-complex="10pt"/>
    </style:style>
    <style:style style:name="T154_4" style:family="text">
      <style:text-properties fo:font-size="10pt" style:font-size-asian="10pt" style:font-size-complex="10pt"/>
    </style:style>
    <style:style style:name="T154_5" style:family="text">
      <style:text-properties fo:font-size="10pt" style:font-size-asian="10pt" style:font-size-complex="10pt"/>
    </style:style>
    <style:style style:name="T154_6" style:family="text">
      <style:text-properties fo:font-size="10pt" style:font-size-asian="10pt" style:font-size-complex="10pt"/>
    </style:style>
    <style:style style:name="T154_7" style:family="text">
      <style:text-properties fo:font-size="10pt" style:font-size-asian="10pt" style:font-size-complex="10pt"/>
    </style:style>
    <style:style style:name="T154_8" style:family="text">
      <style:text-properties fo:font-size="10pt" style:font-size-asian="10pt" style:font-size-complex="10pt"/>
    </style:style>
    <style:style style:name="T154_9" style:family="text">
      <style:text-properties fo:font-size="10pt" style:font-size-asian="10pt" style:font-size-complex="10pt"/>
    </style:style>
    <style:style style:name="T154_10" style:family="text"/>
    <style:style style:name="T154_11" style:family="text">
      <style:text-properties fo:color="#1155cc" fo:font-size="10pt" style:font-size-asian="10pt" style:font-size-complex="10pt" style:text-underline-style="solid" style:text-underline-color="font-color"/>
    </style:style>
    <style:style style:name="T154_12" style:family="text"/>
    <style:style style:name="T154_13" style:family="text">
      <style:text-properties fo:color="#1155cc" fo:font-size="10pt" style:font-size-asian="10pt" style:font-size-complex="10pt" style:text-underline-style="solid" style:text-underline-color="font-color"/>
    </style:style>
    <style:style style:name="T154_14" style:family="text"/>
    <style:style style:name="T154_15" style:family="text">
      <style:text-properties fo:color="#1155cc" fo:font-size="10pt" style:font-size-asian="10pt" style:font-size-complex="10pt" style:text-underline-style="solid" style:text-underline-color="font-color"/>
    </style:style>
    <style:style style:name="T154_16" style:family="text"/>
    <style:style style:name="T154_17" style:family="text">
      <style:text-properties fo:color="#1155cc" fo:font-size="10pt" style:font-size-asian="10pt" style:font-size-complex="10pt" style:text-underline-style="solid" style:text-underline-color="font-color"/>
    </style:style>
    <style:style style:name="T154_18" style:family="text"/>
    <style:style style:name="T154_19" style:family="text">
      <style:text-properties fo:color="#1155cc" fo:font-size="10pt" style:font-size-asian="10pt" style:font-size-complex="10pt" style:text-underline-style="solid" style:text-underline-color="font-color"/>
    </style:style>
    <style:style style:name="T154_20" style:family="text"/>
    <style:style style:name="T154_21" style:family="text">
      <style:text-properties fo:color="#1155cc" fo:font-size="10pt" style:font-size-asian="10pt" style:font-size-complex="10pt" style:text-underline-style="solid" style:text-underline-color="font-color"/>
    </style:style>
    <style:style style:name="T154_22" style:family="text"/>
    <style:style style:name="T154_23" style:family="text">
      <style:text-properties fo:color="#1155cc" fo:font-size="10pt" style:font-size-asian="10pt" style:font-size-complex="10pt" style:text-underline-style="solid" style:text-underline-color="font-color"/>
    </style:style>
    <style:style style:name="T154_24" style:family="text"/>
    <style:style style:name="T154_25" style:family="text">
      <style:text-properties fo:color="#1155cc" fo:font-size="10pt" style:font-size-asian="10pt" style:font-size-complex="10pt" style:text-underline-style="solid" style:text-underline-color="font-color"/>
    </style:style>
    <style:style style:name="T154_26" style:family="text"/>
    <style:style style:name="T154_27" style:family="text"/>
    <style:style style:name="T154_28" style:family="text"/>
    <style:style style:name="T154_29" style:family="text"/>
    <style:style style:name="T154_30" style:family="text"/>
    <style:style style:name="T154_31" style:family="text"/>
    <style:style style:name="T154_32" style:family="text"/>
    <style:style style:name="T154_33" style:family="text"/>
    <style:style style:name="T154_34" style:family="text"/>
    <style:style style:name="T154_35" style:family="text"/>
    <style:style style:name="T154_36" style:family="text"/>
    <style:style style:name="T154_37" style:family="text"/>
    <style:style style:name="T154_38" style:family="text"/>
    <style:style style:name="T154_39" style:family="text"/>
    <style:style style:name="T154_40" style:family="text"/>
    <style:style style:name="T154_41" style:family="text"/>
    <style:style style:name="T154_42" style:family="text"/>
    <style:style style:name="T154_43" style:family="text"/>
    <style:style style:name="T154_44" style:family="text"/>
    <style:style style:name="T154_45" style:family="text"/>
    <style:style style:name="T154_46" style:family="text"/>
    <style:style style:name="T154_47" style:family="text"/>
    <style:style style:name="T154_48" style:family="text"/>
    <style:style style:name="T154_49" style:family="text"/>
    <style:style style:name="T154_50" style:family="text"/>
    <style:style style:name="T154_51" style:family="text"/>
    <style:style style:name="T154_52" style:family="text"/>
    <style:style style:name="T154_53" style:family="text"/>
    <style:style style:name="T154_54" style:family="text"/>
    <style:style style:name="T154_55" style:family="text"/>
    <style:style style:name="T154_56" style:family="text"/>
    <style:style style:name="T154_57" style:family="text"/>
    <style:style style:name="T154_58" style:family="text"/>
    <style:style style:name="T154_59" style:family="text"/>
    <style:style style:name="T154_60" style:family="text"/>
    <style:style style:name="T154_61" style:family="text"/>
    <style:style style:name="T154_62" style:family="text"/>
    <style:style style:name="T154_63" style:family="text"/>
    <style:style style:name="T154_64" style:family="text"/>
    <style:style style:name="T154_65" style:family="text"/>
    <style:style style:name="T154_66" style:family="text"/>
    <style:style style:name="P155" style:family="paragraph" style:parent-style-name="Standard">
      <style:paragraph-properties fo:break-before="auto" style:writing-mode="lr-tb"/>
    </style:style>
    <style:style style:name="P156" style:family="paragraph" style:parent-style-name="Standard">
      <style:paragraph-properties fo:break-before="auto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T156_16" style:family="text"/>
    <style:style style:name="T156_17" style:family="text"/>
    <style:style style:name="T156_18" style:family="text"/>
    <style:style style:name="T156_19" style:family="text"/>
    <style:style style:name="T156_20" style:family="text"/>
    <style:style style:name="T156_21" style:family="text"/>
    <style:style style:name="T156_22" style:family="text"/>
    <style:style style:name="T156_23" style:family="text"/>
    <style:style style:name="T156_24" style:family="text"/>
    <style:style style:name="T156_25" style:family="text"/>
    <style:style style:name="T156_26" style:family="text"/>
    <style:style style:name="T156_27" style:family="text"/>
    <style:style style:name="T156_28" style:family="text"/>
    <style:style style:name="T156_29" style:family="text"/>
    <style:style style:name="T156_30" style:family="text"/>
    <style:style style:name="T156_31" style:family="text"/>
    <style:style style:name="T156_32" style:family="text"/>
    <style:style style:name="T156_33" style:family="text"/>
    <style:style style:name="T156_34" style:family="text"/>
    <style:style style:name="T156_35" style:family="text"/>
    <style:style style:name="T156_36" style:family="text"/>
    <style:style style:name="T156_37" style:family="text"/>
    <style:style style:name="T156_38" style:family="text"/>
    <style:style style:name="T156_39" style:family="text"/>
    <style:style style:name="T156_40" style:family="text"/>
    <style:style style:name="T156_41" style:family="text"/>
    <style:style style:name="T156_42" style:family="text"/>
    <style:style style:name="T156_43" style:family="text"/>
    <style:style style:name="T156_44" style:family="text"/>
    <style:style style:name="T156_45" style:family="text"/>
    <style:style style:name="T156_46" style:family="text"/>
    <style:style style:name="T156_47" style:family="text"/>
    <style:style style:name="T156_48" style:family="text"/>
    <style:style style:name="T156_49" style:family="text"/>
    <style:style style:name="T156_50" style:family="text"/>
    <style:style style:name="T156_51" style:family="text"/>
    <style:style style:name="T156_52" style:family="text"/>
    <style:style style:name="T156_53" style:family="text"/>
    <style:style style:name="T156_54" style:family="text"/>
    <style:style style:name="T156_55" style:family="text"/>
    <style:style style:name="T156_56" style:family="text"/>
    <style:style style:name="T156_57" style:family="text"/>
    <style:style style:name="T156_58" style:family="text"/>
    <style:style style:name="T156_59" style:family="text"/>
    <style:style style:name="T156_60" style:family="text"/>
    <style:style style:name="T156_61" style:family="text"/>
    <style:style style:name="T156_62" style:family="text"/>
    <style:style style:name="T156_63" style:family="text"/>
    <style:style style:name="T156_64" style:family="text"/>
    <style:style style:name="T156_65" style:family="text"/>
    <style:style style:name="T156_66" style:family="text"/>
    <style:style style:name="T156_67" style:family="text"/>
    <style:style style:name="T156_68" style:family="text"/>
    <style:style style:name="T156_69" style:family="text"/>
    <style:style style:name="T156_70" style:family="text"/>
    <style:style style:name="T156_71" style:family="text"/>
    <style:style style:name="T156_72" style:family="text"/>
    <style:style style:name="T156_73" style:family="text"/>
    <style:style style:name="T156_74" style:family="text"/>
    <style:style style:name="T156_75" style:family="text"/>
    <style:style style:name="T156_76" style:family="text"/>
    <style:style style:name="T156_77" style:family="text"/>
    <style:style style:name="T156_78" style:family="text"/>
    <style:style style:name="T156_79" style:family="text"/>
    <style:style style:name="T156_80" style:family="text"/>
    <style:style style:name="T156_81" style:family="text"/>
    <style:style style:name="T156_82" style:family="text"/>
    <style:style style:name="T156_83" style:family="text"/>
    <style:style style:name="T156_84" style:family="text"/>
    <style:style style:name="T156_85" style:family="text"/>
    <style:style style:name="T156_86" style:family="text"/>
    <style:style style:name="T156_87" style:family="text"/>
    <style:style style:name="T156_88" style:family="text"/>
    <style:style style:name="T156_89" style:family="text"/>
    <style:style style:name="T156_90" style:family="text"/>
    <style:style style:name="T156_91" style:family="text"/>
    <style:style style:name="T156_92" style:family="text"/>
    <style:style style:name="T156_93" style:family="text"/>
    <style:style style:name="T156_94" style:family="text"/>
    <style:style style:name="T156_95" style:family="text"/>
    <style:style style:name="T156_96" style:family="text"/>
    <style:style style:name="P157" style:family="paragraph" style:parent-style-name="Standard">
      <style:paragraph-properties fo:break-before="auto" style:writing-mode="lr-tb"/>
    </style:style>
    <style:style style:name="P158" style:family="paragraph" style:parent-style-name="Standard">
      <style:paragraph-properties fo:break-before="auto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T158_13" style:family="text"/>
    <style:style style:name="T158_14" style:family="text"/>
    <style:style style:name="T158_15" style:family="text"/>
    <style:style style:name="T158_16" style:family="text"/>
    <style:style style:name="T158_17" style:family="text"/>
    <style:style style:name="T158_18" style:family="text"/>
    <style:style style:name="T158_19" style:family="text"/>
    <style:style style:name="T158_20" style:family="text"/>
    <style:style style:name="T158_21" style:family="text"/>
    <style:style style:name="T158_22" style:family="text"/>
    <style:style style:name="T158_23" style:family="text"/>
    <style:style style:name="T158_24" style:family="text"/>
    <style:style style:name="T158_25" style:family="text"/>
    <style:style style:name="T158_26" style:family="text"/>
    <style:style style:name="P159" style:family="paragraph" style:parent-style-name="Standard">
      <style:paragraph-properties fo:break-before="auto" fo:margin-top="0cm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>
      <style:text-properties fo:color="#1155cc" style:text-underline-style="solid" style:text-underline-color="font-color"/>
    </style:style>
    <style:style style:name="T159_13" style:family="text"/>
    <style:style style:name="T159_14" style:family="text">
      <style:text-properties fo:color="#1155cc" style:text-underline-style="solid" style:text-underline-color="font-color"/>
    </style:style>
    <style:style style:name="T159_15" style:family="text"/>
    <style:style style:name="T159_16" style:family="text">
      <style:text-properties fo:color="#1155cc" style:text-underline-style="solid" style:text-underline-color="font-color"/>
    </style:style>
    <style:style style:name="T159_17" style:family="text"/>
    <style:style style:name="T159_18" style:family="text">
      <style:text-properties fo:color="#1155cc" style:text-underline-style="solid" style:text-underline-color="font-color"/>
    </style:style>
    <style:style style:name="T159_19" style:family="text"/>
    <style:style style:name="T159_20" style:family="text">
      <style:text-properties fo:color="#1155cc" style:text-underline-style="solid" style:text-underline-color="font-color"/>
    </style:style>
    <style:style style:name="T159_21" style:family="text"/>
    <style:style style:name="T159_22" style:family="text">
      <style:text-properties fo:color="#1155cc" style:text-underline-style="solid" style:text-underline-color="font-color"/>
    </style:style>
    <style:style style:name="T159_23" style:family="text"/>
    <style:style style:name="T159_24" style:family="text">
      <style:text-properties fo:color="#1155cc" style:text-underline-style="solid" style:text-underline-color="font-color"/>
    </style:style>
    <style:style style:name="T159_25" style:family="text"/>
    <style:style style:name="T159_26" style:family="text">
      <style:text-properties fo:color="#1155cc" style:text-underline-style="solid" style:text-underline-color="font-color"/>
    </style:style>
    <style:style style:name="T159_27" style:family="text" style:parent-style-name="Standard"/>
    <style:style style:name="P160" style:family="paragraph" style:parent-style-name="Standard">
      <style:paragraph-properties fo:break-before="auto" style:writing-mode="lr-tb"/>
    </style:style>
    <style:style style:name="T160_1" style:family="text">
      <style:text-properties fo:font-size="10pt" style:font-size-asian="10pt" style:font-size-complex="10pt"/>
    </style:style>
    <style:style style:name="T160_2" style:family="text">
      <style:text-properties fo:font-size="10pt" style:font-size-asian="10pt" style:font-size-complex="10pt"/>
    </style:style>
    <style:style style:name="T160_3" style:family="text">
      <style:text-properties fo:font-size="10pt" style:font-size-asian="10pt" style:font-size-complex="10pt"/>
    </style:style>
    <style:style style:name="T160_4" style:family="text">
      <style:text-properties fo:font-size="10pt" style:font-size-asian="10pt" style:font-size-complex="10pt"/>
    </style:style>
    <style:style style:name="T160_5" style:family="text">
      <style:text-properties fo:font-size="10pt" style:font-size-asian="10pt" style:font-size-complex="10pt"/>
    </style:style>
    <style:style style:name="T160_6" style:family="text">
      <style:text-properties fo:font-size="10pt" style:font-size-asian="10pt" style:font-size-complex="10pt"/>
    </style:style>
    <style:style style:name="T160_7" style:family="text">
      <style:text-properties fo:font-size="10pt" style:font-size-asian="10pt" style:font-size-complex="10pt"/>
    </style:style>
    <style:style style:name="T160_8" style:family="text">
      <style:text-properties fo:font-size="10pt" style:font-size-asian="10pt" style:font-size-complex="10pt"/>
    </style:style>
    <style:style style:name="T160_9" style:family="text">
      <style:text-properties fo:font-size="10pt" style:font-size-asian="10pt" style:font-size-complex="10pt"/>
    </style:style>
    <style:style style:name="T160_10" style:family="text">
      <style:text-properties fo:font-size="10pt" style:font-size-asian="10pt" style:font-size-complex="10pt"/>
    </style:style>
    <style:style style:name="T160_11" style:family="text">
      <style:text-properties fo:font-size="10pt" style:font-size-asian="10pt" style:font-size-complex="10pt"/>
    </style:style>
    <style:style style:name="T160_12" style:family="text"/>
    <style:style style:name="T160_13" style:family="text">
      <style:text-properties fo:color="#1155cc" fo:font-size="10pt" style:font-size-asian="10pt" style:font-size-complex="10pt" style:text-underline-style="solid" style:text-underline-color="font-color"/>
    </style:style>
    <style:style style:name="T160_14" style:family="text"/>
    <style:style style:name="T160_15" style:family="text">
      <style:text-properties fo:color="#1155cc" fo:font-size="10pt" style:font-size-asian="10pt" style:font-size-complex="10pt" style:text-underline-style="solid" style:text-underline-color="font-color"/>
    </style:style>
    <style:style style:name="T160_16" style:family="text"/>
    <style:style style:name="T160_17" style:family="text">
      <style:text-properties fo:color="#1155cc" fo:font-size="10pt" style:font-size-asian="10pt" style:font-size-complex="10pt" style:text-underline-style="solid" style:text-underline-color="font-color"/>
    </style:style>
    <style:style style:name="T160_18" style:family="text"/>
    <style:style style:name="T160_19" style:family="text">
      <style:text-properties fo:color="#1155cc" fo:font-size="10pt" style:font-size-asian="10pt" style:font-size-complex="10pt" style:text-underline-style="solid" style:text-underline-color="font-color"/>
    </style:style>
    <style:style style:name="T160_20" style:family="text"/>
    <style:style style:name="T160_21" style:family="text">
      <style:text-properties fo:color="#1155cc" fo:font-size="10pt" style:font-size-asian="10pt" style:font-size-complex="10pt" style:text-underline-style="solid" style:text-underline-color="font-color"/>
    </style:style>
    <style:style style:name="T160_22" style:family="text"/>
    <style:style style:name="T160_23" style:family="text">
      <style:text-properties fo:color="#1155cc" fo:font-size="10pt" style:font-size-asian="10pt" style:font-size-complex="10pt" style:text-underline-style="solid" style:text-underline-color="font-color"/>
    </style:style>
    <style:style style:name="T160_24" style:family="text"/>
    <style:style style:name="T160_25" style:family="text">
      <style:text-properties fo:color="#1155cc" fo:font-size="10pt" style:font-size-asian="10pt" style:font-size-complex="10pt" style:text-underline-style="solid" style:text-underline-color="font-color"/>
    </style:style>
    <style:style style:name="T160_26" style:family="text"/>
    <style:style style:name="T160_27" style:family="text">
      <style:text-properties fo:color="#1155cc" fo:font-size="10pt" style:font-size-asian="10pt" style:font-size-complex="10pt" style:text-underline-style="solid" style:text-underline-color="font-color"/>
    </style:style>
    <style:style style:name="P161" style:family="paragraph" style:parent-style-name="Standard">
      <style:paragraph-properties fo:break-before="auto" fo:margin-top="0cm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T161_13" style:family="text"/>
    <style:style style:name="T161_14" style:family="text"/>
    <style:style style:name="T161_15" style:family="text"/>
    <style:style style:name="T161_16" style:family="text"/>
    <style:style style:name="T161_17" style:family="text"/>
    <style:style style:name="T161_18" style:family="text">
      <style:text-properties fo:color="#1155cc" style:text-underline-style="solid" style:text-underline-color="font-color"/>
    </style:style>
    <style:style style:name="T161_19" style:family="text"/>
    <style:style style:name="T161_20" style:family="text">
      <style:text-properties fo:color="#1155cc" style:text-underline-style="solid" style:text-underline-color="font-color"/>
    </style:style>
    <style:style style:name="T161_21" style:family="text"/>
    <style:style style:name="T161_22" style:family="text">
      <style:text-properties fo:color="#1155cc" style:text-underline-style="solid" style:text-underline-color="font-color"/>
    </style:style>
    <style:style style:name="T161_23" style:family="text"/>
    <style:style style:name="T161_24" style:family="text">
      <style:text-properties fo:color="#1155cc" style:text-underline-style="solid" style:text-underline-color="font-color"/>
    </style:style>
    <style:style style:name="T161_25" style:family="text"/>
    <style:style style:name="T161_26" style:family="text">
      <style:text-properties fo:color="#1155cc" style:text-underline-style="solid" style:text-underline-color="font-color"/>
    </style:style>
    <style:style style:name="T161_27" style:family="text"/>
    <style:style style:name="T161_28" style:family="text">
      <style:text-properties fo:color="#1155cc" style:text-underline-style="solid" style:text-underline-color="font-color"/>
    </style:style>
    <style:style style:name="T161_29" style:family="text"/>
    <style:style style:name="T161_30" style:family="text">
      <style:text-properties fo:color="#1155cc" style:text-underline-style="solid" style:text-underline-color="font-color"/>
    </style:style>
    <style:style style:name="T161_31" style:family="text"/>
    <style:style style:name="T161_32" style:family="text">
      <style:text-properties fo:color="#1155cc" style:text-underline-style="solid" style:text-underline-color="font-color"/>
    </style:style>
    <style:style style:name="T161_33" style:family="text" style:parent-style-name="Standard"/>
    <style:style style:name="P162" style:family="paragraph" style:parent-style-name="Standard">
      <style:paragraph-properties fo:break-before="auto" style:writing-mode="lr-tb"/>
    </style:style>
    <style:style style:name="T162_1" style:family="text">
      <style:text-properties fo:font-size="10pt" style:font-size-asian="10pt" style:font-size-complex="10pt"/>
    </style:style>
    <style:style style:name="T162_2" style:family="text">
      <style:text-properties fo:font-size="10pt" style:font-size-asian="10pt" style:font-size-complex="10pt"/>
    </style:style>
    <style:style style:name="T162_3" style:family="text">
      <style:text-properties fo:font-size="10pt" style:font-size-asian="10pt" style:font-size-complex="10pt"/>
    </style:style>
    <style:style style:name="T162_4" style:family="text">
      <style:text-properties fo:font-size="10pt" style:font-size-asian="10pt" style:font-size-complex="10pt"/>
    </style:style>
    <style:style style:name="T162_5" style:family="text">
      <style:text-properties fo:font-size="10pt" style:font-size-asian="10pt" style:font-size-complex="10pt"/>
    </style:style>
    <style:style style:name="T162_6" style:family="text"/>
    <style:style style:name="T162_7" style:family="text">
      <style:text-properties fo:color="#1155cc" fo:font-size="10pt" style:font-size-asian="10pt" style:font-size-complex="10pt" style:text-underline-style="solid" style:text-underline-color="font-color"/>
    </style:style>
    <style:style style:name="T162_8" style:family="text"/>
    <style:style style:name="T162_9" style:family="text">
      <style:text-properties fo:color="#1155cc" fo:font-size="10pt" style:font-size-asian="10pt" style:font-size-complex="10pt" style:text-underline-style="solid" style:text-underline-color="font-color"/>
    </style:style>
    <style:style style:name="T162_10" style:family="text"/>
    <style:style style:name="T162_11" style:family="text">
      <style:text-properties fo:color="#1155cc" fo:font-size="10pt" style:font-size-asian="10pt" style:font-size-complex="10pt" style:text-underline-style="solid" style:text-underline-color="font-color"/>
    </style:style>
    <style:style style:name="T162_12" style:family="text"/>
    <style:style style:name="T162_13" style:family="text">
      <style:text-properties fo:color="#1155cc" fo:font-size="10pt" style:font-size-asian="10pt" style:font-size-complex="10pt" style:text-underline-style="solid" style:text-underline-color="font-color"/>
    </style:style>
    <style:style style:name="T162_14" style:family="text"/>
    <style:style style:name="T162_15" style:family="text">
      <style:text-properties fo:color="#1155cc" fo:font-size="10pt" style:font-size-asian="10pt" style:font-size-complex="10pt" style:text-underline-style="solid" style:text-underline-color="font-color"/>
    </style:style>
    <style:style style:name="T162_16" style:family="text"/>
    <style:style style:name="T162_17" style:family="text">
      <style:text-properties fo:color="#1155cc" fo:font-size="10pt" style:font-size-asian="10pt" style:font-size-complex="10pt" style:text-underline-style="solid" style:text-underline-color="font-color"/>
    </style:style>
    <style:style style:name="T162_18" style:family="text"/>
    <style:style style:name="T162_19" style:family="text">
      <style:text-properties fo:color="#1155cc" fo:font-size="10pt" style:font-size-asian="10pt" style:font-size-complex="10pt" style:text-underline-style="solid" style:text-underline-color="font-color"/>
    </style:style>
    <style:style style:name="T162_20" style:family="text"/>
    <style:style style:name="T162_21" style:family="text">
      <style:text-properties fo:color="#1155cc" fo:font-size="10pt" style:font-size-asian="10pt" style:font-size-complex="10pt" style:text-underline-style="solid" style:text-underline-color="font-color"/>
    </style:style>
    <style:style style:name="P163" style:family="paragraph" style:parent-style-name="Standard">
      <style:paragraph-properties fo:break-before="auto" fo:margin-top="0cm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>
      <style:text-properties fo:color="#1155cc" style:text-underline-style="solid" style:text-underline-color="font-color"/>
    </style:style>
    <style:style style:name="T163_11" style:family="text"/>
    <style:style style:name="T163_12" style:family="text">
      <style:text-properties fo:color="#1155cc" style:text-underline-style="solid" style:text-underline-color="font-color"/>
    </style:style>
    <style:style style:name="T163_13" style:family="text"/>
    <style:style style:name="T163_14" style:family="text">
      <style:text-properties fo:color="#1155cc" style:text-underline-style="solid" style:text-underline-color="font-color"/>
    </style:style>
    <style:style style:name="T163_15" style:family="text"/>
    <style:style style:name="T163_16" style:family="text">
      <style:text-properties fo:color="#1155cc" style:text-underline-style="solid" style:text-underline-color="font-color"/>
    </style:style>
    <style:style style:name="T163_17" style:family="text"/>
    <style:style style:name="T163_18" style:family="text">
      <style:text-properties fo:color="#1155cc" style:text-underline-style="solid" style:text-underline-color="font-color"/>
    </style:style>
    <style:style style:name="T163_19" style:family="text"/>
    <style:style style:name="T163_20" style:family="text">
      <style:text-properties fo:color="#1155cc" style:text-underline-style="solid" style:text-underline-color="font-color"/>
    </style:style>
    <style:style style:name="T163_21" style:family="text"/>
    <style:style style:name="T163_22" style:family="text">
      <style:text-properties fo:color="#1155cc" style:text-underline-style="solid" style:text-underline-color="font-color"/>
    </style:style>
    <style:style style:name="T163_23" style:family="text"/>
    <style:style style:name="T163_24" style:family="text">
      <style:text-properties fo:color="#1155cc" style:text-underline-style="solid" style:text-underline-color="font-color"/>
    </style:style>
    <style:style style:name="T163_25" style:family="text"/>
    <style:style style:name="T163_26" style:family="text">
      <style:text-properties fo:color="#1155cc" style:text-underline-style="solid" style:text-underline-color="font-color"/>
    </style:style>
    <style:style style:name="T163_27" style:family="text"/>
    <style:style style:name="T163_28" style:family="text">
      <style:text-properties fo:color="#1155cc" style:text-underline-style="solid" style:text-underline-color="font-color"/>
    </style:style>
    <style:style style:name="T163_29" style:family="text"/>
    <style:style style:name="T163_30" style:family="text">
      <style:text-properties fo:color="#1155cc" style:text-underline-style="solid" style:text-underline-color="font-color"/>
    </style:style>
    <style:style style:name="T163_31" style:family="text"/>
    <style:style style:name="T163_32" style:family="text">
      <style:text-properties fo:color="#1155cc" style:text-underline-style="solid" style:text-underline-color="font-color"/>
    </style:style>
    <style:style style:name="T163_33" style:family="text"/>
    <style:style style:name="T163_34" style:family="text">
      <style:text-properties fo:color="#1155cc" style:text-underline-style="solid" style:text-underline-color="font-color"/>
    </style:style>
    <style:style style:name="T163_35" style:family="text"/>
    <style:style style:name="T163_36" style:family="text">
      <style:text-properties fo:color="#1155cc" style:text-underline-style="solid" style:text-underline-color="font-color"/>
    </style:style>
    <style:style style:name="T163_37" style:family="text"/>
    <style:style style:name="T163_38" style:family="text">
      <style:text-properties fo:color="#1155cc" style:text-underline-style="solid" style:text-underline-color="font-color"/>
    </style:style>
    <style:style style:name="T163_39" style:family="text" style:parent-style-name="Standard"/>
    <style:style style:name="P164" style:family="paragraph" style:parent-style-name="Standard">
      <style:paragraph-properties fo:break-before="auto" style:writing-mode="lr-tb"/>
    </style:style>
    <style:style style:name="T164_1" style:family="text">
      <style:text-properties fo:font-size="10pt" style:font-size-asian="10pt" style:font-size-complex="10pt"/>
    </style:style>
    <style:style style:name="T164_2" style:family="text">
      <style:text-properties fo:font-size="10pt" style:font-size-asian="10pt" style:font-size-complex="10pt"/>
    </style:style>
    <style:style style:name="T164_3" style:family="text">
      <style:text-properties fo:font-size="10pt" style:font-size-asian="10pt" style:font-size-complex="10pt"/>
    </style:style>
    <style:style style:name="T164_4" style:family="text">
      <style:text-properties fo:font-size="10pt" style:font-size-asian="10pt" style:font-size-complex="10pt"/>
    </style:style>
    <style:style style:name="T164_5" style:family="text">
      <style:text-properties fo:font-size="10pt" style:font-size-asian="10pt" style:font-size-complex="10pt"/>
    </style:style>
    <style:style style:name="T164_6" style:family="text"/>
    <style:style style:name="T164_7" style:family="text">
      <style:text-properties fo:color="#1155cc" fo:font-size="10pt" style:font-size-asian="10pt" style:font-size-complex="10pt" style:text-underline-style="solid" style:text-underline-color="font-color"/>
    </style:style>
    <style:style style:name="T164_8" style:family="text"/>
    <style:style style:name="T164_9" style:family="text">
      <style:text-properties fo:color="#1155cc" fo:font-size="10pt" style:font-size-asian="10pt" style:font-size-complex="10pt" style:text-underline-style="solid" style:text-underline-color="font-color"/>
    </style:style>
    <style:style style:name="T164_10" style:family="text"/>
    <style:style style:name="T164_11" style:family="text">
      <style:text-properties fo:color="#1155cc" fo:font-size="10pt" style:font-size-asian="10pt" style:font-size-complex="10pt" style:text-underline-style="solid" style:text-underline-color="font-color"/>
    </style:style>
    <style:style style:name="T164_12" style:family="text"/>
    <style:style style:name="T164_13" style:family="text">
      <style:text-properties fo:color="#1155cc" fo:font-size="10pt" style:font-size-asian="10pt" style:font-size-complex="10pt" style:text-underline-style="solid" style:text-underline-color="font-color"/>
    </style:style>
    <style:style style:name="T164_14" style:family="text"/>
    <style:style style:name="T164_15" style:family="text">
      <style:text-properties fo:color="#1155cc" fo:font-size="10pt" style:font-size-asian="10pt" style:font-size-complex="10pt" style:text-underline-style="solid" style:text-underline-color="font-color"/>
    </style:style>
    <style:style style:name="T164_16" style:family="text"/>
    <style:style style:name="T164_17" style:family="text">
      <style:text-properties fo:color="#1155cc" fo:font-size="10pt" style:font-size-asian="10pt" style:font-size-complex="10pt" style:text-underline-style="solid" style:text-underline-color="font-color"/>
    </style:style>
    <style:style style:name="T164_18" style:family="text"/>
    <style:style style:name="T164_19" style:family="text">
      <style:text-properties fo:color="#1155cc" fo:font-size="10pt" style:font-size-asian="10pt" style:font-size-complex="10pt" style:text-underline-style="solid" style:text-underline-color="font-color"/>
    </style:style>
    <style:style style:name="T164_20" style:family="text"/>
    <style:style style:name="T164_21" style:family="text">
      <style:text-properties fo:color="#1155cc" fo:font-size="10pt" style:font-size-asian="10pt" style:font-size-complex="10pt" style:text-underline-style="solid" style:text-underline-color="font-color"/>
    </style:style>
    <style:style style:name="T164_22" style:family="text"/>
    <style:style style:name="T164_23" style:family="text">
      <style:text-properties fo:color="#1155cc" fo:font-size="10pt" style:font-size-asian="10pt" style:font-size-complex="10pt" style:text-underline-style="solid" style:text-underline-color="font-color"/>
    </style:style>
    <style:style style:name="T164_24" style:family="text"/>
    <style:style style:name="T164_25" style:family="text">
      <style:text-properties fo:color="#1155cc" fo:font-size="10pt" style:font-size-asian="10pt" style:font-size-complex="10pt" style:text-underline-style="solid" style:text-underline-color="font-color"/>
    </style:style>
    <style:style style:name="T164_26" style:family="text"/>
    <style:style style:name="T164_27" style:family="text">
      <style:text-properties fo:color="#1155cc" fo:font-size="10pt" style:font-size-asian="10pt" style:font-size-complex="10pt" style:text-underline-style="solid" style:text-underline-color="font-color"/>
    </style:style>
    <style:style style:name="T164_28" style:family="text"/>
    <style:style style:name="T164_29" style:family="text">
      <style:text-properties fo:color="#1155cc" fo:font-size="10pt" style:font-size-asian="10pt" style:font-size-complex="10pt" style:text-underline-style="solid" style:text-underline-color="font-color"/>
    </style:style>
    <style:style style:name="T164_30" style:family="text"/>
    <style:style style:name="T164_31" style:family="text">
      <style:text-properties fo:color="#1155cc" fo:font-size="10pt" style:font-size-asian="10pt" style:font-size-complex="10pt" style:text-underline-style="solid" style:text-underline-color="font-color"/>
    </style:style>
    <style:style style:name="T164_32" style:family="text"/>
    <style:style style:name="T164_33" style:family="text">
      <style:text-properties fo:color="#1155cc" fo:font-size="10pt" style:font-size-asian="10pt" style:font-size-complex="10pt" style:text-underline-style="solid" style:text-underline-color="font-color"/>
    </style:style>
    <style:style style:name="T164_34" style:family="text"/>
    <style:style style:name="T164_35" style:family="text">
      <style:text-properties fo:color="#1155cc" fo:font-size="10pt" style:font-size-asian="10pt" style:font-size-complex="10pt" style:text-underline-style="solid" style:text-underline-color="font-color"/>
    </style:style>
    <style:style style:name="P165" style:family="paragraph" style:parent-style-name="Standard">
      <style:paragraph-properties fo:break-before="auto" fo:margin-top="0cm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T165_14" style:family="text">
      <style:text-properties fo:color="#1155cc" style:text-underline-style="solid" style:text-underline-color="font-color"/>
    </style:style>
    <style:style style:name="T165_15" style:family="text"/>
    <style:style style:name="T165_16" style:family="text">
      <style:text-properties fo:color="#1155cc" style:text-underline-style="solid" style:text-underline-color="font-color"/>
    </style:style>
    <style:style style:name="T165_17" style:family="text"/>
    <style:style style:name="T165_18" style:family="text">
      <style:text-properties fo:color="#1155cc" style:text-underline-style="solid" style:text-underline-color="font-color"/>
    </style:style>
    <style:style style:name="T165_19" style:family="text"/>
    <style:style style:name="T165_20" style:family="text">
      <style:text-properties fo:color="#1155cc" style:text-underline-style="solid" style:text-underline-color="font-color"/>
    </style:style>
    <style:style style:name="T165_21" style:family="text"/>
    <style:style style:name="T165_22" style:family="text">
      <style:text-properties fo:color="#1155cc" style:text-underline-style="solid" style:text-underline-color="font-color"/>
    </style:style>
    <style:style style:name="T165_23" style:family="text"/>
    <style:style style:name="T165_24" style:family="text">
      <style:text-properties fo:color="#1155cc" style:text-underline-style="solid" style:text-underline-color="font-color"/>
    </style:style>
    <style:style style:name="T165_25" style:family="text"/>
    <style:style style:name="T165_26" style:family="text">
      <style:text-properties fo:color="#1155cc" style:text-underline-style="solid" style:text-underline-color="font-color"/>
    </style:style>
    <style:style style:name="T165_27" style:family="text"/>
    <style:style style:name="T165_28" style:family="text">
      <style:text-properties fo:color="#1155cc" style:text-underline-style="solid" style:text-underline-color="font-color"/>
    </style:style>
    <style:style style:name="T165_29" style:family="text"/>
    <style:style style:name="T165_30" style:family="text">
      <style:text-properties fo:color="#1155cc" style:text-underline-style="solid" style:text-underline-color="font-color"/>
    </style:style>
    <style:style style:name="T165_31" style:family="text"/>
    <style:style style:name="T165_32" style:family="text">
      <style:text-properties fo:color="#1155cc" style:text-underline-style="solid" style:text-underline-color="font-color"/>
    </style:style>
    <style:style style:name="T165_33" style:family="text" style:parent-style-name="Standard"/>
    <style:style style:name="P166" style:family="paragraph" style:parent-style-name="Standard">
      <style:paragraph-properties fo:break-before="auto" style:writing-mode="lr-tb"/>
    </style:style>
    <style:style style:name="T166_1" style:family="text">
      <style:text-properties fo:font-size="10pt" style:font-size-asian="10pt" style:font-size-complex="10pt"/>
    </style:style>
    <style:style style:name="T166_2" style:family="text">
      <style:text-properties fo:font-size="10pt" style:font-size-asian="10pt" style:font-size-complex="10pt"/>
    </style:style>
    <style:style style:name="T166_3" style:family="text">
      <style:text-properties fo:font-size="10pt" style:font-size-asian="10pt" style:font-size-complex="10pt"/>
    </style:style>
    <style:style style:name="T166_4" style:family="text"/>
    <style:style style:name="T166_5" style:family="text">
      <style:text-properties fo:color="#1155cc" fo:font-size="10pt" style:font-size-asian="10pt" style:font-size-complex="10pt" style:text-underline-style="solid" style:text-underline-color="font-color"/>
    </style:style>
    <style:style style:name="T166_6" style:family="text"/>
    <style:style style:name="T166_7" style:family="text">
      <style:text-properties fo:color="#1155cc" fo:font-size="10pt" style:font-size-asian="10pt" style:font-size-complex="10pt" style:text-underline-style="solid" style:text-underline-color="font-color"/>
    </style:style>
    <style:style style:name="T166_8" style:family="text"/>
    <style:style style:name="T166_9" style:family="text">
      <style:text-properties fo:color="#1155cc" fo:font-size="10pt" style:font-size-asian="10pt" style:font-size-complex="10pt" style:text-underline-style="solid" style:text-underline-color="font-color"/>
    </style:style>
    <style:style style:name="T166_10" style:family="text"/>
    <style:style style:name="T166_11" style:family="text">
      <style:text-properties fo:color="#1155cc" fo:font-size="10pt" style:font-size-asian="10pt" style:font-size-complex="10pt" style:text-underline-style="solid" style:text-underline-color="font-color"/>
    </style:style>
    <style:style style:name="T166_12" style:family="text"/>
    <style:style style:name="T166_13" style:family="text">
      <style:text-properties fo:color="#1155cc" fo:font-size="10pt" style:font-size-asian="10pt" style:font-size-complex="10pt" style:text-underline-style="solid" style:text-underline-color="font-color"/>
    </style:style>
    <style:style style:name="T166_14" style:family="text"/>
    <style:style style:name="T166_15" style:family="text">
      <style:text-properties fo:color="#1155cc" fo:font-size="10pt" style:font-size-asian="10pt" style:font-size-complex="10pt" style:text-underline-style="solid" style:text-underline-color="font-color"/>
    </style:style>
    <style:style style:name="T166_16" style:family="text"/>
    <style:style style:name="T166_17" style:family="text">
      <style:text-properties fo:color="#1155cc" fo:font-size="10pt" style:font-size-asian="10pt" style:font-size-complex="10pt" style:text-underline-style="solid" style:text-underline-color="font-color"/>
    </style:style>
    <style:style style:name="T166_18" style:family="text"/>
    <style:style style:name="T166_19" style:family="text">
      <style:text-properties fo:color="#1155cc" fo:font-size="10pt" style:font-size-asian="10pt" style:font-size-complex="10pt" style:text-underline-style="solid" style:text-underline-color="font-color"/>
    </style:style>
    <style:style style:name="T166_20" style:family="text"/>
    <style:style style:name="T166_21" style:family="text">
      <style:text-properties fo:color="#1155cc" fo:font-size="10pt" style:font-size-asian="10pt" style:font-size-complex="10pt" style:text-underline-style="solid" style:text-underline-color="font-color"/>
    </style:style>
    <style:style style:name="T166_22" style:family="text"/>
    <style:style style:name="T166_23" style:family="text">
      <style:text-properties fo:color="#1155cc" fo:font-size="10pt" style:font-size-asian="10pt" style:font-size-complex="10pt" style:text-underline-style="solid" style:text-underline-color="font-color"/>
    </style:style>
    <style:style style:name="P167" style:family="paragraph" style:parent-style-name="Standard">
      <style:paragraph-properties fo:break-before="auto" fo:margin-top="0cm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>
      <style:text-properties fo:color="#1155cc" style:text-underline-style="solid" style:text-underline-color="font-color"/>
    </style:style>
    <style:style style:name="T167_7" style:family="text"/>
    <style:style style:name="T167_8" style:family="text">
      <style:text-properties fo:color="#1155cc" style:text-underline-style="solid" style:text-underline-color="font-color"/>
    </style:style>
    <style:style style:name="T167_9" style:family="text"/>
    <style:style style:name="T167_10" style:family="text">
      <style:text-properties fo:color="#1155cc" style:text-underline-style="solid" style:text-underline-color="font-color"/>
    </style:style>
    <style:style style:name="T167_11" style:family="text"/>
    <style:style style:name="T167_12" style:family="text">
      <style:text-properties fo:color="#1155cc" style:text-underline-style="solid" style:text-underline-color="font-color"/>
    </style:style>
    <style:style style:name="T167_13" style:family="text"/>
    <style:style style:name="T167_14" style:family="text">
      <style:text-properties fo:color="#1155cc" style:text-underline-style="solid" style:text-underline-color="font-color"/>
    </style:style>
    <style:style style:name="T167_15" style:family="text"/>
    <style:style style:name="T167_16" style:family="text">
      <style:text-properties fo:color="#1155cc" style:text-underline-style="solid" style:text-underline-color="font-color"/>
    </style:style>
    <style:style style:name="T167_17" style:family="text" style:parent-style-name="Standard"/>
    <style:style style:name="P168" style:family="paragraph" style:parent-style-name="Standard">
      <style:paragraph-properties fo:break-before="auto" style:writing-mode="lr-tb"/>
    </style:style>
    <style:style style:name="T168_1" style:family="text">
      <style:text-properties fo:font-size="10pt" style:font-size-asian="10pt" style:font-size-complex="10pt"/>
    </style:style>
    <style:style style:name="T168_2" style:family="text">
      <style:text-properties fo:font-size="10pt" style:font-size-asian="10pt" style:font-size-complex="10pt"/>
    </style:style>
    <style:style style:name="T168_3" style:family="text">
      <style:text-properties fo:font-size="10pt" style:font-size-asian="10pt" style:font-size-complex="10pt"/>
    </style:style>
    <style:style style:name="T168_4" style:family="text">
      <style:text-properties fo:font-size="10pt" style:font-size-asian="10pt" style:font-size-complex="10pt"/>
    </style:style>
    <style:style style:name="T168_5" style:family="text">
      <style:text-properties fo:font-size="10pt" style:font-size-asian="10pt" style:font-size-complex="10pt"/>
    </style:style>
    <style:style style:name="T168_6" style:family="text">
      <style:text-properties fo:font-size="10pt" style:font-size-asian="10pt" style:font-size-complex="10pt"/>
    </style:style>
    <style:style style:name="T168_7" style:family="text">
      <style:text-properties fo:font-size="10pt" style:font-size-asian="10pt" style:font-size-complex="10pt"/>
    </style:style>
    <style:style style:name="T168_8" style:family="text"/>
    <style:style style:name="T168_9" style:family="text">
      <style:text-properties fo:color="#1155cc" fo:font-size="10pt" style:font-size-asian="10pt" style:font-size-complex="10pt" style:text-underline-style="solid" style:text-underline-color="font-color"/>
    </style:style>
    <style:style style:name="T168_10" style:family="text"/>
    <style:style style:name="T168_11" style:family="text">
      <style:text-properties fo:color="#1155cc" fo:font-size="10pt" style:font-size-asian="10pt" style:font-size-complex="10pt" style:text-underline-style="solid" style:text-underline-color="font-color"/>
    </style:style>
    <style:style style:name="T168_12" style:family="text"/>
    <style:style style:name="T168_13" style:family="text">
      <style:text-properties fo:color="#1155cc" fo:font-size="10pt" style:font-size-asian="10pt" style:font-size-complex="10pt" style:text-underline-style="solid" style:text-underline-color="font-color"/>
    </style:style>
    <style:style style:name="T168_14" style:family="text"/>
    <style:style style:name="T168_15" style:family="text">
      <style:text-properties fo:color="#1155cc" fo:font-size="10pt" style:font-size-asian="10pt" style:font-size-complex="10pt" style:text-underline-style="solid" style:text-underline-color="font-color"/>
    </style:style>
    <style:style style:name="T168_16" style:family="text"/>
    <style:style style:name="T168_17" style:family="text">
      <style:text-properties fo:color="#1155cc" fo:font-size="10pt" style:font-size-asian="10pt" style:font-size-complex="10pt" style:text-underline-style="solid" style:text-underline-color="font-color"/>
    </style:style>
    <style:style style:name="T168_18" style:family="text"/>
    <style:style style:name="T168_19" style:family="text">
      <style:text-properties fo:color="#1155cc" fo:font-size="10pt" style:font-size-asian="10pt" style:font-size-complex="10pt" style:text-underline-style="solid" style:text-underline-color="font-color"/>
    </style:style>
    <style:style style:name="P169" style:family="paragraph" style:parent-style-name="Standard">
      <style:paragraph-properties fo:break-before="auto" fo:margin-top="0cm" fo:margin-bottom="0cm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>
      <style:text-properties fo:color="#1155cc" style:text-underline-style="solid" style:text-underline-color="font-color"/>
    </style:style>
    <style:style style:name="T169_7" style:family="text"/>
    <style:style style:name="T169_8" style:family="text">
      <style:text-properties fo:color="#1155cc" style:text-underline-style="solid" style:text-underline-color="font-color"/>
    </style:style>
    <style:style style:name="T169_9" style:family="text"/>
    <style:style style:name="T169_10" style:family="text">
      <style:text-properties fo:color="#1155cc" style:text-underline-style="solid" style:text-underline-color="font-color"/>
    </style:style>
    <style:style style:name="T169_11" style:family="text"/>
    <style:style style:name="T169_12" style:family="text">
      <style:text-properties fo:color="#1155cc" style:text-underline-style="solid" style:text-underline-color="font-color"/>
    </style:style>
    <style:style style:name="T169_13" style:family="text"/>
    <style:style style:name="T169_14" style:family="text">
      <style:text-properties fo:color="#1155cc" style:text-underline-style="solid" style:text-underline-color="font-color"/>
    </style:style>
    <style:style style:name="T169_15" style:family="text" style:parent-style-name="Standard"/>
    <style:style style:name="P170" style:family="paragraph" style:parent-style-name="Standard">
      <style:paragraph-properties fo:break-before="auto" style:writing-mode="lr-tb"/>
    </style:style>
    <style:style style:name="T170_1" style:family="text">
      <style:text-properties fo:font-size="10pt" style:font-size-asian="10pt" style:font-size-complex="10pt"/>
    </style:style>
    <style:style style:name="T170_2" style:family="text">
      <style:text-properties fo:font-size="10pt" style:font-size-asian="10pt" style:font-size-complex="10pt"/>
    </style:style>
    <style:style style:name="T170_3" style:family="text">
      <style:text-properties fo:font-size="10pt" style:font-size-asian="10pt" style:font-size-complex="10pt"/>
    </style:style>
    <style:style style:name="T170_4" style:family="text">
      <style:text-properties fo:font-size="10pt" style:font-size-asian="10pt" style:font-size-complex="10pt"/>
    </style:style>
    <style:style style:name="T170_5" style:family="text">
      <style:text-properties fo:font-size="10pt" style:font-size-asian="10pt" style:font-size-complex="10pt"/>
    </style:style>
    <style:style style:name="T170_6" style:family="text">
      <style:text-properties fo:font-size="10pt" style:font-size-asian="10pt" style:font-size-complex="10pt"/>
    </style:style>
    <style:style style:name="T170_7" style:family="text">
      <style:text-properties fo:font-size="10pt" style:font-size-asian="10pt" style:font-size-complex="10pt"/>
    </style:style>
    <style:style style:name="T170_8" style:family="text">
      <style:text-properties fo:font-size="10pt" style:font-size-asian="10pt" style:font-size-complex="10pt"/>
    </style:style>
    <style:style style:name="T170_9" style:family="text">
      <style:text-properties fo:font-size="10pt" style:font-size-asian="10pt" style:font-size-complex="10pt"/>
    </style:style>
    <style:style style:name="T170_10" style:family="text"/>
    <style:style style:name="T170_11" style:family="text">
      <style:text-properties fo:color="#1155cc" fo:font-size="10pt" style:font-size-asian="10pt" style:font-size-complex="10pt" style:text-underline-style="solid" style:text-underline-color="font-color"/>
    </style:style>
    <style:style style:name="T170_12" style:family="text"/>
    <style:style style:name="T170_13" style:family="text">
      <style:text-properties fo:color="#1155cc" fo:font-size="10pt" style:font-size-asian="10pt" style:font-size-complex="10pt" style:text-underline-style="solid" style:text-underline-color="font-color"/>
    </style:style>
    <style:style style:name="T170_14" style:family="text"/>
    <style:style style:name="T170_15" style:family="text">
      <style:text-properties fo:color="#1155cc" fo:font-size="10pt" style:font-size-asian="10pt" style:font-size-complex="10pt" style:text-underline-style="solid" style:text-underline-color="font-color"/>
    </style:style>
    <style:style style:name="T170_16" style:family="text"/>
    <style:style style:name="T170_17" style:family="text">
      <style:text-properties fo:color="#1155cc" fo:font-size="10pt" style:font-size-asian="10pt" style:font-size-complex="10pt" style:text-underline-style="solid" style:text-underline-color="font-color"/>
    </style:style>
    <style:style style:name="T170_18" style:family="text"/>
    <style:style style:name="T170_19" style:family="text">
      <style:text-properties fo:color="#1155cc" fo:font-size="10pt" style:font-size-asian="10pt" style:font-size-complex="10pt" style:text-underline-style="solid" style:text-underline-color="font-color"/>
    </style:style>
    <style:style style:name="T170_20" style:family="text"/>
    <style:style style:name="T170_21" style:family="text">
      <style:text-properties fo:color="#1155cc" fo:font-size="10pt" style:font-size-asian="10pt" style:font-size-complex="10pt" style:text-underline-style="solid" style:text-underline-color="font-color"/>
    </style:style>
    <style:style style:name="T170_22" style:family="text"/>
    <style:style style:name="T170_23" style:family="text">
      <style:text-properties fo:color="#1155cc" fo:font-size="10pt" style:font-size-asian="10pt" style:font-size-complex="10pt" style:text-underline-style="solid" style:text-underline-color="font-color"/>
    </style:style>
    <style:style style:name="T170_24" style:family="text"/>
    <style:style style:name="T170_25" style:family="text">
      <style:text-properties fo:color="#1155cc" fo:font-size="10pt" style:font-size-asian="10pt" style:font-size-complex="10pt" style:text-underline-style="solid" style:text-underline-color="font-color"/>
    </style:style>
    <style:style style:name="T170_26" style:family="text"/>
    <style:style style:name="T170_27" style:family="text">
      <style:text-properties fo:color="#1155cc" fo:font-size="10pt" style:font-size-asian="10pt" style:font-size-complex="10pt" style:text-underline-style="solid" style:text-underline-color="font-color"/>
    </style:style>
    <style:style style:name="T170_28" style:family="text"/>
    <style:style style:name="T170_29" style:family="text">
      <style:text-properties fo:color="#1155cc" fo:font-size="10pt" style:font-size-asian="10pt" style:font-size-complex="10pt" style:text-underline-style="solid" style:text-underline-color="font-color"/>
    </style:style>
    <style:style style:name="T170_30" style:family="text"/>
    <style:style style:name="T170_31" style:family="text">
      <style:text-properties fo:color="#1155cc" fo:font-size="10pt" style:font-size-asian="10pt" style:font-size-complex="10pt" style:text-underline-style="solid" style:text-underline-color="font-color"/>
    </style:style>
    <style:style style:name="T170_32" style:family="text"/>
    <style:style style:name="T170_33" style:family="text">
      <style:text-properties fo:color="#1155cc" fo:font-size="10pt" style:font-size-asian="10pt" style:font-size-complex="10pt" style:text-underline-style="solid" style:text-underline-color="font-color"/>
    </style:style>
    <style:style style:name="T170_34" style:family="text"/>
    <style:style style:name="T170_35" style:family="text">
      <style:text-properties fo:color="#1155cc" fo:font-size="10pt" style:font-size-asian="10pt" style:font-size-complex="10pt" style:text-underline-style="solid" style:text-underline-color="font-color"/>
    </style:style>
    <style:style style:name="P171" style:family="paragraph" style:parent-style-name="Standard">
      <style:paragraph-properties fo:break-before="auto" style:writing-mode="lr-tb"/>
    </style:style>
    <style:style style:name="P172" style:family="paragraph" style:parent-style-name="Standard">
      <style:paragraph-properties fo:break-before="auto" style:writing-mode="lr-tb"/>
    </style:style>
    <style:style style:name="P173" style:family="paragraph" style:parent-style-name="Standard">
      <style:paragraph-properties fo:break-before="auto" fo:margin-top="0cm" fo:margin-bottom="0cm" style:writing-mode="lr-tb"/>
    </style:style>
    <style:style style:name="T173_1" style:family="text">
      <style:text-properties fo:font-weight="bold" style:font-weight-asian="bold" style:font-weight-complex="bold"/>
    </style:style>
    <style:style style:name="T173_2" style:family="text">
      <style:text-properties fo:font-weight="bold" style:font-weight-asian="bold" style:font-weight-complex="bold"/>
    </style:style>
    <style:style style:name="T173_3" style:family="text">
      <style:text-properties fo:font-weight="bold" style:font-weight-asian="bold" style:font-weight-complex="bold"/>
    </style:style>
    <style:style style:name="T173_4" style:family="text">
      <style:text-properties fo:font-weight="bold" style:font-weight-asian="bold" style:font-weight-complex="bold"/>
    </style:style>
    <style:style style:name="T173_5" style:family="text">
      <style:text-properties fo:font-weight="bold" style:font-weight-asian="bold" style:font-weight-complex="bold"/>
    </style:style>
    <style:style style:name="T173_6" style:family="text">
      <style:text-properties fo:font-weight="bold" style:font-weight-asian="bold" style:font-weight-complex="bold"/>
    </style:style>
    <style:style style:name="T173_7" style:family="text">
      <style:text-properties fo:font-weight="bold" style:font-weight-asian="bold" style:font-weight-complex="bold"/>
    </style:style>
    <style:style style:name="T173_8" style:family="text">
      <style:text-properties fo:font-weight="bold" style:font-weight-asian="bold" style:font-weight-complex="bold"/>
    </style:style>
    <style:style style:name="T173_9" style:family="text">
      <style:text-properties fo:font-weight="bold" style:font-weight-asian="bold" style:font-weight-complex="bold"/>
    </style:style>
    <style:style style:name="T173_10" style:family="text">
      <style:text-properties fo:font-weight="bold" style:font-weight-asian="bold" style:font-weight-complex="bold"/>
    </style:style>
    <style:style style:name="T173_11" style:family="text">
      <style:text-properties fo:font-weight="bold" style:font-weight-asian="bold" style:font-weight-complex="bold"/>
    </style:style>
    <style:style style:name="T173_12" style:family="text">
      <style:text-properties fo:font-weight="bold" style:font-weight-asian="bold" style:font-weight-complex="bold"/>
    </style:style>
    <style:style style:name="T173_13" style:family="text">
      <style:text-properties fo:font-weight="bold" style:font-weight-asian="bold" style:font-weight-complex="bold"/>
    </style:style>
    <style:style style:name="T173_14" style:family="text">
      <style:text-properties fo:font-weight="bold" style:font-weight-asian="bold" style:font-weight-complex="bold"/>
    </style:style>
    <style:style style:name="P174" style:family="paragraph" style:parent-style-name="Standard">
      <style:paragraph-properties fo:break-before="auto" style:writing-mode="lr-tb"/>
    </style:style>
    <style:style style:name="P175" style:family="paragraph" style:parent-style-name="Standard">
      <style:paragraph-properties fo:break-before="auto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T175_14" style:family="text"/>
    <style:style style:name="T175_15" style:family="text"/>
    <style:style style:name="T175_16" style:family="text"/>
    <style:style style:name="T175_17" style:family="text"/>
    <style:style style:name="T175_18" style:family="text"/>
    <style:style style:name="T175_19" style:family="text"/>
    <style:style style:name="T175_20" style:family="text"/>
    <style:style style:name="T175_21" style:family="text"/>
    <style:style style:name="T175_22" style:family="text"/>
    <style:style style:name="T175_23" style:family="text"/>
    <style:style style:name="T175_24" style:family="text"/>
    <style:style style:name="T175_25" style:family="text"/>
    <style:style style:name="T175_26" style:family="text"/>
    <style:style style:name="T175_27" style:family="text"/>
    <style:style style:name="T175_28" style:family="text"/>
    <style:style style:name="T175_29" style:family="text"/>
    <style:style style:name="T175_30" style:family="text"/>
    <style:style style:name="T175_31" style:family="text"/>
    <style:style style:name="T175_32" style:family="text"/>
    <style:style style:name="T175_33" style:family="text"/>
    <style:style style:name="T175_34" style:family="text"/>
    <style:style style:name="T175_35" style:family="text"/>
    <style:style style:name="T175_36" style:family="text"/>
    <style:style style:name="T175_37" style:family="text"/>
    <style:style style:name="T175_38" style:family="text"/>
    <style:style style:name="T175_39" style:family="text"/>
    <style:style style:name="T175_40" style:family="text"/>
    <style:style style:name="T175_41" style:family="text"/>
    <style:style style:name="T175_42" style:family="text"/>
    <style:style style:name="T175_43" style:family="text"/>
    <style:style style:name="T175_44" style:family="text"/>
    <style:style style:name="T175_45" style:family="text"/>
    <style:style style:name="T175_46" style:family="text"/>
    <style:style style:name="T175_47" style:family="text"/>
    <style:style style:name="T175_48" style:family="text"/>
    <style:style style:name="T175_49" style:family="text"/>
    <style:style style:name="T175_50" style:family="text"/>
    <style:style style:name="T175_51" style:family="text"/>
    <style:style style:name="T175_52" style:family="text"/>
    <style:style style:name="T175_53" style:family="text"/>
    <style:style style:name="T175_54" style:family="text"/>
    <style:style style:name="T175_55" style:family="text"/>
    <style:style style:name="T175_56" style:family="text"/>
    <style:style style:name="T175_57" style:family="text"/>
    <style:style style:name="T175_58" style:family="text"/>
    <style:style style:name="T175_59" style:family="text"/>
    <style:style style:name="T175_60" style:family="text"/>
    <style:style style:name="T175_61" style:family="text"/>
    <style:style style:name="T175_62" style:family="text"/>
    <style:style style:name="T175_63" style:family="text"/>
    <style:style style:name="T175_64" style:family="text"/>
    <style:style style:name="T175_65" style:family="text"/>
    <style:style style:name="T175_66" style:family="text"/>
    <style:style style:name="T175_67" style:family="text"/>
    <style:style style:name="T175_68" style:family="text">
      <style:text-properties fo:color="#1155cc" style:text-underline-style="solid" style:text-underline-color="font-color"/>
    </style:style>
    <style:style style:name="T175_69" style:family="text"/>
    <style:style style:name="T175_70" style:family="text">
      <style:text-properties fo:color="#1155cc" style:text-underline-style="solid" style:text-underline-color="font-color"/>
    </style:style>
    <style:style style:name="T175_71" style:family="text"/>
    <style:style style:name="T175_72" style:family="text">
      <style:text-properties fo:color="#1155cc" style:text-underline-style="solid" style:text-underline-color="font-color"/>
    </style:style>
    <style:style style:name="T175_73" style:family="text"/>
    <style:style style:name="T175_74" style:family="text">
      <style:text-properties fo:color="#1155cc" style:text-underline-style="solid" style:text-underline-color="font-color"/>
    </style:style>
    <style:style style:name="T175_75" style:family="text"/>
    <style:style style:name="T175_76" style:family="text">
      <style:text-properties fo:color="#1155cc" style:text-underline-style="solid" style:text-underline-color="font-color"/>
    </style:style>
    <style:style style:name="T175_77" style:family="text"/>
    <style:style style:name="T175_78" style:family="text">
      <style:text-properties fo:color="#1155cc" style:text-underline-style="solid" style:text-underline-color="font-color"/>
    </style:style>
    <style:style style:name="T175_79" style:family="text"/>
    <style:style style:name="T175_80" style:family="text">
      <style:text-properties fo:color="#1155cc" style:text-underline-style="solid" style:text-underline-color="font-color"/>
    </style:style>
    <style:style style:name="T175_81" style:family="text"/>
    <style:style style:name="T175_82" style:family="text">
      <style:text-properties fo:color="#1155cc" style:text-underline-style="solid" style:text-underline-color="font-color"/>
    </style:style>
    <style:style style:name="T175_83" style:family="text"/>
    <style:style style:name="T175_84" style:family="text">
      <style:text-properties fo:color="#1155cc" style:text-underline-style="solid" style:text-underline-color="font-color"/>
    </style:style>
    <style:style style:name="T175_85" style:family="text" style:parent-style-name="Standard"/>
    <style:style style:name="P176" style:family="paragraph" style:parent-style-name="Standard">
      <style:paragraph-properties fo:break-before="auto" style:writing-mode="lr-tb"/>
    </style:style>
    <style:style style:name="T176_1" style:family="text">
      <style:text-properties fo:font-size="10pt" style:font-size-asian="10pt" style:font-size-complex="10pt"/>
    </style:style>
    <style:style style:name="T176_2" style:family="text">
      <style:text-properties fo:font-size="10pt" style:font-size-asian="10pt" style:font-size-complex="10pt"/>
    </style:style>
    <style:style style:name="T176_3" style:family="text">
      <style:text-properties fo:font-size="10pt" style:font-size-asian="10pt" style:font-size-complex="10pt"/>
    </style:style>
    <style:style style:name="T176_4" style:family="text">
      <style:text-properties fo:font-size="10pt" style:font-size-asian="10pt" style:font-size-complex="10pt"/>
    </style:style>
    <style:style style:name="T176_5" style:family="text">
      <style:text-properties fo:font-size="10pt" style:font-size-asian="10pt" style:font-size-complex="10pt"/>
    </style:style>
    <style:style style:name="T176_6" style:family="text">
      <style:text-properties fo:font-size="10pt" style:font-size-asian="10pt" style:font-size-complex="10pt"/>
    </style:style>
    <style:style style:name="T176_7" style:family="text">
      <style:text-properties fo:font-size="10pt" style:font-size-asian="10pt" style:font-size-complex="10pt"/>
    </style:style>
    <style:style style:name="T176_8" style:family="text">
      <style:text-properties fo:font-size="10pt" style:font-size-asian="10pt" style:font-size-complex="10pt"/>
    </style:style>
    <style:style style:name="T176_9" style:family="text">
      <style:text-properties fo:font-size="10pt" style:font-size-asian="10pt" style:font-size-complex="10pt"/>
    </style:style>
    <style:style style:name="T176_10" style:family="text">
      <style:text-properties fo:font-size="10pt" style:font-size-asian="10pt" style:font-size-complex="10pt"/>
    </style:style>
    <style:style style:name="T176_11" style:family="text">
      <style:text-properties fo:font-size="10pt" style:font-size-asian="10pt" style:font-size-complex="10pt"/>
    </style:style>
    <style:style style:name="T176_12" style:family="text">
      <style:text-properties fo:font-size="10pt" style:font-size-asian="10pt" style:font-size-complex="10pt"/>
    </style:style>
    <style:style style:name="T176_13" style:family="text">
      <style:text-properties fo:font-size="10pt" style:font-size-asian="10pt" style:font-size-complex="10pt"/>
    </style:style>
    <style:style style:name="T176_14" style:family="text">
      <style:text-properties fo:font-size="10pt" style:font-size-asian="10pt" style:font-size-complex="10pt"/>
    </style:style>
    <style:style style:name="T176_15" style:family="text">
      <style:text-properties fo:font-size="10pt" style:font-size-asian="10pt" style:font-size-complex="10pt"/>
    </style:style>
    <style:style style:name="T176_16" style:family="text">
      <style:text-properties fo:font-size="10pt" style:font-size-asian="10pt" style:font-size-complex="10pt"/>
    </style:style>
    <style:style style:name="T176_17" style:family="text">
      <style:text-properties fo:font-size="10pt" style:font-size-asian="10pt" style:font-size-complex="10pt"/>
    </style:style>
    <style:style style:name="T176_18" style:family="text">
      <style:text-properties fo:font-size="10pt" style:font-size-asian="10pt" style:font-size-complex="10pt"/>
    </style:style>
    <style:style style:name="T176_19" style:family="text">
      <style:text-properties fo:font-size="10pt" style:font-size-asian="10pt" style:font-size-complex="10pt"/>
    </style:style>
    <style:style style:name="T176_20" style:family="text"/>
    <style:style style:name="T176_21" style:family="text">
      <style:text-properties fo:color="#1155cc" fo:font-size="10pt" style:font-size-asian="10pt" style:font-size-complex="10pt" style:text-underline-style="solid" style:text-underline-color="font-color"/>
    </style:style>
    <style:style style:name="T176_22" style:family="text"/>
    <style:style style:name="T176_23" style:family="text">
      <style:text-properties fo:color="#1155cc" fo:font-size="10pt" style:font-size-asian="10pt" style:font-size-complex="10pt" style:text-underline-style="solid" style:text-underline-color="font-color"/>
    </style:style>
    <style:style style:name="T176_24" style:family="text"/>
    <style:style style:name="T176_25" style:family="text">
      <style:text-properties fo:color="#1155cc" fo:font-size="10pt" style:font-size-asian="10pt" style:font-size-complex="10pt" style:text-underline-style="solid" style:text-underline-color="font-color"/>
    </style:style>
    <style:style style:name="T176_26" style:family="text"/>
    <style:style style:name="T176_27" style:family="text">
      <style:text-properties fo:color="#1155cc" fo:font-size="10pt" style:font-size-asian="10pt" style:font-size-complex="10pt" style:text-underline-style="solid" style:text-underline-color="font-color"/>
    </style:style>
    <style:style style:name="T176_28" style:family="text"/>
    <style:style style:name="T176_29" style:family="text">
      <style:text-properties fo:color="#1155cc" fo:font-size="10pt" style:font-size-asian="10pt" style:font-size-complex="10pt" style:text-underline-style="solid" style:text-underline-color="font-color"/>
    </style:style>
    <style:style style:name="T176_30" style:family="text"/>
    <style:style style:name="T176_31" style:family="text">
      <style:text-properties fo:color="#1155cc" fo:font-size="10pt" style:font-size-asian="10pt" style:font-size-complex="10pt" style:text-underline-style="solid" style:text-underline-color="font-color"/>
    </style:style>
    <style:style style:name="T176_32" style:family="text"/>
    <style:style style:name="T176_33" style:family="text">
      <style:text-properties fo:color="#1155cc" fo:font-size="10pt" style:font-size-asian="10pt" style:font-size-complex="10pt" style:text-underline-style="solid" style:text-underline-color="font-color"/>
    </style:style>
    <style:style style:name="T176_34" style:family="text"/>
    <style:style style:name="T176_35" style:family="text">
      <style:text-properties fo:color="#1155cc" fo:font-size="10pt" style:font-size-asian="10pt" style:font-size-complex="10pt" style:text-underline-style="solid" style:text-underline-color="font-color"/>
    </style:style>
    <style:style style:name="T176_36" style:family="text"/>
    <style:style style:name="T176_37" style:family="text">
      <style:text-properties fo:color="#1155cc" fo:font-size="10pt" style:font-size-asian="10pt" style:font-size-complex="10pt" style:text-underline-style="solid" style:text-underline-color="font-color"/>
    </style:style>
    <style:style style:name="T176_38" style:family="text"/>
    <style:style style:name="T176_39" style:family="text">
      <style:text-properties fo:color="#1155cc" fo:font-size="10pt" style:font-size-asian="10pt" style:font-size-complex="10pt" style:text-underline-style="solid" style:text-underline-color="font-color"/>
    </style:style>
    <style:style style:name="T176_40" style:family="text"/>
    <style:style style:name="T176_41" style:family="text">
      <style:text-properties fo:color="#1155cc" fo:font-size="10pt" style:font-size-asian="10pt" style:font-size-complex="10pt" style:text-underline-style="solid" style:text-underline-color="font-color"/>
    </style:style>
    <style:style style:name="T176_42" style:family="text"/>
    <style:style style:name="T176_43" style:family="text">
      <style:text-properties fo:color="#1155cc" fo:font-size="10pt" style:font-size-asian="10pt" style:font-size-complex="10pt" style:text-underline-style="solid" style:text-underline-color="font-color"/>
    </style:style>
    <style:style style:name="T176_44" style:family="text"/>
    <style:style style:name="T176_45" style:family="text">
      <style:text-properties fo:color="#1155cc" fo:font-size="10pt" style:font-size-asian="10pt" style:font-size-complex="10pt" style:text-underline-style="solid" style:text-underline-color="font-color"/>
    </style:style>
    <style:style style:name="T176_46" style:family="text"/>
    <style:style style:name="T176_47" style:family="text">
      <style:text-properties fo:color="#1155cc" fo:font-size="10pt" style:font-size-asian="10pt" style:font-size-complex="10pt" style:text-underline-style="solid" style:text-underline-color="font-color"/>
    </style:style>
    <style:style style:name="T176_48" style:family="text"/>
    <style:style style:name="T176_49" style:family="text">
      <style:text-properties fo:color="#1155cc" fo:font-size="10pt" style:font-size-asian="10pt" style:font-size-complex="10pt" style:text-underline-style="solid" style:text-underline-color="font-color"/>
    </style:style>
    <style:style style:name="T176_50" style:family="text"/>
    <style:style style:name="T176_51" style:family="text">
      <style:text-properties fo:color="#1155cc" fo:font-size="10pt" style:font-size-asian="10pt" style:font-size-complex="10pt" style:text-underline-style="solid" style:text-underline-color="font-color"/>
    </style:style>
    <style:style style:name="T176_52" style:family="text"/>
    <style:style style:name="T176_53" style:family="text">
      <style:text-properties fo:color="#1155cc" fo:font-size="10pt" style:font-size-asian="10pt" style:font-size-complex="10pt" style:text-underline-style="solid" style:text-underline-color="font-color"/>
    </style:style>
    <style:style style:name="T176_54" style:family="text"/>
    <style:style style:name="T176_55" style:family="text">
      <style:text-properties fo:color="#1155cc" fo:font-size="10pt" style:font-size-asian="10pt" style:font-size-complex="10pt" style:text-underline-style="solid" style:text-underline-color="font-color"/>
    </style:style>
    <style:style style:name="T176_56" style:family="text"/>
    <style:style style:name="T176_57" style:family="text">
      <style:text-properties fo:color="#1155cc" fo:font-size="10pt" style:font-size-asian="10pt" style:font-size-complex="10pt" style:text-underline-style="solid" style:text-underline-color="font-color"/>
    </style:style>
    <style:style style:name="T176_58" style:family="text"/>
    <style:style style:name="T176_59" style:family="text">
      <style:text-properties fo:color="#1155cc" fo:font-size="10pt" style:font-size-asian="10pt" style:font-size-complex="10pt" style:text-underline-style="solid" style:text-underline-color="font-color"/>
    </style:style>
    <style:style style:name="T176_60" style:family="text"/>
    <style:style style:name="T176_61" style:family="text">
      <style:text-properties fo:color="#1155cc" fo:font-size="10pt" style:font-size-asian="10pt" style:font-size-complex="10pt" style:text-underline-style="solid" style:text-underline-color="font-color"/>
    </style:style>
    <style:style style:name="T176_62" style:family="text"/>
    <style:style style:name="T176_63" style:family="text">
      <style:text-properties fo:color="#1155cc" fo:font-size="10pt" style:font-size-asian="10pt" style:font-size-complex="10pt" style:text-underline-style="solid" style:text-underline-color="font-color"/>
    </style:style>
    <style:style style:name="T176_64" style:family="text"/>
    <style:style style:name="T176_65" style:family="text">
      <style:text-properties fo:color="#1155cc" fo:font-size="10pt" style:font-size-asian="10pt" style:font-size-complex="10pt" style:text-underline-style="solid" style:text-underline-color="font-color"/>
    </style:style>
    <style:style style:name="T176_66" style:family="text"/>
    <style:style style:name="T176_67" style:family="text"/>
    <style:style style:name="T176_68" style:family="text"/>
    <style:style style:name="T176_69" style:family="text"/>
    <style:style style:name="T176_70" style:family="text"/>
    <style:style style:name="T176_71" style:family="text"/>
    <style:style style:name="T176_72" style:family="text"/>
    <style:style style:name="T176_73" style:family="text"/>
    <style:style style:name="T176_74" style:family="text"/>
    <style:style style:name="T176_75" style:family="text"/>
    <style:style style:name="T176_76" style:family="text"/>
    <style:style style:name="T176_77" style:family="text"/>
    <style:style style:name="T176_78" style:family="text"/>
    <style:style style:name="T176_79" style:family="text"/>
    <style:style style:name="T176_80" style:family="text"/>
    <style:style style:name="T176_81" style:family="text"/>
    <style:style style:name="T176_82" style:family="text"/>
    <style:style style:name="T176_83" style:family="text"/>
    <style:style style:name="T176_84" style:family="text"/>
    <style:style style:name="T176_85" style:family="text"/>
    <style:style style:name="T176_86" style:family="text"/>
    <style:style style:name="T176_87" style:family="text"/>
    <style:style style:name="T176_88" style:family="text"/>
    <style:style style:name="T176_89" style:family="text"/>
    <style:style style:name="T176_90" style:family="text"/>
    <style:style style:name="T176_91" style:family="text"/>
    <style:style style:name="T176_92" style:family="text"/>
    <style:style style:name="T176_93" style:family="text"/>
    <style:style style:name="T176_94" style:family="text"/>
    <style:style style:name="T176_95" style:family="text"/>
    <style:style style:name="T176_96" style:family="text"/>
    <style:style style:name="T176_97" style:family="text"/>
    <style:style style:name="T176_98" style:family="text"/>
    <style:style style:name="T176_99" style:family="text"/>
    <style:style style:name="T176_100" style:family="text"/>
    <style:style style:name="T176_101" style:family="text"/>
    <style:style style:name="T176_102" style:family="text"/>
    <style:style style:name="T176_103" style:family="text"/>
    <style:style style:name="T176_104" style:family="text"/>
    <style:style style:name="T176_105" style:family="text"/>
    <style:style style:name="T176_106" style:family="text"/>
    <style:style style:name="T176_107" style:family="text"/>
    <style:style style:name="T176_108" style:family="text"/>
    <style:style style:name="T176_109" style:family="text"/>
    <style:style style:name="T176_110" style:family="text"/>
    <style:style style:name="T176_111" style:family="text"/>
    <style:style style:name="T176_112" style:family="text"/>
    <style:style style:name="T176_113" style:family="text"/>
    <style:style style:name="T176_114" style:family="text"/>
    <style:style style:name="T176_115" style:family="text"/>
    <style:style style:name="T176_116" style:family="text"/>
    <style:style style:name="T176_117" style:family="text"/>
    <style:style style:name="T176_118" style:family="text"/>
    <style:style style:name="T176_119" style:family="text"/>
    <style:style style:name="T176_120" style:family="text"/>
    <style:style style:name="T176_121" style:family="text"/>
    <style:style style:name="T176_122" style:family="text"/>
    <style:style style:name="T176_123" style:family="text"/>
    <style:style style:name="T176_124" style:family="text"/>
    <style:style style:name="T176_125" style:family="text"/>
    <style:style style:name="T176_126" style:family="text"/>
    <style:style style:name="T176_127" style:family="text"/>
    <style:style style:name="T176_128" style:family="text"/>
    <style:style style:name="T176_129" style:family="text"/>
    <style:style style:name="T176_130" style:family="text"/>
    <style:style style:name="T176_131" style:family="text"/>
    <style:style style:name="T176_132" style:family="text"/>
    <style:style style:name="T176_133" style:family="text"/>
    <style:style style:name="T176_134" style:family="text"/>
    <style:style style:name="T176_135" style:family="text"/>
    <style:style style:name="T176_136" style:family="text"/>
    <style:style style:name="T176_137" style:family="text"/>
    <style:style style:name="T176_138" style:family="text"/>
    <style:style style:name="T176_139" style:family="text"/>
    <style:style style:name="T176_140" style:family="text"/>
    <style:style style:name="T176_141" style:family="text"/>
    <style:style style:name="T176_142" style:family="text"/>
    <style:style style:name="T176_143" style:family="text"/>
    <style:style style:name="T176_144" style:family="text"/>
    <style:style style:name="T176_145" style:family="text"/>
    <style:style style:name="T176_146" style:family="text"/>
    <style:style style:name="T176_147" style:family="text"/>
    <style:style style:name="T176_148" style:family="text"/>
    <style:style style:name="T176_149" style:family="text"/>
    <style:style style:name="T176_150" style:family="text"/>
    <style:style style:name="T176_151" style:family="text"/>
    <style:style style:name="T176_152" style:family="text"/>
    <style:style style:name="T176_153" style:family="text"/>
    <style:style style:name="T176_154" style:family="text"/>
    <style:style style:name="T176_155" style:family="text"/>
    <style:style style:name="T176_156" style:family="text"/>
    <style:style style:name="T176_157" style:family="text"/>
    <style:style style:name="T176_158" style:family="text"/>
    <style:style style:name="T176_159" style:family="text"/>
    <style:style style:name="T176_160" style:family="text"/>
    <style:style style:name="T176_161" style:family="text"/>
    <style:style style:name="T176_162" style:family="text"/>
    <style:style style:name="T176_163" style:family="text"/>
    <style:style style:name="T176_164" style:family="text"/>
    <style:style style:name="T176_165" style:family="text"/>
    <style:style style:name="T176_166" style:family="text"/>
    <style:style style:name="T176_167" style:family="text"/>
    <style:style style:name="T176_168" style:family="text">
      <style:text-properties fo:color="#1155cc" style:text-underline-style="solid" style:text-underline-color="font-color"/>
    </style:style>
    <style:style style:name="T176_169" style:family="text" style:parent-style-name="Standard"/>
    <style:style style:name="P177" style:family="paragraph" style:parent-style-name="Standard">
      <style:paragraph-properties fo:break-before="auto" style:writing-mode="lr-tb"/>
    </style:style>
    <style:style style:name="T177_1" style:family="text">
      <style:text-properties fo:font-size="10pt" style:font-size-asian="10pt" style:font-size-complex="10pt"/>
    </style:style>
    <style:style style:name="T177_2" style:family="text">
      <style:text-properties fo:font-size="10pt" style:font-size-asian="10pt" style:font-size-complex="10pt"/>
    </style:style>
    <style:style style:name="T177_3" style:family="text">
      <style:text-properties fo:font-size="10pt" style:font-size-asian="10pt" style:font-size-complex="10pt"/>
    </style:style>
    <style:style style:name="T177_4" style:family="text">
      <style:text-properties fo:font-size="10pt" style:font-size-asian="10pt" style:font-size-complex="10pt"/>
    </style:style>
    <style:style style:name="T177_5" style:family="text">
      <style:text-properties fo:font-size="10pt" style:font-size-asian="10pt" style:font-size-complex="10pt"/>
    </style:style>
    <style:style style:name="T177_6" style:family="text">
      <style:text-properties fo:font-size="10pt" style:font-size-asian="10pt" style:font-size-complex="10pt"/>
    </style:style>
    <style:style style:name="T177_7" style:family="text">
      <style:text-properties fo:font-size="10pt" style:font-size-asian="10pt" style:font-size-complex="10pt"/>
    </style:style>
    <style:style style:name="T177_8" style:family="text">
      <style:text-properties fo:font-size="10pt" style:font-size-asian="10pt" style:font-size-complex="10pt"/>
    </style:style>
    <style:style style:name="T177_9" style:family="text">
      <style:text-properties fo:font-size="10pt" style:font-size-asian="10pt" style:font-size-complex="10pt"/>
    </style:style>
    <style:style style:name="T177_10" style:family="text">
      <style:text-properties fo:font-size="10pt" style:font-size-asian="10pt" style:font-size-complex="10pt"/>
    </style:style>
    <style:style style:name="T177_11" style:family="text">
      <style:text-properties fo:font-size="10pt" style:font-size-asian="10pt" style:font-size-complex="10pt"/>
    </style:style>
    <style:style style:name="T177_12" style:family="text">
      <style:text-properties fo:font-size="10pt" style:font-size-asian="10pt" style:font-size-complex="10pt"/>
    </style:style>
    <style:style style:name="T177_13" style:family="text">
      <style:text-properties fo:font-size="10pt" style:font-size-asian="10pt" style:font-size-complex="10pt"/>
    </style:style>
    <style:style style:name="T177_14" style:family="text">
      <style:text-properties fo:font-size="10pt" style:font-size-asian="10pt" style:font-size-complex="10pt"/>
    </style:style>
    <style:style style:name="T177_15" style:family="text">
      <style:text-properties fo:font-size="10pt" style:font-size-asian="10pt" style:font-size-complex="10pt"/>
    </style:style>
    <style:style style:name="T177_16" style:family="text">
      <style:text-properties fo:font-size="10pt" style:font-size-asian="10pt" style:font-size-complex="10pt"/>
    </style:style>
    <style:style style:name="T177_17" style:family="text">
      <style:text-properties fo:font-size="10pt" style:font-size-asian="10pt" style:font-size-complex="10pt"/>
    </style:style>
    <style:style style:name="T177_18" style:family="text">
      <style:text-properties fo:font-size="10pt" style:font-size-asian="10pt" style:font-size-complex="10pt"/>
    </style:style>
    <style:style style:name="T177_19" style:family="text">
      <style:text-properties fo:font-size="10pt" style:font-size-asian="10pt" style:font-size-complex="10pt"/>
    </style:style>
    <style:style style:name="T177_20" style:family="text">
      <style:text-properties fo:font-size="10pt" style:font-size-asian="10pt" style:font-size-complex="10pt"/>
    </style:style>
    <style:style style:name="T177_21" style:family="text">
      <style:text-properties fo:font-size="10pt" style:font-size-asian="10pt" style:font-size-complex="10pt"/>
    </style:style>
    <style:style style:name="T177_22" style:family="text">
      <style:text-properties fo:font-size="10pt" style:font-size-asian="10pt" style:font-size-complex="10pt"/>
    </style:style>
    <style:style style:name="T177_23" style:family="text">
      <style:text-properties fo:font-size="10pt" style:font-size-asian="10pt" style:font-size-complex="10pt"/>
    </style:style>
    <style:style style:name="T177_24" style:family="text">
      <style:text-properties fo:font-size="10pt" style:font-size-asian="10pt" style:font-size-complex="10pt"/>
    </style:style>
    <style:style style:name="T177_25" style:family="text">
      <style:text-properties fo:font-size="10pt" style:font-size-asian="10pt" style:font-size-complex="10pt"/>
    </style:style>
    <style:style style:name="T177_26" style:family="text">
      <style:text-properties fo:font-size="10pt" style:font-size-asian="10pt" style:font-size-complex="10pt"/>
    </style:style>
    <style:style style:name="T177_27" style:family="text">
      <style:text-properties fo:font-size="10pt" style:font-size-asian="10pt" style:font-size-complex="10pt"/>
    </style:style>
    <style:style style:name="T177_28" style:family="text">
      <style:text-properties fo:font-size="10pt" style:font-size-asian="10pt" style:font-size-complex="10pt"/>
    </style:style>
    <style:style style:name="T177_29" style:family="text">
      <style:text-properties fo:font-size="10pt" style:font-size-asian="10pt" style:font-size-complex="10pt"/>
    </style:style>
    <style:style style:name="T177_30" style:family="text"/>
    <style:style style:name="T177_31" style:family="text">
      <style:text-properties fo:color="#1155cc" fo:font-size="10pt" style:font-size-asian="10pt" style:font-size-complex="10pt" style:text-underline-style="solid" style:text-underline-color="font-color"/>
    </style:style>
    <style:style style:name="T177_32" style:family="text"/>
    <style:style style:name="T177_33" style:family="text">
      <style:text-properties fo:color="#1155cc" fo:font-size="10pt" style:font-size-asian="10pt" style:font-size-complex="10pt" style:text-underline-style="solid" style:text-underline-color="font-color"/>
    </style:style>
    <style:style style:name="T177_34" style:family="text"/>
    <style:style style:name="T177_35" style:family="text">
      <style:text-properties fo:color="#1155cc" fo:font-size="10pt" style:font-size-asian="10pt" style:font-size-complex="10pt" style:text-underline-style="solid" style:text-underline-color="font-color"/>
    </style:style>
    <style:style style:name="T177_36" style:family="text"/>
    <style:style style:name="T177_37" style:family="text">
      <style:text-properties fo:color="#1155cc" fo:font-size="10pt" style:font-size-asian="10pt" style:font-size-complex="10pt" style:text-underline-style="solid" style:text-underline-color="font-color"/>
    </style:style>
    <style:style style:name="T177_38" style:family="text"/>
    <style:style style:name="T177_39" style:family="text">
      <style:text-properties fo:color="#1155cc" fo:font-size="10pt" style:font-size-asian="10pt" style:font-size-complex="10pt" style:text-underline-style="solid" style:text-underline-color="font-color"/>
    </style:style>
    <style:style style:name="T177_40" style:family="text"/>
    <style:style style:name="T177_41" style:family="text">
      <style:text-properties fo:color="#1155cc" fo:font-size="10pt" style:font-size-asian="10pt" style:font-size-complex="10pt" style:text-underline-style="solid" style:text-underline-color="font-color"/>
    </style:style>
    <style:style style:name="T177_42" style:family="text"/>
    <style:style style:name="T177_43" style:family="text">
      <style:text-properties fo:color="#1155cc" fo:font-size="10pt" style:font-size-asian="10pt" style:font-size-complex="10pt" style:text-underline-style="solid" style:text-underline-color="font-color"/>
    </style:style>
    <style:style style:name="T177_44" style:family="text"/>
    <style:style style:name="T177_45" style:family="text">
      <style:text-properties fo:color="#1155cc" fo:font-size="10pt" style:font-size-asian="10pt" style:font-size-complex="10pt" style:text-underline-style="solid" style:text-underline-color="font-color"/>
    </style:style>
    <style:style style:name="T177_46" style:family="text"/>
    <style:style style:name="P178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179" style:family="paragraph" style:parent-style-name="Standard">
      <style:paragraph-properties fo:break-before="auto" style:writing-mode="lr-tb"/>
    </style:style>
    <style:style style:name="P180" style:family="paragraph" style:parent-style-name="Standard">
      <style:paragraph-properties fo:break-before="auto" fo:margin-top="0cm" fo:margin-bottom="0cm" style:writing-mode="lr-tb"/>
    </style:style>
    <style:style style:name="T180_1" style:family="text">
      <style:text-properties fo:font-weight="bold" style:font-weight-asian="bold" style:font-weight-complex="bold"/>
    </style:style>
    <style:style style:name="T180_2" style:family="text">
      <style:text-properties fo:font-weight="bold" style:font-weight-asian="bold" style:font-weight-complex="bold"/>
    </style:style>
    <style:style style:name="T180_3" style:family="text">
      <style:text-properties fo:font-weight="bold" style:font-weight-asian="bold" style:font-weight-complex="bold"/>
    </style:style>
    <style:style style:name="T180_4" style:family="text">
      <style:text-properties fo:font-weight="bold" style:font-weight-asian="bold" style:font-weight-complex="bold"/>
    </style:style>
    <style:style style:name="T180_5" style:family="text">
      <style:text-properties fo:font-weight="bold" style:font-weight-asian="bold" style:font-weight-complex="bold"/>
    </style:style>
    <style:style style:name="T180_6" style:family="text">
      <style:text-properties fo:font-weight="bold" style:font-weight-asian="bold" style:font-weight-complex="bold"/>
    </style:style>
    <style:style style:name="T180_7" style:family="text">
      <style:text-properties fo:font-weight="bold" style:font-weight-asian="bold" style:font-weight-complex="bold"/>
    </style:style>
    <style:style style:name="T180_8" style:family="text">
      <style:text-properties fo:font-weight="bold" style:font-weight-asian="bold" style:font-weight-complex="bold"/>
    </style:style>
    <style:style style:name="T180_9" style:family="text">
      <style:text-properties fo:font-weight="bold" style:font-weight-asian="bold" style:font-weight-complex="bold"/>
    </style:style>
    <style:style style:name="T180_10" style:family="text">
      <style:text-properties fo:font-weight="bold" style:font-weight-asian="bold" style:font-weight-complex="bold"/>
    </style:style>
    <style:style style:name="T180_11" style:family="text">
      <style:text-properties fo:font-weight="bold" style:font-weight-asian="bold" style:font-weight-complex="bold"/>
    </style:style>
    <style:style style:name="T180_12" style:family="text">
      <style:text-properties fo:font-weight="bold" style:font-weight-asian="bold" style:font-weight-complex="bold"/>
    </style:style>
    <style:style style:name="T180_13" style:family="text">
      <style:text-properties fo:font-weight="bold" style:font-weight-asian="bold" style:font-weight-complex="bold"/>
    </style:style>
    <style:style style:name="T180_14" style:family="text">
      <style:text-properties fo:font-weight="bold" style:font-weight-asian="bold" style:font-weight-complex="bold"/>
    </style:style>
    <style:style style:name="T180_15" style:family="text">
      <style:text-properties fo:font-weight="bold" style:font-weight-asian="bold" style:font-weight-complex="bold"/>
    </style:style>
    <style:style style:name="T180_16" style:family="text">
      <style:text-properties fo:font-weight="bold" style:font-weight-asian="bold" style:font-weight-complex="bold"/>
    </style:style>
    <style:style style:name="T180_17" style:family="text">
      <style:text-properties fo:font-weight="bold" style:font-weight-asian="bold" style:font-weight-complex="bold"/>
    </style:style>
    <style:style style:name="T180_18" style:family="text">
      <style:text-properties fo:font-weight="bold" style:font-weight-asian="bold" style:font-weight-complex="bold"/>
    </style:style>
    <style:style style:name="T180_19" style:family="text">
      <style:text-properties fo:font-weight="bold" style:font-weight-asian="bold" style:font-weight-complex="bold"/>
    </style:style>
    <style:style style:name="T180_20" style:family="text">
      <style:text-properties fo:font-weight="bold" style:font-weight-asian="bold" style:font-weight-complex="bold"/>
    </style:style>
    <style:style style:name="T180_21" style:family="text">
      <style:text-properties fo:font-weight="bold" style:font-weight-asian="bold" style:font-weight-complex="bold"/>
    </style:style>
    <style:style style:name="T180_22" style:family="text">
      <style:text-properties fo:font-weight="bold" style:font-weight-asian="bold" style:font-weight-complex="bold"/>
    </style:style>
    <style:style style:name="T180_23" style:family="text">
      <style:text-properties fo:font-weight="bold" style:font-weight-asian="bold" style:font-weight-complex="bold"/>
    </style:style>
    <style:style style:name="T180_24" style:family="text">
      <style:text-properties fo:font-weight="bold" style:font-weight-asian="bold" style:font-weight-complex="bold"/>
    </style:style>
    <style:style style:name="P181" style:family="paragraph" style:parent-style-name="Standard">
      <style:paragraph-properties fo:break-before="auto" style:writing-mode="lr-tb"/>
    </style:style>
    <style:style style:name="P182" style:family="paragraph" style:parent-style-name="Standard">
      <style:paragraph-properties fo:break-before="auto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T182_12" style:family="text"/>
    <style:style style:name="T182_13" style:family="text"/>
    <style:style style:name="T182_14" style:family="text"/>
    <style:style style:name="T182_15" style:family="text"/>
    <style:style style:name="T182_16" style:family="text"/>
    <style:style style:name="T182_17" style:family="text"/>
    <style:style style:name="T182_18" style:family="text"/>
    <style:style style:name="T182_19" style:family="text"/>
    <style:style style:name="T182_20" style:family="text"/>
    <style:style style:name="T182_21" style:family="text"/>
    <style:style style:name="T182_22" style:family="text"/>
    <style:style style:name="T182_23" style:family="text"/>
    <style:style style:name="T182_24" style:family="text"/>
    <style:style style:name="T182_25" style:family="text"/>
    <style:style style:name="T182_26" style:family="text"/>
    <style:style style:name="T182_27" style:family="text"/>
    <style:style style:name="T182_28" style:family="text"/>
    <style:style style:name="T182_29" style:family="text"/>
    <style:style style:name="T182_30" style:family="text"/>
    <style:style style:name="T182_31" style:family="text"/>
    <style:style style:name="T182_32" style:family="text"/>
    <style:style style:name="T182_33" style:family="text"/>
    <style:style style:name="T182_34" style:family="text"/>
    <style:style style:name="T182_35" style:family="text"/>
    <style:style style:name="T182_36" style:family="text"/>
    <style:style style:name="T182_37" style:family="text"/>
    <style:style style:name="T182_38" style:family="text"/>
    <style:style style:name="T182_39" style:family="text"/>
    <style:style style:name="T182_40" style:family="text"/>
    <style:style style:name="T182_41" style:family="text"/>
    <style:style style:name="T182_42" style:family="text"/>
    <style:style style:name="T182_43" style:family="text"/>
    <style:style style:name="T182_44" style:family="text"/>
    <style:style style:name="T182_45" style:family="text"/>
    <style:style style:name="T182_46" style:family="text"/>
    <style:style style:name="T182_47" style:family="text"/>
    <style:style style:name="T182_48" style:family="text"/>
    <style:style style:name="T182_49" style:family="text"/>
    <style:style style:name="T182_50" style:family="text"/>
    <style:style style:name="T182_51" style:family="text"/>
    <style:style style:name="T182_52" style:family="text"/>
    <style:style style:name="T182_53" style:family="text"/>
    <style:style style:name="T182_54" style:family="text"/>
    <style:style style:name="T182_55" style:family="text"/>
    <style:style style:name="T182_56" style:family="text"/>
    <style:style style:name="T182_57" style:family="text"/>
    <style:style style:name="T182_58" style:family="text"/>
    <style:style style:name="T182_59" style:family="text"/>
    <style:style style:name="T182_60" style:family="text"/>
    <style:style style:name="T182_61" style:family="text"/>
    <style:style style:name="T182_62" style:family="text"/>
    <style:style style:name="T182_63" style:family="text"/>
    <style:style style:name="T182_64" style:family="text"/>
    <style:style style:name="T182_65" style:family="text"/>
    <style:style style:name="T182_66" style:family="text"/>
    <style:style style:name="T182_67" style:family="text"/>
    <style:style style:name="T182_68" style:family="text"/>
    <style:style style:name="T182_69" style:family="text"/>
    <style:style style:name="T182_70" style:family="text"/>
    <style:style style:name="T182_71" style:family="text"/>
    <style:style style:name="T182_72" style:family="text"/>
    <style:style style:name="T182_73" style:family="text"/>
    <style:style style:name="T182_74" style:family="text"/>
    <style:style style:name="T182_75" style:family="text"/>
    <style:style style:name="T182_76" style:family="text"/>
    <style:style style:name="T182_77" style:family="text"/>
    <style:style style:name="T182_78" style:family="text"/>
    <style:style style:name="T182_79" style:family="text"/>
    <style:style style:name="T182_80" style:family="text"/>
    <style:style style:name="T182_81" style:family="text"/>
    <style:style style:name="T182_82" style:family="text"/>
    <style:style style:name="T182_83" style:family="text"/>
    <style:style style:name="T182_84" style:family="text"/>
    <style:style style:name="T182_85" style:family="text"/>
    <style:style style:name="T182_86" style:family="text"/>
    <style:style style:name="T182_87" style:family="text"/>
    <style:style style:name="T182_88" style:family="text"/>
    <style:style style:name="T182_89" style:family="text"/>
    <style:style style:name="T182_90" style:family="text"/>
    <style:style style:name="T182_91" style:family="text"/>
    <style:style style:name="T182_92" style:family="text"/>
    <style:style style:name="T182_93" style:family="text"/>
    <style:style style:name="T182_94" style:family="text"/>
    <style:style style:name="T182_95" style:family="text"/>
    <style:style style:name="T182_96" style:family="text"/>
    <style:style style:name="T182_97" style:family="text"/>
    <style:style style:name="T182_98" style:family="text"/>
    <style:style style:name="T182_99" style:family="text"/>
    <style:style style:name="T182_100" style:family="text"/>
    <style:style style:name="T182_101" style:family="text"/>
    <style:style style:name="T182_102" style:family="text"/>
    <style:style style:name="T182_103" style:family="text"/>
    <style:style style:name="T182_104" style:family="text"/>
    <style:style style:name="T182_105" style:family="text"/>
    <style:style style:name="T182_106" style:family="text"/>
    <style:style style:name="T182_107" style:family="text"/>
    <style:style style:name="T182_108" style:family="text"/>
    <style:style style:name="T182_109" style:family="text"/>
    <style:style style:name="T182_110" style:family="text"/>
    <style:style style:name="T182_111" style:family="text"/>
    <style:style style:name="T182_112" style:family="text"/>
    <style:style style:name="T182_113" style:family="text"/>
    <style:style style:name="T182_114" style:family="text"/>
    <style:style style:name="T182_115" style:family="text"/>
    <style:style style:name="T182_116" style:family="text"/>
    <style:style style:name="T182_117" style:family="text"/>
    <style:style style:name="T182_118" style:family="text"/>
    <style:style style:name="T182_119" style:family="text"/>
    <style:style style:name="T182_120" style:family="text"/>
    <style:style style:name="T182_121" style:family="text"/>
    <style:style style:name="T182_122" style:family="text"/>
    <style:style style:name="T182_123" style:family="text"/>
    <style:style style:name="T182_124" style:family="text"/>
    <style:style style:name="T182_125" style:family="text"/>
    <style:style style:name="T182_126" style:family="text"/>
    <style:style style:name="T182_127" style:family="text"/>
    <style:style style:name="T182_128" style:family="text"/>
    <style:style style:name="T182_129" style:family="text"/>
    <style:style style:name="T182_130" style:family="text"/>
    <style:style style:name="T182_131" style:family="text"/>
    <style:style style:name="T182_132" style:family="text"/>
    <style:style style:name="T182_133" style:family="text"/>
    <style:style style:name="T182_134" style:family="text"/>
    <style:style style:name="T182_135" style:family="text"/>
    <style:style style:name="T182_136" style:family="text"/>
    <style:style style:name="T182_137" style:family="text"/>
    <style:style style:name="T182_138" style:family="text"/>
    <style:style style:name="T182_139" style:family="text"/>
    <style:style style:name="T182_140" style:family="text"/>
    <style:style style:name="T182_141" style:family="text"/>
    <style:style style:name="T182_142" style:family="text"/>
    <style:style style:name="T182_143" style:family="text"/>
    <style:style style:name="T182_144" style:family="text"/>
    <style:style style:name="T182_145" style:family="text"/>
    <style:style style:name="T182_146" style:family="text"/>
    <style:style style:name="T182_147" style:family="text"/>
    <style:style style:name="T182_148" style:family="text"/>
    <style:style style:name="T182_149" style:family="text"/>
    <style:style style:name="T182_150" style:family="text"/>
    <style:style style:name="T182_151" style:family="text"/>
    <style:style style:name="T182_152" style:family="text"/>
    <style:style style:name="T182_153" style:family="text"/>
    <style:style style:name="T182_154" style:family="text"/>
    <style:style style:name="T182_155" style:family="text"/>
    <style:style style:name="T182_156" style:family="text"/>
    <style:style style:name="T182_157" style:family="text"/>
    <style:style style:name="T182_158" style:family="text"/>
    <style:style style:name="T182_159" style:family="text"/>
    <style:style style:name="T182_160" style:family="text"/>
    <style:style style:name="T182_161" style:family="text"/>
    <style:style style:name="T182_162" style:family="text"/>
    <style:style style:name="T182_163" style:family="text"/>
    <style:style style:name="T182_164" style:family="text"/>
    <style:style style:name="T182_165" style:family="text"/>
    <style:style style:name="T182_166" style:family="text"/>
    <style:style style:name="T182_167" style:family="text"/>
    <style:style style:name="T182_168" style:family="text"/>
    <style:style style:name="T182_169" style:family="text"/>
    <style:style style:name="T182_170" style:family="text"/>
    <style:style style:name="T182_171" style:family="text"/>
    <style:style style:name="T182_172" style:family="text"/>
    <style:style style:name="T182_173" style:family="text"/>
    <style:style style:name="T182_174" style:family="text"/>
    <style:style style:name="T182_175" style:family="text"/>
    <style:style style:name="T182_176" style:family="text"/>
    <style:style style:name="T182_177" style:family="text"/>
    <style:style style:name="T182_178" style:family="text"/>
    <style:style style:name="T182_179" style:family="text"/>
    <style:style style:name="T182_180" style:family="text"/>
    <style:style style:name="T182_181" style:family="text"/>
    <style:style style:name="T182_182" style:family="text"/>
    <style:style style:name="T182_183" style:family="text"/>
    <style:style style:name="T182_184" style:family="text"/>
    <style:style style:name="T182_185" style:family="text"/>
    <style:style style:name="T182_186" style:family="text"/>
    <style:style style:name="T182_187" style:family="text"/>
    <style:style style:name="T182_188" style:family="text"/>
    <style:style style:name="T182_189" style:family="text"/>
    <style:style style:name="T182_190" style:family="text"/>
    <style:style style:name="T182_191" style:family="text"/>
    <style:style style:name="T182_192" style:family="text"/>
    <style:style style:name="T182_193" style:family="text"/>
    <style:style style:name="T182_194" style:family="text"/>
    <style:style style:name="T182_195" style:family="text"/>
    <style:style style:name="T182_196" style:family="text"/>
    <style:style style:name="T182_197" style:family="text"/>
    <style:style style:name="T182_198" style:family="text"/>
    <style:style style:name="T182_199" style:family="text"/>
    <style:style style:name="T182_200" style:family="text"/>
    <style:style style:name="T182_201" style:family="text"/>
    <style:style style:name="T182_202" style:family="text"/>
    <style:style style:name="T182_203" style:family="text"/>
    <style:style style:name="T182_204" style:family="text"/>
    <style:style style:name="T182_205" style:family="text"/>
    <style:style style:name="T182_206" style:family="text"/>
    <style:style style:name="T182_207" style:family="text"/>
    <style:style style:name="T182_208" style:family="text"/>
    <style:style style:name="T182_209" style:family="text"/>
    <style:style style:name="T182_210" style:family="text"/>
    <style:style style:name="T182_211" style:family="text"/>
    <style:style style:name="T182_212" style:family="text"/>
    <style:style style:name="T182_213" style:family="text"/>
    <style:style style:name="T182_214" style:family="text"/>
    <style:style style:name="T182_215" style:family="text"/>
    <style:style style:name="T182_216" style:family="text">
      <style:text-properties fo:color="#1155cc" style:text-underline-style="solid" style:text-underline-color="font-color"/>
    </style:style>
    <style:style style:name="T182_217" style:family="text" style:parent-style-name="Standard"/>
    <style:style style:name="P183" style:family="paragraph" style:parent-style-name="Standard">
      <style:paragraph-properties fo:break-before="auto" style:writing-mode="lr-tb"/>
    </style:style>
    <style:style style:name="T183_1" style:family="text">
      <style:text-properties fo:font-size="10pt" style:font-size-asian="10pt" style:font-size-complex="10pt"/>
    </style:style>
    <style:style style:name="T183_2" style:family="text">
      <style:text-properties fo:font-size="10pt" style:font-size-asian="10pt" style:font-size-complex="10pt"/>
    </style:style>
    <style:style style:name="T183_3" style:family="text">
      <style:text-properties fo:font-size="10pt" style:font-size-asian="10pt" style:font-size-complex="10pt"/>
    </style:style>
    <style:style style:name="T183_4" style:family="text">
      <style:text-properties fo:font-size="10pt" style:font-size-asian="10pt" style:font-size-complex="10pt"/>
    </style:style>
    <style:style style:name="T183_5" style:family="text">
      <style:text-properties fo:font-size="10pt" style:font-size-asian="10pt" style:font-size-complex="10pt"/>
    </style:style>
    <style:style style:name="T183_6" style:family="text">
      <style:text-properties fo:font-size="10pt" style:font-size-asian="10pt" style:font-size-complex="10pt"/>
    </style:style>
    <style:style style:name="T183_7" style:family="text">
      <style:text-properties fo:font-size="10pt" style:font-size-asian="10pt" style:font-size-complex="10pt"/>
    </style:style>
    <style:style style:name="T183_8" style:family="text">
      <style:text-properties fo:font-size="10pt" style:font-size-asian="10pt" style:font-size-complex="10pt"/>
    </style:style>
    <style:style style:name="T183_9" style:family="text">
      <style:text-properties fo:font-size="10pt" style:font-size-asian="10pt" style:font-size-complex="10pt"/>
    </style:style>
    <style:style style:name="T183_10" style:family="text">
      <style:text-properties fo:font-size="10pt" style:font-size-asian="10pt" style:font-size-complex="10pt"/>
    </style:style>
    <style:style style:name="T183_11" style:family="text">
      <style:text-properties fo:font-size="10pt" style:font-size-asian="10pt" style:font-size-complex="10pt"/>
    </style:style>
    <style:style style:name="T183_12" style:family="text"/>
    <style:style style:name="T183_13" style:family="text">
      <style:text-properties fo:color="#1155cc" fo:font-size="10pt" style:font-size-asian="10pt" style:font-size-complex="10pt" style:text-underline-style="solid" style:text-underline-color="font-color"/>
    </style:style>
    <style:style style:name="T183_14" style:family="text"/>
    <style:style style:name="T183_15" style:family="text">
      <style:text-properties fo:color="#1155cc" fo:font-size="10pt" style:font-size-asian="10pt" style:font-size-complex="10pt" style:text-underline-style="solid" style:text-underline-color="font-color"/>
    </style:style>
    <style:style style:name="T183_16" style:family="text"/>
    <style:style style:name="T183_17" style:family="text">
      <style:text-properties fo:color="#1155cc" fo:font-size="10pt" style:font-size-asian="10pt" style:font-size-complex="10pt" style:text-underline-style="solid" style:text-underline-color="font-color"/>
    </style:style>
    <style:style style:name="T183_18" style:family="text"/>
    <style:style style:name="T183_19" style:family="text">
      <style:text-properties fo:color="#1155cc" fo:font-size="10pt" style:font-size-asian="10pt" style:font-size-complex="10pt" style:text-underline-style="solid" style:text-underline-color="font-color"/>
    </style:style>
    <style:style style:name="T183_20" style:family="text"/>
    <style:style style:name="T183_21" style:family="text">
      <style:text-properties fo:color="#1155cc" fo:font-size="10pt" style:font-size-asian="10pt" style:font-size-complex="10pt" style:text-underline-style="solid" style:text-underline-color="font-color"/>
    </style:style>
    <style:style style:name="T183_22" style:family="text"/>
    <style:style style:name="T183_23" style:family="text">
      <style:text-properties fo:color="#1155cc" fo:font-size="10pt" style:font-size-asian="10pt" style:font-size-complex="10pt" style:text-underline-style="solid" style:text-underline-color="font-color"/>
    </style:style>
    <style:style style:name="T183_24" style:family="text"/>
    <style:style style:name="T183_25" style:family="text">
      <style:text-properties fo:color="#1155cc" fo:font-size="10pt" style:font-size-asian="10pt" style:font-size-complex="10pt" style:text-underline-style="solid" style:text-underline-color="font-color"/>
    </style:style>
    <style:style style:name="T183_26" style:family="text"/>
    <style:style style:name="T183_27" style:family="text">
      <style:text-properties fo:color="#1155cc" fo:font-size="10pt" style:font-size-asian="10pt" style:font-size-complex="10pt" style:text-underline-style="solid" style:text-underline-color="font-color"/>
    </style:style>
    <style:style style:name="T183_28" style:family="text"/>
    <style:style style:name="T183_29" style:family="text"/>
    <style:style style:name="T183_30" style:family="text"/>
    <style:style style:name="T183_31" style:family="text"/>
    <style:style style:name="T183_32" style:family="text"/>
    <style:style style:name="T183_33" style:family="text"/>
    <style:style style:name="T183_34" style:family="text"/>
    <style:style style:name="T183_35" style:family="text"/>
    <style:style style:name="T183_36" style:family="text"/>
    <style:style style:name="T183_37" style:family="text"/>
    <style:style style:name="T183_38" style:family="text">
      <style:text-properties fo:color="#1155cc" style:text-underline-style="solid" style:text-underline-color="font-color"/>
    </style:style>
    <style:style style:name="T183_39" style:family="text" style:parent-style-name="Standard"/>
    <style:style style:name="P184" style:family="paragraph" style:parent-style-name="Standard">
      <style:paragraph-properties fo:break-before="auto" style:writing-mode="lr-tb"/>
    </style:style>
    <style:style style:name="T184_1" style:family="text">
      <style:text-properties fo:font-size="10pt" style:font-size-asian="10pt" style:font-size-complex="10pt"/>
    </style:style>
    <style:style style:name="T184_2" style:family="text">
      <style:text-properties fo:font-size="10pt" style:font-size-asian="10pt" style:font-size-complex="10pt"/>
    </style:style>
    <style:style style:name="T184_3" style:family="text">
      <style:text-properties fo:font-size="10pt" style:font-size-asian="10pt" style:font-size-complex="10pt"/>
    </style:style>
    <style:style style:name="T184_4" style:family="text">
      <style:text-properties fo:font-size="10pt" style:font-size-asian="10pt" style:font-size-complex="10pt"/>
    </style:style>
    <style:style style:name="T184_5" style:family="text">
      <style:text-properties fo:font-size="10pt" style:font-size-asian="10pt" style:font-size-complex="10pt"/>
    </style:style>
    <style:style style:name="T184_6" style:family="text">
      <style:text-properties fo:font-size="10pt" style:font-size-asian="10pt" style:font-size-complex="10pt"/>
    </style:style>
    <style:style style:name="T184_7" style:family="text">
      <style:text-properties fo:font-size="10pt" style:font-size-asian="10pt" style:font-size-complex="10pt"/>
    </style:style>
    <style:style style:name="T184_8" style:family="text"/>
    <style:style style:name="T184_9" style:family="text">
      <style:text-properties fo:color="#1155cc" fo:font-size="10pt" style:font-size-asian="10pt" style:font-size-complex="10pt" style:text-underline-style="solid" style:text-underline-color="font-color"/>
    </style:style>
    <style:style style:name="T184_10" style:family="text"/>
    <style:style style:name="T184_11" style:family="text">
      <style:text-properties fo:color="#1155cc" fo:font-size="10pt" style:font-size-asian="10pt" style:font-size-complex="10pt" style:text-underline-style="solid" style:text-underline-color="font-color"/>
    </style:style>
    <style:style style:name="T184_12" style:family="text"/>
    <style:style style:name="T184_13" style:family="text">
      <style:text-properties fo:color="#1155cc" fo:font-size="10pt" style:font-size-asian="10pt" style:font-size-complex="10pt" style:text-underline-style="solid" style:text-underline-color="font-color"/>
    </style:style>
    <style:style style:name="T184_14" style:family="text"/>
    <style:style style:name="T184_15" style:family="text">
      <style:text-properties fo:color="#1155cc" fo:font-size="10pt" style:font-size-asian="10pt" style:font-size-complex="10pt" style:text-underline-style="solid" style:text-underline-color="font-color"/>
    </style:style>
    <style:style style:name="T184_16" style:family="text"/>
    <style:style style:name="T184_17" style:family="text">
      <style:text-properties fo:color="#1155cc" fo:font-size="10pt" style:font-size-asian="10pt" style:font-size-complex="10pt" style:text-underline-style="solid" style:text-underline-color="font-color"/>
    </style:style>
    <style:style style:name="T184_18" style:family="text"/>
    <style:style style:name="T184_19" style:family="text">
      <style:text-properties fo:color="#1155cc" fo:font-size="10pt" style:font-size-asian="10pt" style:font-size-complex="10pt" style:text-underline-style="solid" style:text-underline-color="font-color"/>
    </style:style>
    <style:style style:name="T184_20" style:family="text"/>
    <style:style style:name="T184_21" style:family="text">
      <style:text-properties fo:color="#1155cc" fo:font-size="10pt" style:font-size-asian="10pt" style:font-size-complex="10pt" style:text-underline-style="solid" style:text-underline-color="font-color"/>
    </style:style>
    <style:style style:name="T184_22" style:family="text"/>
    <style:style style:name="T184_23" style:family="text">
      <style:text-properties fo:color="#1155cc" fo:font-size="10pt" style:font-size-asian="10pt" style:font-size-complex="10pt" style:text-underline-style="solid" style:text-underline-color="font-color"/>
    </style:style>
    <style:style style:name="T184_24" style:family="text"/>
    <style:style style:name="T184_25" style:family="text"/>
    <style:style style:name="T184_26" style:family="text"/>
    <style:style style:name="T184_27" style:family="text"/>
    <style:style style:name="T184_28" style:family="text"/>
    <style:style style:name="T184_29" style:family="text"/>
    <style:style style:name="T184_30" style:family="text"/>
    <style:style style:name="T184_31" style:family="text"/>
    <style:style style:name="T184_32" style:family="text"/>
    <style:style style:name="T184_33" style:family="text"/>
    <style:style style:name="T184_34" style:family="text"/>
    <style:style style:name="T184_35" style:family="text"/>
    <style:style style:name="T184_36" style:family="text"/>
    <style:style style:name="T184_37" style:family="text"/>
    <style:style style:name="T184_38" style:family="text">
      <style:text-properties fo:color="#1155cc" style:text-underline-style="solid" style:text-underline-color="font-color"/>
    </style:style>
    <style:style style:name="T184_39" style:family="text"/>
    <style:style style:name="T184_40" style:family="text">
      <style:text-properties fo:color="#1155cc" style:text-underline-style="solid" style:text-underline-color="font-color"/>
    </style:style>
    <style:style style:name="T184_41" style:family="text"/>
    <style:style style:name="T184_42" style:family="text">
      <style:text-properties fo:color="#1155cc" style:text-underline-style="solid" style:text-underline-color="font-color"/>
    </style:style>
    <style:style style:name="T184_43" style:family="text" style:parent-style-name="Standard"/>
    <style:style style:name="P185" style:family="paragraph" style:parent-style-name="Standard">
      <style:paragraph-properties fo:break-before="auto" style:writing-mode="lr-tb"/>
    </style:style>
    <style:style style:name="T185_1" style:family="text">
      <style:text-properties fo:font-size="10pt" style:font-size-asian="10pt" style:font-size-complex="10pt"/>
    </style:style>
    <style:style style:name="T185_2" style:family="text">
      <style:text-properties fo:font-size="10pt" style:font-size-asian="10pt" style:font-size-complex="10pt"/>
    </style:style>
    <style:style style:name="T185_3" style:family="text">
      <style:text-properties fo:font-size="10pt" style:font-size-asian="10pt" style:font-size-complex="10pt"/>
    </style:style>
    <style:style style:name="T185_4" style:family="text">
      <style:text-properties fo:font-size="10pt" style:font-size-asian="10pt" style:font-size-complex="10pt"/>
    </style:style>
    <style:style style:name="T185_5" style:family="text">
      <style:text-properties fo:font-size="10pt" style:font-size-asian="10pt" style:font-size-complex="10pt"/>
    </style:style>
    <style:style style:name="T185_6" style:family="text">
      <style:text-properties fo:font-size="10pt" style:font-size-asian="10pt" style:font-size-complex="10pt"/>
    </style:style>
    <style:style style:name="T185_7" style:family="text">
      <style:text-properties fo:font-size="10pt" style:font-size-asian="10pt" style:font-size-complex="10pt"/>
    </style:style>
    <style:style style:name="T185_8" style:family="text">
      <style:text-properties fo:font-size="10pt" style:font-size-asian="10pt" style:font-size-complex="10pt"/>
    </style:style>
    <style:style style:name="T185_9" style:family="text">
      <style:text-properties fo:font-size="10pt" style:font-size-asian="10pt" style:font-size-complex="10pt"/>
    </style:style>
    <style:style style:name="T185_10" style:family="text">
      <style:text-properties fo:font-size="10pt" style:font-size-asian="10pt" style:font-size-complex="10pt"/>
    </style:style>
    <style:style style:name="T185_11" style:family="text">
      <style:text-properties fo:font-size="10pt" style:font-size-asian="10pt" style:font-size-complex="10pt"/>
    </style:style>
    <style:style style:name="T185_12" style:family="text"/>
    <style:style style:name="T185_13" style:family="text">
      <style:text-properties fo:color="#1155cc" fo:font-size="10pt" style:font-size-asian="10pt" style:font-size-complex="10pt" style:text-underline-style="solid" style:text-underline-color="font-color"/>
    </style:style>
    <style:style style:name="T185_14" style:family="text"/>
    <style:style style:name="T185_15" style:family="text">
      <style:text-properties fo:color="#1155cc" fo:font-size="10pt" style:font-size-asian="10pt" style:font-size-complex="10pt" style:text-underline-style="solid" style:text-underline-color="font-color"/>
    </style:style>
    <style:style style:name="T185_16" style:family="text"/>
    <style:style style:name="T185_17" style:family="text">
      <style:text-properties fo:color="#1155cc" fo:font-size="10pt" style:font-size-asian="10pt" style:font-size-complex="10pt" style:text-underline-style="solid" style:text-underline-color="font-color"/>
    </style:style>
    <style:style style:name="T185_18" style:family="text"/>
    <style:style style:name="T185_19" style:family="text">
      <style:text-properties fo:color="#1155cc" fo:font-size="10pt" style:font-size-asian="10pt" style:font-size-complex="10pt" style:text-underline-style="solid" style:text-underline-color="font-color"/>
    </style:style>
    <style:style style:name="T185_20" style:family="text"/>
    <style:style style:name="T185_21" style:family="text">
      <style:text-properties fo:color="#1155cc" fo:font-size="10pt" style:font-size-asian="10pt" style:font-size-complex="10pt" style:text-underline-style="solid" style:text-underline-color="font-color"/>
    </style:style>
    <style:style style:name="T185_22" style:family="text"/>
    <style:style style:name="T185_23" style:family="text">
      <style:text-properties fo:color="#1155cc" fo:font-size="10pt" style:font-size-asian="10pt" style:font-size-complex="10pt" style:text-underline-style="solid" style:text-underline-color="font-color"/>
    </style:style>
    <style:style style:name="T185_24" style:family="text"/>
    <style:style style:name="T185_25" style:family="text">
      <style:text-properties fo:color="#1155cc" fo:font-size="10pt" style:font-size-asian="10pt" style:font-size-complex="10pt" style:text-underline-style="solid" style:text-underline-color="font-color"/>
    </style:style>
    <style:style style:name="T185_26" style:family="text"/>
    <style:style style:name="T185_27" style:family="text">
      <style:text-properties fo:color="#1155cc" fo:font-size="10pt" style:font-size-asian="10pt" style:font-size-complex="10pt" style:text-underline-style="solid" style:text-underline-color="font-color"/>
    </style:style>
    <style:style style:name="T185_28" style:family="text"/>
    <style:style style:name="T185_29" style:family="text">
      <style:text-properties fo:color="#1155cc" fo:font-size="10pt" style:font-size-asian="10pt" style:font-size-complex="10pt" style:text-underline-style="solid" style:text-underline-color="font-color"/>
    </style:style>
    <style:style style:name="T185_30" style:family="text"/>
    <style:style style:name="T185_31" style:family="text">
      <style:text-properties fo:color="#1155cc" fo:font-size="10pt" style:font-size-asian="10pt" style:font-size-complex="10pt" style:text-underline-style="solid" style:text-underline-color="font-color"/>
    </style:style>
    <style:style style:name="T185_32" style:family="text"/>
    <style:style style:name="T185_33" style:family="text">
      <style:text-properties fo:color="#1155cc" fo:font-size="10pt" style:font-size-asian="10pt" style:font-size-complex="10pt" style:text-underline-style="solid" style:text-underline-color="font-color"/>
    </style:style>
    <style:style style:name="T185_34" style:family="text"/>
    <style:style style:name="P186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187" style:family="paragraph" style:parent-style-name="Standard">
      <style:paragraph-properties fo:break-before="auto" style:writing-mode="lr-tb"/>
    </style:style>
    <style:style style:name="P188" style:family="paragraph" style:parent-style-name="Standard">
      <style:paragraph-properties fo:break-before="auto" fo:margin-top="0cm" fo:margin-bottom="0cm" style:writing-mode="lr-tb"/>
    </style:style>
    <style:style style:name="T188_1" style:family="text">
      <style:text-properties fo:font-weight="bold" style:font-weight-asian="bold" style:font-weight-complex="bold"/>
    </style:style>
    <style:style style:name="T188_2" style:family="text">
      <style:text-properties fo:font-weight="bold" style:font-weight-asian="bold" style:font-weight-complex="bold"/>
    </style:style>
    <style:style style:name="T188_3" style:family="text">
      <style:text-properties fo:font-weight="bold" style:font-weight-asian="bold" style:font-weight-complex="bold"/>
    </style:style>
    <style:style style:name="T188_4" style:family="text">
      <style:text-properties fo:font-weight="bold" style:font-weight-asian="bold" style:font-weight-complex="bold"/>
    </style:style>
    <style:style style:name="T188_5" style:family="text">
      <style:text-properties fo:font-weight="bold" style:font-weight-asian="bold" style:font-weight-complex="bold"/>
    </style:style>
    <style:style style:name="T188_6" style:family="text">
      <style:text-properties fo:font-weight="bold" style:font-weight-asian="bold" style:font-weight-complex="bold"/>
    </style:style>
    <style:style style:name="T188_7" style:family="text">
      <style:text-properties fo:font-weight="bold" style:font-weight-asian="bold" style:font-weight-complex="bold"/>
    </style:style>
    <style:style style:name="T188_8" style:family="text">
      <style:text-properties fo:font-weight="bold" style:font-weight-asian="bold" style:font-weight-complex="bold"/>
    </style:style>
    <style:style style:name="T188_9" style:family="text">
      <style:text-properties fo:font-weight="bold" style:font-weight-asian="bold" style:font-weight-complex="bold"/>
    </style:style>
    <style:style style:name="T188_10" style:family="text">
      <style:text-properties fo:font-weight="bold" style:font-weight-asian="bold" style:font-weight-complex="bold"/>
    </style:style>
    <style:style style:name="T188_11" style:family="text">
      <style:text-properties fo:font-weight="bold" style:font-weight-asian="bold" style:font-weight-complex="bold"/>
    </style:style>
    <style:style style:name="T188_12" style:family="text">
      <style:text-properties fo:font-weight="bold" style:font-weight-asian="bold" style:font-weight-complex="bold"/>
    </style:style>
    <style:style style:name="T188_13" style:family="text">
      <style:text-properties fo:font-weight="bold" style:font-weight-asian="bold" style:font-weight-complex="bold"/>
    </style:style>
    <style:style style:name="T188_14" style:family="text">
      <style:text-properties fo:font-weight="bold" style:font-weight-asian="bold" style:font-weight-complex="bold"/>
    </style:style>
    <style:style style:name="P189" style:family="paragraph" style:parent-style-name="Standard">
      <style:paragraph-properties fo:break-before="auto" style:writing-mode="lr-tb"/>
    </style:style>
    <style:style style:name="P190" style:family="paragraph" style:parent-style-name="Standard">
      <style:paragraph-properties fo:break-before="auto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T190_10" style:family="text"/>
    <style:style style:name="T190_11" style:family="text"/>
    <style:style style:name="T190_12" style:family="text"/>
    <style:style style:name="T190_13" style:family="text"/>
    <style:style style:name="T190_14" style:family="text"/>
    <style:style style:name="T190_15" style:family="text"/>
    <style:style style:name="T190_16" style:family="text"/>
    <style:style style:name="T190_17" style:family="text"/>
    <style:style style:name="T190_18" style:family="text"/>
    <style:style style:name="T190_19" style:family="text"/>
    <style:style style:name="T190_20" style:family="text"/>
    <style:style style:name="T190_21" style:family="text"/>
    <style:style style:name="T190_22" style:family="text"/>
    <style:style style:name="T190_23" style:family="text"/>
    <style:style style:name="T190_24" style:family="text"/>
    <style:style style:name="T190_25" style:family="text"/>
    <style:style style:name="T190_26" style:family="text"/>
    <style:style style:name="T190_27" style:family="text"/>
    <style:style style:name="T190_28" style:family="text"/>
    <style:style style:name="T190_29" style:family="text"/>
    <style:style style:name="T190_30" style:family="text"/>
    <style:style style:name="T190_31" style:family="text"/>
    <style:style style:name="T190_32" style:family="text"/>
    <style:style style:name="T190_33" style:family="text"/>
    <style:style style:name="T190_34" style:family="text"/>
    <style:style style:name="T190_35" style:family="text"/>
    <style:style style:name="T190_36" style:family="text"/>
    <style:style style:name="T190_37" style:family="text"/>
    <style:style style:name="T190_38" style:family="text"/>
    <style:style style:name="T190_39" style:family="text"/>
    <style:style style:name="T190_40" style:family="text"/>
    <style:style style:name="T190_41" style:family="text"/>
    <style:style style:name="T190_42" style:family="text"/>
    <style:style style:name="T190_43" style:family="text"/>
    <style:style style:name="T190_44" style:family="text"/>
    <style:style style:name="T190_45" style:family="text"/>
    <style:style style:name="T190_46" style:family="text"/>
    <style:style style:name="T190_47" style:family="text"/>
    <style:style style:name="T190_48" style:family="text"/>
    <style:style style:name="T190_49" style:family="text"/>
    <style:style style:name="T190_50" style:family="text"/>
    <style:style style:name="T190_51" style:family="text"/>
    <style:style style:name="T190_52" style:family="text"/>
    <style:style style:name="T190_53" style:family="text"/>
    <style:style style:name="T190_54" style:family="text">
      <style:text-properties fo:color="#1155cc" style:text-underline-style="solid" style:text-underline-color="font-color"/>
    </style:style>
    <style:style style:name="T190_55" style:family="text"/>
    <style:style style:name="T190_56" style:family="text">
      <style:text-properties fo:color="#1155cc" style:text-underline-style="solid" style:text-underline-color="font-color"/>
    </style:style>
    <style:style style:name="T190_57" style:family="text"/>
    <style:style style:name="T190_58" style:family="text">
      <style:text-properties fo:color="#1155cc" style:text-underline-style="solid" style:text-underline-color="font-color"/>
    </style:style>
    <style:style style:name="T190_59" style:family="text"/>
    <style:style style:name="T190_60" style:family="text">
      <style:text-properties fo:color="#1155cc" style:text-underline-style="solid" style:text-underline-color="font-color"/>
    </style:style>
    <style:style style:name="T190_61" style:family="text"/>
    <style:style style:name="T190_62" style:family="text">
      <style:text-properties fo:color="#1155cc" style:text-underline-style="solid" style:text-underline-color="font-color"/>
    </style:style>
    <style:style style:name="T190_63" style:family="text"/>
    <style:style style:name="T190_64" style:family="text">
      <style:text-properties fo:color="#1155cc" style:text-underline-style="solid" style:text-underline-color="font-color"/>
    </style:style>
    <style:style style:name="T190_65" style:family="text"/>
    <style:style style:name="T190_66" style:family="text">
      <style:text-properties fo:color="#1155cc" style:text-underline-style="solid" style:text-underline-color="font-color"/>
    </style:style>
    <style:style style:name="T190_67" style:family="text"/>
    <style:style style:name="T190_68" style:family="text">
      <style:text-properties fo:color="#1155cc" style:text-underline-style="solid" style:text-underline-color="font-color"/>
    </style:style>
    <style:style style:name="T190_69" style:family="text"/>
    <style:style style:name="T190_70" style:family="text">
      <style:text-properties fo:color="#1155cc" style:text-underline-style="solid" style:text-underline-color="font-color"/>
    </style:style>
    <style:style style:name="T190_71" style:family="text" style:parent-style-name="Standard"/>
    <style:style style:name="P191" style:family="paragraph" style:parent-style-name="Standard">
      <style:paragraph-properties fo:break-before="auto" style:writing-mode="lr-tb"/>
    </style:style>
    <style:style style:name="T191_1" style:family="text">
      <style:text-properties fo:font-size="10pt" style:font-size-asian="10pt" style:font-size-complex="10pt"/>
    </style:style>
    <style:style style:name="T191_2" style:family="text">
      <style:text-properties fo:font-size="10pt" style:font-size-asian="10pt" style:font-size-complex="10pt"/>
    </style:style>
    <style:style style:name="T191_3" style:family="text">
      <style:text-properties fo:font-size="10pt" style:font-size-asian="10pt" style:font-size-complex="10pt"/>
    </style:style>
    <style:style style:name="T191_4" style:family="text">
      <style:text-properties fo:font-size="10pt" style:font-size-asian="10pt" style:font-size-complex="10pt"/>
    </style:style>
    <style:style style:name="T191_5" style:family="text">
      <style:text-properties fo:font-size="10pt" style:font-size-asian="10pt" style:font-size-complex="10pt"/>
    </style:style>
    <style:style style:name="T191_6" style:family="text">
      <style:text-properties fo:font-size="10pt" style:font-size-asian="10pt" style:font-size-complex="10pt"/>
    </style:style>
    <style:style style:name="T191_7" style:family="text">
      <style:text-properties fo:font-size="10pt" style:font-size-asian="10pt" style:font-size-complex="10pt"/>
    </style:style>
    <style:style style:name="T191_8" style:family="text">
      <style:text-properties fo:font-size="10pt" style:font-size-asian="10pt" style:font-size-complex="10pt"/>
    </style:style>
    <style:style style:name="T191_9" style:family="text">
      <style:text-properties fo:font-size="10pt" style:font-size-asian="10pt" style:font-size-complex="10pt"/>
    </style:style>
    <style:style style:name="T191_10" style:family="text">
      <style:text-properties fo:font-size="10pt" style:font-size-asian="10pt" style:font-size-complex="10pt"/>
    </style:style>
    <style:style style:name="T191_11" style:family="text">
      <style:text-properties fo:font-size="10pt" style:font-size-asian="10pt" style:font-size-complex="10pt"/>
    </style:style>
    <style:style style:name="T191_12" style:family="text"/>
    <style:style style:name="T191_13" style:family="text">
      <style:text-properties fo:color="#1155cc" fo:font-size="10pt" style:font-size-asian="10pt" style:font-size-complex="10pt" style:text-underline-style="solid" style:text-underline-color="font-color"/>
    </style:style>
    <style:style style:name="T191_14" style:family="text"/>
    <style:style style:name="T191_15" style:family="text">
      <style:text-properties fo:color="#1155cc" fo:font-size="10pt" style:font-size-asian="10pt" style:font-size-complex="10pt" style:text-underline-style="solid" style:text-underline-color="font-color"/>
    </style:style>
    <style:style style:name="T191_16" style:family="text"/>
    <style:style style:name="T191_17" style:family="text">
      <style:text-properties fo:color="#1155cc" fo:font-size="10pt" style:font-size-asian="10pt" style:font-size-complex="10pt" style:text-underline-style="solid" style:text-underline-color="font-color"/>
    </style:style>
    <style:style style:name="T191_18" style:family="text"/>
    <style:style style:name="T191_19" style:family="text">
      <style:text-properties fo:color="#1155cc" fo:font-size="10pt" style:font-size-asian="10pt" style:font-size-complex="10pt" style:text-underline-style="solid" style:text-underline-color="font-color"/>
    </style:style>
    <style:style style:name="T191_20" style:family="text"/>
    <style:style style:name="T191_21" style:family="text">
      <style:text-properties fo:color="#1155cc" fo:font-size="10pt" style:font-size-asian="10pt" style:font-size-complex="10pt" style:text-underline-style="solid" style:text-underline-color="font-color"/>
    </style:style>
    <style:style style:name="T191_22" style:family="text"/>
    <style:style style:name="T191_23" style:family="text">
      <style:text-properties fo:color="#1155cc" fo:font-size="10pt" style:font-size-asian="10pt" style:font-size-complex="10pt" style:text-underline-style="solid" style:text-underline-color="font-color"/>
    </style:style>
    <style:style style:name="T191_24" style:family="text"/>
    <style:style style:name="T191_25" style:family="text">
      <style:text-properties fo:color="#1155cc" fo:font-size="10pt" style:font-size-asian="10pt" style:font-size-complex="10pt" style:text-underline-style="solid" style:text-underline-color="font-color"/>
    </style:style>
    <style:style style:name="T191_26" style:family="text"/>
    <style:style style:name="T191_27" style:family="text">
      <style:text-properties fo:color="#1155cc" fo:font-size="10pt" style:font-size-asian="10pt" style:font-size-complex="10pt" style:text-underline-style="solid" style:text-underline-color="font-color"/>
    </style:style>
    <style:style style:name="T191_28" style:family="text"/>
    <style:style style:name="T191_29" style:family="text">
      <style:text-properties fo:color="#1155cc" fo:font-size="10pt" style:font-size-asian="10pt" style:font-size-complex="10pt" style:text-underline-style="solid" style:text-underline-color="font-color"/>
    </style:style>
    <style:style style:name="T191_30" style:family="text"/>
    <style:style style:name="T191_31" style:family="text">
      <style:text-properties fo:color="#1155cc" fo:font-size="10pt" style:font-size-asian="10pt" style:font-size-complex="10pt" style:text-underline-style="solid" style:text-underline-color="font-color"/>
    </style:style>
    <style:style style:name="T191_32" style:family="text"/>
    <style:style style:name="T191_33" style:family="text">
      <style:text-properties fo:color="#1155cc" fo:font-size="10pt" style:font-size-asian="10pt" style:font-size-complex="10pt" style:text-underline-style="solid" style:text-underline-color="font-color"/>
    </style:style>
    <style:style style:name="T191_34" style:family="text"/>
    <style:style style:name="T191_35" style:family="text">
      <style:text-properties fo:color="#1155cc" fo:font-size="10pt" style:font-size-asian="10pt" style:font-size-complex="10pt" style:text-underline-style="solid" style:text-underline-color="font-color"/>
    </style:style>
    <style:style style:name="T191_36" style:family="text"/>
    <style:style style:name="T191_37" style:family="text">
      <style:text-properties fo:color="#1155cc" fo:font-size="10pt" style:font-size-asian="10pt" style:font-size-complex="10pt" style:text-underline-style="solid" style:text-underline-color="font-color"/>
    </style:style>
    <style:style style:name="T191_38" style:family="text"/>
    <style:style style:name="T191_39" style:family="text">
      <style:text-properties fo:color="#1155cc" fo:font-size="10pt" style:font-size-asian="10pt" style:font-size-complex="10pt" style:text-underline-style="solid" style:text-underline-color="font-color"/>
    </style:style>
    <style:style style:name="T191_40" style:family="text"/>
    <style:style style:name="T191_41" style:family="text">
      <style:text-properties fo:color="#1155cc" fo:font-size="10pt" style:font-size-asian="10pt" style:font-size-complex="10pt" style:text-underline-style="solid" style:text-underline-color="font-color"/>
    </style:style>
    <style:style style:name="T191_42" style:family="text"/>
    <style:style style:name="T191_43" style:family="text"/>
    <style:style style:name="T191_44" style:family="text"/>
    <style:style style:name="T191_45" style:family="text"/>
    <style:style style:name="T191_46" style:family="text"/>
    <style:style style:name="T191_47" style:family="text"/>
    <style:style style:name="T191_48" style:family="text"/>
    <style:style style:name="T191_49" style:family="text"/>
    <style:style style:name="T191_50" style:family="text"/>
    <style:style style:name="T191_51" style:family="text"/>
    <style:style style:name="T191_52" style:family="text"/>
    <style:style style:name="T191_53" style:family="text"/>
    <style:style style:name="T191_54" style:family="text"/>
    <style:style style:name="T191_55" style:family="text"/>
    <style:style style:name="T191_56" style:family="text"/>
    <style:style style:name="T191_57" style:family="text"/>
    <style:style style:name="T191_58" style:family="text"/>
    <style:style style:name="T191_59" style:family="text"/>
    <style:style style:name="T191_60" style:family="text"/>
    <style:style style:name="T191_61" style:family="text"/>
    <style:style style:name="T191_62" style:family="text"/>
    <style:style style:name="T191_63" style:family="text"/>
    <style:style style:name="T191_64" style:family="text"/>
    <style:style style:name="T191_65" style:family="text"/>
    <style:style style:name="T191_66" style:family="text"/>
    <style:style style:name="T191_67" style:family="text"/>
    <style:style style:name="T191_68" style:family="text"/>
    <style:style style:name="T191_69" style:family="text"/>
    <style:style style:name="T191_70" style:family="text"/>
    <style:style style:name="T191_71" style:family="text"/>
    <style:style style:name="T191_72" style:family="text"/>
    <style:style style:name="T191_73" style:family="text"/>
    <style:style style:name="T191_74" style:family="text"/>
    <style:style style:name="T191_75" style:family="text"/>
    <style:style style:name="T191_76" style:family="text"/>
    <style:style style:name="T191_77" style:family="text"/>
    <style:style style:name="T191_78" style:family="text"/>
    <style:style style:name="T191_79" style:family="text"/>
    <style:style style:name="T191_80" style:family="text"/>
    <style:style style:name="T191_81" style:family="text"/>
    <style:style style:name="T191_82" style:family="text"/>
    <style:style style:name="T191_83" style:family="text"/>
    <style:style style:name="T191_84" style:family="text"/>
    <style:style style:name="T191_85" style:family="text"/>
    <style:style style:name="T191_86" style:family="text"/>
    <style:style style:name="T191_87" style:family="text"/>
    <style:style style:name="T191_88" style:family="text"/>
    <style:style style:name="T191_89" style:family="text"/>
    <style:style style:name="T191_90" style:family="text"/>
    <style:style style:name="T191_91" style:family="text"/>
    <style:style style:name="T191_92" style:family="text"/>
    <style:style style:name="T191_93" style:family="text"/>
    <style:style style:name="T191_94" style:family="text"/>
    <style:style style:name="T191_95" style:family="text"/>
    <style:style style:name="T191_96" style:family="text"/>
    <style:style style:name="T191_97" style:family="text"/>
    <style:style style:name="T191_98" style:family="text"/>
    <style:style style:name="T191_99" style:family="text"/>
    <style:style style:name="T191_100" style:family="text"/>
    <style:style style:name="T191_101" style:family="text"/>
    <style:style style:name="T191_102" style:family="text"/>
    <style:style style:name="T191_103" style:family="text"/>
    <style:style style:name="T191_104" style:family="text"/>
    <style:style style:name="T191_105" style:family="text"/>
    <style:style style:name="T191_106" style:family="text"/>
    <style:style style:name="T191_107" style:family="text"/>
    <style:style style:name="T191_108" style:family="text"/>
    <style:style style:name="T191_109" style:family="text"/>
    <style:style style:name="T191_110" style:family="text"/>
    <style:style style:name="T191_111" style:family="text"/>
    <style:style style:name="T191_112" style:family="text"/>
    <style:style style:name="T191_113" style:family="text"/>
    <style:style style:name="T191_114" style:family="text"/>
    <style:style style:name="T191_115" style:family="text"/>
    <style:style style:name="T191_116" style:family="text"/>
    <style:style style:name="P192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193" style:family="paragraph" style:parent-style-name="Standard">
      <style:paragraph-properties fo:break-before="auto" style:writing-mode="lr-tb"/>
    </style:style>
    <style:style style:name="P194" style:family="paragraph" style:parent-style-name="Standard">
      <style:paragraph-properties fo:break-before="auto" fo:margin-top="0cm" fo:margin-bottom="0cm" style:writing-mode="lr-tb"/>
    </style:style>
    <style:style style:name="T194_1" style:family="text">
      <style:text-properties fo:font-weight="bold" style:font-weight-asian="bold" style:font-weight-complex="bold"/>
    </style:style>
    <style:style style:name="T194_2" style:family="text">
      <style:text-properties fo:font-weight="bold" style:font-weight-asian="bold" style:font-weight-complex="bold"/>
    </style:style>
    <style:style style:name="T194_3" style:family="text">
      <style:text-properties fo:font-weight="bold" style:font-weight-asian="bold" style:font-weight-complex="bold"/>
    </style:style>
    <style:style style:name="T194_4" style:family="text">
      <style:text-properties fo:font-weight="bold" style:font-weight-asian="bold" style:font-weight-complex="bold"/>
    </style:style>
    <style:style style:name="T194_5" style:family="text">
      <style:text-properties fo:font-weight="bold" style:font-weight-asian="bold" style:font-weight-complex="bold"/>
    </style:style>
    <style:style style:name="T194_6" style:family="text">
      <style:text-properties fo:font-weight="bold" style:font-weight-asian="bold" style:font-weight-complex="bold"/>
    </style:style>
    <style:style style:name="T194_7" style:family="text">
      <style:text-properties fo:font-weight="bold" style:font-weight-asian="bold" style:font-weight-complex="bold"/>
    </style:style>
    <style:style style:name="T194_8" style:family="text">
      <style:text-properties fo:font-weight="bold" style:font-weight-asian="bold" style:font-weight-complex="bold"/>
    </style:style>
    <style:style style:name="T194_9" style:family="text">
      <style:text-properties fo:font-weight="bold" style:font-weight-asian="bold" style:font-weight-complex="bold"/>
    </style:style>
    <style:style style:name="T194_10" style:family="text">
      <style:text-properties fo:font-weight="bold" style:font-weight-asian="bold" style:font-weight-complex="bold"/>
    </style:style>
    <style:style style:name="T194_11" style:family="text">
      <style:text-properties fo:font-weight="bold" style:font-weight-asian="bold" style:font-weight-complex="bold"/>
    </style:style>
    <style:style style:name="T194_12" style:family="text">
      <style:text-properties fo:font-weight="bold" style:font-weight-asian="bold" style:font-weight-complex="bold"/>
    </style:style>
    <style:style style:name="P195" style:family="paragraph" style:parent-style-name="Standard">
      <style:paragraph-properties fo:break-before="auto" style:writing-mode="lr-tb"/>
    </style:style>
    <style:style style:name="P196" style:family="paragraph" style:parent-style-name="Standard">
      <style:paragraph-properties fo:break-before="auto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T196_9" style:family="text"/>
    <style:style style:name="T196_10" style:family="text"/>
    <style:style style:name="T196_11" style:family="text"/>
    <style:style style:name="T196_12" style:family="text"/>
    <style:style style:name="T196_13" style:family="text"/>
    <style:style style:name="T196_14" style:family="text"/>
    <style:style style:name="T196_15" style:family="text"/>
    <style:style style:name="T196_16" style:family="text"/>
    <style:style style:name="T196_17" style:family="text"/>
    <style:style style:name="T196_18" style:family="text"/>
    <style:style style:name="T196_19" style:family="text"/>
    <style:style style:name="T196_20" style:family="text"/>
    <style:style style:name="T196_21" style:family="text"/>
    <style:style style:name="T196_22" style:family="text"/>
    <style:style style:name="T196_23" style:family="text"/>
    <style:style style:name="T196_24" style:family="text"/>
    <style:style style:name="T196_25" style:family="text"/>
    <style:style style:name="T196_26" style:family="text"/>
    <style:style style:name="T196_27" style:family="text"/>
    <style:style style:name="T196_28" style:family="text"/>
    <style:style style:name="T196_29" style:family="text"/>
    <style:style style:name="T196_30" style:family="text"/>
    <style:style style:name="T196_31" style:family="text"/>
    <style:style style:name="T196_32" style:family="text"/>
    <style:style style:name="T196_33" style:family="text"/>
    <style:style style:name="T196_34" style:family="text"/>
    <style:style style:name="T196_35" style:family="text"/>
    <style:style style:name="T196_36" style:family="text"/>
    <style:style style:name="T196_37" style:family="text"/>
    <style:style style:name="T196_38" style:family="text"/>
    <style:style style:name="T196_39" style:family="text"/>
    <style:style style:name="T196_40" style:family="text"/>
    <style:style style:name="T196_41" style:family="text"/>
    <style:style style:name="T196_42" style:family="text"/>
    <style:style style:name="T196_43" style:family="text"/>
    <style:style style:name="T196_44" style:family="text"/>
    <style:style style:name="T196_45" style:family="text"/>
    <style:style style:name="T196_46" style:family="text"/>
    <style:style style:name="T196_47" style:family="text"/>
    <style:style style:name="T196_48" style:family="text"/>
    <style:style style:name="T196_49" style:family="text"/>
    <style:style style:name="T196_50" style:family="text"/>
    <style:style style:name="T196_51" style:family="text"/>
    <style:style style:name="T196_52" style:family="text"/>
    <style:style style:name="T196_53" style:family="text"/>
    <style:style style:name="T196_54" style:family="text"/>
    <style:style style:name="T196_55" style:family="text"/>
    <style:style style:name="T196_56" style:family="text">
      <style:text-properties fo:color="#1155cc" style:text-underline-style="solid" style:text-underline-color="font-color"/>
    </style:style>
    <style:style style:name="T196_57" style:family="text"/>
    <style:style style:name="T196_58" style:family="text">
      <style:text-properties fo:color="#1155cc" style:text-underline-style="solid" style:text-underline-color="font-color"/>
    </style:style>
    <style:style style:name="T196_59" style:family="text"/>
    <style:style style:name="T196_60" style:family="text">
      <style:text-properties fo:color="#1155cc" style:text-underline-style="solid" style:text-underline-color="font-color"/>
    </style:style>
    <style:style style:name="T196_61" style:family="text"/>
    <style:style style:name="T196_62" style:family="text">
      <style:text-properties fo:color="#1155cc" style:text-underline-style="solid" style:text-underline-color="font-color"/>
    </style:style>
    <style:style style:name="T196_63" style:family="text"/>
    <style:style style:name="T196_64" style:family="text">
      <style:text-properties fo:color="#1155cc" style:text-underline-style="solid" style:text-underline-color="font-color"/>
    </style:style>
    <style:style style:name="T196_65" style:family="text" style:parent-style-name="Standard"/>
    <style:style style:name="P197" style:family="paragraph" style:parent-style-name="Standard">
      <style:paragraph-properties fo:break-before="auto" style:writing-mode="lr-tb"/>
    </style:style>
    <style:style style:name="T197_1" style:family="text">
      <style:text-properties fo:font-size="10pt" style:font-size-asian="10pt" style:font-size-complex="10pt"/>
    </style:style>
    <style:style style:name="T197_2" style:family="text">
      <style:text-properties fo:font-size="10pt" style:font-size-asian="10pt" style:font-size-complex="10pt"/>
    </style:style>
    <style:style style:name="T197_3" style:family="text">
      <style:text-properties fo:font-size="10pt" style:font-size-asian="10pt" style:font-size-complex="10pt"/>
    </style:style>
    <style:style style:name="T197_4" style:family="text">
      <style:text-properties fo:font-size="10pt" style:font-size-asian="10pt" style:font-size-complex="10pt"/>
    </style:style>
    <style:style style:name="T197_5" style:family="text">
      <style:text-properties fo:font-size="10pt" style:font-size-asian="10pt" style:font-size-complex="10pt"/>
    </style:style>
    <style:style style:name="T197_6" style:family="text">
      <style:text-properties fo:font-size="10pt" style:font-size-asian="10pt" style:font-size-complex="10pt"/>
    </style:style>
    <style:style style:name="T197_7" style:family="text">
      <style:text-properties fo:font-size="10pt" style:font-size-asian="10pt" style:font-size-complex="10pt"/>
    </style:style>
    <style:style style:name="T197_8" style:family="text">
      <style:text-properties fo:font-size="10pt" style:font-size-asian="10pt" style:font-size-complex="10pt"/>
    </style:style>
    <style:style style:name="T197_9" style:family="text">
      <style:text-properties fo:font-size="10pt" style:font-size-asian="10pt" style:font-size-complex="10pt"/>
    </style:style>
    <style:style style:name="T197_10" style:family="text">
      <style:text-properties fo:font-size="10pt" style:font-size-asian="10pt" style:font-size-complex="10pt"/>
    </style:style>
    <style:style style:name="T197_11" style:family="text">
      <style:text-properties fo:font-size="10pt" style:font-size-asian="10pt" style:font-size-complex="10pt"/>
    </style:style>
    <style:style style:name="T197_12" style:family="text">
      <style:text-properties fo:font-size="10pt" style:font-size-asian="10pt" style:font-size-complex="10pt"/>
    </style:style>
    <style:style style:name="T197_13" style:family="text">
      <style:text-properties fo:font-size="10pt" style:font-size-asian="10pt" style:font-size-complex="10pt"/>
    </style:style>
    <style:style style:name="T197_14" style:family="text">
      <style:text-properties fo:font-size="10pt" style:font-size-asian="10pt" style:font-size-complex="10pt"/>
    </style:style>
    <style:style style:name="T197_15" style:family="text">
      <style:text-properties fo:font-size="10pt" style:font-size-asian="10pt" style:font-size-complex="10pt"/>
    </style:style>
    <style:style style:name="T197_16" style:family="text"/>
    <style:style style:name="T197_17" style:family="text">
      <style:text-properties fo:color="#1155cc" fo:font-size="10pt" style:font-size-asian="10pt" style:font-size-complex="10pt" style:text-underline-style="solid" style:text-underline-color="font-color"/>
    </style:style>
    <style:style style:name="T197_18" style:family="text"/>
    <style:style style:name="T197_19" style:family="text">
      <style:text-properties fo:color="#1155cc" fo:font-size="10pt" style:font-size-asian="10pt" style:font-size-complex="10pt" style:text-underline-style="solid" style:text-underline-color="font-color"/>
    </style:style>
    <style:style style:name="T197_20" style:family="text"/>
    <style:style style:name="T197_21" style:family="text">
      <style:text-properties fo:color="#1155cc" fo:font-size="10pt" style:font-size-asian="10pt" style:font-size-complex="10pt" style:text-underline-style="solid" style:text-underline-color="font-color"/>
    </style:style>
    <style:style style:name="T197_22" style:family="text"/>
    <style:style style:name="T197_23" style:family="text">
      <style:text-properties fo:color="#1155cc" fo:font-size="10pt" style:font-size-asian="10pt" style:font-size-complex="10pt" style:text-underline-style="solid" style:text-underline-color="font-color"/>
    </style:style>
    <style:style style:name="T197_24" style:family="text"/>
    <style:style style:name="T197_25" style:family="text">
      <style:text-properties fo:color="#1155cc" fo:font-size="10pt" style:font-size-asian="10pt" style:font-size-complex="10pt" style:text-underline-style="solid" style:text-underline-color="font-color"/>
    </style:style>
    <style:style style:name="T197_26" style:family="text"/>
    <style:style style:name="T197_27" style:family="text">
      <style:text-properties fo:color="#1155cc" fo:font-size="10pt" style:font-size-asian="10pt" style:font-size-complex="10pt" style:text-underline-style="solid" style:text-underline-color="font-color"/>
    </style:style>
    <style:style style:name="T197_28" style:family="text"/>
    <style:style style:name="T197_29" style:family="text">
      <style:text-properties fo:color="#1155cc" fo:font-size="10pt" style:font-size-asian="10pt" style:font-size-complex="10pt" style:text-underline-style="solid" style:text-underline-color="font-color"/>
    </style:style>
    <style:style style:name="T197_30" style:family="text"/>
    <style:style style:name="T197_31" style:family="text">
      <style:text-properties fo:color="#1155cc" fo:font-size="10pt" style:font-size-asian="10pt" style:font-size-complex="10pt" style:text-underline-style="solid" style:text-underline-color="font-color"/>
    </style:style>
    <style:style style:name="T197_32" style:family="text"/>
    <style:style style:name="T197_33" style:family="text">
      <style:text-properties fo:color="#1155cc" fo:font-size="10pt" style:font-size-asian="10pt" style:font-size-complex="10pt" style:text-underline-style="solid" style:text-underline-color="font-color"/>
    </style:style>
    <style:style style:name="T197_34" style:family="text"/>
    <style:style style:name="T197_35" style:family="text">
      <style:text-properties fo:color="#1155cc" fo:font-size="10pt" style:font-size-asian="10pt" style:font-size-complex="10pt" style:text-underline-style="solid" style:text-underline-color="font-color"/>
    </style:style>
    <style:style style:name="T197_36" style:family="text"/>
    <style:style style:name="T197_37" style:family="text">
      <style:text-properties fo:color="#1155cc" fo:font-size="10pt" style:font-size-asian="10pt" style:font-size-complex="10pt" style:text-underline-style="solid" style:text-underline-color="font-color"/>
    </style:style>
    <style:style style:name="T197_38" style:family="text"/>
    <style:style style:name="T197_39" style:family="text">
      <style:text-properties fo:color="#1155cc" fo:font-size="10pt" style:font-size-asian="10pt" style:font-size-complex="10pt" style:text-underline-style="solid" style:text-underline-color="font-color"/>
    </style:style>
    <style:style style:name="T197_40" style:family="text"/>
    <style:style style:name="T197_41" style:family="text">
      <style:text-properties fo:color="#1155cc" fo:font-size="10pt" style:font-size-asian="10pt" style:font-size-complex="10pt" style:text-underline-style="solid" style:text-underline-color="font-color"/>
    </style:style>
    <style:style style:name="T197_42" style:family="text"/>
    <style:style style:name="T197_43" style:family="text">
      <style:text-properties fo:color="#1155cc" fo:font-size="10pt" style:font-size-asian="10pt" style:font-size-complex="10pt" style:text-underline-style="solid" style:text-underline-color="font-color"/>
    </style:style>
    <style:style style:name="T197_44" style:family="text"/>
    <style:style style:name="T197_45" style:family="text">
      <style:text-properties fo:color="#1155cc" fo:font-size="10pt" style:font-size-asian="10pt" style:font-size-complex="10pt" style:text-underline-style="solid" style:text-underline-color="font-color"/>
    </style:style>
    <style:style style:name="T197_46" style:family="text"/>
    <style:style style:name="T197_47" style:family="text">
      <style:text-properties fo:color="#1155cc" fo:font-size="10pt" style:font-size-asian="10pt" style:font-size-complex="10pt" style:text-underline-style="solid" style:text-underline-color="font-color"/>
    </style:style>
    <style:style style:name="T197_48" style:family="text"/>
    <style:style style:name="T197_49" style:family="text">
      <style:text-properties fo:color="#1155cc" fo:font-size="10pt" style:font-size-asian="10pt" style:font-size-complex="10pt" style:text-underline-style="solid" style:text-underline-color="font-color"/>
    </style:style>
    <style:style style:name="T197_50" style:family="text"/>
    <style:style style:name="T197_51" style:family="text">
      <style:text-properties fo:color="#1155cc" fo:font-size="10pt" style:font-size-asian="10pt" style:font-size-complex="10pt" style:text-underline-style="solid" style:text-underline-color="font-color"/>
    </style:style>
    <style:style style:name="T197_52" style:family="text"/>
    <style:style style:name="T197_53" style:family="text">
      <style:text-properties fo:color="#1155cc" fo:font-size="10pt" style:font-size-asian="10pt" style:font-size-complex="10pt" style:text-underline-style="solid" style:text-underline-color="font-color"/>
    </style:style>
    <style:style style:name="T197_54" style:family="text"/>
    <style:style style:name="T197_55" style:family="text">
      <style:text-properties fo:color="#1155cc" fo:font-size="10pt" style:font-size-asian="10pt" style:font-size-complex="10pt" style:text-underline-style="solid" style:text-underline-color="font-color"/>
    </style:style>
    <style:style style:name="T197_56" style:family="text"/>
    <style:style style:name="T197_57" style:family="text">
      <style:text-properties fo:color="#1155cc" fo:font-size="10pt" style:font-size-asian="10pt" style:font-size-complex="10pt" style:text-underline-style="solid" style:text-underline-color="font-color"/>
    </style:style>
    <style:style style:name="T197_58" style:family="text"/>
    <style:style style:name="T197_59" style:family="text">
      <style:text-properties fo:color="#1155cc" fo:font-size="10pt" style:font-size-asian="10pt" style:font-size-complex="10pt" style:text-underline-style="solid" style:text-underline-color="font-color"/>
    </style:style>
    <style:style style:name="T197_60" style:family="text"/>
    <style:style style:name="T197_61" style:family="text">
      <style:text-properties fo:color="#1155cc" fo:font-size="10pt" style:font-size-asian="10pt" style:font-size-complex="10pt" style:text-underline-style="solid" style:text-underline-color="font-color"/>
    </style:style>
    <style:style style:name="T197_62" style:family="text"/>
    <style:style style:name="T197_63" style:family="text"/>
    <style:style style:name="T197_64" style:family="text"/>
    <style:style style:name="T197_65" style:family="text"/>
    <style:style style:name="T197_66" style:family="text"/>
    <style:style style:name="T197_67" style:family="text"/>
    <style:style style:name="T197_68" style:family="text"/>
    <style:style style:name="T197_69" style:family="text"/>
    <style:style style:name="T197_70" style:family="text"/>
    <style:style style:name="T197_71" style:family="text"/>
    <style:style style:name="T197_72" style:family="text"/>
    <style:style style:name="T197_73" style:family="text"/>
    <style:style style:name="T197_74" style:family="text"/>
    <style:style style:name="T197_75" style:family="text"/>
    <style:style style:name="T197_76" style:family="text"/>
    <style:style style:name="T197_77" style:family="text"/>
    <style:style style:name="T197_78" style:family="text"/>
    <style:style style:name="T197_79" style:family="text"/>
    <style:style style:name="T197_80" style:family="text"/>
    <style:style style:name="T197_81" style:family="text"/>
    <style:style style:name="T197_82" style:family="text"/>
    <style:style style:name="T197_83" style:family="text"/>
    <style:style style:name="T197_84" style:family="text">
      <style:text-properties fo:color="#1155cc" style:text-underline-style="solid" style:text-underline-color="font-color"/>
    </style:style>
    <style:style style:name="T197_85" style:family="text"/>
    <style:style style:name="T197_86" style:family="text">
      <style:text-properties fo:color="#1155cc" style:text-underline-style="solid" style:text-underline-color="font-color"/>
    </style:style>
    <style:style style:name="T197_87" style:family="text"/>
    <style:style style:name="T197_88" style:family="text">
      <style:text-properties fo:color="#1155cc" style:text-underline-style="solid" style:text-underline-color="font-color"/>
    </style:style>
    <style:style style:name="T197_89" style:family="text" style:parent-style-name="Standard"/>
    <style:style style:name="P198" style:family="paragraph" style:parent-style-name="Standard">
      <style:paragraph-properties fo:break-before="auto" style:writing-mode="lr-tb"/>
    </style:style>
    <style:style style:name="T198_1" style:family="text">
      <style:text-properties fo:font-size="10pt" style:font-size-asian="10pt" style:font-size-complex="10pt"/>
    </style:style>
    <style:style style:name="T198_2" style:family="text">
      <style:text-properties fo:font-size="10pt" style:font-size-asian="10pt" style:font-size-complex="10pt"/>
    </style:style>
    <style:style style:name="T198_3" style:family="text">
      <style:text-properties fo:font-size="10pt" style:font-size-asian="10pt" style:font-size-complex="10pt"/>
    </style:style>
    <style:style style:name="T198_4" style:family="text">
      <style:text-properties fo:font-size="10pt" style:font-size-asian="10pt" style:font-size-complex="10pt"/>
    </style:style>
    <style:style style:name="T198_5" style:family="text">
      <style:text-properties fo:font-size="10pt" style:font-size-asian="10pt" style:font-size-complex="10pt"/>
    </style:style>
    <style:style style:name="T198_6" style:family="text"/>
    <style:style style:name="T198_7" style:family="text">
      <style:text-properties fo:color="#1155cc" fo:font-size="10pt" style:font-size-asian="10pt" style:font-size-complex="10pt" style:text-underline-style="solid" style:text-underline-color="font-color"/>
    </style:style>
    <style:style style:name="T198_8" style:family="text"/>
    <style:style style:name="T198_9" style:family="text">
      <style:text-properties fo:color="#1155cc" fo:font-size="10pt" style:font-size-asian="10pt" style:font-size-complex="10pt" style:text-underline-style="solid" style:text-underline-color="font-color"/>
    </style:style>
    <style:style style:name="T198_10" style:family="text"/>
    <style:style style:name="T198_11" style:family="text">
      <style:text-properties fo:color="#1155cc" fo:font-size="10pt" style:font-size-asian="10pt" style:font-size-complex="10pt" style:text-underline-style="solid" style:text-underline-color="font-color"/>
    </style:style>
    <style:style style:name="T198_12" style:family="text"/>
    <style:style style:name="T198_13" style:family="text">
      <style:text-properties fo:color="#1155cc" fo:font-size="10pt" style:font-size-asian="10pt" style:font-size-complex="10pt" style:text-underline-style="solid" style:text-underline-color="font-color"/>
    </style:style>
    <style:style style:name="T198_14" style:family="text"/>
    <style:style style:name="T198_15" style:family="text">
      <style:text-properties fo:color="#1155cc" fo:font-size="10pt" style:font-size-asian="10pt" style:font-size-complex="10pt" style:text-underline-style="solid" style:text-underline-color="font-color"/>
    </style:style>
    <style:style style:name="T198_16" style:family="text"/>
    <style:style style:name="T198_17" style:family="text">
      <style:text-properties fo:color="#1155cc" fo:font-size="10pt" style:font-size-asian="10pt" style:font-size-complex="10pt" style:text-underline-style="solid" style:text-underline-color="font-color"/>
    </style:style>
    <style:style style:name="T198_18" style:family="text"/>
    <style:style style:name="T198_19" style:family="text">
      <style:text-properties fo:color="#1155cc" fo:font-size="10pt" style:font-size-asian="10pt" style:font-size-complex="10pt" style:text-underline-style="solid" style:text-underline-color="font-color"/>
    </style:style>
    <style:style style:name="T198_20" style:family="text"/>
    <style:style style:name="T198_21" style:family="text">
      <style:text-properties fo:color="#1155cc" fo:font-size="10pt" style:font-size-asian="10pt" style:font-size-complex="10pt" style:text-underline-style="solid" style:text-underline-color="font-color"/>
    </style:style>
    <style:style style:name="T198_22" style:family="text"/>
    <style:style style:name="T198_23" style:family="text"/>
    <style:style style:name="T198_24" style:family="text"/>
    <style:style style:name="T198_25" style:family="text"/>
    <style:style style:name="T198_26" style:family="text"/>
    <style:style style:name="T198_27" style:family="text"/>
    <style:style style:name="T198_28" style:family="text"/>
    <style:style style:name="T198_29" style:family="text"/>
    <style:style style:name="T198_30" style:family="text"/>
    <style:style style:name="T198_31" style:family="text"/>
    <style:style style:name="T198_32" style:family="text"/>
    <style:style style:name="T198_33" style:family="text"/>
    <style:style style:name="T198_34" style:family="text"/>
    <style:style style:name="T198_35" style:family="text"/>
    <style:style style:name="T198_36" style:family="text"/>
    <style:style style:name="T198_37" style:family="text"/>
    <style:style style:name="T198_38" style:family="text"/>
    <style:style style:name="T198_39" style:family="text"/>
    <style:style style:name="T198_40" style:family="text"/>
    <style:style style:name="T198_41" style:family="text"/>
    <style:style style:name="T198_42" style:family="text"/>
    <style:style style:name="T198_43" style:family="text"/>
    <style:style style:name="T198_44" style:family="text"/>
    <style:style style:name="T198_45" style:family="text"/>
    <style:style style:name="T198_46" style:family="text"/>
    <style:style style:name="T198_47" style:family="text"/>
    <style:style style:name="T198_48" style:family="text"/>
    <style:style style:name="T198_49" style:family="text"/>
    <style:style style:name="T198_50" style:family="text"/>
    <style:style style:name="T198_51" style:family="text"/>
    <style:style style:name="T198_52" style:family="text"/>
    <style:style style:name="T198_53" style:family="text"/>
    <style:style style:name="T198_54" style:family="text"/>
    <style:style style:name="T198_55" style:family="text"/>
    <style:style style:name="T198_56" style:family="text"/>
    <style:style style:name="T198_57" style:family="text"/>
    <style:style style:name="T198_58" style:family="text"/>
    <style:style style:name="T198_59" style:family="text"/>
    <style:style style:name="T198_60" style:family="text"/>
    <style:style style:name="T198_61" style:family="text"/>
    <style:style style:name="T198_62" style:family="text"/>
    <style:style style:name="T198_63" style:family="text"/>
    <style:style style:name="T198_64" style:family="text"/>
    <style:style style:name="T198_65" style:family="text"/>
    <style:style style:name="T198_66" style:family="text"/>
    <style:style style:name="T198_67" style:family="text"/>
    <style:style style:name="T198_68" style:family="text"/>
    <style:style style:name="T198_69" style:family="text"/>
    <style:style style:name="T198_70" style:family="text"/>
    <style:style style:name="T198_71" style:family="text"/>
    <style:style style:name="T198_72" style:family="text"/>
    <style:style style:name="T198_73" style:family="text"/>
    <style:style style:name="T198_74" style:family="text"/>
    <style:style style:name="T198_75" style:family="text"/>
    <style:style style:name="T198_76" style:family="text"/>
    <style:style style:name="T198_77" style:family="text"/>
    <style:style style:name="T198_78" style:family="text"/>
    <style:style style:name="T198_79" style:family="text"/>
    <style:style style:name="T198_80" style:family="text"/>
    <style:style style:name="T198_81" style:family="text"/>
    <style:style style:name="T198_82" style:family="text"/>
    <style:style style:name="T198_83" style:family="text"/>
    <style:style style:name="T198_84" style:family="text"/>
    <style:style style:name="T198_85" style:family="text"/>
    <style:style style:name="T198_86" style:family="text"/>
    <style:style style:name="T198_87" style:family="text"/>
    <style:style style:name="T198_88" style:family="text"/>
    <style:style style:name="T198_89" style:family="text"/>
    <style:style style:name="T198_90" style:family="text"/>
    <style:style style:name="T198_91" style:family="text"/>
    <style:style style:name="T198_92" style:family="text"/>
    <style:style style:name="T198_93" style:family="text"/>
    <style:style style:name="T198_94" style:family="text"/>
    <style:style style:name="T198_95" style:family="text"/>
    <style:style style:name="T198_96" style:family="text"/>
    <style:style style:name="T198_97" style:family="text"/>
    <style:style style:name="T198_98" style:family="text"/>
    <style:style style:name="T198_99" style:family="text"/>
    <style:style style:name="T198_100" style:family="text"/>
    <style:style style:name="T198_101" style:family="text"/>
    <style:style style:name="T198_102" style:family="text"/>
    <style:style style:name="T198_103" style:family="text"/>
    <style:style style:name="T198_104" style:family="text">
      <style:text-properties fo:color="#1155cc" style:text-underline-style="solid" style:text-underline-color="font-color"/>
    </style:style>
    <style:style style:name="T198_105" style:family="text"/>
    <style:style style:name="T198_106" style:family="text">
      <style:text-properties fo:color="#1155cc" style:text-underline-style="solid" style:text-underline-color="font-color"/>
    </style:style>
    <style:style style:name="T198_107" style:family="text"/>
    <style:style style:name="T198_108" style:family="text">
      <style:text-properties fo:color="#1155cc" style:text-underline-style="solid" style:text-underline-color="font-color"/>
    </style:style>
    <style:style style:name="T198_109" style:family="text"/>
    <style:style style:name="T198_110" style:family="text">
      <style:text-properties fo:color="#1155cc" style:text-underline-style="solid" style:text-underline-color="font-color"/>
    </style:style>
    <style:style style:name="T198_111" style:family="text"/>
    <style:style style:name="T198_112" style:family="text">
      <style:text-properties fo:color="#1155cc" style:text-underline-style="solid" style:text-underline-color="font-color"/>
    </style:style>
    <style:style style:name="T198_113" style:family="text"/>
    <style:style style:name="T198_114" style:family="text">
      <style:text-properties fo:color="#1155cc" style:text-underline-style="solid" style:text-underline-color="font-color"/>
    </style:style>
    <style:style style:name="T198_115" style:family="text"/>
    <style:style style:name="T198_116" style:family="text">
      <style:text-properties fo:color="#1155cc" style:text-underline-style="solid" style:text-underline-color="font-color"/>
    </style:style>
    <style:style style:name="T198_117" style:family="text"/>
    <style:style style:name="T198_118" style:family="text">
      <style:text-properties fo:color="#1155cc" style:text-underline-style="solid" style:text-underline-color="font-color"/>
    </style:style>
    <style:style style:name="T198_119" style:family="text"/>
    <style:style style:name="T198_120" style:family="text">
      <style:text-properties fo:color="#1155cc" style:text-underline-style="solid" style:text-underline-color="font-color"/>
    </style:style>
    <style:style style:name="T198_121" style:family="text"/>
    <style:style style:name="T198_122" style:family="text">
      <style:text-properties fo:color="#1155cc" style:text-underline-style="solid" style:text-underline-color="font-color"/>
    </style:style>
    <style:style style:name="T198_123" style:family="text"/>
    <style:style style:name="T198_124" style:family="text">
      <style:text-properties fo:color="#1155cc" style:text-underline-style="solid" style:text-underline-color="font-color"/>
    </style:style>
    <style:style style:name="T198_125" style:family="text" style:parent-style-name="Standard"/>
    <style:style style:name="P199" style:family="paragraph" style:parent-style-name="Standard">
      <style:paragraph-properties fo:break-before="auto" style:writing-mode="lr-tb"/>
    </style:style>
    <style:style style:name="T199_1" style:family="text">
      <style:text-properties fo:font-size="10pt" style:font-size-asian="10pt" style:font-size-complex="10pt"/>
    </style:style>
    <style:style style:name="T199_2" style:family="text">
      <style:text-properties fo:font-size="10pt" style:font-size-asian="10pt" style:font-size-complex="10pt"/>
    </style:style>
    <style:style style:name="T199_3" style:family="text">
      <style:text-properties fo:font-size="10pt" style:font-size-asian="10pt" style:font-size-complex="10pt"/>
    </style:style>
    <style:style style:name="T199_4" style:family="text">
      <style:text-properties fo:font-size="10pt" style:font-size-asian="10pt" style:font-size-complex="10pt"/>
    </style:style>
    <style:style style:name="T199_5" style:family="text">
      <style:text-properties fo:font-size="10pt" style:font-size-asian="10pt" style:font-size-complex="10pt"/>
    </style:style>
    <style:style style:name="T199_6" style:family="text">
      <style:text-properties fo:font-size="10pt" style:font-size-asian="10pt" style:font-size-complex="10pt"/>
    </style:style>
    <style:style style:name="T199_7" style:family="text">
      <style:text-properties fo:font-size="10pt" style:font-size-asian="10pt" style:font-size-complex="10pt"/>
    </style:style>
    <style:style style:name="T199_8" style:family="text">
      <style:text-properties fo:font-size="10pt" style:font-size-asian="10pt" style:font-size-complex="10pt"/>
    </style:style>
    <style:style style:name="T199_9" style:family="text">
      <style:text-properties fo:font-size="10pt" style:font-size-asian="10pt" style:font-size-complex="10pt"/>
    </style:style>
    <style:style style:name="T199_10" style:family="text">
      <style:text-properties fo:font-size="10pt" style:font-size-asian="10pt" style:font-size-complex="10pt"/>
    </style:style>
    <style:style style:name="T199_11" style:family="text">
      <style:text-properties fo:font-size="10pt" style:font-size-asian="10pt" style:font-size-complex="10pt"/>
    </style:style>
    <style:style style:name="T199_12" style:family="text">
      <style:text-properties fo:font-size="10pt" style:font-size-asian="10pt" style:font-size-complex="10pt"/>
    </style:style>
    <style:style style:name="T199_13" style:family="text">
      <style:text-properties fo:font-size="10pt" style:font-size-asian="10pt" style:font-size-complex="10pt"/>
    </style:style>
    <style:style style:name="T199_14" style:family="text">
      <style:text-properties fo:font-size="10pt" style:font-size-asian="10pt" style:font-size-complex="10pt"/>
    </style:style>
    <style:style style:name="T199_15" style:family="text">
      <style:text-properties fo:font-size="10pt" style:font-size-asian="10pt" style:font-size-complex="10pt"/>
    </style:style>
    <style:style style:name="T199_16" style:family="text"/>
    <style:style style:name="T199_17" style:family="text">
      <style:text-properties fo:color="#1155cc" fo:font-size="10pt" style:font-size-asian="10pt" style:font-size-complex="10pt" style:text-underline-style="solid" style:text-underline-color="font-color"/>
    </style:style>
    <style:style style:name="T199_18" style:family="text"/>
    <style:style style:name="T199_19" style:family="text">
      <style:text-properties fo:color="#1155cc" fo:font-size="10pt" style:font-size-asian="10pt" style:font-size-complex="10pt" style:text-underline-style="solid" style:text-underline-color="font-color"/>
    </style:style>
    <style:style style:name="T199_20" style:family="text"/>
    <style:style style:name="T199_21" style:family="text">
      <style:text-properties fo:color="#1155cc" fo:font-size="10pt" style:font-size-asian="10pt" style:font-size-complex="10pt" style:text-underline-style="solid" style:text-underline-color="font-color"/>
    </style:style>
    <style:style style:name="T199_22" style:family="text"/>
    <style:style style:name="T199_23" style:family="text">
      <style:text-properties fo:color="#1155cc" fo:font-size="10pt" style:font-size-asian="10pt" style:font-size-complex="10pt" style:text-underline-style="solid" style:text-underline-color="font-color"/>
    </style:style>
    <style:style style:name="T199_24" style:family="text"/>
    <style:style style:name="T199_25" style:family="text">
      <style:text-properties fo:color="#1155cc" fo:font-size="10pt" style:font-size-asian="10pt" style:font-size-complex="10pt" style:text-underline-style="solid" style:text-underline-color="font-color"/>
    </style:style>
    <style:style style:name="T199_26" style:family="text"/>
    <style:style style:name="T199_27" style:family="text">
      <style:text-properties fo:color="#1155cc" fo:font-size="10pt" style:font-size-asian="10pt" style:font-size-complex="10pt" style:text-underline-style="solid" style:text-underline-color="font-color"/>
    </style:style>
    <style:style style:name="T199_28" style:family="text"/>
    <style:style style:name="T199_29" style:family="text">
      <style:text-properties fo:color="#1155cc" fo:font-size="10pt" style:font-size-asian="10pt" style:font-size-complex="10pt" style:text-underline-style="solid" style:text-underline-color="font-color"/>
    </style:style>
    <style:style style:name="T199_30" style:family="text"/>
    <style:style style:name="T199_31" style:family="text">
      <style:text-properties fo:color="#1155cc" fo:font-size="10pt" style:font-size-asian="10pt" style:font-size-complex="10pt" style:text-underline-style="solid" style:text-underline-color="font-color"/>
    </style:style>
    <style:style style:name="T199_32" style:family="text"/>
    <style:style style:name="T199_33" style:family="text">
      <style:text-properties fo:color="#1155cc" fo:font-size="10pt" style:font-size-asian="10pt" style:font-size-complex="10pt" style:text-underline-style="solid" style:text-underline-color="font-color"/>
    </style:style>
    <style:style style:name="T199_34" style:family="text"/>
    <style:style style:name="T199_35" style:family="text">
      <style:text-properties fo:color="#1155cc" fo:font-size="10pt" style:font-size-asian="10pt" style:font-size-complex="10pt" style:text-underline-style="solid" style:text-underline-color="font-color"/>
    </style:style>
    <style:style style:name="T199_36" style:family="text"/>
    <style:style style:name="T199_37" style:family="text">
      <style:text-properties fo:color="#1155cc" fo:font-size="10pt" style:font-size-asian="10pt" style:font-size-complex="10pt" style:text-underline-style="solid" style:text-underline-color="font-color"/>
    </style:style>
    <style:style style:name="T199_38" style:family="text"/>
    <style:style style:name="T199_39" style:family="text">
      <style:text-properties fo:color="#1155cc" fo:font-size="10pt" style:font-size-asian="10pt" style:font-size-complex="10pt" style:text-underline-style="solid" style:text-underline-color="font-color"/>
    </style:style>
    <style:style style:name="T199_40" style:family="text"/>
    <style:style style:name="T199_41" style:family="text">
      <style:text-properties fo:color="#1155cc" fo:font-size="10pt" style:font-size-asian="10pt" style:font-size-complex="10pt" style:text-underline-style="solid" style:text-underline-color="font-color"/>
    </style:style>
    <style:style style:name="T199_42" style:family="text"/>
    <style:style style:name="T199_43" style:family="text">
      <style:text-properties fo:color="#1155cc" fo:font-size="10pt" style:font-size-asian="10pt" style:font-size-complex="10pt" style:text-underline-style="solid" style:text-underline-color="font-color"/>
    </style:style>
    <style:style style:name="T199_44" style:family="text"/>
    <style:style style:name="T199_45" style:family="text">
      <style:text-properties fo:color="#1155cc" fo:font-size="10pt" style:font-size-asian="10pt" style:font-size-complex="10pt" style:text-underline-style="solid" style:text-underline-color="font-color"/>
    </style:style>
    <style:style style:name="T199_46" style:family="text"/>
    <style:style style:name="T199_47" style:family="text">
      <style:text-properties fo:color="#1155cc" fo:font-size="10pt" style:font-size-asian="10pt" style:font-size-complex="10pt" style:text-underline-style="solid" style:text-underline-color="font-color"/>
    </style:style>
    <style:style style:name="T199_48" style:family="text"/>
    <style:style style:name="T199_49" style:family="text">
      <style:text-properties fo:color="#1155cc" fo:font-size="10pt" style:font-size-asian="10pt" style:font-size-complex="10pt" style:text-underline-style="solid" style:text-underline-color="font-color"/>
    </style:style>
    <style:style style:name="T199_50" style:family="text"/>
    <style:style style:name="T199_51" style:family="text">
      <style:text-properties fo:color="#1155cc" fo:font-size="10pt" style:font-size-asian="10pt" style:font-size-complex="10pt" style:text-underline-style="solid" style:text-underline-color="font-color"/>
    </style:style>
    <style:style style:name="T199_52" style:family="text"/>
    <style:style style:name="T199_53" style:family="text">
      <style:text-properties fo:color="#1155cc" fo:font-size="10pt" style:font-size-asian="10pt" style:font-size-complex="10pt" style:text-underline-style="solid" style:text-underline-color="font-color"/>
    </style:style>
    <style:style style:name="T199_54" style:family="text"/>
    <style:style style:name="T199_55" style:family="text">
      <style:text-properties fo:color="#1155cc" fo:font-size="10pt" style:font-size-asian="10pt" style:font-size-complex="10pt" style:text-underline-style="solid" style:text-underline-color="font-color"/>
    </style:style>
    <style:style style:name="T199_56" style:family="text"/>
    <style:style style:name="T199_57" style:family="text">
      <style:text-properties fo:color="#1155cc" fo:font-size="10pt" style:font-size-asian="10pt" style:font-size-complex="10pt" style:text-underline-style="solid" style:text-underline-color="font-color"/>
    </style:style>
    <style:style style:name="T199_58" style:family="text"/>
    <style:style style:name="T199_59" style:family="text">
      <style:text-properties fo:color="#1155cc" fo:font-size="10pt" style:font-size-asian="10pt" style:font-size-complex="10pt" style:text-underline-style="solid" style:text-underline-color="font-color"/>
    </style:style>
    <style:style style:name="T199_60" style:family="text"/>
    <style:style style:name="T199_61" style:family="text">
      <style:text-properties fo:color="#1155cc" fo:font-size="10pt" style:font-size-asian="10pt" style:font-size-complex="10pt" style:text-underline-style="solid" style:text-underline-color="font-color"/>
    </style:style>
    <style:style style:name="T199_62" style:family="text"/>
    <style:style style:name="T199_63" style:family="text"/>
    <style:style style:name="T199_64" style:family="text"/>
    <style:style style:name="T199_65" style:family="text"/>
    <style:style style:name="T199_66" style:family="text"/>
    <style:style style:name="T199_67" style:family="text"/>
    <style:style style:name="T199_68" style:family="text"/>
    <style:style style:name="T199_69" style:family="text"/>
    <style:style style:name="T199_70" style:family="text"/>
    <style:style style:name="T199_71" style:family="text"/>
    <style:style style:name="T199_72" style:family="text"/>
    <style:style style:name="T199_73" style:family="text"/>
    <style:style style:name="T199_74" style:family="text"/>
    <style:style style:name="T199_75" style:family="text"/>
    <style:style style:name="T199_76" style:family="text"/>
    <style:style style:name="P200" style:family="paragraph" style:parent-style-name="Standard">
      <style:paragraph-properties fo:break-before="auto" style:writing-mode="lr-tb"/>
    </style:style>
    <style:style style:name="P201" style:family="paragraph" style:parent-style-name="Standard">
      <style:paragraph-properties fo:break-before="auto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T201_8" style:family="text"/>
    <style:style style:name="T201_9" style:family="text"/>
    <style:style style:name="T201_10" style:family="text"/>
    <style:style style:name="T201_11" style:family="text"/>
    <style:style style:name="T201_12" style:family="text"/>
    <style:style style:name="T201_13" style:family="text"/>
    <style:style style:name="T201_14" style:family="text"/>
    <style:style style:name="T201_15" style:family="text"/>
    <style:style style:name="T201_16" style:family="text"/>
    <style:style style:name="T201_17" style:family="text"/>
    <style:style style:name="T201_18" style:family="text"/>
    <style:style style:name="T201_19" style:family="text"/>
    <style:style style:name="T201_20" style:family="text"/>
    <style:style style:name="T201_21" style:family="text"/>
    <style:style style:name="T201_22" style:family="text"/>
    <style:style style:name="T201_23" style:family="text"/>
    <style:style style:name="T201_24" style:family="text"/>
    <style:style style:name="T201_25" style:family="text"/>
    <style:style style:name="T201_26" style:family="text"/>
    <style:style style:name="T201_27" style:family="text"/>
    <style:style style:name="T201_28" style:family="text"/>
    <style:style style:name="T201_29" style:family="text"/>
    <style:style style:name="T201_30" style:family="text"/>
    <style:style style:name="T201_31" style:family="text"/>
    <style:style style:name="T201_32" style:family="text"/>
    <style:style style:name="T201_33" style:family="text"/>
    <style:style style:name="T201_34" style:family="text"/>
    <style:style style:name="T201_35" style:family="text"/>
    <style:style style:name="T201_36" style:family="text"/>
    <style:style style:name="T201_37" style:family="text"/>
    <style:style style:name="T201_38" style:family="text"/>
    <style:style style:name="T201_39" style:family="text"/>
    <style:style style:name="T201_40" style:family="text"/>
    <style:style style:name="T201_41" style:family="text"/>
    <style:style style:name="T201_42" style:family="text"/>
    <style:style style:name="T201_43" style:family="text"/>
    <style:style style:name="T201_44" style:family="text"/>
    <style:style style:name="T201_45" style:family="text"/>
    <style:style style:name="T201_46" style:family="text"/>
    <style:style style:name="T201_47" style:family="text"/>
    <style:style style:name="T201_48" style:family="text"/>
    <style:style style:name="T201_49" style:family="text"/>
    <style:style style:name="T201_50" style:family="text"/>
    <style:style style:name="T201_51" style:family="text"/>
    <style:style style:name="T201_52" style:family="text"/>
    <style:style style:name="T201_53" style:family="text"/>
    <style:style style:name="T201_54" style:family="text"/>
    <style:style style:name="T201_55" style:family="text"/>
    <style:style style:name="T201_56" style:family="text"/>
    <style:style style:name="T201_57" style:family="text"/>
    <style:style style:name="T201_58" style:family="text"/>
    <style:style style:name="T201_59" style:family="text"/>
    <style:style style:name="T201_60" style:family="text"/>
    <style:style style:name="T201_61" style:family="text"/>
    <style:style style:name="T201_62" style:family="text"/>
    <style:style style:name="T201_63" style:family="text"/>
    <style:style style:name="T201_64" style:family="text"/>
    <style:style style:name="T201_65" style:family="text"/>
    <style:style style:name="T201_66" style:family="text"/>
    <style:style style:name="T201_67" style:family="text"/>
    <style:style style:name="T201_68" style:family="text"/>
    <style:style style:name="T201_69" style:family="text"/>
    <style:style style:name="T201_70" style:family="text"/>
    <style:style style:name="T201_71" style:family="text"/>
    <style:style style:name="T201_72" style:family="text"/>
    <style:style style:name="T201_73" style:family="text"/>
    <style:style style:name="T201_74" style:family="text"/>
    <style:style style:name="T201_75" style:family="text"/>
    <style:style style:name="T201_76" style:family="text"/>
    <style:style style:name="T201_77" style:family="text"/>
    <style:style style:name="T201_78" style:family="text"/>
    <style:style style:name="T201_79" style:family="text"/>
    <style:style style:name="T201_80" style:family="text"/>
    <style:style style:name="T201_81" style:family="text"/>
    <style:style style:name="T201_82" style:family="text"/>
    <style:style style:name="T201_83" style:family="text"/>
    <style:style style:name="T201_84" style:family="text"/>
    <style:style style:name="T201_85" style:family="text"/>
    <style:style style:name="T201_86" style:family="text"/>
    <style:style style:name="T201_87" style:family="text"/>
    <style:style style:name="T201_88" style:family="text"/>
    <style:style style:name="T201_89" style:family="text"/>
    <style:style style:name="T201_90" style:family="text"/>
    <style:style style:name="T201_91" style:family="text"/>
    <style:style style:name="T201_92" style:family="text"/>
    <style:style style:name="T201_93" style:family="text"/>
    <style:style style:name="T201_94" style:family="text"/>
    <style:style style:name="T201_95" style:family="text"/>
    <style:style style:name="T201_96" style:family="text"/>
    <style:style style:name="T201_97" style:family="text"/>
    <style:style style:name="T201_98" style:family="text"/>
    <style:style style:name="T201_99" style:family="text"/>
    <style:style style:name="T201_100" style:family="text"/>
    <style:style style:name="T201_101" style:family="text"/>
    <style:style style:name="T201_102" style:family="text"/>
    <style:style style:name="T201_103" style:family="text"/>
    <style:style style:name="T201_104" style:family="text"/>
    <style:style style:name="P202" style:family="paragraph" style:parent-style-name="Standard">
      <style:paragraph-properties fo:break-before="auto" style:writing-mode="lr-tb"/>
    </style:style>
    <style:style style:name="P203" style:family="paragraph" style:parent-style-name="Standard">
      <style:paragraph-properties fo:break-before="auto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T203_8" style:family="text"/>
    <style:style style:name="T203_9" style:family="text"/>
    <style:style style:name="T203_10" style:family="text"/>
    <style:style style:name="T203_11" style:family="text"/>
    <style:style style:name="T203_12" style:family="text"/>
    <style:style style:name="T203_13" style:family="text"/>
    <style:style style:name="T203_14" style:family="text"/>
    <style:style style:name="T203_15" style:family="text"/>
    <style:style style:name="T203_16" style:family="text"/>
    <style:style style:name="T203_17" style:family="text"/>
    <style:style style:name="T203_18" style:family="text"/>
    <style:style style:name="T203_19" style:family="text"/>
    <style:style style:name="T203_20" style:family="text"/>
    <style:style style:name="T203_21" style:family="text"/>
    <style:style style:name="T203_22" style:family="text"/>
    <style:style style:name="T203_23" style:family="text"/>
    <style:style style:name="T203_24" style:family="text"/>
    <style:style style:name="T203_25" style:family="text"/>
    <style:style style:name="T203_26" style:family="text"/>
    <style:style style:name="T203_27" style:family="text"/>
    <style:style style:name="T203_28" style:family="text"/>
    <style:style style:name="T203_29" style:family="text"/>
    <style:style style:name="T203_30" style:family="text"/>
    <style:style style:name="T203_31" style:family="text"/>
    <style:style style:name="T203_32" style:family="text"/>
    <style:style style:name="T203_33" style:family="text"/>
    <style:style style:name="T203_34" style:family="text"/>
    <style:style style:name="T203_35" style:family="text"/>
    <style:style style:name="T203_36" style:family="text"/>
    <style:style style:name="T203_37" style:family="text"/>
    <style:style style:name="T203_38" style:family="text"/>
    <style:style style:name="T203_39" style:family="text"/>
    <style:style style:name="T203_40" style:family="text"/>
    <style:style style:name="T203_41" style:family="text"/>
    <style:style style:name="T203_42" style:family="text"/>
    <style:style style:name="T203_43" style:family="text"/>
    <style:style style:name="T203_44" style:family="text"/>
    <style:style style:name="T203_45" style:family="text"/>
    <style:style style:name="T203_46" style:family="text"/>
    <style:style style:name="T203_47" style:family="text"/>
    <style:style style:name="T203_48" style:family="text"/>
    <style:style style:name="T203_49" style:family="text"/>
    <style:style style:name="T203_50" style:family="text"/>
    <style:style style:name="T203_51" style:family="text"/>
    <style:style style:name="T203_52" style:family="text"/>
    <style:style style:name="T203_53" style:family="text"/>
    <style:style style:name="T203_54" style:family="text"/>
    <style:style style:name="T203_55" style:family="text"/>
    <style:style style:name="T203_56" style:family="text"/>
    <style:style style:name="T203_57" style:family="text"/>
    <style:style style:name="T203_58" style:family="text"/>
    <style:style style:name="T203_59" style:family="text"/>
    <style:style style:name="T203_60" style:family="text"/>
    <style:style style:name="T203_61" style:family="text"/>
    <style:style style:name="T203_62" style:family="text"/>
    <style:style style:name="T203_63" style:family="text"/>
    <style:style style:name="T203_64" style:family="text"/>
    <style:style style:name="T203_65" style:family="text"/>
    <style:style style:name="T203_66" style:family="text"/>
    <style:style style:name="P204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205" style:family="paragraph" style:parent-style-name="Standard">
      <style:paragraph-properties fo:break-before="auto" style:writing-mode="lr-tb"/>
    </style:style>
    <style:style style:name="P206" style:family="paragraph" style:parent-style-name="Standard">
      <style:paragraph-properties fo:break-before="auto" fo:margin-top="0cm" fo:margin-bottom="0cm" style:writing-mode="lr-tb"/>
    </style:style>
    <style:style style:name="T206_1" style:family="text">
      <style:text-properties fo:font-weight="bold" style:font-weight-asian="bold" style:font-weight-complex="bold"/>
    </style:style>
    <style:style style:name="T206_2" style:family="text">
      <style:text-properties fo:font-weight="bold" style:font-weight-asian="bold" style:font-weight-complex="bold"/>
    </style:style>
    <style:style style:name="T206_3" style:family="text">
      <style:text-properties fo:font-weight="bold" style:font-weight-asian="bold" style:font-weight-complex="bold"/>
    </style:style>
    <style:style style:name="T206_4" style:family="text">
      <style:text-properties fo:font-weight="bold" style:font-weight-asian="bold" style:font-weight-complex="bold"/>
    </style:style>
    <style:style style:name="T206_5" style:family="text">
      <style:text-properties fo:font-weight="bold" style:font-weight-asian="bold" style:font-weight-complex="bold"/>
    </style:style>
    <style:style style:name="T206_6" style:family="text">
      <style:text-properties fo:font-weight="bold" style:font-weight-asian="bold" style:font-weight-complex="bold"/>
    </style:style>
    <style:style style:name="T206_7" style:family="text">
      <style:text-properties fo:font-weight="bold" style:font-weight-asian="bold" style:font-weight-complex="bold"/>
    </style:style>
    <style:style style:name="T206_8" style:family="text">
      <style:text-properties fo:font-weight="bold" style:font-weight-asian="bold" style:font-weight-complex="bold"/>
    </style:style>
    <style:style style:name="T206_9" style:family="text">
      <style:text-properties fo:font-weight="bold" style:font-weight-asian="bold" style:font-weight-complex="bold"/>
    </style:style>
    <style:style style:name="T206_10" style:family="text">
      <style:text-properties fo:font-weight="bold" style:font-weight-asian="bold" style:font-weight-complex="bold"/>
    </style:style>
    <style:style style:name="T206_11" style:family="text">
      <style:text-properties fo:font-weight="bold" style:font-weight-asian="bold" style:font-weight-complex="bold"/>
    </style:style>
    <style:style style:name="T206_12" style:family="text">
      <style:text-properties fo:font-weight="bold" style:font-weight-asian="bold" style:font-weight-complex="bold"/>
    </style:style>
    <style:style style:name="T206_13" style:family="text">
      <style:text-properties fo:font-weight="bold" style:font-weight-asian="bold" style:font-weight-complex="bold"/>
    </style:style>
    <style:style style:name="T206_14" style:family="text">
      <style:text-properties fo:font-weight="bold" style:font-weight-asian="bold" style:font-weight-complex="bold"/>
    </style:style>
    <style:style style:name="T206_15" style:family="text">
      <style:text-properties fo:font-weight="bold" style:font-weight-asian="bold" style:font-weight-complex="bold"/>
    </style:style>
    <style:style style:name="T206_16" style:family="text">
      <style:text-properties fo:font-weight="bold" style:font-weight-asian="bold" style:font-weight-complex="bold"/>
    </style:style>
    <style:style style:name="T206_17" style:family="text">
      <style:text-properties fo:font-weight="bold" style:font-weight-asian="bold" style:font-weight-complex="bold"/>
    </style:style>
    <style:style style:name="T206_18" style:family="text">
      <style:text-properties fo:font-weight="bold" style:font-weight-asian="bold" style:font-weight-complex="bold"/>
    </style:style>
    <style:style style:name="P207" style:family="paragraph" style:parent-style-name="Standard">
      <style:paragraph-properties fo:break-before="auto" style:writing-mode="lr-tb"/>
    </style:style>
    <style:style style:name="P208" style:family="paragraph" style:parent-style-name="Standard">
      <style:paragraph-properties fo:break-before="auto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T208_10" style:family="text"/>
    <style:style style:name="T208_11" style:family="text"/>
    <style:style style:name="T208_12" style:family="text"/>
    <style:style style:name="T208_13" style:family="text"/>
    <style:style style:name="T208_14" style:family="text"/>
    <style:style style:name="T208_15" style:family="text"/>
    <style:style style:name="T208_16" style:family="text"/>
    <style:style style:name="T208_17" style:family="text"/>
    <style:style style:name="T208_18" style:family="text"/>
    <style:style style:name="T208_19" style:family="text"/>
    <style:style style:name="T208_20" style:family="text"/>
    <style:style style:name="T208_21" style:family="text"/>
    <style:style style:name="T208_22" style:family="text"/>
    <style:style style:name="T208_23" style:family="text"/>
    <style:style style:name="T208_24" style:family="text"/>
    <style:style style:name="T208_25" style:family="text"/>
    <style:style style:name="T208_26" style:family="text"/>
    <style:style style:name="T208_27" style:family="text"/>
    <style:style style:name="T208_28" style:family="text"/>
    <style:style style:name="T208_29" style:family="text"/>
    <style:style style:name="T208_30" style:family="text"/>
    <style:style style:name="T208_31" style:family="text"/>
    <style:style style:name="T208_32" style:family="text"/>
    <style:style style:name="T208_33" style:family="text"/>
    <style:style style:name="T208_34" style:family="text"/>
    <style:style style:name="T208_35" style:family="text"/>
    <style:style style:name="T208_36" style:family="text"/>
    <style:style style:name="T208_37" style:family="text"/>
    <style:style style:name="T208_38" style:family="text"/>
    <style:style style:name="T208_39" style:family="text"/>
    <style:style style:name="T208_40" style:family="text"/>
    <style:style style:name="T208_41" style:family="text"/>
    <style:style style:name="T208_42" style:family="text"/>
    <style:style style:name="T208_43" style:family="text"/>
    <style:style style:name="T208_44" style:family="text"/>
    <style:style style:name="T208_45" style:family="text"/>
    <style:style style:name="T208_46" style:family="text"/>
    <style:style style:name="T208_47" style:family="text"/>
    <style:style style:name="T208_48" style:family="text"/>
    <style:style style:name="T208_49" style:family="text"/>
    <style:style style:name="T208_50" style:family="text"/>
    <style:style style:name="T208_51" style:family="text"/>
    <style:style style:name="T208_52" style:family="text"/>
    <style:style style:name="T208_53" style:family="text"/>
    <style:style style:name="T208_54" style:family="text"/>
    <style:style style:name="T208_55" style:family="text"/>
    <style:style style:name="T208_56" style:family="text"/>
    <style:style style:name="T208_57" style:family="text"/>
    <style:style style:name="T208_58" style:family="text"/>
    <style:style style:name="T208_59" style:family="text"/>
    <style:style style:name="T208_60" style:family="text"/>
    <style:style style:name="T208_61" style:family="text"/>
    <style:style style:name="T208_62" style:family="text"/>
    <style:style style:name="T208_63" style:family="text"/>
    <style:style style:name="T208_64" style:family="text"/>
    <style:style style:name="T208_65" style:family="text"/>
    <style:style style:name="T208_66" style:family="text"/>
    <style:style style:name="T208_67" style:family="text"/>
    <style:style style:name="T208_68" style:family="text"/>
    <style:style style:name="T208_69" style:family="text"/>
    <style:style style:name="T208_70" style:family="text"/>
    <style:style style:name="T208_71" style:family="text"/>
    <style:style style:name="T208_72" style:family="text"/>
    <style:style style:name="T208_73" style:family="text"/>
    <style:style style:name="T208_74" style:family="text"/>
    <style:style style:name="T208_75" style:family="text"/>
    <style:style style:name="T208_76" style:family="text"/>
    <style:style style:name="T208_77" style:family="text"/>
    <style:style style:name="T208_78" style:family="text"/>
    <style:style style:name="T208_79" style:family="text"/>
    <style:style style:name="T208_80" style:family="text"/>
    <style:style style:name="T208_81" style:family="text"/>
    <style:style style:name="T208_82" style:family="text"/>
    <style:style style:name="T208_83" style:family="text"/>
    <style:style style:name="T208_84" style:family="text"/>
    <style:style style:name="T208_85" style:family="text"/>
    <style:style style:name="T208_86" style:family="text"/>
    <style:style style:name="T208_87" style:family="text"/>
    <style:style style:name="T208_88" style:family="text"/>
    <style:style style:name="T208_89" style:family="text"/>
    <style:style style:name="T208_90" style:family="text"/>
    <style:style style:name="T208_91" style:family="text"/>
    <style:style style:name="T208_92" style:family="text"/>
    <style:style style:name="T208_93" style:family="text"/>
    <style:style style:name="T208_94" style:family="text"/>
    <style:style style:name="T208_95" style:family="text"/>
    <style:style style:name="T208_96" style:family="text"/>
    <style:style style:name="T208_97" style:family="text"/>
    <style:style style:name="T208_98" style:family="text"/>
    <style:style style:name="T208_99" style:family="text"/>
    <style:style style:name="T208_100" style:family="text"/>
    <style:style style:name="T208_101" style:family="text"/>
    <style:style style:name="T208_102" style:family="text"/>
    <style:style style:name="T208_103" style:family="text"/>
    <style:style style:name="T208_104" style:family="text"/>
    <style:style style:name="T208_105" style:family="text"/>
    <style:style style:name="T208_106" style:family="text"/>
    <style:style style:name="T208_107" style:family="text"/>
    <style:style style:name="T208_108" style:family="text"/>
    <style:style style:name="T208_109" style:family="text"/>
    <style:style style:name="T208_110" style:family="text"/>
    <style:style style:name="T208_111" style:family="text"/>
    <style:style style:name="T208_112" style:family="text"/>
    <style:style style:name="T208_113" style:family="text"/>
    <style:style style:name="T208_114" style:family="text"/>
    <style:style style:name="T208_115" style:family="text"/>
    <style:style style:name="T208_116" style:family="text"/>
    <style:style style:name="T208_117" style:family="text"/>
    <style:style style:name="T208_118" style:family="text"/>
    <style:style style:name="T208_119" style:family="text"/>
    <style:style style:name="T208_120" style:family="text"/>
    <style:style style:name="T208_121" style:family="text"/>
    <style:style style:name="T208_122" style:family="text"/>
    <style:style style:name="T208_123" style:family="text"/>
    <style:style style:name="T208_124" style:family="text"/>
    <style:style style:name="T208_125" style:family="text"/>
    <style:style style:name="T208_126" style:family="text"/>
    <style:style style:name="T208_127" style:family="text"/>
    <style:style style:name="T208_128" style:family="text"/>
    <style:style style:name="T208_129" style:family="text"/>
    <style:style style:name="T208_130" style:family="text"/>
    <style:style style:name="T208_131" style:family="text"/>
    <style:style style:name="T208_132" style:family="text"/>
    <style:style style:name="T208_133" style:family="text"/>
    <style:style style:name="T208_134" style:family="text"/>
    <style:style style:name="T208_135" style:family="text"/>
    <style:style style:name="T208_136" style:family="text"/>
    <style:style style:name="T208_137" style:family="text"/>
    <style:style style:name="T208_138" style:family="text"/>
    <style:style style:name="T208_139" style:family="text"/>
    <style:style style:name="T208_140" style:family="text"/>
    <style:style style:name="T208_141" style:family="text"/>
    <style:style style:name="T208_142" style:family="text"/>
    <style:style style:name="T208_143" style:family="text"/>
    <style:style style:name="T208_144" style:family="text"/>
    <style:style style:name="T208_145" style:family="text"/>
    <style:style style:name="T208_146" style:family="text"/>
    <style:style style:name="T208_147" style:family="text"/>
    <style:style style:name="T208_148" style:family="text"/>
    <style:style style:name="T208_149" style:family="text"/>
    <style:style style:name="T208_150" style:family="text"/>
    <style:style style:name="T208_151" style:family="text"/>
    <style:style style:name="T208_152" style:family="text"/>
    <style:style style:name="T208_153" style:family="text"/>
    <style:style style:name="T208_154" style:family="text"/>
    <style:style style:name="T208_155" style:family="text"/>
    <style:style style:name="T208_156" style:family="text"/>
    <style:style style:name="T208_157" style:family="text"/>
    <style:style style:name="T208_158" style:family="text"/>
    <style:style style:name="T208_159" style:family="text"/>
    <style:style style:name="T208_160" style:family="text"/>
    <style:style style:name="T208_161" style:family="text"/>
    <style:style style:name="T208_162" style:family="text"/>
    <style:style style:name="T208_163" style:family="text"/>
    <style:style style:name="T208_164" style:family="text"/>
    <style:style style:name="T208_165" style:family="text"/>
    <style:style style:name="T208_166" style:family="text"/>
    <style:style style:name="T208_167" style:family="text"/>
    <style:style style:name="T208_168" style:family="text"/>
    <style:style style:name="T208_169" style:family="text"/>
    <style:style style:name="T208_170" style:family="text"/>
    <style:style style:name="T208_171" style:family="text"/>
    <style:style style:name="T208_172" style:family="text"/>
    <style:style style:name="T208_173" style:family="text"/>
    <style:style style:name="T208_174" style:family="text"/>
    <style:style style:name="T208_175" style:family="text"/>
    <style:style style:name="T208_176" style:family="text"/>
    <style:style style:name="T208_177" style:family="text"/>
    <style:style style:name="T208_178" style:family="text"/>
    <style:style style:name="P209" style:family="paragraph" style:parent-style-name="Standard">
      <style:paragraph-properties fo:break-before="auto" style:writing-mode="lr-tb"/>
    </style:style>
    <style:style style:name="P210" style:family="paragraph" style:parent-style-name="Standard">
      <style:paragraph-properties fo:break-before="auto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>
      <style:text-properties fo:color="#1155cc" style:text-underline-style="solid" style:text-underline-color="font-color"/>
    </style:style>
    <style:style style:name="T210_7" style:family="text"/>
    <style:style style:name="T210_8" style:family="text">
      <style:text-properties fo:color="#1155cc" style:text-underline-style="solid" style:text-underline-color="font-color"/>
    </style:style>
    <style:style style:name="T210_9" style:family="text"/>
    <style:style style:name="T210_10" style:family="text">
      <style:text-properties fo:color="#1155cc" style:text-underline-style="solid" style:text-underline-color="font-color"/>
    </style:style>
    <style:style style:name="T210_11" style:family="text"/>
    <style:style style:name="T210_12" style:family="text">
      <style:text-properties fo:color="#1155cc" style:text-underline-style="solid" style:text-underline-color="font-color"/>
    </style:style>
    <style:style style:name="T210_13" style:family="text"/>
    <style:style style:name="T210_14" style:family="text">
      <style:text-properties fo:color="#1155cc" style:text-underline-style="solid" style:text-underline-color="font-color"/>
    </style:style>
    <style:style style:name="T210_15" style:family="text"/>
    <style:style style:name="T210_16" style:family="text">
      <style:text-properties fo:color="#1155cc" style:text-underline-style="solid" style:text-underline-color="font-color"/>
    </style:style>
    <style:style style:name="T210_17" style:family="text"/>
    <style:style style:name="T210_18" style:family="text">
      <style:text-properties fo:color="#1155cc" style:text-underline-style="solid" style:text-underline-color="font-color"/>
    </style:style>
    <style:style style:name="T210_19" style:family="text" style:parent-style-name="Standard"/>
    <style:style style:name="P211" style:family="paragraph" style:parent-style-name="Standard">
      <style:paragraph-properties fo:break-before="auto" style:writing-mode="lr-tb"/>
    </style:style>
    <style:style style:name="T211_1" style:family="text">
      <style:text-properties fo:font-size="10pt" style:font-size-asian="10pt" style:font-size-complex="10pt"/>
    </style:style>
    <style:style style:name="T211_2" style:family="text">
      <style:text-properties fo:font-size="10pt" style:font-size-asian="10pt" style:font-size-complex="10pt"/>
    </style:style>
    <style:style style:name="T211_3" style:family="text">
      <style:text-properties fo:font-size="10pt" style:font-size-asian="10pt" style:font-size-complex="10pt"/>
    </style:style>
    <style:style style:name="T211_4" style:family="text">
      <style:text-properties fo:font-size="10pt" style:font-size-asian="10pt" style:font-size-complex="10pt"/>
    </style:style>
    <style:style style:name="T211_5" style:family="text">
      <style:text-properties fo:font-size="10pt" style:font-size-asian="10pt" style:font-size-complex="10pt"/>
    </style:style>
    <style:style style:name="T211_6" style:family="text">
      <style:text-properties fo:font-size="10pt" style:font-size-asian="10pt" style:font-size-complex="10pt"/>
    </style:style>
    <style:style style:name="T211_7" style:family="text">
      <style:text-properties fo:font-size="10pt" style:font-size-asian="10pt" style:font-size-complex="10pt"/>
    </style:style>
    <style:style style:name="T211_8" style:family="text">
      <style:text-properties fo:font-size="10pt" style:font-size-asian="10pt" style:font-size-complex="10pt"/>
    </style:style>
    <style:style style:name="T211_9" style:family="text">
      <style:text-properties fo:font-size="10pt" style:font-size-asian="10pt" style:font-size-complex="10pt"/>
    </style:style>
    <style:style style:name="T211_10" style:family="text">
      <style:text-properties fo:font-size="10pt" style:font-size-asian="10pt" style:font-size-complex="10pt"/>
    </style:style>
    <style:style style:name="T211_11" style:family="text">
      <style:text-properties fo:font-size="10pt" style:font-size-asian="10pt" style:font-size-complex="10pt"/>
    </style:style>
    <style:style style:name="T211_12" style:family="text"/>
    <style:style style:name="T211_13" style:family="text">
      <style:text-properties fo:color="#1155cc" fo:font-size="10pt" style:font-size-asian="10pt" style:font-size-complex="10pt" style:text-underline-style="solid" style:text-underline-color="font-color"/>
    </style:style>
    <style:style style:name="T211_14" style:family="text"/>
    <style:style style:name="T211_15" style:family="text">
      <style:text-properties fo:color="#1155cc" fo:font-size="10pt" style:font-size-asian="10pt" style:font-size-complex="10pt" style:text-underline-style="solid" style:text-underline-color="font-color"/>
    </style:style>
    <style:style style:name="T211_16" style:family="text"/>
    <style:style style:name="T211_17" style:family="text">
      <style:text-properties fo:color="#1155cc" fo:font-size="10pt" style:font-size-asian="10pt" style:font-size-complex="10pt" style:text-underline-style="solid" style:text-underline-color="font-color"/>
    </style:style>
    <style:style style:name="T211_18" style:family="text"/>
    <style:style style:name="T211_19" style:family="text">
      <style:text-properties fo:color="#1155cc" fo:font-size="10pt" style:font-size-asian="10pt" style:font-size-complex="10pt" style:text-underline-style="solid" style:text-underline-color="font-color"/>
    </style:style>
    <style:style style:name="T211_20" style:family="text"/>
    <style:style style:name="T211_21" style:family="text">
      <style:text-properties fo:color="#1155cc" fo:font-size="10pt" style:font-size-asian="10pt" style:font-size-complex="10pt" style:text-underline-style="solid" style:text-underline-color="font-color"/>
    </style:style>
    <style:style style:name="T211_22" style:family="text"/>
    <style:style style:name="T211_23" style:family="text">
      <style:text-properties fo:color="#1155cc" fo:font-size="10pt" style:font-size-asian="10pt" style:font-size-complex="10pt" style:text-underline-style="solid" style:text-underline-color="font-color"/>
    </style:style>
    <style:style style:name="T211_24" style:family="text"/>
    <style:style style:name="T211_25" style:family="text">
      <style:text-properties fo:color="#1155cc" fo:font-size="10pt" style:font-size-asian="10pt" style:font-size-complex="10pt" style:text-underline-style="solid" style:text-underline-color="font-color"/>
    </style:style>
    <style:style style:name="T211_26" style:family="text"/>
    <style:style style:name="T211_27" style:family="text">
      <style:text-properties fo:color="#1155cc" fo:font-size="10pt" style:font-size-asian="10pt" style:font-size-complex="10pt" style:text-underline-style="solid" style:text-underline-color="font-color"/>
    </style:style>
    <style:style style:name="T211_28" style:family="text"/>
    <style:style style:name="T211_29" style:family="text">
      <style:text-properties fo:color="#1155cc" fo:font-size="10pt" style:font-size-asian="10pt" style:font-size-complex="10pt" style:text-underline-style="solid" style:text-underline-color="font-color"/>
    </style:style>
    <style:style style:name="T211_30" style:family="text"/>
    <style:style style:name="T211_31" style:family="text">
      <style:text-properties fo:color="#1155cc" fo:font-size="10pt" style:font-size-asian="10pt" style:font-size-complex="10pt" style:text-underline-style="solid" style:text-underline-color="font-color"/>
    </style:style>
    <style:style style:name="T211_32" style:family="text"/>
    <style:style style:name="T211_33" style:family="text">
      <style:text-properties fo:color="#1155cc" fo:font-size="10pt" style:font-size-asian="10pt" style:font-size-complex="10pt" style:text-underline-style="solid" style:text-underline-color="font-color"/>
    </style:style>
    <style:style style:name="T211_34" style:family="text"/>
    <style:style style:name="T211_35" style:family="text">
      <style:text-properties fo:color="#1155cc" fo:font-size="10pt" style:font-size-asian="10pt" style:font-size-complex="10pt" style:text-underline-style="solid" style:text-underline-color="font-color"/>
    </style:style>
    <style:style style:name="T211_36" style:family="text"/>
    <style:style style:name="T211_37" style:family="text">
      <style:text-properties fo:color="#1155cc" fo:font-size="10pt" style:font-size-asian="10pt" style:font-size-complex="10pt" style:text-underline-style="solid" style:text-underline-color="font-color"/>
    </style:style>
    <style:style style:name="T211_38" style:family="text"/>
    <style:style style:name="T211_39" style:family="text">
      <style:text-properties fo:color="#1155cc" fo:font-size="10pt" style:font-size-asian="10pt" style:font-size-complex="10pt" style:text-underline-style="solid" style:text-underline-color="font-color"/>
    </style:style>
    <style:style style:name="T211_40" style:family="text"/>
    <style:style style:name="T211_41" style:family="text">
      <style:text-properties fo:color="#1155cc" fo:font-size="10pt" style:font-size-asian="10pt" style:font-size-complex="10pt" style:text-underline-style="solid" style:text-underline-color="font-color"/>
    </style:style>
    <style:style style:name="T211_42" style:family="text"/>
    <style:style style:name="T211_43" style:family="text">
      <style:text-properties fo:color="#1155cc" fo:font-size="10pt" style:font-size-asian="10pt" style:font-size-complex="10pt" style:text-underline-style="solid" style:text-underline-color="font-color"/>
    </style:style>
    <style:style style:name="T211_44" style:family="text"/>
    <style:style style:name="T211_45" style:family="text">
      <style:text-properties fo:color="#1155cc" fo:font-size="10pt" style:font-size-asian="10pt" style:font-size-complex="10pt" style:text-underline-style="solid" style:text-underline-color="font-color"/>
    </style:style>
    <style:style style:name="T211_46" style:family="text"/>
    <style:style style:name="T211_47" style:family="text">
      <style:text-properties fo:color="#1155cc" fo:font-size="10pt" style:font-size-asian="10pt" style:font-size-complex="10pt" style:text-underline-style="solid" style:text-underline-color="font-color"/>
    </style:style>
    <style:style style:name="T211_48" style:family="text"/>
    <style:style style:name="T211_49" style:family="text">
      <style:text-properties fo:color="#1155cc" fo:font-size="10pt" style:font-size-asian="10pt" style:font-size-complex="10pt" style:text-underline-style="solid" style:text-underline-color="font-color"/>
    </style:style>
    <style:style style:name="T211_50" style:family="text"/>
    <style:style style:name="T211_51" style:family="text">
      <style:text-properties fo:color="#1155cc" fo:font-size="10pt" style:font-size-asian="10pt" style:font-size-complex="10pt" style:text-underline-style="solid" style:text-underline-color="font-color"/>
    </style:style>
    <style:style style:name="T211_52" style:family="text"/>
    <style:style style:name="T211_53" style:family="text">
      <style:text-properties fo:color="#1155cc" fo:font-size="10pt" style:font-size-asian="10pt" style:font-size-complex="10pt" style:text-underline-style="solid" style:text-underline-color="font-color"/>
    </style:style>
    <style:style style:name="T211_54" style:family="text"/>
    <style:style style:name="T211_55" style:family="text">
      <style:text-properties fo:color="#1155cc" fo:font-size="10pt" style:font-size-asian="10pt" style:font-size-complex="10pt" style:text-underline-style="solid" style:text-underline-color="font-color"/>
    </style:style>
    <style:style style:name="T211_56" style:family="text"/>
    <style:style style:name="T211_57" style:family="text">
      <style:text-properties fo:color="#1155cc" fo:font-size="10pt" style:font-size-asian="10pt" style:font-size-complex="10pt" style:text-underline-style="solid" style:text-underline-color="font-color"/>
    </style:style>
    <style:style style:name="T211_58" style:family="text"/>
    <style:style style:name="T211_59" style:family="text">
      <style:text-properties fo:color="#1155cc" fo:font-size="10pt" style:font-size-asian="10pt" style:font-size-complex="10pt" style:text-underline-style="solid" style:text-underline-color="font-color"/>
    </style:style>
    <style:style style:name="T211_60" style:family="text"/>
    <style:style style:name="T211_61" style:family="text">
      <style:text-properties fo:color="#1155cc" fo:font-size="10pt" style:font-size-asian="10pt" style:font-size-complex="10pt" style:text-underline-style="solid" style:text-underline-color="font-color"/>
    </style:style>
    <style:style style:name="T211_62" style:family="text"/>
    <style:style style:name="T211_63" style:family="text"/>
    <style:style style:name="T211_64" style:family="text"/>
    <style:style style:name="T211_65" style:family="text"/>
    <style:style style:name="T211_66" style:family="text"/>
    <style:style style:name="T211_67" style:family="text"/>
    <style:style style:name="T211_68" style:family="text"/>
    <style:style style:name="T211_69" style:family="text"/>
    <style:style style:name="T211_70" style:family="text"/>
    <style:style style:name="T211_71" style:family="text"/>
    <style:style style:name="T211_72" style:family="text"/>
    <style:style style:name="T211_73" style:family="text"/>
    <style:style style:name="T211_74" style:family="text"/>
    <style:style style:name="T211_75" style:family="text"/>
    <style:style style:name="T211_76" style:family="text"/>
    <style:style style:name="T211_77" style:family="text"/>
    <style:style style:name="T211_78" style:family="text"/>
    <style:style style:name="T211_79" style:family="text"/>
    <style:style style:name="T211_80" style:family="text"/>
    <style:style style:name="T211_81" style:family="text"/>
    <style:style style:name="T211_82" style:family="text"/>
    <style:style style:name="T211_83" style:family="text"/>
    <style:style style:name="T211_84" style:family="text"/>
    <style:style style:name="T211_85" style:family="text"/>
    <style:style style:name="T211_86" style:family="text"/>
    <style:style style:name="T211_87" style:family="text"/>
    <style:style style:name="T211_88" style:family="text"/>
    <style:style style:name="T211_89" style:family="text"/>
    <style:style style:name="T211_90" style:family="text"/>
    <style:style style:name="T211_91" style:family="text"/>
    <style:style style:name="T211_92" style:family="text"/>
    <style:style style:name="T211_93" style:family="text"/>
    <style:style style:name="T211_94" style:family="text"/>
    <style:style style:name="T211_95" style:family="text"/>
    <style:style style:name="T211_96" style:family="text"/>
    <style:style style:name="T211_97" style:family="text"/>
    <style:style style:name="T211_98" style:family="text"/>
    <style:style style:name="T211_99" style:family="text"/>
    <style:style style:name="T211_100" style:family="text"/>
    <style:style style:name="T211_101" style:family="text"/>
    <style:style style:name="T211_102" style:family="text"/>
    <style:style style:name="T211_103" style:family="text"/>
    <style:style style:name="T211_104" style:family="text"/>
    <style:style style:name="T211_105" style:family="text"/>
    <style:style style:name="T211_106" style:family="text"/>
    <style:style style:name="T211_107" style:family="text"/>
    <style:style style:name="T211_108" style:family="text"/>
    <style:style style:name="T211_109" style:family="text"/>
    <style:style style:name="T211_110" style:family="text"/>
    <style:style style:name="T211_111" style:family="text"/>
    <style:style style:name="T211_112" style:family="text"/>
    <style:style style:name="T211_113" style:family="text"/>
    <style:style style:name="T211_114" style:family="text"/>
    <style:style style:name="T211_115" style:family="text"/>
    <style:style style:name="T211_116" style:family="text"/>
    <style:style style:name="T211_117" style:family="text"/>
    <style:style style:name="T211_118" style:family="text"/>
    <style:style style:name="T211_119" style:family="text"/>
    <style:style style:name="T211_120" style:family="text"/>
    <style:style style:name="T211_121" style:family="text"/>
    <style:style style:name="T211_122" style:family="text"/>
    <style:style style:name="T211_123" style:family="text"/>
    <style:style style:name="T211_124" style:family="text"/>
    <style:style style:name="T211_125" style:family="text"/>
    <style:style style:name="T211_126" style:family="text"/>
    <style:style style:name="T211_127" style:family="text"/>
    <style:style style:name="T211_128" style:family="text"/>
    <style:style style:name="T211_129" style:family="text"/>
    <style:style style:name="T211_130" style:family="text"/>
    <style:style style:name="T211_131" style:family="text"/>
    <style:style style:name="T211_132" style:family="text"/>
    <style:style style:name="T211_133" style:family="text"/>
    <style:style style:name="T211_134" style:family="text"/>
    <style:style style:name="T211_135" style:family="text"/>
    <style:style style:name="T211_136" style:family="text"/>
    <style:style style:name="T211_137" style:family="text"/>
    <style:style style:name="T211_138" style:family="text"/>
    <style:style style:name="T211_139" style:family="text"/>
    <style:style style:name="T211_140" style:family="text"/>
    <style:style style:name="T211_141" style:family="text"/>
    <style:style style:name="T211_142" style:family="text"/>
    <style:style style:name="T211_143" style:family="text"/>
    <style:style style:name="T211_144" style:family="text"/>
    <style:style style:name="T211_145" style:family="text"/>
    <style:style style:name="T211_146" style:family="text"/>
    <style:style style:name="T211_147" style:family="text"/>
    <style:style style:name="T211_148" style:family="text"/>
    <style:style style:name="T211_149" style:family="text"/>
    <style:style style:name="T211_150" style:family="text"/>
    <style:style style:name="T211_151" style:family="text"/>
    <style:style style:name="T211_152" style:family="text">
      <style:text-properties fo:color="#1155cc" style:text-underline-style="solid" style:text-underline-color="font-color"/>
    </style:style>
    <style:style style:name="T211_153" style:family="text"/>
    <style:style style:name="T211_154" style:family="text">
      <style:text-properties fo:color="#1155cc" style:text-underline-style="solid" style:text-underline-color="font-color"/>
    </style:style>
    <style:style style:name="T211_155" style:family="text"/>
    <style:style style:name="T211_156" style:family="text">
      <style:text-properties fo:color="#1155cc" style:text-underline-style="solid" style:text-underline-color="font-color"/>
    </style:style>
    <style:style style:name="T211_157" style:family="text"/>
    <style:style style:name="T211_158" style:family="text">
      <style:text-properties fo:color="#1155cc" style:text-underline-style="solid" style:text-underline-color="font-color"/>
    </style:style>
    <style:style style:name="T211_159" style:family="text"/>
    <style:style style:name="T211_160" style:family="text">
      <style:text-properties fo:color="#1155cc" style:text-underline-style="solid" style:text-underline-color="font-color"/>
    </style:style>
    <style:style style:name="T211_161" style:family="text" style:parent-style-name="Standard"/>
    <style:style style:name="P212" style:family="paragraph" style:parent-style-name="Standard">
      <style:paragraph-properties fo:break-before="auto" style:writing-mode="lr-tb"/>
    </style:style>
    <style:style style:name="T212_1" style:family="text">
      <style:text-properties fo:font-size="10pt" style:font-size-asian="10pt" style:font-size-complex="10pt"/>
    </style:style>
    <style:style style:name="T212_2" style:family="text">
      <style:text-properties fo:font-size="10pt" style:font-size-asian="10pt" style:font-size-complex="10pt"/>
    </style:style>
    <style:style style:name="T212_3" style:family="text">
      <style:text-properties fo:font-size="10pt" style:font-size-asian="10pt" style:font-size-complex="10pt"/>
    </style:style>
    <style:style style:name="T212_4" style:family="text">
      <style:text-properties fo:font-size="10pt" style:font-size-asian="10pt" style:font-size-complex="10pt"/>
    </style:style>
    <style:style style:name="T212_5" style:family="text">
      <style:text-properties fo:font-size="10pt" style:font-size-asian="10pt" style:font-size-complex="10pt"/>
    </style:style>
    <style:style style:name="T212_6" style:family="text">
      <style:text-properties fo:font-size="10pt" style:font-size-asian="10pt" style:font-size-complex="10pt"/>
    </style:style>
    <style:style style:name="T212_7" style:family="text">
      <style:text-properties fo:font-size="10pt" style:font-size-asian="10pt" style:font-size-complex="10pt"/>
    </style:style>
    <style:style style:name="T212_8" style:family="text">
      <style:text-properties fo:font-size="10pt" style:font-size-asian="10pt" style:font-size-complex="10pt"/>
    </style:style>
    <style:style style:name="T212_9" style:family="text">
      <style:text-properties fo:font-size="10pt" style:font-size-asian="10pt" style:font-size-complex="10pt"/>
    </style:style>
    <style:style style:name="T212_10" style:family="text">
      <style:text-properties fo:font-size="10pt" style:font-size-asian="10pt" style:font-size-complex="10pt"/>
    </style:style>
    <style:style style:name="T212_11" style:family="text">
      <style:text-properties fo:font-size="10pt" style:font-size-asian="10pt" style:font-size-complex="10pt"/>
    </style:style>
    <style:style style:name="T212_12" style:family="text"/>
    <style:style style:name="T212_13" style:family="text">
      <style:text-properties fo:color="#1155cc" fo:font-size="10pt" style:font-size-asian="10pt" style:font-size-complex="10pt" style:text-underline-style="solid" style:text-underline-color="font-color"/>
    </style:style>
    <style:style style:name="T212_14" style:family="text"/>
    <style:style style:name="T212_15" style:family="text">
      <style:text-properties fo:color="#1155cc" fo:font-size="10pt" style:font-size-asian="10pt" style:font-size-complex="10pt" style:text-underline-style="solid" style:text-underline-color="font-color"/>
    </style:style>
    <style:style style:name="T212_16" style:family="text"/>
    <style:style style:name="T212_17" style:family="text">
      <style:text-properties fo:color="#1155cc" fo:font-size="10pt" style:font-size-asian="10pt" style:font-size-complex="10pt" style:text-underline-style="solid" style:text-underline-color="font-color"/>
    </style:style>
    <style:style style:name="T212_18" style:family="text"/>
    <style:style style:name="T212_19" style:family="text">
      <style:text-properties fo:color="#1155cc" fo:font-size="10pt" style:font-size-asian="10pt" style:font-size-complex="10pt" style:text-underline-style="solid" style:text-underline-color="font-color"/>
    </style:style>
    <style:style style:name="T212_20" style:family="text"/>
    <style:style style:name="T212_21" style:family="text">
      <style:text-properties fo:color="#1155cc" fo:font-size="10pt" style:font-size-asian="10pt" style:font-size-complex="10pt" style:text-underline-style="solid" style:text-underline-color="font-color"/>
    </style:style>
    <style:style style:name="T212_22" style:family="text"/>
    <style:style style:name="T212_23" style:family="text">
      <style:text-properties fo:color="#1155cc" fo:font-size="10pt" style:font-size-asian="10pt" style:font-size-complex="10pt" style:text-underline-style="solid" style:text-underline-color="font-color"/>
    </style:style>
    <style:style style:name="T212_24" style:family="text"/>
    <style:style style:name="T212_25" style:family="text">
      <style:text-properties fo:color="#1155cc" fo:font-size="10pt" style:font-size-asian="10pt" style:font-size-complex="10pt" style:text-underline-style="solid" style:text-underline-color="font-color"/>
    </style:style>
    <style:style style:name="T212_26" style:family="text"/>
    <style:style style:name="T212_27" style:family="text">
      <style:text-properties fo:color="#1155cc" fo:font-size="10pt" style:font-size-asian="10pt" style:font-size-complex="10pt" style:text-underline-style="solid" style:text-underline-color="font-color"/>
    </style:style>
    <style:style style:name="T212_28" style:family="text"/>
    <style:style style:name="T212_29" style:family="text">
      <style:text-properties fo:color="#1155cc" fo:font-size="10pt" style:font-size-asian="10pt" style:font-size-complex="10pt" style:text-underline-style="solid" style:text-underline-color="font-color"/>
    </style:style>
    <style:style style:name="T212_30" style:family="text"/>
    <style:style style:name="T212_31" style:family="text">
      <style:text-properties fo:color="#1155cc" fo:font-size="10pt" style:font-size-asian="10pt" style:font-size-complex="10pt" style:text-underline-style="solid" style:text-underline-color="font-color"/>
    </style:style>
    <style:style style:name="T212_32" style:family="text"/>
    <style:style style:name="T212_33" style:family="text">
      <style:text-properties fo:color="#1155cc" fo:font-size="10pt" style:font-size-asian="10pt" style:font-size-complex="10pt" style:text-underline-style="solid" style:text-underline-color="font-color"/>
    </style:style>
    <style:style style:name="T212_34" style:family="text"/>
    <style:style style:name="T212_35" style:family="text">
      <style:text-properties fo:color="#1155cc" fo:font-size="10pt" style:font-size-asian="10pt" style:font-size-complex="10pt" style:text-underline-style="solid" style:text-underline-color="font-color"/>
    </style:style>
    <style:style style:name="T212_36" style:family="text"/>
    <style:style style:name="T212_37" style:family="text">
      <style:text-properties fo:color="#1155cc" fo:font-size="10pt" style:font-size-asian="10pt" style:font-size-complex="10pt" style:text-underline-style="solid" style:text-underline-color="font-color"/>
    </style:style>
    <style:style style:name="T212_38" style:family="text"/>
    <style:style style:name="T212_39" style:family="text">
      <style:text-properties fo:color="#1155cc" fo:font-size="10pt" style:font-size-asian="10pt" style:font-size-complex="10pt" style:text-underline-style="solid" style:text-underline-color="font-color"/>
    </style:style>
    <style:style style:name="T212_40" style:family="text"/>
    <style:style style:name="T212_41" style:family="text">
      <style:text-properties fo:color="#1155cc" fo:font-size="10pt" style:font-size-asian="10pt" style:font-size-complex="10pt" style:text-underline-style="solid" style:text-underline-color="font-color"/>
    </style:style>
    <style:style style:name="T212_42" style:family="text"/>
    <style:style style:name="T212_43" style:family="text">
      <style:text-properties fo:color="#1155cc" fo:font-size="10pt" style:font-size-asian="10pt" style:font-size-complex="10pt" style:text-underline-style="solid" style:text-underline-color="font-color"/>
    </style:style>
    <style:style style:name="T212_44" style:family="text"/>
    <style:style style:name="T212_45" style:family="text">
      <style:text-properties fo:color="#1155cc" fo:font-size="10pt" style:font-size-asian="10pt" style:font-size-complex="10pt" style:text-underline-style="solid" style:text-underline-color="font-color"/>
    </style:style>
    <style:style style:name="T212_46" style:family="text"/>
    <style:style style:name="T212_47" style:family="text">
      <style:text-properties fo:color="#1155cc" fo:font-size="10pt" style:font-size-asian="10pt" style:font-size-complex="10pt" style:text-underline-style="solid" style:text-underline-color="font-color"/>
    </style:style>
    <style:style style:name="T212_48" style:family="text"/>
    <style:style style:name="T212_49" style:family="text">
      <style:text-properties fo:color="#1155cc" fo:font-size="10pt" style:font-size-asian="10pt" style:font-size-complex="10pt" style:text-underline-style="solid" style:text-underline-color="font-color"/>
    </style:style>
    <style:style style:name="T212_50" style:family="text"/>
    <style:style style:name="T212_51" style:family="text">
      <style:text-properties fo:color="#1155cc" fo:font-size="10pt" style:font-size-asian="10pt" style:font-size-complex="10pt" style:text-underline-style="solid" style:text-underline-color="font-color"/>
    </style:style>
    <style:style style:name="T212_52" style:family="text"/>
    <style:style style:name="T212_53" style:family="text">
      <style:text-properties fo:color="#1155cc" fo:font-size="10pt" style:font-size-asian="10pt" style:font-size-complex="10pt" style:text-underline-style="solid" style:text-underline-color="font-color"/>
    </style:style>
    <style:style style:name="T212_54" style:family="text"/>
    <style:style style:name="T212_55" style:family="text"/>
    <style:style style:name="T212_56" style:family="text"/>
    <style:style style:name="T212_57" style:family="text"/>
    <style:style style:name="T212_58" style:family="text"/>
    <style:style style:name="T212_59" style:family="text"/>
    <style:style style:name="T212_60" style:family="text"/>
    <style:style style:name="T212_61" style:family="text"/>
    <style:style style:name="T212_62" style:family="text"/>
    <style:style style:name="T212_63" style:family="text"/>
    <style:style style:name="T212_64" style:family="text"/>
    <style:style style:name="T212_65" style:family="text"/>
    <style:style style:name="T212_66" style:family="text"/>
    <style:style style:name="T212_67" style:family="text"/>
    <style:style style:name="T212_68" style:family="text"/>
    <style:style style:name="T212_69" style:family="text"/>
    <style:style style:name="T212_70" style:family="text"/>
    <style:style style:name="T212_71" style:family="text"/>
    <style:style style:name="T212_72" style:family="text"/>
    <style:style style:name="T212_73" style:family="text"/>
    <style:style style:name="T212_74" style:family="text"/>
    <style:style style:name="T212_75" style:family="text"/>
    <style:style style:name="T212_76" style:family="text"/>
    <style:style style:name="T212_77" style:family="text"/>
    <style:style style:name="T212_78" style:family="text"/>
    <style:style style:name="T212_79" style:family="text"/>
    <style:style style:name="T212_80" style:family="text"/>
    <style:style style:name="T212_81" style:family="text"/>
    <style:style style:name="T212_82" style:family="text"/>
    <style:style style:name="T212_83" style:family="text"/>
    <style:style style:name="T212_84" style:family="text"/>
    <style:style style:name="T212_85" style:family="text"/>
    <style:style style:name="T212_86" style:family="text"/>
    <style:style style:name="T212_87" style:family="text"/>
    <style:style style:name="T212_88" style:family="text"/>
    <style:style style:name="T212_89" style:family="text"/>
    <style:style style:name="T212_90" style:family="text"/>
    <style:style style:name="T212_91" style:family="text"/>
    <style:style style:name="T212_92" style:family="text"/>
    <style:style style:name="T212_93" style:family="text"/>
    <style:style style:name="T212_94" style:family="text"/>
    <style:style style:name="T212_95" style:family="text"/>
    <style:style style:name="T212_96" style:family="text"/>
    <style:style style:name="T212_97" style:family="text"/>
    <style:style style:name="T212_98" style:family="text"/>
    <style:style style:name="T212_99" style:family="text"/>
    <style:style style:name="T212_100" style:family="text"/>
    <style:style style:name="T212_101" style:family="text"/>
    <style:style style:name="T212_102" style:family="text"/>
    <style:style style:name="T212_103" style:family="text"/>
    <style:style style:name="T212_104" style:family="text"/>
    <style:style style:name="T212_105" style:family="text"/>
    <style:style style:name="T212_106" style:family="text"/>
    <style:style style:name="T212_107" style:family="text"/>
    <style:style style:name="T212_108" style:family="text"/>
    <style:style style:name="T212_109" style:family="text"/>
    <style:style style:name="T212_110" style:family="text"/>
    <style:style style:name="T212_111" style:family="text"/>
    <style:style style:name="T212_112" style:family="text"/>
    <style:style style:name="T212_113" style:family="text"/>
    <style:style style:name="T212_114" style:family="text"/>
    <style:style style:name="T212_115" style:family="text"/>
    <style:style style:name="T212_116" style:family="text"/>
    <style:style style:name="T212_117" style:family="text"/>
    <style:style style:name="T212_118" style:family="text">
      <style:text-properties fo:color="#1155cc" style:text-underline-style="solid" style:text-underline-color="font-color"/>
    </style:style>
    <style:style style:name="T212_119" style:family="text"/>
    <style:style style:name="T212_120" style:family="text">
      <style:text-properties fo:color="#1155cc" style:text-underline-style="solid" style:text-underline-color="font-color"/>
    </style:style>
    <style:style style:name="T212_121" style:family="text"/>
    <style:style style:name="T212_122" style:family="text">
      <style:text-properties fo:color="#1155cc" style:text-underline-style="solid" style:text-underline-color="font-color"/>
    </style:style>
    <style:style style:name="T212_123" style:family="text"/>
    <style:style style:name="T212_124" style:family="text">
      <style:text-properties fo:color="#1155cc" style:text-underline-style="solid" style:text-underline-color="font-color"/>
    </style:style>
    <style:style style:name="T212_125" style:family="text"/>
    <style:style style:name="T212_126" style:family="text">
      <style:text-properties fo:color="#1155cc" style:text-underline-style="solid" style:text-underline-color="font-color"/>
    </style:style>
    <style:style style:name="T212_127" style:family="text"/>
    <style:style style:name="T212_128" style:family="text">
      <style:text-properties fo:color="#1155cc" style:text-underline-style="solid" style:text-underline-color="font-color"/>
    </style:style>
    <style:style style:name="T212_129" style:family="text"/>
    <style:style style:name="T212_130" style:family="text">
      <style:text-properties fo:color="#1155cc" style:text-underline-style="solid" style:text-underline-color="font-color"/>
    </style:style>
    <style:style style:name="T212_131" style:family="text"/>
    <style:style style:name="T212_132" style:family="text">
      <style:text-properties fo:color="#1155cc" style:text-underline-style="solid" style:text-underline-color="font-color"/>
    </style:style>
    <style:style style:name="T212_133" style:family="text"/>
    <style:style style:name="T212_134" style:family="text">
      <style:text-properties fo:color="#1155cc" style:text-underline-style="solid" style:text-underline-color="font-color"/>
    </style:style>
    <style:style style:name="T212_135" style:family="text" style:parent-style-name="Standard"/>
    <style:style style:name="P213" style:family="paragraph" style:parent-style-name="Standard">
      <style:paragraph-properties fo:break-before="auto" style:writing-mode="lr-tb"/>
    </style:style>
    <style:style style:name="T213_1" style:family="text">
      <style:text-properties fo:font-size="10pt" style:font-size-asian="10pt" style:font-size-complex="10pt"/>
    </style:style>
    <style:style style:name="T213_2" style:family="text">
      <style:text-properties fo:font-size="10pt" style:font-size-asian="10pt" style:font-size-complex="10pt"/>
    </style:style>
    <style:style style:name="T213_3" style:family="text">
      <style:text-properties fo:font-size="10pt" style:font-size-asian="10pt" style:font-size-complex="10pt"/>
    </style:style>
    <style:style style:name="T213_4" style:family="text">
      <style:text-properties fo:font-size="10pt" style:font-size-asian="10pt" style:font-size-complex="10pt"/>
    </style:style>
    <style:style style:name="T213_5" style:family="text">
      <style:text-properties fo:font-size="10pt" style:font-size-asian="10pt" style:font-size-complex="10pt"/>
    </style:style>
    <style:style style:name="T213_6" style:family="text">
      <style:text-properties fo:font-size="10pt" style:font-size-asian="10pt" style:font-size-complex="10pt"/>
    </style:style>
    <style:style style:name="T213_7" style:family="text">
      <style:text-properties fo:font-size="10pt" style:font-size-asian="10pt" style:font-size-complex="10pt"/>
    </style:style>
    <style:style style:name="T213_8" style:family="text">
      <style:text-properties fo:font-size="10pt" style:font-size-asian="10pt" style:font-size-complex="10pt"/>
    </style:style>
    <style:style style:name="T213_9" style:family="text">
      <style:text-properties fo:font-size="10pt" style:font-size-asian="10pt" style:font-size-complex="10pt"/>
    </style:style>
    <style:style style:name="T213_10" style:family="text">
      <style:text-properties fo:font-size="10pt" style:font-size-asian="10pt" style:font-size-complex="10pt"/>
    </style:style>
    <style:style style:name="T213_11" style:family="text">
      <style:text-properties fo:font-size="10pt" style:font-size-asian="10pt" style:font-size-complex="10pt"/>
    </style:style>
    <style:style style:name="T213_12" style:family="text">
      <style:text-properties fo:font-size="10pt" style:font-size-asian="10pt" style:font-size-complex="10pt"/>
    </style:style>
    <style:style style:name="T213_13" style:family="text">
      <style:text-properties fo:font-size="10pt" style:font-size-asian="10pt" style:font-size-complex="10pt"/>
    </style:style>
    <style:style style:name="T213_14" style:family="text">
      <style:text-properties fo:font-size="10pt" style:font-size-asian="10pt" style:font-size-complex="10pt"/>
    </style:style>
    <style:style style:name="T213_15" style:family="text">
      <style:text-properties fo:font-size="10pt" style:font-size-asian="10pt" style:font-size-complex="10pt"/>
    </style:style>
    <style:style style:name="T213_16" style:family="text">
      <style:text-properties fo:font-size="10pt" style:font-size-asian="10pt" style:font-size-complex="10pt"/>
    </style:style>
    <style:style style:name="T213_17" style:family="text">
      <style:text-properties fo:font-size="10pt" style:font-size-asian="10pt" style:font-size-complex="10pt"/>
    </style:style>
    <style:style style:name="T213_18" style:family="text">
      <style:text-properties fo:font-size="10pt" style:font-size-asian="10pt" style:font-size-complex="10pt"/>
    </style:style>
    <style:style style:name="T213_19" style:family="text">
      <style:text-properties fo:font-size="10pt" style:font-size-asian="10pt" style:font-size-complex="10pt"/>
    </style:style>
    <style:style style:name="T213_20" style:family="text"/>
    <style:style style:name="T213_21" style:family="text">
      <style:text-properties fo:color="#1155cc" fo:font-size="10pt" style:font-size-asian="10pt" style:font-size-complex="10pt" style:text-underline-style="solid" style:text-underline-color="font-color"/>
    </style:style>
    <style:style style:name="T213_22" style:family="text"/>
    <style:style style:name="T213_23" style:family="text">
      <style:text-properties fo:color="#1155cc" fo:font-size="10pt" style:font-size-asian="10pt" style:font-size-complex="10pt" style:text-underline-style="solid" style:text-underline-color="font-color"/>
    </style:style>
    <style:style style:name="T213_24" style:family="text"/>
    <style:style style:name="T213_25" style:family="text">
      <style:text-properties fo:color="#1155cc" fo:font-size="10pt" style:font-size-asian="10pt" style:font-size-complex="10pt" style:text-underline-style="solid" style:text-underline-color="font-color"/>
    </style:style>
    <style:style style:name="T213_26" style:family="text"/>
    <style:style style:name="T213_27" style:family="text">
      <style:text-properties fo:color="#1155cc" fo:font-size="10pt" style:font-size-asian="10pt" style:font-size-complex="10pt" style:text-underline-style="solid" style:text-underline-color="font-color"/>
    </style:style>
    <style:style style:name="T213_28" style:family="text"/>
    <style:style style:name="T213_29" style:family="text">
      <style:text-properties fo:color="#1155cc" fo:font-size="10pt" style:font-size-asian="10pt" style:font-size-complex="10pt" style:text-underline-style="solid" style:text-underline-color="font-color"/>
    </style:style>
    <style:style style:name="T213_30" style:family="text"/>
    <style:style style:name="T213_31" style:family="text">
      <style:text-properties fo:color="#1155cc" fo:font-size="10pt" style:font-size-asian="10pt" style:font-size-complex="10pt" style:text-underline-style="solid" style:text-underline-color="font-color"/>
    </style:style>
    <style:style style:name="T213_32" style:family="text"/>
    <style:style style:name="T213_33" style:family="text">
      <style:text-properties fo:color="#1155cc" fo:font-size="10pt" style:font-size-asian="10pt" style:font-size-complex="10pt" style:text-underline-style="solid" style:text-underline-color="font-color"/>
    </style:style>
    <style:style style:name="T213_34" style:family="text"/>
    <style:style style:name="T213_35" style:family="text">
      <style:text-properties fo:color="#1155cc" fo:font-size="10pt" style:font-size-asian="10pt" style:font-size-complex="10pt" style:text-underline-style="solid" style:text-underline-color="font-color"/>
    </style:style>
    <style:style style:name="T213_36" style:family="text"/>
    <style:style style:name="T213_37" style:family="text">
      <style:text-properties fo:color="#1155cc" fo:font-size="10pt" style:font-size-asian="10pt" style:font-size-complex="10pt" style:text-underline-style="solid" style:text-underline-color="font-color"/>
    </style:style>
    <style:style style:name="T213_38" style:family="text"/>
    <style:style style:name="T213_39" style:family="text">
      <style:text-properties fo:color="#1155cc" fo:font-size="10pt" style:font-size-asian="10pt" style:font-size-complex="10pt" style:text-underline-style="solid" style:text-underline-color="font-color"/>
    </style:style>
    <style:style style:name="T213_40" style:family="text"/>
    <style:style style:name="T213_41" style:family="text">
      <style:text-properties fo:color="#1155cc" fo:font-size="10pt" style:font-size-asian="10pt" style:font-size-complex="10pt" style:text-underline-style="solid" style:text-underline-color="font-color"/>
    </style:style>
    <style:style style:name="T213_42" style:family="text"/>
    <style:style style:name="T213_43" style:family="text">
      <style:text-properties fo:color="#1155cc" fo:font-size="10pt" style:font-size-asian="10pt" style:font-size-complex="10pt" style:text-underline-style="solid" style:text-underline-color="font-color"/>
    </style:style>
    <style:style style:name="T213_44" style:family="text"/>
    <style:style style:name="T213_45" style:family="text">
      <style:text-properties fo:color="#1155cc" fo:font-size="10pt" style:font-size-asian="10pt" style:font-size-complex="10pt" style:text-underline-style="solid" style:text-underline-color="font-color"/>
    </style:style>
    <style:style style:name="T213_46" style:family="text"/>
    <style:style style:name="T213_47" style:family="text">
      <style:text-properties fo:color="#1155cc" fo:font-size="10pt" style:font-size-asian="10pt" style:font-size-complex="10pt" style:text-underline-style="solid" style:text-underline-color="font-color"/>
    </style:style>
    <style:style style:name="T213_48" style:family="text"/>
    <style:style style:name="T213_49" style:family="text">
      <style:text-properties fo:color="#1155cc" fo:font-size="10pt" style:font-size-asian="10pt" style:font-size-complex="10pt" style:text-underline-style="solid" style:text-underline-color="font-color"/>
    </style:style>
    <style:style style:name="T213_50" style:family="text"/>
    <style:style style:name="T213_51" style:family="text">
      <style:text-properties fo:color="#1155cc" fo:font-size="10pt" style:font-size-asian="10pt" style:font-size-complex="10pt" style:text-underline-style="solid" style:text-underline-color="font-color"/>
    </style:style>
    <style:style style:name="T213_52" style:family="text"/>
    <style:style style:name="T213_53" style:family="text">
      <style:text-properties fo:color="#1155cc" fo:font-size="10pt" style:font-size-asian="10pt" style:font-size-complex="10pt" style:text-underline-style="solid" style:text-underline-color="font-color"/>
    </style:style>
    <style:style style:name="T213_54" style:family="text"/>
    <style:style style:name="T213_55" style:family="text">
      <style:text-properties fo:color="#1155cc" fo:font-size="10pt" style:font-size-asian="10pt" style:font-size-complex="10pt" style:text-underline-style="solid" style:text-underline-color="font-color"/>
    </style:style>
    <style:style style:name="T213_56" style:family="text"/>
    <style:style style:name="T213_57" style:family="text"/>
    <style:style style:name="T213_58" style:family="text"/>
    <style:style style:name="T213_59" style:family="text"/>
    <style:style style:name="T213_60" style:family="text"/>
    <style:style style:name="T213_61" style:family="text"/>
    <style:style style:name="T213_62" style:family="text"/>
    <style:style style:name="T213_63" style:family="text"/>
    <style:style style:name="T213_64" style:family="text"/>
    <style:style style:name="T213_65" style:family="text"/>
    <style:style style:name="T213_66" style:family="text"/>
    <style:style style:name="P214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215" style:family="paragraph" style:parent-style-name="Standard">
      <style:paragraph-properties fo:break-before="auto" style:writing-mode="lr-tb"/>
    </style:style>
    <style:style style:name="P216" style:family="paragraph" style:parent-style-name="Standard">
      <style:paragraph-properties fo:break-before="auto" fo:margin-top="0cm" fo:margin-bottom="0cm" style:writing-mode="lr-tb"/>
    </style:style>
    <style:style style:name="T216_1" style:family="text">
      <style:text-properties fo:font-weight="bold" style:font-weight-asian="bold" style:font-weight-complex="bold"/>
    </style:style>
    <style:style style:name="T216_2" style:family="text">
      <style:text-properties fo:font-weight="bold" style:font-weight-asian="bold" style:font-weight-complex="bold"/>
    </style:style>
    <style:style style:name="T216_3" style:family="text">
      <style:text-properties fo:font-weight="bold" style:font-weight-asian="bold" style:font-weight-complex="bold"/>
    </style:style>
    <style:style style:name="T216_4" style:family="text">
      <style:text-properties fo:font-weight="bold" style:font-weight-asian="bold" style:font-weight-complex="bold"/>
    </style:style>
    <style:style style:name="T216_5" style:family="text">
      <style:text-properties fo:font-weight="bold" style:font-weight-asian="bold" style:font-weight-complex="bold"/>
    </style:style>
    <style:style style:name="T216_6" style:family="text">
      <style:text-properties fo:font-weight="bold" style:font-weight-asian="bold" style:font-weight-complex="bold"/>
    </style:style>
    <style:style style:name="T216_7" style:family="text">
      <style:text-properties fo:font-weight="bold" style:font-weight-asian="bold" style:font-weight-complex="bold"/>
    </style:style>
    <style:style style:name="T216_8" style:family="text">
      <style:text-properties fo:font-weight="bold" style:font-weight-asian="bold" style:font-weight-complex="bold"/>
    </style:style>
    <style:style style:name="T216_9" style:family="text">
      <style:text-properties fo:font-weight="bold" style:font-weight-asian="bold" style:font-weight-complex="bold"/>
    </style:style>
    <style:style style:name="T216_10" style:family="text">
      <style:text-properties fo:font-weight="bold" style:font-weight-asian="bold" style:font-weight-complex="bold"/>
    </style:style>
    <style:style style:name="T216_11" style:family="text">
      <style:text-properties fo:font-weight="bold" style:font-weight-asian="bold" style:font-weight-complex="bold"/>
    </style:style>
    <style:style style:name="T216_12" style:family="text">
      <style:text-properties fo:font-weight="bold" style:font-weight-asian="bold" style:font-weight-complex="bold"/>
    </style:style>
    <style:style style:name="P217" style:family="paragraph" style:parent-style-name="Standard">
      <style:paragraph-properties fo:break-before="auto" style:writing-mode="lr-tb"/>
    </style:style>
    <style:style style:name="P218" style:family="paragraph" style:parent-style-name="Standard">
      <style:paragraph-properties fo:break-before="auto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T218_9" style:family="text"/>
    <style:style style:name="T218_10" style:family="text"/>
    <style:style style:name="T218_11" style:family="text"/>
    <style:style style:name="T218_12" style:family="text"/>
    <style:style style:name="T218_13" style:family="text"/>
    <style:style style:name="T218_14" style:family="text"/>
    <style:style style:name="T218_15" style:family="text"/>
    <style:style style:name="T218_16" style:family="text"/>
    <style:style style:name="T218_17" style:family="text"/>
    <style:style style:name="T218_18" style:family="text"/>
    <style:style style:name="T218_19" style:family="text"/>
    <style:style style:name="T218_20" style:family="text"/>
    <style:style style:name="T218_21" style:family="text"/>
    <style:style style:name="T218_22" style:family="text"/>
    <style:style style:name="T218_23" style:family="text"/>
    <style:style style:name="T218_24" style:family="text"/>
    <style:style style:name="T218_25" style:family="text"/>
    <style:style style:name="T218_26" style:family="text"/>
    <style:style style:name="T218_27" style:family="text"/>
    <style:style style:name="T218_28" style:family="text"/>
    <style:style style:name="T218_29" style:family="text"/>
    <style:style style:name="T218_30" style:family="text"/>
    <style:style style:name="T218_31" style:family="text"/>
    <style:style style:name="T218_32" style:family="text"/>
    <style:style style:name="T218_33" style:family="text"/>
    <style:style style:name="T218_34" style:family="text"/>
    <style:style style:name="T218_35" style:family="text"/>
    <style:style style:name="T218_36" style:family="text"/>
    <style:style style:name="T218_37" style:family="text"/>
    <style:style style:name="T218_38" style:family="text"/>
    <style:style style:name="T218_39" style:family="text"/>
    <style:style style:name="T218_40" style:family="text"/>
    <style:style style:name="T218_41" style:family="text"/>
    <style:style style:name="T218_42" style:family="text"/>
    <style:style style:name="T218_43" style:family="text"/>
    <style:style style:name="T218_44" style:family="text"/>
    <style:style style:name="T218_45" style:family="text"/>
    <style:style style:name="T218_46" style:family="text"/>
    <style:style style:name="T218_47" style:family="text"/>
    <style:style style:name="T218_48" style:family="text"/>
    <style:style style:name="T218_49" style:family="text"/>
    <style:style style:name="T218_50" style:family="text"/>
    <style:style style:name="T218_51" style:family="text"/>
    <style:style style:name="T218_52" style:family="text"/>
    <style:style style:name="T218_53" style:family="text"/>
    <style:style style:name="T218_54" style:family="text"/>
    <style:style style:name="T218_55" style:family="text"/>
    <style:style style:name="T218_56" style:family="text"/>
    <style:style style:name="T218_57" style:family="text"/>
    <style:style style:name="T218_58" style:family="text"/>
    <style:style style:name="T218_59" style:family="text"/>
    <style:style style:name="T218_60" style:family="text"/>
    <style:style style:name="T218_61" style:family="text"/>
    <style:style style:name="T218_62" style:family="text"/>
    <style:style style:name="T218_63" style:family="text"/>
    <style:style style:name="T218_64" style:family="text"/>
    <style:style style:name="T218_65" style:family="text"/>
    <style:style style:name="T218_66" style:family="text"/>
    <style:style style:name="T218_67" style:family="text"/>
    <style:style style:name="T218_68" style:family="text"/>
    <style:style style:name="T218_69" style:family="text"/>
    <style:style style:name="T218_70" style:family="text"/>
    <style:style style:name="T218_71" style:family="text"/>
    <style:style style:name="T218_72" style:family="text"/>
    <style:style style:name="T218_73" style:family="text"/>
    <style:style style:name="T218_74" style:family="text"/>
    <style:style style:name="T218_75" style:family="text"/>
    <style:style style:name="T218_76" style:family="text"/>
    <style:style style:name="T218_77" style:family="text"/>
    <style:style style:name="T218_78" style:family="text"/>
    <style:style style:name="T218_79" style:family="text"/>
    <style:style style:name="T218_80" style:family="text"/>
    <style:style style:name="T218_81" style:family="text"/>
    <style:style style:name="T218_82" style:family="text"/>
    <style:style style:name="T218_83" style:family="text"/>
    <style:style style:name="T218_84" style:family="text"/>
    <style:style style:name="T218_85" style:family="text"/>
    <style:style style:name="T218_86" style:family="text"/>
    <style:style style:name="T218_87" style:family="text"/>
    <style:style style:name="T218_88" style:family="text"/>
    <style:style style:name="T218_89" style:family="text"/>
    <style:style style:name="T218_90" style:family="text"/>
    <style:style style:name="T218_91" style:family="text"/>
    <style:style style:name="T218_92" style:family="text"/>
    <style:style style:name="T218_93" style:family="text"/>
    <style:style style:name="T218_94" style:family="text"/>
    <style:style style:name="T218_95" style:family="text"/>
    <style:style style:name="T218_96" style:family="text"/>
    <style:style style:name="T218_97" style:family="text"/>
    <style:style style:name="T218_98" style:family="text"/>
    <style:style style:name="T218_99" style:family="text"/>
    <style:style style:name="T218_100" style:family="text"/>
    <style:style style:name="T218_101" style:family="text"/>
    <style:style style:name="T218_102" style:family="text"/>
    <style:style style:name="T218_103" style:family="text"/>
    <style:style style:name="T218_104" style:family="text"/>
    <style:style style:name="T218_105" style:family="text"/>
    <style:style style:name="T218_106" style:family="text"/>
    <style:style style:name="T218_107" style:family="text"/>
    <style:style style:name="T218_108" style:family="text"/>
    <style:style style:name="T218_109" style:family="text"/>
    <style:style style:name="T218_110" style:family="text"/>
    <style:style style:name="T218_111" style:family="text"/>
    <style:style style:name="T218_112" style:family="text"/>
    <style:style style:name="T218_113" style:family="text"/>
    <style:style style:name="T218_114" style:family="text"/>
    <style:style style:name="T218_115" style:family="text"/>
    <style:style style:name="T218_116" style:family="text"/>
    <style:style style:name="T218_117" style:family="text"/>
    <style:style style:name="T218_118" style:family="text"/>
    <style:style style:name="T218_119" style:family="text"/>
    <style:style style:name="T218_120" style:family="text"/>
    <style:style style:name="T218_121" style:family="text"/>
    <style:style style:name="T218_122" style:family="text"/>
    <style:style style:name="T218_123" style:family="text"/>
    <style:style style:name="T218_124" style:family="text"/>
    <style:style style:name="T218_125" style:family="text"/>
    <style:style style:name="T218_126" style:family="text"/>
    <style:style style:name="T218_127" style:family="text"/>
    <style:style style:name="T218_128" style:family="text"/>
    <style:style style:name="T218_129" style:family="text"/>
    <style:style style:name="T218_130" style:family="text"/>
    <style:style style:name="T218_131" style:family="text"/>
    <style:style style:name="T218_132" style:family="text"/>
    <style:style style:name="T218_133" style:family="text"/>
    <style:style style:name="T218_134" style:family="text"/>
    <style:style style:name="T218_135" style:family="text"/>
    <style:style style:name="T218_136" style:family="text"/>
    <style:style style:name="T218_137" style:family="text"/>
    <style:style style:name="T218_138" style:family="text">
      <style:text-properties fo:color="#1155cc" style:text-underline-style="solid" style:text-underline-color="font-color"/>
    </style:style>
    <style:style style:name="T218_139" style:family="text"/>
    <style:style style:name="T218_140" style:family="text">
      <style:text-properties fo:color="#1155cc" style:text-underline-style="solid" style:text-underline-color="font-color"/>
    </style:style>
    <style:style style:name="T218_141" style:family="text"/>
    <style:style style:name="T218_142" style:family="text">
      <style:text-properties fo:color="#1155cc" style:text-underline-style="solid" style:text-underline-color="font-color"/>
    </style:style>
    <style:style style:name="T218_143" style:family="text" style:parent-style-name="Standard"/>
    <style:style style:name="P219" style:family="paragraph" style:parent-style-name="Standard">
      <style:paragraph-properties fo:break-before="auto" style:writing-mode="lr-tb"/>
    </style:style>
    <style:style style:name="T219_1" style:family="text">
      <style:text-properties fo:font-size="10pt" style:font-size-asian="10pt" style:font-size-complex="10pt"/>
    </style:style>
    <style:style style:name="T219_2" style:family="text">
      <style:text-properties fo:font-size="10pt" style:font-size-asian="10pt" style:font-size-complex="10pt"/>
    </style:style>
    <style:style style:name="T219_3" style:family="text">
      <style:text-properties fo:font-size="10pt" style:font-size-asian="10pt" style:font-size-complex="10pt"/>
    </style:style>
    <style:style style:name="T219_4" style:family="text">
      <style:text-properties fo:font-size="10pt" style:font-size-asian="10pt" style:font-size-complex="10pt"/>
    </style:style>
    <style:style style:name="T219_5" style:family="text">
      <style:text-properties fo:font-size="10pt" style:font-size-asian="10pt" style:font-size-complex="10pt"/>
    </style:style>
    <style:style style:name="T219_6" style:family="text">
      <style:text-properties fo:font-size="10pt" style:font-size-asian="10pt" style:font-size-complex="10pt"/>
    </style:style>
    <style:style style:name="T219_7" style:family="text">
      <style:text-properties fo:font-size="10pt" style:font-size-asian="10pt" style:font-size-complex="10pt"/>
    </style:style>
    <style:style style:name="T219_8" style:family="text">
      <style:text-properties fo:font-size="10pt" style:font-size-asian="10pt" style:font-size-complex="10pt"/>
    </style:style>
    <style:style style:name="T219_9" style:family="text">
      <style:text-properties fo:font-size="10pt" style:font-size-asian="10pt" style:font-size-complex="10pt"/>
    </style:style>
    <style:style style:name="T219_10" style:family="text">
      <style:text-properties fo:font-size="10pt" style:font-size-asian="10pt" style:font-size-complex="10pt"/>
    </style:style>
    <style:style style:name="T219_11" style:family="text">
      <style:text-properties fo:font-size="10pt" style:font-size-asian="10pt" style:font-size-complex="10pt"/>
    </style:style>
    <style:style style:name="T219_12" style:family="text">
      <style:text-properties fo:font-size="10pt" style:font-size-asian="10pt" style:font-size-complex="10pt"/>
    </style:style>
    <style:style style:name="T219_13" style:family="text">
      <style:text-properties fo:font-size="10pt" style:font-size-asian="10pt" style:font-size-complex="10pt"/>
    </style:style>
    <style:style style:name="T219_14" style:family="text">
      <style:text-properties fo:font-size="10pt" style:font-size-asian="10pt" style:font-size-complex="10pt"/>
    </style:style>
    <style:style style:name="T219_15" style:family="text">
      <style:text-properties fo:font-size="10pt" style:font-size-asian="10pt" style:font-size-complex="10pt"/>
    </style:style>
    <style:style style:name="T219_16" style:family="text">
      <style:text-properties fo:font-size="10pt" style:font-size-asian="10pt" style:font-size-complex="10pt"/>
    </style:style>
    <style:style style:name="T219_17" style:family="text">
      <style:text-properties fo:font-size="10pt" style:font-size-asian="10pt" style:font-size-complex="10pt"/>
    </style:style>
    <style:style style:name="T219_18" style:family="text">
      <style:text-properties fo:font-size="10pt" style:font-size-asian="10pt" style:font-size-complex="10pt"/>
    </style:style>
    <style:style style:name="T219_19" style:family="text">
      <style:text-properties fo:font-size="10pt" style:font-size-asian="10pt" style:font-size-complex="10pt"/>
    </style:style>
    <style:style style:name="T219_20" style:family="text">
      <style:text-properties fo:font-size="10pt" style:font-size-asian="10pt" style:font-size-complex="10pt"/>
    </style:style>
    <style:style style:name="T219_21" style:family="text">
      <style:text-properties fo:font-size="10pt" style:font-size-asian="10pt" style:font-size-complex="10pt"/>
    </style:style>
    <style:style style:name="T219_22" style:family="text">
      <style:text-properties fo:font-size="10pt" style:font-size-asian="10pt" style:font-size-complex="10pt"/>
    </style:style>
    <style:style style:name="T219_23" style:family="text">
      <style:text-properties fo:font-size="10pt" style:font-size-asian="10pt" style:font-size-complex="10pt"/>
    </style:style>
    <style:style style:name="T219_24" style:family="text">
      <style:text-properties fo:font-size="10pt" style:font-size-asian="10pt" style:font-size-complex="10pt"/>
    </style:style>
    <style:style style:name="T219_25" style:family="text">
      <style:text-properties fo:font-size="10pt" style:font-size-asian="10pt" style:font-size-complex="10pt"/>
    </style:style>
    <style:style style:name="T219_26" style:family="text"/>
    <style:style style:name="T219_27" style:family="text">
      <style:text-properties fo:color="#1155cc" fo:font-size="10pt" style:font-size-asian="10pt" style:font-size-complex="10pt" style:text-underline-style="solid" style:text-underline-color="font-color"/>
    </style:style>
    <style:style style:name="T219_28" style:family="text"/>
    <style:style style:name="T219_29" style:family="text">
      <style:text-properties fo:color="#1155cc" fo:font-size="10pt" style:font-size-asian="10pt" style:font-size-complex="10pt" style:text-underline-style="solid" style:text-underline-color="font-color"/>
    </style:style>
    <style:style style:name="T219_30" style:family="text"/>
    <style:style style:name="T219_31" style:family="text">
      <style:text-properties fo:color="#1155cc" fo:font-size="10pt" style:font-size-asian="10pt" style:font-size-complex="10pt" style:text-underline-style="solid" style:text-underline-color="font-color"/>
    </style:style>
    <style:style style:name="T219_32" style:family="text"/>
    <style:style style:name="T219_33" style:family="text">
      <style:text-properties fo:color="#1155cc" fo:font-size="10pt" style:font-size-asian="10pt" style:font-size-complex="10pt" style:text-underline-style="solid" style:text-underline-color="font-color"/>
    </style:style>
    <style:style style:name="T219_34" style:family="text"/>
    <style:style style:name="T219_35" style:family="text">
      <style:text-properties fo:color="#1155cc" fo:font-size="10pt" style:font-size-asian="10pt" style:font-size-complex="10pt" style:text-underline-style="solid" style:text-underline-color="font-color"/>
    </style:style>
    <style:style style:name="T219_36" style:family="text"/>
    <style:style style:name="T219_37" style:family="text">
      <style:text-properties fo:color="#1155cc" fo:font-size="10pt" style:font-size-asian="10pt" style:font-size-complex="10pt" style:text-underline-style="solid" style:text-underline-color="font-color"/>
    </style:style>
    <style:style style:name="T219_38" style:family="text"/>
    <style:style style:name="T219_39" style:family="text">
      <style:text-properties fo:color="#1155cc" fo:font-size="10pt" style:font-size-asian="10pt" style:font-size-complex="10pt" style:text-underline-style="solid" style:text-underline-color="font-color"/>
    </style:style>
    <style:style style:name="T219_40" style:family="text"/>
    <style:style style:name="T219_41" style:family="text">
      <style:text-properties fo:color="#1155cc" fo:font-size="10pt" style:font-size-asian="10pt" style:font-size-complex="10pt" style:text-underline-style="solid" style:text-underline-color="font-color"/>
    </style:style>
    <style:style style:name="T219_42" style:family="text"/>
    <style:style style:name="T219_43" style:family="text">
      <style:text-properties fo:color="#1155cc" fo:font-size="10pt" style:font-size-asian="10pt" style:font-size-complex="10pt" style:text-underline-style="solid" style:text-underline-color="font-color"/>
    </style:style>
    <style:style style:name="T219_44" style:family="text"/>
    <style:style style:name="T219_45" style:family="text">
      <style:text-properties fo:color="#1155cc" fo:font-size="10pt" style:font-size-asian="10pt" style:font-size-complex="10pt" style:text-underline-style="solid" style:text-underline-color="font-color"/>
    </style:style>
    <style:style style:name="T219_46" style:family="text"/>
    <style:style style:name="T219_47" style:family="text">
      <style:text-properties fo:color="#1155cc" fo:font-size="10pt" style:font-size-asian="10pt" style:font-size-complex="10pt" style:text-underline-style="solid" style:text-underline-color="font-color"/>
    </style:style>
    <style:style style:name="T219_48" style:family="text"/>
    <style:style style:name="T219_49" style:family="text">
      <style:text-properties fo:color="#1155cc" fo:font-size="10pt" style:font-size-asian="10pt" style:font-size-complex="10pt" style:text-underline-style="solid" style:text-underline-color="font-color"/>
    </style:style>
    <style:style style:name="T219_50" style:family="text"/>
    <style:style style:name="T219_51" style:family="text">
      <style:text-properties fo:color="#1155cc" fo:font-size="10pt" style:font-size-asian="10pt" style:font-size-complex="10pt" style:text-underline-style="solid" style:text-underline-color="font-color"/>
    </style:style>
    <style:style style:name="T219_52" style:family="text"/>
    <style:style style:name="T219_53" style:family="text">
      <style:text-properties fo:color="#1155cc" fo:font-size="10pt" style:font-size-asian="10pt" style:font-size-complex="10pt" style:text-underline-style="solid" style:text-underline-color="font-color"/>
    </style:style>
    <style:style style:name="T219_54" style:family="text"/>
    <style:style style:name="T219_55" style:family="text">
      <style:text-properties fo:color="#1155cc" fo:font-size="10pt" style:font-size-asian="10pt" style:font-size-complex="10pt" style:text-underline-style="solid" style:text-underline-color="font-color"/>
    </style:style>
    <style:style style:name="T219_56" style:family="text"/>
    <style:style style:name="T219_57" style:family="text">
      <style:text-properties fo:color="#1155cc" fo:font-size="10pt" style:font-size-asian="10pt" style:font-size-complex="10pt" style:text-underline-style="solid" style:text-underline-color="font-color"/>
    </style:style>
    <style:style style:name="T219_58" style:family="text"/>
    <style:style style:name="T219_59" style:family="text">
      <style:text-properties fo:color="#1155cc" fo:font-size="10pt" style:font-size-asian="10pt" style:font-size-complex="10pt" style:text-underline-style="solid" style:text-underline-color="font-color"/>
    </style:style>
    <style:style style:name="T219_60" style:family="text"/>
    <style:style style:name="T219_61" style:family="text">
      <style:text-properties fo:color="#1155cc" fo:font-size="10pt" style:font-size-asian="10pt" style:font-size-complex="10pt" style:text-underline-style="solid" style:text-underline-color="font-color"/>
    </style:style>
    <style:style style:name="T219_62" style:family="text"/>
    <style:style style:name="T219_63" style:family="text">
      <style:text-properties fo:color="#1155cc" fo:font-size="10pt" style:font-size-asian="10pt" style:font-size-complex="10pt" style:text-underline-style="solid" style:text-underline-color="font-color"/>
    </style:style>
    <style:style style:name="T219_64" style:family="text"/>
    <style:style style:name="T219_65" style:family="text">
      <style:text-properties fo:color="#1155cc" fo:font-size="10pt" style:font-size-asian="10pt" style:font-size-complex="10pt" style:text-underline-style="solid" style:text-underline-color="font-color"/>
    </style:style>
    <style:style style:name="T219_66" style:family="text"/>
    <style:style style:name="T219_67" style:family="text">
      <style:text-properties fo:color="#1155cc" fo:font-size="10pt" style:font-size-asian="10pt" style:font-size-complex="10pt" style:text-underline-style="solid" style:text-underline-color="font-color"/>
    </style:style>
    <style:style style:name="T219_68" style:family="text"/>
    <style:style style:name="T219_69" style:family="text">
      <style:text-properties fo:color="#1155cc" fo:font-size="10pt" style:font-size-asian="10pt" style:font-size-complex="10pt" style:text-underline-style="solid" style:text-underline-color="font-color"/>
    </style:style>
    <style:style style:name="T219_70" style:family="text"/>
    <style:style style:name="T219_71" style:family="text">
      <style:text-properties fo:color="#1155cc" fo:font-size="10pt" style:font-size-asian="10pt" style:font-size-complex="10pt" style:text-underline-style="solid" style:text-underline-color="font-color"/>
    </style:style>
    <style:style style:name="T219_72" style:family="text"/>
    <style:style style:name="T219_73" style:family="text">
      <style:text-properties fo:color="#1155cc" fo:font-size="10pt" style:font-size-asian="10pt" style:font-size-complex="10pt" style:text-underline-style="solid" style:text-underline-color="font-color"/>
    </style:style>
    <style:style style:name="T219_74" style:family="text"/>
    <style:style style:name="T219_75" style:family="text"/>
    <style:style style:name="T219_76" style:family="text"/>
    <style:style style:name="T219_77" style:family="text"/>
    <style:style style:name="T219_78" style:family="text"/>
    <style:style style:name="T219_79" style:family="text"/>
    <style:style style:name="T219_80" style:family="text"/>
    <style:style style:name="T219_81" style:family="text"/>
    <style:style style:name="T219_82" style:family="text"/>
    <style:style style:name="T219_83" style:family="text"/>
    <style:style style:name="T219_84" style:family="text"/>
    <style:style style:name="T219_85" style:family="text"/>
    <style:style style:name="T219_86" style:family="text"/>
    <style:style style:name="T219_87" style:family="text"/>
    <style:style style:name="T219_88" style:family="text"/>
    <style:style style:name="T219_89" style:family="text"/>
    <style:style style:name="T219_90" style:family="text"/>
    <style:style style:name="T219_91" style:family="text"/>
    <style:style style:name="T219_92" style:family="text">
      <style:text-properties fo:color="#1155cc" style:text-underline-style="solid" style:text-underline-color="font-color"/>
    </style:style>
    <style:style style:name="T219_93" style:family="text"/>
    <style:style style:name="T219_94" style:family="text">
      <style:text-properties fo:color="#1155cc" style:text-underline-style="solid" style:text-underline-color="font-color"/>
    </style:style>
    <style:style style:name="T219_95" style:family="text"/>
    <style:style style:name="T219_96" style:family="text">
      <style:text-properties fo:color="#1155cc" style:text-underline-style="solid" style:text-underline-color="font-color"/>
    </style:style>
    <style:style style:name="T219_97" style:family="text" style:parent-style-name="Standard"/>
    <style:style style:name="P220" style:family="paragraph" style:parent-style-name="Standard">
      <style:paragraph-properties fo:break-before="auto" style:writing-mode="lr-tb"/>
    </style:style>
    <style:style style:name="T220_1" style:family="text">
      <style:text-properties fo:font-size="10pt" style:font-size-asian="10pt" style:font-size-complex="10pt"/>
    </style:style>
    <style:style style:name="T220_2" style:family="text">
      <style:text-properties fo:font-size="10pt" style:font-size-asian="10pt" style:font-size-complex="10pt"/>
    </style:style>
    <style:style style:name="T220_3" style:family="text">
      <style:text-properties fo:font-size="10pt" style:font-size-asian="10pt" style:font-size-complex="10pt"/>
    </style:style>
    <style:style style:name="T220_4" style:family="text">
      <style:text-properties fo:font-size="10pt" style:font-size-asian="10pt" style:font-size-complex="10pt"/>
    </style:style>
    <style:style style:name="T220_5" style:family="text">
      <style:text-properties fo:font-size="10pt" style:font-size-asian="10pt" style:font-size-complex="10pt"/>
    </style:style>
    <style:style style:name="T220_6" style:family="text">
      <style:text-properties fo:font-size="10pt" style:font-size-asian="10pt" style:font-size-complex="10pt"/>
    </style:style>
    <style:style style:name="T220_7" style:family="text">
      <style:text-properties fo:font-size="10pt" style:font-size-asian="10pt" style:font-size-complex="10pt"/>
    </style:style>
    <style:style style:name="T220_8" style:family="text">
      <style:text-properties fo:font-size="10pt" style:font-size-asian="10pt" style:font-size-complex="10pt"/>
    </style:style>
    <style:style style:name="T220_9" style:family="text">
      <style:text-properties fo:font-size="10pt" style:font-size-asian="10pt" style:font-size-complex="10pt"/>
    </style:style>
    <style:style style:name="T220_10" style:family="text">
      <style:text-properties fo:font-size="10pt" style:font-size-asian="10pt" style:font-size-complex="10pt"/>
    </style:style>
    <style:style style:name="T220_11" style:family="text">
      <style:text-properties fo:font-size="10pt" style:font-size-asian="10pt" style:font-size-complex="10pt"/>
    </style:style>
    <style:style style:name="T220_12" style:family="text">
      <style:text-properties fo:font-size="10pt" style:font-size-asian="10pt" style:font-size-complex="10pt"/>
    </style:style>
    <style:style style:name="T220_13" style:family="text">
      <style:text-properties fo:font-size="10pt" style:font-size-asian="10pt" style:font-size-complex="10pt"/>
    </style:style>
    <style:style style:name="T220_14" style:family="text"/>
    <style:style style:name="T220_15" style:family="text">
      <style:text-properties fo:color="#1155cc" fo:font-size="10pt" style:font-size-asian="10pt" style:font-size-complex="10pt" style:text-underline-style="solid" style:text-underline-color="font-color"/>
    </style:style>
    <style:style style:name="T220_16" style:family="text"/>
    <style:style style:name="T220_17" style:family="text">
      <style:text-properties fo:color="#1155cc" fo:font-size="10pt" style:font-size-asian="10pt" style:font-size-complex="10pt" style:text-underline-style="solid" style:text-underline-color="font-color"/>
    </style:style>
    <style:style style:name="T220_18" style:family="text"/>
    <style:style style:name="T220_19" style:family="text">
      <style:text-properties fo:color="#1155cc" fo:font-size="10pt" style:font-size-asian="10pt" style:font-size-complex="10pt" style:text-underline-style="solid" style:text-underline-color="font-color"/>
    </style:style>
    <style:style style:name="T220_20" style:family="text"/>
    <style:style style:name="T220_21" style:family="text">
      <style:text-properties fo:color="#1155cc" fo:font-size="10pt" style:font-size-asian="10pt" style:font-size-complex="10pt" style:text-underline-style="solid" style:text-underline-color="font-color"/>
    </style:style>
    <style:style style:name="T220_22" style:family="text"/>
    <style:style style:name="T220_23" style:family="text">
      <style:text-properties fo:color="#1155cc" fo:font-size="10pt" style:font-size-asian="10pt" style:font-size-complex="10pt" style:text-underline-style="solid" style:text-underline-color="font-color"/>
    </style:style>
    <style:style style:name="T220_24" style:family="text"/>
    <style:style style:name="T220_25" style:family="text">
      <style:text-properties fo:color="#1155cc" fo:font-size="10pt" style:font-size-asian="10pt" style:font-size-complex="10pt" style:text-underline-style="solid" style:text-underline-color="font-color"/>
    </style:style>
    <style:style style:name="T220_26" style:family="text"/>
    <style:style style:name="T220_27" style:family="text">
      <style:text-properties fo:color="#1155cc" fo:font-size="10pt" style:font-size-asian="10pt" style:font-size-complex="10pt" style:text-underline-style="solid" style:text-underline-color="font-color"/>
    </style:style>
    <style:style style:name="T220_28" style:family="text"/>
    <style:style style:name="T220_29" style:family="text">
      <style:text-properties fo:color="#1155cc" fo:font-size="10pt" style:font-size-asian="10pt" style:font-size-complex="10pt" style:text-underline-style="solid" style:text-underline-color="font-color"/>
    </style:style>
    <style:style style:name="T220_30" style:family="text"/>
    <style:style style:name="T220_31" style:family="text">
      <style:text-properties fo:color="#1155cc" fo:font-size="10pt" style:font-size-asian="10pt" style:font-size-complex="10pt" style:text-underline-style="solid" style:text-underline-color="font-color"/>
    </style:style>
    <style:style style:name="T220_32" style:family="text"/>
    <style:style style:name="T220_33" style:family="text">
      <style:text-properties fo:color="#1155cc" fo:font-size="10pt" style:font-size-asian="10pt" style:font-size-complex="10pt" style:text-underline-style="solid" style:text-underline-color="font-color"/>
    </style:style>
    <style:style style:name="T220_34" style:family="text"/>
    <style:style style:name="T220_35" style:family="text"/>
    <style:style style:name="T220_36" style:family="text"/>
    <style:style style:name="T220_37" style:family="text"/>
    <style:style style:name="T220_38" style:family="text"/>
    <style:style style:name="T220_39" style:family="text"/>
    <style:style style:name="T220_40" style:family="text"/>
    <style:style style:name="T220_41" style:family="text"/>
    <style:style style:name="T220_42" style:family="text"/>
    <style:style style:name="T220_43" style:family="text"/>
    <style:style style:name="T220_44" style:family="text"/>
    <style:style style:name="T220_45" style:family="text"/>
    <style:style style:name="T220_46" style:family="text"/>
    <style:style style:name="T220_47" style:family="text"/>
    <style:style style:name="T220_48" style:family="text"/>
    <style:style style:name="T220_49" style:family="text"/>
    <style:style style:name="T220_50" style:family="text"/>
    <style:style style:name="T220_51" style:family="text"/>
    <style:style style:name="T220_52" style:family="text"/>
    <style:style style:name="P221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222" style:family="paragraph" style:parent-style-name="Standard">
      <style:paragraph-properties fo:break-before="auto" style:writing-mode="lr-tb"/>
    </style:style>
    <style:style style:name="P223" style:family="paragraph" style:parent-style-name="Standard">
      <style:paragraph-properties fo:break-before="auto" fo:margin-top="0cm" fo:margin-bottom="0cm" style:writing-mode="lr-tb"/>
    </style:style>
    <style:style style:name="T223_1" style:family="text">
      <style:text-properties fo:font-weight="bold" style:font-weight-asian="bold" style:font-weight-complex="bold"/>
    </style:style>
    <style:style style:name="T223_2" style:family="text">
      <style:text-properties fo:font-weight="bold" style:font-weight-asian="bold" style:font-weight-complex="bold"/>
    </style:style>
    <style:style style:name="T223_3" style:family="text">
      <style:text-properties fo:font-weight="bold" style:font-weight-asian="bold" style:font-weight-complex="bold"/>
    </style:style>
    <style:style style:name="T223_4" style:family="text">
      <style:text-properties fo:font-weight="bold" style:font-weight-asian="bold" style:font-weight-complex="bold"/>
    </style:style>
    <style:style style:name="T223_5" style:family="text">
      <style:text-properties fo:font-weight="bold" style:font-weight-asian="bold" style:font-weight-complex="bold"/>
    </style:style>
    <style:style style:name="T223_6" style:family="text">
      <style:text-properties fo:font-weight="bold" style:font-weight-asian="bold" style:font-weight-complex="bold"/>
    </style:style>
    <style:style style:name="T223_7" style:family="text">
      <style:text-properties fo:font-weight="bold" style:font-weight-asian="bold" style:font-weight-complex="bold"/>
    </style:style>
    <style:style style:name="T223_8" style:family="text">
      <style:text-properties fo:font-weight="bold" style:font-weight-asian="bold" style:font-weight-complex="bold"/>
    </style:style>
    <style:style style:name="T223_9" style:family="text">
      <style:text-properties fo:font-weight="bold" style:font-weight-asian="bold" style:font-weight-complex="bold"/>
    </style:style>
    <style:style style:name="T223_10" style:family="text">
      <style:text-properties fo:font-weight="bold" style:font-weight-asian="bold" style:font-weight-complex="bold"/>
    </style:style>
    <style:style style:name="T223_11" style:family="text">
      <style:text-properties fo:font-weight="bold" style:font-weight-asian="bold" style:font-weight-complex="bold"/>
    </style:style>
    <style:style style:name="T223_12" style:family="text">
      <style:text-properties fo:font-weight="bold" style:font-weight-asian="bold" style:font-weight-complex="bold"/>
    </style:style>
    <style:style style:name="T223_13" style:family="text">
      <style:text-properties fo:font-weight="bold" style:font-weight-asian="bold" style:font-weight-complex="bold"/>
    </style:style>
    <style:style style:name="T223_14" style:family="text">
      <style:text-properties fo:font-weight="bold" style:font-weight-asian="bold" style:font-weight-complex="bold"/>
    </style:style>
    <style:style style:name="T223_15" style:family="text">
      <style:text-properties fo:font-weight="bold" style:font-weight-asian="bold" style:font-weight-complex="bold"/>
    </style:style>
    <style:style style:name="T223_16" style:family="text">
      <style:text-properties fo:font-weight="bold" style:font-weight-asian="bold" style:font-weight-complex="bold"/>
    </style:style>
    <style:style style:name="P224" style:family="paragraph" style:parent-style-name="Standard">
      <style:paragraph-properties fo:break-before="auto" style:writing-mode="lr-tb"/>
    </style:style>
    <style:style style:name="P225" style:family="paragraph" style:parent-style-name="Standard">
      <style:paragraph-properties fo:break-before="auto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T225_6" style:family="text"/>
    <style:style style:name="T225_7" style:family="text"/>
    <style:style style:name="T225_8" style:family="text"/>
    <style:style style:name="T225_9" style:family="text"/>
    <style:style style:name="T225_10" style:family="text"/>
    <style:style style:name="T225_11" style:family="text"/>
    <style:style style:name="T225_12" style:family="text"/>
    <style:style style:name="T225_13" style:family="text"/>
    <style:style style:name="T225_14" style:family="text"/>
    <style:style style:name="T225_15" style:family="text"/>
    <style:style style:name="T225_16" style:family="text"/>
    <style:style style:name="T225_17" style:family="text"/>
    <style:style style:name="T225_18" style:family="text"/>
    <style:style style:name="T225_19" style:family="text"/>
    <style:style style:name="T225_20" style:family="text"/>
    <style:style style:name="T225_21" style:family="text"/>
    <style:style style:name="T225_22" style:family="text"/>
    <style:style style:name="T225_23" style:family="text"/>
    <style:style style:name="T225_24" style:family="text"/>
    <style:style style:name="T225_25" style:family="text"/>
    <style:style style:name="T225_26" style:family="text"/>
    <style:style style:name="T225_27" style:family="text"/>
    <style:style style:name="T225_28" style:family="text"/>
    <style:style style:name="T225_29" style:family="text"/>
    <style:style style:name="T225_30" style:family="text"/>
    <style:style style:name="T225_31" style:family="text"/>
    <style:style style:name="T225_32" style:family="text"/>
    <style:style style:name="T225_33" style:family="text"/>
    <style:style style:name="T225_34" style:family="text"/>
    <style:style style:name="T225_35" style:family="text"/>
    <style:style style:name="T225_36" style:family="text"/>
    <style:style style:name="T225_37" style:family="text"/>
    <style:style style:name="T225_38" style:family="text"/>
    <style:style style:name="T225_39" style:family="text"/>
    <style:style style:name="T225_40" style:family="text"/>
    <style:style style:name="T225_41" style:family="text"/>
    <style:style style:name="T225_42" style:family="text"/>
    <style:style style:name="T225_43" style:family="text"/>
    <style:style style:name="T225_44" style:family="text"/>
    <style:style style:name="T225_45" style:family="text"/>
    <style:style style:name="T225_46" style:family="text"/>
    <style:style style:name="T225_47" style:family="text"/>
    <style:style style:name="T225_48" style:family="text"/>
    <style:style style:name="T225_49" style:family="text"/>
    <style:style style:name="T225_50" style:family="text"/>
    <style:style style:name="T225_51" style:family="text"/>
    <style:style style:name="T225_52" style:family="text"/>
    <style:style style:name="T225_53" style:family="text"/>
    <style:style style:name="T225_54" style:family="text"/>
    <style:style style:name="T225_55" style:family="text"/>
    <style:style style:name="T225_56" style:family="text"/>
    <style:style style:name="T225_57" style:family="text"/>
    <style:style style:name="T225_58" style:family="text"/>
    <style:style style:name="T225_59" style:family="text"/>
    <style:style style:name="T225_60" style:family="text"/>
    <style:style style:name="T225_61" style:family="text"/>
    <style:style style:name="T225_62" style:family="text"/>
    <style:style style:name="T225_63" style:family="text"/>
    <style:style style:name="T225_64" style:family="text"/>
    <style:style style:name="T225_65" style:family="text"/>
    <style:style style:name="T225_66" style:family="text"/>
    <style:style style:name="T225_67" style:family="text"/>
    <style:style style:name="T225_68" style:family="text"/>
    <style:style style:name="T225_69" style:family="text"/>
    <style:style style:name="T225_70" style:family="text"/>
    <style:style style:name="T225_71" style:family="text"/>
    <style:style style:name="T225_72" style:family="text"/>
    <style:style style:name="T225_73" style:family="text"/>
    <style:style style:name="T225_74" style:family="text"/>
    <style:style style:name="T225_75" style:family="text"/>
    <style:style style:name="T225_76" style:family="text"/>
    <style:style style:name="T225_77" style:family="text"/>
    <style:style style:name="T225_78" style:family="text"/>
    <style:style style:name="T225_79" style:family="text"/>
    <style:style style:name="T225_80" style:family="text"/>
    <style:style style:name="T225_81" style:family="text"/>
    <style:style style:name="T225_82" style:family="text"/>
    <style:style style:name="T225_83" style:family="text"/>
    <style:style style:name="T225_84" style:family="text"/>
    <style:style style:name="T225_85" style:family="text"/>
    <style:style style:name="T225_86" style:family="text"/>
    <style:style style:name="T225_87" style:family="text"/>
    <style:style style:name="T225_88" style:family="text"/>
    <style:style style:name="T225_89" style:family="text"/>
    <style:style style:name="T225_90" style:family="text"/>
    <style:style style:name="T225_91" style:family="text"/>
    <style:style style:name="T225_92" style:family="text"/>
    <style:style style:name="T225_93" style:family="text"/>
    <style:style style:name="T225_94" style:family="text"/>
    <style:style style:name="T225_95" style:family="text"/>
    <style:style style:name="T225_96" style:family="text"/>
    <style:style style:name="T225_97" style:family="text"/>
    <style:style style:name="T225_98" style:family="text"/>
    <style:style style:name="T225_99" style:family="text"/>
    <style:style style:name="T225_100" style:family="text"/>
    <style:style style:name="T225_101" style:family="text"/>
    <style:style style:name="T225_102" style:family="text"/>
    <style:style style:name="T225_103" style:family="text"/>
    <style:style style:name="T225_104" style:family="text"/>
    <style:style style:name="T225_105" style:family="text"/>
    <style:style style:name="T225_106" style:family="text"/>
    <style:style style:name="T225_107" style:family="text"/>
    <style:style style:name="T225_108" style:family="text"/>
    <style:style style:name="T225_109" style:family="text"/>
    <style:style style:name="T225_110" style:family="text">
      <style:text-properties fo:color="#1155cc" style:text-underline-style="solid" style:text-underline-color="font-color"/>
    </style:style>
    <style:style style:name="T225_111" style:family="text"/>
    <style:style style:name="T225_112" style:family="text">
      <style:text-properties fo:color="#1155cc" style:text-underline-style="solid" style:text-underline-color="font-color"/>
    </style:style>
    <style:style style:name="T225_113" style:family="text"/>
    <style:style style:name="T225_114" style:family="text">
      <style:text-properties fo:color="#1155cc" style:text-underline-style="solid" style:text-underline-color="font-color"/>
    </style:style>
    <style:style style:name="T225_115" style:family="text"/>
    <style:style style:name="T225_116" style:family="text">
      <style:text-properties fo:color="#1155cc" style:text-underline-style="solid" style:text-underline-color="font-color"/>
    </style:style>
    <style:style style:name="T225_117" style:family="text"/>
    <style:style style:name="T225_118" style:family="text">
      <style:text-properties fo:color="#1155cc" style:text-underline-style="solid" style:text-underline-color="font-color"/>
    </style:style>
    <style:style style:name="T225_119" style:family="text"/>
    <style:style style:name="T225_120" style:family="text">
      <style:text-properties fo:color="#1155cc" style:text-underline-style="solid" style:text-underline-color="font-color"/>
    </style:style>
    <style:style style:name="T225_121" style:family="text"/>
    <style:style style:name="T225_122" style:family="text">
      <style:text-properties fo:color="#1155cc" style:text-underline-style="solid" style:text-underline-color="font-color"/>
    </style:style>
    <style:style style:name="T225_123" style:family="text" style:parent-style-name="Standard"/>
    <style:style style:name="P226" style:family="paragraph" style:parent-style-name="Standard">
      <style:paragraph-properties fo:break-before="auto" style:writing-mode="lr-tb"/>
    </style:style>
    <style:style style:name="T226_1" style:family="text">
      <style:text-properties fo:font-size="10pt" style:font-size-asian="10pt" style:font-size-complex="10pt"/>
    </style:style>
    <style:style style:name="T226_2" style:family="text">
      <style:text-properties fo:font-size="10pt" style:font-size-asian="10pt" style:font-size-complex="10pt"/>
    </style:style>
    <style:style style:name="T226_3" style:family="text">
      <style:text-properties fo:font-size="10pt" style:font-size-asian="10pt" style:font-size-complex="10pt"/>
    </style:style>
    <style:style style:name="T226_4" style:family="text">
      <style:text-properties fo:font-size="10pt" style:font-size-asian="10pt" style:font-size-complex="10pt"/>
    </style:style>
    <style:style style:name="T226_5" style:family="text">
      <style:text-properties fo:font-size="10pt" style:font-size-asian="10pt" style:font-size-complex="10pt"/>
    </style:style>
    <style:style style:name="T226_6" style:family="text">
      <style:text-properties fo:font-size="10pt" style:font-size-asian="10pt" style:font-size-complex="10pt"/>
    </style:style>
    <style:style style:name="T226_7" style:family="text">
      <style:text-properties fo:font-size="10pt" style:font-size-asian="10pt" style:font-size-complex="10pt"/>
    </style:style>
    <style:style style:name="T226_8" style:family="text">
      <style:text-properties fo:font-size="10pt" style:font-size-asian="10pt" style:font-size-complex="10pt"/>
    </style:style>
    <style:style style:name="T226_9" style:family="text">
      <style:text-properties fo:font-size="10pt" style:font-size-asian="10pt" style:font-size-complex="10pt"/>
    </style:style>
    <style:style style:name="T226_10" style:family="text">
      <style:text-properties fo:font-size="10pt" style:font-size-asian="10pt" style:font-size-complex="10pt"/>
    </style:style>
    <style:style style:name="T226_11" style:family="text">
      <style:text-properties fo:font-size="10pt" style:font-size-asian="10pt" style:font-size-complex="10pt"/>
    </style:style>
    <style:style style:name="T226_12" style:family="text"/>
    <style:style style:name="T226_13" style:family="text">
      <style:text-properties fo:color="#1155cc" fo:font-size="10pt" style:font-size-asian="10pt" style:font-size-complex="10pt" style:text-underline-style="solid" style:text-underline-color="font-color"/>
    </style:style>
    <style:style style:name="T226_14" style:family="text"/>
    <style:style style:name="T226_15" style:family="text">
      <style:text-properties fo:color="#1155cc" fo:font-size="10pt" style:font-size-asian="10pt" style:font-size-complex="10pt" style:text-underline-style="solid" style:text-underline-color="font-color"/>
    </style:style>
    <style:style style:name="T226_16" style:family="text"/>
    <style:style style:name="T226_17" style:family="text">
      <style:text-properties fo:color="#1155cc" fo:font-size="10pt" style:font-size-asian="10pt" style:font-size-complex="10pt" style:text-underline-style="solid" style:text-underline-color="font-color"/>
    </style:style>
    <style:style style:name="T226_18" style:family="text"/>
    <style:style style:name="T226_19" style:family="text">
      <style:text-properties fo:color="#1155cc" fo:font-size="10pt" style:font-size-asian="10pt" style:font-size-complex="10pt" style:text-underline-style="solid" style:text-underline-color="font-color"/>
    </style:style>
    <style:style style:name="T226_20" style:family="text"/>
    <style:style style:name="T226_21" style:family="text">
      <style:text-properties fo:color="#1155cc" fo:font-size="10pt" style:font-size-asian="10pt" style:font-size-complex="10pt" style:text-underline-style="solid" style:text-underline-color="font-color"/>
    </style:style>
    <style:style style:name="T226_22" style:family="text"/>
    <style:style style:name="T226_23" style:family="text">
      <style:text-properties fo:color="#1155cc" fo:font-size="10pt" style:font-size-asian="10pt" style:font-size-complex="10pt" style:text-underline-style="solid" style:text-underline-color="font-color"/>
    </style:style>
    <style:style style:name="T226_24" style:family="text"/>
    <style:style style:name="T226_25" style:family="text">
      <style:text-properties fo:color="#1155cc" fo:font-size="10pt" style:font-size-asian="10pt" style:font-size-complex="10pt" style:text-underline-style="solid" style:text-underline-color="font-color"/>
    </style:style>
    <style:style style:name="T226_26" style:family="text"/>
    <style:style style:name="T226_27" style:family="text">
      <style:text-properties fo:color="#1155cc" fo:font-size="10pt" style:font-size-asian="10pt" style:font-size-complex="10pt" style:text-underline-style="solid" style:text-underline-color="font-color"/>
    </style:style>
    <style:style style:name="T226_28" style:family="text"/>
    <style:style style:name="T226_29" style:family="text">
      <style:text-properties fo:color="#1155cc" fo:font-size="10pt" style:font-size-asian="10pt" style:font-size-complex="10pt" style:text-underline-style="solid" style:text-underline-color="font-color"/>
    </style:style>
    <style:style style:name="T226_30" style:family="text"/>
    <style:style style:name="T226_31" style:family="text">
      <style:text-properties fo:color="#1155cc" fo:font-size="10pt" style:font-size-asian="10pt" style:font-size-complex="10pt" style:text-underline-style="solid" style:text-underline-color="font-color"/>
    </style:style>
    <style:style style:name="T226_32" style:family="text"/>
    <style:style style:name="T226_33" style:family="text">
      <style:text-properties fo:color="#1155cc" fo:font-size="10pt" style:font-size-asian="10pt" style:font-size-complex="10pt" style:text-underline-style="solid" style:text-underline-color="font-color"/>
    </style:style>
    <style:style style:name="T226_34" style:family="text"/>
    <style:style style:name="T226_35" style:family="text">
      <style:text-properties fo:color="#1155cc" fo:font-size="10pt" style:font-size-asian="10pt" style:font-size-complex="10pt" style:text-underline-style="solid" style:text-underline-color="font-color"/>
    </style:style>
    <style:style style:name="T226_36" style:family="text"/>
    <style:style style:name="T226_37" style:family="text">
      <style:text-properties fo:color="#1155cc" fo:font-size="10pt" style:font-size-asian="10pt" style:font-size-complex="10pt" style:text-underline-style="solid" style:text-underline-color="font-color"/>
    </style:style>
    <style:style style:name="T226_38" style:family="text"/>
    <style:style style:name="T226_39" style:family="text">
      <style:text-properties fo:color="#1155cc" fo:font-size="10pt" style:font-size-asian="10pt" style:font-size-complex="10pt" style:text-underline-style="solid" style:text-underline-color="font-color"/>
    </style:style>
    <style:style style:name="T226_40" style:family="text"/>
    <style:style style:name="T226_41" style:family="text">
      <style:text-properties fo:color="#1155cc" fo:font-size="10pt" style:font-size-asian="10pt" style:font-size-complex="10pt" style:text-underline-style="solid" style:text-underline-color="font-color"/>
    </style:style>
    <style:style style:name="T226_42" style:family="text"/>
    <style:style style:name="T226_43" style:family="text">
      <style:text-properties fo:color="#1155cc" fo:font-size="10pt" style:font-size-asian="10pt" style:font-size-complex="10pt" style:text-underline-style="solid" style:text-underline-color="font-color"/>
    </style:style>
    <style:style style:name="T226_44" style:family="text"/>
    <style:style style:name="T226_45" style:family="text">
      <style:text-properties fo:color="#1155cc" fo:font-size="10pt" style:font-size-asian="10pt" style:font-size-complex="10pt" style:text-underline-style="solid" style:text-underline-color="font-color"/>
    </style:style>
    <style:style style:name="T226_46" style:family="text"/>
    <style:style style:name="T226_47" style:family="text">
      <style:text-properties fo:color="#1155cc" fo:font-size="10pt" style:font-size-asian="10pt" style:font-size-complex="10pt" style:text-underline-style="solid" style:text-underline-color="font-color"/>
    </style:style>
    <style:style style:name="T226_48" style:family="text"/>
    <style:style style:name="T226_49" style:family="text">
      <style:text-properties fo:color="#1155cc" fo:font-size="10pt" style:font-size-asian="10pt" style:font-size-complex="10pt" style:text-underline-style="solid" style:text-underline-color="font-color"/>
    </style:style>
    <style:style style:name="T226_50" style:family="text"/>
    <style:style style:name="T226_51" style:family="text">
      <style:text-properties fo:color="#1155cc" fo:font-size="10pt" style:font-size-asian="10pt" style:font-size-complex="10pt" style:text-underline-style="solid" style:text-underline-color="font-color"/>
    </style:style>
    <style:style style:name="T226_52" style:family="text"/>
    <style:style style:name="T226_53" style:family="text">
      <style:text-properties fo:color="#1155cc" fo:font-size="10pt" style:font-size-asian="10pt" style:font-size-complex="10pt" style:text-underline-style="solid" style:text-underline-color="font-color"/>
    </style:style>
    <style:style style:name="T226_54" style:family="text"/>
    <style:style style:name="T226_55" style:family="text">
      <style:text-properties fo:color="#1155cc" fo:font-size="10pt" style:font-size-asian="10pt" style:font-size-complex="10pt" style:text-underline-style="solid" style:text-underline-color="font-color"/>
    </style:style>
    <style:style style:name="T226_56" style:family="text"/>
    <style:style style:name="T226_57" style:family="text">
      <style:text-properties fo:color="#1155cc" fo:font-size="10pt" style:font-size-asian="10pt" style:font-size-complex="10pt" style:text-underline-style="solid" style:text-underline-color="font-color"/>
    </style:style>
    <style:style style:name="T226_58" style:family="text"/>
    <style:style style:name="T226_59" style:family="text">
      <style:text-properties fo:color="#1155cc" fo:font-size="10pt" style:font-size-asian="10pt" style:font-size-complex="10pt" style:text-underline-style="solid" style:text-underline-color="font-color"/>
    </style:style>
    <style:style style:name="T226_60" style:family="text"/>
    <style:style style:name="T226_61" style:family="text">
      <style:text-properties fo:color="#1155cc" fo:font-size="10pt" style:font-size-asian="10pt" style:font-size-complex="10pt" style:text-underline-style="solid" style:text-underline-color="font-color"/>
    </style:style>
    <style:style style:name="T226_62" style:family="text"/>
    <style:style style:name="T226_63" style:family="text"/>
    <style:style style:name="T226_64" style:family="text"/>
    <style:style style:name="T226_65" style:family="text"/>
    <style:style style:name="T226_66" style:family="text"/>
    <style:style style:name="T226_67" style:family="text"/>
    <style:style style:name="T226_68" style:family="text"/>
    <style:style style:name="T226_69" style:family="text"/>
    <style:style style:name="T226_70" style:family="text"/>
    <style:style style:name="T226_71" style:family="text"/>
    <style:style style:name="T226_72" style:family="text"/>
    <style:style style:name="T226_73" style:family="text"/>
    <style:style style:name="T226_74" style:family="text"/>
    <style:style style:name="T226_75" style:family="text"/>
    <style:style style:name="T226_76" style:family="text"/>
    <style:style style:name="T226_77" style:family="text"/>
    <style:style style:name="T226_78" style:family="text"/>
    <style:style style:name="T226_79" style:family="text"/>
    <style:style style:name="T226_80" style:family="text"/>
    <style:style style:name="T226_81" style:family="text"/>
    <style:style style:name="T226_82" style:family="text"/>
    <style:style style:name="T226_83" style:family="text"/>
    <style:style style:name="T226_84" style:family="text"/>
    <style:style style:name="T226_85" style:family="text"/>
    <style:style style:name="T226_86" style:family="text"/>
    <style:style style:name="T226_87" style:family="text"/>
    <style:style style:name="T226_88" style:family="text"/>
    <style:style style:name="T226_89" style:family="text"/>
    <style:style style:name="T226_90" style:family="text"/>
    <style:style style:name="T226_91" style:family="text"/>
    <style:style style:name="T226_92" style:family="text"/>
    <style:style style:name="T226_93" style:family="text"/>
    <style:style style:name="T226_94" style:family="text"/>
    <style:style style:name="T226_95" style:family="text"/>
    <style:style style:name="T226_96" style:family="text"/>
    <style:style style:name="T226_97" style:family="text"/>
    <style:style style:name="T226_98" style:family="text"/>
    <style:style style:name="T226_99" style:family="text"/>
    <style:style style:name="T226_100" style:family="text"/>
    <style:style style:name="T226_101" style:family="text"/>
    <style:style style:name="T226_102" style:family="text"/>
    <style:style style:name="T226_103" style:family="text"/>
    <style:style style:name="T226_104" style:family="text"/>
    <style:style style:name="T226_105" style:family="text"/>
    <style:style style:name="T226_106" style:family="text"/>
    <style:style style:name="T226_107" style:family="text"/>
    <style:style style:name="T226_108" style:family="text"/>
    <style:style style:name="T226_109" style:family="text"/>
    <style:style style:name="T226_110" style:family="text">
      <style:text-properties fo:color="#1155cc" style:text-underline-style="solid" style:text-underline-color="font-color"/>
    </style:style>
    <style:style style:name="T226_111" style:family="text"/>
    <style:style style:name="T226_112" style:family="text">
      <style:text-properties fo:color="#1155cc" style:text-underline-style="solid" style:text-underline-color="font-color"/>
    </style:style>
    <style:style style:name="T226_113" style:family="text"/>
    <style:style style:name="T226_114" style:family="text">
      <style:text-properties fo:color="#1155cc" style:text-underline-style="solid" style:text-underline-color="font-color"/>
    </style:style>
    <style:style style:name="T226_115" style:family="text"/>
    <style:style style:name="T226_116" style:family="text">
      <style:text-properties fo:color="#1155cc" style:text-underline-style="solid" style:text-underline-color="font-color"/>
    </style:style>
    <style:style style:name="T226_117" style:family="text"/>
    <style:style style:name="T226_118" style:family="text">
      <style:text-properties fo:color="#1155cc" style:text-underline-style="solid" style:text-underline-color="font-color"/>
    </style:style>
    <style:style style:name="T226_119" style:family="text"/>
    <style:style style:name="T226_120" style:family="text">
      <style:text-properties fo:color="#1155cc" style:text-underline-style="solid" style:text-underline-color="font-color"/>
    </style:style>
    <style:style style:name="T226_121" style:family="text"/>
    <style:style style:name="T226_122" style:family="text">
      <style:text-properties fo:color="#1155cc" style:text-underline-style="solid" style:text-underline-color="font-color"/>
    </style:style>
    <style:style style:name="T226_123" style:family="text" style:parent-style-name="Standard"/>
    <style:style style:name="P227" style:family="paragraph" style:parent-style-name="Standard">
      <style:paragraph-properties fo:break-before="auto" style:writing-mode="lr-tb"/>
    </style:style>
    <style:style style:name="T227_1" style:family="text">
      <style:text-properties fo:font-size="10pt" style:font-size-asian="10pt" style:font-size-complex="10pt"/>
    </style:style>
    <style:style style:name="T227_2" style:family="text">
      <style:text-properties fo:font-size="10pt" style:font-size-asian="10pt" style:font-size-complex="10pt"/>
    </style:style>
    <style:style style:name="T227_3" style:family="text">
      <style:text-properties fo:font-size="10pt" style:font-size-asian="10pt" style:font-size-complex="10pt"/>
    </style:style>
    <style:style style:name="T227_4" style:family="text">
      <style:text-properties fo:font-size="10pt" style:font-size-asian="10pt" style:font-size-complex="10pt"/>
    </style:style>
    <style:style style:name="T227_5" style:family="text">
      <style:text-properties fo:font-size="10pt" style:font-size-asian="10pt" style:font-size-complex="10pt"/>
    </style:style>
    <style:style style:name="T227_6" style:family="text">
      <style:text-properties fo:font-size="10pt" style:font-size-asian="10pt" style:font-size-complex="10pt"/>
    </style:style>
    <style:style style:name="T227_7" style:family="text">
      <style:text-properties fo:font-size="10pt" style:font-size-asian="10pt" style:font-size-complex="10pt"/>
    </style:style>
    <style:style style:name="T227_8" style:family="text"/>
    <style:style style:name="T227_9" style:family="text">
      <style:text-properties fo:color="#1155cc" fo:font-size="10pt" style:font-size-asian="10pt" style:font-size-complex="10pt" style:text-underline-style="solid" style:text-underline-color="font-color"/>
    </style:style>
    <style:style style:name="T227_10" style:family="text"/>
    <style:style style:name="T227_11" style:family="text">
      <style:text-properties fo:color="#1155cc" fo:font-size="10pt" style:font-size-asian="10pt" style:font-size-complex="10pt" style:text-underline-style="solid" style:text-underline-color="font-color"/>
    </style:style>
    <style:style style:name="T227_12" style:family="text"/>
    <style:style style:name="T227_13" style:family="text">
      <style:text-properties fo:color="#1155cc" fo:font-size="10pt" style:font-size-asian="10pt" style:font-size-complex="10pt" style:text-underline-style="solid" style:text-underline-color="font-color"/>
    </style:style>
    <style:style style:name="T227_14" style:family="text"/>
    <style:style style:name="T227_15" style:family="text">
      <style:text-properties fo:color="#1155cc" fo:font-size="10pt" style:font-size-asian="10pt" style:font-size-complex="10pt" style:text-underline-style="solid" style:text-underline-color="font-color"/>
    </style:style>
    <style:style style:name="T227_16" style:family="text"/>
    <style:style style:name="T227_17" style:family="text">
      <style:text-properties fo:color="#1155cc" fo:font-size="10pt" style:font-size-asian="10pt" style:font-size-complex="10pt" style:text-underline-style="solid" style:text-underline-color="font-color"/>
    </style:style>
    <style:style style:name="T227_18" style:family="text"/>
    <style:style style:name="T227_19" style:family="text">
      <style:text-properties fo:color="#1155cc" fo:font-size="10pt" style:font-size-asian="10pt" style:font-size-complex="10pt" style:text-underline-style="solid" style:text-underline-color="font-color"/>
    </style:style>
    <style:style style:name="T227_20" style:family="text"/>
    <style:style style:name="T227_21" style:family="text">
      <style:text-properties fo:color="#1155cc" fo:font-size="10pt" style:font-size-asian="10pt" style:font-size-complex="10pt" style:text-underline-style="solid" style:text-underline-color="font-color"/>
    </style:style>
    <style:style style:name="T227_22" style:family="text"/>
    <style:style style:name="T227_23" style:family="text">
      <style:text-properties fo:color="#1155cc" fo:font-size="10pt" style:font-size-asian="10pt" style:font-size-complex="10pt" style:text-underline-style="solid" style:text-underline-color="font-color"/>
    </style:style>
    <style:style style:name="T227_24" style:family="text"/>
    <style:style style:name="T227_25" style:family="text">
      <style:text-properties fo:color="#1155cc" fo:font-size="10pt" style:font-size-asian="10pt" style:font-size-complex="10pt" style:text-underline-style="solid" style:text-underline-color="font-color"/>
    </style:style>
    <style:style style:name="T227_26" style:family="text"/>
    <style:style style:name="T227_27" style:family="text">
      <style:text-properties fo:color="#1155cc" fo:font-size="10pt" style:font-size-asian="10pt" style:font-size-complex="10pt" style:text-underline-style="solid" style:text-underline-color="font-color"/>
    </style:style>
    <style:style style:name="T227_28" style:family="text"/>
    <style:style style:name="T227_29" style:family="text"/>
    <style:style style:name="T227_30" style:family="text"/>
    <style:style style:name="T227_31" style:family="text"/>
    <style:style style:name="T227_32" style:family="text"/>
    <style:style style:name="T227_33" style:family="text"/>
    <style:style style:name="T227_34" style:family="text"/>
    <style:style style:name="T227_35" style:family="text"/>
    <style:style style:name="T227_36" style:family="text"/>
    <style:style style:name="T227_37" style:family="text"/>
    <style:style style:name="T227_38" style:family="text"/>
    <style:style style:name="T227_39" style:family="text"/>
    <style:style style:name="T227_40" style:family="text"/>
    <style:style style:name="T227_41" style:family="text"/>
    <style:style style:name="T227_42" style:family="text"/>
    <style:style style:name="T227_43" style:family="text"/>
    <style:style style:name="T227_44" style:family="text"/>
    <style:style style:name="T227_45" style:family="text"/>
    <style:style style:name="T227_46" style:family="text"/>
    <style:style style:name="T227_47" style:family="text"/>
    <style:style style:name="T227_48" style:family="text"/>
    <style:style style:name="T227_49" style:family="text"/>
    <style:style style:name="T227_50" style:family="text"/>
    <style:style style:name="T227_51" style:family="text"/>
    <style:style style:name="T227_52" style:family="text"/>
    <style:style style:name="T227_53" style:family="text"/>
    <style:style style:name="T227_54" style:family="text"/>
    <style:style style:name="T227_55" style:family="text"/>
    <style:style style:name="T227_56" style:family="text"/>
    <style:style style:name="T227_57" style:family="text"/>
    <style:style style:name="T227_58" style:family="text"/>
    <style:style style:name="T227_59" style:family="text"/>
    <style:style style:name="T227_60" style:family="text"/>
    <style:style style:name="T227_61" style:family="text"/>
    <style:style style:name="T227_62" style:family="text"/>
    <style:style style:name="T227_63" style:family="text"/>
    <style:style style:name="T227_64" style:family="text"/>
    <style:style style:name="T227_65" style:family="text"/>
    <style:style style:name="T227_66" style:family="text"/>
    <style:style style:name="T227_67" style:family="text"/>
    <style:style style:name="T227_68" style:family="text"/>
    <style:style style:name="T227_69" style:family="text"/>
    <style:style style:name="T227_70" style:family="text"/>
    <style:style style:name="T227_71" style:family="text"/>
    <style:style style:name="T227_72" style:family="text"/>
    <style:style style:name="T227_73" style:family="text"/>
    <style:style style:name="T227_74" style:family="text"/>
    <style:style style:name="T227_75" style:family="text"/>
    <style:style style:name="T227_76" style:family="text"/>
    <style:style style:name="T227_77" style:family="text"/>
    <style:style style:name="T227_78" style:family="text"/>
    <style:style style:name="T227_79" style:family="text"/>
    <style:style style:name="T227_80" style:family="text"/>
    <style:style style:name="T227_81" style:family="text"/>
    <style:style style:name="T227_82" style:family="text"/>
    <style:style style:name="T227_83" style:family="text"/>
    <style:style style:name="T227_84" style:family="text"/>
    <style:style style:name="T227_85" style:family="text"/>
    <style:style style:name="T227_86" style:family="text"/>
    <style:style style:name="T227_87" style:family="text"/>
    <style:style style:name="T227_88" style:family="text"/>
    <style:style style:name="T227_89" style:family="text"/>
    <style:style style:name="T227_90" style:family="text"/>
    <style:style style:name="T227_91" style:family="text"/>
    <style:style style:name="T227_92" style:family="text"/>
    <style:style style:name="T227_93" style:family="text"/>
    <style:style style:name="T227_94" style:family="text"/>
    <style:style style:name="T227_95" style:family="text"/>
    <style:style style:name="T227_96" style:family="text"/>
    <style:style style:name="T227_97" style:family="text"/>
    <style:style style:name="T227_98" style:family="text"/>
    <style:style style:name="T227_99" style:family="text"/>
    <style:style style:name="T227_100" style:family="text"/>
    <style:style style:name="T227_101" style:family="text"/>
    <style:style style:name="T227_102" style:family="text"/>
    <style:style style:name="T227_103" style:family="text"/>
    <style:style style:name="T227_104" style:family="text"/>
    <style:style style:name="T227_105" style:family="text"/>
    <style:style style:name="T227_106" style:family="text"/>
    <style:style style:name="T227_107" style:family="text"/>
    <style:style style:name="T227_108" style:family="text"/>
    <style:style style:name="T227_109" style:family="text"/>
    <style:style style:name="T227_110" style:family="text"/>
    <style:style style:name="T227_111" style:family="text"/>
    <style:style style:name="T227_112" style:family="text"/>
    <style:style style:name="T227_113" style:family="text"/>
    <style:style style:name="T227_114" style:family="text"/>
    <style:style style:name="T227_115" style:family="text"/>
    <style:style style:name="T227_116" style:family="text">
      <style:text-properties fo:color="#1155cc" style:text-underline-style="solid" style:text-underline-color="font-color"/>
    </style:style>
    <style:style style:name="T227_117" style:family="text"/>
    <style:style style:name="T227_118" style:family="text">
      <style:text-properties fo:color="#1155cc" style:text-underline-style="solid" style:text-underline-color="font-color"/>
    </style:style>
    <style:style style:name="T227_119" style:family="text"/>
    <style:style style:name="T227_120" style:family="text">
      <style:text-properties fo:color="#1155cc" style:text-underline-style="solid" style:text-underline-color="font-color"/>
    </style:style>
    <style:style style:name="T227_121" style:family="text"/>
    <style:style style:name="T227_122" style:family="text">
      <style:text-properties fo:color="#1155cc" style:text-underline-style="solid" style:text-underline-color="font-color"/>
    </style:style>
    <style:style style:name="T227_123" style:family="text" style:parent-style-name="Standard"/>
    <style:style style:name="P228" style:family="paragraph" style:parent-style-name="Standard">
      <style:paragraph-properties fo:break-before="auto" style:writing-mode="lr-tb"/>
    </style:style>
    <style:style style:name="T228_1" style:family="text">
      <style:text-properties fo:font-size="10pt" style:font-size-asian="10pt" style:font-size-complex="10pt"/>
    </style:style>
    <style:style style:name="T228_2" style:family="text">
      <style:text-properties fo:font-size="10pt" style:font-size-asian="10pt" style:font-size-complex="10pt"/>
    </style:style>
    <style:style style:name="T228_3" style:family="text">
      <style:text-properties fo:font-size="10pt" style:font-size-asian="10pt" style:font-size-complex="10pt"/>
    </style:style>
    <style:style style:name="T228_4" style:family="text">
      <style:text-properties fo:font-size="10pt" style:font-size-asian="10pt" style:font-size-complex="10pt"/>
    </style:style>
    <style:style style:name="T228_5" style:family="text">
      <style:text-properties fo:font-size="10pt" style:font-size-asian="10pt" style:font-size-complex="10pt"/>
    </style:style>
    <style:style style:name="T228_6" style:family="text">
      <style:text-properties fo:font-size="10pt" style:font-size-asian="10pt" style:font-size-complex="10pt"/>
    </style:style>
    <style:style style:name="T228_7" style:family="text">
      <style:text-properties fo:font-size="10pt" style:font-size-asian="10pt" style:font-size-complex="10pt"/>
    </style:style>
    <style:style style:name="T228_8" style:family="text">
      <style:text-properties fo:font-size="10pt" style:font-size-asian="10pt" style:font-size-complex="10pt"/>
    </style:style>
    <style:style style:name="T228_9" style:family="text">
      <style:text-properties fo:font-size="10pt" style:font-size-asian="10pt" style:font-size-complex="10pt"/>
    </style:style>
    <style:style style:name="T228_10" style:family="text">
      <style:text-properties fo:font-size="10pt" style:font-size-asian="10pt" style:font-size-complex="10pt"/>
    </style:style>
    <style:style style:name="T228_11" style:family="text">
      <style:text-properties fo:font-size="10pt" style:font-size-asian="10pt" style:font-size-complex="10pt"/>
    </style:style>
    <style:style style:name="T228_12" style:family="text"/>
    <style:style style:name="T228_13" style:family="text">
      <style:text-properties fo:color="#1155cc" fo:font-size="10pt" style:font-size-asian="10pt" style:font-size-complex="10pt" style:text-underline-style="solid" style:text-underline-color="font-color"/>
    </style:style>
    <style:style style:name="T228_14" style:family="text"/>
    <style:style style:name="T228_15" style:family="text">
      <style:text-properties fo:color="#1155cc" fo:font-size="10pt" style:font-size-asian="10pt" style:font-size-complex="10pt" style:text-underline-style="solid" style:text-underline-color="font-color"/>
    </style:style>
    <style:style style:name="T228_16" style:family="text"/>
    <style:style style:name="T228_17" style:family="text">
      <style:text-properties fo:color="#1155cc" fo:font-size="10pt" style:font-size-asian="10pt" style:font-size-complex="10pt" style:text-underline-style="solid" style:text-underline-color="font-color"/>
    </style:style>
    <style:style style:name="T228_18" style:family="text"/>
    <style:style style:name="T228_19" style:family="text">
      <style:text-properties fo:color="#1155cc" fo:font-size="10pt" style:font-size-asian="10pt" style:font-size-complex="10pt" style:text-underline-style="solid" style:text-underline-color="font-color"/>
    </style:style>
    <style:style style:name="T228_20" style:family="text"/>
    <style:style style:name="T228_21" style:family="text">
      <style:text-properties fo:color="#1155cc" fo:font-size="10pt" style:font-size-asian="10pt" style:font-size-complex="10pt" style:text-underline-style="solid" style:text-underline-color="font-color"/>
    </style:style>
    <style:style style:name="T228_22" style:family="text"/>
    <style:style style:name="T228_23" style:family="text">
      <style:text-properties fo:color="#1155cc" fo:font-size="10pt" style:font-size-asian="10pt" style:font-size-complex="10pt" style:text-underline-style="solid" style:text-underline-color="font-color"/>
    </style:style>
    <style:style style:name="T228_24" style:family="text"/>
    <style:style style:name="T228_25" style:family="text">
      <style:text-properties fo:color="#1155cc" fo:font-size="10pt" style:font-size-asian="10pt" style:font-size-complex="10pt" style:text-underline-style="solid" style:text-underline-color="font-color"/>
    </style:style>
    <style:style style:name="T228_26" style:family="text"/>
    <style:style style:name="T228_27" style:family="text">
      <style:text-properties fo:color="#1155cc" fo:font-size="10pt" style:font-size-asian="10pt" style:font-size-complex="10pt" style:text-underline-style="solid" style:text-underline-color="font-color"/>
    </style:style>
    <style:style style:name="T228_28" style:family="text"/>
    <style:style style:name="T228_29" style:family="text">
      <style:text-properties fo:color="#1155cc" fo:font-size="10pt" style:font-size-asian="10pt" style:font-size-complex="10pt" style:text-underline-style="solid" style:text-underline-color="font-color"/>
    </style:style>
    <style:style style:name="T228_30" style:family="text"/>
    <style:style style:name="T228_31" style:family="text">
      <style:text-properties fo:color="#1155cc" fo:font-size="10pt" style:font-size-asian="10pt" style:font-size-complex="10pt" style:text-underline-style="solid" style:text-underline-color="font-color"/>
    </style:style>
    <style:style style:name="T228_32" style:family="text"/>
    <style:style style:name="T228_33" style:family="text">
      <style:text-properties fo:color="#1155cc" fo:font-size="10pt" style:font-size-asian="10pt" style:font-size-complex="10pt" style:text-underline-style="solid" style:text-underline-color="font-color"/>
    </style:style>
    <style:style style:name="T228_34" style:family="text"/>
    <style:style style:name="T228_35" style:family="text">
      <style:text-properties fo:color="#1155cc" fo:font-size="10pt" style:font-size-asian="10pt" style:font-size-complex="10pt" style:text-underline-style="solid" style:text-underline-color="font-color"/>
    </style:style>
    <style:style style:name="T228_36" style:family="text"/>
    <style:style style:name="T228_37" style:family="text">
      <style:text-properties fo:color="#1155cc" fo:font-size="10pt" style:font-size-asian="10pt" style:font-size-complex="10pt" style:text-underline-style="solid" style:text-underline-color="font-color"/>
    </style:style>
    <style:style style:name="T228_38" style:family="text"/>
    <style:style style:name="T228_39" style:family="text">
      <style:text-properties fo:color="#1155cc" fo:font-size="10pt" style:font-size-asian="10pt" style:font-size-complex="10pt" style:text-underline-style="solid" style:text-underline-color="font-color"/>
    </style:style>
    <style:style style:name="T228_40" style:family="text"/>
    <style:style style:name="T228_41" style:family="text">
      <style:text-properties fo:color="#1155cc" fo:font-size="10pt" style:font-size-asian="10pt" style:font-size-complex="10pt" style:text-underline-style="solid" style:text-underline-color="font-color"/>
    </style:style>
    <style:style style:name="T228_42" style:family="text"/>
    <style:style style:name="T228_43" style:family="text">
      <style:text-properties fo:color="#1155cc" fo:font-size="10pt" style:font-size-asian="10pt" style:font-size-complex="10pt" style:text-underline-style="solid" style:text-underline-color="font-color"/>
    </style:style>
    <style:style style:name="T228_44" style:family="text"/>
    <style:style style:name="T228_45" style:family="text">
      <style:text-properties fo:color="#1155cc" fo:font-size="10pt" style:font-size-asian="10pt" style:font-size-complex="10pt" style:text-underline-style="solid" style:text-underline-color="font-color"/>
    </style:style>
    <style:style style:name="T228_46" style:family="text"/>
    <style:style style:name="T228_47" style:family="text">
      <style:text-properties fo:color="#1155cc" fo:font-size="10pt" style:font-size-asian="10pt" style:font-size-complex="10pt" style:text-underline-style="solid" style:text-underline-color="font-color"/>
    </style:style>
    <style:style style:name="T228_48" style:family="text"/>
    <style:style style:name="T228_49" style:family="text">
      <style:text-properties fo:color="#1155cc" fo:font-size="10pt" style:font-size-asian="10pt" style:font-size-complex="10pt" style:text-underline-style="solid" style:text-underline-color="font-color"/>
    </style:style>
    <style:style style:name="T228_50" style:family="text"/>
    <style:style style:name="T228_51" style:family="text">
      <style:text-properties fo:color="#1155cc" fo:font-size="10pt" style:font-size-asian="10pt" style:font-size-complex="10pt" style:text-underline-style="solid" style:text-underline-color="font-color"/>
    </style:style>
    <style:style style:name="T228_52" style:family="text"/>
    <style:style style:name="T228_53" style:family="text">
      <style:text-properties fo:color="#1155cc" fo:font-size="10pt" style:font-size-asian="10pt" style:font-size-complex="10pt" style:text-underline-style="solid" style:text-underline-color="font-color"/>
    </style:style>
    <style:style style:name="T228_54" style:family="text"/>
    <style:style style:name="T228_55" style:family="text">
      <style:text-properties fo:color="#1155cc" fo:font-size="10pt" style:font-size-asian="10pt" style:font-size-complex="10pt" style:text-underline-style="solid" style:text-underline-color="font-color"/>
    </style:style>
    <style:style style:name="T228_56" style:family="text"/>
    <style:style style:name="T228_57" style:family="text">
      <style:text-properties fo:color="#1155cc" fo:font-size="10pt" style:font-size-asian="10pt" style:font-size-complex="10pt" style:text-underline-style="solid" style:text-underline-color="font-color"/>
    </style:style>
    <style:style style:name="T228_58" style:family="text"/>
    <style:style style:name="T228_59" style:family="text">
      <style:text-properties fo:color="#1155cc" fo:font-size="10pt" style:font-size-asian="10pt" style:font-size-complex="10pt" style:text-underline-style="solid" style:text-underline-color="font-color"/>
    </style:style>
    <style:style style:name="T228_60" style:family="text"/>
    <style:style style:name="T228_61" style:family="text">
      <style:text-properties fo:color="#1155cc" fo:font-size="10pt" style:font-size-asian="10pt" style:font-size-complex="10pt" style:text-underline-style="solid" style:text-underline-color="font-color"/>
    </style:style>
    <style:style style:name="T228_62" style:family="text"/>
    <style:style style:name="P229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230" style:family="paragraph" style:parent-style-name="Standard">
      <style:paragraph-properties fo:break-before="auto" style:writing-mode="lr-tb"/>
    </style:style>
    <style:style style:name="P231" style:family="paragraph" style:parent-style-name="Standard">
      <style:paragraph-properties fo:break-before="auto" fo:margin-top="0cm" fo:margin-bottom="0cm" style:writing-mode="lr-tb"/>
    </style:style>
    <style:style style:name="T231_1" style:family="text">
      <style:text-properties fo:font-weight="bold" style:font-weight-asian="bold" style:font-weight-complex="bold"/>
    </style:style>
    <style:style style:name="T231_2" style:family="text">
      <style:text-properties fo:font-weight="bold" style:font-weight-asian="bold" style:font-weight-complex="bold"/>
    </style:style>
    <style:style style:name="T231_3" style:family="text">
      <style:text-properties fo:font-weight="bold" style:font-weight-asian="bold" style:font-weight-complex="bold"/>
    </style:style>
    <style:style style:name="T231_4" style:family="text">
      <style:text-properties fo:font-weight="bold" style:font-weight-asian="bold" style:font-weight-complex="bold"/>
    </style:style>
    <style:style style:name="T231_5" style:family="text">
      <style:text-properties fo:font-weight="bold" style:font-weight-asian="bold" style:font-weight-complex="bold"/>
    </style:style>
    <style:style style:name="T231_6" style:family="text">
      <style:text-properties fo:font-weight="bold" style:font-weight-asian="bold" style:font-weight-complex="bold"/>
    </style:style>
    <style:style style:name="T231_7" style:family="text">
      <style:text-properties fo:font-weight="bold" style:font-weight-asian="bold" style:font-weight-complex="bold"/>
    </style:style>
    <style:style style:name="T231_8" style:family="text">
      <style:text-properties fo:font-weight="bold" style:font-weight-asian="bold" style:font-weight-complex="bold"/>
    </style:style>
    <style:style style:name="T231_9" style:family="text">
      <style:text-properties fo:font-weight="bold" style:font-weight-asian="bold" style:font-weight-complex="bold"/>
    </style:style>
    <style:style style:name="T231_10" style:family="text">
      <style:text-properties fo:font-weight="bold" style:font-weight-asian="bold" style:font-weight-complex="bold"/>
    </style:style>
    <style:style style:name="P232" style:family="paragraph" style:parent-style-name="Standard">
      <style:paragraph-properties fo:break-before="auto" style:writing-mode="lr-tb"/>
    </style:style>
    <style:style style:name="P233" style:family="paragraph" style:parent-style-name="Standard">
      <style:paragraph-properties fo:break-before="auto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T233_11" style:family="text"/>
    <style:style style:name="T233_12" style:family="text"/>
    <style:style style:name="T233_13" style:family="text"/>
    <style:style style:name="T233_14" style:family="text"/>
    <style:style style:name="T233_15" style:family="text"/>
    <style:style style:name="T233_16" style:family="text"/>
    <style:style style:name="T233_17" style:family="text"/>
    <style:style style:name="T233_18" style:family="text"/>
    <style:style style:name="T233_19" style:family="text"/>
    <style:style style:name="T233_20" style:family="text"/>
    <style:style style:name="T233_21" style:family="text"/>
    <style:style style:name="T233_22" style:family="text"/>
    <style:style style:name="T233_23" style:family="text"/>
    <style:style style:name="T233_24" style:family="text"/>
    <style:style style:name="T233_25" style:family="text"/>
    <style:style style:name="T233_26" style:family="text"/>
    <style:style style:name="T233_27" style:family="text"/>
    <style:style style:name="T233_28" style:family="text"/>
    <style:style style:name="T233_29" style:family="text"/>
    <style:style style:name="T233_30" style:family="text"/>
    <style:style style:name="T233_31" style:family="text"/>
    <style:style style:name="T233_32" style:family="text"/>
    <style:style style:name="T233_33" style:family="text"/>
    <style:style style:name="T233_34" style:family="text"/>
    <style:style style:name="T233_35" style:family="text"/>
    <style:style style:name="T233_36" style:family="text"/>
    <style:style style:name="T233_37" style:family="text"/>
    <style:style style:name="T233_38" style:family="text"/>
    <style:style style:name="T233_39" style:family="text"/>
    <style:style style:name="T233_40" style:family="text"/>
    <style:style style:name="T233_41" style:family="text"/>
    <style:style style:name="T233_42" style:family="text"/>
    <style:style style:name="T233_43" style:family="text"/>
    <style:style style:name="T233_44" style:family="text"/>
    <style:style style:name="T233_45" style:family="text"/>
    <style:style style:name="T233_46" style:family="text"/>
    <style:style style:name="T233_47" style:family="text"/>
    <style:style style:name="T233_48" style:family="text"/>
    <style:style style:name="T233_49" style:family="text"/>
    <style:style style:name="T233_50" style:family="text"/>
    <style:style style:name="T233_51" style:family="text"/>
    <style:style style:name="T233_52" style:family="text"/>
    <style:style style:name="T233_53" style:family="text"/>
    <style:style style:name="T233_54" style:family="text"/>
    <style:style style:name="T233_55" style:family="text"/>
    <style:style style:name="T233_56" style:family="text"/>
    <style:style style:name="T233_57" style:family="text"/>
    <style:style style:name="T233_58" style:family="text"/>
    <style:style style:name="T233_59" style:family="text"/>
    <style:style style:name="T233_60" style:family="text"/>
    <style:style style:name="T233_61" style:family="text"/>
    <style:style style:name="T233_62" style:family="text"/>
    <style:style style:name="T233_63" style:family="text"/>
    <style:style style:name="T233_64" style:family="text"/>
    <style:style style:name="T233_65" style:family="text"/>
    <style:style style:name="T233_66" style:family="text"/>
    <style:style style:name="T233_67" style:family="text"/>
    <style:style style:name="T233_68" style:family="text"/>
    <style:style style:name="T233_69" style:family="text"/>
    <style:style style:name="T233_70" style:family="text"/>
    <style:style style:name="T233_71" style:family="text"/>
    <style:style style:name="T233_72" style:family="text"/>
    <style:style style:name="T233_73" style:family="text"/>
    <style:style style:name="T233_74" style:family="text"/>
    <style:style style:name="T233_75" style:family="text"/>
    <style:style style:name="T233_76" style:family="text"/>
    <style:style style:name="T233_77" style:family="text"/>
    <style:style style:name="T233_78" style:family="text"/>
    <style:style style:name="T233_79" style:family="text"/>
    <style:style style:name="T233_80" style:family="text"/>
    <style:style style:name="T233_81" style:family="text"/>
    <style:style style:name="T233_82" style:family="text"/>
    <style:style style:name="T233_83" style:family="text"/>
    <style:style style:name="T233_84" style:family="text"/>
    <style:style style:name="T233_85" style:family="text"/>
    <style:style style:name="T233_86" style:family="text"/>
    <style:style style:name="T233_87" style:family="text"/>
    <style:style style:name="T233_88" style:family="text"/>
    <style:style style:name="T233_89" style:family="text"/>
    <style:style style:name="T233_90" style:family="text"/>
    <style:style style:name="T233_91" style:family="text"/>
    <style:style style:name="T233_92" style:family="text"/>
    <style:style style:name="T233_93" style:family="text"/>
    <style:style style:name="T233_94" style:family="text"/>
    <style:style style:name="T233_95" style:family="text"/>
    <style:style style:name="T233_96" style:family="text"/>
    <style:style style:name="T233_97" style:family="text"/>
    <style:style style:name="T233_98" style:family="text"/>
    <style:style style:name="T233_99" style:family="text"/>
    <style:style style:name="T233_100" style:family="text"/>
    <style:style style:name="T233_101" style:family="text"/>
    <style:style style:name="T233_102" style:family="text"/>
    <style:style style:name="T233_103" style:family="text"/>
    <style:style style:name="T233_104" style:family="text"/>
    <style:style style:name="T233_105" style:family="text"/>
    <style:style style:name="T233_106" style:family="text"/>
    <style:style style:name="T233_107" style:family="text"/>
    <style:style style:name="T233_108" style:family="text"/>
    <style:style style:name="T233_109" style:family="text"/>
    <style:style style:name="T233_110" style:family="text"/>
    <style:style style:name="T233_111" style:family="text"/>
    <style:style style:name="T233_112" style:family="text"/>
    <style:style style:name="T233_113" style:family="text"/>
    <style:style style:name="T233_114" style:family="text"/>
    <style:style style:name="T233_115" style:family="text"/>
    <style:style style:name="T233_116" style:family="text"/>
    <style:style style:name="T233_117" style:family="text"/>
    <style:style style:name="T233_118" style:family="text"/>
    <style:style style:name="T233_119" style:family="text"/>
    <style:style style:name="T233_120" style:family="text"/>
    <style:style style:name="T233_121" style:family="text"/>
    <style:style style:name="T233_122" style:family="text"/>
    <style:style style:name="T233_123" style:family="text"/>
    <style:style style:name="T233_124" style:family="text"/>
    <style:style style:name="T233_125" style:family="text"/>
    <style:style style:name="T233_126" style:family="text"/>
    <style:style style:name="T233_127" style:family="text"/>
    <style:style style:name="T233_128" style:family="text"/>
    <style:style style:name="T233_129" style:family="text"/>
    <style:style style:name="T233_130" style:family="text"/>
    <style:style style:name="T233_131" style:family="text"/>
    <style:style style:name="T233_132" style:family="text"/>
    <style:style style:name="T233_133" style:family="text"/>
    <style:style style:name="T233_134" style:family="text"/>
    <style:style style:name="T233_135" style:family="text"/>
    <style:style style:name="T233_136" style:family="text"/>
    <style:style style:name="T233_137" style:family="text"/>
    <style:style style:name="T233_138" style:family="text"/>
    <style:style style:name="T233_139" style:family="text"/>
    <style:style style:name="T233_140" style:family="text"/>
    <style:style style:name="T233_141" style:family="text"/>
    <style:style style:name="T233_142" style:family="text"/>
    <style:style style:name="T233_143" style:family="text"/>
    <style:style style:name="T233_144" style:family="text"/>
    <style:style style:name="T233_145" style:family="text"/>
    <style:style style:name="T233_146" style:family="text"/>
    <style:style style:name="T233_147" style:family="text"/>
    <style:style style:name="T233_148" style:family="text"/>
    <style:style style:name="T233_149" style:family="text"/>
    <style:style style:name="T233_150" style:family="text"/>
    <style:style style:name="T233_151" style:family="text"/>
    <style:style style:name="T233_152" style:family="text"/>
    <style:style style:name="T233_153" style:family="text"/>
    <style:style style:name="T233_154" style:family="text"/>
    <style:style style:name="T233_155" style:family="text"/>
    <style:style style:name="T233_156" style:family="text"/>
    <style:style style:name="T233_157" style:family="text"/>
    <style:style style:name="T233_158" style:family="text"/>
    <style:style style:name="T233_159" style:family="text"/>
    <style:style style:name="T233_160" style:family="text"/>
    <style:style style:name="T233_161" style:family="text"/>
    <style:style style:name="T233_162" style:family="text"/>
    <style:style style:name="T233_163" style:family="text"/>
    <style:style style:name="T233_164" style:family="text"/>
    <style:style style:name="T233_165" style:family="text"/>
    <style:style style:name="T233_166" style:family="text"/>
    <style:style style:name="T233_167" style:family="text"/>
    <style:style style:name="T233_168" style:family="text"/>
    <style:style style:name="T233_169" style:family="text"/>
    <style:style style:name="T233_170" style:family="text"/>
    <style:style style:name="T233_171" style:family="text"/>
    <style:style style:name="T233_172" style:family="text"/>
    <style:style style:name="T233_173" style:family="text"/>
    <style:style style:name="T233_174" style:family="text"/>
    <style:style style:name="T233_175" style:family="text"/>
    <style:style style:name="T233_176" style:family="text"/>
    <style:style style:name="T233_177" style:family="text"/>
    <style:style style:name="T233_178" style:family="text"/>
    <style:style style:name="T233_179" style:family="text"/>
    <style:style style:name="T233_180" style:family="text"/>
    <style:style style:name="T233_181" style:family="text"/>
    <style:style style:name="T233_182" style:family="text"/>
    <style:style style:name="T233_183" style:family="text"/>
    <style:style style:name="T233_184" style:family="text"/>
    <style:style style:name="T233_185" style:family="text"/>
    <style:style style:name="T233_186" style:family="text"/>
    <style:style style:name="T233_187" style:family="text"/>
    <style:style style:name="T233_188" style:family="text"/>
    <style:style style:name="T233_189" style:family="text"/>
    <style:style style:name="T233_190" style:family="text">
      <style:text-properties fo:color="#1155cc" style:text-underline-style="solid" style:text-underline-color="font-color"/>
    </style:style>
    <style:style style:name="T233_191" style:family="text"/>
    <style:style style:name="T233_192" style:family="text">
      <style:text-properties fo:color="#1155cc" style:text-underline-style="solid" style:text-underline-color="font-color"/>
    </style:style>
    <style:style style:name="T233_193" style:family="text"/>
    <style:style style:name="T233_194" style:family="text">
      <style:text-properties fo:color="#1155cc" style:text-underline-style="solid" style:text-underline-color="font-color"/>
    </style:style>
    <style:style style:name="T233_195" style:family="text"/>
    <style:style style:name="T233_196" style:family="text">
      <style:text-properties fo:color="#1155cc" style:text-underline-style="solid" style:text-underline-color="font-color"/>
    </style:style>
    <style:style style:name="T233_197" style:family="text"/>
    <style:style style:name="T233_198" style:family="text">
      <style:text-properties fo:color="#1155cc" style:text-underline-style="solid" style:text-underline-color="font-color"/>
    </style:style>
    <style:style style:name="T233_199" style:family="text" style:parent-style-name="Standard"/>
    <style:style style:name="P234" style:family="paragraph" style:parent-style-name="Standard">
      <style:paragraph-properties fo:break-before="auto" style:writing-mode="lr-tb"/>
    </style:style>
    <style:style style:name="T234_1" style:family="text">
      <style:text-properties fo:font-size="10pt" style:font-size-asian="10pt" style:font-size-complex="10pt"/>
    </style:style>
    <style:style style:name="T234_2" style:family="text">
      <style:text-properties fo:font-size="10pt" style:font-size-asian="10pt" style:font-size-complex="10pt"/>
    </style:style>
    <style:style style:name="T234_3" style:family="text">
      <style:text-properties fo:font-size="10pt" style:font-size-asian="10pt" style:font-size-complex="10pt"/>
    </style:style>
    <style:style style:name="T234_4" style:family="text">
      <style:text-properties fo:font-size="10pt" style:font-size-asian="10pt" style:font-size-complex="10pt"/>
    </style:style>
    <style:style style:name="T234_5" style:family="text">
      <style:text-properties fo:font-size="10pt" style:font-size-asian="10pt" style:font-size-complex="10pt"/>
    </style:style>
    <style:style style:name="T234_6" style:family="text">
      <style:text-properties fo:font-size="10pt" style:font-size-asian="10pt" style:font-size-complex="10pt"/>
    </style:style>
    <style:style style:name="T234_7" style:family="text">
      <style:text-properties fo:font-size="10pt" style:font-size-asian="10pt" style:font-size-complex="10pt"/>
    </style:style>
    <style:style style:name="T234_8" style:family="text">
      <style:text-properties fo:font-size="10pt" style:font-size-asian="10pt" style:font-size-complex="10pt"/>
    </style:style>
    <style:style style:name="T234_9" style:family="text">
      <style:text-properties fo:font-size="10pt" style:font-size-asian="10pt" style:font-size-complex="10pt"/>
    </style:style>
    <style:style style:name="T234_10" style:family="text">
      <style:text-properties fo:font-size="10pt" style:font-size-asian="10pt" style:font-size-complex="10pt"/>
    </style:style>
    <style:style style:name="T234_11" style:family="text">
      <style:text-properties fo:font-size="10pt" style:font-size-asian="10pt" style:font-size-complex="10pt"/>
    </style:style>
    <style:style style:name="T234_12" style:family="text">
      <style:text-properties fo:font-size="10pt" style:font-size-asian="10pt" style:font-size-complex="10pt"/>
    </style:style>
    <style:style style:name="T234_13" style:family="text">
      <style:text-properties fo:font-size="10pt" style:font-size-asian="10pt" style:font-size-complex="10pt"/>
    </style:style>
    <style:style style:name="T234_14" style:family="text">
      <style:text-properties fo:font-size="10pt" style:font-size-asian="10pt" style:font-size-complex="10pt"/>
    </style:style>
    <style:style style:name="T234_15" style:family="text">
      <style:text-properties fo:font-size="10pt" style:font-size-asian="10pt" style:font-size-complex="10pt"/>
    </style:style>
    <style:style style:name="T234_16" style:family="text"/>
    <style:style style:name="T234_17" style:family="text">
      <style:text-properties fo:color="#1155cc" fo:font-size="10pt" style:font-size-asian="10pt" style:font-size-complex="10pt" style:text-underline-style="solid" style:text-underline-color="font-color"/>
    </style:style>
    <style:style style:name="T234_18" style:family="text"/>
    <style:style style:name="T234_19" style:family="text">
      <style:text-properties fo:color="#1155cc" fo:font-size="10pt" style:font-size-asian="10pt" style:font-size-complex="10pt" style:text-underline-style="solid" style:text-underline-color="font-color"/>
    </style:style>
    <style:style style:name="T234_20" style:family="text"/>
    <style:style style:name="T234_21" style:family="text">
      <style:text-properties fo:color="#1155cc" fo:font-size="10pt" style:font-size-asian="10pt" style:font-size-complex="10pt" style:text-underline-style="solid" style:text-underline-color="font-color"/>
    </style:style>
    <style:style style:name="T234_22" style:family="text"/>
    <style:style style:name="T234_23" style:family="text">
      <style:text-properties fo:color="#1155cc" fo:font-size="10pt" style:font-size-asian="10pt" style:font-size-complex="10pt" style:text-underline-style="solid" style:text-underline-color="font-color"/>
    </style:style>
    <style:style style:name="T234_24" style:family="text"/>
    <style:style style:name="T234_25" style:family="text">
      <style:text-properties fo:color="#1155cc" fo:font-size="10pt" style:font-size-asian="10pt" style:font-size-complex="10pt" style:text-underline-style="solid" style:text-underline-color="font-color"/>
    </style:style>
    <style:style style:name="T234_26" style:family="text"/>
    <style:style style:name="T234_27" style:family="text">
      <style:text-properties fo:color="#1155cc" fo:font-size="10pt" style:font-size-asian="10pt" style:font-size-complex="10pt" style:text-underline-style="solid" style:text-underline-color="font-color"/>
    </style:style>
    <style:style style:name="T234_28" style:family="text"/>
    <style:style style:name="T234_29" style:family="text">
      <style:text-properties fo:color="#1155cc" fo:font-size="10pt" style:font-size-asian="10pt" style:font-size-complex="10pt" style:text-underline-style="solid" style:text-underline-color="font-color"/>
    </style:style>
    <style:style style:name="T234_30" style:family="text"/>
    <style:style style:name="T234_31" style:family="text">
      <style:text-properties fo:color="#1155cc" fo:font-size="10pt" style:font-size-asian="10pt" style:font-size-complex="10pt" style:text-underline-style="solid" style:text-underline-color="font-color"/>
    </style:style>
    <style:style style:name="T234_32" style:family="text"/>
    <style:style style:name="T234_33" style:family="text">
      <style:text-properties fo:color="#1155cc" fo:font-size="10pt" style:font-size-asian="10pt" style:font-size-complex="10pt" style:text-underline-style="solid" style:text-underline-color="font-color"/>
    </style:style>
    <style:style style:name="T234_34" style:family="text"/>
    <style:style style:name="T234_35" style:family="text">
      <style:text-properties fo:color="#1155cc" fo:font-size="10pt" style:font-size-asian="10pt" style:font-size-complex="10pt" style:text-underline-style="solid" style:text-underline-color="font-color"/>
    </style:style>
    <style:style style:name="T234_36" style:family="text"/>
    <style:style style:name="T234_37" style:family="text">
      <style:text-properties fo:color="#1155cc" fo:font-size="10pt" style:font-size-asian="10pt" style:font-size-complex="10pt" style:text-underline-style="solid" style:text-underline-color="font-color"/>
    </style:style>
    <style:style style:name="T234_38" style:family="text"/>
    <style:style style:name="T234_39" style:family="text">
      <style:text-properties fo:color="#1155cc" fo:font-size="10pt" style:font-size-asian="10pt" style:font-size-complex="10pt" style:text-underline-style="solid" style:text-underline-color="font-color"/>
    </style:style>
    <style:style style:name="T234_40" style:family="text"/>
    <style:style style:name="T234_41" style:family="text">
      <style:text-properties fo:color="#1155cc" fo:font-size="10pt" style:font-size-asian="10pt" style:font-size-complex="10pt" style:text-underline-style="solid" style:text-underline-color="font-color"/>
    </style:style>
    <style:style style:name="T234_42" style:family="text"/>
    <style:style style:name="T234_43" style:family="text">
      <style:text-properties fo:color="#1155cc" fo:font-size="10pt" style:font-size-asian="10pt" style:font-size-complex="10pt" style:text-underline-style="solid" style:text-underline-color="font-color"/>
    </style:style>
    <style:style style:name="T234_44" style:family="text"/>
    <style:style style:name="T234_45" style:family="text">
      <style:text-properties fo:color="#1155cc" fo:font-size="10pt" style:font-size-asian="10pt" style:font-size-complex="10pt" style:text-underline-style="solid" style:text-underline-color="font-color"/>
    </style:style>
    <style:style style:name="T234_46" style:family="text"/>
    <style:style style:name="T234_47" style:family="text">
      <style:text-properties fo:color="#1155cc" fo:font-size="10pt" style:font-size-asian="10pt" style:font-size-complex="10pt" style:text-underline-style="solid" style:text-underline-color="font-color"/>
    </style:style>
    <style:style style:name="T234_48" style:family="text"/>
    <style:style style:name="T234_49" style:family="text">
      <style:text-properties fo:color="#1155cc" fo:font-size="10pt" style:font-size-asian="10pt" style:font-size-complex="10pt" style:text-underline-style="solid" style:text-underline-color="font-color"/>
    </style:style>
    <style:style style:name="T234_50" style:family="text"/>
    <style:style style:name="T234_51" style:family="text">
      <style:text-properties fo:color="#1155cc" fo:font-size="10pt" style:font-size-asian="10pt" style:font-size-complex="10pt" style:text-underline-style="solid" style:text-underline-color="font-color"/>
    </style:style>
    <style:style style:name="T234_52" style:family="text"/>
    <style:style style:name="T234_53" style:family="text">
      <style:text-properties fo:color="#1155cc" fo:font-size="10pt" style:font-size-asian="10pt" style:font-size-complex="10pt" style:text-underline-style="solid" style:text-underline-color="font-color"/>
    </style:style>
    <style:style style:name="T234_54" style:family="text"/>
    <style:style style:name="T234_55" style:family="text">
      <style:text-properties fo:color="#1155cc" fo:font-size="10pt" style:font-size-asian="10pt" style:font-size-complex="10pt" style:text-underline-style="solid" style:text-underline-color="font-color"/>
    </style:style>
    <style:style style:name="T234_56" style:family="text"/>
    <style:style style:name="T234_57" style:family="text">
      <style:text-properties fo:color="#1155cc" fo:font-size="10pt" style:font-size-asian="10pt" style:font-size-complex="10pt" style:text-underline-style="solid" style:text-underline-color="font-color"/>
    </style:style>
    <style:style style:name="T234_58" style:family="text"/>
    <style:style style:name="T234_59" style:family="text">
      <style:text-properties fo:color="#1155cc" fo:font-size="10pt" style:font-size-asian="10pt" style:font-size-complex="10pt" style:text-underline-style="solid" style:text-underline-color="font-color"/>
    </style:style>
    <style:style style:name="T234_60" style:family="text"/>
    <style:style style:name="T234_61" style:family="text">
      <style:text-properties fo:color="#1155cc" fo:font-size="10pt" style:font-size-asian="10pt" style:font-size-complex="10pt" style:text-underline-style="solid" style:text-underline-color="font-color"/>
    </style:style>
    <style:style style:name="T234_62" style:family="text"/>
    <style:style style:name="T234_63" style:family="text">
      <style:text-properties fo:color="#1155cc" fo:font-size="10pt" style:font-size-asian="10pt" style:font-size-complex="10pt" style:text-underline-style="solid" style:text-underline-color="font-color"/>
    </style:style>
    <style:style style:name="T234_64" style:family="text"/>
    <style:style style:name="T234_65" style:family="text">
      <style:text-properties fo:color="#1155cc" fo:font-size="10pt" style:font-size-asian="10pt" style:font-size-complex="10pt" style:text-underline-style="solid" style:text-underline-color="font-color"/>
    </style:style>
    <style:style style:name="T234_66" style:family="text"/>
    <style:style style:name="T234_67" style:family="text">
      <style:text-properties fo:color="#1155cc" fo:font-size="10pt" style:font-size-asian="10pt" style:font-size-complex="10pt" style:text-underline-style="solid" style:text-underline-color="font-color"/>
    </style:style>
    <style:style style:name="T234_68" style:family="text"/>
    <style:style style:name="P235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236" style:family="paragraph" style:parent-style-name="Standard">
      <style:paragraph-properties fo:break-before="auto" style:writing-mode="lr-tb"/>
    </style:style>
    <style:style style:name="P237" style:family="paragraph" style:parent-style-name="Standard">
      <style:paragraph-properties fo:break-before="auto" fo:margin-top="0cm" fo:margin-bottom="0cm" style:writing-mode="lr-tb"/>
    </style:style>
    <style:style style:name="T237_1" style:family="text">
      <style:text-properties fo:font-weight="bold" style:font-weight-asian="bold" style:font-weight-complex="bold"/>
    </style:style>
    <style:style style:name="T237_2" style:family="text">
      <style:text-properties fo:font-weight="bold" style:font-weight-asian="bold" style:font-weight-complex="bold"/>
    </style:style>
    <style:style style:name="T237_3" style:family="text">
      <style:text-properties fo:font-weight="bold" style:font-weight-asian="bold" style:font-weight-complex="bold"/>
    </style:style>
    <style:style style:name="T237_4" style:family="text">
      <style:text-properties fo:font-weight="bold" style:font-weight-asian="bold" style:font-weight-complex="bold"/>
    </style:style>
    <style:style style:name="T237_5" style:family="text">
      <style:text-properties fo:font-weight="bold" style:font-weight-asian="bold" style:font-weight-complex="bold"/>
    </style:style>
    <style:style style:name="T237_6" style:family="text">
      <style:text-properties fo:font-weight="bold" style:font-weight-asian="bold" style:font-weight-complex="bold"/>
    </style:style>
    <style:style style:name="T237_7" style:family="text">
      <style:text-properties fo:font-weight="bold" style:font-weight-asian="bold" style:font-weight-complex="bold"/>
    </style:style>
    <style:style style:name="T237_8" style:family="text">
      <style:text-properties fo:font-weight="bold" style:font-weight-asian="bold" style:font-weight-complex="bold"/>
    </style:style>
    <style:style style:name="T237_9" style:family="text">
      <style:text-properties fo:font-weight="bold" style:font-weight-asian="bold" style:font-weight-complex="bold"/>
    </style:style>
    <style:style style:name="T237_10" style:family="text">
      <style:text-properties fo:font-weight="bold" style:font-weight-asian="bold" style:font-weight-complex="bold"/>
    </style:style>
    <style:style style:name="T237_11" style:family="text">
      <style:text-properties fo:font-weight="bold" style:font-weight-asian="bold" style:font-weight-complex="bold"/>
    </style:style>
    <style:style style:name="T237_12" style:family="text">
      <style:text-properties fo:font-weight="bold" style:font-weight-asian="bold" style:font-weight-complex="bold"/>
    </style:style>
    <style:style style:name="P238" style:family="paragraph" style:parent-style-name="Standard">
      <style:paragraph-properties fo:break-before="auto" style:writing-mode="lr-tb"/>
    </style:style>
    <style:style style:name="P239" style:family="paragraph" style:parent-style-name="Standard">
      <style:paragraph-properties fo:break-before="auto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T239_7" style:family="text"/>
    <style:style style:name="T239_8" style:family="text"/>
    <style:style style:name="T239_9" style:family="text"/>
    <style:style style:name="T239_10" style:family="text"/>
    <style:style style:name="T239_11" style:family="text"/>
    <style:style style:name="T239_12" style:family="text"/>
    <style:style style:name="T239_13" style:family="text"/>
    <style:style style:name="T239_14" style:family="text"/>
    <style:style style:name="T239_15" style:family="text"/>
    <style:style style:name="T239_16" style:family="text"/>
    <style:style style:name="T239_17" style:family="text"/>
    <style:style style:name="T239_18" style:family="text"/>
    <style:style style:name="T239_19" style:family="text"/>
    <style:style style:name="T239_20" style:family="text"/>
    <style:style style:name="T239_21" style:family="text"/>
    <style:style style:name="T239_22" style:family="text"/>
    <style:style style:name="T239_23" style:family="text"/>
    <style:style style:name="T239_24" style:family="text"/>
    <style:style style:name="T239_25" style:family="text"/>
    <style:style style:name="T239_26" style:family="text"/>
    <style:style style:name="T239_27" style:family="text"/>
    <style:style style:name="T239_28" style:family="text"/>
    <style:style style:name="T239_29" style:family="text"/>
    <style:style style:name="T239_30" style:family="text"/>
    <style:style style:name="T239_31" style:family="text"/>
    <style:style style:name="T239_32" style:family="text"/>
    <style:style style:name="T239_33" style:family="text"/>
    <style:style style:name="T239_34" style:family="text"/>
    <style:style style:name="T239_35" style:family="text"/>
    <style:style style:name="T239_36" style:family="text"/>
    <style:style style:name="T239_37" style:family="text"/>
    <style:style style:name="T239_38" style:family="text"/>
    <style:style style:name="T239_39" style:family="text"/>
    <style:style style:name="T239_40" style:family="text"/>
    <style:style style:name="T239_41" style:family="text"/>
    <style:style style:name="T239_42" style:family="text"/>
    <style:style style:name="T239_43" style:family="text"/>
    <style:style style:name="T239_44" style:family="text"/>
    <style:style style:name="T239_45" style:family="text"/>
    <style:style style:name="T239_46" style:family="text"/>
    <style:style style:name="T239_47" style:family="text"/>
    <style:style style:name="T239_48" style:family="text"/>
    <style:style style:name="T239_49" style:family="text"/>
    <style:style style:name="T239_50" style:family="text"/>
    <style:style style:name="T239_51" style:family="text"/>
    <style:style style:name="T239_52" style:family="text"/>
    <style:style style:name="T239_53" style:family="text"/>
    <style:style style:name="T239_54" style:family="text"/>
    <style:style style:name="T239_55" style:family="text"/>
    <style:style style:name="T239_56" style:family="text"/>
    <style:style style:name="T239_57" style:family="text"/>
    <style:style style:name="T239_58" style:family="text"/>
    <style:style style:name="T239_59" style:family="text"/>
    <style:style style:name="T239_60" style:family="text"/>
    <style:style style:name="T239_61" style:family="text"/>
    <style:style style:name="T239_62" style:family="text"/>
    <style:style style:name="T239_63" style:family="text"/>
    <style:style style:name="T239_64" style:family="text"/>
    <style:style style:name="T239_65" style:family="text"/>
    <style:style style:name="T239_66" style:family="text"/>
    <style:style style:name="T239_67" style:family="text"/>
    <style:style style:name="T239_68" style:family="text"/>
    <style:style style:name="T239_69" style:family="text"/>
    <style:style style:name="T239_70" style:family="text"/>
    <style:style style:name="T239_71" style:family="text"/>
    <style:style style:name="T239_72" style:family="text"/>
    <style:style style:name="T239_73" style:family="text"/>
    <style:style style:name="T239_74" style:family="text"/>
    <style:style style:name="T239_75" style:family="text"/>
    <style:style style:name="T239_76" style:family="text"/>
    <style:style style:name="T239_77" style:family="text"/>
    <style:style style:name="T239_78" style:family="text"/>
    <style:style style:name="T239_79" style:family="text"/>
    <style:style style:name="T239_80" style:family="text"/>
    <style:style style:name="T239_81" style:family="text"/>
    <style:style style:name="T239_82" style:family="text"/>
    <style:style style:name="T239_83" style:family="text"/>
    <style:style style:name="T239_84" style:family="text"/>
    <style:style style:name="T239_85" style:family="text"/>
    <style:style style:name="T239_86" style:family="text"/>
    <style:style style:name="T239_87" style:family="text"/>
    <style:style style:name="T239_88" style:family="text"/>
    <style:style style:name="T239_89" style:family="text"/>
    <style:style style:name="T239_90" style:family="text"/>
    <style:style style:name="T239_91" style:family="text"/>
    <style:style style:name="T239_92" style:family="text"/>
    <style:style style:name="T239_93" style:family="text"/>
    <style:style style:name="T239_94" style:family="text"/>
    <style:style style:name="T239_95" style:family="text"/>
    <style:style style:name="T239_96" style:family="text"/>
    <style:style style:name="T239_97" style:family="text"/>
    <style:style style:name="T239_98" style:family="text"/>
    <style:style style:name="T239_99" style:family="text"/>
    <style:style style:name="T239_100" style:family="text"/>
    <style:style style:name="T239_101" style:family="text"/>
    <style:style style:name="T239_102" style:family="text"/>
    <style:style style:name="T239_103" style:family="text"/>
    <style:style style:name="T239_104" style:family="text"/>
    <style:style style:name="T239_105" style:family="text"/>
    <style:style style:name="T239_106" style:family="text"/>
    <style:style style:name="T239_107" style:family="text"/>
    <style:style style:name="T239_108" style:family="text"/>
    <style:style style:name="T239_109" style:family="text"/>
    <style:style style:name="T239_110" style:family="text"/>
    <style:style style:name="T239_111" style:family="text"/>
    <style:style style:name="T239_112" style:family="text"/>
    <style:style style:name="T239_113" style:family="text"/>
    <style:style style:name="T239_114" style:family="text"/>
    <style:style style:name="T239_115" style:family="text"/>
    <style:style style:name="T239_116" style:family="text"/>
    <style:style style:name="T239_117" style:family="text"/>
    <style:style style:name="T239_118" style:family="text"/>
    <style:style style:name="T239_119" style:family="text"/>
    <style:style style:name="T239_120" style:family="text"/>
    <style:style style:name="T239_121" style:family="text"/>
    <style:style style:name="T239_122" style:family="text"/>
    <style:style style:name="T239_123" style:family="text"/>
    <style:style style:name="T239_124" style:family="text"/>
    <style:style style:name="T239_125" style:family="text"/>
    <style:style style:name="T239_126" style:family="text"/>
    <style:style style:name="T239_127" style:family="text"/>
    <style:style style:name="T239_128" style:family="text"/>
    <style:style style:name="T239_129" style:family="text"/>
    <style:style style:name="T239_130" style:family="text"/>
    <style:style style:name="T239_131" style:family="text"/>
    <style:style style:name="T239_132" style:family="text"/>
    <style:style style:name="T239_133" style:family="text"/>
    <style:style style:name="T239_134" style:family="text"/>
    <style:style style:name="T239_135" style:family="text"/>
    <style:style style:name="T239_136" style:family="text"/>
    <style:style style:name="T239_137" style:family="text"/>
    <style:style style:name="T239_138" style:family="text"/>
    <style:style style:name="T239_139" style:family="text"/>
    <style:style style:name="T239_140" style:family="text"/>
    <style:style style:name="T239_141" style:family="text"/>
    <style:style style:name="T239_142" style:family="text"/>
    <style:style style:name="T239_143" style:family="text"/>
    <style:style style:name="T239_144" style:family="text"/>
    <style:style style:name="T239_145" style:family="text"/>
    <style:style style:name="T239_146" style:family="text"/>
    <style:style style:name="T239_147" style:family="text"/>
    <style:style style:name="T239_148" style:family="text"/>
    <style:style style:name="T239_149" style:family="text"/>
    <style:style style:name="T239_150" style:family="text"/>
    <style:style style:name="T239_151" style:family="text"/>
    <style:style style:name="T239_152" style:family="text"/>
    <style:style style:name="T239_153" style:family="text"/>
    <style:style style:name="T239_154" style:family="text"/>
    <style:style style:name="T239_155" style:family="text"/>
    <style:style style:name="T239_156" style:family="text"/>
    <style:style style:name="T239_157" style:family="text"/>
    <style:style style:name="T239_158" style:family="text"/>
    <style:style style:name="T239_159" style:family="text"/>
    <style:style style:name="T239_160" style:family="text"/>
    <style:style style:name="T239_161" style:family="text"/>
    <style:style style:name="T239_162" style:family="text"/>
    <style:style style:name="T239_163" style:family="text"/>
    <style:style style:name="T239_164" style:family="text"/>
    <style:style style:name="T239_165" style:family="text"/>
    <style:style style:name="T239_166" style:family="text"/>
    <style:style style:name="T239_167" style:family="text"/>
    <style:style style:name="T239_168" style:family="text"/>
    <style:style style:name="T239_169" style:family="text"/>
    <style:style style:name="T239_170" style:family="text"/>
    <style:style style:name="T239_171" style:family="text"/>
    <style:style style:name="T239_172" style:family="text"/>
    <style:style style:name="T239_173" style:family="text"/>
    <style:style style:name="T239_174" style:family="text"/>
    <style:style style:name="T239_175" style:family="text"/>
    <style:style style:name="T239_176" style:family="text"/>
    <style:style style:name="T239_177" style:family="text"/>
    <style:style style:name="T239_178" style:family="text"/>
    <style:style style:name="T239_179" style:family="text"/>
    <style:style style:name="T239_180" style:family="text"/>
    <style:style style:name="T239_181" style:family="text"/>
    <style:style style:name="T239_182" style:family="text"/>
    <style:style style:name="T239_183" style:family="text"/>
    <style:style style:name="T239_184" style:family="text"/>
    <style:style style:name="T239_185" style:family="text"/>
    <style:style style:name="T239_186" style:family="text"/>
    <style:style style:name="T239_187" style:family="text"/>
    <style:style style:name="T239_188" style:family="text"/>
    <style:style style:name="T239_189" style:family="text"/>
    <style:style style:name="T239_190" style:family="text"/>
    <style:style style:name="T239_191" style:family="text"/>
    <style:style style:name="T239_192" style:family="text"/>
    <style:style style:name="P240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241" style:family="paragraph" style:parent-style-name="Standard">
      <style:paragraph-properties fo:break-before="auto" style:writing-mode="lr-tb"/>
    </style:style>
    <style:style style:name="P242" style:family="paragraph" style:parent-style-name="Standard">
      <style:paragraph-properties fo:break-before="auto" fo:margin-top="0cm" fo:margin-bottom="0cm" style:writing-mode="lr-tb"/>
    </style:style>
    <style:style style:name="T242_1" style:family="text">
      <style:text-properties fo:font-weight="bold" style:font-weight-asian="bold" style:font-weight-complex="bold"/>
    </style:style>
    <style:style style:name="T242_2" style:family="text">
      <style:text-properties fo:font-weight="bold" style:font-weight-asian="bold" style:font-weight-complex="bold"/>
    </style:style>
    <style:style style:name="T242_3" style:family="text">
      <style:text-properties fo:font-weight="bold" style:font-weight-asian="bold" style:font-weight-complex="bold"/>
    </style:style>
    <style:style style:name="T242_4" style:family="text">
      <style:text-properties fo:font-weight="bold" style:font-weight-asian="bold" style:font-weight-complex="bold"/>
    </style:style>
    <style:style style:name="T242_5" style:family="text">
      <style:text-properties fo:font-weight="bold" style:font-weight-asian="bold" style:font-weight-complex="bold"/>
    </style:style>
    <style:style style:name="T242_6" style:family="text">
      <style:text-properties fo:font-weight="bold" style:font-weight-asian="bold" style:font-weight-complex="bold"/>
    </style:style>
    <style:style style:name="T242_7" style:family="text">
      <style:text-properties fo:font-weight="bold" style:font-weight-asian="bold" style:font-weight-complex="bold"/>
    </style:style>
    <style:style style:name="T242_8" style:family="text">
      <style:text-properties fo:font-weight="bold" style:font-weight-asian="bold" style:font-weight-complex="bold"/>
    </style:style>
    <style:style style:name="T242_9" style:family="text">
      <style:text-properties fo:font-weight="bold" style:font-weight-asian="bold" style:font-weight-complex="bold"/>
    </style:style>
    <style:style style:name="T242_10" style:family="text">
      <style:text-properties fo:font-weight="bold" style:font-weight-asian="bold" style:font-weight-complex="bold"/>
    </style:style>
    <style:style style:name="P243" style:family="paragraph" style:parent-style-name="Standard">
      <style:paragraph-properties fo:break-before="auto" style:writing-mode="lr-tb"/>
    </style:style>
    <style:style style:name="P244" style:family="paragraph" style:parent-style-name="Standard">
      <style:paragraph-properties fo:break-before="auto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T244_5" style:family="text"/>
    <style:style style:name="T244_6" style:family="text"/>
    <style:style style:name="T244_7" style:family="text"/>
    <style:style style:name="T244_8" style:family="text"/>
    <style:style style:name="T244_9" style:family="text"/>
    <style:style style:name="T244_10" style:family="text"/>
    <style:style style:name="T244_11" style:family="text"/>
    <style:style style:name="T244_12" style:family="text"/>
    <style:style style:name="T244_13" style:family="text"/>
    <style:style style:name="T244_14" style:family="text"/>
    <style:style style:name="T244_15" style:family="text"/>
    <style:style style:name="T244_16" style:family="text"/>
    <style:style style:name="T244_17" style:family="text"/>
    <style:style style:name="T244_18" style:family="text"/>
    <style:style style:name="T244_19" style:family="text"/>
    <style:style style:name="T244_20" style:family="text"/>
    <style:style style:name="T244_21" style:family="text"/>
    <style:style style:name="T244_22" style:family="text"/>
    <style:style style:name="T244_23" style:family="text"/>
    <style:style style:name="T244_24" style:family="text"/>
    <style:style style:name="T244_25" style:family="text"/>
    <style:style style:name="T244_26" style:family="text"/>
    <style:style style:name="T244_27" style:family="text"/>
    <style:style style:name="T244_28" style:family="text"/>
    <style:style style:name="T244_29" style:family="text"/>
    <style:style style:name="T244_30" style:family="text"/>
    <style:style style:name="T244_31" style:family="text"/>
    <style:style style:name="T244_32" style:family="text"/>
    <style:style style:name="T244_33" style:family="text"/>
    <style:style style:name="T244_34" style:family="text"/>
    <style:style style:name="T244_35" style:family="text"/>
    <style:style style:name="T244_36" style:family="text"/>
    <style:style style:name="T244_37" style:family="text"/>
    <style:style style:name="T244_38" style:family="text"/>
    <style:style style:name="T244_39" style:family="text"/>
    <style:style style:name="T244_40" style:family="text"/>
    <style:style style:name="T244_41" style:family="text"/>
    <style:style style:name="T244_42" style:family="text"/>
    <style:style style:name="T244_43" style:family="text"/>
    <style:style style:name="T244_44" style:family="text"/>
    <style:style style:name="T244_45" style:family="text"/>
    <style:style style:name="T244_46" style:family="text"/>
    <style:style style:name="T244_47" style:family="text"/>
    <style:style style:name="T244_48" style:family="text"/>
    <style:style style:name="T244_49" style:family="text"/>
    <style:style style:name="T244_50" style:family="text"/>
    <style:style style:name="T244_51" style:family="text"/>
    <style:style style:name="T244_52" style:family="text"/>
    <style:style style:name="T244_53" style:family="text"/>
    <style:style style:name="T244_54" style:family="text"/>
    <style:style style:name="T244_55" style:family="text"/>
    <style:style style:name="T244_56" style:family="text"/>
    <style:style style:name="T244_57" style:family="text"/>
    <style:style style:name="T244_58" style:family="text"/>
    <style:style style:name="T244_59" style:family="text"/>
    <style:style style:name="T244_60" style:family="text"/>
    <style:style style:name="T244_61" style:family="text"/>
    <style:style style:name="T244_62" style:family="text"/>
    <style:style style:name="T244_63" style:family="text"/>
    <style:style style:name="T244_64" style:family="text"/>
    <style:style style:name="T244_65" style:family="text"/>
    <style:style style:name="T244_66" style:family="text"/>
    <style:style style:name="T244_67" style:family="text"/>
    <style:style style:name="T244_68" style:family="text"/>
    <style:style style:name="T244_69" style:family="text"/>
    <style:style style:name="T244_70" style:family="text"/>
    <style:style style:name="T244_71" style:family="text"/>
    <style:style style:name="T244_72" style:family="text"/>
    <style:style style:name="T244_73" style:family="text"/>
    <style:style style:name="T244_74" style:family="text"/>
    <style:style style:name="T244_75" style:family="text"/>
    <style:style style:name="T244_76" style:family="text"/>
    <style:style style:name="T244_77" style:family="text"/>
    <style:style style:name="T244_78" style:family="text"/>
    <style:style style:name="T244_79" style:family="text"/>
    <style:style style:name="T244_80" style:family="text"/>
    <style:style style:name="T244_81" style:family="text"/>
    <style:style style:name="T244_82" style:family="text"/>
    <style:style style:name="T244_83" style:family="text"/>
    <style:style style:name="T244_84" style:family="text"/>
    <style:style style:name="T244_85" style:family="text"/>
    <style:style style:name="T244_86" style:family="text"/>
    <style:style style:name="T244_87" style:family="text"/>
    <style:style style:name="T244_88" style:family="text"/>
    <style:style style:name="T244_89" style:family="text"/>
    <style:style style:name="T244_90" style:family="text"/>
    <style:style style:name="T244_91" style:family="text"/>
    <style:style style:name="T244_92" style:family="text"/>
    <style:style style:name="T244_93" style:family="text"/>
    <style:style style:name="T244_94" style:family="text"/>
    <style:style style:name="T244_95" style:family="text"/>
    <style:style style:name="T244_96" style:family="text"/>
    <style:style style:name="T244_97" style:family="text"/>
    <style:style style:name="T244_98" style:family="text"/>
    <style:style style:name="T244_99" style:family="text"/>
    <style:style style:name="T244_100" style:family="text"/>
    <style:style style:name="T244_101" style:family="text"/>
    <style:style style:name="T244_102" style:family="text"/>
    <style:style style:name="T244_103" style:family="text"/>
    <style:style style:name="T244_104" style:family="text"/>
    <style:style style:name="P245" style:family="paragraph" style:parent-style-name="Standard">
      <style:paragraph-properties fo:break-before="auto" style:writing-mode="lr-tb"/>
    </style:style>
    <style:style style:name="P246" style:family="paragraph" style:parent-style-name="Standard">
      <style:paragraph-properties fo:break-before="auto" style:writing-mode="lr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T246_5" style:family="text"/>
    <style:style style:name="T246_6" style:family="text"/>
    <style:style style:name="T246_7" style:family="text"/>
    <style:style style:name="T246_8" style:family="text"/>
    <style:style style:name="T246_9" style:family="text"/>
    <style:style style:name="T246_10" style:family="text"/>
    <style:style style:name="T246_11" style:family="text"/>
    <style:style style:name="T246_12" style:family="text"/>
    <style:style style:name="T246_13" style:family="text"/>
    <style:style style:name="T246_14" style:family="text"/>
    <style:style style:name="T246_15" style:family="text"/>
    <style:style style:name="T246_16" style:family="text"/>
    <style:style style:name="T246_17" style:family="text"/>
    <style:style style:name="T246_18" style:family="text"/>
    <style:style style:name="T246_19" style:family="text"/>
    <style:style style:name="T246_20" style:family="text"/>
    <style:style style:name="T246_21" style:family="text"/>
    <style:style style:name="T246_22" style:family="text"/>
    <style:style style:name="T246_23" style:family="text"/>
    <style:style style:name="T246_24" style:family="text"/>
    <style:style style:name="T246_25" style:family="text"/>
    <style:style style:name="T246_26" style:family="text"/>
    <style:style style:name="T246_27" style:family="text"/>
    <style:style style:name="T246_28" style:family="text"/>
    <style:style style:name="T246_29" style:family="text"/>
    <style:style style:name="T246_30" style:family="text"/>
    <style:style style:name="T246_31" style:family="text"/>
    <style:style style:name="T246_32" style:family="text"/>
    <style:style style:name="T246_33" style:family="text"/>
    <style:style style:name="T246_34" style:family="text"/>
    <style:style style:name="T246_35" style:family="text"/>
    <style:style style:name="T246_36" style:family="text"/>
    <style:style style:name="T246_37" style:family="text"/>
    <style:style style:name="T246_38" style:family="text"/>
    <style:style style:name="T246_39" style:family="text"/>
    <style:style style:name="T246_40" style:family="text"/>
    <style:style style:name="T246_41" style:family="text"/>
    <style:style style:name="T246_42" style:family="text"/>
    <style:style style:name="T246_43" style:family="text"/>
    <style:style style:name="T246_44" style:family="text"/>
    <style:style style:name="T246_45" style:family="text"/>
    <style:style style:name="T246_46" style:family="text"/>
    <style:style style:name="T246_47" style:family="text"/>
    <style:style style:name="T246_48" style:family="text"/>
    <style:style style:name="T246_49" style:family="text"/>
    <style:style style:name="T246_50" style:family="text"/>
    <style:style style:name="T246_51" style:family="text"/>
    <style:style style:name="T246_52" style:family="text"/>
    <style:style style:name="T246_53" style:family="text"/>
    <style:style style:name="T246_54" style:family="text"/>
    <style:style style:name="T246_55" style:family="text"/>
    <style:style style:name="T246_56" style:family="text"/>
    <style:style style:name="T246_57" style:family="text"/>
    <style:style style:name="T246_58" style:family="text"/>
    <style:style style:name="T246_59" style:family="text"/>
    <style:style style:name="T246_60" style:family="text"/>
    <style:style style:name="T246_61" style:family="text"/>
    <style:style style:name="T246_62" style:family="text"/>
    <style:style style:name="T246_63" style:family="text"/>
    <style:style style:name="T246_64" style:family="text"/>
    <style:style style:name="T246_65" style:family="text"/>
    <style:style style:name="T246_66" style:family="text"/>
    <style:style style:name="T246_67" style:family="text"/>
    <style:style style:name="T246_68" style:family="text"/>
    <style:style style:name="T246_69" style:family="text"/>
    <style:style style:name="T246_70" style:family="text"/>
    <style:style style:name="T246_71" style:family="text"/>
    <style:style style:name="T246_72" style:family="text"/>
    <style:style style:name="T246_73" style:family="text"/>
    <style:style style:name="T246_74" style:family="text"/>
    <style:style style:name="T246_75" style:family="text"/>
    <style:style style:name="T246_76" style:family="text"/>
    <style:style style:name="T246_77" style:family="text"/>
    <style:style style:name="T246_78" style:family="text"/>
    <style:style style:name="T246_79" style:family="text"/>
    <style:style style:name="T246_80" style:family="text"/>
    <style:style style:name="T246_81" style:family="text"/>
    <style:style style:name="T246_82" style:family="text"/>
    <style:style style:name="T246_83" style:family="text"/>
    <style:style style:name="T246_84" style:family="text"/>
    <style:style style:name="T246_85" style:family="text"/>
    <style:style style:name="T246_86" style:family="text"/>
    <style:style style:name="T246_87" style:family="text"/>
    <style:style style:name="T246_88" style:family="text"/>
    <style:style style:name="T246_89" style:family="text"/>
    <style:style style:name="T246_90" style:family="text"/>
    <style:style style:name="T246_91" style:family="text"/>
    <style:style style:name="T246_92" style:family="text"/>
    <style:style style:name="T246_93" style:family="text"/>
    <style:style style:name="T246_94" style:family="text"/>
    <style:style style:name="T246_95" style:family="text"/>
    <style:style style:name="T246_96" style:family="text"/>
    <style:style style:name="T246_97" style:family="text"/>
    <style:style style:name="T246_98" style:family="text"/>
    <style:style style:name="T246_99" style:family="text"/>
    <style:style style:name="T246_100" style:family="text"/>
    <style:style style:name="T246_101" style:family="text"/>
    <style:style style:name="T246_102" style:family="text"/>
    <style:style style:name="T246_103" style:family="text"/>
    <style:style style:name="T246_104" style:family="text"/>
    <style:style style:name="T246_105" style:family="text"/>
    <style:style style:name="T246_106" style:family="text"/>
    <style:style style:name="T246_107" style:family="text"/>
    <style:style style:name="T246_108" style:family="text"/>
    <style:style style:name="T246_109" style:family="text"/>
    <style:style style:name="T246_110" style:family="text"/>
    <style:style style:name="T246_111" style:family="text"/>
    <style:style style:name="T246_112" style:family="text"/>
    <style:style style:name="T246_113" style:family="text"/>
    <style:style style:name="T246_114" style:family="text"/>
    <style:style style:name="T246_115" style:family="text"/>
    <style:style style:name="T246_116" style:family="text"/>
    <style:style style:name="T246_117" style:family="text"/>
    <style:style style:name="T246_118" style:family="text"/>
    <style:style style:name="T246_119" style:family="text"/>
    <style:style style:name="T246_120" style:family="text"/>
    <style:style style:name="T246_121" style:family="text"/>
    <style:style style:name="T246_122" style:family="text"/>
    <style:style style:name="T246_123" style:family="text"/>
    <style:style style:name="T246_124" style:family="text"/>
    <style:style style:name="T246_125" style:family="text"/>
    <style:style style:name="T246_126" style:family="text">
      <style:text-properties fo:color="#1155cc" style:text-underline-style="solid" style:text-underline-color="font-color"/>
    </style:style>
    <style:style style:name="T246_127" style:family="text"/>
    <style:style style:name="T246_128" style:family="text">
      <style:text-properties fo:color="#1155cc" style:text-underline-style="solid" style:text-underline-color="font-color"/>
    </style:style>
    <style:style style:name="T246_129" style:family="text"/>
    <style:style style:name="T246_130" style:family="text">
      <style:text-properties fo:color="#1155cc" style:text-underline-style="solid" style:text-underline-color="font-color"/>
    </style:style>
    <style:style style:name="T246_131" style:family="text"/>
    <style:style style:name="T246_132" style:family="text">
      <style:text-properties fo:color="#1155cc" style:text-underline-style="solid" style:text-underline-color="font-color"/>
    </style:style>
    <style:style style:name="T246_133" style:family="text"/>
    <style:style style:name="T246_134" style:family="text">
      <style:text-properties fo:color="#1155cc" style:text-underline-style="solid" style:text-underline-color="font-color"/>
    </style:style>
    <style:style style:name="T246_135" style:family="text"/>
    <style:style style:name="T246_136" style:family="text">
      <style:text-properties fo:color="#1155cc" style:text-underline-style="solid" style:text-underline-color="font-color"/>
    </style:style>
    <style:style style:name="T246_137" style:family="text"/>
    <style:style style:name="T246_138" style:family="text">
      <style:text-properties fo:color="#1155cc" style:text-underline-style="solid" style:text-underline-color="font-color"/>
    </style:style>
    <style:style style:name="T246_139" style:family="text"/>
    <style:style style:name="T246_140" style:family="text">
      <style:text-properties fo:color="#1155cc" style:text-underline-style="solid" style:text-underline-color="font-color"/>
    </style:style>
    <style:style style:name="T246_141" style:family="text"/>
    <style:style style:name="T246_142" style:family="text">
      <style:text-properties fo:color="#1155cc" style:text-underline-style="solid" style:text-underline-color="font-color"/>
    </style:style>
    <style:style style:name="T246_143" style:family="text"/>
    <style:style style:name="T246_144" style:family="text">
      <style:text-properties fo:color="#1155cc" style:text-underline-style="solid" style:text-underline-color="font-color"/>
    </style:style>
    <style:style style:name="T246_145" style:family="text"/>
    <style:style style:name="T246_146" style:family="text">
      <style:text-properties fo:color="#1155cc" style:text-underline-style="solid" style:text-underline-color="font-color"/>
    </style:style>
    <style:style style:name="T246_147" style:family="text" style:parent-style-name="Standard"/>
    <style:style style:name="P247" style:family="paragraph" style:parent-style-name="Standard">
      <style:paragraph-properties fo:break-before="auto" style:writing-mode="lr-tb"/>
    </style:style>
    <style:style style:name="T247_1" style:family="text">
      <style:text-properties fo:font-size="10pt" style:font-size-asian="10pt" style:font-size-complex="10pt"/>
    </style:style>
    <style:style style:name="T247_2" style:family="text">
      <style:text-properties fo:font-size="10pt" style:font-size-asian="10pt" style:font-size-complex="10pt"/>
    </style:style>
    <style:style style:name="T247_3" style:family="text">
      <style:text-properties fo:font-size="10pt" style:font-size-asian="10pt" style:font-size-complex="10pt"/>
    </style:style>
    <style:style style:name="T247_4" style:family="text">
      <style:text-properties fo:font-size="10pt" style:font-size-asian="10pt" style:font-size-complex="10pt"/>
    </style:style>
    <style:style style:name="T247_5" style:family="text">
      <style:text-properties fo:font-size="10pt" style:font-size-asian="10pt" style:font-size-complex="10pt"/>
    </style:style>
    <style:style style:name="T247_6" style:family="text">
      <style:text-properties fo:font-size="10pt" style:font-size-asian="10pt" style:font-size-complex="10pt"/>
    </style:style>
    <style:style style:name="T247_7" style:family="text">
      <style:text-properties fo:font-size="10pt" style:font-size-asian="10pt" style:font-size-complex="10pt"/>
    </style:style>
    <style:style style:name="T247_8" style:family="text">
      <style:text-properties fo:font-size="10pt" style:font-size-asian="10pt" style:font-size-complex="10pt"/>
    </style:style>
    <style:style style:name="T247_9" style:family="text">
      <style:text-properties fo:font-size="10pt" style:font-size-asian="10pt" style:font-size-complex="10pt"/>
    </style:style>
    <style:style style:name="T247_10" style:family="text"/>
    <style:style style:name="T247_11" style:family="text">
      <style:text-properties fo:color="#1155cc" fo:font-size="10pt" style:font-size-asian="10pt" style:font-size-complex="10pt" style:text-underline-style="solid" style:text-underline-color="font-color"/>
    </style:style>
    <style:style style:name="T247_12" style:family="text"/>
    <style:style style:name="T247_13" style:family="text">
      <style:text-properties fo:color="#1155cc" fo:font-size="10pt" style:font-size-asian="10pt" style:font-size-complex="10pt" style:text-underline-style="solid" style:text-underline-color="font-color"/>
    </style:style>
    <style:style style:name="T247_14" style:family="text"/>
    <style:style style:name="T247_15" style:family="text">
      <style:text-properties fo:color="#1155cc" fo:font-size="10pt" style:font-size-asian="10pt" style:font-size-complex="10pt" style:text-underline-style="solid" style:text-underline-color="font-color"/>
    </style:style>
    <style:style style:name="T247_16" style:family="text"/>
    <style:style style:name="T247_17" style:family="text">
      <style:text-properties fo:color="#1155cc" fo:font-size="10pt" style:font-size-asian="10pt" style:font-size-complex="10pt" style:text-underline-style="solid" style:text-underline-color="font-color"/>
    </style:style>
    <style:style style:name="T247_18" style:family="text"/>
    <style:style style:name="T247_19" style:family="text">
      <style:text-properties fo:color="#1155cc" fo:font-size="10pt" style:font-size-asian="10pt" style:font-size-complex="10pt" style:text-underline-style="solid" style:text-underline-color="font-color"/>
    </style:style>
    <style:style style:name="T247_20" style:family="text"/>
    <style:style style:name="T247_21" style:family="text">
      <style:text-properties fo:color="#1155cc" fo:font-size="10pt" style:font-size-asian="10pt" style:font-size-complex="10pt" style:text-underline-style="solid" style:text-underline-color="font-color"/>
    </style:style>
    <style:style style:name="T247_22" style:family="text"/>
    <style:style style:name="T247_23" style:family="text">
      <style:text-properties fo:color="#1155cc" fo:font-size="10pt" style:font-size-asian="10pt" style:font-size-complex="10pt" style:text-underline-style="solid" style:text-underline-color="font-color"/>
    </style:style>
    <style:style style:name="T247_24" style:family="text"/>
    <style:style style:name="T247_25" style:family="text">
      <style:text-properties fo:color="#1155cc" fo:font-size="10pt" style:font-size-asian="10pt" style:font-size-complex="10pt" style:text-underline-style="solid" style:text-underline-color="font-color"/>
    </style:style>
    <style:style style:name="T247_26" style:family="text"/>
    <style:style style:name="T247_27" style:family="text">
      <style:text-properties fo:color="#1155cc" fo:font-size="10pt" style:font-size-asian="10pt" style:font-size-complex="10pt" style:text-underline-style="solid" style:text-underline-color="font-color"/>
    </style:style>
    <style:style style:name="T247_28" style:family="text"/>
    <style:style style:name="T247_29" style:family="text">
      <style:text-properties fo:color="#1155cc" fo:font-size="10pt" style:font-size-asian="10pt" style:font-size-complex="10pt" style:text-underline-style="solid" style:text-underline-color="font-color"/>
    </style:style>
    <style:style style:name="T247_30" style:family="text"/>
    <style:style style:name="T247_31" style:family="text">
      <style:text-properties fo:color="#1155cc" fo:font-size="10pt" style:font-size-asian="10pt" style:font-size-complex="10pt" style:text-underline-style="solid" style:text-underline-color="font-color"/>
    </style:style>
    <style:style style:name="T247_32" style:family="text"/>
    <style:style style:name="T247_33" style:family="text">
      <style:text-properties fo:color="#1155cc" fo:font-size="10pt" style:font-size-asian="10pt" style:font-size-complex="10pt" style:text-underline-style="solid" style:text-underline-color="font-color"/>
    </style:style>
    <style:style style:name="T247_34" style:family="text"/>
    <style:style style:name="T247_35" style:family="text">
      <style:text-properties fo:color="#1155cc" fo:font-size="10pt" style:font-size-asian="10pt" style:font-size-complex="10pt" style:text-underline-style="solid" style:text-underline-color="font-color"/>
    </style:style>
    <style:style style:name="T247_36" style:family="text"/>
    <style:style style:name="T247_37" style:family="text">
      <style:text-properties fo:color="#1155cc" fo:font-size="10pt" style:font-size-asian="10pt" style:font-size-complex="10pt" style:text-underline-style="solid" style:text-underline-color="font-color"/>
    </style:style>
    <style:style style:name="T247_38" style:family="text"/>
    <style:style style:name="T247_39" style:family="text"/>
    <style:style style:name="T247_40" style:family="text"/>
    <style:style style:name="T247_41" style:family="text"/>
    <style:style style:name="T247_42" style:family="text"/>
    <style:style style:name="T247_43" style:family="text"/>
    <style:style style:name="T247_44" style:family="text"/>
    <style:style style:name="T247_45" style:family="text"/>
    <style:style style:name="T247_46" style:family="text"/>
    <style:style style:name="T247_47" style:family="text"/>
    <style:style style:name="T247_48" style:family="text"/>
    <style:style style:name="T247_49" style:family="text"/>
    <style:style style:name="T247_50" style:family="text">
      <style:text-properties fo:color="#1155cc" style:text-underline-style="solid" style:text-underline-color="font-color"/>
    </style:style>
    <style:style style:name="T247_51" style:family="text"/>
    <style:style style:name="T247_52" style:family="text">
      <style:text-properties fo:color="#1155cc" style:text-underline-style="solid" style:text-underline-color="font-color"/>
    </style:style>
    <style:style style:name="T247_53" style:family="text"/>
    <style:style style:name="T247_54" style:family="text">
      <style:text-properties fo:color="#1155cc" style:text-underline-style="solid" style:text-underline-color="font-color"/>
    </style:style>
    <style:style style:name="T247_55" style:family="text"/>
    <style:style style:name="T247_56" style:family="text">
      <style:text-properties fo:color="#1155cc" style:text-underline-style="solid" style:text-underline-color="font-color"/>
    </style:style>
    <style:style style:name="T247_57" style:family="text"/>
    <style:style style:name="T247_58" style:family="text">
      <style:text-properties fo:color="#1155cc" style:text-underline-style="solid" style:text-underline-color="font-color"/>
    </style:style>
    <style:style style:name="T247_59" style:family="text"/>
    <style:style style:name="T247_60" style:family="text">
      <style:text-properties fo:color="#1155cc" style:text-underline-style="solid" style:text-underline-color="font-color"/>
    </style:style>
    <style:style style:name="T247_61" style:family="text" style:parent-style-name="Standard"/>
    <style:style style:name="P248" style:family="paragraph" style:parent-style-name="Standard">
      <style:paragraph-properties fo:break-before="auto" style:writing-mode="lr-tb"/>
    </style:style>
    <style:style style:name="T248_1" style:family="text">
      <style:text-properties fo:font-size="10pt" style:font-size-asian="10pt" style:font-size-complex="10pt"/>
    </style:style>
    <style:style style:name="T248_2" style:family="text">
      <style:text-properties fo:font-size="10pt" style:font-size-asian="10pt" style:font-size-complex="10pt"/>
    </style:style>
    <style:style style:name="T248_3" style:family="text">
      <style:text-properties fo:font-size="10pt" style:font-size-asian="10pt" style:font-size-complex="10pt"/>
    </style:style>
    <style:style style:name="T248_4" style:family="text">
      <style:text-properties fo:font-size="10pt" style:font-size-asian="10pt" style:font-size-complex="10pt"/>
    </style:style>
    <style:style style:name="T248_5" style:family="text">
      <style:text-properties fo:font-size="10pt" style:font-size-asian="10pt" style:font-size-complex="10pt"/>
    </style:style>
    <style:style style:name="T248_6" style:family="text">
      <style:text-properties fo:font-size="10pt" style:font-size-asian="10pt" style:font-size-complex="10pt"/>
    </style:style>
    <style:style style:name="T248_7" style:family="text">
      <style:text-properties fo:font-size="10pt" style:font-size-asian="10pt" style:font-size-complex="10pt"/>
    </style:style>
    <style:style style:name="T248_8" style:family="text">
      <style:text-properties fo:font-size="10pt" style:font-size-asian="10pt" style:font-size-complex="10pt"/>
    </style:style>
    <style:style style:name="T248_9" style:family="text">
      <style:text-properties fo:font-size="10pt" style:font-size-asian="10pt" style:font-size-complex="10pt"/>
    </style:style>
    <style:style style:name="T248_10" style:family="text">
      <style:text-properties fo:font-size="10pt" style:font-size-asian="10pt" style:font-size-complex="10pt"/>
    </style:style>
    <style:style style:name="T248_11" style:family="text">
      <style:text-properties fo:font-size="10pt" style:font-size-asian="10pt" style:font-size-complex="10pt"/>
    </style:style>
    <style:style style:name="T248_12" style:family="text">
      <style:text-properties fo:font-size="10pt" style:font-size-asian="10pt" style:font-size-complex="10pt"/>
    </style:style>
    <style:style style:name="T248_13" style:family="text">
      <style:text-properties fo:font-size="10pt" style:font-size-asian="10pt" style:font-size-complex="10pt"/>
    </style:style>
    <style:style style:name="T248_14" style:family="text">
      <style:text-properties fo:font-size="10pt" style:font-size-asian="10pt" style:font-size-complex="10pt"/>
    </style:style>
    <style:style style:name="T248_15" style:family="text">
      <style:text-properties fo:font-size="10pt" style:font-size-asian="10pt" style:font-size-complex="10pt"/>
    </style:style>
    <style:style style:name="T248_16" style:family="text">
      <style:text-properties fo:font-size="10pt" style:font-size-asian="10pt" style:font-size-complex="10pt"/>
    </style:style>
    <style:style style:name="T248_17" style:family="text">
      <style:text-properties fo:font-size="10pt" style:font-size-asian="10pt" style:font-size-complex="10pt"/>
    </style:style>
    <style:style style:name="T248_18" style:family="text">
      <style:text-properties fo:font-size="10pt" style:font-size-asian="10pt" style:font-size-complex="10pt"/>
    </style:style>
    <style:style style:name="T248_19" style:family="text">
      <style:text-properties fo:font-size="10pt" style:font-size-asian="10pt" style:font-size-complex="10pt"/>
    </style:style>
    <style:style style:name="T248_20" style:family="text">
      <style:text-properties fo:font-size="10pt" style:font-size-asian="10pt" style:font-size-complex="10pt"/>
    </style:style>
    <style:style style:name="T248_21" style:family="text">
      <style:text-properties fo:font-size="10pt" style:font-size-asian="10pt" style:font-size-complex="10pt"/>
    </style:style>
    <style:style style:name="T248_22" style:family="text">
      <style:text-properties fo:font-size="10pt" style:font-size-asian="10pt" style:font-size-complex="10pt"/>
    </style:style>
    <style:style style:name="T248_23" style:family="text">
      <style:text-properties fo:font-size="10pt" style:font-size-asian="10pt" style:font-size-complex="10pt"/>
    </style:style>
    <style:style style:name="T248_24" style:family="text">
      <style:text-properties fo:font-size="10pt" style:font-size-asian="10pt" style:font-size-complex="10pt"/>
    </style:style>
    <style:style style:name="T248_25" style:family="text">
      <style:text-properties fo:font-size="10pt" style:font-size-asian="10pt" style:font-size-complex="10pt"/>
    </style:style>
    <style:style style:name="T248_26" style:family="text">
      <style:text-properties fo:font-size="10pt" style:font-size-asian="10pt" style:font-size-complex="10pt"/>
    </style:style>
    <style:style style:name="T248_27" style:family="text">
      <style:text-properties fo:font-size="10pt" style:font-size-asian="10pt" style:font-size-complex="10pt"/>
    </style:style>
    <style:style style:name="T248_28" style:family="text"/>
    <style:style style:name="T248_29" style:family="text">
      <style:text-properties fo:color="#1155cc" fo:font-size="10pt" style:font-size-asian="10pt" style:font-size-complex="10pt" style:text-underline-style="solid" style:text-underline-color="font-color"/>
    </style:style>
    <style:style style:name="T248_30" style:family="text"/>
    <style:style style:name="T248_31" style:family="text">
      <style:text-properties fo:color="#1155cc" fo:font-size="10pt" style:font-size-asian="10pt" style:font-size-complex="10pt" style:text-underline-style="solid" style:text-underline-color="font-color"/>
    </style:style>
    <style:style style:name="T248_32" style:family="text"/>
    <style:style style:name="T248_33" style:family="text">
      <style:text-properties fo:color="#1155cc" fo:font-size="10pt" style:font-size-asian="10pt" style:font-size-complex="10pt" style:text-underline-style="solid" style:text-underline-color="font-color"/>
    </style:style>
    <style:style style:name="T248_34" style:family="text"/>
    <style:style style:name="T248_35" style:family="text">
      <style:text-properties fo:color="#1155cc" fo:font-size="10pt" style:font-size-asian="10pt" style:font-size-complex="10pt" style:text-underline-style="solid" style:text-underline-color="font-color"/>
    </style:style>
    <style:style style:name="T248_36" style:family="text"/>
    <style:style style:name="T248_37" style:family="text">
      <style:text-properties fo:color="#1155cc" fo:font-size="10pt" style:font-size-asian="10pt" style:font-size-complex="10pt" style:text-underline-style="solid" style:text-underline-color="font-color"/>
    </style:style>
    <style:style style:name="T248_38" style:family="text"/>
    <style:style style:name="T248_39" style:family="text">
      <style:text-properties fo:color="#1155cc" fo:font-size="10pt" style:font-size-asian="10pt" style:font-size-complex="10pt" style:text-underline-style="solid" style:text-underline-color="font-color"/>
    </style:style>
    <style:style style:name="T248_40" style:family="text"/>
    <style:style style:name="T248_41" style:family="text">
      <style:text-properties fo:color="#1155cc" fo:font-size="10pt" style:font-size-asian="10pt" style:font-size-complex="10pt" style:text-underline-style="solid" style:text-underline-color="font-color"/>
    </style:style>
    <style:style style:name="T248_42" style:family="text"/>
    <style:style style:name="T248_43" style:family="text">
      <style:text-properties fo:color="#1155cc" fo:font-size="10pt" style:font-size-asian="10pt" style:font-size-complex="10pt" style:text-underline-style="solid" style:text-underline-color="font-color"/>
    </style:style>
    <style:style style:name="T248_44" style:family="text"/>
    <style:style style:name="T248_45" style:family="text">
      <style:text-properties fo:color="#1155cc" fo:font-size="10pt" style:font-size-asian="10pt" style:font-size-complex="10pt" style:text-underline-style="solid" style:text-underline-color="font-color"/>
    </style:style>
    <style:style style:name="T248_46" style:family="text"/>
    <style:style style:name="T248_47" style:family="text">
      <style:text-properties fo:color="#1155cc" fo:font-size="10pt" style:font-size-asian="10pt" style:font-size-complex="10pt" style:text-underline-style="solid" style:text-underline-color="font-color"/>
    </style:style>
    <style:style style:name="T248_48" style:family="text"/>
    <style:style style:name="T248_49" style:family="text">
      <style:text-properties fo:color="#1155cc" fo:font-size="10pt" style:font-size-asian="10pt" style:font-size-complex="10pt" style:text-underline-style="solid" style:text-underline-color="font-color"/>
    </style:style>
    <style:style style:name="T248_50" style:family="text"/>
    <style:style style:name="T248_51" style:family="text">
      <style:text-properties fo:color="#1155cc" fo:font-size="10pt" style:font-size-asian="10pt" style:font-size-complex="10pt" style:text-underline-style="solid" style:text-underline-color="font-color"/>
    </style:style>
    <style:style style:name="T248_52" style:family="text"/>
    <style:style style:name="T248_53" style:family="text">
      <style:text-properties fo:color="#1155cc" fo:font-size="10pt" style:font-size-asian="10pt" style:font-size-complex="10pt" style:text-underline-style="solid" style:text-underline-color="font-color"/>
    </style:style>
    <style:style style:name="T248_54" style:family="text"/>
    <style:style style:name="T248_55" style:family="text">
      <style:text-properties fo:color="#1155cc" fo:font-size="10pt" style:font-size-asian="10pt" style:font-size-complex="10pt" style:text-underline-style="solid" style:text-underline-color="font-color"/>
    </style:style>
    <style:style style:name="T248_56" style:family="text"/>
    <style:style style:name="T248_57" style:family="text">
      <style:text-properties fo:color="#1155cc" fo:font-size="10pt" style:font-size-asian="10pt" style:font-size-complex="10pt" style:text-underline-style="solid" style:text-underline-color="font-color"/>
    </style:style>
    <style:style style:name="T248_58" style:family="text"/>
    <style:style style:name="T248_59" style:family="text">
      <style:text-properties fo:color="#1155cc" fo:font-size="10pt" style:font-size-asian="10pt" style:font-size-complex="10pt" style:text-underline-style="solid" style:text-underline-color="font-color"/>
    </style:style>
    <style:style style:name="T248_60" style:family="text"/>
    <style:style style:name="T248_61" style:family="text">
      <style:text-properties fo:color="#1155cc" fo:font-size="10pt" style:font-size-asian="10pt" style:font-size-complex="10pt" style:text-underline-style="solid" style:text-underline-color="font-color"/>
    </style:style>
    <style:style style:name="T248_62" style:family="text"/>
    <style:style style:name="T248_63" style:family="text">
      <style:text-properties fo:color="#1155cc" fo:font-size="10pt" style:font-size-asian="10pt" style:font-size-complex="10pt" style:text-underline-style="solid" style:text-underline-color="font-color"/>
    </style:style>
    <style:style style:name="T248_64" style:family="text"/>
    <style:style style:name="T248_65" style:family="text">
      <style:text-properties fo:color="#1155cc" fo:font-size="10pt" style:font-size-asian="10pt" style:font-size-complex="10pt" style:text-underline-style="solid" style:text-underline-color="font-color"/>
    </style:style>
    <style:style style:name="T248_66" style:family="text"/>
    <style:style style:name="T248_67" style:family="text">
      <style:text-properties fo:color="#1155cc" fo:font-size="10pt" style:font-size-asian="10pt" style:font-size-complex="10pt" style:text-underline-style="solid" style:text-underline-color="font-color"/>
    </style:style>
    <style:style style:name="T248_68" style:family="text"/>
    <style:style style:name="T248_69" style:family="text">
      <style:text-properties fo:color="#1155cc" fo:font-size="10pt" style:font-size-asian="10pt" style:font-size-complex="10pt" style:text-underline-style="solid" style:text-underline-color="font-color"/>
    </style:style>
    <style:style style:name="T248_70" style:family="text"/>
    <style:style style:name="T248_71" style:family="text">
      <style:text-properties fo:color="#1155cc" fo:font-size="10pt" style:font-size-asian="10pt" style:font-size-complex="10pt" style:text-underline-style="solid" style:text-underline-color="font-color"/>
    </style:style>
    <style:style style:name="T248_72" style:family="text"/>
    <style:style style:name="T248_73" style:family="text">
      <style:text-properties fo:color="#1155cc" fo:font-size="10pt" style:font-size-asian="10pt" style:font-size-complex="10pt" style:text-underline-style="solid" style:text-underline-color="font-color"/>
    </style:style>
    <style:style style:name="T248_74" style:family="text"/>
    <style:style style:name="T248_75" style:family="text">
      <style:text-properties fo:color="#1155cc" fo:font-size="10pt" style:font-size-asian="10pt" style:font-size-complex="10pt" style:text-underline-style="solid" style:text-underline-color="font-color"/>
    </style:style>
    <style:style style:name="T248_76" style:family="text"/>
    <style:style style:name="T248_77" style:family="text">
      <style:text-properties fo:color="#1155cc" fo:font-size="10pt" style:font-size-asian="10pt" style:font-size-complex="10pt" style:text-underline-style="solid" style:text-underline-color="font-color"/>
    </style:style>
    <style:style style:name="T248_78" style:family="text"/>
    <style:style style:name="T248_79" style:family="text">
      <style:text-properties fo:color="#1155cc" fo:font-size="10pt" style:font-size-asian="10pt" style:font-size-complex="10pt" style:text-underline-style="solid" style:text-underline-color="font-color"/>
    </style:style>
    <style:style style:name="T248_80" style:family="text"/>
    <style:style style:name="T248_81" style:family="text">
      <style:text-properties fo:color="#1155cc" fo:font-size="10pt" style:font-size-asian="10pt" style:font-size-complex="10pt" style:text-underline-style="solid" style:text-underline-color="font-color"/>
    </style:style>
    <style:style style:name="T248_82" style:family="text"/>
    <style:style style:name="T248_83" style:family="text">
      <style:text-properties fo:color="#1155cc" fo:font-size="10pt" style:font-size-asian="10pt" style:font-size-complex="10pt" style:text-underline-style="solid" style:text-underline-color="font-color"/>
    </style:style>
    <style:style style:name="T248_84" style:family="text"/>
    <style:style style:name="T248_85" style:family="text">
      <style:text-properties fo:color="#1155cc" fo:font-size="10pt" style:font-size-asian="10pt" style:font-size-complex="10pt" style:text-underline-style="solid" style:text-underline-color="font-color"/>
    </style:style>
    <style:style style:name="T248_86" style:family="text"/>
    <style:style style:name="T248_87" style:family="text">
      <style:text-properties fo:color="#1155cc" fo:font-size="10pt" style:font-size-asian="10pt" style:font-size-complex="10pt" style:text-underline-style="solid" style:text-underline-color="font-color"/>
    </style:style>
    <style:style style:name="T248_88" style:family="text"/>
    <style:style style:name="T248_89" style:family="text">
      <style:text-properties fo:color="#1155cc" fo:font-size="10pt" style:font-size-asian="10pt" style:font-size-complex="10pt" style:text-underline-style="solid" style:text-underline-color="font-color"/>
    </style:style>
    <style:style style:name="T248_90" style:family="text"/>
    <style:style style:name="T248_91" style:family="text">
      <style:text-properties fo:color="#1155cc" fo:font-size="10pt" style:font-size-asian="10pt" style:font-size-complex="10pt" style:text-underline-style="solid" style:text-underline-color="font-color"/>
    </style:style>
    <style:style style:name="T248_92" style:family="text"/>
    <style:style style:name="T248_93" style:family="text">
      <style:text-properties fo:color="#1155cc" fo:font-size="10pt" style:font-size-asian="10pt" style:font-size-complex="10pt" style:text-underline-style="solid" style:text-underline-color="font-color"/>
    </style:style>
    <style:style style:name="T248_94" style:family="text"/>
    <style:style style:name="T248_95" style:family="text">
      <style:text-properties fo:color="#1155cc" fo:font-size="10pt" style:font-size-asian="10pt" style:font-size-complex="10pt" style:text-underline-style="solid" style:text-underline-color="font-color"/>
    </style:style>
    <style:style style:name="T248_96" style:family="text"/>
    <style:style style:name="T248_97" style:family="text">
      <style:text-properties fo:color="#1155cc" fo:font-size="10pt" style:font-size-asian="10pt" style:font-size-complex="10pt" style:text-underline-style="solid" style:text-underline-color="font-color"/>
    </style:style>
    <style:style style:name="T248_98" style:family="text"/>
    <style:style style:name="T248_99" style:family="text"/>
    <style:style style:name="T248_100" style:family="text"/>
    <style:style style:name="T248_101" style:family="text"/>
    <style:style style:name="T248_102" style:family="text"/>
    <style:style style:name="T248_103" style:family="text"/>
    <style:style style:name="T248_104" style:family="text"/>
    <style:style style:name="T248_105" style:family="text"/>
    <style:style style:name="T248_106" style:family="text"/>
    <style:style style:name="T248_107" style:family="text"/>
    <style:style style:name="T248_108" style:family="text"/>
    <style:style style:name="T248_109" style:family="text"/>
    <style:style style:name="T248_110" style:family="text"/>
    <style:style style:name="T248_111" style:family="text"/>
    <style:style style:name="T248_112" style:family="text"/>
    <style:style style:name="T248_113" style:family="text"/>
    <style:style style:name="T248_114" style:family="text"/>
    <style:style style:name="T248_115" style:family="text"/>
    <style:style style:name="T248_116" style:family="text"/>
    <style:style style:name="T248_117" style:family="text"/>
    <style:style style:name="T248_118" style:family="text"/>
    <style:style style:name="T248_119" style:family="text"/>
    <style:style style:name="T248_120" style:family="text"/>
    <style:style style:name="T248_121" style:family="text"/>
    <style:style style:name="T248_122" style:family="text"/>
    <style:style style:name="T248_123" style:family="text"/>
    <style:style style:name="T248_124" style:family="text"/>
    <style:style style:name="T248_125" style:family="text"/>
    <style:style style:name="T248_126" style:family="text"/>
    <style:style style:name="T248_127" style:family="text"/>
    <style:style style:name="T248_128" style:family="text"/>
    <style:style style:name="T248_129" style:family="text"/>
    <style:style style:name="T248_130" style:family="text"/>
    <style:style style:name="T248_131" style:family="text"/>
    <style:style style:name="T248_132" style:family="text"/>
    <style:style style:name="T248_133" style:family="text"/>
    <style:style style:name="T248_134" style:family="text"/>
    <style:style style:name="T248_135" style:family="text"/>
    <style:style style:name="T248_136" style:family="text"/>
    <style:style style:name="T248_137" style:family="text"/>
    <style:style style:name="T248_138" style:family="text"/>
    <style:style style:name="T248_139" style:family="text"/>
    <style:style style:name="T248_140" style:family="text"/>
    <style:style style:name="T248_141" style:family="text"/>
    <style:style style:name="T248_142" style:family="text"/>
    <style:style style:name="T248_143" style:family="text"/>
    <style:style style:name="T248_144" style:family="text"/>
    <style:style style:name="T248_145" style:family="text"/>
    <style:style style:name="T248_146" style:family="text"/>
    <style:style style:name="T248_147" style:family="text"/>
    <style:style style:name="T248_148" style:family="text"/>
    <style:style style:name="T248_149" style:family="text"/>
    <style:style style:name="T248_150" style:family="text"/>
    <style:style style:name="T248_151" style:family="text"/>
    <style:style style:name="T248_152" style:family="text"/>
    <style:style style:name="T248_153" style:family="text"/>
    <style:style style:name="T248_154" style:family="text"/>
    <style:style style:name="T248_155" style:family="text"/>
    <style:style style:name="T248_156" style:family="text"/>
    <style:style style:name="P249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250" style:family="paragraph" style:parent-style-name="Standard">
      <style:paragraph-properties fo:break-before="auto" style:writing-mode="lr-tb"/>
    </style:style>
    <style:style style:name="P251" style:family="paragraph" style:parent-style-name="Standard">
      <style:paragraph-properties fo:break-before="auto" fo:margin-top="0cm" fo:margin-bottom="0cm" style:writing-mode="lr-tb"/>
    </style:style>
    <style:style style:name="T251_1" style:family="text">
      <style:text-properties fo:font-weight="bold" style:font-weight-asian="bold" style:font-weight-complex="bold"/>
    </style:style>
    <style:style style:name="T251_2" style:family="text">
      <style:text-properties fo:font-weight="bold" style:font-weight-asian="bold" style:font-weight-complex="bold"/>
    </style:style>
    <style:style style:name="T251_3" style:family="text">
      <style:text-properties fo:font-weight="bold" style:font-weight-asian="bold" style:font-weight-complex="bold"/>
    </style:style>
    <style:style style:name="T251_4" style:family="text">
      <style:text-properties fo:font-weight="bold" style:font-weight-asian="bold" style:font-weight-complex="bold"/>
    </style:style>
    <style:style style:name="T251_5" style:family="text">
      <style:text-properties fo:font-weight="bold" style:font-weight-asian="bold" style:font-weight-complex="bold"/>
    </style:style>
    <style:style style:name="T251_6" style:family="text">
      <style:text-properties fo:font-weight="bold" style:font-weight-asian="bold" style:font-weight-complex="bold"/>
    </style:style>
    <style:style style:name="T251_7" style:family="text">
      <style:text-properties fo:font-weight="bold" style:font-weight-asian="bold" style:font-weight-complex="bold"/>
    </style:style>
    <style:style style:name="T251_8" style:family="text">
      <style:text-properties fo:font-weight="bold" style:font-weight-asian="bold" style:font-weight-complex="bold"/>
    </style:style>
    <style:style style:name="T251_9" style:family="text">
      <style:text-properties fo:font-weight="bold" style:font-weight-asian="bold" style:font-weight-complex="bold"/>
    </style:style>
    <style:style style:name="T251_10" style:family="text">
      <style:text-properties fo:font-weight="bold" style:font-weight-asian="bold" style:font-weight-complex="bold"/>
    </style:style>
    <style:style style:name="T251_11" style:family="text">
      <style:text-properties fo:font-weight="bold" style:font-weight-asian="bold" style:font-weight-complex="bold"/>
    </style:style>
    <style:style style:name="T251_12" style:family="text">
      <style:text-properties fo:font-weight="bold" style:font-weight-asian="bold" style:font-weight-complex="bold"/>
    </style:style>
    <style:style style:name="T251_13" style:family="text">
      <style:text-properties fo:font-weight="bold" style:font-weight-asian="bold" style:font-weight-complex="bold"/>
    </style:style>
    <style:style style:name="T251_14" style:family="text">
      <style:text-properties fo:font-weight="bold" style:font-weight-asian="bold" style:font-weight-complex="bold"/>
    </style:style>
    <style:style style:name="T251_15" style:family="text">
      <style:text-properties fo:font-weight="bold" style:font-weight-asian="bold" style:font-weight-complex="bold"/>
    </style:style>
    <style:style style:name="T251_16" style:family="text">
      <style:text-properties fo:font-weight="bold" style:font-weight-asian="bold" style:font-weight-complex="bold"/>
    </style:style>
    <style:style style:name="T251_17" style:family="text">
      <style:text-properties fo:font-weight="bold" style:font-weight-asian="bold" style:font-weight-complex="bold"/>
    </style:style>
    <style:style style:name="T251_18" style:family="text">
      <style:text-properties fo:font-weight="bold" style:font-weight-asian="bold" style:font-weight-complex="bold"/>
    </style:style>
    <style:style style:name="T251_19" style:family="text">
      <style:text-properties fo:font-weight="bold" style:font-weight-asian="bold" style:font-weight-complex="bold"/>
    </style:style>
    <style:style style:name="T251_20" style:family="text">
      <style:text-properties fo:font-weight="bold" style:font-weight-asian="bold" style:font-weight-complex="bold"/>
    </style:style>
    <style:style style:name="T251_21" style:family="text">
      <style:text-properties fo:font-weight="bold" style:font-weight-asian="bold" style:font-weight-complex="bold"/>
    </style:style>
    <style:style style:name="T251_22" style:family="text">
      <style:text-properties fo:font-weight="bold" style:font-weight-asian="bold" style:font-weight-complex="bold"/>
    </style:style>
    <style:style style:name="P252" style:family="paragraph" style:parent-style-name="Standard">
      <style:paragraph-properties fo:break-before="auto" style:writing-mode="lr-tb"/>
    </style:style>
    <style:style style:name="P253" style:family="paragraph" style:parent-style-name="Standard">
      <style:paragraph-properties fo:break-before="auto" style:writing-mode="lr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T253_5" style:family="text"/>
    <style:style style:name="T253_6" style:family="text"/>
    <style:style style:name="T253_7" style:family="text"/>
    <style:style style:name="T253_8" style:family="text"/>
    <style:style style:name="T253_9" style:family="text"/>
    <style:style style:name="T253_10" style:family="text"/>
    <style:style style:name="T253_11" style:family="text"/>
    <style:style style:name="T253_12" style:family="text"/>
    <style:style style:name="T253_13" style:family="text"/>
    <style:style style:name="T253_14" style:family="text"/>
    <style:style style:name="T253_15" style:family="text"/>
    <style:style style:name="T253_16" style:family="text"/>
    <style:style style:name="T253_17" style:family="text"/>
    <style:style style:name="T253_18" style:family="text"/>
    <style:style style:name="T253_19" style:family="text"/>
    <style:style style:name="T253_20" style:family="text"/>
    <style:style style:name="T253_21" style:family="text"/>
    <style:style style:name="T253_22" style:family="text"/>
    <style:style style:name="T253_23" style:family="text"/>
    <style:style style:name="T253_24" style:family="text"/>
    <style:style style:name="T253_25" style:family="text"/>
    <style:style style:name="T253_26" style:family="text"/>
    <style:style style:name="T253_27" style:family="text"/>
    <style:style style:name="T253_28" style:family="text"/>
    <style:style style:name="T253_29" style:family="text"/>
    <style:style style:name="T253_30" style:family="text"/>
    <style:style style:name="T253_31" style:family="text"/>
    <style:style style:name="T253_32" style:family="text"/>
    <style:style style:name="T253_33" style:family="text"/>
    <style:style style:name="T253_34" style:family="text"/>
    <style:style style:name="T253_35" style:family="text"/>
    <style:style style:name="T253_36" style:family="text"/>
    <style:style style:name="T253_37" style:family="text"/>
    <style:style style:name="T253_38" style:family="text"/>
    <style:style style:name="T253_39" style:family="text"/>
    <style:style style:name="T253_40" style:family="text"/>
    <style:style style:name="T253_41" style:family="text"/>
    <style:style style:name="T253_42" style:family="text"/>
    <style:style style:name="T253_43" style:family="text"/>
    <style:style style:name="T253_44" style:family="text"/>
    <style:style style:name="T253_45" style:family="text"/>
    <style:style style:name="T253_46" style:family="text"/>
    <style:style style:name="T253_47" style:family="text"/>
    <style:style style:name="T253_48" style:family="text"/>
    <style:style style:name="T253_49" style:family="text"/>
    <style:style style:name="T253_50" style:family="text"/>
    <style:style style:name="T253_51" style:family="text"/>
    <style:style style:name="T253_52" style:family="text"/>
    <style:style style:name="T253_53" style:family="text"/>
    <style:style style:name="T253_54" style:family="text"/>
    <style:style style:name="T253_55" style:family="text"/>
    <style:style style:name="T253_56" style:family="text"/>
    <style:style style:name="T253_57" style:family="text"/>
    <style:style style:name="T253_58" style:family="text"/>
    <style:style style:name="T253_59" style:family="text"/>
    <style:style style:name="T253_60" style:family="text"/>
    <style:style style:name="T253_61" style:family="text"/>
    <style:style style:name="T253_62" style:family="text"/>
    <style:style style:name="T253_63" style:family="text"/>
    <style:style style:name="T253_64" style:family="text"/>
    <style:style style:name="T253_65" style:family="text"/>
    <style:style style:name="T253_66" style:family="text"/>
    <style:style style:name="T253_67" style:family="text"/>
    <style:style style:name="T253_68" style:family="text"/>
    <style:style style:name="T253_69" style:family="text"/>
    <style:style style:name="T253_70" style:family="text"/>
    <style:style style:name="T253_71" style:family="text"/>
    <style:style style:name="T253_72" style:family="text"/>
    <style:style style:name="T253_73" style:family="text"/>
    <style:style style:name="T253_74" style:family="text"/>
    <style:style style:name="T253_75" style:family="text"/>
    <style:style style:name="T253_76" style:family="text"/>
    <style:style style:name="T253_77" style:family="text"/>
    <style:style style:name="T253_78" style:family="text">
      <style:text-properties fo:color="#1155cc" style:text-underline-style="solid" style:text-underline-color="font-color"/>
    </style:style>
    <style:style style:name="T253_79" style:family="text"/>
    <style:style style:name="T253_80" style:family="text">
      <style:text-properties fo:color="#1155cc" style:text-underline-style="solid" style:text-underline-color="font-color"/>
    </style:style>
    <style:style style:name="T253_81" style:family="text"/>
    <style:style style:name="T253_82" style:family="text">
      <style:text-properties fo:color="#1155cc" style:text-underline-style="solid" style:text-underline-color="font-color"/>
    </style:style>
    <style:style style:name="T253_83" style:family="text"/>
    <style:style style:name="T253_84" style:family="text">
      <style:text-properties fo:color="#1155cc" style:text-underline-style="solid" style:text-underline-color="font-color"/>
    </style:style>
    <style:style style:name="T253_85" style:family="text"/>
    <style:style style:name="T253_86" style:family="text">
      <style:text-properties fo:color="#1155cc" style:text-underline-style="solid" style:text-underline-color="font-color"/>
    </style:style>
    <style:style style:name="T253_87" style:family="text"/>
    <style:style style:name="T253_88" style:family="text">
      <style:text-properties fo:color="#1155cc" style:text-underline-style="solid" style:text-underline-color="font-color"/>
    </style:style>
    <style:style style:name="T253_89" style:family="text"/>
    <style:style style:name="T253_90" style:family="text">
      <style:text-properties fo:color="#1155cc" style:text-underline-style="solid" style:text-underline-color="font-color"/>
    </style:style>
    <style:style style:name="T253_91" style:family="text" style:parent-style-name="Standard"/>
    <style:style style:name="P254" style:family="paragraph" style:parent-style-name="Standard">
      <style:paragraph-properties fo:break-before="auto" style:writing-mode="lr-tb"/>
    </style:style>
    <style:style style:name="T254_1" style:family="text">
      <style:text-properties fo:font-size="10pt" style:font-size-asian="10pt" style:font-size-complex="10pt"/>
    </style:style>
    <style:style style:name="T254_2" style:family="text">
      <style:text-properties fo:font-size="10pt" style:font-size-asian="10pt" style:font-size-complex="10pt"/>
    </style:style>
    <style:style style:name="T254_3" style:family="text">
      <style:text-properties fo:font-size="10pt" style:font-size-asian="10pt" style:font-size-complex="10pt"/>
    </style:style>
    <style:style style:name="T254_4" style:family="text">
      <style:text-properties fo:font-size="10pt" style:font-size-asian="10pt" style:font-size-complex="10pt"/>
    </style:style>
    <style:style style:name="T254_5" style:family="text">
      <style:text-properties fo:font-size="10pt" style:font-size-asian="10pt" style:font-size-complex="10pt"/>
    </style:style>
    <style:style style:name="T254_6" style:family="text">
      <style:text-properties fo:font-size="10pt" style:font-size-asian="10pt" style:font-size-complex="10pt"/>
    </style:style>
    <style:style style:name="T254_7" style:family="text">
      <style:text-properties fo:font-size="10pt" style:font-size-asian="10pt" style:font-size-complex="10pt"/>
    </style:style>
    <style:style style:name="T254_8" style:family="text">
      <style:text-properties fo:font-size="10pt" style:font-size-asian="10pt" style:font-size-complex="10pt"/>
    </style:style>
    <style:style style:name="T254_9" style:family="text">
      <style:text-properties fo:font-size="10pt" style:font-size-asian="10pt" style:font-size-complex="10pt"/>
    </style:style>
    <style:style style:name="T254_10" style:family="text">
      <style:text-properties fo:font-size="10pt" style:font-size-asian="10pt" style:font-size-complex="10pt"/>
    </style:style>
    <style:style style:name="T254_11" style:family="text">
      <style:text-properties fo:font-size="10pt" style:font-size-asian="10pt" style:font-size-complex="10pt"/>
    </style:style>
    <style:style style:name="T254_12" style:family="text">
      <style:text-properties fo:font-size="10pt" style:font-size-asian="10pt" style:font-size-complex="10pt"/>
    </style:style>
    <style:style style:name="T254_13" style:family="text">
      <style:text-properties fo:font-size="10pt" style:font-size-asian="10pt" style:font-size-complex="10pt"/>
    </style:style>
    <style:style style:name="T254_14" style:family="text"/>
    <style:style style:name="T254_15" style:family="text">
      <style:text-properties fo:color="#1155cc" fo:font-size="10pt" style:font-size-asian="10pt" style:font-size-complex="10pt" style:text-underline-style="solid" style:text-underline-color="font-color"/>
    </style:style>
    <style:style style:name="T254_16" style:family="text"/>
    <style:style style:name="T254_17" style:family="text">
      <style:text-properties fo:color="#1155cc" fo:font-size="10pt" style:font-size-asian="10pt" style:font-size-complex="10pt" style:text-underline-style="solid" style:text-underline-color="font-color"/>
    </style:style>
    <style:style style:name="T254_18" style:family="text"/>
    <style:style style:name="T254_19" style:family="text">
      <style:text-properties fo:color="#1155cc" fo:font-size="10pt" style:font-size-asian="10pt" style:font-size-complex="10pt" style:text-underline-style="solid" style:text-underline-color="font-color"/>
    </style:style>
    <style:style style:name="T254_20" style:family="text"/>
    <style:style style:name="T254_21" style:family="text">
      <style:text-properties fo:color="#1155cc" fo:font-size="10pt" style:font-size-asian="10pt" style:font-size-complex="10pt" style:text-underline-style="solid" style:text-underline-color="font-color"/>
    </style:style>
    <style:style style:name="T254_22" style:family="text"/>
    <style:style style:name="T254_23" style:family="text">
      <style:text-properties fo:color="#1155cc" fo:font-size="10pt" style:font-size-asian="10pt" style:font-size-complex="10pt" style:text-underline-style="solid" style:text-underline-color="font-color"/>
    </style:style>
    <style:style style:name="T254_24" style:family="text"/>
    <style:style style:name="T254_25" style:family="text">
      <style:text-properties fo:color="#1155cc" fo:font-size="10pt" style:font-size-asian="10pt" style:font-size-complex="10pt" style:text-underline-style="solid" style:text-underline-color="font-color"/>
    </style:style>
    <style:style style:name="T254_26" style:family="text"/>
    <style:style style:name="T254_27" style:family="text">
      <style:text-properties fo:color="#1155cc" fo:font-size="10pt" style:font-size-asian="10pt" style:font-size-complex="10pt" style:text-underline-style="solid" style:text-underline-color="font-color"/>
    </style:style>
    <style:style style:name="T254_28" style:family="text"/>
    <style:style style:name="T254_29" style:family="text">
      <style:text-properties fo:color="#1155cc" fo:font-size="10pt" style:font-size-asian="10pt" style:font-size-complex="10pt" style:text-underline-style="solid" style:text-underline-color="font-color"/>
    </style:style>
    <style:style style:name="T254_30" style:family="text"/>
    <style:style style:name="T254_31" style:family="text">
      <style:text-properties fo:color="#1155cc" fo:font-size="10pt" style:font-size-asian="10pt" style:font-size-complex="10pt" style:text-underline-style="solid" style:text-underline-color="font-color"/>
    </style:style>
    <style:style style:name="T254_32" style:family="text"/>
    <style:style style:name="T254_33" style:family="text">
      <style:text-properties fo:color="#1155cc" fo:font-size="10pt" style:font-size-asian="10pt" style:font-size-complex="10pt" style:text-underline-style="solid" style:text-underline-color="font-color"/>
    </style:style>
    <style:style style:name="T254_34" style:family="text"/>
    <style:style style:name="T254_35" style:family="text"/>
    <style:style style:name="T254_36" style:family="text"/>
    <style:style style:name="T254_37" style:family="text"/>
    <style:style style:name="T254_38" style:family="text"/>
    <style:style style:name="T254_39" style:family="text"/>
    <style:style style:name="T254_40" style:family="text"/>
    <style:style style:name="T254_41" style:family="text"/>
    <style:style style:name="T254_42" style:family="text"/>
    <style:style style:name="T254_43" style:family="text"/>
    <style:style style:name="T254_44" style:family="text"/>
    <style:style style:name="T254_45" style:family="text"/>
    <style:style style:name="T254_46" style:family="text"/>
    <style:style style:name="T254_47" style:family="text"/>
    <style:style style:name="T254_48" style:family="text"/>
    <style:style style:name="T254_49" style:family="text"/>
    <style:style style:name="T254_50" style:family="text"/>
    <style:style style:name="T254_51" style:family="text"/>
    <style:style style:name="T254_52" style:family="text"/>
    <style:style style:name="T254_53" style:family="text"/>
    <style:style style:name="T254_54" style:family="text"/>
    <style:style style:name="T254_55" style:family="text"/>
    <style:style style:name="T254_56" style:family="text"/>
    <style:style style:name="T254_57" style:family="text"/>
    <style:style style:name="T254_58" style:family="text"/>
    <style:style style:name="T254_59" style:family="text"/>
    <style:style style:name="T254_60" style:family="text"/>
    <style:style style:name="T254_61" style:family="text"/>
    <style:style style:name="T254_62" style:family="text"/>
    <style:style style:name="T254_63" style:family="text"/>
    <style:style style:name="T254_64" style:family="text"/>
    <style:style style:name="T254_65" style:family="text"/>
    <style:style style:name="T254_66" style:family="text"/>
    <style:style style:name="T254_67" style:family="text"/>
    <style:style style:name="T254_68" style:family="text"/>
    <style:style style:name="T254_69" style:family="text"/>
    <style:style style:name="T254_70" style:family="text"/>
    <style:style style:name="T254_71" style:family="text"/>
    <style:style style:name="T254_72" style:family="text"/>
    <style:style style:name="T254_73" style:family="text"/>
    <style:style style:name="T254_74" style:family="text"/>
    <style:style style:name="T254_75" style:family="text"/>
    <style:style style:name="T254_76" style:family="text"/>
    <style:style style:name="T254_77" style:family="text"/>
    <style:style style:name="T254_78" style:family="text"/>
    <style:style style:name="T254_79" style:family="text"/>
    <style:style style:name="T254_80" style:family="text"/>
    <style:style style:name="T254_81" style:family="text"/>
    <style:style style:name="T254_82" style:family="text"/>
    <style:style style:name="T254_83" style:family="text"/>
    <style:style style:name="T254_84" style:family="text"/>
    <style:style style:name="T254_85" style:family="text"/>
    <style:style style:name="T254_86" style:family="text"/>
    <style:style style:name="T254_87" style:family="text"/>
    <style:style style:name="T254_88" style:family="text"/>
    <style:style style:name="T254_89" style:family="text"/>
    <style:style style:name="T254_90" style:family="text"/>
    <style:style style:name="T254_91" style:family="text"/>
    <style:style style:name="T254_92" style:family="text"/>
    <style:style style:name="T254_93" style:family="text"/>
    <style:style style:name="T254_94" style:family="text"/>
    <style:style style:name="T254_95" style:family="text"/>
    <style:style style:name="T254_96" style:family="text"/>
    <style:style style:name="T254_97" style:family="text"/>
    <style:style style:name="T254_98" style:family="text"/>
    <style:style style:name="T254_99" style:family="text"/>
    <style:style style:name="T254_100" style:family="text"/>
    <style:style style:name="T254_101" style:family="text"/>
    <style:style style:name="T254_102" style:family="text">
      <style:text-properties fo:color="#1155cc" style:text-underline-style="solid" style:text-underline-color="font-color"/>
    </style:style>
    <style:style style:name="T254_103" style:family="text"/>
    <style:style style:name="T254_104" style:family="text">
      <style:text-properties fo:color="#1155cc" style:text-underline-style="solid" style:text-underline-color="font-color"/>
    </style:style>
    <style:style style:name="T254_105" style:family="text"/>
    <style:style style:name="T254_106" style:family="text" style:parent-style-name="Standard"/>
    <style:style style:name="P255" style:family="paragraph" style:parent-style-name="Standard">
      <style:paragraph-properties fo:break-before="auto" style:writing-mode="lr-tb"/>
    </style:style>
    <style:style style:name="T255_1" style:family="text">
      <style:text-properties fo:font-size="10pt" style:font-size-asian="10pt" style:font-size-complex="10pt"/>
    </style:style>
    <style:style style:name="T255_2" style:family="text">
      <style:text-properties fo:font-size="10pt" style:font-size-asian="10pt" style:font-size-complex="10pt"/>
    </style:style>
    <style:style style:name="T255_3" style:family="text">
      <style:text-properties fo:font-size="10pt" style:font-size-asian="10pt" style:font-size-complex="10pt"/>
    </style:style>
    <style:style style:name="T255_4" style:family="text">
      <style:text-properties fo:font-size="10pt" style:font-size-asian="10pt" style:font-size-complex="10pt"/>
    </style:style>
    <style:style style:name="T255_5" style:family="text">
      <style:text-properties fo:font-size="10pt" style:font-size-asian="10pt" style:font-size-complex="10pt"/>
    </style:style>
    <style:style style:name="T255_6" style:family="text">
      <style:text-properties fo:font-size="10pt" style:font-size-asian="10pt" style:font-size-complex="10pt"/>
    </style:style>
    <style:style style:name="T255_7" style:family="text">
      <style:text-properties fo:font-size="10pt" style:font-size-asian="10pt" style:font-size-complex="10pt"/>
    </style:style>
    <style:style style:name="T255_8" style:family="text">
      <style:text-properties fo:font-size="10pt" style:font-size-asian="10pt" style:font-size-complex="10pt"/>
    </style:style>
    <style:style style:name="T255_9" style:family="text">
      <style:text-properties fo:font-size="10pt" style:font-size-asian="10pt" style:font-size-complex="10pt"/>
    </style:style>
    <style:style style:name="T255_10" style:family="text">
      <style:text-properties fo:font-size="10pt" style:font-size-asian="10pt" style:font-size-complex="10pt"/>
    </style:style>
    <style:style style:name="T255_11" style:family="text">
      <style:text-properties fo:font-size="10pt" style:font-size-asian="10pt" style:font-size-complex="10pt"/>
    </style:style>
    <style:style style:name="T255_12" style:family="text">
      <style:text-properties fo:font-size="10pt" style:font-size-asian="10pt" style:font-size-complex="10pt"/>
    </style:style>
    <style:style style:name="T255_13" style:family="text">
      <style:text-properties fo:font-size="10pt" style:font-size-asian="10pt" style:font-size-complex="10pt"/>
    </style:style>
    <style:style style:name="T255_14" style:family="text">
      <style:text-properties fo:font-size="10pt" style:font-size-asian="10pt" style:font-size-complex="10pt"/>
    </style:style>
    <style:style style:name="T255_15" style:family="text">
      <style:text-properties fo:font-size="10pt" style:font-size-asian="10pt" style:font-size-complex="10pt"/>
    </style:style>
    <style:style style:name="T255_16" style:family="text">
      <style:text-properties fo:font-size="10pt" style:font-size-asian="10pt" style:font-size-complex="10pt"/>
    </style:style>
    <style:style style:name="T255_17" style:family="text">
      <style:text-properties fo:font-size="10pt" style:font-size-asian="10pt" style:font-size-complex="10pt"/>
    </style:style>
    <style:style style:name="T255_18" style:family="text">
      <style:text-properties fo:font-size="10pt" style:font-size-asian="10pt" style:font-size-complex="10pt"/>
    </style:style>
    <style:style style:name="T255_19" style:family="text">
      <style:text-properties fo:font-size="10pt" style:font-size-asian="10pt" style:font-size-complex="10pt"/>
    </style:style>
    <style:style style:name="T255_20" style:family="text">
      <style:text-properties fo:font-size="10pt" style:font-size-asian="10pt" style:font-size-complex="10pt"/>
    </style:style>
    <style:style style:name="T255_21" style:family="text">
      <style:text-properties fo:font-size="10pt" style:font-size-asian="10pt" style:font-size-complex="10pt"/>
    </style:style>
    <style:style style:name="T255_22" style:family="text">
      <style:text-properties fo:font-size="10pt" style:font-size-asian="10pt" style:font-size-complex="10pt"/>
    </style:style>
    <style:style style:name="T255_23" style:family="text">
      <style:text-properties fo:font-size="10pt" style:font-size-asian="10pt" style:font-size-complex="10pt"/>
    </style:style>
    <style:style style:name="T255_24" style:family="text">
      <style:text-properties fo:font-size="10pt" style:font-size-asian="10pt" style:font-size-complex="10pt"/>
    </style:style>
    <style:style style:name="T255_25" style:family="text">
      <style:text-properties fo:font-size="10pt" style:font-size-asian="10pt" style:font-size-complex="10pt"/>
    </style:style>
    <style:style style:name="T255_26" style:family="text">
      <style:text-properties fo:font-size="10pt" style:font-size-asian="10pt" style:font-size-complex="10pt"/>
    </style:style>
    <style:style style:name="T255_27" style:family="text">
      <style:text-properties fo:font-size="10pt" style:font-size-asian="10pt" style:font-size-complex="10pt"/>
    </style:style>
    <style:style style:name="T255_28" style:family="text">
      <style:text-properties fo:font-size="10pt" style:font-size-asian="10pt" style:font-size-complex="10pt"/>
    </style:style>
    <style:style style:name="T255_29" style:family="text">
      <style:text-properties fo:font-size="10pt" style:font-size-asian="10pt" style:font-size-complex="10pt"/>
    </style:style>
    <style:style style:name="T255_30" style:family="text"/>
    <style:style style:name="T255_31" style:family="text">
      <style:text-properties fo:color="#1155cc" fo:font-size="10pt" style:font-size-asian="10pt" style:font-size-complex="10pt" style:text-underline-style="solid" style:text-underline-color="font-color"/>
    </style:style>
    <style:style style:name="T255_32" style:family="text"/>
    <style:style style:name="T255_33" style:family="text">
      <style:text-properties fo:color="#1155cc" fo:font-size="10pt" style:font-size-asian="10pt" style:font-size-complex="10pt" style:text-underline-style="solid" style:text-underline-color="font-color"/>
    </style:style>
    <style:style style:name="T255_34" style:family="text"/>
    <style:style style:name="T255_35" style:family="text">
      <style:text-properties fo:color="#1155cc" fo:font-size="10pt" style:font-size-asian="10pt" style:font-size-complex="10pt" style:text-underline-style="solid" style:text-underline-color="font-color"/>
    </style:style>
    <style:style style:name="T255_36" style:family="text"/>
    <style:style style:name="T255_37" style:family="text">
      <style:text-properties fo:color="#1155cc" fo:font-size="10pt" style:font-size-asian="10pt" style:font-size-complex="10pt" style:text-underline-style="solid" style:text-underline-color="font-color"/>
    </style:style>
    <style:style style:name="T255_38" style:family="text"/>
    <style:style style:name="T255_39" style:family="text">
      <style:text-properties fo:color="#1155cc" fo:font-size="10pt" style:font-size-asian="10pt" style:font-size-complex="10pt" style:text-underline-style="solid" style:text-underline-color="font-color"/>
    </style:style>
    <style:style style:name="T255_40" style:family="text"/>
    <style:style style:name="T255_41" style:family="text">
      <style:text-properties fo:color="#1155cc" fo:font-size="10pt" style:font-size-asian="10pt" style:font-size-complex="10pt" style:text-underline-style="solid" style:text-underline-color="font-color"/>
    </style:style>
    <style:style style:name="T255_42" style:family="text"/>
    <style:style style:name="T255_43" style:family="text">
      <style:text-properties fo:color="#1155cc" fo:font-size="10pt" style:font-size-asian="10pt" style:font-size-complex="10pt" style:text-underline-style="solid" style:text-underline-color="font-color"/>
    </style:style>
    <style:style style:name="T255_44" style:family="text"/>
    <style:style style:name="T255_45" style:family="text">
      <style:text-properties fo:color="#1155cc" fo:font-size="10pt" style:font-size-asian="10pt" style:font-size-complex="10pt" style:text-underline-style="solid" style:text-underline-color="font-color"/>
    </style:style>
    <style:style style:name="T255_46" style:family="text"/>
    <style:style style:name="T255_47" style:family="text">
      <style:text-properties fo:color="#1155cc" fo:font-size="10pt" style:font-size-asian="10pt" style:font-size-complex="10pt" style:text-underline-style="solid" style:text-underline-color="font-color"/>
    </style:style>
    <style:style style:name="T255_48" style:family="text"/>
    <style:style style:name="T255_49" style:family="text">
      <style:text-properties fo:color="#1155cc" fo:font-size="10pt" style:font-size-asian="10pt" style:font-size-complex="10pt" style:text-underline-style="solid" style:text-underline-color="font-color"/>
    </style:style>
    <style:style style:name="T255_50" style:family="text"/>
    <style:style style:name="T255_51" style:family="text">
      <style:text-properties fo:color="#1155cc" fo:font-size="10pt" style:font-size-asian="10pt" style:font-size-complex="10pt" style:text-underline-style="solid" style:text-underline-color="font-color"/>
    </style:style>
    <style:style style:name="T255_52" style:family="text"/>
    <style:style style:name="T255_53" style:family="text">
      <style:text-properties fo:color="#1155cc" fo:font-size="10pt" style:font-size-asian="10pt" style:font-size-complex="10pt" style:text-underline-style="solid" style:text-underline-color="font-color"/>
    </style:style>
    <style:style style:name="T255_54" style:family="text"/>
    <style:style style:name="T255_55" style:family="text">
      <style:text-properties fo:color="#1155cc" fo:font-size="10pt" style:font-size-asian="10pt" style:font-size-complex="10pt" style:text-underline-style="solid" style:text-underline-color="font-color"/>
    </style:style>
    <style:style style:name="T255_56" style:family="text"/>
    <style:style style:name="T255_57" style:family="text">
      <style:text-properties fo:color="#1155cc" fo:font-size="10pt" style:font-size-asian="10pt" style:font-size-complex="10pt" style:text-underline-style="solid" style:text-underline-color="font-color"/>
    </style:style>
    <style:style style:name="T255_58" style:family="text"/>
    <style:style style:name="T255_59" style:family="text">
      <style:text-properties fo:color="#1155cc" fo:font-size="10pt" style:font-size-asian="10pt" style:font-size-complex="10pt" style:text-underline-style="solid" style:text-underline-color="font-color"/>
    </style:style>
    <style:style style:name="T255_60" style:family="text"/>
    <style:style style:name="T255_61" style:family="text"/>
    <style:style style:name="T255_62" style:family="text"/>
    <style:style style:name="T255_63" style:family="text"/>
    <style:style style:name="T255_64" style:family="text"/>
    <style:style style:name="T255_65" style:family="text"/>
    <style:style style:name="T255_66" style:family="text"/>
    <style:style style:name="T255_67" style:family="text"/>
    <style:style style:name="T255_68" style:family="text"/>
    <style:style style:name="T255_69" style:family="text"/>
    <style:style style:name="T255_70" style:family="text"/>
    <style:style style:name="T255_71" style:family="text"/>
    <style:style style:name="T255_72" style:family="text"/>
    <style:style style:name="T255_73" style:family="text"/>
    <style:style style:name="T255_74" style:family="text"/>
    <style:style style:name="T255_75" style:family="text"/>
    <style:style style:name="T255_76" style:family="text"/>
    <style:style style:name="T255_77" style:family="text"/>
    <style:style style:name="T255_78" style:family="text">
      <style:text-properties fo:color="#1155cc" style:text-underline-style="solid" style:text-underline-color="font-color"/>
    </style:style>
    <style:style style:name="T255_79" style:family="text"/>
    <style:style style:name="T255_80" style:family="text">
      <style:text-properties fo:color="#1155cc" style:text-underline-style="solid" style:text-underline-color="font-color"/>
    </style:style>
    <style:style style:name="T255_81" style:family="text"/>
    <style:style style:name="T255_82" style:family="text">
      <style:text-properties fo:color="#1155cc" style:text-underline-style="solid" style:text-underline-color="font-color"/>
    </style:style>
    <style:style style:name="T255_83" style:family="text" style:parent-style-name="Standard"/>
    <style:style style:name="P256" style:family="paragraph" style:parent-style-name="Standard">
      <style:paragraph-properties fo:break-before="auto" style:writing-mode="lr-tb"/>
    </style:style>
    <style:style style:name="T256_1" style:family="text">
      <style:text-properties fo:font-size="10pt" style:font-size-asian="10pt" style:font-size-complex="10pt"/>
    </style:style>
    <style:style style:name="T256_2" style:family="text">
      <style:text-properties fo:font-size="10pt" style:font-size-asian="10pt" style:font-size-complex="10pt"/>
    </style:style>
    <style:style style:name="T256_3" style:family="text">
      <style:text-properties fo:font-size="10pt" style:font-size-asian="10pt" style:font-size-complex="10pt"/>
    </style:style>
    <style:style style:name="T256_4" style:family="text">
      <style:text-properties fo:font-size="10pt" style:font-size-asian="10pt" style:font-size-complex="10pt"/>
    </style:style>
    <style:style style:name="T256_5" style:family="text">
      <style:text-properties fo:font-size="10pt" style:font-size-asian="10pt" style:font-size-complex="10pt"/>
    </style:style>
    <style:style style:name="T256_6" style:family="text">
      <style:text-properties fo:font-size="10pt" style:font-size-asian="10pt" style:font-size-complex="10pt"/>
    </style:style>
    <style:style style:name="T256_7" style:family="text">
      <style:text-properties fo:font-size="10pt" style:font-size-asian="10pt" style:font-size-complex="10pt"/>
    </style:style>
    <style:style style:name="T256_8" style:family="text">
      <style:text-properties fo:font-size="10pt" style:font-size-asian="10pt" style:font-size-complex="10pt"/>
    </style:style>
    <style:style style:name="T256_9" style:family="text">
      <style:text-properties fo:font-size="10pt" style:font-size-asian="10pt" style:font-size-complex="10pt"/>
    </style:style>
    <style:style style:name="T256_10" style:family="text">
      <style:text-properties fo:font-size="10pt" style:font-size-asian="10pt" style:font-size-complex="10pt"/>
    </style:style>
    <style:style style:name="T256_11" style:family="text">
      <style:text-properties fo:font-size="10pt" style:font-size-asian="10pt" style:font-size-complex="10pt"/>
    </style:style>
    <style:style style:name="T256_12" style:family="text">
      <style:text-properties fo:font-size="10pt" style:font-size-asian="10pt" style:font-size-complex="10pt"/>
    </style:style>
    <style:style style:name="T256_13" style:family="text">
      <style:text-properties fo:font-size="10pt" style:font-size-asian="10pt" style:font-size-complex="10pt"/>
    </style:style>
    <style:style style:name="T256_14" style:family="text">
      <style:text-properties fo:font-size="10pt" style:font-size-asian="10pt" style:font-size-complex="10pt"/>
    </style:style>
    <style:style style:name="T256_15" style:family="text">
      <style:text-properties fo:font-size="10pt" style:font-size-asian="10pt" style:font-size-complex="10pt"/>
    </style:style>
    <style:style style:name="T256_16" style:family="text"/>
    <style:style style:name="T256_17" style:family="text">
      <style:text-properties fo:color="#1155cc" fo:font-size="10pt" style:font-size-asian="10pt" style:font-size-complex="10pt" style:text-underline-style="solid" style:text-underline-color="font-color"/>
    </style:style>
    <style:style style:name="T256_18" style:family="text"/>
    <style:style style:name="T256_19" style:family="text">
      <style:text-properties fo:color="#1155cc" fo:font-size="10pt" style:font-size-asian="10pt" style:font-size-complex="10pt" style:text-underline-style="solid" style:text-underline-color="font-color"/>
    </style:style>
    <style:style style:name="T256_20" style:family="text"/>
    <style:style style:name="T256_21" style:family="text">
      <style:text-properties fo:color="#1155cc" fo:font-size="10pt" style:font-size-asian="10pt" style:font-size-complex="10pt" style:text-underline-style="solid" style:text-underline-color="font-color"/>
    </style:style>
    <style:style style:name="T256_22" style:family="text"/>
    <style:style style:name="T256_23" style:family="text">
      <style:text-properties fo:color="#1155cc" fo:font-size="10pt" style:font-size-asian="10pt" style:font-size-complex="10pt" style:text-underline-style="solid" style:text-underline-color="font-color"/>
    </style:style>
    <style:style style:name="T256_24" style:family="text"/>
    <style:style style:name="T256_25" style:family="text">
      <style:text-properties fo:color="#1155cc" fo:font-size="10pt" style:font-size-asian="10pt" style:font-size-complex="10pt" style:text-underline-style="solid" style:text-underline-color="font-color"/>
    </style:style>
    <style:style style:name="T256_26" style:family="text"/>
    <style:style style:name="T256_27" style:family="text">
      <style:text-properties fo:color="#1155cc" fo:font-size="10pt" style:font-size-asian="10pt" style:font-size-complex="10pt" style:text-underline-style="solid" style:text-underline-color="font-color"/>
    </style:style>
    <style:style style:name="T256_28" style:family="text"/>
    <style:style style:name="T256_29" style:family="text">
      <style:text-properties fo:color="#1155cc" fo:font-size="10pt" style:font-size-asian="10pt" style:font-size-complex="10pt" style:text-underline-style="solid" style:text-underline-color="font-color"/>
    </style:style>
    <style:style style:name="T256_30" style:family="text"/>
    <style:style style:name="T256_31" style:family="text">
      <style:text-properties fo:color="#1155cc" fo:font-size="10pt" style:font-size-asian="10pt" style:font-size-complex="10pt" style:text-underline-style="solid" style:text-underline-color="font-color"/>
    </style:style>
    <style:style style:name="T256_32" style:family="text"/>
    <style:style style:name="T256_33" style:family="text">
      <style:text-properties fo:color="#1155cc" fo:font-size="10pt" style:font-size-asian="10pt" style:font-size-complex="10pt" style:text-underline-style="solid" style:text-underline-color="font-color"/>
    </style:style>
    <style:style style:name="T256_34" style:family="text"/>
    <style:style style:name="T256_35" style:family="text">
      <style:text-properties fo:color="#1155cc" fo:font-size="10pt" style:font-size-asian="10pt" style:font-size-complex="10pt" style:text-underline-style="solid" style:text-underline-color="font-color"/>
    </style:style>
    <style:style style:name="T256_36" style:family="text"/>
    <style:style style:name="T256_37" style:family="text">
      <style:text-properties fo:color="#1155cc" fo:font-size="10pt" style:font-size-asian="10pt" style:font-size-complex="10pt" style:text-underline-style="solid" style:text-underline-color="font-color"/>
    </style:style>
    <style:style style:name="T256_38" style:family="text"/>
    <style:style style:name="T256_39" style:family="text">
      <style:text-properties fo:color="#1155cc" fo:font-size="10pt" style:font-size-asian="10pt" style:font-size-complex="10pt" style:text-underline-style="solid" style:text-underline-color="font-color"/>
    </style:style>
    <style:style style:name="T256_40" style:family="text"/>
    <style:style style:name="T256_41" style:family="text">
      <style:text-properties fo:color="#1155cc" fo:font-size="10pt" style:font-size-asian="10pt" style:font-size-complex="10pt" style:text-underline-style="solid" style:text-underline-color="font-color"/>
    </style:style>
    <style:style style:name="T256_42" style:family="text"/>
    <style:style style:name="P257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258" style:family="paragraph" style:parent-style-name="Standard">
      <style:paragraph-properties fo:break-before="auto" style:writing-mode="lr-tb"/>
    </style:style>
    <style:style style:name="P259" style:family="paragraph" style:parent-style-name="Standard">
      <style:paragraph-properties fo:break-before="auto" fo:margin-top="0cm" fo:margin-bottom="0cm" style:writing-mode="lr-tb"/>
    </style:style>
    <style:style style:name="T259_1" style:family="text">
      <style:text-properties fo:font-weight="bold" style:font-weight-asian="bold" style:font-weight-complex="bold"/>
    </style:style>
    <style:style style:name="T259_2" style:family="text">
      <style:text-properties fo:font-weight="bold" style:font-weight-asian="bold" style:font-weight-complex="bold"/>
    </style:style>
    <style:style style:name="T259_3" style:family="text">
      <style:text-properties fo:font-weight="bold" style:font-weight-asian="bold" style:font-weight-complex="bold"/>
    </style:style>
    <style:style style:name="T259_4" style:family="text">
      <style:text-properties fo:font-weight="bold" style:font-weight-asian="bold" style:font-weight-complex="bold"/>
    </style:style>
    <style:style style:name="T259_5" style:family="text">
      <style:text-properties fo:font-weight="bold" style:font-weight-asian="bold" style:font-weight-complex="bold"/>
    </style:style>
    <style:style style:name="T259_6" style:family="text">
      <style:text-properties fo:font-weight="bold" style:font-weight-asian="bold" style:font-weight-complex="bold"/>
    </style:style>
    <style:style style:name="T259_7" style:family="text">
      <style:text-properties fo:font-weight="bold" style:font-weight-asian="bold" style:font-weight-complex="bold"/>
    </style:style>
    <style:style style:name="T259_8" style:family="text">
      <style:text-properties fo:font-weight="bold" style:font-weight-asian="bold" style:font-weight-complex="bold"/>
    </style:style>
    <style:style style:name="T259_9" style:family="text">
      <style:text-properties fo:font-weight="bold" style:font-weight-asian="bold" style:font-weight-complex="bold"/>
    </style:style>
    <style:style style:name="T259_10" style:family="text">
      <style:text-properties fo:font-weight="bold" style:font-weight-asian="bold" style:font-weight-complex="bold"/>
    </style:style>
    <style:style style:name="T259_11" style:family="text">
      <style:text-properties fo:font-weight="bold" style:font-weight-asian="bold" style:font-weight-complex="bold"/>
    </style:style>
    <style:style style:name="T259_12" style:family="text">
      <style:text-properties fo:font-weight="bold" style:font-weight-asian="bold" style:font-weight-complex="bold"/>
    </style:style>
    <style:style style:name="T259_13" style:family="text">
      <style:text-properties fo:font-weight="bold" style:font-weight-asian="bold" style:font-weight-complex="bold"/>
    </style:style>
    <style:style style:name="T259_14" style:family="text">
      <style:text-properties fo:font-weight="bold" style:font-weight-asian="bold" style:font-weight-complex="bold"/>
    </style:style>
    <style:style style:name="T259_15" style:family="text">
      <style:text-properties fo:font-weight="bold" style:font-weight-asian="bold" style:font-weight-complex="bold"/>
    </style:style>
    <style:style style:name="T259_16" style:family="text">
      <style:text-properties fo:font-weight="bold" style:font-weight-asian="bold" style:font-weight-complex="bold"/>
    </style:style>
    <style:style style:name="T259_17" style:family="text">
      <style:text-properties fo:font-weight="bold" style:font-weight-asian="bold" style:font-weight-complex="bold"/>
    </style:style>
    <style:style style:name="T259_18" style:family="text">
      <style:text-properties fo:font-weight="bold" style:font-weight-asian="bold" style:font-weight-complex="bold"/>
    </style:style>
    <style:style style:name="P260" style:family="paragraph" style:parent-style-name="Standard">
      <style:paragraph-properties fo:break-before="auto" style:writing-mode="lr-tb"/>
    </style:style>
    <style:style style:name="P261" style:family="paragraph" style:parent-style-name="Standard">
      <style:paragraph-properties fo:break-before="auto" style:writing-mode="lr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/>
    <style:style style:name="T261_6" style:family="text"/>
    <style:style style:name="T261_7" style:family="text"/>
    <style:style style:name="T261_8" style:family="text"/>
    <style:style style:name="T261_9" style:family="text"/>
    <style:style style:name="T261_10" style:family="text"/>
    <style:style style:name="T261_11" style:family="text"/>
    <style:style style:name="T261_12" style:family="text"/>
    <style:style style:name="T261_13" style:family="text"/>
    <style:style style:name="T261_14" style:family="text"/>
    <style:style style:name="T261_15" style:family="text"/>
    <style:style style:name="T261_16" style:family="text"/>
    <style:style style:name="T261_17" style:family="text"/>
    <style:style style:name="T261_18" style:family="text"/>
    <style:style style:name="T261_19" style:family="text"/>
    <style:style style:name="T261_20" style:family="text"/>
    <style:style style:name="T261_21" style:family="text"/>
    <style:style style:name="T261_22" style:family="text"/>
    <style:style style:name="T261_23" style:family="text"/>
    <style:style style:name="T261_24" style:family="text"/>
    <style:style style:name="T261_25" style:family="text"/>
    <style:style style:name="T261_26" style:family="text"/>
    <style:style style:name="T261_27" style:family="text"/>
    <style:style style:name="T261_28" style:family="text"/>
    <style:style style:name="T261_29" style:family="text"/>
    <style:style style:name="T261_30" style:family="text"/>
    <style:style style:name="T261_31" style:family="text"/>
    <style:style style:name="T261_32" style:family="text"/>
    <style:style style:name="T261_33" style:family="text"/>
    <style:style style:name="T261_34" style:family="text"/>
    <style:style style:name="T261_35" style:family="text"/>
    <style:style style:name="T261_36" style:family="text"/>
    <style:style style:name="T261_37" style:family="text"/>
    <style:style style:name="T261_38" style:family="text"/>
    <style:style style:name="T261_39" style:family="text"/>
    <style:style style:name="T261_40" style:family="text"/>
    <style:style style:name="T261_41" style:family="text"/>
    <style:style style:name="T261_42" style:family="text"/>
    <style:style style:name="T261_43" style:family="text"/>
    <style:style style:name="T261_44" style:family="text"/>
    <style:style style:name="T261_45" style:family="text"/>
    <style:style style:name="T261_46" style:family="text"/>
    <style:style style:name="T261_47" style:family="text"/>
    <style:style style:name="T261_48" style:family="text"/>
    <style:style style:name="T261_49" style:family="text"/>
    <style:style style:name="T261_50" style:family="text"/>
    <style:style style:name="T261_51" style:family="text"/>
    <style:style style:name="T261_52" style:family="text"/>
    <style:style style:name="T261_53" style:family="text"/>
    <style:style style:name="T261_54" style:family="text"/>
    <style:style style:name="T261_55" style:family="text"/>
    <style:style style:name="T261_56" style:family="text"/>
    <style:style style:name="T261_57" style:family="text"/>
    <style:style style:name="T261_58" style:family="text"/>
    <style:style style:name="T261_59" style:family="text"/>
    <style:style style:name="T261_60" style:family="text"/>
    <style:style style:name="T261_61" style:family="text"/>
    <style:style style:name="T261_62" style:family="text"/>
    <style:style style:name="T261_63" style:family="text"/>
    <style:style style:name="T261_64" style:family="text"/>
    <style:style style:name="T261_65" style:family="text"/>
    <style:style style:name="T261_66" style:family="text"/>
    <style:style style:name="T261_67" style:family="text"/>
    <style:style style:name="T261_68" style:family="text"/>
    <style:style style:name="T261_69" style:family="text"/>
    <style:style style:name="T261_70" style:family="text"/>
    <style:style style:name="T261_71" style:family="text"/>
    <style:style style:name="T261_72" style:family="text"/>
    <style:style style:name="T261_73" style:family="text"/>
    <style:style style:name="T261_74" style:family="text"/>
    <style:style style:name="T261_75" style:family="text"/>
    <style:style style:name="T261_76" style:family="text">
      <style:text-properties fo:color="#1155cc" style:text-underline-style="solid" style:text-underline-color="font-color"/>
    </style:style>
    <style:style style:name="T261_77" style:family="text"/>
    <style:style style:name="T261_78" style:family="text">
      <style:text-properties fo:color="#1155cc" style:text-underline-style="solid" style:text-underline-color="font-color"/>
    </style:style>
    <style:style style:name="T261_79" style:family="text"/>
    <style:style style:name="T261_80" style:family="text">
      <style:text-properties fo:color="#1155cc" style:text-underline-style="solid" style:text-underline-color="font-color"/>
    </style:style>
    <style:style style:name="T261_81" style:family="text"/>
    <style:style style:name="T261_82" style:family="text">
      <style:text-properties fo:color="#1155cc" style:text-underline-style="solid" style:text-underline-color="font-color"/>
    </style:style>
    <style:style style:name="T261_83" style:family="text"/>
    <style:style style:name="T261_84" style:family="text">
      <style:text-properties fo:color="#1155cc" style:text-underline-style="solid" style:text-underline-color="font-color"/>
    </style:style>
    <style:style style:name="T261_85" style:family="text" style:parent-style-name="Standard"/>
    <style:style style:name="P262" style:family="paragraph" style:parent-style-name="Standard">
      <style:paragraph-properties fo:break-before="auto" style:writing-mode="lr-tb"/>
    </style:style>
    <style:style style:name="T262_1" style:family="text">
      <style:text-properties fo:font-size="10pt" style:font-size-asian="10pt" style:font-size-complex="10pt"/>
    </style:style>
    <style:style style:name="T262_2" style:family="text">
      <style:text-properties fo:font-size="10pt" style:font-size-asian="10pt" style:font-size-complex="10pt"/>
    </style:style>
    <style:style style:name="T262_3" style:family="text">
      <style:text-properties fo:font-size="10pt" style:font-size-asian="10pt" style:font-size-complex="10pt"/>
    </style:style>
    <style:style style:name="T262_4" style:family="text">
      <style:text-properties fo:font-size="10pt" style:font-size-asian="10pt" style:font-size-complex="10pt"/>
    </style:style>
    <style:style style:name="T262_5" style:family="text">
      <style:text-properties fo:font-size="10pt" style:font-size-asian="10pt" style:font-size-complex="10pt"/>
    </style:style>
    <style:style style:name="T262_6" style:family="text">
      <style:text-properties fo:font-size="10pt" style:font-size-asian="10pt" style:font-size-complex="10pt"/>
    </style:style>
    <style:style style:name="T262_7" style:family="text">
      <style:text-properties fo:font-size="10pt" style:font-size-asian="10pt" style:font-size-complex="10pt"/>
    </style:style>
    <style:style style:name="T262_8" style:family="text">
      <style:text-properties fo:font-size="10pt" style:font-size-asian="10pt" style:font-size-complex="10pt"/>
    </style:style>
    <style:style style:name="T262_9" style:family="text">
      <style:text-properties fo:font-size="10pt" style:font-size-asian="10pt" style:font-size-complex="10pt"/>
    </style:style>
    <style:style style:name="T262_10" style:family="text">
      <style:text-properties fo:font-size="10pt" style:font-size-asian="10pt" style:font-size-complex="10pt"/>
    </style:style>
    <style:style style:name="T262_11" style:family="text">
      <style:text-properties fo:font-size="10pt" style:font-size-asian="10pt" style:font-size-complex="10pt"/>
    </style:style>
    <style:style style:name="T262_12" style:family="text">
      <style:text-properties fo:font-size="10pt" style:font-size-asian="10pt" style:font-size-complex="10pt"/>
    </style:style>
    <style:style style:name="T262_13" style:family="text">
      <style:text-properties fo:font-size="10pt" style:font-size-asian="10pt" style:font-size-complex="10pt"/>
    </style:style>
    <style:style style:name="T262_14" style:family="text">
      <style:text-properties fo:font-size="10pt" style:font-size-asian="10pt" style:font-size-complex="10pt"/>
    </style:style>
    <style:style style:name="T262_15" style:family="text">
      <style:text-properties fo:font-size="10pt" style:font-size-asian="10pt" style:font-size-complex="10pt"/>
    </style:style>
    <style:style style:name="T262_16" style:family="text">
      <style:text-properties fo:font-size="10pt" style:font-size-asian="10pt" style:font-size-complex="10pt"/>
    </style:style>
    <style:style style:name="T262_17" style:family="text">
      <style:text-properties fo:font-size="10pt" style:font-size-asian="10pt" style:font-size-complex="10pt"/>
    </style:style>
    <style:style style:name="T262_18" style:family="text">
      <style:text-properties fo:font-size="10pt" style:font-size-asian="10pt" style:font-size-complex="10pt"/>
    </style:style>
    <style:style style:name="T262_19" style:family="text">
      <style:text-properties fo:font-size="10pt" style:font-size-asian="10pt" style:font-size-complex="10pt"/>
    </style:style>
    <style:style style:name="T262_20" style:family="text">
      <style:text-properties fo:font-size="10pt" style:font-size-asian="10pt" style:font-size-complex="10pt"/>
    </style:style>
    <style:style style:name="T262_21" style:family="text">
      <style:text-properties fo:font-size="10pt" style:font-size-asian="10pt" style:font-size-complex="10pt"/>
    </style:style>
    <style:style style:name="T262_22" style:family="text">
      <style:text-properties fo:font-size="10pt" style:font-size-asian="10pt" style:font-size-complex="10pt"/>
    </style:style>
    <style:style style:name="T262_23" style:family="text">
      <style:text-properties fo:font-size="10pt" style:font-size-asian="10pt" style:font-size-complex="10pt"/>
    </style:style>
    <style:style style:name="T262_24" style:family="text">
      <style:text-properties fo:font-size="10pt" style:font-size-asian="10pt" style:font-size-complex="10pt"/>
    </style:style>
    <style:style style:name="T262_25" style:family="text">
      <style:text-properties fo:font-size="10pt" style:font-size-asian="10pt" style:font-size-complex="10pt"/>
    </style:style>
    <style:style style:name="T262_26" style:family="text">
      <style:text-properties fo:font-size="10pt" style:font-size-asian="10pt" style:font-size-complex="10pt"/>
    </style:style>
    <style:style style:name="T262_27" style:family="text">
      <style:text-properties fo:font-size="10pt" style:font-size-asian="10pt" style:font-size-complex="10pt"/>
    </style:style>
    <style:style style:name="T262_28" style:family="text">
      <style:text-properties fo:font-size="10pt" style:font-size-asian="10pt" style:font-size-complex="10pt"/>
    </style:style>
    <style:style style:name="T262_29" style:family="text">
      <style:text-properties fo:font-size="10pt" style:font-size-asian="10pt" style:font-size-complex="10pt"/>
    </style:style>
    <style:style style:name="T262_30" style:family="text">
      <style:text-properties fo:font-size="10pt" style:font-size-asian="10pt" style:font-size-complex="10pt"/>
    </style:style>
    <style:style style:name="T262_31" style:family="text">
      <style:text-properties fo:font-size="10pt" style:font-size-asian="10pt" style:font-size-complex="10pt"/>
    </style:style>
    <style:style style:name="T262_32" style:family="text">
      <style:text-properties fo:font-size="10pt" style:font-size-asian="10pt" style:font-size-complex="10pt"/>
    </style:style>
    <style:style style:name="T262_33" style:family="text">
      <style:text-properties fo:font-size="10pt" style:font-size-asian="10pt" style:font-size-complex="10pt"/>
    </style:style>
    <style:style style:name="T262_34" style:family="text"/>
    <style:style style:name="T262_35" style:family="text">
      <style:text-properties fo:color="#1155cc" fo:font-size="10pt" style:font-size-asian="10pt" style:font-size-complex="10pt" style:text-underline-style="solid" style:text-underline-color="font-color"/>
    </style:style>
    <style:style style:name="T262_36" style:family="text"/>
    <style:style style:name="T262_37" style:family="text">
      <style:text-properties fo:color="#1155cc" fo:font-size="10pt" style:font-size-asian="10pt" style:font-size-complex="10pt" style:text-underline-style="solid" style:text-underline-color="font-color"/>
    </style:style>
    <style:style style:name="T262_38" style:family="text"/>
    <style:style style:name="T262_39" style:family="text">
      <style:text-properties fo:color="#1155cc" fo:font-size="10pt" style:font-size-asian="10pt" style:font-size-complex="10pt" style:text-underline-style="solid" style:text-underline-color="font-color"/>
    </style:style>
    <style:style style:name="T262_40" style:family="text"/>
    <style:style style:name="T262_41" style:family="text">
      <style:text-properties fo:color="#1155cc" fo:font-size="10pt" style:font-size-asian="10pt" style:font-size-complex="10pt" style:text-underline-style="solid" style:text-underline-color="font-color"/>
    </style:style>
    <style:style style:name="T262_42" style:family="text"/>
    <style:style style:name="T262_43" style:family="text">
      <style:text-properties fo:color="#1155cc" fo:font-size="10pt" style:font-size-asian="10pt" style:font-size-complex="10pt" style:text-underline-style="solid" style:text-underline-color="font-color"/>
    </style:style>
    <style:style style:name="T262_44" style:family="text"/>
    <style:style style:name="T262_45" style:family="text">
      <style:text-properties fo:color="#1155cc" fo:font-size="10pt" style:font-size-asian="10pt" style:font-size-complex="10pt" style:text-underline-style="solid" style:text-underline-color="font-color"/>
    </style:style>
    <style:style style:name="T262_46" style:family="text"/>
    <style:style style:name="T262_47" style:family="text">
      <style:text-properties fo:color="#1155cc" fo:font-size="10pt" style:font-size-asian="10pt" style:font-size-complex="10pt" style:text-underline-style="solid" style:text-underline-color="font-color"/>
    </style:style>
    <style:style style:name="T262_48" style:family="text"/>
    <style:style style:name="T262_49" style:family="text">
      <style:text-properties fo:color="#1155cc" fo:font-size="10pt" style:font-size-asian="10pt" style:font-size-complex="10pt" style:text-underline-style="solid" style:text-underline-color="font-color"/>
    </style:style>
    <style:style style:name="T262_50" style:family="text"/>
    <style:style style:name="T262_51" style:family="text">
      <style:text-properties fo:color="#1155cc" fo:font-size="10pt" style:font-size-asian="10pt" style:font-size-complex="10pt" style:text-underline-style="solid" style:text-underline-color="font-color"/>
    </style:style>
    <style:style style:name="T262_52" style:family="text"/>
    <style:style style:name="T262_53" style:family="text">
      <style:text-properties fo:color="#1155cc" fo:font-size="10pt" style:font-size-asian="10pt" style:font-size-complex="10pt" style:text-underline-style="solid" style:text-underline-color="font-color"/>
    </style:style>
    <style:style style:name="T262_54" style:family="text"/>
    <style:style style:name="T262_55" style:family="text">
      <style:text-properties fo:color="#1155cc" fo:font-size="10pt" style:font-size-asian="10pt" style:font-size-complex="10pt" style:text-underline-style="solid" style:text-underline-color="font-color"/>
    </style:style>
    <style:style style:name="T262_56" style:family="text"/>
    <style:style style:name="T262_57" style:family="text">
      <style:text-properties fo:color="#1155cc" fo:font-size="10pt" style:font-size-asian="10pt" style:font-size-complex="10pt" style:text-underline-style="solid" style:text-underline-color="font-color"/>
    </style:style>
    <style:style style:name="T262_58" style:family="text"/>
    <style:style style:name="T262_59" style:family="text">
      <style:text-properties fo:color="#1155cc" fo:font-size="10pt" style:font-size-asian="10pt" style:font-size-complex="10pt" style:text-underline-style="solid" style:text-underline-color="font-color"/>
    </style:style>
    <style:style style:name="T262_60" style:family="text"/>
    <style:style style:name="T262_61" style:family="text">
      <style:text-properties fo:color="#1155cc" fo:font-size="10pt" style:font-size-asian="10pt" style:font-size-complex="10pt" style:text-underline-style="solid" style:text-underline-color="font-color"/>
    </style:style>
    <style:style style:name="T262_62" style:family="text"/>
    <style:style style:name="T262_63" style:family="text">
      <style:text-properties fo:color="#1155cc" fo:font-size="10pt" style:font-size-asian="10pt" style:font-size-complex="10pt" style:text-underline-style="solid" style:text-underline-color="font-color"/>
    </style:style>
    <style:style style:name="T262_64" style:family="text"/>
    <style:style style:name="T262_65" style:family="text">
      <style:text-properties fo:color="#1155cc" fo:font-size="10pt" style:font-size-asian="10pt" style:font-size-complex="10pt" style:text-underline-style="solid" style:text-underline-color="font-color"/>
    </style:style>
    <style:style style:name="T262_66" style:family="text"/>
    <style:style style:name="T262_67" style:family="text">
      <style:text-properties fo:color="#1155cc" fo:font-size="10pt" style:font-size-asian="10pt" style:font-size-complex="10pt" style:text-underline-style="solid" style:text-underline-color="font-color"/>
    </style:style>
    <style:style style:name="T262_68" style:family="text"/>
    <style:style style:name="T262_69" style:family="text">
      <style:text-properties fo:color="#1155cc" fo:font-size="10pt" style:font-size-asian="10pt" style:font-size-complex="10pt" style:text-underline-style="solid" style:text-underline-color="font-color"/>
    </style:style>
    <style:style style:name="T262_70" style:family="text"/>
    <style:style style:name="T262_71" style:family="text">
      <style:text-properties fo:color="#1155cc" fo:font-size="10pt" style:font-size-asian="10pt" style:font-size-complex="10pt" style:text-underline-style="solid" style:text-underline-color="font-color"/>
    </style:style>
    <style:style style:name="T262_72" style:family="text"/>
    <style:style style:name="T262_73" style:family="text">
      <style:text-properties fo:color="#1155cc" fo:font-size="10pt" style:font-size-asian="10pt" style:font-size-complex="10pt" style:text-underline-style="solid" style:text-underline-color="font-color"/>
    </style:style>
    <style:style style:name="T262_74" style:family="text"/>
    <style:style style:name="T262_75" style:family="text">
      <style:text-properties fo:color="#1155cc" fo:font-size="10pt" style:font-size-asian="10pt" style:font-size-complex="10pt" style:text-underline-style="solid" style:text-underline-color="font-color"/>
    </style:style>
    <style:style style:name="T262_76" style:family="text"/>
    <style:style style:name="T262_77" style:family="text">
      <style:text-properties fo:color="#1155cc" fo:font-size="10pt" style:font-size-asian="10pt" style:font-size-complex="10pt" style:text-underline-style="solid" style:text-underline-color="font-color"/>
    </style:style>
    <style:style style:name="T262_78" style:family="text"/>
    <style:style style:name="T262_79" style:family="text">
      <style:text-properties fo:color="#1155cc" fo:font-size="10pt" style:font-size-asian="10pt" style:font-size-complex="10pt" style:text-underline-style="solid" style:text-underline-color="font-color"/>
    </style:style>
    <style:style style:name="T262_80" style:family="text"/>
    <style:style style:name="T262_81" style:family="text">
      <style:text-properties fo:color="#1155cc" fo:font-size="10pt" style:font-size-asian="10pt" style:font-size-complex="10pt" style:text-underline-style="solid" style:text-underline-color="font-color"/>
    </style:style>
    <style:style style:name="T262_82" style:family="text"/>
    <style:style style:name="T262_83" style:family="text">
      <style:text-properties fo:color="#1155cc" fo:font-size="10pt" style:font-size-asian="10pt" style:font-size-complex="10pt" style:text-underline-style="solid" style:text-underline-color="font-color"/>
    </style:style>
    <style:style style:name="T262_84" style:family="text"/>
    <style:style style:name="T262_85" style:family="text">
      <style:text-properties fo:color="#1155cc" fo:font-size="10pt" style:font-size-asian="10pt" style:font-size-complex="10pt" style:text-underline-style="solid" style:text-underline-color="font-color"/>
    </style:style>
    <style:style style:name="T262_86" style:family="text"/>
    <style:style style:name="T262_87" style:family="text">
      <style:text-properties fo:color="#1155cc" fo:font-size="10pt" style:font-size-asian="10pt" style:font-size-complex="10pt" style:text-underline-style="solid" style:text-underline-color="font-color"/>
    </style:style>
    <style:style style:name="T262_88" style:family="text"/>
    <style:style style:name="T262_89" style:family="text"/>
    <style:style style:name="T262_90" style:family="text"/>
    <style:style style:name="T262_91" style:family="text"/>
    <style:style style:name="T262_92" style:family="text"/>
    <style:style style:name="T262_93" style:family="text"/>
    <style:style style:name="T262_94" style:family="text"/>
    <style:style style:name="T262_95" style:family="text"/>
    <style:style style:name="T262_96" style:family="text"/>
    <style:style style:name="T262_97" style:family="text"/>
    <style:style style:name="T262_98" style:family="text"/>
    <style:style style:name="T262_99" style:family="text"/>
    <style:style style:name="T262_100" style:family="text"/>
    <style:style style:name="T262_101" style:family="text"/>
    <style:style style:name="T262_102" style:family="text"/>
    <style:style style:name="T262_103" style:family="text"/>
    <style:style style:name="T262_104" style:family="text"/>
    <style:style style:name="P263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264" style:family="paragraph" style:parent-style-name="Standard">
      <style:paragraph-properties fo:break-before="auto" style:writing-mode="lr-tb"/>
    </style:style>
    <style:style style:name="P265" style:family="paragraph" style:parent-style-name="Standard">
      <style:paragraph-properties fo:break-before="auto" fo:margin-top="0cm" fo:margin-bottom="0cm" style:writing-mode="lr-tb"/>
    </style:style>
    <style:style style:name="T265_1" style:family="text">
      <style:text-properties fo:font-weight="bold" style:font-weight-asian="bold" style:font-weight-complex="bold"/>
    </style:style>
    <style:style style:name="T265_2" style:family="text">
      <style:text-properties fo:font-weight="bold" style:font-weight-asian="bold" style:font-weight-complex="bold"/>
    </style:style>
    <style:style style:name="T265_3" style:family="text">
      <style:text-properties fo:font-weight="bold" style:font-weight-asian="bold" style:font-weight-complex="bold"/>
    </style:style>
    <style:style style:name="T265_4" style:family="text">
      <style:text-properties fo:font-weight="bold" style:font-weight-asian="bold" style:font-weight-complex="bold"/>
    </style:style>
    <style:style style:name="T265_5" style:family="text">
      <style:text-properties fo:font-weight="bold" style:font-weight-asian="bold" style:font-weight-complex="bold"/>
    </style:style>
    <style:style style:name="T265_6" style:family="text">
      <style:text-properties fo:font-weight="bold" style:font-weight-asian="bold" style:font-weight-complex="bold"/>
    </style:style>
    <style:style style:name="T265_7" style:family="text">
      <style:text-properties fo:font-weight="bold" style:font-weight-asian="bold" style:font-weight-complex="bold"/>
    </style:style>
    <style:style style:name="T265_8" style:family="text">
      <style:text-properties fo:font-weight="bold" style:font-weight-asian="bold" style:font-weight-complex="bold"/>
    </style:style>
    <style:style style:name="T265_9" style:family="text">
      <style:text-properties fo:font-weight="bold" style:font-weight-asian="bold" style:font-weight-complex="bold"/>
    </style:style>
    <style:style style:name="T265_10" style:family="text">
      <style:text-properties fo:font-weight="bold" style:font-weight-asian="bold" style:font-weight-complex="bold"/>
    </style:style>
    <style:style style:name="T265_11" style:family="text">
      <style:text-properties fo:font-weight="bold" style:font-weight-asian="bold" style:font-weight-complex="bold"/>
    </style:style>
    <style:style style:name="T265_12" style:family="text">
      <style:text-properties fo:font-weight="bold" style:font-weight-asian="bold" style:font-weight-complex="bold"/>
    </style:style>
    <style:style style:name="T265_13" style:family="text">
      <style:text-properties fo:font-weight="bold" style:font-weight-asian="bold" style:font-weight-complex="bold"/>
    </style:style>
    <style:style style:name="T265_14" style:family="text">
      <style:text-properties fo:font-weight="bold" style:font-weight-asian="bold" style:font-weight-complex="bold"/>
    </style:style>
    <style:style style:name="T265_15" style:family="text">
      <style:text-properties fo:font-weight="bold" style:font-weight-asian="bold" style:font-weight-complex="bold"/>
    </style:style>
    <style:style style:name="T265_16" style:family="text">
      <style:text-properties fo:font-weight="bold" style:font-weight-asian="bold" style:font-weight-complex="bold"/>
    </style:style>
    <style:style style:name="T265_17" style:family="text">
      <style:text-properties fo:font-weight="bold" style:font-weight-asian="bold" style:font-weight-complex="bold"/>
    </style:style>
    <style:style style:name="T265_18" style:family="text">
      <style:text-properties fo:font-weight="bold" style:font-weight-asian="bold" style:font-weight-complex="bold"/>
    </style:style>
    <style:style style:name="T265_19" style:family="text">
      <style:text-properties fo:font-weight="bold" style:font-weight-asian="bold" style:font-weight-complex="bold"/>
    </style:style>
    <style:style style:name="T265_20" style:family="text">
      <style:text-properties fo:font-weight="bold" style:font-weight-asian="bold" style:font-weight-complex="bold"/>
    </style:style>
    <style:style style:name="T265_21" style:family="text">
      <style:text-properties fo:font-weight="bold" style:font-weight-asian="bold" style:font-weight-complex="bold"/>
    </style:style>
    <style:style style:name="T265_22" style:family="text">
      <style:text-properties fo:font-weight="bold" style:font-weight-asian="bold" style:font-weight-complex="bold"/>
    </style:style>
    <style:style style:name="T265_23" style:family="text">
      <style:text-properties fo:font-weight="bold" style:font-weight-asian="bold" style:font-weight-complex="bold"/>
    </style:style>
    <style:style style:name="T265_24" style:family="text">
      <style:text-properties fo:font-weight="bold" style:font-weight-asian="bold" style:font-weight-complex="bold"/>
    </style:style>
    <style:style style:name="T265_25" style:family="text">
      <style:text-properties fo:font-weight="bold" style:font-weight-asian="bold" style:font-weight-complex="bold"/>
    </style:style>
    <style:style style:name="T265_26" style:family="text">
      <style:text-properties fo:font-weight="bold" style:font-weight-asian="bold" style:font-weight-complex="bold"/>
    </style:style>
    <style:style style:name="P266" style:family="paragraph" style:parent-style-name="Standard">
      <style:paragraph-properties fo:break-before="auto" style:writing-mode="lr-tb"/>
    </style:style>
    <style:style style:name="P267" style:family="paragraph" style:parent-style-name="Standard">
      <style:paragraph-properties fo:break-before="auto" style:writing-mode="lr-tb"/>
    </style:style>
    <style:style style:name="T267_1" style:family="text"/>
    <style:style style:name="T267_2" style:family="text"/>
    <style:style style:name="T267_3" style:family="text"/>
    <style:style style:name="T267_4" style:family="text"/>
    <style:style style:name="T267_5" style:family="text"/>
    <style:style style:name="T267_6" style:family="text"/>
    <style:style style:name="T267_7" style:family="text"/>
    <style:style style:name="T267_8" style:family="text"/>
    <style:style style:name="T267_9" style:family="text"/>
    <style:style style:name="T267_10" style:family="text"/>
    <style:style style:name="T267_11" style:family="text"/>
    <style:style style:name="T267_12" style:family="text"/>
    <style:style style:name="T267_13" style:family="text"/>
    <style:style style:name="T267_14" style:family="text"/>
    <style:style style:name="T267_15" style:family="text"/>
    <style:style style:name="T267_16" style:family="text"/>
    <style:style style:name="T267_17" style:family="text"/>
    <style:style style:name="T267_18" style:family="text"/>
    <style:style style:name="T267_19" style:family="text"/>
    <style:style style:name="T267_20" style:family="text"/>
    <style:style style:name="T267_21" style:family="text"/>
    <style:style style:name="T267_22" style:family="text"/>
    <style:style style:name="T267_23" style:family="text"/>
    <style:style style:name="T267_24" style:family="text"/>
    <style:style style:name="T267_25" style:family="text"/>
    <style:style style:name="T267_26" style:family="text"/>
    <style:style style:name="T267_27" style:family="text"/>
    <style:style style:name="T267_28" style:family="text"/>
    <style:style style:name="T267_29" style:family="text"/>
    <style:style style:name="T267_30" style:family="text"/>
    <style:style style:name="T267_31" style:family="text"/>
    <style:style style:name="T267_32" style:family="text"/>
    <style:style style:name="T267_33" style:family="text"/>
    <style:style style:name="T267_34" style:family="text"/>
    <style:style style:name="T267_35" style:family="text"/>
    <style:style style:name="T267_36" style:family="text"/>
    <style:style style:name="T267_37" style:family="text"/>
    <style:style style:name="T267_38" style:family="text"/>
    <style:style style:name="T267_39" style:family="text"/>
    <style:style style:name="T267_40" style:family="text"/>
    <style:style style:name="T267_41" style:family="text"/>
    <style:style style:name="T267_42" style:family="text"/>
    <style:style style:name="T267_43" style:family="text"/>
    <style:style style:name="T267_44" style:family="text"/>
    <style:style style:name="T267_45" style:family="text"/>
    <style:style style:name="T267_46" style:family="text"/>
    <style:style style:name="T267_47" style:family="text"/>
    <style:style style:name="T267_48" style:family="text"/>
    <style:style style:name="T267_49" style:family="text"/>
    <style:style style:name="T267_50" style:family="text"/>
    <style:style style:name="T267_51" style:family="text"/>
    <style:style style:name="T267_52" style:family="text"/>
    <style:style style:name="T267_53" style:family="text"/>
    <style:style style:name="T267_54" style:family="text"/>
    <style:style style:name="T267_55" style:family="text"/>
    <style:style style:name="T267_56" style:family="text"/>
    <style:style style:name="T267_57" style:family="text"/>
    <style:style style:name="T267_58" style:family="text"/>
    <style:style style:name="P268" style:family="paragraph" style:parent-style-name="Standard">
      <style:paragraph-properties fo:break-before="auto" style:writing-mode="lr-tb"/>
    </style:style>
    <style:style style:name="P269" style:family="paragraph" style:parent-style-name="Standard">
      <style:paragraph-properties fo:break-before="auto" style:writing-mode="lr-tb"/>
    </style:style>
    <style:style style:name="T269_1" style:family="text"/>
    <style:style style:name="T269_2" style:family="text"/>
    <style:style style:name="T269_3" style:family="text"/>
    <style:style style:name="T269_4" style:family="text"/>
    <style:style style:name="T269_5" style:family="text"/>
    <style:style style:name="T269_6" style:family="text"/>
    <style:style style:name="T269_7" style:family="text"/>
    <style:style style:name="T269_8" style:family="text"/>
    <style:style style:name="T269_9" style:family="text"/>
    <style:style style:name="T269_10" style:family="text"/>
    <style:style style:name="T269_11" style:family="text"/>
    <style:style style:name="T269_12" style:family="text"/>
    <style:style style:name="T269_13" style:family="text"/>
    <style:style style:name="T269_14" style:family="text"/>
    <style:style style:name="T269_15" style:family="text"/>
    <style:style style:name="T269_16" style:family="text"/>
    <style:style style:name="T269_17" style:family="text"/>
    <style:style style:name="T269_18" style:family="text"/>
    <style:style style:name="T269_19" style:family="text"/>
    <style:style style:name="T269_20" style:family="text"/>
    <style:style style:name="T269_21" style:family="text"/>
    <style:style style:name="T269_22" style:family="text"/>
    <style:style style:name="T269_23" style:family="text"/>
    <style:style style:name="T269_24" style:family="text"/>
    <style:style style:name="T269_25" style:family="text"/>
    <style:style style:name="T269_26" style:family="text"/>
    <style:style style:name="T269_27" style:family="text"/>
    <style:style style:name="T269_28" style:family="text"/>
    <style:style style:name="T269_29" style:family="text"/>
    <style:style style:name="T269_30" style:family="text"/>
    <style:style style:name="T269_31" style:family="text"/>
    <style:style style:name="T269_32" style:family="text"/>
    <style:style style:name="T269_33" style:family="text"/>
    <style:style style:name="T269_34" style:family="text"/>
    <style:style style:name="T269_35" style:family="text"/>
    <style:style style:name="T269_36" style:family="text"/>
    <style:style style:name="T269_37" style:family="text"/>
    <style:style style:name="T269_38" style:family="text"/>
    <style:style style:name="T269_39" style:family="text"/>
    <style:style style:name="T269_40" style:family="text"/>
    <style:style style:name="T269_41" style:family="text"/>
    <style:style style:name="T269_42" style:family="text"/>
    <style:style style:name="T269_43" style:family="text"/>
    <style:style style:name="T269_44" style:family="text"/>
    <style:style style:name="T269_45" style:family="text"/>
    <style:style style:name="T269_46" style:family="text"/>
    <style:style style:name="T269_47" style:family="text"/>
    <style:style style:name="T269_48" style:family="text"/>
    <style:style style:name="T269_49" style:family="text"/>
    <style:style style:name="T269_50" style:family="text"/>
    <style:style style:name="T269_51" style:family="text"/>
    <style:style style:name="T269_52" style:family="text"/>
    <style:style style:name="T269_53" style:family="text"/>
    <style:style style:name="T269_54" style:family="text"/>
    <style:style style:name="T269_55" style:family="text"/>
    <style:style style:name="T269_56" style:family="text"/>
    <style:style style:name="T269_57" style:family="text"/>
    <style:style style:name="T269_58" style:family="text"/>
    <style:style style:name="T269_59" style:family="text"/>
    <style:style style:name="T269_60" style:family="text"/>
    <style:style style:name="T269_61" style:family="text"/>
    <style:style style:name="T269_62" style:family="text"/>
    <style:style style:name="T269_63" style:family="text"/>
    <style:style style:name="T269_64" style:family="text">
      <style:text-properties fo:color="#1155cc" style:text-underline-style="solid" style:text-underline-color="font-color"/>
    </style:style>
    <style:style style:name="T269_65" style:family="text" style:parent-style-name="Standard"/>
    <style:style style:name="P270" style:family="paragraph" style:parent-style-name="Standard">
      <style:paragraph-properties fo:break-before="auto" style:writing-mode="lr-tb"/>
    </style:style>
    <style:style style:name="T270_1" style:family="text">
      <style:text-properties fo:font-size="10pt" style:font-size-asian="10pt" style:font-size-complex="10pt"/>
    </style:style>
    <style:style style:name="T270_2" style:family="text">
      <style:text-properties fo:font-size="10pt" style:font-size-asian="10pt" style:font-size-complex="10pt"/>
    </style:style>
    <style:style style:name="T270_3" style:family="text">
      <style:text-properties fo:font-size="10pt" style:font-size-asian="10pt" style:font-size-complex="10pt"/>
    </style:style>
    <style:style style:name="T270_4" style:family="text">
      <style:text-properties fo:font-size="10pt" style:font-size-asian="10pt" style:font-size-complex="10pt"/>
    </style:style>
    <style:style style:name="T270_5" style:family="text">
      <style:text-properties fo:font-size="10pt" style:font-size-asian="10pt" style:font-size-complex="10pt"/>
    </style:style>
    <style:style style:name="T270_6" style:family="text">
      <style:text-properties fo:font-size="10pt" style:font-size-asian="10pt" style:font-size-complex="10pt"/>
    </style:style>
    <style:style style:name="T270_7" style:family="text">
      <style:text-properties fo:font-size="10pt" style:font-size-asian="10pt" style:font-size-complex="10pt"/>
    </style:style>
    <style:style style:name="T270_8" style:family="text">
      <style:text-properties fo:font-size="10pt" style:font-size-asian="10pt" style:font-size-complex="10pt"/>
    </style:style>
    <style:style style:name="T270_9" style:family="text">
      <style:text-properties fo:font-size="10pt" style:font-size-asian="10pt" style:font-size-complex="10pt"/>
    </style:style>
    <style:style style:name="T270_10" style:family="text">
      <style:text-properties fo:font-size="10pt" style:font-size-asian="10pt" style:font-size-complex="10pt"/>
    </style:style>
    <style:style style:name="T270_11" style:family="text">
      <style:text-properties fo:font-size="10pt" style:font-size-asian="10pt" style:font-size-complex="10pt"/>
    </style:style>
    <style:style style:name="T270_12" style:family="text">
      <style:text-properties fo:font-size="10pt" style:font-size-asian="10pt" style:font-size-complex="10pt"/>
    </style:style>
    <style:style style:name="T270_13" style:family="text">
      <style:text-properties fo:font-size="10pt" style:font-size-asian="10pt" style:font-size-complex="10pt"/>
    </style:style>
    <style:style style:name="T270_14" style:family="text">
      <style:text-properties fo:font-size="10pt" style:font-size-asian="10pt" style:font-size-complex="10pt"/>
    </style:style>
    <style:style style:name="T270_15" style:family="text">
      <style:text-properties fo:font-size="10pt" style:font-size-asian="10pt" style:font-size-complex="10pt"/>
    </style:style>
    <style:style style:name="T270_16" style:family="text">
      <style:text-properties fo:font-size="10pt" style:font-size-asian="10pt" style:font-size-complex="10pt"/>
    </style:style>
    <style:style style:name="T270_17" style:family="text">
      <style:text-properties fo:font-size="10pt" style:font-size-asian="10pt" style:font-size-complex="10pt"/>
    </style:style>
    <style:style style:name="T270_18" style:family="text">
      <style:text-properties fo:font-size="10pt" style:font-size-asian="10pt" style:font-size-complex="10pt"/>
    </style:style>
    <style:style style:name="T270_19" style:family="text">
      <style:text-properties fo:font-size="10pt" style:font-size-asian="10pt" style:font-size-complex="10pt"/>
    </style:style>
    <style:style style:name="T270_20" style:family="text">
      <style:text-properties fo:font-size="10pt" style:font-size-asian="10pt" style:font-size-complex="10pt"/>
    </style:style>
    <style:style style:name="T270_21" style:family="text">
      <style:text-properties fo:font-size="10pt" style:font-size-asian="10pt" style:font-size-complex="10pt"/>
    </style:style>
    <style:style style:name="T270_22" style:family="text">
      <style:text-properties fo:font-size="10pt" style:font-size-asian="10pt" style:font-size-complex="10pt"/>
    </style:style>
    <style:style style:name="T270_23" style:family="text">
      <style:text-properties fo:font-size="10pt" style:font-size-asian="10pt" style:font-size-complex="10pt"/>
    </style:style>
    <style:style style:name="T270_24" style:family="text">
      <style:text-properties fo:font-size="10pt" style:font-size-asian="10pt" style:font-size-complex="10pt"/>
    </style:style>
    <style:style style:name="T270_25" style:family="text">
      <style:text-properties fo:font-size="10pt" style:font-size-asian="10pt" style:font-size-complex="10pt"/>
    </style:style>
    <style:style style:name="T270_26" style:family="text">
      <style:text-properties fo:font-size="10pt" style:font-size-asian="10pt" style:font-size-complex="10pt"/>
    </style:style>
    <style:style style:name="T270_27" style:family="text">
      <style:text-properties fo:font-size="10pt" style:font-size-asian="10pt" style:font-size-complex="10pt"/>
    </style:style>
    <style:style style:name="T270_28" style:family="text"/>
    <style:style style:name="T270_29" style:family="text">
      <style:text-properties fo:color="#1155cc" fo:font-size="10pt" style:font-size-asian="10pt" style:font-size-complex="10pt" style:text-underline-style="solid" style:text-underline-color="font-color"/>
    </style:style>
    <style:style style:name="T270_30" style:family="text"/>
    <style:style style:name="T270_31" style:family="text">
      <style:text-properties fo:color="#1155cc" fo:font-size="10pt" style:font-size-asian="10pt" style:font-size-complex="10pt" style:text-underline-style="solid" style:text-underline-color="font-color"/>
    </style:style>
    <style:style style:name="T270_32" style:family="text"/>
    <style:style style:name="T270_33" style:family="text">
      <style:text-properties fo:color="#1155cc" fo:font-size="10pt" style:font-size-asian="10pt" style:font-size-complex="10pt" style:text-underline-style="solid" style:text-underline-color="font-color"/>
    </style:style>
    <style:style style:name="T270_34" style:family="text"/>
    <style:style style:name="T270_35" style:family="text">
      <style:text-properties fo:color="#1155cc" fo:font-size="10pt" style:font-size-asian="10pt" style:font-size-complex="10pt" style:text-underline-style="solid" style:text-underline-color="font-color"/>
    </style:style>
    <style:style style:name="T270_36" style:family="text"/>
    <style:style style:name="T270_37" style:family="text">
      <style:text-properties fo:color="#1155cc" fo:font-size="10pt" style:font-size-asian="10pt" style:font-size-complex="10pt" style:text-underline-style="solid" style:text-underline-color="font-color"/>
    </style:style>
    <style:style style:name="T270_38" style:family="text"/>
    <style:style style:name="T270_39" style:family="text">
      <style:text-properties fo:color="#1155cc" fo:font-size="10pt" style:font-size-asian="10pt" style:font-size-complex="10pt" style:text-underline-style="solid" style:text-underline-color="font-color"/>
    </style:style>
    <style:style style:name="T270_40" style:family="text"/>
    <style:style style:name="T270_41" style:family="text">
      <style:text-properties fo:color="#1155cc" fo:font-size="10pt" style:font-size-asian="10pt" style:font-size-complex="10pt" style:text-underline-style="solid" style:text-underline-color="font-color"/>
    </style:style>
    <style:style style:name="T270_42" style:family="text"/>
    <style:style style:name="T270_43" style:family="text">
      <style:text-properties fo:color="#1155cc" fo:font-size="10pt" style:font-size-asian="10pt" style:font-size-complex="10pt" style:text-underline-style="solid" style:text-underline-color="font-color"/>
    </style:style>
    <style:style style:name="T270_44" style:family="text"/>
    <style:style style:name="T270_45" style:family="text">
      <style:text-properties fo:color="#1155cc" fo:font-size="10pt" style:font-size-asian="10pt" style:font-size-complex="10pt" style:text-underline-style="solid" style:text-underline-color="font-color"/>
    </style:style>
    <style:style style:name="T270_46" style:family="text"/>
    <style:style style:name="T270_47" style:family="text">
      <style:text-properties fo:color="#1155cc" fo:font-size="10pt" style:font-size-asian="10pt" style:font-size-complex="10pt" style:text-underline-style="solid" style:text-underline-color="font-color"/>
    </style:style>
    <style:style style:name="T270_48" style:family="text"/>
    <style:style style:name="T270_49" style:family="text">
      <style:text-properties fo:color="#1155cc" fo:font-size="10pt" style:font-size-asian="10pt" style:font-size-complex="10pt" style:text-underline-style="solid" style:text-underline-color="font-color"/>
    </style:style>
    <style:style style:name="T270_50" style:family="text"/>
    <style:style style:name="T270_51" style:family="text">
      <style:text-properties fo:color="#1155cc" fo:font-size="10pt" style:font-size-asian="10pt" style:font-size-complex="10pt" style:text-underline-style="solid" style:text-underline-color="font-color"/>
    </style:style>
    <style:style style:name="T270_52" style:family="text"/>
    <style:style style:name="T270_53" style:family="text">
      <style:text-properties fo:color="#1155cc" fo:font-size="10pt" style:font-size-asian="10pt" style:font-size-complex="10pt" style:text-underline-style="solid" style:text-underline-color="font-color"/>
    </style:style>
    <style:style style:name="T270_54" style:family="text"/>
    <style:style style:name="T270_55" style:family="text">
      <style:text-properties fo:color="#1155cc" fo:font-size="10pt" style:font-size-asian="10pt" style:font-size-complex="10pt" style:text-underline-style="solid" style:text-underline-color="font-color"/>
    </style:style>
    <style:style style:name="T270_56" style:family="text"/>
    <style:style style:name="P271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272" style:family="paragraph" style:parent-style-name="Standard">
      <style:paragraph-properties fo:break-before="auto" style:writing-mode="lr-tb"/>
    </style:style>
    <style:style style:name="P273" style:family="paragraph" style:parent-style-name="Standard">
      <style:paragraph-properties fo:break-before="auto" fo:margin-top="0cm" fo:margin-bottom="0cm" style:writing-mode="lr-tb"/>
    </style:style>
    <style:style style:name="T273_1" style:family="text">
      <style:text-properties fo:font-weight="bold" style:font-weight-asian="bold" style:font-weight-complex="bold"/>
    </style:style>
    <style:style style:name="T273_2" style:family="text">
      <style:text-properties fo:font-weight="bold" style:font-weight-asian="bold" style:font-weight-complex="bold"/>
    </style:style>
    <style:style style:name="T273_3" style:family="text">
      <style:text-properties fo:font-weight="bold" style:font-weight-asian="bold" style:font-weight-complex="bold"/>
    </style:style>
    <style:style style:name="T273_4" style:family="text">
      <style:text-properties fo:font-weight="bold" style:font-weight-asian="bold" style:font-weight-complex="bold"/>
    </style:style>
    <style:style style:name="T273_5" style:family="text">
      <style:text-properties fo:font-weight="bold" style:font-weight-asian="bold" style:font-weight-complex="bold"/>
    </style:style>
    <style:style style:name="T273_6" style:family="text">
      <style:text-properties fo:font-weight="bold" style:font-weight-asian="bold" style:font-weight-complex="bold"/>
    </style:style>
    <style:style style:name="T273_7" style:family="text">
      <style:text-properties fo:font-weight="bold" style:font-weight-asian="bold" style:font-weight-complex="bold"/>
    </style:style>
    <style:style style:name="T273_8" style:family="text">
      <style:text-properties fo:font-weight="bold" style:font-weight-asian="bold" style:font-weight-complex="bold"/>
    </style:style>
    <style:style style:name="T273_9" style:family="text">
      <style:text-properties fo:font-weight="bold" style:font-weight-asian="bold" style:font-weight-complex="bold"/>
    </style:style>
    <style:style style:name="T273_10" style:family="text">
      <style:text-properties fo:font-weight="bold" style:font-weight-asian="bold" style:font-weight-complex="bold"/>
    </style:style>
    <style:style style:name="T273_11" style:family="text">
      <style:text-properties fo:font-weight="bold" style:font-weight-asian="bold" style:font-weight-complex="bold"/>
    </style:style>
    <style:style style:name="T273_12" style:family="text">
      <style:text-properties fo:font-weight="bold" style:font-weight-asian="bold" style:font-weight-complex="bold"/>
    </style:style>
    <style:style style:name="T273_13" style:family="text">
      <style:text-properties fo:font-weight="bold" style:font-weight-asian="bold" style:font-weight-complex="bold"/>
    </style:style>
    <style:style style:name="T273_14" style:family="text">
      <style:text-properties fo:font-weight="bold" style:font-weight-asian="bold" style:font-weight-complex="bold"/>
    </style:style>
    <style:style style:name="T273_15" style:family="text">
      <style:text-properties fo:font-weight="bold" style:font-weight-asian="bold" style:font-weight-complex="bold"/>
    </style:style>
    <style:style style:name="T273_16" style:family="text">
      <style:text-properties fo:font-weight="bold" style:font-weight-asian="bold" style:font-weight-complex="bold"/>
    </style:style>
    <style:style style:name="T273_17" style:family="text">
      <style:text-properties fo:font-weight="bold" style:font-weight-asian="bold" style:font-weight-complex="bold"/>
    </style:style>
    <style:style style:name="T273_18" style:family="text">
      <style:text-properties fo:font-weight="bold" style:font-weight-asian="bold" style:font-weight-complex="bold"/>
    </style:style>
    <style:style style:name="T273_19" style:family="text">
      <style:text-properties fo:font-weight="bold" style:font-weight-asian="bold" style:font-weight-complex="bold"/>
    </style:style>
    <style:style style:name="T273_20" style:family="text">
      <style:text-properties fo:font-weight="bold" style:font-weight-asian="bold" style:font-weight-complex="bold"/>
    </style:style>
    <style:style style:name="P274" style:family="paragraph" style:parent-style-name="Standard">
      <style:paragraph-properties fo:break-before="auto" style:writing-mode="lr-tb"/>
    </style:style>
    <style:style style:name="P275" style:family="paragraph" style:parent-style-name="Standard">
      <style:paragraph-properties fo:break-before="auto" style:writing-mode="lr-tb"/>
    </style:style>
    <style:style style:name="T275_1" style:family="text"/>
    <style:style style:name="T275_2" style:family="text"/>
    <style:style style:name="T275_3" style:family="text"/>
    <style:style style:name="T275_4" style:family="text"/>
    <style:style style:name="T275_5" style:family="text"/>
    <style:style style:name="T275_6" style:family="text"/>
    <style:style style:name="T275_7" style:family="text"/>
    <style:style style:name="T275_8" style:family="text"/>
    <style:style style:name="T275_9" style:family="text"/>
    <style:style style:name="T275_10" style:family="text"/>
    <style:style style:name="T275_11" style:family="text"/>
    <style:style style:name="T275_12" style:family="text"/>
    <style:style style:name="T275_13" style:family="text"/>
    <style:style style:name="T275_14" style:family="text"/>
    <style:style style:name="T275_15" style:family="text"/>
    <style:style style:name="T275_16" style:family="text"/>
    <style:style style:name="T275_17" style:family="text"/>
    <style:style style:name="T275_18" style:family="text"/>
    <style:style style:name="T275_19" style:family="text"/>
    <style:style style:name="T275_20" style:family="text"/>
    <style:style style:name="T275_21" style:family="text"/>
    <style:style style:name="T275_22" style:family="text"/>
    <style:style style:name="T275_23" style:family="text"/>
    <style:style style:name="T275_24" style:family="text"/>
    <style:style style:name="T275_25" style:family="text"/>
    <style:style style:name="T275_26" style:family="text"/>
    <style:style style:name="T275_27" style:family="text"/>
    <style:style style:name="T275_28" style:family="text"/>
    <style:style style:name="T275_29" style:family="text"/>
    <style:style style:name="T275_30" style:family="text"/>
    <style:style style:name="T275_31" style:family="text"/>
    <style:style style:name="T275_32" style:family="text"/>
    <style:style style:name="T275_33" style:family="text"/>
    <style:style style:name="T275_34" style:family="text"/>
    <style:style style:name="T275_35" style:family="text"/>
    <style:style style:name="T275_36" style:family="text"/>
    <style:style style:name="T275_37" style:family="text"/>
    <style:style style:name="T275_38" style:family="text"/>
    <style:style style:name="T275_39" style:family="text"/>
    <style:style style:name="T275_40" style:family="text"/>
    <style:style style:name="T275_41" style:family="text"/>
    <style:style style:name="T275_42" style:family="text"/>
    <style:style style:name="T275_43" style:family="text"/>
    <style:style style:name="T275_44" style:family="text"/>
    <style:style style:name="T275_45" style:family="text"/>
    <style:style style:name="T275_46" style:family="text"/>
    <style:style style:name="T275_47" style:family="text"/>
    <style:style style:name="T275_48" style:family="text"/>
    <style:style style:name="T275_49" style:family="text"/>
    <style:style style:name="T275_50" style:family="text"/>
    <style:style style:name="T275_51" style:family="text"/>
    <style:style style:name="T275_52" style:family="text"/>
    <style:style style:name="T275_53" style:family="text"/>
    <style:style style:name="T275_54" style:family="text"/>
    <style:style style:name="T275_55" style:family="text"/>
    <style:style style:name="T275_56" style:family="text"/>
    <style:style style:name="T275_57" style:family="text"/>
    <style:style style:name="T275_58" style:family="text"/>
    <style:style style:name="T275_59" style:family="text"/>
    <style:style style:name="T275_60" style:family="text"/>
    <style:style style:name="T275_61" style:family="text"/>
    <style:style style:name="T275_62" style:family="text"/>
    <style:style style:name="T275_63" style:family="text"/>
    <style:style style:name="T275_64" style:family="text"/>
    <style:style style:name="T275_65" style:family="text"/>
    <style:style style:name="T275_66" style:family="text"/>
    <style:style style:name="T275_67" style:family="text"/>
    <style:style style:name="T275_68" style:family="text"/>
    <style:style style:name="T275_69" style:family="text"/>
    <style:style style:name="T275_70" style:family="text"/>
    <style:style style:name="T275_71" style:family="text"/>
    <style:style style:name="T275_72" style:family="text"/>
    <style:style style:name="T275_73" style:family="text"/>
    <style:style style:name="T275_74" style:family="text"/>
    <style:style style:name="T275_75" style:family="text"/>
    <style:style style:name="T275_76" style:family="text">
      <style:text-properties fo:color="#1155cc" style:text-underline-style="solid" style:text-underline-color="font-color"/>
    </style:style>
    <style:style style:name="T275_77" style:family="text"/>
    <style:style style:name="T275_78" style:family="text">
      <style:text-properties fo:color="#1155cc" style:text-underline-style="solid" style:text-underline-color="font-color"/>
    </style:style>
    <style:style style:name="T275_79" style:family="text"/>
    <style:style style:name="T275_80" style:family="text">
      <style:text-properties fo:color="#1155cc" style:text-underline-style="solid" style:text-underline-color="font-color"/>
    </style:style>
    <style:style style:name="T275_81" style:family="text"/>
    <style:style style:name="T275_82" style:family="text">
      <style:text-properties fo:color="#1155cc" style:text-underline-style="solid" style:text-underline-color="font-color"/>
    </style:style>
    <style:style style:name="T275_83" style:family="text"/>
    <style:style style:name="T275_84" style:family="text">
      <style:text-properties fo:color="#1155cc" style:text-underline-style="solid" style:text-underline-color="font-color"/>
    </style:style>
    <style:style style:name="T275_85" style:family="text"/>
    <style:style style:name="T275_86" style:family="text">
      <style:text-properties fo:color="#1155cc" style:text-underline-style="solid" style:text-underline-color="font-color"/>
    </style:style>
    <style:style style:name="T275_87" style:family="text"/>
    <style:style style:name="T275_88" style:family="text">
      <style:text-properties fo:color="#1155cc" style:text-underline-style="solid" style:text-underline-color="font-color"/>
    </style:style>
    <style:style style:name="T275_89" style:family="text"/>
    <style:style style:name="T275_90" style:family="text">
      <style:text-properties fo:color="#1155cc" style:text-underline-style="solid" style:text-underline-color="font-color"/>
    </style:style>
    <style:style style:name="T275_91" style:family="text"/>
    <style:style style:name="T275_92" style:family="text">
      <style:text-properties fo:color="#1155cc" style:text-underline-style="solid" style:text-underline-color="font-color"/>
    </style:style>
    <style:style style:name="T275_93" style:family="text" style:parent-style-name="Standard"/>
    <style:style style:name="P276" style:family="paragraph" style:parent-style-name="Standard">
      <style:paragraph-properties fo:break-before="auto" style:writing-mode="lr-tb"/>
    </style:style>
    <style:style style:name="T276_1" style:family="text">
      <style:text-properties fo:font-size="10pt" style:font-size-asian="10pt" style:font-size-complex="10pt"/>
    </style:style>
    <style:style style:name="T276_2" style:family="text">
      <style:text-properties fo:font-size="10pt" style:font-size-asian="10pt" style:font-size-complex="10pt"/>
    </style:style>
    <style:style style:name="T276_3" style:family="text">
      <style:text-properties fo:font-size="10pt" style:font-size-asian="10pt" style:font-size-complex="10pt"/>
    </style:style>
    <style:style style:name="T276_4" style:family="text">
      <style:text-properties fo:font-size="10pt" style:font-size-asian="10pt" style:font-size-complex="10pt"/>
    </style:style>
    <style:style style:name="T276_5" style:family="text">
      <style:text-properties fo:font-size="10pt" style:font-size-asian="10pt" style:font-size-complex="10pt"/>
    </style:style>
    <style:style style:name="T276_6" style:family="text">
      <style:text-properties fo:font-size="10pt" style:font-size-asian="10pt" style:font-size-complex="10pt"/>
    </style:style>
    <style:style style:name="T276_7" style:family="text">
      <style:text-properties fo:font-size="10pt" style:font-size-asian="10pt" style:font-size-complex="10pt"/>
    </style:style>
    <style:style style:name="T276_8" style:family="text">
      <style:text-properties fo:font-size="10pt" style:font-size-asian="10pt" style:font-size-complex="10pt"/>
    </style:style>
    <style:style style:name="T276_9" style:family="text">
      <style:text-properties fo:font-size="10pt" style:font-size-asian="10pt" style:font-size-complex="10pt"/>
    </style:style>
    <style:style style:name="T276_10" style:family="text">
      <style:text-properties fo:font-size="10pt" style:font-size-asian="10pt" style:font-size-complex="10pt"/>
    </style:style>
    <style:style style:name="T276_11" style:family="text">
      <style:text-properties fo:font-size="10pt" style:font-size-asian="10pt" style:font-size-complex="10pt"/>
    </style:style>
    <style:style style:name="T276_12" style:family="text">
      <style:text-properties fo:font-size="10pt" style:font-size-asian="10pt" style:font-size-complex="10pt"/>
    </style:style>
    <style:style style:name="T276_13" style:family="text">
      <style:text-properties fo:font-size="10pt" style:font-size-asian="10pt" style:font-size-complex="10pt"/>
    </style:style>
    <style:style style:name="T276_14" style:family="text"/>
    <style:style style:name="T276_15" style:family="text">
      <style:text-properties fo:color="#1155cc" fo:font-size="10pt" style:font-size-asian="10pt" style:font-size-complex="10pt" style:text-underline-style="solid" style:text-underline-color="font-color"/>
    </style:style>
    <style:style style:name="T276_16" style:family="text"/>
    <style:style style:name="T276_17" style:family="text">
      <style:text-properties fo:color="#1155cc" fo:font-size="10pt" style:font-size-asian="10pt" style:font-size-complex="10pt" style:text-underline-style="solid" style:text-underline-color="font-color"/>
    </style:style>
    <style:style style:name="T276_18" style:family="text"/>
    <style:style style:name="T276_19" style:family="text">
      <style:text-properties fo:color="#1155cc" fo:font-size="10pt" style:font-size-asian="10pt" style:font-size-complex="10pt" style:text-underline-style="solid" style:text-underline-color="font-color"/>
    </style:style>
    <style:style style:name="T276_20" style:family="text"/>
    <style:style style:name="T276_21" style:family="text">
      <style:text-properties fo:color="#1155cc" fo:font-size="10pt" style:font-size-asian="10pt" style:font-size-complex="10pt" style:text-underline-style="solid" style:text-underline-color="font-color"/>
    </style:style>
    <style:style style:name="T276_22" style:family="text"/>
    <style:style style:name="T276_23" style:family="text">
      <style:text-properties fo:color="#1155cc" fo:font-size="10pt" style:font-size-asian="10pt" style:font-size-complex="10pt" style:text-underline-style="solid" style:text-underline-color="font-color"/>
    </style:style>
    <style:style style:name="T276_24" style:family="text"/>
    <style:style style:name="T276_25" style:family="text">
      <style:text-properties fo:color="#1155cc" fo:font-size="10pt" style:font-size-asian="10pt" style:font-size-complex="10pt" style:text-underline-style="solid" style:text-underline-color="font-color"/>
    </style:style>
    <style:style style:name="T276_26" style:family="text"/>
    <style:style style:name="T276_27" style:family="text">
      <style:text-properties fo:color="#1155cc" fo:font-size="10pt" style:font-size-asian="10pt" style:font-size-complex="10pt" style:text-underline-style="solid" style:text-underline-color="font-color"/>
    </style:style>
    <style:style style:name="T276_28" style:family="text"/>
    <style:style style:name="T276_29" style:family="text">
      <style:text-properties fo:color="#1155cc" fo:font-size="10pt" style:font-size-asian="10pt" style:font-size-complex="10pt" style:text-underline-style="solid" style:text-underline-color="font-color"/>
    </style:style>
    <style:style style:name="T276_30" style:family="text"/>
    <style:style style:name="T276_31" style:family="text">
      <style:text-properties fo:color="#1155cc" fo:font-size="10pt" style:font-size-asian="10pt" style:font-size-complex="10pt" style:text-underline-style="solid" style:text-underline-color="font-color"/>
    </style:style>
    <style:style style:name="T276_32" style:family="text"/>
    <style:style style:name="T276_33" style:family="text">
      <style:text-properties fo:color="#1155cc" fo:font-size="10pt" style:font-size-asian="10pt" style:font-size-complex="10pt" style:text-underline-style="solid" style:text-underline-color="font-color"/>
    </style:style>
    <style:style style:name="T276_34" style:family="text"/>
    <style:style style:name="T276_35" style:family="text">
      <style:text-properties fo:color="#1155cc" fo:font-size="10pt" style:font-size-asian="10pt" style:font-size-complex="10pt" style:text-underline-style="solid" style:text-underline-color="font-color"/>
    </style:style>
    <style:style style:name="T276_36" style:family="text"/>
    <style:style style:name="T276_37" style:family="text">
      <style:text-properties fo:color="#1155cc" fo:font-size="10pt" style:font-size-asian="10pt" style:font-size-complex="10pt" style:text-underline-style="solid" style:text-underline-color="font-color"/>
    </style:style>
    <style:style style:name="T276_38" style:family="text"/>
    <style:style style:name="T276_39" style:family="text">
      <style:text-properties fo:color="#1155cc" fo:font-size="10pt" style:font-size-asian="10pt" style:font-size-complex="10pt" style:text-underline-style="solid" style:text-underline-color="font-color"/>
    </style:style>
    <style:style style:name="T276_40" style:family="text"/>
    <style:style style:name="T276_41" style:family="text">
      <style:text-properties fo:color="#1155cc" fo:font-size="10pt" style:font-size-asian="10pt" style:font-size-complex="10pt" style:text-underline-style="solid" style:text-underline-color="font-color"/>
    </style:style>
    <style:style style:name="T276_42" style:family="text"/>
    <style:style style:name="T276_43" style:family="text">
      <style:text-properties fo:color="#1155cc" fo:font-size="10pt" style:font-size-asian="10pt" style:font-size-complex="10pt" style:text-underline-style="solid" style:text-underline-color="font-color"/>
    </style:style>
    <style:style style:name="T276_44" style:family="text"/>
    <style:style style:name="T276_45" style:family="text">
      <style:text-properties fo:color="#1155cc" fo:font-size="10pt" style:font-size-asian="10pt" style:font-size-complex="10pt" style:text-underline-style="solid" style:text-underline-color="font-color"/>
    </style:style>
    <style:style style:name="T276_46" style:family="text"/>
    <style:style style:name="T276_47" style:family="text">
      <style:text-properties fo:color="#1155cc" fo:font-size="10pt" style:font-size-asian="10pt" style:font-size-complex="10pt" style:text-underline-style="solid" style:text-underline-color="font-color"/>
    </style:style>
    <style:style style:name="T276_48" style:family="text"/>
    <style:style style:name="T276_49" style:family="text"/>
    <style:style style:name="T276_50" style:family="text"/>
    <style:style style:name="T276_51" style:family="text"/>
    <style:style style:name="T276_52" style:family="text"/>
    <style:style style:name="T276_53" style:family="text"/>
    <style:style style:name="T276_54" style:family="text"/>
    <style:style style:name="T276_55" style:family="text"/>
    <style:style style:name="T276_56" style:family="text"/>
    <style:style style:name="T276_57" style:family="text"/>
    <style:style style:name="T276_58" style:family="text"/>
    <style:style style:name="T276_59" style:family="text"/>
    <style:style style:name="T276_60" style:family="text"/>
    <style:style style:name="T276_61" style:family="text"/>
    <style:style style:name="T276_62" style:family="text"/>
    <style:style style:name="P277" style:family="paragraph" style:parent-style-name="Standard">
      <style:paragraph-properties fo:break-before="auto" style:writing-mode="lr-tb"/>
      <style:text-properties fo:color="#494442" fo:font-size="10pt" style:font-size-asian="10pt" style:font-size-complex="10pt"/>
    </style:style>
    <style:style style:name="P278" style:family="paragraph" style:parent-style-name="Standard">
      <style:paragraph-properties fo:break-before="auto" style:writing-mode="lr-tb"/>
    </style:style>
    <style:style style:name="P279" style:family="paragraph" style:parent-style-name="Standard">
      <style:paragraph-properties fo:break-before="auto" fo:margin-top="0cm" fo:margin-bottom="0cm" style:writing-mode="lr-tb"/>
    </style:style>
    <style:style style:name="T279_1" style:family="text">
      <style:text-properties fo:font-weight="bold" style:font-weight-asian="bold" style:font-weight-complex="bold"/>
    </style:style>
    <style:style style:name="T279_2" style:family="text">
      <style:text-properties fo:font-weight="bold" style:font-weight-asian="bold" style:font-weight-complex="bold"/>
    </style:style>
    <style:style style:name="T279_3" style:family="text">
      <style:text-properties fo:font-weight="bold" style:font-weight-asian="bold" style:font-weight-complex="bold"/>
    </style:style>
    <style:style style:name="T279_4" style:family="text">
      <style:text-properties fo:font-weight="bold" style:font-weight-asian="bold" style:font-weight-complex="bold"/>
    </style:style>
    <style:style style:name="T279_5" style:family="text">
      <style:text-properties fo:font-weight="bold" style:font-weight-asian="bold" style:font-weight-complex="bold"/>
    </style:style>
    <style:style style:name="T279_6" style:family="text">
      <style:text-properties fo:font-weight="bold" style:font-weight-asian="bold" style:font-weight-complex="bold"/>
    </style:style>
    <style:style style:name="T279_7" style:family="text">
      <style:text-properties fo:font-weight="bold" style:font-weight-asian="bold" style:font-weight-complex="bold"/>
    </style:style>
    <style:style style:name="T279_8" style:family="text">
      <style:text-properties fo:font-weight="bold" style:font-weight-asian="bold" style:font-weight-complex="bold"/>
    </style:style>
    <style:style style:name="T279_9" style:family="text">
      <style:text-properties fo:font-weight="bold" style:font-weight-asian="bold" style:font-weight-complex="bold"/>
    </style:style>
    <style:style style:name="T279_10" style:family="text">
      <style:text-properties fo:font-weight="bold" style:font-weight-asian="bold" style:font-weight-complex="bold"/>
    </style:style>
    <style:style style:name="T279_11" style:family="text">
      <style:text-properties fo:font-weight="bold" style:font-weight-asian="bold" style:font-weight-complex="bold"/>
    </style:style>
    <style:style style:name="T279_12" style:family="text">
      <style:text-properties fo:font-weight="bold" style:font-weight-asian="bold" style:font-weight-complex="bold"/>
    </style:style>
    <style:style style:name="T279_13" style:family="text">
      <style:text-properties fo:font-weight="bold" style:font-weight-asian="bold" style:font-weight-complex="bold"/>
    </style:style>
    <style:style style:name="T279_14" style:family="text">
      <style:text-properties fo:font-weight="bold" style:font-weight-asian="bold" style:font-weight-complex="bold"/>
    </style:style>
    <style:style style:name="T279_15" style:family="text">
      <style:text-properties fo:font-weight="bold" style:font-weight-asian="bold" style:font-weight-complex="bold"/>
    </style:style>
    <style:style style:name="T279_16" style:family="text">
      <style:text-properties fo:font-weight="bold" style:font-weight-asian="bold" style:font-weight-complex="bold"/>
    </style:style>
    <style:style style:name="T279_17" style:family="text">
      <style:text-properties fo:font-weight="bold" style:font-weight-asian="bold" style:font-weight-complex="bold"/>
    </style:style>
    <style:style style:name="T279_18" style:family="text">
      <style:text-properties fo:font-weight="bold" style:font-weight-asian="bold" style:font-weight-complex="bold"/>
    </style:style>
    <style:style style:name="T279_19" style:family="text">
      <style:text-properties fo:font-weight="bold" style:font-weight-asian="bold" style:font-weight-complex="bold"/>
    </style:style>
    <style:style style:name="T279_20" style:family="text">
      <style:text-properties fo:font-weight="bold" style:font-weight-asian="bold" style:font-weight-complex="bold"/>
    </style:style>
    <style:style style:name="T279_21" style:family="text">
      <style:text-properties fo:font-weight="bold" style:font-weight-asian="bold" style:font-weight-complex="bold"/>
    </style:style>
    <style:style style:name="T279_22" style:family="text">
      <style:text-properties fo:font-weight="bold" style:font-weight-asian="bold" style:font-weight-complex="bold"/>
    </style:style>
    <style:style style:name="T279_23" style:family="text">
      <style:text-properties fo:font-weight="bold" style:font-weight-asian="bold" style:font-weight-complex="bold"/>
    </style:style>
    <style:style style:name="T279_24" style:family="text">
      <style:text-properties fo:font-weight="bold" style:font-weight-asian="bold" style:font-weight-complex="bold"/>
    </style:style>
    <style:style style:name="P280" style:family="paragraph" style:parent-style-name="Standard">
      <style:paragraph-properties fo:break-before="auto" style:writing-mode="lr-tb"/>
    </style:style>
    <style:style style:name="P281" style:family="paragraph" style:parent-style-name="Standard">
      <style:paragraph-properties fo:break-before="auto" style:writing-mode="lr-tb"/>
    </style:style>
    <style:style style:name="T281_1" style:family="text"/>
    <style:style style:name="T281_2" style:family="text"/>
    <style:style style:name="T281_3" style:family="text"/>
    <style:style style:name="T281_4" style:family="text"/>
    <style:style style:name="T281_5" style:family="text"/>
    <style:style style:name="T281_6" style:family="text"/>
    <style:style style:name="T281_7" style:family="text"/>
    <style:style style:name="T281_8" style:family="text"/>
    <style:style style:name="T281_9" style:family="text"/>
    <style:style style:name="T281_10" style:family="text"/>
    <style:style style:name="T281_11" style:family="text"/>
    <style:style style:name="T281_12" style:family="text"/>
    <style:style style:name="T281_13" style:family="text"/>
    <style:style style:name="T281_14" style:family="text"/>
    <style:style style:name="T281_15" style:family="text"/>
    <style:style style:name="T281_16" style:family="text"/>
    <style:style style:name="T281_17" style:family="text"/>
    <style:style style:name="T281_18" style:family="text"/>
    <style:style style:name="T281_19" style:family="text"/>
    <style:style style:name="T281_20" style:family="text"/>
    <style:style style:name="T281_21" style:family="text"/>
    <style:style style:name="T281_22" style:family="text"/>
    <style:style style:name="T281_23" style:family="text"/>
    <style:style style:name="T281_24" style:family="text"/>
    <style:style style:name="T281_25" style:family="text"/>
    <style:style style:name="T281_26" style:family="text"/>
    <style:style style:name="T281_27" style:family="text"/>
    <style:style style:name="T281_28" style:family="text"/>
    <style:style style:name="T281_29" style:family="text"/>
    <style:style style:name="T281_30" style:family="text"/>
    <style:style style:name="T281_31" style:family="text"/>
    <style:style style:name="T281_32" style:family="text"/>
    <style:style style:name="T281_33" style:family="text"/>
    <style:style style:name="T281_34" style:family="text"/>
    <style:style style:name="T281_35" style:family="text"/>
    <style:style style:name="T281_36" style:family="text"/>
    <style:style style:name="T281_37" style:family="text"/>
    <style:style style:name="T281_38" style:family="text"/>
    <style:style style:name="T281_39" style:family="text"/>
    <style:style style:name="T281_40" style:family="text"/>
    <style:style style:name="T281_41" style:family="text"/>
    <style:style style:name="T281_42" style:family="text"/>
    <style:style style:name="T281_43" style:family="text"/>
    <style:style style:name="T281_44" style:family="text"/>
    <style:style style:name="T281_45" style:family="text"/>
    <style:style style:name="T281_46" style:family="text"/>
    <style:style style:name="T281_47" style:family="text"/>
    <style:style style:name="T281_48" style:family="text"/>
    <style:style style:name="T281_49" style:family="text"/>
    <style:style style:name="T281_50" style:family="text"/>
    <style:style style:name="T281_51" style:family="text"/>
    <style:style style:name="T281_52" style:family="text"/>
    <style:style style:name="T281_53" style:family="text"/>
    <style:style style:name="T281_54" style:family="text"/>
    <style:style style:name="T281_55" style:family="text"/>
    <style:style style:name="T281_56" style:family="text"/>
    <style:style style:name="T281_57" style:family="text"/>
    <style:style style:name="T281_58" style:family="text"/>
    <style:style style:name="T281_59" style:family="text"/>
    <style:style style:name="T281_60" style:family="text"/>
    <style:style style:name="T281_61" style:family="text"/>
    <style:style style:name="T281_62" style:family="text"/>
    <style:style style:name="T281_63" style:family="text"/>
    <style:style style:name="T281_64" style:family="text"/>
    <style:style style:name="T281_65" style:family="text"/>
    <style:style style:name="T281_66" style:family="text"/>
    <style:style style:name="T281_67" style:family="text"/>
    <style:style style:name="T281_68" style:family="text"/>
    <style:style style:name="T281_69" style:family="text"/>
    <style:style style:name="T281_70" style:family="text"/>
    <style:style style:name="T281_71" style:family="text"/>
    <style:style style:name="T281_72" style:family="text"/>
    <style:style style:name="T281_73" style:family="text"/>
    <style:style style:name="T281_74" style:family="text"/>
    <style:style style:name="T281_75" style:family="text"/>
    <style:style style:name="T281_76" style:family="text"/>
    <style:style style:name="T281_77" style:family="text"/>
    <style:style style:name="T281_78" style:family="text"/>
    <style:style style:name="T281_79" style:family="text"/>
    <style:style style:name="T281_80" style:family="text"/>
    <style:style style:name="T281_81" style:family="text"/>
    <style:style style:name="T281_82" style:family="text"/>
    <style:style style:name="T281_83" style:family="text"/>
    <style:style style:name="T281_84" style:family="text"/>
    <style:style style:name="T281_85" style:family="text"/>
    <style:style style:name="T281_86" style:family="text"/>
    <style:style style:name="T281_87" style:family="text">
      <style:text-properties fo:color="#1155cc" style:text-underline-style="solid" style:text-underline-color="font-color"/>
    </style:style>
    <style:style style:name="T281_88" style:family="text"/>
    <style:style style:name="T281_89" style:family="text">
      <style:text-properties fo:color="#1155cc" style:text-underline-style="solid" style:text-underline-color="font-color"/>
    </style:style>
    <style:style style:name="T281_90" style:family="text"/>
    <style:style style:name="T281_91" style:family="text">
      <style:text-properties fo:color="#1155cc" style:text-underline-style="solid" style:text-underline-color="font-color"/>
    </style:style>
    <style:style style:name="T281_92" style:family="text"/>
    <style:style style:name="T281_93" style:family="text">
      <style:text-properties fo:color="#1155cc" style:text-underline-style="solid" style:text-underline-color="font-color"/>
    </style:style>
    <style:style style:name="T281_94" style:family="text"/>
    <style:style style:name="T281_95" style:family="text">
      <style:text-properties fo:color="#1155cc" style:text-underline-style="solid" style:text-underline-color="font-color"/>
    </style:style>
    <style:style style:name="T281_96" style:family="text"/>
    <style:style style:name="T281_97" style:family="text">
      <style:text-properties fo:color="#1155cc" style:text-underline-style="solid" style:text-underline-color="font-color"/>
    </style:style>
    <style:style style:name="T281_98" style:family="text"/>
    <style:style style:name="T281_99" style:family="text">
      <style:text-properties fo:color="#1155cc" style:text-underline-style="solid" style:text-underline-color="font-color"/>
    </style:style>
    <style:style style:name="T281_100" style:family="text">
      <style:text-properties fo:color="#1155cc" style:text-underline-style="solid" style:text-underline-color="font-color"/>
    </style:style>
    <style:style style:name="T281_101" style:family="text" style:parent-style-name="Standard"/>
    <style:style style:name="P282" style:family="paragraph" style:parent-style-name="Standard">
      <style:paragraph-properties fo:break-before="auto" style:writing-mode="lr-tb"/>
    </style:style>
    <style:style style:name="T282_1" style:family="text">
      <style:text-properties fo:font-size="10pt" style:font-size-asian="10pt" style:font-size-complex="10pt"/>
    </style:style>
    <style:style style:name="T282_2" style:family="text">
      <style:text-properties fo:font-size="10pt" style:font-size-asian="10pt" style:font-size-complex="10pt"/>
    </style:style>
    <style:style style:name="T282_3" style:family="text">
      <style:text-properties fo:font-size="10pt" style:font-size-asian="10pt" style:font-size-complex="10pt"/>
    </style:style>
    <style:style style:name="T282_4" style:family="text">
      <style:text-properties fo:font-size="10pt" style:font-size-asian="10pt" style:font-size-complex="10pt"/>
    </style:style>
    <style:style style:name="T282_5" style:family="text">
      <style:text-properties fo:font-size="10pt" style:font-size-asian="10pt" style:font-size-complex="10pt"/>
    </style:style>
    <style:style style:name="T282_6" style:family="text">
      <style:text-properties fo:font-size="10pt" style:font-size-asian="10pt" style:font-size-complex="10pt"/>
    </style:style>
    <style:style style:name="T282_7" style:family="text">
      <style:text-properties fo:font-size="10pt" style:font-size-asian="10pt" style:font-size-complex="10pt"/>
    </style:style>
    <style:style style:name="T282_8" style:family="text">
      <style:text-properties fo:font-size="10pt" style:font-size-asian="10pt" style:font-size-complex="10pt"/>
    </style:style>
    <style:style style:name="T282_9" style:family="text">
      <style:text-properties fo:font-size="10pt" style:font-size-asian="10pt" style:font-size-complex="10pt"/>
    </style:style>
    <style:style style:name="T282_10" style:family="text">
      <style:text-properties fo:font-size="10pt" style:font-size-asian="10pt" style:font-size-complex="10pt"/>
    </style:style>
    <style:style style:name="T282_11" style:family="text">
      <style:text-properties fo:font-size="10pt" style:font-size-asian="10pt" style:font-size-complex="10pt"/>
    </style:style>
    <style:style style:name="T282_12" style:family="text">
      <style:text-properties fo:font-size="10pt" style:font-size-asian="10pt" style:font-size-complex="10pt"/>
    </style:style>
    <style:style style:name="T282_13" style:family="text">
      <style:text-properties fo:font-size="10pt" style:font-size-asian="10pt" style:font-size-complex="10pt"/>
    </style:style>
    <style:style style:name="T282_14" style:family="text">
      <style:text-properties fo:font-size="10pt" style:font-size-asian="10pt" style:font-size-complex="10pt"/>
    </style:style>
    <style:style style:name="T282_15" style:family="text">
      <style:text-properties fo:font-size="10pt" style:font-size-asian="10pt" style:font-size-complex="10pt"/>
    </style:style>
    <style:style style:name="T282_16" style:family="text">
      <style:text-properties fo:font-size="10pt" style:font-size-asian="10pt" style:font-size-complex="10pt"/>
    </style:style>
    <style:style style:name="T282_17" style:family="text">
      <style:text-properties fo:font-size="10pt" style:font-size-asian="10pt" style:font-size-complex="10pt"/>
    </style:style>
    <style:style style:name="T282_18" style:family="text">
      <style:text-properties fo:font-size="10pt" style:font-size-asian="10pt" style:font-size-complex="10pt"/>
    </style:style>
    <style:style style:name="T282_19" style:family="text">
      <style:text-properties fo:font-size="10pt" style:font-size-asian="10pt" style:font-size-complex="10pt"/>
    </style:style>
    <style:style style:name="T282_20" style:family="text">
      <style:text-properties fo:font-size="10pt" style:font-size-asian="10pt" style:font-size-complex="10pt"/>
    </style:style>
    <style:style style:name="T282_21" style:family="text">
      <style:text-properties fo:font-size="10pt" style:font-size-asian="10pt" style:font-size-complex="10pt"/>
    </style:style>
    <style:style style:name="T282_22" style:family="text">
      <style:text-properties fo:font-size="10pt" style:font-size-asian="10pt" style:font-size-complex="10pt"/>
    </style:style>
    <style:style style:name="T282_23" style:family="text">
      <style:text-properties fo:font-size="10pt" style:font-size-asian="10pt" style:font-size-complex="10pt"/>
    </style:style>
    <style:style style:name="T282_24" style:family="text">
      <style:text-properties fo:font-size="10pt" style:font-size-asian="10pt" style:font-size-complex="10pt"/>
    </style:style>
    <style:style style:name="T282_25" style:family="text">
      <style:text-properties fo:font-size="10pt" style:font-size-asian="10pt" style:font-size-complex="10pt"/>
    </style:style>
    <style:style style:name="T282_26" style:family="text">
      <style:text-properties fo:font-size="10pt" style:font-size-asian="10pt" style:font-size-complex="10pt"/>
    </style:style>
    <style:style style:name="T282_27" style:family="text">
      <style:text-properties fo:font-size="10pt" style:font-size-asian="10pt" style:font-size-complex="10pt"/>
    </style:style>
    <style:style style:name="T282_28" style:family="text">
      <style:text-properties fo:font-size="10pt" style:font-size-asian="10pt" style:font-size-complex="10pt"/>
    </style:style>
    <style:style style:name="T282_29" style:family="text">
      <style:text-properties fo:font-size="10pt" style:font-size-asian="10pt" style:font-size-complex="10pt"/>
    </style:style>
    <style:style style:name="T282_30" style:family="text">
      <style:text-properties fo:font-size="10pt" style:font-size-asian="10pt" style:font-size-complex="10pt"/>
    </style:style>
    <style:style style:name="T282_31" style:family="text">
      <style:text-properties fo:font-size="10pt" style:font-size-asian="10pt" style:font-size-complex="10pt"/>
    </style:style>
    <style:style style:name="T282_32" style:family="text">
      <style:text-properties fo:font-size="10pt" style:font-size-asian="10pt" style:font-size-complex="10pt"/>
    </style:style>
    <style:style style:name="T282_33" style:family="text">
      <style:text-properties fo:font-size="10pt" style:font-size-asian="10pt" style:font-size-complex="10pt"/>
    </style:style>
    <style:style style:name="T282_34" style:family="text">
      <style:text-properties fo:font-size="10pt" style:font-size-asian="10pt" style:font-size-complex="10pt"/>
    </style:style>
    <style:style style:name="T282_35" style:family="text">
      <style:text-properties fo:font-size="10pt" style:font-size-asian="10pt" style:font-size-complex="10pt"/>
    </style:style>
    <style:style style:name="T282_36" style:family="text">
      <style:text-properties fo:font-size="10pt" style:font-size-asian="10pt" style:font-size-complex="10pt"/>
    </style:style>
    <style:style style:name="T282_37" style:family="text">
      <style:text-properties fo:font-size="10pt" style:font-size-asian="10pt" style:font-size-complex="10pt"/>
    </style:style>
    <style:style style:name="T282_38" style:family="text">
      <style:text-properties fo:font-size="10pt" style:font-size-asian="10pt" style:font-size-complex="10pt"/>
    </style:style>
    <style:style style:name="T282_39" style:family="text">
      <style:text-properties fo:font-size="10pt" style:font-size-asian="10pt" style:font-size-complex="10pt"/>
    </style:style>
    <style:style style:name="T282_40" style:family="text">
      <style:text-properties fo:font-size="10pt" style:font-size-asian="10pt" style:font-size-complex="10pt"/>
    </style:style>
    <style:style style:name="T282_41" style:family="text">
      <style:text-properties fo:font-size="10pt" style:font-size-asian="10pt" style:font-size-complex="10pt"/>
    </style:style>
    <style:style style:name="T282_42" style:family="text"/>
    <style:style style:name="T282_43" style:family="text">
      <style:text-properties fo:color="#1155cc" fo:font-size="10pt" style:font-size-asian="10pt" style:font-size-complex="10pt" style:text-underline-style="solid" style:text-underline-color="font-color"/>
    </style:style>
    <style:style style:name="T282_44" style:family="text"/>
    <style:style style:name="T282_45" style:family="text">
      <style:text-properties fo:color="#1155cc" fo:font-size="10pt" style:font-size-asian="10pt" style:font-size-complex="10pt" style:text-underline-style="solid" style:text-underline-color="font-color"/>
    </style:style>
    <style:style style:name="T282_46" style:family="text"/>
    <style:style style:name="T282_47" style:family="text">
      <style:text-properties fo:color="#1155cc" fo:font-size="10pt" style:font-size-asian="10pt" style:font-size-complex="10pt" style:text-underline-style="solid" style:text-underline-color="font-color"/>
    </style:style>
    <style:style style:name="T282_48" style:family="text"/>
    <style:style style:name="T282_49" style:family="text">
      <style:text-properties fo:color="#1155cc" fo:font-size="10pt" style:font-size-asian="10pt" style:font-size-complex="10pt" style:text-underline-style="solid" style:text-underline-color="font-color"/>
    </style:style>
    <style:style style:name="T282_50" style:family="text"/>
    <style:style style:name="T282_51" style:family="text">
      <style:text-properties fo:color="#1155cc" fo:font-size="10pt" style:font-size-asian="10pt" style:font-size-complex="10pt" style:text-underline-style="solid" style:text-underline-color="font-color"/>
    </style:style>
    <style:style style:name="T282_52" style:family="text"/>
    <style:style style:name="T282_53" style:family="text">
      <style:text-properties fo:color="#1155cc" fo:font-size="10pt" style:font-size-asian="10pt" style:font-size-complex="10pt" style:text-underline-style="solid" style:text-underline-color="font-color"/>
    </style:style>
    <style:style style:name="T282_54" style:family="text"/>
    <style:style style:name="T282_55" style:family="text">
      <style:text-properties fo:color="#1155cc" fo:font-size="10pt" style:font-size-asian="10pt" style:font-size-complex="10pt" style:text-underline-style="solid" style:text-underline-color="font-color"/>
    </style:style>
    <style:style style:name="T282_56" style:family="text"/>
    <style:style style:name="T282_57" style:family="text">
      <style:text-properties fo:color="#1155cc" fo:font-size="10pt" style:font-size-asian="10pt" style:font-size-complex="10pt" style:text-underline-style="solid" style:text-underline-color="font-color"/>
    </style:style>
    <style:style style:name="T282_58" style:family="text"/>
    <style:style style:name="T282_59" style:family="text">
      <style:text-properties fo:color="#1155cc" fo:font-size="10pt" style:font-size-asian="10pt" style:font-size-complex="10pt" style:text-underline-style="solid" style:text-underline-color="font-color"/>
    </style:style>
    <style:style style:name="T282_60" style:family="text"/>
    <style:style style:name="T282_61" style:family="text">
      <style:text-properties fo:color="#1155cc" fo:font-size="10pt" style:font-size-asian="10pt" style:font-size-complex="10pt" style:text-underline-style="solid" style:text-underline-color="font-color"/>
    </style:style>
    <style:style style:name="T282_62" style:family="text"/>
    <style:style style:name="T282_63" style:family="text">
      <style:text-properties fo:color="#1155cc" fo:font-size="10pt" style:font-size-asian="10pt" style:font-size-complex="10pt" style:text-underline-style="solid" style:text-underline-color="font-color"/>
    </style:style>
    <style:style style:name="T282_64" style:family="text"/>
    <style:style style:name="T282_65" style:family="text">
      <style:text-properties fo:color="#1155cc" fo:font-size="10pt" style:font-size-asian="10pt" style:font-size-complex="10pt" style:text-underline-style="solid" style:text-underline-color="font-color"/>
    </style:style>
    <style:style style:name="T282_66" style:family="text"/>
    <style:style style:name="T282_67" style:family="text">
      <style:text-properties fo:color="#1155cc" fo:font-size="10pt" style:font-size-asian="10pt" style:font-size-complex="10pt" style:text-underline-style="solid" style:text-underline-color="font-color"/>
    </style:style>
    <style:style style:name="T282_68" style:family="text"/>
    <style:style style:name="T282_69" style:family="text">
      <style:text-properties fo:color="#1155cc" fo:font-size="10pt" style:font-size-asian="10pt" style:font-size-complex="10pt" style:text-underline-style="solid" style:text-underline-color="font-color"/>
    </style:style>
    <style:style style:name="T282_70" style:family="text"/>
    <style:style style:name="T282_71" style:family="text">
      <style:text-properties fo:color="#1155cc" fo:font-size="10pt" style:font-size-asian="10pt" style:font-size-complex="10pt" style:text-underline-style="solid" style:text-underline-color="font-color"/>
    </style:style>
    <style:style style:name="T282_72" style:family="text"/>
    <style:style style:name="T282_73" style:family="text">
      <style:text-properties fo:color="#1155cc" fo:font-size="10pt" style:font-size-asian="10pt" style:font-size-complex="10pt" style:text-underline-style="solid" style:text-underline-color="font-color"/>
    </style:style>
    <style:style style:name="T282_74" style:family="text"/>
    <style:style style:name="T282_75" style:family="text">
      <style:text-properties fo:color="#1155cc" fo:font-size="10pt" style:font-size-asian="10pt" style:font-size-complex="10pt" style:text-underline-style="solid" style:text-underline-color="font-color"/>
    </style:style>
    <style:style style:name="T282_76" style:family="text"/>
    <style:style style:name="T282_77" style:family="text">
      <style:text-properties fo:color="#1155cc" fo:font-size="10pt" style:font-size-asian="10pt" style:font-size-complex="10pt" style:text-underline-style="solid" style:text-underline-color="font-color"/>
    </style:style>
    <style:style style:name="T282_78" style:family="text"/>
    <style:style style:name="T282_79" style:family="text">
      <style:text-properties fo:color="#1155cc" fo:font-size="10pt" style:font-size-asian="10pt" style:font-size-complex="10pt" style:text-underline-style="solid" style:text-underline-color="font-color"/>
    </style:style>
    <style:style style:name="T282_80" style:family="text"/>
    <style:style style:name="T282_81" style:family="text">
      <style:text-properties fo:color="#1155cc" fo:font-size="10pt" style:font-size-asian="10pt" style:font-size-complex="10pt" style:text-underline-style="solid" style:text-underline-color="font-color"/>
    </style:style>
    <style:style style:name="T282_82" style:family="text"/>
    <style:style style:name="T282_83" style:family="text">
      <style:text-properties fo:color="#1155cc" fo:font-size="10pt" style:font-size-asian="10pt" style:font-size-complex="10pt" style:text-underline-style="solid" style:text-underline-color="font-color"/>
    </style:style>
    <style:style style:name="T282_84" style:family="text"/>
    <style:style style:name="T282_85" style:family="text">
      <style:text-properties fo:color="#1155cc" fo:font-size="10pt" style:font-size-asian="10pt" style:font-size-complex="10pt" style:text-underline-style="solid" style:text-underline-color="font-color"/>
    </style:style>
    <style:style style:name="T282_86" style:family="text"/>
    <style:style style:name="T282_87" style:family="text">
      <style:text-properties fo:color="#1155cc" fo:font-size="10pt" style:font-size-asian="10pt" style:font-size-complex="10pt" style:text-underline-style="solid" style:text-underline-color="font-color"/>
    </style:style>
    <style:style style:name="T282_88" style:family="text"/>
    <style:style style:name="T282_89" style:family="text"/>
    <style:style style:name="T282_90" style:family="text"/>
    <style:style style:name="T282_91" style:family="text"/>
    <style:style style:name="T282_92" style:family="text"/>
    <style:style style:name="T282_93" style:family="text"/>
    <style:style style:name="T282_94" style:family="text"/>
    <style:style style:name="T282_95" style:family="text"/>
    <style:style style:name="T282_96" style:family="text"/>
    <style:style style:name="T282_97" style:family="text"/>
    <style:style style:name="T282_98" style:family="text"/>
    <style:style style:name="T282_99" style:family="text"/>
    <style:style style:name="T282_100" style:family="text"/>
    <style:style style:name="T282_101" style:family="text"/>
    <style:style style:name="T282_102" style:family="text"/>
    <style:style style:name="T282_103" style:family="text"/>
    <style:style style:name="T282_104" style:family="text"/>
    <style:style style:name="T282_105" style:family="text"/>
    <style:style style:name="T282_106" style:family="text"/>
    <style:style style:name="T282_107" style:family="text"/>
    <style:style style:name="T282_108" style:family="text"/>
    <style:style style:name="T282_109" style:family="text"/>
    <style:style style:name="T282_110" style:family="text"/>
    <style:style style:name="T282_111" style:family="text"/>
    <style:style style:name="T282_112" style:family="text"/>
    <style:style style:name="T282_113" style:family="text"/>
    <style:style style:name="T282_114" style:family="text"/>
    <style:style style:name="T282_115" style:family="text"/>
    <style:style style:name="T282_116" style:family="text"/>
    <style:style style:name="T282_117" style:family="text"/>
    <style:style style:name="T282_118" style:family="text"/>
    <style:style style:name="T282_119" style:family="text"/>
    <style:style style:name="T282_120" style:family="text"/>
    <style:style style:name="T282_121" style:family="text"/>
    <style:style style:name="T282_122" style:family="text"/>
    <style:style style:name="P283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284" style:family="paragraph" style:parent-style-name="Standard">
      <style:paragraph-properties fo:break-before="auto" style:writing-mode="lr-tb"/>
    </style:style>
    <style:style style:name="P285" style:family="paragraph" style:parent-style-name="Standard">
      <style:paragraph-properties fo:break-before="auto" fo:margin-top="0cm" fo:margin-bottom="0cm" style:writing-mode="lr-tb"/>
    </style:style>
    <style:style style:name="T285_1" style:family="text">
      <style:text-properties fo:font-weight="bold" style:font-weight-asian="bold" style:font-weight-complex="bold"/>
    </style:style>
    <style:style style:name="T285_2" style:family="text">
      <style:text-properties fo:font-weight="bold" style:font-weight-asian="bold" style:font-weight-complex="bold"/>
    </style:style>
    <style:style style:name="T285_3" style:family="text">
      <style:text-properties fo:font-weight="bold" style:font-weight-asian="bold" style:font-weight-complex="bold"/>
    </style:style>
    <style:style style:name="T285_4" style:family="text">
      <style:text-properties fo:font-weight="bold" style:font-weight-asian="bold" style:font-weight-complex="bold"/>
    </style:style>
    <style:style style:name="T285_5" style:family="text">
      <style:text-properties fo:font-weight="bold" style:font-weight-asian="bold" style:font-weight-complex="bold"/>
    </style:style>
    <style:style style:name="T285_6" style:family="text">
      <style:text-properties fo:font-weight="bold" style:font-weight-asian="bold" style:font-weight-complex="bold"/>
    </style:style>
    <style:style style:name="T285_7" style:family="text">
      <style:text-properties fo:font-weight="bold" style:font-weight-asian="bold" style:font-weight-complex="bold"/>
    </style:style>
    <style:style style:name="T285_8" style:family="text">
      <style:text-properties fo:font-weight="bold" style:font-weight-asian="bold" style:font-weight-complex="bold"/>
    </style:style>
    <style:style style:name="T285_9" style:family="text">
      <style:text-properties fo:font-weight="bold" style:font-weight-asian="bold" style:font-weight-complex="bold"/>
    </style:style>
    <style:style style:name="T285_10" style:family="text">
      <style:text-properties fo:font-weight="bold" style:font-weight-asian="bold" style:font-weight-complex="bold"/>
    </style:style>
    <style:style style:name="T285_11" style:family="text">
      <style:text-properties fo:font-weight="bold" style:font-weight-asian="bold" style:font-weight-complex="bold"/>
    </style:style>
    <style:style style:name="T285_12" style:family="text">
      <style:text-properties fo:font-weight="bold" style:font-weight-asian="bold" style:font-weight-complex="bold"/>
    </style:style>
    <style:style style:name="T285_13" style:family="text">
      <style:text-properties fo:font-weight="bold" style:font-weight-asian="bold" style:font-weight-complex="bold"/>
    </style:style>
    <style:style style:name="T285_14" style:family="text">
      <style:text-properties fo:font-weight="bold" style:font-weight-asian="bold" style:font-weight-complex="bold"/>
    </style:style>
    <style:style style:name="T285_15" style:family="text">
      <style:text-properties fo:font-weight="bold" style:font-weight-asian="bold" style:font-weight-complex="bold"/>
    </style:style>
    <style:style style:name="T285_16" style:family="text">
      <style:text-properties fo:font-weight="bold" style:font-weight-asian="bold" style:font-weight-complex="bold"/>
    </style:style>
    <style:style style:name="T285_17" style:family="text">
      <style:text-properties fo:font-weight="bold" style:font-weight-asian="bold" style:font-weight-complex="bold"/>
    </style:style>
    <style:style style:name="T285_18" style:family="text">
      <style:text-properties fo:font-weight="bold" style:font-weight-asian="bold" style:font-weight-complex="bold"/>
    </style:style>
    <style:style style:name="T285_19" style:family="text">
      <style:text-properties fo:font-weight="bold" style:font-weight-asian="bold" style:font-weight-complex="bold"/>
    </style:style>
    <style:style style:name="T285_20" style:family="text">
      <style:text-properties fo:font-weight="bold" style:font-weight-asian="bold" style:font-weight-complex="bold"/>
    </style:style>
    <style:style style:name="T285_21" style:family="text">
      <style:text-properties fo:font-weight="bold" style:font-weight-asian="bold" style:font-weight-complex="bold"/>
    </style:style>
    <style:style style:name="T285_22" style:family="text">
      <style:text-properties fo:font-weight="bold" style:font-weight-asian="bold" style:font-weight-complex="bold"/>
    </style:style>
    <style:style style:name="T285_23" style:family="text">
      <style:text-properties fo:font-weight="bold" style:font-weight-asian="bold" style:font-weight-complex="bold"/>
    </style:style>
    <style:style style:name="T285_24" style:family="text">
      <style:text-properties fo:font-weight="bold" style:font-weight-asian="bold" style:font-weight-complex="bold"/>
    </style:style>
    <style:style style:name="T285_25" style:family="text">
      <style:text-properties fo:font-weight="bold" style:font-weight-asian="bold" style:font-weight-complex="bold"/>
    </style:style>
    <style:style style:name="T285_26" style:family="text">
      <style:text-properties fo:font-weight="bold" style:font-weight-asian="bold" style:font-weight-complex="bold"/>
    </style:style>
    <style:style style:name="T285_27" style:family="text">
      <style:text-properties fo:font-weight="bold" style:font-weight-asian="bold" style:font-weight-complex="bold"/>
    </style:style>
    <style:style style:name="T285_28" style:family="text">
      <style:text-properties fo:font-weight="bold" style:font-weight-asian="bold" style:font-weight-complex="bold"/>
    </style:style>
    <style:style style:name="T285_29" style:family="text">
      <style:text-properties fo:font-weight="bold" style:font-weight-asian="bold" style:font-weight-complex="bold"/>
    </style:style>
    <style:style style:name="T285_30" style:family="text">
      <style:text-properties fo:font-weight="bold" style:font-weight-asian="bold" style:font-weight-complex="bold"/>
    </style:style>
    <style:style style:name="T285_31" style:family="text">
      <style:text-properties fo:font-weight="bold" style:font-weight-asian="bold" style:font-weight-complex="bold"/>
    </style:style>
    <style:style style:name="T285_32" style:family="text">
      <style:text-properties fo:font-weight="bold" style:font-weight-asian="bold" style:font-weight-complex="bold"/>
    </style:style>
    <style:style style:name="T285_33" style:family="text">
      <style:text-properties fo:font-weight="bold" style:font-weight-asian="bold" style:font-weight-complex="bold"/>
    </style:style>
    <style:style style:name="T285_34" style:family="text">
      <style:text-properties fo:font-weight="bold" style:font-weight-asian="bold" style:font-weight-complex="bold"/>
    </style:style>
    <style:style style:name="T285_35" style:family="text">
      <style:text-properties fo:font-weight="bold" style:font-weight-asian="bold" style:font-weight-complex="bold"/>
    </style:style>
    <style:style style:name="T285_36" style:family="text">
      <style:text-properties fo:font-weight="bold" style:font-weight-asian="bold" style:font-weight-complex="bold"/>
    </style:style>
    <style:style style:name="T285_37" style:family="text">
      <style:text-properties fo:font-weight="bold" style:font-weight-asian="bold" style:font-weight-complex="bold"/>
    </style:style>
    <style:style style:name="T285_38" style:family="text">
      <style:text-properties fo:font-weight="bold" style:font-weight-asian="bold" style:font-weight-complex="bold"/>
    </style:style>
    <style:style style:name="P286" style:family="paragraph" style:parent-style-name="Standard">
      <style:paragraph-properties fo:break-before="auto" style:writing-mode="lr-tb"/>
    </style:style>
    <style:style style:name="P287" style:family="paragraph" style:parent-style-name="Standard">
      <style:paragraph-properties fo:break-before="auto" style:writing-mode="lr-tb"/>
    </style:style>
    <style:style style:name="T287_1" style:family="text"/>
    <style:style style:name="T287_2" style:family="text"/>
    <style:style style:name="T287_3" style:family="text"/>
    <style:style style:name="T287_4" style:family="text"/>
    <style:style style:name="T287_5" style:family="text"/>
    <style:style style:name="T287_6" style:family="text"/>
    <style:style style:name="T287_7" style:family="text"/>
    <style:style style:name="T287_8" style:family="text"/>
    <style:style style:name="T287_9" style:family="text"/>
    <style:style style:name="T287_10" style:family="text"/>
    <style:style style:name="T287_11" style:family="text"/>
    <style:style style:name="T287_12" style:family="text"/>
    <style:style style:name="T287_13" style:family="text"/>
    <style:style style:name="T287_14" style:family="text"/>
    <style:style style:name="T287_15" style:family="text"/>
    <style:style style:name="T287_16" style:family="text"/>
    <style:style style:name="T287_17" style:family="text"/>
    <style:style style:name="T287_18" style:family="text"/>
    <style:style style:name="T287_19" style:family="text"/>
    <style:style style:name="T287_20" style:family="text"/>
    <style:style style:name="T287_21" style:family="text"/>
    <style:style style:name="T287_22" style:family="text"/>
    <style:style style:name="T287_23" style:family="text"/>
    <style:style style:name="T287_24" style:family="text"/>
    <style:style style:name="T287_25" style:family="text"/>
    <style:style style:name="T287_26" style:family="text"/>
    <style:style style:name="T287_27" style:family="text"/>
    <style:style style:name="T287_28" style:family="text"/>
    <style:style style:name="T287_29" style:family="text"/>
    <style:style style:name="T287_30" style:family="text"/>
    <style:style style:name="T287_31" style:family="text"/>
    <style:style style:name="T287_32" style:family="text"/>
    <style:style style:name="T287_33" style:family="text"/>
    <style:style style:name="T287_34" style:family="text"/>
    <style:style style:name="T287_35" style:family="text"/>
    <style:style style:name="T287_36" style:family="text"/>
    <style:style style:name="T287_37" style:family="text"/>
    <style:style style:name="T287_38" style:family="text"/>
    <style:style style:name="T287_39" style:family="text"/>
    <style:style style:name="T287_40" style:family="text"/>
    <style:style style:name="T287_41" style:family="text"/>
    <style:style style:name="T287_42" style:family="text"/>
    <style:style style:name="T287_43" style:family="text"/>
    <style:style style:name="T287_44" style:family="text"/>
    <style:style style:name="T287_45" style:family="text"/>
    <style:style style:name="T287_46" style:family="text"/>
    <style:style style:name="T287_47" style:family="text"/>
    <style:style style:name="T287_48" style:family="text"/>
    <style:style style:name="T287_49" style:family="text"/>
    <style:style style:name="T287_50" style:family="text"/>
    <style:style style:name="T287_51" style:family="text"/>
    <style:style style:name="T287_52" style:family="text"/>
    <style:style style:name="T287_53" style:family="text"/>
    <style:style style:name="T287_54" style:family="text"/>
    <style:style style:name="T287_55" style:family="text"/>
    <style:style style:name="T287_56" style:family="text"/>
    <style:style style:name="T287_57" style:family="text"/>
    <style:style style:name="T287_58" style:family="text"/>
    <style:style style:name="T287_59" style:family="text"/>
    <style:style style:name="T287_60" style:family="text"/>
    <style:style style:name="T287_61" style:family="text"/>
    <style:style style:name="T287_62" style:family="text"/>
    <style:style style:name="T287_63" style:family="text"/>
    <style:style style:name="T287_64" style:family="text"/>
    <style:style style:name="T287_65" style:family="text"/>
    <style:style style:name="T287_66" style:family="text"/>
    <style:style style:name="T287_67" style:family="text"/>
    <style:style style:name="T287_68" style:family="text"/>
    <style:style style:name="T287_69" style:family="text"/>
    <style:style style:name="T287_70" style:family="text"/>
    <style:style style:name="T287_71" style:family="text"/>
    <style:style style:name="T287_72" style:family="text"/>
    <style:style style:name="T287_73" style:family="text"/>
    <style:style style:name="T287_74" style:family="text"/>
    <style:style style:name="T287_75" style:family="text"/>
    <style:style style:name="T287_76" style:family="text"/>
    <style:style style:name="P288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289" style:family="paragraph" style:parent-style-name="Standard">
      <style:paragraph-properties fo:break-before="auto" style:writing-mode="lr-tb"/>
    </style:style>
    <style:style style:name="P290" style:family="paragraph" style:parent-style-name="Standard">
      <style:paragraph-properties fo:break-before="auto" fo:margin-top="0cm" style:writing-mode="lr-tb"/>
    </style:style>
    <style:style style:name="T290_1" style:family="text">
      <style:text-properties fo:font-weight="bold" style:font-weight-asian="bold" style:font-weight-complex="bold"/>
    </style:style>
    <style:style style:name="T290_2" style:family="text">
      <style:text-properties fo:font-weight="bold" style:font-weight-asian="bold" style:font-weight-complex="bold"/>
    </style:style>
    <style:style style:name="T290_3" style:family="text">
      <style:text-properties fo:font-weight="bold" style:font-weight-asian="bold" style:font-weight-complex="bold"/>
    </style:style>
    <style:style style:name="T290_4" style:family="text">
      <style:text-properties fo:font-weight="bold" style:font-weight-asian="bold" style:font-weight-complex="bold"/>
    </style:style>
    <style:style style:name="T290_5" style:family="text">
      <style:text-properties fo:font-weight="bold" style:font-weight-asian="bold" style:font-weight-complex="bold"/>
    </style:style>
    <style:style style:name="T290_6" style:family="text">
      <style:text-properties fo:font-weight="bold" style:font-weight-asian="bold" style:font-weight-complex="bold"/>
    </style:style>
    <style:style style:name="T290_7" style:family="text">
      <style:text-properties fo:font-weight="bold" style:font-weight-asian="bold" style:font-weight-complex="bold"/>
    </style:style>
    <style:style style:name="T290_8" style:family="text">
      <style:text-properties fo:font-weight="bold" style:font-weight-asian="bold" style:font-weight-complex="bold"/>
    </style:style>
    <style:style style:name="T290_9" style:family="text">
      <style:text-properties fo:font-weight="bold" style:font-weight-asian="bold" style:font-weight-complex="bold"/>
    </style:style>
    <style:style style:name="T290_10" style:family="text">
      <style:text-properties fo:font-weight="bold" style:font-weight-asian="bold" style:font-weight-complex="bold"/>
    </style:style>
    <style:style style:name="T290_11" style:family="text">
      <style:text-properties fo:font-weight="bold" style:font-weight-asian="bold" style:font-weight-complex="bold"/>
    </style:style>
    <style:style style:name="T290_12" style:family="text">
      <style:text-properties fo:font-weight="bold" style:font-weight-asian="bold" style:font-weight-complex="bold"/>
    </style:style>
    <style:style style:name="T290_13" style:family="text">
      <style:text-properties fo:font-weight="bold" style:font-weight-asian="bold" style:font-weight-complex="bold"/>
    </style:style>
    <style:style style:name="T290_14" style:family="text">
      <style:text-properties fo:font-weight="bold" style:font-weight-asian="bold" style:font-weight-complex="bold"/>
    </style:style>
    <style:style style:name="T290_15" style:family="text">
      <style:text-properties fo:font-weight="bold" style:font-weight-asian="bold" style:font-weight-complex="bold"/>
    </style:style>
    <style:style style:name="T290_16" style:family="text">
      <style:text-properties fo:font-weight="bold" style:font-weight-asian="bold" style:font-weight-complex="bold"/>
    </style:style>
    <style:style style:name="T290_17" style:family="text">
      <style:text-properties fo:font-weight="bold" style:font-weight-asian="bold" style:font-weight-complex="bold"/>
    </style:style>
    <style:style style:name="P291" style:family="paragraph" style:parent-style-name="Standard">
      <style:paragraph-properties fo:break-before="auto" fo:margin-top="0cm" style:writing-mode="lr-tb"/>
    </style:style>
    <style:style style:name="T291_1" style:family="text">
      <style:text-properties fo:font-weight="bold" style:font-weight-asian="bold" style:font-weight-complex="bold"/>
    </style:style>
    <style:style style:name="T291_2" style:family="text">
      <style:text-properties fo:font-weight="bold" style:font-weight-asian="bold" style:font-weight-complex="bold"/>
    </style:style>
    <style:style style:name="T291_3" style:family="text">
      <style:text-properties fo:font-weight="bold" style:font-weight-asian="bold" style:font-weight-complex="bold"/>
    </style:style>
    <style:style style:name="T291_4" style:family="text">
      <style:text-properties fo:font-weight="bold" style:font-weight-asian="bold" style:font-weight-complex="bold"/>
    </style:style>
    <style:style style:name="T291_5" style:family="text">
      <style:text-properties fo:font-weight="bold" style:font-weight-asian="bold" style:font-weight-complex="bold"/>
    </style:style>
    <style:style style:name="T291_6" style:family="text">
      <style:text-properties fo:font-weight="bold" style:font-weight-asian="bold" style:font-weight-complex="bold"/>
    </style:style>
    <style:style style:name="T291_7" style:family="text">
      <style:text-properties fo:font-weight="bold" style:font-weight-asian="bold" style:font-weight-complex="bold"/>
    </style:style>
    <style:style style:name="P292" style:family="paragraph" style:parent-style-name="Standard">
      <style:paragraph-properties fo:break-before="auto" fo:margin-top="0cm" style:writing-mode="lr-tb"/>
    </style:style>
    <style:style style:name="T292_1" style:family="text">
      <style:text-properties fo:font-weight="bold" style:font-weight-asian="bold" style:font-weight-complex="bold"/>
    </style:style>
    <style:style style:name="T292_2" style:family="text">
      <style:text-properties fo:font-weight="bold" style:font-weight-asian="bold" style:font-weight-complex="bold"/>
    </style:style>
    <style:style style:name="T292_3" style:family="text">
      <style:text-properties fo:font-weight="bold" style:font-weight-asian="bold" style:font-weight-complex="bold"/>
    </style:style>
    <style:style style:name="T292_4" style:family="text">
      <style:text-properties fo:font-weight="bold" style:font-weight-asian="bold" style:font-weight-complex="bold"/>
    </style:style>
    <style:style style:name="T292_5" style:family="text">
      <style:text-properties fo:font-weight="bold" style:font-weight-asian="bold" style:font-weight-complex="bold"/>
    </style:style>
    <style:style style:name="P293" style:family="paragraph" style:parent-style-name="Standard">
      <style:paragraph-properties fo:break-before="auto" fo:margin-top="0cm" style:writing-mode="lr-tb"/>
    </style:style>
    <style:style style:name="T293_1" style:family="text">
      <style:text-properties fo:font-weight="bold" style:font-weight-asian="bold" style:font-weight-complex="bold"/>
    </style:style>
    <style:style style:name="T293_2" style:family="text">
      <style:text-properties fo:font-weight="bold" style:font-weight-asian="bold" style:font-weight-complex="bold"/>
    </style:style>
    <style:style style:name="T293_3" style:family="text">
      <style:text-properties fo:font-weight="bold" style:font-weight-asian="bold" style:font-weight-complex="bold"/>
    </style:style>
    <style:style style:name="T293_4" style:family="text">
      <style:text-properties fo:font-weight="bold" style:font-weight-asian="bold" style:font-weight-complex="bold"/>
    </style:style>
    <style:style style:name="T293_5" style:family="text">
      <style:text-properties fo:font-weight="bold" style:font-weight-asian="bold" style:font-weight-complex="bold"/>
    </style:style>
    <style:style style:name="P294" style:family="paragraph" style:parent-style-name="Standard">
      <style:paragraph-properties fo:break-before="auto" fo:margin-top="0cm" style:writing-mode="lr-tb"/>
    </style:style>
    <style:style style:name="T294_1" style:family="text">
      <style:text-properties fo:font-weight="bold" style:font-weight-asian="bold" style:font-weight-complex="bold"/>
    </style:style>
    <style:style style:name="T294_2" style:family="text">
      <style:text-properties fo:font-weight="bold" style:font-weight-asian="bold" style:font-weight-complex="bold"/>
    </style:style>
    <style:style style:name="T294_3" style:family="text">
      <style:text-properties fo:font-weight="bold" style:font-weight-asian="bold" style:font-weight-complex="bold"/>
    </style:style>
    <style:style style:name="P295" style:family="paragraph" style:parent-style-name="Standard">
      <style:paragraph-properties fo:break-before="auto" fo:margin-top="0cm" style:writing-mode="lr-tb"/>
    </style:style>
    <style:style style:name="T295_1" style:family="text">
      <style:text-properties fo:font-weight="bold" style:font-weight-asian="bold" style:font-weight-complex="bold"/>
    </style:style>
    <style:style style:name="T295_2" style:family="text">
      <style:text-properties fo:font-weight="bold" style:font-weight-asian="bold" style:font-weight-complex="bold"/>
    </style:style>
    <style:style style:name="T295_3" style:family="text">
      <style:text-properties fo:font-weight="bold" style:font-weight-asian="bold" style:font-weight-complex="bold"/>
    </style:style>
    <style:style style:name="P296" style:family="paragraph" style:parent-style-name="Standard">
      <style:paragraph-properties fo:break-before="auto" fo:margin-top="0cm" fo:margin-bottom="0cm" style:writing-mode="lr-tb"/>
    </style:style>
    <style:style style:name="T296_1" style:family="text">
      <style:text-properties fo:font-weight="bold" style:font-weight-asian="bold" style:font-weight-complex="bold"/>
    </style:style>
    <style:style style:name="T296_2" style:family="text">
      <style:text-properties fo:font-weight="bold" style:font-weight-asian="bold" style:font-weight-complex="bold"/>
    </style:style>
    <style:style style:name="T296_3" style:family="text">
      <style:text-properties fo:font-weight="bold" style:font-weight-asian="bold" style:font-weight-complex="bold"/>
    </style:style>
    <style:style style:name="T296_4" style:family="text">
      <style:text-properties fo:font-weight="bold" style:font-weight-asian="bold" style:font-weight-complex="bold"/>
    </style:style>
    <style:style style:name="T296_5" style:family="text">
      <style:text-properties fo:font-weight="bold" style:font-weight-asian="bold" style:font-weight-complex="bold"/>
    </style:style>
    <style:style style:name="P297" style:family="paragraph" style:parent-style-name="Standard">
      <style:paragraph-properties fo:break-before="auto" style:writing-mode="lr-tb"/>
    </style:style>
    <style:style style:name="P298" style:family="paragraph" style:parent-style-name="Standard">
      <style:paragraph-properties fo:break-before="auto" style:writing-mode="lr-tb"/>
    </style:style>
    <style:style style:name="T298_1" style:family="text"/>
    <style:style style:name="T298_2" style:family="text"/>
    <style:style style:name="T298_3" style:family="text"/>
    <style:style style:name="T298_4" style:family="text"/>
    <style:style style:name="T298_5" style:family="text"/>
    <style:style style:name="T298_6" style:family="text"/>
    <style:style style:name="T298_7" style:family="text"/>
    <style:style style:name="T298_8" style:family="text"/>
    <style:style style:name="T298_9" style:family="text"/>
    <style:style style:name="T298_10" style:family="text"/>
    <style:style style:name="T298_11" style:family="text"/>
    <style:style style:name="T298_12" style:family="text"/>
    <style:style style:name="T298_13" style:family="text"/>
    <style:style style:name="T298_14" style:family="text"/>
    <style:style style:name="T298_15" style:family="text"/>
    <style:style style:name="T298_16" style:family="text"/>
    <style:style style:name="T298_17" style:family="text"/>
    <style:style style:name="T298_18" style:family="text"/>
    <style:style style:name="T298_19" style:family="text"/>
    <style:style style:name="T298_20" style:family="text"/>
    <style:style style:name="T298_21" style:family="text"/>
    <style:style style:name="T298_22" style:family="text"/>
    <style:style style:name="T298_23" style:family="text"/>
    <style:style style:name="T298_24" style:family="text"/>
    <style:style style:name="T298_25" style:family="text"/>
    <style:style style:name="T298_26" style:family="text"/>
    <style:style style:name="T298_27" style:family="text"/>
    <style:style style:name="T298_28" style:family="text"/>
    <style:style style:name="T298_29" style:family="text"/>
    <style:style style:name="T298_30" style:family="text"/>
    <style:style style:name="T298_31" style:family="text"/>
    <style:style style:name="T298_32" style:family="text"/>
    <style:style style:name="T298_33" style:family="text"/>
    <style:style style:name="T298_34" style:family="text"/>
    <style:style style:name="T298_35" style:family="text"/>
    <style:style style:name="T298_36" style:family="text"/>
    <style:style style:name="T298_37" style:family="text"/>
    <style:style style:name="T298_38" style:family="text"/>
    <style:style style:name="T298_39" style:family="text"/>
    <style:style style:name="T298_40" style:family="text"/>
    <style:style style:name="T298_41" style:family="text"/>
    <style:style style:name="T298_42" style:family="text"/>
    <style:style style:name="T298_43" style:family="text"/>
    <style:style style:name="T298_44" style:family="text"/>
    <style:style style:name="T298_45" style:family="text"/>
    <style:style style:name="T298_46" style:family="text"/>
    <style:style style:name="T298_47" style:family="text"/>
    <style:style style:name="T298_48" style:family="text"/>
    <style:style style:name="T298_49" style:family="text"/>
    <style:style style:name="T298_50" style:family="text"/>
    <style:style style:name="T298_51" style:family="text"/>
    <style:style style:name="T298_52" style:family="text"/>
    <style:style style:name="T298_53" style:family="text"/>
    <style:style style:name="T298_54" style:family="text"/>
    <style:style style:name="T298_55" style:family="text"/>
    <style:style style:name="T298_56" style:family="text"/>
    <style:style style:name="T298_57" style:family="text"/>
    <style:style style:name="T298_58" style:family="text"/>
    <style:style style:name="T298_59" style:family="text"/>
    <style:style style:name="T298_60" style:family="text"/>
    <style:style style:name="T298_61" style:family="text"/>
    <style:style style:name="T298_62" style:family="text"/>
    <style:style style:name="T298_63" style:family="text"/>
    <style:style style:name="T298_64" style:family="text"/>
    <style:style style:name="T298_65" style:family="text"/>
    <style:style style:name="T298_66" style:family="text"/>
    <style:style style:name="T298_67" style:family="text"/>
    <style:style style:name="T298_68" style:family="text"/>
    <style:style style:name="T298_69" style:family="text"/>
    <style:style style:name="T298_70" style:family="text"/>
    <style:style style:name="T298_71" style:family="text"/>
    <style:style style:name="T298_72" style:family="text"/>
    <style:style style:name="T298_73" style:family="text"/>
    <style:style style:name="T298_74" style:family="text"/>
    <style:style style:name="T298_75" style:family="text"/>
    <style:style style:name="T298_76" style:family="text"/>
    <style:style style:name="T298_77" style:family="text"/>
    <style:style style:name="T298_78" style:family="text"/>
    <style:style style:name="T298_79" style:family="text"/>
    <style:style style:name="T298_80" style:family="text"/>
    <style:style style:name="T298_81" style:family="text"/>
    <style:style style:name="T298_82" style:family="text"/>
    <style:style style:name="T298_83" style:family="text"/>
    <style:style style:name="T298_84" style:family="text"/>
    <style:style style:name="T298_85" style:family="text"/>
    <style:style style:name="T298_86" style:family="text"/>
    <style:style style:name="T298_87" style:family="text"/>
    <style:style style:name="T298_88" style:family="text"/>
    <style:style style:name="P299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300" style:family="paragraph" style:parent-style-name="Standard">
      <style:paragraph-properties fo:break-before="auto" style:writing-mode="lr-tb"/>
    </style:style>
    <style:style style:name="P301" style:family="paragraph" style:parent-style-name="Standard">
      <style:paragraph-properties fo:break-before="auto" fo:margin-top="0cm" fo:margin-bottom="0cm" style:writing-mode="lr-tb"/>
    </style:style>
    <style:style style:name="T301_1" style:family="text">
      <style:text-properties fo:font-weight="bold" style:font-weight-asian="bold" style:font-weight-complex="bold"/>
    </style:style>
    <style:style style:name="T301_2" style:family="text">
      <style:text-properties fo:font-weight="bold" style:font-weight-asian="bold" style:font-weight-complex="bold"/>
    </style:style>
    <style:style style:name="T301_3" style:family="text">
      <style:text-properties fo:font-weight="bold" style:font-weight-asian="bold" style:font-weight-complex="bold"/>
    </style:style>
    <style:style style:name="T301_4" style:family="text">
      <style:text-properties fo:font-weight="bold" style:font-weight-asian="bold" style:font-weight-complex="bold"/>
    </style:style>
    <style:style style:name="T301_5" style:family="text">
      <style:text-properties fo:font-weight="bold" style:font-weight-asian="bold" style:font-weight-complex="bold"/>
    </style:style>
    <style:style style:name="T301_6" style:family="text">
      <style:text-properties fo:font-weight="bold" style:font-weight-asian="bold" style:font-weight-complex="bold"/>
    </style:style>
    <style:style style:name="T301_7" style:family="text">
      <style:text-properties fo:font-weight="bold" style:font-weight-asian="bold" style:font-weight-complex="bold"/>
    </style:style>
    <style:style style:name="T301_8" style:family="text">
      <style:text-properties fo:font-weight="bold" style:font-weight-asian="bold" style:font-weight-complex="bold"/>
    </style:style>
    <style:style style:name="T301_9" style:family="text">
      <style:text-properties fo:font-weight="bold" style:font-weight-asian="bold" style:font-weight-complex="bold"/>
    </style:style>
    <style:style style:name="T301_10" style:family="text">
      <style:text-properties fo:font-weight="bold" style:font-weight-asian="bold" style:font-weight-complex="bold"/>
    </style:style>
    <style:style style:name="T301_11" style:family="text">
      <style:text-properties fo:font-weight="bold" style:font-weight-asian="bold" style:font-weight-complex="bold"/>
    </style:style>
    <style:style style:name="P302" style:family="paragraph" style:parent-style-name="Standard">
      <style:paragraph-properties fo:break-before="auto" style:writing-mode="lr-tb"/>
    </style:style>
    <style:style style:name="P303" style:family="paragraph" style:parent-style-name="Standard">
      <style:paragraph-properties fo:break-before="auto" style:writing-mode="lr-tb"/>
    </style:style>
    <style:style style:name="T303_1" style:family="text"/>
    <style:style style:name="T303_2" style:family="text"/>
    <style:style style:name="T303_3" style:family="text"/>
    <style:style style:name="T303_4" style:family="text"/>
    <style:style style:name="T303_5" style:family="text"/>
    <style:style style:name="T303_6" style:family="text"/>
    <style:style style:name="T303_7" style:family="text"/>
    <style:style style:name="T303_8" style:family="text"/>
    <style:style style:name="T303_9" style:family="text"/>
    <style:style style:name="T303_10" style:family="text"/>
    <style:style style:name="T303_11" style:family="text"/>
    <style:style style:name="T303_12" style:family="text"/>
    <style:style style:name="T303_13" style:family="text"/>
    <style:style style:name="T303_14" style:family="text"/>
    <style:style style:name="T303_15" style:family="text"/>
    <style:style style:name="T303_16" style:family="text"/>
    <style:style style:name="T303_17" style:family="text"/>
    <style:style style:name="T303_18" style:family="text"/>
    <style:style style:name="T303_19" style:family="text"/>
    <style:style style:name="T303_20" style:family="text"/>
    <style:style style:name="T303_21" style:family="text"/>
    <style:style style:name="T303_22" style:family="text"/>
    <style:style style:name="T303_23" style:family="text"/>
    <style:style style:name="T303_24" style:family="text"/>
    <style:style style:name="T303_25" style:family="text"/>
    <style:style style:name="T303_26" style:family="text"/>
    <style:style style:name="T303_27" style:family="text"/>
    <style:style style:name="T303_28" style:family="text"/>
    <style:style style:name="T303_29" style:family="text"/>
    <style:style style:name="T303_30" style:family="text"/>
    <style:style style:name="T303_31" style:family="text"/>
    <style:style style:name="T303_32" style:family="text"/>
    <style:style style:name="T303_33" style:family="text"/>
    <style:style style:name="T303_34" style:family="text"/>
    <style:style style:name="T303_35" style:family="text"/>
    <style:style style:name="T303_36" style:family="text"/>
    <style:style style:name="T303_37" style:family="text"/>
    <style:style style:name="T303_38" style:family="text"/>
    <style:style style:name="T303_39" style:family="text"/>
    <style:style style:name="T303_40" style:family="text"/>
    <style:style style:name="T303_41" style:family="text"/>
    <style:style style:name="T303_42" style:family="text"/>
    <style:style style:name="T303_43" style:family="text"/>
    <style:style style:name="T303_44" style:family="text"/>
    <style:style style:name="T303_45" style:family="text"/>
    <style:style style:name="T303_46" style:family="text"/>
    <style:style style:name="T303_47" style:family="text"/>
    <style:style style:name="T303_48" style:family="text"/>
    <style:style style:name="T303_49" style:family="text"/>
    <style:style style:name="T303_50" style:family="text"/>
    <style:style style:name="T303_51" style:family="text"/>
    <style:style style:name="T303_52" style:family="text"/>
    <style:style style:name="T303_53" style:family="text"/>
    <style:style style:name="T303_54" style:family="text"/>
    <style:style style:name="T303_55" style:family="text"/>
    <style:style style:name="T303_56" style:family="text"/>
    <style:style style:name="T303_57" style:family="text"/>
    <style:style style:name="T303_58" style:family="text"/>
    <style:style style:name="T303_59" style:family="text"/>
    <style:style style:name="T303_60" style:family="text"/>
    <style:style style:name="T303_61" style:family="text"/>
    <style:style style:name="T303_62" style:family="text"/>
    <style:style style:name="T303_63" style:family="text"/>
    <style:style style:name="T303_64" style:family="text"/>
    <style:style style:name="T303_65" style:family="text"/>
    <style:style style:name="T303_66" style:family="text"/>
    <style:style style:name="T303_67" style:family="text"/>
    <style:style style:name="T303_68" style:family="text"/>
    <style:style style:name="T303_69" style:family="text"/>
    <style:style style:name="T303_70" style:family="text"/>
    <style:style style:name="T303_71" style:family="text"/>
    <style:style style:name="T303_72" style:family="text"/>
    <style:style style:name="T303_73" style:family="text"/>
    <style:style style:name="T303_74" style:family="text"/>
    <style:style style:name="T303_75" style:family="text"/>
    <style:style style:name="T303_76" style:family="text"/>
    <style:style style:name="T303_77" style:family="text"/>
    <style:style style:name="T303_78" style:family="text"/>
    <style:style style:name="T303_79" style:family="text"/>
    <style:style style:name="T303_80" style:family="text"/>
    <style:style style:name="T303_81" style:family="text"/>
    <style:style style:name="T303_82" style:family="text"/>
    <style:style style:name="T303_83" style:family="text"/>
    <style:style style:name="T303_84" style:family="text"/>
    <style:style style:name="T303_85" style:family="text"/>
    <style:style style:name="T303_86" style:family="text"/>
    <style:style style:name="T303_87" style:family="text"/>
    <style:style style:name="T303_88" style:family="text"/>
    <style:style style:name="T303_89" style:family="text"/>
    <style:style style:name="T303_90" style:family="text"/>
    <style:style style:name="T303_91" style:family="text"/>
    <style:style style:name="T303_92" style:family="text"/>
    <style:style style:name="T303_93" style:family="text"/>
    <style:style style:name="T303_94" style:family="text"/>
    <style:style style:name="T303_95" style:family="text"/>
    <style:style style:name="T303_96" style:family="text"/>
    <style:style style:name="T303_97" style:family="text"/>
    <style:style style:name="T303_98" style:family="text"/>
    <style:style style:name="T303_99" style:family="text"/>
    <style:style style:name="T303_100" style:family="text"/>
    <style:style style:name="T303_101" style:family="text"/>
    <style:style style:name="T303_102" style:family="text"/>
    <style:style style:name="T303_103" style:family="text"/>
    <style:style style:name="T303_104" style:family="text"/>
    <style:style style:name="T303_105" style:family="text"/>
    <style:style style:name="T303_106" style:family="text"/>
    <style:style style:name="T303_107" style:family="text"/>
    <style:style style:name="T303_108" style:family="text"/>
    <style:style style:name="T303_109" style:family="text"/>
    <style:style style:name="T303_110" style:family="text"/>
    <style:style style:name="T303_111" style:family="text"/>
    <style:style style:name="T303_112" style:family="text"/>
    <style:style style:name="T303_113" style:family="text"/>
    <style:style style:name="T303_114" style:family="text"/>
    <style:style style:name="T303_115" style:family="text"/>
    <style:style style:name="T303_116" style:family="text"/>
    <style:style style:name="T303_117" style:family="text"/>
    <style:style style:name="T303_118" style:family="text">
      <style:text-properties fo:color="#1155cc" style:text-underline-style="solid" style:text-underline-color="font-color"/>
    </style:style>
    <style:style style:name="T303_119" style:family="text"/>
    <style:style style:name="T303_120" style:family="text">
      <style:text-properties fo:color="#1155cc" style:text-underline-style="solid" style:text-underline-color="font-color"/>
    </style:style>
    <style:style style:name="T303_121" style:family="text"/>
    <style:style style:name="T303_122" style:family="text">
      <style:text-properties fo:color="#1155cc" style:text-underline-style="solid" style:text-underline-color="font-color"/>
    </style:style>
    <style:style style:name="T303_123" style:family="text"/>
    <style:style style:name="T303_124" style:family="text">
      <style:text-properties fo:color="#1155cc" style:text-underline-style="solid" style:text-underline-color="font-color"/>
    </style:style>
    <style:style style:name="T303_125" style:family="text"/>
    <style:style style:name="T303_126" style:family="text">
      <style:text-properties fo:color="#1155cc" style:text-underline-style="solid" style:text-underline-color="font-color"/>
    </style:style>
    <style:style style:name="T303_127" style:family="text" style:parent-style-name="Standard"/>
    <style:style style:name="P304" style:family="paragraph" style:parent-style-name="Standard">
      <style:paragraph-properties fo:break-before="auto" style:writing-mode="lr-tb"/>
    </style:style>
    <style:style style:name="T304_1" style:family="text">
      <style:text-properties fo:font-size="10pt" style:font-size-asian="10pt" style:font-size-complex="10pt"/>
    </style:style>
    <style:style style:name="T304_2" style:family="text">
      <style:text-properties fo:font-size="10pt" style:font-size-asian="10pt" style:font-size-complex="10pt"/>
    </style:style>
    <style:style style:name="T304_3" style:family="text">
      <style:text-properties fo:font-size="10pt" style:font-size-asian="10pt" style:font-size-complex="10pt"/>
    </style:style>
    <style:style style:name="T304_4" style:family="text">
      <style:text-properties fo:font-size="10pt" style:font-size-asian="10pt" style:font-size-complex="10pt"/>
    </style:style>
    <style:style style:name="T304_5" style:family="text">
      <style:text-properties fo:font-size="10pt" style:font-size-asian="10pt" style:font-size-complex="10pt"/>
    </style:style>
    <style:style style:name="T304_6" style:family="text">
      <style:text-properties fo:font-size="10pt" style:font-size-asian="10pt" style:font-size-complex="10pt"/>
    </style:style>
    <style:style style:name="T304_7" style:family="text">
      <style:text-properties fo:font-size="10pt" style:font-size-asian="10pt" style:font-size-complex="10pt"/>
    </style:style>
    <style:style style:name="T304_8" style:family="text">
      <style:text-properties fo:font-size="10pt" style:font-size-asian="10pt" style:font-size-complex="10pt"/>
    </style:style>
    <style:style style:name="T304_9" style:family="text">
      <style:text-properties fo:font-size="10pt" style:font-size-asian="10pt" style:font-size-complex="10pt"/>
    </style:style>
    <style:style style:name="T304_10" style:family="text">
      <style:text-properties fo:font-size="10pt" style:font-size-asian="10pt" style:font-size-complex="10pt"/>
    </style:style>
    <style:style style:name="T304_11" style:family="text">
      <style:text-properties fo:font-size="10pt" style:font-size-asian="10pt" style:font-size-complex="10pt"/>
    </style:style>
    <style:style style:name="T304_12" style:family="text"/>
    <style:style style:name="T304_13" style:family="text">
      <style:text-properties fo:color="#1155cc" fo:font-size="10pt" style:font-size-asian="10pt" style:font-size-complex="10pt" style:text-underline-style="solid" style:text-underline-color="font-color"/>
    </style:style>
    <style:style style:name="T304_14" style:family="text"/>
    <style:style style:name="T304_15" style:family="text">
      <style:text-properties fo:color="#1155cc" fo:font-size="10pt" style:font-size-asian="10pt" style:font-size-complex="10pt" style:text-underline-style="solid" style:text-underline-color="font-color"/>
    </style:style>
    <style:style style:name="T304_16" style:family="text"/>
    <style:style style:name="T304_17" style:family="text">
      <style:text-properties fo:color="#1155cc" fo:font-size="10pt" style:font-size-asian="10pt" style:font-size-complex="10pt" style:text-underline-style="solid" style:text-underline-color="font-color"/>
    </style:style>
    <style:style style:name="T304_18" style:family="text"/>
    <style:style style:name="T304_19" style:family="text">
      <style:text-properties fo:color="#1155cc" fo:font-size="10pt" style:font-size-asian="10pt" style:font-size-complex="10pt" style:text-underline-style="solid" style:text-underline-color="font-color"/>
    </style:style>
    <style:style style:name="T304_20" style:family="text"/>
    <style:style style:name="T304_21" style:family="text">
      <style:text-properties fo:color="#1155cc" fo:font-size="10pt" style:font-size-asian="10pt" style:font-size-complex="10pt" style:text-underline-style="solid" style:text-underline-color="font-color"/>
    </style:style>
    <style:style style:name="T304_22" style:family="text"/>
    <style:style style:name="T304_23" style:family="text">
      <style:text-properties fo:color="#1155cc" fo:font-size="10pt" style:font-size-asian="10pt" style:font-size-complex="10pt" style:text-underline-style="solid" style:text-underline-color="font-color"/>
    </style:style>
    <style:style style:name="T304_24" style:family="text"/>
    <style:style style:name="T304_25" style:family="text">
      <style:text-properties fo:color="#1155cc" fo:font-size="10pt" style:font-size-asian="10pt" style:font-size-complex="10pt" style:text-underline-style="solid" style:text-underline-color="font-color"/>
    </style:style>
    <style:style style:name="T304_26" style:family="text"/>
    <style:style style:name="T304_27" style:family="text">
      <style:text-properties fo:color="#1155cc" fo:font-size="10pt" style:font-size-asian="10pt" style:font-size-complex="10pt" style:text-underline-style="solid" style:text-underline-color="font-color"/>
    </style:style>
    <style:style style:name="T304_28" style:family="text"/>
    <style:style style:name="T304_29" style:family="text">
      <style:text-properties fo:color="#1155cc" fo:font-size="10pt" style:font-size-asian="10pt" style:font-size-complex="10pt" style:text-underline-style="solid" style:text-underline-color="font-color"/>
    </style:style>
    <style:style style:name="T304_30" style:family="text"/>
    <style:style style:name="T304_31" style:family="text">
      <style:text-properties fo:color="#1155cc" fo:font-size="10pt" style:font-size-asian="10pt" style:font-size-complex="10pt" style:text-underline-style="solid" style:text-underline-color="font-color"/>
    </style:style>
    <style:style style:name="T304_32" style:family="text"/>
    <style:style style:name="T304_33" style:family="text">
      <style:text-properties fo:color="#1155cc" fo:font-size="10pt" style:font-size-asian="10pt" style:font-size-complex="10pt" style:text-underline-style="solid" style:text-underline-color="font-color"/>
    </style:style>
    <style:style style:name="T304_34" style:family="text"/>
    <style:style style:name="T304_35" style:family="text">
      <style:text-properties fo:color="#1155cc" fo:font-size="10pt" style:font-size-asian="10pt" style:font-size-complex="10pt" style:text-underline-style="solid" style:text-underline-color="font-color"/>
    </style:style>
    <style:style style:name="T304_36" style:family="text"/>
    <style:style style:name="T304_37" style:family="text">
      <style:text-properties fo:color="#1155cc" fo:font-size="10pt" style:font-size-asian="10pt" style:font-size-complex="10pt" style:text-underline-style="solid" style:text-underline-color="font-color"/>
    </style:style>
    <style:style style:name="T304_38" style:family="text"/>
    <style:style style:name="T304_39" style:family="text">
      <style:text-properties fo:color="#1155cc" fo:font-size="10pt" style:font-size-asian="10pt" style:font-size-complex="10pt" style:text-underline-style="solid" style:text-underline-color="font-color"/>
    </style:style>
    <style:style style:name="T304_40" style:family="text"/>
    <style:style style:name="T304_41" style:family="text">
      <style:text-properties fo:color="#1155cc" fo:font-size="10pt" style:font-size-asian="10pt" style:font-size-complex="10pt" style:text-underline-style="solid" style:text-underline-color="font-color"/>
    </style:style>
    <style:style style:name="T304_42" style:family="text"/>
    <style:style style:name="T304_43" style:family="text">
      <style:text-properties fo:color="#1155cc" fo:font-size="10pt" style:font-size-asian="10pt" style:font-size-complex="10pt" style:text-underline-style="solid" style:text-underline-color="font-color"/>
    </style:style>
    <style:style style:name="T304_44" style:family="text"/>
    <style:style style:name="T304_45" style:family="text">
      <style:text-properties fo:color="#1155cc" fo:font-size="10pt" style:font-size-asian="10pt" style:font-size-complex="10pt" style:text-underline-style="solid" style:text-underline-color="font-color"/>
    </style:style>
    <style:style style:name="T304_46" style:family="text"/>
    <style:style style:name="T304_47" style:family="text">
      <style:text-properties fo:color="#1155cc" fo:font-size="10pt" style:font-size-asian="10pt" style:font-size-complex="10pt" style:text-underline-style="solid" style:text-underline-color="font-color"/>
    </style:style>
    <style:style style:name="T304_48" style:family="text"/>
    <style:style style:name="T304_49" style:family="text">
      <style:text-properties fo:color="#1155cc" fo:font-size="10pt" style:font-size-asian="10pt" style:font-size-complex="10pt" style:text-underline-style="solid" style:text-underline-color="font-color"/>
    </style:style>
    <style:style style:name="T304_50" style:family="text"/>
    <style:style style:name="T304_51" style:family="text"/>
    <style:style style:name="T304_52" style:family="text"/>
    <style:style style:name="T304_53" style:family="text"/>
    <style:style style:name="T304_54" style:family="text"/>
    <style:style style:name="T304_55" style:family="text"/>
    <style:style style:name="T304_56" style:family="text"/>
    <style:style style:name="T304_57" style:family="text"/>
    <style:style style:name="T304_58" style:family="text"/>
    <style:style style:name="T304_59" style:family="text"/>
    <style:style style:name="T304_60" style:family="text"/>
    <style:style style:name="T304_61" style:family="text"/>
    <style:style style:name="T304_62" style:family="text"/>
    <style:style style:name="T304_63" style:family="text"/>
    <style:style style:name="T304_64" style:family="text"/>
    <style:style style:name="T304_65" style:family="text"/>
    <style:style style:name="T304_66" style:family="text"/>
    <style:style style:name="T304_67" style:family="text"/>
    <style:style style:name="T304_68" style:family="text"/>
    <style:style style:name="T304_69" style:family="text"/>
    <style:style style:name="T304_70" style:family="text"/>
    <style:style style:name="T304_71" style:family="text"/>
    <style:style style:name="T304_72" style:family="text"/>
    <style:style style:name="T304_73" style:family="text"/>
    <style:style style:name="T304_74" style:family="text"/>
    <style:style style:name="T304_75" style:family="text"/>
    <style:style style:name="T304_76" style:family="text"/>
    <style:style style:name="T304_77" style:family="text"/>
    <style:style style:name="T304_78" style:family="text"/>
    <style:style style:name="T304_79" style:family="text"/>
    <style:style style:name="T304_80" style:family="text"/>
    <style:style style:name="T304_81" style:family="text"/>
    <style:style style:name="T304_82" style:family="text"/>
    <style:style style:name="T304_83" style:family="text"/>
    <style:style style:name="T304_84" style:family="text"/>
    <style:style style:name="T304_85" style:family="text"/>
    <style:style style:name="T304_86" style:family="text"/>
    <style:style style:name="T304_87" style:family="text"/>
    <style:style style:name="T304_88" style:family="text"/>
    <style:style style:name="T304_89" style:family="text"/>
    <style:style style:name="T304_90" style:family="text"/>
    <style:style style:name="T304_91" style:family="text"/>
    <style:style style:name="T304_92" style:family="text"/>
    <style:style style:name="T304_93" style:family="text"/>
    <style:style style:name="T304_94" style:family="text"/>
    <style:style style:name="T304_95" style:family="text"/>
    <style:style style:name="T304_96" style:family="text"/>
    <style:style style:name="T304_97" style:family="text"/>
    <style:style style:name="T304_98" style:family="text"/>
    <style:style style:name="T304_99" style:family="text"/>
    <style:style style:name="T304_100" style:family="text"/>
    <style:style style:name="T304_101" style:family="text"/>
    <style:style style:name="T304_102" style:family="text"/>
    <style:style style:name="P305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306" style:family="paragraph" style:parent-style-name="Standard">
      <style:paragraph-properties fo:break-before="auto" style:writing-mode="lr-tb"/>
    </style:style>
    <style:style style:name="P307" style:family="paragraph" style:parent-style-name="Standard">
      <style:paragraph-properties fo:break-before="auto" fo:margin-top="0cm" fo:margin-bottom="0cm" style:writing-mode="lr-tb"/>
    </style:style>
    <style:style style:name="T307_1" style:family="text">
      <style:text-properties fo:font-weight="bold" style:font-weight-asian="bold" style:font-weight-complex="bold"/>
    </style:style>
    <style:style style:name="T307_2" style:family="text">
      <style:text-properties fo:font-weight="bold" style:font-weight-asian="bold" style:font-weight-complex="bold"/>
    </style:style>
    <style:style style:name="T307_3" style:family="text">
      <style:text-properties fo:font-weight="bold" style:font-weight-asian="bold" style:font-weight-complex="bold"/>
    </style:style>
    <style:style style:name="T307_4" style:family="text">
      <style:text-properties fo:font-weight="bold" style:font-weight-asian="bold" style:font-weight-complex="bold"/>
    </style:style>
    <style:style style:name="T307_5" style:family="text">
      <style:text-properties fo:font-weight="bold" style:font-weight-asian="bold" style:font-weight-complex="bold"/>
    </style:style>
    <style:style style:name="T307_6" style:family="text">
      <style:text-properties fo:font-weight="bold" style:font-weight-asian="bold" style:font-weight-complex="bold"/>
    </style:style>
    <style:style style:name="T307_7" style:family="text">
      <style:text-properties fo:font-weight="bold" style:font-weight-asian="bold" style:font-weight-complex="bold"/>
    </style:style>
    <style:style style:name="T307_8" style:family="text">
      <style:text-properties fo:font-weight="bold" style:font-weight-asian="bold" style:font-weight-complex="bold"/>
    </style:style>
    <style:style style:name="T307_9" style:family="text">
      <style:text-properties fo:font-weight="bold" style:font-weight-asian="bold" style:font-weight-complex="bold"/>
    </style:style>
    <style:style style:name="T307_10" style:family="text">
      <style:text-properties fo:font-weight="bold" style:font-weight-asian="bold" style:font-weight-complex="bold"/>
    </style:style>
    <style:style style:name="T307_11" style:family="text">
      <style:text-properties fo:font-weight="bold" style:font-weight-asian="bold" style:font-weight-complex="bold"/>
    </style:style>
    <style:style style:name="T307_12" style:family="text">
      <style:text-properties fo:font-weight="bold" style:font-weight-asian="bold" style:font-weight-complex="bold"/>
    </style:style>
    <style:style style:name="T307_13" style:family="text">
      <style:text-properties fo:font-weight="bold" style:font-weight-asian="bold" style:font-weight-complex="bold"/>
    </style:style>
    <style:style style:name="T307_14" style:family="text">
      <style:text-properties fo:font-weight="bold" style:font-weight-asian="bold" style:font-weight-complex="bold"/>
    </style:style>
    <style:style style:name="T307_15" style:family="text">
      <style:text-properties fo:font-weight="bold" style:font-weight-asian="bold" style:font-weight-complex="bold"/>
    </style:style>
    <style:style style:name="T307_16" style:family="text">
      <style:text-properties fo:font-weight="bold" style:font-weight-asian="bold" style:font-weight-complex="bold"/>
    </style:style>
    <style:style style:name="T307_17" style:family="text">
      <style:text-properties fo:font-weight="bold" style:font-weight-asian="bold" style:font-weight-complex="bold"/>
    </style:style>
    <style:style style:name="T307_18" style:family="text">
      <style:text-properties fo:font-weight="bold" style:font-weight-asian="bold" style:font-weight-complex="bold"/>
    </style:style>
    <style:style style:name="T307_19" style:family="text">
      <style:text-properties fo:font-weight="bold" style:font-weight-asian="bold" style:font-weight-complex="bold"/>
    </style:style>
    <style:style style:name="T307_20" style:family="text">
      <style:text-properties fo:font-weight="bold" style:font-weight-asian="bold" style:font-weight-complex="bold"/>
    </style:style>
    <style:style style:name="T307_21" style:family="text">
      <style:text-properties fo:font-weight="bold" style:font-weight-asian="bold" style:font-weight-complex="bold"/>
    </style:style>
    <style:style style:name="T307_22" style:family="text">
      <style:text-properties fo:font-weight="bold" style:font-weight-asian="bold" style:font-weight-complex="bold"/>
    </style:style>
    <style:style style:name="T307_23" style:family="text">
      <style:text-properties fo:font-weight="bold" style:font-weight-asian="bold" style:font-weight-complex="bold"/>
    </style:style>
    <style:style style:name="T307_24" style:family="text">
      <style:text-properties fo:font-weight="bold" style:font-weight-asian="bold" style:font-weight-complex="bold"/>
    </style:style>
    <style:style style:name="P308" style:family="paragraph" style:parent-style-name="Standard">
      <style:paragraph-properties fo:break-before="auto" style:writing-mode="lr-tb"/>
    </style:style>
    <style:style style:name="P309" style:family="paragraph" style:parent-style-name="Standard">
      <style:paragraph-properties fo:break-before="auto" style:writing-mode="lr-tb"/>
    </style:style>
    <style:style style:name="T309_1" style:family="text"/>
    <style:style style:name="T309_2" style:family="text"/>
    <style:style style:name="T309_3" style:family="text"/>
    <style:style style:name="T309_4" style:family="text"/>
    <style:style style:name="T309_5" style:family="text"/>
    <style:style style:name="T309_6" style:family="text"/>
    <style:style style:name="T309_7" style:family="text"/>
    <style:style style:name="T309_8" style:family="text"/>
    <style:style style:name="T309_9" style:family="text"/>
    <style:style style:name="T309_10" style:family="text"/>
    <style:style style:name="T309_11" style:family="text"/>
    <style:style style:name="T309_12" style:family="text"/>
    <style:style style:name="T309_13" style:family="text"/>
    <style:style style:name="T309_14" style:family="text"/>
    <style:style style:name="T309_15" style:family="text"/>
    <style:style style:name="T309_16" style:family="text"/>
    <style:style style:name="T309_17" style:family="text"/>
    <style:style style:name="T309_18" style:family="text"/>
    <style:style style:name="T309_19" style:family="text"/>
    <style:style style:name="T309_20" style:family="text"/>
    <style:style style:name="T309_21" style:family="text"/>
    <style:style style:name="T309_22" style:family="text"/>
    <style:style style:name="T309_23" style:family="text"/>
    <style:style style:name="T309_24" style:family="text"/>
    <style:style style:name="T309_25" style:family="text"/>
    <style:style style:name="T309_26" style:family="text"/>
    <style:style style:name="T309_27" style:family="text"/>
    <style:style style:name="T309_28" style:family="text"/>
    <style:style style:name="T309_29" style:family="text"/>
    <style:style style:name="T309_30" style:family="text"/>
    <style:style style:name="T309_31" style:family="text"/>
    <style:style style:name="T309_32" style:family="text"/>
    <style:style style:name="T309_33" style:family="text"/>
    <style:style style:name="T309_34" style:family="text"/>
    <style:style style:name="T309_35" style:family="text"/>
    <style:style style:name="T309_36" style:family="text"/>
    <style:style style:name="T309_37" style:family="text"/>
    <style:style style:name="T309_38" style:family="text"/>
    <style:style style:name="T309_39" style:family="text"/>
    <style:style style:name="T309_40" style:family="text"/>
    <style:style style:name="T309_41" style:family="text"/>
    <style:style style:name="T309_42" style:family="text"/>
    <style:style style:name="T309_43" style:family="text"/>
    <style:style style:name="T309_44" style:family="text"/>
    <style:style style:name="T309_45" style:family="text"/>
    <style:style style:name="T309_46" style:family="text"/>
    <style:style style:name="T309_47" style:family="text"/>
    <style:style style:name="T309_48" style:family="text"/>
    <style:style style:name="T309_49" style:family="text"/>
    <style:style style:name="T309_50" style:family="text"/>
    <style:style style:name="T309_51" style:family="text"/>
    <style:style style:name="T309_52" style:family="text"/>
    <style:style style:name="T309_53" style:family="text"/>
    <style:style style:name="T309_54" style:family="text"/>
    <style:style style:name="T309_55" style:family="text"/>
    <style:style style:name="T309_56" style:family="text"/>
    <style:style style:name="T309_57" style:family="text"/>
    <style:style style:name="T309_58" style:family="text"/>
    <style:style style:name="T309_59" style:family="text"/>
    <style:style style:name="T309_60" style:family="text"/>
    <style:style style:name="T309_61" style:family="text"/>
    <style:style style:name="T309_62" style:family="text"/>
    <style:style style:name="T309_63" style:family="text"/>
    <style:style style:name="T309_64" style:family="text"/>
    <style:style style:name="T309_65" style:family="text"/>
    <style:style style:name="T309_66" style:family="text"/>
    <style:style style:name="T309_67" style:family="text"/>
    <style:style style:name="T309_68" style:family="text"/>
    <style:style style:name="T309_69" style:family="text"/>
    <style:style style:name="T309_70" style:family="text"/>
    <style:style style:name="T309_71" style:family="text"/>
    <style:style style:name="T309_72" style:family="text"/>
    <style:style style:name="T309_73" style:family="text"/>
    <style:style style:name="T309_74" style:family="text"/>
    <style:style style:name="T309_75" style:family="text"/>
    <style:style style:name="T309_76" style:family="text"/>
    <style:style style:name="T309_77" style:family="text"/>
    <style:style style:name="T309_78" style:family="text"/>
    <style:style style:name="T309_79" style:family="text"/>
    <style:style style:name="T309_80" style:family="text"/>
    <style:style style:name="T309_81" style:family="text"/>
    <style:style style:name="T309_82" style:family="text"/>
    <style:style style:name="T309_83" style:family="text"/>
    <style:style style:name="T309_84" style:family="text"/>
    <style:style style:name="T309_85" style:family="text"/>
    <style:style style:name="T309_86" style:family="text"/>
    <style:style style:name="T309_87" style:family="text"/>
    <style:style style:name="T309_88" style:family="text"/>
    <style:style style:name="T309_89" style:family="text"/>
    <style:style style:name="T309_90" style:family="text"/>
    <style:style style:name="T309_91" style:family="text"/>
    <style:style style:name="T309_92" style:family="text"/>
    <style:style style:name="T309_93" style:family="text"/>
    <style:style style:name="T309_94" style:family="text"/>
    <style:style style:name="T309_95" style:family="text"/>
    <style:style style:name="T309_96" style:family="text"/>
    <style:style style:name="T309_97" style:family="text"/>
    <style:style style:name="T309_98" style:family="text"/>
    <style:style style:name="T309_99" style:family="text"/>
    <style:style style:name="T309_100" style:family="text"/>
    <style:style style:name="T309_101" style:family="text"/>
    <style:style style:name="T309_102" style:family="text">
      <style:text-properties fo:color="#1155cc" style:text-underline-style="solid" style:text-underline-color="font-color"/>
    </style:style>
    <style:style style:name="T309_103" style:family="text"/>
    <style:style style:name="T309_104" style:family="text">
      <style:text-properties fo:color="#1155cc" style:text-underline-style="solid" style:text-underline-color="font-color"/>
    </style:style>
    <style:style style:name="T309_105" style:family="text"/>
    <style:style style:name="T309_106" style:family="text">
      <style:text-properties fo:color="#1155cc" style:text-underline-style="solid" style:text-underline-color="font-color"/>
    </style:style>
    <style:style style:name="T309_107" style:family="text"/>
    <style:style style:name="T309_108" style:family="text">
      <style:text-properties fo:color="#1155cc" style:text-underline-style="solid" style:text-underline-color="font-color"/>
    </style:style>
    <style:style style:name="T309_109" style:family="text"/>
    <style:style style:name="T309_110" style:family="text">
      <style:text-properties fo:color="#1155cc" style:text-underline-style="solid" style:text-underline-color="font-color"/>
    </style:style>
    <style:style style:name="T309_111" style:family="text"/>
    <style:style style:name="T309_112" style:family="text">
      <style:text-properties fo:color="#1155cc" style:text-underline-style="solid" style:text-underline-color="font-color"/>
    </style:style>
    <style:style style:name="T309_113" style:family="text"/>
    <style:style style:name="T309_114" style:family="text">
      <style:text-properties fo:color="#1155cc" style:text-underline-style="solid" style:text-underline-color="font-color"/>
    </style:style>
    <style:style style:name="T309_115" style:family="text"/>
    <style:style style:name="T309_116" style:family="text">
      <style:text-properties fo:color="#1155cc" style:text-underline-style="solid" style:text-underline-color="font-color"/>
    </style:style>
    <style:style style:name="T309_117" style:family="text"/>
    <style:style style:name="T309_118" style:family="text">
      <style:text-properties fo:color="#1155cc" style:text-underline-style="solid" style:text-underline-color="font-color"/>
    </style:style>
    <style:style style:name="T309_119" style:family="text"/>
    <style:style style:name="T309_120" style:family="text">
      <style:text-properties fo:color="#1155cc" style:text-underline-style="solid" style:text-underline-color="font-color"/>
    </style:style>
    <style:style style:name="T309_121" style:family="text"/>
    <style:style style:name="T309_122" style:family="text" style:parent-style-name="Standard"/>
    <style:style style:name="P310" style:family="paragraph" style:parent-style-name="Standard">
      <style:paragraph-properties fo:break-before="auto" style:writing-mode="lr-tb"/>
    </style:style>
    <style:style style:name="T310_1" style:family="text">
      <style:text-properties fo:font-size="10pt" style:font-size-asian="10pt" style:font-size-complex="10pt"/>
    </style:style>
    <style:style style:name="T310_2" style:family="text">
      <style:text-properties fo:font-size="10pt" style:font-size-asian="10pt" style:font-size-complex="10pt"/>
    </style:style>
    <style:style style:name="T310_3" style:family="text">
      <style:text-properties fo:font-size="10pt" style:font-size-asian="10pt" style:font-size-complex="10pt"/>
    </style:style>
    <style:style style:name="T310_4" style:family="text">
      <style:text-properties fo:font-size="10pt" style:font-size-asian="10pt" style:font-size-complex="10pt"/>
    </style:style>
    <style:style style:name="T310_5" style:family="text">
      <style:text-properties fo:font-size="10pt" style:font-size-asian="10pt" style:font-size-complex="10pt"/>
    </style:style>
    <style:style style:name="T310_6" style:family="text">
      <style:text-properties fo:font-size="10pt" style:font-size-asian="10pt" style:font-size-complex="10pt"/>
    </style:style>
    <style:style style:name="T310_7" style:family="text">
      <style:text-properties fo:font-size="10pt" style:font-size-asian="10pt" style:font-size-complex="10pt"/>
    </style:style>
    <style:style style:name="T310_8" style:family="text">
      <style:text-properties fo:font-size="10pt" style:font-size-asian="10pt" style:font-size-complex="10pt"/>
    </style:style>
    <style:style style:name="T310_9" style:family="text">
      <style:text-properties fo:font-size="10pt" style:font-size-asian="10pt" style:font-size-complex="10pt"/>
    </style:style>
    <style:style style:name="T310_10" style:family="text">
      <style:text-properties fo:font-size="10pt" style:font-size-asian="10pt" style:font-size-complex="10pt"/>
    </style:style>
    <style:style style:name="T310_11" style:family="text">
      <style:text-properties fo:font-size="10pt" style:font-size-asian="10pt" style:font-size-complex="10pt"/>
    </style:style>
    <style:style style:name="T310_12" style:family="text">
      <style:text-properties fo:font-size="10pt" style:font-size-asian="10pt" style:font-size-complex="10pt"/>
    </style:style>
    <style:style style:name="T310_13" style:family="text">
      <style:text-properties fo:font-size="10pt" style:font-size-asian="10pt" style:font-size-complex="10pt"/>
    </style:style>
    <style:style style:name="T310_14" style:family="text">
      <style:text-properties fo:font-size="10pt" style:font-size-asian="10pt" style:font-size-complex="10pt"/>
    </style:style>
    <style:style style:name="T310_15" style:family="text">
      <style:text-properties fo:font-size="10pt" style:font-size-asian="10pt" style:font-size-complex="10pt"/>
    </style:style>
    <style:style style:name="T310_16" style:family="text"/>
    <style:style style:name="T310_17" style:family="text">
      <style:text-properties fo:color="#1155cc" fo:font-size="10pt" style:font-size-asian="10pt" style:font-size-complex="10pt" style:text-underline-style="solid" style:text-underline-color="font-color"/>
    </style:style>
    <style:style style:name="T310_18" style:family="text"/>
    <style:style style:name="T310_19" style:family="text">
      <style:text-properties fo:color="#1155cc" fo:font-size="10pt" style:font-size-asian="10pt" style:font-size-complex="10pt" style:text-underline-style="solid" style:text-underline-color="font-color"/>
    </style:style>
    <style:style style:name="T310_20" style:family="text"/>
    <style:style style:name="T310_21" style:family="text">
      <style:text-properties fo:color="#1155cc" fo:font-size="10pt" style:font-size-asian="10pt" style:font-size-complex="10pt" style:text-underline-style="solid" style:text-underline-color="font-color"/>
    </style:style>
    <style:style style:name="T310_22" style:family="text"/>
    <style:style style:name="T310_23" style:family="text">
      <style:text-properties fo:color="#1155cc" fo:font-size="10pt" style:font-size-asian="10pt" style:font-size-complex="10pt" style:text-underline-style="solid" style:text-underline-color="font-color"/>
    </style:style>
    <style:style style:name="T310_24" style:family="text"/>
    <style:style style:name="T310_25" style:family="text">
      <style:text-properties fo:color="#1155cc" fo:font-size="10pt" style:font-size-asian="10pt" style:font-size-complex="10pt" style:text-underline-style="solid" style:text-underline-color="font-color"/>
    </style:style>
    <style:style style:name="T310_26" style:family="text"/>
    <style:style style:name="T310_27" style:family="text">
      <style:text-properties fo:color="#1155cc" fo:font-size="10pt" style:font-size-asian="10pt" style:font-size-complex="10pt" style:text-underline-style="solid" style:text-underline-color="font-color"/>
    </style:style>
    <style:style style:name="T310_28" style:family="text"/>
    <style:style style:name="T310_29" style:family="text">
      <style:text-properties fo:color="#1155cc" fo:font-size="10pt" style:font-size-asian="10pt" style:font-size-complex="10pt" style:text-underline-style="solid" style:text-underline-color="font-color"/>
    </style:style>
    <style:style style:name="T310_30" style:family="text"/>
    <style:style style:name="T310_31" style:family="text">
      <style:text-properties fo:color="#1155cc" fo:font-size="10pt" style:font-size-asian="10pt" style:font-size-complex="10pt" style:text-underline-style="solid" style:text-underline-color="font-color"/>
    </style:style>
    <style:style style:name="T310_32" style:family="text"/>
    <style:style style:name="T310_33" style:family="text">
      <style:text-properties fo:color="#1155cc" fo:font-size="10pt" style:font-size-asian="10pt" style:font-size-complex="10pt" style:text-underline-style="solid" style:text-underline-color="font-color"/>
    </style:style>
    <style:style style:name="T310_34" style:family="text"/>
    <style:style style:name="T310_35" style:family="text">
      <style:text-properties fo:color="#1155cc" fo:font-size="10pt" style:font-size-asian="10pt" style:font-size-complex="10pt" style:text-underline-style="solid" style:text-underline-color="font-color"/>
    </style:style>
    <style:style style:name="T310_36" style:family="text"/>
    <style:style style:name="T310_37" style:family="text">
      <style:text-properties fo:color="#1155cc" fo:font-size="10pt" style:font-size-asian="10pt" style:font-size-complex="10pt" style:text-underline-style="solid" style:text-underline-color="font-color"/>
    </style:style>
    <style:style style:name="T310_38" style:family="text"/>
    <style:style style:name="T310_39" style:family="text">
      <style:text-properties fo:color="#1155cc" fo:font-size="10pt" style:font-size-asian="10pt" style:font-size-complex="10pt" style:text-underline-style="solid" style:text-underline-color="font-color"/>
    </style:style>
    <style:style style:name="T310_40" style:family="text"/>
    <style:style style:name="T310_41" style:family="text">
      <style:text-properties fo:color="#1155cc" fo:font-size="10pt" style:font-size-asian="10pt" style:font-size-complex="10pt" style:text-underline-style="solid" style:text-underline-color="font-color"/>
    </style:style>
    <style:style style:name="T310_42" style:family="text"/>
    <style:style style:name="T310_43" style:family="text">
      <style:text-properties fo:color="#1155cc" fo:font-size="10pt" style:font-size-asian="10pt" style:font-size-complex="10pt" style:text-underline-style="solid" style:text-underline-color="font-color"/>
    </style:style>
    <style:style style:name="T310_44" style:family="text"/>
    <style:style style:name="T310_45" style:family="text">
      <style:text-properties fo:color="#1155cc" fo:font-size="10pt" style:font-size-asian="10pt" style:font-size-complex="10pt" style:text-underline-style="solid" style:text-underline-color="font-color"/>
    </style:style>
    <style:style style:name="T310_46" style:family="text"/>
    <style:style style:name="T310_47" style:family="text">
      <style:text-properties fo:color="#1155cc" fo:font-size="10pt" style:font-size-asian="10pt" style:font-size-complex="10pt" style:text-underline-style="solid" style:text-underline-color="font-color"/>
    </style:style>
    <style:style style:name="T310_48" style:family="text"/>
    <style:style style:name="T310_49" style:family="text">
      <style:text-properties fo:color="#1155cc" fo:font-size="10pt" style:font-size-asian="10pt" style:font-size-complex="10pt" style:text-underline-style="solid" style:text-underline-color="font-color"/>
    </style:style>
    <style:style style:name="T310_50" style:family="text"/>
    <style:style style:name="T310_51" style:family="text">
      <style:text-properties fo:color="#1155cc" fo:font-size="10pt" style:font-size-asian="10pt" style:font-size-complex="10pt" style:text-underline-style="solid" style:text-underline-color="font-color"/>
    </style:style>
    <style:style style:name="T310_52" style:family="text"/>
    <style:style style:name="T310_53" style:family="text">
      <style:text-properties fo:color="#1155cc" fo:font-size="10pt" style:font-size-asian="10pt" style:font-size-complex="10pt" style:text-underline-style="solid" style:text-underline-color="font-color"/>
    </style:style>
    <style:style style:name="T310_54" style:family="text"/>
    <style:style style:name="T310_55" style:family="text">
      <style:text-properties fo:color="#1155cc" fo:font-size="10pt" style:font-size-asian="10pt" style:font-size-complex="10pt" style:text-underline-style="solid" style:text-underline-color="font-color"/>
    </style:style>
    <style:style style:name="T310_56" style:family="text"/>
    <style:style style:name="T310_57" style:family="text">
      <style:text-properties fo:color="#1155cc" fo:font-size="10pt" style:font-size-asian="10pt" style:font-size-complex="10pt" style:text-underline-style="solid" style:text-underline-color="font-color"/>
    </style:style>
    <style:style style:name="T310_58" style:family="text"/>
    <style:style style:name="T310_59" style:family="text">
      <style:text-properties fo:color="#1155cc" fo:font-size="10pt" style:font-size-asian="10pt" style:font-size-complex="10pt" style:text-underline-style="solid" style:text-underline-color="font-color"/>
    </style:style>
    <style:style style:name="T310_60" style:family="text">
      <style:text-properties fo:font-size="10pt" style:font-size-asian="10pt" style:font-size-complex="10pt"/>
    </style:style>
    <style:style style:name="T310_61" style:family="text"/>
    <style:style style:name="P311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312" style:family="paragraph" style:parent-style-name="Standard">
      <style:paragraph-properties fo:break-before="auto" style:writing-mode="lr-tb"/>
    </style:style>
    <style:style style:name="P313" style:family="paragraph" style:parent-style-name="Standard">
      <style:paragraph-properties fo:break-before="auto" fo:margin-top="0cm" fo:margin-bottom="0cm" style:writing-mode="lr-tb"/>
    </style:style>
    <style:style style:name="T313_1" style:family="text">
      <style:text-properties fo:font-weight="bold" style:font-weight-asian="bold" style:font-weight-complex="bold"/>
    </style:style>
    <style:style style:name="T313_2" style:family="text">
      <style:text-properties fo:font-weight="bold" style:font-weight-asian="bold" style:font-weight-complex="bold"/>
    </style:style>
    <style:style style:name="T313_3" style:family="text">
      <style:text-properties fo:font-weight="bold" style:font-weight-asian="bold" style:font-weight-complex="bold"/>
    </style:style>
    <style:style style:name="T313_4" style:family="text">
      <style:text-properties fo:font-weight="bold" style:font-weight-asian="bold" style:font-weight-complex="bold"/>
    </style:style>
    <style:style style:name="T313_5" style:family="text">
      <style:text-properties fo:font-weight="bold" style:font-weight-asian="bold" style:font-weight-complex="bold"/>
    </style:style>
    <style:style style:name="T313_6" style:family="text">
      <style:text-properties fo:font-weight="bold" style:font-weight-asian="bold" style:font-weight-complex="bold"/>
    </style:style>
    <style:style style:name="T313_7" style:family="text">
      <style:text-properties fo:font-weight="bold" style:font-weight-asian="bold" style:font-weight-complex="bold"/>
    </style:style>
    <style:style style:name="T313_8" style:family="text">
      <style:text-properties fo:font-weight="bold" style:font-weight-asian="bold" style:font-weight-complex="bold"/>
    </style:style>
    <style:style style:name="T313_9" style:family="text">
      <style:text-properties fo:font-weight="bold" style:font-weight-asian="bold" style:font-weight-complex="bold"/>
    </style:style>
    <style:style style:name="T313_10" style:family="text">
      <style:text-properties fo:font-weight="bold" style:font-weight-asian="bold" style:font-weight-complex="bold"/>
    </style:style>
    <style:style style:name="T313_11" style:family="text">
      <style:text-properties fo:font-weight="bold" style:font-weight-asian="bold" style:font-weight-complex="bold"/>
    </style:style>
    <style:style style:name="T313_12" style:family="text">
      <style:text-properties fo:font-weight="bold" style:font-weight-asian="bold" style:font-weight-complex="bold"/>
    </style:style>
    <style:style style:name="T313_13" style:family="text">
      <style:text-properties fo:font-weight="bold" style:font-weight-asian="bold" style:font-weight-complex="bold"/>
    </style:style>
    <style:style style:name="T313_14" style:family="text">
      <style:text-properties fo:font-weight="bold" style:font-weight-asian="bold" style:font-weight-complex="bold"/>
    </style:style>
    <style:style style:name="T313_15" style:family="text">
      <style:text-properties fo:font-weight="bold" style:font-weight-asian="bold" style:font-weight-complex="bold"/>
    </style:style>
    <style:style style:name="T313_16" style:family="text">
      <style:text-properties fo:font-weight="bold" style:font-weight-asian="bold" style:font-weight-complex="bold"/>
    </style:style>
    <style:style style:name="T313_17" style:family="text">
      <style:text-properties fo:font-weight="bold" style:font-weight-asian="bold" style:font-weight-complex="bold"/>
    </style:style>
    <style:style style:name="T313_18" style:family="text">
      <style:text-properties fo:font-weight="bold" style:font-weight-asian="bold" style:font-weight-complex="bold"/>
    </style:style>
    <style:style style:name="T313_19" style:family="text">
      <style:text-properties fo:font-weight="bold" style:font-weight-asian="bold" style:font-weight-complex="bold"/>
    </style:style>
    <style:style style:name="T313_20" style:family="text">
      <style:text-properties fo:font-weight="bold" style:font-weight-asian="bold" style:font-weight-complex="bold"/>
    </style:style>
    <style:style style:name="T313_21" style:family="text">
      <style:text-properties fo:font-weight="bold" style:font-weight-asian="bold" style:font-weight-complex="bold"/>
    </style:style>
    <style:style style:name="T313_22" style:family="text">
      <style:text-properties fo:font-weight="bold" style:font-weight-asian="bold" style:font-weight-complex="bold"/>
    </style:style>
    <style:style style:name="P314" style:family="paragraph" style:parent-style-name="Standard">
      <style:paragraph-properties fo:break-before="auto" style:writing-mode="lr-tb"/>
    </style:style>
    <style:style style:name="P315" style:family="paragraph" style:parent-style-name="Standard">
      <style:paragraph-properties fo:break-before="auto" style:writing-mode="lr-tb"/>
    </style:style>
    <style:style style:name="T315_1" style:family="text"/>
    <style:style style:name="T315_2" style:family="text"/>
    <style:style style:name="T315_3" style:family="text"/>
    <style:style style:name="T315_4" style:family="text"/>
    <style:style style:name="T315_5" style:family="text"/>
    <style:style style:name="T315_6" style:family="text"/>
    <style:style style:name="T315_7" style:family="text"/>
    <style:style style:name="T315_8" style:family="text"/>
    <style:style style:name="T315_9" style:family="text"/>
    <style:style style:name="T315_10" style:family="text"/>
    <style:style style:name="T315_11" style:family="text"/>
    <style:style style:name="T315_12" style:family="text"/>
    <style:style style:name="T315_13" style:family="text"/>
    <style:style style:name="T315_14" style:family="text"/>
    <style:style style:name="T315_15" style:family="text"/>
    <style:style style:name="T315_16" style:family="text"/>
    <style:style style:name="T315_17" style:family="text"/>
    <style:style style:name="T315_18" style:family="text"/>
    <style:style style:name="T315_19" style:family="text"/>
    <style:style style:name="T315_20" style:family="text"/>
    <style:style style:name="T315_21" style:family="text"/>
    <style:style style:name="T315_22" style:family="text"/>
    <style:style style:name="T315_23" style:family="text"/>
    <style:style style:name="T315_24" style:family="text"/>
    <style:style style:name="T315_25" style:family="text"/>
    <style:style style:name="T315_26" style:family="text"/>
    <style:style style:name="T315_27" style:family="text"/>
    <style:style style:name="T315_28" style:family="text"/>
    <style:style style:name="T315_29" style:family="text"/>
    <style:style style:name="T315_30" style:family="text"/>
    <style:style style:name="T315_31" style:family="text"/>
    <style:style style:name="T315_32" style:family="text"/>
    <style:style style:name="T315_33" style:family="text"/>
    <style:style style:name="T315_34" style:family="text"/>
    <style:style style:name="T315_35" style:family="text"/>
    <style:style style:name="T315_36" style:family="text"/>
    <style:style style:name="T315_37" style:family="text"/>
    <style:style style:name="T315_38" style:family="text"/>
    <style:style style:name="T315_39" style:family="text"/>
    <style:style style:name="T315_40" style:family="text"/>
    <style:style style:name="T315_41" style:family="text"/>
    <style:style style:name="T315_42" style:family="text"/>
    <style:style style:name="T315_43" style:family="text"/>
    <style:style style:name="T315_44" style:family="text"/>
    <style:style style:name="T315_45" style:family="text"/>
    <style:style style:name="T315_46" style:family="text"/>
    <style:style style:name="T315_47" style:family="text"/>
    <style:style style:name="T315_48" style:family="text"/>
    <style:style style:name="T315_49" style:family="text"/>
    <style:style style:name="T315_50" style:family="text"/>
    <style:style style:name="T315_51" style:family="text"/>
    <style:style style:name="T315_52" style:family="text"/>
    <style:style style:name="T315_53" style:family="text"/>
    <style:style style:name="T315_54" style:family="text"/>
    <style:style style:name="T315_55" style:family="text"/>
    <style:style style:name="T315_56" style:family="text"/>
    <style:style style:name="T315_57" style:family="text"/>
    <style:style style:name="T315_58" style:family="text"/>
    <style:style style:name="T315_59" style:family="text"/>
    <style:style style:name="T315_60" style:family="text"/>
    <style:style style:name="T315_61" style:family="text"/>
    <style:style style:name="T315_62" style:family="text"/>
    <style:style style:name="T315_63" style:family="text"/>
    <style:style style:name="T315_64" style:family="text"/>
    <style:style style:name="T315_65" style:family="text"/>
    <style:style style:name="T315_66" style:family="text"/>
    <style:style style:name="T315_67" style:family="text"/>
    <style:style style:name="T315_68" style:family="text"/>
    <style:style style:name="T315_69" style:family="text"/>
    <style:style style:name="T315_70" style:family="text"/>
    <style:style style:name="T315_71" style:family="text"/>
    <style:style style:name="T315_72" style:family="text"/>
    <style:style style:name="T315_73" style:family="text"/>
    <style:style style:name="T315_74" style:family="text"/>
    <style:style style:name="T315_75" style:family="text"/>
    <style:style style:name="T315_76" style:family="text"/>
    <style:style style:name="T315_77" style:family="text"/>
    <style:style style:name="T315_78" style:family="text"/>
    <style:style style:name="T315_79" style:family="text"/>
    <style:style style:name="T315_80" style:family="text"/>
    <style:style style:name="T315_81" style:family="text"/>
    <style:style style:name="T315_82" style:family="text"/>
    <style:style style:name="T315_83" style:family="text"/>
    <style:style style:name="T315_84" style:family="text"/>
    <style:style style:name="T315_85" style:family="text"/>
    <style:style style:name="T315_86" style:family="text"/>
    <style:style style:name="T315_87" style:family="text"/>
    <style:style style:name="T315_88" style:family="text"/>
    <style:style style:name="T315_89" style:family="text"/>
    <style:style style:name="T315_90" style:family="text"/>
    <style:style style:name="T315_91" style:family="text"/>
    <style:style style:name="T315_92" style:family="text"/>
    <style:style style:name="T315_93" style:family="text"/>
    <style:style style:name="T315_94" style:family="text"/>
    <style:style style:name="T315_95" style:family="text"/>
    <style:style style:name="T315_96" style:family="text"/>
    <style:style style:name="T315_97" style:family="text"/>
    <style:style style:name="T315_98" style:family="text"/>
    <style:style style:name="T315_99" style:family="text"/>
    <style:style style:name="T315_100" style:family="text"/>
    <style:style style:name="T315_101" style:family="text"/>
    <style:style style:name="T315_102" style:family="text"/>
    <style:style style:name="T315_103" style:family="text"/>
    <style:style style:name="T315_104" style:family="text"/>
    <style:style style:name="T315_105" style:family="text"/>
    <style:style style:name="T315_106" style:family="text"/>
    <style:style style:name="T315_107" style:family="text"/>
    <style:style style:name="T315_108" style:family="text"/>
    <style:style style:name="T315_109" style:family="text"/>
    <style:style style:name="T315_110" style:family="text"/>
    <style:style style:name="T315_111" style:family="text"/>
    <style:style style:name="T315_112" style:family="text"/>
    <style:style style:name="T315_113" style:family="text"/>
    <style:style style:name="T315_114" style:family="text"/>
    <style:style style:name="T315_115" style:family="text"/>
    <style:style style:name="T315_116" style:family="text"/>
    <style:style style:name="T315_117" style:family="text"/>
    <style:style style:name="T315_118" style:family="text"/>
    <style:style style:name="T315_119" style:family="text"/>
    <style:style style:name="T315_120" style:family="text"/>
    <style:style style:name="T315_121" style:family="text"/>
    <style:style style:name="T315_122" style:family="text"/>
    <style:style style:name="T315_123" style:family="text"/>
    <style:style style:name="T315_124" style:family="text"/>
    <style:style style:name="T315_125" style:family="text"/>
    <style:style style:name="T315_126" style:family="text"/>
    <style:style style:name="T315_127" style:family="text"/>
    <style:style style:name="T315_128" style:family="text"/>
    <style:style style:name="T315_129" style:family="text"/>
    <style:style style:name="T315_130" style:family="text"/>
    <style:style style:name="T315_131" style:family="text"/>
    <style:style style:name="T315_132" style:family="text"/>
    <style:style style:name="T315_133" style:family="text"/>
    <style:style style:name="T315_134" style:family="text"/>
    <style:style style:name="T315_135" style:family="text"/>
    <style:style style:name="T315_136" style:family="text"/>
    <style:style style:name="T315_137" style:family="text"/>
    <style:style style:name="T315_138" style:family="text"/>
    <style:style style:name="T315_139" style:family="text"/>
    <style:style style:name="T315_140" style:family="text"/>
    <style:style style:name="T315_141" style:family="text"/>
    <style:style style:name="T315_142" style:family="text"/>
    <style:style style:name="T315_143" style:family="text"/>
    <style:style style:name="T315_144" style:family="text"/>
    <style:style style:name="T315_145" style:family="text"/>
    <style:style style:name="T315_146" style:family="text"/>
    <style:style style:name="T315_147" style:family="text"/>
    <style:style style:name="T315_148" style:family="text"/>
    <style:style style:name="T315_149" style:family="text"/>
    <style:style style:name="T315_150" style:family="text"/>
    <style:style style:name="T315_151" style:family="text"/>
    <style:style style:name="T315_152" style:family="text"/>
    <style:style style:name="T315_153" style:family="text"/>
    <style:style style:name="T315_154" style:family="text"/>
    <style:style style:name="T315_155" style:family="text"/>
    <style:style style:name="T315_156" style:family="text"/>
    <style:style style:name="T315_157" style:family="text"/>
    <style:style style:name="T315_158" style:family="text"/>
    <style:style style:name="T315_159" style:family="text"/>
    <style:style style:name="T315_160" style:family="text"/>
    <style:style style:name="T315_161" style:family="text"/>
    <style:style style:name="T315_162" style:family="text"/>
    <style:style style:name="T315_163" style:family="text"/>
    <style:style style:name="T315_164" style:family="text"/>
    <style:style style:name="T315_165" style:family="text"/>
    <style:style style:name="T315_166" style:family="text"/>
    <style:style style:name="T315_167" style:family="text"/>
    <style:style style:name="T315_168" style:family="text"/>
    <style:style style:name="T315_169" style:family="text"/>
    <style:style style:name="T315_170" style:family="text"/>
    <style:style style:name="T315_171" style:family="text"/>
    <style:style style:name="P316" style:family="paragraph" style:parent-style-name="Standard">
      <style:paragraph-properties fo:break-before="auto" style:writing-mode="lr-tb"/>
      <style:text-properties fo:font-style="italic" style:font-style-asian="italic" style:font-style-complex="italic"/>
    </style:style>
    <style:style style:name="P317" style:family="paragraph" style:parent-style-name="Standard">
      <style:paragraph-properties fo:break-before="auto" style:writing-mode="lr-tb"/>
      <style:text-properties fo:font-style="italic" style:font-style-asian="italic" style:font-style-complex="italic"/>
    </style:style>
    <style:style style:name="P318" style:family="paragraph" style:parent-style-name="Standard">
      <style:paragraph-properties fo:break-before="auto" style:writing-mode="lr-tb"/>
      <style:text-properties fo:font-style="italic" style:font-style-asian="italic" style:font-style-complex="italic"/>
    </style:style>
    <style:style style:name="P319" style:family="paragraph" style:parent-style-name="Standard">
      <style:paragraph-properties fo:break-before="auto" style:writing-mode="lr-tb"/>
    </style:style>
  </office:automatic-styles>
  <office:body>
    <office:text>
      <text:p text:style-name="P1"><text:span text:style-name="T1_1">Guidelines</text:span><text:span text:style-name="T1_2"><text:s/></text:span><text:span text:style-name="T1_3">for</text:span><text:span text:style-name="T1_4"><text:s/></text:span><text:span text:style-name="T1_5">Open</text:span><text:span text:style-name="T1_6"><text:s/></text:span><text:span text:style-name="T1_7">Data</text:span><text:span text:style-name="T1_8"><text:s/></text:span><text:span text:style-name="T1_9">Policies</text:span></text:p>
      <text:p text:style-name="P2"><text:span text:style-name="T2_1">Compiled</text:span><text:span text:style-name="T2_2"><text:s/></text:span><text:span text:style-name="T2_3">by</text:span><text:span text:style-name="T2_4"><text:s/></text:span><text:span text:style-name="T2_5">the</text:span><text:span text:style-name="T2_6"><text:s/></text:span><text:span text:style-name="T2_7">Sunlight</text:span><text:span text:style-name="T2_8"><text:s/></text:span><text:span text:style-name="T2_9">Foundation</text:span></text:p>
      <text:p text:style-name="P3"><text:span text:style-name="T3_1">Version</text:span><text:span text:style-name="T3_2"><text:s/>1<text:s/>|<text:s/></text:span><text:span text:style-name="T3_3">June</text:span><text:span text:style-name="T3_4"><text:s/>2012</text:span></text:p>
      <text:p text:style-name="P4"/>
      <text:p text:style-name="P5"><text:span text:style-name="T5_1">Open</text:span><text:span text:style-name="T5_2"><text:s/></text:span><text:span text:style-name="T5_3">Data</text:span><text:span text:style-name="T5_4"><text:s/></text:span><text:span text:style-name="T5_5">policies</text:span><text:span text:style-name="T5_6"><text:s/></text:span><text:span text:style-name="T5_7">can</text:span><text:span text:style-name="T5_8">...<text:s/></text:span></text:p>
      <text:p text:style-name="P6"/>
      <text:list text:style-name="LS1" xml:id="list0">
        <text:list-item>
          <text:p text:style-name="P7"><text:span text:style-name="T7_1"><text:a xlink:type="simple" xlink:href="#id.3cztn6gjs8t3"><text:span text:style-name="T7_2">Mandate</text:span></text:a></text:span><text:span text:style-name="T7_3"><text:a xlink:type="simple" xlink:href="#id.3cztn6gjs8t3"><text:span text:style-name="T7_4"><text:s/></text:span></text:a></text:span><text:span text:style-name="T7_5"><text:a xlink:type="simple" xlink:href="#id.3cztn6gjs8t3"><text:span text:style-name="T7_6">open</text:span></text:a></text:span><text:span text:style-name="T7_7"><text:a xlink:type="simple" xlink:href="#id.3cztn6gjs8t3"><text:span text:style-name="T7_8"><text:s/></text:span></text:a></text:span><text:span text:style-name="T7_9"><text:a xlink:type="simple" xlink:href="#id.3cztn6gjs8t3"><text:span text:style-name="T7_10">formats</text:span></text:a></text:span><text:span text:style-name="T7_11"><text:a xlink:type="simple" xlink:href="#id.3cztn6gjs8t3"><text:span text:style-name="T7_12"><text:s/></text:span></text:a></text:span><text:span text:style-name="T7_13"><text:a xlink:type="simple" xlink:href="#id.3cztn6gjs8t3"><text:span text:style-name="T7_14">for</text:span></text:a></text:span><text:span text:style-name="T7_15"><text:a xlink:type="simple" xlink:href="#id.3cztn6gjs8t3"><text:span text:style-name="T7_16"><text:s/></text:span></text:a></text:span><text:span text:style-name="T7_17"><text:a xlink:type="simple" xlink:href="#id.3cztn6gjs8t3"><text:span text:style-name="T7_18">government</text:span></text:a></text:span><text:span text:style-name="T7_19"><text:a xlink:type="simple" xlink:href="#id.3cztn6gjs8t3"><text:span text:style-name="T7_20"><text:s/></text:span></text:a></text:span><text:span text:style-name="T7_21"><text:a xlink:type="simple" xlink:href="#id.3cztn6gjs8t3"><text:span text:style-name="T7_22">data</text:span></text:a></text:span><text:span text:style-name="T7_23"><text:a xlink:type="simple" xlink:href="#id.3cztn6gjs8t3"><text:span text:style-name="T7_24">.</text:span></text:a></text:span></text:p>
        </text:list-item>
        <text:list-item>
          <text:p text:style-name="P8"><text:span text:style-name="T8_1"><text:a xlink:type="simple" xlink:href="#id.jgn5ygdmn8wl"><text:span text:style-name="T8_2">Mandate</text:span></text:a></text:span><text:span text:style-name="T8_3"><text:a xlink:type="simple" xlink:href="#id.jgn5ygdmn8wl"><text:span text:style-name="T8_4"><text:s/></text:span></text:a></text:span><text:span text:style-name="T8_5"><text:a xlink:type="simple" xlink:href="#id.jgn5ygdmn8wl"><text:span text:style-name="T8_6">the</text:span></text:a></text:span><text:span text:style-name="T8_7"><text:a xlink:type="simple" xlink:href="#id.jgn5ygdmn8wl"><text:span text:style-name="T8_8"><text:s/></text:span></text:a></text:span><text:span text:style-name="T8_9"><text:a xlink:type="simple" xlink:href="#id.jgn5ygdmn8wl"><text:span text:style-name="T8_10">release</text:span></text:a></text:span><text:span text:style-name="T8_11"><text:a xlink:type="simple" xlink:href="#id.jgn5ygdmn8wl"><text:span text:style-name="T8_12"><text:s/></text:span></text:a></text:span><text:span text:style-name="T8_13"><text:a xlink:type="simple" xlink:href="#id.jgn5ygdmn8wl"><text:span text:style-name="T8_14">of</text:span></text:a></text:span><text:span text:style-name="T8_15"><text:a xlink:type="simple" xlink:href="#id.jgn5ygdmn8wl"><text:span text:style-name="T8_16"><text:s/></text:span></text:a></text:span><text:span text:style-name="T8_17"><text:a xlink:type="simple" xlink:href="#id.jgn5ygdmn8wl"><text:span text:style-name="T8_18">specific</text:span></text:a></text:span><text:span text:style-name="T8_19"><text:a xlink:type="simple" xlink:href="#id.jgn5ygdmn8wl"><text:span text:style-name="T8_20"><text:s/></text:span></text:a></text:span><text:span text:style-name="T8_21"><text:a xlink:type="simple" xlink:href="#id.jgn5ygdmn8wl"><text:span text:style-name="T8_22">new</text:span></text:a></text:span><text:span text:style-name="T8_23"><text:a xlink:type="simple" xlink:href="#id.jgn5ygdmn8wl"><text:span text:style-name="T8_24"><text:s/></text:span></text:a></text:span><text:span text:style-name="T8_25"><text:a xlink:type="simple" xlink:href="#id.jgn5ygdmn8wl"><text:span text:style-name="T8_26">government</text:span></text:a></text:span><text:span text:style-name="T8_27"><text:a xlink:type="simple" xlink:href="#id.jgn5ygdmn8wl"><text:span text:style-name="T8_28"><text:s/></text:span></text:a></text:span><text:span text:style-name="T8_29"><text:a xlink:type="simple" xlink:href="#id.jgn5ygdmn8wl"><text:span text:style-name="T8_30">information</text:span></text:a></text:span><text:span text:style-name="T8_31"><text:a xlink:type="simple" xlink:href="#id.jgn5ygdmn8wl"><text:span text:style-name="T8_32">.</text:span></text:a></text:span></text:p>
        </text:list-item>
        <text:list-item>
          <text:p text:style-name="P9"><text:span text:style-name="T9_1"><text:a xlink:type="simple" xlink:href="#id.uu9ywujkyigh"><text:span text:style-name="T9_2">Mandate</text:span></text:a></text:span><text:span text:style-name="T9_3"><text:a xlink:type="simple" xlink:href="#id.uu9ywujkyigh"><text:span text:style-name="T9_4"><text:s/></text:span></text:a></text:span><text:span text:style-name="T9_5"><text:a xlink:type="simple" xlink:href="#id.uu9ywujkyigh"><text:span text:style-name="T9_6">electronic</text:span></text:a></text:span><text:span text:style-name="T9_7"><text:a xlink:type="simple" xlink:href="#id.uu9ywujkyigh"><text:span text:style-name="T9_8"><text:s/></text:span></text:a></text:span><text:span text:style-name="T9_9"><text:a xlink:type="simple" xlink:href="#id.uu9ywujkyigh"><text:span text:style-name="T9_10">filing</text:span></text:a></text:span><text:span text:style-name="T9_11"><text:a xlink:type="simple" xlink:href="#id.uu9ywujkyigh"><text:span text:style-name="T9_12">.</text:span></text:a></text:span></text:p>
        </text:list-item>
        <text:list-item>
          <text:p text:style-name="P10"><text:span text:style-name="T10_1"><text:a xlink:type="simple" xlink:href="#id.yynil3qf9ylq"><text:span text:style-name="T10_2">Require</text:span></text:a></text:span><text:span text:style-name="T10_3"><text:a xlink:type="simple" xlink:href="#id.yynil3qf9ylq"><text:span text:style-name="T10_4"><text:s/></text:span></text:a></text:span><text:span text:style-name="T10_5"><text:a xlink:type="simple" xlink:href="#id.yynil3qf9ylq"><text:span text:style-name="T10_6">any</text:span></text:a></text:span><text:span text:style-name="T10_7"><text:a xlink:type="simple" xlink:href="#id.yynil3qf9ylq"><text:span text:style-name="T10_8"><text:s/></text:span></text:a></text:span><text:span text:style-name="T10_9"><text:a xlink:type="simple" xlink:href="#id.yynil3qf9ylq"><text:span text:style-name="T10_10">public</text:span></text:a></text:span><text:span text:style-name="T10_11"><text:a xlink:type="simple" xlink:href="#id.yynil3qf9ylq"><text:span text:style-name="T10_12"><text:s/></text:span></text:a></text:span><text:span text:style-name="T10_13"><text:a xlink:type="simple" xlink:href="#id.yynil3qf9ylq"><text:span text:style-name="T10_14">information</text:span></text:a></text:span><text:span text:style-name="T10_15"><text:a xlink:type="simple" xlink:href="#id.yynil3qf9ylq"><text:span text:style-name="T10_16"><text:s/></text:span></text:a></text:span><text:span text:style-name="T10_17"><text:a xlink:type="simple" xlink:href="#id.yynil3qf9ylq"><text:span text:style-name="T10_18">to</text:span></text:a></text:span><text:span text:style-name="T10_19"><text:a xlink:type="simple" xlink:href="#id.yynil3qf9ylq"><text:span text:style-name="T10_20"><text:s/></text:span></text:a></text:span><text:span text:style-name="T10_21"><text:a xlink:type="simple" xlink:href="#id.yynil3qf9ylq"><text:span text:style-name="T10_22">be</text:span></text:a></text:span><text:span text:style-name="T10_23"><text:a xlink:type="simple" xlink:href="#id.yynil3qf9ylq"><text:span text:style-name="T10_24"><text:s/></text:span></text:a></text:span><text:span text:style-name="T10_25"><text:a xlink:type="simple" xlink:href="#id.yynil3qf9ylq"><text:span text:style-name="T10_26">posted</text:span></text:a></text:span><text:span text:style-name="T10_27"><text:a xlink:type="simple" xlink:href="#id.yynil3qf9ylq"><text:span text:style-name="T10_28"><text:s/></text:span></text:a></text:span><text:span text:style-name="T10_29"><text:a xlink:type="simple" xlink:href="#id.yynil3qf9ylq"><text:span text:style-name="T10_30">on</text:span></text:a></text:span><text:span text:style-name="T10_31"><text:a xlink:type="simple" xlink:href="#id.yynil3qf9ylq"><text:span text:style-name="T10_32"><text:s/></text:span></text:a></text:span><text:span text:style-name="T10_33"><text:a xlink:type="simple" xlink:href="#id.yynil3qf9ylq"><text:span text:style-name="T10_34">the</text:span></text:a></text:span><text:span text:style-name="T10_35"><text:a xlink:type="simple" xlink:href="#id.yynil3qf9ylq"><text:span text:style-name="T10_36"><text:s/></text:span></text:a></text:span><text:span text:style-name="T10_37"><text:a xlink:type="simple" xlink:href="#id.yynil3qf9ylq"><text:span text:style-name="T10_38">Internet</text:span></text:a></text:span><text:span text:style-name="T10_39"><text:a xlink:type="simple" xlink:href="#id.yynil3qf9ylq"><text:span text:style-name="T10_40">.</text:span></text:a></text:span></text:p>
        </text:list-item>
        <text:list-item>
          <text:p text:style-name="P11"><text:span text:style-name="T11_1"><text:a xlink:type="simple" xlink:href="#id.6esq25hlgxf"><text:span text:style-name="T11_2">Mandate</text:span></text:a></text:span><text:span text:style-name="T11_3"><text:a xlink:type="simple" xlink:href="#id.6esq25hlgxf"><text:span text:style-name="T11_4"><text:s/></text:span></text:a></text:span><text:span text:style-name="T11_5"><text:a xlink:type="simple" xlink:href="#id.6esq25hlgxf"><text:span text:style-name="T11_6">continuous</text:span></text:a></text:span><text:span text:style-name="T11_7"><text:a xlink:type="simple" xlink:href="#id.6esq25hlgxf"><text:span text:style-name="T11_8"><text:s/></text:span></text:a></text:span><text:span text:style-name="T11_9"><text:a xlink:type="simple" xlink:href="#id.6esq25hlgxf"><text:span text:style-name="T11_10">publication</text:span></text:a></text:span><text:span text:style-name="T11_11"><text:a xlink:type="simple" xlink:href="#id.6esq25hlgxf"><text:span text:style-name="T11_12"><text:s/></text:span></text:a></text:span><text:span text:style-name="T11_13"><text:a xlink:type="simple" xlink:href="#id.6esq25hlgxf"><text:span text:style-name="T11_14">and</text:span></text:a></text:span><text:span text:style-name="T11_15"><text:a xlink:type="simple" xlink:href="#id.6esq25hlgxf"><text:span text:style-name="T11_16"><text:s/></text:span></text:a></text:span><text:span text:style-name="T11_17"><text:a xlink:type="simple" xlink:href="#id.6esq25hlgxf"><text:span text:style-name="T11_18">updates</text:span></text:a></text:span><text:span text:style-name="T11_19"><text:a xlink:type="simple" xlink:href="#id.6esq25hlgxf"><text:span text:style-name="T11_20"><text:s/></text:span></text:a></text:span><text:span text:style-name="T11_21"><text:a xlink:type="simple" xlink:href="#id.6esq25hlgxf"><text:span text:style-name="T11_22">to</text:span></text:a></text:span><text:span text:style-name="T11_23"><text:a xlink:type="simple" xlink:href="#id.6esq25hlgxf"><text:span text:style-name="T11_24"><text:s/></text:span></text:a></text:span><text:span text:style-name="T11_25"><text:a xlink:type="simple" xlink:href="#id.6esq25hlgxf"><text:span text:style-name="T11_26">data</text:span></text:a></text:span><text:span text:style-name="T11_27"><text:a xlink:type="simple" xlink:href="#id.6esq25hlgxf"><text:span text:style-name="T11_28">.</text:span></text:a></text:span></text:p>
        </text:list-item>
        <text:list-item>
          <text:p text:style-name="P12"><text:span text:style-name="T12_1"><text:a xlink:type="simple" xlink:href="#id.d60osefuandf"><text:span text:style-name="T12_2">Create</text:span></text:a></text:span><text:span text:style-name="T12_3"><text:a xlink:type="simple" xlink:href="#id.d60osefuandf"><text:span text:style-name="T12_4"><text:s/></text:span></text:a></text:span><text:span text:style-name="T12_5"><text:a xlink:type="simple" xlink:href="#id.d60osefuandf"><text:span text:style-name="T12_6">permanent</text:span></text:a></text:span><text:span text:style-name="T12_7"><text:a xlink:type="simple" xlink:href="#id.d60osefuandf"><text:span text:style-name="T12_8">,<text:s/></text:span></text:a></text:span><text:span text:style-name="T12_9"><text:a xlink:type="simple" xlink:href="#id.d60osefuandf"><text:span text:style-name="T12_10">lasting</text:span></text:a></text:span><text:span text:style-name="T12_11"><text:a xlink:type="simple" xlink:href="#id.d60osefuandf"><text:span text:style-name="T12_12"><text:s/></text:span></text:a></text:span><text:span text:style-name="T12_13"><text:a xlink:type="simple" xlink:href="#id.d60osefuandf"><text:span text:style-name="T12_14">access</text:span></text:a></text:span><text:span text:style-name="T12_15"><text:a xlink:type="simple" xlink:href="#id.d60osefuandf"><text:span text:style-name="T12_16"><text:s/></text:span></text:a></text:span><text:span text:style-name="T12_17"><text:a xlink:type="simple" xlink:href="#id.d60osefuandf"><text:span text:style-name="T12_18">to</text:span></text:a></text:span><text:span text:style-name="T12_19"><text:a xlink:type="simple" xlink:href="#id.d60osefuandf"><text:span text:style-name="T12_20"><text:s/></text:span></text:a></text:span><text:span text:style-name="T12_21"><text:a xlink:type="simple" xlink:href="#id.d60osefuandf"><text:span text:style-name="T12_22">government</text:span></text:a></text:span><text:span text:style-name="T12_23"><text:a xlink:type="simple" xlink:href="#id.d60osefuandf"><text:span text:style-name="T12_24"><text:s/></text:span></text:a></text:span><text:span text:style-name="T12_25"><text:a xlink:type="simple" xlink:href="#id.d60osefuandf"><text:span text:style-name="T12_26">data</text:span></text:a></text:span><text:span text:style-name="T12_27"><text:a xlink:type="simple" xlink:href="#id.d60osefuandf"><text:span text:style-name="T12_28">.</text:span></text:a></text:span></text:p>
        </text:list-item>
        <text:list-item>
          <text:p text:style-name="P13"><text:span text:style-name="T13_1"><text:a xlink:type="simple" xlink:href="#id.3x112oh82rt8"><text:span text:style-name="T13_2">Publish</text:span></text:a></text:span><text:span text:style-name="T13_3"><text:a xlink:type="simple" xlink:href="#id.3x112oh82rt8"><text:span text:style-name="T13_4"><text:s/></text:span></text:a></text:span><text:span text:style-name="T13_5"><text:a xlink:type="simple" xlink:href="#id.3x112oh82rt8"><text:span text:style-name="T13_6">bulk</text:span></text:a></text:span><text:span text:style-name="T13_7"><text:a xlink:type="simple" xlink:href="#id.3x112oh82rt8"><text:span text:style-name="T13_8"><text:s/></text:span></text:a></text:span><text:span text:style-name="T13_9"><text:a xlink:type="simple" xlink:href="#id.3x112oh82rt8"><text:span text:style-name="T13_10">data</text:span></text:a></text:span><text:span text:style-name="T13_11"><text:a xlink:type="simple" xlink:href="#id.3x112oh82rt8"><text:span text:style-name="T13_12">.</text:span></text:a></text:span></text:p>
        </text:list-item>
        <text:list-item>
          <text:p text:style-name="P14"><text:span text:style-name="T14_1"><text:a xlink:type="simple" xlink:href="#id.nhsw8iyya867"><text:span text:style-name="T14_2">Create</text:span></text:a></text:span><text:span text:style-name="T14_3"><text:a xlink:type="simple" xlink:href="#id.nhsw8iyya867"><text:span text:style-name="T14_4"><text:s/></text:span></text:a></text:span><text:span text:style-name="T14_5"><text:a xlink:type="simple" xlink:href="#id.nhsw8iyya867"><text:span text:style-name="T14_6">public</text:span></text:a></text:span><text:span text:style-name="T14_7"><text:a xlink:type="simple" xlink:href="#id.nhsw8iyya867"><text:span text:style-name="T14_8"><text:s/></text:span></text:a></text:span><text:span text:style-name="T14_9"><text:a xlink:type="simple" xlink:href="#id.nhsw8iyya867"><text:span text:style-name="T14_10">APIs</text:span></text:a></text:span><text:span text:style-name="T14_11"><text:a xlink:type="simple" xlink:href="#id.nhsw8iyya867"><text:span text:style-name="T14_12"><text:s/>(</text:span></text:a></text:span><text:span text:style-name="T14_13"><text:a xlink:type="simple" xlink:href="#id.nhsw8iyya867"><text:span text:style-name="T14_14">Application</text:span></text:a></text:span><text:span text:style-name="T14_15"><text:a xlink:type="simple" xlink:href="#id.nhsw8iyya867"><text:span text:style-name="T14_16"><text:s/></text:span></text:a></text:span><text:span text:style-name="T14_17"><text:a xlink:type="simple" xlink:href="#id.nhsw8iyya867"><text:span text:style-name="T14_18">Programming</text:span></text:a></text:span><text:span text:style-name="T14_19"><text:a xlink:type="simple" xlink:href="#id.nhsw8iyya867"><text:span text:style-name="T14_20"><text:s/></text:span></text:a></text:span><text:span text:style-name="T14_21"><text:a xlink:type="simple" xlink:href="#id.nhsw8iyya867"><text:span text:style-name="T14_22">Interfaces</text:span></text:a></text:span><text:span text:style-name="T14_23"><text:a xlink:type="simple" xlink:href="#id.nhsw8iyya867"><text:span text:style-name="T14_24">)<text:s/></text:span></text:a></text:span><text:span text:style-name="T14_25"><text:a xlink:type="simple" xlink:href="#id.nhsw8iyya867"><text:span text:style-name="T14_26">for</text:span></text:a></text:span><text:span text:style-name="T14_27"><text:a xlink:type="simple" xlink:href="#id.nhsw8iyya867"><text:span text:style-name="T14_28"><text:s/></text:span></text:a></text:span><text:span text:style-name="T14_29"><text:a xlink:type="simple" xlink:href="#id.nhsw8iyya867"><text:span text:style-name="T14_30">accessing</text:span></text:a></text:span><text:span text:style-name="T14_31"><text:a xlink:type="simple" xlink:href="#id.nhsw8iyya867"><text:span text:style-name="T14_32"><text:s/></text:span></text:a></text:span><text:span text:style-name="T14_33"><text:a xlink:type="simple" xlink:href="#id.nhsw8iyya867"><text:span text:style-name="T14_34">information</text:span></text:a></text:span><text:span text:style-name="T14_35"><text:a xlink:type="simple" xlink:href="#id.nhsw8iyya867"><text:span text:style-name="T14_36">.</text:span></text:a></text:span></text:p>
        </text:list-item>
        <text:list-item>
          <text:p text:style-name="P15"><text:span text:style-name="T15_1"><text:a xlink:type="simple" xlink:href="#id.7ns7lecvxyb8"><text:span text:style-name="T15_2">Remove</text:span></text:a></text:span><text:span text:style-name="T15_3"><text:a xlink:type="simple" xlink:href="#id.7ns7lecvxyb8"><text:span text:style-name="T15_4"><text:s/></text:span></text:a></text:span><text:span text:style-name="T15_5"><text:a xlink:type="simple" xlink:href="#id.7ns7lecvxyb8"><text:span text:style-name="T15_6">restrictions</text:span></text:a></text:span><text:span text:style-name="T15_7"><text:a xlink:type="simple" xlink:href="#id.7ns7lecvxyb8"><text:span text:style-name="T15_8"><text:s/></text:span></text:a></text:span><text:span text:style-name="T15_9"><text:a xlink:type="simple" xlink:href="#id.7ns7lecvxyb8"><text:span text:style-name="T15_10">for</text:span></text:a></text:span><text:span text:style-name="T15_11"><text:a xlink:type="simple" xlink:href="#id.7ns7lecvxyb8"><text:span text:style-name="T15_12"><text:s/></text:span></text:a></text:span><text:span text:style-name="T15_13"><text:a xlink:type="simple" xlink:href="#id.7ns7lecvxyb8"><text:span text:style-name="T15_14">accessing</text:span></text:a></text:span><text:span text:style-name="T15_15"><text:a xlink:type="simple" xlink:href="#id.7ns7lecvxyb8"><text:span text:style-name="T15_16"><text:s/></text:span></text:a></text:span><text:span text:style-name="T15_17"><text:a xlink:type="simple" xlink:href="#id.7ns7lecvxyb8"><text:span text:style-name="T15_18">government</text:span></text:a></text:span><text:span text:style-name="T15_19"><text:a xlink:type="simple" xlink:href="#id.7ns7lecvxyb8"><text:span text:style-name="T15_20"><text:s/></text:span></text:a></text:span><text:span text:style-name="T15_21"><text:a xlink:type="simple" xlink:href="#id.7ns7lecvxyb8"><text:span text:style-name="T15_22">information</text:span></text:a></text:span><text:span text:style-name="T15_23"><text:a xlink:type="simple" xlink:href="#id.7ns7lecvxyb8"><text:span text:style-name="T15_24">.</text:span></text:a></text:span></text:p>
        </text:list-item>
        <text:list-item>
          <text:p text:style-name="P16"><text:span text:style-name="T16_1"><text:a xlink:type="simple" xlink:href="#id.ugmaa11xo0b3"><text:span text:style-name="T16_2">Remove</text:span></text:a></text:span><text:span text:style-name="T16_3"><text:a xlink:type="simple" xlink:href="#id.ugmaa11xo0b3"><text:span text:style-name="T16_4"><text:s/></text:span></text:a></text:span><text:span text:style-name="T16_5"><text:a xlink:type="simple" xlink:href="#id.ugmaa11xo0b3"><text:span text:style-name="T16_6">restrictions</text:span></text:a></text:span><text:span text:style-name="T16_7"><text:a xlink:type="simple" xlink:href="#id.ugmaa11xo0b3"><text:span text:style-name="T16_8"><text:s/></text:span></text:a></text:span><text:span text:style-name="T16_9"><text:a xlink:type="simple" xlink:href="#id.ugmaa11xo0b3"><text:span text:style-name="T16_10">on</text:span></text:a></text:span><text:span text:style-name="T16_11"><text:a xlink:type="simple" xlink:href="#id.ugmaa11xo0b3"><text:span text:style-name="T16_12"><text:s/></text:span></text:a></text:span><text:span text:style-name="T16_13"><text:a xlink:type="simple" xlink:href="#id.ugmaa11xo0b3"><text:span text:style-name="T16_14">reuse</text:span></text:a></text:span><text:span text:style-name="T16_15"><text:a xlink:type="simple" xlink:href="#id.ugmaa11xo0b3"><text:span text:style-name="T16_16"><text:s/></text:span></text:a></text:span><text:span text:style-name="T16_17"><text:a xlink:type="simple" xlink:href="#id.ugmaa11xo0b3"><text:span text:style-name="T16_18">of</text:span></text:a></text:span><text:span text:style-name="T16_19"><text:a xlink:type="simple" xlink:href="#id.ugmaa11xo0b3"><text:span text:style-name="T16_20"><text:s/></text:span></text:a></text:span><text:span text:style-name="T16_21"><text:a xlink:type="simple" xlink:href="#id.ugmaa11xo0b3"><text:span text:style-name="T16_22">information</text:span></text:a></text:span><text:span text:style-name="T16_23"><text:a xlink:type="simple" xlink:href="#id.ugmaa11xo0b3"><text:span text:style-name="T16_24">.</text:span></text:a></text:span></text:p>
        </text:list-item>
        <text:list-item>
          <text:p text:style-name="P17"><text:span text:style-name="T17_1"><text:a xlink:type="simple" xlink:href="#id.y99c5nust7i1"><text:span text:style-name="T17_2">Appropriately</text:span></text:a></text:span><text:span text:style-name="T17_3"><text:a xlink:type="simple" xlink:href="#id.y99c5nust7i1"><text:span text:style-name="T17_4"><text:s/></text:span></text:a></text:span><text:span text:style-name="T17_5"><text:a xlink:type="simple" xlink:href="#id.y99c5nust7i1"><text:span text:style-name="T17_6">safeguard</text:span></text:a></text:span><text:span text:style-name="T17_7"><text:a xlink:type="simple" xlink:href="#id.y99c5nust7i1"><text:span text:style-name="T17_8"><text:s/></text:span></text:a></text:span><text:span text:style-name="T17_9"><text:a xlink:type="simple" xlink:href="#id.y99c5nust7i1"><text:span text:style-name="T17_10">sensitive</text:span></text:a></text:span><text:span text:style-name="T17_11"><text:a xlink:type="simple" xlink:href="#id.y99c5nust7i1"><text:span text:style-name="T17_12"><text:s/></text:span></text:a></text:span><text:span text:style-name="T17_13"><text:a xlink:type="simple" xlink:href="#id.y99c5nust7i1"><text:span text:style-name="T17_14">information</text:span></text:a></text:span><text:span text:style-name="T17_15"><text:a xlink:type="simple" xlink:href="#id.y99c5nust7i1"><text:span text:style-name="T17_16">.</text:span></text:a></text:span></text:p>
        </text:list-item>
        <text:list-item>
          <text:p text:style-name="P18"><text:span text:style-name="T18_1"><text:a xlink:type="simple" xlink:href="#id.gpush4ynlah2"><text:span text:style-name="T18_2">Require</text:span></text:a></text:span><text:span text:style-name="T18_3"><text:a xlink:type="simple" xlink:href="#id.gpush4ynlah2"><text:span text:style-name="T18_4"><text:s/></text:span></text:a></text:span><text:span text:style-name="T18_5"><text:a xlink:type="simple" xlink:href="#id.gpush4ynlah2"><text:span text:style-name="T18_6">exemptions</text:span></text:a></text:span><text:span text:style-name="T18_7"><text:a xlink:type="simple" xlink:href="#id.gpush4ynlah2"><text:span text:style-name="T18_8"><text:s/></text:span></text:a></text:span><text:span text:style-name="T18_9"><text:a xlink:type="simple" xlink:href="#id.gpush4ynlah2"><text:span text:style-name="T18_10">to</text:span></text:a></text:span><text:span text:style-name="T18_11"><text:a xlink:type="simple" xlink:href="#id.gpush4ynlah2"><text:span text:style-name="T18_12"><text:s/></text:span></text:a></text:span><text:span text:style-name="T18_13"><text:a xlink:type="simple" xlink:href="#id.gpush4ynlah2"><text:span text:style-name="T18_14">open</text:span></text:a></text:span><text:span text:style-name="T18_15"><text:a xlink:type="simple" xlink:href="#id.gpush4ynlah2"><text:span text:style-name="T18_16"><text:s/></text:span></text:a></text:span><text:span text:style-name="T18_17"><text:a xlink:type="simple" xlink:href="#id.gpush4ynlah2"><text:span text:style-name="T18_18">data</text:span></text:a></text:span><text:span text:style-name="T18_19"><text:a xlink:type="simple" xlink:href="#id.gpush4ynlah2"><text:span text:style-name="T18_20"><text:s/></text:span></text:a></text:span><text:span text:style-name="T18_21"><text:a xlink:type="simple" xlink:href="#id.gpush4ynlah2"><text:span text:style-name="T18_22">policy</text:span></text:a></text:span><text:span text:style-name="T18_23"><text:a xlink:type="simple" xlink:href="#id.gpush4ynlah2"><text:span text:style-name="T18_24"><text:s/></text:span></text:a></text:span><text:span text:style-name="T18_25"><text:a xlink:type="simple" xlink:href="#id.gpush4ynlah2"><text:span text:style-name="T18_26">to</text:span></text:a></text:span><text:span text:style-name="T18_27"><text:a xlink:type="simple" xlink:href="#id.gpush4ynlah2"><text:span text:style-name="T18_28"><text:s/></text:span></text:a></text:span><text:span text:style-name="T18_29"><text:a xlink:type="simple" xlink:href="#id.gpush4ynlah2"><text:span text:style-name="T18_30">be</text:span></text:a></text:span><text:span text:style-name="T18_31"><text:a xlink:type="simple" xlink:href="#id.gpush4ynlah2"><text:span text:style-name="T18_32"><text:s/></text:span></text:a></text:span><text:span text:style-name="T18_33"><text:a xlink:type="simple" xlink:href="#id.gpush4ynlah2"><text:span text:style-name="T18_34">balance</text:span></text:a></text:span><text:span text:style-name="T18_35"><text:a xlink:type="simple" xlink:href="#id.gpush4ynlah2"><text:span text:style-name="T18_36">-</text:span></text:a></text:span><text:span text:style-name="T18_37"><text:a xlink:type="simple" xlink:href="#id.gpush4ynlah2"><text:span text:style-name="T18_38">tested</text:span></text:a></text:span><text:span text:style-name="T18_39"><text:a xlink:type="simple" xlink:href="#id.gpush4ynlah2"><text:span text:style-name="T18_40"><text:s/></text:span></text:a></text:span><text:span text:style-name="T18_41"><text:a xlink:type="simple" xlink:href="#id.gpush4ynlah2"><text:span text:style-name="T18_42">against</text:span></text:a></text:span><text:span text:style-name="T18_43"><text:a xlink:type="simple" xlink:href="#id.gpush4ynlah2"><text:span text:style-name="T18_44"><text:s/></text:span></text:a></text:span><text:span text:style-name="T18_45"><text:a xlink:type="simple" xlink:href="#id.gpush4ynlah2"><text:span text:style-name="T18_46">the</text:span></text:a></text:span><text:span text:style-name="T18_47"><text:a xlink:type="simple" xlink:href="#id.gpush4ynlah2"><text:span text:style-name="T18_48"><text:s/></text:span></text:a></text:span><text:span text:style-name="T18_49"><text:a xlink:type="simple" xlink:href="#id.gpush4ynlah2"><text:span text:style-name="T18_50">public</text:span></text:a></text:span><text:span text:style-name="T18_51"><text:a xlink:type="simple" xlink:href="#id.gpush4ynlah2"><text:span text:style-name="T18_52"><text:s/></text:span></text:a></text:span><text:span text:style-name="T18_53"><text:a xlink:type="simple" xlink:href="#id.gpush4ynlah2"><text:span text:style-name="T18_54">interest</text:span></text:a></text:span><text:span text:style-name="T18_55"><text:a xlink:type="simple" xlink:href="#id.gpush4ynlah2"><text:span text:style-name="T18_56">.</text:span></text:a></text:span></text:p>
        </text:list-item>
        <text:list-item>
          <text:p text:style-name="P19"><text:span text:style-name="T19_1"><text:a xlink:type="simple" xlink:href="#id.s11ezv6psctq"><text:span text:style-name="T19_2">Create</text:span></text:a></text:span><text:span text:style-name="T19_3"><text:a xlink:type="simple" xlink:href="#id.s11ezv6psctq"><text:span text:style-name="T19_4"><text:s/></text:span></text:a></text:span><text:span text:style-name="T19_5"><text:a xlink:type="simple" xlink:href="#id.s11ezv6psctq"><text:span text:style-name="T19_6">a</text:span></text:a></text:span><text:span text:style-name="T19_7"><text:a xlink:type="simple" xlink:href="#id.s11ezv6psctq"><text:span text:style-name="T19_8"><text:s/></text:span></text:a></text:span><text:span text:style-name="T19_9"><text:a xlink:type="simple" xlink:href="#id.s11ezv6psctq"><text:span text:style-name="T19_10">portal</text:span></text:a></text:span><text:span text:style-name="T19_11"><text:a xlink:type="simple" xlink:href="#id.s11ezv6psctq"><text:span text:style-name="T19_12"><text:s/></text:span></text:a></text:span><text:span text:style-name="T19_13"><text:a xlink:type="simple" xlink:href="#id.s11ezv6psctq"><text:span text:style-name="T19_14">or</text:span></text:a></text:span><text:span text:style-name="T19_15"><text:a xlink:type="simple" xlink:href="#id.s11ezv6psctq"><text:span text:style-name="T19_16"><text:s/></text:span></text:a></text:span><text:span text:style-name="T19_17"><text:a xlink:type="simple" xlink:href="#id.s11ezv6psctq"><text:span text:style-name="T19_18">websites</text:span></text:a></text:span><text:span text:style-name="T19_19"><text:a xlink:type="simple" xlink:href="#id.s11ezv6psctq"><text:span text:style-name="T19_20"><text:s/></text:span></text:a></text:span><text:span text:style-name="T19_21"><text:a xlink:type="simple" xlink:href="#id.s11ezv6psctq"><text:span text:style-name="T19_22">devoted</text:span></text:a></text:span><text:span text:style-name="T19_23"><text:a xlink:type="simple" xlink:href="#id.s11ezv6psctq"><text:span text:style-name="T19_24"><text:s/></text:span></text:a></text:span><text:span text:style-name="T19_25"><text:a xlink:type="simple" xlink:href="#id.s11ezv6psctq"><text:span text:style-name="T19_26">to</text:span></text:a></text:span><text:span text:style-name="T19_27"><text:a xlink:type="simple" xlink:href="#id.s11ezv6psctq"><text:span text:style-name="T19_28"><text:s/></text:span></text:a></text:span><text:span text:style-name="T19_29"><text:a xlink:type="simple" xlink:href="#id.s11ezv6psctq"><text:span text:style-name="T19_30">specific</text:span></text:a></text:span><text:span text:style-name="T19_31"><text:a xlink:type="simple" xlink:href="#id.s11ezv6psctq"><text:span text:style-name="T19_32"><text:s/></text:span></text:a></text:span><text:span text:style-name="T19_33"><text:a xlink:type="simple" xlink:href="#id.s11ezv6psctq"><text:span text:style-name="T19_34">issues</text:span></text:a></text:span><text:span text:style-name="T19_35"><text:a xlink:type="simple" xlink:href="#id.s11ezv6psctq"><text:span text:style-name="T19_36"><text:s/></text:span></text:a></text:span><text:span text:style-name="T19_37"><text:a xlink:type="simple" xlink:href="#id.s11ezv6psctq"><text:span text:style-name="T19_38">related</text:span></text:a></text:span><text:span text:style-name="T19_39"><text:a xlink:type="simple" xlink:href="#id.s11ezv6psctq"><text:span text:style-name="T19_40"><text:s/></text:span></text:a></text:span><text:span text:style-name="T19_41"><text:a xlink:type="simple" xlink:href="#id.s11ezv6psctq"><text:span text:style-name="T19_42">to</text:span></text:a></text:span><text:span text:style-name="T19_43"><text:a xlink:type="simple" xlink:href="#id.s11ezv6psctq"><text:span text:style-name="T19_44"><text:s/></text:span></text:a></text:span><text:span text:style-name="T19_45"><text:a xlink:type="simple" xlink:href="#id.s11ezv6psctq"><text:span text:style-name="T19_46">data</text:span></text:a></text:span><text:span text:style-name="T19_47"><text:a xlink:type="simple" xlink:href="#id.s11ezv6psctq"><text:span text:style-name="T19_48"><text:s/></text:span></text:a></text:span><text:span text:style-name="T19_49"><text:a xlink:type="simple" xlink:href="#id.s11ezv6psctq"><text:span text:style-name="T19_50">publication</text:span></text:a></text:span><text:span text:style-name="T19_51"><text:a xlink:type="simple" xlink:href="#id.s11ezv6psctq"><text:span text:style-name="T19_52"><text:s/></text:span></text:a></text:span><text:span text:style-name="T19_53"><text:a xlink:type="simple" xlink:href="#id.s11ezv6psctq"><text:span text:style-name="T19_54">or</text:span></text:a></text:span><text:span text:style-name="T19_55"><text:a xlink:type="simple" xlink:href="#id.s11ezv6psctq"><text:span text:style-name="T19_56"><text:s/></text:span></text:a></text:span><text:span text:style-name="T19_57"><text:a xlink:type="simple" xlink:href="#id.s11ezv6psctq"><text:span text:style-name="T19_58">specific</text:span></text:a></text:span><text:span text:style-name="T19_59"><text:a xlink:type="simple" xlink:href="#id.s11ezv6psctq"><text:span text:style-name="T19_60"><text:s/></text:span></text:a></text:span><text:span text:style-name="T19_61"><text:a xlink:type="simple" xlink:href="#id.s11ezv6psctq"><text:span text:style-name="T19_62">policy</text:span></text:a></text:span><text:span text:style-name="T19_63"><text:a xlink:type="simple" xlink:href="#id.s11ezv6psctq"><text:span text:style-name="T19_64"><text:s/></text:span></text:a></text:span><text:span text:style-name="T19_65"><text:a xlink:type="simple" xlink:href="#id.s11ezv6psctq"><text:span text:style-name="T19_66">arenas</text:span></text:a></text:span><text:span text:style-name="T19_67"><text:a xlink:type="simple" xlink:href="#id.s11ezv6psctq"><text:span text:style-name="T19_68">.</text:span></text:a></text:span></text:p>
        </text:list-item>
        <text:list-item>
          <text:p text:style-name="P20"><text:span text:style-name="T20_1"><text:a xlink:type="simple" xlink:href="#id.is6dw75i584j"><text:span text:style-name="T20_2">Create</text:span></text:a></text:span><text:span text:style-name="T20_3"><text:a xlink:type="simple" xlink:href="#id.is6dw75i584j"><text:span text:style-name="T20_4"><text:s/></text:span></text:a></text:span><text:span text:style-name="T20_5"><text:a xlink:type="simple" xlink:href="#id.is6dw75i584j"><text:span text:style-name="T20_6">or</text:span></text:a></text:span><text:span text:style-name="T20_7"><text:a xlink:type="simple" xlink:href="#id.is6dw75i584j"><text:span text:style-name="T20_8"><text:s/></text:span></text:a></text:span><text:span text:style-name="T20_9"><text:a xlink:type="simple" xlink:href="#id.is6dw75i584j"><text:span text:style-name="T20_10">explore</text:span></text:a></text:span><text:span text:style-name="T20_11"><text:a xlink:type="simple" xlink:href="#id.is6dw75i584j"><text:span text:style-name="T20_12"><text:s/></text:span></text:a></text:span><text:span text:style-name="T20_13"><text:a xlink:type="simple" xlink:href="#id.is6dw75i584j"><text:span text:style-name="T20_14">potential</text:span></text:a></text:span><text:span text:style-name="T20_15"><text:a xlink:type="simple" xlink:href="#id.is6dw75i584j"><text:span text:style-name="T20_16"><text:s/></text:span></text:a></text:span><text:span text:style-name="T20_17"><text:a xlink:type="simple" xlink:href="#id.is6dw75i584j"><text:span text:style-name="T20_18">public</text:span></text:a></text:span><text:span text:style-name="T20_19"><text:a xlink:type="simple" xlink:href="#id.is6dw75i584j"><text:span text:style-name="T20_20">/</text:span></text:a></text:span><text:span text:style-name="T20_21"><text:a xlink:type="simple" xlink:href="#id.is6dw75i584j"><text:span text:style-name="T20_22">private</text:span></text:a></text:span><text:span text:style-name="T20_23"><text:a xlink:type="simple" xlink:href="#id.is6dw75i584j"><text:span text:style-name="T20_24"><text:s/></text:span></text:a></text:span><text:span text:style-name="T20_25"><text:a xlink:type="simple" xlink:href="#id.is6dw75i584j"><text:span text:style-name="T20_26">partnerships</text:span></text:a></text:span><text:span text:style-name="T20_27"><text:a xlink:type="simple" xlink:href="#id.is6dw75i584j"><text:span text:style-name="T20_28">.</text:span></text:a></text:span></text:p>
        </text:list-item>
        <text:list-item>
          <text:p text:style-name="P21"><text:span text:style-name="T21_1"><text:a xlink:type="simple" xlink:href="#id.5z724lx612bt"><text:span text:style-name="T21_2">Create</text:span></text:a></text:span><text:span text:style-name="T21_3"><text:a xlink:type="simple" xlink:href="#id.5z724lx612bt"><text:span text:style-name="T21_4"><text:s/></text:span></text:a></text:span><text:span text:style-name="T21_5"><text:a xlink:type="simple" xlink:href="#id.5z724lx612bt"><text:span text:style-name="T21_6">contests</text:span></text:a></text:span><text:span text:style-name="T21_7"><text:a xlink:type="simple" xlink:href="#id.5z724lx612bt"><text:span text:style-name="T21_8"><text:s/></text:span></text:a></text:span><text:span text:style-name="T21_9"><text:a xlink:type="simple" xlink:href="#id.5z724lx612bt"><text:span text:style-name="T21_10">or</text:span></text:a></text:span><text:span text:style-name="T21_11"><text:a xlink:type="simple" xlink:href="#id.5z724lx612bt"><text:span text:style-name="T21_12"><text:s/></text:span></text:a></text:span><text:span text:style-name="T21_13"><text:a xlink:type="simple" xlink:href="#id.5z724lx612bt"><text:span text:style-name="T21_14">other</text:span></text:a></text:span><text:span text:style-name="T21_15"><text:a xlink:type="simple" xlink:href="#id.5z724lx612bt"><text:span text:style-name="T21_16"><text:s/></text:span></text:a></text:span><text:span text:style-name="T21_17"><text:a xlink:type="simple" xlink:href="#id.5z724lx612bt"><text:span text:style-name="T21_18">events</text:span></text:a></text:span><text:span text:style-name="T21_19"><text:a xlink:type="simple" xlink:href="#id.5z724lx612bt"><text:span text:style-name="T21_20"><text:s/></text:span></text:a></text:span><text:span text:style-name="T21_21"><text:a xlink:type="simple" xlink:href="#id.5z724lx612bt"><text:span text:style-name="T21_22">focused</text:span></text:a></text:span><text:span text:style-name="T21_23"><text:a xlink:type="simple" xlink:href="#id.5z724lx612bt"><text:span text:style-name="T21_24"><text:s/></text:span></text:a></text:span><text:span text:style-name="T21_25"><text:a xlink:type="simple" xlink:href="#id.5z724lx612bt"><text:span text:style-name="T21_26">on</text:span></text:a></text:span><text:span text:style-name="T21_27"><text:a xlink:type="simple" xlink:href="#id.5z724lx612bt"><text:span text:style-name="T21_28"><text:s/></text:span></text:a></text:span><text:span text:style-name="T21_29"><text:a xlink:type="simple" xlink:href="#id.5z724lx612bt"><text:span text:style-name="T21_30">the</text:span></text:a></text:span><text:span text:style-name="T21_31"><text:a xlink:type="simple" xlink:href="#id.5z724lx612bt"><text:span text:style-name="T21_32"><text:s/></text:span></text:a></text:span><text:span text:style-name="T21_33"><text:a xlink:type="simple" xlink:href="#id.5z724lx612bt"><text:span text:style-name="T21_34">use</text:span></text:a></text:span><text:span text:style-name="T21_35"><text:a xlink:type="simple" xlink:href="#id.5z724lx612bt"><text:span text:style-name="T21_36"><text:s/></text:span></text:a></text:span><text:span text:style-name="T21_37"><text:a xlink:type="simple" xlink:href="#id.5z724lx612bt"><text:span text:style-name="T21_38">of</text:span></text:a></text:span><text:span text:style-name="T21_39"><text:a xlink:type="simple" xlink:href="#id.5z724lx612bt"><text:span text:style-name="T21_40"><text:s/></text:span></text:a></text:span><text:span text:style-name="T21_41"><text:a xlink:type="simple" xlink:href="#id.5z724lx612bt"><text:span text:style-name="T21_42">government</text:span></text:a></text:span><text:span text:style-name="T21_43"><text:a xlink:type="simple" xlink:href="#id.5z724lx612bt"><text:span text:style-name="T21_44"><text:s/></text:span></text:a></text:span><text:span text:style-name="T21_45"><text:a xlink:type="simple" xlink:href="#id.5z724lx612bt"><text:span text:style-name="T21_46">data</text:span></text:a></text:span><text:span text:style-name="T21_47"><text:a xlink:type="simple" xlink:href="#id.5z724lx612bt"><text:span text:style-name="T21_48">.</text:span></text:a></text:span></text:p>
        </text:list-item>
        <text:list-item>
          <text:p text:style-name="P22"><text:span text:style-name="T22_1"><text:a xlink:type="simple" xlink:href="#id.40az6gplw01l"><text:span text:style-name="T22_2">Require</text:span></text:a></text:span><text:span text:style-name="T22_3"><text:a xlink:type="simple" xlink:href="#id.40az6gplw01l"><text:span text:style-name="T22_4"><text:s/></text:span></text:a></text:span><text:span text:style-name="T22_5"><text:a xlink:type="simple" xlink:href="#id.40az6gplw01l"><text:span text:style-name="T22_6">digitization</text:span></text:a></text:span><text:span text:style-name="T22_7"><text:a xlink:type="simple" xlink:href="#id.40az6gplw01l"><text:span text:style-name="T22_8"><text:s/></text:span></text:a></text:span><text:span text:style-name="T22_9"><text:a xlink:type="simple" xlink:href="#id.40az6gplw01l"><text:span text:style-name="T22_10">and</text:span></text:a></text:span><text:span text:style-name="T22_11"><text:a xlink:type="simple" xlink:href="#id.40az6gplw01l"><text:span text:style-name="T22_12"><text:s/></text:span></text:a></text:span><text:span text:style-name="T22_13"><text:a xlink:type="simple" xlink:href="#id.40az6gplw01l"><text:span text:style-name="T22_14">distribution</text:span></text:a></text:span><text:span text:style-name="T22_15"><text:a xlink:type="simple" xlink:href="#id.40az6gplw01l"><text:span text:style-name="T22_16"><text:s/></text:span></text:a></text:span><text:span text:style-name="T22_17"><text:a xlink:type="simple" xlink:href="#id.40az6gplw01l"><text:span text:style-name="T22_18">of</text:span></text:a></text:span><text:span text:style-name="T22_19"><text:a xlink:type="simple" xlink:href="#id.40az6gplw01l"><text:span text:style-name="T22_20"><text:s/></text:span></text:a></text:span><text:span text:style-name="T22_21"><text:a xlink:type="simple" xlink:href="#id.40az6gplw01l"><text:span text:style-name="T22_22">archival</text:span></text:a></text:span><text:span text:style-name="T22_23"><text:a xlink:type="simple" xlink:href="#id.40az6gplw01l"><text:span text:style-name="T22_24"><text:s/></text:span></text:a></text:span><text:span text:style-name="T22_25"><text:a xlink:type="simple" xlink:href="#id.40az6gplw01l"><text:span text:style-name="T22_26">materials</text:span></text:a></text:span><text:span text:style-name="T22_27"><text:a xlink:type="simple" xlink:href="#id.40az6gplw01l"><text:span text:style-name="T22_28">.</text:span></text:a></text:span></text:p>
        </text:list-item>
        <text:list-item>
          <text:p text:style-name="P23"><text:span text:style-name="T23_1"><text:a xlink:type="simple" xlink:href="#id.tdif54j1wdnw"><text:span text:style-name="T23_2">Create</text:span></text:a></text:span><text:span text:style-name="T23_3"><text:a xlink:type="simple" xlink:href="#id.tdif54j1wdnw"><text:span text:style-name="T23_4"><text:s/></text:span></text:a></text:span><text:span text:style-name="T23_5"><text:a xlink:type="simple" xlink:href="#id.tdif54j1wdnw"><text:span text:style-name="T23_6">processes</text:span></text:a></text:span><text:span text:style-name="T23_7"><text:a xlink:type="simple" xlink:href="#id.tdif54j1wdnw"><text:span text:style-name="T23_8"><text:s/></text:span></text:a></text:span><text:span text:style-name="T23_9"><text:a xlink:type="simple" xlink:href="#id.tdif54j1wdnw"><text:span text:style-name="T23_10">to</text:span></text:a></text:span><text:span text:style-name="T23_11"><text:a xlink:type="simple" xlink:href="#id.tdif54j1wdnw"><text:span text:style-name="T23_12"><text:s/></text:span></text:a></text:span><text:span text:style-name="T23_13"><text:a xlink:type="simple" xlink:href="#id.tdif54j1wdnw"><text:span text:style-name="T23_14">ensure</text:span></text:a></text:span><text:span text:style-name="T23_15"><text:a xlink:type="simple" xlink:href="#id.tdif54j1wdnw"><text:span text:style-name="T23_16"><text:s/></text:span></text:a></text:span><text:span text:style-name="T23_17"><text:a xlink:type="simple" xlink:href="#id.tdif54j1wdnw"><text:span text:style-name="T23_18">data</text:span></text:a></text:span><text:span text:style-name="T23_19"><text:a xlink:type="simple" xlink:href="#id.tdif54j1wdnw"><text:span text:style-name="T23_20"><text:s/></text:span></text:a></text:span><text:span text:style-name="T23_21"><text:a xlink:type="simple" xlink:href="#id.tdif54j1wdnw"><text:span text:style-name="T23_22">quality</text:span></text:a></text:span><text:span text:style-name="T23_23"><text:a xlink:type="simple" xlink:href="#id.tdif54j1wdnw"><text:span text:style-name="T23_24">.</text:span></text:a></text:span></text:p>
        </text:list-item>
        <text:list-item>
          <text:p text:style-name="P24"><text:span text:style-name="T24_1"><text:a xlink:type="simple" xlink:href="#id.vk995ixqpj7l"><text:span text:style-name="T24_2">Create</text:span></text:a></text:span><text:span text:style-name="T24_3"><text:a xlink:type="simple" xlink:href="#id.vk995ixqpj7l"><text:span text:style-name="T24_4"><text:s/></text:span></text:a></text:span><text:span text:style-name="T24_5"><text:a xlink:type="simple" xlink:href="#id.vk995ixqpj7l"><text:span text:style-name="T24_6">a</text:span></text:a></text:span><text:span text:style-name="T24_7"><text:a xlink:type="simple" xlink:href="#id.vk995ixqpj7l"><text:span text:style-name="T24_8"><text:s/></text:span></text:a></text:span><text:span text:style-name="T24_9"><text:a xlink:type="simple" xlink:href="#id.vk995ixqpj7l"><text:span text:style-name="T24_10">public</text:span></text:a></text:span><text:span text:style-name="T24_11"><text:a xlink:type="simple" xlink:href="#id.vk995ixqpj7l"><text:span text:style-name="T24_12">,<text:s/></text:span></text:a></text:span><text:span text:style-name="T24_13"><text:a xlink:type="simple" xlink:href="#id.vk995ixqpj7l"><text:span text:style-name="T24_14">comprehensive</text:span></text:a></text:span><text:span text:style-name="T24_15"><text:a xlink:type="simple" xlink:href="#id.vk995ixqpj7l"><text:span text:style-name="T24_16"><text:s/></text:span></text:a></text:span><text:span text:style-name="T24_17"><text:a xlink:type="simple" xlink:href="#id.vk995ixqpj7l"><text:span text:style-name="T24_18">list</text:span></text:a></text:span><text:span text:style-name="T24_19"><text:a xlink:type="simple" xlink:href="#id.vk995ixqpj7l"><text:span text:style-name="T24_20"><text:s/></text:span></text:a></text:span><text:span text:style-name="T24_21"><text:a xlink:type="simple" xlink:href="#id.vk995ixqpj7l"><text:span text:style-name="T24_22">of</text:span></text:a></text:span><text:span text:style-name="T24_23"><text:a xlink:type="simple" xlink:href="#id.vk995ixqpj7l"><text:span text:style-name="T24_24"><text:s/></text:span></text:a></text:span><text:span text:style-name="T24_25"><text:a xlink:type="simple" xlink:href="#id.vk995ixqpj7l"><text:span text:style-name="T24_26">all</text:span></text:a></text:span><text:span text:style-name="T24_27"><text:a xlink:type="simple" xlink:href="#id.vk995ixqpj7l"><text:span text:style-name="T24_28"><text:s/></text:span></text:a></text:span><text:span text:style-name="T24_29"><text:a xlink:type="simple" xlink:href="#id.vk995ixqpj7l"><text:span text:style-name="T24_30">information</text:span></text:a></text:span><text:span text:style-name="T24_31"><text:a xlink:type="simple" xlink:href="#id.vk995ixqpj7l"><text:span text:style-name="T24_32"><text:s/></text:span></text:a></text:span><text:span text:style-name="T24_33"><text:a xlink:type="simple" xlink:href="#id.vk995ixqpj7l"><text:span text:style-name="T24_34">holdings</text:span></text:a></text:span><text:span text:style-name="T24_35"><text:a xlink:type="simple" xlink:href="#id.vk995ixqpj7l"><text:span text:style-name="T24_36">.</text:span></text:a></text:span></text:p>
        </text:list-item>
        <text:list-item>
          <text:p text:style-name="P25"><text:span text:style-name="T25_1"><text:a xlink:type="simple" xlink:href="#id.9l5cq5o6d8v7"><text:span text:style-name="T25_2">Mandate</text:span></text:a></text:span><text:span text:style-name="T25_3"><text:a xlink:type="simple" xlink:href="#id.9l5cq5o6d8v7"><text:span text:style-name="T25_4"><text:s/></text:span></text:a></text:span><text:span text:style-name="T25_5"><text:a xlink:type="simple" xlink:href="#id.9l5cq5o6d8v7"><text:span text:style-name="T25_6">the</text:span></text:a></text:span><text:span text:style-name="T25_7"><text:a xlink:type="simple" xlink:href="#id.9l5cq5o6d8v7"><text:span text:style-name="T25_8"><text:s/></text:span></text:a></text:span><text:span text:style-name="T25_9"><text:a xlink:type="simple" xlink:href="#id.9l5cq5o6d8v7"><text:span text:style-name="T25_10">use</text:span></text:a></text:span><text:span text:style-name="T25_11"><text:a xlink:type="simple" xlink:href="#id.9l5cq5o6d8v7"><text:span text:style-name="T25_12"><text:s/></text:span></text:a></text:span><text:span text:style-name="T25_13"><text:a xlink:type="simple" xlink:href="#id.9l5cq5o6d8v7"><text:span text:style-name="T25_14">of</text:span></text:a></text:span><text:span text:style-name="T25_15"><text:a xlink:type="simple" xlink:href="#id.9l5cq5o6d8v7"><text:span text:style-name="T25_16"><text:s/></text:span></text:a></text:span><text:span text:style-name="T25_17"><text:a xlink:type="simple" xlink:href="#id.9l5cq5o6d8v7"><text:span text:style-name="T25_18">unique</text:span></text:a></text:span><text:span text:style-name="T25_19"><text:a xlink:type="simple" xlink:href="#id.9l5cq5o6d8v7"><text:span text:style-name="T25_20"><text:s/></text:span></text:a></text:span><text:span text:style-name="T25_21"><text:a xlink:type="simple" xlink:href="#id.9l5cq5o6d8v7"><text:span text:style-name="T25_22">identifiers</text:span></text:a></text:span><text:span text:style-name="T25_23"><text:a xlink:type="simple" xlink:href="#id.9l5cq5o6d8v7"><text:span text:style-name="T25_24">.</text:span></text:a></text:span></text:p>
        </text:list-item>
        <text:list-item>
          <text:p text:style-name="P26"><text:span text:style-name="T26_1"><text:a xlink:type="simple" xlink:href="#id.ugnfgxajv67d"><text:span text:style-name="T26_2">Require</text:span></text:a></text:span><text:span text:style-name="T26_3"><text:a xlink:type="simple" xlink:href="#id.ugnfgxajv67d"><text:span text:style-name="T26_4"><text:s/></text:span></text:a></text:span><text:span text:style-name="T26_5"><text:a xlink:type="simple" xlink:href="#id.ugnfgxajv67d"><text:span text:style-name="T26_6">the</text:span></text:a></text:span><text:span text:style-name="T26_7"><text:a xlink:type="simple" xlink:href="#id.ugnfgxajv67d"><text:span text:style-name="T26_8"><text:s/></text:span></text:a></text:span><text:span text:style-name="T26_9"><text:a xlink:type="simple" xlink:href="#id.ugnfgxajv67d"><text:span text:style-name="T26_10">publishing</text:span></text:a></text:span><text:span text:style-name="T26_11"><text:a xlink:type="simple" xlink:href="#id.ugnfgxajv67d"><text:span text:style-name="T26_12"><text:s/></text:span></text:a></text:span><text:span text:style-name="T26_13"><text:a xlink:type="simple" xlink:href="#id.ugnfgxajv67d"><text:span text:style-name="T26_14">of</text:span></text:a></text:span><text:span text:style-name="T26_15"><text:a xlink:type="simple" xlink:href="#id.ugnfgxajv67d"><text:span text:style-name="T26_16"><text:s/></text:span></text:a></text:span><text:span text:style-name="T26_17"><text:a xlink:type="simple" xlink:href="#id.ugnfgxajv67d"><text:span text:style-name="T26_18">metadata</text:span></text:a></text:span><text:span text:style-name="T26_19"><text:a xlink:type="simple" xlink:href="#id.ugnfgxajv67d"><text:span text:style-name="T26_20"><text:s/></text:span></text:a></text:span><text:span text:style-name="T26_21"><text:a xlink:type="simple" xlink:href="#id.ugnfgxajv67d"><text:span text:style-name="T26_22">or</text:span></text:a></text:span><text:span text:style-name="T26_23"><text:a xlink:type="simple" xlink:href="#id.ugnfgxajv67d"><text:span text:style-name="T26_24"><text:s/></text:span></text:a></text:span><text:span text:style-name="T26_25"><text:a xlink:type="simple" xlink:href="#id.ugnfgxajv67d"><text:span text:style-name="T26_26">other</text:span></text:a></text:span><text:span text:style-name="T26_27"><text:a xlink:type="simple" xlink:href="#id.ugnfgxajv67d"><text:span text:style-name="T26_28"><text:s/></text:span></text:a></text:span><text:span text:style-name="T26_29"><text:a xlink:type="simple" xlink:href="#id.ugnfgxajv67d"><text:span text:style-name="T26_30">documentation</text:span></text:a></text:span><text:span text:style-name="T26_31"><text:a xlink:type="simple" xlink:href="#id.ugnfgxajv67d"><text:span text:style-name="T26_32">.</text:span></text:a></text:span></text:p>
        </text:list-item>
        <text:list-item>
          <text:p text:style-name="P27"><text:span text:style-name="T27_1"><text:a xlink:type="simple" xlink:href="#id.j334m3f7m8hk"><text:span text:style-name="T27_2">Require</text:span></text:a></text:span><text:span text:style-name="T27_3"><text:a xlink:type="simple" xlink:href="#id.j334m3f7m8hk"><text:span text:style-name="T27_4"><text:s/></text:span></text:a></text:span><text:span text:style-name="T27_5"><text:a xlink:type="simple" xlink:href="#id.j334m3f7m8hk"><text:span text:style-name="T27_6">the</text:span></text:a></text:span><text:span text:style-name="T27_7"><text:a xlink:type="simple" xlink:href="#id.j334m3f7m8hk"><text:span text:style-name="T27_8"><text:s/></text:span></text:a></text:span><text:span text:style-name="T27_9"><text:a xlink:type="simple" xlink:href="#id.j334m3f7m8hk"><text:span text:style-name="T27_10">publishing</text:span></text:a></text:span><text:span text:style-name="T27_11"><text:a xlink:type="simple" xlink:href="#id.j334m3f7m8hk"><text:span text:style-name="T27_12"><text:s/></text:span></text:a></text:span><text:span text:style-name="T27_13"><text:a xlink:type="simple" xlink:href="#id.j334m3f7m8hk"><text:span text:style-name="T27_14">of</text:span></text:a></text:span><text:span text:style-name="T27_15"><text:a xlink:type="simple" xlink:href="#id.j334m3f7m8hk"><text:span text:style-name="T27_16"><text:s/></text:span></text:a></text:span><text:span text:style-name="T27_17"><text:a xlink:type="simple" xlink:href="#id.j334m3f7m8hk"><text:span text:style-name="T27_18">code</text:span></text:a></text:span><text:span text:style-name="T27_19"><text:a xlink:type="simple" xlink:href="#id.j334m3f7m8hk"><text:span text:style-name="T27_20">.</text:span></text:a></text:span></text:p>
        </text:list-item>
        <text:list-item>
          <text:p text:style-name="P28"><text:span text:style-name="T28_1"><text:a xlink:type="simple" xlink:href="#id.qr1hf9lqnbi3"><text:span text:style-name="T28_2">Set</text:span></text:a></text:span><text:span text:style-name="T28_3"><text:a xlink:type="simple" xlink:href="#id.qr1hf9lqnbi3"><text:span text:style-name="T28_4"><text:s/></text:span></text:a></text:span><text:span text:style-name="T28_5"><text:a xlink:type="simple" xlink:href="#id.qr1hf9lqnbi3"><text:span text:style-name="T28_6">appropriately</text:span></text:a></text:span><text:span text:style-name="T28_7"><text:a xlink:type="simple" xlink:href="#id.qr1hf9lqnbi3"><text:span text:style-name="T28_8"><text:s/></text:span></text:a></text:span><text:span text:style-name="T28_9"><text:a xlink:type="simple" xlink:href="#id.qr1hf9lqnbi3"><text:span text:style-name="T28_10">ambitious</text:span></text:a></text:span><text:span text:style-name="T28_11"><text:a xlink:type="simple" xlink:href="#id.qr1hf9lqnbi3"><text:span text:style-name="T28_12"><text:s/></text:span></text:a></text:span><text:span text:style-name="T28_13"><text:a xlink:type="simple" xlink:href="#id.qr1hf9lqnbi3"><text:span text:style-name="T28_14">timelines</text:span></text:a></text:span><text:span text:style-name="T28_15"><text:a xlink:type="simple" xlink:href="#id.qr1hf9lqnbi3"><text:span text:style-name="T28_16"><text:s/></text:span></text:a></text:span><text:span text:style-name="T28_17"><text:a xlink:type="simple" xlink:href="#id.qr1hf9lqnbi3"><text:span text:style-name="T28_18">for</text:span></text:a></text:span><text:span text:style-name="T28_19"><text:a xlink:type="simple" xlink:href="#id.qr1hf9lqnbi3"><text:span text:style-name="T28_20"><text:s/></text:span></text:a></text:span><text:span text:style-name="T28_21"><text:a xlink:type="simple" xlink:href="#id.qr1hf9lqnbi3"><text:span text:style-name="T28_22">implementation</text:span></text:a></text:span><text:span text:style-name="T28_23"><text:a xlink:type="simple" xlink:href="#id.qr1hf9lqnbi3"><text:span text:style-name="T28_24">.</text:span></text:a></text:span></text:p>
        </text:list-item>
        <text:list-item>
          <text:p text:style-name="P29"><text:span text:style-name="T29_1"><text:a xlink:type="simple" xlink:href="#id.dc03065o1kg3"><text:span text:style-name="T29_2">Ensure</text:span></text:a></text:span><text:span text:style-name="T29_3"><text:a xlink:type="simple" xlink:href="#id.dc03065o1kg3"><text:span text:style-name="T29_4"><text:s/></text:span></text:a></text:span><text:span text:style-name="T29_5"><text:a xlink:type="simple" xlink:href="#id.dc03065o1kg3"><text:span text:style-name="T29_6">sufficient</text:span></text:a></text:span><text:span text:style-name="T29_7"><text:a xlink:type="simple" xlink:href="#id.dc03065o1kg3"><text:span text:style-name="T29_8"><text:s/></text:span></text:a></text:span><text:span text:style-name="T29_9"><text:a xlink:type="simple" xlink:href="#id.dc03065o1kg3"><text:span text:style-name="T29_10">funding</text:span></text:a></text:span><text:span text:style-name="T29_11"><text:a xlink:type="simple" xlink:href="#id.dc03065o1kg3"><text:span text:style-name="T29_12"><text:s/></text:span></text:a></text:span><text:span text:style-name="T29_13"><text:a xlink:type="simple" xlink:href="#id.dc03065o1kg3"><text:span text:style-name="T29_14">for</text:span></text:a></text:span><text:span text:style-name="T29_15"><text:a xlink:type="simple" xlink:href="#id.dc03065o1kg3"><text:span text:style-name="T29_16"><text:s/></text:span></text:a></text:span><text:span text:style-name="T29_17"><text:a xlink:type="simple" xlink:href="#id.dc03065o1kg3"><text:span text:style-name="T29_18">implementation</text:span></text:a></text:span><text:span text:style-name="T29_19"><text:a xlink:type="simple" xlink:href="#id.dc03065o1kg3"><text:span text:style-name="T29_20">.</text:span></text:a></text:span></text:p>
        </text:list-item>
        <text:list-item>
          <text:p text:style-name="P30"><text:span text:style-name="T30_1"><text:a xlink:type="simple" xlink:href="#id.38s6bxoe8809"><text:span text:style-name="T30_2">Empower</text:span></text:a></text:span><text:span text:style-name="T30_3"><text:a xlink:type="simple" xlink:href="#id.38s6bxoe8809"><text:span text:style-name="T30_4"><text:s/></text:span></text:a></text:span><text:span text:style-name="T30_5"><text:a xlink:type="simple" xlink:href="#id.38s6bxoe8809"><text:span text:style-name="T30_6">the</text:span></text:a></text:span><text:span text:style-name="T30_7"><text:a xlink:type="simple" xlink:href="#id.38s6bxoe8809"><text:span text:style-name="T30_8"><text:s/></text:span></text:a></text:span><text:span text:style-name="T30_9"><text:a xlink:type="simple" xlink:href="#id.38s6bxoe8809"><text:span text:style-name="T30_10">creation</text:span></text:a></text:span><text:span text:style-name="T30_11"><text:a xlink:type="simple" xlink:href="#id.38s6bxoe8809"><text:span text:style-name="T30_12"><text:s/></text:span></text:a></text:span><text:span text:style-name="T30_13"><text:a xlink:type="simple" xlink:href="#id.38s6bxoe8809"><text:span text:style-name="T30_14">of</text:span></text:a></text:span><text:span text:style-name="T30_15"><text:a xlink:type="simple" xlink:href="#id.38s6bxoe8809"><text:span text:style-name="T30_16"><text:s/></text:span></text:a></text:span><text:span text:style-name="T30_17"><text:a xlink:type="simple" xlink:href="#id.38s6bxoe8809"><text:span text:style-name="T30_18">binding</text:span></text:a></text:span><text:span text:style-name="T30_19"><text:a xlink:type="simple" xlink:href="#id.38s6bxoe8809"><text:span text:style-name="T30_20"><text:s/></text:span></text:a></text:span><text:span text:style-name="T30_21"><text:a xlink:type="simple" xlink:href="#id.38s6bxoe8809"><text:span text:style-name="T30_22">regulations</text:span></text:a></text:span><text:span text:style-name="T30_23"><text:a xlink:type="simple" xlink:href="#id.38s6bxoe8809"><text:span text:style-name="T30_24"><text:s/></text:span></text:a></text:span><text:span text:style-name="T30_25"><text:a xlink:type="simple" xlink:href="#id.38s6bxoe8809"><text:span text:style-name="T30_26">to</text:span></text:a></text:span><text:span text:style-name="T30_27"><text:a xlink:type="simple" xlink:href="#id.38s6bxoe8809"><text:span text:style-name="T30_28"><text:s/></text:span></text:a></text:span><text:span text:style-name="T30_29"><text:a xlink:type="simple" xlink:href="#id.38s6bxoe8809"><text:span text:style-name="T30_30">implement</text:span></text:a></text:span><text:span text:style-name="T30_31"><text:a xlink:type="simple" xlink:href="#id.38s6bxoe8809"><text:span text:style-name="T30_32"><text:s/></text:span></text:a></text:span><text:span text:style-name="T30_33"><text:a xlink:type="simple" xlink:href="#id.38s6bxoe8809"><text:span text:style-name="T30_34">the</text:span></text:a></text:span><text:span text:style-name="T30_35"><text:a xlink:type="simple" xlink:href="#id.38s6bxoe8809"><text:span text:style-name="T30_36"><text:s/></text:span></text:a></text:span><text:span text:style-name="T30_37"><text:a xlink:type="simple" xlink:href="#id.38s6bxoe8809"><text:span text:style-name="T30_38">new</text:span></text:a></text:span><text:span text:style-name="T30_39"><text:a xlink:type="simple" xlink:href="#id.38s6bxoe8809"><text:span text:style-name="T30_40"><text:s/></text:span></text:a></text:span><text:span text:style-name="T30_41"><text:a xlink:type="simple" xlink:href="#id.38s6bxoe8809"><text:span text:style-name="T30_42">policy</text:span></text:a></text:span><text:span text:style-name="T30_43"><text:a xlink:type="simple" xlink:href="#id.38s6bxoe8809"><text:span text:style-name="T30_44">.</text:span></text:a></text:span></text:p>
        </text:list-item>
        <text:list-item>
          <text:p text:style-name="P31"><text:span text:style-name="T31_1"><text:a xlink:type="simple" xlink:href="#id.8xr0bhvwggz8"><text:span text:style-name="T31_2">Tie</text:span></text:a></text:span><text:span text:style-name="T31_3"><text:a xlink:type="simple" xlink:href="#id.8xr0bhvwggz8"><text:span text:style-name="T31_4"><text:s/></text:span></text:a></text:span><text:span text:style-name="T31_5"><text:a xlink:type="simple" xlink:href="#id.8xr0bhvwggz8"><text:span text:style-name="T31_6">contract</text:span></text:a></text:span><text:span text:style-name="T31_7"><text:a xlink:type="simple" xlink:href="#id.8xr0bhvwggz8"><text:span text:style-name="T31_8"><text:s/></text:span></text:a></text:span><text:span text:style-name="T31_9"><text:a xlink:type="simple" xlink:href="#id.8xr0bhvwggz8"><text:span text:style-name="T31_10">awards</text:span></text:a></text:span><text:span text:style-name="T31_11"><text:a xlink:type="simple" xlink:href="#id.8xr0bhvwggz8"><text:span text:style-name="T31_12"><text:s/></text:span></text:a></text:span><text:span text:style-name="T31_13"><text:a xlink:type="simple" xlink:href="#id.8xr0bhvwggz8"><text:span text:style-name="T31_14">to</text:span></text:a></text:span><text:span text:style-name="T31_15"><text:a xlink:type="simple" xlink:href="#id.8xr0bhvwggz8"><text:span text:style-name="T31_16"><text:s/></text:span></text:a></text:span><text:span text:style-name="T31_17"><text:a xlink:type="simple" xlink:href="#id.8xr0bhvwggz8"><text:span text:style-name="T31_18">transparency</text:span></text:a></text:span><text:span text:style-name="T31_19"><text:a xlink:type="simple" xlink:href="#id.8xr0bhvwggz8"><text:span text:style-name="T31_20"><text:s/></text:span></text:a></text:span><text:span text:style-name="T31_21"><text:a xlink:type="simple" xlink:href="#id.8xr0bhvwggz8"><text:span text:style-name="T31_22">requirements</text:span></text:a></text:span><text:span text:style-name="T31_23"><text:a xlink:type="simple" xlink:href="#id.8xr0bhvwggz8"><text:span text:style-name="T31_24"><text:s/></text:span></text:a></text:span><text:span text:style-name="T31_25"><text:a xlink:type="simple" xlink:href="#id.8xr0bhvwggz8"><text:span text:style-name="T31_26">for</text:span></text:a></text:span><text:span text:style-name="T31_27"><text:a xlink:type="simple" xlink:href="#id.8xr0bhvwggz8"><text:span text:style-name="T31_28"><text:s/></text:span></text:a></text:span><text:span text:style-name="T31_29"><text:a xlink:type="simple" xlink:href="#id.8xr0bhvwggz8"><text:span text:style-name="T31_30">new</text:span></text:a></text:span><text:span text:style-name="T31_31"><text:a xlink:type="simple" xlink:href="#id.8xr0bhvwggz8"><text:span text:style-name="T31_32"><text:s/></text:span></text:a></text:span><text:span text:style-name="T31_33"><text:a xlink:type="simple" xlink:href="#id.8xr0bhvwggz8"><text:span text:style-name="T31_34">systems</text:span></text:a></text:span><text:span text:style-name="T31_35"><text:a xlink:type="simple" xlink:href="#id.8xr0bhvwggz8"><text:span text:style-name="T31_36">.</text:span></text:a></text:span></text:p>
        </text:list-item>
        <text:list-item>
          <text:p text:style-name="P32"><text:span text:style-name="T32_1"><text:a xlink:type="simple" xlink:href="#id.sf4mlsvle9y6"><text:span text:style-name="T32_2">Stipulate</text:span></text:a></text:span><text:span text:style-name="T32_3"><text:a xlink:type="simple" xlink:href="#id.sf4mlsvle9y6"><text:span text:style-name="T32_4"><text:s/></text:span></text:a></text:span><text:span text:style-name="T32_5"><text:a xlink:type="simple" xlink:href="#id.sf4mlsvle9y6"><text:span text:style-name="T32_6">that</text:span></text:a></text:span><text:span text:style-name="T32_7"><text:a xlink:type="simple" xlink:href="#id.sf4mlsvle9y6"><text:span text:style-name="T32_8"><text:s/></text:span></text:a></text:span><text:span text:style-name="T32_9"><text:a xlink:type="simple" xlink:href="#id.sf4mlsvle9y6"><text:span text:style-name="T32_10">provisions</text:span></text:a></text:span><text:span text:style-name="T32_11"><text:a xlink:type="simple" xlink:href="#id.sf4mlsvle9y6"><text:span text:style-name="T32_12"><text:s/></text:span></text:a></text:span><text:span text:style-name="T32_13"><text:a xlink:type="simple" xlink:href="#id.sf4mlsvle9y6"><text:span text:style-name="T32_14">apply</text:span></text:a></text:span><text:span text:style-name="T32_15"><text:a xlink:type="simple" xlink:href="#id.sf4mlsvle9y6"><text:span text:style-name="T32_16"><text:s/></text:span></text:a></text:span><text:span text:style-name="T32_17"><text:a xlink:type="simple" xlink:href="#id.sf4mlsvle9y6"><text:span text:style-name="T32_18">to</text:span></text:a></text:span><text:span text:style-name="T32_19"><text:a xlink:type="simple" xlink:href="#id.sf4mlsvle9y6"><text:span text:style-name="T32_20"><text:s/></text:span></text:a></text:span><text:span text:style-name="T32_21"><text:a xlink:type="simple" xlink:href="#id.sf4mlsvle9y6"><text:span text:style-name="T32_22">contractors</text:span></text:a></text:span><text:span text:style-name="T32_23"><text:a xlink:type="simple" xlink:href="#id.sf4mlsvle9y6"><text:span text:style-name="T32_24"><text:s/></text:span></text:a></text:span><text:span text:style-name="T32_25"><text:a xlink:type="simple" xlink:href="#id.sf4mlsvle9y6"><text:span text:style-name="T32_26">or</text:span></text:a></text:span><text:span text:style-name="T32_27"><text:a xlink:type="simple" xlink:href="#id.sf4mlsvle9y6"><text:span text:style-name="T32_28"><text:s/></text:span></text:a></text:span><text:span text:style-name="T32_29"><text:a xlink:type="simple" xlink:href="#id.sf4mlsvle9y6"><text:span text:style-name="T32_30">quasi</text:span></text:a></text:span><text:span text:style-name="T32_31"><text:a xlink:type="simple" xlink:href="#id.sf4mlsvle9y6"><text:span text:style-name="T32_32">-</text:span></text:a></text:span><text:span text:style-name="T32_33"><text:a xlink:type="simple" xlink:href="#id.sf4mlsvle9y6"><text:span text:style-name="T32_34">governmental</text:span></text:a></text:span><text:span text:style-name="T32_35"><text:a xlink:type="simple" xlink:href="#id.sf4mlsvle9y6"><text:span text:style-name="T32_36"><text:s/></text:span></text:a></text:span><text:span text:style-name="T32_37"><text:a xlink:type="simple" xlink:href="#id.sf4mlsvle9y6"><text:span text:style-name="T32_38">agencies</text:span></text:a></text:span><text:span text:style-name="T32_39"><text:a xlink:type="simple" xlink:href="#id.sf4mlsvle9y6"><text:span text:style-name="T32_40"><text:s/></text:span></text:a></text:span><text:span text:style-name="T32_41"><text:a xlink:type="simple" xlink:href="#id.sf4mlsvle9y6"><text:span text:style-name="T32_42">handling</text:span></text:a></text:span><text:span text:style-name="T32_43"><text:a xlink:type="simple" xlink:href="#id.sf4mlsvle9y6"><text:span text:style-name="T32_44"><text:s/></text:span></text:a></text:span><text:span text:style-name="T32_45"><text:a xlink:type="simple" xlink:href="#id.sf4mlsvle9y6"><text:span text:style-name="T32_46">public</text:span></text:a></text:span><text:span text:style-name="T32_47"><text:a xlink:type="simple" xlink:href="#id.sf4mlsvle9y6"><text:span text:style-name="T32_48"><text:s/></text:span></text:a></text:span><text:span text:style-name="T32_49"><text:a xlink:type="simple" xlink:href="#id.sf4mlsvle9y6"><text:span text:style-name="T32_50">data</text:span></text:a></text:span><text:span text:style-name="T32_51"><text:a xlink:type="simple" xlink:href="#id.sf4mlsvle9y6"><text:span text:style-name="T32_52">.</text:span></text:a></text:span></text:p>
        </text:list-item>
        <text:list-item>
          <text:p text:style-name="P33"><text:span text:style-name="T33_1"><text:a xlink:type="simple" xlink:href="#id.q1zkzw73mc79"><text:span text:style-name="T33_2">Create</text:span></text:a></text:span><text:span text:style-name="T33_3"><text:a xlink:type="simple" xlink:href="#id.q1zkzw73mc79"><text:span text:style-name="T33_4"><text:s/></text:span></text:a></text:span><text:span text:style-name="T33_5"><text:a xlink:type="simple" xlink:href="#id.q1zkzw73mc79"><text:span text:style-name="T33_6">new</text:span></text:a></text:span><text:span text:style-name="T33_7"><text:a xlink:type="simple" xlink:href="#id.q1zkzw73mc79"><text:span text:style-name="T33_8"><text:s/></text:span></text:a></text:span><text:span text:style-name="T33_9"><text:a xlink:type="simple" xlink:href="#id.q1zkzw73mc79"><text:span text:style-name="T33_10">oversight</text:span></text:a></text:span><text:span text:style-name="T33_11"><text:a xlink:type="simple" xlink:href="#id.q1zkzw73mc79"><text:span text:style-name="T33_12"><text:s/></text:span></text:a></text:span><text:span text:style-name="T33_13"><text:a xlink:type="simple" xlink:href="#id.q1zkzw73mc79"><text:span text:style-name="T33_14">authority</text:span></text:a></text:span><text:span text:style-name="T33_15"><text:a xlink:type="simple" xlink:href="#id.q1zkzw73mc79"><text:span text:style-name="T33_16"><text:s/></text:span></text:a></text:span><text:span text:style-name="T33_17"><text:a xlink:type="simple" xlink:href="#id.q1zkzw73mc79"><text:span text:style-name="T33_18">to</text:span></text:a></text:span><text:span text:style-name="T33_19"><text:a xlink:type="simple" xlink:href="#id.q1zkzw73mc79"><text:span text:style-name="T33_20"><text:s/></text:span></text:a></text:span><text:span text:style-name="T33_21"><text:a xlink:type="simple" xlink:href="#id.q1zkzw73mc79"><text:span text:style-name="T33_22">review</text:span></text:a></text:span><text:span text:style-name="T33_23"><text:a xlink:type="simple" xlink:href="#id.q1zkzw73mc79"><text:span text:style-name="T33_24"><text:s/></text:span></text:a></text:span><text:span text:style-name="T33_25"><text:a xlink:type="simple" xlink:href="#id.q1zkzw73mc79"><text:span text:style-name="T33_26">implementation</text:span></text:a></text:span><text:span text:style-name="T33_27"><text:a xlink:type="simple" xlink:href="#id.q1zkzw73mc79"><text:span text:style-name="T33_28"><text:s/></text:span></text:a></text:span><text:span text:style-name="T33_29"><text:a xlink:type="simple" xlink:href="#id.q1zkzw73mc79"><text:span text:style-name="T33_30">of</text:span></text:a></text:span><text:span text:style-name="T33_31"><text:a xlink:type="simple" xlink:href="#id.q1zkzw73mc79"><text:span text:style-name="T33_32"><text:s/></text:span></text:a></text:span><text:span text:style-name="T33_33"><text:a xlink:type="simple" xlink:href="#id.q1zkzw73mc79"><text:span text:style-name="T33_34">the</text:span></text:a></text:span><text:span text:style-name="T33_35"><text:a xlink:type="simple" xlink:href="#id.q1zkzw73mc79"><text:span text:style-name="T33_36"><text:s/></text:span></text:a></text:span><text:span text:style-name="T33_37"><text:a xlink:type="simple" xlink:href="#id.q1zkzw73mc79"><text:span text:style-name="T33_38">requirements</text:span></text:a></text:span><text:span text:style-name="T33_39"><text:a xlink:type="simple" xlink:href="#id.q1zkzw73mc79"><text:span text:style-name="T33_40">.</text:span></text:a></text:span></text:p>
        </text:list-item>
        <text:list-item>
          <text:p text:style-name="P34"><text:span text:style-name="T34_1"><text:a xlink:type="simple" xlink:href="#id.l3jo7igrchfe"><text:span text:style-name="T34_2">Create</text:span></text:a></text:span><text:span text:style-name="T34_3"><text:a xlink:type="simple" xlink:href="#id.l3jo7igrchfe"><text:span text:style-name="T34_4"><text:s/></text:span></text:a></text:span><text:span text:style-name="T34_5"><text:a xlink:type="simple" xlink:href="#id.l3jo7igrchfe"><text:span text:style-name="T34_6">new</text:span></text:a></text:span><text:span text:style-name="T34_7"><text:a xlink:type="simple" xlink:href="#id.l3jo7igrchfe"><text:span text:style-name="T34_8"><text:s/></text:span></text:a></text:span><text:span text:style-name="T34_9"><text:a xlink:type="simple" xlink:href="#id.l3jo7igrchfe"><text:span text:style-name="T34_10">legal</text:span></text:a></text:span><text:span text:style-name="T34_11"><text:a xlink:type="simple" xlink:href="#id.l3jo7igrchfe"><text:span text:style-name="T34_12"><text:s/></text:span></text:a></text:span><text:span text:style-name="T34_13"><text:a xlink:type="simple" xlink:href="#id.l3jo7igrchfe"><text:span text:style-name="T34_14">rights</text:span></text:a></text:span><text:span text:style-name="T34_15"><text:a xlink:type="simple" xlink:href="#id.l3jo7igrchfe"><text:span text:style-name="T34_16"><text:s/></text:span></text:a></text:span><text:span text:style-name="T34_17"><text:a xlink:type="simple" xlink:href="#id.l3jo7igrchfe"><text:span text:style-name="T34_18">or</text:span></text:a></text:span><text:span text:style-name="T34_19"><text:a xlink:type="simple" xlink:href="#id.l3jo7igrchfe"><text:span text:style-name="T34_20"><text:s/></text:span></text:a></text:span><text:span text:style-name="T34_21"><text:a xlink:type="simple" xlink:href="#id.l3jo7igrchfe"><text:span text:style-name="T34_22">other</text:span></text:a></text:span><text:span text:style-name="T34_23"><text:a xlink:type="simple" xlink:href="#id.l3jo7igrchfe"><text:span text:style-name="T34_24"><text:s/></text:span></text:a></text:span><text:span text:style-name="T34_25"><text:a xlink:type="simple" xlink:href="#id.l3jo7igrchfe"><text:span text:style-name="T34_26">legal</text:span></text:a></text:span><text:span text:style-name="T34_27"><text:a xlink:type="simple" xlink:href="#id.l3jo7igrchfe"><text:span text:style-name="T34_28"><text:s/></text:span></text:a></text:span><text:span text:style-name="T34_29"><text:a xlink:type="simple" xlink:href="#id.l3jo7igrchfe"><text:span text:style-name="T34_30">mechanisms</text:span></text:a></text:span><text:span text:style-name="T34_31"><text:a xlink:type="simple" xlink:href="#id.l3jo7igrchfe"><text:span text:style-name="T34_32"><text:s/></text:span></text:a></text:span><text:span text:style-name="T34_33"><text:a xlink:type="simple" xlink:href="#id.l3jo7igrchfe"><text:span text:style-name="T34_34">to</text:span></text:a></text:span><text:span text:style-name="T34_35"><text:a xlink:type="simple" xlink:href="#id.l3jo7igrchfe"><text:span text:style-name="T34_36"><text:s/></text:span></text:a></text:span><text:span text:style-name="T34_37"><text:a xlink:type="simple" xlink:href="#id.l3jo7igrchfe"><text:span text:style-name="T34_38">empower</text:span></text:a></text:span><text:span text:style-name="T34_39"><text:a xlink:type="simple" xlink:href="#id.l3jo7igrchfe"><text:span text:style-name="T34_40"><text:s/></text:span></text:a></text:span><text:span text:style-name="T34_41"><text:a xlink:type="simple" xlink:href="#id.l3jo7igrchfe"><text:span text:style-name="T34_42">the</text:span></text:a></text:span><text:span text:style-name="T34_43"><text:a xlink:type="simple" xlink:href="#id.l3jo7igrchfe"><text:span text:style-name="T34_44"><text:s/></text:span></text:a></text:span><text:span text:style-name="T34_45"><text:a xlink:type="simple" xlink:href="#id.l3jo7igrchfe"><text:span text:style-name="T34_46">public</text:span></text:a></text:span><text:span text:style-name="T34_47"><text:a xlink:type="simple" xlink:href="#id.l3jo7igrchfe"><text:span text:style-name="T34_48">.</text:span></text:a></text:span></text:p>
        </text:list-item>
        <text:list-item>
          <text:p text:style-name="P35"><text:span text:style-name="T35_1"><text:a xlink:type="simple" xlink:href="#id.1h5ben4ra3w6"><text:span text:style-name="T35_2">Appeal</text:span></text:a></text:span><text:span text:style-name="T35_3"><text:a xlink:type="simple" xlink:href="#id.1h5ben4ra3w6"><text:span text:style-name="T35_4"><text:s/></text:span></text:a></text:span><text:span text:style-name="T35_5"><text:a xlink:type="simple" xlink:href="#id.1h5ben4ra3w6"><text:span text:style-name="T35_6">to</text:span></text:a></text:span><text:span text:style-name="T35_7"><text:a xlink:type="simple" xlink:href="#id.1h5ben4ra3w6"><text:span text:style-name="T35_8"><text:s/></text:span></text:a></text:span><text:span text:style-name="T35_9"><text:a xlink:type="simple" xlink:href="#id.1h5ben4ra3w6"><text:span text:style-name="T35_10">values</text:span></text:a></text:span><text:span text:style-name="T35_11"><text:a xlink:type="simple" xlink:href="#id.1h5ben4ra3w6"><text:span text:style-name="T35_12"><text:s/></text:span></text:a></text:span><text:span text:style-name="T35_13"><text:a xlink:type="simple" xlink:href="#id.1h5ben4ra3w6"><text:span text:style-name="T35_14">and</text:span></text:a></text:span><text:span text:style-name="T35_15"><text:a xlink:type="simple" xlink:href="#id.1h5ben4ra3w6"><text:span text:style-name="T35_16"><text:s/></text:span></text:a></text:span><text:span text:style-name="T35_17"><text:a xlink:type="simple" xlink:href="#id.1h5ben4ra3w6"><text:span text:style-name="T35_18">goals</text:span></text:a></text:span><text:span text:style-name="T35_19"><text:a xlink:type="simple" xlink:href="#id.1h5ben4ra3w6"><text:span text:style-name="T35_20">,<text:s/></text:span></text:a></text:span><text:span text:style-name="T35_21"><text:a xlink:type="simple" xlink:href="#id.1h5ben4ra3w6"><text:span text:style-name="T35_22">such</text:span></text:a></text:span><text:span text:style-name="T35_23"><text:a xlink:type="simple" xlink:href="#id.1h5ben4ra3w6"><text:span text:style-name="T35_24"><text:s/></text:span></text:a></text:span><text:span text:style-name="T35_25"><text:a xlink:type="simple" xlink:href="#id.1h5ben4ra3w6"><text:span text:style-name="T35_26">as</text:span></text:a></text:span><text:span text:style-name="T35_27"><text:a xlink:type="simple" xlink:href="#id.1h5ben4ra3w6"><text:span text:style-name="T35_28"><text:s/></text:span></text:a></text:span><text:span text:style-name="T35_29"><text:a xlink:type="simple" xlink:href="#id.1h5ben4ra3w6"><text:span text:style-name="T35_30">accountability</text:span></text:a></text:span><text:span text:style-name="T35_31"><text:a xlink:type="simple" xlink:href="#id.1h5ben4ra3w6"><text:span text:style-name="T35_32">,<text:s/></text:span></text:a></text:span><text:span text:style-name="T35_33"><text:a xlink:type="simple" xlink:href="#id.1h5ben4ra3w6"><text:span text:style-name="T35_34">efficiency</text:span></text:a></text:span><text:span text:style-name="T35_35"><text:a xlink:type="simple" xlink:href="#id.1h5ben4ra3w6"><text:span text:style-name="T35_36">,<text:s/></text:span></text:a></text:span><text:span text:style-name="T35_37"><text:a xlink:type="simple" xlink:href="#id.1h5ben4ra3w6"><text:span text:style-name="T35_38">employment</text:span></text:a></text:span><text:span text:style-name="T35_39"><text:a xlink:type="simple" xlink:href="#id.1h5ben4ra3w6"><text:span text:style-name="T35_40"><text:s/></text:span></text:a></text:span><text:span text:style-name="T35_41"><text:a xlink:type="simple" xlink:href="#id.1h5ben4ra3w6"><text:span text:style-name="T35_42">and</text:span></text:a></text:span><text:span text:style-name="T35_43"><text:a xlink:type="simple" xlink:href="#id.1h5ben4ra3w6"><text:span text:style-name="T35_44"><text:s/></text:span></text:a></text:span><text:span text:style-name="T35_45"><text:a xlink:type="simple" xlink:href="#id.1h5ben4ra3w6"><text:span text:style-name="T35_46">commerce</text:span></text:a></text:span><text:span text:style-name="T35_47"><text:a xlink:type="simple" xlink:href="#id.1h5ben4ra3w6"><text:span text:style-name="T35_48">,<text:s/></text:span></text:a></text:span><text:span text:style-name="T35_49"><text:a xlink:type="simple" xlink:href="#id.1h5ben4ra3w6"><text:span text:style-name="T35_50">innovation</text:span></text:a></text:span><text:span text:style-name="T35_51"><text:a xlink:type="simple" xlink:href="#id.1h5ben4ra3w6"><text:span text:style-name="T35_52">,<text:s/></text:span></text:a></text:span><text:span text:style-name="T35_53"><text:a xlink:type="simple" xlink:href="#id.1h5ben4ra3w6"><text:span text:style-name="T35_54">civic</text:span></text:a></text:span><text:span text:style-name="T35_55"><text:a xlink:type="simple" xlink:href="#id.1h5ben4ra3w6"><text:span text:style-name="T35_56"><text:s/></text:span></text:a></text:span><text:span text:style-name="T35_57"><text:a xlink:type="simple" xlink:href="#id.1h5ben4ra3w6"><text:span text:style-name="T35_58">engagement</text:span></text:a></text:span><text:span text:style-name="T35_59"><text:a xlink:type="simple" xlink:href="#id.1h5ben4ra3w6"><text:span text:style-name="T35_60">,<text:s/></text:span></text:a></text:span><text:span text:style-name="T35_61"><text:a xlink:type="simple" xlink:href="#id.1h5ben4ra3w6"><text:span text:style-name="T35_62">and</text:span></text:a></text:span><text:span text:style-name="T35_63"><text:a xlink:type="simple" xlink:href="#id.1h5ben4ra3w6"><text:span text:style-name="T35_64"><text:s/></text:span></text:a></text:span><text:span text:style-name="T35_65"><text:a xlink:type="simple" xlink:href="#id.1h5ben4ra3w6"><text:span text:style-name="T35_66">public</text:span></text:a></text:span><text:span text:style-name="T35_67"><text:a xlink:type="simple" xlink:href="#id.1h5ben4ra3w6"><text:span text:style-name="T35_68"><text:s/></text:span></text:a></text:span><text:span text:style-name="T35_69"><text:a xlink:type="simple" xlink:href="#id.1h5ben4ra3w6"><text:span text:style-name="T35_70">services</text:span></text:a></text:span><text:span text:style-name="T35_71"><text:a xlink:type="simple" xlink:href="#id.1h5ben4ra3w6"><text:span text:style-name="T35_72"><text:s/></text:span></text:a></text:span><text:span text:style-name="T35_73"><text:a xlink:type="simple" xlink:href="#id.1h5ben4ra3w6"><text:span text:style-name="T35_74">provision</text:span></text:a></text:span><text:span text:style-name="T35_75"><text:a xlink:type="simple" xlink:href="#id.1h5ben4ra3w6"><text:span text:style-name="T35_76">.</text:span></text:a></text:span></text:p>
        </text:list-item>
        <text:list-item>
          <text:p text:style-name="P36"><text:span text:style-name="T36_1"><text:a xlink:type="simple" xlink:href="#id.njeonmezak4s"><text:span text:style-name="T36_2">Reference</text:span></text:a></text:span><text:span text:style-name="T36_3"><text:a xlink:type="simple" xlink:href="#id.njeonmezak4s"><text:span text:style-name="T36_4"><text:s/></text:span></text:a></text:span><text:span text:style-name="T36_5"><text:a xlink:type="simple" xlink:href="#id.njeonmezak4s"><text:span text:style-name="T36_6">and</text:span></text:a></text:span><text:span text:style-name="T36_7"><text:a xlink:type="simple" xlink:href="#id.njeonmezak4s"><text:span text:style-name="T36_8"><text:s/></text:span></text:a></text:span><text:span text:style-name="T36_9"><text:a xlink:type="simple" xlink:href="#id.njeonmezak4s"><text:span text:style-name="T36_10">build</text:span></text:a></text:span><text:span text:style-name="T36_11"><text:a xlink:type="simple" xlink:href="#id.njeonmezak4s"><text:span text:style-name="T36_12"><text:s/></text:span></text:a></text:span><text:span text:style-name="T36_13"><text:a xlink:type="simple" xlink:href="#id.njeonmezak4s"><text:span text:style-name="T36_14">on</text:span></text:a></text:span><text:span text:style-name="T36_15"><text:a xlink:type="simple" xlink:href="#id.njeonmezak4s"><text:span text:style-name="T36_16"><text:s/></text:span></text:a></text:span><text:span text:style-name="T36_17"><text:a xlink:type="simple" xlink:href="#id.njeonmezak4s"><text:span text:style-name="T36_18">existing</text:span></text:a></text:span><text:span text:style-name="T36_19"><text:a xlink:type="simple" xlink:href="#id.njeonmezak4s"><text:span text:style-name="T36_20"><text:s/></text:span></text:a></text:span><text:span text:style-name="T36_21"><text:a xlink:type="simple" xlink:href="#id.njeonmezak4s"><text:span text:style-name="T36_22">public</text:span></text:a></text:span><text:span text:style-name="T36_23"><text:a xlink:type="simple" xlink:href="#id.njeonmezak4s"><text:span text:style-name="T36_24"><text:s/></text:span></text:a></text:span><text:span text:style-name="T36_25"><text:a xlink:type="simple" xlink:href="#id.njeonmezak4s"><text:span text:style-name="T36_26">accountability</text:span></text:a></text:span><text:span text:style-name="T36_27"><text:a xlink:type="simple" xlink:href="#id.njeonmezak4s"><text:span text:style-name="T36_28"><text:s/></text:span></text:a></text:span><text:span text:style-name="T36_29"><text:a xlink:type="simple" xlink:href="#id.njeonmezak4s"><text:span text:style-name="T36_30">policies</text:span></text:a></text:span><text:span text:style-name="T36_31"><text:a xlink:type="simple" xlink:href="#id.njeonmezak4s"><text:span text:style-name="T36_32">,<text:s/></text:span></text:a></text:span><text:span text:style-name="T36_33"><text:a xlink:type="simple" xlink:href="#id.njeonmezak4s"><text:span text:style-name="T36_34">like</text:span></text:a></text:span></text:p>
          <text:list>
            <text:list-item>
              <text:p text:style-name="P37"><text:span text:style-name="T37_1">Freedom</text:span><text:span text:style-name="T37_2"><text:s/></text:span><text:span text:style-name="T37_3">of</text:span><text:span text:style-name="T37_4"><text:s/></text:span><text:span text:style-name="T37_5">Information</text:span><text:span text:style-name="T37_6"><text:s/></text:span><text:span text:style-name="T37_7">Laws</text:span></text:p>
            </text:list-item>
            <text:list-item>
              <text:p text:style-name="P38"><text:span text:style-name="T38_1">Open</text:span><text:span text:style-name="T38_2"><text:s/></text:span><text:span text:style-name="T38_3">Meetings</text:span><text:span text:style-name="T38_4"><text:s/></text:span><text:span text:style-name="T38_5">Acts</text:span></text:p>
            </text:list-item>
            <text:list-item>
              <text:p text:style-name="P39"><text:span text:style-name="T39_1">Open</text:span><text:span text:style-name="T39_2"><text:s/></text:span><text:span text:style-name="T39_3">Records</text:span><text:span text:style-name="T39_4"><text:s/></text:span><text:span text:style-name="T39_5">Acts</text:span></text:p>
            </text:list-item>
            <text:list-item>
              <text:p text:style-name="P40"><text:span text:style-name="T40_1">Ethics</text:span><text:span text:style-name="T40_2"><text:s/></text:span><text:span text:style-name="T40_3">Protections</text:span></text:p>
            </text:list-item>
            <text:list-item>
              <text:p text:style-name="P41"><text:span text:style-name="T41_1">Campaign</text:span><text:span text:style-name="T41_2"><text:s/></text:span><text:span text:style-name="T41_3">Finance</text:span></text:p>
            </text:list-item>
            <text:list-item>
              <text:p text:style-name="P42"><text:span text:style-name="T42_1">Lobbying</text:span><text:span text:style-name="T42_2"><text:s/></text:span><text:span text:style-name="T42_3">Disclosure</text:span><text:span text:style-name="T42_4"><text:s/></text:span><text:span text:style-name="T42_5">Laws</text:span></text:p>
            </text:list-item>
          </text:list>
        </text:list-item>
        <text:list-item>
          <text:p text:style-name="P43"><text:span text:style-name="T43_1"><text:a xlink:type="simple" xlink:href="#id.h85y2z1kz6kq"><text:span text:style-name="T43_2">Incorporate</text:span></text:a></text:span><text:span text:style-name="T43_3"><text:a xlink:type="simple" xlink:href="#id.h85y2z1kz6kq"><text:span text:style-name="T43_4"><text:s/></text:span></text:a></text:span><text:span text:style-name="T43_5"><text:a xlink:type="simple" xlink:href="#id.h85y2z1kz6kq"><text:span text:style-name="T43_6">public</text:span></text:a></text:span><text:span text:style-name="T43_7"><text:a xlink:type="simple" xlink:href="#id.h85y2z1kz6kq"><text:span text:style-name="T43_8"><text:s/></text:span></text:a></text:span><text:span text:style-name="T43_9"><text:a xlink:type="simple" xlink:href="#id.h85y2z1kz6kq"><text:span text:style-name="T43_10">perspectives</text:span></text:a></text:span><text:span text:style-name="T43_11"><text:a xlink:type="simple" xlink:href="#id.h85y2z1kz6kq"><text:span text:style-name="T43_12"><text:s/></text:span></text:a></text:span><text:span text:style-name="T43_13"><text:a xlink:type="simple" xlink:href="#id.h85y2z1kz6kq"><text:span text:style-name="T43_14">into</text:span></text:a></text:span><text:span text:style-name="T43_15"><text:a xlink:type="simple" xlink:href="#id.h85y2z1kz6kq"><text:span text:style-name="T43_16"><text:s/></text:span></text:a></text:span><text:span text:style-name="T43_17"><text:a xlink:type="simple" xlink:href="#id.h85y2z1kz6kq"><text:span text:style-name="T43_18">policy</text:span></text:a></text:span><text:span text:style-name="T43_19"><text:a xlink:type="simple" xlink:href="#id.h85y2z1kz6kq"><text:span text:style-name="T43_20"><text:s/></text:span></text:a></text:span><text:span text:style-name="T43_21"><text:a xlink:type="simple" xlink:href="#id.h85y2z1kz6kq"><text:span text:style-name="T43_22">implementation</text:span></text:a></text:span><text:span text:style-name="T43_23"><text:a xlink:type="simple" xlink:href="#id.h85y2z1kz6kq"><text:span text:style-name="T43_24">.</text:span></text:a></text:span></text:p>
        </text:list-item>
        <text:list-item>
          <text:p text:style-name="P44"><text:span text:style-name="T44_1"><text:a xlink:type="simple" xlink:href="#id.ehvlbklux1cl"><text:span text:style-name="T44_2">Require</text:span></text:a></text:span><text:span text:style-name="T44_3"><text:a xlink:type="simple" xlink:href="#id.ehvlbklux1cl"><text:span text:style-name="T44_4"><text:s/></text:span></text:a></text:span><text:span text:style-name="T44_5"><text:a xlink:type="simple" xlink:href="#id.ehvlbklux1cl"><text:span text:style-name="T44_6">analytics</text:span></text:a></text:span><text:span text:style-name="T44_7"><text:a xlink:type="simple" xlink:href="#id.ehvlbklux1cl"><text:span text:style-name="T44_8"><text:s/></text:span></text:a></text:span><text:span text:style-name="T44_9"><text:a xlink:type="simple" xlink:href="#id.ehvlbklux1cl"><text:span text:style-name="T44_10">about</text:span></text:a></text:span><text:span text:style-name="T44_11"><text:a xlink:type="simple" xlink:href="#id.ehvlbklux1cl"><text:span text:style-name="T44_12"><text:s/></text:span></text:a></text:span><text:span text:style-name="T44_13"><text:a xlink:type="simple" xlink:href="#id.ehvlbklux1cl"><text:span text:style-name="T44_14">the</text:span></text:a></text:span><text:span text:style-name="T44_15"><text:a xlink:type="simple" xlink:href="#id.ehvlbklux1cl"><text:span text:style-name="T44_16"><text:s/></text:span></text:a></text:span><text:span text:style-name="T44_17"><text:a xlink:type="simple" xlink:href="#id.ehvlbklux1cl"><text:span text:style-name="T44_18">use</text:span></text:a></text:span><text:span text:style-name="T44_19"><text:a xlink:type="simple" xlink:href="#id.ehvlbklux1cl"><text:span text:style-name="T44_20"><text:s/></text:span></text:a></text:span><text:span text:style-name="T44_21"><text:a xlink:type="simple" xlink:href="#id.ehvlbklux1cl"><text:span text:style-name="T44_22">of</text:span></text:a></text:span><text:span text:style-name="T44_23"><text:a xlink:type="simple" xlink:href="#id.ehvlbklux1cl"><text:span text:style-name="T44_24"><text:s/></text:span></text:a></text:span><text:span text:style-name="T44_25"><text:a xlink:type="simple" xlink:href="#id.ehvlbklux1cl"><text:span text:style-name="T44_26">open</text:span></text:a></text:span><text:span text:style-name="T44_27"><text:a xlink:type="simple" xlink:href="#id.ehvlbklux1cl"><text:span text:style-name="T44_28"><text:s/></text:span></text:a></text:span><text:span text:style-name="T44_29"><text:a xlink:type="simple" xlink:href="#id.ehvlbklux1cl"><text:span text:style-name="T44_30">data</text:span></text:a></text:span><text:span text:style-name="T44_31"><text:a xlink:type="simple" xlink:href="#id.ehvlbklux1cl"><text:span text:style-name="T44_32"><text:s/></text:span></text:a></text:span><text:span text:style-name="T44_33"><text:a xlink:type="simple" xlink:href="#id.ehvlbklux1cl"><text:span text:style-name="T44_34">to</text:span></text:a></text:span><text:span text:style-name="T44_35"><text:a xlink:type="simple" xlink:href="#id.ehvlbklux1cl"><text:span text:style-name="T44_36"><text:s/></text:span></text:a></text:span><text:span text:style-name="T44_37"><text:a xlink:type="simple" xlink:href="#id.ehvlbklux1cl"><text:span text:style-name="T44_38">be</text:span></text:a></text:span><text:span text:style-name="T44_39"><text:a xlink:type="simple" xlink:href="#id.ehvlbklux1cl"><text:span text:style-name="T44_40"><text:s/></text:span></text:a></text:span><text:span text:style-name="T44_41"><text:a xlink:type="simple" xlink:href="#id.ehvlbklux1cl"><text:span text:style-name="T44_42">published</text:span></text:a></text:span><text:span text:style-name="T44_43"><text:a xlink:type="simple" xlink:href="#id.ehvlbklux1cl"><text:span text:style-name="T44_44"><text:s/></text:span></text:a></text:span><text:span text:style-name="T44_45"><text:a xlink:type="simple" xlink:href="#id.ehvlbklux1cl"><text:span text:style-name="T44_46">publicly</text:span></text:a></text:span><text:span text:style-name="T44_47"><text:a xlink:type="simple" xlink:href="#id.ehvlbklux1cl"><text:span text:style-name="T44_48">.</text:span></text:a></text:span></text:p>
        </text:list-item>
        <text:list-item>
          <text:p text:style-name="P45"><text:span text:style-name="T45_1"><text:a xlink:type="simple" xlink:href="#id.aue6126bquhp"><text:span text:style-name="T45_2">Mandate</text:span></text:a></text:span><text:span text:style-name="T45_3"><text:a xlink:type="simple" xlink:href="#id.aue6126bquhp"><text:span text:style-name="T45_4"><text:s/></text:span></text:a></text:span><text:span text:style-name="T45_5"><text:a xlink:type="simple" xlink:href="#id.aue6126bquhp"><text:span text:style-name="T45_6">future</text:span></text:a></text:span><text:span text:style-name="T45_7"><text:a xlink:type="simple" xlink:href="#id.aue6126bquhp"><text:span text:style-name="T45_8"><text:s/></text:span></text:a></text:span><text:span text:style-name="T45_9"><text:a xlink:type="simple" xlink:href="#id.aue6126bquhp"><text:span text:style-name="T45_10">review</text:span></text:a></text:span><text:span text:style-name="T45_11"><text:a xlink:type="simple" xlink:href="#id.aue6126bquhp"><text:span text:style-name="T45_12"><text:s/></text:span></text:a></text:span><text:span text:style-name="T45_13"><text:a xlink:type="simple" xlink:href="#id.aue6126bquhp"><text:span text:style-name="T45_14">for</text:span></text:a></text:span><text:span text:style-name="T45_15"><text:a xlink:type="simple" xlink:href="#id.aue6126bquhp"><text:span text:style-name="T45_16"><text:s/></text:span></text:a></text:span><text:span text:style-name="T45_17"><text:a xlink:type="simple" xlink:href="#id.aue6126bquhp"><text:span text:style-name="T45_18">potential</text:span></text:a></text:span><text:span text:style-name="T45_19"><text:a xlink:type="simple" xlink:href="#id.aue6126bquhp"><text:span text:style-name="T45_20"><text:s/></text:span></text:a></text:span><text:span text:style-name="T45_21"><text:a xlink:type="simple" xlink:href="#id.aue6126bquhp"><text:span text:style-name="T45_22">changes</text:span></text:a></text:span><text:span text:style-name="T45_23"><text:a xlink:type="simple" xlink:href="#id.aue6126bquhp"><text:span text:style-name="T45_24"><text:s/></text:span></text:a></text:span><text:span text:style-name="T45_25"><text:a xlink:type="simple" xlink:href="#id.aue6126bquhp"><text:span text:style-name="T45_26">to</text:span></text:a></text:span><text:span text:style-name="T45_27"><text:a xlink:type="simple" xlink:href="#id.aue6126bquhp"><text:span text:style-name="T45_28"><text:s/></text:span></text:a></text:span><text:span text:style-name="T45_29"><text:a xlink:type="simple" xlink:href="#id.aue6126bquhp"><text:span text:style-name="T45_30">this</text:span></text:a></text:span><text:span text:style-name="T45_31"><text:a xlink:type="simple" xlink:href="#id.aue6126bquhp"><text:span text:style-name="T45_32"><text:s/></text:span></text:a></text:span><text:span text:style-name="T45_33"><text:a xlink:type="simple" xlink:href="#id.aue6126bquhp"><text:span text:style-name="T45_34">policy</text:span></text:a></text:span><text:span text:style-name="T45_35"><text:a xlink:type="simple" xlink:href="#id.aue6126bquhp"><text:span text:style-name="T45_36"><text:s/></text:span></text:a></text:span><text:span text:style-name="T45_37"><text:a xlink:type="simple" xlink:href="#id.aue6126bquhp"><text:span text:style-name="T45_38">or</text:span></text:a></text:span><text:span text:style-name="T45_39"><text:a xlink:type="simple" xlink:href="#id.aue6126bquhp"><text:span text:style-name="T45_40"><text:s/></text:span></text:a></text:span><text:span text:style-name="T45_41"><text:a xlink:type="simple" xlink:href="#id.aue6126bquhp"><text:span text:style-name="T45_42">law</text:span></text:a></text:span><text:span text:style-name="T45_43"><text:a xlink:type="simple" xlink:href="#id.aue6126bquhp"><text:span text:style-name="T45_44">.</text:span></text:a></text:span></text:p>
        </text:list-item>
      </text:list>
      <text:p text:style-name="P46"/>
      <text:p text:style-name="P47"/>
      <text:p text:style-name="P48"/>
      <text:p text:style-name="P49"/>
      <text:p text:style-name="P50"><text:span text:style-name="T50_1">Detailed</text:span><text:span text:style-name="T50_2"><text:s/></text:span><text:span text:style-name="T50_3">Information</text:span></text:p>
      <text:p text:style-name="P51"><text:span text:style-name="T51_1">Guidelines</text:span><text:span text:style-name="T51_2"><text:s/></text:span><text:span text:style-name="T51_3">for</text:span><text:span text:style-name="T51_4"><text:s/></text:span><text:span text:style-name="T51_5">Open</text:span><text:span text:style-name="T51_6"><text:s/></text:span><text:span text:style-name="T51_7">Data</text:span><text:span text:style-name="T51_8"><text:s/></text:span><text:span text:style-name="T51_9">Policies</text:span></text:p>
      <text:p text:style-name="P52"/>
      <text:p text:style-name="P53"><text:span text:style-name="T53_1">Open</text:span><text:span text:style-name="T53_2"><text:s/></text:span><text:span text:style-name="T53_3">Data</text:span><text:span text:style-name="T53_4"><text:s/></text:span><text:span text:style-name="T53_5">policies</text:span><text:span text:style-name="T53_6"><text:s/></text:span><text:span text:style-name="T53_7">can</text:span><text:span text:style-name="T53_8">...<text:s/></text:span></text:p>
      <text:p text:style-name="P54"/>
      <text:p text:style-name="P55"><text:bookmark-start text:name="id.3cztn6gjs8t3"/><text:bookmark-end text:name="id.3cztn6gjs8t3"/></text:p>
      <text:list text:style-name="LS2" xml:id="list39">
        <text:list-item>
          <text:p text:style-name="P56"><text:span text:style-name="T56_1">Mandate</text:span><text:span text:style-name="T56_2"><text:s/></text:span><text:span text:style-name="T56_3">open</text:span><text:span text:style-name="T56_4"><text:s/></text:span><text:span text:style-name="T56_5">formats</text:span><text:span text:style-name="T56_6"><text:s/></text:span><text:span text:style-name="T56_7">for</text:span><text:span text:style-name="T56_8"><text:s/></text:span><text:span text:style-name="T56_9">government</text:span><text:span text:style-name="T56_10"><text:s/></text:span><text:span text:style-name="T56_11">data</text:span><text:span text:style-name="T56_12">.</text:span></text:p>
        </text:list-item>
      </text:list>
      <text:p text:style-name="P57"/>
      <text:p text:style-name="P58"><text:span text:style-name="T58_1">The</text:span><text:span text:style-name="T58_2"><text:s/></text:span><text:span text:style-name="T58_3">utility</text:span><text:span text:style-name="T58_4">,<text:s/></text:span><text:span text:style-name="T58_5">quality</text:span><text:span text:style-name="T58_6">,<text:s/></text:span><text:span text:style-name="T58_7">and</text:span><text:span text:style-name="T58_8"><text:s/></text:span><text:span text:style-name="T58_9">permanence</text:span><text:span text:style-name="T58_10"><text:s/></text:span><text:span text:style-name="T58_11">of</text:span><text:span text:style-name="T58_12"><text:s/></text:span><text:span text:style-name="T58_13">information</text:span><text:span text:style-name="T58_14"><text:s/></text:span><text:span text:style-name="T58_15">depends</text:span><text:span text:style-name="T58_16"><text:s/></text:span><text:span text:style-name="T58_17">on</text:span><text:span text:style-name="T58_18"><text:s/></text:span><text:span text:style-name="T58_19">the</text:span><text:span text:style-name="T58_20"><text:s/></text:span><text:span text:style-name="T58_21">format</text:span><text:span text:style-name="T58_22"><text:s/></text:span><text:span text:style-name="T58_23">in</text:span><text:span text:style-name="T58_24"><text:s/></text:span><text:span text:style-name="T58_25">which</text:span><text:span text:style-name="T58_26"><text:s/></text:span><text:span text:style-name="T58_27">it</text:span><text:span text:style-name="T58_28">’</text:span><text:span text:style-name="T58_29">s</text:span><text:span text:style-name="T58_30"><text:s/></text:span><text:span text:style-name="T58_31">published</text:span><text:span text:style-name="T58_32">.<text:s/>“</text:span><text:span text:style-name="T58_33">Open</text:span><text:span text:style-name="T58_34">”<text:s/></text:span><text:span text:style-name="T58_35">formats</text:span><text:span text:style-name="T58_36"><text:s/></text:span><text:span text:style-name="T58_37">are</text:span><text:span text:style-name="T58_38"><text:s/></text:span><text:span text:style-name="T58_39">considered</text:span><text:span text:style-name="T58_40"><text:s/></text:span><text:span text:style-name="T58_41">best</text:span><text:span text:style-name="T58_42"><text:s/></text:span><text:span text:style-name="T58_43">practice</text:span><text:span text:style-name="T58_44"><text:s/></text:span><text:span text:style-name="T58_45">by</text:span><text:span text:style-name="T58_46"><text:s/></text:span><text:span text:style-name="T58_47">technology</text:span><text:span text:style-name="T58_48"><text:s/></text:span><text:span text:style-name="T58_49">and</text:span><text:span text:style-name="T58_50"><text:s/></text:span><text:span text:style-name="T58_51">transparency</text:span><text:span text:style-name="T58_52"><text:s/></text:span><text:span text:style-name="T58_53">communities</text:span><text:span text:style-name="T58_54"><text:s/></text:span><text:span text:style-name="T58_55">because</text:span><text:span text:style-name="T58_56"><text:s/></text:span><text:span text:style-name="T58_57">of</text:span><text:span text:style-name="T58_58"><text:s/></text:span><text:span text:style-name="T58_59">their</text:span><text:span text:style-name="T58_60"><text:s/></text:span><text:span text:style-name="T58_61">versatility</text:span><text:span text:style-name="T58_62">:<text:s/></text:span><text:span text:style-name="T58_63">To</text:span><text:span text:style-name="T58_64"><text:s/></text:span><text:span text:style-name="T58_65">quote</text:span><text:span text:style-name="T58_66"><text:s/></text:span><text:span text:style-name="T58_67"><text:a xlink:type="simple" xlink:href="http://razor.occams.info/pubdocs/opendataciviccapital.html#bestprac"><text:span text:style-name="T58_68">Josh</text:span></text:a></text:span><text:span text:style-name="T58_69"><text:a xlink:type="simple" xlink:href="http://razor.occams.info/pubdocs/opendataciviccapital.html#bestprac"><text:span text:style-name="T58_70"><text:s/></text:span></text:a></text:span><text:span text:style-name="T58_71"><text:a xlink:type="simple" xlink:href="http://razor.occams.info/pubdocs/opendataciviccapital.html#bestprac"><text:span text:style-name="T58_72">Tauberer</text:span></text:a></text:span><text:span text:style-name="T58_73"><text:note text:note-class="footnote"><text:note-citation/><text:note-body><text:p text:style-name="P59"><text:span text:style-name="T59_1"><text:s/></text:span><text:span text:style-name="T59_2">Open</text:span><text:span text:style-name="T59_3"><text:s/></text:span><text:span text:style-name="T59_4">Data</text:span><text:span text:style-name="T59_5"><text:s/></text:span><text:span text:style-name="T59_6">is</text:span><text:span text:style-name="T59_7"><text:s/></text:span><text:span text:style-name="T59_8">Civic</text:span><text:span text:style-name="T59_9"><text:s/></text:span><text:span text:style-name="T59_10">Capital</text:span><text:span text:style-name="T59_11">:<text:s/></text:span><text:span text:style-name="T59_12">Best</text:span><text:span text:style-name="T59_13"><text:s/></text:span><text:span text:style-name="T59_14">Practices</text:span><text:span text:style-name="T59_15"><text:s/></text:span><text:span text:style-name="T59_16">for</text:span><text:span text:style-name="T59_17"><text:s/>“</text:span><text:span text:style-name="T59_18">Open</text:span><text:span text:style-name="T59_19"><text:s/></text:span><text:span text:style-name="T59_20">Government</text:span><text:span text:style-name="T59_21"><text:s/></text:span><text:span text:style-name="T59_22">Data</text:span><text:span text:style-name="T59_23">,<text:s/></text:span><text:span text:style-name="T59_24">Josh</text:span><text:span text:style-name="T59_25"><text:s/></text:span><text:span text:style-name="T59_26">Tauberer</text:span><text:span text:style-name="T59_27">,<text:s/></text:span><text:span text:style-name="T59_28"><text:a xlink:type="simple" xlink:href="http://razor.occams.info/pubdocs/opendataciviccapital.html#bestprac"><text:span text:style-name="T59_29">http</text:span></text:a></text:span><text:span text:style-name="T59_30"><text:a xlink:type="simple" xlink:href="http://razor.occams.info/pubdocs/opendataciviccapital.html#bestprac"><text:span text:style-name="T59_31">://</text:span></text:a></text:span><text:span text:style-name="T59_32"><text:a xlink:type="simple" xlink:href="http://razor.occams.info/pubdocs/opendataciviccapital.html#bestprac"><text:span text:style-name="T59_33">razor</text:span></text:a></text:span><text:span text:style-name="T59_34"><text:a xlink:type="simple" xlink:href="http://razor.occams.info/pubdocs/opendataciviccapital.html#bestprac"><text:span text:style-name="T59_35">.</text:span></text:a></text:span><text:span text:style-name="T59_36"><text:a xlink:type="simple" xlink:href="http://razor.occams.info/pubdocs/opendataciviccapital.html#bestprac"><text:span text:style-name="T59_37">occams</text:span></text:a></text:span><text:span text:style-name="T59_38"><text:a xlink:type="simple" xlink:href="http://razor.occams.info/pubdocs/opendataciviccapital.html#bestprac"><text:span text:style-name="T59_39">.</text:span></text:a></text:span><text:span text:style-name="T59_40"><text:a xlink:type="simple" xlink:href="http://razor.occams.info/pubdocs/opendataciviccapital.html#bestprac"><text:span text:style-name="T59_41">info</text:span></text:a></text:span><text:span text:style-name="T59_42"><text:a xlink:type="simple" xlink:href="http://razor.occams.info/pubdocs/opendataciviccapital.html#bestprac"><text:span text:style-name="T59_43">/</text:span></text:a></text:span><text:span text:style-name="T59_44"><text:a xlink:type="simple" xlink:href="http://razor.occams.info/pubdocs/opendataciviccapital.html#bestprac"><text:span text:style-name="T59_45">pubdocs</text:span></text:a></text:span><text:span text:style-name="T59_46"><text:a xlink:type="simple" xlink:href="http://razor.occams.info/pubdocs/opendataciviccapital.html#bestprac"><text:span text:style-name="T59_47">/</text:span></text:a></text:span><text:span text:style-name="T59_48"><text:a xlink:type="simple" xlink:href="http://razor.occams.info/pubdocs/opendataciviccapital.html#bestprac"><text:span text:style-name="T59_49">opendataciviccapital</text:span></text:a></text:span><text:span text:style-name="T59_50"><text:a xlink:type="simple" xlink:href="http://razor.occams.info/pubdocs/opendataciviccapital.html#bestprac"><text:span text:style-name="T59_51">.</text:span></text:a></text:span><text:span text:style-name="T59_52"><text:a xlink:type="simple" xlink:href="http://razor.occams.info/pubdocs/opendataciviccapital.html#bestprac"><text:span text:style-name="T59_53">html</text:span></text:a></text:span><text:span text:style-name="T59_54"><text:a xlink:type="simple" xlink:href="http://razor.occams.info/pubdocs/opendataciviccapital.html#bestprac"><text:span text:style-name="T59_55">#</text:span></text:a></text:span><text:span text:style-name="T59_56"><text:a xlink:type="simple" xlink:href="http://razor.occams.info/pubdocs/opendataciviccapital.html#bestprac"><text:span text:style-name="T59_57">bestprac</text:span></text:a></text:span></text:p></text:note-body></text:note></text:span><text:span text:style-name="T59_58">,<text:s/></text:span><text:span text:style-name="T59_59">open</text:span><text:span text:style-name="T59_60"><text:s/></text:span><text:span text:style-name="T59_61">formats</text:span><text:span text:style-name="T59_62"><text:s/>“</text:span><text:span text:style-name="T59_63">tend</text:span><text:span text:style-name="T59_64"><text:s/></text:span><text:span text:style-name="T59_65">to</text:span><text:span text:style-name="T59_66"><text:s/></text:span><text:span text:style-name="T59_67">promote</text:span><text:span text:style-name="T59_68"><text:s/></text:span><text:span text:style-name="T59_69">a</text:span><text:span text:style-name="T59_70"><text:s/></text:span><text:span text:style-name="T59_71">wide</text:span><text:span text:style-name="T59_72"><text:s/></text:span><text:span text:style-name="T59_73">range</text:span><text:span text:style-name="T59_74"><text:s/></text:span><text:span text:style-name="T59_75">of</text:span><text:span text:style-name="T59_76"><text:s/></text:span><text:span text:style-name="T59_77">uses</text:span><text:span text:style-name="T59_78">,<text:s/></text:span><text:span text:style-name="T59_79">backward</text:span><text:span text:style-name="T59_80"><text:s/></text:span><text:span text:style-name="T59_81">and</text:span><text:span text:style-name="T59_82"><text:s/></text:span><text:span text:style-name="T59_83">forward</text:span><text:span text:style-name="T59_84"><text:s/></text:span><text:span text:style-name="T59_85">compatibility</text:span><text:span text:style-name="T59_86">,<text:s/></text:span><text:span text:style-name="T59_87">and</text:span><text:span text:style-name="T59_88"><text:s/></text:span><text:span text:style-name="T59_89">an</text:span><text:span text:style-name="T59_90"><text:s/></text:span><text:span text:style-name="T59_91">independence</text:span><text:span text:style-name="T59_92"><text:s/></text:span><text:span text:style-name="T59_93">from</text:span><text:span text:style-name="T59_94"><text:s/></text:span><text:span text:style-name="T59_95">short</text:span><text:span text:style-name="T59_96">-</text:span><text:span text:style-name="T59_97">term</text:span><text:span text:style-name="T59_98"><text:s/></text:span><text:span text:style-name="T59_99">commercial</text:span><text:span text:style-name="T59_100"><text:s/></text:span><text:span text:style-name="T59_101">interests</text:span><text:span text:style-name="T59_102">”.<text:s/></text:span><text:span text:style-name="T59_103">In</text:span><text:span text:style-name="T59_104"><text:s/></text:span><text:span text:style-name="T59_105">other</text:span><text:span text:style-name="T59_106"><text:s/></text:span><text:span text:style-name="T59_107">words</text:span><text:span text:style-name="T59_108">,<text:s/></text:span><text:span text:style-name="T59_109">these</text:span><text:span text:style-name="T59_110"><text:s/></text:span><text:span text:style-name="T59_111">formats</text:span><text:span text:style-name="T59_112"><text:s/></text:span><text:span text:style-name="T59_113">are</text:span><text:span text:style-name="T59_114"><text:s/></text:span><text:span text:style-name="T59_115">machine</text:span><text:span text:style-name="T59_116">-</text:span><text:span text:style-name="T59_117">readable</text:span><text:span text:style-name="T59_118"><text:s/>(</text:span><text:span text:style-name="T59_119">structured</text:span><text:span text:style-name="T59_120">),<text:s/></text:span><text:span text:style-name="T59_121">serve</text:span><text:span text:style-name="T59_122"><text:s/></text:span><text:span text:style-name="T59_123">searchable</text:span><text:span text:style-name="T59_124">,<text:s/></text:span><text:span text:style-name="T59_125">sortable</text:span><text:span text:style-name="T59_126"><text:s/></text:span><text:span text:style-name="T59_127">data</text:span><text:span text:style-name="T59_128">,<text:s/></text:span><text:span text:style-name="T59_129">and</text:span><text:span text:style-name="T59_130"><text:s/></text:span><text:span text:style-name="T59_131">tend</text:span><text:span text:style-name="T59_132"><text:s/></text:span><text:span text:style-name="T59_133">to</text:span><text:span text:style-name="T59_134"><text:s/></text:span><text:span text:style-name="T59_135">be</text:span><text:span text:style-name="T59_136"><text:s/></text:span><text:span text:style-name="T59_137">non</text:span><text:span text:style-name="T59_138">-</text:span><text:span text:style-name="T59_139">proprietary</text:span><text:span text:style-name="T59_140"><text:s/></text:span><text:span text:style-name="T59_141">and</text:span><text:span text:style-name="T59_142">/</text:span><text:span text:style-name="T59_143">or</text:span><text:span text:style-name="T59_144"><text:s/></text:span><text:span text:style-name="T59_145">implemented</text:span><text:span text:style-name="T59_146"><text:s/></text:span><text:span text:style-name="T59_147">in</text:span><text:span text:style-name="T59_148"><text:s/></text:span><text:span text:style-name="T59_149">open</text:span><text:span text:style-name="T59_150"><text:s/></text:span><text:span text:style-name="T59_151">source</text:span><text:span text:style-name="T59_152"><text:s/></text:span><text:span text:style-name="T59_153">software</text:span><text:span text:style-name="T59_154">.<text:s/></text:span><text:span text:style-name="T59_155">When</text:span><text:span text:style-name="T59_156"><text:s/></text:span><text:span text:style-name="T59_157">combined</text:span><text:span text:style-name="T59_158"><text:s/></text:span><text:span text:style-name="T59_159">with</text:span><text:span text:style-name="T59_160"><text:s/></text:span><text:span text:style-name="T59_161">appropriate</text:span><text:span text:style-name="T59_162"><text:s/></text:span><text:span text:style-name="T59_163">methods</text:span><text:span text:style-name="T59_164"><text:s/></text:span><text:span text:style-name="T59_165">of</text:span><text:span text:style-name="T59_166"><text:s/></text:span><text:span text:style-name="T59_167">distribution</text:span><text:span text:style-name="T59_168">,<text:s/></text:span><text:span text:style-name="T59_169">these</text:span><text:span text:style-name="T59_170"><text:s/></text:span><text:span text:style-name="T59_171">traits</text:span><text:span text:style-name="T59_172"><text:s/></text:span><text:span text:style-name="T59_173">maximize</text:span><text:span text:style-name="T59_174"><text:s/></text:span><text:span text:style-name="T59_175">the</text:span><text:span text:style-name="T59_176"><text:s/></text:span><text:span text:style-name="T59_177">degree</text:span><text:span text:style-name="T59_178"><text:s/></text:span><text:span text:style-name="T59_179">of</text:span><text:span text:style-name="T59_180"><text:s/></text:span><text:span text:style-name="T59_181">access</text:span><text:span text:style-name="T59_182">,<text:s/></text:span><text:span text:style-name="T59_183">use</text:span><text:span text:style-name="T59_184">,<text:s/></text:span><text:span text:style-name="T59_185">and</text:span><text:span text:style-name="T59_186"><text:s/></text:span><text:span text:style-name="T59_187">quality</text:span><text:span text:style-name="T59_188"><text:s/></text:span><text:span text:style-name="T59_189">of</text:span><text:span text:style-name="T59_190"><text:s/></text:span><text:span text:style-name="T59_191">published</text:span><text:span text:style-name="T59_192"><text:s/></text:span><text:span text:style-name="T59_193">information</text:span><text:span text:style-name="T59_194">.<text:s/></text:span><text:span text:style-name="T59_195">This</text:span><text:span text:style-name="T59_196"><text:s/></text:span><text:span text:style-name="T59_197">degree</text:span><text:span text:style-name="T59_198"><text:s/></text:span><text:span text:style-name="T59_199">of</text:span><text:span text:style-name="T59_200"><text:s/></text:span><text:span text:style-name="T59_201">access</text:span><text:span text:style-name="T59_202"><text:s/></text:span><text:span text:style-name="T59_203">and</text:span><text:span text:style-name="T59_204"><text:s/></text:span><text:span text:style-name="T59_205">interaction</text:span><text:span text:style-name="T59_206"><text:s/></text:span><text:span text:style-name="T59_207">allows</text:span><text:span text:style-name="T59_208"><text:s/></text:span><text:span text:style-name="T59_209">citizens</text:span><text:span text:style-name="T59_210"><text:s/></text:span><text:span text:style-name="T59_211">and</text:span><text:span text:style-name="T59_212"><text:s/></text:span><text:span text:style-name="T59_213">government</text:span><text:span text:style-name="T59_214"><text:s/></text:span><text:span text:style-name="T59_215">alike</text:span><text:span text:style-name="T59_216"><text:s/></text:span><text:span text:style-name="T59_217">to</text:span><text:span text:style-name="T59_218"><text:s/></text:span><text:span text:style-name="T59_219">get</text:span><text:span text:style-name="T59_220"><text:s/></text:span><text:span text:style-name="T59_221">the</text:span><text:span text:style-name="T59_222"><text:s/></text:span><text:span text:style-name="T59_223">most</text:span><text:span text:style-name="T59_224"><text:s/></text:span><text:span text:style-name="T59_225">out</text:span><text:span text:style-name="T59_226"><text:s/></text:span><text:span text:style-name="T59_227">of</text:span><text:span text:style-name="T59_228"><text:s/></text:span><text:span text:style-name="T59_229">the</text:span><text:span text:style-name="T59_230"><text:s/></text:span><text:span text:style-name="T59_231">data</text:span><text:span text:style-name="T59_232">.</text:span></text:p>
      <text:p text:style-name="P60"/>
      <text:p text:style-name="P61"><text:span text:style-name="T61_1">Specific</text:span><text:span text:style-name="T61_2"><text:s/></text:span><text:span text:style-name="T61_3">open</text:span><text:span text:style-name="T61_4"><text:s/></text:span><text:span text:style-name="T61_5">data</text:span><text:span text:style-name="T61_6"><text:s/></text:span><text:span text:style-name="T61_7">formats</text:span><text:span text:style-name="T61_8"><text:s/></text:span><text:span text:style-name="T61_9">include</text:span><text:span text:style-name="T61_10"><text:s/></text:span><text:span text:style-name="T61_11">JSON</text:span><text:span text:style-name="T61_12">,<text:s/></text:span><text:span text:style-name="T61_13">CSV</text:span><text:span text:style-name="T61_14">,<text:s/></text:span><text:span text:style-name="T61_15">and</text:span><text:span text:style-name="T61_16"><text:s/></text:span><text:span text:style-name="T61_17">XML</text:span><text:span text:style-name="T61_18"><text:s/>(</text:span><text:span text:style-name="T61_19">for</text:span><text:span text:style-name="T61_20"><text:s/></text:span><text:span text:style-name="T61_21">datasets</text:span><text:span text:style-name="T61_22">),<text:s/></text:span><text:span text:style-name="T61_23">and</text:span><text:span text:style-name="T61_24"><text:s/></text:span><text:span text:style-name="T61_25">HTML</text:span><text:span text:style-name="T61_26"><text:s/></text:span><text:span text:style-name="T61_27">and</text:span><text:span text:style-name="T61_28"><text:s/></text:span><text:span text:style-name="T61_29">plain</text:span><text:span text:style-name="T61_30"><text:s/></text:span><text:span text:style-name="T61_31">text</text:span><text:span text:style-name="T61_32"><text:s/>(</text:span><text:span text:style-name="T61_33">which</text:span><text:span text:style-name="T61_34"><text:s/></text:span><text:span text:style-name="T61_35">are</text:span><text:span text:style-name="T61_36"><text:s/></text:span><text:span text:style-name="T61_37">only</text:span><text:span text:style-name="T61_38"><text:s/></text:span><text:span text:style-name="T61_39">semi</text:span><text:span text:style-name="T61_40">-</text:span><text:span text:style-name="T61_41">structured</text:span><text:span text:style-name="T61_42">,<text:s/></text:span><text:span text:style-name="T61_43">but</text:span><text:span text:style-name="T61_44"><text:s/></text:span><text:span text:style-name="T61_45">can</text:span><text:span text:style-name="T61_46"><text:s/></text:span><text:span text:style-name="T61_47">provide</text:span><text:span text:style-name="T61_48"><text:s/></text:span><text:span text:style-name="T61_49">more</text:span><text:span text:style-name="T61_50"><text:s/></text:span><text:span text:style-name="T61_51">flexibility</text:span><text:span text:style-name="T61_52"><text:s/></text:span><text:span text:style-name="T61_53">for</text:span><text:span text:style-name="T61_54"><text:s/></text:span><text:span text:style-name="T61_55">documents</text:span><text:span text:style-name="T61_56">).<text:s/></text:span><text:span text:style-name="T61_57">The</text:span><text:span text:style-name="T61_58"><text:s/></text:span><text:span text:style-name="T61_59"><text:a xlink:type="simple" xlink:href="http://openstates.org/"><text:span text:style-name="T61_60">Open</text:span></text:a></text:span><text:span text:style-name="T61_61"><text:a xlink:type="simple" xlink:href="http://openstates.org/"><text:span text:style-name="T61_62"><text:s/></text:span></text:a></text:span><text:span text:style-name="T61_63"><text:a xlink:type="simple" xlink:href="http://openstates.org/"><text:span text:style-name="T61_64">States</text:span></text:a></text:span><text:span text:style-name="T61_65"><text:a xlink:type="simple" xlink:href="http://openstates.org/"><text:span text:style-name="T61_66"><text:s/></text:span></text:a></text:span><text:span text:style-name="T61_67"><text:a xlink:type="simple" xlink:href="http://openstates.org/"><text:span text:style-name="T61_68">Project</text:span></text:a></text:span><text:span text:style-name="T61_69"><text:note text:note-class="footnote"><text:note-citation/><text:note-body><text:p text:style-name="P62"><text:span text:style-name="T62_1"><text:s/></text:span><text:span text:style-name="T62_2">Open</text:span><text:span text:style-name="T62_3"><text:s/></text:span><text:span text:style-name="T62_4">States</text:span><text:span text:style-name="T62_5"><text:s/></text:span><text:span text:style-name="T62_6">Project</text:span><text:span text:style-name="T62_7">,<text:s/></text:span><text:span text:style-name="T62_8"><text:a xlink:type="simple" xlink:href="http://openstates.org/"><text:span text:style-name="T62_9">http</text:span></text:a></text:span><text:span text:style-name="T62_10"><text:a xlink:type="simple" xlink:href="http://openstates.org/"><text:span text:style-name="T62_11">://</text:span></text:a></text:span><text:span text:style-name="T62_12"><text:a xlink:type="simple" xlink:href="http://openstates.org/"><text:span text:style-name="T62_13">openstates</text:span></text:a></text:span><text:span text:style-name="T62_14"><text:a xlink:type="simple" xlink:href="http://openstates.org/"><text:span text:style-name="T62_15">.</text:span></text:a></text:span><text:span text:style-name="T62_16"><text:a xlink:type="simple" xlink:href="http://openstates.org/"><text:span text:style-name="T62_17">org</text:span></text:a></text:span><text:span text:style-name="T62_18"><text:a xlink:type="simple" xlink:href="http://openstates.org/"><text:span text:style-name="T62_19">/</text:span></text:a></text:span></text:p></text:note-body></text:note></text:span><text:span text:style-name="T62_20"><text:s/></text:span><text:span text:style-name="T62_21">has</text:span><text:span text:style-name="T62_22"><text:s/></text:span><text:span text:style-name="T62_23">explored</text:span><text:span text:style-name="T62_24"><text:s/></text:span><text:span text:style-name="T62_25">how</text:span><text:span text:style-name="T62_26"><text:s/></text:span><text:span text:style-name="T62_27">these</text:span><text:span text:style-name="T62_28"><text:s/></text:span><text:span text:style-name="T62_29">formats</text:span><text:span text:style-name="T62_30"><text:s/></text:span><text:span text:style-name="T62_31">relate</text:span><text:span text:style-name="T62_32"><text:s/></text:span><text:span text:style-name="T62_33">to</text:span><text:span text:style-name="T62_34"><text:s/></text:span><text:span text:style-name="T62_35">legislative</text:span><text:span text:style-name="T62_36"><text:s/></text:span><text:span text:style-name="T62_37">data</text:span><text:span text:style-name="T62_38"><text:s/></text:span><text:span text:style-name="T62_39">in</text:span><text:span text:style-name="T62_40"><text:s/></text:span><text:span text:style-name="T62_41"><text:a xlink:type="simple" xlink:href="http://code.google.com/p/openstates/wiki/StateBestPractices"><text:span text:style-name="T62_42">more</text:span></text:a></text:span><text:span text:style-name="T62_43"><text:a xlink:type="simple" xlink:href="http://code.google.com/p/openstates/wiki/StateBestPractices"><text:span text:style-name="T62_44"><text:s/></text:span></text:a></text:span><text:span text:style-name="T62_45"><text:a xlink:type="simple" xlink:href="http://code.google.com/p/openstates/wiki/StateBestPractices"><text:span text:style-name="T62_46">detail</text:span></text:a></text:span><text:span text:style-name="T62_47"><text:a xlink:type="simple" xlink:href="http://code.google.com/p/openstates/wiki/StateBestPractices"><text:span text:style-name="T62_48"><text:s/></text:span></text:a></text:span><text:span text:style-name="T62_49"><text:a xlink:type="simple" xlink:href="http://code.google.com/p/openstates/wiki/StateBestPractices"><text:span text:style-name="T62_50">here</text:span></text:a></text:span><text:span text:style-name="T62_51"><text:note text:note-class="footnote"><text:note-citation/><text:note-body><text:p text:style-name="P63"><text:span text:style-name="T63_1"><text:s/></text:span><text:span text:style-name="T63_2">Open</text:span><text:span text:style-name="T63_3"><text:s/></text:span><text:span text:style-name="T63_4">States</text:span><text:span text:style-name="T63_5"><text:s/></text:span><text:span text:style-name="T63_6">Project</text:span><text:span text:style-name="T63_7"><text:s/></text:span><text:span text:style-name="T63_8">Best</text:span><text:span text:style-name="T63_9"><text:s/></text:span><text:span text:style-name="T63_10">Practices</text:span><text:span text:style-name="T63_11"><text:s/></text:span><text:span text:style-name="T63_12">Wiki</text:span><text:span text:style-name="T63_13">,<text:s/></text:span><text:span text:style-name="T63_14"><text:a xlink:type="simple" xlink:href="http://code.google.com/p/openstates/wiki/StateBestPractices"><text:span text:style-name="T63_15">http</text:span></text:a></text:span><text:span text:style-name="T63_16"><text:a xlink:type="simple" xlink:href="http://code.google.com/p/openstates/wiki/StateBestPractices"><text:span text:style-name="T63_17">://</text:span></text:a></text:span><text:span text:style-name="T63_18"><text:a xlink:type="simple" xlink:href="http://code.google.com/p/openstates/wiki/StateBestPractices"><text:span text:style-name="T63_19">code</text:span></text:a></text:span><text:span text:style-name="T63_20"><text:a xlink:type="simple" xlink:href="http://code.google.com/p/openstates/wiki/StateBestPractices"><text:span text:style-name="T63_21">.</text:span></text:a></text:span><text:span text:style-name="T63_22"><text:a xlink:type="simple" xlink:href="http://code.google.com/p/openstates/wiki/StateBestPractices"><text:span text:style-name="T63_23">google</text:span></text:a></text:span><text:span text:style-name="T63_24"><text:a xlink:type="simple" xlink:href="http://code.google.com/p/openstates/wiki/StateBestPractices"><text:span text:style-name="T63_25">.</text:span></text:a></text:span><text:span text:style-name="T63_26"><text:a xlink:type="simple" xlink:href="http://code.google.com/p/openstates/wiki/StateBestPractices"><text:span text:style-name="T63_27">com</text:span></text:a></text:span><text:span text:style-name="T63_28"><text:a xlink:type="simple" xlink:href="http://code.google.com/p/openstates/wiki/StateBestPractices"><text:span text:style-name="T63_29">/</text:span></text:a></text:span><text:span text:style-name="T63_30"><text:a xlink:type="simple" xlink:href="http://code.google.com/p/openstates/wiki/StateBestPractices"><text:span text:style-name="T63_31">p</text:span></text:a></text:span><text:span text:style-name="T63_32"><text:a xlink:type="simple" xlink:href="http://code.google.com/p/openstates/wiki/StateBestPractices"><text:span text:style-name="T63_33">/</text:span></text:a></text:span><text:span text:style-name="T63_34"><text:a xlink:type="simple" xlink:href="http://code.google.com/p/openstates/wiki/StateBestPractices"><text:span text:style-name="T63_35">openstates</text:span></text:a></text:span><text:span text:style-name="T63_36"><text:a xlink:type="simple" xlink:href="http://code.google.com/p/openstates/wiki/StateBestPractices"><text:span text:style-name="T63_37">/</text:span></text:a></text:span><text:span text:style-name="T63_38"><text:a xlink:type="simple" xlink:href="http://code.google.com/p/openstates/wiki/StateBestPractices"><text:span text:style-name="T63_39">wiki</text:span></text:a></text:span><text:span text:style-name="T63_40"><text:a xlink:type="simple" xlink:href="http://code.google.com/p/openstates/wiki/StateBestPractices"><text:span text:style-name="T63_41">/</text:span></text:a></text:span><text:span text:style-name="T63_42"><text:a xlink:type="simple" xlink:href="http://code.google.com/p/openstates/wiki/StateBestPractices"><text:span text:style-name="T63_43">StateBestPractices</text:span></text:a></text:span></text:p></text:note-body></text:note></text:span><text:span text:style-name="T63_44">.<text:s/></text:span><text:span text:style-name="T63_45">More</text:span><text:span text:style-name="T63_46"><text:s/></text:span><text:span text:style-name="T63_47">details</text:span><text:span text:style-name="T63_48"><text:s/></text:span><text:span text:style-name="T63_49">about</text:span><text:span text:style-name="T63_50"><text:s/></text:span><text:span text:style-name="T63_51">file</text:span><text:span text:style-name="T63_52"><text:s/></text:span><text:span text:style-name="T63_53">formats</text:span><text:span text:style-name="T63_54"><text:s/></text:span><text:span text:style-name="T63_55">and</text:span><text:span text:style-name="T63_56"><text:s/></text:span><text:span text:style-name="T63_57">open</text:span><text:span text:style-name="T63_58"><text:s/></text:span><text:span text:style-name="T63_59">data</text:span><text:span text:style-name="T63_60"><text:s/></text:span><text:span text:style-name="T63_61">best</text:span><text:span text:style-name="T63_62"><text:s/></text:span><text:span text:style-name="T63_63">practices</text:span><text:span text:style-name="T63_64"><text:s/></text:span><text:span text:style-name="T63_65">can</text:span><text:span text:style-name="T63_66"><text:s/></text:span><text:span text:style-name="T63_67">be</text:span><text:span text:style-name="T63_68"><text:s/></text:span><text:span text:style-name="T63_69">found</text:span><text:span text:style-name="T63_70"><text:s/></text:span><text:span text:style-name="T63_71">in</text:span><text:span text:style-name="T63_72"><text:s/></text:span><text:span text:style-name="T63_73">the</text:span><text:span text:style-name="T63_74"><text:s/></text:span><text:span text:style-name="T63_75">Open</text:span><text:span text:style-name="T63_76"><text:s/></text:span><text:span text:style-name="T63_77">Knowledge</text:span><text:span text:style-name="T63_78"><text:s/></text:span><text:span text:style-name="T63_79">Foundation</text:span><text:span text:style-name="T63_80">’</text:span><text:span text:style-name="T63_81">s</text:span><text:span text:style-name="T63_82"><text:s/></text:span><text:span text:style-name="T63_83"><text:a xlink:type="simple" xlink:href="http://opendatahandbook.org/en/appendices/file-formats.html"><text:span text:style-name="T63_84">Open</text:span></text:a></text:span><text:span text:style-name="T63_85"><text:a xlink:type="simple" xlink:href="http://opendatahandbook.org/en/appendices/file-formats.html"><text:span text:style-name="T63_86"><text:s/></text:span></text:a></text:span><text:span text:style-name="T63_87"><text:a xlink:type="simple" xlink:href="http://opendatahandbook.org/en/appendices/file-formats.html"><text:span text:style-name="T63_88">Data</text:span></text:a></text:span><text:span text:style-name="T63_89"><text:a xlink:type="simple" xlink:href="http://opendatahandbook.org/en/appendices/file-formats.html"><text:span text:style-name="T63_90"><text:s/></text:span></text:a></text:span><text:span text:style-name="T63_91"><text:a xlink:type="simple" xlink:href="http://opendatahandbook.org/en/appendices/file-formats.html"><text:span text:style-name="T63_92">Handbook</text:span></text:a></text:span><text:span text:style-name="T63_93"><text:note text:note-class="footnote"><text:note-citation/><text:note-body><text:p text:style-name="P64"><text:span text:style-name="T64_1"><text:s/></text:span><text:span text:style-name="T64_2">Open</text:span><text:span text:style-name="T64_3"><text:s/></text:span><text:span text:style-name="T64_4">Data</text:span><text:span text:style-name="T64_5"><text:s/></text:span><text:span text:style-name="T64_6">Handbook</text:span><text:span text:style-name="T64_7"><text:s/></text:span><text:span text:style-name="T64_8">File</text:span><text:span text:style-name="T64_9"><text:s/></text:span><text:span text:style-name="T64_10">Formats</text:span><text:span text:style-name="T64_11"><text:s/></text:span><text:span text:style-name="T64_12">Overview</text:span><text:span text:style-name="T64_13">,<text:s/></text:span><text:span text:style-name="T64_14"><text:a xlink:type="simple" xlink:href="http://opendatahandbook.org/en/appendices/file-formats.html"><text:span text:style-name="T64_15">http</text:span></text:a></text:span><text:span text:style-name="T64_16"><text:a xlink:type="simple" xlink:href="http://opendatahandbook.org/en/appendices/file-formats.html"><text:span text:style-name="T64_17">://</text:span></text:a></text:span><text:span text:style-name="T64_18"><text:a xlink:type="simple" xlink:href="http://opendatahandbook.org/en/appendices/file-formats.html"><text:span text:style-name="T64_19">opendatahandbook</text:span></text:a></text:span><text:span text:style-name="T64_20"><text:a xlink:type="simple" xlink:href="http://opendatahandbook.org/en/appendices/file-formats.html"><text:span text:style-name="T64_21">.</text:span></text:a></text:span><text:span text:style-name="T64_22"><text:a xlink:type="simple" xlink:href="http://opendatahandbook.org/en/appendices/file-formats.html"><text:span text:style-name="T64_23">org</text:span></text:a></text:span><text:span text:style-name="T64_24"><text:a xlink:type="simple" xlink:href="http://opendatahandbook.org/en/appendices/file-formats.html"><text:span text:style-name="T64_25">/</text:span></text:a></text:span><text:span text:style-name="T64_26"><text:a xlink:type="simple" xlink:href="http://opendatahandbook.org/en/appendices/file-formats.html"><text:span text:style-name="T64_27">en</text:span></text:a></text:span><text:span text:style-name="T64_28"><text:a xlink:type="simple" xlink:href="http://opendatahandbook.org/en/appendices/file-formats.html"><text:span text:style-name="T64_29">/</text:span></text:a></text:span><text:span text:style-name="T64_30"><text:a xlink:type="simple" xlink:href="http://opendatahandbook.org/en/appendices/file-formats.html"><text:span text:style-name="T64_31">appendices</text:span></text:a></text:span><text:span text:style-name="T64_32"><text:a xlink:type="simple" xlink:href="http://opendatahandbook.org/en/appendices/file-formats.html"><text:span text:style-name="T64_33">/</text:span></text:a></text:span><text:span text:style-name="T64_34"><text:a xlink:type="simple" xlink:href="http://opendatahandbook.org/en/appendices/file-formats.html"><text:span text:style-name="T64_35">file</text:span></text:a></text:span><text:span text:style-name="T64_36"><text:a xlink:type="simple" xlink:href="http://opendatahandbook.org/en/appendices/file-formats.html"><text:span text:style-name="T64_37">-</text:span></text:a></text:span><text:span text:style-name="T64_38"><text:a xlink:type="simple" xlink:href="http://opendatahandbook.org/en/appendices/file-formats.html"><text:span text:style-name="T64_39">formats</text:span></text:a></text:span><text:span text:style-name="T64_40"><text:a xlink:type="simple" xlink:href="http://opendatahandbook.org/en/appendices/file-formats.html"><text:span text:style-name="T64_41">.</text:span></text:a></text:span><text:span text:style-name="T64_42"><text:a xlink:type="simple" xlink:href="http://opendatahandbook.org/en/appendices/file-formats.html"><text:span text:style-name="T64_43">html</text:span></text:a></text:span></text:p></text:note-body></text:note></text:span><text:span text:style-name="T64_44">,<text:s/></text:span><text:span text:style-name="T64_45">Josh</text:span><text:span text:style-name="T64_46"><text:s/></text:span><text:span text:style-name="T64_47">Tauberer</text:span><text:span text:style-name="T64_48">’</text:span><text:span text:style-name="T64_49">s</text:span><text:span text:style-name="T64_50"><text:s/></text:span><text:span text:style-name="T64_51"><text:a xlink:type="simple" xlink:href="http://razor.occams.info/pubdocs/opendataciviccapital.html#format"><text:span text:style-name="T64_52">Open</text:span></text:a></text:span><text:span text:style-name="T64_53"><text:a xlink:type="simple" xlink:href="http://razor.occams.info/pubdocs/opendataciviccapital.html#format"><text:span text:style-name="T64_54"><text:s/></text:span></text:a></text:span><text:span text:style-name="T64_55"><text:a xlink:type="simple" xlink:href="http://razor.occams.info/pubdocs/opendataciviccapital.html#format"><text:span text:style-name="T64_56">Data</text:span></text:a></text:span><text:span text:style-name="T64_57"><text:a xlink:type="simple" xlink:href="http://razor.occams.info/pubdocs/opendataciviccapital.html#format"><text:span text:style-name="T64_58"><text:s/></text:span></text:a></text:span><text:span text:style-name="T64_59"><text:a xlink:type="simple" xlink:href="http://razor.occams.info/pubdocs/opendataciviccapital.html#format"><text:span text:style-name="T64_60">is</text:span></text:a></text:span><text:span text:style-name="T64_61"><text:a xlink:type="simple" xlink:href="http://razor.occams.info/pubdocs/opendataciviccapital.html#format"><text:span text:style-name="T64_62"><text:s/></text:span></text:a></text:span><text:span text:style-name="T64_63"><text:a xlink:type="simple" xlink:href="http://razor.occams.info/pubdocs/opendataciviccapital.html#format"><text:span text:style-name="T64_64">Civic</text:span></text:a></text:span><text:span text:style-name="T64_65"><text:a xlink:type="simple" xlink:href="http://razor.occams.info/pubdocs/opendataciviccapital.html#format"><text:span text:style-name="T64_66"><text:s/></text:span></text:a></text:span><text:span text:style-name="T64_67"><text:a xlink:type="simple" xlink:href="http://razor.occams.info/pubdocs/opendataciviccapital.html#format"><text:span text:style-name="T64_68">Capital</text:span></text:a></text:span><text:span text:style-name="T64_69"><text:note text:note-class="footnote"><text:note-citation/><text:note-body><text:p text:style-name="P65"><text:span text:style-name="T65_1"><text:s/></text:span><text:span text:style-name="T65_2">Open</text:span><text:span text:style-name="T65_3"><text:s/></text:span><text:span text:style-name="T65_4">Data</text:span><text:span text:style-name="T65_5"><text:s/></text:span><text:span text:style-name="T65_6">is</text:span><text:span text:style-name="T65_7"><text:s/></text:span><text:span text:style-name="T65_8">Civic</text:span><text:span text:style-name="T65_9"><text:s/></text:span><text:span text:style-name="T65_10">Capital</text:span><text:span text:style-name="T65_11">,<text:s/></text:span><text:span text:style-name="T65_12">Josh</text:span><text:span text:style-name="T65_13"><text:s/></text:span><text:span text:style-name="T65_14">Tauberer</text:span><text:span text:style-name="T65_15">,<text:s/></text:span><text:span text:style-name="T65_16"><text:a xlink:type="simple" xlink:href="http://razor.occams.info/pubdocs/opendataciviccapital.html#format"><text:span text:style-name="T65_17">http</text:span></text:a></text:span><text:span text:style-name="T65_18"><text:a xlink:type="simple" xlink:href="http://razor.occams.info/pubdocs/opendataciviccapital.html#format"><text:span text:style-name="T65_19">://</text:span></text:a></text:span><text:span text:style-name="T65_20"><text:a xlink:type="simple" xlink:href="http://razor.occams.info/pubdocs/opendataciviccapital.html#format"><text:span text:style-name="T65_21">razor</text:span></text:a></text:span><text:span text:style-name="T65_22"><text:a xlink:type="simple" xlink:href="http://razor.occams.info/pubdocs/opendataciviccapital.html#format"><text:span text:style-name="T65_23">.</text:span></text:a></text:span><text:span text:style-name="T65_24"><text:a xlink:type="simple" xlink:href="http://razor.occams.info/pubdocs/opendataciviccapital.html#format"><text:span text:style-name="T65_25">occams</text:span></text:a></text:span><text:span text:style-name="T65_26"><text:a xlink:type="simple" xlink:href="http://razor.occams.info/pubdocs/opendataciviccapital.html#format"><text:span text:style-name="T65_27">.</text:span></text:a></text:span><text:span text:style-name="T65_28"><text:a xlink:type="simple" xlink:href="http://razor.occams.info/pubdocs/opendataciviccapital.html#format"><text:span text:style-name="T65_29">info</text:span></text:a></text:span><text:span text:style-name="T65_30"><text:a xlink:type="simple" xlink:href="http://razor.occams.info/pubdocs/opendataciviccapital.html#format"><text:span text:style-name="T65_31">/</text:span></text:a></text:span><text:span text:style-name="T65_32"><text:a xlink:type="simple" xlink:href="http://razor.occams.info/pubdocs/opendataciviccapital.html#format"><text:span text:style-name="T65_33">pubdocs</text:span></text:a></text:span><text:span text:style-name="T65_34"><text:a xlink:type="simple" xlink:href="http://razor.occams.info/pubdocs/opendataciviccapital.html#format"><text:span text:style-name="T65_35">/</text:span></text:a></text:span><text:span text:style-name="T65_36"><text:a xlink:type="simple" xlink:href="http://razor.occams.info/pubdocs/opendataciviccapital.html#format"><text:span text:style-name="T65_37">opendataciviccapital</text:span></text:a></text:span><text:span text:style-name="T65_38"><text:a xlink:type="simple" xlink:href="http://razor.occams.info/pubdocs/opendataciviccapital.html#format"><text:span text:style-name="T65_39">.</text:span></text:a></text:span><text:span text:style-name="T65_40"><text:a xlink:type="simple" xlink:href="http://razor.occams.info/pubdocs/opendataciviccapital.html#format"><text:span text:style-name="T65_41">html</text:span></text:a></text:span><text:span text:style-name="T65_42"><text:a xlink:type="simple" xlink:href="http://razor.occams.info/pubdocs/opendataciviccapital.html#format"><text:span text:style-name="T65_43">#</text:span></text:a></text:span><text:span text:style-name="T65_44"><text:a xlink:type="simple" xlink:href="http://razor.occams.info/pubdocs/opendataciviccapital.html#format"><text:span text:style-name="T65_45">format</text:span></text:a></text:span></text:p></text:note-body></text:note></text:span><text:span text:style-name="T65_46">,<text:s/></text:span><text:span text:style-name="T65_47">the</text:span><text:span text:style-name="T65_48"><text:s/></text:span><text:span text:style-name="T65_49"><text:a xlink:type="simple" xlink:href="https://public.resource.org/8_principles.html"><text:span text:style-name="T65_50">8<text:s/></text:span></text:a></text:span><text:span text:style-name="T65_51"><text:a xlink:type="simple" xlink:href="https://public.resource.org/8_principles.html"><text:span text:style-name="T65_52">Open</text:span></text:a></text:span><text:span text:style-name="T65_53"><text:a xlink:type="simple" xlink:href="https://public.resource.org/8_principles.html"><text:span text:style-name="T65_54"><text:s/></text:span></text:a></text:span><text:span text:style-name="T65_55"><text:a xlink:type="simple" xlink:href="https://public.resource.org/8_principles.html"><text:span text:style-name="T65_56">Government</text:span></text:a></text:span><text:span text:style-name="T65_57"><text:a xlink:type="simple" xlink:href="https://public.resource.org/8_principles.html"><text:span text:style-name="T65_58"><text:s/></text:span></text:a></text:span><text:span text:style-name="T65_59"><text:a xlink:type="simple" xlink:href="https://public.resource.org/8_principles.html"><text:span text:style-name="T65_60">Data</text:span></text:a></text:span><text:span text:style-name="T65_61"><text:a xlink:type="simple" xlink:href="https://public.resource.org/8_principles.html"><text:span text:style-name="T65_62"><text:s/></text:span></text:a></text:span><text:span text:style-name="T65_63"><text:a xlink:type="simple" xlink:href="https://public.resource.org/8_principles.html"><text:span text:style-name="T65_64">Principles</text:span></text:a></text:span><text:span text:style-name="T65_65"><text:note text:note-class="footnote"><text:note-citation/><text:note-body><text:p text:style-name="P66"><text:span text:style-name="T66_1"><text:s/>8<text:s/></text:span><text:span text:style-name="T66_2">Open</text:span><text:span text:style-name="T66_3"><text:s/></text:span><text:span text:style-name="T66_4">Government</text:span><text:span text:style-name="T66_5"><text:s/></text:span><text:span text:style-name="T66_6">Data</text:span><text:span text:style-name="T66_7"><text:s/></text:span><text:span text:style-name="T66_8">Principles</text:span><text:span text:style-name="T66_9">,<text:s/></text:span><text:span text:style-name="T66_10">Public</text:span><text:span text:style-name="T66_11">.</text:span><text:span text:style-name="T66_12">Resource</text:span><text:span text:style-name="T66_13">.</text:span><text:span text:style-name="T66_14">Org</text:span><text:span text:style-name="T66_15">,<text:s/></text:span><text:span text:style-name="T66_16"><text:a xlink:type="simple" xlink:href="https://public.resource.org/8_principles.html"><text:span text:style-name="T66_17">https</text:span></text:a></text:span><text:span text:style-name="T66_18"><text:a xlink:type="simple" xlink:href="https://public.resource.org/8_principles.html"><text:span text:style-name="T66_19">://</text:span></text:a></text:span><text:span text:style-name="T66_20"><text:a xlink:type="simple" xlink:href="https://public.resource.org/8_principles.html"><text:span text:style-name="T66_21">public</text:span></text:a></text:span><text:span text:style-name="T66_22"><text:a xlink:type="simple" xlink:href="https://public.resource.org/8_principles.html"><text:span text:style-name="T66_23">.</text:span></text:a></text:span><text:span text:style-name="T66_24"><text:a xlink:type="simple" xlink:href="https://public.resource.org/8_principles.html"><text:span text:style-name="T66_25">resource</text:span></text:a></text:span><text:span text:style-name="T66_26"><text:a xlink:type="simple" xlink:href="https://public.resource.org/8_principles.html"><text:span text:style-name="T66_27">.</text:span></text:a></text:span><text:span text:style-name="T66_28"><text:a xlink:type="simple" xlink:href="https://public.resource.org/8_principles.html"><text:span text:style-name="T66_29">org</text:span></text:a></text:span><text:span text:style-name="T66_30"><text:a xlink:type="simple" xlink:href="https://public.resource.org/8_principles.html"><text:span text:style-name="T66_31">/8_</text:span></text:a></text:span><text:span text:style-name="T66_32"><text:a xlink:type="simple" xlink:href="https://public.resource.org/8_principles.html"><text:span text:style-name="T66_33">principles</text:span></text:a></text:span><text:span text:style-name="T66_34"><text:a xlink:type="simple" xlink:href="https://public.resource.org/8_principles.html"><text:span text:style-name="T66_35">.</text:span></text:a></text:span><text:span text:style-name="T66_36"><text:a xlink:type="simple" xlink:href="https://public.resource.org/8_principles.html"><text:span text:style-name="T66_37">html</text:span></text:a></text:span></text:p></text:note-body></text:note></text:span><text:span text:style-name="T66_38">,<text:s/></text:span><text:span text:style-name="T66_39">the</text:span><text:span text:style-name="T66_40"><text:s/></text:span><text:span text:style-name="T66_41"><text:a xlink:type="simple" xlink:href="http://sunlightfoundation.com/policy/documents/ten-open-data-principles/"><text:span text:style-name="T66_42">10<text:s/></text:span></text:a></text:span><text:span text:style-name="T66_43"><text:a xlink:type="simple" xlink:href="http://sunlightfoundation.com/policy/documents/ten-open-data-principles/"><text:span text:style-name="T66_44">Open</text:span></text:a></text:span><text:span text:style-name="T66_45"><text:a xlink:type="simple" xlink:href="http://sunlightfoundation.com/policy/documents/ten-open-data-principles/"><text:span text:style-name="T66_46"><text:s/></text:span></text:a></text:span><text:span text:style-name="T66_47"><text:a xlink:type="simple" xlink:href="http://sunlightfoundation.com/policy/documents/ten-open-data-principles/"><text:span text:style-name="T66_48">Government</text:span></text:a></text:span><text:span text:style-name="T66_49"><text:a xlink:type="simple" xlink:href="http://sunlightfoundation.com/policy/documents/ten-open-data-principles/"><text:span text:style-name="T66_50"><text:s/></text:span></text:a></text:span><text:span text:style-name="T66_51"><text:a xlink:type="simple" xlink:href="http://sunlightfoundation.com/policy/documents/ten-open-data-principles/"><text:span text:style-name="T66_52">Data</text:span></text:a></text:span><text:span text:style-name="T66_53"><text:a xlink:type="simple" xlink:href="http://sunlightfoundation.com/policy/documents/ten-open-data-principles/"><text:span text:style-name="T66_54"><text:s/></text:span></text:a></text:span><text:span text:style-name="T66_55"><text:a xlink:type="simple" xlink:href="http://sunlightfoundation.com/policy/documents/ten-open-data-principles/"><text:span text:style-name="T66_56">Principles</text:span></text:a></text:span><text:span text:style-name="T66_57"><text:note text:note-class="footnote"><text:note-citation/><text:note-body><text:p text:style-name="P67"><text:span text:style-name="T67_1"><text:s/>10<text:s/></text:span><text:span text:style-name="T67_2">Principles</text:span><text:span text:style-name="T67_3"><text:s/></text:span><text:span text:style-name="T67_4">for</text:span><text:span text:style-name="T67_5"><text:s/></text:span><text:span text:style-name="T67_6">Opening</text:span><text:span text:style-name="T67_7"><text:s/></text:span><text:span text:style-name="T67_8">Up</text:span><text:span text:style-name="T67_9"><text:s/></text:span><text:span text:style-name="T67_10">Government</text:span><text:span text:style-name="T67_11"><text:s/></text:span><text:span text:style-name="T67_12">Information</text:span><text:span text:style-name="T67_13">,<text:s/></text:span><text:span text:style-name="T67_14">Sunlight</text:span><text:span text:style-name="T67_15"><text:s/></text:span><text:span text:style-name="T67_16">Foundation</text:span><text:span text:style-name="T67_17">,<text:s/></text:span><text:span text:style-name="T67_18"><text:a xlink:type="simple" xlink:href="http://sunlightfoundation.com/policy/documents/ten-open-data-principles/"><text:span text:style-name="T67_19">http</text:span></text:a></text:span><text:span text:style-name="T67_20"><text:a xlink:type="simple" xlink:href="http://sunlightfoundation.com/policy/documents/ten-open-data-principles/"><text:span text:style-name="T67_21">://</text:span></text:a></text:span><text:span text:style-name="T67_22"><text:a xlink:type="simple" xlink:href="http://sunlightfoundation.com/policy/documents/ten-open-data-principles/"><text:span text:style-name="T67_23">sunlightfoundation</text:span></text:a></text:span><text:span text:style-name="T67_24"><text:a xlink:type="simple" xlink:href="http://sunlightfoundation.com/policy/documents/ten-open-data-principles/"><text:span text:style-name="T67_25">.</text:span></text:a></text:span><text:span text:style-name="T67_26"><text:a xlink:type="simple" xlink:href="http://sunlightfoundation.com/policy/documents/ten-open-data-principles/"><text:span text:style-name="T67_27">com</text:span></text:a></text:span><text:span text:style-name="T67_28"><text:a xlink:type="simple" xlink:href="http://sunlightfoundation.com/policy/documents/ten-open-data-principles/"><text:span text:style-name="T67_29">/</text:span></text:a></text:span><text:span text:style-name="T67_30"><text:a xlink:type="simple" xlink:href="http://sunlightfoundation.com/policy/documents/ten-open-data-principles/"><text:span text:style-name="T67_31">policy</text:span></text:a></text:span><text:span text:style-name="T67_32"><text:a xlink:type="simple" xlink:href="http://sunlightfoundation.com/policy/documents/ten-open-data-principles/"><text:span text:style-name="T67_33">/</text:span></text:a></text:span><text:span text:style-name="T67_34"><text:a xlink:type="simple" xlink:href="http://sunlightfoundation.com/policy/documents/ten-open-data-principles/"><text:span text:style-name="T67_35">documents</text:span></text:a></text:span><text:span text:style-name="T67_36"><text:a xlink:type="simple" xlink:href="http://sunlightfoundation.com/policy/documents/ten-open-data-principles/"><text:span text:style-name="T67_37">/</text:span></text:a></text:span><text:span text:style-name="T67_38"><text:a xlink:type="simple" xlink:href="http://sunlightfoundation.com/policy/documents/ten-open-data-principles/"><text:span text:style-name="T67_39">ten</text:span></text:a></text:span><text:span text:style-name="T67_40"><text:a xlink:type="simple" xlink:href="http://sunlightfoundation.com/policy/documents/ten-open-data-principles/"><text:span text:style-name="T67_41">-</text:span></text:a></text:span><text:span text:style-name="T67_42"><text:a xlink:type="simple" xlink:href="http://sunlightfoundation.com/policy/documents/ten-open-data-principles/"><text:span text:style-name="T67_43">open</text:span></text:a></text:span><text:span text:style-name="T67_44"><text:a xlink:type="simple" xlink:href="http://sunlightfoundation.com/policy/documents/ten-open-data-principles/"><text:span text:style-name="T67_45">-</text:span></text:a></text:span><text:span text:style-name="T67_46"><text:a xlink:type="simple" xlink:href="http://sunlightfoundation.com/policy/documents/ten-open-data-principles/"><text:span text:style-name="T67_47">data</text:span></text:a></text:span><text:span text:style-name="T67_48"><text:a xlink:type="simple" xlink:href="http://sunlightfoundation.com/policy/documents/ten-open-data-principles/"><text:span text:style-name="T67_49">-</text:span></text:a></text:span><text:span text:style-name="T67_50"><text:a xlink:type="simple" xlink:href="http://sunlightfoundation.com/policy/documents/ten-open-data-principles/"><text:span text:style-name="T67_51">principles</text:span></text:a></text:span><text:span text:style-name="T67_52"><text:a xlink:type="simple" xlink:href="http://sunlightfoundation.com/policy/documents/ten-open-data-principles/"><text:span text:style-name="T67_53">/</text:span></text:a></text:span></text:p></text:note-body></text:note></text:span><text:span text:style-name="T67_54">,<text:s/></text:span><text:span text:style-name="T67_55">and</text:span><text:span text:style-name="T67_56"><text:s/></text:span><text:span text:style-name="T67_57"><text:a xlink:type="simple" xlink:href="http://www.opsi.gov.uk/advice/poi/power-of-information-review.pdf"><text:span text:style-name="T67_58">The</text:span></text:a></text:span><text:span text:style-name="T67_59"><text:a xlink:type="simple" xlink:href="http://www.opsi.gov.uk/advice/poi/power-of-information-review.pdf"><text:span text:style-name="T67_60"><text:s/></text:span></text:a></text:span><text:span text:style-name="T67_61"><text:a xlink:type="simple" xlink:href="http://www.opsi.gov.uk/advice/poi/power-of-information-review.pdf"><text:span text:style-name="T67_62">Power</text:span></text:a></text:span><text:span text:style-name="T67_63"><text:a xlink:type="simple" xlink:href="http://www.opsi.gov.uk/advice/poi/power-of-information-review.pdf"><text:span text:style-name="T67_64"><text:s/></text:span></text:a></text:span><text:span text:style-name="T67_65"><text:a xlink:type="simple" xlink:href="http://www.opsi.gov.uk/advice/poi/power-of-information-review.pdf"><text:span text:style-name="T67_66">of</text:span></text:a></text:span><text:span text:style-name="T67_67"><text:a xlink:type="simple" xlink:href="http://www.opsi.gov.uk/advice/poi/power-of-information-review.pdf"><text:span text:style-name="T67_68"><text:s/></text:span></text:a></text:span><text:span text:style-name="T67_69"><text:a xlink:type="simple" xlink:href="http://www.opsi.gov.uk/advice/poi/power-of-information-review.pdf"><text:span text:style-name="T67_70">Information</text:span></text:a></text:span><text:span text:style-name="T67_71"><text:a xlink:type="simple" xlink:href="http://www.opsi.gov.uk/advice/poi/power-of-information-review.pdf"><text:span text:style-name="T67_72"><text:s/></text:span></text:a></text:span><text:span text:style-name="T67_73"><text:a xlink:type="simple" xlink:href="http://www.opsi.gov.uk/advice/poi/power-of-information-review.pdf"><text:span text:style-name="T67_74">report</text:span></text:a></text:span><text:span text:style-name="T67_75"><text:note text:note-class="footnote"><text:note-citation/><text:note-body><text:p text:style-name="P68"><text:span text:style-name="T68_1"><text:s/></text:span><text:span text:style-name="T68_2">The</text:span><text:span text:style-name="T68_3"><text:s/></text:span><text:span text:style-name="T68_4">Power</text:span><text:span text:style-name="T68_5"><text:s/></text:span><text:span text:style-name="T68_6">of</text:span><text:span text:style-name="T68_7"><text:s/></text:span><text:span text:style-name="T68_8">Information</text:span><text:span text:style-name="T68_9">,<text:s/></text:span><text:span text:style-name="T68_10">Ed</text:span><text:span text:style-name="T68_11"><text:s/></text:span><text:span text:style-name="T68_12">Mayo</text:span><text:span text:style-name="T68_13"><text:s/></text:span><text:span text:style-name="T68_14">and</text:span><text:span text:style-name="T68_15"><text:s/></text:span><text:span text:style-name="T68_16">Tom</text:span><text:span text:style-name="T68_17"><text:s/></text:span><text:span text:style-name="T68_18">Steinberg</text:span><text:span text:style-name="T68_19">,<text:s/></text:span><text:span text:style-name="T68_20"><text:a xlink:type="simple" xlink:href="http://www.opsi.gov.uk/advice/poi/power-of-information-review.pdf"><text:span text:style-name="T68_21">http</text:span></text:a></text:span><text:span text:style-name="T68_22"><text:a xlink:type="simple" xlink:href="http://www.opsi.gov.uk/advice/poi/power-of-information-review.pdf"><text:span text:style-name="T68_23">://</text:span></text:a></text:span><text:span text:style-name="T68_24"><text:a xlink:type="simple" xlink:href="http://www.opsi.gov.uk/advice/poi/power-of-information-review.pdf"><text:span text:style-name="T68_25">www</text:span></text:a></text:span><text:span text:style-name="T68_26"><text:a xlink:type="simple" xlink:href="http://www.opsi.gov.uk/advice/poi/power-of-information-review.pdf"><text:span text:style-name="T68_27">.</text:span></text:a></text:span><text:span text:style-name="T68_28"><text:a xlink:type="simple" xlink:href="http://www.opsi.gov.uk/advice/poi/power-of-information-review.pdf"><text:span text:style-name="T68_29">opsi</text:span></text:a></text:span><text:span text:style-name="T68_30"><text:a xlink:type="simple" xlink:href="http://www.opsi.gov.uk/advice/poi/power-of-information-review.pdf"><text:span text:style-name="T68_31">.</text:span></text:a></text:span><text:span text:style-name="T68_32"><text:a xlink:type="simple" xlink:href="http://www.opsi.gov.uk/advice/poi/power-of-information-review.pdf"><text:span text:style-name="T68_33">gov</text:span></text:a></text:span><text:span text:style-name="T68_34"><text:a xlink:type="simple" xlink:href="http://www.opsi.gov.uk/advice/poi/power-of-information-review.pdf"><text:span text:style-name="T68_35">.</text:span></text:a></text:span><text:span text:style-name="T68_36"><text:a xlink:type="simple" xlink:href="http://www.opsi.gov.uk/advice/poi/power-of-information-review.pdf"><text:span text:style-name="T68_37">uk</text:span></text:a></text:span><text:span text:style-name="T68_38"><text:a xlink:type="simple" xlink:href="http://www.opsi.gov.uk/advice/poi/power-of-information-review.pdf"><text:span text:style-name="T68_39">/</text:span></text:a></text:span><text:span text:style-name="T68_40"><text:a xlink:type="simple" xlink:href="http://www.opsi.gov.uk/advice/poi/power-of-information-review.pdf"><text:span text:style-name="T68_41">advice</text:span></text:a></text:span><text:span text:style-name="T68_42"><text:a xlink:type="simple" xlink:href="http://www.opsi.gov.uk/advice/poi/power-of-information-review.pdf"><text:span text:style-name="T68_43">/</text:span></text:a></text:span><text:span text:style-name="T68_44"><text:a xlink:type="simple" xlink:href="http://www.opsi.gov.uk/advice/poi/power-of-information-review.pdf"><text:span text:style-name="T68_45">poi</text:span></text:a></text:span><text:span text:style-name="T68_46"><text:a xlink:type="simple" xlink:href="http://www.opsi.gov.uk/advice/poi/power-of-information-review.pdf"><text:span text:style-name="T68_47">/</text:span></text:a></text:span><text:span text:style-name="T68_48"><text:a xlink:type="simple" xlink:href="http://www.opsi.gov.uk/advice/poi/power-of-information-review.pdf"><text:span text:style-name="T68_49">power</text:span></text:a></text:span><text:span text:style-name="T68_50"><text:a xlink:type="simple" xlink:href="http://www.opsi.gov.uk/advice/poi/power-of-information-review.pdf"><text:span text:style-name="T68_51">-</text:span></text:a></text:span><text:span text:style-name="T68_52"><text:a xlink:type="simple" xlink:href="http://www.opsi.gov.uk/advice/poi/power-of-information-review.pdf"><text:span text:style-name="T68_53">of</text:span></text:a></text:span><text:span text:style-name="T68_54"><text:a xlink:type="simple" xlink:href="http://www.opsi.gov.uk/advice/poi/power-of-information-review.pdf"><text:span text:style-name="T68_55">-</text:span></text:a></text:span><text:span text:style-name="T68_56"><text:a xlink:type="simple" xlink:href="http://www.opsi.gov.uk/advice/poi/power-of-information-review.pdf"><text:span text:style-name="T68_57">information</text:span></text:a></text:span><text:span text:style-name="T68_58"><text:a xlink:type="simple" xlink:href="http://www.opsi.gov.uk/advice/poi/power-of-information-review.pdf"><text:span text:style-name="T68_59">-</text:span></text:a></text:span><text:span text:style-name="T68_60"><text:a xlink:type="simple" xlink:href="http://www.opsi.gov.uk/advice/poi/power-of-information-review.pdf"><text:span text:style-name="T68_61">review</text:span></text:a></text:span><text:span text:style-name="T68_62"><text:a xlink:type="simple" xlink:href="http://www.opsi.gov.uk/advice/poi/power-of-information-review.pdf"><text:span text:style-name="T68_63">.</text:span></text:a></text:span><text:span text:style-name="T68_64"><text:a xlink:type="simple" xlink:href="http://www.opsi.gov.uk/advice/poi/power-of-information-review.pdf"><text:span text:style-name="T68_65">pdf</text:span></text:a></text:span></text:p></text:note-body></text:note></text:span><text:span text:style-name="T68_66">.</text:span></text:p>
      <text:p text:style-name="P69"/>
      <text:p text:style-name="P70"><text:span text:style-name="T70_1">Open</text:span><text:span text:style-name="T70_2"><text:s/></text:span><text:span text:style-name="T70_3">format</text:span><text:span text:style-name="T70_4"><text:s/></text:span><text:span text:style-name="T70_5">provisions</text:span><text:span text:style-name="T70_6"><text:s/></text:span><text:span text:style-name="T70_7">can</text:span><text:span text:style-name="T70_8"><text:s/></text:span><text:span text:style-name="T70_9">be</text:span><text:span text:style-name="T70_10"><text:s/></text:span><text:span text:style-name="T70_11">broad</text:span><text:span text:style-name="T70_12"><text:s/></text:span><text:span text:style-name="T70_13">or</text:span><text:span text:style-name="T70_14"><text:s/></text:span><text:span text:style-name="T70_15">specific</text:span><text:span text:style-name="T70_16"><text:s/></text:span><text:span text:style-name="T70_17">in</text:span><text:span text:style-name="T70_18"><text:s/></text:span><text:span text:style-name="T70_19">scope</text:span><text:span text:style-name="T70_20">.<text:s/></text:span><text:span text:style-name="T70_21">More</text:span><text:span text:style-name="T70_22"><text:s/></text:span><text:span text:style-name="T70_23">broadly</text:span><text:span text:style-name="T70_24"><text:s/></text:span><text:span text:style-name="T70_25">defined</text:span><text:span text:style-name="T70_26"><text:s/></text:span><text:span text:style-name="T70_27">provisions</text:span><text:span text:style-name="T70_28"><text:s/></text:span><text:span text:style-name="T70_29">are</text:span><text:span text:style-name="T70_30"><text:s/></text:span><text:span text:style-name="T70_31">generally</text:span><text:span text:style-name="T70_32"><text:s/></text:span><text:span text:style-name="T70_33">hard</text:span><text:span text:style-name="T70_34"><text:s/></text:span><text:span text:style-name="T70_35">to</text:span><text:span text:style-name="T70_36"><text:s/></text:span><text:span text:style-name="T70_37">enforce</text:span><text:span text:style-name="T70_38">,<text:s/></text:span><text:span text:style-name="T70_39">but</text:span><text:span text:style-name="T70_40"><text:s/></text:span><text:span text:style-name="T70_41">can</text:span><text:span text:style-name="T70_42"><text:s/></text:span><text:span text:style-name="T70_43">still</text:span><text:span text:style-name="T70_44"><text:s/></text:span><text:span text:style-name="T70_45">be</text:span><text:span text:style-name="T70_46"><text:s/></text:span><text:span text:style-name="T70_47">helpful</text:span><text:span text:style-name="T70_48"><text:s/></text:span><text:span text:style-name="T70_49">as</text:span><text:span text:style-name="T70_50"><text:s/></text:span><text:span text:style-name="T70_51">statements</text:span><text:span text:style-name="T70_52"><text:s/></text:span><text:span text:style-name="T70_53">of</text:span><text:span text:style-name="T70_54"><text:s/></text:span><text:span text:style-name="T70_55">general</text:span><text:span text:style-name="T70_56"><text:s/></text:span><text:span text:style-name="T70_57">policy</text:span><text:span text:style-name="T70_58">.<text:s/></text:span><text:span text:style-name="T70_59">Provisions</text:span><text:span text:style-name="T70_60"><text:s/></text:span><text:span text:style-name="T70_61">that</text:span><text:span text:style-name="T70_62"><text:s/></text:span><text:span text:style-name="T70_63">use</text:span><text:span text:style-name="T70_64"><text:s/></text:span><text:span text:style-name="T70_65">more</text:span><text:span text:style-name="T70_66"><text:s/></text:span><text:span text:style-name="T70_67">specific</text:span><text:span text:style-name="T70_68"><text:s/></text:span><text:span text:style-name="T70_69">wording</text:span><text:span text:style-name="T70_70"><text:s/>(</text:span><text:span text:style-name="T70_71">e</text:span><text:span text:style-name="T70_72">.</text:span><text:span text:style-name="T70_73">g</text:span><text:span text:style-name="T70_74">.<text:s/></text:span><text:span text:style-name="T70_75">those</text:span><text:span text:style-name="T70_76"><text:s/></text:span><text:span text:style-name="T70_77">that</text:span><text:span text:style-name="T70_78"><text:s/></text:span><text:span text:style-name="T70_79">define</text:span><text:span text:style-name="T70_80"><text:s/></text:span><text:span text:style-name="T70_81">both</text:span><text:span text:style-name="T70_82"><text:s/></text:span><text:span text:style-name="T70_83">specific</text:span><text:span text:style-name="T70_84"><text:s/></text:span><text:span text:style-name="T70_85">datasets</text:span><text:span text:style-name="T70_86"><text:s/></text:span><text:span text:style-name="T70_87">and</text:span><text:span text:style-name="T70_88"><text:s/></text:span><text:span text:style-name="T70_89">the</text:span><text:span text:style-name="T70_90"><text:s/></text:span><text:span text:style-name="T70_91">formats</text:span><text:span text:style-name="T70_92"><text:s/></text:span><text:span text:style-name="T70_93">that</text:span><text:span text:style-name="T70_94"><text:s/></text:span><text:span text:style-name="T70_95">they</text:span><text:span text:style-name="T70_96">’</text:span><text:span text:style-name="T70_97">ll</text:span><text:span text:style-name="T70_98"><text:s/></text:span><text:span text:style-name="T70_99">be</text:span><text:span text:style-name="T70_100"><text:s/></text:span><text:span text:style-name="T70_101">released</text:span><text:span text:style-name="T70_102"><text:s/></text:span><text:span text:style-name="T70_103">in</text:span><text:span text:style-name="T70_104">)<text:s/></text:span><text:span text:style-name="T70_105">are</text:span><text:span text:style-name="T70_106"><text:s/></text:span><text:span text:style-name="T70_107">more</text:span><text:span text:style-name="T70_108"><text:s/></text:span><text:span text:style-name="T70_109">likely</text:span><text:span text:style-name="T70_110"><text:s/></text:span><text:span text:style-name="T70_111">to</text:span><text:span text:style-name="T70_112"><text:s/></text:span><text:span text:style-name="T70_113">cause</text:span><text:span text:style-name="T70_114"><text:s/></text:span><text:span text:style-name="T70_115">meaningful</text:span><text:span text:style-name="T70_116"><text:s/></text:span><text:span text:style-name="T70_117">change</text:span><text:span text:style-name="T70_118"><text:s/></text:span><text:span text:style-name="T70_119">but</text:span><text:span text:style-name="T70_120"><text:s/></text:span><text:span text:style-name="T70_121">take</text:span><text:span text:style-name="T70_122"><text:s/></text:span><text:span text:style-name="T70_123">more</text:span><text:span text:style-name="T70_124"><text:s/></text:span><text:span text:style-name="T70_125">effort</text:span><text:span text:style-name="T70_126"><text:s/></text:span><text:span text:style-name="T70_127">to</text:span><text:span text:style-name="T70_128"><text:s/></text:span><text:span text:style-name="T70_129">craft</text:span><text:span text:style-name="T70_130">.</text:span></text:p>
      <text:p text:style-name="P71"/>
      <text:p text:style-name="P72"><text:span text:style-name="T72_1">It</text:span><text:span text:style-name="T72_2"><text:s/></text:span><text:span text:style-name="T72_3">should</text:span><text:span text:style-name="T72_4"><text:s/></text:span><text:span text:style-name="T72_5">be</text:span><text:span text:style-name="T72_6"><text:s/></text:span><text:span text:style-name="T72_7">noted</text:span><text:span text:style-name="T72_8"><text:s/></text:span><text:span text:style-name="T72_9">that</text:span><text:span text:style-name="T72_10"><text:s/></text:span><text:span text:style-name="T72_11">in</text:span><text:span text:style-name="T72_12"><text:s/></text:span><text:span text:style-name="T72_13">this</text:span><text:span text:style-name="T72_14"><text:s/></text:span><text:span text:style-name="T72_15">context</text:span><text:span text:style-name="T72_16">,<text:s/>"</text:span><text:span text:style-name="T72_17">data</text:span><text:span text:style-name="T72_18">"<text:s/></text:span><text:span text:style-name="T72_19">refers</text:span><text:span text:style-name="T72_20"><text:s/></text:span><text:span text:style-name="T72_21">broadly</text:span><text:span text:style-name="T72_22"><text:s/></text:span><text:span text:style-name="T72_23">to</text:span><text:span text:style-name="T72_24"><text:s/></text:span><text:span text:style-name="T72_25">any</text:span><text:span text:style-name="T72_26"><text:s/></text:span><text:span text:style-name="T72_27">information</text:span><text:span text:style-name="T72_28"><text:s/></text:span><text:span text:style-name="T72_29">published</text:span><text:span text:style-name="T72_30"><text:s/></text:span><text:span text:style-name="T72_31">in</text:span><text:span text:style-name="T72_32"><text:s/></text:span><text:span text:style-name="T72_33">electronic</text:span><text:span text:style-name="T72_34"><text:s/></text:span><text:span text:style-name="T72_35">formats</text:span><text:span text:style-name="T72_36">.<text:s/></text:span><text:span text:style-name="T72_37">This</text:span><text:span text:style-name="T72_38"><text:s/></text:span><text:span text:style-name="T72_39">definition</text:span><text:span text:style-name="T72_40"><text:s/></text:span><text:span text:style-name="T72_41">refers</text:span><text:span text:style-name="T72_42"><text:s/></text:span><text:span text:style-name="T72_43">to</text:span><text:span text:style-name="T72_44"><text:s/></text:span><text:span text:style-name="T72_45">a</text:span><text:span text:style-name="T72_46"><text:s/></text:span><text:span text:style-name="T72_47">variety</text:span><text:span text:style-name="T72_48"><text:s/></text:span><text:span text:style-name="T72_49">of</text:span><text:span text:style-name="T72_50"><text:s/></text:span><text:span text:style-name="T72_51">resources</text:span><text:span text:style-name="T72_52">,<text:s/></text:span><text:span text:style-name="T72_53">including</text:span><text:span text:style-name="T72_54"><text:s/></text:span><text:span text:style-name="T72_55">databases</text:span><text:span text:style-name="T72_56">,<text:s/></text:span><text:span text:style-name="T72_57">analytics</text:span><text:span text:style-name="T72_58">,<text:s/></text:span><text:span text:style-name="T72_59">documents</text:span><text:span text:style-name="T72_60">,<text:s/></text:span><text:span text:style-name="T72_61">transcripts</text:span><text:span text:style-name="T72_62">,<text:s/></text:span><text:span text:style-name="T72_63">and</text:span><text:span text:style-name="T72_64"><text:s/></text:span><text:span text:style-name="T72_65">audio</text:span><text:span text:style-name="T72_66"><text:s/></text:span><text:span text:style-name="T72_67">and</text:span><text:span text:style-name="T72_68"><text:s/></text:span><text:span text:style-name="T72_69">video</text:span><text:span text:style-name="T72_70"><text:s/></text:span><text:span text:style-name="T72_71">recordings</text:span><text:span text:style-name="T72_72">.<text:s/></text:span><text:span text:style-name="T72_73">Although</text:span><text:span text:style-name="T72_74"><text:s/></text:span><text:span text:style-name="T72_75">each</text:span><text:span text:style-name="T72_76"><text:s/></text:span><text:span text:style-name="T72_77">of</text:span><text:span text:style-name="T72_78"><text:s/></text:span><text:span text:style-name="T72_79">these</text:span><text:span text:style-name="T72_80"><text:s/></text:span><text:span text:style-name="T72_81">examples</text:span><text:span text:style-name="T72_82"><text:s/></text:span><text:span text:style-name="T72_83">represent</text:span><text:span text:style-name="T72_84"><text:s/></text:span><text:span text:style-name="T72_85">different</text:span><text:span text:style-name="T72_86"><text:s/></text:span><text:span text:style-name="T72_87">kinds</text:span><text:span text:style-name="T72_88"><text:s/></text:span><text:span text:style-name="T72_89">of</text:span><text:span text:style-name="T72_90"><text:s/></text:span><text:span text:style-name="T72_91">data</text:span><text:span text:style-name="T72_92">,<text:s/></text:span><text:span text:style-name="T72_93">all</text:span><text:span text:style-name="T72_94"><text:s/></text:span><text:span text:style-name="T72_95">can</text:span><text:span text:style-name="T72_96"><text:s/></text:span><text:span text:style-name="T72_97">be</text:span><text:span text:style-name="T72_98"><text:s/></text:span><text:span text:style-name="T72_99">published</text:span><text:span text:style-name="T72_100"><text:s/></text:span><text:span text:style-name="T72_101">in</text:span><text:span text:style-name="T72_102"><text:s/></text:span><text:span text:style-name="T72_103">an</text:span><text:span text:style-name="T72_104"><text:s/></text:span><text:span text:style-name="T72_105">open</text:span><text:span text:style-name="T72_106"><text:s/></text:span><text:span text:style-name="T72_107">format</text:span><text:span text:style-name="T72_108">.</text:span></text:p>
      <text:p text:style-name="P73"/>
      <text:p text:style-name="P74"><text:bookmark-start text:name="id.jgn5ygdmn8wl"/><text:bookmark-end text:name="id.jgn5ygdmn8wl"/></text:p>
      <text:list text:style-name="LS3" xml:id="list40">
        <text:list-item>
          <text:p text:style-name="P75"><text:span text:style-name="T75_1">Mandate</text:span><text:span text:style-name="T75_2"><text:s/></text:span><text:span text:style-name="T75_3">the</text:span><text:span text:style-name="T75_4"><text:s/></text:span><text:span text:style-name="T75_5">release</text:span><text:span text:style-name="T75_6"><text:s/></text:span><text:span text:style-name="T75_7">of</text:span><text:span text:style-name="T75_8"><text:s/></text:span><text:span text:style-name="T75_9">specific</text:span><text:span text:style-name="T75_10"><text:s/></text:span><text:span text:style-name="T75_11">new</text:span><text:span text:style-name="T75_12"><text:s/></text:span><text:span text:style-name="T75_13">government</text:span><text:span text:style-name="T75_14"><text:s/></text:span><text:span text:style-name="T75_15">information</text:span><text:span text:style-name="T75_16">.</text:span></text:p>
        </text:list-item>
      </text:list>
      <text:p text:style-name="P76"/>
      <text:p text:style-name="P77"><text:span text:style-name="T77_1">Open</text:span><text:span text:style-name="T77_2"><text:s/></text:span><text:span text:style-name="T77_3">data</text:span><text:span text:style-name="T77_4"><text:s/></text:span><text:span text:style-name="T77_5">laws</text:span><text:span text:style-name="T77_6"><text:s/></text:span><text:span text:style-name="T77_7">provide</text:span><text:span text:style-name="T77_8"><text:s/></text:span><text:span text:style-name="T77_9">an</text:span><text:span text:style-name="T77_10"><text:s/></text:span><text:span text:style-name="T77_11">opportunity</text:span><text:span text:style-name="T77_12"><text:s/></text:span><text:span text:style-name="T77_13">not</text:span><text:span text:style-name="T77_14"><text:s/></text:span><text:span text:style-name="T77_15">just</text:span><text:span text:style-name="T77_16"><text:s/></text:span><text:span text:style-name="T77_17">to</text:span><text:span text:style-name="T77_18"><text:s/></text:span><text:span text:style-name="T77_19">update</text:span><text:span text:style-name="T77_20"><text:s/></text:span><text:span text:style-name="T77_21">and</text:span><text:span text:style-name="T77_22"><text:s/></text:span><text:span text:style-name="T77_23">improve</text:span><text:span text:style-name="T77_24"><text:s/></text:span><text:span text:style-name="T77_25">access</text:span><text:span text:style-name="T77_26"><text:s/></text:span><text:span text:style-name="T77_27">to</text:span><text:span text:style-name="T77_28"><text:s/></text:span><text:span text:style-name="T77_29">information</text:span><text:span text:style-name="T77_30"><text:s/></text:span><text:span text:style-name="T77_31">that</text:span><text:span text:style-name="T77_32"><text:s/></text:span><text:span text:style-name="T77_33">is</text:span><text:span text:style-name="T77_34"><text:s/></text:span><text:span text:style-name="T77_35">already</text:span><text:span text:style-name="T77_36"><text:s/></text:span><text:span text:style-name="T77_37">open</text:span><text:span text:style-name="T77_38"><text:s/></text:span><text:span text:style-name="T77_39">and</text:span><text:span text:style-name="T77_40">/</text:span><text:span text:style-name="T77_41">or</text:span><text:span text:style-name="T77_42"><text:s/></text:span><text:span text:style-name="T77_43">public</text:span><text:span text:style-name="T77_44">,<text:s/></text:span><text:span text:style-name="T77_45">but</text:span><text:span text:style-name="T77_46"><text:s/></text:span><text:span text:style-name="T77_47">to</text:span><text:span text:style-name="T77_48"><text:s/></text:span><text:span text:style-name="T77_49">specify</text:span><text:span text:style-name="T77_50"><text:s/></text:span><text:span text:style-name="T77_51">new</text:span><text:span text:style-name="T77_52"><text:s/></text:span><text:span text:style-name="T77_53">datasets</text:span><text:span text:style-name="T77_54"><text:s/></text:span><text:span text:style-name="T77_55">and</text:span><text:span text:style-name="T77_56"><text:s/></text:span><text:span text:style-name="T77_57">records</text:span><text:span text:style-name="T77_58"><text:s/></text:span><text:span text:style-name="T77_59">to</text:span><text:span text:style-name="T77_60"><text:s/></text:span><text:span text:style-name="T77_61">be</text:span><text:span text:style-name="T77_62"><text:s/></text:span><text:span text:style-name="T77_63">published</text:span><text:span text:style-name="T77_64">.<text:s/></text:span><text:span text:style-name="T77_65">Open</text:span><text:span text:style-name="T77_66"><text:s/></text:span><text:span text:style-name="T77_67">data</text:span><text:span text:style-name="T77_68"><text:s/></text:span><text:span text:style-name="T77_69">policies</text:span><text:span text:style-name="T77_70"><text:s/></text:span><text:span text:style-name="T77_71">can</text:span><text:span text:style-name="T77_72"><text:s/></text:span><text:span text:style-name="T77_73">create</text:span><text:span text:style-name="T77_74"><text:s/></text:span><text:span text:style-name="T77_75">specific</text:span><text:span text:style-name="T77_76"><text:s/></text:span><text:span text:style-name="T77_77">mandates</text:span><text:span text:style-name="T77_78"><text:s/></text:span><text:span text:style-name="T77_79">about</text:span><text:span text:style-name="T77_80"><text:s/></text:span><text:span text:style-name="T77_81">a</text:span><text:span text:style-name="T77_82"><text:s/></text:span><text:span text:style-name="T77_83">variety</text:span><text:span text:style-name="T77_84"><text:s/></text:span><text:span text:style-name="T77_85">of</text:span><text:span text:style-name="T77_86"><text:s/></text:span><text:span text:style-name="T77_87">kinds</text:span><text:span text:style-name="T77_88"><text:s/></text:span><text:span text:style-name="T77_89">of</text:span><text:span text:style-name="T77_90"><text:s/></text:span><text:span text:style-name="T77_91">data</text:span><text:span text:style-name="T77_92">:<text:s/></text:span><text:span text:style-name="T77_93">information</text:span><text:span text:style-name="T77_94"><text:s/></text:span><text:span text:style-name="T77_95">ranging</text:span><text:span text:style-name="T77_96"><text:s/></text:span><text:span text:style-name="T77_97">from</text:span><text:span text:style-name="T77_98"><text:s/></text:span><text:span text:style-name="T77_99">transportation</text:span><text:span text:style-name="T77_100"><text:s/></text:span><text:span text:style-name="T77_101">data</text:span><text:span text:style-name="T77_102"><text:s/></text:span><text:span text:style-name="T77_103">to</text:span><text:span text:style-name="T77_104"><text:s/></text:span><text:span text:style-name="T77_105">lobbying</text:span><text:span text:style-name="T77_106"><text:s/></text:span><text:span text:style-name="T77_107">registration</text:span><text:span text:style-name="T77_108"><text:s/></text:span><text:span text:style-name="T77_109">databases</text:span><text:span text:style-name="T77_110"><text:s/></text:span><text:span text:style-name="T77_111">to</text:span><text:span text:style-name="T77_112"><text:s/></text:span><text:span text:style-name="T77_113">the</text:span><text:span text:style-name="T77_114"><text:s/></text:span><text:span text:style-name="T77_115">video</text:span><text:span text:style-name="T77_116"><text:s/></text:span><text:span text:style-name="T77_117">and</text:span><text:span text:style-name="T77_118"><text:s/></text:span><text:span text:style-name="T77_119">audio</text:span><text:span text:style-name="T77_120"><text:s/></text:span><text:span text:style-name="T77_121">of</text:span><text:span text:style-name="T77_122"><text:s/></text:span><text:span text:style-name="T77_123">public</text:span><text:span text:style-name="T77_124"><text:s/></text:span><text:span text:style-name="T77_125">meetings</text:span><text:span text:style-name="T77_126"><text:s/></text:span><text:span text:style-name="T77_127">are</text:span><text:span text:style-name="T77_128"><text:s/></text:span><text:span text:style-name="T77_129">all</text:span><text:span text:style-name="T77_130"><text:s/></text:span><text:span text:style-name="T77_131">fair</text:span><text:span text:style-name="T77_132"><text:s/></text:span><text:span text:style-name="T77_133">game</text:span><text:span text:style-name="T77_134"><text:s/>(</text:span><text:span text:style-name="T77_135">see</text:span><text:span text:style-name="T77_136"><text:s/></text:span><text:span text:style-name="T77_137">Provision</text:span><text:span text:style-name="T77_138"><text:s/>1).<text:s/></text:span><text:span text:style-name="T77_139">Careful</text:span><text:span text:style-name="T77_140"><text:s/></text:span><text:span text:style-name="T77_141">consideration</text:span><text:span text:style-name="T77_142"><text:s/></text:span><text:span text:style-name="T77_143">should</text:span><text:span text:style-name="T77_144"><text:s/></text:span><text:span text:style-name="T77_145">be</text:span><text:span text:style-name="T77_146"><text:s/></text:span><text:span text:style-name="T77_147">given</text:span><text:span text:style-name="T77_148"><text:s/></text:span><text:span text:style-name="T77_149">to</text:span><text:span text:style-name="T77_150"><text:s/></text:span><text:span text:style-name="T77_151">the</text:span><text:span text:style-name="T77_152"><text:s/></text:span><text:span text:style-name="T77_153">language</text:span><text:span text:style-name="T77_154"><text:s/></text:span><text:span text:style-name="T77_155">used</text:span><text:span text:style-name="T77_156"><text:s/></text:span><text:span text:style-name="T77_157">to</text:span><text:span text:style-name="T77_158"><text:s/></text:span><text:span text:style-name="T77_159">describe</text:span><text:span text:style-name="T77_160"><text:s/></text:span><text:span text:style-name="T77_161">what</text:span><text:span text:style-name="T77_162"><text:s/></text:span><text:span text:style-name="T77_163">data</text:span><text:span text:style-name="T77_164"><text:s/></text:span><text:span text:style-name="T77_165">is</text:span><text:span text:style-name="T77_166"><text:s/></text:span><text:span text:style-name="T77_167">affected</text:span><text:span text:style-name="T77_168">.<text:s/></text:span><text:span text:style-name="T77_169">Phrases</text:span><text:span text:style-name="T77_170"><text:s/></text:span><text:span text:style-name="T77_171">to</text:span><text:span text:style-name="T77_172"><text:s/></text:span><text:span text:style-name="T77_173">such</text:span><text:span text:style-name="T77_174"><text:s/></text:span><text:span text:style-name="T77_175">as</text:span><text:span text:style-name="T77_176"><text:s/>“</text:span><text:span text:style-name="T77_177">high</text:span><text:span text:style-name="T77_178">-</text:span><text:span text:style-name="T77_179">value</text:span><text:span text:style-name="T77_180">”<text:s/></text:span><text:span text:style-name="T77_181">or</text:span><text:span text:style-name="T77_182"><text:s/>“</text:span><text:span text:style-name="T77_183">high</text:span><text:span text:style-name="T77_184"><text:s/></text:span><text:span text:style-name="T77_185">priority</text:span><text:span text:style-name="T77_186">”,<text:s/></text:span><text:span text:style-name="T77_187">when</text:span><text:span text:style-name="T77_188"><text:s/></text:span><text:span text:style-name="T77_189">used</text:span><text:span text:style-name="T77_190"><text:s/></text:span><text:span text:style-name="T77_191">without</text:span><text:span text:style-name="T77_192"><text:s/></text:span><text:span text:style-name="T77_193">direction</text:span><text:span text:style-name="T77_194"><text:s/></text:span><text:span text:style-name="T77_195">or</text:span><text:span text:style-name="T77_196"><text:s/></text:span><text:span text:style-name="T77_197">indication</text:span><text:span text:style-name="T77_198"><text:s/></text:span><text:span text:style-name="T77_199">of</text:span><text:span text:style-name="T77_200"><text:s/></text:span><text:span text:style-name="T77_201">how</text:span><text:span text:style-name="T77_202"><text:s/></text:span><text:span text:style-name="T77_203">to</text:span><text:span text:style-name="T77_204"><text:s/></text:span><text:span text:style-name="T77_205">assign</text:span><text:span text:style-name="T77_206"><text:s/></text:span><text:span text:style-name="T77_207">value</text:span><text:span text:style-name="T77_208">/</text:span><text:span text:style-name="T77_209">priority</text:span><text:span text:style-name="T77_210">,<text:s/></text:span><text:span text:style-name="T77_211">can</text:span><text:span text:style-name="T77_212"><text:s/></text:span><text:span text:style-name="T77_213">open</text:span><text:span text:style-name="T77_214"><text:s/></text:span><text:span text:style-name="T77_215">up</text:span><text:span text:style-name="T77_216"><text:s/></text:span><text:span text:style-name="T77_217">loopholes</text:span><text:span text:style-name="T77_218"><text:s/></text:span><text:span text:style-name="T77_219">that</text:span><text:span text:style-name="T77_220"><text:s/></text:span><text:span text:style-name="T77_221">prevent</text:span><text:span text:style-name="T77_222"><text:s/></text:span><text:span text:style-name="T77_223">or</text:span><text:span text:style-name="T77_224"><text:s/></text:span><text:span text:style-name="T77_225">slow</text:span><text:span text:style-name="T77_226"><text:s/></text:span><text:span text:style-name="T77_227">the</text:span><text:span text:style-name="T77_228"><text:s/></text:span><text:span text:style-name="T77_229">release</text:span><text:span text:style-name="T77_230"><text:s/></text:span><text:span text:style-name="T77_231">of</text:span><text:span text:style-name="T77_232"><text:s/></text:span><text:span text:style-name="T77_233">information</text:span><text:span text:style-name="T77_234"><text:s/></text:span><text:span text:style-name="T77_235">desired</text:span><text:span text:style-name="T77_236"><text:s/></text:span><text:span text:style-name="T77_237">by</text:span><text:span text:style-name="T77_238"><text:s/></text:span><text:span text:style-name="T77_239">the</text:span><text:span text:style-name="T77_240"><text:s/></text:span><text:span text:style-name="T77_241">public</text:span><text:span text:style-name="T77_242">.<text:s/></text:span><text:span text:style-name="T77_243">It</text:span><text:span text:style-name="T77_244"><text:s/></text:span><text:span text:style-name="T77_245">is</text:span><text:span text:style-name="T77_246"><text:s/></text:span><text:span text:style-name="T77_247">important</text:span><text:span text:style-name="T77_248">,<text:s/></text:span><text:span text:style-name="T77_249">therefore</text:span><text:span text:style-name="T77_250">,<text:s/></text:span><text:span text:style-name="T77_251">that</text:span><text:span text:style-name="T77_252"><text:s/></text:span><text:span text:style-name="T77_253">the</text:span><text:span text:style-name="T77_254"><text:s/></text:span><text:span text:style-name="T77_255">scope</text:span><text:span text:style-name="T77_256"><text:s/></text:span><text:span text:style-name="T77_257">of</text:span><text:span text:style-name="T77_258"><text:s/></text:span><text:span text:style-name="T77_259">this</text:span><text:span text:style-name="T77_260"><text:s/></text:span><text:span text:style-name="T77_261">provision</text:span><text:span text:style-name="T77_262"><text:s/></text:span><text:span text:style-name="T77_263">be</text:span><text:span text:style-name="T77_264"><text:s/></text:span><text:span text:style-name="T77_265">clearly</text:span><text:span text:style-name="T77_266"><text:s/></text:span><text:span text:style-name="T77_267">defined</text:span><text:span text:style-name="T77_268">:<text:s/></text:span><text:span text:style-name="T77_269">as</text:span><text:span text:style-name="T77_270"><text:s/></text:span><text:span text:style-name="T77_271">with</text:span><text:span text:style-name="T77_272"><text:s/></text:span><text:span text:style-name="T77_273">other</text:span><text:span text:style-name="T77_274"><text:s/></text:span><text:span text:style-name="T77_275">provisions</text:span><text:span text:style-name="T77_276"><text:s/></text:span><text:span text:style-name="T77_277">listed</text:span><text:span text:style-name="T77_278"><text:s/></text:span><text:span text:style-name="T77_279">here</text:span><text:span text:style-name="T77_280">,<text:s/></text:span><text:span text:style-name="T77_281">the</text:span><text:span text:style-name="T77_282"><text:s/></text:span><text:span text:style-name="T77_283">scope</text:span><text:span text:style-name="T77_284"><text:s/></text:span><text:span text:style-name="T77_285">of</text:span><text:span text:style-name="T77_286"><text:s/></text:span><text:span text:style-name="T77_287">this</text:span><text:span text:style-name="T77_288"><text:s/></text:span><text:span text:style-name="T77_289">provision</text:span><text:span text:style-name="T77_290"><text:s/></text:span><text:span text:style-name="T77_291">can</text:span><text:span text:style-name="T77_292"><text:s/></text:span><text:span text:style-name="T77_293">be</text:span><text:span text:style-name="T77_294"><text:s/></text:span><text:span text:style-name="T77_295">broad</text:span><text:span text:style-name="T77_296"><text:s/></text:span><text:span text:style-name="T77_297">or</text:span><text:span text:style-name="T77_298"><text:s/></text:span><text:span text:style-name="T77_299">narrow</text:span><text:span text:style-name="T77_300">,<text:s/></text:span><text:span text:style-name="T77_301">but</text:span><text:span text:style-name="T77_302"><text:s/></text:span><text:span text:style-name="T77_303">in</text:span><text:span text:style-name="T77_304"><text:s/></text:span><text:span text:style-name="T77_305">the</text:span><text:span text:style-name="T77_306"><text:s/></text:span><text:span text:style-name="T77_307">final</text:span><text:span text:style-name="T77_308"><text:s/></text:span><text:span text:style-name="T77_309">bill</text:span><text:span text:style-name="T77_310"><text:s/></text:span><text:span text:style-name="T77_311">or</text:span><text:span text:style-name="T77_312"><text:s/></text:span><text:span text:style-name="T77_313">order</text:span><text:span text:style-name="T77_314">,<text:s/></text:span><text:span text:style-name="T77_315">the</text:span><text:span text:style-name="T77_316"><text:s/></text:span><text:span text:style-name="T77_317">scope</text:span><text:span text:style-name="T77_318"><text:s/></text:span><text:span text:style-name="T77_319">should</text:span><text:span text:style-name="T77_320"><text:s/></text:span><text:span text:style-name="T77_321">be</text:span><text:span text:style-name="T77_322"><text:s/></text:span><text:span text:style-name="T77_323">explicitly</text:span><text:span text:style-name="T77_324"><text:s/></text:span><text:span text:style-name="T77_325">defined</text:span><text:span text:style-name="T77_326">,<text:s/></text:span><text:span text:style-name="T77_327">the</text:span><text:span text:style-name="T77_328"><text:s/></text:span><text:span text:style-name="T77_329">limitations</text:span><text:span text:style-name="T77_330"><text:s/></text:span><text:span text:style-name="T77_331">noted</text:span><text:span text:style-name="T77_332">,<text:s/></text:span><text:span text:style-name="T77_333">and</text:span><text:span text:style-name="T77_334"><text:s/></text:span><text:span text:style-name="T77_335">the</text:span><text:span text:style-name="T77_336"><text:s/></text:span><text:span text:style-name="T77_337">key</text:span><text:span text:style-name="T77_338"><text:s/></text:span><text:span text:style-name="T77_339">agencies</text:span><text:span text:style-name="T77_340">,<text:s/></text:span><text:span text:style-name="T77_341">committees</text:span><text:span text:style-name="T77_342"><text:s/></text:span><text:span text:style-name="T77_343">or</text:span><text:span text:style-name="T77_344"><text:s/></text:span><text:span text:style-name="T77_345">other</text:span><text:span text:style-name="T77_346"><text:s/></text:span><text:span text:style-name="T77_347">relevant</text:span><text:span text:style-name="T77_348"><text:s/></text:span><text:span text:style-name="T77_349">agents</text:span><text:span text:style-name="T77_350"><text:s/></text:span><text:span text:style-name="T77_351">are</text:span><text:span text:style-name="T77_352"><text:s/></text:span><text:span text:style-name="T77_353">identified</text:span><text:span text:style-name="T77_354">.<text:s/></text:span><text:span text:style-name="T77_355">Similarly</text:span><text:span text:style-name="T77_356">,<text:s/></text:span><text:span text:style-name="T77_357">policies</text:span><text:span text:style-name="T77_358"><text:s/></text:span><text:span text:style-name="T77_359">should</text:span><text:span text:style-name="T77_360"><text:s/></text:span><text:span text:style-name="T77_361">be</text:span><text:span text:style-name="T77_362"><text:s/></text:span><text:span text:style-name="T77_363">specific</text:span><text:span text:style-name="T77_364"><text:s/></text:span><text:span text:style-name="T77_365">about</text:span><text:span text:style-name="T77_366"><text:s/></text:span><text:span text:style-name="T77_367">what</text:span><text:span text:style-name="T77_368"><text:s/>“</text:span><text:span text:style-name="T77_369">new</text:span><text:span text:style-name="T77_370">”<text:s/></text:span><text:span text:style-name="T77_371">data</text:span><text:span text:style-name="T77_372"><text:s/></text:span><text:span text:style-name="T77_373">can</text:span><text:span text:style-name="T77_374"><text:s/></text:span><text:span text:style-name="T77_375">mean</text:span><text:span text:style-name="T77_376">:<text:s/></text:span><text:span text:style-name="T77_377">Some</text:span><text:span text:style-name="T77_378"><text:s/></text:span><text:span text:style-name="T77_379">policies</text:span><text:span text:style-name="T77_380"><text:s/></text:span><text:span text:style-name="T77_381">require</text:span><text:span text:style-name="T77_382"><text:s/></text:span><text:span text:style-name="T77_383">new</text:span><text:span text:style-name="T77_384"><text:s/></text:span><text:span text:style-name="T77_385">data</text:span><text:span text:style-name="T77_386"><text:s/></text:span><text:span text:style-name="T77_387">to</text:span><text:span text:style-name="T77_388"><text:s/></text:span><text:span text:style-name="T77_389">be</text:span><text:span text:style-name="T77_390"><text:s/></text:span><text:span text:style-name="T77_391">created</text:span><text:span text:style-name="T77_392">,<text:s/></text:span><text:span text:style-name="T77_393">collected</text:span><text:span text:style-name="T77_394">,<text:s/></text:span><text:span text:style-name="T77_395">and</text:span><text:span text:style-name="T77_396"><text:s/></text:span><text:span text:style-name="T77_397">released</text:span><text:span text:style-name="T77_398"><text:s/></text:span><text:span text:style-name="T77_399">for</text:span><text:span text:style-name="T77_400"><text:s/></text:span><text:span text:style-name="T77_401">the</text:span><text:span text:style-name="T77_402"><text:s/></text:span><text:span text:style-name="T77_403">first</text:span><text:span text:style-name="T77_404"><text:s/></text:span><text:span text:style-name="T77_405">time</text:span><text:span text:style-name="T77_406">,<text:s/></text:span><text:span text:style-name="T77_407">whereas</text:span><text:span text:style-name="T77_408"><text:s/></text:span><text:span text:style-name="T77_409">other</text:span><text:span text:style-name="T77_410"><text:s/></text:span><text:span text:style-name="T77_411">identify</text:span><text:span text:style-name="T77_412"><text:s/></text:span><text:span text:style-name="T77_413">existing</text:span><text:span text:style-name="T77_414"><text:s/></text:span><text:span text:style-name="T77_415">datasets</text:span><text:span text:style-name="T77_416"><text:s/></text:span><text:span text:style-name="T77_417">and</text:span><text:span text:style-name="T77_418"><text:s/>(</text:span><text:span text:style-name="T77_419">newly</text:span><text:span text:style-name="T77_420">)<text:s/></text:span><text:span text:style-name="T77_421">mandate</text:span><text:span text:style-name="T77_422"><text:s/></text:span><text:span text:style-name="T77_423">their</text:span><text:span text:style-name="T77_424"><text:s/></text:span><text:span text:style-name="T77_425">release</text:span><text:span text:style-name="T77_426">.</text:span></text:p>
      <text:p text:style-name="P78"><text:span text:style-name="T78_1">Other</text:span><text:span text:style-name="T78_2"><text:s/></text:span><text:span text:style-name="T78_3">provisions</text:span><text:span text:style-name="T78_4"><text:s/></text:span><text:span text:style-name="T78_5">noted</text:span><text:span text:style-name="T78_6"><text:s/></text:span><text:span text:style-name="T78_7">on</text:span><text:span text:style-name="T78_8"><text:s/></text:span><text:span text:style-name="T78_9">this</text:span><text:span text:style-name="T78_10"><text:s/></text:span><text:span text:style-name="T78_11">page</text:span><text:span text:style-name="T78_12"><text:s/></text:span><text:span text:style-name="T78_13">address</text:span><text:span text:style-name="T78_14"><text:s/></text:span><text:span text:style-name="T78_15">how</text:span><text:span text:style-name="T78_16"><text:s/></text:span><text:span text:style-name="T78_17">to</text:span><text:span text:style-name="T78_18"><text:s/></text:span><text:span text:style-name="T78_19">bring</text:span><text:span text:style-name="T78_20"><text:s/></text:span><text:span text:style-name="T78_21">the</text:span><text:span text:style-name="T78_22"><text:s/></text:span><text:span text:style-name="T78_23">public</text:span><text:span text:style-name="T78_24"><text:s/></text:span><text:span text:style-name="T78_25">into</text:span><text:span text:style-name="T78_26"><text:s/></text:span><text:span text:style-name="T78_27">the</text:span><text:span text:style-name="T78_28"><text:s/></text:span><text:span text:style-name="T78_29">process</text:span><text:span text:style-name="T78_30"><text:s/></text:span><text:span text:style-name="T78_31">of</text:span><text:span text:style-name="T78_32"><text:s/></text:span><text:span text:style-name="T78_33">determining</text:span><text:span text:style-name="T78_34"><text:s/></text:span><text:span text:style-name="T78_35">how</text:span><text:span text:style-name="T78_36"><text:s/></text:span><text:span text:style-name="T78_37">datasets</text:span><text:span text:style-name="T78_38"><text:s/></text:span><text:span text:style-name="T78_39">can</text:span><text:span text:style-name="T78_40"><text:s/></text:span><text:span text:style-name="T78_41">be</text:span><text:span text:style-name="T78_42"><text:s/></text:span><text:span text:style-name="T78_43">prioritized</text:span><text:span text:style-name="T78_44"><text:s/></text:span><text:span text:style-name="T78_45">for</text:span><text:span text:style-name="T78_46"><text:s/></text:span><text:span text:style-name="T78_47">release</text:span><text:span text:style-name="T78_48">.</text:span></text:p>
      <text:p text:style-name="P79"/>
      <text:p text:style-name="P80"><text:bookmark-start text:name="id.uu9ywujkyigh"/><text:bookmark-end text:name="id.uu9ywujkyigh"/></text:p>
      <text:list text:style-name="LS4" xml:id="list41">
        <text:list-item>
          <text:p text:style-name="P81"><text:span text:style-name="T81_1">Mandate</text:span><text:span text:style-name="T81_2"><text:s/></text:span><text:span text:style-name="T81_3">electronic</text:span><text:span text:style-name="T81_4"><text:s/></text:span><text:span text:style-name="T81_5">filing</text:span><text:span text:style-name="T81_6">.</text:span></text:p>
        </text:list-item>
      </text:list>
      <text:p text:style-name="P82"/>
      <text:p text:style-name="P83"><text:span text:style-name="T83_1">Many</text:span><text:span text:style-name="T83_2"><text:s/></text:span><text:span text:style-name="T83_3">existing</text:span><text:span text:style-name="T83_4"><text:s/></text:span><text:span text:style-name="T83_5">disclosure</text:span><text:span text:style-name="T83_6"><text:s/></text:span><text:span text:style-name="T83_7">requirements</text:span><text:span text:style-name="T83_8"><text:s/></text:span><text:span text:style-name="T83_9">were</text:span><text:span text:style-name="T83_10"><text:s/></text:span><text:span text:style-name="T83_11">created</text:span><text:span text:style-name="T83_12"><text:s/></text:span><text:span text:style-name="T83_13">as</text:span><text:span text:style-name="T83_14"><text:s/></text:span><text:span text:style-name="T83_15">inefficient</text:span><text:span text:style-name="T83_16">,<text:s/></text:span><text:span text:style-name="T83_17">paper</text:span><text:span text:style-name="T83_18">-</text:span><text:span text:style-name="T83_19">based</text:span><text:span text:style-name="T83_20"><text:s/></text:span><text:span text:style-name="T83_21">requirements</text:span><text:span text:style-name="T83_22"><text:s/></text:span><text:span text:style-name="T83_23">and</text:span><text:span text:style-name="T83_24"><text:s/></text:span><text:span text:style-name="T83_25">should</text:span><text:span text:style-name="T83_26"><text:s/></text:span><text:span text:style-name="T83_27">be</text:span><text:span text:style-name="T83_28"><text:s/></text:span><text:span text:style-name="T83_29">updated</text:span><text:span text:style-name="T83_30"><text:s/></text:span><text:span text:style-name="T83_31">to</text:span><text:span text:style-name="T83_32"><text:s/></text:span><text:span text:style-name="T83_33">require</text:span><text:span text:style-name="T83_34"><text:s/></text:span><text:span text:style-name="T83_35">electronic</text:span><text:span text:style-name="T83_36"><text:s/></text:span><text:span text:style-name="T83_37">filing</text:span><text:span text:style-name="T83_38">,<text:s/></text:span><text:span text:style-name="T83_39">as</text:span><text:span text:style-name="T83_40"><text:s/></text:span><text:span text:style-name="T83_41">long</text:span><text:span text:style-name="T83_42"><text:s/></text:span><text:span text:style-name="T83_43">as</text:span><text:span text:style-name="T83_44"><text:s/></text:span><text:span text:style-name="T83_45">the</text:span><text:span text:style-name="T83_46"><text:s/></text:span><text:span text:style-name="T83_47">filers</text:span><text:span text:style-name="T83_48"><text:s/></text:span><text:span text:style-name="T83_49">can</text:span><text:span text:style-name="T83_50"><text:s/></text:span><text:span text:style-name="T83_51">be</text:span><text:span text:style-name="T83_52"><text:s/></text:span><text:span text:style-name="T83_53">reasonably</text:span><text:span text:style-name="T83_54"><text:s/></text:span><text:span text:style-name="T83_55">expected</text:span><text:span text:style-name="T83_56"><text:s/></text:span><text:span text:style-name="T83_57">to</text:span><text:span text:style-name="T83_58"><text:s/></text:span><text:span text:style-name="T83_59">have</text:span><text:span text:style-name="T83_60"><text:s/></text:span><text:span text:style-name="T83_61">access</text:span><text:span text:style-name="T83_62"><text:s/></text:span><text:span text:style-name="T83_63">to</text:span><text:span text:style-name="T83_64"><text:s/></text:span><text:span text:style-name="T83_65">the</text:span><text:span text:style-name="T83_66"><text:s/></text:span><text:span text:style-name="T83_67">necessary</text:span><text:span text:style-name="T83_68"><text:s/></text:span><text:span text:style-name="T83_69">technology</text:span><text:span text:style-name="T83_70">.<text:s/></text:span><text:span text:style-name="T83_71">Electronic</text:span><text:span text:style-name="T83_72"><text:s/></text:span><text:span text:style-name="T83_73">filing</text:span><text:span text:style-name="T83_74"><text:s/></text:span><text:span text:style-name="T83_75">requirements</text:span><text:span text:style-name="T83_76"><text:s/></text:span><text:span text:style-name="T83_77">save</text:span><text:span text:style-name="T83_78"><text:s/></text:span><text:span text:style-name="T83_79">money</text:span><text:span text:style-name="T83_80">,<text:s/></text:span><text:span text:style-name="T83_81">make</text:span><text:span text:style-name="T83_82"><text:s/></text:span><text:span text:style-name="T83_83">real</text:span><text:span text:style-name="T83_84">-</text:span><text:span text:style-name="T83_85">time</text:span><text:span text:style-name="T83_86"><text:s/></text:span><text:span text:style-name="T83_87">disclosure</text:span><text:span text:style-name="T83_88"><text:s/></text:span><text:span text:style-name="T83_89">possible</text:span><text:span text:style-name="T83_90">,<text:s/></text:span><text:span text:style-name="T83_91">and</text:span><text:span text:style-name="T83_92"><text:s/></text:span><text:span text:style-name="T83_93">allow</text:span><text:span text:style-name="T83_94"><text:s/></text:span><text:span text:style-name="T83_95">structured</text:span><text:span text:style-name="T83_96"><text:s/></text:span><text:span text:style-name="T83_97">data</text:span><text:span text:style-name="T83_98"><text:s/></text:span><text:span text:style-name="T83_99">to</text:span><text:span text:style-name="T83_100"><text:s/></text:span><text:span text:style-name="T83_101">be</text:span><text:span text:style-name="T83_102"><text:s/></text:span><text:span text:style-name="T83_103">created</text:span><text:span text:style-name="T83_104">,<text:s/></text:span><text:span text:style-name="T83_105">while</text:span><text:span text:style-name="T83_106"><text:s/></text:span><text:span text:style-name="T83_107">paper</text:span><text:span text:style-name="T83_108"><text:s/></text:span><text:span text:style-name="T83_109">filings</text:span><text:span text:style-name="T83_110"><text:s/></text:span><text:span text:style-name="T83_111">make</text:span><text:span text:style-name="T83_112"><text:s/></text:span><text:span text:style-name="T83_113">reuse</text:span><text:span text:style-name="T83_114"><text:s/></text:span><text:span text:style-name="T83_115">and</text:span><text:span text:style-name="T83_116"><text:s/></text:span><text:span text:style-name="T83_117">analysis</text:span><text:span text:style-name="T83_118"><text:s/></text:span><text:span text:style-name="T83_119">more</text:span><text:span text:style-name="T83_120"><text:s/></text:span><text:span text:style-name="T83_121">difficult</text:span><text:span text:style-name="T83_122">.</text:span></text:p>
      <text:p text:style-name="P84"/>
      <text:p text:style-name="P85"><text:span text:style-name="T85_1">Electronic</text:span><text:span text:style-name="T85_2"><text:s/></text:span><text:span text:style-name="T85_3">filing</text:span><text:span text:style-name="T85_4"><text:s/></text:span><text:span text:style-name="T85_5">is</text:span><text:span text:style-name="T85_6"><text:s/></text:span><text:span text:style-name="T85_7">currently</text:span><text:span text:style-name="T85_8"><text:s/></text:span><text:span text:style-name="T85_9">required</text:span><text:span text:style-name="T85_10"><text:s/></text:span><text:span text:style-name="T85_11">in</text:span><text:span text:style-name="T85_12"><text:s/></text:span><text:span text:style-name="T85_13">various</text:span><text:span text:style-name="T85_14"><text:s/></text:span><text:span text:style-name="T85_15">places</text:span><text:span text:style-name="T85_16"><text:s/></text:span><text:span text:style-name="T85_17">across</text:span><text:span text:style-name="T85_18"><text:s/></text:span><text:span text:style-name="T85_19">the</text:span><text:span text:style-name="T85_20"><text:s/></text:span><text:span text:style-name="T85_21">United</text:span><text:span text:style-name="T85_22"><text:s/></text:span><text:span text:style-name="T85_23">States</text:span><text:span text:style-name="T85_24"><text:s/></text:span><text:span text:style-name="T85_25">Federal</text:span><text:span text:style-name="T85_26"><text:s/></text:span><text:span text:style-name="T85_27">Government</text:span><text:span text:style-name="T85_28">,<text:s/></text:span><text:span text:style-name="T85_29">including</text:span><text:span text:style-name="T85_30"><text:s/></text:span><text:span text:style-name="T85_31">the</text:span><text:span text:style-name="T85_32"><text:s/></text:span><text:span text:style-name="T85_33"><text:a xlink:type="simple" xlink:href="http://www.fec.gov/elecfil/electron.shtml"><text:span text:style-name="T85_34">Federal</text:span></text:a></text:span><text:span text:style-name="T85_35"><text:a xlink:type="simple" xlink:href="http://www.fec.gov/elecfil/electron.shtml"><text:span text:style-name="T85_36"><text:s/></text:span></text:a></text:span><text:span text:style-name="T85_37"><text:a xlink:type="simple" xlink:href="http://www.fec.gov/elecfil/electron.shtml"><text:span text:style-name="T85_38">Election</text:span></text:a></text:span><text:span text:style-name="T85_39"><text:a xlink:type="simple" xlink:href="http://www.fec.gov/elecfil/electron.shtml"><text:span text:style-name="T85_40"><text:s/></text:span></text:a></text:span><text:span text:style-name="T85_41"><text:a xlink:type="simple" xlink:href="http://www.fec.gov/elecfil/electron.shtml"><text:span text:style-name="T85_42">Commission</text:span></text:a></text:span><text:span text:style-name="T85_43"><text:note text:note-class="footnote"><text:note-citation/><text:note-body><text:p text:style-name="P86"><text:span text:style-name="T86_1"><text:s/></text:span><text:span text:style-name="T86_2">Electronic</text:span><text:span text:style-name="T86_3"><text:s/></text:span><text:span text:style-name="T86_4">Filing</text:span><text:span text:style-name="T86_5">,<text:s/></text:span><text:span text:style-name="T86_6">Federal</text:span><text:span text:style-name="T86_7"><text:s/></text:span><text:span text:style-name="T86_8">Election</text:span><text:span text:style-name="T86_9"><text:s/></text:span><text:span text:style-name="T86_10">Commission</text:span><text:span text:style-name="T86_11">,<text:s/></text:span><text:span text:style-name="T86_12"><text:a xlink:type="simple" xlink:href="http://www.fec.gov/elecfil/electron.shtml"><text:span text:style-name="T86_13">http</text:span></text:a></text:span><text:span text:style-name="T86_14"><text:a xlink:type="simple" xlink:href="http://www.fec.gov/elecfil/electron.shtml"><text:span text:style-name="T86_15">://</text:span></text:a></text:span><text:span text:style-name="T86_16"><text:a xlink:type="simple" xlink:href="http://www.fec.gov/elecfil/electron.shtml"><text:span text:style-name="T86_17">www</text:span></text:a></text:span><text:span text:style-name="T86_18"><text:a xlink:type="simple" xlink:href="http://www.fec.gov/elecfil/electron.shtml"><text:span text:style-name="T86_19">.</text:span></text:a></text:span><text:span text:style-name="T86_20"><text:a xlink:type="simple" xlink:href="http://www.fec.gov/elecfil/electron.shtml"><text:span text:style-name="T86_21">fec</text:span></text:a></text:span><text:span text:style-name="T86_22"><text:a xlink:type="simple" xlink:href="http://www.fec.gov/elecfil/electron.shtml"><text:span text:style-name="T86_23">.</text:span></text:a></text:span><text:span text:style-name="T86_24"><text:a xlink:type="simple" xlink:href="http://www.fec.gov/elecfil/electron.shtml"><text:span text:style-name="T86_25">gov</text:span></text:a></text:span><text:span text:style-name="T86_26"><text:a xlink:type="simple" xlink:href="http://www.fec.gov/elecfil/electron.shtml"><text:span text:style-name="T86_27">/</text:span></text:a></text:span><text:span text:style-name="T86_28"><text:a xlink:type="simple" xlink:href="http://www.fec.gov/elecfil/electron.shtml"><text:span text:style-name="T86_29">elecfil</text:span></text:a></text:span><text:span text:style-name="T86_30"><text:a xlink:type="simple" xlink:href="http://www.fec.gov/elecfil/electron.shtml"><text:span text:style-name="T86_31">/</text:span></text:a></text:span><text:span text:style-name="T86_32"><text:a xlink:type="simple" xlink:href="http://www.fec.gov/elecfil/electron.shtml"><text:span text:style-name="T86_33">electron</text:span></text:a></text:span><text:span text:style-name="T86_34"><text:a xlink:type="simple" xlink:href="http://www.fec.gov/elecfil/electron.shtml"><text:span text:style-name="T86_35">.</text:span></text:a></text:span><text:span text:style-name="T86_36"><text:a xlink:type="simple" xlink:href="http://www.fec.gov/elecfil/electron.shtml"><text:span text:style-name="T86_37">shtml</text:span></text:a></text:span></text:p></text:note-body></text:note></text:span><text:span text:style-name="T86_38"><text:s/>--<text:s/></text:span><text:span text:style-name="T86_39">where</text:span><text:span text:style-name="T86_40"><text:s/></text:span><text:span text:style-name="T86_41">House</text:span><text:span text:style-name="T86_42"><text:s/></text:span><text:span text:style-name="T86_43">candidates</text:span><text:span text:style-name="T86_44"><text:s/></text:span><text:span text:style-name="T86_45">are</text:span><text:span text:style-name="T86_46"><text:s/></text:span><text:span text:style-name="T86_47">required</text:span><text:span text:style-name="T86_48"><text:s/></text:span><text:span text:style-name="T86_49">to</text:span><text:span text:style-name="T86_50"><text:s/></text:span><text:span text:style-name="T86_51">file</text:span><text:span text:style-name="T86_52"><text:s/></text:span><text:span text:style-name="T86_53">disclosures</text:span><text:span text:style-name="T86_54"><text:s/></text:span><text:span text:style-name="T86_55">electronically</text:span><text:span text:style-name="T86_56">,<text:s/></text:span><text:span text:style-name="T86_57">and</text:span><text:span text:style-name="T86_58"><text:s/></text:span><text:span text:style-name="T86_59">Senate</text:span><text:span text:style-name="T86_60"><text:s/></text:span><text:span text:style-name="T86_61">candidates</text:span><text:span text:style-name="T86_62"><text:s/></text:span><text:span text:style-name="T86_63">are</text:span><text:span text:style-name="T86_64"><text:s/></text:span><text:span text:style-name="T86_65"><text:a xlink:type="simple" xlink:href="http://sunlightfoundation.com/about/issues/e-filing/"><text:span text:style-name="T86_66">notably</text:span></text:a></text:span><text:span text:style-name="T86_67"><text:a xlink:type="simple" xlink:href="http://sunlightfoundation.com/about/issues/e-filing/"><text:span text:style-name="T86_68"><text:s/></text:span></text:a></text:span><text:span text:style-name="T86_69"><text:a xlink:type="simple" xlink:href="http://sunlightfoundation.com/about/issues/e-filing/"><text:span text:style-name="T86_70">exempt</text:span></text:a></text:span><text:span text:style-name="T86_71"><text:note text:note-class="footnote"><text:note-citation/><text:note-body><text:p text:style-name="P87"><text:span text:style-name="T87_1"><text:s/></text:span><text:span text:style-name="T87_2">Sunlight</text:span><text:span text:style-name="T87_3"><text:s/></text:span><text:span text:style-name="T87_4">on</text:span><text:span text:style-name="T87_5"><text:s/></text:span><text:span text:style-name="T87_6">Electronic</text:span><text:span text:style-name="T87_7"><text:s/></text:span><text:span text:style-name="T87_8">Filing</text:span><text:span text:style-name="T87_9"><text:s/>(</text:span><text:span text:style-name="T87_10">E</text:span><text:span text:style-name="T87_11">-</text:span><text:span text:style-name="T87_12">Filing</text:span><text:span text:style-name="T87_13">),<text:s/></text:span><text:span text:style-name="T87_14">Sunlight</text:span><text:span text:style-name="T87_15"><text:s/></text:span><text:span text:style-name="T87_16">Foundation</text:span><text:span text:style-name="T87_17">,<text:s/></text:span><text:span text:style-name="T87_18"><text:a xlink:type="simple" xlink:href="http://sunlightfoundation.com/about/issues/e-filing/"><text:span text:style-name="T87_19">http</text:span></text:a></text:span><text:span text:style-name="T87_20"><text:a xlink:type="simple" xlink:href="http://sunlightfoundation.com/about/issues/e-filing/"><text:span text:style-name="T87_21">://</text:span></text:a></text:span><text:span text:style-name="T87_22"><text:a xlink:type="simple" xlink:href="http://sunlightfoundation.com/about/issues/e-filing/"><text:span text:style-name="T87_23">sunlightfoundation</text:span></text:a></text:span><text:span text:style-name="T87_24"><text:a xlink:type="simple" xlink:href="http://sunlightfoundation.com/about/issues/e-filing/"><text:span text:style-name="T87_25">.</text:span></text:a></text:span><text:span text:style-name="T87_26"><text:a xlink:type="simple" xlink:href="http://sunlightfoundation.com/about/issues/e-filing/"><text:span text:style-name="T87_27">com</text:span></text:a></text:span><text:span text:style-name="T87_28"><text:a xlink:type="simple" xlink:href="http://sunlightfoundation.com/about/issues/e-filing/"><text:span text:style-name="T87_29">/</text:span></text:a></text:span><text:span text:style-name="T87_30"><text:a xlink:type="simple" xlink:href="http://sunlightfoundation.com/about/issues/e-filing/"><text:span text:style-name="T87_31">about</text:span></text:a></text:span><text:span text:style-name="T87_32"><text:a xlink:type="simple" xlink:href="http://sunlightfoundation.com/about/issues/e-filing/"><text:span text:style-name="T87_33">/</text:span></text:a></text:span><text:span text:style-name="T87_34"><text:a xlink:type="simple" xlink:href="http://sunlightfoundation.com/about/issues/e-filing/"><text:span text:style-name="T87_35">issues</text:span></text:a></text:span><text:span text:style-name="T87_36"><text:a xlink:type="simple" xlink:href="http://sunlightfoundation.com/about/issues/e-filing/"><text:span text:style-name="T87_37">/</text:span></text:a></text:span><text:span text:style-name="T87_38"><text:a xlink:type="simple" xlink:href="http://sunlightfoundation.com/about/issues/e-filing/"><text:span text:style-name="T87_39">e</text:span></text:a></text:span><text:span text:style-name="T87_40"><text:a xlink:type="simple" xlink:href="http://sunlightfoundation.com/about/issues/e-filing/"><text:span text:style-name="T87_41">-</text:span></text:a></text:span><text:span text:style-name="T87_42"><text:a xlink:type="simple" xlink:href="http://sunlightfoundation.com/about/issues/e-filing/"><text:span text:style-name="T87_43">filing</text:span></text:a></text:span><text:span text:style-name="T87_44"><text:a xlink:type="simple" xlink:href="http://sunlightfoundation.com/about/issues/e-filing/"><text:span text:style-name="T87_45">/</text:span></text:a></text:span></text:p></text:note-body></text:note></text:span><text:span text:style-name="T87_46">.</text:span><text:span text:style-name="T87_47"><text:s/></text:span><text:span text:style-name="T87_48">Similar</text:span><text:span text:style-name="T87_49"><text:s/></text:span><text:span text:style-name="T87_50">requirements</text:span><text:span text:style-name="T87_51"><text:s/></text:span><text:span text:style-name="T87_52">can</text:span><text:span text:style-name="T87_53"><text:s/></text:span><text:span text:style-name="T87_54">be</text:span><text:span text:style-name="T87_55"><text:s/></text:span><text:span text:style-name="T87_56">found</text:span><text:span text:style-name="T87_57"><text:s/></text:span><text:span text:style-name="T87_58">throughout</text:span><text:span text:style-name="T87_59"><text:s/></text:span><text:span text:style-name="T87_60">the</text:span><text:span text:style-name="T87_61"><text:s/></text:span><text:span text:style-name="T87_62">states</text:span><text:span text:style-name="T87_63">:<text:s/></text:span><text:span text:style-name="T87_64">For</text:span><text:span text:style-name="T87_65"><text:s/></text:span><text:span text:style-name="T87_66">example</text:span><text:span text:style-name="T87_67">,<text:s/></text:span><text:span text:style-name="T87_68">in</text:span><text:span text:style-name="T87_69"><text:s/>2012<text:s/></text:span><text:span text:style-name="T87_70">Delaware</text:span><text:span text:style-name="T87_71"><text:s/></text:span><text:span text:style-name="T87_72">passed</text:span><text:span text:style-name="T87_73"><text:s/></text:span><text:span text:style-name="T87_74"><text:a xlink:type="simple" xlink:href="http://legis.delaware.gov/LIS/lis146.nsf/vwLegislation/SB+185/$file/legis.html?open"><text:span text:style-name="T87_75">a</text:span></text:a></text:span><text:span text:style-name="T87_76"><text:a xlink:type="simple" xlink:href="http://legis.delaware.gov/LIS/lis146.nsf/vwLegislation/SB+185/$file/legis.html?open"><text:span text:style-name="T87_77"><text:s/></text:span></text:a></text:span><text:span text:style-name="T87_78"><text:a xlink:type="simple" xlink:href="http://legis.delaware.gov/LIS/lis146.nsf/vwLegislation/SB+185/$file/legis.html?open"><text:span text:style-name="T87_79">bill</text:span></text:a></text:span><text:span text:style-name="T87_80"><text:a xlink:type="simple" xlink:href="http://legis.delaware.gov/LIS/lis146.nsf/vwLegislation/SB+185/$file/legis.html?open"><text:span text:style-name="T87_81"><text:s/>(</text:span></text:a></text:span><text:span text:style-name="T87_82"><text:a xlink:type="simple" xlink:href="http://legis.delaware.gov/LIS/lis146.nsf/vwLegislation/SB+185/$file/legis.html?open"><text:span text:style-name="T87_83">SB</text:span></text:a></text:span><text:span text:style-name="T87_84"><text:a xlink:type="simple" xlink:href="http://legis.delaware.gov/LIS/lis146.nsf/vwLegislation/SB+185/$file/legis.html?open"><text:span text:style-name="T87_85"><text:s/>185)</text:span></text:a></text:span><text:span text:style-name="T87_86"><text:note text:note-class="footnote"><text:note-citation/><text:note-body><text:p text:style-name="P88"><text:span text:style-name="T88_1"><text:s/></text:span><text:span text:style-name="T88_2">Delaware</text:span><text:span text:style-name="T88_3"><text:s/></text:span><text:span text:style-name="T88_4">Senate</text:span><text:span text:style-name="T88_5"><text:s/></text:span><text:span text:style-name="T88_6">Bill</text:span><text:span text:style-name="T88_7"><text:s/>185,<text:s/></text:span><text:span text:style-name="T88_8"><text:a xlink:type="simple" xlink:href="http://legis.delaware.gov/LIS/lis146.nsf/vwLegislation/SB+185/$file/legis.html?open"><text:span text:style-name="T88_9">http</text:span></text:a></text:span><text:span text:style-name="T88_10"><text:a xlink:type="simple" xlink:href="http://legis.delaware.gov/LIS/lis146.nsf/vwLegislation/SB+185/$file/legis.html?open"><text:span text:style-name="T88_11">://</text:span></text:a></text:span><text:span text:style-name="T88_12"><text:a xlink:type="simple" xlink:href="http://legis.delaware.gov/LIS/lis146.nsf/vwLegislation/SB+185/$file/legis.html?open"><text:span text:style-name="T88_13">legis</text:span></text:a></text:span><text:span text:style-name="T88_14"><text:a xlink:type="simple" xlink:href="http://legis.delaware.gov/LIS/lis146.nsf/vwLegislation/SB+185/$file/legis.html?open"><text:span text:style-name="T88_15">.</text:span></text:a></text:span><text:span text:style-name="T88_16"><text:a xlink:type="simple" xlink:href="http://legis.delaware.gov/LIS/lis146.nsf/vwLegislation/SB+185/$file/legis.html?open"><text:span text:style-name="T88_17">delaware</text:span></text:a></text:span><text:span text:style-name="T88_18"><text:a xlink:type="simple" xlink:href="http://legis.delaware.gov/LIS/lis146.nsf/vwLegislation/SB+185/$file/legis.html?open"><text:span text:style-name="T88_19">.</text:span></text:a></text:span><text:span text:style-name="T88_20"><text:a xlink:type="simple" xlink:href="http://legis.delaware.gov/LIS/lis146.nsf/vwLegislation/SB+185/$file/legis.html?open"><text:span text:style-name="T88_21">gov</text:span></text:a></text:span><text:span text:style-name="T88_22"><text:a xlink:type="simple" xlink:href="http://legis.delaware.gov/LIS/lis146.nsf/vwLegislation/SB+185/$file/legis.html?open"><text:span text:style-name="T88_23">/</text:span></text:a></text:span><text:span text:style-name="T88_24"><text:a xlink:type="simple" xlink:href="http://legis.delaware.gov/LIS/lis146.nsf/vwLegislation/SB+185/$file/legis.html?open"><text:span text:style-name="T88_25">LIS</text:span></text:a></text:span><text:span text:style-name="T88_26"><text:a xlink:type="simple" xlink:href="http://legis.delaware.gov/LIS/lis146.nsf/vwLegislation/SB+185/$file/legis.html?open"><text:span text:style-name="T88_27">/</text:span></text:a></text:span><text:span text:style-name="T88_28"><text:a xlink:type="simple" xlink:href="http://legis.delaware.gov/LIS/lis146.nsf/vwLegislation/SB+185/$file/legis.html?open"><text:span text:style-name="T88_29">lis</text:span></text:a></text:span><text:span text:style-name="T88_30"><text:a xlink:type="simple" xlink:href="http://legis.delaware.gov/LIS/lis146.nsf/vwLegislation/SB+185/$file/legis.html?open"><text:span text:style-name="T88_31">146.</text:span></text:a></text:span><text:span text:style-name="T88_32"><text:a xlink:type="simple" xlink:href="http://legis.delaware.gov/LIS/lis146.nsf/vwLegislation/SB+185/$file/legis.html?open"><text:span text:style-name="T88_33">nsf</text:span></text:a></text:span><text:span text:style-name="T88_34"><text:a xlink:type="simple" xlink:href="http://legis.delaware.gov/LIS/lis146.nsf/vwLegislation/SB+185/$file/legis.html?open"><text:span text:style-name="T88_35">/</text:span></text:a></text:span><text:span text:style-name="T88_36"><text:a xlink:type="simple" xlink:href="http://legis.delaware.gov/LIS/lis146.nsf/vwLegislation/SB+185/$file/legis.html?open"><text:span text:style-name="T88_37">vwLegislation</text:span></text:a></text:span><text:span text:style-name="T88_38"><text:a xlink:type="simple" xlink:href="http://legis.delaware.gov/LIS/lis146.nsf/vwLegislation/SB+185/$file/legis.html?open"><text:span text:style-name="T88_39">/</text:span></text:a></text:span><text:span text:style-name="T88_40"><text:a xlink:type="simple" xlink:href="http://legis.delaware.gov/LIS/lis146.nsf/vwLegislation/SB+185/$file/legis.html?open"><text:span text:style-name="T88_41">SB</text:span></text:a></text:span><text:span text:style-name="T88_42"><text:a xlink:type="simple" xlink:href="http://legis.delaware.gov/LIS/lis146.nsf/vwLegislation/SB+185/$file/legis.html?open"><text:span text:style-name="T88_43">+185/$</text:span></text:a></text:span><text:span text:style-name="T88_44"><text:a xlink:type="simple" xlink:href="http://legis.delaware.gov/LIS/lis146.nsf/vwLegislation/SB+185/$file/legis.html?open"><text:span text:style-name="T88_45">file</text:span></text:a></text:span><text:span text:style-name="T88_46"><text:a xlink:type="simple" xlink:href="http://legis.delaware.gov/LIS/lis146.nsf/vwLegislation/SB+185/$file/legis.html?open"><text:span text:style-name="T88_47">/</text:span></text:a></text:span><text:span text:style-name="T88_48"><text:a xlink:type="simple" xlink:href="http://legis.delaware.gov/LIS/lis146.nsf/vwLegislation/SB+185/$file/legis.html?open"><text:span text:style-name="T88_49">legis</text:span></text:a></text:span><text:span text:style-name="T88_50"><text:a xlink:type="simple" xlink:href="http://legis.delaware.gov/LIS/lis146.nsf/vwLegislation/SB+185/$file/legis.html?open"><text:span text:style-name="T88_51">.</text:span></text:a></text:span><text:span text:style-name="T88_52"><text:a xlink:type="simple" xlink:href="http://legis.delaware.gov/LIS/lis146.nsf/vwLegislation/SB+185/$file/legis.html?open"><text:span text:style-name="T88_53">html</text:span></text:a></text:span><text:span text:style-name="T88_54"><text:a xlink:type="simple" xlink:href="http://legis.delaware.gov/LIS/lis146.nsf/vwLegislation/SB+185/$file/legis.html?open"><text:span text:style-name="T88_55">?</text:span></text:a></text:span><text:span text:style-name="T88_56"><text:a xlink:type="simple" xlink:href="http://legis.delaware.gov/LIS/lis146.nsf/vwLegislation/SB+185/$file/legis.html?open"><text:span text:style-name="T88_57">open</text:span></text:a></text:span></text:p></text:note-body></text:note></text:span><text:span text:style-name="T88_58"><text:s/></text:span><text:span text:style-name="T88_59">mandating</text:span><text:span text:style-name="T88_60"><text:s/></text:span><text:span text:style-name="T88_61">that</text:span><text:span text:style-name="T88_62"><text:s/></text:span><text:span text:style-name="T88_63">all</text:span><text:span text:style-name="T88_64"><text:s/></text:span><text:span text:style-name="T88_65">lobbyist</text:span><text:span text:style-name="T88_66"><text:s/></text:span><text:span text:style-name="T88_67">registration</text:span><text:span text:style-name="T88_68"><text:s/></text:span><text:span text:style-name="T88_69">and</text:span><text:span text:style-name="T88_70"><text:s/></text:span><text:span text:style-name="T88_71">disclosure</text:span><text:span text:style-name="T88_72"><text:s/></text:span><text:span text:style-name="T88_73">be</text:span><text:span text:style-name="T88_74"><text:s/></text:span><text:span text:style-name="T88_75">filled</text:span><text:span text:style-name="T88_76"><text:s/></text:span><text:span text:style-name="T88_77">electronically</text:span><text:span text:style-name="T88_78"><text:s/></text:span><text:span text:style-name="T88_79">by</text:span><text:span text:style-name="T88_80"><text:s/></text:span><text:span text:style-name="T88_81">default</text:span><text:span text:style-name="T88_82">.</text:span></text:p>
      <text:p text:style-name="P89"/>
      <text:p text:style-name="P90"><text:bookmark-start text:name="id.yynil3qf9ylq"/><text:bookmark-end text:name="id.yynil3qf9ylq"/></text:p>
      <text:list text:style-name="LS5" xml:id="list42">
        <text:list-item>
          <text:p text:style-name="P91"><text:span text:style-name="T91_1">Require</text:span><text:span text:style-name="T91_2"><text:s/></text:span><text:span text:style-name="T91_3">any</text:span><text:span text:style-name="T91_4"><text:s/></text:span><text:span text:style-name="T91_5">public</text:span><text:span text:style-name="T91_6"><text:s/></text:span><text:span text:style-name="T91_7">information</text:span><text:span text:style-name="T91_8"><text:s/></text:span><text:span text:style-name="T91_9">to</text:span><text:span text:style-name="T91_10"><text:s/></text:span><text:span text:style-name="T91_11">be</text:span><text:span text:style-name="T91_12"><text:s/></text:span><text:span text:style-name="T91_13">posted</text:span><text:span text:style-name="T91_14"><text:s/></text:span><text:span text:style-name="T91_15">on</text:span><text:span text:style-name="T91_16"><text:s/></text:span><text:span text:style-name="T91_17">the</text:span><text:span text:style-name="T91_18"><text:s/></text:span><text:span text:style-name="T91_19">Internet</text:span><text:span text:style-name="T91_20">.</text:span></text:p>
        </text:list-item>
      </text:list>
      <text:p text:style-name="P92"/>
      <text:p text:style-name="P93"><text:span text:style-name="T93_1">The</text:span><text:span text:style-name="T93_2"><text:s/></text:span><text:span text:style-name="T93_3">government</text:span><text:span text:style-name="T93_4"><text:s/></text:span><text:span text:style-name="T93_5">makes</text:span><text:span text:style-name="T93_6"><text:s/></text:span><text:span text:style-name="T93_7">tremendous</text:span><text:span text:style-name="T93_8"><text:s/></text:span><text:span text:style-name="T93_9">amounts</text:span><text:span text:style-name="T93_10"><text:s/></text:span><text:span text:style-name="T93_11">of</text:span><text:span text:style-name="T93_12"><text:s/></text:span><text:span text:style-name="T93_13">information</text:span><text:span text:style-name="T93_14"><text:s/></text:span><text:span text:style-name="T93_15">available</text:span><text:span text:style-name="T93_16"><text:s/></text:span><text:span text:style-name="T93_17">to</text:span><text:span text:style-name="T93_18"><text:s/></text:span><text:span text:style-name="T93_19">the</text:span><text:span text:style-name="T93_20"><text:s/></text:span><text:span text:style-name="T93_21">public</text:span><text:span text:style-name="T93_22">,<text:s/></text:span><text:span text:style-name="T93_23">but</text:span><text:span text:style-name="T93_24"><text:s/></text:span><text:span text:style-name="T93_25">only</text:span><text:span text:style-name="T93_26"><text:s/></text:span><text:span text:style-name="T93_27">a</text:span><text:span text:style-name="T93_28"><text:s/></text:span><text:span text:style-name="T93_29">small</text:span><text:span text:style-name="T93_30"><text:s/></text:span><text:span text:style-name="T93_31">subset</text:span><text:span text:style-name="T93_32"><text:s/></text:span><text:span text:style-name="T93_33">is</text:span><text:span text:style-name="T93_34"><text:s/></text:span><text:span text:style-name="T93_35">available</text:span><text:span text:style-name="T93_36"><text:s/></text:span><text:span text:style-name="T93_37">on</text:span><text:span text:style-name="T93_38"><text:s/></text:span><text:span text:style-name="T93_39">the</text:span><text:span text:style-name="T93_40"><text:s/></text:span><text:span text:style-name="T93_41">Internet</text:span><text:span text:style-name="T93_42"><text:s/></text:span><text:span text:style-name="T93_43">even</text:span><text:span text:style-name="T93_44"><text:s/></text:span><text:span text:style-name="T93_45">as</text:span><text:span text:style-name="T93_46"><text:s/></text:span><text:span text:style-name="T93_47">more</text:span><text:span text:style-name="T93_48"><text:s/></text:span><text:span text:style-name="T93_49">people</text:span><text:span text:style-name="T93_50"><text:s/></text:span><text:span text:style-name="T93_51">look</text:span><text:span text:style-name="T93_52"><text:s/></text:span><text:span text:style-name="T93_53">online</text:span><text:span text:style-name="T93_54"><text:s/></text:span><text:span text:style-name="T93_55">first</text:span><text:span text:style-name="T93_56"><text:s/></text:span><text:span text:style-name="T93_57">to</text:span><text:span text:style-name="T93_58"><text:s/></text:span><text:span text:style-name="T93_59">find</text:span><text:span text:style-name="T93_60"><text:s/></text:span><text:span text:style-name="T93_61">these</text:span><text:span text:style-name="T93_62"><text:s/></text:span><text:span text:style-name="T93_63">records</text:span><text:span text:style-name="T93_64">.<text:s/></text:span><text:span text:style-name="T93_65">To</text:span><text:span text:style-name="T93_66"><text:s/></text:span><text:span text:style-name="T93_67">close</text:span><text:span text:style-name="T93_68"><text:s/></text:span><text:span text:style-name="T93_69">this</text:span><text:span text:style-name="T93_70"><text:s/></text:span><text:span text:style-name="T93_71">gap</text:span><text:span text:style-name="T93_72">,<text:s/></text:span><text:span text:style-name="T93_73">public</text:span><text:span text:style-name="T93_74"><text:s/></text:span><text:span text:style-name="T93_75">information</text:span><text:span text:style-name="T93_76"><text:s/></text:span><text:span text:style-name="T93_77">should</text:span><text:span text:style-name="T93_78"><text:s/></text:span><text:span text:style-name="T93_79">be</text:span><text:span text:style-name="T93_80"><text:s/></text:span><text:span text:style-name="T93_81">published</text:span><text:span text:style-name="T93_82"><text:s/></text:span><text:span text:style-name="T93_83">online</text:span><text:span text:style-name="T93_84"><text:s/></text:span><text:span text:style-name="T93_85">in</text:span><text:span text:style-name="T93_86"><text:s/></text:span><text:span text:style-name="T93_87">a</text:span><text:span text:style-name="T93_88"><text:s/></text:span><text:span text:style-name="T93_89">timely</text:span><text:span text:style-name="T93_90"><text:s/></text:span><text:span text:style-name="T93_91">fashion</text:span><text:span text:style-name="T93_92"><text:s/></text:span><text:span text:style-name="T93_93">subject</text:span><text:span text:style-name="T93_94"><text:s/></text:span><text:span text:style-name="T93_95">only</text:span><text:span text:style-name="T93_96"><text:s/></text:span><text:span text:style-name="T93_97">to</text:span><text:span text:style-name="T93_98"><text:s/></text:span><text:span text:style-name="T93_99">common</text:span><text:span text:style-name="T93_100">-</text:span><text:span text:style-name="T93_101">sense</text:span><text:span text:style-name="T93_102"><text:s/></text:span><text:span text:style-name="T93_103">exceptions</text:span><text:span text:style-name="T93_104"><text:s/>(</text:span><text:span text:style-name="T93_105">such</text:span><text:span text:style-name="T93_106"><text:s/></text:span><text:span text:style-name="T93_107">as</text:span><text:span text:style-name="T93_108"><text:s/></text:span><text:span text:style-name="T93_109">redacting</text:span><text:span text:style-name="T93_110"><text:s/></text:span><text:span text:style-name="T93_111">personally</text:span><text:span text:style-name="T93_112"><text:s/></text:span><text:span text:style-name="T93_113">identifiable</text:span><text:span text:style-name="T93_114"><text:s/></text:span><text:span text:style-name="T93_115">information</text:span><text:span text:style-name="T93_116"><text:s/></text:span><text:span text:style-name="T93_117">in</text:span><text:span text:style-name="T93_118"><text:s/></text:span><text:span text:style-name="T93_119">certain</text:span><text:span text:style-name="T93_120"><text:s/></text:span><text:span text:style-name="T93_121">contexts</text:span><text:span text:style-name="T93_122">.)<text:s/></text:span><text:span text:style-name="T93_123">Implementation</text:span><text:span text:style-name="T93_124"><text:s/></text:span><text:span text:style-name="T93_125">could</text:span><text:span text:style-name="T93_126"><text:s/></text:span><text:span text:style-name="T93_127">be</text:span><text:span text:style-name="T93_128"><text:s/></text:span><text:span text:style-name="T93_129">by</text:span><text:span text:style-name="T93_130"><text:s/></text:span><text:span text:style-name="T93_131">legislative</text:span><text:span text:style-name="T93_132"><text:s/></text:span><text:span text:style-name="T93_133">action</text:span><text:span text:style-name="T93_134"><text:s/></text:span><text:span text:style-name="T93_135">or</text:span><text:span text:style-name="T93_136"><text:s/></text:span><text:span text:style-name="T93_137">executive</text:span><text:span text:style-name="T93_138"><text:s/></text:span><text:span text:style-name="T93_139">directive</text:span><text:span text:style-name="T93_140">.<text:s/></text:span><text:span text:style-name="T93_141">The</text:span><text:span text:style-name="T93_142"><text:s/>"</text:span><text:span text:style-name="T93_143">Public</text:span><text:span text:style-name="T93_144"><text:s/></text:span><text:span text:style-name="T93_145">Online</text:span><text:span text:style-name="T93_146"><text:s/></text:span><text:span text:style-name="T93_147">Information</text:span><text:span text:style-name="T93_148"><text:s/></text:span><text:span text:style-name="T93_149">Act</text:span><text:span text:style-name="T93_150">"<text:s/></text:span><text:span text:style-name="T93_151">has</text:span><text:span text:style-name="T93_152"><text:s/></text:span><text:span text:style-name="T93_153">been</text:span><text:span text:style-name="T93_154"><text:s/></text:span><text:span text:style-name="T93_155"><text:a xlink:type="simple" xlink:href="http://sunlightfoundation.com/policy/poia/"><text:span text:style-name="T93_156">introduced</text:span></text:a></text:span><text:span text:style-name="T93_157"><text:a xlink:type="simple" xlink:href="http://sunlightfoundation.com/policy/poia/"><text:span text:style-name="T93_158"><text:s/></text:span></text:a></text:span><text:span text:style-name="T93_159"><text:a xlink:type="simple" xlink:href="http://sunlightfoundation.com/policy/poia/"><text:span text:style-name="T93_160">on</text:span></text:a></text:span><text:span text:style-name="T93_161"><text:a xlink:type="simple" xlink:href="http://sunlightfoundation.com/policy/poia/"><text:span text:style-name="T93_162"><text:s/></text:span></text:a></text:span><text:span text:style-name="T93_163"><text:a xlink:type="simple" xlink:href="http://sunlightfoundation.com/policy/poia/"><text:span text:style-name="T93_164">the</text:span></text:a></text:span><text:span text:style-name="T93_165"><text:a xlink:type="simple" xlink:href="http://sunlightfoundation.com/policy/poia/"><text:span text:style-name="T93_166"><text:s/></text:span></text:a></text:span><text:span text:style-name="T93_167"><text:a xlink:type="simple" xlink:href="http://sunlightfoundation.com/policy/poia/"><text:span text:style-name="T93_168">federal</text:span></text:a></text:span><text:span text:style-name="T93_169"><text:a xlink:type="simple" xlink:href="http://sunlightfoundation.com/policy/poia/"><text:span text:style-name="T93_170"><text:s/></text:span></text:a></text:span><text:span text:style-name="T93_171"><text:a xlink:type="simple" xlink:href="http://sunlightfoundation.com/policy/poia/"><text:span text:style-name="T93_172">level</text:span></text:a></text:span><text:span text:style-name="T93_173"><text:note text:note-class="footnote"><text:note-citation/><text:note-body><text:p text:style-name="P94"><text:span text:style-name="T94_1"><text:s/></text:span><text:span text:style-name="T94_2">The</text:span><text:span text:style-name="T94_3"><text:s/></text:span><text:span text:style-name="T94_4">Public</text:span><text:span text:style-name="T94_5"><text:s/></text:span><text:span text:style-name="T94_6">Online</text:span><text:span text:style-name="T94_7"><text:s/></text:span><text:span text:style-name="T94_8">Information</text:span><text:span text:style-name="T94_9"><text:s/></text:span><text:span text:style-name="T94_10">Act</text:span><text:span text:style-name="T94_11">,<text:s/></text:span><text:span text:style-name="T94_12">Sunlight</text:span><text:span text:style-name="T94_13"><text:s/></text:span><text:span text:style-name="T94_14">Foundation</text:span><text:span text:style-name="T94_15">,<text:s/></text:span><text:span text:style-name="T94_16"><text:a xlink:type="simple" xlink:href="http://sunlightfoundation.com/policy/poia/"><text:span text:style-name="T94_17">http</text:span></text:a></text:span><text:span text:style-name="T94_18"><text:a xlink:type="simple" xlink:href="http://sunlightfoundation.com/policy/poia/"><text:span text:style-name="T94_19">://</text:span></text:a></text:span><text:span text:style-name="T94_20"><text:a xlink:type="simple" xlink:href="http://sunlightfoundation.com/policy/poia/"><text:span text:style-name="T94_21">sunlightfoundation</text:span></text:a></text:span><text:span text:style-name="T94_22"><text:a xlink:type="simple" xlink:href="http://sunlightfoundation.com/policy/poia/"><text:span text:style-name="T94_23">.</text:span></text:a></text:span><text:span text:style-name="T94_24"><text:a xlink:type="simple" xlink:href="http://sunlightfoundation.com/policy/poia/"><text:span text:style-name="T94_25">com</text:span></text:a></text:span><text:span text:style-name="T94_26"><text:a xlink:type="simple" xlink:href="http://sunlightfoundation.com/policy/poia/"><text:span text:style-name="T94_27">/</text:span></text:a></text:span><text:span text:style-name="T94_28"><text:a xlink:type="simple" xlink:href="http://sunlightfoundation.com/policy/poia/"><text:span text:style-name="T94_29">policy</text:span></text:a></text:span><text:span text:style-name="T94_30"><text:a xlink:type="simple" xlink:href="http://sunlightfoundation.com/policy/poia/"><text:span text:style-name="T94_31">/</text:span></text:a></text:span><text:span text:style-name="T94_32"><text:a xlink:type="simple" xlink:href="http://sunlightfoundation.com/policy/poia/"><text:span text:style-name="T94_33">poia</text:span></text:a></text:span><text:span text:style-name="T94_34"><text:a xlink:type="simple" xlink:href="http://sunlightfoundation.com/policy/poia/"><text:span text:style-name="T94_35">/</text:span></text:a></text:span></text:p></text:note-body></text:note></text:span><text:span text:style-name="T94_36"><text:s/></text:span><text:span text:style-name="T94_37">to</text:span><text:span text:style-name="T94_38"><text:s/></text:span><text:span text:style-name="T94_39">require</text:span><text:span text:style-name="T94_40"><text:s/></text:span><text:span text:style-name="T94_41">public</text:span><text:span text:style-name="T94_42"><text:s/></text:span><text:span text:style-name="T94_43">information</text:span><text:span text:style-name="T94_44"><text:s/></text:span><text:span text:style-name="T94_45">to</text:span><text:span text:style-name="T94_46"><text:s/></text:span><text:span text:style-name="T94_47">be</text:span><text:span text:style-name="T94_48"><text:s/></text:span><text:span text:style-name="T94_49">available</text:span><text:span text:style-name="T94_50"><text:s/></text:span><text:span text:style-name="T94_51">online</text:span><text:span text:style-name="T94_52">.</text:span></text:p>
      <text:p text:style-name="P95"/>
      <text:p text:style-name="P96"><text:bookmark-start text:name="id.6esq25hlgxf"/><text:bookmark-end text:name="id.6esq25hlgxf"/></text:p>
      <text:list text:style-name="LS6" xml:id="list43">
        <text:list-item>
          <text:p text:style-name="P97"><text:span text:style-name="T97_1">Mandate</text:span><text:span text:style-name="T97_2"><text:s/></text:span><text:span text:style-name="T97_3">continuous</text:span><text:span text:style-name="T97_4"><text:s/></text:span><text:span text:style-name="T97_5">publication</text:span><text:span text:style-name="T97_6"><text:s/></text:span><text:span text:style-name="T97_7">and</text:span><text:span text:style-name="T97_8"><text:s/></text:span><text:span text:style-name="T97_9">updates</text:span><text:span text:style-name="T97_10"><text:s/></text:span><text:span text:style-name="T97_11">to</text:span><text:span text:style-name="T97_12"><text:s/></text:span><text:span text:style-name="T97_13">data</text:span><text:span text:style-name="T97_14">.</text:span></text:p>
        </text:list-item>
      </text:list>
      <text:p text:style-name="P98"/>
      <text:p text:style-name="P99"><text:span text:style-name="T99_1">It</text:span><text:span text:style-name="T99_2"><text:s/></text:span><text:span text:style-name="T99_3">is</text:span><text:span text:style-name="T99_4"><text:s/></text:span><text:span text:style-name="T99_5">not</text:span><text:span text:style-name="T99_6"><text:s/></text:span><text:span text:style-name="T99_7">enough</text:span><text:span text:style-name="T99_8"><text:s/></text:span><text:span text:style-name="T99_9">to</text:span><text:span text:style-name="T99_10"><text:s/></text:span><text:span text:style-name="T99_11">mandate</text:span><text:span text:style-name="T99_12"><text:s/></text:span><text:span text:style-name="T99_13">the</text:span><text:span text:style-name="T99_14"><text:s/></text:span><text:span text:style-name="T99_15">one</text:span><text:span text:style-name="T99_16">-</text:span><text:span text:style-name="T99_17">time</text:span><text:span text:style-name="T99_18"><text:s/></text:span><text:span text:style-name="T99_19">release</text:span><text:span text:style-name="T99_20"><text:s/></text:span><text:span text:style-name="T99_21">of</text:span><text:span text:style-name="T99_22"><text:s/></text:span><text:span text:style-name="T99_23">information</text:span><text:span text:style-name="T99_24">:<text:s/></text:span><text:span text:style-name="T99_25">data</text:span><text:span text:style-name="T99_26"><text:s/></text:span><text:span text:style-name="T99_27">is</text:span><text:span text:style-name="T99_28"><text:s/></text:span><text:span text:style-name="T99_29">often</text:span><text:span text:style-name="T99_30"><text:s/></text:span><text:span text:style-name="T99_31">created</text:span><text:span text:style-name="T99_32"><text:s/></text:span><text:span text:style-name="T99_33">on</text:span><text:span text:style-name="T99_34"><text:s/></text:span><text:span text:style-name="T99_35">an</text:span><text:span text:style-name="T99_36"><text:s/></text:span><text:span text:style-name="T99_37">ongoing</text:span><text:span text:style-name="T99_38"><text:s/></text:span><text:span text:style-name="T99_39">basis</text:span><text:span text:style-name="T99_40"><text:s/></text:span><text:span text:style-name="T99_41">and</text:span><text:span text:style-name="T99_42"><text:s/></text:span><text:span text:style-name="T99_43">should</text:span><text:span text:style-name="T99_44"><text:s/></text:span><text:span text:style-name="T99_45">be</text:span><text:span text:style-name="T99_46"><text:s/></text:span><text:span text:style-name="T99_47">released</text:span><text:span text:style-name="T99_48"><text:s/></text:span><text:span text:style-name="T99_49">the</text:span><text:span text:style-name="T99_50"><text:s/></text:span><text:span text:style-name="T99_51">same</text:span><text:span text:style-name="T99_52"><text:s/></text:span><text:span text:style-name="T99_53">way</text:span><text:span text:style-name="T99_54">.<text:s/></text:span><text:span text:style-name="T99_55">A</text:span><text:span text:style-name="T99_56"><text:s/></text:span><text:span text:style-name="T99_57">one</text:span><text:span text:style-name="T99_58">-</text:span><text:span text:style-name="T99_59">time</text:span><text:span text:style-name="T99_60"><text:s/></text:span><text:span text:style-name="T99_61">release</text:span><text:span text:style-name="T99_62"><text:s/></text:span><text:span text:style-name="T99_63">of</text:span><text:span text:style-name="T99_64"><text:s/></text:span><text:span text:style-name="T99_65">data</text:span><text:span text:style-name="T99_66"><text:s/></text:span><text:span text:style-name="T99_67">is</text:span><text:span text:style-name="T99_68"><text:s/></text:span><text:span text:style-name="T99_69">in</text:span><text:span text:style-name="T99_70"><text:s/></text:span><text:span text:style-name="T99_71">some</text:span><text:span text:style-name="T99_72"><text:s/></text:span><text:span text:style-name="T99_73">sense</text:span><text:span text:style-name="T99_74"><text:s/></text:span><text:span text:style-name="T99_75">incomplete</text:span><text:span text:style-name="T99_76"><text:s/></text:span><text:span text:style-name="T99_77">as</text:span><text:span text:style-name="T99_78"><text:s/></text:span><text:span text:style-name="T99_79">soon</text:span><text:span text:style-name="T99_80"><text:s/></text:span><text:span text:style-name="T99_81">as</text:span><text:span text:style-name="T99_82"><text:s/></text:span><text:span text:style-name="T99_83">additional</text:span><text:span text:style-name="T99_84"><text:s/></text:span><text:span text:style-name="T99_85">information</text:span><text:span text:style-name="T99_86"><text:s/></text:span><text:span text:style-name="T99_87">is</text:span><text:span text:style-name="T99_88"><text:s/></text:span><text:span text:style-name="T99_89">generated</text:span><text:span text:style-name="T99_90">.<text:s/></text:span><text:span text:style-name="T99_91">Therefore</text:span><text:span text:style-name="T99_92">,<text:s/></text:span><text:span text:style-name="T99_93">in</text:span><text:span text:style-name="T99_94"><text:s/></text:span><text:span text:style-name="T99_95">order</text:span><text:span text:style-name="T99_96"><text:s/></text:span><text:span text:style-name="T99_97">to</text:span><text:span text:style-name="T99_98"><text:s/></text:span><text:span text:style-name="T99_99">ensure</text:span><text:span text:style-name="T99_100"><text:s/></text:span><text:span text:style-name="T99_101">that</text:span><text:span text:style-name="T99_102"><text:s/></text:span><text:span text:style-name="T99_103">the</text:span><text:span text:style-name="T99_104"><text:s/></text:span><text:span text:style-name="T99_105">information</text:span><text:span text:style-name="T99_106"><text:s/></text:span><text:span text:style-name="T99_107">published</text:span><text:span text:style-name="T99_108"><text:s/></text:span><text:span text:style-name="T99_109">is</text:span><text:span text:style-name="T99_110"><text:s/></text:span><text:span text:style-name="T99_111">as</text:span><text:span text:style-name="T99_112"><text:s/></text:span><text:span text:style-name="T99_113">accurate</text:span><text:span text:style-name="T99_114"><text:s/></text:span><text:span text:style-name="T99_115">and</text:span><text:span text:style-name="T99_116"><text:s/></text:span><text:span text:style-name="T99_117">useful</text:span><text:span text:style-name="T99_118"><text:s/></text:span><text:span text:style-name="T99_119">as</text:span><text:span text:style-name="T99_120"><text:s/></text:span><text:span text:style-name="T99_121">possible</text:span><text:span text:style-name="T99_122">,<text:s/></text:span><text:span text:style-name="T99_123">specific</text:span><text:span text:style-name="T99_124"><text:s/></text:span><text:span text:style-name="T99_125">requirements</text:span><text:span text:style-name="T99_126"><text:s/></text:span><text:span text:style-name="T99_127">should</text:span><text:span text:style-name="T99_128"><text:s/></text:span><text:span text:style-name="T99_129">be</text:span><text:span text:style-name="T99_130"><text:s/></text:span><text:span text:style-name="T99_131">put</text:span><text:span text:style-name="T99_132"><text:s/></text:span><text:span text:style-name="T99_133">in</text:span><text:span text:style-name="T99_134"><text:s/></text:span><text:span text:style-name="T99_135">place</text:span><text:span text:style-name="T99_136"><text:s/></text:span><text:span text:style-name="T99_137">to</text:span><text:span text:style-name="T99_138"><text:s/></text:span><text:span text:style-name="T99_139">make</text:span><text:span text:style-name="T99_140"><text:s/></text:span><text:span text:style-name="T99_141">sure</text:span><text:span text:style-name="T99_142"><text:s/></text:span><text:span text:style-name="T99_143">that</text:span><text:span text:style-name="T99_144"><text:s/></text:span><text:span text:style-name="T99_145">government</text:span><text:span text:style-name="T99_146"><text:s/></text:span><text:span text:style-name="T99_147">data</text:span><text:span text:style-name="T99_148"><text:s/></text:span><text:span text:style-name="T99_149">is</text:span><text:span text:style-name="T99_150"><text:s/></text:span><text:span text:style-name="T99_151">released</text:span><text:span text:style-name="T99_152"><text:s/></text:span><text:span text:style-name="T99_153">as</text:span><text:span text:style-name="T99_154"><text:s/></text:span><text:span text:style-name="T99_155">quickly</text:span><text:span text:style-name="T99_156"><text:s/></text:span><text:span text:style-name="T99_157">as</text:span><text:span text:style-name="T99_158"><text:s/></text:span><text:span text:style-name="T99_159">it</text:span><text:span text:style-name="T99_160"><text:s/></text:span><text:span text:style-name="T99_161">is</text:span><text:span text:style-name="T99_162"><text:s/></text:span><text:span text:style-name="T99_163">gathered</text:span><text:span text:style-name="T99_164"><text:s/></text:span><text:span text:style-name="T99_165">and</text:span><text:span text:style-name="T99_166"><text:s/></text:span><text:span text:style-name="T99_167">collected</text:span><text:span text:style-name="T99_168"><text:s/>(</text:span><text:span text:style-name="T99_169">in</text:span><text:span text:style-name="T99_170"><text:s/>“</text:span><text:span text:style-name="T99_171">real</text:span><text:span text:style-name="T99_172"><text:s/></text:span><text:span text:style-name="T99_173">time</text:span><text:span text:style-name="T99_174">”).<text:s/></text:span><text:span text:style-name="T99_175">This</text:span><text:span text:style-name="T99_176"><text:s/></text:span><text:span text:style-name="T99_177">kind</text:span><text:span text:style-name="T99_178"><text:s/></text:span><text:span text:style-name="T99_179">of</text:span><text:span text:style-name="T99_180"><text:s/></text:span><text:span text:style-name="T99_181">rapid</text:span><text:span text:style-name="T99_182"><text:s/></text:span><text:span text:style-name="T99_183">publishing</text:span><text:span text:style-name="T99_184"><text:s/></text:span><text:span text:style-name="T99_185">becomes</text:span><text:span text:style-name="T99_186"><text:s/></text:span><text:span text:style-name="T99_187">less</text:span><text:span text:style-name="T99_188"><text:s/></text:span><text:span text:style-name="T99_189">of</text:span><text:span text:style-name="T99_190"><text:s/></text:span><text:span text:style-name="T99_191">a</text:span><text:span text:style-name="T99_192"><text:s/></text:span><text:span text:style-name="T99_193">burden</text:span><text:span text:style-name="T99_194"><text:s/></text:span><text:span text:style-name="T99_195">when</text:span><text:span text:style-name="T99_196"><text:s/></text:span><text:span text:style-name="T99_197">combined</text:span><text:span text:style-name="T99_198"><text:s/></text:span><text:span text:style-name="T99_199">with</text:span><text:span text:style-name="T99_200"><text:s/></text:span><text:span text:style-name="T99_201">others</text:span><text:span text:style-name="T99_202"><text:s/></text:span><text:span text:style-name="T99_203">measures</text:span><text:span text:style-name="T99_204"><text:s/></text:span><text:span text:style-name="T99_205">for</text:span><text:span text:style-name="T99_206"><text:s/></text:span><text:span text:style-name="T99_207">online</text:span><text:span text:style-name="T99_208"><text:s/></text:span><text:span text:style-name="T99_209">publishing</text:span><text:span text:style-name="T99_210">,<text:s/></text:span><text:span text:style-name="T99_211">such</text:span><text:span text:style-name="T99_212"><text:s/></text:span><text:span text:style-name="T99_213">as</text:span><text:span text:style-name="T99_214"><text:s/></text:span><text:span text:style-name="T99_215">electronic</text:span><text:span text:style-name="T99_216"><text:s/></text:span><text:span text:style-name="T99_217">filing</text:span><text:span text:style-name="T99_218"><text:s/>(</text:span><text:span text:style-name="T99_219">Provision</text:span><text:span text:style-name="T99_220"><text:s/>3),<text:s/></text:span><text:span text:style-name="T99_221">data</text:span><text:span text:style-name="T99_222"><text:s/></text:span><text:span text:style-name="T99_223">portals</text:span><text:span text:style-name="T99_224"><text:s/>(</text:span><text:span text:style-name="T99_225">Provision</text:span><text:span text:style-name="T99_226"><text:s/>13),<text:s/></text:span><text:span text:style-name="T99_227">and</text:span><text:span text:style-name="T99_228"><text:s/></text:span><text:span text:style-name="T99_229">APIs</text:span><text:span text:style-name="T99_230"><text:s/>(</text:span><text:span text:style-name="T99_231">Provision</text:span><text:span text:style-name="T99_232"><text:s/>8).</text:span></text:p>
      <text:p text:style-name="P100"/>
      <text:p text:style-name="P101"><text:bookmark-start text:name="id.d60osefuandf"/><text:bookmark-end text:name="id.d60osefuandf"/></text:p>
      <text:list text:style-name="LS7" xml:id="list44">
        <text:list-item>
          <text:p text:style-name="P102"><text:span text:style-name="T102_1">Create</text:span><text:span text:style-name="T102_2"><text:s/></text:span><text:span text:style-name="T102_3">permanent</text:span><text:span text:style-name="T102_4">,<text:s/></text:span><text:span text:style-name="T102_5">lasting</text:span><text:span text:style-name="T102_6"><text:s/></text:span><text:span text:style-name="T102_7">access</text:span><text:span text:style-name="T102_8"><text:s/></text:span><text:span text:style-name="T102_9">to</text:span><text:span text:style-name="T102_10"><text:s/></text:span><text:span text:style-name="T102_11">government</text:span><text:span text:style-name="T102_12"><text:s/></text:span><text:span text:style-name="T102_13">data</text:span><text:span text:style-name="T102_14">.</text:span></text:p>
        </text:list-item>
      </text:list>
      <text:p text:style-name="P103"/>
      <text:p text:style-name="P104"><text:span text:style-name="T104_1">Information</text:span><text:span text:style-name="T104_2"><text:s/></text:span><text:span text:style-name="T104_3">released</text:span><text:span text:style-name="T104_4"><text:s/></text:span><text:span text:style-name="T104_5">by</text:span><text:span text:style-name="T104_6"><text:s/></text:span><text:span text:style-name="T104_7">the</text:span><text:span text:style-name="T104_8"><text:s/></text:span><text:span text:style-name="T104_9">government</text:span><text:span text:style-name="T104_10"><text:s/></text:span><text:span text:style-name="T104_11">should</text:span><text:span text:style-name="T104_12"><text:s/></text:span><text:span text:style-name="T104_13">be</text:span><text:span text:style-name="T104_14"><text:s/></text:span><text:span text:style-name="T104_15">sticky</text:span><text:span text:style-name="T104_16">:<text:s/></text:span><text:span text:style-name="T104_17">Once</text:span><text:span text:style-name="T104_18"><text:s/></text:span><text:span text:style-name="T104_19">released</text:span><text:span text:style-name="T104_20">,<text:s/></text:span><text:span text:style-name="T104_21">it</text:span><text:span text:style-name="T104_22"><text:s/></text:span><text:span text:style-name="T104_23">must</text:span><text:span text:style-name="T104_24"><text:s/></text:span><text:span text:style-name="T104_25">remain</text:span><text:span text:style-name="T104_26"><text:s/>“</text:span><text:span text:style-name="T104_27">findable</text:span><text:span text:style-name="T104_28">”<text:s/></text:span><text:span text:style-name="T104_29">at</text:span><text:span text:style-name="T104_30"><text:s/></text:span><text:span text:style-name="T104_31">a</text:span><text:span text:style-name="T104_32"><text:s/></text:span><text:span text:style-name="T104_33">stable</text:span><text:span text:style-name="T104_34"><text:s/></text:span><text:span text:style-name="T104_35">location</text:span><text:span text:style-name="T104_36"><text:s/></text:span><text:span text:style-name="T104_37">or</text:span><text:span text:style-name="T104_38"><text:s/></text:span><text:span text:style-name="T104_39">through</text:span><text:span text:style-name="T104_40"><text:s/></text:span><text:span text:style-name="T104_41">archives</text:span><text:span text:style-name="T104_42"><text:s/></text:span><text:span text:style-name="T104_43">in</text:span><text:span text:style-name="T104_44"><text:s/></text:span><text:span text:style-name="T104_45">perpetuity</text:span><text:span text:style-name="T104_46">.<text:s/></text:span><text:span text:style-name="T104_47">Although</text:span><text:span text:style-name="T104_48"><text:s/></text:span><text:span text:style-name="T104_49">portals</text:span><text:span text:style-name="T104_50"><text:s/></text:span><text:span text:style-name="T104_51">and</text:span><text:span text:style-name="T104_52"><text:s/></text:span><text:span text:style-name="T104_53">websites</text:span><text:span text:style-name="T104_54"><text:s/></text:span><text:span text:style-name="T104_55">can</text:span><text:span text:style-name="T104_56"><text:s/></text:span><text:span text:style-name="T104_57">be</text:span><text:span text:style-name="T104_58"><text:s/></text:span><text:span text:style-name="T104_59">vehicles</text:span><text:span text:style-name="T104_60"><text:s/></text:span><text:span text:style-name="T104_61">for</text:span><text:span text:style-name="T104_62"><text:s/></text:span><text:span text:style-name="T104_63">accessing</text:span><text:span text:style-name="T104_64"><text:s/></text:span><text:span text:style-name="T104_65">this</text:span><text:span text:style-name="T104_66"><text:s/></text:span><text:span text:style-name="T104_67">data</text:span><text:span text:style-name="T104_68"><text:s/></text:span><text:span text:style-name="T104_69">over</text:span><text:span text:style-name="T104_70"><text:s/></text:span><text:span text:style-name="T104_71">the</text:span><text:span text:style-name="T104_72"><text:s/></text:span><text:span text:style-name="T104_73">long</text:span><text:span text:style-name="T104_74"><text:s/></text:span><text:span text:style-name="T104_75">term</text:span><text:span text:style-name="T104_76"><text:s/>(</text:span><text:span text:style-name="T104_77">see</text:span><text:span text:style-name="T104_78"><text:s/></text:span><text:span text:style-name="T104_79">Provision</text:span><text:span text:style-name="T104_80"><text:s/>13),<text:s/></text:span><text:span text:style-name="T104_81">it</text:span><text:span text:style-name="T104_82"><text:s/></text:span><text:span text:style-name="T104_83">is</text:span><text:span text:style-name="T104_84"><text:s/></text:span><text:span text:style-name="T104_85">critical</text:span><text:span text:style-name="T104_86"><text:s/></text:span><text:span text:style-name="T104_87">that</text:span><text:span text:style-name="T104_88"><text:s/></text:span><text:span text:style-name="T104_89">the</text:span><text:span text:style-name="T104_90"><text:s/></text:span><text:span text:style-name="T104_91">data</text:span><text:span text:style-name="T104_92">’</text:span><text:span text:style-name="T104_93">s</text:span><text:span text:style-name="T104_94"><text:s/></text:span><text:span text:style-name="T104_95">permanent</text:span><text:span text:style-name="T104_96"><text:s/></text:span><text:span text:style-name="T104_97">release</text:span><text:span text:style-name="T104_98"><text:s/>&amp;<text:s/></text:span><text:span text:style-name="T104_99">accessibility</text:span><text:span text:style-name="T104_100"><text:s/></text:span><text:span text:style-name="T104_101">is</text:span><text:span text:style-name="T104_102"><text:s/></text:span><text:span text:style-name="T104_103">defined</text:span><text:span text:style-name="T104_104"><text:s/></text:span><text:span text:style-name="T104_105">so</text:span><text:span text:style-name="T104_106"><text:s/></text:span><text:span text:style-name="T104_107">as</text:span><text:span text:style-name="T104_108"><text:s/></text:span><text:span text:style-name="T104_109">to</text:span><text:span text:style-name="T104_110"><text:s/></text:span><text:span text:style-name="T104_111">apply</text:span><text:span text:style-name="T104_112"><text:s/></text:span><text:span text:style-name="T104_113">to</text:span><text:span text:style-name="T104_114"><text:s/></text:span><text:span text:style-name="T104_115">the</text:span><text:span text:style-name="T104_116"><text:s/></text:span><text:span text:style-name="T104_117">data</text:span><text:span text:style-name="T104_118"><text:s/></text:span><text:span text:style-name="T104_119">itself</text:span><text:span text:style-name="T104_120">,<text:s/></text:span><text:span text:style-name="T104_121">not</text:span><text:span text:style-name="T104_122"><text:s/></text:span><text:span text:style-name="T104_123">just</text:span><text:span text:style-name="T104_124"><text:s/></text:span><text:span text:style-name="T104_125">the</text:span><text:span text:style-name="T104_126"><text:s/></text:span><text:span text:style-name="T104_127">means</text:span><text:span text:style-name="T104_128"><text:s/></text:span><text:span text:style-name="T104_129">of</text:span><text:span text:style-name="T104_130"><text:s/></text:span><text:span text:style-name="T104_131">access</text:span><text:span text:style-name="T104_132">.</text:span></text:p>
      <text:p text:style-name="P105"/>
      <text:p text:style-name="P106"><text:span text:style-name="T106_1">Provisions</text:span><text:span text:style-name="T106_2"><text:s/></text:span><text:span text:style-name="T106_3">relating</text:span><text:span text:style-name="T106_4"><text:s/></text:span><text:span text:style-name="T106_5">to</text:span><text:span text:style-name="T106_6"><text:s/></text:span><text:span text:style-name="T106_7">permanence</text:span><text:span text:style-name="T106_8"><text:s/></text:span><text:span text:style-name="T106_9">can</text:span><text:span text:style-name="T106_10"><text:s/></text:span><text:span text:style-name="T106_11">also</text:span><text:span text:style-name="T106_12"><text:s/></text:span><text:span text:style-name="T106_13">be</text:span><text:span text:style-name="T106_14"><text:s/></text:span><text:span text:style-name="T106_15">expanded</text:span><text:span text:style-name="T106_16"><text:s/></text:span><text:span text:style-name="T106_17">to</text:span><text:span text:style-name="T106_18"><text:s/></text:span><text:span text:style-name="T106_19">relate</text:span><text:span text:style-name="T106_20"><text:s/></text:span><text:span text:style-name="T106_21">to</text:span><text:span text:style-name="T106_22"><text:s/></text:span><text:span text:style-name="T106_23">updates</text:span><text:span text:style-name="T106_24">,<text:s/></text:span><text:span text:style-name="T106_25">changes</text:span><text:span text:style-name="T106_26">,<text:s/></text:span><text:span text:style-name="T106_27">or</text:span><text:span text:style-name="T106_28"><text:s/></text:span><text:span text:style-name="T106_29">other</text:span><text:span text:style-name="T106_30"><text:s/></text:span><text:span text:style-name="T106_31">alterations</text:span><text:span text:style-name="T106_32"><text:s/></text:span><text:span text:style-name="T106_33">to</text:span><text:span text:style-name="T106_34"><text:s/></text:span><text:span text:style-name="T106_35">the</text:span><text:span text:style-name="T106_36"><text:s/></text:span><text:span text:style-name="T106_37">data</text:span><text:span text:style-name="T106_38">.<text:s/></text:span><text:span text:style-name="T106_39">For</text:span><text:span text:style-name="T106_40"><text:s/></text:span><text:span text:style-name="T106_41">best</text:span><text:span text:style-name="T106_42"><text:s/></text:span><text:span text:style-name="T106_43">use</text:span><text:span text:style-name="T106_44"><text:s/></text:span><text:span text:style-name="T106_45">by</text:span><text:span text:style-name="T106_46"><text:s/></text:span><text:span text:style-name="T106_47">the</text:span><text:span text:style-name="T106_48"><text:s/></text:span><text:span text:style-name="T106_49">public</text:span><text:span text:style-name="T106_50">,<text:s/></text:span><text:span text:style-name="T106_51">these</text:span><text:span text:style-name="T106_52"><text:s/></text:span><text:span text:style-name="T106_53">changes</text:span><text:span text:style-name="T106_54"><text:s/></text:span><text:span text:style-name="T106_55">should</text:span><text:span text:style-name="T106_56"><text:s/></text:span><text:span text:style-name="T106_57">be</text:span><text:span text:style-name="T106_58"><text:s/></text:span><text:span text:style-name="T106_59">documented</text:span><text:span text:style-name="T106_60"><text:s/></text:span><text:span text:style-name="T106_61">to</text:span><text:span text:style-name="T106_62"><text:s/></text:span><text:span text:style-name="T106_63">include</text:span><text:span text:style-name="T106_64"><text:s/></text:span><text:span text:style-name="T106_65">appropriate</text:span><text:span text:style-name="T106_66"><text:s/></text:span><text:span text:style-name="T106_67">version</text:span><text:span text:style-name="T106_68">-</text:span><text:span text:style-name="T106_69">tracking</text:span><text:span text:style-name="T106_70"><text:s/></text:span><text:span text:style-name="T106_71">and</text:span><text:span text:style-name="T106_72"><text:s/></text:span><text:span text:style-name="T106_73">archiving</text:span><text:span text:style-name="T106_74"><text:s/></text:span><text:span text:style-name="T106_75">over</text:span><text:span text:style-name="T106_76"><text:s/></text:span><text:span text:style-name="T106_77">time</text:span><text:span text:style-name="T106_78">.<text:s/></text:span><text:span text:style-name="T106_79">These</text:span><text:span text:style-name="T106_80"><text:s/></text:span><text:span text:style-name="T106_81">provisions</text:span><text:span text:style-name="T106_82"><text:s/></text:span><text:span text:style-name="T106_83">should</text:span><text:span text:style-name="T106_84"><text:s/></text:span><text:span text:style-name="T106_85">build</text:span><text:span text:style-name="T106_86"><text:s/></text:span><text:span text:style-name="T106_87">on</text:span><text:span text:style-name="T106_88"><text:s/></text:span><text:span text:style-name="T106_89">the</text:span><text:span text:style-name="T106_90"><text:s/></text:span><text:span text:style-name="T106_91">strengths</text:span><text:span text:style-name="T106_92"><text:s/></text:span><text:span text:style-name="T106_93">of</text:span><text:span text:style-name="T106_94"><text:s/></text:span><text:span text:style-name="T106_95">existing</text:span><text:span text:style-name="T106_96"><text:s/></text:span><text:span text:style-name="T106_97">records</text:span><text:span text:style-name="T106_98"><text:s/></text:span><text:span text:style-name="T106_99">management</text:span><text:span text:style-name="T106_100"><text:s/></text:span><text:span text:style-name="T106_101">laws</text:span><text:span text:style-name="T106_102"><text:s/></text:span><text:span text:style-name="T106_103">and</text:span><text:span text:style-name="T106_104"><text:s/></text:span><text:span text:style-name="T106_105">procedures</text:span><text:span text:style-name="T106_106">.</text:span></text:p>
      <text:p text:style-name="P107"/>
      <text:p text:style-name="P108"><text:bookmark-start text:name="id.3x112oh82rt8"/><text:bookmark-end text:name="id.3x112oh82rt8"/></text:p>
      <text:list text:style-name="LS8" xml:id="list45">
        <text:list-item>
          <text:p text:style-name="P109"><text:span text:style-name="T109_1">Publish</text:span><text:span text:style-name="T109_2"><text:s/></text:span><text:span text:style-name="T109_3">bulk</text:span><text:span text:style-name="T109_4"><text:s/></text:span><text:span text:style-name="T109_5">data</text:span><text:span text:style-name="T109_6">.</text:span></text:p>
        </text:list-item>
      </text:list>
      <text:p text:style-name="P110"/>
      <text:p text:style-name="P111"><text:span text:style-name="T111_1">Bulk</text:span><text:span text:style-name="T111_2"><text:s/></text:span><text:span text:style-name="T111_3">access</text:span><text:span text:style-name="T111_4"><text:s/></text:span><text:span text:style-name="T111_5">is</text:span><text:span text:style-name="T111_6"><text:s/></text:span><text:span text:style-name="T111_7">a</text:span><text:span text:style-name="T111_8"><text:s/></text:span><text:span text:style-name="T111_9">simple</text:span><text:span text:style-name="T111_10">,<text:s/></text:span><text:span text:style-name="T111_11">but</text:span><text:span text:style-name="T111_12"><text:s/></text:span><text:span text:style-name="T111_13">effective</text:span><text:span text:style-name="T111_14"><text:s/></text:span><text:span text:style-name="T111_15">means</text:span><text:span text:style-name="T111_16"><text:s/></text:span><text:span text:style-name="T111_17">of</text:span><text:span text:style-name="T111_18"><text:s/></text:span><text:span text:style-name="T111_19">publishing</text:span><text:span text:style-name="T111_20"><text:s/></text:span><text:span text:style-name="T111_21">datasets</text:span><text:span text:style-name="T111_22"><text:s/></text:span><text:span text:style-name="T111_23">in</text:span><text:span text:style-name="T111_24"><text:s/></text:span><text:span text:style-name="T111_25">full</text:span><text:span text:style-name="T111_26">,<text:s/></text:span><text:span text:style-name="T111_27">giving</text:span><text:span text:style-name="T111_28"><text:s/></text:span><text:span text:style-name="T111_29">the</text:span><text:span text:style-name="T111_30"><text:s/></text:span><text:span text:style-name="T111_31">public</text:span><text:span text:style-name="T111_32"><text:s/></text:span><text:span text:style-name="T111_33">the</text:span><text:span text:style-name="T111_34"><text:s/></text:span><text:span text:style-name="T111_35">ability</text:span><text:span text:style-name="T111_36"><text:s/></text:span><text:span text:style-name="T111_37">to</text:span><text:span text:style-name="T111_38"><text:s/></text:span><text:span text:style-name="T111_39">download</text:span><text:span text:style-name="T111_40"><text:s/></text:span><text:span text:style-name="T111_41">all</text:span><text:span text:style-name="T111_42"><text:s/></text:span><text:span text:style-name="T111_43">the</text:span><text:span text:style-name="T111_44"><text:s/></text:span><text:span text:style-name="T111_45">information</text:span><text:span text:style-name="T111_46"><text:s/></text:span><text:span text:style-name="T111_47">stored</text:span><text:span text:style-name="T111_48"><text:s/></text:span><text:span text:style-name="T111_49">in</text:span><text:span text:style-name="T111_50"><text:s/></text:span><text:span text:style-name="T111_51">a</text:span><text:span text:style-name="T111_52"><text:s/></text:span><text:span text:style-name="T111_53">database</text:span><text:span text:style-name="T111_54"><text:s/></text:span><text:span text:style-name="T111_55">at</text:span><text:span text:style-name="T111_56"><text:s/></text:span><text:span text:style-name="T111_57">once</text:span><text:span text:style-name="T111_58">.<text:s/></text:span><text:span text:style-name="T111_59">Bulk</text:span><text:span text:style-name="T111_60"><text:s/></text:span><text:span text:style-name="T111_61">downloads</text:span><text:span text:style-name="T111_62"><text:s/></text:span><text:span text:style-name="T111_63">are</text:span><text:span text:style-name="T111_64"><text:s/></text:span><text:span text:style-name="T111_65">often</text:span><text:span text:style-name="T111_66"><text:s/></text:span><text:span text:style-name="T111_67">the</text:span><text:span text:style-name="T111_68"><text:s/></text:span><text:span text:style-name="T111_69">simplest</text:span><text:span text:style-name="T111_70">,<text:s/></text:span><text:span text:style-name="T111_71">most</text:span><text:span text:style-name="T111_72"><text:s/></text:span><text:span text:style-name="T111_73">direct</text:span><text:span text:style-name="T111_74"><text:s/></text:span><text:span text:style-name="T111_75">way</text:span><text:span text:style-name="T111_76"><text:s/></text:span><text:span text:style-name="T111_77">of</text:span><text:span text:style-name="T111_78"><text:s/></text:span><text:span text:style-name="T111_79">maximizing</text:span><text:span text:style-name="T111_80"><text:s/></text:span><text:span text:style-name="T111_81">reuse</text:span><text:span text:style-name="T111_82"><text:s/></text:span><text:span text:style-name="T111_83">and</text:span><text:span text:style-name="T111_84"><text:s/></text:span><text:span text:style-name="T111_85">analysis</text:span><text:span text:style-name="T111_86"><text:s/></text:span><text:span text:style-name="T111_87">of</text:span><text:span text:style-name="T111_88"><text:s/></text:span><text:span text:style-name="T111_89">a</text:span><text:span text:style-name="T111_90"><text:s/></text:span><text:span text:style-name="T111_91">dataset</text:span><text:span text:style-name="T111_92">.<text:s/></text:span><text:span text:style-name="T111_93">Although</text:span><text:span text:style-name="T111_94"><text:s/></text:span><text:span text:style-name="T111_95">they</text:span><text:span text:style-name="T111_96"><text:s/></text:span><text:span text:style-name="T111_97">aren</text:span><text:span text:style-name="T111_98">'</text:span><text:span text:style-name="T111_99">t</text:span><text:span text:style-name="T111_100"><text:s/></text:span><text:span text:style-name="T111_101">absolutely</text:span><text:span text:style-name="T111_102"><text:s/></text:span><text:span text:style-name="T111_103">necessary</text:span><text:span text:style-name="T111_104"><text:s/></text:span><text:span text:style-name="T111_105">for</text:span><text:span text:style-name="T111_106"><text:s/></text:span><text:span text:style-name="T111_107">the</text:span><text:span text:style-name="T111_108"><text:s/></text:span><text:span text:style-name="T111_109">release</text:span><text:span text:style-name="T111_110"><text:s/></text:span><text:span text:style-name="T111_111">of</text:span><text:span text:style-name="T111_112"><text:s/></text:span><text:span text:style-name="T111_113">bulk</text:span><text:span text:style-name="T111_114"><text:s/></text:span><text:span text:style-name="T111_115">data</text:span><text:span text:style-name="T111_116">,<text:s/></text:span><text:span text:style-name="T111_117">data</text:span><text:span text:style-name="T111_118"><text:s/></text:span><text:span text:style-name="T111_119">portals</text:span><text:span text:style-name="T111_120"><text:s/></text:span><text:span text:style-name="T111_121">can</text:span><text:span text:style-name="T111_122"><text:s/></text:span><text:span text:style-name="T111_123">be</text:span><text:span text:style-name="T111_124"><text:s/></text:span><text:span text:style-name="T111_125">helpful</text:span><text:span text:style-name="T111_126"><text:s/></text:span><text:span text:style-name="T111_127">indexes</text:span><text:span text:style-name="T111_128"><text:s/></text:span><text:span text:style-name="T111_129">of</text:span><text:span text:style-name="T111_130"><text:s/></text:span><text:span text:style-name="T111_131">specific</text:span><text:span text:style-name="T111_132"><text:s/></text:span><text:span text:style-name="T111_133">sources</text:span><text:span text:style-name="T111_134"><text:s/></text:span><text:span text:style-name="T111_135">for</text:span><text:span text:style-name="T111_136"><text:s/></text:span><text:span text:style-name="T111_137">bulk</text:span><text:span text:style-name="T111_138"><text:s/></text:span><text:span text:style-name="T111_139">data</text:span><text:span text:style-name="T111_140"><text:s/></text:span><text:span text:style-name="T111_141">downloads</text:span><text:span text:style-name="T111_142">.</text:span></text:p>
      <text:p text:style-name="P112"/>
      <text:p text:style-name="P113"><text:span text:style-name="T113_1">Daniel</text:span><text:span text:style-name="T113_2"><text:s/></text:span><text:span text:style-name="T113_3">Schuman</text:span><text:span text:style-name="T113_4"><text:s/></text:span><text:span text:style-name="T113_5">and</text:span><text:span text:style-name="T113_6"><text:s/></text:span><text:span text:style-name="T113_7">Eric</text:span><text:span text:style-name="T113_8"><text:s/></text:span><text:span text:style-name="T113_9">Mill</text:span><text:span text:style-name="T113_10"><text:s/></text:span><text:span text:style-name="T113_11">explore</text:span><text:span text:style-name="T113_12"><text:s/></text:span><text:span text:style-name="T113_13">bulk</text:span><text:span text:style-name="T113_14"><text:s/></text:span><text:span text:style-name="T113_15">data</text:span><text:span text:style-name="T113_16"><text:s/></text:span><text:span text:style-name="T113_17">further</text:span><text:span text:style-name="T113_18"><text:s/></text:span><text:span text:style-name="T113_19">as</text:span><text:span text:style-name="T113_20"><text:s/></text:span><text:span text:style-name="T113_21">it</text:span><text:span text:style-name="T113_22"><text:s/></text:span><text:span text:style-name="T113_23">relates</text:span><text:span text:style-name="T113_24"><text:s/></text:span><text:span text:style-name="T113_25">to</text:span><text:span text:style-name="T113_26"><text:s/></text:span><text:span text:style-name="T113_27">legislative</text:span><text:span text:style-name="T113_28"><text:s/></text:span><text:span text:style-name="T113_29">data</text:span><text:span text:style-name="T113_30"><text:s/></text:span><text:span text:style-name="T113_31">and</text:span><text:span text:style-name="T113_32"><text:s/></text:span><text:span text:style-name="T113_33">the</text:span><text:span text:style-name="T113_34"><text:s/></text:span><text:span text:style-name="T113_35">federal</text:span><text:span text:style-name="T113_36"><text:s/></text:span><text:span text:style-name="T113_37">THOMAS</text:span><text:span text:style-name="T113_38"><text:s/></text:span><text:span text:style-name="T113_39">system</text:span><text:span text:style-name="T113_40"><text:s/></text:span><text:span text:style-name="T113_41"><text:a xlink:type="simple" xlink:href="http://sunlightfoundation.com/blog/2012/05/30/appropriators-may-undercut-legislative-transparency/"><text:span text:style-name="T113_42">in</text:span></text:a></text:span><text:span text:style-name="T113_43"><text:a xlink:type="simple" xlink:href="http://sunlightfoundation.com/blog/2012/05/30/appropriators-may-undercut-legislative-transparency/"><text:span text:style-name="T113_44"><text:s/></text:span></text:a></text:span><text:span text:style-name="T113_45"><text:a xlink:type="simple" xlink:href="http://sunlightfoundation.com/blog/2012/05/30/appropriators-may-undercut-legislative-transparency/"><text:span text:style-name="T113_46">this</text:span></text:a></text:span><text:span text:style-name="T113_47"><text:a xlink:type="simple" xlink:href="http://sunlightfoundation.com/blog/2012/05/30/appropriators-may-undercut-legislative-transparency/"><text:span text:style-name="T113_48"><text:s/></text:span></text:a></text:span><text:span text:style-name="T113_49"><text:a xlink:type="simple" xlink:href="http://sunlightfoundation.com/blog/2012/05/30/appropriators-may-undercut-legislative-transparency/"><text:span text:style-name="T113_50">blog</text:span></text:a></text:span><text:span text:style-name="T113_51"><text:a xlink:type="simple" xlink:href="http://sunlightfoundation.com/blog/2012/05/30/appropriators-may-undercut-legislative-transparency/"><text:span text:style-name="T113_52"><text:s/></text:span></text:a></text:span><text:span text:style-name="T113_53"><text:a xlink:type="simple" xlink:href="http://sunlightfoundation.com/blog/2012/05/30/appropriators-may-undercut-legislative-transparency/"><text:span text:style-name="T113_54">post</text:span></text:a></text:span><text:span text:style-name="T113_55"><text:note text:note-class="footnote"><text:note-citation/><text:note-body><text:p text:style-name="P114"><text:span text:style-name="T114_1"><text:s/></text:span><text:span text:style-name="T114_2">Appropriators</text:span><text:span text:style-name="T114_3"><text:s/></text:span><text:span text:style-name="T114_4">May</text:span><text:span text:style-name="T114_5"><text:s/></text:span><text:span text:style-name="T114_6">Undercut</text:span><text:span text:style-name="T114_7"><text:s/></text:span><text:span text:style-name="T114_8">Legislative</text:span><text:span text:style-name="T114_9"><text:s/></text:span><text:span text:style-name="T114_10">Transparency</text:span><text:span text:style-name="T114_11">,<text:s/></text:span><text:span text:style-name="T114_12">Daniel</text:span><text:span text:style-name="T114_13"><text:s/></text:span><text:span text:style-name="T114_14">Schuman</text:span><text:span text:style-name="T114_15"><text:s/></text:span><text:span text:style-name="T114_16">and</text:span><text:span text:style-name="T114_17"><text:s/></text:span><text:span text:style-name="T114_18">Eric</text:span><text:span text:style-name="T114_19"><text:s/></text:span><text:span text:style-name="T114_20">Mill</text:span><text:span text:style-name="T114_21">,<text:s/></text:span><text:span text:style-name="T114_22">Sunlight</text:span><text:span text:style-name="T114_23"><text:s/></text:span><text:span text:style-name="T114_24">Foundation</text:span><text:span text:style-name="T114_25">,<text:s/></text:span><text:span text:style-name="T114_26"><text:a xlink:type="simple" xlink:href="http://sunlightfoundation.com/blog/2012/05/30/appropriators-may-undercut-legislative-transparency/"><text:span text:style-name="T114_27">http</text:span></text:a></text:span><text:span text:style-name="T114_28"><text:a xlink:type="simple" xlink:href="http://sunlightfoundation.com/blog/2012/05/30/appropriators-may-undercut-legislative-transparency/"><text:span text:style-name="T114_29">://</text:span></text:a></text:span><text:span text:style-name="T114_30"><text:a xlink:type="simple" xlink:href="http://sunlightfoundation.com/blog/2012/05/30/appropriators-may-undercut-legislative-transparency/"><text:span text:style-name="T114_31">sunlightfoundation</text:span></text:a></text:span><text:span text:style-name="T114_32"><text:a xlink:type="simple" xlink:href="http://sunlightfoundation.com/blog/2012/05/30/appropriators-may-undercut-legislative-transparency/"><text:span text:style-name="T114_33">.</text:span></text:a></text:span><text:span text:style-name="T114_34"><text:a xlink:type="simple" xlink:href="http://sunlightfoundation.com/blog/2012/05/30/appropriators-may-undercut-legislative-transparency/"><text:span text:style-name="T114_35">com</text:span></text:a></text:span><text:span text:style-name="T114_36"><text:a xlink:type="simple" xlink:href="http://sunlightfoundation.com/blog/2012/05/30/appropriators-may-undercut-legislative-transparency/"><text:span text:style-name="T114_37">/</text:span></text:a></text:span><text:span text:style-name="T114_38"><text:a xlink:type="simple" xlink:href="http://sunlightfoundation.com/blog/2012/05/30/appropriators-may-undercut-legislative-transparency/"><text:span text:style-name="T114_39">blog</text:span></text:a></text:span><text:span text:style-name="T114_40"><text:a xlink:type="simple" xlink:href="http://sunlightfoundation.com/blog/2012/05/30/appropriators-may-undercut-legislative-transparency/"><text:span text:style-name="T114_41">/2012/05/30/</text:span></text:a></text:span><text:span text:style-name="T114_42"><text:a xlink:type="simple" xlink:href="http://sunlightfoundation.com/blog/2012/05/30/appropriators-may-undercut-legislative-transparency/"><text:span text:style-name="T114_43">appropriators</text:span></text:a></text:span><text:span text:style-name="T114_44"><text:a xlink:type="simple" xlink:href="http://sunlightfoundation.com/blog/2012/05/30/appropriators-may-undercut-legislative-transparency/"><text:span text:style-name="T114_45">-</text:span></text:a></text:span><text:span text:style-name="T114_46"><text:a xlink:type="simple" xlink:href="http://sunlightfoundation.com/blog/2012/05/30/appropriators-may-undercut-legislative-transparency/"><text:span text:style-name="T114_47">may</text:span></text:a></text:span><text:span text:style-name="T114_48"><text:a xlink:type="simple" xlink:href="http://sunlightfoundation.com/blog/2012/05/30/appropriators-may-undercut-legislative-transparency/"><text:span text:style-name="T114_49">-</text:span></text:a></text:span><text:span text:style-name="T114_50"><text:a xlink:type="simple" xlink:href="http://sunlightfoundation.com/blog/2012/05/30/appropriators-may-undercut-legislative-transparency/"><text:span text:style-name="T114_51">undercut</text:span></text:a></text:span><text:span text:style-name="T114_52"><text:a xlink:type="simple" xlink:href="http://sunlightfoundation.com/blog/2012/05/30/appropriators-may-undercut-legislative-transparency/"><text:span text:style-name="T114_53">-</text:span></text:a></text:span><text:span text:style-name="T114_54"><text:a xlink:type="simple" xlink:href="http://sunlightfoundation.com/blog/2012/05/30/appropriators-may-undercut-legislative-transparency/"><text:span text:style-name="T114_55">legislative</text:span></text:a></text:span><text:span text:style-name="T114_56"><text:a xlink:type="simple" xlink:href="http://sunlightfoundation.com/blog/2012/05/30/appropriators-may-undercut-legislative-transparency/"><text:span text:style-name="T114_57">-</text:span></text:a></text:span><text:span text:style-name="T114_58"><text:a xlink:type="simple" xlink:href="http://sunlightfoundation.com/blog/2012/05/30/appropriators-may-undercut-legislative-transparency/"><text:span text:style-name="T114_59">transparency</text:span></text:a></text:span><text:span text:style-name="T114_60"><text:a xlink:type="simple" xlink:href="http://sunlightfoundation.com/blog/2012/05/30/appropriators-may-undercut-legislative-transparency/"><text:span text:style-name="T114_61">/</text:span></text:a></text:span><text:span text:style-name="T114_62"><text:s/></text:span></text:p></text:note-body></text:note></text:span><text:span text:style-name="T114_63">.</text:span></text:p>
      <text:p text:style-name="P115"/>
      <text:p text:style-name="P116"><text:bookmark-start text:name="id.nhsw8iyya867"/><text:bookmark-end text:name="id.nhsw8iyya867"/></text:p>
      <text:list text:style-name="LS9" xml:id="list46">
        <text:list-item>
          <text:p text:style-name="P117"><text:span text:style-name="T117_1">Create</text:span><text:span text:style-name="T117_2"><text:s/></text:span><text:span text:style-name="T117_3">public</text:span><text:span text:style-name="T117_4"><text:s/></text:span><text:span text:style-name="T117_5">APIs</text:span><text:span text:style-name="T117_6"><text:s/>(</text:span><text:span text:style-name="T117_7">Application</text:span><text:span text:style-name="T117_8"><text:s/></text:span><text:span text:style-name="T117_9">Programming</text:span><text:span text:style-name="T117_10"><text:s/></text:span><text:span text:style-name="T117_11">Interfaces</text:span><text:span text:style-name="T117_12">)<text:s/></text:span><text:span text:style-name="T117_13">for</text:span><text:span text:style-name="T117_14"><text:s/></text:span><text:span text:style-name="T117_15">accessing</text:span><text:span text:style-name="T117_16"><text:s/></text:span><text:span text:style-name="T117_17">information</text:span><text:span text:style-name="T117_18">.</text:span></text:p>
        </text:list-item>
      </text:list>
      <text:p text:style-name="P118"/>
      <text:p text:style-name="P119"><text:span text:style-name="T119_1">Government</text:span><text:span text:style-name="T119_2"><text:s/></text:span><text:span text:style-name="T119_3">bodies</text:span><text:span text:style-name="T119_4"><text:s/></text:span><text:span text:style-name="T119_5">can</text:span><text:span text:style-name="T119_6"><text:s/></text:span><text:span text:style-name="T119_7">develop</text:span><text:span text:style-name="T119_8"><text:s/></text:span><text:span text:style-name="T119_9">APIs</text:span><text:span text:style-name="T119_10">,<text:s/></text:span><text:span text:style-name="T119_11">or</text:span><text:span text:style-name="T119_12"><text:s/></text:span><text:span text:style-name="T119_13">Application</text:span><text:span text:style-name="T119_14"><text:s/></text:span><text:span text:style-name="T119_15">Programming</text:span><text:span text:style-name="T119_16"><text:s/></text:span><text:span text:style-name="T119_17">Interfaces</text:span><text:span text:style-name="T119_18">,<text:s/></text:span><text:span text:style-name="T119_19">that</text:span><text:span text:style-name="T119_20"><text:s/></text:span><text:span text:style-name="T119_21">allow</text:span><text:span text:style-name="T119_22"><text:s/></text:span><text:span text:style-name="T119_23">third</text:span><text:span text:style-name="T119_24"><text:s/></text:span><text:span text:style-name="T119_25">parties</text:span><text:span text:style-name="T119_26"><text:s/></text:span><text:span text:style-name="T119_27">to</text:span><text:span text:style-name="T119_28"><text:s/></text:span><text:span text:style-name="T119_29">automatically</text:span><text:span text:style-name="T119_30"><text:s/></text:span><text:span text:style-name="T119_31">search</text:span><text:span text:style-name="T119_32">,<text:s/></text:span><text:span text:style-name="T119_33">retrieve</text:span><text:span text:style-name="T119_34">,<text:s/></text:span><text:span text:style-name="T119_35">or</text:span><text:span text:style-name="T119_36"><text:s/></text:span><text:span text:style-name="T119_37">submit</text:span><text:span text:style-name="T119_38"><text:s/></text:span><text:span text:style-name="T119_39">information</text:span><text:span text:style-name="T119_40"><text:s/></text:span><text:span text:style-name="T119_41">directly</text:span><text:span text:style-name="T119_42"><text:s/></text:span><text:span text:style-name="T119_43">from</text:span><text:span text:style-name="T119_44"><text:s/></text:span><text:span text:style-name="T119_45">databases</text:span><text:span text:style-name="T119_46"><text:s/></text:span><text:span text:style-name="T119_47">online</text:span><text:span text:style-name="T119_48"><text:s/>(</text:span><text:span text:style-name="T119_49">See</text:span><text:span text:style-name="T119_50"><text:s/></text:span><text:span text:style-name="T119_51">Josh</text:span><text:span text:style-name="T119_52"><text:s/></text:span><text:span text:style-name="T119_53">Tauberer</text:span><text:span text:style-name="T119_54">’</text:span><text:span text:style-name="T119_55">s</text:span><text:span text:style-name="T119_56"><text:s/></text:span><text:span text:style-name="T119_57"><text:a xlink:type="simple" xlink:href="http://razor.occams.info/pubdocs/opendataciviccapital.html#bestprac"><text:span text:style-name="T119_58">Open</text:span></text:a></text:span><text:span text:style-name="T119_59"><text:a xlink:type="simple" xlink:href="http://razor.occams.info/pubdocs/opendataciviccapital.html#bestprac"><text:span text:style-name="T119_60"><text:s/></text:span></text:a></text:span><text:span text:style-name="T119_61"><text:a xlink:type="simple" xlink:href="http://razor.occams.info/pubdocs/opendataciviccapital.html#bestprac"><text:span text:style-name="T119_62">Data</text:span></text:a></text:span><text:span text:style-name="T119_63"><text:a xlink:type="simple" xlink:href="http://razor.occams.info/pubdocs/opendataciviccapital.html#bestprac"><text:span text:style-name="T119_64"><text:s/></text:span></text:a></text:span><text:span text:style-name="T119_65"><text:a xlink:type="simple" xlink:href="http://razor.occams.info/pubdocs/opendataciviccapital.html#bestprac"><text:span text:style-name="T119_66">is</text:span></text:a></text:span><text:span text:style-name="T119_67"><text:a xlink:type="simple" xlink:href="http://razor.occams.info/pubdocs/opendataciviccapital.html#bestprac"><text:span text:style-name="T119_68"><text:s/></text:span></text:a></text:span><text:span text:style-name="T119_69"><text:a xlink:type="simple" xlink:href="http://razor.occams.info/pubdocs/opendataciviccapital.html#bestprac"><text:span text:style-name="T119_70">Civic</text:span></text:a></text:span><text:span text:style-name="T119_71"><text:a xlink:type="simple" xlink:href="http://razor.occams.info/pubdocs/opendataciviccapital.html#bestprac"><text:span text:style-name="T119_72"><text:s/></text:span></text:a></text:span><text:span text:style-name="T119_73"><text:a xlink:type="simple" xlink:href="http://razor.occams.info/pubdocs/opendataciviccapital.html#bestprac"><text:span text:style-name="T119_74">Capital</text:span></text:a></text:span><text:span text:style-name="T119_75"><text:note text:note-class="footnote"><text:note-citation/><text:note-body><text:p text:style-name="P120"><text:span text:style-name="T120_1"><text:s/></text:span><text:span text:style-name="T120_2">Open</text:span><text:span text:style-name="T120_3"><text:s/></text:span><text:span text:style-name="T120_4">Data</text:span><text:span text:style-name="T120_5"><text:s/></text:span><text:span text:style-name="T120_6">Is</text:span><text:span text:style-name="T120_7"><text:s/></text:span><text:span text:style-name="T120_8">Civic</text:span><text:span text:style-name="T120_9"><text:s/></text:span><text:span text:style-name="T120_10">Capital</text:span><text:span text:style-name="T120_11">,<text:s/></text:span><text:span text:style-name="T120_12">Josh</text:span><text:span text:style-name="T120_13"><text:s/></text:span><text:span text:style-name="T120_14">Tauberer</text:span><text:span text:style-name="T120_15">,<text:s/></text:span><text:span text:style-name="T120_16"><text:a xlink:type="simple" xlink:href="http://razor.occams.info/pubdocs/opendataciviccapital.html#bestprac"><text:span text:style-name="T120_17">http</text:span></text:a></text:span><text:span text:style-name="T120_18"><text:a xlink:type="simple" xlink:href="http://razor.occams.info/pubdocs/opendataciviccapital.html#bestprac"><text:span text:style-name="T120_19">://</text:span></text:a></text:span><text:span text:style-name="T120_20"><text:a xlink:type="simple" xlink:href="http://razor.occams.info/pubdocs/opendataciviccapital.html#bestprac"><text:span text:style-name="T120_21">razor</text:span></text:a></text:span><text:span text:style-name="T120_22"><text:a xlink:type="simple" xlink:href="http://razor.occams.info/pubdocs/opendataciviccapital.html#bestprac"><text:span text:style-name="T120_23">.</text:span></text:a></text:span><text:span text:style-name="T120_24"><text:a xlink:type="simple" xlink:href="http://razor.occams.info/pubdocs/opendataciviccapital.html#bestprac"><text:span text:style-name="T120_25">occams</text:span></text:a></text:span><text:span text:style-name="T120_26"><text:a xlink:type="simple" xlink:href="http://razor.occams.info/pubdocs/opendataciviccapital.html#bestprac"><text:span text:style-name="T120_27">.</text:span></text:a></text:span><text:span text:style-name="T120_28"><text:a xlink:type="simple" xlink:href="http://razor.occams.info/pubdocs/opendataciviccapital.html#bestprac"><text:span text:style-name="T120_29">info</text:span></text:a></text:span><text:span text:style-name="T120_30"><text:a xlink:type="simple" xlink:href="http://razor.occams.info/pubdocs/opendataciviccapital.html#bestprac"><text:span text:style-name="T120_31">/</text:span></text:a></text:span><text:span text:style-name="T120_32"><text:a xlink:type="simple" xlink:href="http://razor.occams.info/pubdocs/opendataciviccapital.html#bestprac"><text:span text:style-name="T120_33">pubdocs</text:span></text:a></text:span><text:span text:style-name="T120_34"><text:a xlink:type="simple" xlink:href="http://razor.occams.info/pubdocs/opendataciviccapital.html#bestprac"><text:span text:style-name="T120_35">/</text:span></text:a></text:span><text:span text:style-name="T120_36"><text:a xlink:type="simple" xlink:href="http://razor.occams.info/pubdocs/opendataciviccapital.html#bestprac"><text:span text:style-name="T120_37">opendataciviccapital</text:span></text:a></text:span><text:span text:style-name="T120_38"><text:a xlink:type="simple" xlink:href="http://razor.occams.info/pubdocs/opendataciviccapital.html#bestprac"><text:span text:style-name="T120_39">.</text:span></text:a></text:span><text:span text:style-name="T120_40"><text:a xlink:type="simple" xlink:href="http://razor.occams.info/pubdocs/opendataciviccapital.html#bestprac"><text:span text:style-name="T120_41">html</text:span></text:a></text:span><text:span text:style-name="T120_42"><text:a xlink:type="simple" xlink:href="http://razor.occams.info/pubdocs/opendataciviccapital.html#bestprac"><text:span text:style-name="T120_43">#</text:span></text:a></text:span><text:span text:style-name="T120_44"><text:a xlink:type="simple" xlink:href="http://razor.occams.info/pubdocs/opendataciviccapital.html#bestprac"><text:span text:style-name="T120_45">bestprac</text:span></text:a></text:span></text:p></text:note-body></text:note></text:span><text:span text:style-name="T120_46">).<text:s/></text:span><text:span text:style-name="T120_47">Navigating</text:span><text:span text:style-name="T120_48"><text:s/></text:span><text:span text:style-name="T120_49">requirements</text:span><text:span text:style-name="T120_50"><text:s/></text:span><text:span text:style-name="T120_51">for</text:span><text:span text:style-name="T120_52"><text:s/></text:span><text:span text:style-name="T120_53">bulk</text:span><text:span text:style-name="T120_54"><text:s/></text:span><text:span text:style-name="T120_55">data</text:span><text:span text:style-name="T120_56"><text:s/></text:span><text:span text:style-name="T120_57">and</text:span><text:span text:style-name="T120_58"><text:s/></text:span><text:span text:style-name="T120_59">APIs</text:span><text:span text:style-name="T120_60"><text:s/></text:span><text:span text:style-name="T120_61">should</text:span><text:span text:style-name="T120_62"><text:s/></text:span><text:span text:style-name="T120_63">be</text:span><text:span text:style-name="T120_64"><text:s/></text:span><text:span text:style-name="T120_65">done</text:span><text:span text:style-name="T120_66"><text:s/></text:span><text:span text:style-name="T120_67">in</text:span><text:span text:style-name="T120_68"><text:s/></text:span><text:span text:style-name="T120_69">consultation</text:span><text:span text:style-name="T120_70"><text:s/></text:span><text:span text:style-name="T120_71">with</text:span><text:span text:style-name="T120_72"><text:s/></text:span><text:span text:style-name="T120_73">people</text:span><text:span text:style-name="T120_74"><text:s/></text:span><text:span text:style-name="T120_75">with</text:span><text:span text:style-name="T120_76"><text:s/></text:span><text:span text:style-name="T120_77">technical</text:span><text:span text:style-name="T120_78"><text:s/></text:span><text:span text:style-name="T120_79">expertise</text:span><text:span text:style-name="T120_80"><text:s/></text:span><text:span text:style-name="T120_81">and</text:span><text:span text:style-name="T120_82"><text:s/></text:span><text:span text:style-name="T120_83">also</text:span><text:span text:style-name="T120_84"><text:s/></text:span><text:span text:style-name="T120_85">likely</text:span><text:span text:style-name="T120_86"><text:s/></text:span><text:span text:style-name="T120_87">users</text:span><text:span text:style-name="T120_88"><text:s/></text:span><text:span text:style-name="T120_89">of</text:span><text:span text:style-name="T120_90"><text:s/></text:span><text:span text:style-name="T120_91">the</text:span><text:span text:style-name="T120_92"><text:s/></text:span><text:span text:style-name="T120_93">information</text:span><text:span text:style-name="T120_94">.<text:s/></text:span><text:span text:style-name="T120_95">For</text:span><text:span text:style-name="T120_96"><text:s/></text:span><text:span text:style-name="T120_97">a</text:span><text:span text:style-name="T120_98"><text:s/></text:span><text:span text:style-name="T120_99">lengthier</text:span><text:span text:style-name="T120_100"><text:s/></text:span><text:span text:style-name="T120_101">discussion</text:span><text:span text:style-name="T120_102"><text:s/></text:span><text:span text:style-name="T120_103">of</text:span><text:span text:style-name="T120_104"><text:s/></text:span><text:span text:style-name="T120_105">the</text:span><text:span text:style-name="T120_106"><text:s/></text:span><text:span text:style-name="T120_107">benefits</text:span><text:span text:style-name="T120_108"><text:s/></text:span><text:span text:style-name="T120_109">of</text:span><text:span text:style-name="T120_110"><text:s/></text:span><text:span text:style-name="T120_111">APIs</text:span><text:span text:style-name="T120_112">,<text:s/></text:span><text:span text:style-name="T120_113">see</text:span><text:span text:style-name="T120_114"><text:s/></text:span><text:span text:style-name="T120_115">the</text:span><text:span text:style-name="T120_116"><text:s/></text:span><text:span text:style-name="T120_117">recently</text:span><text:span text:style-name="T120_118"><text:s/></text:span><text:span text:style-name="T120_119">developed</text:span><text:span text:style-name="T120_120"><text:s/></text:span><text:span text:style-name="T120_121"><text:a xlink:type="simple" xlink:href="http://www.whitehouse.gov/sites/default/files/omb/egov/digital-government/digital-government.html"><text:span text:style-name="T120_122">Federal</text:span></text:a></text:span><text:span text:style-name="T120_123"><text:a xlink:type="simple" xlink:href="http://www.whitehouse.gov/sites/default/files/omb/egov/digital-government/digital-government.html"><text:span text:style-name="T120_124"><text:s/></text:span></text:a></text:span><text:span text:style-name="T120_125"><text:a xlink:type="simple" xlink:href="http://www.whitehouse.gov/sites/default/files/omb/egov/digital-government/digital-government.html"><text:span text:style-name="T120_126">Web</text:span></text:a></text:span><text:span text:style-name="T120_127"><text:a xlink:type="simple" xlink:href="http://www.whitehouse.gov/sites/default/files/omb/egov/digital-government/digital-government.html"><text:span text:style-name="T120_128"><text:s/></text:span></text:a></text:span><text:span text:style-name="T120_129"><text:a xlink:type="simple" xlink:href="http://www.whitehouse.gov/sites/default/files/omb/egov/digital-government/digital-government.html"><text:span text:style-name="T120_130">Policy</text:span></text:a></text:span><text:span text:style-name="T120_131"><text:note text:note-class="footnote"><text:note-citation/><text:note-body><text:p text:style-name="P121"><text:span text:style-name="T121_1"><text:s/></text:span><text:span text:style-name="T121_2">Digital</text:span><text:span text:style-name="T121_3"><text:s/></text:span><text:span text:style-name="T121_4">Government</text:span><text:span text:style-name="T121_5">,<text:s/></text:span><text:span text:style-name="T121_6">Building</text:span><text:span text:style-name="T121_7"><text:s/></text:span><text:span text:style-name="T121_8">a</text:span><text:span text:style-name="T121_9"><text:s/>21</text:span><text:span text:style-name="T121_10">st</text:span><text:span text:style-name="T121_11"><text:s/></text:span><text:span text:style-name="T121_12">Century</text:span><text:span text:style-name="T121_13"><text:s/></text:span><text:span text:style-name="T121_14">Platform</text:span><text:span text:style-name="T121_15"><text:s/></text:span><text:span text:style-name="T121_16">to</text:span><text:span text:style-name="T121_17"><text:s/></text:span><text:span text:style-name="T121_18">Better</text:span><text:span text:style-name="T121_19"><text:s/></text:span><text:span text:style-name="T121_20">Serve</text:span><text:span text:style-name="T121_21"><text:s/></text:span><text:span text:style-name="T121_22">the</text:span><text:span text:style-name="T121_23"><text:s/></text:span><text:span text:style-name="T121_24">American</text:span><text:span text:style-name="T121_25"><text:s/></text:span><text:span text:style-name="T121_26">People</text:span><text:span text:style-name="T121_27">,<text:s/></text:span><text:span text:style-name="T121_28">The</text:span><text:span text:style-name="T121_29"><text:s/></text:span><text:span text:style-name="T121_30">White</text:span><text:span text:style-name="T121_31"><text:s/></text:span><text:span text:style-name="T121_32">House</text:span><text:span text:style-name="T121_33">,<text:s/></text:span><text:span text:style-name="T121_34"><text:a xlink:type="simple" xlink:href="http://www.whitehouse.gov/sites/default/files/omb/egov/digital-government/digital-government.html"><text:span text:style-name="T121_35">http</text:span></text:a></text:span><text:span text:style-name="T121_36"><text:a xlink:type="simple" xlink:href="http://www.whitehouse.gov/sites/default/files/omb/egov/digital-government/digital-government.html"><text:span text:style-name="T121_37">://</text:span></text:a></text:span><text:span text:style-name="T121_38"><text:a xlink:type="simple" xlink:href="http://www.whitehouse.gov/sites/default/files/omb/egov/digital-government/digital-government.html"><text:span text:style-name="T121_39">www</text:span></text:a></text:span><text:span text:style-name="T121_40"><text:a xlink:type="simple" xlink:href="http://www.whitehouse.gov/sites/default/files/omb/egov/digital-government/digital-government.html"><text:span text:style-name="T121_41">.</text:span></text:a></text:span><text:span text:style-name="T121_42"><text:a xlink:type="simple" xlink:href="http://www.whitehouse.gov/sites/default/files/omb/egov/digital-government/digital-government.html"><text:span text:style-name="T121_43">whitehouse</text:span></text:a></text:span><text:span text:style-name="T121_44"><text:a xlink:type="simple" xlink:href="http://www.whitehouse.gov/sites/default/files/omb/egov/digital-government/digital-government.html"><text:span text:style-name="T121_45">.</text:span></text:a></text:span><text:span text:style-name="T121_46"><text:a xlink:type="simple" xlink:href="http://www.whitehouse.gov/sites/default/files/omb/egov/digital-government/digital-government.html"><text:span text:style-name="T121_47">gov</text:span></text:a></text:span><text:span text:style-name="T121_48"><text:a xlink:type="simple" xlink:href="http://www.whitehouse.gov/sites/default/files/omb/egov/digital-government/digital-government.html"><text:span text:style-name="T121_49">/</text:span></text:a></text:span><text:span text:style-name="T121_50"><text:a xlink:type="simple" xlink:href="http://www.whitehouse.gov/sites/default/files/omb/egov/digital-government/digital-government.html"><text:span text:style-name="T121_51">sites</text:span></text:a></text:span><text:span text:style-name="T121_52"><text:a xlink:type="simple" xlink:href="http://www.whitehouse.gov/sites/default/files/omb/egov/digital-government/digital-government.html"><text:span text:style-name="T121_53">/</text:span></text:a></text:span><text:span text:style-name="T121_54"><text:a xlink:type="simple" xlink:href="http://www.whitehouse.gov/sites/default/files/omb/egov/digital-government/digital-government.html"><text:span text:style-name="T121_55">default</text:span></text:a></text:span><text:span text:style-name="T121_56"><text:a xlink:type="simple" xlink:href="http://www.whitehouse.gov/sites/default/files/omb/egov/digital-government/digital-government.html"><text:span text:style-name="T121_57">/</text:span></text:a></text:span><text:span text:style-name="T121_58"><text:a xlink:type="simple" xlink:href="http://www.whitehouse.gov/sites/default/files/omb/egov/digital-government/digital-government.html"><text:span text:style-name="T121_59">files</text:span></text:a></text:span><text:span text:style-name="T121_60"><text:a xlink:type="simple" xlink:href="http://www.whitehouse.gov/sites/default/files/omb/egov/digital-government/digital-government.html"><text:span text:style-name="T121_61">/</text:span></text:a></text:span><text:span text:style-name="T121_62"><text:a xlink:type="simple" xlink:href="http://www.whitehouse.gov/sites/default/files/omb/egov/digital-government/digital-government.html"><text:span text:style-name="T121_63">omb</text:span></text:a></text:span><text:span text:style-name="T121_64"><text:a xlink:type="simple" xlink:href="http://www.whitehouse.gov/sites/default/files/omb/egov/digital-government/digital-government.html"><text:span text:style-name="T121_65">/</text:span></text:a></text:span><text:span text:style-name="T121_66"><text:a xlink:type="simple" xlink:href="http://www.whitehouse.gov/sites/default/files/omb/egov/digital-government/digital-government.html"><text:span text:style-name="T121_67">egov</text:span></text:a></text:span><text:span text:style-name="T121_68"><text:a xlink:type="simple" xlink:href="http://www.whitehouse.gov/sites/default/files/omb/egov/digital-government/digital-government.html"><text:span text:style-name="T121_69">/</text:span></text:a></text:span><text:span text:style-name="T121_70"><text:a xlink:type="simple" xlink:href="http://www.whitehouse.gov/sites/default/files/omb/egov/digital-government/digital-government.html"><text:span text:style-name="T121_71">digital</text:span></text:a></text:span><text:span text:style-name="T121_72"><text:a xlink:type="simple" xlink:href="http://www.whitehouse.gov/sites/default/files/omb/egov/digital-government/digital-government.html"><text:span text:style-name="T121_73">-</text:span></text:a></text:span><text:span text:style-name="T121_74"><text:a xlink:type="simple" xlink:href="http://www.whitehouse.gov/sites/default/files/omb/egov/digital-government/digital-government.html"><text:span text:style-name="T121_75">government</text:span></text:a></text:span><text:span text:style-name="T121_76"><text:a xlink:type="simple" xlink:href="http://www.whitehouse.gov/sites/default/files/omb/egov/digital-government/digital-government.html"><text:span text:style-name="T121_77">/</text:span></text:a></text:span><text:span text:style-name="T121_78"><text:a xlink:type="simple" xlink:href="http://www.whitehouse.gov/sites/default/files/omb/egov/digital-government/digital-government.html"><text:span text:style-name="T121_79">digital</text:span></text:a></text:span><text:span text:style-name="T121_80"><text:a xlink:type="simple" xlink:href="http://www.whitehouse.gov/sites/default/files/omb/egov/digital-government/digital-government.html"><text:span text:style-name="T121_81">-</text:span></text:a></text:span><text:span text:style-name="T121_82"><text:a xlink:type="simple" xlink:href="http://www.whitehouse.gov/sites/default/files/omb/egov/digital-government/digital-government.html"><text:span text:style-name="T121_83">government</text:span></text:a></text:span><text:span text:style-name="T121_84"><text:a xlink:type="simple" xlink:href="http://www.whitehouse.gov/sites/default/files/omb/egov/digital-government/digital-government.html"><text:span text:style-name="T121_85">.</text:span></text:a></text:span><text:span text:style-name="T121_86"><text:a xlink:type="simple" xlink:href="http://www.whitehouse.gov/sites/default/files/omb/egov/digital-government/digital-government.html"><text:span text:style-name="T121_87">html</text:span></text:a></text:span></text:p></text:note-body></text:note></text:span><text:span text:style-name="T121_88">,<text:s/></text:span><text:span text:style-name="T121_89">and</text:span><text:span text:style-name="T121_90"><text:s/></text:span><text:span text:style-name="T121_91">for</text:span><text:span text:style-name="T121_92"><text:s/></text:span><text:span text:style-name="T121_93">a</text:span><text:span text:style-name="T121_94"><text:s/></text:span><text:span text:style-name="T121_95">slightly</text:span><text:span text:style-name="T121_96"><text:s/></text:span><text:span text:style-name="T121_97">more</text:span><text:span text:style-name="T121_98"><text:s/></text:span><text:span text:style-name="T121_99">critical</text:span><text:span text:style-name="T121_100"><text:s/></text:span><text:span text:style-name="T121_101">take</text:span><text:span text:style-name="T121_102"><text:s/></text:span><text:span text:style-name="T121_103">on</text:span><text:span text:style-name="T121_104"><text:s/></text:span><text:span text:style-name="T121_105">APIs</text:span><text:span text:style-name="T121_106"><text:s/>(</text:span><text:span text:style-name="T121_107">and</text:span><text:span text:style-name="T121_108"><text:s/></text:span><text:span text:style-name="T121_109">their</text:span><text:span text:style-name="T121_110"><text:s/></text:span><text:span text:style-name="T121_111">relationship</text:span><text:span text:style-name="T121_112"><text:s/></text:span><text:span text:style-name="T121_113">to</text:span><text:span text:style-name="T121_114"><text:s/></text:span><text:span text:style-name="T121_115">bulk</text:span><text:span text:style-name="T121_116"><text:s/></text:span><text:span text:style-name="T121_117">data</text:span><text:span text:style-name="T121_118">),<text:s/></text:span><text:span text:style-name="T121_119">see</text:span><text:span text:style-name="T121_120"><text:s/></text:span><text:span text:style-name="T121_121"><text:a xlink:type="simple" xlink:href="http://sunlightlabs.com/blog/2012/government-do-you-really-need-an-api/"><text:span text:style-name="T121_122">this</text:span></text:a></text:span><text:span text:style-name="T121_123"><text:a xlink:type="simple" xlink:href="http://sunlightlabs.com/blog/2012/government-do-you-really-need-an-api/"><text:span text:style-name="T121_124"><text:s/></text:span></text:a></text:span><text:span text:style-name="T121_125"><text:a xlink:type="simple" xlink:href="http://sunlightlabs.com/blog/2012/government-do-you-really-need-an-api/"><text:span text:style-name="T121_126">post</text:span></text:a></text:span><text:span text:style-name="T121_127"><text:a xlink:type="simple" xlink:href="http://sunlightlabs.com/blog/2012/government-do-you-really-need-an-api/"><text:span text:style-name="T121_128"><text:s/></text:span></text:a></text:span><text:span text:style-name="T121_129"><text:a xlink:type="simple" xlink:href="http://sunlightlabs.com/blog/2012/government-do-you-really-need-an-api/"><text:span text:style-name="T121_130">by</text:span></text:a></text:span><text:span text:style-name="T121_131"><text:a xlink:type="simple" xlink:href="http://sunlightlabs.com/blog/2012/government-do-you-really-need-an-api/"><text:span text:style-name="T121_132"><text:s/></text:span></text:a></text:span><text:span text:style-name="T121_133"><text:a xlink:type="simple" xlink:href="http://sunlightlabs.com/blog/2012/government-do-you-really-need-an-api/"><text:span text:style-name="T121_134">Eric</text:span></text:a></text:span><text:span text:style-name="T121_135"><text:a xlink:type="simple" xlink:href="http://sunlightlabs.com/blog/2012/government-do-you-really-need-an-api/"><text:span text:style-name="T121_136"><text:s/></text:span></text:a></text:span><text:span text:style-name="T121_137"><text:a xlink:type="simple" xlink:href="http://sunlightlabs.com/blog/2012/government-do-you-really-need-an-api/"><text:span text:style-name="T121_138">Mill</text:span></text:a></text:span><text:span text:style-name="T121_139"><text:note text:note-class="footnote"><text:note-citation/><text:note-body><text:p text:style-name="P122"><text:span text:style-name="T122_1"><text:s/></text:span><text:span text:style-name="T122_2">Government</text:span><text:span text:style-name="T122_3">:<text:s/></text:span><text:span text:style-name="T122_4">Do</text:span><text:span text:style-name="T122_5"><text:s/></text:span><text:span text:style-name="T122_6">You</text:span><text:span text:style-name="T122_7"><text:s/></text:span><text:span text:style-name="T122_8">Really</text:span><text:span text:style-name="T122_9"><text:s/></text:span><text:span text:style-name="T122_10">Need</text:span><text:span text:style-name="T122_11"><text:s/></text:span><text:span text:style-name="T122_12">an</text:span><text:span text:style-name="T122_13"><text:s/></text:span><text:span text:style-name="T122_14">API</text:span><text:span text:style-name="T122_15">?<text:s/></text:span><text:span text:style-name="T122_16">Eric</text:span><text:span text:style-name="T122_17"><text:s/></text:span><text:span text:style-name="T122_18">Mill</text:span><text:span text:style-name="T122_19">,<text:s/></text:span><text:span text:style-name="T122_20">Sunlight</text:span><text:span text:style-name="T122_21"><text:s/></text:span><text:span text:style-name="T122_22">Foundation</text:span><text:span text:style-name="T122_23">,<text:s/></text:span><text:span text:style-name="T122_24"><text:a xlink:type="simple" xlink:href="http://sunlightlabs.com/blog/2012/government-do-you-really-need-an-api/"><text:span text:style-name="T122_25">http</text:span></text:a></text:span><text:span text:style-name="T122_26"><text:a xlink:type="simple" xlink:href="http://sunlightlabs.com/blog/2012/government-do-you-really-need-an-api/"><text:span text:style-name="T122_27">://</text:span></text:a></text:span><text:span text:style-name="T122_28"><text:a xlink:type="simple" xlink:href="http://sunlightlabs.com/blog/2012/government-do-you-really-need-an-api/"><text:span text:style-name="T122_29">sunlightlabs</text:span></text:a></text:span><text:span text:style-name="T122_30"><text:a xlink:type="simple" xlink:href="http://sunlightlabs.com/blog/2012/government-do-you-really-need-an-api/"><text:span text:style-name="T122_31">.</text:span></text:a></text:span><text:span text:style-name="T122_32"><text:a xlink:type="simple" xlink:href="http://sunlightlabs.com/blog/2012/government-do-you-really-need-an-api/"><text:span text:style-name="T122_33">com</text:span></text:a></text:span><text:span text:style-name="T122_34"><text:a xlink:type="simple" xlink:href="http://sunlightlabs.com/blog/2012/government-do-you-really-need-an-api/"><text:span text:style-name="T122_35">/</text:span></text:a></text:span><text:span text:style-name="T122_36"><text:a xlink:type="simple" xlink:href="http://sunlightlabs.com/blog/2012/government-do-you-really-need-an-api/"><text:span text:style-name="T122_37">blog</text:span></text:a></text:span><text:span text:style-name="T122_38"><text:a xlink:type="simple" xlink:href="http://sunlightlabs.com/blog/2012/government-do-you-really-need-an-api/"><text:span text:style-name="T122_39">/2012/</text:span></text:a></text:span><text:span text:style-name="T122_40"><text:a xlink:type="simple" xlink:href="http://sunlightlabs.com/blog/2012/government-do-you-really-need-an-api/"><text:span text:style-name="T122_41">government</text:span></text:a></text:span><text:span text:style-name="T122_42"><text:a xlink:type="simple" xlink:href="http://sunlightlabs.com/blog/2012/government-do-you-really-need-an-api/"><text:span text:style-name="T122_43">-</text:span></text:a></text:span><text:span text:style-name="T122_44"><text:a xlink:type="simple" xlink:href="http://sunlightlabs.com/blog/2012/government-do-you-really-need-an-api/"><text:span text:style-name="T122_45">do</text:span></text:a></text:span><text:span text:style-name="T122_46"><text:a xlink:type="simple" xlink:href="http://sunlightlabs.com/blog/2012/government-do-you-really-need-an-api/"><text:span text:style-name="T122_47">-</text:span></text:a></text:span><text:span text:style-name="T122_48"><text:a xlink:type="simple" xlink:href="http://sunlightlabs.com/blog/2012/government-do-you-really-need-an-api/"><text:span text:style-name="T122_49">you</text:span></text:a></text:span><text:span text:style-name="T122_50"><text:a xlink:type="simple" xlink:href="http://sunlightlabs.com/blog/2012/government-do-you-really-need-an-api/"><text:span text:style-name="T122_51">-</text:span></text:a></text:span><text:span text:style-name="T122_52"><text:a xlink:type="simple" xlink:href="http://sunlightlabs.com/blog/2012/government-do-you-really-need-an-api/"><text:span text:style-name="T122_53">really</text:span></text:a></text:span><text:span text:style-name="T122_54"><text:a xlink:type="simple" xlink:href="http://sunlightlabs.com/blog/2012/government-do-you-really-need-an-api/"><text:span text:style-name="T122_55">-</text:span></text:a></text:span><text:span text:style-name="T122_56"><text:a xlink:type="simple" xlink:href="http://sunlightlabs.com/blog/2012/government-do-you-really-need-an-api/"><text:span text:style-name="T122_57">need</text:span></text:a></text:span><text:span text:style-name="T122_58"><text:a xlink:type="simple" xlink:href="http://sunlightlabs.com/blog/2012/government-do-you-really-need-an-api/"><text:span text:style-name="T122_59">-</text:span></text:a></text:span><text:span text:style-name="T122_60"><text:a xlink:type="simple" xlink:href="http://sunlightlabs.com/blog/2012/government-do-you-really-need-an-api/"><text:span text:style-name="T122_61">an</text:span></text:a></text:span><text:span text:style-name="T122_62"><text:a xlink:type="simple" xlink:href="http://sunlightlabs.com/blog/2012/government-do-you-really-need-an-api/"><text:span text:style-name="T122_63">-</text:span></text:a></text:span><text:span text:style-name="T122_64"><text:a xlink:type="simple" xlink:href="http://sunlightlabs.com/blog/2012/government-do-you-really-need-an-api/"><text:span text:style-name="T122_65">api</text:span></text:a></text:span><text:span text:style-name="T122_66"><text:a xlink:type="simple" xlink:href="http://sunlightlabs.com/blog/2012/government-do-you-really-need-an-api/"><text:span text:style-name="T122_67">/</text:span></text:a></text:span></text:p></text:note-body></text:note></text:span><text:span text:style-name="T122_68"><text:s/></text:span><text:span text:style-name="T122_69">of</text:span><text:span text:style-name="T122_70"><text:s/></text:span><text:span text:style-name="T122_71">the</text:span><text:span text:style-name="T122_72"><text:s/></text:span><text:span text:style-name="T122_73">Sunlight</text:span><text:span text:style-name="T122_74"><text:s/></text:span><text:span text:style-name="T122_75">Foundation</text:span><text:span text:style-name="T122_76">.</text:span></text:p>
      <text:p text:style-name="P123"/>
      <text:p text:style-name="P124"><text:bookmark-start text:name="id.7ns7lecvxyb8"/><text:bookmark-end text:name="id.7ns7lecvxyb8"/></text:p>
      <text:list text:style-name="LS10" xml:id="list47">
        <text:list-item>
          <text:p text:style-name="P125"><text:span text:style-name="T125_1">Remove</text:span><text:span text:style-name="T125_2"><text:s/></text:span><text:span text:style-name="T125_3">restrictions</text:span><text:span text:style-name="T125_4"><text:s/></text:span><text:span text:style-name="T125_5">for</text:span><text:span text:style-name="T125_6"><text:s/></text:span><text:span text:style-name="T125_7">accessing</text:span><text:span text:style-name="T125_8"><text:s/></text:span><text:span text:style-name="T125_9">government</text:span><text:span text:style-name="T125_10"><text:s/></text:span><text:span text:style-name="T125_11">information</text:span><text:span text:style-name="T125_12">.</text:span></text:p>
        </text:list-item>
      </text:list>
      <text:p text:style-name="P126"/>
      <text:p text:style-name="P127"><text:span text:style-name="T127_1">Open</text:span><text:span text:style-name="T127_2"><text:s/></text:span><text:span text:style-name="T127_3">data</text:span><text:span text:style-name="T127_4"><text:s/></text:span><text:span text:style-name="T127_5">that</text:span><text:span text:style-name="T127_6"><text:s/></text:span><text:span text:style-name="T127_7">is</text:span><text:span text:style-name="T127_8"><text:s/></text:span><text:span text:style-name="T127_9">out</text:span><text:span text:style-name="T127_10"><text:s/></text:span><text:span text:style-name="T127_11">of</text:span><text:span text:style-name="T127_12"><text:s/></text:span><text:span text:style-name="T127_13">reach</text:span><text:span text:style-name="T127_14"><text:s/></text:span><text:span text:style-name="T127_15">of</text:span><text:span text:style-name="T127_16"><text:s/></text:span><text:span text:style-name="T127_17">the</text:span><text:span text:style-name="T127_18"><text:s/></text:span><text:span text:style-name="T127_19">public</text:span><text:span text:style-name="T127_20"><text:s/></text:span><text:span text:style-name="T127_21">is</text:span><text:span text:style-name="T127_22"><text:s/></text:span><text:span text:style-name="T127_23">hardly</text:span><text:span text:style-name="T127_24"><text:s/></text:span><text:span text:style-name="T127_25">open</text:span><text:span text:style-name="T127_26">.<text:s/></text:span><text:span text:style-name="T127_27">To</text:span><text:span text:style-name="T127_28"><text:s/></text:span><text:span text:style-name="T127_29">provide</text:span><text:span text:style-name="T127_30"><text:s/></text:span><text:span text:style-name="T127_31">truly</text:span><text:span text:style-name="T127_32"><text:s/></text:span><text:span text:style-name="T127_33">open</text:span><text:span text:style-name="T127_34"><text:s/></text:span><text:span text:style-name="T127_35">access</text:span><text:span text:style-name="T127_36">,<text:s/></text:span><text:span text:style-name="T127_37">you</text:span><text:span text:style-name="T127_38"><text:s/></text:span><text:span text:style-name="T127_39">must</text:span><text:span text:style-name="T127_40"><text:s/></text:span><text:span text:style-name="T127_41">provide</text:span><text:span text:style-name="T127_42"><text:s/></text:span><text:span text:style-name="T127_43">both</text:span><text:span text:style-name="T127_44"><text:s/></text:span><text:span text:style-name="T127_45">the</text:span><text:span text:style-name="T127_46"><text:s/></text:span><text:span text:style-name="T127_47">right</text:span><text:span text:style-name="T127_48"><text:s/></text:span><text:span text:style-name="T127_49">to</text:span><text:span text:style-name="T127_50"><text:s/></text:span><text:span text:style-name="T127_51">reuse</text:span><text:span text:style-name="T127_52"><text:s/></text:span><text:span text:style-name="T127_53">government</text:span><text:span text:style-name="T127_54"><text:s/></text:span><text:span text:style-name="T127_55">information</text:span><text:span text:style-name="T127_56"><text:s/>(</text:span><text:span text:style-name="T127_57">explored</text:span><text:span text:style-name="T127_58"><text:s/></text:span><text:span text:style-name="T127_59">in</text:span><text:span text:style-name="T127_60"><text:s/></text:span><text:span text:style-name="T127_61">Provision</text:span><text:span text:style-name="T127_62"><text:s/>6)<text:s/></text:span><text:span text:style-name="T127_63">and</text:span><text:span text:style-name="T127_64"><text:s/></text:span><text:span text:style-name="T127_65">remove</text:span><text:span text:style-name="T127_66"><text:s/></text:span><text:span text:style-name="T127_67">arbitrary</text:span><text:span text:style-name="T127_68"><text:s/></text:span><text:span text:style-name="T127_69">technical</text:span><text:span text:style-name="T127_70"><text:s/></text:span><text:span text:style-name="T127_71">restrictions</text:span><text:span text:style-name="T127_72">,<text:s/></text:span><text:span text:style-name="T127_73">such</text:span><text:span text:style-name="T127_74"><text:s/></text:span><text:span text:style-name="T127_75">as</text:span><text:span text:style-name="T127_76"><text:s/></text:span><text:span text:style-name="T127_77">registration</text:span><text:span text:style-name="T127_78"><text:s/></text:span><text:span text:style-name="T127_79">requirements</text:span><text:span text:style-name="T127_80">,<text:s/></text:span><text:span text:style-name="T127_81">access</text:span><text:span text:style-name="T127_82"><text:s/></text:span><text:span text:style-name="T127_83">fees</text:span><text:span text:style-name="T127_84">,<text:s/></text:span><text:span text:style-name="T127_85">and</text:span><text:span text:style-name="T127_86"><text:s/></text:span><text:span text:style-name="T127_87">usage</text:span><text:span text:style-name="T127_88"><text:s/></text:span><text:span text:style-name="T127_89">limitations</text:span><text:span text:style-name="T127_90">,<text:s/></text:span><text:span text:style-name="T127_91">among</text:span><text:span text:style-name="T127_92"><text:s/></text:span><text:span text:style-name="T127_93">others</text:span><text:span text:style-name="T127_94">.<text:s/></text:span><text:span text:style-name="T127_95">Whether</text:span><text:span text:style-name="T127_96"><text:s/></text:span><text:span text:style-name="T127_97">these</text:span><text:span text:style-name="T127_98"><text:s/></text:span><text:span text:style-name="T127_99">technical</text:span><text:span text:style-name="T127_100"><text:s/></text:span><text:span text:style-name="T127_101">restrictions</text:span><text:span text:style-name="T127_102"><text:s/></text:span><text:span text:style-name="T127_103">have</text:span><text:span text:style-name="T127_104"><text:s/></text:span><text:span text:style-name="T127_105">been</text:span><text:span text:style-name="T127_106"><text:s/></text:span><text:span text:style-name="T127_107">specifically</text:span><text:span text:style-name="T127_108"><text:s/></text:span><text:span text:style-name="T127_109">put</text:span><text:span text:style-name="T127_110"><text:s/></text:span><text:span text:style-name="T127_111">in</text:span><text:span text:style-name="T127_112"><text:s/></text:span><text:span text:style-name="T127_113">place</text:span><text:span text:style-name="T127_114"><text:s/>(</text:span><text:span text:style-name="T127_115">i</text:span><text:span text:style-name="T127_116">.</text:span><text:span text:style-name="T127_117">e</text:span><text:span text:style-name="T127_118">.<text:s/></text:span><text:span text:style-name="T127_119">access</text:span><text:span text:style-name="T127_120"><text:s/></text:span><text:span text:style-name="T127_121">fees</text:span><text:span text:style-name="T127_122">)<text:s/></text:span><text:span text:style-name="T127_123">or</text:span><text:span text:style-name="T127_124"><text:s/></text:span><text:span text:style-name="T127_125">are</text:span><text:span text:style-name="T127_126"><text:s/></text:span><text:span text:style-name="T127_127">the</text:span><text:span text:style-name="T127_128"><text:s/></text:span><text:span text:style-name="T127_129">accidental</text:span><text:span text:style-name="T127_130"><text:s/></text:span><text:span text:style-name="T127_131">result</text:span><text:span text:style-name="T127_132"><text:s/></text:span><text:span text:style-name="T127_133">of</text:span><text:span text:style-name="T127_134"><text:s/></text:span><text:span text:style-name="T127_135">the</text:span><text:span text:style-name="T127_136"><text:s/></text:span><text:span text:style-name="T127_137">choice</text:span><text:span text:style-name="T127_138"><text:s/></text:span><text:span text:style-name="T127_139">of</text:span><text:span text:style-name="T127_140"><text:s/></text:span><text:span text:style-name="T127_141">data</text:span><text:span text:style-name="T127_142"><text:s/></text:span><text:span text:style-name="T127_143">format</text:span><text:span text:style-name="T127_144"><text:s/></text:span><text:span text:style-name="T127_145">or</text:span><text:span text:style-name="T127_146"><text:s/></text:span><text:span text:style-name="T127_147">software</text:span><text:span text:style-name="T127_148"><text:s/>(</text:span><text:span text:style-name="T127_149">i</text:span><text:span text:style-name="T127_150">.</text:span><text:span text:style-name="T127_151">e</text:span><text:span text:style-name="T127_152">.<text:s/></text:span><text:span text:style-name="T127_153">usage</text:span><text:span text:style-name="T127_154"><text:s/></text:span><text:span text:style-name="T127_155">limits</text:span><text:span text:style-name="T127_156">),<text:s/></text:span><text:span text:style-name="T127_157">it</text:span><text:span text:style-name="T127_158"><text:s/></text:span><text:span text:style-name="T127_159">is</text:span><text:span text:style-name="T127_160"><text:s/></text:span><text:span text:style-name="T127_161">appropriate</text:span><text:span text:style-name="T127_162"><text:s/></text:span><text:span text:style-name="T127_163">for</text:span><text:span text:style-name="T127_164"><text:s/></text:span><text:span text:style-name="T127_165">an</text:span><text:span text:style-name="T127_166"><text:s/></text:span><text:span text:style-name="T127_167">open</text:span><text:span text:style-name="T127_168"><text:s/></text:span><text:span text:style-name="T127_169">data</text:span><text:span text:style-name="T127_170"><text:s/></text:span><text:span text:style-name="T127_171">policy</text:span><text:span text:style-name="T127_172"><text:s/></text:span><text:span text:style-name="T127_173">to</text:span><text:span text:style-name="T127_174"><text:s/></text:span><text:span text:style-name="T127_175">address</text:span><text:span text:style-name="T127_176"><text:s/></text:span><text:span text:style-name="T127_177">and</text:span><text:span text:style-name="T127_178"><text:s/></text:span><text:span text:style-name="T127_179">remove</text:span><text:span text:style-name="T127_180"><text:s/></text:span><text:span text:style-name="T127_181">these</text:span><text:span text:style-name="T127_182"><text:s/></text:span><text:span text:style-name="T127_183">barriers</text:span><text:span text:style-name="T127_184"><text:s/></text:span><text:span text:style-name="T127_185">to</text:span><text:span text:style-name="T127_186"><text:s/></text:span><text:span text:style-name="T127_187">access</text:span><text:span text:style-name="T127_188">.<text:s/></text:span><text:span text:style-name="T127_189">The</text:span><text:span text:style-name="T127_190"><text:s/></text:span><text:span text:style-name="T127_191">aim</text:span><text:span text:style-name="T127_192"><text:s/></text:span><text:span text:style-name="T127_193">should</text:span><text:span text:style-name="T127_194"><text:s/></text:span><text:span text:style-name="T127_195">be</text:span><text:span text:style-name="T127_196"><text:s/></text:span><text:span text:style-name="T127_197">to</text:span><text:span text:style-name="T127_198"><text:s/></text:span><text:span text:style-name="T127_199">provide</text:span><text:span text:style-name="T127_200"><text:s/></text:span><text:span text:style-name="T127_201">broad</text:span><text:span text:style-name="T127_202">,<text:s/></text:span><text:span text:style-name="T127_203">non</text:span><text:span text:style-name="T127_204">-</text:span><text:span text:style-name="T127_205">discriminatory</text:span><text:span text:style-name="T127_206"><text:s/></text:span><text:span text:style-name="T127_207">access</text:span><text:span text:style-name="T127_208"><text:s/></text:span><text:span text:style-name="T127_209">so</text:span><text:span text:style-name="T127_210"><text:s/></text:span><text:span text:style-name="T127_211">that</text:span><text:span text:style-name="T127_212"><text:s/></text:span><text:span text:style-name="T127_213">any</text:span><text:span text:style-name="T127_214"><text:s/></text:span><text:span text:style-name="T127_215">person</text:span><text:span text:style-name="T127_216"><text:s/></text:span><text:span text:style-name="T127_217">can</text:span><text:span text:style-name="T127_218"><text:s/></text:span><text:span text:style-name="T127_219">access</text:span><text:span text:style-name="T127_220"><text:s/></text:span><text:span text:style-name="T127_221">the</text:span><text:span text:style-name="T127_222"><text:s/></text:span><text:span text:style-name="T127_223">data</text:span><text:span text:style-name="T127_224"><text:s/></text:span><text:span text:style-name="T127_225">at</text:span><text:span text:style-name="T127_226"><text:s/></text:span><text:span text:style-name="T127_227">any</text:span><text:span text:style-name="T127_228"><text:s/></text:span><text:span text:style-name="T127_229">time</text:span><text:span text:style-name="T127_230"><text:s/></text:span><text:span text:style-name="T127_231">without</text:span><text:span text:style-name="T127_232"><text:s/></text:span><text:span text:style-name="T127_233">having</text:span><text:span text:style-name="T127_234"><text:s/></text:span><text:span text:style-name="T127_235">to</text:span><text:span text:style-name="T127_236"><text:s/></text:span><text:span text:style-name="T127_237">identify</text:span><text:span text:style-name="T127_238"><text:s/></text:span><text:span text:style-name="T127_239">him</text:span><text:span text:style-name="T127_240">/</text:span><text:span text:style-name="T127_241">herself</text:span><text:span text:style-name="T127_242"><text:s/></text:span><text:span text:style-name="T127_243">or</text:span><text:span text:style-name="T127_244"><text:s/></text:span><text:span text:style-name="T127_245">to</text:span><text:span text:style-name="T127_246"><text:s/></text:span><text:span text:style-name="T127_247">provide</text:span><text:span text:style-name="T127_248"><text:s/></text:span><text:span text:style-name="T127_249">any</text:span><text:span text:style-name="T127_250"><text:s/></text:span><text:span text:style-name="T127_251">justification</text:span><text:span text:style-name="T127_252"><text:s/></text:span><text:span text:style-name="T127_253">for</text:span><text:span text:style-name="T127_254"><text:s/></text:span><text:span text:style-name="T127_255">doing</text:span><text:span text:style-name="T127_256"><text:s/></text:span><text:span text:style-name="T127_257">so</text:span><text:span text:style-name="T127_258">.<text:s/></text:span><text:span text:style-name="T127_259">More</text:span><text:span text:style-name="T127_260"><text:s/></text:span><text:span text:style-name="T127_261">detailed</text:span><text:span text:style-name="T127_262"><text:s/></text:span><text:span text:style-name="T127_263">exploration</text:span><text:span text:style-name="T127_264"><text:s/></text:span><text:span text:style-name="T127_265">of</text:span><text:span text:style-name="T127_266"><text:s/></text:span><text:span text:style-name="T127_267">these</text:span><text:span text:style-name="T127_268"><text:s/></text:span><text:span text:style-name="T127_269">limitations</text:span><text:span text:style-name="T127_270"><text:s/></text:span><text:span text:style-name="T127_271">can</text:span><text:span text:style-name="T127_272"><text:s/></text:span><text:span text:style-name="T127_273">be</text:span><text:span text:style-name="T127_274"><text:s/></text:span><text:span text:style-name="T127_275">found</text:span><text:span text:style-name="T127_276"><text:s/></text:span><text:span text:style-name="T127_277">in</text:span><text:span text:style-name="T127_278"><text:s/></text:span><text:span text:style-name="T127_279">Josh</text:span><text:span text:style-name="T127_280"><text:s/></text:span><text:span text:style-name="T127_281">Tauberer</text:span><text:span text:style-name="T127_282">’</text:span><text:span text:style-name="T127_283">s</text:span><text:span text:style-name="T127_284"><text:s/></text:span><text:span text:style-name="T127_285">book</text:span><text:span text:style-name="T127_286"><text:s/></text:span><text:span text:style-name="T127_287"><text:a xlink:type="simple" xlink:href="http://opengovdata.io/2012-02/page/5-1-3/principles-universality-use"><text:span text:style-name="T127_288">Open</text:span></text:a></text:span><text:span text:style-name="T127_289"><text:a xlink:type="simple" xlink:href="http://opengovdata.io/2012-02/page/5-1-3/principles-universality-use"><text:span text:style-name="T127_290"><text:s/></text:span></text:a></text:span><text:span text:style-name="T127_291"><text:a xlink:type="simple" xlink:href="http://opengovdata.io/2012-02/page/5-1-3/principles-universality-use"><text:span text:style-name="T127_292">Government</text:span></text:a></text:span><text:span text:style-name="T127_293"><text:a xlink:type="simple" xlink:href="http://opengovdata.io/2012-02/page/5-1-3/principles-universality-use"><text:span text:style-name="T127_294"><text:s/></text:span></text:a></text:span><text:span text:style-name="T127_295"><text:a xlink:type="simple" xlink:href="http://opengovdata.io/2012-02/page/5-1-3/principles-universality-use"><text:span text:style-name="T127_296">Data</text:span></text:a></text:span><text:span text:style-name="T127_297"><text:note text:note-class="footnote"><text:note-citation/><text:note-body><text:p text:style-name="P128"><text:span text:style-name="T128_1"><text:s/></text:span><text:span text:style-name="T128_2">Open</text:span><text:span text:style-name="T128_3"><text:s/></text:span><text:span text:style-name="T128_4">Government</text:span><text:span text:style-name="T128_5"><text:s/></text:span><text:span text:style-name="T128_6">Data</text:span><text:span text:style-name="T128_7">,<text:s/></text:span><text:span text:style-name="T128_8">Josh</text:span><text:span text:style-name="T128_9"><text:s/></text:span><text:span text:style-name="T128_10">Tauberer</text:span><text:span text:style-name="T128_11">,<text:s/></text:span><text:span text:style-name="T128_12"><text:a xlink:type="simple" xlink:href="http://opengovdata.io/2012-02/page/5-1-3/principles-universality-use"><text:span text:style-name="T128_13">http</text:span></text:a></text:span><text:span text:style-name="T128_14"><text:a xlink:type="simple" xlink:href="http://opengovdata.io/2012-02/page/5-1-3/principles-universality-use"><text:span text:style-name="T128_15">://</text:span></text:a></text:span><text:span text:style-name="T128_16"><text:a xlink:type="simple" xlink:href="http://opengovdata.io/2012-02/page/5-1-3/principles-universality-use"><text:span text:style-name="T128_17">opengovdata</text:span></text:a></text:span><text:span text:style-name="T128_18"><text:a xlink:type="simple" xlink:href="http://opengovdata.io/2012-02/page/5-1-3/principles-universality-use"><text:span text:style-name="T128_19">.</text:span></text:a></text:span><text:span text:style-name="T128_20"><text:a xlink:type="simple" xlink:href="http://opengovdata.io/2012-02/page/5-1-3/principles-universality-use"><text:span text:style-name="T128_21">io</text:span></text:a></text:span><text:span text:style-name="T128_22"><text:a xlink:type="simple" xlink:href="http://opengovdata.io/2012-02/page/5-1-3/principles-universality-use"><text:span text:style-name="T128_23">/2012-02/</text:span></text:a></text:span><text:span text:style-name="T128_24"><text:a xlink:type="simple" xlink:href="http://opengovdata.io/2012-02/page/5-1-3/principles-universality-use"><text:span text:style-name="T128_25">page</text:span></text:a></text:span><text:span text:style-name="T128_26"><text:a xlink:type="simple" xlink:href="http://opengovdata.io/2012-02/page/5-1-3/principles-universality-use"><text:span text:style-name="T128_27">/5-1-3/</text:span></text:a></text:span><text:span text:style-name="T128_28"><text:a xlink:type="simple" xlink:href="http://opengovdata.io/2012-02/page/5-1-3/principles-universality-use"><text:span text:style-name="T128_29">principles</text:span></text:a></text:span><text:span text:style-name="T128_30"><text:a xlink:type="simple" xlink:href="http://opengovdata.io/2012-02/page/5-1-3/principles-universality-use"><text:span text:style-name="T128_31">-</text:span></text:a></text:span><text:span text:style-name="T128_32"><text:a xlink:type="simple" xlink:href="http://opengovdata.io/2012-02/page/5-1-3/principles-universality-use"><text:span text:style-name="T128_33">universality</text:span></text:a></text:span><text:span text:style-name="T128_34"><text:a xlink:type="simple" xlink:href="http://opengovdata.io/2012-02/page/5-1-3/principles-universality-use"><text:span text:style-name="T128_35">-</text:span></text:a></text:span><text:span text:style-name="T128_36"><text:a xlink:type="simple" xlink:href="http://opengovdata.io/2012-02/page/5-1-3/principles-universality-use"><text:span text:style-name="T128_37">use</text:span></text:a></text:span></text:p></text:note-body></text:note></text:span><text:span text:style-name="T128_38">.</text:span></text:p>
      <text:p text:style-name="P129"/>
      <text:p text:style-name="P130"/>
      <text:p text:style-name="P131"><text:bookmark-start text:name="id.ugmaa11xo0b3"/><text:bookmark-end text:name="id.ugmaa11xo0b3"/></text:p>
      <text:list text:style-name="LS11" xml:id="list48">
        <text:list-item>
          <text:p text:style-name="P132"><text:span text:style-name="T132_1">Remove</text:span><text:span text:style-name="T132_2"><text:s/></text:span><text:span text:style-name="T132_3">restrictions</text:span><text:span text:style-name="T132_4"><text:s/></text:span><text:span text:style-name="T132_5">on</text:span><text:span text:style-name="T132_6"><text:s/></text:span><text:span text:style-name="T132_7">reuse</text:span><text:span text:style-name="T132_8"><text:s/></text:span><text:span text:style-name="T132_9">of</text:span><text:span text:style-name="T132_10"><text:s/></text:span><text:span text:style-name="T132_11">information</text:span><text:span text:style-name="T132_12">.</text:span></text:p>
        </text:list-item>
      </text:list>
      <text:p text:style-name="P133"/>
      <text:p text:style-name="P134"><text:span text:style-name="T134_1">Most</text:span><text:span text:style-name="T134_2"><text:s/></text:span><text:span text:style-name="T134_3">government</text:span><text:span text:style-name="T134_4"><text:s/></text:span><text:span text:style-name="T134_5">restrictions</text:span><text:span text:style-name="T134_6"><text:s/></text:span><text:span text:style-name="T134_7">on</text:span><text:span text:style-name="T134_8"><text:s/></text:span><text:span text:style-name="T134_9">the</text:span><text:span text:style-name="T134_10"><text:s/></text:span><text:span text:style-name="T134_11">reuse</text:span><text:span text:style-name="T134_12"><text:s/></text:span><text:span text:style-name="T134_13">of</text:span><text:span text:style-name="T134_14"><text:s/></text:span><text:span text:style-name="T134_15">government</text:span><text:span text:style-name="T134_16"><text:s/></text:span><text:span text:style-name="T134_17">information</text:span><text:span text:style-name="T134_18"><text:s/></text:span><text:span text:style-name="T134_19">serve</text:span><text:span text:style-name="T134_20"><text:s/></text:span><text:span text:style-name="T134_21">no</text:span><text:span text:style-name="T134_22"><text:s/></text:span><text:span text:style-name="T134_23">purpose</text:span><text:span text:style-name="T134_24"><text:s/></text:span><text:span text:style-name="T134_25">but</text:span><text:span text:style-name="T134_26"><text:s/></text:span><text:span text:style-name="T134_27">to</text:span><text:span text:style-name="T134_28"><text:s/></text:span><text:span text:style-name="T134_29">restrict</text:span><text:span text:style-name="T134_30"><text:s/></text:span><text:span text:style-name="T134_31">the</text:span><text:span text:style-name="T134_32"><text:s/></text:span><text:span text:style-name="T134_33">public</text:span><text:span text:style-name="T134_34"><text:s/></text:span><text:span text:style-name="T134_35">value</text:span><text:span text:style-name="T134_36"><text:s/></text:span><text:span text:style-name="T134_37">of</text:span><text:span text:style-name="T134_38"><text:s/></text:span><text:span text:style-name="T134_39">important</text:span><text:span text:style-name="T134_40"><text:s/></text:span><text:span text:style-name="T134_41">information</text:span><text:span text:style-name="T134_42">.<text:s/></text:span><text:span text:style-name="T134_43">If</text:span><text:span text:style-name="T134_44"><text:s/></text:span><text:span text:style-name="T134_45">information</text:span><text:span text:style-name="T134_46"><text:s/></text:span><text:span text:style-name="T134_47">is</text:span><text:span text:style-name="T134_48"><text:s/></text:span><text:span text:style-name="T134_49">to</text:span><text:span text:style-name="T134_50"><text:s/></text:span><text:span text:style-name="T134_51">be</text:span><text:span text:style-name="T134_52"><text:s/></text:span><text:span text:style-name="T134_53">truly</text:span><text:span text:style-name="T134_54"><text:s/></text:span><text:span text:style-name="T134_55">public</text:span><text:span text:style-name="T134_56">,<text:s/></text:span><text:span text:style-name="T134_57">there</text:span><text:span text:style-name="T134_58"><text:s/></text:span><text:span text:style-name="T134_59">should</text:span><text:span text:style-name="T134_60"><text:s/></text:span><text:span text:style-name="T134_61">be</text:span><text:span text:style-name="T134_62"><text:s/></text:span><text:span text:style-name="T134_63">no</text:span><text:span text:style-name="T134_64"><text:s/></text:span><text:span text:style-name="T134_65">license</text:span><text:span text:style-name="T134_66">-</text:span><text:span text:style-name="T134_67">related</text:span><text:span text:style-name="T134_68"><text:s/></text:span><text:span text:style-name="T134_69">barrier</text:span><text:span text:style-name="T134_70"><text:s/></text:span><text:span text:style-name="T134_71">to</text:span><text:span text:style-name="T134_72"><text:s/></text:span><text:span text:style-name="T134_73">the</text:span><text:span text:style-name="T134_74"><text:s/></text:span><text:span text:style-name="T134_75">public</text:span><text:span text:style-name="T134_76">’</text:span><text:span text:style-name="T134_77">s</text:span><text:span text:style-name="T134_78"><text:s/></text:span><text:span text:style-name="T134_79">interaction</text:span><text:span text:style-name="T134_80"><text:s/></text:span><text:span text:style-name="T134_81">with</text:span><text:span text:style-name="T134_82"><text:s/></text:span><text:span text:style-name="T134_83">or</text:span><text:span text:style-name="T134_84"><text:s/></text:span><text:span text:style-name="T134_85">use</text:span><text:span text:style-name="T134_86"><text:s/></text:span><text:span text:style-name="T134_87">of</text:span><text:span text:style-name="T134_88"><text:s/></text:span><text:span text:style-name="T134_89">that</text:span><text:span text:style-name="T134_90"><text:s/></text:span><text:span text:style-name="T134_91">information</text:span><text:span text:style-name="T134_92">.</text:span></text:p>
      <text:p text:style-name="P135"/>
      <text:p text:style-name="P136"><text:span text:style-name="T136_1">Outside</text:span><text:span text:style-name="T136_2"><text:s/></text:span><text:span text:style-name="T136_3">of</text:span><text:span text:style-name="T136_4"><text:s/></text:span><text:span text:style-name="T136_5">data</text:span><text:span text:style-name="T136_6"><text:s/></text:span><text:span text:style-name="T136_7">legally</text:span><text:span text:style-name="T136_8"><text:s/></text:span><text:span text:style-name="T136_9">exempted</text:span><text:span text:style-name="T136_10"><text:s/></text:span><text:span text:style-name="T136_11">from</text:span><text:span text:style-name="T136_12"><text:s/></text:span><text:span text:style-name="T136_13">public</text:span><text:span text:style-name="T136_14"><text:s/></text:span><text:span text:style-name="T136_15">use</text:span><text:span text:style-name="T136_16"><text:s/></text:span><text:span text:style-name="T136_17">or</text:span><text:span text:style-name="T136_18"><text:s/></text:span><text:span text:style-name="T136_19">access</text:span><text:span text:style-name="T136_20"><text:s/></text:span><text:span text:style-name="T136_21">because</text:span><text:span text:style-name="T136_22"><text:s/></text:span><text:span text:style-name="T136_23">of</text:span><text:span text:style-name="T136_24"><text:s/></text:span><text:span text:style-name="T136_25">privacy</text:span><text:span text:style-name="T136_26"><text:s/></text:span><text:span text:style-name="T136_27">or</text:span><text:span text:style-name="T136_28"><text:s/></text:span><text:span text:style-name="T136_29">security</text:span><text:span text:style-name="T136_30"><text:s/></text:span><text:span text:style-name="T136_31">restrictions</text:span><text:span text:style-name="T136_32"><text:s/>(</text:span><text:span text:style-name="T136_33">see</text:span><text:span text:style-name="T136_34"><text:s/></text:span><text:span text:style-name="T136_35">Provisions</text:span><text:span text:style-name="T136_36"><text:s/>11<text:s/></text:span><text:span text:style-name="T136_37">and</text:span><text:span text:style-name="T136_38"><text:s/>12),<text:s/></text:span><text:span text:style-name="T136_39">to</text:span><text:span text:style-name="T136_40"><text:s/></text:span><text:span text:style-name="T136_41">be</text:span><text:span text:style-name="T136_42"><text:s/></text:span><text:span text:style-name="T136_43">completely</text:span><text:span text:style-name="T136_44"><text:s/>“</text:span><text:span text:style-name="T136_45">open</text:span><text:span text:style-name="T136_46">,”<text:s/></text:span><text:span text:style-name="T136_47">public</text:span><text:span text:style-name="T136_48"><text:s/></text:span><text:span text:style-name="T136_49">government</text:span><text:span text:style-name="T136_50"><text:s/></text:span><text:span text:style-name="T136_51">information</text:span><text:span text:style-name="T136_52"><text:s/></text:span><text:span text:style-name="T136_53">should</text:span><text:span text:style-name="T136_54"><text:s/></text:span><text:span text:style-name="T136_55">be</text:span><text:span text:style-name="T136_56"><text:s/></text:span><text:span text:style-name="T136_57">released</text:span><text:span text:style-name="T136_58"><text:s/></text:span><text:span text:style-name="T136_59">completely</text:span><text:span text:style-name="T136_60"><text:s/></text:span><text:span text:style-name="T136_61">into</text:span><text:span text:style-name="T136_62"><text:s/></text:span><text:span text:style-name="T136_63">the</text:span><text:span text:style-name="T136_64"><text:s/></text:span><text:span text:style-name="T136_65">public</text:span><text:span text:style-name="T136_66"><text:s/></text:span><text:span text:style-name="T136_67">domain</text:span><text:span text:style-name="T136_68"><text:s/></text:span><text:span text:style-name="T136_69">and</text:span><text:span text:style-name="T136_70"><text:s/></text:span><text:span text:style-name="T136_71">clearly</text:span><text:span text:style-name="T136_72"><text:s/></text:span><text:span text:style-name="T136_73">labeled</text:span><text:span text:style-name="T136_74"><text:s/></text:span><text:span text:style-name="T136_75">as</text:span><text:span text:style-name="T136_76"><text:s/></text:span><text:span text:style-name="T136_77">such</text:span><text:span text:style-name="T136_78">.<text:s/></text:span><text:span text:style-name="T136_79">At</text:span><text:span text:style-name="T136_80"><text:s/></text:span><text:span text:style-name="T136_81">a</text:span><text:span text:style-name="T136_82"><text:s/></text:span><text:span text:style-name="T136_83">minimum</text:span><text:span text:style-name="T136_84">,<text:s/></text:span><text:span text:style-name="T136_85">licenses</text:span><text:span text:style-name="T136_86"><text:s/></text:span><text:span text:style-name="T136_87">that</text:span><text:span text:style-name="T136_88"><text:s/></text:span><text:span text:style-name="T136_89">grant</text:span><text:span text:style-name="T136_90"><text:s/></text:span><text:span text:style-name="T136_91">the</text:span><text:span text:style-name="T136_92"><text:s/></text:span><text:span text:style-name="T136_93">right</text:span><text:span text:style-name="T136_94"><text:s/></text:span><text:span text:style-name="T136_95">to</text:span><text:span text:style-name="T136_96"><text:s/></text:span><text:span text:style-name="T136_97">use</text:span><text:span text:style-name="T136_98">,<text:s/></text:span><text:span text:style-name="T136_99">download</text:span><text:span text:style-name="T136_100">,<text:s/></text:span><text:span text:style-name="T136_101">and</text:span><text:span text:style-name="T136_102"><text:s/></text:span><text:span text:style-name="T136_103">reproduce</text:span><text:span text:style-name="T136_104"><text:s/></text:span><text:span text:style-name="T136_105">government</text:span><text:span text:style-name="T136_106"><text:s/></text:span><text:span text:style-name="T136_107">data</text:span><text:span text:style-name="T136_108"><text:s/></text:span><text:span text:style-name="T136_109">can</text:span><text:span text:style-name="T136_110"><text:s/></text:span><text:span text:style-name="T136_111">be</text:span><text:span text:style-name="T136_112"><text:s/></text:span><text:span text:style-name="T136_113">applied</text:span><text:span text:style-name="T136_114">,<text:s/></text:span><text:span text:style-name="T136_115">and</text:span><text:span text:style-name="T136_116"><text:s/></text:span><text:span text:style-name="T136_117">any</text:span><text:span text:style-name="T136_118"><text:s/></text:span><text:span text:style-name="T136_119">restrictions</text:span><text:span text:style-name="T136_120"><text:s/></text:span><text:span text:style-name="T136_121">should</text:span><text:span text:style-name="T136_122"><text:s/></text:span><text:span text:style-name="T136_123">only</text:span><text:span text:style-name="T136_124"><text:s/></text:span><text:span text:style-name="T136_125">be</text:span><text:span text:style-name="T136_126"><text:s/></text:span><text:span text:style-name="T136_127">created</text:span><text:span text:style-name="T136_128"><text:s/></text:span><text:span text:style-name="T136_129">to</text:span><text:span text:style-name="T136_130"><text:s/></text:span><text:span text:style-name="T136_131">serve</text:span><text:span text:style-name="T136_132"><text:s/></text:span><text:span text:style-name="T136_133">the</text:span><text:span text:style-name="T136_134"><text:s/></text:span><text:span text:style-name="T136_135">public</text:span><text:span text:style-name="T136_136"><text:s/></text:span><text:span text:style-name="T136_137">interest</text:span><text:span text:style-name="T136_138">.<text:s/></text:span><text:span text:style-name="T136_139">The</text:span><text:span text:style-name="T136_140"><text:s/></text:span><text:span text:style-name="T136_141">fewer</text:span><text:span text:style-name="T136_142"><text:s/></text:span><text:span text:style-name="T136_143">restrictions</text:span><text:span text:style-name="T136_144"><text:s/></text:span><text:span text:style-name="T136_145">the</text:span><text:span text:style-name="T136_146"><text:s/></text:span><text:span text:style-name="T136_147">better</text:span><text:span text:style-name="T136_148">.<text:s/></text:span><text:span text:style-name="T136_149">Opening</text:span><text:span text:style-name="T136_150"><text:s/></text:span><text:span text:style-name="T136_151">data</text:span><text:span text:style-name="T136_152"><text:s/></text:span><text:span text:style-name="T136_153">into</text:span><text:span text:style-name="T136_154"><text:s/></text:span><text:span text:style-name="T136_155">the</text:span><text:span text:style-name="T136_156"><text:s/></text:span><text:span text:style-name="T136_157">public</text:span><text:span text:style-name="T136_158"><text:s/></text:span><text:span text:style-name="T136_159">domain</text:span><text:span text:style-name="T136_160"><text:s/>(</text:span><text:span text:style-name="T136_161">or</text:span><text:span text:style-name="T136_162"><text:s/></text:span><text:span text:style-name="T136_163">at</text:span><text:span text:style-name="T136_164"><text:s/></text:span><text:span text:style-name="T136_165">least</text:span><text:span text:style-name="T136_166"><text:s/></text:span><text:span text:style-name="T136_167">into</text:span><text:span text:style-name="T136_168"><text:s/></text:span><text:span text:style-name="T136_169">free</text:span><text:span text:style-name="T136_170"><text:s/></text:span><text:span text:style-name="T136_171">public</text:span><text:span text:style-name="T136_172"><text:s/></text:span><text:span text:style-name="T136_173">use</text:span><text:span text:style-name="T136_174">)<text:s/></text:span><text:span text:style-name="T136_175">removes</text:span><text:span text:style-name="T136_176"><text:s/></text:span><text:span text:style-name="T136_177">arbitrary</text:span><text:span text:style-name="T136_178"><text:s/></text:span><text:span text:style-name="T136_179">barriers</text:span><text:span text:style-name="T136_180"><text:s/></text:span><text:span text:style-name="T136_181">to</text:span><text:span text:style-name="T136_182"><text:s/></text:span><text:span text:style-name="T136_183">information</text:span><text:span text:style-name="T136_184"><text:s/></text:span><text:span text:style-name="T136_185">access</text:span><text:span text:style-name="T136_186"><text:s/>(</text:span><text:span text:style-name="T136_187">further</text:span><text:span text:style-name="T136_188"><text:s/></text:span><text:span text:style-name="T136_189">explored</text:span><text:span text:style-name="T136_190"><text:s/></text:span><text:span text:style-name="T136_191">in</text:span><text:span text:style-name="T136_192"><text:s/></text:span><text:span text:style-name="T136_193">Provision</text:span><text:span text:style-name="T136_194"><text:s/>9),<text:s/></text:span><text:span text:style-name="T136_195">helps</text:span><text:span text:style-name="T136_196"><text:s/></text:span><text:span text:style-name="T136_197">disseminate</text:span><text:span text:style-name="T136_198"><text:s/></text:span><text:span text:style-name="T136_199">knowledge</text:span><text:span text:style-name="T136_200">,<text:s/></text:span><text:span text:style-name="T136_201">aids</text:span><text:span text:style-name="T136_202"><text:s/></text:span><text:span text:style-name="T136_203">in</text:span><text:span text:style-name="T136_204"><text:s/></text:span><text:span text:style-name="T136_205">data</text:span><text:span text:style-name="T136_206"><text:s/></text:span><text:span text:style-name="T136_207">preservation</text:span><text:span text:style-name="T136_208">,<text:s/></text:span><text:span text:style-name="T136_209">promotes</text:span><text:span text:style-name="T136_210"><text:s/></text:span><text:span text:style-name="T136_211">civic</text:span><text:span text:style-name="T136_212"><text:s/></text:span><text:span text:style-name="T136_213">engagement</text:span><text:span text:style-name="T136_214"><text:s/></text:span><text:span text:style-name="T136_215">and</text:span><text:span text:style-name="T136_216"><text:s/></text:span><text:span text:style-name="T136_217">entrepreneurial</text:span><text:span text:style-name="T136_218"><text:s/></text:span><text:span text:style-name="T136_219">activity</text:span><text:span text:style-name="T136_220">,<text:s/></text:span><text:span text:style-name="T136_221">and</text:span><text:span text:style-name="T136_222"><text:s/></text:span><text:span text:style-name="T136_223">extends</text:span><text:span text:style-name="T136_224"><text:s/></text:span><text:span text:style-name="T136_225">the</text:span><text:span text:style-name="T136_226"><text:s/></text:span><text:span text:style-name="T136_227">longevity</text:span><text:span text:style-name="T136_228"><text:s/></text:span><text:span text:style-name="T136_229">of</text:span><text:span text:style-name="T136_230"><text:s/></text:span><text:span text:style-name="T136_231">the</text:span><text:span text:style-name="T136_232"><text:s/></text:span><text:span text:style-name="T136_233">technological</text:span><text:span text:style-name="T136_234"><text:s/></text:span><text:span text:style-name="T136_235">investments</text:span><text:span text:style-name="T136_236"><text:s/></text:span><text:span text:style-name="T136_237">used</text:span><text:span text:style-name="T136_238"><text:s/></text:span><text:span text:style-name="T136_239">to</text:span><text:span text:style-name="T136_240"><text:s/></text:span><text:span text:style-name="T136_241">open</text:span><text:span text:style-name="T136_242"><text:s/></text:span><text:span text:style-name="T136_243">information</text:span><text:span text:style-name="T136_244"><text:s/></text:span><text:span text:style-name="T136_245">in</text:span><text:span text:style-name="T136_246"><text:s/></text:span><text:span text:style-name="T136_247">the</text:span><text:span text:style-name="T136_248"><text:s/></text:span><text:span text:style-name="T136_249">first</text:span><text:span text:style-name="T136_250"><text:s/></text:span><text:span text:style-name="T136_251">place</text:span><text:span text:style-name="T136_252">.</text:span></text:p>
      <text:p text:style-name="P137"/>
      <text:p text:style-name="P138"><text:bookmark-start text:name="id.y99c5nust7i1"/><text:bookmark-end text:name="id.y99c5nust7i1"/></text:p>
      <text:list text:style-name="LS12" xml:id="list49">
        <text:list-item>
          <text:p text:style-name="P139"><text:span text:style-name="T139_1">Appropriately</text:span><text:span text:style-name="T139_2"><text:s/></text:span><text:span text:style-name="T139_3">safeguard</text:span><text:span text:style-name="T139_4"><text:s/></text:span><text:span text:style-name="T139_5">sensitive</text:span><text:span text:style-name="T139_6"><text:s/></text:span><text:span text:style-name="T139_7">information</text:span><text:span text:style-name="T139_8">.</text:span></text:p>
        </text:list-item>
      </text:list>
      <text:p text:style-name="P140"/>
      <text:p text:style-name="P141"><text:span text:style-name="T141_1">Open</text:span><text:span text:style-name="T141_2"><text:s/></text:span><text:span text:style-name="T141_3">data</text:span><text:span text:style-name="T141_4"><text:s/></text:span><text:span text:style-name="T141_5">policy</text:span><text:span text:style-name="T141_6"><text:s/></text:span><text:span text:style-name="T141_7">should</text:span><text:span text:style-name="T141_8"><text:s/></text:span><text:span text:style-name="T141_9">be</text:span><text:span text:style-name="T141_10"><text:s/></text:span><text:span text:style-name="T141_11">complementary</text:span><text:span text:style-name="T141_12"><text:s/></text:span><text:span text:style-name="T141_13">to</text:span><text:span text:style-name="T141_14"><text:s/></text:span><text:span text:style-name="T141_15">pre</text:span><text:span text:style-name="T141_16">-</text:span><text:span text:style-name="T141_17">existing</text:span><text:span text:style-name="T141_18"><text:s/></text:span><text:span text:style-name="T141_19">legislation</text:span><text:span text:style-name="T141_20"><text:s/></text:span><text:span text:style-name="T141_21">and</text:span><text:span text:style-name="T141_22"><text:s/></text:span><text:span text:style-name="T141_23">directives</text:span><text:span text:style-name="T141_24"><text:s/></text:span><text:span text:style-name="T141_25">about</text:span><text:span text:style-name="T141_26"><text:s/></text:span><text:span text:style-name="T141_27">access</text:span><text:span text:style-name="T141_28"><text:s/></text:span><text:span text:style-name="T141_29">to</text:span><text:span text:style-name="T141_30"><text:s/></text:span><text:span text:style-name="T141_31">public</text:span><text:span text:style-name="T141_32"><text:s/></text:span><text:span text:style-name="T141_33">information</text:span><text:span text:style-name="T141_34"><text:s/>(</text:span><text:span text:style-name="T141_35">see</text:span><text:span text:style-name="T141_36"><text:s/></text:span><text:span text:style-name="T141_37">Provision</text:span><text:span text:style-name="T141_38"><text:s/>30),<text:s/></text:span><text:span text:style-name="T141_39">which</text:span><text:span text:style-name="T141_40"><text:s/></text:span><text:span text:style-name="T141_41">means</text:span><text:span text:style-name="T141_42"><text:s/></text:span><text:span text:style-name="T141_43">taking</text:span><text:span text:style-name="T141_44"><text:s/></text:span><text:span text:style-name="T141_45">into</text:span><text:span text:style-name="T141_46"><text:s/></text:span><text:span text:style-name="T141_47">consideration</text:span><text:span text:style-name="T141_48"><text:s/></text:span><text:span text:style-name="T141_49">pre</text:span><text:span text:style-name="T141_50">-</text:span><text:span text:style-name="T141_51">existing</text:span><text:span text:style-name="T141_52"><text:s/></text:span><text:span text:style-name="T141_53">protections</text:span><text:span text:style-name="T141_54"><text:s/></text:span><text:span text:style-name="T141_55">for</text:span><text:span text:style-name="T141_56"><text:s/></text:span><text:span text:style-name="T141_57">sensitive</text:span><text:span text:style-name="T141_58"><text:s/></text:span><text:span text:style-name="T141_59">information</text:span><text:span text:style-name="T141_60"><text:s/></text:span><text:span text:style-name="T141_61">for</text:span><text:span text:style-name="T141_62"><text:s/></text:span><text:span text:style-name="T141_63">privacy</text:span><text:span text:style-name="T141_64">,<text:s/></text:span><text:span text:style-name="T141_65">security</text:span><text:span text:style-name="T141_66">,<text:s/></text:span><text:span text:style-name="T141_67">or</text:span><text:span text:style-name="T141_68"><text:s/></text:span><text:span text:style-name="T141_69">other</text:span><text:span text:style-name="T141_70"><text:s/></text:span><text:span text:style-name="T141_71">reasons</text:span><text:span text:style-name="T141_72">.<text:s/></text:span><text:span text:style-name="T141_73">While</text:span><text:span text:style-name="T141_74"><text:s/></text:span><text:span text:style-name="T141_75">these</text:span><text:span text:style-name="T141_76"><text:s/></text:span><text:span text:style-name="T141_77">protections</text:span><text:span text:style-name="T141_78"><text:s/></text:span><text:span text:style-name="T141_79">should</text:span><text:span text:style-name="T141_80"><text:s/></text:span><text:span text:style-name="T141_81">be</text:span><text:span text:style-name="T141_82"><text:s/></text:span><text:span text:style-name="T141_83">upheld</text:span><text:span text:style-name="T141_84">,<text:s/></text:span><text:span text:style-name="T141_85">careful</text:span><text:span text:style-name="T141_86"><text:s/></text:span><text:span text:style-name="T141_87">thought</text:span><text:span text:style-name="T141_88"><text:s/></text:span><text:span text:style-name="T141_89">should</text:span><text:span text:style-name="T141_90"><text:s/></text:span><text:span text:style-name="T141_91">be</text:span><text:span text:style-name="T141_92"><text:s/></text:span><text:span text:style-name="T141_93">given</text:span><text:span text:style-name="T141_94"><text:s/></text:span><text:span text:style-name="T141_95">to</text:span><text:span text:style-name="T141_96"><text:s/></text:span><text:span text:style-name="T141_97">the</text:span><text:span text:style-name="T141_98"><text:s/></text:span><text:span text:style-name="T141_99">language</text:span><text:span text:style-name="T141_100"><text:s/></text:span><text:span text:style-name="T141_101">used</text:span><text:span text:style-name="T141_102"><text:s/></text:span><text:span text:style-name="T141_103">to</text:span><text:span text:style-name="T141_104"><text:s/></text:span><text:span text:style-name="T141_105">describe</text:span><text:span text:style-name="T141_106"><text:s/></text:span><text:span text:style-name="T141_107">what</text:span><text:span text:style-name="T141_108"><text:s/>(</text:span><text:span text:style-name="T141_109">if</text:span><text:span text:style-name="T141_110"><text:s/></text:span><text:span text:style-name="T141_111">any</text:span><text:span text:style-name="T141_112">)<text:s/></text:span><text:span text:style-name="T141_113">additional</text:span><text:span text:style-name="T141_114"><text:s/></text:span><text:span text:style-name="T141_115">information</text:span><text:span text:style-name="T141_116"><text:s/></text:span><text:span text:style-name="T141_117">will</text:span><text:span text:style-name="T141_118"><text:s/></text:span><text:span text:style-name="T141_119">be</text:span><text:span text:style-name="T141_120"><text:s/></text:span><text:span text:style-name="T141_121">exempt</text:span><text:span text:style-name="T141_122"><text:s/></text:span><text:span text:style-name="T141_123">from</text:span><text:span text:style-name="T141_124"><text:s/></text:span><text:span text:style-name="T141_125">the</text:span><text:span text:style-name="T141_126"><text:s/></text:span><text:span text:style-name="T141_127">policy</text:span><text:span text:style-name="T141_128">,<text:s/></text:span><text:span text:style-name="T141_129">as</text:span><text:span text:style-name="T141_130"><text:s/></text:span><text:span text:style-name="T141_131">overbroad</text:span><text:span text:style-name="T141_132"><text:s/></text:span><text:span text:style-name="T141_133">terms</text:span><text:span text:style-name="T141_134"><text:s/></text:span><text:span text:style-name="T141_135">can</text:span><text:span text:style-name="T141_136"><text:s/></text:span><text:span text:style-name="T141_137">create</text:span><text:span text:style-name="T141_138"><text:s/></text:span><text:span text:style-name="T141_139">loopholes</text:span><text:span text:style-name="T141_140"><text:s/></text:span><text:span text:style-name="T141_141">that</text:span><text:span text:style-name="T141_142"><text:s/></text:span><text:span text:style-name="T141_143">undermine</text:span><text:span text:style-name="T141_144"><text:s/></text:span><text:span text:style-name="T141_145">the</text:span><text:span text:style-name="T141_146"><text:s/></text:span><text:span text:style-name="T141_147">soundness</text:span><text:span text:style-name="T141_148"><text:s/></text:span><text:span text:style-name="T141_149">of</text:span><text:span text:style-name="T141_150"><text:s/></text:span><text:span text:style-name="T141_151">provisions</text:span><text:span text:style-name="T141_152"><text:s/></text:span><text:span text:style-name="T141_153">requiring</text:span><text:span text:style-name="T141_154"><text:s/></text:span><text:span text:style-name="T141_155">openness</text:span><text:span text:style-name="T141_156">.</text:span></text:p>
      <text:p text:style-name="P142"/>
      <text:p text:style-name="P143"/>
      <text:p text:style-name="P144"/>
      <text:p text:style-name="P145"><text:bookmark-start text:name="id.gpush4ynlah2"/><text:bookmark-end text:name="id.gpush4ynlah2"/></text:p>
      <text:list text:style-name="LS13" xml:id="list50">
        <text:list-item>
          <text:p text:style-name="P146"><text:span text:style-name="T146_1">Require</text:span><text:span text:style-name="T146_2"><text:s/></text:span><text:span text:style-name="T146_3">exemptions</text:span><text:span text:style-name="T146_4"><text:s/></text:span><text:span text:style-name="T146_5">to</text:span><text:span text:style-name="T146_6"><text:s/></text:span><text:span text:style-name="T146_7">open</text:span><text:span text:style-name="T146_8"><text:s/></text:span><text:span text:style-name="T146_9">data</text:span><text:span text:style-name="T146_10"><text:s/></text:span><text:span text:style-name="T146_11">policy</text:span><text:span text:style-name="T146_12"><text:s/></text:span><text:span text:style-name="T146_13">to</text:span><text:span text:style-name="T146_14"><text:s/></text:span><text:span text:style-name="T146_15">be</text:span><text:span text:style-name="T146_16"><text:s/></text:span><text:span text:style-name="T146_17">balance</text:span><text:span text:style-name="T146_18">-</text:span><text:span text:style-name="T146_19">tested</text:span><text:span text:style-name="T146_20"><text:s/></text:span><text:span text:style-name="T146_21">against</text:span><text:span text:style-name="T146_22"><text:s/></text:span><text:span text:style-name="T146_23">the</text:span><text:span text:style-name="T146_24"><text:s/></text:span><text:span text:style-name="T146_25">public</text:span><text:span text:style-name="T146_26"><text:s/></text:span><text:span text:style-name="T146_27">interest</text:span><text:span text:style-name="T146_28">.</text:span></text:p>
        </text:list-item>
      </text:list>
      <text:p text:style-name="P147"/>
      <text:p text:style-name="P148"><text:span text:style-name="T148_1">Exemptions</text:span><text:span text:style-name="T148_2"><text:s/></text:span><text:span text:style-name="T148_3">to</text:span><text:span text:style-name="T148_4"><text:s/></text:span><text:span text:style-name="T148_5">disclosure</text:span><text:span text:style-name="T148_6"><text:s/></text:span><text:span text:style-name="T148_7">are</text:span><text:span text:style-name="T148_8"><text:s/></text:span><text:span text:style-name="T148_9">a</text:span><text:span text:style-name="T148_10"><text:s/></text:span><text:span text:style-name="T148_11">necessary</text:span><text:span text:style-name="T148_12"><text:s/></text:span><text:span text:style-name="T148_13">component</text:span><text:span text:style-name="T148_14"><text:s/></text:span><text:span text:style-name="T148_15">of</text:span><text:span text:style-name="T148_16"><text:s/></text:span><text:span text:style-name="T148_17">many</text:span><text:span text:style-name="T148_18"><text:s/></text:span><text:span text:style-name="T148_19">transparency</text:span><text:span text:style-name="T148_20"><text:s/></text:span><text:span text:style-name="T148_21">requirements</text:span><text:span text:style-name="T148_22">.<text:s/></text:span><text:span text:style-name="T148_23">Unfortunately</text:span><text:span text:style-name="T148_24">,<text:s/></text:span><text:span text:style-name="T148_25">these</text:span><text:span text:style-name="T148_26"><text:s/></text:span><text:span text:style-name="T148_27">exemptions</text:span><text:span text:style-name="T148_28"><text:s/></text:span><text:span text:style-name="T148_29">are</text:span><text:span text:style-name="T148_30"><text:s/></text:span><text:span text:style-name="T148_31">often</text:span><text:span text:style-name="T148_32"><text:s/></text:span><text:span text:style-name="T148_33">crafted</text:span><text:span text:style-name="T148_34"><text:s/></text:span><text:span text:style-name="T148_35">as</text:span><text:span text:style-name="T148_36"><text:s/></text:span><text:span text:style-name="T148_37">blanket</text:span><text:span text:style-name="T148_38"><text:s/></text:span><text:span text:style-name="T148_39">categories</text:span><text:span text:style-name="T148_40"><text:s/></text:span><text:span text:style-name="T148_41">for</text:span><text:span text:style-name="T148_42"><text:s/></text:span><text:span text:style-name="T148_43">entire</text:span><text:span text:style-name="T148_44"><text:s/></text:span><text:span text:style-name="T148_45">types</text:span><text:span text:style-name="T148_46"><text:s/></text:span><text:span text:style-name="T148_47">of</text:span><text:span text:style-name="T148_48"><text:s/></text:span><text:span text:style-name="T148_49">information</text:span><text:span text:style-name="T148_50">,<text:s/></text:span><text:span text:style-name="T148_51">without</text:span><text:span text:style-name="T148_52"><text:s/></text:span><text:span text:style-name="T148_53">consideration</text:span><text:span text:style-name="T148_54"><text:s/></text:span><text:span text:style-name="T148_55">for</text:span><text:span text:style-name="T148_56"><text:s/></text:span><text:span text:style-name="T148_57">competing</text:span><text:span text:style-name="T148_58"><text:s/></text:span><text:span text:style-name="T148_59">interests</text:span><text:span text:style-name="T148_60">.<text:s/></text:span><text:span text:style-name="T148_61">Valid</text:span><text:span text:style-name="T148_62"><text:s/></text:span><text:span text:style-name="T148_63">privacy</text:span><text:span text:style-name="T148_64"><text:s/></text:span><text:span text:style-name="T148_65">and</text:span><text:span text:style-name="T148_66"><text:s/></text:span><text:span text:style-name="T148_67">security</text:span><text:span text:style-name="T148_68"><text:s/></text:span><text:span text:style-name="T148_69">concerns</text:span><text:span text:style-name="T148_70"><text:s/></text:span><text:span text:style-name="T148_71">should</text:span><text:span text:style-name="T148_72"><text:s/></text:span><text:span text:style-name="T148_73">be</text:span><text:span text:style-name="T148_74"><text:s/></text:span><text:span text:style-name="T148_75">addressed</text:span><text:span text:style-name="T148_76"><text:s/></text:span><text:span text:style-name="T148_77">through</text:span><text:span text:style-name="T148_78"><text:s/></text:span><text:span text:style-name="T148_79">provisions</text:span><text:span text:style-name="T148_80"><text:s/></text:span><text:span text:style-name="T148_81">that</text:span><text:span text:style-name="T148_82"><text:s/></text:span><text:span text:style-name="T148_83">recognize</text:span><text:span text:style-name="T148_84"><text:s/></text:span><text:span text:style-name="T148_85">the</text:span><text:span text:style-name="T148_86"><text:s/></text:span><text:span text:style-name="T148_87">public</text:span><text:span text:style-name="T148_88"><text:s/></text:span><text:span text:style-name="T148_89">interest</text:span><text:span text:style-name="T148_90"><text:s/></text:span><text:span text:style-name="T148_91">in</text:span><text:span text:style-name="T148_92"><text:s/></text:span><text:span text:style-name="T148_93">determining</text:span><text:span text:style-name="T148_94"><text:s/></text:span><text:span text:style-name="T148_95">whether</text:span><text:span text:style-name="T148_96"><text:s/></text:span><text:span text:style-name="T148_97">information</text:span><text:span text:style-name="T148_98"><text:s/></text:span><text:span text:style-name="T148_99">will</text:span><text:span text:style-name="T148_100"><text:s/></text:span><text:span text:style-name="T148_101">be</text:span><text:span text:style-name="T148_102"><text:s/></text:span><text:span text:style-name="T148_103">disclosed</text:span><text:span text:style-name="T148_104"><text:s/></text:span><text:span text:style-name="T148_105">or</text:span><text:span text:style-name="T148_106"><text:s/></text:span><text:span text:style-name="T148_107">not</text:span><text:span text:style-name="T148_108">.<text:s/></text:span><text:span text:style-name="T148_109">For</text:span><text:span text:style-name="T148_110"><text:s/></text:span><text:span text:style-name="T148_111">example</text:span><text:span text:style-name="T148_112">,<text:s/></text:span><text:span text:style-name="T148_113">rather</text:span><text:span text:style-name="T148_114"><text:s/></text:span><text:span text:style-name="T148_115">than</text:span><text:span text:style-name="T148_116"><text:s/></text:span><text:span text:style-name="T148_117">saying</text:span><text:span text:style-name="T148_118"><text:s/>“</text:span><text:span text:style-name="T148_119">information</text:span><text:span text:style-name="T148_120"><text:s/></text:span><text:span text:style-name="T148_121">relating</text:span><text:span text:style-name="T148_122"><text:s/></text:span><text:span text:style-name="T148_123">to</text:span><text:span text:style-name="T148_124"><text:s/></text:span><text:span text:style-name="T148_125">X</text:span><text:span text:style-name="T148_126"><text:s/></text:span><text:span text:style-name="T148_127">topic</text:span><text:span text:style-name="T148_128"><text:s/></text:span><text:span text:style-name="T148_129">are</text:span><text:span text:style-name="T148_130"><text:s/></text:span><text:span text:style-name="T148_131">exempt</text:span><text:span text:style-name="T148_132"><text:s/></text:span><text:span text:style-name="T148_133">from</text:span><text:span text:style-name="T148_134"><text:s/></text:span><text:span text:style-name="T148_135">disclosure</text:span><text:span text:style-name="T148_136">”,<text:s/></text:span><text:span text:style-name="T148_137">provisions</text:span><text:span text:style-name="T148_138"><text:s/></text:span><text:span text:style-name="T148_139">should</text:span><text:span text:style-name="T148_140"><text:s/></text:span><text:span text:style-name="T148_141">require</text:span><text:span text:style-name="T148_142"><text:s/></text:span><text:span text:style-name="T148_143">that</text:span><text:span text:style-name="T148_144"><text:s/>“</text:span><text:span text:style-name="T148_145">information</text:span><text:span text:style-name="T148_146"><text:s/></text:span><text:span text:style-name="T148_147">relating</text:span><text:span text:style-name="T148_148"><text:s/></text:span><text:span text:style-name="T148_149">to</text:span><text:span text:style-name="T148_150"><text:s/></text:span><text:span text:style-name="T148_151">X</text:span><text:span text:style-name="T148_152"><text:s/></text:span><text:span text:style-name="T148_153">topic</text:span><text:span text:style-name="T148_154"><text:s/></text:span><text:span text:style-name="T148_155">are</text:span><text:span text:style-name="T148_156"><text:s/></text:span><text:span text:style-name="T148_157">exempt</text:span><text:span text:style-name="T148_158"><text:s/></text:span><text:span text:style-name="T148_159">from</text:span><text:span text:style-name="T148_160"><text:s/></text:span><text:span text:style-name="T148_161">disclosure</text:span><text:span text:style-name="T148_162"><text:s/></text:span><text:span text:style-name="T148_163">if</text:span><text:span text:style-name="T148_164"><text:s/></text:span><text:span text:style-name="T148_165">the</text:span><text:span text:style-name="T148_166"><text:s/></text:span><text:span text:style-name="T148_167">potential</text:span><text:span text:style-name="T148_168"><text:s/></text:span><text:span text:style-name="T148_169">for</text:span><text:span text:style-name="T148_170"><text:s/></text:span><text:span text:style-name="T148_171">harm</text:span><text:span text:style-name="T148_172"><text:s/></text:span><text:span text:style-name="T148_173">outweighs</text:span><text:span text:style-name="T148_174"><text:s/></text:span><text:span text:style-name="T148_175">the</text:span><text:span text:style-name="T148_176"><text:s/></text:span><text:span text:style-name="T148_177">public</text:span><text:span text:style-name="T148_178"><text:s/></text:span><text:span text:style-name="T148_179">interest</text:span><text:span text:style-name="T148_180"><text:s/></text:span><text:span text:style-name="T148_181">their</text:span><text:span text:style-name="T148_182"><text:s/></text:span><text:span text:style-name="T148_183">disclosure</text:span><text:span text:style-name="T148_184">.”<text:s/></text:span><text:span text:style-name="T148_185">Public</text:span><text:span text:style-name="T148_186"><text:s/></text:span><text:span text:style-name="T148_187">interest</text:span><text:span text:style-name="T148_188"><text:s/></text:span><text:span text:style-name="T148_189">here</text:span><text:span text:style-name="T148_190"><text:s/></text:span><text:span text:style-name="T148_191">does</text:span><text:span text:style-name="T148_192"><text:s/></text:span><text:span text:style-name="T148_193">not</text:span><text:span text:style-name="T148_194"><text:s/></text:span><text:span text:style-name="T148_195">mean</text:span><text:span text:style-name="T148_196"><text:s/></text:span><text:span text:style-name="T148_197">public</text:span><text:span text:style-name="T148_198"><text:s/></text:span><text:span text:style-name="T148_199">attention</text:span><text:span text:style-name="T148_200">,<text:s/></text:span><text:span text:style-name="T148_201">but</text:span><text:span text:style-name="T148_202"><text:s/></text:span><text:span text:style-name="T148_203">instead</text:span><text:span text:style-name="T148_204"><text:s/></text:span><text:span text:style-name="T148_205">refers</text:span><text:span text:style-name="T148_206"><text:s/></text:span><text:span text:style-name="T148_207">to</text:span><text:span text:style-name="T148_208"><text:s/></text:span><text:span text:style-name="T148_209">interests</text:span><text:span text:style-name="T148_210"><text:s/></text:span><text:span text:style-name="T148_211">like</text:span><text:span text:style-name="T148_212"><text:s/></text:span><text:span text:style-name="T148_213">democratic</text:span><text:span text:style-name="T148_214"><text:s/></text:span><text:span text:style-name="T148_215">accountability</text:span><text:span text:style-name="T148_216">,<text:s/></text:span><text:span text:style-name="T148_217">justice</text:span><text:span text:style-name="T148_218">,<text:s/></text:span><text:span text:style-name="T148_219">and</text:span><text:span text:style-name="T148_220"><text:s/></text:span><text:span text:style-name="T148_221">effective</text:span><text:span text:style-name="T148_222"><text:s/></text:span><text:span text:style-name="T148_223">oversight</text:span><text:span text:style-name="T148_224">.</text:span></text:p>
      <text:p text:style-name="P149"/>
      <text:p text:style-name="P150"><text:bookmark-start text:name="id.s11ezv6psctq"/><text:bookmark-end text:name="id.s11ezv6psctq"/></text:p>
      <text:list text:style-name="LS14" xml:id="list51">
        <text:list-item>
          <text:p text:style-name="P151"><text:span text:style-name="T151_1">Create</text:span><text:span text:style-name="T151_2"><text:s/></text:span><text:span text:style-name="T151_3">a</text:span><text:span text:style-name="T151_4"><text:s/></text:span><text:span text:style-name="T151_5">portal</text:span><text:span text:style-name="T151_6"><text:s/></text:span><text:span text:style-name="T151_7">or</text:span><text:span text:style-name="T151_8"><text:s/></text:span><text:span text:style-name="T151_9">websites</text:span><text:span text:style-name="T151_10"><text:s/></text:span><text:span text:style-name="T151_11">devoted</text:span><text:span text:style-name="T151_12"><text:s/></text:span><text:span text:style-name="T151_13">to</text:span><text:span text:style-name="T151_14"><text:s/></text:span><text:span text:style-name="T151_15">specific</text:span><text:span text:style-name="T151_16"><text:s/></text:span><text:span text:style-name="T151_17">issues</text:span><text:span text:style-name="T151_18"><text:s/></text:span><text:span text:style-name="T151_19">related</text:span><text:span text:style-name="T151_20"><text:s/></text:span><text:span text:style-name="T151_21">to</text:span><text:span text:style-name="T151_22"><text:s/></text:span><text:span text:style-name="T151_23">data</text:span><text:span text:style-name="T151_24"><text:s/></text:span><text:span text:style-name="T151_25">publication</text:span><text:span text:style-name="T151_26"><text:s/></text:span><text:span text:style-name="T151_27">or</text:span><text:span text:style-name="T151_28"><text:s/></text:span><text:span text:style-name="T151_29">specific</text:span><text:span text:style-name="T151_30"><text:s/></text:span><text:span text:style-name="T151_31">policy</text:span><text:span text:style-name="T151_32"><text:s/></text:span><text:span text:style-name="T151_33">arenas</text:span><text:span text:style-name="T151_34">.</text:span></text:p>
        </text:list-item>
      </text:list>
      <text:p text:style-name="P152"/>
      <text:p text:style-name="P153"><text:span text:style-name="T153_1">Data</text:span><text:span text:style-name="T153_2"><text:s/></text:span><text:span text:style-name="T153_3">portals</text:span><text:span text:style-name="T153_4"><text:s/></text:span><text:span text:style-name="T153_5">and</text:span><text:span text:style-name="T153_6"><text:s/></text:span><text:span text:style-name="T153_7">similar</text:span><text:span text:style-name="T153_8"><text:s/></text:span><text:span text:style-name="T153_9">websites</text:span><text:span text:style-name="T153_10"><text:s/></text:span><text:span text:style-name="T153_11">can</text:span><text:span text:style-name="T153_12"><text:s/></text:span><text:span text:style-name="T153_13">facilitate</text:span><text:span text:style-name="T153_14"><text:s/></text:span><text:span text:style-name="T153_15">the</text:span><text:span text:style-name="T153_16"><text:s/></text:span><text:span text:style-name="T153_17">distribution</text:span><text:span text:style-name="T153_18"><text:s/></text:span><text:span text:style-name="T153_19">of</text:span><text:span text:style-name="T153_20"><text:s/></text:span><text:span text:style-name="T153_21">open</text:span><text:span text:style-name="T153_22"><text:s/></text:span><text:span text:style-name="T153_23">data</text:span><text:span text:style-name="T153_24"><text:s/></text:span><text:span text:style-name="T153_25">by</text:span><text:span text:style-name="T153_26"><text:s/></text:span><text:span text:style-name="T153_27">providing</text:span><text:span text:style-name="T153_28"><text:s/></text:span><text:span text:style-name="T153_29">an</text:span><text:span text:style-name="T153_30"><text:s/></text:span><text:span text:style-name="T153_31">easy</text:span><text:span text:style-name="T153_32">-</text:span><text:span text:style-name="T153_33">to</text:span><text:span text:style-name="T153_34">-</text:span><text:span text:style-name="T153_35">access</text:span><text:span text:style-name="T153_36">,<text:s/></text:span><text:span text:style-name="T153_37">searchable</text:span><text:span text:style-name="T153_38"><text:s/></text:span><text:span text:style-name="T153_39">hub</text:span><text:span text:style-name="T153_40"><text:s/></text:span><text:span text:style-name="T153_41">for</text:span><text:span text:style-name="T153_42"><text:s/></text:span><text:span text:style-name="T153_43">multiple</text:span><text:span text:style-name="T153_44"><text:s/></text:span><text:span text:style-name="T153_45">datasets</text:span><text:span text:style-name="T153_46">.<text:s/></text:span><text:span text:style-name="T153_47">At</text:span><text:span text:style-name="T153_48"><text:s/></text:span><text:span text:style-name="T153_49">their</text:span><text:span text:style-name="T153_50"><text:s/></text:span><text:span text:style-name="T153_51">best</text:span><text:span text:style-name="T153_52">,<text:s/></text:span><text:span text:style-name="T153_53">these</text:span><text:span text:style-name="T153_54"><text:s/></text:span><text:span text:style-name="T153_55">portals</text:span><text:span text:style-name="T153_56"><text:s/></text:span><text:span text:style-name="T153_57">or</text:span><text:span text:style-name="T153_58"><text:s/></text:span><text:span text:style-name="T153_59">hubs</text:span><text:span text:style-name="T153_60"><text:s/></text:span><text:span text:style-name="T153_61">promote</text:span><text:span text:style-name="T153_62"><text:s/></text:span><text:span text:style-name="T153_63">interaction</text:span><text:span text:style-name="T153_64"><text:s/></text:span><text:span text:style-name="T153_65">with</text:span><text:span text:style-name="T153_66"><text:s/></text:span><text:span text:style-name="T153_67">and</text:span><text:span text:style-name="T153_68"><text:s/></text:span><text:span text:style-name="T153_69">reuse</text:span><text:span text:style-name="T153_70"><text:s/></text:span><text:span text:style-name="T153_71">of</text:span><text:span text:style-name="T153_72"><text:s/></text:span><text:span text:style-name="T153_73">open</text:span><text:span text:style-name="T153_74"><text:s/></text:span><text:span text:style-name="T153_75">data</text:span><text:span text:style-name="T153_76"><text:s/>(</text:span><text:span text:style-name="T153_77">see</text:span><text:span text:style-name="T153_78"><text:s/></text:span><text:span text:style-name="T153_79">the</text:span><text:span text:style-name="T153_80"><text:s/></text:span><text:span text:style-name="T153_81">note</text:span><text:span text:style-name="T153_82"><text:s/></text:span><text:span text:style-name="T153_83">about</text:span><text:span text:style-name="T153_84"><text:s/></text:span><text:span text:style-name="T153_85">bulk</text:span><text:span text:style-name="T153_86"><text:s/></text:span><text:span text:style-name="T153_87">data</text:span><text:span text:style-name="T153_88"><text:s/></text:span><text:span text:style-name="T153_89">in</text:span><text:span text:style-name="T153_90"><text:s/></text:span><text:span text:style-name="T153_91">Provision</text:span><text:span text:style-name="T153_92"><text:s/>7)<text:s/></text:span><text:span text:style-name="T153_93">and</text:span><text:span text:style-name="T153_94"><text:s/></text:span><text:span text:style-name="T153_95">provide</text:span><text:span text:style-name="T153_96"><text:s/></text:span><text:span text:style-name="T153_97">documentation</text:span><text:span text:style-name="T153_98"><text:s/></text:span><text:span text:style-name="T153_99">for</text:span><text:span text:style-name="T153_100"><text:s/></text:span><text:span text:style-name="T153_101">the</text:span><text:span text:style-name="T153_102"><text:s/></text:span><text:span text:style-name="T153_103">use</text:span><text:span text:style-name="T153_104"><text:s/></text:span><text:span text:style-name="T153_105">of</text:span><text:span text:style-name="T153_106"><text:s/></text:span><text:span text:style-name="T153_107">information</text:span><text:span text:style-name="T153_108"><text:s/>(</text:span><text:span text:style-name="T153_109">see</text:span><text:span text:style-name="T153_110"><text:s/></text:span><text:span text:style-name="T153_111">Provision</text:span><text:span text:style-name="T153_112"><text:s/>8).<text:s/></text:span><text:span text:style-name="T153_113">Portals</text:span><text:span text:style-name="T153_114"><text:s/></text:span><text:span text:style-name="T153_115">can</text:span><text:span text:style-name="T153_116"><text:s/></text:span><text:span text:style-name="T153_117">be</text:span><text:span text:style-name="T153_118"><text:s/></text:span><text:span text:style-name="T153_119">generalized</text:span><text:span text:style-name="T153_120"><text:s/>(</text:span><text:span text:style-name="T153_121">such</text:span><text:span text:style-name="T153_122"><text:s/></text:span><text:span text:style-name="T153_123">as</text:span><text:span text:style-name="T153_124"><text:s/></text:span><text:span text:style-name="T153_125"><text:a xlink:type="simple" xlink:href="http://www.data.gov/"><text:span text:style-name="T153_126">Data</text:span></text:a></text:span><text:span text:style-name="T153_127"><text:a xlink:type="simple" xlink:href="http://www.data.gov/"><text:span text:style-name="T153_128">.</text:span></text:a></text:span><text:span text:style-name="T153_129"><text:a xlink:type="simple" xlink:href="http://www.data.gov/"><text:span text:style-name="T153_130">gov</text:span></text:a></text:span><text:span text:style-name="T153_131"><text:note text:note-class="footnote"><text:note-citation/><text:note-body><text:p text:style-name="P154"><text:span text:style-name="T154_1"><text:s/></text:span><text:span text:style-name="T154_2">Data</text:span><text:span text:style-name="T154_3">.</text:span><text:span text:style-name="T154_4">gov</text:span><text:span text:style-name="T154_5">,<text:s/></text:span><text:span text:style-name="T154_6">Federal</text:span><text:span text:style-name="T154_7"><text:s/></text:span><text:span text:style-name="T154_8">Government</text:span><text:span text:style-name="T154_9">,<text:s/></text:span><text:span text:style-name="T154_10"><text:a xlink:type="simple" xlink:href="http://www.data.gov/"><text:span text:style-name="T154_11">http</text:span></text:a></text:span><text:span text:style-name="T154_12"><text:a xlink:type="simple" xlink:href="http://www.data.gov/"><text:span text:style-name="T154_13">://</text:span></text:a></text:span><text:span text:style-name="T154_14"><text:a xlink:type="simple" xlink:href="http://www.data.gov/"><text:span text:style-name="T154_15">www</text:span></text:a></text:span><text:span text:style-name="T154_16"><text:a xlink:type="simple" xlink:href="http://www.data.gov/"><text:span text:style-name="T154_17">.</text:span></text:a></text:span><text:span text:style-name="T154_18"><text:a xlink:type="simple" xlink:href="http://www.data.gov/"><text:span text:style-name="T154_19">data</text:span></text:a></text:span><text:span text:style-name="T154_20"><text:a xlink:type="simple" xlink:href="http://www.data.gov/"><text:span text:style-name="T154_21">.</text:span></text:a></text:span><text:span text:style-name="T154_22"><text:a xlink:type="simple" xlink:href="http://www.data.gov/"><text:span text:style-name="T154_23">gov</text:span></text:a></text:span><text:span text:style-name="T154_24"><text:a xlink:type="simple" xlink:href="http://www.data.gov/"><text:span text:style-name="T154_25">/</text:span></text:a></text:span></text:p></text:note-body></text:note></text:span><text:span text:style-name="T154_26">,<text:s/>“</text:span><text:span text:style-name="T154_27">open</text:span><text:span text:style-name="T154_28"><text:s/></text:span><text:span text:style-name="T154_29">data</text:span><text:span text:style-name="T154_30"><text:s/></text:span><text:span text:style-name="T154_31">portal</text:span><text:span text:style-name="T154_32">”)<text:s/></text:span><text:span text:style-name="T154_33">or</text:span><text:span text:style-name="T154_34"><text:s/></text:span><text:span text:style-name="T154_35">specific</text:span><text:span text:style-name="T154_36"><text:s/>(</text:span><text:span text:style-name="T154_37">e</text:span><text:span text:style-name="T154_38">.</text:span><text:span text:style-name="T154_39">g</text:span><text:span text:style-name="T154_40">.<text:s/></text:span><text:span text:style-name="T154_41">a</text:span><text:span text:style-name="T154_42"><text:s/></text:span><text:span text:style-name="T154_43">spending</text:span><text:span text:style-name="T154_44"><text:s/></text:span><text:span text:style-name="T154_45">or</text:span><text:span text:style-name="T154_46"><text:s/></text:span><text:span text:style-name="T154_47">ethics</text:span><text:span text:style-name="T154_48"><text:s/></text:span><text:span text:style-name="T154_49">portal</text:span><text:span text:style-name="T154_50">),<text:s/></text:span><text:span text:style-name="T154_51">and</text:span><text:span text:style-name="T154_52"><text:s/></text:span><text:span text:style-name="T154_53">can</text:span><text:span text:style-name="T154_54"><text:s/></text:span><text:span text:style-name="T154_55">vary</text:span><text:span text:style-name="T154_56"><text:s/></text:span><text:span text:style-name="T154_57">in</text:span><text:span text:style-name="T154_58"><text:s/></text:span><text:span text:style-name="T154_59">terms</text:span><text:span text:style-name="T154_60"><text:s/></text:span><text:span text:style-name="T154_61">of</text:span><text:span text:style-name="T154_62"><text:s/></text:span><text:span text:style-name="T154_63">their</text:span><text:span text:style-name="T154_64"><text:s/></text:span><text:span text:style-name="T154_65">sophistication</text:span><text:span text:style-name="T154_66">.</text:span></text:p>
      <text:p text:style-name="P155"/>
      <text:p text:style-name="P156"><text:span text:style-name="T156_1">Portals</text:span><text:span text:style-name="T156_2"><text:s/></text:span><text:span text:style-name="T156_3">and</text:span><text:span text:style-name="T156_4"><text:s/></text:span><text:span text:style-name="T156_5">other</text:span><text:span text:style-name="T156_6"><text:s/></text:span><text:span text:style-name="T156_7">related</text:span><text:span text:style-name="T156_8"><text:s/></text:span><text:span text:style-name="T156_9">websites</text:span><text:span text:style-name="T156_10"><text:s/></text:span><text:span text:style-name="T156_11">also</text:span><text:span text:style-name="T156_12"><text:s/></text:span><text:span text:style-name="T156_13">provide</text:span><text:span text:style-name="T156_14"><text:s/></text:span><text:span text:style-name="T156_15">governments</text:span><text:span text:style-name="T156_16"><text:s/></text:span><text:span text:style-name="T156_17">with</text:span><text:span text:style-name="T156_18"><text:s/></text:span><text:span text:style-name="T156_19">the</text:span><text:span text:style-name="T156_20"><text:s/></text:span><text:span text:style-name="T156_21">opportunity</text:span><text:span text:style-name="T156_22"><text:s/></text:span><text:span text:style-name="T156_23">to</text:span><text:span text:style-name="T156_24"><text:s/></text:span><text:span text:style-name="T156_25">go</text:span><text:span text:style-name="T156_26"><text:s/></text:span><text:span text:style-name="T156_27">into</text:span><text:span text:style-name="T156_28"><text:s/></text:span><text:span text:style-name="T156_29">detail</text:span><text:span text:style-name="T156_30"><text:s/></text:span><text:span text:style-name="T156_31">about</text:span><text:span text:style-name="T156_32"><text:s/></text:span><text:span text:style-name="T156_33">issues</text:span><text:span text:style-name="T156_34"><text:s/></text:span><text:span text:style-name="T156_35">and</text:span><text:span text:style-name="T156_36"><text:s/></text:span><text:span text:style-name="T156_37">policies</text:span><text:span text:style-name="T156_38"><text:s/></text:span><text:span text:style-name="T156_39">related</text:span><text:span text:style-name="T156_40"><text:s/></text:span><text:span text:style-name="T156_41">to</text:span><text:span text:style-name="T156_42"><text:s/></text:span><text:span text:style-name="T156_43">its</text:span><text:span text:style-name="T156_44"><text:s/></text:span><text:span text:style-name="T156_45">commitment</text:span><text:span text:style-name="T156_46"><text:s/></text:span><text:span text:style-name="T156_47">to</text:span><text:span text:style-name="T156_48"><text:s/></text:span><text:span text:style-name="T156_49">openness</text:span><text:span text:style-name="T156_50"><text:s/></text:span><text:span text:style-name="T156_51">and</text:span><text:span text:style-name="T156_52"><text:s/></text:span><text:span text:style-name="T156_53">transparency</text:span><text:span text:style-name="T156_54">.<text:s/></text:span><text:span text:style-name="T156_55">To</text:span><text:span text:style-name="T156_56"><text:s/></text:span><text:span text:style-name="T156_57">facilitate</text:span><text:span text:style-name="T156_58"><text:s/></text:span><text:span text:style-name="T156_59">their</text:span><text:span text:style-name="T156_60"><text:s/>“</text:span><text:span text:style-name="T156_61">findability</text:span><text:span text:style-name="T156_62">”<text:s/></text:span><text:span text:style-name="T156_63">these</text:span><text:span text:style-name="T156_64"><text:s/></text:span><text:span text:style-name="T156_65">websites</text:span><text:span text:style-name="T156_66"><text:s/></text:span><text:span text:style-name="T156_67">should</text:span><text:span text:style-name="T156_68"><text:s/></text:span><text:span text:style-name="T156_69">be</text:span><text:span text:style-name="T156_70"><text:s/></text:span><text:span text:style-name="T156_71">allowed</text:span><text:span text:style-name="T156_72"><text:s/></text:span><text:span text:style-name="T156_73">to</text:span><text:span text:style-name="T156_74"><text:s/></text:span><text:span text:style-name="T156_75">be</text:span><text:span text:style-name="T156_76"><text:s/></text:span><text:span text:style-name="T156_77">indexed</text:span><text:span text:style-name="T156_78"><text:s/></text:span><text:span text:style-name="T156_79">and</text:span><text:span text:style-name="T156_80"><text:s/></text:span><text:span text:style-name="T156_81">searched</text:span><text:span text:style-name="T156_82"><text:s/></text:span><text:span text:style-name="T156_83">by</text:span><text:span text:style-name="T156_84"><text:s/></text:span><text:span text:style-name="T156_85">third</text:span><text:span text:style-name="T156_86"><text:s/></text:span><text:span text:style-name="T156_87">parties</text:span><text:span text:style-name="T156_88"><text:s/>(</text:span><text:span text:style-name="T156_89">such</text:span><text:span text:style-name="T156_90"><text:s/></text:span><text:span text:style-name="T156_91">as</text:span><text:span text:style-name="T156_92"><text:s/></text:span><text:span text:style-name="T156_93">search</text:span><text:span text:style-name="T156_94"><text:s/></text:span><text:span text:style-name="T156_95">engines</text:span><text:span text:style-name="T156_96">).</text:span></text:p>
      <text:p text:style-name="P157"/>
      <text:p text:style-name="P158"><text:span text:style-name="T158_1">Some</text:span><text:span text:style-name="T158_2"><text:s/></text:span><text:span text:style-name="T158_3">examples</text:span><text:span text:style-name="T158_4"><text:s/></text:span><text:span text:style-name="T158_5">of</text:span><text:span text:style-name="T158_6"><text:s/></text:span><text:span text:style-name="T158_7">websites</text:span><text:span text:style-name="T158_8"><text:s/></text:span><text:span text:style-name="T158_9">created</text:span><text:span text:style-name="T158_10"><text:s/></text:span><text:span text:style-name="T158_11">through</text:span><text:span text:style-name="T158_12"><text:s/></text:span><text:span text:style-name="T158_13">different</text:span><text:span text:style-name="T158_14"><text:s/></text:span><text:span text:style-name="T158_15">kinds</text:span><text:span text:style-name="T158_16"><text:s/></text:span><text:span text:style-name="T158_17">of</text:span><text:span text:style-name="T158_18"><text:s/></text:span><text:span text:style-name="T158_19">open</text:span><text:span text:style-name="T158_20"><text:s/></text:span><text:span text:style-name="T158_21">data</text:span><text:span text:style-name="T158_22"><text:s/></text:span><text:span text:style-name="T158_23">policies</text:span><text:span text:style-name="T158_24"><text:s/></text:span><text:span text:style-name="T158_25">include</text:span><text:span text:style-name="T158_26">:</text:span></text:p>
      <text:list text:style-name="LS15" xml:id="list52">
        <text:list-item>
          <text:p text:style-name="P159"><text:span text:style-name="T159_1">San</text:span><text:span text:style-name="T159_2"><text:s/></text:span><text:span text:style-name="T159_3">Francisco</text:span><text:span text:style-name="T159_4">’</text:span><text:span text:style-name="T159_5">s</text:span><text:span text:style-name="T159_6"><text:s/></text:span><text:span text:style-name="T159_7">Data</text:span><text:span text:style-name="T159_8"><text:s/></text:span><text:span text:style-name="T159_9">Portal</text:span><text:span text:style-name="T159_10">:<text:s/></text:span><text:span text:style-name="T159_11"><text:a xlink:type="simple" xlink:href="https://data.sfgov.org/"><text:span text:style-name="T159_12">https</text:span></text:a></text:span><text:span text:style-name="T159_13"><text:a xlink:type="simple" xlink:href="https://data.sfgov.org/"><text:span text:style-name="T159_14">://</text:span></text:a></text:span><text:span text:style-name="T159_15"><text:a xlink:type="simple" xlink:href="https://data.sfgov.org/"><text:span text:style-name="T159_16">data</text:span></text:a></text:span><text:span text:style-name="T159_17"><text:a xlink:type="simple" xlink:href="https://data.sfgov.org/"><text:span text:style-name="T159_18">.</text:span></text:a></text:span><text:span text:style-name="T159_19"><text:a xlink:type="simple" xlink:href="https://data.sfgov.org/"><text:span text:style-name="T159_20">sfgov</text:span></text:a></text:span><text:span text:style-name="T159_21"><text:a xlink:type="simple" xlink:href="https://data.sfgov.org/"><text:span text:style-name="T159_22">.</text:span></text:a></text:span><text:span text:style-name="T159_23"><text:a xlink:type="simple" xlink:href="https://data.sfgov.org/"><text:span text:style-name="T159_24">org</text:span></text:a></text:span><text:span text:style-name="T159_25"><text:a xlink:type="simple" xlink:href="https://data.sfgov.org/"><text:span text:style-name="T159_26">/</text:span></text:a></text:span><text:span text:style-name="T159_27"><text:note text:note-class="footnote"><text:note-citation/><text:note-body><text:p text:style-name="P160"><text:span text:style-name="T160_1"><text:s/></text:span><text:span text:style-name="T160_2">Data</text:span><text:span text:style-name="T160_3">.</text:span><text:span text:style-name="T160_4">SFgov</text:span><text:span text:style-name="T160_5">.</text:span><text:span text:style-name="T160_6">org</text:span><text:span text:style-name="T160_7">,<text:s/></text:span><text:span text:style-name="T160_8">San</text:span><text:span text:style-name="T160_9"><text:s/></text:span><text:span text:style-name="T160_10">Francisco</text:span><text:span text:style-name="T160_11">,<text:s/></text:span><text:span text:style-name="T160_12"><text:a xlink:type="simple" xlink:href="https://data.sfgov.org/"><text:span text:style-name="T160_13">https</text:span></text:a></text:span><text:span text:style-name="T160_14"><text:a xlink:type="simple" xlink:href="https://data.sfgov.org/"><text:span text:style-name="T160_15">://</text:span></text:a></text:span><text:span text:style-name="T160_16"><text:a xlink:type="simple" xlink:href="https://data.sfgov.org/"><text:span text:style-name="T160_17">data</text:span></text:a></text:span><text:span text:style-name="T160_18"><text:a xlink:type="simple" xlink:href="https://data.sfgov.org/"><text:span text:style-name="T160_19">.</text:span></text:a></text:span><text:span text:style-name="T160_20"><text:a xlink:type="simple" xlink:href="https://data.sfgov.org/"><text:span text:style-name="T160_21">sfgov</text:span></text:a></text:span><text:span text:style-name="T160_22"><text:a xlink:type="simple" xlink:href="https://data.sfgov.org/"><text:span text:style-name="T160_23">.</text:span></text:a></text:span><text:span text:style-name="T160_24"><text:a xlink:type="simple" xlink:href="https://data.sfgov.org/"><text:span text:style-name="T160_25">org</text:span></text:a></text:span><text:span text:style-name="T160_26"><text:a xlink:type="simple" xlink:href="https://data.sfgov.org/"><text:span text:style-name="T160_27">/</text:span></text:a></text:span></text:p></text:note-body></text:note></text:span></text:p>
        </text:list-item>
        <text:list-item>
          <text:p text:style-name="P161"><text:span text:style-name="T161_1">Austin</text:span><text:span text:style-name="T161_2">’</text:span><text:span text:style-name="T161_3">s</text:span><text:span text:style-name="T161_4"><text:s/></text:span><text:span text:style-name="T161_5">Open</text:span><text:span text:style-name="T161_6"><text:s/></text:span><text:span text:style-name="T161_7">Data</text:span><text:span text:style-name="T161_8"><text:s/></text:span><text:span text:style-name="T161_9">and</text:span><text:span text:style-name="T161_10"><text:s/></text:span><text:span text:style-name="T161_11">Open</text:span><text:span text:style-name="T161_12"><text:s/></text:span><text:span text:style-name="T161_13">Government</text:span><text:span text:style-name="T161_14"><text:s/></text:span><text:span text:style-name="T161_15">Hub</text:span><text:span text:style-name="T161_16">:<text:s/></text:span><text:span text:style-name="T161_17"><text:a xlink:type="simple" xlink:href="http://austintexas.gov/austingo2.0"><text:span text:style-name="T161_18">http</text:span></text:a></text:span><text:span text:style-name="T161_19"><text:a xlink:type="simple" xlink:href="http://austintexas.gov/austingo2.0"><text:span text:style-name="T161_20">://</text:span></text:a></text:span><text:span text:style-name="T161_21"><text:a xlink:type="simple" xlink:href="http://austintexas.gov/austingo2.0"><text:span text:style-name="T161_22">austintexas</text:span></text:a></text:span><text:span text:style-name="T161_23"><text:a xlink:type="simple" xlink:href="http://austintexas.gov/austingo2.0"><text:span text:style-name="T161_24">.</text:span></text:a></text:span><text:span text:style-name="T161_25"><text:a xlink:type="simple" xlink:href="http://austintexas.gov/austingo2.0"><text:span text:style-name="T161_26">gov</text:span></text:a></text:span><text:span text:style-name="T161_27"><text:a xlink:type="simple" xlink:href="http://austintexas.gov/austingo2.0"><text:span text:style-name="T161_28">/</text:span></text:a></text:span><text:span text:style-name="T161_29"><text:a xlink:type="simple" xlink:href="http://austintexas.gov/austingo2.0"><text:span text:style-name="T161_30">austingo</text:span></text:a></text:span><text:span text:style-name="T161_31"><text:a xlink:type="simple" xlink:href="http://austintexas.gov/austingo2.0"><text:span text:style-name="T161_32">2.0</text:span></text:a></text:span><text:span text:style-name="T161_33"><text:note text:note-class="footnote"><text:note-citation/><text:note-body><text:p text:style-name="P162"><text:span text:style-name="T162_1"><text:s/></text:span><text:span text:style-name="T162_2">Austingo</text:span><text:span text:style-name="T162_3">2.0,<text:s/></text:span><text:span text:style-name="T162_4">Austin</text:span><text:span text:style-name="T162_5"><text:s/></text:span><text:span text:style-name="T162_6"><text:a xlink:type="simple" xlink:href="http://austintexas.gov/austingo2.0"><text:span text:style-name="T162_7">http</text:span></text:a></text:span><text:span text:style-name="T162_8"><text:a xlink:type="simple" xlink:href="http://austintexas.gov/austingo2.0"><text:span text:style-name="T162_9">://</text:span></text:a></text:span><text:span text:style-name="T162_10"><text:a xlink:type="simple" xlink:href="http://austintexas.gov/austingo2.0"><text:span text:style-name="T162_11">austintexas</text:span></text:a></text:span><text:span text:style-name="T162_12"><text:a xlink:type="simple" xlink:href="http://austintexas.gov/austingo2.0"><text:span text:style-name="T162_13">.</text:span></text:a></text:span><text:span text:style-name="T162_14"><text:a xlink:type="simple" xlink:href="http://austintexas.gov/austingo2.0"><text:span text:style-name="T162_15">gov</text:span></text:a></text:span><text:span text:style-name="T162_16"><text:a xlink:type="simple" xlink:href="http://austintexas.gov/austingo2.0"><text:span text:style-name="T162_17">/</text:span></text:a></text:span><text:span text:style-name="T162_18"><text:a xlink:type="simple" xlink:href="http://austintexas.gov/austingo2.0"><text:span text:style-name="T162_19">austingo</text:span></text:a></text:span><text:span text:style-name="T162_20"><text:a xlink:type="simple" xlink:href="http://austintexas.gov/austingo2.0"><text:span text:style-name="T162_21">2.0</text:span></text:a></text:span></text:p></text:note-body></text:note></text:span></text:p>
        </text:list-item>
        <text:list-item>
          <text:p text:style-name="P163"><text:span text:style-name="T163_1">Missouri</text:span><text:span text:style-name="T163_2">’</text:span><text:span text:style-name="T163_3">s</text:span><text:span text:style-name="T163_4"><text:s/></text:span><text:span text:style-name="T163_5">Accountability</text:span><text:span text:style-name="T163_6"><text:s/></text:span><text:span text:style-name="T163_7">Portal</text:span><text:span text:style-name="T163_8">:<text:s/></text:span><text:span text:style-name="T163_9"><text:a xlink:type="simple" xlink:href="http://mapyourtaxes.mo.gov/MAP/Portal/Default.aspx"><text:span text:style-name="T163_10">http</text:span></text:a></text:span><text:span text:style-name="T163_11"><text:a xlink:type="simple" xlink:href="http://mapyourtaxes.mo.gov/MAP/Portal/Default.aspx"><text:span text:style-name="T163_12">://</text:span></text:a></text:span><text:span text:style-name="T163_13"><text:a xlink:type="simple" xlink:href="http://mapyourtaxes.mo.gov/MAP/Portal/Default.aspx"><text:span text:style-name="T163_14">mapyourtaxes</text:span></text:a></text:span><text:span text:style-name="T163_15"><text:a xlink:type="simple" xlink:href="http://mapyourtaxes.mo.gov/MAP/Portal/Default.aspx"><text:span text:style-name="T163_16">.</text:span></text:a></text:span><text:span text:style-name="T163_17"><text:a xlink:type="simple" xlink:href="http://mapyourtaxes.mo.gov/MAP/Portal/Default.aspx"><text:span text:style-name="T163_18">mo</text:span></text:a></text:span><text:span text:style-name="T163_19"><text:a xlink:type="simple" xlink:href="http://mapyourtaxes.mo.gov/MAP/Portal/Default.aspx"><text:span text:style-name="T163_20">.</text:span></text:a></text:span><text:span text:style-name="T163_21"><text:a xlink:type="simple" xlink:href="http://mapyourtaxes.mo.gov/MAP/Portal/Default.aspx"><text:span text:style-name="T163_22">gov</text:span></text:a></text:span><text:span text:style-name="T163_23"><text:a xlink:type="simple" xlink:href="http://mapyourtaxes.mo.gov/MAP/Portal/Default.aspx"><text:span text:style-name="T163_24">/</text:span></text:a></text:span><text:span text:style-name="T163_25"><text:a xlink:type="simple" xlink:href="http://mapyourtaxes.mo.gov/MAP/Portal/Default.aspx"><text:span text:style-name="T163_26">MAP</text:span></text:a></text:span><text:span text:style-name="T163_27"><text:a xlink:type="simple" xlink:href="http://mapyourtaxes.mo.gov/MAP/Portal/Default.aspx"><text:span text:style-name="T163_28">/</text:span></text:a></text:span><text:span text:style-name="T163_29"><text:a xlink:type="simple" xlink:href="http://mapyourtaxes.mo.gov/MAP/Portal/Default.aspx"><text:span text:style-name="T163_30">Portal</text:span></text:a></text:span><text:span text:style-name="T163_31"><text:a xlink:type="simple" xlink:href="http://mapyourtaxes.mo.gov/MAP/Portal/Default.aspx"><text:span text:style-name="T163_32">/</text:span></text:a></text:span><text:span text:style-name="T163_33"><text:a xlink:type="simple" xlink:href="http://mapyourtaxes.mo.gov/MAP/Portal/Default.aspx"><text:span text:style-name="T163_34">Default</text:span></text:a></text:span><text:span text:style-name="T163_35"><text:a xlink:type="simple" xlink:href="http://mapyourtaxes.mo.gov/MAP/Portal/Default.aspx"><text:span text:style-name="T163_36">.</text:span></text:a></text:span><text:span text:style-name="T163_37"><text:a xlink:type="simple" xlink:href="http://mapyourtaxes.mo.gov/MAP/Portal/Default.aspx"><text:span text:style-name="T163_38">aspx</text:span></text:a></text:span><text:span text:style-name="T163_39"><text:note text:note-class="footnote"><text:note-citation/><text:note-body><text:p text:style-name="P164"><text:span text:style-name="T164_1"><text:s/></text:span><text:span text:style-name="T164_2">Missouri</text:span><text:span text:style-name="T164_3"><text:s/></text:span><text:span text:style-name="T164_4">Accountability</text:span><text:span text:style-name="T164_5">,<text:s/></text:span><text:span text:style-name="T164_6"><text:a xlink:type="simple" xlink:href="http://mapyourtaxes.mo.gov/MAP/Portal/Default.aspx"><text:span text:style-name="T164_7">http</text:span></text:a></text:span><text:span text:style-name="T164_8"><text:a xlink:type="simple" xlink:href="http://mapyourtaxes.mo.gov/MAP/Portal/Default.aspx"><text:span text:style-name="T164_9">://</text:span></text:a></text:span><text:span text:style-name="T164_10"><text:a xlink:type="simple" xlink:href="http://mapyourtaxes.mo.gov/MAP/Portal/Default.aspx"><text:span text:style-name="T164_11">mapyourtaxes</text:span></text:a></text:span><text:span text:style-name="T164_12"><text:a xlink:type="simple" xlink:href="http://mapyourtaxes.mo.gov/MAP/Portal/Default.aspx"><text:span text:style-name="T164_13">.</text:span></text:a></text:span><text:span text:style-name="T164_14"><text:a xlink:type="simple" xlink:href="http://mapyourtaxes.mo.gov/MAP/Portal/Default.aspx"><text:span text:style-name="T164_15">mo</text:span></text:a></text:span><text:span text:style-name="T164_16"><text:a xlink:type="simple" xlink:href="http://mapyourtaxes.mo.gov/MAP/Portal/Default.aspx"><text:span text:style-name="T164_17">.</text:span></text:a></text:span><text:span text:style-name="T164_18"><text:a xlink:type="simple" xlink:href="http://mapyourtaxes.mo.gov/MAP/Portal/Default.aspx"><text:span text:style-name="T164_19">gov</text:span></text:a></text:span><text:span text:style-name="T164_20"><text:a xlink:type="simple" xlink:href="http://mapyourtaxes.mo.gov/MAP/Portal/Default.aspx"><text:span text:style-name="T164_21">/</text:span></text:a></text:span><text:span text:style-name="T164_22"><text:a xlink:type="simple" xlink:href="http://mapyourtaxes.mo.gov/MAP/Portal/Default.aspx"><text:span text:style-name="T164_23">MAP</text:span></text:a></text:span><text:span text:style-name="T164_24"><text:a xlink:type="simple" xlink:href="http://mapyourtaxes.mo.gov/MAP/Portal/Default.aspx"><text:span text:style-name="T164_25">/</text:span></text:a></text:span><text:span text:style-name="T164_26"><text:a xlink:type="simple" xlink:href="http://mapyourtaxes.mo.gov/MAP/Portal/Default.aspx"><text:span text:style-name="T164_27">Portal</text:span></text:a></text:span><text:span text:style-name="T164_28"><text:a xlink:type="simple" xlink:href="http://mapyourtaxes.mo.gov/MAP/Portal/Default.aspx"><text:span text:style-name="T164_29">/</text:span></text:a></text:span><text:span text:style-name="T164_30"><text:a xlink:type="simple" xlink:href="http://mapyourtaxes.mo.gov/MAP/Portal/Default.aspx"><text:span text:style-name="T164_31">Default</text:span></text:a></text:span><text:span text:style-name="T164_32"><text:a xlink:type="simple" xlink:href="http://mapyourtaxes.mo.gov/MAP/Portal/Default.aspx"><text:span text:style-name="T164_33">.</text:span></text:a></text:span><text:span text:style-name="T164_34"><text:a xlink:type="simple" xlink:href="http://mapyourtaxes.mo.gov/MAP/Portal/Default.aspx"><text:span text:style-name="T164_35">aspx</text:span></text:a></text:span></text:p></text:note-body></text:note></text:span></text:p>
        </text:list-item>
        <text:list-item>
          <text:p text:style-name="P165"><text:span text:style-name="T165_1">NASA</text:span><text:span text:style-name="T165_2">’</text:span><text:span text:style-name="T165_3">s</text:span><text:span text:style-name="T165_4"><text:s/></text:span><text:span text:style-name="T165_5">Open</text:span><text:span text:style-name="T165_6"><text:s/></text:span><text:span text:style-name="T165_7">Government</text:span><text:span text:style-name="T165_8"><text:s/></text:span><text:span text:style-name="T165_9">Initiative</text:span><text:span text:style-name="T165_10"><text:s/></text:span><text:span text:style-name="T165_11">Plan</text:span><text:span text:style-name="T165_12">:<text:s/></text:span><text:span text:style-name="T165_13"><text:a xlink:type="simple" xlink:href="http://www.nasa.gov/open/"><text:span text:style-name="T165_14">http</text:span></text:a></text:span><text:span text:style-name="T165_15"><text:a xlink:type="simple" xlink:href="http://www.nasa.gov/open/"><text:span text:style-name="T165_16">://</text:span></text:a></text:span><text:span text:style-name="T165_17"><text:a xlink:type="simple" xlink:href="http://www.nasa.gov/open/"><text:span text:style-name="T165_18">www</text:span></text:a></text:span><text:span text:style-name="T165_19"><text:a xlink:type="simple" xlink:href="http://www.nasa.gov/open/"><text:span text:style-name="T165_20">.</text:span></text:a></text:span><text:span text:style-name="T165_21"><text:a xlink:type="simple" xlink:href="http://www.nasa.gov/open/"><text:span text:style-name="T165_22">nasa</text:span></text:a></text:span><text:span text:style-name="T165_23"><text:a xlink:type="simple" xlink:href="http://www.nasa.gov/open/"><text:span text:style-name="T165_24">.</text:span></text:a></text:span><text:span text:style-name="T165_25"><text:a xlink:type="simple" xlink:href="http://www.nasa.gov/open/"><text:span text:style-name="T165_26">gov</text:span></text:a></text:span><text:span text:style-name="T165_27"><text:a xlink:type="simple" xlink:href="http://www.nasa.gov/open/"><text:span text:style-name="T165_28">/</text:span></text:a></text:span><text:span text:style-name="T165_29"><text:a xlink:type="simple" xlink:href="http://www.nasa.gov/open/"><text:span text:style-name="T165_30">open</text:span></text:a></text:span><text:span text:style-name="T165_31"><text:a xlink:type="simple" xlink:href="http://www.nasa.gov/open/"><text:span text:style-name="T165_32">/</text:span></text:a></text:span><text:span text:style-name="T165_33"><text:note text:note-class="footnote"><text:note-citation/><text:note-body><text:p text:style-name="P166"><text:span text:style-name="T166_1"><text:s/></text:span><text:span text:style-name="T166_2">NASA</text:span><text:span text:style-name="T166_3">,<text:s/></text:span><text:span text:style-name="T166_4"><text:a xlink:type="simple" xlink:href="http://www.nasa.gov/open/"><text:span text:style-name="T166_5">http</text:span></text:a></text:span><text:span text:style-name="T166_6"><text:a xlink:type="simple" xlink:href="http://www.nasa.gov/open/"><text:span text:style-name="T166_7">://</text:span></text:a></text:span><text:span text:style-name="T166_8"><text:a xlink:type="simple" xlink:href="http://www.nasa.gov/open/"><text:span text:style-name="T166_9">www</text:span></text:a></text:span><text:span text:style-name="T166_10"><text:a xlink:type="simple" xlink:href="http://www.nasa.gov/open/"><text:span text:style-name="T166_11">.</text:span></text:a></text:span><text:span text:style-name="T166_12"><text:a xlink:type="simple" xlink:href="http://www.nasa.gov/open/"><text:span text:style-name="T166_13">nasa</text:span></text:a></text:span><text:span text:style-name="T166_14"><text:a xlink:type="simple" xlink:href="http://www.nasa.gov/open/"><text:span text:style-name="T166_15">.</text:span></text:a></text:span><text:span text:style-name="T166_16"><text:a xlink:type="simple" xlink:href="http://www.nasa.gov/open/"><text:span text:style-name="T166_17">gov</text:span></text:a></text:span><text:span text:style-name="T166_18"><text:a xlink:type="simple" xlink:href="http://www.nasa.gov/open/"><text:span text:style-name="T166_19">/</text:span></text:a></text:span><text:span text:style-name="T166_20"><text:a xlink:type="simple" xlink:href="http://www.nasa.gov/open/"><text:span text:style-name="T166_21">open</text:span></text:a></text:span><text:span text:style-name="T166_22"><text:a xlink:type="simple" xlink:href="http://www.nasa.gov/open/"><text:span text:style-name="T166_23">/</text:span></text:a></text:span></text:p></text:note-body></text:note></text:span></text:p>
        </text:list-item>
        <text:list-item>
          <text:p text:style-name="P167"><text:span text:style-name="T167_1">USASpending</text:span><text:span text:style-name="T167_2">.</text:span><text:span text:style-name="T167_3">gov</text:span><text:span text:style-name="T167_4">:<text:s/></text:span><text:span text:style-name="T167_5"><text:a xlink:type="simple" xlink:href="http://usaspending.gov/"><text:span text:style-name="T167_6">http</text:span></text:a></text:span><text:span text:style-name="T167_7"><text:a xlink:type="simple" xlink:href="http://usaspending.gov/"><text:span text:style-name="T167_8">://</text:span></text:a></text:span><text:span text:style-name="T167_9"><text:a xlink:type="simple" xlink:href="http://usaspending.gov/"><text:span text:style-name="T167_10">usaspending</text:span></text:a></text:span><text:span text:style-name="T167_11"><text:a xlink:type="simple" xlink:href="http://usaspending.gov/"><text:span text:style-name="T167_12">.</text:span></text:a></text:span><text:span text:style-name="T167_13"><text:a xlink:type="simple" xlink:href="http://usaspending.gov/"><text:span text:style-name="T167_14">gov</text:span></text:a></text:span><text:span text:style-name="T167_15"><text:a xlink:type="simple" xlink:href="http://usaspending.gov/"><text:span text:style-name="T167_16">/</text:span></text:a></text:span><text:span text:style-name="T167_17"><text:note text:note-class="footnote"><text:note-citation/><text:note-body><text:p text:style-name="P168"><text:span text:style-name="T168_1"><text:s/></text:span><text:span text:style-name="T168_2">Federal</text:span><text:span text:style-name="T168_3"><text:s/></text:span><text:span text:style-name="T168_4">Spending</text:span><text:span text:style-name="T168_5"><text:s/></text:span><text:span text:style-name="T168_6">Transparency</text:span><text:span text:style-name="T168_7">,<text:s/></text:span><text:span text:style-name="T168_8"><text:a xlink:type="simple" xlink:href="http://usaspending.gov/"><text:span text:style-name="T168_9">http</text:span></text:a></text:span><text:span text:style-name="T168_10"><text:a xlink:type="simple" xlink:href="http://usaspending.gov/"><text:span text:style-name="T168_11">://</text:span></text:a></text:span><text:span text:style-name="T168_12"><text:a xlink:type="simple" xlink:href="http://usaspending.gov/"><text:span text:style-name="T168_13">usaspending</text:span></text:a></text:span><text:span text:style-name="T168_14"><text:a xlink:type="simple" xlink:href="http://usaspending.gov/"><text:span text:style-name="T168_15">.</text:span></text:a></text:span><text:span text:style-name="T168_16"><text:a xlink:type="simple" xlink:href="http://usaspending.gov/"><text:span text:style-name="T168_17">gov</text:span></text:a></text:span><text:span text:style-name="T168_18"><text:a xlink:type="simple" xlink:href="http://usaspending.gov/"><text:span text:style-name="T168_19">/</text:span></text:a></text:span></text:p></text:note-body></text:note></text:span></text:p>
        </text:list-item>
        <text:list-item>
          <text:p text:style-name="P169"><text:span text:style-name="T169_1">Recovery</text:span><text:span text:style-name="T169_2">.</text:span><text:span text:style-name="T169_3">gov</text:span><text:span text:style-name="T169_4">:<text:s/></text:span><text:span text:style-name="T169_5"><text:a xlink:type="simple" xlink:href="http://recovery.gov/"><text:span text:style-name="T169_6">http</text:span></text:a></text:span><text:span text:style-name="T169_7"><text:a xlink:type="simple" xlink:href="http://recovery.gov/"><text:span text:style-name="T169_8">://</text:span></text:a></text:span><text:span text:style-name="T169_9"><text:a xlink:type="simple" xlink:href="http://recovery.gov/"><text:span text:style-name="T169_10">recovery</text:span></text:a></text:span><text:span text:style-name="T169_11"><text:a xlink:type="simple" xlink:href="http://recovery.gov/"><text:span text:style-name="T169_12">.</text:span></text:a></text:span><text:span text:style-name="T169_13"><text:a xlink:type="simple" xlink:href="http://recovery.gov/"><text:span text:style-name="T169_14">gov</text:span></text:a></text:span><text:span text:style-name="T169_15"><text:note text:note-class="footnote"><text:note-citation/><text:note-body><text:p text:style-name="P170"><text:span text:style-name="T170_1"><text:s/></text:span><text:span text:style-name="T170_2">Recovery</text:span><text:span text:style-name="T170_3"><text:s/></text:span><text:span text:style-name="T170_4">Act</text:span><text:span text:style-name="T170_5"><text:s/></text:span><text:span text:style-name="T170_6">Spending</text:span><text:span text:style-name="T170_7"><text:s/></text:span><text:span text:style-name="T170_8">Transparency</text:span><text:span text:style-name="T170_9">,<text:s/></text:span><text:span text:style-name="T170_10"><text:a xlink:type="simple" xlink:href="http://www.recovery.gov/Pages/default.aspx"><text:span text:style-name="T170_11">http</text:span></text:a></text:span><text:span text:style-name="T170_12"><text:a xlink:type="simple" xlink:href="http://www.recovery.gov/Pages/default.aspx"><text:span text:style-name="T170_13">://</text:span></text:a></text:span><text:span text:style-name="T170_14"><text:a xlink:type="simple" xlink:href="http://www.recovery.gov/Pages/default.aspx"><text:span text:style-name="T170_15">www</text:span></text:a></text:span><text:span text:style-name="T170_16"><text:a xlink:type="simple" xlink:href="http://www.recovery.gov/Pages/default.aspx"><text:span text:style-name="T170_17">.</text:span></text:a></text:span><text:span text:style-name="T170_18"><text:a xlink:type="simple" xlink:href="http://www.recovery.gov/Pages/default.aspx"><text:span text:style-name="T170_19">recovery</text:span></text:a></text:span><text:span text:style-name="T170_20"><text:a xlink:type="simple" xlink:href="http://www.recovery.gov/Pages/default.aspx"><text:span text:style-name="T170_21">.</text:span></text:a></text:span><text:span text:style-name="T170_22"><text:a xlink:type="simple" xlink:href="http://www.recovery.gov/Pages/default.aspx"><text:span text:style-name="T170_23">gov</text:span></text:a></text:span><text:span text:style-name="T170_24"><text:a xlink:type="simple" xlink:href="http://www.recovery.gov/Pages/default.aspx"><text:span text:style-name="T170_25">/</text:span></text:a></text:span><text:span text:style-name="T170_26"><text:a xlink:type="simple" xlink:href="http://www.recovery.gov/Pages/default.aspx"><text:span text:style-name="T170_27">Pages</text:span></text:a></text:span><text:span text:style-name="T170_28"><text:a xlink:type="simple" xlink:href="http://www.recovery.gov/Pages/default.aspx"><text:span text:style-name="T170_29">/</text:span></text:a></text:span><text:span text:style-name="T170_30"><text:a xlink:type="simple" xlink:href="http://www.recovery.gov/Pages/default.aspx"><text:span text:style-name="T170_31">default</text:span></text:a></text:span><text:span text:style-name="T170_32"><text:a xlink:type="simple" xlink:href="http://www.recovery.gov/Pages/default.aspx"><text:span text:style-name="T170_33">.</text:span></text:a></text:span><text:span text:style-name="T170_34"><text:a xlink:type="simple" xlink:href="http://www.recovery.gov/Pages/default.aspx"><text:span text:style-name="T170_35">aspx</text:span></text:a></text:span></text:p></text:note-body></text:note></text:span></text:p>
        </text:list-item>
      </text:list>
      <text:p text:style-name="P171"/>
      <text:p text:style-name="P172"><text:bookmark-start text:name="id.is6dw75i584j"/><text:bookmark-end text:name="id.is6dw75i584j"/></text:p>
      <text:list text:style-name="LS16" xml:id="list58">
        <text:list-item>
          <text:p text:style-name="P173"><text:span text:style-name="T173_1">Create</text:span><text:span text:style-name="T173_2"><text:s/></text:span><text:span text:style-name="T173_3">or</text:span><text:span text:style-name="T173_4"><text:s/></text:span><text:span text:style-name="T173_5">explore</text:span><text:span text:style-name="T173_6"><text:s/></text:span><text:span text:style-name="T173_7">potential</text:span><text:span text:style-name="T173_8"><text:s/></text:span><text:span text:style-name="T173_9">public</text:span><text:span text:style-name="T173_10">/</text:span><text:span text:style-name="T173_11">private</text:span><text:span text:style-name="T173_12"><text:s/></text:span><text:span text:style-name="T173_13">partnerships</text:span><text:span text:style-name="T173_14">.</text:span></text:p>
        </text:list-item>
      </text:list>
      <text:p text:style-name="P174"/>
      <text:p text:style-name="P175"><text:span text:style-name="T175_1">Partnerships</text:span><text:span text:style-name="T175_2"><text:s/></text:span><text:span text:style-name="T175_3">can</text:span><text:span text:style-name="T175_4"><text:s/></text:span><text:span text:style-name="T175_5">be</text:span><text:span text:style-name="T175_6"><text:s/></text:span><text:span text:style-name="T175_7">useful</text:span><text:span text:style-name="T175_8"><text:s/></text:span><text:span text:style-name="T175_9">in</text:span><text:span text:style-name="T175_10"><text:s/></text:span><text:span text:style-name="T175_11">the</text:span><text:span text:style-name="T175_12"><text:s/></text:span><text:span text:style-name="T175_13">effort</text:span><text:span text:style-name="T175_14"><text:s/></text:span><text:span text:style-name="T175_15">to</text:span><text:span text:style-name="T175_16"><text:s/></text:span><text:span text:style-name="T175_17">increase</text:span><text:span text:style-name="T175_18"><text:s/></text:span><text:span text:style-name="T175_19">awareness</text:span><text:span text:style-name="T175_20"><text:s/></text:span><text:span text:style-name="T175_21">of</text:span><text:span text:style-name="T175_22"><text:s/></text:span><text:span text:style-name="T175_23">the</text:span><text:span text:style-name="T175_24"><text:s/></text:span><text:span text:style-name="T175_25">availability</text:span><text:span text:style-name="T175_26"><text:s/></text:span><text:span text:style-name="T175_27">of</text:span><text:span text:style-name="T175_28"><text:s/></text:span><text:span text:style-name="T175_29">open</text:span><text:span text:style-name="T175_30"><text:s/></text:span><text:span text:style-name="T175_31">data</text:span><text:span text:style-name="T175_32"><text:s/></text:span><text:span text:style-name="T175_33">and</text:span><text:span text:style-name="T175_34"><text:s/></text:span><text:span text:style-name="T175_35">in</text:span><text:span text:style-name="T175_36"><text:s/></text:span><text:span text:style-name="T175_37">connecting</text:span><text:span text:style-name="T175_38"><text:s/></text:span><text:span text:style-name="T175_39">government</text:span><text:span text:style-name="T175_40"><text:s/></text:span><text:span text:style-name="T175_41">information</text:span><text:span text:style-name="T175_42"><text:s/></text:span><text:span text:style-name="T175_43">to</text:span><text:span text:style-name="T175_44"><text:s/></text:span><text:span text:style-name="T175_45">that</text:span><text:span text:style-name="T175_46"><text:s/></text:span><text:span text:style-name="T175_47">held</text:span><text:span text:style-name="T175_48"><text:s/></text:span><text:span text:style-name="T175_49">by</text:span><text:span text:style-name="T175_50"><text:s/></text:span><text:span text:style-name="T175_51">non</text:span><text:span text:style-name="T175_52">-</text:span><text:span text:style-name="T175_53">profits</text:span><text:span text:style-name="T175_54">,<text:s/></text:span><text:span text:style-name="T175_55">think</text:span><text:span text:style-name="T175_56"><text:s/></text:span><text:span text:style-name="T175_57">tanks</text:span><text:span text:style-name="T175_58">,<text:s/></text:span><text:span text:style-name="T175_59">academic</text:span><text:span text:style-name="T175_60"><text:s/></text:span><text:span text:style-name="T175_61">institutions</text:span><text:span text:style-name="T175_62"><text:s/></text:span><text:span text:style-name="T175_63">and</text:span><text:span text:style-name="T175_64"><text:s/></text:span><text:span text:style-name="T175_65">others</text:span><text:span text:style-name="T175_66">.<text:s/></text:span><text:span text:style-name="T175_67"><text:a xlink:type="simple" xlink:href="http://www.opsi.gov.uk/advice/poi/power-of-information-review.pdf"><text:span text:style-name="T175_68">Ed</text:span></text:a></text:span><text:span text:style-name="T175_69"><text:a xlink:type="simple" xlink:href="http://www.opsi.gov.uk/advice/poi/power-of-information-review.pdf"><text:span text:style-name="T175_70"><text:s/></text:span></text:a></text:span><text:span text:style-name="T175_71"><text:a xlink:type="simple" xlink:href="http://www.opsi.gov.uk/advice/poi/power-of-information-review.pdf"><text:span text:style-name="T175_72">Mayo</text:span></text:a></text:span><text:span text:style-name="T175_73"><text:a xlink:type="simple" xlink:href="http://www.opsi.gov.uk/advice/poi/power-of-information-review.pdf"><text:span text:style-name="T175_74"><text:s/></text:span></text:a></text:span><text:span text:style-name="T175_75"><text:a xlink:type="simple" xlink:href="http://www.opsi.gov.uk/advice/poi/power-of-information-review.pdf"><text:span text:style-name="T175_76">and</text:span></text:a></text:span><text:span text:style-name="T175_77"><text:a xlink:type="simple" xlink:href="http://www.opsi.gov.uk/advice/poi/power-of-information-review.pdf"><text:span text:style-name="T175_78"><text:s/></text:span></text:a></text:span><text:span text:style-name="T175_79"><text:a xlink:type="simple" xlink:href="http://www.opsi.gov.uk/advice/poi/power-of-information-review.pdf"><text:span text:style-name="T175_80">Tom</text:span></text:a></text:span><text:span text:style-name="T175_81"><text:a xlink:type="simple" xlink:href="http://www.opsi.gov.uk/advice/poi/power-of-information-review.pdf"><text:span text:style-name="T175_82"><text:s/></text:span></text:a></text:span><text:span text:style-name="T175_83"><text:a xlink:type="simple" xlink:href="http://www.opsi.gov.uk/advice/poi/power-of-information-review.pdf"><text:span text:style-name="T175_84">Steinberg</text:span></text:a></text:span><text:span text:style-name="T175_85"><text:note text:note-class="footnote"><text:note-citation/><text:note-body><text:p text:style-name="P176"><text:span text:style-name="T176_1"><text:s/></text:span><text:span text:style-name="T176_2">The</text:span><text:span text:style-name="T176_3"><text:s/></text:span><text:span text:style-name="T176_4">Power</text:span><text:span text:style-name="T176_5"><text:s/></text:span><text:span text:style-name="T176_6">of</text:span><text:span text:style-name="T176_7"><text:s/></text:span><text:span text:style-name="T176_8">Information</text:span><text:span text:style-name="T176_9">,<text:s/></text:span><text:span text:style-name="T176_10">Ed</text:span><text:span text:style-name="T176_11"><text:s/></text:span><text:span text:style-name="T176_12">Mayo</text:span><text:span text:style-name="T176_13"><text:s/></text:span><text:span text:style-name="T176_14">and</text:span><text:span text:style-name="T176_15"><text:s/></text:span><text:span text:style-name="T176_16">Tom</text:span><text:span text:style-name="T176_17"><text:s/></text:span><text:span text:style-name="T176_18">Steinberg</text:span><text:span text:style-name="T176_19">,<text:s/></text:span><text:span text:style-name="T176_20"><text:a xlink:type="simple" xlink:href="http://www.opsi.gov.uk/advice/poi/power-of-information-review.pdf"><text:span text:style-name="T176_21">http</text:span></text:a></text:span><text:span text:style-name="T176_22"><text:a xlink:type="simple" xlink:href="http://www.opsi.gov.uk/advice/poi/power-of-information-review.pdf"><text:span text:style-name="T176_23">://</text:span></text:a></text:span><text:span text:style-name="T176_24"><text:a xlink:type="simple" xlink:href="http://www.opsi.gov.uk/advice/poi/power-of-information-review.pdf"><text:span text:style-name="T176_25">www</text:span></text:a></text:span><text:span text:style-name="T176_26"><text:a xlink:type="simple" xlink:href="http://www.opsi.gov.uk/advice/poi/power-of-information-review.pdf"><text:span text:style-name="T176_27">.</text:span></text:a></text:span><text:span text:style-name="T176_28"><text:a xlink:type="simple" xlink:href="http://www.opsi.gov.uk/advice/poi/power-of-information-review.pdf"><text:span text:style-name="T176_29">opsi</text:span></text:a></text:span><text:span text:style-name="T176_30"><text:a xlink:type="simple" xlink:href="http://www.opsi.gov.uk/advice/poi/power-of-information-review.pdf"><text:span text:style-name="T176_31">.</text:span></text:a></text:span><text:span text:style-name="T176_32"><text:a xlink:type="simple" xlink:href="http://www.opsi.gov.uk/advice/poi/power-of-information-review.pdf"><text:span text:style-name="T176_33">gov</text:span></text:a></text:span><text:span text:style-name="T176_34"><text:a xlink:type="simple" xlink:href="http://www.opsi.gov.uk/advice/poi/power-of-information-review.pdf"><text:span text:style-name="T176_35">.</text:span></text:a></text:span><text:span text:style-name="T176_36"><text:a xlink:type="simple" xlink:href="http://www.opsi.gov.uk/advice/poi/power-of-information-review.pdf"><text:span text:style-name="T176_37">uk</text:span></text:a></text:span><text:span text:style-name="T176_38"><text:a xlink:type="simple" xlink:href="http://www.opsi.gov.uk/advice/poi/power-of-information-review.pdf"><text:span text:style-name="T176_39">/</text:span></text:a></text:span><text:span text:style-name="T176_40"><text:a xlink:type="simple" xlink:href="http://www.opsi.gov.uk/advice/poi/power-of-information-review.pdf"><text:span text:style-name="T176_41">advice</text:span></text:a></text:span><text:span text:style-name="T176_42"><text:a xlink:type="simple" xlink:href="http://www.opsi.gov.uk/advice/poi/power-of-information-review.pdf"><text:span text:style-name="T176_43">/</text:span></text:a></text:span><text:span text:style-name="T176_44"><text:a xlink:type="simple" xlink:href="http://www.opsi.gov.uk/advice/poi/power-of-information-review.pdf"><text:span text:style-name="T176_45">poi</text:span></text:a></text:span><text:span text:style-name="T176_46"><text:a xlink:type="simple" xlink:href="http://www.opsi.gov.uk/advice/poi/power-of-information-review.pdf"><text:span text:style-name="T176_47">/</text:span></text:a></text:span><text:span text:style-name="T176_48"><text:a xlink:type="simple" xlink:href="http://www.opsi.gov.uk/advice/poi/power-of-information-review.pdf"><text:span text:style-name="T176_49">power</text:span></text:a></text:span><text:span text:style-name="T176_50"><text:a xlink:type="simple" xlink:href="http://www.opsi.gov.uk/advice/poi/power-of-information-review.pdf"><text:span text:style-name="T176_51">-</text:span></text:a></text:span><text:span text:style-name="T176_52"><text:a xlink:type="simple" xlink:href="http://www.opsi.gov.uk/advice/poi/power-of-information-review.pdf"><text:span text:style-name="T176_53">of</text:span></text:a></text:span><text:span text:style-name="T176_54"><text:a xlink:type="simple" xlink:href="http://www.opsi.gov.uk/advice/poi/power-of-information-review.pdf"><text:span text:style-name="T176_55">-</text:span></text:a></text:span><text:span text:style-name="T176_56"><text:a xlink:type="simple" xlink:href="http://www.opsi.gov.uk/advice/poi/power-of-information-review.pdf"><text:span text:style-name="T176_57">information</text:span></text:a></text:span><text:span text:style-name="T176_58"><text:a xlink:type="simple" xlink:href="http://www.opsi.gov.uk/advice/poi/power-of-information-review.pdf"><text:span text:style-name="T176_59">-</text:span></text:a></text:span><text:span text:style-name="T176_60"><text:a xlink:type="simple" xlink:href="http://www.opsi.gov.uk/advice/poi/power-of-information-review.pdf"><text:span text:style-name="T176_61">review</text:span></text:a></text:span><text:span text:style-name="T176_62"><text:a xlink:type="simple" xlink:href="http://www.opsi.gov.uk/advice/poi/power-of-information-review.pdf"><text:span text:style-name="T176_63">.</text:span></text:a></text:span><text:span text:style-name="T176_64"><text:a xlink:type="simple" xlink:href="http://www.opsi.gov.uk/advice/poi/power-of-information-review.pdf"><text:span text:style-name="T176_65">pdf</text:span></text:a></text:span></text:p></text:note-body></text:note></text:span><text:span text:style-name="T176_66"><text:s/></text:span><text:span text:style-name="T176_67">have</text:span><text:span text:style-name="T176_68"><text:s/></text:span><text:span text:style-name="T176_69">noted</text:span><text:span text:style-name="T176_70"><text:s/></text:span><text:span text:style-name="T176_71">that</text:span><text:span text:style-name="T176_72"><text:s/></text:span><text:span text:style-name="T176_73">such</text:span><text:span text:style-name="T176_74"><text:s/></text:span><text:span text:style-name="T176_75">partnerships</text:span><text:span text:style-name="T176_76"><text:s/></text:span><text:span text:style-name="T176_77">can</text:span><text:span text:style-name="T176_78"><text:s/></text:span><text:span text:style-name="T176_79">aid</text:span><text:span text:style-name="T176_80"><text:s/></text:span><text:span text:style-name="T176_81">civic</text:span><text:span text:style-name="T176_82"><text:s/></text:span><text:span text:style-name="T176_83">participation</text:span><text:span text:style-name="T176_84"><text:s/></text:span><text:span text:style-name="T176_85">and</text:span><text:span text:style-name="T176_86"><text:s/></text:span><text:span text:style-name="T176_87">help</text:span><text:span text:style-name="T176_88"><text:s/></text:span><text:span text:style-name="T176_89">identify</text:span><text:span text:style-name="T176_90"><text:s/></text:span><text:span text:style-name="T176_91">the</text:span><text:span text:style-name="T176_92"><text:s/></text:span><text:span text:style-name="T176_93">gaps</text:span><text:span text:style-name="T176_94"><text:s/></text:span><text:span text:style-name="T176_95">in</text:span><text:span text:style-name="T176_96"><text:s/></text:span><text:span text:style-name="T176_97">services</text:span><text:span text:style-name="T176_98"><text:s/></text:span><text:span text:style-name="T176_99">delivery</text:span><text:span text:style-name="T176_100">,<text:s/></text:span><text:span text:style-name="T176_101">among</text:span><text:span text:style-name="T176_102"><text:s/></text:span><text:span text:style-name="T176_103">other</text:span><text:span text:style-name="T176_104"><text:s/></text:span><text:span text:style-name="T176_105">benefits</text:span><text:span text:style-name="T176_106">.<text:s/></text:span><text:span text:style-name="T176_107">Poorly</text:span><text:span text:style-name="T176_108"><text:s/></text:span><text:span text:style-name="T176_109">planned</text:span><text:span text:style-name="T176_110"><text:s/></text:span><text:span text:style-name="T176_111">public</text:span><text:span text:style-name="T176_112">/</text:span><text:span text:style-name="T176_113">private</text:span><text:span text:style-name="T176_114"><text:s/></text:span><text:span text:style-name="T176_115">partnerships</text:span><text:span text:style-name="T176_116"><text:s/></text:span><text:span text:style-name="T176_117">run</text:span><text:span text:style-name="T176_118"><text:s/></text:span><text:span text:style-name="T176_119">the</text:span><text:span text:style-name="T176_120"><text:s/></text:span><text:span text:style-name="T176_121">risk</text:span><text:span text:style-name="T176_122"><text:s/></text:span><text:span text:style-name="T176_123">of</text:span><text:span text:style-name="T176_124"><text:s/></text:span><text:span text:style-name="T176_125">subsidizing</text:span><text:span text:style-name="T176_126"><text:s/></text:span><text:span text:style-name="T176_127">private</text:span><text:span text:style-name="T176_128"><text:s/></text:span><text:span text:style-name="T176_129">sector</text:span><text:span text:style-name="T176_130"><text:s/></text:span><text:span text:style-name="T176_131">actors</text:span><text:span text:style-name="T176_132"><text:s/></text:span><text:span text:style-name="T176_133">at</text:span><text:span text:style-name="T176_134"><text:s/></text:span><text:span text:style-name="T176_135">the</text:span><text:span text:style-name="T176_136"><text:s/></text:span><text:span text:style-name="T176_137">expense</text:span><text:span text:style-name="T176_138"><text:s/></text:span><text:span text:style-name="T176_139">of</text:span><text:span text:style-name="T176_140"><text:s/></text:span><text:span text:style-name="T176_141">the</text:span><text:span text:style-name="T176_142"><text:s/></text:span><text:span text:style-name="T176_143">public</text:span><text:span text:style-name="T176_144">.<text:s/>(</text:span><text:span text:style-name="T176_145">For</text:span><text:span text:style-name="T176_146"><text:s/></text:span><text:span text:style-name="T176_147">example</text:span><text:span text:style-name="T176_148">,<text:s/></text:span><text:span text:style-name="T176_149">see</text:span><text:span text:style-name="T176_150"><text:s/></text:span><text:span text:style-name="T176_151">the</text:span><text:span text:style-name="T176_152"><text:s/></text:span><text:span text:style-name="T176_153">Government</text:span><text:span text:style-name="T176_154"><text:s/></text:span><text:span text:style-name="T176_155">Accountability</text:span><text:span text:style-name="T176_156"><text:s/></text:span><text:span text:style-name="T176_157">Office</text:span><text:span text:style-name="T176_158">’</text:span><text:span text:style-name="T176_159">s</text:span><text:span text:style-name="T176_160"><text:s/></text:span><text:span text:style-name="T176_161">digitization</text:span><text:span text:style-name="T176_162"><text:s/></text:span><text:span text:style-name="T176_163">project</text:span><text:span text:style-name="T176_164"><text:s/></text:span><text:span text:style-name="T176_165">described</text:span><text:span text:style-name="T176_166"><text:s/></text:span><text:span text:style-name="T176_167"><text:a xlink:type="simple" xlink:href="http://freegovinfo.info/node/1798"><text:span text:style-name="T176_168">here</text:span></text:a></text:span><text:span text:style-name="T176_169"><text:note text:note-class="footnote"><text:note-citation/><text:note-body><text:p text:style-name="P177"><text:span text:style-name="T177_1"><text:s/></text:span><text:span text:style-name="T177_2">GAO</text:span><text:span text:style-name="T177_3"><text:s/></text:span><text:span text:style-name="T177_4">did</text:span><text:span text:style-name="T177_5"><text:s/></text:span><text:span text:style-name="T177_6">sell</text:span><text:span text:style-name="T177_7"><text:s/></text:span><text:span text:style-name="T177_8">exclusive</text:span><text:span text:style-name="T177_9"><text:s/></text:span><text:span text:style-name="T177_10">access</text:span><text:span text:style-name="T177_11"><text:s/></text:span><text:span text:style-name="T177_12">to</text:span><text:span text:style-name="T177_13"><text:s/></text:span><text:span text:style-name="T177_14">legislative</text:span><text:span text:style-name="T177_15"><text:s/></text:span><text:span text:style-name="T177_16">history</text:span><text:span text:style-name="T177_17"><text:s/></text:span><text:span text:style-name="T177_18">to</text:span><text:span text:style-name="T177_19"><text:s/></text:span><text:span text:style-name="T177_20">Thomson</text:span><text:span text:style-name="T177_21"><text:s/></text:span><text:span text:style-name="T177_22">West</text:span><text:span text:style-name="T177_23">,<text:s/></text:span><text:span text:style-name="T177_24">Free</text:span><text:span text:style-name="T177_25"><text:s/></text:span><text:span text:style-name="T177_26">Government</text:span><text:span text:style-name="T177_27"><text:s/></text:span><text:span text:style-name="T177_28">Information</text:span><text:span text:style-name="T177_29">,<text:s/></text:span><text:span text:style-name="T177_30"><text:a xlink:type="simple" xlink:href="http://freegovinfo.info/node/1798"><text:span text:style-name="T177_31">http</text:span></text:a></text:span><text:span text:style-name="T177_32"><text:a xlink:type="simple" xlink:href="http://freegovinfo.info/node/1798"><text:span text:style-name="T177_33">://</text:span></text:a></text:span><text:span text:style-name="T177_34"><text:a xlink:type="simple" xlink:href="http://freegovinfo.info/node/1798"><text:span text:style-name="T177_35">freegovinfo</text:span></text:a></text:span><text:span text:style-name="T177_36"><text:a xlink:type="simple" xlink:href="http://freegovinfo.info/node/1798"><text:span text:style-name="T177_37">.</text:span></text:a></text:span><text:span text:style-name="T177_38"><text:a xlink:type="simple" xlink:href="http://freegovinfo.info/node/1798"><text:span text:style-name="T177_39">info</text:span></text:a></text:span><text:span text:style-name="T177_40"><text:a xlink:type="simple" xlink:href="http://freegovinfo.info/node/1798"><text:span text:style-name="T177_41">/</text:span></text:a></text:span><text:span text:style-name="T177_42"><text:a xlink:type="simple" xlink:href="http://freegovinfo.info/node/1798"><text:span text:style-name="T177_43">node</text:span></text:a></text:span><text:span text:style-name="T177_44"><text:a xlink:type="simple" xlink:href="http://freegovinfo.info/node/1798"><text:span text:style-name="T177_45">/1798</text:span></text:a></text:span></text:p></text:note-body></text:note></text:span><text:span text:style-name="T177_46">.)</text:span></text:p>
      <text:p text:style-name="P178"/>
      <text:p text:style-name="P179"><text:bookmark-start text:name="id.5z724lx612bt"/><text:bookmark-end text:name="id.5z724lx612bt"/></text:p>
      <text:list text:style-name="LS17" xml:id="list59">
        <text:list-item>
          <text:p text:style-name="P180"><text:span text:style-name="T180_1">Create</text:span><text:span text:style-name="T180_2"><text:s/></text:span><text:span text:style-name="T180_3">contests</text:span><text:span text:style-name="T180_4"><text:s/></text:span><text:span text:style-name="T180_5">or</text:span><text:span text:style-name="T180_6"><text:s/></text:span><text:span text:style-name="T180_7">other</text:span><text:span text:style-name="T180_8"><text:s/></text:span><text:span text:style-name="T180_9">events</text:span><text:span text:style-name="T180_10"><text:s/></text:span><text:span text:style-name="T180_11">focused</text:span><text:span text:style-name="T180_12"><text:s/></text:span><text:span text:style-name="T180_13">on</text:span><text:span text:style-name="T180_14"><text:s/></text:span><text:span text:style-name="T180_15">the</text:span><text:span text:style-name="T180_16"><text:s/></text:span><text:span text:style-name="T180_17">use</text:span><text:span text:style-name="T180_18"><text:s/></text:span><text:span text:style-name="T180_19">of</text:span><text:span text:style-name="T180_20"><text:s/></text:span><text:span text:style-name="T180_21">government</text:span><text:span text:style-name="T180_22"><text:s/></text:span><text:span text:style-name="T180_23">data</text:span><text:span text:style-name="T180_24">.</text:span></text:p>
        </text:list-item>
      </text:list>
      <text:p text:style-name="P181"/>
      <text:p text:style-name="P182"><text:span text:style-name="T182_1">Like</text:span><text:span text:style-name="T182_2"><text:s/></text:span><text:span text:style-name="T182_3">partnerships</text:span><text:span text:style-name="T182_4"><text:s/>(</text:span><text:span text:style-name="T182_5">Provision</text:span><text:span text:style-name="T182_6"><text:s/>14),<text:s/></text:span><text:span text:style-name="T182_7">contests</text:span><text:span text:style-name="T182_8"><text:s/></text:span><text:span text:style-name="T182_9">and</text:span><text:span text:style-name="T182_10"><text:s/></text:span><text:span text:style-name="T182_11">events</text:span><text:span text:style-name="T182_12"><text:s/>(</text:span><text:span text:style-name="T182_13">both</text:span><text:span text:style-name="T182_14"><text:s/></text:span><text:span text:style-name="T182_15">held</text:span><text:span text:style-name="T182_16"><text:s/></text:span><text:span text:style-name="T182_17">in</text:span><text:span text:style-name="T182_18"><text:s/></text:span><text:span text:style-name="T182_19">real</text:span><text:span text:style-name="T182_20"><text:s/></text:span><text:span text:style-name="T182_21">space</text:span><text:span text:style-name="T182_22"><text:s/></text:span><text:span text:style-name="T182_23">and</text:span><text:span text:style-name="T182_24"><text:s/></text:span><text:span text:style-name="T182_25">online</text:span><text:span text:style-name="T182_26">)<text:s/></text:span><text:span text:style-name="T182_27">are</text:span><text:span text:style-name="T182_28"><text:s/></text:span><text:span text:style-name="T182_29">an</text:span><text:span text:style-name="T182_30"><text:s/></text:span><text:span text:style-name="T182_31">effective</text:span><text:span text:style-name="T182_32"><text:s/></text:span><text:span text:style-name="T182_33">mechanism</text:span><text:span text:style-name="T182_34"><text:s/></text:span><text:span text:style-name="T182_35">for</text:span><text:span text:style-name="T182_36"><text:s/></text:span><text:span text:style-name="T182_37">generating</text:span><text:span text:style-name="T182_38"><text:s/></text:span><text:span text:style-name="T182_39">use</text:span><text:span text:style-name="T182_40"><text:s/></text:span><text:span text:style-name="T182_41">of</text:span><text:span text:style-name="T182_42">,<text:s/></text:span><text:span text:style-name="T182_43">interest</text:span><text:span text:style-name="T182_44"><text:s/></text:span><text:span text:style-name="T182_45">in</text:span><text:span text:style-name="T182_46">,<text:s/></text:span><text:span text:style-name="T182_47">and</text:span><text:span text:style-name="T182_48"><text:s/></text:span><text:span text:style-name="T182_49">attention</text:span><text:span text:style-name="T182_50"><text:s/></text:span><text:span text:style-name="T182_51">to</text:span><text:span text:style-name="T182_52"><text:s/></text:span><text:span text:style-name="T182_53">the</text:span><text:span text:style-name="T182_54"><text:s/></text:span><text:span text:style-name="T182_55">government</text:span><text:span text:style-name="T182_56">’</text:span><text:span text:style-name="T182_57">s</text:span><text:span text:style-name="T182_58"><text:s/></text:span><text:span text:style-name="T182_59">open</text:span><text:span text:style-name="T182_60"><text:s/></text:span><text:span text:style-name="T182_61">data</text:span><text:span text:style-name="T182_62"><text:s/></text:span><text:span text:style-name="T182_63">resources</text:span><text:span text:style-name="T182_64"><text:s/></text:span><text:span text:style-name="T182_65">and</text:span><text:span text:style-name="T182_66"><text:s/></text:span><text:span text:style-name="T182_67">repositories</text:span><text:span text:style-name="T182_68">.<text:s/></text:span><text:span text:style-name="T182_69">Further</text:span><text:span text:style-name="T182_70">,<text:s/></text:span><text:span text:style-name="T182_71">hosting</text:span><text:span text:style-name="T182_72"><text:s/></text:span><text:span text:style-name="T182_73">events</text:span><text:span text:style-name="T182_74"><text:s/></text:span><text:span text:style-name="T182_75">and</text:span><text:span text:style-name="T182_76"><text:s/></text:span><text:span text:style-name="T182_77">facilitating</text:span><text:span text:style-name="T182_78"><text:s/></text:span><text:span text:style-name="T182_79">both</text:span><text:span text:style-name="T182_80"><text:s/></text:span><text:span text:style-name="T182_81">creative</text:span><text:span text:style-name="T182_82"><text:s/></text:span><text:span text:style-name="T182_83">and</text:span><text:span text:style-name="T182_84"><text:s/></text:span><text:span text:style-name="T182_85">practical</text:span><text:span text:style-name="T182_86"><text:s/></text:span><text:span text:style-name="T182_87">uses</text:span><text:span text:style-name="T182_88"><text:s/></text:span><text:span text:style-name="T182_89">of</text:span><text:span text:style-name="T182_90"><text:s/></text:span><text:span text:style-name="T182_91">government</text:span><text:span text:style-name="T182_92"><text:s/></text:span><text:span text:style-name="T182_93">data</text:span><text:span text:style-name="T182_94"><text:s/></text:span><text:span text:style-name="T182_95">can</text:span><text:span text:style-name="T182_96"><text:s/></text:span><text:span text:style-name="T182_97">help</text:span><text:span text:style-name="T182_98"><text:s/></text:span><text:span text:style-name="T182_99">spur</text:span><text:span text:style-name="T182_100"><text:s/></text:span><text:span text:style-name="T182_101">civic</text:span><text:span text:style-name="T182_102"><text:s/></text:span><text:span text:style-name="T182_103">innovation</text:span><text:span text:style-name="T182_104"><text:s/></text:span><text:span text:style-name="T182_105">and</text:span><text:span text:style-name="T182_106"><text:s/></text:span><text:span text:style-name="T182_107">build</text:span><text:span text:style-name="T182_108"><text:s/></text:span><text:span text:style-name="T182_109">communities</text:span><text:span text:style-name="T182_110"><text:s/></text:span><text:span text:style-name="T182_111">around</text:span><text:span text:style-name="T182_112"><text:s/></text:span><text:span text:style-name="T182_113">information</text:span><text:span text:style-name="T182_114">.<text:s/></text:span><text:span text:style-name="T182_115">Events</text:span><text:span text:style-name="T182_116"><text:s/></text:span><text:span text:style-name="T182_117">can</text:span><text:span text:style-name="T182_118"><text:s/></text:span><text:span text:style-name="T182_119">range</text:span><text:span text:style-name="T182_120"><text:s/></text:span><text:span text:style-name="T182_121">from</text:span><text:span text:style-name="T182_122"><text:s/></text:span><text:span text:style-name="T182_123">barcamps</text:span><text:span text:style-name="T182_124">,<text:s/></text:span><text:span text:style-name="T182_125">hackathons</text:span><text:span text:style-name="T182_126">,<text:s/></text:span><text:span text:style-name="T182_127">and</text:span><text:span text:style-name="T182_128"><text:s/></text:span><text:span text:style-name="T182_129">apps</text:span><text:span text:style-name="T182_130"><text:s/></text:span><text:span text:style-name="T182_131">contests</text:span><text:span text:style-name="T182_132"><text:s/></text:span><text:span text:style-name="T182_133">to</text:span><text:span text:style-name="T182_134"><text:s/></text:span><text:span text:style-name="T182_135">town</text:span><text:span text:style-name="T182_136"><text:s/></text:span><text:span text:style-name="T182_137">halls</text:span><text:span text:style-name="T182_138">,<text:s/></text:span><text:span text:style-name="T182_139">webinars</text:span><text:span text:style-name="T182_140">,<text:s/></text:span><text:span text:style-name="T182_141">and</text:span><text:span text:style-name="T182_142"><text:s/></text:span><text:span text:style-name="T182_143">public</text:span><text:span text:style-name="T182_144"><text:s/></text:span><text:span text:style-name="T182_145">hearings</text:span><text:span text:style-name="T182_146">,<text:s/></text:span><text:span text:style-name="T182_147">with</text:span><text:span text:style-name="T182_148"><text:s/></text:span><text:span text:style-name="T182_149">both</text:span><text:span text:style-name="T182_150"><text:s/></text:span><text:span text:style-name="T182_151">technical</text:span><text:span text:style-name="T182_152"><text:s/></text:span><text:span text:style-name="T182_153">and</text:span><text:span text:style-name="T182_154"><text:s/></text:span><text:span text:style-name="T182_155">non</text:span><text:span text:style-name="T182_156">-</text:span><text:span text:style-name="T182_157">technical</text:span><text:span text:style-name="T182_158"><text:s/></text:span><text:span text:style-name="T182_159">communities</text:span><text:span text:style-name="T182_160"><text:s/></text:span><text:span text:style-name="T182_161">in</text:span><text:span text:style-name="T182_162"><text:s/></text:span><text:span text:style-name="T182_163">mind</text:span><text:span text:style-name="T182_164">.<text:s/></text:span><text:span text:style-name="T182_165">Outside</text:span><text:span text:style-name="T182_166"><text:s/></text:span><text:span text:style-name="T182_167">of</text:span><text:span text:style-name="T182_168"><text:s/></text:span><text:span text:style-name="T182_169">structured</text:span><text:span text:style-name="T182_170">,<text:s/></text:span><text:span text:style-name="T182_171">government</text:span><text:span text:style-name="T182_172">-</text:span><text:span text:style-name="T182_173">run</text:span><text:span text:style-name="T182_174"><text:s/></text:span><text:span text:style-name="T182_175">events</text:span><text:span text:style-name="T182_176">,<text:s/></text:span><text:span text:style-name="T182_177">participation</text:span><text:span text:style-name="T182_178"><text:s/></text:span><text:span text:style-name="T182_179">in</text:span><text:span text:style-name="T182_180"><text:s/></text:span><text:span text:style-name="T182_181">developer</text:span><text:span text:style-name="T182_182"><text:s/></text:span><text:span text:style-name="T182_183">communities</text:span><text:span text:style-name="T182_184"><text:s/></text:span><text:span text:style-name="T182_185">through</text:span><text:span text:style-name="T182_186"><text:s/></text:span><text:span text:style-name="T182_187">listservs</text:span><text:span text:style-name="T182_188"><text:s/></text:span><text:span text:style-name="T182_189">and</text:span><text:span text:style-name="T182_190"><text:s/></text:span><text:span text:style-name="T182_191">meetups</text:span><text:span text:style-name="T182_192"><text:s/></text:span><text:span text:style-name="T182_193">could</text:span><text:span text:style-name="T182_194"><text:s/></text:span><text:span text:style-name="T182_195">also</text:span><text:span text:style-name="T182_196"><text:s/></text:span><text:span text:style-name="T182_197">be</text:span><text:span text:style-name="T182_198"><text:s/></text:span><text:span text:style-name="T182_199">explored</text:span><text:span text:style-name="T182_200">.<text:s/>(</text:span><text:span text:style-name="T182_201">For</text:span><text:span text:style-name="T182_202"><text:s/></text:span><text:span text:style-name="T182_203">example</text:span><text:span text:style-name="T182_204">,<text:s/></text:span><text:span text:style-name="T182_205">see</text:span><text:span text:style-name="T182_206"><text:s/></text:span><text:span text:style-name="T182_207">the</text:span><text:span text:style-name="T182_208"><text:s/></text:span><text:span text:style-name="T182_209">Health</text:span><text:span text:style-name="T182_210"><text:s/></text:span><text:span text:style-name="T182_211">Data</text:span><text:span text:style-name="T182_212"><text:s/></text:span><text:span text:style-name="T182_213">Initiative</text:span><text:span text:style-name="T182_214"><text:s/></text:span><text:span text:style-name="T182_215"><text:a xlink:type="simple" xlink:href="http://www.hdiforum.org/"><text:span text:style-name="T182_216">Forum</text:span></text:a></text:span><text:span text:style-name="T182_217"><text:note text:note-class="footnote"><text:note-citation/><text:note-body><text:p text:style-name="P183"><text:span text:style-name="T183_1"><text:s/></text:span><text:span text:style-name="T183_2">The</text:span><text:span text:style-name="T183_3"><text:s/></text:span><text:span text:style-name="T183_4">Health</text:span><text:span text:style-name="T183_5"><text:s/></text:span><text:span text:style-name="T183_6">Data</text:span><text:span text:style-name="T183_7"><text:s/></text:span><text:span text:style-name="T183_8">Initiative</text:span><text:span text:style-name="T183_9"><text:s/></text:span><text:span text:style-name="T183_10">Forum</text:span><text:span text:style-name="T183_11">,<text:s/></text:span><text:span text:style-name="T183_12"><text:a xlink:type="simple" xlink:href="http://www.hdiforum.org/"><text:span text:style-name="T183_13">http</text:span></text:a></text:span><text:span text:style-name="T183_14"><text:a xlink:type="simple" xlink:href="http://www.hdiforum.org/"><text:span text:style-name="T183_15">://</text:span></text:a></text:span><text:span text:style-name="T183_16"><text:a xlink:type="simple" xlink:href="http://www.hdiforum.org/"><text:span text:style-name="T183_17">www</text:span></text:a></text:span><text:span text:style-name="T183_18"><text:a xlink:type="simple" xlink:href="http://www.hdiforum.org/"><text:span text:style-name="T183_19">.</text:span></text:a></text:span><text:span text:style-name="T183_20"><text:a xlink:type="simple" xlink:href="http://www.hdiforum.org/"><text:span text:style-name="T183_21">hdiforum</text:span></text:a></text:span><text:span text:style-name="T183_22"><text:a xlink:type="simple" xlink:href="http://www.hdiforum.org/"><text:span text:style-name="T183_23">.</text:span></text:a></text:span><text:span text:style-name="T183_24"><text:a xlink:type="simple" xlink:href="http://www.hdiforum.org/"><text:span text:style-name="T183_25">org</text:span></text:a></text:span><text:span text:style-name="T183_26"><text:a xlink:type="simple" xlink:href="http://www.hdiforum.org/"><text:span text:style-name="T183_27">/</text:span></text:a></text:span></text:p></text:note-body></text:note></text:span><text:span text:style-name="T183_28">,<text:s/></text:span><text:span text:style-name="T183_29">the</text:span><text:span text:style-name="T183_30"><text:s/></text:span><text:span text:style-name="T183_31">Apps</text:span><text:span text:style-name="T183_32"><text:s/></text:span><text:span text:style-name="T183_33">for</text:span><text:span text:style-name="T183_34"><text:s/></text:span><text:span text:style-name="T183_35">Democracy</text:span><text:span text:style-name="T183_36"><text:s/></text:span><text:span text:style-name="T183_37"><text:a xlink:type="simple" xlink:href="http://www.appsfordemocracy.org/"><text:span text:style-name="T183_38">contest</text:span></text:a></text:span><text:span text:style-name="T183_39"><text:note text:note-class="footnote"><text:note-citation/><text:note-body><text:p text:style-name="P184"><text:span text:style-name="T184_1"><text:s/></text:span><text:span text:style-name="T184_2">Apps</text:span><text:span text:style-name="T184_3"><text:s/></text:span><text:span text:style-name="T184_4">for</text:span><text:span text:style-name="T184_5"><text:s/></text:span><text:span text:style-name="T184_6">Democracy</text:span><text:span text:style-name="T184_7">,<text:s/></text:span><text:span text:style-name="T184_8"><text:a xlink:type="simple" xlink:href="http://www.appsfordemocracy.org/"><text:span text:style-name="T184_9">http</text:span></text:a></text:span><text:span text:style-name="T184_10"><text:a xlink:type="simple" xlink:href="http://www.appsfordemocracy.org/"><text:span text:style-name="T184_11">://</text:span></text:a></text:span><text:span text:style-name="T184_12"><text:a xlink:type="simple" xlink:href="http://www.appsfordemocracy.org/"><text:span text:style-name="T184_13">www</text:span></text:a></text:span><text:span text:style-name="T184_14"><text:a xlink:type="simple" xlink:href="http://www.appsfordemocracy.org/"><text:span text:style-name="T184_15">.</text:span></text:a></text:span><text:span text:style-name="T184_16"><text:a xlink:type="simple" xlink:href="http://www.appsfordemocracy.org/"><text:span text:style-name="T184_17">appsfordemocracy</text:span></text:a></text:span><text:span text:style-name="T184_18"><text:a xlink:type="simple" xlink:href="http://www.appsfordemocracy.org/"><text:span text:style-name="T184_19">.</text:span></text:a></text:span><text:span text:style-name="T184_20"><text:a xlink:type="simple" xlink:href="http://www.appsfordemocracy.org/"><text:span text:style-name="T184_21">org</text:span></text:a></text:span><text:span text:style-name="T184_22"><text:a xlink:type="simple" xlink:href="http://www.appsfordemocracy.org/"><text:span text:style-name="T184_23">/</text:span></text:a></text:span></text:p></text:note-body></text:note></text:span><text:span text:style-name="T184_24">,<text:s/></text:span><text:span text:style-name="T184_25">or</text:span><text:span text:style-name="T184_26"><text:s/></text:span><text:span text:style-name="T184_27">the</text:span><text:span text:style-name="T184_28"><text:s/></text:span><text:span text:style-name="T184_29">Illinois</text:span><text:span text:style-name="T184_30"><text:s/></text:span><text:span text:style-name="T184_31">Reform</text:span><text:span text:style-name="T184_32"><text:s/></text:span><text:span text:style-name="T184_33">Commission</text:span><text:span text:style-name="T184_34">’</text:span><text:span text:style-name="T184_35">s</text:span><text:span text:style-name="T184_36"><text:s/></text:span><text:span text:style-name="T184_37"><text:a xlink:type="simple" xlink:href="http://www.reformillinoisnow.org/townhall.html"><text:span text:style-name="T184_38">listening</text:span></text:a></text:span><text:span text:style-name="T184_39"><text:a xlink:type="simple" xlink:href="http://www.reformillinoisnow.org/townhall.html"><text:span text:style-name="T184_40"><text:s/></text:span></text:a></text:span><text:span text:style-name="T184_41"><text:a xlink:type="simple" xlink:href="http://www.reformillinoisnow.org/townhall.html"><text:span text:style-name="T184_42">sessions</text:span></text:a></text:span><text:span text:style-name="T184_43"><text:note text:note-class="footnote"><text:note-citation/><text:note-body><text:p text:style-name="P185"><text:span text:style-name="T185_1"><text:s/></text:span><text:span text:style-name="T185_2">Illinois</text:span><text:span text:style-name="T185_3"><text:s/></text:span><text:span text:style-name="T185_4">Reform</text:span><text:span text:style-name="T185_5"><text:s/></text:span><text:span text:style-name="T185_6">Commission</text:span><text:span text:style-name="T185_7">,<text:s/></text:span><text:span text:style-name="T185_8">Listening</text:span><text:span text:style-name="T185_9"><text:s/></text:span><text:span text:style-name="T185_10">Sessions</text:span><text:span text:style-name="T185_11">,<text:s/></text:span><text:span text:style-name="T185_12"><text:a xlink:type="simple" xlink:href="http://www.reformillinoisnow.org/townhall.html"><text:span text:style-name="T185_13">http</text:span></text:a></text:span><text:span text:style-name="T185_14"><text:a xlink:type="simple" xlink:href="http://www.reformillinoisnow.org/townhall.html"><text:span text:style-name="T185_15">://</text:span></text:a></text:span><text:span text:style-name="T185_16"><text:a xlink:type="simple" xlink:href="http://www.reformillinoisnow.org/townhall.html"><text:span text:style-name="T185_17">www</text:span></text:a></text:span><text:span text:style-name="T185_18"><text:a xlink:type="simple" xlink:href="http://www.reformillinoisnow.org/townhall.html"><text:span text:style-name="T185_19">.</text:span></text:a></text:span><text:span text:style-name="T185_20"><text:a xlink:type="simple" xlink:href="http://www.reformillinoisnow.org/townhall.html"><text:span text:style-name="T185_21">reformillinoisnow</text:span></text:a></text:span><text:span text:style-name="T185_22"><text:a xlink:type="simple" xlink:href="http://www.reformillinoisnow.org/townhall.html"><text:span text:style-name="T185_23">.</text:span></text:a></text:span><text:span text:style-name="T185_24"><text:a xlink:type="simple" xlink:href="http://www.reformillinoisnow.org/townhall.html"><text:span text:style-name="T185_25">org</text:span></text:a></text:span><text:span text:style-name="T185_26"><text:a xlink:type="simple" xlink:href="http://www.reformillinoisnow.org/townhall.html"><text:span text:style-name="T185_27">/</text:span></text:a></text:span><text:span text:style-name="T185_28"><text:a xlink:type="simple" xlink:href="http://www.reformillinoisnow.org/townhall.html"><text:span text:style-name="T185_29">townhall</text:span></text:a></text:span><text:span text:style-name="T185_30"><text:a xlink:type="simple" xlink:href="http://www.reformillinoisnow.org/townhall.html"><text:span text:style-name="T185_31">.</text:span></text:a></text:span><text:span text:style-name="T185_32"><text:a xlink:type="simple" xlink:href="http://www.reformillinoisnow.org/townhall.html"><text:span text:style-name="T185_33">html</text:span></text:a></text:span></text:p></text:note-body></text:note></text:span><text:span text:style-name="T185_34">.)</text:span></text:p>
      <text:p text:style-name="P186"/>
      <text:p text:style-name="P187"><text:bookmark-start text:name="id.40az6gplw01l"/><text:bookmark-end text:name="id.40az6gplw01l"/></text:p>
      <text:list text:style-name="LS18" xml:id="list60">
        <text:list-item>
          <text:p text:style-name="P188"><text:span text:style-name="T188_1">Require</text:span><text:span text:style-name="T188_2"><text:s/></text:span><text:span text:style-name="T188_3">digitization</text:span><text:span text:style-name="T188_4"><text:s/></text:span><text:span text:style-name="T188_5">and</text:span><text:span text:style-name="T188_6"><text:s/></text:span><text:span text:style-name="T188_7">distribution</text:span><text:span text:style-name="T188_8"><text:s/></text:span><text:span text:style-name="T188_9">of</text:span><text:span text:style-name="T188_10"><text:s/></text:span><text:span text:style-name="T188_11">archival</text:span><text:span text:style-name="T188_12"><text:s/></text:span><text:span text:style-name="T188_13">materials</text:span><text:span text:style-name="T188_14">.</text:span></text:p>
        </text:list-item>
      </text:list>
      <text:p text:style-name="P189"/>
      <text:p text:style-name="P190"><text:span text:style-name="T190_1">Open</text:span><text:span text:style-name="T190_2"><text:s/></text:span><text:span text:style-name="T190_3">data</text:span><text:span text:style-name="T190_4"><text:s/></text:span><text:span text:style-name="T190_5">policies</text:span><text:span text:style-name="T190_6"><text:s/></text:span><text:span text:style-name="T190_7">can</text:span><text:span text:style-name="T190_8"><text:s/></text:span><text:span text:style-name="T190_9">address</text:span><text:span text:style-name="T190_10"><text:s/></text:span><text:span text:style-name="T190_11">not</text:span><text:span text:style-name="T190_12"><text:s/></text:span><text:span text:style-name="T190_13">only</text:span><text:span text:style-name="T190_14"><text:s/></text:span><text:span text:style-name="T190_15">information</text:span><text:span text:style-name="T190_16"><text:s/></text:span><text:span text:style-name="T190_17">currently</text:span><text:span text:style-name="T190_18"><text:s/></text:span><text:span text:style-name="T190_19">or</text:span><text:span text:style-name="T190_20"><text:s/></text:span><text:span text:style-name="T190_21">soon</text:span><text:span text:style-name="T190_22"><text:s/></text:span><text:span text:style-name="T190_23">to</text:span><text:span text:style-name="T190_24"><text:s/></text:span><text:span text:style-name="T190_25">be</text:span><text:span text:style-name="T190_26"><text:s/></text:span><text:span text:style-name="T190_27">available</text:span><text:span text:style-name="T190_28"><text:s/></text:span><text:span text:style-name="T190_29">in</text:span><text:span text:style-name="T190_30"><text:s/></text:span><text:span text:style-name="T190_31">an</text:span><text:span text:style-name="T190_32"><text:s/></text:span><text:span text:style-name="T190_33">electronic</text:span><text:span text:style-name="T190_34"><text:s/></text:span><text:span text:style-name="T190_35">format</text:span><text:span text:style-name="T190_36">,<text:s/></text:span><text:span text:style-name="T190_37">but</text:span><text:span text:style-name="T190_38"><text:s/></text:span><text:span text:style-name="T190_39">also</text:span><text:span text:style-name="T190_40"><text:s/></text:span><text:span text:style-name="T190_41">undigitized</text:span><text:span text:style-name="T190_42"><text:s/></text:span><text:span text:style-name="T190_43">archival</text:span><text:span text:style-name="T190_44"><text:s/></text:span><text:span text:style-name="T190_45">material</text:span><text:span text:style-name="T190_46">.<text:s/></text:span><text:span text:style-name="T190_47">See</text:span><text:span text:style-name="T190_48"><text:s/></text:span><text:span text:style-name="T190_49">for</text:span><text:span text:style-name="T190_50"><text:s/></text:span><text:span text:style-name="T190_51">example</text:span><text:span text:style-name="T190_52"><text:s/></text:span><text:span text:style-name="T190_53"><text:a xlink:type="simple" xlink:href="http://vancouver.ca/ctyclerk/cclerk/20090519/documents/motionb2.pdf"><text:span text:style-name="T190_54">Vancouver</text:span></text:a></text:span><text:span text:style-name="T190_55"><text:a xlink:type="simple" xlink:href="http://vancouver.ca/ctyclerk/cclerk/20090519/documents/motionb2.pdf"><text:span text:style-name="T190_56">’</text:span></text:a></text:span><text:span text:style-name="T190_57"><text:a xlink:type="simple" xlink:href="http://vancouver.ca/ctyclerk/cclerk/20090519/documents/motionb2.pdf"><text:span text:style-name="T190_58">s</text:span></text:a></text:span><text:span text:style-name="T190_59"><text:a xlink:type="simple" xlink:href="http://vancouver.ca/ctyclerk/cclerk/20090519/documents/motionb2.pdf"><text:span text:style-name="T190_60"><text:s/></text:span></text:a></text:span><text:span text:style-name="T190_61"><text:a xlink:type="simple" xlink:href="http://vancouver.ca/ctyclerk/cclerk/20090519/documents/motionb2.pdf"><text:span text:style-name="T190_62">Open</text:span></text:a></text:span><text:span text:style-name="T190_63"><text:a xlink:type="simple" xlink:href="http://vancouver.ca/ctyclerk/cclerk/20090519/documents/motionb2.pdf"><text:span text:style-name="T190_64"><text:s/></text:span></text:a></text:span><text:span text:style-name="T190_65"><text:a xlink:type="simple" xlink:href="http://vancouver.ca/ctyclerk/cclerk/20090519/documents/motionb2.pdf"><text:span text:style-name="T190_66">Data</text:span></text:a></text:span><text:span text:style-name="T190_67"><text:a xlink:type="simple" xlink:href="http://vancouver.ca/ctyclerk/cclerk/20090519/documents/motionb2.pdf"><text:span text:style-name="T190_68"><text:s/></text:span></text:a></text:span><text:span text:style-name="T190_69"><text:a xlink:type="simple" xlink:href="http://vancouver.ca/ctyclerk/cclerk/20090519/documents/motionb2.pdf"><text:span text:style-name="T190_70">motion</text:span></text:a></text:span><text:span text:style-name="T190_71"><text:note text:note-class="footnote"><text:note-citation/><text:note-body><text:p text:style-name="P191"><text:span text:style-name="T191_1"><text:s/></text:span><text:span text:style-name="T191_2">Open</text:span><text:span text:style-name="T191_3"><text:s/></text:span><text:span text:style-name="T191_4">Data</text:span><text:span text:style-name="T191_5"><text:s/></text:span><text:span text:style-name="T191_6">Motion</text:span><text:span text:style-name="T191_7">,<text:s/></text:span><text:span text:style-name="T191_8">Vancouver</text:span><text:span text:style-name="T191_9">,<text:s/></text:span><text:span text:style-name="T191_10">Canada</text:span><text:span text:style-name="T191_11">,<text:s/></text:span><text:span text:style-name="T191_12"><text:a xlink:type="simple" xlink:href="http://vancouver.ca/ctyclerk/cclerk/20090519/documents/motionb2.pdf"><text:span text:style-name="T191_13">http</text:span></text:a></text:span><text:span text:style-name="T191_14"><text:a xlink:type="simple" xlink:href="http://vancouver.ca/ctyclerk/cclerk/20090519/documents/motionb2.pdf"><text:span text:style-name="T191_15">://</text:span></text:a></text:span><text:span text:style-name="T191_16"><text:a xlink:type="simple" xlink:href="http://vancouver.ca/ctyclerk/cclerk/20090519/documents/motionb2.pdf"><text:span text:style-name="T191_17">vancouver</text:span></text:a></text:span><text:span text:style-name="T191_18"><text:a xlink:type="simple" xlink:href="http://vancouver.ca/ctyclerk/cclerk/20090519/documents/motionb2.pdf"><text:span text:style-name="T191_19">.</text:span></text:a></text:span><text:span text:style-name="T191_20"><text:a xlink:type="simple" xlink:href="http://vancouver.ca/ctyclerk/cclerk/20090519/documents/motionb2.pdf"><text:span text:style-name="T191_21">ca</text:span></text:a></text:span><text:span text:style-name="T191_22"><text:a xlink:type="simple" xlink:href="http://vancouver.ca/ctyclerk/cclerk/20090519/documents/motionb2.pdf"><text:span text:style-name="T191_23">/</text:span></text:a></text:span><text:span text:style-name="T191_24"><text:a xlink:type="simple" xlink:href="http://vancouver.ca/ctyclerk/cclerk/20090519/documents/motionb2.pdf"><text:span text:style-name="T191_25">ctyclerk</text:span></text:a></text:span><text:span text:style-name="T191_26"><text:a xlink:type="simple" xlink:href="http://vancouver.ca/ctyclerk/cclerk/20090519/documents/motionb2.pdf"><text:span text:style-name="T191_27">/</text:span></text:a></text:span><text:span text:style-name="T191_28"><text:a xlink:type="simple" xlink:href="http://vancouver.ca/ctyclerk/cclerk/20090519/documents/motionb2.pdf"><text:span text:style-name="T191_29">cclerk</text:span></text:a></text:span><text:span text:style-name="T191_30"><text:a xlink:type="simple" xlink:href="http://vancouver.ca/ctyclerk/cclerk/20090519/documents/motionb2.pdf"><text:span text:style-name="T191_31">/20090519/</text:span></text:a></text:span><text:span text:style-name="T191_32"><text:a xlink:type="simple" xlink:href="http://vancouver.ca/ctyclerk/cclerk/20090519/documents/motionb2.pdf"><text:span text:style-name="T191_33">documents</text:span></text:a></text:span><text:span text:style-name="T191_34"><text:a xlink:type="simple" xlink:href="http://vancouver.ca/ctyclerk/cclerk/20090519/documents/motionb2.pdf"><text:span text:style-name="T191_35">/</text:span></text:a></text:span><text:span text:style-name="T191_36"><text:a xlink:type="simple" xlink:href="http://vancouver.ca/ctyclerk/cclerk/20090519/documents/motionb2.pdf"><text:span text:style-name="T191_37">motionb</text:span></text:a></text:span><text:span text:style-name="T191_38"><text:a xlink:type="simple" xlink:href="http://vancouver.ca/ctyclerk/cclerk/20090519/documents/motionb2.pdf"><text:span text:style-name="T191_39">2.</text:span></text:a></text:span><text:span text:style-name="T191_40"><text:a xlink:type="simple" xlink:href="http://vancouver.ca/ctyclerk/cclerk/20090519/documents/motionb2.pdf"><text:span text:style-name="T191_41">pdf</text:span></text:a></text:span></text:p></text:note-body></text:note></text:span><text:span text:style-name="T191_42">,<text:s/></text:span><text:span text:style-name="T191_43">which</text:span><text:span text:style-name="T191_44"><text:s/></text:span><text:span text:style-name="T191_45">critically</text:span><text:span text:style-name="T191_46"><text:s/></text:span><text:span text:style-name="T191_47">notes</text:span><text:span text:style-name="T191_48"><text:s/></text:span><text:span text:style-name="T191_49">not</text:span><text:span text:style-name="T191_50"><text:s/></text:span><text:span text:style-name="T191_51">only</text:span><text:span text:style-name="T191_52"><text:s/></text:span><text:span text:style-name="T191_53">the</text:span><text:span text:style-name="T191_54"><text:s/></text:span><text:span text:style-name="T191_55">importance</text:span><text:span text:style-name="T191_56"><text:s/></text:span><text:span text:style-name="T191_57">of</text:span><text:span text:style-name="T191_58"><text:s/></text:span><text:span text:style-name="T191_59">thoughtful</text:span><text:span text:style-name="T191_60"><text:s/></text:span><text:span text:style-name="T191_61">digitization</text:span><text:span text:style-name="T191_62"><text:s/></text:span><text:span text:style-name="T191_63">of</text:span><text:span text:style-name="T191_64"><text:s/></text:span><text:span text:style-name="T191_65">archival</text:span><text:span text:style-name="T191_66"><text:s/></text:span><text:span text:style-name="T191_67">information</text:span><text:span text:style-name="T191_68"><text:s/></text:span><text:span text:style-name="T191_69">but</text:span><text:span text:style-name="T191_70"><text:s/></text:span><text:span text:style-name="T191_71">the</text:span><text:span text:style-name="T191_72"><text:s/></text:span><text:span text:style-name="T191_73">imperative</text:span><text:span text:style-name="T191_74"><text:s/></text:span><text:span text:style-name="T191_75">to</text:span><text:span text:style-name="T191_76"><text:s/></text:span><text:span text:style-name="T191_77">release</text:span><text:span text:style-name="T191_78"><text:s/></text:span><text:span text:style-name="T191_79">this</text:span><text:span text:style-name="T191_80"><text:s/></text:span><text:span text:style-name="T191_81">data</text:span><text:span text:style-name="T191_82"><text:s/></text:span><text:span text:style-name="T191_83">to</text:span><text:span text:style-name="T191_84"><text:s/></text:span><text:span text:style-name="T191_85">the</text:span><text:span text:style-name="T191_86"><text:s/></text:span><text:span text:style-name="T191_87">public</text:span><text:span text:style-name="T191_88">,<text:s/></text:span><text:span text:style-name="T191_89">ideally</text:span><text:span text:style-name="T191_90"><text:s/></text:span><text:span text:style-name="T191_91">eventually</text:span><text:span text:style-name="T191_92"><text:s/></text:span><text:span text:style-name="T191_93">in</text:span><text:span text:style-name="T191_94"><text:s/></text:span><text:span text:style-name="T191_95">the</text:span><text:span text:style-name="T191_96"><text:s/></text:span><text:span text:style-name="T191_97">same</text:span><text:span text:style-name="T191_98"><text:s/></text:span><text:span text:style-name="T191_99">formats</text:span><text:span text:style-name="T191_100"><text:s/></text:span><text:span text:style-name="T191_101">and</text:span><text:span text:style-name="T191_102"><text:s/></text:span><text:span text:style-name="T191_103">in</text:span><text:span text:style-name="T191_104"><text:s/></text:span><text:span text:style-name="T191_105">the</text:span><text:span text:style-name="T191_106"><text:s/></text:span><text:span text:style-name="T191_107">same</text:span><text:span text:style-name="T191_108"><text:s/></text:span><text:span text:style-name="T191_109">locations</text:span><text:span text:style-name="T191_110"><text:s/></text:span><text:span text:style-name="T191_111">as</text:span><text:span text:style-name="T191_112"><text:s/></text:span><text:span text:style-name="T191_113">modern</text:span><text:span text:style-name="T191_114"><text:s/></text:span><text:span text:style-name="T191_115">data</text:span><text:span text:style-name="T191_116">.</text:span></text:p>
      <text:p text:style-name="P192"/>
      <text:p text:style-name="P193"><text:bookmark-start text:name="id.tdif54j1wdnw"/><text:bookmark-end text:name="id.tdif54j1wdnw"/></text:p>
      <text:list text:style-name="LS19" xml:id="list61">
        <text:list-item>
          <text:p text:style-name="P194"><text:span text:style-name="T194_1">Create</text:span><text:span text:style-name="T194_2"><text:s/></text:span><text:span text:style-name="T194_3">processes</text:span><text:span text:style-name="T194_4"><text:s/></text:span><text:span text:style-name="T194_5">to</text:span><text:span text:style-name="T194_6"><text:s/></text:span><text:span text:style-name="T194_7">ensure</text:span><text:span text:style-name="T194_8"><text:s/></text:span><text:span text:style-name="T194_9">data</text:span><text:span text:style-name="T194_10"><text:s/></text:span><text:span text:style-name="T194_11">quality</text:span><text:span text:style-name="T194_12">.</text:span></text:p>
        </text:list-item>
      </text:list>
      <text:p text:style-name="P195"/>
      <text:p text:style-name="P196"><text:span text:style-name="T196_1">Data</text:span><text:span text:style-name="T196_2"><text:s/></text:span><text:span text:style-name="T196_3">quality</text:span><text:span text:style-name="T196_4"><text:s/></text:span><text:span text:style-name="T196_5">will</text:span><text:span text:style-name="T196_6"><text:s/></text:span><text:span text:style-name="T196_7">not</text:span><text:span text:style-name="T196_8"><text:s/></text:span><text:span text:style-name="T196_9">be</text:span><text:span text:style-name="T196_10"><text:s/></text:span><text:span text:style-name="T196_11">ensured</text:span><text:span text:style-name="T196_12"><text:s/></text:span><text:span text:style-name="T196_13">through</text:span><text:span text:style-name="T196_14"><text:s/></text:span><text:span text:style-name="T196_15">data</text:span><text:span text:style-name="T196_16"><text:s/></text:span><text:span text:style-name="T196_17">release</text:span><text:span text:style-name="T196_18"><text:s/></text:span><text:span text:style-name="T196_19">alone</text:span><text:span text:style-name="T196_20">:<text:s/></text:span><text:span text:style-name="T196_21">efforts</text:span><text:span text:style-name="T196_22"><text:s/></text:span><text:span text:style-name="T196_23">need</text:span><text:span text:style-name="T196_24"><text:s/></text:span><text:span text:style-name="T196_25">to</text:span><text:span text:style-name="T196_26"><text:s/></text:span><text:span text:style-name="T196_27">be</text:span><text:span text:style-name="T196_28"><text:s/></text:span><text:span text:style-name="T196_29">made</text:span><text:span text:style-name="T196_30"><text:s/></text:span><text:span text:style-name="T196_31">to</text:span><text:span text:style-name="T196_32"><text:s/></text:span><text:span text:style-name="T196_33">keep</text:span><text:span text:style-name="T196_34"><text:s/></text:span><text:span text:style-name="T196_35">the</text:span><text:span text:style-name="T196_36"><text:s/></text:span><text:span text:style-name="T196_37">data</text:span><text:span text:style-name="T196_38"><text:s/></text:span><text:span text:style-name="T196_39">up</text:span><text:span text:style-name="T196_40"><text:s/></text:span><text:span text:style-name="T196_41">to</text:span><text:span text:style-name="T196_42"><text:s/></text:span><text:span text:style-name="T196_43">date</text:span><text:span text:style-name="T196_44">,<text:s/></text:span><text:span text:style-name="T196_45">clean</text:span><text:span text:style-name="T196_46">,<text:s/></text:span><text:span text:style-name="T196_47">accurate</text:span><text:span text:style-name="T196_48">,<text:s/></text:span><text:span text:style-name="T196_49">and</text:span><text:span text:style-name="T196_50"><text:s/></text:span><text:span text:style-name="T196_51">accessible</text:span><text:span text:style-name="T196_52">.<text:s/></text:span><text:span text:style-name="T196_53">In</text:span><text:span text:style-name="T196_54"><text:s/></text:span><text:span text:style-name="T196_55"><text:a xlink:type="simple" xlink:href="http://www.scribd.com/fullscreen/26442622?access_key=key-20rfsh26eu0ob66xlbmu"><text:span text:style-name="T196_56">the</text:span></text:a></text:span><text:span text:style-name="T196_57"><text:a xlink:type="simple" xlink:href="http://www.scribd.com/fullscreen/26442622?access_key=key-20rfsh26eu0ob66xlbmu"><text:span text:style-name="T196_58"><text:s/></text:span></text:a></text:span><text:span text:style-name="T196_59"><text:a xlink:type="simple" xlink:href="http://www.scribd.com/fullscreen/26442622?access_key=key-20rfsh26eu0ob66xlbmu"><text:span text:style-name="T196_60">executive</text:span></text:a></text:span><text:span text:style-name="T196_61"><text:a xlink:type="simple" xlink:href="http://www.scribd.com/fullscreen/26442622?access_key=key-20rfsh26eu0ob66xlbmu"><text:span text:style-name="T196_62"><text:s/></text:span></text:a></text:span><text:span text:style-name="T196_63"><text:a xlink:type="simple" xlink:href="http://www.scribd.com/fullscreen/26442622?access_key=key-20rfsh26eu0ob66xlbmu"><text:span text:style-name="T196_64">memorandum</text:span></text:a></text:span><text:span text:style-name="T196_65"><text:note text:note-class="footnote"><text:note-citation/><text:note-body><text:p text:style-name="P197"><text:span text:style-name="T197_1"><text:s/></text:span><text:span text:style-name="T197_2">Executive</text:span><text:span text:style-name="T197_3"><text:s/></text:span><text:span text:style-name="T197_4">Memorandum</text:span><text:span text:style-name="T197_5"><text:s/></text:span><text:span text:style-name="T197_6">on</text:span><text:span text:style-name="T197_7"><text:s/></text:span><text:span text:style-name="T197_8">Data</text:span><text:span text:style-name="T197_9"><text:s/></text:span><text:span text:style-name="T197_10">Sharing</text:span><text:span text:style-name="T197_11">,<text:s/></text:span><text:span text:style-name="T197_12">Washington</text:span><text:span text:style-name="T197_13">,<text:s/></text:span><text:span text:style-name="T197_14">DC</text:span><text:span text:style-name="T197_15">,<text:s/></text:span><text:span text:style-name="T197_16"><text:a xlink:type="simple" xlink:href="http://www.scribd.com/fullscreen/26442622?access_key=key-20rfsh26eu0ob66xlbmu"><text:span text:style-name="T197_17">http</text:span></text:a></text:span><text:span text:style-name="T197_18"><text:a xlink:type="simple" xlink:href="http://www.scribd.com/fullscreen/26442622?access_key=key-20rfsh26eu0ob66xlbmu"><text:span text:style-name="T197_19">://</text:span></text:a></text:span><text:span text:style-name="T197_20"><text:a xlink:type="simple" xlink:href="http://www.scribd.com/fullscreen/26442622?access_key=key-20rfsh26eu0ob66xlbmu"><text:span text:style-name="T197_21">www</text:span></text:a></text:span><text:span text:style-name="T197_22"><text:a xlink:type="simple" xlink:href="http://www.scribd.com/fullscreen/26442622?access_key=key-20rfsh26eu0ob66xlbmu"><text:span text:style-name="T197_23">.</text:span></text:a></text:span><text:span text:style-name="T197_24"><text:a xlink:type="simple" xlink:href="http://www.scribd.com/fullscreen/26442622?access_key=key-20rfsh26eu0ob66xlbmu"><text:span text:style-name="T197_25">scribd</text:span></text:a></text:span><text:span text:style-name="T197_26"><text:a xlink:type="simple" xlink:href="http://www.scribd.com/fullscreen/26442622?access_key=key-20rfsh26eu0ob66xlbmu"><text:span text:style-name="T197_27">.</text:span></text:a></text:span><text:span text:style-name="T197_28"><text:a xlink:type="simple" xlink:href="http://www.scribd.com/fullscreen/26442622?access_key=key-20rfsh26eu0ob66xlbmu"><text:span text:style-name="T197_29">com</text:span></text:a></text:span><text:span text:style-name="T197_30"><text:a xlink:type="simple" xlink:href="http://www.scribd.com/fullscreen/26442622?access_key=key-20rfsh26eu0ob66xlbmu"><text:span text:style-name="T197_31">/</text:span></text:a></text:span><text:span text:style-name="T197_32"><text:a xlink:type="simple" xlink:href="http://www.scribd.com/fullscreen/26442622?access_key=key-20rfsh26eu0ob66xlbmu"><text:span text:style-name="T197_33">fullscreen</text:span></text:a></text:span><text:span text:style-name="T197_34"><text:a xlink:type="simple" xlink:href="http://www.scribd.com/fullscreen/26442622?access_key=key-20rfsh26eu0ob66xlbmu"><text:span text:style-name="T197_35">/26442622?</text:span></text:a></text:span><text:span text:style-name="T197_36"><text:a xlink:type="simple" xlink:href="http://www.scribd.com/fullscreen/26442622?access_key=key-20rfsh26eu0ob66xlbmu"><text:span text:style-name="T197_37">access</text:span></text:a></text:span><text:span text:style-name="T197_38"><text:a xlink:type="simple" xlink:href="http://www.scribd.com/fullscreen/26442622?access_key=key-20rfsh26eu0ob66xlbmu"><text:span text:style-name="T197_39">_</text:span></text:a></text:span><text:span text:style-name="T197_40"><text:a xlink:type="simple" xlink:href="http://www.scribd.com/fullscreen/26442622?access_key=key-20rfsh26eu0ob66xlbmu"><text:span text:style-name="T197_41">key</text:span></text:a></text:span><text:span text:style-name="T197_42"><text:a xlink:type="simple" xlink:href="http://www.scribd.com/fullscreen/26442622?access_key=key-20rfsh26eu0ob66xlbmu"><text:span text:style-name="T197_43">=</text:span></text:a></text:span><text:span text:style-name="T197_44"><text:a xlink:type="simple" xlink:href="http://www.scribd.com/fullscreen/26442622?access_key=key-20rfsh26eu0ob66xlbmu"><text:span text:style-name="T197_45">key</text:span></text:a></text:span><text:span text:style-name="T197_46"><text:a xlink:type="simple" xlink:href="http://www.scribd.com/fullscreen/26442622?access_key=key-20rfsh26eu0ob66xlbmu"><text:span text:style-name="T197_47">-20</text:span></text:a></text:span><text:span text:style-name="T197_48"><text:a xlink:type="simple" xlink:href="http://www.scribd.com/fullscreen/26442622?access_key=key-20rfsh26eu0ob66xlbmu"><text:span text:style-name="T197_49">rfsh</text:span></text:a></text:span><text:span text:style-name="T197_50"><text:a xlink:type="simple" xlink:href="http://www.scribd.com/fullscreen/26442622?access_key=key-20rfsh26eu0ob66xlbmu"><text:span text:style-name="T197_51">26</text:span></text:a></text:span><text:span text:style-name="T197_52"><text:a xlink:type="simple" xlink:href="http://www.scribd.com/fullscreen/26442622?access_key=key-20rfsh26eu0ob66xlbmu"><text:span text:style-name="T197_53">eu</text:span></text:a></text:span><text:span text:style-name="T197_54"><text:a xlink:type="simple" xlink:href="http://www.scribd.com/fullscreen/26442622?access_key=key-20rfsh26eu0ob66xlbmu"><text:span text:style-name="T197_55">0</text:span></text:a></text:span><text:span text:style-name="T197_56"><text:a xlink:type="simple" xlink:href="http://www.scribd.com/fullscreen/26442622?access_key=key-20rfsh26eu0ob66xlbmu"><text:span text:style-name="T197_57">ob</text:span></text:a></text:span><text:span text:style-name="T197_58"><text:a xlink:type="simple" xlink:href="http://www.scribd.com/fullscreen/26442622?access_key=key-20rfsh26eu0ob66xlbmu"><text:span text:style-name="T197_59">66</text:span></text:a></text:span><text:span text:style-name="T197_60"><text:a xlink:type="simple" xlink:href="http://www.scribd.com/fullscreen/26442622?access_key=key-20rfsh26eu0ob66xlbmu"><text:span text:style-name="T197_61">xlbmu</text:span></text:a></text:span></text:p></text:note-body></text:note></text:span><text:span text:style-name="T197_62"><text:s/></text:span><text:span text:style-name="T197_63">that</text:span><text:span text:style-name="T197_64"><text:s/></text:span><text:span text:style-name="T197_65">established</text:span><text:span text:style-name="T197_66"><text:s/></text:span><text:span text:style-name="T197_67">that</text:span><text:span text:style-name="T197_68"><text:s/></text:span><text:span text:style-name="T197_69">Washington</text:span><text:span text:style-name="T197_70">,<text:s/></text:span><text:span text:style-name="T197_71">DC</text:span><text:span text:style-name="T197_72"><text:s/></text:span><text:span text:style-name="T197_73">would</text:span><text:span text:style-name="T197_74"><text:s/></text:span><text:span text:style-name="T197_75">share</text:span><text:span text:style-name="T197_76"><text:s/></text:span><text:span text:style-name="T197_77">internal</text:span><text:span text:style-name="T197_78"><text:s/></text:span><text:span text:style-name="T197_79">data</text:span><text:span text:style-name="T197_80"><text:s/></text:span><text:span text:style-name="T197_81">on</text:span><text:span text:style-name="T197_82"><text:s/></text:span><text:span text:style-name="T197_83"><text:a xlink:type="simple" xlink:href="http://dc.gov/"><text:span text:style-name="T197_84">DC</text:span></text:a></text:span><text:span text:style-name="T197_85"><text:a xlink:type="simple" xlink:href="http://dc.gov/"><text:span text:style-name="T197_86">.</text:span></text:a></text:span><text:span text:style-name="T197_87"><text:a xlink:type="simple" xlink:href="http://dc.gov/"><text:span text:style-name="T197_88">gov</text:span></text:a></text:span><text:span text:style-name="T197_89"><text:note text:note-class="footnote"><text:note-citation/><text:note-body><text:p text:style-name="P198"><text:span text:style-name="T198_1"><text:s/></text:span><text:span text:style-name="T198_2">DC</text:span><text:span text:style-name="T198_3">.</text:span><text:span text:style-name="T198_4">gov</text:span><text:span text:style-name="T198_5">,<text:s/></text:span><text:span text:style-name="T198_6"><text:a xlink:type="simple" xlink:href="http://dc.gov/DC/"><text:span text:style-name="T198_7">http</text:span></text:a></text:span><text:span text:style-name="T198_8"><text:a xlink:type="simple" xlink:href="http://dc.gov/DC/"><text:span text:style-name="T198_9">://</text:span></text:a></text:span><text:span text:style-name="T198_10"><text:a xlink:type="simple" xlink:href="http://dc.gov/DC/"><text:span text:style-name="T198_11">dc</text:span></text:a></text:span><text:span text:style-name="T198_12"><text:a xlink:type="simple" xlink:href="http://dc.gov/DC/"><text:span text:style-name="T198_13">.</text:span></text:a></text:span><text:span text:style-name="T198_14"><text:a xlink:type="simple" xlink:href="http://dc.gov/DC/"><text:span text:style-name="T198_15">gov</text:span></text:a></text:span><text:span text:style-name="T198_16"><text:a xlink:type="simple" xlink:href="http://dc.gov/DC/"><text:span text:style-name="T198_17">/</text:span></text:a></text:span><text:span text:style-name="T198_18"><text:a xlink:type="simple" xlink:href="http://dc.gov/DC/"><text:span text:style-name="T198_19">DC</text:span></text:a></text:span><text:span text:style-name="T198_20"><text:a xlink:type="simple" xlink:href="http://dc.gov/DC/"><text:span text:style-name="T198_21">/</text:span></text:a></text:span></text:p></text:note-body></text:note></text:span><text:span text:style-name="T198_22">,<text:s/></text:span><text:span text:style-name="T198_23">the</text:span><text:span text:style-name="T198_24"><text:s/></text:span><text:span text:style-name="T198_25">city</text:span><text:span text:style-name="T198_26"><text:s/></text:span><text:span text:style-name="T198_27">specified</text:span><text:span text:style-name="T198_28"><text:s/></text:span><text:span text:style-name="T198_29">not</text:span><text:span text:style-name="T198_30"><text:s/></text:span><text:span text:style-name="T198_31">only</text:span><text:span text:style-name="T198_32"><text:s/></text:span><text:span text:style-name="T198_33">the</text:span><text:span text:style-name="T198_34"><text:s/></text:span><text:span text:style-name="T198_35">need</text:span><text:span text:style-name="T198_36"><text:s/></text:span><text:span text:style-name="T198_37">to</text:span><text:span text:style-name="T198_38"><text:s/></text:span><text:span text:style-name="T198_39">maintain</text:span><text:span text:style-name="T198_40"><text:s/></text:span><text:span text:style-name="T198_41">data</text:span><text:span text:style-name="T198_42"><text:s/></text:span><text:span text:style-name="T198_43">quality</text:span><text:span text:style-name="T198_44"><text:s/></text:span><text:span text:style-name="T198_45">but</text:span><text:span text:style-name="T198_46">,<text:s/></text:span><text:span text:style-name="T198_47">broadly</text:span><text:span text:style-name="T198_48">,<text:s/></text:span><text:span text:style-name="T198_49">the</text:span><text:span text:style-name="T198_50"><text:s/></text:span><text:span text:style-name="T198_51">processes</text:span><text:span text:style-name="T198_52"><text:s/></text:span><text:span text:style-name="T198_53">required</text:span><text:span text:style-name="T198_54"><text:s/></text:span><text:span text:style-name="T198_55">to</text:span><text:span text:style-name="T198_56"><text:s/></text:span><text:span text:style-name="T198_57">do</text:span><text:span text:style-name="T198_58"><text:s/></text:span><text:span text:style-name="T198_59">so</text:span><text:span text:style-name="T198_60"><text:s/></text:span><text:span text:style-name="T198_61">and</text:span><text:span text:style-name="T198_62"><text:s/></text:span><text:span text:style-name="T198_63">responsibilities</text:span><text:span text:style-name="T198_64"><text:s/></text:span><text:span text:style-name="T198_65">of</text:span><text:span text:style-name="T198_66"><text:s/></text:span><text:span text:style-name="T198_67">the</text:span><text:span text:style-name="T198_68"><text:s/></text:span><text:span text:style-name="T198_69">agencies</text:span><text:span text:style-name="T198_70"><text:s/></text:span><text:span text:style-name="T198_71">involved</text:span><text:span text:style-name="T198_72">.<text:s/></text:span><text:span text:style-name="T198_73">Other</text:span><text:span text:style-name="T198_74"><text:s/></text:span><text:span text:style-name="T198_75">approaches</text:span><text:span text:style-name="T198_76"><text:s/></text:span><text:span text:style-name="T198_77">to</text:span><text:span text:style-name="T198_78"><text:s/></text:span><text:span text:style-name="T198_79">ensuring</text:span><text:span text:style-name="T198_80"><text:s/></text:span><text:span text:style-name="T198_81">data</text:span><text:span text:style-name="T198_82"><text:s/></text:span><text:span text:style-name="T198_83">quality</text:span><text:span text:style-name="T198_84"><text:s/></text:span><text:span text:style-name="T198_85">include</text:span><text:span text:style-name="T198_86"><text:s/></text:span><text:span text:style-name="T198_87">assigning</text:span><text:span text:style-name="T198_88"><text:s/></text:span><text:span text:style-name="T198_89">specific</text:span><text:span text:style-name="T198_90"><text:s/></text:span><text:span text:style-name="T198_91">staff</text:span><text:span text:style-name="T198_92"><text:s/></text:span><text:span text:style-name="T198_93">responsible</text:span><text:span text:style-name="T198_94"><text:s/></text:span><text:span text:style-name="T198_95">for</text:span><text:span text:style-name="T198_96"><text:s/></text:span><text:span text:style-name="T198_97">maintenance</text:span><text:span text:style-name="T198_98"><text:s/>(</text:span><text:span text:style-name="T198_99">see</text:span><text:span text:style-name="T198_100"><text:s/></text:span><text:span text:style-name="T198_101">the</text:span><text:span text:style-name="T198_102"><text:s/></text:span><text:span text:style-name="T198_103"><text:a xlink:type="simple" xlink:href="http://www.whitehouse.gov/sites/default/files/omb/assets/memoranda_2010/m10-06.pdf"><text:span text:style-name="T198_104">Open</text:span></text:a></text:span><text:span text:style-name="T198_105"><text:a xlink:type="simple" xlink:href="http://www.whitehouse.gov/sites/default/files/omb/assets/memoranda_2010/m10-06.pdf"><text:span text:style-name="T198_106"><text:s/></text:span></text:a></text:span><text:span text:style-name="T198_107"><text:a xlink:type="simple" xlink:href="http://www.whitehouse.gov/sites/default/files/omb/assets/memoranda_2010/m10-06.pdf"><text:span text:style-name="T198_108">Government</text:span></text:a></text:span><text:span text:style-name="T198_109"><text:a xlink:type="simple" xlink:href="http://www.whitehouse.gov/sites/default/files/omb/assets/memoranda_2010/m10-06.pdf"><text:span text:style-name="T198_110"><text:s/></text:span></text:a></text:span><text:span text:style-name="T198_111"><text:a xlink:type="simple" xlink:href="http://www.whitehouse.gov/sites/default/files/omb/assets/memoranda_2010/m10-06.pdf"><text:span text:style-name="T198_112">Directive</text:span></text:a></text:span><text:span text:style-name="T198_113"><text:a xlink:type="simple" xlink:href="http://www.whitehouse.gov/sites/default/files/omb/assets/memoranda_2010/m10-06.pdf"><text:span text:style-name="T198_114"><text:s/></text:span></text:a></text:span><text:span text:style-name="T198_115"><text:a xlink:type="simple" xlink:href="http://www.whitehouse.gov/sites/default/files/omb/assets/memoranda_2010/m10-06.pdf"><text:span text:style-name="T198_116">on</text:span></text:a></text:span><text:span text:style-name="T198_117"><text:a xlink:type="simple" xlink:href="http://www.whitehouse.gov/sites/default/files/omb/assets/memoranda_2010/m10-06.pdf"><text:span text:style-name="T198_118"><text:s/></text:span></text:a></text:span><text:span text:style-name="T198_119"><text:a xlink:type="simple" xlink:href="http://www.whitehouse.gov/sites/default/files/omb/assets/memoranda_2010/m10-06.pdf"><text:span text:style-name="T198_120">financial</text:span></text:a></text:span><text:span text:style-name="T198_121"><text:a xlink:type="simple" xlink:href="http://www.whitehouse.gov/sites/default/files/omb/assets/memoranda_2010/m10-06.pdf"><text:span text:style-name="T198_122"><text:s/></text:span></text:a></text:span><text:span text:style-name="T198_123"><text:a xlink:type="simple" xlink:href="http://www.whitehouse.gov/sites/default/files/omb/assets/memoranda_2010/m10-06.pdf"><text:span text:style-name="T198_124">data</text:span></text:a></text:span><text:span text:style-name="T198_125"><text:note text:note-class="footnote"><text:note-citation/><text:note-body><text:p text:style-name="P199"><text:span text:style-name="T199_1"><text:s/></text:span><text:span text:style-name="T199_2">Open</text:span><text:span text:style-name="T199_3"><text:s/></text:span><text:span text:style-name="T199_4">Government</text:span><text:span text:style-name="T199_5"><text:s/></text:span><text:span text:style-name="T199_6">Directive</text:span><text:span text:style-name="T199_7">,<text:s/></text:span><text:span text:style-name="T199_8">Section</text:span><text:span text:style-name="T199_9"><text:s/></text:span><text:span text:style-name="T199_10">on</text:span><text:span text:style-name="T199_11"><text:s/></text:span><text:span text:style-name="T199_12">Financial</text:span><text:span text:style-name="T199_13"><text:s/></text:span><text:span text:style-name="T199_14">Data</text:span><text:span text:style-name="T199_15">,<text:s/></text:span><text:span text:style-name="T199_16"><text:a xlink:type="simple" xlink:href="http://www.whitehouse.gov/sites/default/files/omb/assets/memoranda_2010/m10-06.pdf"><text:span text:style-name="T199_17">http</text:span></text:a></text:span><text:span text:style-name="T199_18"><text:a xlink:type="simple" xlink:href="http://www.whitehouse.gov/sites/default/files/omb/assets/memoranda_2010/m10-06.pdf"><text:span text:style-name="T199_19">://</text:span></text:a></text:span><text:span text:style-name="T199_20"><text:a xlink:type="simple" xlink:href="http://www.whitehouse.gov/sites/default/files/omb/assets/memoranda_2010/m10-06.pdf"><text:span text:style-name="T199_21">www</text:span></text:a></text:span><text:span text:style-name="T199_22"><text:a xlink:type="simple" xlink:href="http://www.whitehouse.gov/sites/default/files/omb/assets/memoranda_2010/m10-06.pdf"><text:span text:style-name="T199_23">.</text:span></text:a></text:span><text:span text:style-name="T199_24"><text:a xlink:type="simple" xlink:href="http://www.whitehouse.gov/sites/default/files/omb/assets/memoranda_2010/m10-06.pdf"><text:span text:style-name="T199_25">whitehouse</text:span></text:a></text:span><text:span text:style-name="T199_26"><text:a xlink:type="simple" xlink:href="http://www.whitehouse.gov/sites/default/files/omb/assets/memoranda_2010/m10-06.pdf"><text:span text:style-name="T199_27">.</text:span></text:a></text:span><text:span text:style-name="T199_28"><text:a xlink:type="simple" xlink:href="http://www.whitehouse.gov/sites/default/files/omb/assets/memoranda_2010/m10-06.pdf"><text:span text:style-name="T199_29">gov</text:span></text:a></text:span><text:span text:style-name="T199_30"><text:a xlink:type="simple" xlink:href="http://www.whitehouse.gov/sites/default/files/omb/assets/memoranda_2010/m10-06.pdf"><text:span text:style-name="T199_31">/</text:span></text:a></text:span><text:span text:style-name="T199_32"><text:a xlink:type="simple" xlink:href="http://www.whitehouse.gov/sites/default/files/omb/assets/memoranda_2010/m10-06.pdf"><text:span text:style-name="T199_33">sites</text:span></text:a></text:span><text:span text:style-name="T199_34"><text:a xlink:type="simple" xlink:href="http://www.whitehouse.gov/sites/default/files/omb/assets/memoranda_2010/m10-06.pdf"><text:span text:style-name="T199_35">/</text:span></text:a></text:span><text:span text:style-name="T199_36"><text:a xlink:type="simple" xlink:href="http://www.whitehouse.gov/sites/default/files/omb/assets/memoranda_2010/m10-06.pdf"><text:span text:style-name="T199_37">default</text:span></text:a></text:span><text:span text:style-name="T199_38"><text:a xlink:type="simple" xlink:href="http://www.whitehouse.gov/sites/default/files/omb/assets/memoranda_2010/m10-06.pdf"><text:span text:style-name="T199_39">/</text:span></text:a></text:span><text:span text:style-name="T199_40"><text:a xlink:type="simple" xlink:href="http://www.whitehouse.gov/sites/default/files/omb/assets/memoranda_2010/m10-06.pdf"><text:span text:style-name="T199_41">files</text:span></text:a></text:span><text:span text:style-name="T199_42"><text:a xlink:type="simple" xlink:href="http://www.whitehouse.gov/sites/default/files/omb/assets/memoranda_2010/m10-06.pdf"><text:span text:style-name="T199_43">/</text:span></text:a></text:span><text:span text:style-name="T199_44"><text:a xlink:type="simple" xlink:href="http://www.whitehouse.gov/sites/default/files/omb/assets/memoranda_2010/m10-06.pdf"><text:span text:style-name="T199_45">omb</text:span></text:a></text:span><text:span text:style-name="T199_46"><text:a xlink:type="simple" xlink:href="http://www.whitehouse.gov/sites/default/files/omb/assets/memoranda_2010/m10-06.pdf"><text:span text:style-name="T199_47">/</text:span></text:a></text:span><text:span text:style-name="T199_48"><text:a xlink:type="simple" xlink:href="http://www.whitehouse.gov/sites/default/files/omb/assets/memoranda_2010/m10-06.pdf"><text:span text:style-name="T199_49">assets</text:span></text:a></text:span><text:span text:style-name="T199_50"><text:a xlink:type="simple" xlink:href="http://www.whitehouse.gov/sites/default/files/omb/assets/memoranda_2010/m10-06.pdf"><text:span text:style-name="T199_51">/</text:span></text:a></text:span><text:span text:style-name="T199_52"><text:a xlink:type="simple" xlink:href="http://www.whitehouse.gov/sites/default/files/omb/assets/memoranda_2010/m10-06.pdf"><text:span text:style-name="T199_53">memoranda</text:span></text:a></text:span><text:span text:style-name="T199_54"><text:a xlink:type="simple" xlink:href="http://www.whitehouse.gov/sites/default/files/omb/assets/memoranda_2010/m10-06.pdf"><text:span text:style-name="T199_55">_2010/</text:span></text:a></text:span><text:span text:style-name="T199_56"><text:a xlink:type="simple" xlink:href="http://www.whitehouse.gov/sites/default/files/omb/assets/memoranda_2010/m10-06.pdf"><text:span text:style-name="T199_57">m</text:span></text:a></text:span><text:span text:style-name="T199_58"><text:a xlink:type="simple" xlink:href="http://www.whitehouse.gov/sites/default/files/omb/assets/memoranda_2010/m10-06.pdf"><text:span text:style-name="T199_59">10-06.</text:span></text:a></text:span><text:span text:style-name="T199_60"><text:a xlink:type="simple" xlink:href="http://www.whitehouse.gov/sites/default/files/omb/assets/memoranda_2010/m10-06.pdf"><text:span text:style-name="T199_61">pdf</text:span></text:a></text:span></text:p></text:note-body></text:note></text:span><text:span text:style-name="T199_62"><text:s/>(</text:span><text:span text:style-name="T199_63">Section</text:span><text:span text:style-name="T199_64"><text:s/>2.</text:span><text:span text:style-name="T199_65">a</text:span><text:span text:style-name="T199_66">.))<text:s/></text:span><text:span text:style-name="T199_67">and</text:span><text:span text:style-name="T199_68"><text:s/></text:span><text:span text:style-name="T199_69">creating</text:span><text:span text:style-name="T199_70"><text:s/></text:span><text:span text:style-name="T199_71">other</text:span><text:span text:style-name="T199_72"><text:s/></text:span><text:span text:style-name="T199_73">audit</text:span><text:span text:style-name="T199_74"><text:s/></text:span><text:span text:style-name="T199_75">processes</text:span><text:span text:style-name="T199_76">.</text:span></text:p>
      <text:p text:style-name="P200"/>
      <text:p text:style-name="P201"><text:span text:style-name="T201_1">In</text:span><text:span text:style-name="T201_2"><text:s/></text:span><text:span text:style-name="T201_3">any</text:span><text:span text:style-name="T201_4"><text:s/></text:span><text:span text:style-name="T201_5">case</text:span><text:span text:style-name="T201_6">,<text:s/></text:span><text:span text:style-name="T201_7">data</text:span><text:span text:style-name="T201_8"><text:s/></text:span><text:span text:style-name="T201_9">quality</text:span><text:span text:style-name="T201_10"><text:s/></text:span><text:span text:style-name="T201_11">concerns</text:span><text:span text:style-name="T201_12"><text:s/></text:span><text:span text:style-name="T201_13">should</text:span><text:span text:style-name="T201_14"><text:s/></text:span><text:span text:style-name="T201_15">not</text:span><text:span text:style-name="T201_16"><text:s/></text:span><text:span text:style-name="T201_17">be</text:span><text:span text:style-name="T201_18"><text:s/></text:span><text:span text:style-name="T201_19">accepted</text:span><text:span text:style-name="T201_20"><text:s/></text:span><text:span text:style-name="T201_21">as</text:span><text:span text:style-name="T201_22"><text:s/></text:span><text:span text:style-name="T201_23">an</text:span><text:span text:style-name="T201_24"><text:s/></text:span><text:span text:style-name="T201_25">excuse</text:span><text:span text:style-name="T201_26"><text:s/></text:span><text:span text:style-name="T201_27">for</text:span><text:span text:style-name="T201_28"><text:s/></text:span><text:span text:style-name="T201_29">exempting</text:span><text:span text:style-name="T201_30"><text:s/></text:span><text:span text:style-name="T201_31">or</text:span><text:span text:style-name="T201_32"><text:s/></text:span><text:span text:style-name="T201_33">restricting</text:span><text:span text:style-name="T201_34"><text:s/></text:span><text:span text:style-name="T201_35">the</text:span><text:span text:style-name="T201_36"><text:s/></text:span><text:span text:style-name="T201_37">release</text:span><text:span text:style-name="T201_38"><text:s/></text:span><text:span text:style-name="T201_39">of</text:span><text:span text:style-name="T201_40"><text:s/></text:span><text:span text:style-name="T201_41">information</text:span><text:span text:style-name="T201_42">,<text:s/></text:span><text:span text:style-name="T201_43">but</text:span><text:span text:style-name="T201_44"><text:s/></text:span><text:span text:style-name="T201_45">a</text:span><text:span text:style-name="T201_46"><text:s/></text:span><text:span text:style-name="T201_47">challenge</text:span><text:span text:style-name="T201_48"><text:s/></text:span><text:span text:style-name="T201_49">that</text:span><text:span text:style-name="T201_50"><text:s/></text:span><text:span text:style-name="T201_51">becomes</text:span><text:span text:style-name="T201_52"><text:s/></text:span><text:span text:style-name="T201_53">clearer</text:span><text:span text:style-name="T201_54"><text:s/></text:span><text:span text:style-name="T201_55">and</text:span><text:span text:style-name="T201_56"><text:s/></text:span><text:span text:style-name="T201_57">easier</text:span><text:span text:style-name="T201_58"><text:s/></text:span><text:span text:style-name="T201_59">to</text:span><text:span text:style-name="T201_60"><text:s/></text:span><text:span text:style-name="T201_61">address</text:span><text:span text:style-name="T201_62"><text:s/></text:span><text:span text:style-name="T201_63">when</text:span><text:span text:style-name="T201_64"><text:s/></text:span><text:span text:style-name="T201_65">data</text:span><text:span text:style-name="T201_66"><text:s/></text:span><text:span text:style-name="T201_67">is</text:span><text:span text:style-name="T201_68"><text:s/></text:span><text:span text:style-name="T201_69">released</text:span><text:span text:style-name="T201_70">.<text:s/></text:span><text:span text:style-name="T201_71">Data</text:span><text:span text:style-name="T201_72"><text:s/></text:span><text:span text:style-name="T201_73">with</text:span><text:span text:style-name="T201_74"><text:s/></text:span><text:span text:style-name="T201_75">serious</text:span><text:span text:style-name="T201_76"><text:s/></text:span><text:span text:style-name="T201_77">accuracy</text:span><text:span text:style-name="T201_78"><text:s/></text:span><text:span text:style-name="T201_79">and</text:span><text:span text:style-name="T201_80"><text:s/></text:span><text:span text:style-name="T201_81">quality</text:span><text:span text:style-name="T201_82"><text:s/></text:span><text:span text:style-name="T201_83">concerns</text:span><text:span text:style-name="T201_84"><text:s/></text:span><text:span text:style-name="T201_85">should</text:span><text:span text:style-name="T201_86"><text:s/></text:span><text:span text:style-name="T201_87">be</text:span><text:span text:style-name="T201_88"><text:s/></text:span><text:span text:style-name="T201_89">adequately</text:span><text:span text:style-name="T201_90"><text:s/></text:span><text:span text:style-name="T201_91">documented</text:span><text:span text:style-name="T201_92"><text:s/></text:span><text:span text:style-name="T201_93">to</text:span><text:span text:style-name="T201_94"><text:s/></text:span><text:span text:style-name="T201_95">avoid</text:span><text:span text:style-name="T201_96"><text:s/></text:span><text:span text:style-name="T201_97">creating</text:span><text:span text:style-name="T201_98"><text:s/></text:span><text:span text:style-name="T201_99">confusion</text:span><text:span text:style-name="T201_100"><text:s/></text:span><text:span text:style-name="T201_101">or</text:span><text:span text:style-name="T201_102"><text:s/></text:span><text:span text:style-name="T201_103">misinformation</text:span><text:span text:style-name="T201_104">.</text:span></text:p>
      <text:p text:style-name="P202"/>
      <text:p text:style-name="P203"><text:span text:style-name="T203_1">Similarly</text:span><text:span text:style-name="T203_2">,<text:s/></text:span><text:span text:style-name="T203_3">public</text:span><text:span text:style-name="T203_4"><text:s/></text:span><text:span text:style-name="T203_5">data</text:span><text:span text:style-name="T203_6"><text:s/></text:span><text:span text:style-name="T203_7">reporting</text:span><text:span text:style-name="T203_8"><text:s/></text:span><text:span text:style-name="T203_9">streams</text:span><text:span text:style-name="T203_10"><text:s/></text:span><text:span text:style-name="T203_11">that</text:span><text:span text:style-name="T203_12"><text:s/></text:span><text:span text:style-name="T203_13">are</text:span><text:span text:style-name="T203_14"><text:s/></text:span><text:span text:style-name="T203_15">separate</text:span><text:span text:style-name="T203_16"><text:s/></text:span><text:span text:style-name="T203_17">from</text:span><text:span text:style-name="T203_18"><text:s/></text:span><text:span text:style-name="T203_19">what</text:span><text:span text:style-name="T203_20"><text:s/></text:span><text:span text:style-name="T203_21">is</text:span><text:span text:style-name="T203_22"><text:s/></text:span><text:span text:style-name="T203_23">used</text:span><text:span text:style-name="T203_24"><text:s/></text:span><text:span text:style-name="T203_25">within</text:span><text:span text:style-name="T203_26"><text:s/></text:span><text:span text:style-name="T203_27">government</text:span><text:span text:style-name="T203_28"><text:s/></text:span><text:span text:style-name="T203_29">should</text:span><text:span text:style-name="T203_30"><text:s/></text:span><text:span text:style-name="T203_31">be</text:span><text:span text:style-name="T203_32"><text:s/></text:span><text:span text:style-name="T203_33">avoided</text:span><text:span text:style-name="T203_34"><text:s/></text:span><text:span text:style-name="T203_35">whenever</text:span><text:span text:style-name="T203_36"><text:s/></text:span><text:span text:style-name="T203_37">possible</text:span><text:span text:style-name="T203_38">,<text:s/></text:span><text:span text:style-name="T203_39">as</text:span><text:span text:style-name="T203_40"><text:s/></text:span><text:span text:style-name="T203_41">redundant</text:span><text:span text:style-name="T203_42"><text:s/></text:span><text:span text:style-name="T203_43">or</text:span><text:span text:style-name="T203_44"><text:s/></text:span><text:span text:style-name="T203_45">parallel</text:span><text:span text:style-name="T203_46"><text:s/></text:span><text:span text:style-name="T203_47">data</text:span><text:span text:style-name="T203_48"><text:s/></text:span><text:span text:style-name="T203_49">streams</text:span><text:span text:style-name="T203_50"><text:s/></text:span><text:span text:style-name="T203_51">can</text:span><text:span text:style-name="T203_52"><text:s/></text:span><text:span text:style-name="T203_53">create</text:span><text:span text:style-name="T203_54"><text:s/></text:span><text:span text:style-name="T203_55">opportunities</text:span><text:span text:style-name="T203_56"><text:s/></text:span><text:span text:style-name="T203_57">for</text:span><text:span text:style-name="T203_58"><text:s/></text:span><text:span text:style-name="T203_59">data</text:span><text:span text:style-name="T203_60"><text:s/></text:span><text:span text:style-name="T203_61">quality</text:span><text:span text:style-name="T203_62"><text:s/></text:span><text:span text:style-name="T203_63">to</text:span><text:span text:style-name="T203_64"><text:s/></text:span><text:span text:style-name="T203_65">suffer</text:span><text:span text:style-name="T203_66">.</text:span></text:p>
      <text:p text:style-name="P204"/>
      <text:p text:style-name="P205"><text:bookmark-start text:name="id.vk995ixqpj7l"/><text:bookmark-end text:name="id.vk995ixqpj7l"/></text:p>
      <text:list text:style-name="LS20" xml:id="list62">
        <text:list-item>
          <text:p text:style-name="P206"><text:span text:style-name="T206_1">Create</text:span><text:span text:style-name="T206_2"><text:s/></text:span><text:span text:style-name="T206_3">a</text:span><text:span text:style-name="T206_4"><text:s/></text:span><text:span text:style-name="T206_5">public</text:span><text:span text:style-name="T206_6">,<text:s/></text:span><text:span text:style-name="T206_7">comprehensive</text:span><text:span text:style-name="T206_8"><text:s/></text:span><text:span text:style-name="T206_9">list</text:span><text:span text:style-name="T206_10"><text:s/></text:span><text:span text:style-name="T206_11">of</text:span><text:span text:style-name="T206_12"><text:s/></text:span><text:span text:style-name="T206_13">all</text:span><text:span text:style-name="T206_14"><text:s/></text:span><text:span text:style-name="T206_15">information</text:span><text:span text:style-name="T206_16"><text:s/></text:span><text:span text:style-name="T206_17">holdings</text:span><text:span text:style-name="T206_18">.</text:span></text:p>
        </text:list-item>
      </text:list>
      <text:p text:style-name="P207"/>
      <text:p text:style-name="P208"><text:span text:style-name="T208_1">Government</text:span><text:span text:style-name="T208_2"><text:s/></text:span><text:span text:style-name="T208_3">bodies</text:span><text:span text:style-name="T208_4"><text:s/></text:span><text:span text:style-name="T208_5">often</text:span><text:span text:style-name="T208_6"><text:s/></text:span><text:span text:style-name="T208_7">do</text:span><text:span text:style-name="T208_8"><text:s/></text:span><text:span text:style-name="T208_9">not</text:span><text:span text:style-name="T208_10"><text:s/></text:span><text:span text:style-name="T208_11">know</text:span><text:span text:style-name="T208_12"><text:s/></text:span><text:span text:style-name="T208_13">what</text:span><text:span text:style-name="T208_14"><text:s/></text:span><text:span text:style-name="T208_15">information</text:span><text:span text:style-name="T208_16"><text:s/></text:span><text:span text:style-name="T208_17">they</text:span><text:span text:style-name="T208_18"><text:s/></text:span><text:span text:style-name="T208_19">have</text:span><text:span text:style-name="T208_20">.<text:s/></text:span><text:span text:style-name="T208_21">Open</text:span><text:span text:style-name="T208_22"><text:s/></text:span><text:span text:style-name="T208_23">data</text:span><text:span text:style-name="T208_24"><text:s/></text:span><text:span text:style-name="T208_25">policies</text:span><text:span text:style-name="T208_26"><text:s/></text:span><text:span text:style-name="T208_27">should</text:span><text:span text:style-name="T208_28"><text:s/></text:span><text:span text:style-name="T208_29">require</text:span><text:span text:style-name="T208_30"><text:s/></text:span><text:span text:style-name="T208_31">a</text:span><text:span text:style-name="T208_32"><text:s/></text:span><text:span text:style-name="T208_33">full</text:span><text:span text:style-name="T208_34"><text:s/></text:span><text:span text:style-name="T208_35">public</text:span><text:span text:style-name="T208_36"><text:s/></text:span><text:span text:style-name="T208_37">listing</text:span><text:span text:style-name="T208_38"><text:s/></text:span><text:span text:style-name="T208_39">of</text:span><text:span text:style-name="T208_40"><text:s/></text:span><text:span text:style-name="T208_41">government</text:span><text:span text:style-name="T208_42"><text:s/></text:span><text:span text:style-name="T208_43">information</text:span><text:span text:style-name="T208_44">.<text:s/></text:span><text:span text:style-name="T208_45">This</text:span><text:span text:style-name="T208_46"><text:s/></text:span><text:span text:style-name="T208_47">comprehensive</text:span><text:span text:style-name="T208_48"><text:s/></text:span><text:span text:style-name="T208_49">listing</text:span><text:span text:style-name="T208_50"><text:s/></text:span><text:span text:style-name="T208_51">empowers</text:span><text:span text:style-name="T208_52"><text:s/></text:span><text:span text:style-name="T208_53">policymakers</text:span><text:span text:style-name="T208_54"><text:s/></text:span><text:span text:style-name="T208_55">and</text:span><text:span text:style-name="T208_56"><text:s/></text:span><text:span text:style-name="T208_57">administrators</text:span><text:span text:style-name="T208_58"><text:s/></text:span><text:span text:style-name="T208_59">to</text:span><text:span text:style-name="T208_60"><text:s/></text:span><text:span text:style-name="T208_61">determine</text:span><text:span text:style-name="T208_62"><text:s/></text:span><text:span text:style-name="T208_63">whether</text:span><text:span text:style-name="T208_64"><text:s/></text:span><text:span text:style-name="T208_65">information</text:span><text:span text:style-name="T208_66"><text:s/></text:span><text:span text:style-name="T208_67">is</text:span><text:span text:style-name="T208_68"><text:s/></text:span><text:span text:style-name="T208_69">being</text:span><text:span text:style-name="T208_70"><text:s/></text:span><text:span text:style-name="T208_71">appropriately</text:span><text:span text:style-name="T208_72"><text:s/></text:span><text:span text:style-name="T208_73">managed</text:span><text:span text:style-name="T208_74"><text:s/></text:span><text:span text:style-name="T208_75">and</text:span><text:span text:style-name="T208_76"><text:s/></text:span><text:span text:style-name="T208_77">empowers</text:span><text:span text:style-name="T208_78"><text:s/></text:span><text:span text:style-name="T208_79">the</text:span><text:span text:style-name="T208_80"><text:s/></text:span><text:span text:style-name="T208_81">public</text:span><text:span text:style-name="T208_82"><text:s/></text:span><text:span text:style-name="T208_83">oversight</text:span><text:span text:style-name="T208_84"><text:s/></text:span><text:span text:style-name="T208_85">of</text:span><text:span text:style-name="T208_86"><text:s/></text:span><text:span text:style-name="T208_87">those</text:span><text:span text:style-name="T208_88"><text:s/></text:span><text:span text:style-name="T208_89">determinations</text:span><text:span text:style-name="T208_90">.<text:s/></text:span><text:span text:style-name="T208_91">Publicly</text:span><text:span text:style-name="T208_92"><text:s/></text:span><text:span text:style-name="T208_93">accounting</text:span><text:span text:style-name="T208_94"><text:s/></text:span><text:span text:style-name="T208_95">for</text:span><text:span text:style-name="T208_96"><text:s/></text:span><text:span text:style-name="T208_97">agency</text:span><text:span text:style-name="T208_98"><text:s/></text:span><text:span text:style-name="T208_99">information</text:span><text:span text:style-name="T208_100"><text:s/></text:span><text:span text:style-name="T208_101">helps</text:span><text:span text:style-name="T208_102"><text:s/></text:span><text:span text:style-name="T208_103">ensure</text:span><text:span text:style-name="T208_104"><text:s/></text:span><text:span text:style-name="T208_105">that</text:span><text:span text:style-name="T208_106"><text:s/></text:span><text:span text:style-name="T208_107">information</text:span><text:span text:style-name="T208_108"><text:s/></text:span><text:span text:style-name="T208_109">is</text:span><text:span text:style-name="T208_110"><text:s/></text:span><text:span text:style-name="T208_111">managed</text:span><text:span text:style-name="T208_112"><text:s/></text:span><text:span text:style-name="T208_113">to</text:span><text:span text:style-name="T208_114"><text:s/></text:span><text:span text:style-name="T208_115">benefit</text:span><text:span text:style-name="T208_116"><text:s/></text:span><text:span text:style-name="T208_117">the</text:span><text:span text:style-name="T208_118"><text:s/></text:span><text:span text:style-name="T208_119">public</text:span><text:span text:style-name="T208_120"><text:s/></text:span><text:span text:style-name="T208_121">interest</text:span><text:span text:style-name="T208_122">,<text:s/></text:span><text:span text:style-name="T208_123">can</text:span><text:span text:style-name="T208_124"><text:s/></text:span><text:span text:style-name="T208_125">create</text:span><text:span text:style-name="T208_126"><text:s/></text:span><text:span text:style-name="T208_127">efficiencies</text:span><text:span text:style-name="T208_128"><text:s/></text:span><text:span text:style-name="T208_129">among</text:span><text:span text:style-name="T208_130"><text:s/></text:span><text:span text:style-name="T208_131">government</text:span><text:span text:style-name="T208_132"><text:s/></text:span><text:span text:style-name="T208_133">departments</text:span><text:span text:style-name="T208_134">,<text:s/></text:span><text:span text:style-name="T208_135">and</text:span><text:span text:style-name="T208_136"><text:s/></text:span><text:span text:style-name="T208_137">empower</text:span><text:span text:style-name="T208_138"><text:s/></text:span><text:span text:style-name="T208_139">journalists</text:span><text:span text:style-name="T208_140"><text:s/></text:span><text:span text:style-name="T208_141">and</text:span><text:span text:style-name="T208_142"><text:s/></text:span><text:span text:style-name="T208_143">policymakers</text:span><text:span text:style-name="T208_144">.<text:s/></text:span><text:span text:style-name="T208_145">To</text:span><text:span text:style-name="T208_146"><text:s/></text:span><text:span text:style-name="T208_147">provide</text:span><text:span text:style-name="T208_148"><text:s/></text:span><text:span text:style-name="T208_149">up</text:span><text:span text:style-name="T208_150">-</text:span><text:span text:style-name="T208_151">to</text:span><text:span text:style-name="T208_152">-</text:span><text:span text:style-name="T208_153">date</text:span><text:span text:style-name="T208_154"><text:s/></text:span><text:span text:style-name="T208_155">information</text:span><text:span text:style-name="T208_156">,<text:s/></text:span><text:span text:style-name="T208_157">agencies</text:span><text:span text:style-name="T208_158"><text:s/></text:span><text:span text:style-name="T208_159">can</text:span><text:span text:style-name="T208_160"><text:s/></text:span><text:span text:style-name="T208_161">also</text:span><text:span text:style-name="T208_162"><text:s/></text:span><text:span text:style-name="T208_163">be</text:span><text:span text:style-name="T208_164"><text:s/></text:span><text:span text:style-name="T208_165">required</text:span><text:span text:style-name="T208_166"><text:s/></text:span><text:span text:style-name="T208_167">to</text:span><text:span text:style-name="T208_168"><text:s/></text:span><text:span text:style-name="T208_169">regularly</text:span><text:span text:style-name="T208_170"><text:s/></text:span><text:span text:style-name="T208_171">audit</text:span><text:span text:style-name="T208_172"><text:s/></text:span><text:span text:style-name="T208_173">their</text:span><text:span text:style-name="T208_174"><text:s/></text:span><text:span text:style-name="T208_175">information</text:span><text:span text:style-name="T208_176"><text:s/></text:span><text:span text:style-name="T208_177">holdings</text:span><text:span text:style-name="T208_178">.</text:span></text:p>
      <text:p text:style-name="P209"/>
      <text:p text:style-name="P210"><text:span text:style-name="T210_1">In</text:span><text:span text:style-name="T210_2"><text:s/></text:span><text:span text:style-name="T210_3">an</text:span><text:span text:style-name="T210_4"><text:s/></text:span><text:span text:style-name="T210_5"><text:a xlink:type="simple" xlink:href="http://www.cabinetoffice.gov.uk/resource-library/open-data-white-paper-unleashing-potential"><text:span text:style-name="T210_6">Open</text:span></text:a></text:span><text:span text:style-name="T210_7"><text:a xlink:type="simple" xlink:href="http://www.cabinetoffice.gov.uk/resource-library/open-data-white-paper-unleashing-potential"><text:span text:style-name="T210_8"><text:s/></text:span></text:a></text:span><text:span text:style-name="T210_9"><text:a xlink:type="simple" xlink:href="http://www.cabinetoffice.gov.uk/resource-library/open-data-white-paper-unleashing-potential"><text:span text:style-name="T210_10">Data</text:span></text:a></text:span><text:span text:style-name="T210_11"><text:a xlink:type="simple" xlink:href="http://www.cabinetoffice.gov.uk/resource-library/open-data-white-paper-unleashing-potential"><text:span text:style-name="T210_12"><text:s/></text:span></text:a></text:span><text:span text:style-name="T210_13"><text:a xlink:type="simple" xlink:href="http://www.cabinetoffice.gov.uk/resource-library/open-data-white-paper-unleashing-potential"><text:span text:style-name="T210_14">White</text:span></text:a></text:span><text:span text:style-name="T210_15"><text:a xlink:type="simple" xlink:href="http://www.cabinetoffice.gov.uk/resource-library/open-data-white-paper-unleashing-potential"><text:span text:style-name="T210_16"><text:s/></text:span></text:a></text:span><text:span text:style-name="T210_17"><text:a xlink:type="simple" xlink:href="http://www.cabinetoffice.gov.uk/resource-library/open-data-white-paper-unleashing-potential"><text:span text:style-name="T210_18">Paper</text:span></text:a></text:span><text:span text:style-name="T210_19"><text:note text:note-class="footnote"><text:note-citation/><text:note-body><text:p text:style-name="P211"><text:span text:style-name="T211_1"><text:s/></text:span><text:span text:style-name="T211_2">UK</text:span><text:span text:style-name="T211_3"><text:s/></text:span><text:span text:style-name="T211_4">Open</text:span><text:span text:style-name="T211_5"><text:s/></text:span><text:span text:style-name="T211_6">Data</text:span><text:span text:style-name="T211_7"><text:s/></text:span><text:span text:style-name="T211_8">White</text:span><text:span text:style-name="T211_9"><text:s/></text:span><text:span text:style-name="T211_10">Paper</text:span><text:span text:style-name="T211_11">,<text:s/></text:span><text:span text:style-name="T211_12"><text:a xlink:type="simple" xlink:href="http://www.cabinetoffice.gov.uk/resource-library/open-data-white-paper-unleashing-potential"><text:span text:style-name="T211_13">http</text:span></text:a></text:span><text:span text:style-name="T211_14"><text:a xlink:type="simple" xlink:href="http://www.cabinetoffice.gov.uk/resource-library/open-data-white-paper-unleashing-potential"><text:span text:style-name="T211_15">://</text:span></text:a></text:span><text:span text:style-name="T211_16"><text:a xlink:type="simple" xlink:href="http://www.cabinetoffice.gov.uk/resource-library/open-data-white-paper-unleashing-potential"><text:span text:style-name="T211_17">www</text:span></text:a></text:span><text:span text:style-name="T211_18"><text:a xlink:type="simple" xlink:href="http://www.cabinetoffice.gov.uk/resource-library/open-data-white-paper-unleashing-potential"><text:span text:style-name="T211_19">.</text:span></text:a></text:span><text:span text:style-name="T211_20"><text:a xlink:type="simple" xlink:href="http://www.cabinetoffice.gov.uk/resource-library/open-data-white-paper-unleashing-potential"><text:span text:style-name="T211_21">cabinetoffice</text:span></text:a></text:span><text:span text:style-name="T211_22"><text:a xlink:type="simple" xlink:href="http://www.cabinetoffice.gov.uk/resource-library/open-data-white-paper-unleashing-potential"><text:span text:style-name="T211_23">.</text:span></text:a></text:span><text:span text:style-name="T211_24"><text:a xlink:type="simple" xlink:href="http://www.cabinetoffice.gov.uk/resource-library/open-data-white-paper-unleashing-potential"><text:span text:style-name="T211_25">gov</text:span></text:a></text:span><text:span text:style-name="T211_26"><text:a xlink:type="simple" xlink:href="http://www.cabinetoffice.gov.uk/resource-library/open-data-white-paper-unleashing-potential"><text:span text:style-name="T211_27">.</text:span></text:a></text:span><text:span text:style-name="T211_28"><text:a xlink:type="simple" xlink:href="http://www.cabinetoffice.gov.uk/resource-library/open-data-white-paper-unleashing-potential"><text:span text:style-name="T211_29">uk</text:span></text:a></text:span><text:span text:style-name="T211_30"><text:a xlink:type="simple" xlink:href="http://www.cabinetoffice.gov.uk/resource-library/open-data-white-paper-unleashing-potential"><text:span text:style-name="T211_31">/</text:span></text:a></text:span><text:span text:style-name="T211_32"><text:a xlink:type="simple" xlink:href="http://www.cabinetoffice.gov.uk/resource-library/open-data-white-paper-unleashing-potential"><text:span text:style-name="T211_33">resource</text:span></text:a></text:span><text:span text:style-name="T211_34"><text:a xlink:type="simple" xlink:href="http://www.cabinetoffice.gov.uk/resource-library/open-data-white-paper-unleashing-potential"><text:span text:style-name="T211_35">-</text:span></text:a></text:span><text:span text:style-name="T211_36"><text:a xlink:type="simple" xlink:href="http://www.cabinetoffice.gov.uk/resource-library/open-data-white-paper-unleashing-potential"><text:span text:style-name="T211_37">library</text:span></text:a></text:span><text:span text:style-name="T211_38"><text:a xlink:type="simple" xlink:href="http://www.cabinetoffice.gov.uk/resource-library/open-data-white-paper-unleashing-potential"><text:span text:style-name="T211_39">/</text:span></text:a></text:span><text:span text:style-name="T211_40"><text:a xlink:type="simple" xlink:href="http://www.cabinetoffice.gov.uk/resource-library/open-data-white-paper-unleashing-potential"><text:span text:style-name="T211_41">open</text:span></text:a></text:span><text:span text:style-name="T211_42"><text:a xlink:type="simple" xlink:href="http://www.cabinetoffice.gov.uk/resource-library/open-data-white-paper-unleashing-potential"><text:span text:style-name="T211_43">-</text:span></text:a></text:span><text:span text:style-name="T211_44"><text:a xlink:type="simple" xlink:href="http://www.cabinetoffice.gov.uk/resource-library/open-data-white-paper-unleashing-potential"><text:span text:style-name="T211_45">data</text:span></text:a></text:span><text:span text:style-name="T211_46"><text:a xlink:type="simple" xlink:href="http://www.cabinetoffice.gov.uk/resource-library/open-data-white-paper-unleashing-potential"><text:span text:style-name="T211_47">-</text:span></text:a></text:span><text:span text:style-name="T211_48"><text:a xlink:type="simple" xlink:href="http://www.cabinetoffice.gov.uk/resource-library/open-data-white-paper-unleashing-potential"><text:span text:style-name="T211_49">white</text:span></text:a></text:span><text:span text:style-name="T211_50"><text:a xlink:type="simple" xlink:href="http://www.cabinetoffice.gov.uk/resource-library/open-data-white-paper-unleashing-potential"><text:span text:style-name="T211_51">-</text:span></text:a></text:span><text:span text:style-name="T211_52"><text:a xlink:type="simple" xlink:href="http://www.cabinetoffice.gov.uk/resource-library/open-data-white-paper-unleashing-potential"><text:span text:style-name="T211_53">paper</text:span></text:a></text:span><text:span text:style-name="T211_54"><text:a xlink:type="simple" xlink:href="http://www.cabinetoffice.gov.uk/resource-library/open-data-white-paper-unleashing-potential"><text:span text:style-name="T211_55">-</text:span></text:a></text:span><text:span text:style-name="T211_56"><text:a xlink:type="simple" xlink:href="http://www.cabinetoffice.gov.uk/resource-library/open-data-white-paper-unleashing-potential"><text:span text:style-name="T211_57">unleashing</text:span></text:a></text:span><text:span text:style-name="T211_58"><text:a xlink:type="simple" xlink:href="http://www.cabinetoffice.gov.uk/resource-library/open-data-white-paper-unleashing-potential"><text:span text:style-name="T211_59">-</text:span></text:a></text:span><text:span text:style-name="T211_60"><text:a xlink:type="simple" xlink:href="http://www.cabinetoffice.gov.uk/resource-library/open-data-white-paper-unleashing-potential"><text:span text:style-name="T211_61">potential</text:span></text:a></text:span></text:p></text:note-body></text:note></text:span><text:span text:style-name="T211_62"><text:s/></text:span><text:span text:style-name="T211_63">released</text:span><text:span text:style-name="T211_64"><text:s/></text:span><text:span text:style-name="T211_65">in</text:span><text:span text:style-name="T211_66"><text:s/></text:span><text:span text:style-name="T211_67">June</text:span><text:span text:style-name="T211_68"><text:s/>2012,<text:s/></text:span><text:span text:style-name="T211_69">the</text:span><text:span text:style-name="T211_70"><text:s/></text:span><text:span text:style-name="T211_71">UK</text:span><text:span text:style-name="T211_72"><text:s/></text:span><text:span text:style-name="T211_73">Ministers</text:span><text:span text:style-name="T211_74"><text:s/></text:span><text:span text:style-name="T211_75">of</text:span><text:span text:style-name="T211_76"><text:s/></text:span><text:span text:style-name="T211_77">State</text:span><text:span text:style-name="T211_78"><text:s/></text:span><text:span text:style-name="T211_79">for</text:span><text:span text:style-name="T211_80"><text:s/></text:span><text:span text:style-name="T211_81">the</text:span><text:span text:style-name="T211_82"><text:s/></text:span><text:span text:style-name="T211_83">Cabinet</text:span><text:span text:style-name="T211_84"><text:s/></text:span><text:span text:style-name="T211_85">Office</text:span><text:span text:style-name="T211_86"><text:s/></text:span><text:span text:style-name="T211_87">and</text:span><text:span text:style-name="T211_88"><text:s/></text:span><text:span text:style-name="T211_89">Paymaster</text:span><text:span text:style-name="T211_90"><text:s/></text:span><text:span text:style-name="T211_91">General</text:span><text:span text:style-name="T211_92"><text:s/></text:span><text:span text:style-name="T211_93">noted</text:span><text:span text:style-name="T211_94"><text:s/></text:span><text:span text:style-name="T211_95">among</text:span><text:span text:style-name="T211_96"><text:s/></text:span><text:span text:style-name="T211_97">a</text:span><text:span text:style-name="T211_98"><text:s/></text:span><text:span text:style-name="T211_99">list</text:span><text:span text:style-name="T211_100"><text:s/></text:span><text:span text:style-name="T211_101">of</text:span><text:span text:style-name="T211_102"><text:s/></text:span><text:span text:style-name="T211_103">open</text:span><text:span text:style-name="T211_104"><text:s/></text:span><text:span text:style-name="T211_105">data</text:span><text:span text:style-name="T211_106"><text:s/></text:span><text:span text:style-name="T211_107">strategies</text:span><text:span text:style-name="T211_108"><text:s/></text:span><text:span text:style-name="T211_109">and</text:span><text:span text:style-name="T211_110"><text:s/></text:span><text:span text:style-name="T211_111">principles</text:span><text:span text:style-name="T211_112"><text:s/></text:span><text:span text:style-name="T211_113">that</text:span><text:span text:style-name="T211_114"><text:s/>"</text:span><text:span text:style-name="T211_115">Public</text:span><text:span text:style-name="T211_116"><text:s/></text:span><text:span text:style-name="T211_117">bodies</text:span><text:span text:style-name="T211_118"><text:s/></text:span><text:span text:style-name="T211_119">should</text:span><text:span text:style-name="T211_120"><text:s/></text:span><text:span text:style-name="T211_121">maintain</text:span><text:span text:style-name="T211_122"><text:s/></text:span><text:span text:style-name="T211_123">and</text:span><text:span text:style-name="T211_124"><text:s/></text:span><text:span text:style-name="T211_125">publish</text:span><text:span text:style-name="T211_126"><text:s/></text:span><text:span text:style-name="T211_127">inventories</text:span><text:span text:style-name="T211_128"><text:s/></text:span><text:span text:style-name="T211_129">of</text:span><text:span text:style-name="T211_130"><text:s/></text:span><text:span text:style-name="T211_131">their</text:span><text:span text:style-name="T211_132"><text:s/></text:span><text:span text:style-name="T211_133">data</text:span><text:span text:style-name="T211_134"><text:s/></text:span><text:span text:style-name="T211_135">holdings</text:span><text:span text:style-name="T211_136">"(</text:span><text:span text:style-name="T211_137">Section</text:span><text:span text:style-name="T211_138"><text:s/>2.46,<text:s/></text:span><text:span text:style-name="T211_139">Principle</text:span><text:span text:style-name="T211_140"><text:s/>13).<text:s/></text:span><text:span text:style-name="T211_141">The</text:span><text:span text:style-name="T211_142"><text:s/></text:span><text:span text:style-name="T211_143">Obama</text:span><text:span text:style-name="T211_144"><text:s/></text:span><text:span text:style-name="T211_145">Executive</text:span><text:span text:style-name="T211_146"><text:s/></text:span><text:span text:style-name="T211_147">Memo</text:span><text:span text:style-name="T211_148"><text:s/></text:span><text:span text:style-name="T211_149">on</text:span><text:span text:style-name="T211_150"><text:s/></text:span><text:span text:style-name="T211_151"><text:a xlink:type="simple" xlink:href="http://www.whitehouse.gov/the-press-office/2011/01/18/presidential-memoranda-regulatory-compliance"><text:span text:style-name="T211_152">Regulatory</text:span></text:a></text:span><text:span text:style-name="T211_153"><text:a xlink:type="simple" xlink:href="http://www.whitehouse.gov/the-press-office/2011/01/18/presidential-memoranda-regulatory-compliance"><text:span text:style-name="T211_154"><text:s/></text:span></text:a></text:span><text:span text:style-name="T211_155"><text:a xlink:type="simple" xlink:href="http://www.whitehouse.gov/the-press-office/2011/01/18/presidential-memoranda-regulatory-compliance"><text:span text:style-name="T211_156">Compliance</text:span></text:a></text:span><text:span text:style-name="T211_157"><text:a xlink:type="simple" xlink:href="http://www.whitehouse.gov/the-press-office/2011/01/18/presidential-memoranda-regulatory-compliance"><text:span text:style-name="T211_158"><text:s/></text:span></text:a></text:span><text:span text:style-name="T211_159"><text:a xlink:type="simple" xlink:href="http://www.whitehouse.gov/the-press-office/2011/01/18/presidential-memoranda-regulatory-compliance"><text:span text:style-name="T211_160">Data</text:span></text:a></text:span><text:span text:style-name="T211_161"><text:note text:note-class="footnote"><text:note-citation/><text:note-body><text:p text:style-name="P212"><text:span text:style-name="T212_1"><text:s/></text:span><text:span text:style-name="T212_2">Presidential</text:span><text:span text:style-name="T212_3"><text:s/></text:span><text:span text:style-name="T212_4">Memoranda</text:span><text:span text:style-name="T212_5"><text:s/></text:span><text:span text:style-name="T212_6">on</text:span><text:span text:style-name="T212_7"><text:s/></text:span><text:span text:style-name="T212_8">Regulatory</text:span><text:span text:style-name="T212_9"><text:s/></text:span><text:span text:style-name="T212_10">Compliance</text:span><text:span text:style-name="T212_11">,<text:s/></text:span><text:span text:style-name="T212_12"><text:a xlink:type="simple" xlink:href="http://www.whitehouse.gov/the-press-office/2011/01/18/presidential-memoranda-regulatory-compliance"><text:span text:style-name="T212_13">http</text:span></text:a></text:span><text:span text:style-name="T212_14"><text:a xlink:type="simple" xlink:href="http://www.whitehouse.gov/the-press-office/2011/01/18/presidential-memoranda-regulatory-compliance"><text:span text:style-name="T212_15">://</text:span></text:a></text:span><text:span text:style-name="T212_16"><text:a xlink:type="simple" xlink:href="http://www.whitehouse.gov/the-press-office/2011/01/18/presidential-memoranda-regulatory-compliance"><text:span text:style-name="T212_17">www</text:span></text:a></text:span><text:span text:style-name="T212_18"><text:a xlink:type="simple" xlink:href="http://www.whitehouse.gov/the-press-office/2011/01/18/presidential-memoranda-regulatory-compliance"><text:span text:style-name="T212_19">.</text:span></text:a></text:span><text:span text:style-name="T212_20"><text:a xlink:type="simple" xlink:href="http://www.whitehouse.gov/the-press-office/2011/01/18/presidential-memoranda-regulatory-compliance"><text:span text:style-name="T212_21">whitehouse</text:span></text:a></text:span><text:span text:style-name="T212_22"><text:a xlink:type="simple" xlink:href="http://www.whitehouse.gov/the-press-office/2011/01/18/presidential-memoranda-regulatory-compliance"><text:span text:style-name="T212_23">.</text:span></text:a></text:span><text:span text:style-name="T212_24"><text:a xlink:type="simple" xlink:href="http://www.whitehouse.gov/the-press-office/2011/01/18/presidential-memoranda-regulatory-compliance"><text:span text:style-name="T212_25">gov</text:span></text:a></text:span><text:span text:style-name="T212_26"><text:a xlink:type="simple" xlink:href="http://www.whitehouse.gov/the-press-office/2011/01/18/presidential-memoranda-regulatory-compliance"><text:span text:style-name="T212_27">/</text:span></text:a></text:span><text:span text:style-name="T212_28"><text:a xlink:type="simple" xlink:href="http://www.whitehouse.gov/the-press-office/2011/01/18/presidential-memoranda-regulatory-compliance"><text:span text:style-name="T212_29">the</text:span></text:a></text:span><text:span text:style-name="T212_30"><text:a xlink:type="simple" xlink:href="http://www.whitehouse.gov/the-press-office/2011/01/18/presidential-memoranda-regulatory-compliance"><text:span text:style-name="T212_31">-</text:span></text:a></text:span><text:span text:style-name="T212_32"><text:a xlink:type="simple" xlink:href="http://www.whitehouse.gov/the-press-office/2011/01/18/presidential-memoranda-regulatory-compliance"><text:span text:style-name="T212_33">press</text:span></text:a></text:span><text:span text:style-name="T212_34"><text:a xlink:type="simple" xlink:href="http://www.whitehouse.gov/the-press-office/2011/01/18/presidential-memoranda-regulatory-compliance"><text:span text:style-name="T212_35">-</text:span></text:a></text:span><text:span text:style-name="T212_36"><text:a xlink:type="simple" xlink:href="http://www.whitehouse.gov/the-press-office/2011/01/18/presidential-memoranda-regulatory-compliance"><text:span text:style-name="T212_37">office</text:span></text:a></text:span><text:span text:style-name="T212_38"><text:a xlink:type="simple" xlink:href="http://www.whitehouse.gov/the-press-office/2011/01/18/presidential-memoranda-regulatory-compliance"><text:span text:style-name="T212_39">/2011/01/18/</text:span></text:a></text:span><text:span text:style-name="T212_40"><text:a xlink:type="simple" xlink:href="http://www.whitehouse.gov/the-press-office/2011/01/18/presidential-memoranda-regulatory-compliance"><text:span text:style-name="T212_41">presidential</text:span></text:a></text:span><text:span text:style-name="T212_42"><text:a xlink:type="simple" xlink:href="http://www.whitehouse.gov/the-press-office/2011/01/18/presidential-memoranda-regulatory-compliance"><text:span text:style-name="T212_43">-</text:span></text:a></text:span><text:span text:style-name="T212_44"><text:a xlink:type="simple" xlink:href="http://www.whitehouse.gov/the-press-office/2011/01/18/presidential-memoranda-regulatory-compliance"><text:span text:style-name="T212_45">memoranda</text:span></text:a></text:span><text:span text:style-name="T212_46"><text:a xlink:type="simple" xlink:href="http://www.whitehouse.gov/the-press-office/2011/01/18/presidential-memoranda-regulatory-compliance"><text:span text:style-name="T212_47">-</text:span></text:a></text:span><text:span text:style-name="T212_48"><text:a xlink:type="simple" xlink:href="http://www.whitehouse.gov/the-press-office/2011/01/18/presidential-memoranda-regulatory-compliance"><text:span text:style-name="T212_49">regulatory</text:span></text:a></text:span><text:span text:style-name="T212_50"><text:a xlink:type="simple" xlink:href="http://www.whitehouse.gov/the-press-office/2011/01/18/presidential-memoranda-regulatory-compliance"><text:span text:style-name="T212_51">-</text:span></text:a></text:span><text:span text:style-name="T212_52"><text:a xlink:type="simple" xlink:href="http://www.whitehouse.gov/the-press-office/2011/01/18/presidential-memoranda-regulatory-compliance"><text:span text:style-name="T212_53">compliance</text:span></text:a></text:span></text:p></text:note-body></text:note></text:span><text:span text:style-name="T212_54"><text:s/></text:span><text:span text:style-name="T212_55">and</text:span><text:span text:style-name="T212_56">,<text:s/></text:span><text:span text:style-name="T212_57">in</text:span><text:span text:style-name="T212_58"><text:s/></text:span><text:span text:style-name="T212_59">particular</text:span><text:span text:style-name="T212_60">,<text:s/></text:span><text:span text:style-name="T212_61">the</text:span><text:span text:style-name="T212_62"><text:s/></text:span><text:span text:style-name="T212_63">Department</text:span><text:span text:style-name="T212_64"><text:s/></text:span><text:span text:style-name="T212_65">of</text:span><text:span text:style-name="T212_66"><text:s/></text:span><text:span text:style-name="T212_67">Transportation</text:span><text:span text:style-name="T212_68">’</text:span><text:span text:style-name="T212_69">s</text:span><text:span text:style-name="T212_70"><text:s/></text:span><text:span text:style-name="T212_71">index</text:span><text:span text:style-name="T212_72"><text:s/></text:span><text:span text:style-name="T212_73">of</text:span><text:span text:style-name="T212_74"><text:s/></text:span><text:span text:style-name="T212_75">major</text:span><text:span text:style-name="T212_76"><text:s/></text:span><text:span text:style-name="T212_77">datasets</text:span><text:span text:style-name="T212_78"><text:s/>(“</text:span><text:span text:style-name="T212_79">Regulatory</text:span><text:span text:style-name="T212_80"><text:s/></text:span><text:span text:style-name="T212_81">Enforcement</text:span><text:span text:style-name="T212_82"><text:s/></text:span><text:span text:style-name="T212_83">and</text:span><text:span text:style-name="T212_84"><text:s/></text:span><text:span text:style-name="T212_85">Compliance</text:span><text:span text:style-name="T212_86"><text:s/></text:span><text:span text:style-name="T212_87">Data</text:span><text:span text:style-name="T212_88">”)<text:s/></text:span><text:span text:style-name="T212_89">are</text:span><text:span text:style-name="T212_90"><text:s/></text:span><text:span text:style-name="T212_91">other</text:span><text:span text:style-name="T212_92"><text:s/></text:span><text:span text:style-name="T212_93">examples</text:span><text:span text:style-name="T212_94"><text:s/></text:span><text:span text:style-name="T212_95">of</text:span><text:span text:style-name="T212_96"><text:s/></text:span><text:span text:style-name="T212_97">this</text:span><text:span text:style-name="T212_98"><text:s/></text:span><text:span text:style-name="T212_99">provision</text:span><text:span text:style-name="T212_100"><text:s/></text:span><text:span text:style-name="T212_101">in</text:span><text:span text:style-name="T212_102"><text:s/></text:span><text:span text:style-name="T212_103">action</text:span><text:span text:style-name="T212_104">.<text:s/></text:span><text:span text:style-name="T212_105">For</text:span><text:span text:style-name="T212_106"><text:s/></text:span><text:span text:style-name="T212_107">more</text:span><text:span text:style-name="T212_108"><text:s/></text:span><text:span text:style-name="T212_109">details</text:span><text:span text:style-name="T212_110">,<text:s/></text:span><text:span text:style-name="T212_111">see</text:span><text:span text:style-name="T212_112"><text:s/></text:span><text:span text:style-name="T212_113">also</text:span><text:span text:style-name="T212_114"><text:s/></text:span><text:span text:style-name="T212_115">this</text:span><text:span text:style-name="T212_116"><text:s/></text:span><text:span text:style-name="T212_117"><text:a xlink:type="simple" xlink:href="http://sunlightfoundation.com/blog/2012/03/22/the-missing-open-data-policy/"><text:span text:style-name="T212_118">blog</text:span></text:a></text:span><text:span text:style-name="T212_119"><text:a xlink:type="simple" xlink:href="http://sunlightfoundation.com/blog/2012/03/22/the-missing-open-data-policy/"><text:span text:style-name="T212_120"><text:s/></text:span></text:a></text:span><text:span text:style-name="T212_121"><text:a xlink:type="simple" xlink:href="http://sunlightfoundation.com/blog/2012/03/22/the-missing-open-data-policy/"><text:span text:style-name="T212_122">post</text:span></text:a></text:span><text:span text:style-name="T212_123"><text:a xlink:type="simple" xlink:href="http://sunlightfoundation.com/blog/2012/03/22/the-missing-open-data-policy/"><text:span text:style-name="T212_124"><text:s/></text:span></text:a></text:span><text:span text:style-name="T212_125"><text:a xlink:type="simple" xlink:href="http://sunlightfoundation.com/blog/2012/03/22/the-missing-open-data-policy/"><text:span text:style-name="T212_126">from</text:span></text:a></text:span><text:span text:style-name="T212_127"><text:a xlink:type="simple" xlink:href="http://sunlightfoundation.com/blog/2012/03/22/the-missing-open-data-policy/"><text:span text:style-name="T212_128"><text:s/></text:span></text:a></text:span><text:span text:style-name="T212_129"><text:a xlink:type="simple" xlink:href="http://sunlightfoundation.com/blog/2012/03/22/the-missing-open-data-policy/"><text:span text:style-name="T212_130">John</text:span></text:a></text:span><text:span text:style-name="T212_131"><text:a xlink:type="simple" xlink:href="http://sunlightfoundation.com/blog/2012/03/22/the-missing-open-data-policy/"><text:span text:style-name="T212_132"><text:s/></text:span></text:a></text:span><text:span text:style-name="T212_133"><text:a xlink:type="simple" xlink:href="http://sunlightfoundation.com/blog/2012/03/22/the-missing-open-data-policy/"><text:span text:style-name="T212_134">Wonderlich</text:span></text:a></text:span><text:span text:style-name="T212_135"><text:note text:note-class="footnote"><text:note-citation/><text:note-body><text:p text:style-name="P213"><text:span text:style-name="T213_1"><text:s/></text:span><text:span text:style-name="T213_2">The</text:span><text:span text:style-name="T213_3"><text:s/></text:span><text:span text:style-name="T213_4">Missing</text:span><text:span text:style-name="T213_5"><text:s/></text:span><text:span text:style-name="T213_6">Open</text:span><text:span text:style-name="T213_7"><text:s/></text:span><text:span text:style-name="T213_8">Data</text:span><text:span text:style-name="T213_9"><text:s/></text:span><text:span text:style-name="T213_10">Policy</text:span><text:span text:style-name="T213_11">,<text:s/></text:span><text:span text:style-name="T213_12">John</text:span><text:span text:style-name="T213_13"><text:s/></text:span><text:span text:style-name="T213_14">Wonderlich</text:span><text:span text:style-name="T213_15">,<text:s/></text:span><text:span text:style-name="T213_16">Sunlight</text:span><text:span text:style-name="T213_17"><text:s/></text:span><text:span text:style-name="T213_18">Foundation</text:span><text:span text:style-name="T213_19">,<text:s/></text:span><text:span text:style-name="T213_20"><text:a xlink:type="simple" xlink:href="http://sunlightfoundation.com/blog/2012/03/22/the-missing-open-data-policy/"><text:span text:style-name="T213_21">http</text:span></text:a></text:span><text:span text:style-name="T213_22"><text:a xlink:type="simple" xlink:href="http://sunlightfoundation.com/blog/2012/03/22/the-missing-open-data-policy/"><text:span text:style-name="T213_23">://</text:span></text:a></text:span><text:span text:style-name="T213_24"><text:a xlink:type="simple" xlink:href="http://sunlightfoundation.com/blog/2012/03/22/the-missing-open-data-policy/"><text:span text:style-name="T213_25">sunlightfoundation</text:span></text:a></text:span><text:span text:style-name="T213_26"><text:a xlink:type="simple" xlink:href="http://sunlightfoundation.com/blog/2012/03/22/the-missing-open-data-policy/"><text:span text:style-name="T213_27">.</text:span></text:a></text:span><text:span text:style-name="T213_28"><text:a xlink:type="simple" xlink:href="http://sunlightfoundation.com/blog/2012/03/22/the-missing-open-data-policy/"><text:span text:style-name="T213_29">com</text:span></text:a></text:span><text:span text:style-name="T213_30"><text:a xlink:type="simple" xlink:href="http://sunlightfoundation.com/blog/2012/03/22/the-missing-open-data-policy/"><text:span text:style-name="T213_31">/</text:span></text:a></text:span><text:span text:style-name="T213_32"><text:a xlink:type="simple" xlink:href="http://sunlightfoundation.com/blog/2012/03/22/the-missing-open-data-policy/"><text:span text:style-name="T213_33">blog</text:span></text:a></text:span><text:span text:style-name="T213_34"><text:a xlink:type="simple" xlink:href="http://sunlightfoundation.com/blog/2012/03/22/the-missing-open-data-policy/"><text:span text:style-name="T213_35">/2012/03/22/</text:span></text:a></text:span><text:span text:style-name="T213_36"><text:a xlink:type="simple" xlink:href="http://sunlightfoundation.com/blog/2012/03/22/the-missing-open-data-policy/"><text:span text:style-name="T213_37">the</text:span></text:a></text:span><text:span text:style-name="T213_38"><text:a xlink:type="simple" xlink:href="http://sunlightfoundation.com/blog/2012/03/22/the-missing-open-data-policy/"><text:span text:style-name="T213_39">-</text:span></text:a></text:span><text:span text:style-name="T213_40"><text:a xlink:type="simple" xlink:href="http://sunlightfoundation.com/blog/2012/03/22/the-missing-open-data-policy/"><text:span text:style-name="T213_41">missing</text:span></text:a></text:span><text:span text:style-name="T213_42"><text:a xlink:type="simple" xlink:href="http://sunlightfoundation.com/blog/2012/03/22/the-missing-open-data-policy/"><text:span text:style-name="T213_43">-</text:span></text:a></text:span><text:span text:style-name="T213_44"><text:a xlink:type="simple" xlink:href="http://sunlightfoundation.com/blog/2012/03/22/the-missing-open-data-policy/"><text:span text:style-name="T213_45">open</text:span></text:a></text:span><text:span text:style-name="T213_46"><text:a xlink:type="simple" xlink:href="http://sunlightfoundation.com/blog/2012/03/22/the-missing-open-data-policy/"><text:span text:style-name="T213_47">-</text:span></text:a></text:span><text:span text:style-name="T213_48"><text:a xlink:type="simple" xlink:href="http://sunlightfoundation.com/blog/2012/03/22/the-missing-open-data-policy/"><text:span text:style-name="T213_49">data</text:span></text:a></text:span><text:span text:style-name="T213_50"><text:a xlink:type="simple" xlink:href="http://sunlightfoundation.com/blog/2012/03/22/the-missing-open-data-policy/"><text:span text:style-name="T213_51">-</text:span></text:a></text:span><text:span text:style-name="T213_52"><text:a xlink:type="simple" xlink:href="http://sunlightfoundation.com/blog/2012/03/22/the-missing-open-data-policy/"><text:span text:style-name="T213_53">policy</text:span></text:a></text:span><text:span text:style-name="T213_54"><text:a xlink:type="simple" xlink:href="http://sunlightfoundation.com/blog/2012/03/22/the-missing-open-data-policy/"><text:span text:style-name="T213_55">/</text:span></text:a></text:span></text:p></text:note-body></text:note></text:span><text:span text:style-name="T213_56"><text:s/></text:span><text:span text:style-name="T213_57">explaining</text:span><text:span text:style-name="T213_58"><text:s/></text:span><text:span text:style-name="T213_59">the</text:span><text:span text:style-name="T213_60"><text:s/></text:span><text:span text:style-name="T213_61">need</text:span><text:span text:style-name="T213_62"><text:s/></text:span><text:span text:style-name="T213_63">for</text:span><text:span text:style-name="T213_64"><text:s/></text:span><text:span text:style-name="T213_65">indexes</text:span><text:span text:style-name="T213_66">.</text:span></text:p>
      <text:p text:style-name="P214"/>
      <text:p text:style-name="P215"><text:bookmark-start text:name="id.9l5cq5o6d8v7"/><text:bookmark-end text:name="id.9l5cq5o6d8v7"/></text:p>
      <text:list text:style-name="LS21" xml:id="list63">
        <text:list-item>
          <text:p text:style-name="P216"><text:span text:style-name="T216_1">Mandate</text:span><text:span text:style-name="T216_2"><text:s/></text:span><text:span text:style-name="T216_3">the</text:span><text:span text:style-name="T216_4"><text:s/></text:span><text:span text:style-name="T216_5">use</text:span><text:span text:style-name="T216_6"><text:s/></text:span><text:span text:style-name="T216_7">of</text:span><text:span text:style-name="T216_8"><text:s/></text:span><text:span text:style-name="T216_9">unique</text:span><text:span text:style-name="T216_10"><text:s/></text:span><text:span text:style-name="T216_11">identifiers</text:span><text:span text:style-name="T216_12">.</text:span></text:p>
        </text:list-item>
      </text:list>
      <text:p text:style-name="P217"/>
      <text:p text:style-name="P218"><text:span text:style-name="T218_1">Unique</text:span><text:span text:style-name="T218_2"><text:s/></text:span><text:span text:style-name="T218_3">identifiers</text:span><text:span text:style-name="T218_4"><text:s/></text:span><text:span text:style-name="T218_5">within</text:span><text:span text:style-name="T218_6"><text:s/></text:span><text:span text:style-name="T218_7">datasets</text:span><text:span text:style-name="T218_8"><text:s/></text:span><text:span text:style-name="T218_9">empower</text:span><text:span text:style-name="T218_10"><text:s/></text:span><text:span text:style-name="T218_11">analysis</text:span><text:span text:style-name="T218_12"><text:s/></text:span><text:span text:style-name="T218_13">and</text:span><text:span text:style-name="T218_14"><text:s/></text:span><text:span text:style-name="T218_15">reuse</text:span><text:span text:style-name="T218_16"><text:s/></text:span><text:span text:style-name="T218_17">by</text:span><text:span text:style-name="T218_18"><text:s/></text:span><text:span text:style-name="T218_19">allowing</text:span><text:span text:style-name="T218_20"><text:s/></text:span><text:span text:style-name="T218_21">disparate</text:span><text:span text:style-name="T218_22"><text:s/></text:span><text:span text:style-name="T218_23">datasets</text:span><text:span text:style-name="T218_24"><text:s/></text:span><text:span text:style-name="T218_25">to</text:span><text:span text:style-name="T218_26"><text:s/></text:span><text:span text:style-name="T218_27">be</text:span><text:span text:style-name="T218_28"><text:s/></text:span><text:span text:style-name="T218_29">combined</text:span><text:span text:style-name="T218_30"><text:s/></text:span><text:span text:style-name="T218_31">and</text:span><text:span text:style-name="T218_32"><text:s/></text:span><text:span text:style-name="T218_33">to</text:span><text:span text:style-name="T218_34"><text:s/></text:span><text:span text:style-name="T218_35">be</text:span><text:span text:style-name="T218_36"><text:s/></text:span><text:span text:style-name="T218_37">more</text:span><text:span text:style-name="T218_38"><text:s/></text:span><text:span text:style-name="T218_39">carefully</text:span><text:span text:style-name="T218_40"><text:s/></text:span><text:span text:style-name="T218_41">mapped</text:span><text:span text:style-name="T218_42"><text:s/></text:span><text:span text:style-name="T218_43">to</text:span><text:span text:style-name="T218_44"><text:s/></text:span><text:span text:style-name="T218_45">real</text:span><text:span text:style-name="T218_46">-</text:span><text:span text:style-name="T218_47">world</text:span><text:span text:style-name="T218_48"><text:s/></text:span><text:span text:style-name="T218_49">entities</text:span><text:span text:style-name="T218_50">.<text:s/></text:span><text:span text:style-name="T218_51">Without</text:span><text:span text:style-name="T218_52"><text:s/></text:span><text:span text:style-name="T218_53">unique</text:span><text:span text:style-name="T218_54"><text:s/></text:span><text:span text:style-name="T218_55">identifiers</text:span><text:span text:style-name="T218_56">,<text:s/></text:span><text:span text:style-name="T218_57">some</text:span><text:span text:style-name="T218_58"><text:s/></text:span><text:span text:style-name="T218_59">analysis</text:span><text:span text:style-name="T218_60"><text:s/></text:span><text:span text:style-name="T218_61">can</text:span><text:span text:style-name="T218_62"><text:s/></text:span><text:span text:style-name="T218_63">become</text:span><text:span text:style-name="T218_64"><text:s/></text:span><text:span text:style-name="T218_65">difficult</text:span><text:span text:style-name="T218_66"><text:s/></text:span><text:span text:style-name="T218_67">or</text:span><text:span text:style-name="T218_68"><text:s/></text:span><text:span text:style-name="T218_69">impossible</text:span><text:span text:style-name="T218_70">,<text:s/></text:span><text:span text:style-name="T218_71">since</text:span><text:span text:style-name="T218_72"><text:s/></text:span><text:span text:style-name="T218_73">similar</text:span><text:span text:style-name="T218_74"><text:s/></text:span><text:span text:style-name="T218_75">names</text:span><text:span text:style-name="T218_76"><text:s/></text:span><text:span text:style-name="T218_77">may</text:span><text:span text:style-name="T218_78"><text:s/></text:span><text:span text:style-name="T218_79">or</text:span><text:span text:style-name="T218_80"><text:s/></text:span><text:span text:style-name="T218_81">may</text:span><text:span text:style-name="T218_82"><text:s/></text:span><text:span text:style-name="T218_83">not</text:span><text:span text:style-name="T218_84"><text:s/></text:span><text:span text:style-name="T218_85">refer</text:span><text:span text:style-name="T218_86"><text:s/></text:span><text:span text:style-name="T218_87">to</text:span><text:span text:style-name="T218_88"><text:s/></text:span><text:span text:style-name="T218_89">the</text:span><text:span text:style-name="T218_90"><text:s/></text:span><text:span text:style-name="T218_91">same</text:span><text:span text:style-name="T218_92"><text:s/></text:span><text:span text:style-name="T218_93">entities</text:span><text:span text:style-name="T218_94">.<text:s/></text:span><text:span text:style-name="T218_95">Importantly</text:span><text:span text:style-name="T218_96">,<text:s/></text:span><text:span text:style-name="T218_97">identifiers</text:span><text:span text:style-name="T218_98"><text:s/></text:span><text:span text:style-name="T218_99">should</text:span><text:span text:style-name="T218_100"><text:s/></text:span><text:span text:style-name="T218_101">be</text:span><text:span text:style-name="T218_102"><text:s/></text:span><text:span text:style-name="T218_103">non</text:span><text:span text:style-name="T218_104">-</text:span><text:span text:style-name="T218_105">proprietary</text:span><text:span text:style-name="T218_106"><text:s/></text:span><text:span text:style-name="T218_107">and</text:span><text:span text:style-name="T218_108"><text:s/></text:span><text:span text:style-name="T218_109">public</text:span><text:span text:style-name="T218_110">.<text:s/></text:span><text:span text:style-name="T218_111">A</text:span><text:span text:style-name="T218_112"><text:s/></text:span><text:span text:style-name="T218_113">typical</text:span><text:span text:style-name="T218_114"><text:s/></text:span><text:span text:style-name="T218_115">example</text:span><text:span text:style-name="T218_116"><text:s/></text:span><text:span text:style-name="T218_117">of</text:span><text:span text:style-name="T218_118"><text:s/></text:span><text:span text:style-name="T218_119">where</text:span><text:span text:style-name="T218_120"><text:s/></text:span><text:span text:style-name="T218_121">unique</text:span><text:span text:style-name="T218_122"><text:s/></text:span><text:span text:style-name="T218_123">identifiers</text:span><text:span text:style-name="T218_124"><text:s/></text:span><text:span text:style-name="T218_125">are</text:span><text:span text:style-name="T218_126"><text:s/></text:span><text:span text:style-name="T218_127">often</text:span><text:span text:style-name="T218_128"><text:s/></text:span><text:span text:style-name="T218_129">required</text:span><text:span text:style-name="T218_130"><text:s/></text:span><text:span text:style-name="T218_131">is</text:span><text:span text:style-name="T218_132"><text:s/></text:span><text:span text:style-name="T218_133">found</text:span><text:span text:style-name="T218_134"><text:s/></text:span><text:span text:style-name="T218_135">in</text:span><text:span text:style-name="T218_136"><text:s/></text:span><text:span text:style-name="T218_137"><text:a xlink:type="simple" xlink:href="http://sunlightfoundation.com/blog/2011/07/19/a-state-by-state-look-at-lobbyist-disclosure/"><text:span text:style-name="T218_138">lobbying</text:span></text:a></text:span><text:span text:style-name="T218_139"><text:a xlink:type="simple" xlink:href="http://sunlightfoundation.com/blog/2011/07/19/a-state-by-state-look-at-lobbyist-disclosure/"><text:span text:style-name="T218_140"><text:s/></text:span></text:a></text:span><text:span text:style-name="T218_141"><text:a xlink:type="simple" xlink:href="http://sunlightfoundation.com/blog/2011/07/19/a-state-by-state-look-at-lobbyist-disclosure/"><text:span text:style-name="T218_142">disclosure</text:span></text:a></text:span><text:span text:style-name="T218_143"><text:note text:note-class="footnote"><text:note-citation/><text:note-body><text:p text:style-name="P219"><text:span text:style-name="T219_1"><text:s/></text:span><text:span text:style-name="T219_2">A</text:span><text:span text:style-name="T219_3"><text:s/></text:span><text:span text:style-name="T219_4">State</text:span><text:span text:style-name="T219_5"><text:s/></text:span><text:span text:style-name="T219_6">by</text:span><text:span text:style-name="T219_7"><text:s/></text:span><text:span text:style-name="T219_8">State</text:span><text:span text:style-name="T219_9"><text:s/></text:span><text:span text:style-name="T219_10">Look</text:span><text:span text:style-name="T219_11"><text:s/></text:span><text:span text:style-name="T219_12">at</text:span><text:span text:style-name="T219_13"><text:s/></text:span><text:span text:style-name="T219_14">Lobbyist</text:span><text:span text:style-name="T219_15"><text:s/></text:span><text:span text:style-name="T219_16">Disclosure</text:span><text:span text:style-name="T219_17">,<text:s/></text:span><text:span text:style-name="T219_18">Eric</text:span><text:span text:style-name="T219_19"><text:s/></text:span><text:span text:style-name="T219_20">Dunn</text:span><text:span text:style-name="T219_21">,<text:s/></text:span><text:span text:style-name="T219_22">Sunlight</text:span><text:span text:style-name="T219_23"><text:s/></text:span><text:span text:style-name="T219_24">Foundation</text:span><text:span text:style-name="T219_25">,<text:s/></text:span><text:span text:style-name="T219_26"><text:a xlink:type="simple" xlink:href="http://sunlightfoundation.com/blog/2011/07/19/a-state-by-state-look-at-lobbyist-disclosure/"><text:span text:style-name="T219_27">http</text:span></text:a></text:span><text:span text:style-name="T219_28"><text:a xlink:type="simple" xlink:href="http://sunlightfoundation.com/blog/2011/07/19/a-state-by-state-look-at-lobbyist-disclosure/"><text:span text:style-name="T219_29">://</text:span></text:a></text:span><text:span text:style-name="T219_30"><text:a xlink:type="simple" xlink:href="http://sunlightfoundation.com/blog/2011/07/19/a-state-by-state-look-at-lobbyist-disclosure/"><text:span text:style-name="T219_31">sunlightfoundation</text:span></text:a></text:span><text:span text:style-name="T219_32"><text:a xlink:type="simple" xlink:href="http://sunlightfoundation.com/blog/2011/07/19/a-state-by-state-look-at-lobbyist-disclosure/"><text:span text:style-name="T219_33">.</text:span></text:a></text:span><text:span text:style-name="T219_34"><text:a xlink:type="simple" xlink:href="http://sunlightfoundation.com/blog/2011/07/19/a-state-by-state-look-at-lobbyist-disclosure/"><text:span text:style-name="T219_35">com</text:span></text:a></text:span><text:span text:style-name="T219_36"><text:a xlink:type="simple" xlink:href="http://sunlightfoundation.com/blog/2011/07/19/a-state-by-state-look-at-lobbyist-disclosure/"><text:span text:style-name="T219_37">/</text:span></text:a></text:span><text:span text:style-name="T219_38"><text:a xlink:type="simple" xlink:href="http://sunlightfoundation.com/blog/2011/07/19/a-state-by-state-look-at-lobbyist-disclosure/"><text:span text:style-name="T219_39">blog</text:span></text:a></text:span><text:span text:style-name="T219_40"><text:a xlink:type="simple" xlink:href="http://sunlightfoundation.com/blog/2011/07/19/a-state-by-state-look-at-lobbyist-disclosure/"><text:span text:style-name="T219_41">/2011/07/19/</text:span></text:a></text:span><text:span text:style-name="T219_42"><text:a xlink:type="simple" xlink:href="http://sunlightfoundation.com/blog/2011/07/19/a-state-by-state-look-at-lobbyist-disclosure/"><text:span text:style-name="T219_43">a</text:span></text:a></text:span><text:span text:style-name="T219_44"><text:a xlink:type="simple" xlink:href="http://sunlightfoundation.com/blog/2011/07/19/a-state-by-state-look-at-lobbyist-disclosure/"><text:span text:style-name="T219_45">-</text:span></text:a></text:span><text:span text:style-name="T219_46"><text:a xlink:type="simple" xlink:href="http://sunlightfoundation.com/blog/2011/07/19/a-state-by-state-look-at-lobbyist-disclosure/"><text:span text:style-name="T219_47">state</text:span></text:a></text:span><text:span text:style-name="T219_48"><text:a xlink:type="simple" xlink:href="http://sunlightfoundation.com/blog/2011/07/19/a-state-by-state-look-at-lobbyist-disclosure/"><text:span text:style-name="T219_49">-</text:span></text:a></text:span><text:span text:style-name="T219_50"><text:a xlink:type="simple" xlink:href="http://sunlightfoundation.com/blog/2011/07/19/a-state-by-state-look-at-lobbyist-disclosure/"><text:span text:style-name="T219_51">by</text:span></text:a></text:span><text:span text:style-name="T219_52"><text:a xlink:type="simple" xlink:href="http://sunlightfoundation.com/blog/2011/07/19/a-state-by-state-look-at-lobbyist-disclosure/"><text:span text:style-name="T219_53">-</text:span></text:a></text:span><text:span text:style-name="T219_54"><text:a xlink:type="simple" xlink:href="http://sunlightfoundation.com/blog/2011/07/19/a-state-by-state-look-at-lobbyist-disclosure/"><text:span text:style-name="T219_55">state</text:span></text:a></text:span><text:span text:style-name="T219_56"><text:a xlink:type="simple" xlink:href="http://sunlightfoundation.com/blog/2011/07/19/a-state-by-state-look-at-lobbyist-disclosure/"><text:span text:style-name="T219_57">-</text:span></text:a></text:span><text:span text:style-name="T219_58"><text:a xlink:type="simple" xlink:href="http://sunlightfoundation.com/blog/2011/07/19/a-state-by-state-look-at-lobbyist-disclosure/"><text:span text:style-name="T219_59">look</text:span></text:a></text:span><text:span text:style-name="T219_60"><text:a xlink:type="simple" xlink:href="http://sunlightfoundation.com/blog/2011/07/19/a-state-by-state-look-at-lobbyist-disclosure/"><text:span text:style-name="T219_61">-</text:span></text:a></text:span><text:span text:style-name="T219_62"><text:a xlink:type="simple" xlink:href="http://sunlightfoundation.com/blog/2011/07/19/a-state-by-state-look-at-lobbyist-disclosure/"><text:span text:style-name="T219_63">at</text:span></text:a></text:span><text:span text:style-name="T219_64"><text:a xlink:type="simple" xlink:href="http://sunlightfoundation.com/blog/2011/07/19/a-state-by-state-look-at-lobbyist-disclosure/"><text:span text:style-name="T219_65">-</text:span></text:a></text:span><text:span text:style-name="T219_66"><text:a xlink:type="simple" xlink:href="http://sunlightfoundation.com/blog/2011/07/19/a-state-by-state-look-at-lobbyist-disclosure/"><text:span text:style-name="T219_67">lobbyist</text:span></text:a></text:span><text:span text:style-name="T219_68"><text:a xlink:type="simple" xlink:href="http://sunlightfoundation.com/blog/2011/07/19/a-state-by-state-look-at-lobbyist-disclosure/"><text:span text:style-name="T219_69">-</text:span></text:a></text:span><text:span text:style-name="T219_70"><text:a xlink:type="simple" xlink:href="http://sunlightfoundation.com/blog/2011/07/19/a-state-by-state-look-at-lobbyist-disclosure/"><text:span text:style-name="T219_71">disclosure</text:span></text:a></text:span><text:span text:style-name="T219_72"><text:a xlink:type="simple" xlink:href="http://sunlightfoundation.com/blog/2011/07/19/a-state-by-state-look-at-lobbyist-disclosure/"><text:span text:style-name="T219_73">/</text:span></text:a></text:span></text:p></text:note-body></text:note></text:span><text:span text:style-name="T219_74">.<text:s/></text:span><text:span text:style-name="T219_75">For</text:span><text:span text:style-name="T219_76"><text:s/></text:span><text:span text:style-name="T219_77">more</text:span><text:span text:style-name="T219_78"><text:s/></text:span><text:span text:style-name="T219_79">information</text:span><text:span text:style-name="T219_80">,<text:s/></text:span><text:span text:style-name="T219_81">see</text:span><text:span text:style-name="T219_82"><text:s/></text:span><text:span text:style-name="T219_83">also</text:span><text:span text:style-name="T219_84"><text:s/></text:span><text:span text:style-name="T219_85">this</text:span><text:span text:style-name="T219_86"><text:s/></text:span><text:span text:style-name="T219_87">list</text:span><text:span text:style-name="T219_88"><text:s/></text:span><text:span text:style-name="T219_89">of</text:span><text:span text:style-name="T219_90"><text:s/></text:span><text:span text:style-name="T219_91"><text:a xlink:type="simple" xlink:href="http://sunlightfoundation.com/sixdegrees/resources/"><text:span text:style-name="T219_92">extensive</text:span></text:a></text:span><text:span text:style-name="T219_93"><text:a xlink:type="simple" xlink:href="http://sunlightfoundation.com/sixdegrees/resources/"><text:span text:style-name="T219_94"><text:s/></text:span></text:a></text:span><text:span text:style-name="T219_95"><text:a xlink:type="simple" xlink:href="http://sunlightfoundation.com/sixdegrees/resources/"><text:span text:style-name="T219_96">resources</text:span></text:a></text:span><text:span text:style-name="T219_97"><text:note text:note-class="footnote"><text:note-citation/><text:note-body><text:p text:style-name="P220"><text:span text:style-name="T220_1"><text:s/></text:span><text:span text:style-name="T220_2">Six</text:span><text:span text:style-name="T220_3"><text:s/></text:span><text:span text:style-name="T220_4">Degrees</text:span><text:span text:style-name="T220_5"><text:s/></text:span><text:span text:style-name="T220_6">of</text:span><text:span text:style-name="T220_7"><text:s/></text:span><text:span text:style-name="T220_8">Corporations</text:span><text:span text:style-name="T220_9">,<text:s/></text:span><text:span text:style-name="T220_10">Sunlight</text:span><text:span text:style-name="T220_11"><text:s/></text:span><text:span text:style-name="T220_12">Foundation</text:span><text:span text:style-name="T220_13">,<text:s/></text:span><text:span text:style-name="T220_14"><text:a xlink:type="simple" xlink:href="http://sunlightfoundation.com/sixdegrees/resources/"><text:span text:style-name="T220_15">http</text:span></text:a></text:span><text:span text:style-name="T220_16"><text:a xlink:type="simple" xlink:href="http://sunlightfoundation.com/sixdegrees/resources/"><text:span text:style-name="T220_17">://</text:span></text:a></text:span><text:span text:style-name="T220_18"><text:a xlink:type="simple" xlink:href="http://sunlightfoundation.com/sixdegrees/resources/"><text:span text:style-name="T220_19">sunlightfoundation</text:span></text:a></text:span><text:span text:style-name="T220_20"><text:a xlink:type="simple" xlink:href="http://sunlightfoundation.com/sixdegrees/resources/"><text:span text:style-name="T220_21">.</text:span></text:a></text:span><text:span text:style-name="T220_22"><text:a xlink:type="simple" xlink:href="http://sunlightfoundation.com/sixdegrees/resources/"><text:span text:style-name="T220_23">com</text:span></text:a></text:span><text:span text:style-name="T220_24"><text:a xlink:type="simple" xlink:href="http://sunlightfoundation.com/sixdegrees/resources/"><text:span text:style-name="T220_25">/</text:span></text:a></text:span><text:span text:style-name="T220_26"><text:a xlink:type="simple" xlink:href="http://sunlightfoundation.com/sixdegrees/resources/"><text:span text:style-name="T220_27">sixdegrees</text:span></text:a></text:span><text:span text:style-name="T220_28"><text:a xlink:type="simple" xlink:href="http://sunlightfoundation.com/sixdegrees/resources/"><text:span text:style-name="T220_29">/</text:span></text:a></text:span><text:span text:style-name="T220_30"><text:a xlink:type="simple" xlink:href="http://sunlightfoundation.com/sixdegrees/resources/"><text:span text:style-name="T220_31">resources</text:span></text:a></text:span><text:span text:style-name="T220_32"><text:a xlink:type="simple" xlink:href="http://sunlightfoundation.com/sixdegrees/resources/"><text:span text:style-name="T220_33">/</text:span></text:a></text:span></text:p></text:note-body></text:note></text:span><text:span text:style-name="T220_34"><text:s/></text:span><text:span text:style-name="T220_35">about</text:span><text:span text:style-name="T220_36"><text:s/></text:span><text:span text:style-name="T220_37">the</text:span><text:span text:style-name="T220_38"><text:s/></text:span><text:span text:style-name="T220_39">need</text:span><text:span text:style-name="T220_40"><text:s/></text:span><text:span text:style-name="T220_41">for</text:span><text:span text:style-name="T220_42"><text:s/></text:span><text:span text:style-name="T220_43">unique</text:span><text:span text:style-name="T220_44"><text:s/></text:span><text:span text:style-name="T220_45">identifiers</text:span><text:span text:style-name="T220_46"><text:s/></text:span><text:span text:style-name="T220_47">for</text:span><text:span text:style-name="T220_48"><text:s/></text:span><text:span text:style-name="T220_49">corporate</text:span><text:span text:style-name="T220_50"><text:s/></text:span><text:span text:style-name="T220_51">entities</text:span><text:span text:style-name="T220_52">.</text:span></text:p>
      <text:p text:style-name="P221"/>
      <text:p text:style-name="P222"><text:bookmark-start text:name="id.ugnfgxajv67d"/><text:bookmark-end text:name="id.ugnfgxajv67d"/></text:p>
      <text:list text:style-name="LS22" xml:id="list64">
        <text:list-item>
          <text:p text:style-name="P223"><text:span text:style-name="T223_1">Require</text:span><text:span text:style-name="T223_2"><text:s/></text:span><text:span text:style-name="T223_3">the</text:span><text:span text:style-name="T223_4"><text:s/></text:span><text:span text:style-name="T223_5">publishing</text:span><text:span text:style-name="T223_6"><text:s/></text:span><text:span text:style-name="T223_7">of</text:span><text:span text:style-name="T223_8"><text:s/></text:span><text:span text:style-name="T223_9">metadata</text:span><text:span text:style-name="T223_10"><text:s/></text:span><text:span text:style-name="T223_11">or</text:span><text:span text:style-name="T223_12"><text:s/></text:span><text:span text:style-name="T223_13">other</text:span><text:span text:style-name="T223_14"><text:s/></text:span><text:span text:style-name="T223_15">documentation</text:span><text:span text:style-name="T223_16">.</text:span></text:p>
        </text:list-item>
      </text:list>
      <text:p text:style-name="P224"/>
      <text:p text:style-name="P225"><text:span text:style-name="T225_1">Metadata</text:span><text:span text:style-name="T225_2"><text:s/></text:span><text:span text:style-name="T225_3">and</text:span><text:span text:style-name="T225_4"><text:s/></text:span><text:span text:style-name="T225_5">other</text:span><text:span text:style-name="T225_6"><text:s/></text:span><text:span text:style-name="T225_7">documentation</text:span><text:span text:style-name="T225_8"><text:s/></text:span><text:span text:style-name="T225_9">about</text:span><text:span text:style-name="T225_10"><text:s/></text:span><text:span text:style-name="T225_11">the</text:span><text:span text:style-name="T225_12"><text:s/></text:span><text:span text:style-name="T225_13">data</text:span><text:span text:style-name="T225_14"><text:s/></text:span><text:span text:style-name="T225_15">provided</text:span><text:span text:style-name="T225_16"><text:s/></text:span><text:span text:style-name="T225_17">by</text:span><text:span text:style-name="T225_18"><text:s/></text:span><text:span text:style-name="T225_19">the</text:span><text:span text:style-name="T225_20"><text:s/></text:span><text:span text:style-name="T225_21">government</text:span><text:span text:style-name="T225_22"><text:s/></text:span><text:span text:style-name="T225_23">can</text:span><text:span text:style-name="T225_24"><text:s/></text:span><text:span text:style-name="T225_25">be</text:span><text:span text:style-name="T225_26"><text:s/></text:span><text:span text:style-name="T225_27">useful</text:span><text:span text:style-name="T225_28"><text:s/></text:span><text:span text:style-name="T225_29">to</text:span><text:span text:style-name="T225_30"><text:s/></text:span><text:span text:style-name="T225_31">the</text:span><text:span text:style-name="T225_32"><text:s/></text:span><text:span text:style-name="T225_33">public</text:span><text:span text:style-name="T225_34"><text:s/></text:span><text:span text:style-name="T225_35">and</text:span><text:span text:style-name="T225_36"><text:s/></text:span><text:span text:style-name="T225_37">government</text:span><text:span text:style-name="T225_38"><text:s/></text:span><text:span text:style-name="T225_39">alike</text:span><text:span text:style-name="T225_40">.<text:s/></text:span><text:span text:style-name="T225_41">Notations</text:span><text:span text:style-name="T225_42"><text:s/></text:span><text:span text:style-name="T225_43">such</text:span><text:span text:style-name="T225_44"><text:s/></text:span><text:span text:style-name="T225_45">as</text:span><text:span text:style-name="T225_46"><text:s/></text:span><text:span text:style-name="T225_47">these</text:span><text:span text:style-name="T225_48"><text:s/></text:span><text:span text:style-name="T225_49">add</text:span><text:span text:style-name="T225_50"><text:s/></text:span><text:span text:style-name="T225_51">helpful</text:span><text:span text:style-name="T225_52"><text:s/></text:span><text:span text:style-name="T225_53">context</text:span><text:span text:style-name="T225_54"><text:s/></text:span><text:span text:style-name="T225_55">about</text:span><text:span text:style-name="T225_56"><text:s/></text:span><text:span text:style-name="T225_57">the</text:span><text:span text:style-name="T225_58"><text:s/></text:span><text:span text:style-name="T225_59">data</text:span><text:span text:style-name="T225_60">’</text:span><text:span text:style-name="T225_61">s</text:span><text:span text:style-name="T225_62"><text:s/></text:span><text:span text:style-name="T225_63">creation</text:span><text:span text:style-name="T225_64"><text:s/></text:span><text:span text:style-name="T225_65">that</text:span><text:span text:style-name="T225_66"><text:s/></text:span><text:span text:style-name="T225_67">will</text:span><text:span text:style-name="T225_68"><text:s/></text:span><text:span text:style-name="T225_69">aid</text:span><text:span text:style-name="T225_70"><text:s/></text:span><text:span text:style-name="T225_71">in</text:span><text:span text:style-name="T225_72"><text:s/></text:span><text:span text:style-name="T225_73">the</text:span><text:span text:style-name="T225_74"><text:s/></text:span><text:span text:style-name="T225_75">public</text:span><text:span text:style-name="T225_76">’</text:span><text:span text:style-name="T225_77">s</text:span><text:span text:style-name="T225_78"><text:s/></text:span><text:span text:style-name="T225_79">use</text:span><text:span text:style-name="T225_80"><text:s/></text:span><text:span text:style-name="T225_81">of</text:span><text:span text:style-name="T225_82"><text:s/></text:span><text:span text:style-name="T225_83">that</text:span><text:span text:style-name="T225_84"><text:s/></text:span><text:span text:style-name="T225_85">information</text:span><text:span text:style-name="T225_86"><text:s/></text:span><text:span text:style-name="T225_87">and</text:span><text:span text:style-name="T225_88"><text:s/></text:span><text:span text:style-name="T225_89">support</text:span><text:span text:style-name="T225_90"><text:s/></text:span><text:span text:style-name="T225_91">current</text:span><text:span text:style-name="T225_92"><text:s/></text:span><text:span text:style-name="T225_93">and</text:span><text:span text:style-name="T225_94"><text:s/></text:span><text:span text:style-name="T225_95">future</text:span><text:span text:style-name="T225_96"><text:s/></text:span><text:span text:style-name="T225_97">archival</text:span><text:span text:style-name="T225_98"><text:s/></text:span><text:span text:style-name="T225_99">and</text:span><text:span text:style-name="T225_100"><text:s/></text:span><text:span text:style-name="T225_101">data</text:span><text:span text:style-name="T225_102"><text:s/></text:span><text:span text:style-name="T225_103">quality</text:span><text:span text:style-name="T225_104"><text:s/></text:span><text:span text:style-name="T225_105">efforts</text:span><text:span text:style-name="T225_106">.<text:s/></text:span><text:span text:style-name="T225_107">The</text:span><text:span text:style-name="T225_108"><text:s/></text:span><text:span text:style-name="T225_109"><text:a xlink:type="simple" xlink:href="http://www.cabinetoffice.gov.uk/resource-library/open-data-white-paper-unleashing-potential"><text:span text:style-name="T225_110">Open</text:span></text:a></text:span><text:span text:style-name="T225_111"><text:a xlink:type="simple" xlink:href="http://www.cabinetoffice.gov.uk/resource-library/open-data-white-paper-unleashing-potential"><text:span text:style-name="T225_112"><text:s/></text:span></text:a></text:span><text:span text:style-name="T225_113"><text:a xlink:type="simple" xlink:href="http://www.cabinetoffice.gov.uk/resource-library/open-data-white-paper-unleashing-potential"><text:span text:style-name="T225_114">Data</text:span></text:a></text:span><text:span text:style-name="T225_115"><text:a xlink:type="simple" xlink:href="http://www.cabinetoffice.gov.uk/resource-library/open-data-white-paper-unleashing-potential"><text:span text:style-name="T225_116"><text:s/></text:span></text:a></text:span><text:span text:style-name="T225_117"><text:a xlink:type="simple" xlink:href="http://www.cabinetoffice.gov.uk/resource-library/open-data-white-paper-unleashing-potential"><text:span text:style-name="T225_118">White</text:span></text:a></text:span><text:span text:style-name="T225_119"><text:a xlink:type="simple" xlink:href="http://www.cabinetoffice.gov.uk/resource-library/open-data-white-paper-unleashing-potential"><text:span text:style-name="T225_120"><text:s/></text:span></text:a></text:span><text:span text:style-name="T225_121"><text:a xlink:type="simple" xlink:href="http://www.cabinetoffice.gov.uk/resource-library/open-data-white-paper-unleashing-potential"><text:span text:style-name="T225_122">Paper</text:span></text:a></text:span><text:span text:style-name="T225_123"><text:note text:note-class="footnote"><text:note-citation/><text:note-body><text:p text:style-name="P226"><text:span text:style-name="T226_1"><text:s/></text:span><text:span text:style-name="T226_2">UK</text:span><text:span text:style-name="T226_3"><text:s/></text:span><text:span text:style-name="T226_4">Open</text:span><text:span text:style-name="T226_5"><text:s/></text:span><text:span text:style-name="T226_6">Data</text:span><text:span text:style-name="T226_7"><text:s/></text:span><text:span text:style-name="T226_8">White</text:span><text:span text:style-name="T226_9"><text:s/></text:span><text:span text:style-name="T226_10">Paper</text:span><text:span text:style-name="T226_11">,<text:s/></text:span><text:span text:style-name="T226_12"><text:a xlink:type="simple" xlink:href="http://www.cabinetoffice.gov.uk/resource-library/open-data-white-paper-unleashing-potential"><text:span text:style-name="T226_13">http</text:span></text:a></text:span><text:span text:style-name="T226_14"><text:a xlink:type="simple" xlink:href="http://www.cabinetoffice.gov.uk/resource-library/open-data-white-paper-unleashing-potential"><text:span text:style-name="T226_15">://</text:span></text:a></text:span><text:span text:style-name="T226_16"><text:a xlink:type="simple" xlink:href="http://www.cabinetoffice.gov.uk/resource-library/open-data-white-paper-unleashing-potential"><text:span text:style-name="T226_17">www</text:span></text:a></text:span><text:span text:style-name="T226_18"><text:a xlink:type="simple" xlink:href="http://www.cabinetoffice.gov.uk/resource-library/open-data-white-paper-unleashing-potential"><text:span text:style-name="T226_19">.</text:span></text:a></text:span><text:span text:style-name="T226_20"><text:a xlink:type="simple" xlink:href="http://www.cabinetoffice.gov.uk/resource-library/open-data-white-paper-unleashing-potential"><text:span text:style-name="T226_21">cabinetoffice</text:span></text:a></text:span><text:span text:style-name="T226_22"><text:a xlink:type="simple" xlink:href="http://www.cabinetoffice.gov.uk/resource-library/open-data-white-paper-unleashing-potential"><text:span text:style-name="T226_23">.</text:span></text:a></text:span><text:span text:style-name="T226_24"><text:a xlink:type="simple" xlink:href="http://www.cabinetoffice.gov.uk/resource-library/open-data-white-paper-unleashing-potential"><text:span text:style-name="T226_25">gov</text:span></text:a></text:span><text:span text:style-name="T226_26"><text:a xlink:type="simple" xlink:href="http://www.cabinetoffice.gov.uk/resource-library/open-data-white-paper-unleashing-potential"><text:span text:style-name="T226_27">.</text:span></text:a></text:span><text:span text:style-name="T226_28"><text:a xlink:type="simple" xlink:href="http://www.cabinetoffice.gov.uk/resource-library/open-data-white-paper-unleashing-potential"><text:span text:style-name="T226_29">uk</text:span></text:a></text:span><text:span text:style-name="T226_30"><text:a xlink:type="simple" xlink:href="http://www.cabinetoffice.gov.uk/resource-library/open-data-white-paper-unleashing-potential"><text:span text:style-name="T226_31">/</text:span></text:a></text:span><text:span text:style-name="T226_32"><text:a xlink:type="simple" xlink:href="http://www.cabinetoffice.gov.uk/resource-library/open-data-white-paper-unleashing-potential"><text:span text:style-name="T226_33">resource</text:span></text:a></text:span><text:span text:style-name="T226_34"><text:a xlink:type="simple" xlink:href="http://www.cabinetoffice.gov.uk/resource-library/open-data-white-paper-unleashing-potential"><text:span text:style-name="T226_35">-</text:span></text:a></text:span><text:span text:style-name="T226_36"><text:a xlink:type="simple" xlink:href="http://www.cabinetoffice.gov.uk/resource-library/open-data-white-paper-unleashing-potential"><text:span text:style-name="T226_37">library</text:span></text:a></text:span><text:span text:style-name="T226_38"><text:a xlink:type="simple" xlink:href="http://www.cabinetoffice.gov.uk/resource-library/open-data-white-paper-unleashing-potential"><text:span text:style-name="T226_39">/</text:span></text:a></text:span><text:span text:style-name="T226_40"><text:a xlink:type="simple" xlink:href="http://www.cabinetoffice.gov.uk/resource-library/open-data-white-paper-unleashing-potential"><text:span text:style-name="T226_41">open</text:span></text:a></text:span><text:span text:style-name="T226_42"><text:a xlink:type="simple" xlink:href="http://www.cabinetoffice.gov.uk/resource-library/open-data-white-paper-unleashing-potential"><text:span text:style-name="T226_43">-</text:span></text:a></text:span><text:span text:style-name="T226_44"><text:a xlink:type="simple" xlink:href="http://www.cabinetoffice.gov.uk/resource-library/open-data-white-paper-unleashing-potential"><text:span text:style-name="T226_45">data</text:span></text:a></text:span><text:span text:style-name="T226_46"><text:a xlink:type="simple" xlink:href="http://www.cabinetoffice.gov.uk/resource-library/open-data-white-paper-unleashing-potential"><text:span text:style-name="T226_47">-</text:span></text:a></text:span><text:span text:style-name="T226_48"><text:a xlink:type="simple" xlink:href="http://www.cabinetoffice.gov.uk/resource-library/open-data-white-paper-unleashing-potential"><text:span text:style-name="T226_49">white</text:span></text:a></text:span><text:span text:style-name="T226_50"><text:a xlink:type="simple" xlink:href="http://www.cabinetoffice.gov.uk/resource-library/open-data-white-paper-unleashing-potential"><text:span text:style-name="T226_51">-</text:span></text:a></text:span><text:span text:style-name="T226_52"><text:a xlink:type="simple" xlink:href="http://www.cabinetoffice.gov.uk/resource-library/open-data-white-paper-unleashing-potential"><text:span text:style-name="T226_53">paper</text:span></text:a></text:span><text:span text:style-name="T226_54"><text:a xlink:type="simple" xlink:href="http://www.cabinetoffice.gov.uk/resource-library/open-data-white-paper-unleashing-potential"><text:span text:style-name="T226_55">-</text:span></text:a></text:span><text:span text:style-name="T226_56"><text:a xlink:type="simple" xlink:href="http://www.cabinetoffice.gov.uk/resource-library/open-data-white-paper-unleashing-potential"><text:span text:style-name="T226_57">unleashing</text:span></text:a></text:span><text:span text:style-name="T226_58"><text:a xlink:type="simple" xlink:href="http://www.cabinetoffice.gov.uk/resource-library/open-data-white-paper-unleashing-potential"><text:span text:style-name="T226_59">-</text:span></text:a></text:span><text:span text:style-name="T226_60"><text:a xlink:type="simple" xlink:href="http://www.cabinetoffice.gov.uk/resource-library/open-data-white-paper-unleashing-potential"><text:span text:style-name="T226_61">potential</text:span></text:a></text:span></text:p></text:note-body></text:note></text:span><text:span text:style-name="T226_62"><text:s/></text:span><text:span text:style-name="T226_63">released</text:span><text:span text:style-name="T226_64"><text:s/></text:span><text:span text:style-name="T226_65">by</text:span><text:span text:style-name="T226_66"><text:s/></text:span><text:span text:style-name="T226_67">the</text:span><text:span text:style-name="T226_68"><text:s/></text:span><text:span text:style-name="T226_69">UK</text:span><text:span text:style-name="T226_70">’</text:span><text:span text:style-name="T226_71">s</text:span><text:span text:style-name="T226_72"><text:s/></text:span><text:span text:style-name="T226_73">Ministers</text:span><text:span text:style-name="T226_74"><text:s/></text:span><text:span text:style-name="T226_75">of</text:span><text:span text:style-name="T226_76"><text:s/></text:span><text:span text:style-name="T226_77">State</text:span><text:span text:style-name="T226_78"><text:s/></text:span><text:span text:style-name="T226_79">for</text:span><text:span text:style-name="T226_80"><text:s/></text:span><text:span text:style-name="T226_81">the</text:span><text:span text:style-name="T226_82"><text:s/></text:span><text:span text:style-name="T226_83">Cabinet</text:span><text:span text:style-name="T226_84"><text:s/></text:span><text:span text:style-name="T226_85">Office</text:span><text:span text:style-name="T226_86"><text:s/></text:span><text:span text:style-name="T226_87">and</text:span><text:span text:style-name="T226_88"><text:s/></text:span><text:span text:style-name="T226_89">Paymaster</text:span><text:span text:style-name="T226_90"><text:s/></text:span><text:span text:style-name="T226_91">General</text:span><text:span text:style-name="T226_92"><text:s/></text:span><text:span text:style-name="T226_93">in</text:span><text:span text:style-name="T226_94"><text:s/></text:span><text:span text:style-name="T226_95">June</text:span><text:span text:style-name="T226_96"><text:s/>2012<text:s/></text:span><text:span text:style-name="T226_97">notes</text:span><text:span text:style-name="T226_98"><text:s/></text:span><text:span text:style-name="T226_99">that</text:span><text:span text:style-name="T226_100"><text:s/></text:span><text:span text:style-name="T226_101">the</text:span><text:span text:style-name="T226_102"><text:s/></text:span><text:span text:style-name="T226_103">UK</text:span><text:span text:style-name="T226_104"><text:s/></text:span><text:span text:style-name="T226_105">data</text:span><text:span text:style-name="T226_106"><text:s/></text:span><text:span text:style-name="T226_107">portal</text:span><text:span text:style-name="T226_108"><text:s/>(</text:span><text:span text:style-name="T226_109"><text:a xlink:type="simple" xlink:href="http://www.data.gov.uk"><text:span text:style-name="T226_110">www</text:span></text:a></text:span><text:span text:style-name="T226_111"><text:a xlink:type="simple" xlink:href="http://www.data.gov.uk"><text:span text:style-name="T226_112">.</text:span></text:a></text:span><text:span text:style-name="T226_113"><text:a xlink:type="simple" xlink:href="http://www.data.gov.uk"><text:span text:style-name="T226_114">data</text:span></text:a></text:span><text:span text:style-name="T226_115"><text:a xlink:type="simple" xlink:href="http://www.data.gov.uk"><text:span text:style-name="T226_116">.</text:span></text:a></text:span><text:span text:style-name="T226_117"><text:a xlink:type="simple" xlink:href="http://www.data.gov.uk"><text:span text:style-name="T226_118">gov</text:span></text:a></text:span><text:span text:style-name="T226_119"><text:a xlink:type="simple" xlink:href="http://www.data.gov.uk"><text:span text:style-name="T226_120">.</text:span></text:a></text:span><text:span text:style-name="T226_121"><text:a xlink:type="simple" xlink:href="http://www.data.gov.uk"><text:span text:style-name="T226_122">uk</text:span></text:a></text:span><text:span text:style-name="T226_123"><text:note text:note-class="footnote"><text:note-citation/><text:note-body><text:p text:style-name="P227"><text:span text:style-name="T227_1"><text:s/></text:span><text:span text:style-name="T227_2">Data</text:span><text:span text:style-name="T227_3">.</text:span><text:span text:style-name="T227_4">Gov</text:span><text:span text:style-name="T227_5">.</text:span><text:span text:style-name="T227_6">UK</text:span><text:span text:style-name="T227_7">,<text:s/></text:span><text:span text:style-name="T227_8"><text:a xlink:type="simple" xlink:href="http://www.data.gov.uk/"><text:span text:style-name="T227_9">http</text:span></text:a></text:span><text:span text:style-name="T227_10"><text:a xlink:type="simple" xlink:href="http://www.data.gov.uk/"><text:span text:style-name="T227_11">://</text:span></text:a></text:span><text:span text:style-name="T227_12"><text:a xlink:type="simple" xlink:href="http://www.data.gov.uk/"><text:span text:style-name="T227_13">www</text:span></text:a></text:span><text:span text:style-name="T227_14"><text:a xlink:type="simple" xlink:href="http://www.data.gov.uk/"><text:span text:style-name="T227_15">.</text:span></text:a></text:span><text:span text:style-name="T227_16"><text:a xlink:type="simple" xlink:href="http://www.data.gov.uk/"><text:span text:style-name="T227_17">data</text:span></text:a></text:span><text:span text:style-name="T227_18"><text:a xlink:type="simple" xlink:href="http://www.data.gov.uk/"><text:span text:style-name="T227_19">.</text:span></text:a></text:span><text:span text:style-name="T227_20"><text:a xlink:type="simple" xlink:href="http://www.data.gov.uk/"><text:span text:style-name="T227_21">gov</text:span></text:a></text:span><text:span text:style-name="T227_22"><text:a xlink:type="simple" xlink:href="http://www.data.gov.uk/"><text:span text:style-name="T227_23">.</text:span></text:a></text:span><text:span text:style-name="T227_24"><text:a xlink:type="simple" xlink:href="http://www.data.gov.uk/"><text:span text:style-name="T227_25">uk</text:span></text:a></text:span><text:span text:style-name="T227_26"><text:a xlink:type="simple" xlink:href="http://www.data.gov.uk/"><text:span text:style-name="T227_27">/</text:span></text:a></text:span></text:p></text:note-body></text:note></text:span><text:span text:style-name="T227_28">)<text:s/></text:span><text:span text:style-name="T227_29">already</text:span><text:span text:style-name="T227_30"><text:s/></text:span><text:span text:style-name="T227_31">includes</text:span><text:span text:style-name="T227_32"><text:s/>“</text:span><text:span text:style-name="T227_33">basic</text:span><text:span text:style-name="T227_34"><text:s/></text:span><text:span text:style-name="T227_35">metadata</text:span><text:span text:style-name="T227_36"><text:s/></text:span><text:span text:style-name="T227_37">about</text:span><text:span text:style-name="T227_38"><text:s/></text:span><text:span text:style-name="T227_39">all</text:span><text:span text:style-name="T227_40"><text:s/></text:span><text:span text:style-name="T227_41">its</text:span><text:span text:style-name="T227_42"><text:s/></text:span><text:span text:style-name="T227_43">datasets</text:span><text:span text:style-name="T227_44">,<text:s/></text:span><text:span text:style-name="T227_45">including</text:span><text:span text:style-name="T227_46"><text:s/></text:span><text:span text:style-name="T227_47">timing</text:span><text:span text:style-name="T227_48"><text:s/></text:span><text:span text:style-name="T227_49">and</text:span><text:span text:style-name="T227_50"><text:s/></text:span><text:span text:style-name="T227_51">geographical</text:span><text:span text:style-name="T227_52"><text:s/></text:span><text:span text:style-name="T227_53">scope</text:span><text:span text:style-name="T227_54">”<text:s/></text:span><text:span text:style-name="T227_55">as</text:span><text:span text:style-name="T227_56"><text:s/></text:span><text:span text:style-name="T227_57">well</text:span><text:span text:style-name="T227_58"><text:s/></text:span><text:span text:style-name="T227_59">as</text:span><text:span text:style-name="T227_60"><text:s/>“</text:span><text:span text:style-name="T227_61">a</text:span><text:span text:style-name="T227_62"><text:s/></text:span><text:span text:style-name="T227_63">link</text:span><text:span text:style-name="T227_64"><text:s/></text:span><text:span text:style-name="T227_65">to</text:span><text:span text:style-name="T227_66"><text:s/></text:span><text:span text:style-name="T227_67">a</text:span><text:span text:style-name="T227_68"><text:s/></text:span><text:span text:style-name="T227_69">departmentally</text:span><text:span text:style-name="T227_70"><text:s/></text:span><text:span text:style-name="T227_71">supplied</text:span><text:span text:style-name="T227_72"><text:s/></text:span><text:span text:style-name="T227_73">description</text:span><text:span text:style-name="T227_74"><text:s/></text:span><text:span text:style-name="T227_75">of</text:span><text:span text:style-name="T227_76"><text:s/></text:span><text:span text:style-name="T227_77">the</text:span><text:span text:style-name="T227_78"><text:s/></text:span><text:span text:style-name="T227_79">data</text:span><text:span text:style-name="T227_80"><text:s/></text:span><text:span text:style-name="T227_81">and</text:span><text:span text:style-name="T227_82"><text:s/></text:span><text:span text:style-name="T227_83">details</text:span><text:span text:style-name="T227_84"><text:s/></text:span><text:span text:style-name="T227_85">of</text:span><text:span text:style-name="T227_86"><text:s/></text:span><text:span text:style-name="T227_87">a</text:span><text:span text:style-name="T227_88"><text:s/></text:span><text:span text:style-name="T227_89">contact</text:span><text:span text:style-name="T227_90"><text:s/></text:span><text:span text:style-name="T227_91">point</text:span><text:span text:style-name="T227_92"><text:s/></text:span><text:span text:style-name="T227_93">within</text:span><text:span text:style-name="T227_94"><text:s/></text:span><text:span text:style-name="T227_95">the</text:span><text:span text:style-name="T227_96"><text:s/></text:span><text:span text:style-name="T227_97">department</text:span><text:span text:style-name="T227_98"><text:s/></text:span><text:span text:style-name="T227_99">who</text:span><text:span text:style-name="T227_100"><text:s/></text:span><text:span text:style-name="T227_101">data</text:span><text:span text:style-name="T227_102"><text:s/></text:span><text:span text:style-name="T227_103">users</text:span><text:span text:style-name="T227_104"><text:s/></text:span><text:span text:style-name="T227_105">can</text:span><text:span text:style-name="T227_106"><text:s/></text:span><text:span text:style-name="T227_107">ask</text:span><text:span text:style-name="T227_108"><text:s/></text:span><text:span text:style-name="T227_109">for</text:span><text:span text:style-name="T227_110"><text:s/></text:span><text:span text:style-name="T227_111">further</text:span><text:span text:style-name="T227_112"><text:s/></text:span><text:span text:style-name="T227_113">details</text:span><text:span text:style-name="T227_114">”<text:s/>(</text:span><text:span text:style-name="T227_115"><text:a xlink:type="simple" xlink:href="http://www.cabinetoffice.gov.uk/resource-library/open-data-white-paper-unleashing-potential"><text:span text:style-name="T227_116">Section</text:span></text:a></text:span><text:span text:style-name="T227_117"><text:a xlink:type="simple" xlink:href="http://www.cabinetoffice.gov.uk/resource-library/open-data-white-paper-unleashing-potential"><text:span text:style-name="T227_118"><text:s/>2.46,<text:s/></text:span></text:a></text:span><text:span text:style-name="T227_119"><text:a xlink:type="simple" xlink:href="http://www.cabinetoffice.gov.uk/resource-library/open-data-white-paper-unleashing-potential"><text:span text:style-name="T227_120">Principle</text:span></text:a></text:span><text:span text:style-name="T227_121"><text:a xlink:type="simple" xlink:href="http://www.cabinetoffice.gov.uk/resource-library/open-data-white-paper-unleashing-potential"><text:span text:style-name="T227_122"><text:s/>14</text:span></text:a></text:span><text:span text:style-name="T227_123"><text:note text:note-class="footnote"><text:note-citation/><text:note-body><text:p text:style-name="P228"><text:span text:style-name="T228_1"><text:s/></text:span><text:span text:style-name="T228_2">UK</text:span><text:span text:style-name="T228_3"><text:s/></text:span><text:span text:style-name="T228_4">Open</text:span><text:span text:style-name="T228_5"><text:s/></text:span><text:span text:style-name="T228_6">Data</text:span><text:span text:style-name="T228_7"><text:s/></text:span><text:span text:style-name="T228_8">White</text:span><text:span text:style-name="T228_9"><text:s/></text:span><text:span text:style-name="T228_10">Paper</text:span><text:span text:style-name="T228_11">,<text:s/></text:span><text:span text:style-name="T228_12"><text:a xlink:type="simple" xlink:href="http://www.cabinetoffice.gov.uk/resource-library/open-data-white-paper-unleashing-potential"><text:span text:style-name="T228_13">http</text:span></text:a></text:span><text:span text:style-name="T228_14"><text:a xlink:type="simple" xlink:href="http://www.cabinetoffice.gov.uk/resource-library/open-data-white-paper-unleashing-potential"><text:span text:style-name="T228_15">://</text:span></text:a></text:span><text:span text:style-name="T228_16"><text:a xlink:type="simple" xlink:href="http://www.cabinetoffice.gov.uk/resource-library/open-data-white-paper-unleashing-potential"><text:span text:style-name="T228_17">www</text:span></text:a></text:span><text:span text:style-name="T228_18"><text:a xlink:type="simple" xlink:href="http://www.cabinetoffice.gov.uk/resource-library/open-data-white-paper-unleashing-potential"><text:span text:style-name="T228_19">.</text:span></text:a></text:span><text:span text:style-name="T228_20"><text:a xlink:type="simple" xlink:href="http://www.cabinetoffice.gov.uk/resource-library/open-data-white-paper-unleashing-potential"><text:span text:style-name="T228_21">cabinetoffice</text:span></text:a></text:span><text:span text:style-name="T228_22"><text:a xlink:type="simple" xlink:href="http://www.cabinetoffice.gov.uk/resource-library/open-data-white-paper-unleashing-potential"><text:span text:style-name="T228_23">.</text:span></text:a></text:span><text:span text:style-name="T228_24"><text:a xlink:type="simple" xlink:href="http://www.cabinetoffice.gov.uk/resource-library/open-data-white-paper-unleashing-potential"><text:span text:style-name="T228_25">gov</text:span></text:a></text:span><text:span text:style-name="T228_26"><text:a xlink:type="simple" xlink:href="http://www.cabinetoffice.gov.uk/resource-library/open-data-white-paper-unleashing-potential"><text:span text:style-name="T228_27">.</text:span></text:a></text:span><text:span text:style-name="T228_28"><text:a xlink:type="simple" xlink:href="http://www.cabinetoffice.gov.uk/resource-library/open-data-white-paper-unleashing-potential"><text:span text:style-name="T228_29">uk</text:span></text:a></text:span><text:span text:style-name="T228_30"><text:a xlink:type="simple" xlink:href="http://www.cabinetoffice.gov.uk/resource-library/open-data-white-paper-unleashing-potential"><text:span text:style-name="T228_31">/</text:span></text:a></text:span><text:span text:style-name="T228_32"><text:a xlink:type="simple" xlink:href="http://www.cabinetoffice.gov.uk/resource-library/open-data-white-paper-unleashing-potential"><text:span text:style-name="T228_33">resource</text:span></text:a></text:span><text:span text:style-name="T228_34"><text:a xlink:type="simple" xlink:href="http://www.cabinetoffice.gov.uk/resource-library/open-data-white-paper-unleashing-potential"><text:span text:style-name="T228_35">-</text:span></text:a></text:span><text:span text:style-name="T228_36"><text:a xlink:type="simple" xlink:href="http://www.cabinetoffice.gov.uk/resource-library/open-data-white-paper-unleashing-potential"><text:span text:style-name="T228_37">library</text:span></text:a></text:span><text:span text:style-name="T228_38"><text:a xlink:type="simple" xlink:href="http://www.cabinetoffice.gov.uk/resource-library/open-data-white-paper-unleashing-potential"><text:span text:style-name="T228_39">/</text:span></text:a></text:span><text:span text:style-name="T228_40"><text:a xlink:type="simple" xlink:href="http://www.cabinetoffice.gov.uk/resource-library/open-data-white-paper-unleashing-potential"><text:span text:style-name="T228_41">open</text:span></text:a></text:span><text:span text:style-name="T228_42"><text:a xlink:type="simple" xlink:href="http://www.cabinetoffice.gov.uk/resource-library/open-data-white-paper-unleashing-potential"><text:span text:style-name="T228_43">-</text:span></text:a></text:span><text:span text:style-name="T228_44"><text:a xlink:type="simple" xlink:href="http://www.cabinetoffice.gov.uk/resource-library/open-data-white-paper-unleashing-potential"><text:span text:style-name="T228_45">data</text:span></text:a></text:span><text:span text:style-name="T228_46"><text:a xlink:type="simple" xlink:href="http://www.cabinetoffice.gov.uk/resource-library/open-data-white-paper-unleashing-potential"><text:span text:style-name="T228_47">-</text:span></text:a></text:span><text:span text:style-name="T228_48"><text:a xlink:type="simple" xlink:href="http://www.cabinetoffice.gov.uk/resource-library/open-data-white-paper-unleashing-potential"><text:span text:style-name="T228_49">white</text:span></text:a></text:span><text:span text:style-name="T228_50"><text:a xlink:type="simple" xlink:href="http://www.cabinetoffice.gov.uk/resource-library/open-data-white-paper-unleashing-potential"><text:span text:style-name="T228_51">-</text:span></text:a></text:span><text:span text:style-name="T228_52"><text:a xlink:type="simple" xlink:href="http://www.cabinetoffice.gov.uk/resource-library/open-data-white-paper-unleashing-potential"><text:span text:style-name="T228_53">paper</text:span></text:a></text:span><text:span text:style-name="T228_54"><text:a xlink:type="simple" xlink:href="http://www.cabinetoffice.gov.uk/resource-library/open-data-white-paper-unleashing-potential"><text:span text:style-name="T228_55">-</text:span></text:a></text:span><text:span text:style-name="T228_56"><text:a xlink:type="simple" xlink:href="http://www.cabinetoffice.gov.uk/resource-library/open-data-white-paper-unleashing-potential"><text:span text:style-name="T228_57">unleashing</text:span></text:a></text:span><text:span text:style-name="T228_58"><text:a xlink:type="simple" xlink:href="http://www.cabinetoffice.gov.uk/resource-library/open-data-white-paper-unleashing-potential"><text:span text:style-name="T228_59">-</text:span></text:a></text:span><text:span text:style-name="T228_60"><text:a xlink:type="simple" xlink:href="http://www.cabinetoffice.gov.uk/resource-library/open-data-white-paper-unleashing-potential"><text:span text:style-name="T228_61">potential</text:span></text:a></text:span></text:p></text:note-body></text:note></text:span><text:span text:style-name="T228_62">).</text:span></text:p>
      <text:p text:style-name="P229"/>
      <text:p text:style-name="P230"><text:bookmark-start text:name="id.j334m3f7m8hk"/><text:bookmark-end text:name="id.j334m3f7m8hk"/></text:p>
      <text:list text:style-name="LS23" xml:id="list65">
        <text:list-item>
          <text:p text:style-name="P231"><text:span text:style-name="T231_1">Require</text:span><text:span text:style-name="T231_2"><text:s/></text:span><text:span text:style-name="T231_3">the</text:span><text:span text:style-name="T231_4"><text:s/></text:span><text:span text:style-name="T231_5">publishing</text:span><text:span text:style-name="T231_6"><text:s/></text:span><text:span text:style-name="T231_7">of</text:span><text:span text:style-name="T231_8"><text:s/></text:span><text:span text:style-name="T231_9">code</text:span><text:span text:style-name="T231_10">.</text:span></text:p>
        </text:list-item>
      </text:list>
      <text:p text:style-name="P232"/>
      <text:p text:style-name="P233"><text:span text:style-name="T233_1">Not</text:span><text:span text:style-name="T233_2"><text:s/></text:span><text:span text:style-name="T233_3">only</text:span><text:span text:style-name="T233_4"><text:s/></text:span><text:span text:style-name="T233_5">the</text:span><text:span text:style-name="T233_6"><text:s/></text:span><text:span text:style-name="T233_7">data</text:span><text:span text:style-name="T233_8">,<text:s/></text:span><text:span text:style-name="T233_9">but</text:span><text:span text:style-name="T233_10"><text:s/></text:span><text:span text:style-name="T233_11">the</text:span><text:span text:style-name="T233_12"><text:s/></text:span><text:span text:style-name="T233_13">code</text:span><text:span text:style-name="T233_14"><text:s/></text:span><text:span text:style-name="T233_15">used</text:span><text:span text:style-name="T233_16"><text:s/></text:span><text:span text:style-name="T233_17">to</text:span><text:span text:style-name="T233_18"><text:s/></text:span><text:span text:style-name="T233_19">create</text:span><text:span text:style-name="T233_20"><text:s/></text:span><text:span text:style-name="T233_21">government</text:span><text:span text:style-name="T233_22"><text:s/></text:span><text:span text:style-name="T233_23">websites</text:span><text:span text:style-name="T233_24">,<text:s/></text:span><text:span text:style-name="T233_25">portals</text:span><text:span text:style-name="T233_26">,<text:s/></text:span><text:span text:style-name="T233_27">tools</text:span><text:span text:style-name="T233_28">,<text:s/></text:span><text:span text:style-name="T233_29">and</text:span><text:span text:style-name="T233_30"><text:s/></text:span><text:span text:style-name="T233_31">other</text:span><text:span text:style-name="T233_32"><text:s/></text:span><text:span text:style-name="T233_33">online</text:span><text:span text:style-name="T233_34"><text:s/></text:span><text:span text:style-name="T233_35">resources</text:span><text:span text:style-name="T233_36"><text:s/></text:span><text:span text:style-name="T233_37">can</text:span><text:span text:style-name="T233_38"><text:s/></text:span><text:span text:style-name="T233_39">provide</text:span><text:span text:style-name="T233_40"><text:s/></text:span><text:span text:style-name="T233_41">internal</text:span><text:span text:style-name="T233_42"><text:s/></text:span><text:span text:style-name="T233_43">and</text:span><text:span text:style-name="T233_44"><text:s/></text:span><text:span text:style-name="T233_45">external</text:span><text:span text:style-name="T233_46"><text:s/></text:span><text:span text:style-name="T233_47">benefits</text:span><text:span text:style-name="T233_48">,<text:s/></text:span><text:span text:style-name="T233_49">often</text:span><text:span text:style-name="T233_50"><text:s/></text:span><text:span text:style-name="T233_51">as</text:span><text:span text:style-name="T233_52"><text:s/></text:span><text:span text:style-name="T233_53">valuable</text:span><text:span text:style-name="T233_54"><text:s/></text:span><text:span text:style-name="T233_55">open</text:span><text:span text:style-name="T233_56"><text:s/></text:span><text:span text:style-name="T233_57">data</text:span><text:span text:style-name="T233_58"><text:s/></text:span><text:span text:style-name="T233_59">itself</text:span><text:span text:style-name="T233_60">.<text:s/></text:span><text:span text:style-name="T233_61">Governments</text:span><text:span text:style-name="T233_62"><text:s/></text:span><text:span text:style-name="T233_63">should</text:span><text:span text:style-name="T233_64"><text:s/></text:span><text:span text:style-name="T233_65">employ</text:span><text:span text:style-name="T233_66"><text:s/></text:span><text:span text:style-name="T233_67">open</text:span><text:span text:style-name="T233_68"><text:s/></text:span><text:span text:style-name="T233_69">source</text:span><text:span text:style-name="T233_70"><text:s/></text:span><text:span text:style-name="T233_71">solutions</text:span><text:span text:style-name="T233_72"><text:s/></text:span><text:span text:style-name="T233_73">whenever</text:span><text:span text:style-name="T233_74"><text:s/></text:span><text:span text:style-name="T233_75">possible</text:span><text:span text:style-name="T233_76"><text:s/></text:span><text:span text:style-name="T233_77">to</text:span><text:span text:style-name="T233_78"><text:s/></text:span><text:span text:style-name="T233_79">enable</text:span><text:span text:style-name="T233_80"><text:s/></text:span><text:span text:style-name="T233_81">sharing</text:span><text:span text:style-name="T233_82"><text:s/></text:span><text:span text:style-name="T233_83">and</text:span><text:span text:style-name="T233_84"><text:s/></text:span><text:span text:style-name="T233_85">make</text:span><text:span text:style-name="T233_86"><text:s/></text:span><text:span text:style-name="T233_87">the</text:span><text:span text:style-name="T233_88"><text:s/></text:span><text:span text:style-name="T233_89">most</text:span><text:span text:style-name="T233_90"><text:s/></text:span><text:span text:style-name="T233_91">out</text:span><text:span text:style-name="T233_92"><text:s/></text:span><text:span text:style-name="T233_93">of</text:span><text:span text:style-name="T233_94"><text:s/></text:span><text:span text:style-name="T233_95">the</text:span><text:span text:style-name="T233_96"><text:s/></text:span><text:span text:style-name="T233_97">opportunities</text:span><text:span text:style-name="T233_98"><text:s/></text:span><text:span text:style-name="T233_99">provided</text:span><text:span text:style-name="T233_100">.<text:s/></text:span><text:span text:style-name="T233_101">The</text:span><text:span text:style-name="T233_102"><text:s/></text:span><text:span text:style-name="T233_103">Consumer</text:span><text:span text:style-name="T233_104"><text:s/></text:span><text:span text:style-name="T233_105">Financial</text:span><text:span text:style-name="T233_106"><text:s/></text:span><text:span text:style-name="T233_107">Protection</text:span><text:span text:style-name="T233_108"><text:s/></text:span><text:span text:style-name="T233_109">Bureau</text:span><text:span text:style-name="T233_110"><text:s/>(</text:span><text:span text:style-name="T233_111">CFPB</text:span><text:span text:style-name="T233_112">)<text:s/></text:span><text:span text:style-name="T233_113">began</text:span><text:span text:style-name="T233_114"><text:s/></text:span><text:span text:style-name="T233_115">publishing</text:span><text:span text:style-name="T233_116"><text:s/></text:span><text:span text:style-name="T233_117">open</text:span><text:span text:style-name="T233_118"><text:s/></text:span><text:span text:style-name="T233_119">code</text:span><text:span text:style-name="T233_120"><text:s/></text:span><text:span text:style-name="T233_121">on</text:span><text:span text:style-name="T233_122"><text:s/></text:span><text:span text:style-name="T233_123">the</text:span><text:span text:style-name="T233_124"><text:s/></text:span><text:span text:style-name="T233_125">social</text:span><text:span text:style-name="T233_126"><text:s/></text:span><text:span text:style-name="T233_127">code</text:span><text:span text:style-name="T233_128"><text:s/></text:span><text:span text:style-name="T233_129">site</text:span><text:span text:style-name="T233_130"><text:s/></text:span><text:span text:style-name="T233_131">GitHub</text:span><text:span text:style-name="T233_132"><text:s/></text:span><text:span text:style-name="T233_133">in</text:span><text:span text:style-name="T233_134"><text:s/>2012,<text:s/></text:span><text:span text:style-name="T233_135">citing</text:span><text:span text:style-name="T233_136"><text:s/></text:span><text:span text:style-name="T233_137">that</text:span><text:span text:style-name="T233_138"><text:s/></text:span><text:span text:style-name="T233_139">doing</text:span><text:span text:style-name="T233_140"><text:s/></text:span><text:span text:style-name="T233_141">so</text:span><text:span text:style-name="T233_142"><text:s/></text:span><text:span text:style-name="T233_143">helped</text:span><text:span text:style-name="T233_144"><text:s/></text:span><text:span text:style-name="T233_145">them</text:span><text:span text:style-name="T233_146"><text:s/></text:span><text:span text:style-name="T233_147">fulfill</text:span><text:span text:style-name="T233_148"><text:s/></text:span><text:span text:style-name="T233_149">the</text:span><text:span text:style-name="T233_150"><text:s/></text:span><text:span text:style-name="T233_151">mission</text:span><text:span text:style-name="T233_152"><text:s/></text:span><text:span text:style-name="T233_153">of</text:span><text:span text:style-name="T233_154"><text:s/></text:span><text:span text:style-name="T233_155">their</text:span><text:span text:style-name="T233_156"><text:s/></text:span><text:span text:style-name="T233_157">agency</text:span><text:span text:style-name="T233_158"><text:s/></text:span><text:span text:style-name="T233_159">and</text:span><text:span text:style-name="T233_160"><text:s/></text:span><text:span text:style-name="T233_161">facilitated</text:span><text:span text:style-name="T233_162"><text:s/></text:span><text:span text:style-name="T233_163">their</text:span><text:span text:style-name="T233_164"><text:s/></text:span><text:span text:style-name="T233_165">technical</text:span><text:span text:style-name="T233_166"><text:s/></text:span><text:span text:style-name="T233_167">work</text:span><text:span text:style-name="T233_168">.<text:s/>(</text:span><text:span text:style-name="T233_169">More</text:span><text:span text:style-name="T233_170"><text:s/></text:span><text:span text:style-name="T233_171">information</text:span><text:span text:style-name="T233_172"><text:s/></text:span><text:span text:style-name="T233_173">is</text:span><text:span text:style-name="T233_174"><text:s/></text:span><text:span text:style-name="T233_175">available</text:span><text:span text:style-name="T233_176"><text:s/></text:span><text:span text:style-name="T233_177">in</text:span><text:span text:style-name="T233_178"><text:s/></text:span><text:span text:style-name="T233_179">the</text:span><text:span text:style-name="T233_180"><text:s/></text:span><text:span text:style-name="T233_181">announcement</text:span><text:span text:style-name="T233_182"><text:s/></text:span><text:span text:style-name="T233_183">blogpost</text:span><text:span text:style-name="T233_184"><text:s/></text:span><text:span text:style-name="T233_185">on</text:span><text:span text:style-name="T233_186"><text:s/></text:span><text:span text:style-name="T233_187">the</text:span><text:span text:style-name="T233_188"><text:s/></text:span><text:span text:style-name="T233_189"><text:a xlink:type="simple" xlink:href="http://www.consumerfinance.gov/blog/the-cfpbs-source-code-policy-open-and-shared/"><text:span text:style-name="T233_190">CFPB</text:span></text:a></text:span><text:span text:style-name="T233_191"><text:a xlink:type="simple" xlink:href="http://www.consumerfinance.gov/blog/the-cfpbs-source-code-policy-open-and-shared/"><text:span text:style-name="T233_192">’</text:span></text:a></text:span><text:span text:style-name="T233_193"><text:a xlink:type="simple" xlink:href="http://www.consumerfinance.gov/blog/the-cfpbs-source-code-policy-open-and-shared/"><text:span text:style-name="T233_194">s</text:span></text:a></text:span><text:span text:style-name="T233_195"><text:a xlink:type="simple" xlink:href="http://www.consumerfinance.gov/blog/the-cfpbs-source-code-policy-open-and-shared/"><text:span text:style-name="T233_196"><text:s/></text:span></text:a></text:span><text:span text:style-name="T233_197"><text:a xlink:type="simple" xlink:href="http://www.consumerfinance.gov/blog/the-cfpbs-source-code-policy-open-and-shared/"><text:span text:style-name="T233_198">website</text:span></text:a></text:span><text:span text:style-name="T233_199"><text:note text:note-class="footnote"><text:note-citation/><text:note-body><text:p text:style-name="P234"><text:span text:style-name="T234_1"><text:s/></text:span><text:span text:style-name="T234_2">Consumer</text:span><text:span text:style-name="T234_3"><text:s/></text:span><text:span text:style-name="T234_4">Financial</text:span><text:span text:style-name="T234_5"><text:s/></text:span><text:span text:style-name="T234_6">Protection</text:span><text:span text:style-name="T234_7"><text:s/></text:span><text:span text:style-name="T234_8">Bureau</text:span><text:span text:style-name="T234_9"><text:s/></text:span><text:span text:style-name="T234_10">Source</text:span><text:span text:style-name="T234_11"><text:s/></text:span><text:span text:style-name="T234_12">Code</text:span><text:span text:style-name="T234_13"><text:s/></text:span><text:span text:style-name="T234_14">Policy</text:span><text:span text:style-name="T234_15">,<text:s/></text:span><text:span text:style-name="T234_16"><text:a xlink:type="simple" xlink:href="http://www.consumerfinance.gov/blog/the-cfpbs-source-code-policy-open-and-shared/"><text:span text:style-name="T234_17">http</text:span></text:a></text:span><text:span text:style-name="T234_18"><text:a xlink:type="simple" xlink:href="http://www.consumerfinance.gov/blog/the-cfpbs-source-code-policy-open-and-shared/"><text:span text:style-name="T234_19">://</text:span></text:a></text:span><text:span text:style-name="T234_20"><text:a xlink:type="simple" xlink:href="http://www.consumerfinance.gov/blog/the-cfpbs-source-code-policy-open-and-shared/"><text:span text:style-name="T234_21">www</text:span></text:a></text:span><text:span text:style-name="T234_22"><text:a xlink:type="simple" xlink:href="http://www.consumerfinance.gov/blog/the-cfpbs-source-code-policy-open-and-shared/"><text:span text:style-name="T234_23">.</text:span></text:a></text:span><text:span text:style-name="T234_24"><text:a xlink:type="simple" xlink:href="http://www.consumerfinance.gov/blog/the-cfpbs-source-code-policy-open-and-shared/"><text:span text:style-name="T234_25">consumerfinance</text:span></text:a></text:span><text:span text:style-name="T234_26"><text:a xlink:type="simple" xlink:href="http://www.consumerfinance.gov/blog/the-cfpbs-source-code-policy-open-and-shared/"><text:span text:style-name="T234_27">.</text:span></text:a></text:span><text:span text:style-name="T234_28"><text:a xlink:type="simple" xlink:href="http://www.consumerfinance.gov/blog/the-cfpbs-source-code-policy-open-and-shared/"><text:span text:style-name="T234_29">gov</text:span></text:a></text:span><text:span text:style-name="T234_30"><text:a xlink:type="simple" xlink:href="http://www.consumerfinance.gov/blog/the-cfpbs-source-code-policy-open-and-shared/"><text:span text:style-name="T234_31">/</text:span></text:a></text:span><text:span text:style-name="T234_32"><text:a xlink:type="simple" xlink:href="http://www.consumerfinance.gov/blog/the-cfpbs-source-code-policy-open-and-shared/"><text:span text:style-name="T234_33">blog</text:span></text:a></text:span><text:span text:style-name="T234_34"><text:a xlink:type="simple" xlink:href="http://www.consumerfinance.gov/blog/the-cfpbs-source-code-policy-open-and-shared/"><text:span text:style-name="T234_35">/</text:span></text:a></text:span><text:span text:style-name="T234_36"><text:a xlink:type="simple" xlink:href="http://www.consumerfinance.gov/blog/the-cfpbs-source-code-policy-open-and-shared/"><text:span text:style-name="T234_37">the</text:span></text:a></text:span><text:span text:style-name="T234_38"><text:a xlink:type="simple" xlink:href="http://www.consumerfinance.gov/blog/the-cfpbs-source-code-policy-open-and-shared/"><text:span text:style-name="T234_39">-</text:span></text:a></text:span><text:span text:style-name="T234_40"><text:a xlink:type="simple" xlink:href="http://www.consumerfinance.gov/blog/the-cfpbs-source-code-policy-open-and-shared/"><text:span text:style-name="T234_41">cfpbs</text:span></text:a></text:span><text:span text:style-name="T234_42"><text:a xlink:type="simple" xlink:href="http://www.consumerfinance.gov/blog/the-cfpbs-source-code-policy-open-and-shared/"><text:span text:style-name="T234_43">-</text:span></text:a></text:span><text:span text:style-name="T234_44"><text:a xlink:type="simple" xlink:href="http://www.consumerfinance.gov/blog/the-cfpbs-source-code-policy-open-and-shared/"><text:span text:style-name="T234_45">source</text:span></text:a></text:span><text:span text:style-name="T234_46"><text:a xlink:type="simple" xlink:href="http://www.consumerfinance.gov/blog/the-cfpbs-source-code-policy-open-and-shared/"><text:span text:style-name="T234_47">-</text:span></text:a></text:span><text:span text:style-name="T234_48"><text:a xlink:type="simple" xlink:href="http://www.consumerfinance.gov/blog/the-cfpbs-source-code-policy-open-and-shared/"><text:span text:style-name="T234_49">code</text:span></text:a></text:span><text:span text:style-name="T234_50"><text:a xlink:type="simple" xlink:href="http://www.consumerfinance.gov/blog/the-cfpbs-source-code-policy-open-and-shared/"><text:span text:style-name="T234_51">-</text:span></text:a></text:span><text:span text:style-name="T234_52"><text:a xlink:type="simple" xlink:href="http://www.consumerfinance.gov/blog/the-cfpbs-source-code-policy-open-and-shared/"><text:span text:style-name="T234_53">policy</text:span></text:a></text:span><text:span text:style-name="T234_54"><text:a xlink:type="simple" xlink:href="http://www.consumerfinance.gov/blog/the-cfpbs-source-code-policy-open-and-shared/"><text:span text:style-name="T234_55">-</text:span></text:a></text:span><text:span text:style-name="T234_56"><text:a xlink:type="simple" xlink:href="http://www.consumerfinance.gov/blog/the-cfpbs-source-code-policy-open-and-shared/"><text:span text:style-name="T234_57">open</text:span></text:a></text:span><text:span text:style-name="T234_58"><text:a xlink:type="simple" xlink:href="http://www.consumerfinance.gov/blog/the-cfpbs-source-code-policy-open-and-shared/"><text:span text:style-name="T234_59">-</text:span></text:a></text:span><text:span text:style-name="T234_60"><text:a xlink:type="simple" xlink:href="http://www.consumerfinance.gov/blog/the-cfpbs-source-code-policy-open-and-shared/"><text:span text:style-name="T234_61">and</text:span></text:a></text:span><text:span text:style-name="T234_62"><text:a xlink:type="simple" xlink:href="http://www.consumerfinance.gov/blog/the-cfpbs-source-code-policy-open-and-shared/"><text:span text:style-name="T234_63">-</text:span></text:a></text:span><text:span text:style-name="T234_64"><text:a xlink:type="simple" xlink:href="http://www.consumerfinance.gov/blog/the-cfpbs-source-code-policy-open-and-shared/"><text:span text:style-name="T234_65">shared</text:span></text:a></text:span><text:span text:style-name="T234_66"><text:a xlink:type="simple" xlink:href="http://www.consumerfinance.gov/blog/the-cfpbs-source-code-policy-open-and-shared/"><text:span text:style-name="T234_67">/</text:span></text:a></text:span></text:p></text:note-body></text:note></text:span><text:span text:style-name="T234_68">.)</text:span></text:p>
      <text:p text:style-name="P235"/>
      <text:p text:style-name="P236"><text:bookmark-start text:name="id.qr1hf9lqnbi3"/><text:bookmark-end text:name="id.qr1hf9lqnbi3"/></text:p>
      <text:list text:style-name="LS24" xml:id="list66">
        <text:list-item>
          <text:p text:style-name="P237"><text:span text:style-name="T237_1">Set</text:span><text:span text:style-name="T237_2"><text:s/></text:span><text:span text:style-name="T237_3">appropriately</text:span><text:span text:style-name="T237_4"><text:s/></text:span><text:span text:style-name="T237_5">ambitious</text:span><text:span text:style-name="T237_6"><text:s/></text:span><text:span text:style-name="T237_7">timelines</text:span><text:span text:style-name="T237_8"><text:s/></text:span><text:span text:style-name="T237_9">for</text:span><text:span text:style-name="T237_10"><text:s/></text:span><text:span text:style-name="T237_11">implementation</text:span><text:span text:style-name="T237_12">.</text:span></text:p>
        </text:list-item>
      </text:list>
      <text:p text:style-name="P238"/>
      <text:p text:style-name="P239"><text:span text:style-name="T239_1">Setting</text:span><text:span text:style-name="T239_2"><text:s/></text:span><text:span text:style-name="T239_3">a</text:span><text:span text:style-name="T239_4"><text:s/></text:span><text:span text:style-name="T239_5">clear</text:span><text:span text:style-name="T239_6"><text:s/></text:span><text:span text:style-name="T239_7">deadline</text:span><text:span text:style-name="T239_8"><text:s/></text:span><text:span text:style-name="T239_9">can</text:span><text:span text:style-name="T239_10"><text:s/></text:span><text:span text:style-name="T239_11">demonstrate</text:span><text:span text:style-name="T239_12"><text:s/></text:span><text:span text:style-name="T239_13">the</text:span><text:span text:style-name="T239_14"><text:s/></text:span><text:span text:style-name="T239_15">strength</text:span><text:span text:style-name="T239_16"><text:s/></text:span><text:span text:style-name="T239_17">of</text:span><text:span text:style-name="T239_18"><text:s/></text:span><text:span text:style-name="T239_19">a</text:span><text:span text:style-name="T239_20"><text:s/></text:span><text:span text:style-name="T239_21">commitment</text:span><text:span text:style-name="T239_22"><text:s/></text:span><text:span text:style-name="T239_23">and</text:span><text:span text:style-name="T239_24"><text:s/></text:span><text:span text:style-name="T239_25">can</text:span><text:span text:style-name="T239_26"><text:s/></text:span><text:span text:style-name="T239_27">help</text:span><text:span text:style-name="T239_28"><text:s/></text:span><text:span text:style-name="T239_29">to</text:span><text:span text:style-name="T239_30"><text:s/></text:span><text:span text:style-name="T239_31">translate</text:span><text:span text:style-name="T239_32"><text:s/></text:span><text:span text:style-name="T239_33">these</text:span><text:span text:style-name="T239_34"><text:s/></text:span><text:span text:style-name="T239_35">commitments</text:span><text:span text:style-name="T239_36"><text:s/></text:span><text:span text:style-name="T239_37">into</text:span><text:span text:style-name="T239_38"><text:s/></text:span><text:span text:style-name="T239_39">results</text:span><text:span text:style-name="T239_40">.<text:s/></text:span><text:span text:style-name="T239_41">They</text:span><text:span text:style-name="T239_42"><text:s/></text:span><text:span text:style-name="T239_43">can</text:span><text:span text:style-name="T239_44"><text:s/></text:span><text:span text:style-name="T239_45">also</text:span><text:span text:style-name="T239_46"><text:s/></text:span><text:span text:style-name="T239_47">help</text:span><text:span text:style-name="T239_48"><text:s/></text:span><text:span text:style-name="T239_49">to</text:span><text:span text:style-name="T239_50"><text:s/></text:span><text:span text:style-name="T239_51">identify</text:span><text:span text:style-name="T239_52"><text:s/></text:span><text:span text:style-name="T239_53">failures</text:span><text:span text:style-name="T239_54"><text:s/></text:span><text:span text:style-name="T239_55">clearly</text:span><text:span text:style-name="T239_56">,<text:s/></text:span><text:span text:style-name="T239_57">opening</text:span><text:span text:style-name="T239_58"><text:s/></text:span><text:span text:style-name="T239_59">the</text:span><text:span text:style-name="T239_60"><text:s/></text:span><text:span text:style-name="T239_61">door</text:span><text:span text:style-name="T239_62"><text:s/></text:span><text:span text:style-name="T239_63">to</text:span><text:span text:style-name="T239_64"><text:s/></text:span><text:span text:style-name="T239_65">public</text:span><text:span text:style-name="T239_66"><text:s/></text:span><text:span text:style-name="T239_67">oversight</text:span><text:span text:style-name="T239_68">.<text:s/></text:span><text:span text:style-name="T239_69">Relevant</text:span><text:span text:style-name="T239_70"><text:s/></text:span><text:span text:style-name="T239_71">actors</text:span><text:span text:style-name="T239_72"><text:s/></text:span><text:span text:style-name="T239_73">should</text:span><text:span text:style-name="T239_74"><text:s/></text:span><text:span text:style-name="T239_75">be</text:span><text:span text:style-name="T239_76"><text:s/></text:span><text:span text:style-name="T239_77">given</text:span><text:span text:style-name="T239_78"><text:s/></text:span><text:span text:style-name="T239_79">enough</text:span><text:span text:style-name="T239_80"><text:s/></text:span><text:span text:style-name="T239_81">time</text:span><text:span text:style-name="T239_82"><text:s/></text:span><text:span text:style-name="T239_83">to</text:span><text:span text:style-name="T239_84"><text:s/></text:span><text:span text:style-name="T239_85">prepare</text:span><text:span text:style-name="T239_86"><text:s/></text:span><text:span text:style-name="T239_87">for</text:span><text:span text:style-name="T239_88"><text:s/></text:span><text:span text:style-name="T239_89">the</text:span><text:span text:style-name="T239_90"><text:s/></text:span><text:span text:style-name="T239_91">changes</text:span><text:span text:style-name="T239_92"><text:s/></text:span><text:span text:style-name="T239_93">brought</text:span><text:span text:style-name="T239_94"><text:s/></text:span><text:span text:style-name="T239_95">on</text:span><text:span text:style-name="T239_96"><text:s/></text:span><text:span text:style-name="T239_97">by</text:span><text:span text:style-name="T239_98"><text:s/></text:span><text:span text:style-name="T239_99">the</text:span><text:span text:style-name="T239_100"><text:s/></text:span><text:span text:style-name="T239_101">new</text:span><text:span text:style-name="T239_102"><text:s/></text:span><text:span text:style-name="T239_103">open</text:span><text:span text:style-name="T239_104"><text:s/></text:span><text:span text:style-name="T239_105">data</text:span><text:span text:style-name="T239_106"><text:s/></text:span><text:span text:style-name="T239_107">policy</text:span><text:span text:style-name="T239_108">,<text:s/></text:span><text:span text:style-name="T239_109">but</text:span><text:span text:style-name="T239_110"><text:s/></text:span><text:span text:style-name="T239_111">not</text:span><text:span text:style-name="T239_112"><text:s/></text:span><text:span text:style-name="T239_113">so</text:span><text:span text:style-name="T239_114"><text:s/></text:span><text:span text:style-name="T239_115">much</text:span><text:span text:style-name="T239_116"><text:s/></text:span><text:span text:style-name="T239_117">time</text:span><text:span text:style-name="T239_118"><text:s/></text:span><text:span text:style-name="T239_119">that</text:span><text:span text:style-name="T239_120"><text:s/></text:span><text:span text:style-name="T239_121">the</text:span><text:span text:style-name="T239_122"><text:s/></text:span><text:span text:style-name="T239_123">policy</text:span><text:span text:style-name="T239_124"><text:s/></text:span><text:span text:style-name="T239_125">becomes</text:span><text:span text:style-name="T239_126"><text:s/></text:span><text:span text:style-name="T239_127">inoperable</text:span><text:span text:style-name="T239_128">.<text:s/></text:span><text:span text:style-name="T239_129">The</text:span><text:span text:style-name="T239_130"><text:s/></text:span><text:span text:style-name="T239_131">timeline</text:span><text:span text:style-name="T239_132"><text:s/></text:span><text:span text:style-name="T239_133">should</text:span><text:span text:style-name="T239_134"><text:s/></text:span><text:span text:style-name="T239_135">be</text:span><text:span text:style-name="T239_136"><text:s/></text:span><text:span text:style-name="T239_137">firm</text:span><text:span text:style-name="T239_138">,<text:s/></text:span><text:span text:style-name="T239_139">provide</text:span><text:span text:style-name="T239_140"><text:s/></text:span><text:span text:style-name="T239_141">motivation</text:span><text:span text:style-name="T239_142"><text:s/></text:span><text:span text:style-name="T239_143">for</text:span><text:span text:style-name="T239_144"><text:s/></text:span><text:span text:style-name="T239_145">action</text:span><text:span text:style-name="T239_146">,<text:s/></text:span><text:span text:style-name="T239_147">and</text:span><text:span text:style-name="T239_148"><text:s/></text:span><text:span text:style-name="T239_149">have</text:span><text:span text:style-name="T239_150"><text:s/></text:span><text:span text:style-name="T239_151">actionable</text:span><text:span text:style-name="T239_152"><text:s/></text:span><text:span text:style-name="T239_153">goals</text:span><text:span text:style-name="T239_154"><text:s/></text:span><text:span text:style-name="T239_155">that</text:span><text:span text:style-name="T239_156"><text:s/></text:span><text:span text:style-name="T239_157">can</text:span><text:span text:style-name="T239_158"><text:s/></text:span><text:span text:style-name="T239_159">be</text:span><text:span text:style-name="T239_160"><text:s/></text:span><text:span text:style-name="T239_161">used</text:span><text:span text:style-name="T239_162"><text:s/></text:span><text:span text:style-name="T239_163">as</text:span><text:span text:style-name="T239_164"><text:s/></text:span><text:span text:style-name="T239_165">a</text:span><text:span text:style-name="T239_166"><text:s/></text:span><text:span text:style-name="T239_167">metric</text:span><text:span text:style-name="T239_168"><text:s/></text:span><text:span text:style-name="T239_169">for</text:span><text:span text:style-name="T239_170"><text:s/></text:span><text:span text:style-name="T239_171">compliance</text:span><text:span text:style-name="T239_172">.<text:s/></text:span><text:span text:style-name="T239_173">These</text:span><text:span text:style-name="T239_174"><text:s/></text:span><text:span text:style-name="T239_175">goals</text:span><text:span text:style-name="T239_176"><text:s/></text:span><text:span text:style-name="T239_177">or</text:span><text:span text:style-name="T239_178"><text:s/></text:span><text:span text:style-name="T239_179">checkpoints</text:span><text:span text:style-name="T239_180"><text:s/></text:span><text:span text:style-name="T239_181">can</text:span><text:span text:style-name="T239_182"><text:s/></text:span><text:span text:style-name="T239_183">include</text:span><text:span text:style-name="T239_184"><text:s/></text:span><text:span text:style-name="T239_185">qualitative</text:span><text:span text:style-name="T239_186"><text:s/></text:span><text:span text:style-name="T239_187">and</text:span><text:span text:style-name="T239_188"><text:s/></text:span><text:span text:style-name="T239_189">quantitative</text:span><text:span text:style-name="T239_190"><text:s/></text:span><text:span text:style-name="T239_191">measurements</text:span><text:span text:style-name="T239_192">.</text:span></text:p>
      <text:p text:style-name="P240"/>
      <text:p text:style-name="P241"><text:bookmark-start text:name="id.dc03065o1kg3"/><text:bookmark-end text:name="id.dc03065o1kg3"/></text:p>
      <text:list text:style-name="LS25" xml:id="list67">
        <text:list-item>
          <text:p text:style-name="P242"><text:span text:style-name="T242_1">Ensure</text:span><text:span text:style-name="T242_2"><text:s/></text:span><text:span text:style-name="T242_3">sufficient</text:span><text:span text:style-name="T242_4"><text:s/></text:span><text:span text:style-name="T242_5">funding</text:span><text:span text:style-name="T242_6"><text:s/></text:span><text:span text:style-name="T242_7">for</text:span><text:span text:style-name="T242_8"><text:s/></text:span><text:span text:style-name="T242_9">implementation</text:span><text:span text:style-name="T242_10">.</text:span></text:p>
        </text:list-item>
      </text:list>
      <text:p text:style-name="P243"/>
      <text:p text:style-name="P244"><text:span text:style-name="T244_1">Like</text:span><text:span text:style-name="T244_2"><text:s/></text:span><text:span text:style-name="T244_3">any</text:span><text:span text:style-name="T244_4"><text:s/></text:span><text:span text:style-name="T244_5">other</text:span><text:span text:style-name="T244_6"><text:s/></text:span><text:span text:style-name="T244_7">initiative</text:span><text:span text:style-name="T244_8">,<text:s/></text:span><text:span text:style-name="T244_9">implementing</text:span><text:span text:style-name="T244_10"><text:s/></text:span><text:span text:style-name="T244_11">an</text:span><text:span text:style-name="T244_12"><text:s/></text:span><text:span text:style-name="T244_13">open</text:span><text:span text:style-name="T244_14"><text:s/></text:span><text:span text:style-name="T244_15">data</text:span><text:span text:style-name="T244_16"><text:s/></text:span><text:span text:style-name="T244_17">policy</text:span><text:span text:style-name="T244_18"><text:s/></text:span><text:span text:style-name="T244_19">should</text:span><text:span text:style-name="T244_20"><text:s/></text:span><text:span text:style-name="T244_21">be</text:span><text:span text:style-name="T244_22"><text:s/></text:span><text:span text:style-name="T244_23">done</text:span><text:span text:style-name="T244_24"><text:s/></text:span><text:span text:style-name="T244_25">with</text:span><text:span text:style-name="T244_26"><text:s/></text:span><text:span text:style-name="T244_27">an</text:span><text:span text:style-name="T244_28"><text:s/></text:span><text:span text:style-name="T244_29">eye</text:span><text:span text:style-name="T244_30"><text:s/></text:span><text:span text:style-name="T244_31">on</text:span><text:span text:style-name="T244_32"><text:s/></text:span><text:span text:style-name="T244_33">long</text:span><text:span text:style-name="T244_34">-</text:span><text:span text:style-name="T244_35">term</text:span><text:span text:style-name="T244_36"><text:s/></text:span><text:span text:style-name="T244_37">sustainability</text:span><text:span text:style-name="T244_38">.<text:s/></text:span><text:span text:style-name="T244_39">One</text:span><text:span text:style-name="T244_40"><text:s/></text:span><text:span text:style-name="T244_41">way</text:span><text:span text:style-name="T244_42"><text:s/></text:span><text:span text:style-name="T244_43">to</text:span><text:span text:style-name="T244_44"><text:s/></text:span><text:span text:style-name="T244_45">do</text:span><text:span text:style-name="T244_46"><text:s/></text:span><text:span text:style-name="T244_47">this</text:span><text:span text:style-name="T244_48"><text:s/></text:span><text:span text:style-name="T244_49">is</text:span><text:span text:style-name="T244_50"><text:s/></text:span><text:span text:style-name="T244_51">to</text:span><text:span text:style-name="T244_52"><text:s/></text:span><text:span text:style-name="T244_53">consider</text:span><text:span text:style-name="T244_54"><text:s/></text:span><text:span text:style-name="T244_55">funding</text:span><text:span text:style-name="T244_56"><text:s/></text:span><text:span text:style-name="T244_57">sources</text:span><text:span text:style-name="T244_58"><text:s/></text:span><text:span text:style-name="T244_59">for</text:span><text:span text:style-name="T244_60"><text:s/></text:span><text:span text:style-name="T244_61">the</text:span><text:span text:style-name="T244_62"><text:s/></text:span><text:span text:style-name="T244_63">implementation</text:span><text:span text:style-name="T244_64"><text:s/></text:span><text:span text:style-name="T244_65">of</text:span><text:span text:style-name="T244_66"><text:s/></text:span><text:span text:style-name="T244_67">the</text:span><text:span text:style-name="T244_68"><text:s/></text:span><text:span text:style-name="T244_69">policy</text:span><text:span text:style-name="T244_70"><text:s/></text:span><text:span text:style-name="T244_71">as</text:span><text:span text:style-name="T244_72"><text:s/></text:span><text:span text:style-name="T244_73">well</text:span><text:span text:style-name="T244_74"><text:s/></text:span><text:span text:style-name="T244_75">as</text:span><text:span text:style-name="T244_76"><text:s/></text:span><text:span text:style-name="T244_77">its</text:span><text:span text:style-name="T244_78"><text:s/></text:span><text:span text:style-name="T244_79">future</text:span><text:span text:style-name="T244_80"><text:s/></text:span><text:span text:style-name="T244_81">maintenance</text:span><text:span text:style-name="T244_82">.<text:s/></text:span><text:span text:style-name="T244_83">Sufficient</text:span><text:span text:style-name="T244_84"><text:s/></text:span><text:span text:style-name="T244_85">funding</text:span><text:span text:style-name="T244_86"><text:s/></text:span><text:span text:style-name="T244_87">can</text:span><text:span text:style-name="T244_88"><text:s/></text:span><text:span text:style-name="T244_89">mean</text:span><text:span text:style-name="T244_90"><text:s/></text:span><text:span text:style-name="T244_91">the</text:span><text:span text:style-name="T244_92"><text:s/></text:span><text:span text:style-name="T244_93">difference</text:span><text:span text:style-name="T244_94"><text:s/></text:span><text:span text:style-name="T244_95">between</text:span><text:span text:style-name="T244_96"><text:s/></text:span><text:span text:style-name="T244_97">successful</text:span><text:span text:style-name="T244_98"><text:s/></text:span><text:span text:style-name="T244_99">and</text:span><text:span text:style-name="T244_100"><text:s/></text:span><text:span text:style-name="T244_101">unsuccessful</text:span><text:span text:style-name="T244_102"><text:s/></text:span><text:span text:style-name="T244_103">policies</text:span><text:span text:style-name="T244_104">.</text:span></text:p>
      <text:p text:style-name="P245"/>
      <text:p text:style-name="P246"><text:span text:style-name="T246_1">For</text:span><text:span text:style-name="T246_2"><text:s/></text:span><text:span text:style-name="T246_3">example</text:span><text:span text:style-name="T246_4">,<text:s/></text:span><text:span text:style-name="T246_5">in</text:span><text:span text:style-name="T246_6"><text:s/>2011,<text:s/></text:span><text:span text:style-name="T246_7">the</text:span><text:span text:style-name="T246_8"><text:s/></text:span><text:span text:style-name="T246_9">Electronic</text:span><text:span text:style-name="T246_10"><text:s/></text:span><text:span text:style-name="T246_11">Government</text:span><text:span text:style-name="T246_12"><text:s/></text:span><text:span text:style-name="T246_13">Fund</text:span><text:span text:style-name="T246_14">,<text:s/></text:span><text:span text:style-name="T246_15">which</text:span><text:span text:style-name="T246_16"><text:s/></text:span><text:span text:style-name="T246_17">supports</text:span><text:span text:style-name="T246_18"><text:s/></text:span><text:span text:style-name="T246_19">Data</text:span><text:span text:style-name="T246_20">.</text:span><text:span text:style-name="T246_21">gov</text:span><text:span text:style-name="T246_22">,<text:s/></text:span><text:span text:style-name="T246_23">the</text:span><text:span text:style-name="T246_24"><text:s/></text:span><text:span text:style-name="T246_25">IT</text:span><text:span text:style-name="T246_26"><text:s/></text:span><text:span text:style-name="T246_27">Spending</text:span><text:span text:style-name="T246_28"><text:s/></text:span><text:span text:style-name="T246_29">Dashboard</text:span><text:span text:style-name="T246_30">,<text:s/></text:span><text:span text:style-name="T246_31">and</text:span><text:span text:style-name="T246_32"><text:s/></text:span><text:span text:style-name="T246_33">USASpending</text:span><text:span text:style-name="T246_34">.</text:span><text:span text:style-name="T246_35">gov</text:span><text:span text:style-name="T246_36">,<text:s/></text:span><text:span text:style-name="T246_37">among</text:span><text:span text:style-name="T246_38"><text:s/></text:span><text:span text:style-name="T246_39">other</text:span><text:span text:style-name="T246_40"><text:s/></text:span><text:span text:style-name="T246_41">programs</text:span><text:span text:style-name="T246_42">,<text:s/></text:span><text:span text:style-name="T246_43">was</text:span><text:span text:style-name="T246_44"><text:s/></text:span><text:span text:style-name="T246_45">sliced</text:span><text:span text:style-name="T246_46"><text:s/></text:span><text:span text:style-name="T246_47">from</text:span><text:span text:style-name="T246_48"><text:s/></text:span><text:span text:style-name="T246_49">over</text:span><text:span text:style-name="T246_50"><text:s/>$34<text:s/></text:span><text:span text:style-name="T246_51">million</text:span><text:span text:style-name="T246_52"><text:s/></text:span><text:span text:style-name="T246_53">to</text:span><text:span text:style-name="T246_54"><text:s/>$12.4<text:s/></text:span><text:span text:style-name="T246_55">million</text:span><text:span text:style-name="T246_56">.<text:s/></text:span><text:span text:style-name="T246_57">Without</text:span><text:span text:style-name="T246_58"><text:s/></text:span><text:span text:style-name="T246_59">the</text:span><text:span text:style-name="T246_60"><text:s/></text:span><text:span text:style-name="T246_61">work</text:span><text:span text:style-name="T246_62"><text:s/></text:span><text:span text:style-name="T246_63">of</text:span><text:span text:style-name="T246_64"><text:s/></text:span><text:span text:style-name="T246_65">the</text:span><text:span text:style-name="T246_66"><text:s/></text:span><text:span text:style-name="T246_67">advocacy</text:span><text:span text:style-name="T246_68"><text:s/></text:span><text:span text:style-name="T246_69">community</text:span><text:span text:style-name="T246_70">,<text:s/></text:span><text:span text:style-name="T246_71">funds</text:span><text:span text:style-name="T246_72"><text:s/></text:span><text:span text:style-name="T246_73">would</text:span><text:span text:style-name="T246_74"><text:s/></text:span><text:span text:style-name="T246_75">have</text:span><text:span text:style-name="T246_76"><text:s/></text:span><text:span text:style-name="T246_77">dropped</text:span><text:span text:style-name="T246_78"><text:s/></text:span><text:span text:style-name="T246_79">as</text:span><text:span text:style-name="T246_80"><text:s/></text:span><text:span text:style-name="T246_81">low</text:span><text:span text:style-name="T246_82"><text:s/></text:span><text:span text:style-name="T246_83">as</text:span><text:span text:style-name="T246_84"><text:s/>$8<text:s/></text:span><text:span text:style-name="T246_85">million</text:span><text:span text:style-name="T246_86">.<text:s/></text:span><text:span text:style-name="T246_87">This</text:span><text:span text:style-name="T246_88"><text:s/></text:span><text:span text:style-name="T246_89">dramatic</text:span><text:span text:style-name="T246_90"><text:s/></text:span><text:span text:style-name="T246_91">change</text:span><text:span text:style-name="T246_92"><text:s/></text:span><text:span text:style-name="T246_93">in</text:span><text:span text:style-name="T246_94"><text:s/></text:span><text:span text:style-name="T246_95">funding</text:span><text:span text:style-name="T246_96"><text:s/></text:span><text:span text:style-name="T246_97">has</text:span><text:span text:style-name="T246_98"><text:s/></text:span><text:span text:style-name="T246_99">continued</text:span><text:span text:style-name="T246_100"><text:s/></text:span><text:span text:style-name="T246_101">implications</text:span><text:span text:style-name="T246_102"><text:s/></text:span><text:span text:style-name="T246_103">for</text:span><text:span text:style-name="T246_104"><text:s/></text:span><text:span text:style-name="T246_105">federal</text:span><text:span text:style-name="T246_106"><text:s/></text:span><text:span text:style-name="T246_107">data</text:span><text:span text:style-name="T246_108">,<text:s/></text:span><text:span text:style-name="T246_109">some</text:span><text:span text:style-name="T246_110"><text:s/></text:span><text:span text:style-name="T246_111">of</text:span><text:span text:style-name="T246_112"><text:s/></text:span><text:span text:style-name="T246_113">which</text:span><text:span text:style-name="T246_114"><text:s/></text:span><text:span text:style-name="T246_115">can</text:span><text:span text:style-name="T246_116"><text:s/></text:span><text:span text:style-name="T246_117">be</text:span><text:span text:style-name="T246_118"><text:s/></text:span><text:span text:style-name="T246_119">explored</text:span><text:span text:style-name="T246_120"><text:s/></text:span><text:span text:style-name="T246_121">in</text:span><text:span text:style-name="T246_122"><text:s/></text:span><text:span text:style-name="T246_123">this</text:span><text:span text:style-name="T246_124"><text:s/></text:span><text:span text:style-name="T246_125"><text:a xlink:type="simple" xlink:href="http://sunlightfoundation.com/blog/taxonomy/term/savethedata/"><text:span text:style-name="T246_126">tag</text:span></text:a></text:span><text:span text:style-name="T246_127"><text:a xlink:type="simple" xlink:href="http://sunlightfoundation.com/blog/taxonomy/term/savethedata/"><text:span text:style-name="T246_128"><text:s/></text:span></text:a></text:span><text:span text:style-name="T246_129"><text:a xlink:type="simple" xlink:href="http://sunlightfoundation.com/blog/taxonomy/term/savethedata/"><text:span text:style-name="T246_130">on</text:span></text:a></text:span><text:span text:style-name="T246_131"><text:a xlink:type="simple" xlink:href="http://sunlightfoundation.com/blog/taxonomy/term/savethedata/"><text:span text:style-name="T246_132"><text:s/></text:span></text:a></text:span><text:span text:style-name="T246_133"><text:a xlink:type="simple" xlink:href="http://sunlightfoundation.com/blog/taxonomy/term/savethedata/"><text:span text:style-name="T246_134">the</text:span></text:a></text:span><text:span text:style-name="T246_135"><text:a xlink:type="simple" xlink:href="http://sunlightfoundation.com/blog/taxonomy/term/savethedata/"><text:span text:style-name="T246_136"><text:s/></text:span></text:a></text:span><text:span text:style-name="T246_137"><text:a xlink:type="simple" xlink:href="http://sunlightfoundation.com/blog/taxonomy/term/savethedata/"><text:span text:style-name="T246_138">Sunlight</text:span></text:a></text:span><text:span text:style-name="T246_139"><text:a xlink:type="simple" xlink:href="http://sunlightfoundation.com/blog/taxonomy/term/savethedata/"><text:span text:style-name="T246_140"><text:s/></text:span></text:a></text:span><text:span text:style-name="T246_141"><text:a xlink:type="simple" xlink:href="http://sunlightfoundation.com/blog/taxonomy/term/savethedata/"><text:span text:style-name="T246_142">Foundation</text:span></text:a></text:span><text:span text:style-name="T246_143"><text:a xlink:type="simple" xlink:href="http://sunlightfoundation.com/blog/taxonomy/term/savethedata/"><text:span text:style-name="T246_144"><text:s/></text:span></text:a></text:span><text:span text:style-name="T246_145"><text:a xlink:type="simple" xlink:href="http://sunlightfoundation.com/blog/taxonomy/term/savethedata/"><text:span text:style-name="T246_146">blog</text:span></text:a></text:span><text:span text:style-name="T246_147"><text:note text:note-class="footnote"><text:note-citation/><text:note-body><text:p text:style-name="P247"><text:span text:style-name="T247_1"><text:s/></text:span><text:span text:style-name="T247_2">SaveTheData</text:span><text:span text:style-name="T247_3"><text:s/></text:span><text:span text:style-name="T247_4">Tag</text:span><text:span text:style-name="T247_5">,<text:s/></text:span><text:span text:style-name="T247_6">Sunlight</text:span><text:span text:style-name="T247_7"><text:s/></text:span><text:span text:style-name="T247_8">Foundation</text:span><text:span text:style-name="T247_9">,<text:s/></text:span><text:span text:style-name="T247_10"><text:a xlink:type="simple" xlink:href="http://sunlightfoundation.com/blog/taxonomy/term/savethedata/"><text:span text:style-name="T247_11">http</text:span></text:a></text:span><text:span text:style-name="T247_12"><text:a xlink:type="simple" xlink:href="http://sunlightfoundation.com/blog/taxonomy/term/savethedata/"><text:span text:style-name="T247_13">://</text:span></text:a></text:span><text:span text:style-name="T247_14"><text:a xlink:type="simple" xlink:href="http://sunlightfoundation.com/blog/taxonomy/term/savethedata/"><text:span text:style-name="T247_15">sunlightfoundation</text:span></text:a></text:span><text:span text:style-name="T247_16"><text:a xlink:type="simple" xlink:href="http://sunlightfoundation.com/blog/taxonomy/term/savethedata/"><text:span text:style-name="T247_17">.</text:span></text:a></text:span><text:span text:style-name="T247_18"><text:a xlink:type="simple" xlink:href="http://sunlightfoundation.com/blog/taxonomy/term/savethedata/"><text:span text:style-name="T247_19">com</text:span></text:a></text:span><text:span text:style-name="T247_20"><text:a xlink:type="simple" xlink:href="http://sunlightfoundation.com/blog/taxonomy/term/savethedata/"><text:span text:style-name="T247_21">/</text:span></text:a></text:span><text:span text:style-name="T247_22"><text:a xlink:type="simple" xlink:href="http://sunlightfoundation.com/blog/taxonomy/term/savethedata/"><text:span text:style-name="T247_23">blog</text:span></text:a></text:span><text:span text:style-name="T247_24"><text:a xlink:type="simple" xlink:href="http://sunlightfoundation.com/blog/taxonomy/term/savethedata/"><text:span text:style-name="T247_25">/</text:span></text:a></text:span><text:span text:style-name="T247_26"><text:a xlink:type="simple" xlink:href="http://sunlightfoundation.com/blog/taxonomy/term/savethedata/"><text:span text:style-name="T247_27">taxonomy</text:span></text:a></text:span><text:span text:style-name="T247_28"><text:a xlink:type="simple" xlink:href="http://sunlightfoundation.com/blog/taxonomy/term/savethedata/"><text:span text:style-name="T247_29">/</text:span></text:a></text:span><text:span text:style-name="T247_30"><text:a xlink:type="simple" xlink:href="http://sunlightfoundation.com/blog/taxonomy/term/savethedata/"><text:span text:style-name="T247_31">term</text:span></text:a></text:span><text:span text:style-name="T247_32"><text:a xlink:type="simple" xlink:href="http://sunlightfoundation.com/blog/taxonomy/term/savethedata/"><text:span text:style-name="T247_33">/</text:span></text:a></text:span><text:span text:style-name="T247_34"><text:a xlink:type="simple" xlink:href="http://sunlightfoundation.com/blog/taxonomy/term/savethedata/"><text:span text:style-name="T247_35">savethedata</text:span></text:a></text:span><text:span text:style-name="T247_36"><text:a xlink:type="simple" xlink:href="http://sunlightfoundation.com/blog/taxonomy/term/savethedata/"><text:span text:style-name="T247_37">/</text:span></text:a></text:span></text:p></text:note-body></text:note></text:span><text:span text:style-name="T247_38">.<text:s/></text:span><text:span text:style-name="T247_39">By</text:span><text:span text:style-name="T247_40"><text:s/></text:span><text:span text:style-name="T247_41">contrast</text:span><text:span text:style-name="T247_42">,<text:s/></text:span><text:span text:style-name="T247_43">in</text:span><text:span text:style-name="T247_44"><text:s/>2012,<text:s/></text:span><text:span text:style-name="T247_45">California</text:span><text:span text:style-name="T247_46"><text:s/></text:span><text:span text:style-name="T247_47">approved</text:span><text:span text:style-name="T247_48"><text:s/></text:span><text:span text:style-name="T247_49"><text:a xlink:type="simple" xlink:href="http://sd08.senate.ca.gov/news/2012-05-31-yee-s-cal-access-bill-reconsidered-approved-along-other-open-government-bills"><text:span text:style-name="T247_50">a</text:span></text:a></text:span><text:span text:style-name="T247_51"><text:a xlink:type="simple" xlink:href="http://sd08.senate.ca.gov/news/2012-05-31-yee-s-cal-access-bill-reconsidered-approved-along-other-open-government-bills"><text:span text:style-name="T247_52"><text:s/></text:span></text:a></text:span><text:span text:style-name="T247_53"><text:a xlink:type="simple" xlink:href="http://sd08.senate.ca.gov/news/2012-05-31-yee-s-cal-access-bill-reconsidered-approved-along-other-open-government-bills"><text:span text:style-name="T247_54">bill</text:span></text:a></text:span><text:span text:style-name="T247_55"><text:a xlink:type="simple" xlink:href="http://sd08.senate.ca.gov/news/2012-05-31-yee-s-cal-access-bill-reconsidered-approved-along-other-open-government-bills"><text:span text:style-name="T247_56"><text:s/>(</text:span></text:a></text:span><text:span text:style-name="T247_57"><text:a xlink:type="simple" xlink:href="http://sd08.senate.ca.gov/news/2012-05-31-yee-s-cal-access-bill-reconsidered-approved-along-other-open-government-bills"><text:span text:style-name="T247_58">SB</text:span></text:a></text:span><text:span text:style-name="T247_59"><text:a xlink:type="simple" xlink:href="http://sd08.senate.ca.gov/news/2012-05-31-yee-s-cal-access-bill-reconsidered-approved-along-other-open-government-bills"><text:span text:style-name="T247_60"><text:s/>1001)</text:span></text:a></text:span><text:span text:style-name="T247_61"><text:note text:note-class="footnote"><text:note-citation/><text:note-body><text:p text:style-name="P248"><text:span text:style-name="T248_1"><text:s/></text:span><text:span text:style-name="T248_2">Yee</text:span><text:span text:style-name="T248_3">’</text:span><text:span text:style-name="T248_4">s</text:span><text:span text:style-name="T248_5"><text:s/></text:span><text:span text:style-name="T248_6">Cal</text:span><text:span text:style-name="T248_7">-</text:span><text:span text:style-name="T248_8">Access</text:span><text:span text:style-name="T248_9"><text:s/></text:span><text:span text:style-name="T248_10">Bill</text:span><text:span text:style-name="T248_11"><text:s/></text:span><text:span text:style-name="T248_12">Reconsidered</text:span><text:span text:style-name="T248_13">,<text:s/></text:span><text:span text:style-name="T248_14">Approved</text:span><text:span text:style-name="T248_15"><text:s/></text:span><text:span text:style-name="T248_16">Along</text:span><text:span text:style-name="T248_17"><text:s/></text:span><text:span text:style-name="T248_18">With</text:span><text:span text:style-name="T248_19"><text:s/></text:span><text:span text:style-name="T248_20">Other</text:span><text:span text:style-name="T248_21"><text:s/></text:span><text:span text:style-name="T248_22">Open</text:span><text:span text:style-name="T248_23"><text:s/></text:span><text:span text:style-name="T248_24">Government</text:span><text:span text:style-name="T248_25"><text:s/></text:span><text:span text:style-name="T248_26">Bills</text:span><text:span text:style-name="T248_27">,<text:s/></text:span><text:span text:style-name="T248_28"><text:a xlink:type="simple" xlink:href="http://sd08.senate.ca.gov/news/2012-05-31-yee-s-cal-access-bill-reconsidered-approved-along-other-open-government-bills"><text:span text:style-name="T248_29">http</text:span></text:a></text:span><text:span text:style-name="T248_30"><text:a xlink:type="simple" xlink:href="http://sd08.senate.ca.gov/news/2012-05-31-yee-s-cal-access-bill-reconsidered-approved-along-other-open-government-bills"><text:span text:style-name="T248_31">://</text:span></text:a></text:span><text:span text:style-name="T248_32"><text:a xlink:type="simple" xlink:href="http://sd08.senate.ca.gov/news/2012-05-31-yee-s-cal-access-bill-reconsidered-approved-along-other-open-government-bills"><text:span text:style-name="T248_33">sd</text:span></text:a></text:span><text:span text:style-name="T248_34"><text:a xlink:type="simple" xlink:href="http://sd08.senate.ca.gov/news/2012-05-31-yee-s-cal-access-bill-reconsidered-approved-along-other-open-government-bills"><text:span text:style-name="T248_35">08.</text:span></text:a></text:span><text:span text:style-name="T248_36"><text:a xlink:type="simple" xlink:href="http://sd08.senate.ca.gov/news/2012-05-31-yee-s-cal-access-bill-reconsidered-approved-along-other-open-government-bills"><text:span text:style-name="T248_37">senate</text:span></text:a></text:span><text:span text:style-name="T248_38"><text:a xlink:type="simple" xlink:href="http://sd08.senate.ca.gov/news/2012-05-31-yee-s-cal-access-bill-reconsidered-approved-along-other-open-government-bills"><text:span text:style-name="T248_39">.</text:span></text:a></text:span><text:span text:style-name="T248_40"><text:a xlink:type="simple" xlink:href="http://sd08.senate.ca.gov/news/2012-05-31-yee-s-cal-access-bill-reconsidered-approved-along-other-open-government-bills"><text:span text:style-name="T248_41">ca</text:span></text:a></text:span><text:span text:style-name="T248_42"><text:a xlink:type="simple" xlink:href="http://sd08.senate.ca.gov/news/2012-05-31-yee-s-cal-access-bill-reconsidered-approved-along-other-open-government-bills"><text:span text:style-name="T248_43">.</text:span></text:a></text:span><text:span text:style-name="T248_44"><text:a xlink:type="simple" xlink:href="http://sd08.senate.ca.gov/news/2012-05-31-yee-s-cal-access-bill-reconsidered-approved-along-other-open-government-bills"><text:span text:style-name="T248_45">gov</text:span></text:a></text:span><text:span text:style-name="T248_46"><text:a xlink:type="simple" xlink:href="http://sd08.senate.ca.gov/news/2012-05-31-yee-s-cal-access-bill-reconsidered-approved-along-other-open-government-bills"><text:span text:style-name="T248_47">/</text:span></text:a></text:span><text:span text:style-name="T248_48"><text:a xlink:type="simple" xlink:href="http://sd08.senate.ca.gov/news/2012-05-31-yee-s-cal-access-bill-reconsidered-approved-along-other-open-government-bills"><text:span text:style-name="T248_49">news</text:span></text:a></text:span><text:span text:style-name="T248_50"><text:a xlink:type="simple" xlink:href="http://sd08.senate.ca.gov/news/2012-05-31-yee-s-cal-access-bill-reconsidered-approved-along-other-open-government-bills"><text:span text:style-name="T248_51">/2012-05-31-</text:span></text:a></text:span><text:span text:style-name="T248_52"><text:a xlink:type="simple" xlink:href="http://sd08.senate.ca.gov/news/2012-05-31-yee-s-cal-access-bill-reconsidered-approved-along-other-open-government-bills"><text:span text:style-name="T248_53">yee</text:span></text:a></text:span><text:span text:style-name="T248_54"><text:a xlink:type="simple" xlink:href="http://sd08.senate.ca.gov/news/2012-05-31-yee-s-cal-access-bill-reconsidered-approved-along-other-open-government-bills"><text:span text:style-name="T248_55">-</text:span></text:a></text:span><text:span text:style-name="T248_56"><text:a xlink:type="simple" xlink:href="http://sd08.senate.ca.gov/news/2012-05-31-yee-s-cal-access-bill-reconsidered-approved-along-other-open-government-bills"><text:span text:style-name="T248_57">s</text:span></text:a></text:span><text:span text:style-name="T248_58"><text:a xlink:type="simple" xlink:href="http://sd08.senate.ca.gov/news/2012-05-31-yee-s-cal-access-bill-reconsidered-approved-along-other-open-government-bills"><text:span text:style-name="T248_59">-</text:span></text:a></text:span><text:span text:style-name="T248_60"><text:a xlink:type="simple" xlink:href="http://sd08.senate.ca.gov/news/2012-05-31-yee-s-cal-access-bill-reconsidered-approved-along-other-open-government-bills"><text:span text:style-name="T248_61">cal</text:span></text:a></text:span><text:span text:style-name="T248_62"><text:a xlink:type="simple" xlink:href="http://sd08.senate.ca.gov/news/2012-05-31-yee-s-cal-access-bill-reconsidered-approved-along-other-open-government-bills"><text:span text:style-name="T248_63">-</text:span></text:a></text:span><text:span text:style-name="T248_64"><text:a xlink:type="simple" xlink:href="http://sd08.senate.ca.gov/news/2012-05-31-yee-s-cal-access-bill-reconsidered-approved-along-other-open-government-bills"><text:span text:style-name="T248_65">access</text:span></text:a></text:span><text:span text:style-name="T248_66"><text:a xlink:type="simple" xlink:href="http://sd08.senate.ca.gov/news/2012-05-31-yee-s-cal-access-bill-reconsidered-approved-along-other-open-government-bills"><text:span text:style-name="T248_67">-</text:span></text:a></text:span><text:span text:style-name="T248_68"><text:a xlink:type="simple" xlink:href="http://sd08.senate.ca.gov/news/2012-05-31-yee-s-cal-access-bill-reconsidered-approved-along-other-open-government-bills"><text:span text:style-name="T248_69">bill</text:span></text:a></text:span><text:span text:style-name="T248_70"><text:a xlink:type="simple" xlink:href="http://sd08.senate.ca.gov/news/2012-05-31-yee-s-cal-access-bill-reconsidered-approved-along-other-open-government-bills"><text:span text:style-name="T248_71">-</text:span></text:a></text:span><text:span text:style-name="T248_72"><text:a xlink:type="simple" xlink:href="http://sd08.senate.ca.gov/news/2012-05-31-yee-s-cal-access-bill-reconsidered-approved-along-other-open-government-bills"><text:span text:style-name="T248_73">reconsidered</text:span></text:a></text:span><text:span text:style-name="T248_74"><text:a xlink:type="simple" xlink:href="http://sd08.senate.ca.gov/news/2012-05-31-yee-s-cal-access-bill-reconsidered-approved-along-other-open-government-bills"><text:span text:style-name="T248_75">-</text:span></text:a></text:span><text:span text:style-name="T248_76"><text:a xlink:type="simple" xlink:href="http://sd08.senate.ca.gov/news/2012-05-31-yee-s-cal-access-bill-reconsidered-approved-along-other-open-government-bills"><text:span text:style-name="T248_77">approved</text:span></text:a></text:span><text:span text:style-name="T248_78"><text:a xlink:type="simple" xlink:href="http://sd08.senate.ca.gov/news/2012-05-31-yee-s-cal-access-bill-reconsidered-approved-along-other-open-government-bills"><text:span text:style-name="T248_79">-</text:span></text:a></text:span><text:span text:style-name="T248_80"><text:a xlink:type="simple" xlink:href="http://sd08.senate.ca.gov/news/2012-05-31-yee-s-cal-access-bill-reconsidered-approved-along-other-open-government-bills"><text:span text:style-name="T248_81">along</text:span></text:a></text:span><text:span text:style-name="T248_82"><text:a xlink:type="simple" xlink:href="http://sd08.senate.ca.gov/news/2012-05-31-yee-s-cal-access-bill-reconsidered-approved-along-other-open-government-bills"><text:span text:style-name="T248_83">-</text:span></text:a></text:span><text:span text:style-name="T248_84"><text:a xlink:type="simple" xlink:href="http://sd08.senate.ca.gov/news/2012-05-31-yee-s-cal-access-bill-reconsidered-approved-along-other-open-government-bills"><text:span text:style-name="T248_85">other</text:span></text:a></text:span><text:span text:style-name="T248_86"><text:a xlink:type="simple" xlink:href="http://sd08.senate.ca.gov/news/2012-05-31-yee-s-cal-access-bill-reconsidered-approved-along-other-open-government-bills"><text:span text:style-name="T248_87">-</text:span></text:a></text:span><text:span text:style-name="T248_88"><text:a xlink:type="simple" xlink:href="http://sd08.senate.ca.gov/news/2012-05-31-yee-s-cal-access-bill-reconsidered-approved-along-other-open-government-bills"><text:span text:style-name="T248_89">open</text:span></text:a></text:span><text:span text:style-name="T248_90"><text:a xlink:type="simple" xlink:href="http://sd08.senate.ca.gov/news/2012-05-31-yee-s-cal-access-bill-reconsidered-approved-along-other-open-government-bills"><text:span text:style-name="T248_91">-</text:span></text:a></text:span><text:span text:style-name="T248_92"><text:a xlink:type="simple" xlink:href="http://sd08.senate.ca.gov/news/2012-05-31-yee-s-cal-access-bill-reconsidered-approved-along-other-open-government-bills"><text:span text:style-name="T248_93">government</text:span></text:a></text:span><text:span text:style-name="T248_94"><text:a xlink:type="simple" xlink:href="http://sd08.senate.ca.gov/news/2012-05-31-yee-s-cal-access-bill-reconsidered-approved-along-other-open-government-bills"><text:span text:style-name="T248_95">-</text:span></text:a></text:span><text:span text:style-name="T248_96"><text:a xlink:type="simple" xlink:href="http://sd08.senate.ca.gov/news/2012-05-31-yee-s-cal-access-bill-reconsidered-approved-along-other-open-government-bills"><text:span text:style-name="T248_97">bills</text:span></text:a></text:span></text:p></text:note-body></text:note></text:span><text:span text:style-name="T248_98"><text:s/></text:span><text:span text:style-name="T248_99">to</text:span><text:span text:style-name="T248_100"><text:s/></text:span><text:span text:style-name="T248_101">pay</text:span><text:span text:style-name="T248_102"><text:s/></text:span><text:span text:style-name="T248_103">for</text:span><text:span text:style-name="T248_104"><text:s/></text:span><text:span text:style-name="T248_105">maintenance</text:span><text:span text:style-name="T248_106">,<text:s/></text:span><text:span text:style-name="T248_107">repair</text:span><text:span text:style-name="T248_108">,<text:s/></text:span><text:span text:style-name="T248_109">and</text:span><text:span text:style-name="T248_110"><text:s/></text:span><text:span text:style-name="T248_111">improvements</text:span><text:span text:style-name="T248_112"><text:s/></text:span><text:span text:style-name="T248_113">to</text:span><text:span text:style-name="T248_114"><text:s/></text:span><text:span text:style-name="T248_115">their</text:span><text:span text:style-name="T248_116"><text:s/></text:span><text:span text:style-name="T248_117">Cal</text:span><text:span text:style-name="T248_118">-</text:span><text:span text:style-name="T248_119">Access</text:span><text:span text:style-name="T248_120"><text:s/></text:span><text:span text:style-name="T248_121">public</text:span><text:span text:style-name="T248_122"><text:s/></text:span><text:span text:style-name="T248_123">disclosure</text:span><text:span text:style-name="T248_124"><text:s/></text:span><text:span text:style-name="T248_125">database</text:span><text:span text:style-name="T248_126"><text:s/></text:span><text:span text:style-name="T248_127">by</text:span><text:span text:style-name="T248_128"><text:s/></text:span><text:span text:style-name="T248_129">increasing</text:span><text:span text:style-name="T248_130"><text:s/></text:span><text:span text:style-name="T248_131">the</text:span><text:span text:style-name="T248_132"><text:s/></text:span><text:span text:style-name="T248_133">registration</text:span><text:span text:style-name="T248_134"><text:s/></text:span><text:span text:style-name="T248_135">fees</text:span><text:span text:style-name="T248_136"><text:s/></text:span><text:span text:style-name="T248_137">for</text:span><text:span text:style-name="T248_138"><text:s/></text:span><text:span text:style-name="T248_139">those</text:span><text:span text:style-name="T248_140"><text:s/></text:span><text:span text:style-name="T248_141">engaged</text:span><text:span text:style-name="T248_142"><text:s/></text:span><text:span text:style-name="T248_143">in</text:span><text:span text:style-name="T248_144"><text:s/></text:span><text:span text:style-name="T248_145">lobbying</text:span><text:span text:style-name="T248_146"><text:s/></text:span><text:span text:style-name="T248_147">and</text:span><text:span text:style-name="T248_148"><text:s/></text:span><text:span text:style-name="T248_149">with</text:span><text:span text:style-name="T248_150"><text:s/></text:span><text:span text:style-name="T248_151">political</text:span><text:span text:style-name="T248_152"><text:s/></text:span><text:span text:style-name="T248_153">action</text:span><text:span text:style-name="T248_154"><text:s/></text:span><text:span text:style-name="T248_155">committees</text:span><text:span text:style-name="T248_156">.</text:span></text:p>
      <text:p text:style-name="P249"/>
      <text:p text:style-name="P250"><text:bookmark-start text:name="id.38s6bxoe8809"/><text:bookmark-end text:name="id.38s6bxoe8809"/></text:p>
      <text:list text:style-name="LS26" xml:id="list68">
        <text:list-item>
          <text:p text:style-name="P251"><text:span text:style-name="T251_1">Empower</text:span><text:span text:style-name="T251_2"><text:s/></text:span><text:span text:style-name="T251_3">the</text:span><text:span text:style-name="T251_4"><text:s/></text:span><text:span text:style-name="T251_5">creation</text:span><text:span text:style-name="T251_6"><text:s/></text:span><text:span text:style-name="T251_7">of</text:span><text:span text:style-name="T251_8"><text:s/></text:span><text:span text:style-name="T251_9">binding</text:span><text:span text:style-name="T251_10"><text:s/></text:span><text:span text:style-name="T251_11">regulations</text:span><text:span text:style-name="T251_12"><text:s/></text:span><text:span text:style-name="T251_13">to</text:span><text:span text:style-name="T251_14"><text:s/></text:span><text:span text:style-name="T251_15">implement</text:span><text:span text:style-name="T251_16"><text:s/></text:span><text:span text:style-name="T251_17">the</text:span><text:span text:style-name="T251_18"><text:s/></text:span><text:span text:style-name="T251_19">new</text:span><text:span text:style-name="T251_20"><text:s/></text:span><text:span text:style-name="T251_21">policy</text:span><text:span text:style-name="T251_22">.</text:span></text:p>
        </text:list-item>
      </text:list>
      <text:p text:style-name="P252"/>
      <text:p text:style-name="P253"><text:span text:style-name="T253_1">While</text:span><text:span text:style-name="T253_2"><text:s/></text:span><text:span text:style-name="T253_3">some</text:span><text:span text:style-name="T253_4"><text:s/></text:span><text:span text:style-name="T253_5">questions</text:span><text:span text:style-name="T253_6"><text:s/></text:span><text:span text:style-name="T253_7">may</text:span><text:span text:style-name="T253_8"><text:s/></text:span><text:span text:style-name="T253_9">defy</text:span><text:span text:style-name="T253_10"><text:s/></text:span><text:span text:style-name="T253_11">easy</text:span><text:span text:style-name="T253_12"><text:s/></text:span><text:span text:style-name="T253_13">treatment</text:span><text:span text:style-name="T253_14"><text:s/></text:span><text:span text:style-name="T253_15">in</text:span><text:span text:style-name="T253_16"><text:s/></text:span><text:span text:style-name="T253_17">the</text:span><text:span text:style-name="T253_18"><text:s/></text:span><text:span text:style-name="T253_19">process</text:span><text:span text:style-name="T253_20"><text:s/></text:span><text:span text:style-name="T253_21">of</text:span><text:span text:style-name="T253_22"><text:s/></text:span><text:span text:style-name="T253_23">creating</text:span><text:span text:style-name="T253_24"><text:s/></text:span><text:span text:style-name="T253_25">an</text:span><text:span text:style-name="T253_26"><text:s/></text:span><text:span text:style-name="T253_27">open</text:span><text:span text:style-name="T253_28"><text:s/></text:span><text:span text:style-name="T253_29">data</text:span><text:span text:style-name="T253_30"><text:s/></text:span><text:span text:style-name="T253_31">policy</text:span><text:span text:style-name="T253_32">,<text:s/></text:span><text:span text:style-name="T253_33">specific</text:span><text:span text:style-name="T253_34"><text:s/></text:span><text:span text:style-name="T253_35">officials</text:span><text:span text:style-name="T253_36"><text:s/></text:span><text:span text:style-name="T253_37">can</text:span><text:span text:style-name="T253_38"><text:s/></text:span><text:span text:style-name="T253_39">be</text:span><text:span text:style-name="T253_40"><text:s/></text:span><text:span text:style-name="T253_41">appropriately</text:span><text:span text:style-name="T253_42"><text:s/></text:span><text:span text:style-name="T253_43">empowered</text:span><text:span text:style-name="T253_44"><text:s/></text:span><text:span text:style-name="T253_45">to</text:span><text:span text:style-name="T253_46"><text:s/></text:span><text:span text:style-name="T253_47">create</text:span><text:span text:style-name="T253_48"><text:s/></text:span><text:span text:style-name="T253_49">regulations</text:span><text:span text:style-name="T253_50"><text:s/></text:span><text:span text:style-name="T253_51">or</text:span><text:span text:style-name="T253_52"><text:s/></text:span><text:span text:style-name="T253_53">guidance</text:span><text:span text:style-name="T253_54"><text:s/></text:span><text:span text:style-name="T253_55">to</text:span><text:span text:style-name="T253_56"><text:s/></text:span><text:span text:style-name="T253_57">ensure</text:span><text:span text:style-name="T253_58"><text:s/></text:span><text:span text:style-name="T253_59">a</text:span><text:span text:style-name="T253_60"><text:s/></text:span><text:span text:style-name="T253_61">strong</text:span><text:span text:style-name="T253_62">,<text:s/></text:span><text:span text:style-name="T253_63">reliable</text:span><text:span text:style-name="T253_64"><text:s/></text:span><text:span text:style-name="T253_65">policy</text:span><text:span text:style-name="T253_66">.<text:s/></text:span><text:span text:style-name="T253_67">For</text:span><text:span text:style-name="T253_68"><text:s/></text:span><text:span text:style-name="T253_69">example</text:span><text:span text:style-name="T253_70">,<text:s/></text:span><text:span text:style-name="T253_71">in</text:span><text:span text:style-name="T253_72"><text:s/></text:span><text:span text:style-name="T253_73">the</text:span><text:span text:style-name="T253_74"><text:s/></text:span><text:span text:style-name="T253_75">proposed</text:span><text:span text:style-name="T253_76"><text:s/></text:span><text:span text:style-name="T253_77"><text:a xlink:type="simple" xlink:href="http://sunlightfoundation.com/policy/poia/"><text:span text:style-name="T253_78">Public</text:span></text:a></text:span><text:span text:style-name="T253_79"><text:a xlink:type="simple" xlink:href="http://sunlightfoundation.com/policy/poia/"><text:span text:style-name="T253_80"><text:s/></text:span></text:a></text:span><text:span text:style-name="T253_81"><text:a xlink:type="simple" xlink:href="http://sunlightfoundation.com/policy/poia/"><text:span text:style-name="T253_82">Online</text:span></text:a></text:span><text:span text:style-name="T253_83"><text:a xlink:type="simple" xlink:href="http://sunlightfoundation.com/policy/poia/"><text:span text:style-name="T253_84"><text:s/></text:span></text:a></text:span><text:span text:style-name="T253_85"><text:a xlink:type="simple" xlink:href="http://sunlightfoundation.com/policy/poia/"><text:span text:style-name="T253_86">Information</text:span></text:a></text:span><text:span text:style-name="T253_87"><text:a xlink:type="simple" xlink:href="http://sunlightfoundation.com/policy/poia/"><text:span text:style-name="T253_88"><text:s/></text:span></text:a></text:span><text:span text:style-name="T253_89"><text:a xlink:type="simple" xlink:href="http://sunlightfoundation.com/policy/poia/"><text:span text:style-name="T253_90">Act</text:span></text:a></text:span><text:span text:style-name="T253_91"><text:note text:note-class="footnote"><text:note-citation/><text:note-body><text:p text:style-name="P254"><text:span text:style-name="T254_1"><text:s/></text:span><text:span text:style-name="T254_2">Public</text:span><text:span text:style-name="T254_3"><text:s/></text:span><text:span text:style-name="T254_4">Online</text:span><text:span text:style-name="T254_5"><text:s/></text:span><text:span text:style-name="T254_6">Information</text:span><text:span text:style-name="T254_7"><text:s/></text:span><text:span text:style-name="T254_8">Act</text:span><text:span text:style-name="T254_9">,<text:s/></text:span><text:span text:style-name="T254_10">Sunlight</text:span><text:span text:style-name="T254_11"><text:s/></text:span><text:span text:style-name="T254_12">Foundation</text:span><text:span text:style-name="T254_13">,<text:s/></text:span><text:span text:style-name="T254_14"><text:a xlink:type="simple" xlink:href="http://sunlightfoundation.com/policy/poia/"><text:span text:style-name="T254_15">http</text:span></text:a></text:span><text:span text:style-name="T254_16"><text:a xlink:type="simple" xlink:href="http://sunlightfoundation.com/policy/poia/"><text:span text:style-name="T254_17">://</text:span></text:a></text:span><text:span text:style-name="T254_18"><text:a xlink:type="simple" xlink:href="http://sunlightfoundation.com/policy/poia/"><text:span text:style-name="T254_19">sunlightfoundation</text:span></text:a></text:span><text:span text:style-name="T254_20"><text:a xlink:type="simple" xlink:href="http://sunlightfoundation.com/policy/poia/"><text:span text:style-name="T254_21">.</text:span></text:a></text:span><text:span text:style-name="T254_22"><text:a xlink:type="simple" xlink:href="http://sunlightfoundation.com/policy/poia/"><text:span text:style-name="T254_23">com</text:span></text:a></text:span><text:span text:style-name="T254_24"><text:a xlink:type="simple" xlink:href="http://sunlightfoundation.com/policy/poia/"><text:span text:style-name="T254_25">/</text:span></text:a></text:span><text:span text:style-name="T254_26"><text:a xlink:type="simple" xlink:href="http://sunlightfoundation.com/policy/poia/"><text:span text:style-name="T254_27">policy</text:span></text:a></text:span><text:span text:style-name="T254_28"><text:a xlink:type="simple" xlink:href="http://sunlightfoundation.com/policy/poia/"><text:span text:style-name="T254_29">/</text:span></text:a></text:span><text:span text:style-name="T254_30"><text:a xlink:type="simple" xlink:href="http://sunlightfoundation.com/policy/poia/"><text:span text:style-name="T254_31">poia</text:span></text:a></text:span><text:span text:style-name="T254_32"><text:a xlink:type="simple" xlink:href="http://sunlightfoundation.com/policy/poia/"><text:span text:style-name="T254_33">/</text:span></text:a></text:span></text:p></text:note-body></text:note></text:span><text:span text:style-name="T254_34">,<text:s/></text:span><text:span text:style-name="T254_35">a</text:span><text:span text:style-name="T254_36"><text:s/></text:span><text:span text:style-name="T254_37">central</text:span><text:span text:style-name="T254_38"><text:s/></text:span><text:span text:style-name="T254_39">regulator</text:span><text:span text:style-name="T254_40"><text:s/></text:span><text:span text:style-name="T254_41">is</text:span><text:span text:style-name="T254_42"><text:s/></text:span><text:span text:style-name="T254_43">empowered</text:span><text:span text:style-name="T254_44"><text:s/></text:span><text:span text:style-name="T254_45">to</text:span><text:span text:style-name="T254_46"><text:s/></text:span><text:span text:style-name="T254_47">create</text:span><text:span text:style-name="T254_48"><text:s/></text:span><text:span text:style-name="T254_49">and</text:span><text:span text:style-name="T254_50"><text:s/></text:span><text:span text:style-name="T254_51">set</text:span><text:span text:style-name="T254_52"><text:s/></text:span><text:span text:style-name="T254_53">data</text:span><text:span text:style-name="T254_54"><text:s/></text:span><text:span text:style-name="T254_55">standards</text:span><text:span text:style-name="T254_56">.<text:s/></text:span><text:span text:style-name="T254_57">Similarly</text:span><text:span text:style-name="T254_58">,<text:s/></text:span><text:span text:style-name="T254_59">the</text:span><text:span text:style-name="T254_60"><text:s/></text:span><text:span text:style-name="T254_61">Dodd</text:span><text:span text:style-name="T254_62">-</text:span><text:span text:style-name="T254_63">Frank</text:span><text:span text:style-name="T254_64"><text:s/></text:span><text:span text:style-name="T254_65">Financial</text:span><text:span text:style-name="T254_66"><text:s/></text:span><text:span text:style-name="T254_67">Reform</text:span><text:span text:style-name="T254_68"><text:s/></text:span><text:span text:style-name="T254_69">bill</text:span><text:span text:style-name="T254_70"><text:s/></text:span><text:span text:style-name="T254_71">empowers</text:span><text:span text:style-name="T254_72"><text:s/></text:span><text:span text:style-name="T254_73">regulations</text:span><text:span text:style-name="T254_74"><text:s/></text:span><text:span text:style-name="T254_75">to</text:span><text:span text:style-name="T254_76"><text:s/></text:span><text:span text:style-name="T254_77">require</text:span><text:span text:style-name="T254_78"><text:s/></text:span><text:span text:style-name="T254_79">public</text:span><text:span text:style-name="T254_80"><text:s/></text:span><text:span text:style-name="T254_81">reporting</text:span><text:span text:style-name="T254_82"><text:s/></text:span><text:span text:style-name="T254_83">of</text:span><text:span text:style-name="T254_84"><text:s/></text:span><text:span text:style-name="T254_85">royalty</text:span><text:span text:style-name="T254_86"><text:s/></text:span><text:span text:style-name="T254_87">payments</text:span><text:span text:style-name="T254_88"><text:s/></text:span><text:span text:style-name="T254_89">made</text:span><text:span text:style-name="T254_90"><text:s/></text:span><text:span text:style-name="T254_91">by</text:span><text:span text:style-name="T254_92"><text:s/></text:span><text:span text:style-name="T254_93">the</text:span><text:span text:style-name="T254_94"><text:s/></text:span><text:span text:style-name="T254_95">extractive</text:span><text:span text:style-name="T254_96"><text:s/></text:span><text:span text:style-name="T254_97">industry</text:span><text:span text:style-name="T254_98"><text:s/>(</text:span><text:span text:style-name="T254_99">see</text:span><text:span text:style-name="T254_100"><text:s/></text:span><text:span text:style-name="T254_101"><text:a xlink:type="simple" xlink:href="http://www.govtrack.us/congress/bills/111/hr4173/text"><text:span text:style-name="T254_102">Section</text:span></text:a></text:span><text:span text:style-name="T254_103"><text:a xlink:type="simple" xlink:href="http://www.govtrack.us/congress/bills/111/hr4173/text"><text:span text:style-name="T254_104"><text:s/>1504</text:span></text:a></text:span><text:span text:style-name="T254_105">)</text:span><text:span text:style-name="T254_106"><text:note text:note-class="footnote"><text:note-citation/><text:note-body><text:p text:style-name="P255"><text:span text:style-name="T255_1"><text:s/></text:span><text:span text:style-name="T255_2">H</text:span><text:span text:style-name="T255_3">.</text:span><text:span text:style-name="T255_4">R</text:span><text:span text:style-name="T255_5">.<text:s/>4173<text:s/></text:span><text:span text:style-name="T255_6">The</text:span><text:span text:style-name="T255_7"><text:s/></text:span><text:span text:style-name="T255_8">Dodd</text:span><text:span text:style-name="T255_9">-</text:span><text:span text:style-name="T255_10">Frank</text:span><text:span text:style-name="T255_11"><text:s/></text:span><text:span text:style-name="T255_12">Wall</text:span><text:span text:style-name="T255_13"><text:s/></text:span><text:span text:style-name="T255_14">Street</text:span><text:span text:style-name="T255_15"><text:s/></text:span><text:span text:style-name="T255_16">Reform</text:span><text:span text:style-name="T255_17"><text:s/></text:span><text:span text:style-name="T255_18">and</text:span><text:span text:style-name="T255_19"><text:s/></text:span><text:span text:style-name="T255_20">Consumer</text:span><text:span text:style-name="T255_21"><text:s/></text:span><text:span text:style-name="T255_22">Protection</text:span><text:span text:style-name="T255_23"><text:s/></text:span><text:span text:style-name="T255_24">Act</text:span><text:span text:style-name="T255_25">,<text:s/>111</text:span><text:span text:style-name="T255_26">th</text:span><text:span text:style-name="T255_27"><text:s/></text:span><text:span text:style-name="T255_28">Congress</text:span><text:span text:style-name="T255_29">,<text:s/></text:span><text:span text:style-name="T255_30"><text:a xlink:type="simple" xlink:href="http://www.govtrack.us/congress/bills/111/hr4173/text"><text:span text:style-name="T255_31">http</text:span></text:a></text:span><text:span text:style-name="T255_32"><text:a xlink:type="simple" xlink:href="http://www.govtrack.us/congress/bills/111/hr4173/text"><text:span text:style-name="T255_33">://</text:span></text:a></text:span><text:span text:style-name="T255_34"><text:a xlink:type="simple" xlink:href="http://www.govtrack.us/congress/bills/111/hr4173/text"><text:span text:style-name="T255_35">www</text:span></text:a></text:span><text:span text:style-name="T255_36"><text:a xlink:type="simple" xlink:href="http://www.govtrack.us/congress/bills/111/hr4173/text"><text:span text:style-name="T255_37">.</text:span></text:a></text:span><text:span text:style-name="T255_38"><text:a xlink:type="simple" xlink:href="http://www.govtrack.us/congress/bills/111/hr4173/text"><text:span text:style-name="T255_39">govtrack</text:span></text:a></text:span><text:span text:style-name="T255_40"><text:a xlink:type="simple" xlink:href="http://www.govtrack.us/congress/bills/111/hr4173/text"><text:span text:style-name="T255_41">.</text:span></text:a></text:span><text:span text:style-name="T255_42"><text:a xlink:type="simple" xlink:href="http://www.govtrack.us/congress/bills/111/hr4173/text"><text:span text:style-name="T255_43">us</text:span></text:a></text:span><text:span text:style-name="T255_44"><text:a xlink:type="simple" xlink:href="http://www.govtrack.us/congress/bills/111/hr4173/text"><text:span text:style-name="T255_45">/</text:span></text:a></text:span><text:span text:style-name="T255_46"><text:a xlink:type="simple" xlink:href="http://www.govtrack.us/congress/bills/111/hr4173/text"><text:span text:style-name="T255_47">congress</text:span></text:a></text:span><text:span text:style-name="T255_48"><text:a xlink:type="simple" xlink:href="http://www.govtrack.us/congress/bills/111/hr4173/text"><text:span text:style-name="T255_49">/</text:span></text:a></text:span><text:span text:style-name="T255_50"><text:a xlink:type="simple" xlink:href="http://www.govtrack.us/congress/bills/111/hr4173/text"><text:span text:style-name="T255_51">bills</text:span></text:a></text:span><text:span text:style-name="T255_52"><text:a xlink:type="simple" xlink:href="http://www.govtrack.us/congress/bills/111/hr4173/text"><text:span text:style-name="T255_53">/111/</text:span></text:a></text:span><text:span text:style-name="T255_54"><text:a xlink:type="simple" xlink:href="http://www.govtrack.us/congress/bills/111/hr4173/text"><text:span text:style-name="T255_55">hr</text:span></text:a></text:span><text:span text:style-name="T255_56"><text:a xlink:type="simple" xlink:href="http://www.govtrack.us/congress/bills/111/hr4173/text"><text:span text:style-name="T255_57">4173/</text:span></text:a></text:span><text:span text:style-name="T255_58"><text:a xlink:type="simple" xlink:href="http://www.govtrack.us/congress/bills/111/hr4173/text"><text:span text:style-name="T255_59">text</text:span></text:a></text:span></text:p></text:note-body></text:note></text:span><text:span text:style-name="T255_60">.<text:s/></text:span><text:span text:style-name="T255_61">A</text:span><text:span text:style-name="T255_62"><text:s/></text:span><text:span text:style-name="T255_63">similar</text:span><text:span text:style-name="T255_64"><text:s/></text:span><text:span text:style-name="T255_65">approach</text:span><text:span text:style-name="T255_66"><text:s/></text:span><text:span text:style-name="T255_67">is</text:span><text:span text:style-name="T255_68"><text:s/></text:span><text:span text:style-name="T255_69">taken</text:span><text:span text:style-name="T255_70"><text:s/></text:span><text:span text:style-name="T255_71">in</text:span><text:span text:style-name="T255_72"><text:s/></text:span><text:span text:style-name="T255_73">the</text:span><text:span text:style-name="T255_74"><text:s/></text:span><text:span text:style-name="T255_75">proposed</text:span><text:span text:style-name="T255_76"><text:s/></text:span><text:span text:style-name="T255_77"><text:a xlink:type="simple" xlink:href="http://www.opencongress.org/bill/112-h2146/show"><text:span text:style-name="T255_78">DATA</text:span></text:a></text:span><text:span text:style-name="T255_79"><text:a xlink:type="simple" xlink:href="http://www.opencongress.org/bill/112-h2146/show"><text:span text:style-name="T255_80"><text:s/></text:span></text:a></text:span><text:span text:style-name="T255_81"><text:a xlink:type="simple" xlink:href="http://www.opencongress.org/bill/112-h2146/show"><text:span text:style-name="T255_82">Act</text:span></text:a></text:span><text:span text:style-name="T255_83"><text:note text:note-class="footnote"><text:note-citation/><text:note-body><text:p text:style-name="P256"><text:span text:style-name="T256_1"><text:s/></text:span><text:span text:style-name="T256_2">H</text:span><text:span text:style-name="T256_3">.</text:span><text:span text:style-name="T256_4">R</text:span><text:span text:style-name="T256_5">.<text:s/>2146<text:s/></text:span><text:span text:style-name="T256_6">The</text:span><text:span text:style-name="T256_7"><text:s/></text:span><text:span text:style-name="T256_8">DATA</text:span><text:span text:style-name="T256_9"><text:s/></text:span><text:span text:style-name="T256_10">Act</text:span><text:span text:style-name="T256_11">,<text:s/>112</text:span><text:span text:style-name="T256_12">th</text:span><text:span text:style-name="T256_13"><text:s/></text:span><text:span text:style-name="T256_14">Congres</text:span><text:span text:style-name="T256_15">,<text:s/></text:span><text:span text:style-name="T256_16"><text:a xlink:type="simple" xlink:href="http://www.opencongress.org/bill/112-h2146/show"><text:span text:style-name="T256_17">http</text:span></text:a></text:span><text:span text:style-name="T256_18"><text:a xlink:type="simple" xlink:href="http://www.opencongress.org/bill/112-h2146/show"><text:span text:style-name="T256_19">://</text:span></text:a></text:span><text:span text:style-name="T256_20"><text:a xlink:type="simple" xlink:href="http://www.opencongress.org/bill/112-h2146/show"><text:span text:style-name="T256_21">www</text:span></text:a></text:span><text:span text:style-name="T256_22"><text:a xlink:type="simple" xlink:href="http://www.opencongress.org/bill/112-h2146/show"><text:span text:style-name="T256_23">.</text:span></text:a></text:span><text:span text:style-name="T256_24"><text:a xlink:type="simple" xlink:href="http://www.opencongress.org/bill/112-h2146/show"><text:span text:style-name="T256_25">opencongress</text:span></text:a></text:span><text:span text:style-name="T256_26"><text:a xlink:type="simple" xlink:href="http://www.opencongress.org/bill/112-h2146/show"><text:span text:style-name="T256_27">.</text:span></text:a></text:span><text:span text:style-name="T256_28"><text:a xlink:type="simple" xlink:href="http://www.opencongress.org/bill/112-h2146/show"><text:span text:style-name="T256_29">org</text:span></text:a></text:span><text:span text:style-name="T256_30"><text:a xlink:type="simple" xlink:href="http://www.opencongress.org/bill/112-h2146/show"><text:span text:style-name="T256_31">/</text:span></text:a></text:span><text:span text:style-name="T256_32"><text:a xlink:type="simple" xlink:href="http://www.opencongress.org/bill/112-h2146/show"><text:span text:style-name="T256_33">bill</text:span></text:a></text:span><text:span text:style-name="T256_34"><text:a xlink:type="simple" xlink:href="http://www.opencongress.org/bill/112-h2146/show"><text:span text:style-name="T256_35">/112-</text:span></text:a></text:span><text:span text:style-name="T256_36"><text:a xlink:type="simple" xlink:href="http://www.opencongress.org/bill/112-h2146/show"><text:span text:style-name="T256_37">h</text:span></text:a></text:span><text:span text:style-name="T256_38"><text:a xlink:type="simple" xlink:href="http://www.opencongress.org/bill/112-h2146/show"><text:span text:style-name="T256_39">2146/</text:span></text:a></text:span><text:span text:style-name="T256_40"><text:a xlink:type="simple" xlink:href="http://www.opencongress.org/bill/112-h2146/show"><text:span text:style-name="T256_41">show</text:span></text:a></text:span></text:p></text:note-body></text:note></text:span><text:span text:style-name="T256_42">.</text:span></text:p>
      <text:p text:style-name="P257"/>
      <text:p text:style-name="P258"><text:bookmark-start text:name="id.8xr0bhvwggz8"/><text:bookmark-end text:name="id.8xr0bhvwggz8"/></text:p>
      <text:list text:style-name="LS27" xml:id="list69">
        <text:list-item>
          <text:p text:style-name="P259"><text:span text:style-name="T259_1">Tie</text:span><text:span text:style-name="T259_2"><text:s/></text:span><text:span text:style-name="T259_3">contract</text:span><text:span text:style-name="T259_4"><text:s/></text:span><text:span text:style-name="T259_5">awards</text:span><text:span text:style-name="T259_6"><text:s/></text:span><text:span text:style-name="T259_7">to</text:span><text:span text:style-name="T259_8"><text:s/></text:span><text:span text:style-name="T259_9">transparency</text:span><text:span text:style-name="T259_10"><text:s/></text:span><text:span text:style-name="T259_11">requirements</text:span><text:span text:style-name="T259_12"><text:s/></text:span><text:span text:style-name="T259_13">for</text:span><text:span text:style-name="T259_14"><text:s/></text:span><text:span text:style-name="T259_15">new</text:span><text:span text:style-name="T259_16"><text:s/></text:span><text:span text:style-name="T259_17">systems</text:span><text:span text:style-name="T259_18">.</text:span></text:p>
        </text:list-item>
      </text:list>
      <text:p text:style-name="P260"/>
      <text:p text:style-name="P261"><text:span text:style-name="T261_1">Existing</text:span><text:span text:style-name="T261_2"><text:s/></text:span><text:span text:style-name="T261_3">procurement</text:span><text:span text:style-name="T261_4">,<text:s/></text:span><text:span text:style-name="T261_5">contracting</text:span><text:span text:style-name="T261_6">,<text:s/></text:span><text:span text:style-name="T261_7">or</text:span><text:span text:style-name="T261_8"><text:s/></text:span><text:span text:style-name="T261_9">planning</text:span><text:span text:style-name="T261_10"><text:s/></text:span><text:span text:style-name="T261_11">processes</text:span><text:span text:style-name="T261_12"><text:s/></text:span><text:span text:style-name="T261_13">can</text:span><text:span text:style-name="T261_14"><text:s/></text:span><text:span text:style-name="T261_15">be</text:span><text:span text:style-name="T261_16"><text:s/></text:span><text:span text:style-name="T261_17">used</text:span><text:span text:style-name="T261_18"><text:s/></text:span><text:span text:style-name="T261_19">to</text:span><text:span text:style-name="T261_20"><text:s/></text:span><text:span text:style-name="T261_21">create</text:span><text:span text:style-name="T261_22"><text:s/></text:span><text:span text:style-name="T261_23">new</text:span><text:span text:style-name="T261_24"><text:s/></text:span><text:span text:style-name="T261_25">defaults</text:span><text:span text:style-name="T261_26"><text:s/></text:span><text:span text:style-name="T261_27">and</text:span><text:span text:style-name="T261_28"><text:s/></text:span><text:span text:style-name="T261_29">requirements</text:span><text:span text:style-name="T261_30"><text:s/></text:span><text:span text:style-name="T261_31">for</text:span><text:span text:style-name="T261_32"><text:s/></text:span><text:span text:style-name="T261_33">IT</text:span><text:span text:style-name="T261_34"><text:s/></text:span><text:span text:style-name="T261_35">systems</text:span><text:span text:style-name="T261_36"><text:s/></text:span><text:span text:style-name="T261_37">and</text:span><text:span text:style-name="T261_38"><text:s/></text:span><text:span text:style-name="T261_39">databases</text:span><text:span text:style-name="T261_40"><text:s/>--<text:s/></text:span><text:span text:style-name="T261_41">to</text:span><text:span text:style-name="T261_42"><text:s/></text:span><text:span text:style-name="T261_43">bake</text:span><text:span text:style-name="T261_44"><text:s/></text:span><text:span text:style-name="T261_45">open</text:span><text:span text:style-name="T261_46"><text:s/></text:span><text:span text:style-name="T261_47">data</text:span><text:span text:style-name="T261_48"><text:s/></text:span><text:span text:style-name="T261_49">requirements</text:span><text:span text:style-name="T261_50"><text:s/></text:span><text:span text:style-name="T261_51">into</text:span><text:span text:style-name="T261_52"><text:s/></text:span><text:span text:style-name="T261_53">new</text:span><text:span text:style-name="T261_54"><text:s/></text:span><text:span text:style-name="T261_55">systems</text:span><text:span text:style-name="T261_56"><text:s/></text:span><text:span text:style-name="T261_57">being</text:span><text:span text:style-name="T261_58"><text:s/></text:span><text:span text:style-name="T261_59">planned</text:span><text:span text:style-name="T261_60">.<text:s/></text:span><text:span text:style-name="T261_61">See</text:span><text:span text:style-name="T261_62"><text:s/></text:span><text:span text:style-name="T261_63">for</text:span><text:span text:style-name="T261_64"><text:s/></text:span><text:span text:style-name="T261_65">example</text:span><text:span text:style-name="T261_66"><text:s/></text:span><text:span text:style-name="T261_67">the</text:span><text:span text:style-name="T261_68"><text:s/></text:span><text:span text:style-name="T261_69">White</text:span><text:span text:style-name="T261_70"><text:s/></text:span><text:span text:style-name="T261_71">House</text:span><text:span text:style-name="T261_72">’</text:span><text:span text:style-name="T261_73">s</text:span><text:span text:style-name="T261_74"><text:s/></text:span><text:span text:style-name="T261_75"><text:a xlink:type="simple" xlink:href="http://www.whitehouse.gov/sites/default/files/omb/egov/digital-government/digital-government.html"><text:span text:style-name="T261_76">Digital</text:span></text:a></text:span><text:span text:style-name="T261_77"><text:a xlink:type="simple" xlink:href="http://www.whitehouse.gov/sites/default/files/omb/egov/digital-government/digital-government.html"><text:span text:style-name="T261_78"><text:s/></text:span></text:a></text:span><text:span text:style-name="T261_79"><text:a xlink:type="simple" xlink:href="http://www.whitehouse.gov/sites/default/files/omb/egov/digital-government/digital-government.html"><text:span text:style-name="T261_80">Government</text:span></text:a></text:span><text:span text:style-name="T261_81"><text:a xlink:type="simple" xlink:href="http://www.whitehouse.gov/sites/default/files/omb/egov/digital-government/digital-government.html"><text:span text:style-name="T261_82"><text:s/></text:span></text:a></text:span><text:span text:style-name="T261_83"><text:a xlink:type="simple" xlink:href="http://www.whitehouse.gov/sites/default/files/omb/egov/digital-government/digital-government.html"><text:span text:style-name="T261_84">strategy</text:span></text:a></text:span><text:span text:style-name="T261_85"><text:note text:note-class="footnote"><text:note-citation/><text:note-body><text:p text:style-name="P262"><text:span text:style-name="T262_1"><text:s/></text:span><text:span text:style-name="T262_2">Digital</text:span><text:span text:style-name="T262_3"><text:s/></text:span><text:span text:style-name="T262_4">Government</text:span><text:span text:style-name="T262_5">,<text:s/></text:span><text:span text:style-name="T262_6">Building</text:span><text:span text:style-name="T262_7"><text:s/></text:span><text:span text:style-name="T262_8">a</text:span><text:span text:style-name="T262_9"><text:s/>21</text:span><text:span text:style-name="T262_10">st</text:span><text:span text:style-name="T262_11"><text:s/></text:span><text:span text:style-name="T262_12">Century</text:span><text:span text:style-name="T262_13"><text:s/></text:span><text:span text:style-name="T262_14">Platform</text:span><text:span text:style-name="T262_15"><text:s/></text:span><text:span text:style-name="T262_16">to</text:span><text:span text:style-name="T262_17"><text:s/></text:span><text:span text:style-name="T262_18">Better</text:span><text:span text:style-name="T262_19"><text:s/></text:span><text:span text:style-name="T262_20">Serve</text:span><text:span text:style-name="T262_21"><text:s/></text:span><text:span text:style-name="T262_22">the</text:span><text:span text:style-name="T262_23"><text:s/></text:span><text:span text:style-name="T262_24">American</text:span><text:span text:style-name="T262_25"><text:s/></text:span><text:span text:style-name="T262_26">People</text:span><text:span text:style-name="T262_27">,<text:s/></text:span><text:span text:style-name="T262_28">The</text:span><text:span text:style-name="T262_29"><text:s/></text:span><text:span text:style-name="T262_30">White</text:span><text:span text:style-name="T262_31"><text:s/></text:span><text:span text:style-name="T262_32">House</text:span><text:span text:style-name="T262_33">,<text:s/></text:span><text:span text:style-name="T262_34"><text:a xlink:type="simple" xlink:href="http://www.whitehouse.gov/sites/default/files/omb/egov/digital-government/digital-government.html"><text:span text:style-name="T262_35">http</text:span></text:a></text:span><text:span text:style-name="T262_36"><text:a xlink:type="simple" xlink:href="http://www.whitehouse.gov/sites/default/files/omb/egov/digital-government/digital-government.html"><text:span text:style-name="T262_37">://</text:span></text:a></text:span><text:span text:style-name="T262_38"><text:a xlink:type="simple" xlink:href="http://www.whitehouse.gov/sites/default/files/omb/egov/digital-government/digital-government.html"><text:span text:style-name="T262_39">www</text:span></text:a></text:span><text:span text:style-name="T262_40"><text:a xlink:type="simple" xlink:href="http://www.whitehouse.gov/sites/default/files/omb/egov/digital-government/digital-government.html"><text:span text:style-name="T262_41">.</text:span></text:a></text:span><text:span text:style-name="T262_42"><text:a xlink:type="simple" xlink:href="http://www.whitehouse.gov/sites/default/files/omb/egov/digital-government/digital-government.html"><text:span text:style-name="T262_43">whitehouse</text:span></text:a></text:span><text:span text:style-name="T262_44"><text:a xlink:type="simple" xlink:href="http://www.whitehouse.gov/sites/default/files/omb/egov/digital-government/digital-government.html"><text:span text:style-name="T262_45">.</text:span></text:a></text:span><text:span text:style-name="T262_46"><text:a xlink:type="simple" xlink:href="http://www.whitehouse.gov/sites/default/files/omb/egov/digital-government/digital-government.html"><text:span text:style-name="T262_47">gov</text:span></text:a></text:span><text:span text:style-name="T262_48"><text:a xlink:type="simple" xlink:href="http://www.whitehouse.gov/sites/default/files/omb/egov/digital-government/digital-government.html"><text:span text:style-name="T262_49">/</text:span></text:a></text:span><text:span text:style-name="T262_50"><text:a xlink:type="simple" xlink:href="http://www.whitehouse.gov/sites/default/files/omb/egov/digital-government/digital-government.html"><text:span text:style-name="T262_51">sites</text:span></text:a></text:span><text:span text:style-name="T262_52"><text:a xlink:type="simple" xlink:href="http://www.whitehouse.gov/sites/default/files/omb/egov/digital-government/digital-government.html"><text:span text:style-name="T262_53">/</text:span></text:a></text:span><text:span text:style-name="T262_54"><text:a xlink:type="simple" xlink:href="http://www.whitehouse.gov/sites/default/files/omb/egov/digital-government/digital-government.html"><text:span text:style-name="T262_55">default</text:span></text:a></text:span><text:span text:style-name="T262_56"><text:a xlink:type="simple" xlink:href="http://www.whitehouse.gov/sites/default/files/omb/egov/digital-government/digital-government.html"><text:span text:style-name="T262_57">/</text:span></text:a></text:span><text:span text:style-name="T262_58"><text:a xlink:type="simple" xlink:href="http://www.whitehouse.gov/sites/default/files/omb/egov/digital-government/digital-government.html"><text:span text:style-name="T262_59">files</text:span></text:a></text:span><text:span text:style-name="T262_60"><text:a xlink:type="simple" xlink:href="http://www.whitehouse.gov/sites/default/files/omb/egov/digital-government/digital-government.html"><text:span text:style-name="T262_61">/</text:span></text:a></text:span><text:span text:style-name="T262_62"><text:a xlink:type="simple" xlink:href="http://www.whitehouse.gov/sites/default/files/omb/egov/digital-government/digital-government.html"><text:span text:style-name="T262_63">omb</text:span></text:a></text:span><text:span text:style-name="T262_64"><text:a xlink:type="simple" xlink:href="http://www.whitehouse.gov/sites/default/files/omb/egov/digital-government/digital-government.html"><text:span text:style-name="T262_65">/</text:span></text:a></text:span><text:span text:style-name="T262_66"><text:a xlink:type="simple" xlink:href="http://www.whitehouse.gov/sites/default/files/omb/egov/digital-government/digital-government.html"><text:span text:style-name="T262_67">egov</text:span></text:a></text:span><text:span text:style-name="T262_68"><text:a xlink:type="simple" xlink:href="http://www.whitehouse.gov/sites/default/files/omb/egov/digital-government/digital-government.html"><text:span text:style-name="T262_69">/</text:span></text:a></text:span><text:span text:style-name="T262_70"><text:a xlink:type="simple" xlink:href="http://www.whitehouse.gov/sites/default/files/omb/egov/digital-government/digital-government.html"><text:span text:style-name="T262_71">digital</text:span></text:a></text:span><text:span text:style-name="T262_72"><text:a xlink:type="simple" xlink:href="http://www.whitehouse.gov/sites/default/files/omb/egov/digital-government/digital-government.html"><text:span text:style-name="T262_73">-</text:span></text:a></text:span><text:span text:style-name="T262_74"><text:a xlink:type="simple" xlink:href="http://www.whitehouse.gov/sites/default/files/omb/egov/digital-government/digital-government.html"><text:span text:style-name="T262_75">government</text:span></text:a></text:span><text:span text:style-name="T262_76"><text:a xlink:type="simple" xlink:href="http://www.whitehouse.gov/sites/default/files/omb/egov/digital-government/digital-government.html"><text:span text:style-name="T262_77">/</text:span></text:a></text:span><text:span text:style-name="T262_78"><text:a xlink:type="simple" xlink:href="http://www.whitehouse.gov/sites/default/files/omb/egov/digital-government/digital-government.html"><text:span text:style-name="T262_79">digital</text:span></text:a></text:span><text:span text:style-name="T262_80"><text:a xlink:type="simple" xlink:href="http://www.whitehouse.gov/sites/default/files/omb/egov/digital-government/digital-government.html"><text:span text:style-name="T262_81">-</text:span></text:a></text:span><text:span text:style-name="T262_82"><text:a xlink:type="simple" xlink:href="http://www.whitehouse.gov/sites/default/files/omb/egov/digital-government/digital-government.html"><text:span text:style-name="T262_83">government</text:span></text:a></text:span><text:span text:style-name="T262_84"><text:a xlink:type="simple" xlink:href="http://www.whitehouse.gov/sites/default/files/omb/egov/digital-government/digital-government.html"><text:span text:style-name="T262_85">.</text:span></text:a></text:span><text:span text:style-name="T262_86"><text:a xlink:type="simple" xlink:href="http://www.whitehouse.gov/sites/default/files/omb/egov/digital-government/digital-government.html"><text:span text:style-name="T262_87">html</text:span></text:a></text:span></text:p></text:note-body></text:note></text:span><text:span text:style-name="T262_88">,<text:s/></text:span><text:span text:style-name="T262_89">which</text:span><text:span text:style-name="T262_90"><text:s/></text:span><text:span text:style-name="T262_91">proposes</text:span><text:span text:style-name="T262_92"><text:s/></text:span><text:span text:style-name="T262_93">the</text:span><text:span text:style-name="T262_94"><text:s/></text:span><text:span text:style-name="T262_95">creation</text:span><text:span text:style-name="T262_96"><text:s/></text:span><text:span text:style-name="T262_97">of</text:span><text:span text:style-name="T262_98"><text:s/></text:span><text:span text:style-name="T262_99">similar</text:span><text:span text:style-name="T262_100"><text:s/></text:span><text:span text:style-name="T262_101">new</text:span><text:span text:style-name="T262_102"><text:s/></text:span><text:span text:style-name="T262_103">requirements</text:span><text:span text:style-name="T262_104">.</text:span></text:p>
      <text:p text:style-name="P263"/>
      <text:p text:style-name="P264"><text:bookmark-start text:name="id.sf4mlsvle9y6"/><text:bookmark-end text:name="id.sf4mlsvle9y6"/></text:p>
      <text:list text:style-name="LS28" xml:id="list70">
        <text:list-item>
          <text:p text:style-name="P265"><text:span text:style-name="T265_1">Stipulate</text:span><text:span text:style-name="T265_2"><text:s/></text:span><text:span text:style-name="T265_3">that</text:span><text:span text:style-name="T265_4"><text:s/></text:span><text:span text:style-name="T265_5">provisions</text:span><text:span text:style-name="T265_6"><text:s/></text:span><text:span text:style-name="T265_7">apply</text:span><text:span text:style-name="T265_8"><text:s/></text:span><text:span text:style-name="T265_9">to</text:span><text:span text:style-name="T265_10"><text:s/></text:span><text:span text:style-name="T265_11">contractors</text:span><text:span text:style-name="T265_12"><text:s/></text:span><text:span text:style-name="T265_13">or</text:span><text:span text:style-name="T265_14"><text:s/></text:span><text:span text:style-name="T265_15">quasi</text:span><text:span text:style-name="T265_16">-</text:span><text:span text:style-name="T265_17">governmental</text:span><text:span text:style-name="T265_18"><text:s/></text:span><text:span text:style-name="T265_19">agencies</text:span><text:span text:style-name="T265_20"><text:s/></text:span><text:span text:style-name="T265_21">handling</text:span><text:span text:style-name="T265_22"><text:s/></text:span><text:span text:style-name="T265_23">public</text:span><text:span text:style-name="T265_24"><text:s/></text:span><text:span text:style-name="T265_25">data</text:span><text:span text:style-name="T265_26">.</text:span></text:p>
        </text:list-item>
      </text:list>
      <text:p text:style-name="P266"/>
      <text:p text:style-name="P267"><text:span text:style-name="T267_1">The</text:span><text:span text:style-name="T267_2"><text:s/></text:span><text:span text:style-name="T267_3">government</text:span><text:span text:style-name="T267_4"><text:s/></text:span><text:span text:style-name="T267_5">often</text:span><text:span text:style-name="T267_6"><text:s/></text:span><text:span text:style-name="T267_7">uses</text:span><text:span text:style-name="T267_8"><text:s/></text:span><text:span text:style-name="T267_9">third</text:span><text:span text:style-name="T267_10"><text:s/></text:span><text:span text:style-name="T267_11">party</text:span><text:span text:style-name="T267_12"><text:s/></text:span><text:span text:style-name="T267_13">entities</text:span><text:span text:style-name="T267_14"><text:s/></text:span><text:span text:style-name="T267_15">or</text:span><text:span text:style-name="T267_16"><text:s/></text:span><text:span text:style-name="T267_17">contractors</text:span><text:span text:style-name="T267_18"><text:s/></text:span><text:span text:style-name="T267_19">to</text:span><text:span text:style-name="T267_20"><text:s/></text:span><text:span text:style-name="T267_21">handle</text:span><text:span text:style-name="T267_22">,<text:s/></text:span><text:span text:style-name="T267_23">research</text:span><text:span text:style-name="T267_24">,<text:s/></text:span><text:span text:style-name="T267_25">or</text:span><text:span text:style-name="T267_26"><text:s/></text:span><text:span text:style-name="T267_27">generate</text:span><text:span text:style-name="T267_28"><text:s/></text:span><text:span text:style-name="T267_29">government</text:span><text:span text:style-name="T267_30"><text:s/></text:span><text:span text:style-name="T267_31">information</text:span><text:span text:style-name="T267_32">,<text:s/></text:span><text:span text:style-name="T267_33">and</text:span><text:span text:style-name="T267_34"><text:s/></text:span><text:span text:style-name="T267_35">the</text:span><text:span text:style-name="T267_36"><text:s/></text:span><text:span text:style-name="T267_37">use</text:span><text:span text:style-name="T267_38"><text:s/></text:span><text:span text:style-name="T267_39">of</text:span><text:span text:style-name="T267_40"><text:s/></text:span><text:span text:style-name="T267_41">outside</text:span><text:span text:style-name="T267_42"><text:s/></text:span><text:span text:style-name="T267_43">services</text:span><text:span text:style-name="T267_44"><text:s/></text:span><text:span text:style-name="T267_45">should</text:span><text:span text:style-name="T267_46"><text:s/></text:span><text:span text:style-name="T267_47">not</text:span><text:span text:style-name="T267_48"><text:s/></text:span><text:span text:style-name="T267_49">necessitate</text:span><text:span text:style-name="T267_50"><text:s/></text:span><text:span text:style-name="T267_51">sacrificing</text:span><text:span text:style-name="T267_52"><text:s/></text:span><text:span text:style-name="T267_53">important</text:span><text:span text:style-name="T267_54"><text:s/></text:span><text:span text:style-name="T267_55">public</text:span><text:span text:style-name="T267_56"><text:s/></text:span><text:span text:style-name="T267_57">protections</text:span><text:span text:style-name="T267_58">.</text:span></text:p>
      <text:p text:style-name="P268"/>
      <text:p text:style-name="P269"><text:span text:style-name="T269_1">Similarly</text:span><text:span text:style-name="T269_2">,<text:s/></text:span><text:span text:style-name="T269_3">these</text:span><text:span text:style-name="T269_4"><text:s/></text:span><text:span text:style-name="T269_5">public</text:span><text:span text:style-name="T269_6"><text:s/></text:span><text:span text:style-name="T269_7">protections</text:span><text:span text:style-name="T269_8"><text:s/></text:span><text:span text:style-name="T269_9">should</text:span><text:span text:style-name="T269_10"><text:s/></text:span><text:span text:style-name="T269_11">generally</text:span><text:span text:style-name="T269_12"><text:s/></text:span><text:span text:style-name="T269_13">apply</text:span><text:span text:style-name="T269_14"><text:s/></text:span><text:span text:style-name="T269_15">to</text:span><text:span text:style-name="T269_16"><text:s/></text:span><text:span text:style-name="T269_17">quasi</text:span><text:span text:style-name="T269_18">-</text:span><text:span text:style-name="T269_19">governmental</text:span><text:span text:style-name="T269_20"><text:s/></text:span><text:span text:style-name="T269_21">agencies</text:span><text:span text:style-name="T269_22"><text:s/></text:span><text:span text:style-name="T269_23">and</text:span><text:span text:style-name="T269_24"><text:s/></text:span><text:span text:style-name="T269_25">other</text:span><text:span text:style-name="T269_26"><text:s/></text:span><text:span text:style-name="T269_27">similar</text:span><text:span text:style-name="T269_28"><text:s/></text:span><text:span text:style-name="T269_29">actors</text:span><text:span text:style-name="T269_30">,<text:s/></text:span><text:span text:style-name="T269_31">such</text:span><text:span text:style-name="T269_32"><text:s/></text:span><text:span text:style-name="T269_33">as</text:span><text:span text:style-name="T269_34"><text:s/></text:span><text:span text:style-name="T269_35">multi</text:span><text:span text:style-name="T269_36">-</text:span><text:span text:style-name="T269_37">state</text:span><text:span text:style-name="T269_38"><text:s/></text:span><text:span text:style-name="T269_39">agencies</text:span><text:span text:style-name="T269_40">,<text:s/></text:span><text:span text:style-name="T269_41">government</text:span><text:span text:style-name="T269_42">-</text:span><text:span text:style-name="T269_43">sponsored</text:span><text:span text:style-name="T269_44"><text:s/></text:span><text:span text:style-name="T269_45">entities</text:span><text:span text:style-name="T269_46">,<text:s/></text:span><text:span text:style-name="T269_47">publicly</text:span><text:span text:style-name="T269_48">-</text:span><text:span text:style-name="T269_49">funded</text:span><text:span text:style-name="T269_50"><text:s/></text:span><text:span text:style-name="T269_51">universities</text:span><text:span text:style-name="T269_52">,<text:s/></text:span><text:span text:style-name="T269_53">and</text:span><text:span text:style-name="T269_54"><text:s/></text:span><text:span text:style-name="T269_55">self</text:span><text:span text:style-name="T269_56">-</text:span><text:span text:style-name="T269_57">regulatory</text:span><text:span text:style-name="T269_58"><text:s/></text:span><text:span text:style-name="T269_59">organizations</text:span><text:span text:style-name="T269_60"><text:s/>(</text:span><text:span text:style-name="T269_61">like</text:span><text:span text:style-name="T269_62"><text:s/></text:span><text:span text:style-name="T269_63"><text:a xlink:type="simple" xlink:href="http://reporting.sunlightfoundation.com/2012/Finra_open_data/"><text:span text:style-name="T269_64">FINRA</text:span></text:a></text:span><text:span text:style-name="T269_65"><text:note text:note-class="footnote"><text:note-citation/><text:note-body><text:p text:style-name="P270"><text:span text:style-name="T270_1"><text:s/></text:span><text:span text:style-name="T270_2">FINRA</text:span><text:span text:style-name="T270_3">:<text:s/></text:span><text:span text:style-name="T270_4">Open</text:span><text:span text:style-name="T270_5"><text:s/></text:span><text:span text:style-name="T270_6">Data</text:span><text:span text:style-name="T270_7"><text:s/></text:span><text:span text:style-name="T270_8">not</text:span><text:span text:style-name="T270_9"><text:s/></text:span><text:span text:style-name="T270_10">on</text:span><text:span text:style-name="T270_11"><text:s/></text:span><text:span text:style-name="T270_12">the</text:span><text:span text:style-name="T270_13"><text:s/></text:span><text:span text:style-name="T270_14">table</text:span><text:span text:style-name="T270_15">,<text:s/></text:span><text:span text:style-name="T270_16">Nancy</text:span><text:span text:style-name="T270_17"><text:s/></text:span><text:span text:style-name="T270_18">Watzman</text:span><text:span text:style-name="T270_19">,<text:s/></text:span><text:span text:style-name="T270_20">Sunlight</text:span><text:span text:style-name="T270_21"><text:s/></text:span><text:span text:style-name="T270_22">Foundation</text:span><text:span text:style-name="T270_23"><text:s/></text:span><text:span text:style-name="T270_24">Reporting</text:span><text:span text:style-name="T270_25"><text:s/></text:span><text:span text:style-name="T270_26">Group</text:span><text:span text:style-name="T270_27">,<text:s/></text:span><text:span text:style-name="T270_28"><text:a xlink:type="simple" xlink:href="http://reporting.sunlightfoundation.com/2012/Finra_open_data/"><text:span text:style-name="T270_29">http</text:span></text:a></text:span><text:span text:style-name="T270_30"><text:a xlink:type="simple" xlink:href="http://reporting.sunlightfoundation.com/2012/Finra_open_data/"><text:span text:style-name="T270_31">://</text:span></text:a></text:span><text:span text:style-name="T270_32"><text:a xlink:type="simple" xlink:href="http://reporting.sunlightfoundation.com/2012/Finra_open_data/"><text:span text:style-name="T270_33">reporting</text:span></text:a></text:span><text:span text:style-name="T270_34"><text:a xlink:type="simple" xlink:href="http://reporting.sunlightfoundation.com/2012/Finra_open_data/"><text:span text:style-name="T270_35">.</text:span></text:a></text:span><text:span text:style-name="T270_36"><text:a xlink:type="simple" xlink:href="http://reporting.sunlightfoundation.com/2012/Finra_open_data/"><text:span text:style-name="T270_37">sunlightfoundation</text:span></text:a></text:span><text:span text:style-name="T270_38"><text:a xlink:type="simple" xlink:href="http://reporting.sunlightfoundation.com/2012/Finra_open_data/"><text:span text:style-name="T270_39">.</text:span></text:a></text:span><text:span text:style-name="T270_40"><text:a xlink:type="simple" xlink:href="http://reporting.sunlightfoundation.com/2012/Finra_open_data/"><text:span text:style-name="T270_41">com</text:span></text:a></text:span><text:span text:style-name="T270_42"><text:a xlink:type="simple" xlink:href="http://reporting.sunlightfoundation.com/2012/Finra_open_data/"><text:span text:style-name="T270_43">/2012/</text:span></text:a></text:span><text:span text:style-name="T270_44"><text:a xlink:type="simple" xlink:href="http://reporting.sunlightfoundation.com/2012/Finra_open_data/"><text:span text:style-name="T270_45">Finra</text:span></text:a></text:span><text:span text:style-name="T270_46"><text:a xlink:type="simple" xlink:href="http://reporting.sunlightfoundation.com/2012/Finra_open_data/"><text:span text:style-name="T270_47">_</text:span></text:a></text:span><text:span text:style-name="T270_48"><text:a xlink:type="simple" xlink:href="http://reporting.sunlightfoundation.com/2012/Finra_open_data/"><text:span text:style-name="T270_49">open</text:span></text:a></text:span><text:span text:style-name="T270_50"><text:a xlink:type="simple" xlink:href="http://reporting.sunlightfoundation.com/2012/Finra_open_data/"><text:span text:style-name="T270_51">_</text:span></text:a></text:span><text:span text:style-name="T270_52"><text:a xlink:type="simple" xlink:href="http://reporting.sunlightfoundation.com/2012/Finra_open_data/"><text:span text:style-name="T270_53">data</text:span></text:a></text:span><text:span text:style-name="T270_54"><text:a xlink:type="simple" xlink:href="http://reporting.sunlightfoundation.com/2012/Finra_open_data/"><text:span text:style-name="T270_55">/</text:span></text:a></text:span></text:p></text:note-body></text:note></text:span><text:span text:style-name="T270_56">).</text:span></text:p>
      <text:p text:style-name="P271"/>
      <text:p text:style-name="P272"><text:bookmark-start text:name="id.q1zkzw73mc79"/><text:bookmark-end text:name="id.q1zkzw73mc79"/></text:p>
      <text:list text:style-name="LS29" xml:id="list71">
        <text:list-item>
          <text:p text:style-name="P273"><text:span text:style-name="T273_1">Create</text:span><text:span text:style-name="T273_2"><text:s/></text:span><text:span text:style-name="T273_3">new</text:span><text:span text:style-name="T273_4"><text:s/></text:span><text:span text:style-name="T273_5">oversight</text:span><text:span text:style-name="T273_6"><text:s/></text:span><text:span text:style-name="T273_7">authority</text:span><text:span text:style-name="T273_8"><text:s/></text:span><text:span text:style-name="T273_9">to</text:span><text:span text:style-name="T273_10"><text:s/></text:span><text:span text:style-name="T273_11">review</text:span><text:span text:style-name="T273_12"><text:s/></text:span><text:span text:style-name="T273_13">implementation</text:span><text:span text:style-name="T273_14"><text:s/></text:span><text:span text:style-name="T273_15">of</text:span><text:span text:style-name="T273_16"><text:s/></text:span><text:span text:style-name="T273_17">the</text:span><text:span text:style-name="T273_18"><text:s/></text:span><text:span text:style-name="T273_19">requirements</text:span><text:span text:style-name="T273_20">.</text:span></text:p>
        </text:list-item>
      </text:list>
      <text:p text:style-name="P274"/>
      <text:p text:style-name="P275"><text:span text:style-name="T275_1">Whether</text:span><text:span text:style-name="T275_2"><text:s/></text:span><text:span text:style-name="T275_3">through</text:span><text:span text:style-name="T275_4"><text:s/></text:span><text:span text:style-name="T275_5">a</text:span><text:span text:style-name="T275_6"><text:s/></text:span><text:span text:style-name="T275_7">central</text:span><text:span text:style-name="T275_8"><text:s/></text:span><text:span text:style-name="T275_9">authority</text:span><text:span text:style-name="T275_10">,<text:s/></text:span><text:span text:style-name="T275_11">review</text:span><text:span text:style-name="T275_12"><text:s/></text:span><text:span text:style-name="T275_13">board</text:span><text:span text:style-name="T275_14">,<text:s/></text:span><text:span text:style-name="T275_15">or</text:span><text:span text:style-name="T275_16"><text:s/></text:span><text:span text:style-name="T275_17">other</text:span><text:span text:style-name="T275_18"><text:s/></text:span><text:span text:style-name="T275_19">similar</text:span><text:span text:style-name="T275_20"><text:s/></text:span><text:span text:style-name="T275_21">body</text:span><text:span text:style-name="T275_22">,<text:s/></text:span><text:span text:style-name="T275_23">creating</text:span><text:span text:style-name="T275_24"><text:s/></text:span><text:span text:style-name="T275_25">an</text:span><text:span text:style-name="T275_26"><text:s/></text:span><text:span text:style-name="T275_27">oversight</text:span><text:span text:style-name="T275_28"><text:s/></text:span><text:span text:style-name="T275_29">authority</text:span><text:span text:style-name="T275_30"><text:s/></text:span><text:span text:style-name="T275_31">helps</text:span><text:span text:style-name="T275_32"><text:s/></text:span><text:span text:style-name="T275_33">ensure</text:span><text:span text:style-name="T275_34"><text:s/></text:span><text:span text:style-name="T275_35">compliance</text:span><text:span text:style-name="T275_36"><text:s/></text:span><text:span text:style-name="T275_37">with</text:span><text:span text:style-name="T275_38"><text:s/></text:span><text:span text:style-name="T275_39">new</text:span><text:span text:style-name="T275_40"><text:s/></text:span><text:span text:style-name="T275_41">open</text:span><text:span text:style-name="T275_42"><text:s/></text:span><text:span text:style-name="T275_43">data</text:span><text:span text:style-name="T275_44"><text:s/></text:span><text:span text:style-name="T275_45">measures</text:span><text:span text:style-name="T275_46">.<text:s/></text:span><text:span text:style-name="T275_47">New</text:span><text:span text:style-name="T275_48"><text:s/></text:span><text:span text:style-name="T275_49">oversight</text:span><text:span text:style-name="T275_50"><text:s/></text:span><text:span text:style-name="T275_51">bodies</text:span><text:span text:style-name="T275_52"><text:s/></text:span><text:span text:style-name="T275_53">should</text:span><text:span text:style-name="T275_54"><text:s/></text:span><text:span text:style-name="T275_55">conduct</text:span><text:span text:style-name="T275_56"><text:s/></text:span><text:span text:style-name="T275_57">their</text:span><text:span text:style-name="T275_58"><text:s/></text:span><text:span text:style-name="T275_59">work</text:span><text:span text:style-name="T275_60"><text:s/></text:span><text:span text:style-name="T275_61">independently</text:span><text:span text:style-name="T275_62"><text:s/></text:span><text:span text:style-name="T275_63">and</text:span><text:span text:style-name="T275_64"><text:s/></text:span><text:span text:style-name="T275_65">publicly</text:span><text:span text:style-name="T275_66">.<text:s/></text:span><text:span text:style-name="T275_67">See</text:span><text:span text:style-name="T275_68">,<text:s/></text:span><text:span text:style-name="T275_69">for</text:span><text:span text:style-name="T275_70"><text:s/></text:span><text:span text:style-name="T275_71">example</text:span><text:span text:style-name="T275_72">,<text:s/></text:span><text:span text:style-name="T275_73">the</text:span><text:span text:style-name="T275_74"><text:s/></text:span><text:span text:style-name="T275_75"><text:a xlink:type="simple" xlink:href="http://www.recovery.gov/About/board/Pages/TheBoard.aspx"><text:span text:style-name="T275_76">Recovery</text:span></text:a></text:span><text:span text:style-name="T275_77"><text:a xlink:type="simple" xlink:href="http://www.recovery.gov/About/board/Pages/TheBoard.aspx"><text:span text:style-name="T275_78"><text:s/></text:span></text:a></text:span><text:span text:style-name="T275_79"><text:a xlink:type="simple" xlink:href="http://www.recovery.gov/About/board/Pages/TheBoard.aspx"><text:span text:style-name="T275_80">Accountability</text:span></text:a></text:span><text:span text:style-name="T275_81"><text:a xlink:type="simple" xlink:href="http://www.recovery.gov/About/board/Pages/TheBoard.aspx"><text:span text:style-name="T275_82"><text:s/></text:span></text:a></text:span><text:span text:style-name="T275_83"><text:a xlink:type="simple" xlink:href="http://www.recovery.gov/About/board/Pages/TheBoard.aspx"><text:span text:style-name="T275_84">and</text:span></text:a></text:span><text:span text:style-name="T275_85"><text:a xlink:type="simple" xlink:href="http://www.recovery.gov/About/board/Pages/TheBoard.aspx"><text:span text:style-name="T275_86"><text:s/></text:span></text:a></text:span><text:span text:style-name="T275_87"><text:a xlink:type="simple" xlink:href="http://www.recovery.gov/About/board/Pages/TheBoard.aspx"><text:span text:style-name="T275_88">Transparency</text:span></text:a></text:span><text:span text:style-name="T275_89"><text:a xlink:type="simple" xlink:href="http://www.recovery.gov/About/board/Pages/TheBoard.aspx"><text:span text:style-name="T275_90"><text:s/></text:span></text:a></text:span><text:span text:style-name="T275_91"><text:a xlink:type="simple" xlink:href="http://www.recovery.gov/About/board/Pages/TheBoard.aspx"><text:span text:style-name="T275_92">Board</text:span></text:a></text:span><text:span text:style-name="T275_93"><text:note text:note-class="footnote"><text:note-citation/><text:note-body><text:p text:style-name="P276"><text:span text:style-name="T276_1"><text:s/></text:span><text:span text:style-name="T276_2">The</text:span><text:span text:style-name="T276_3"><text:s/></text:span><text:span text:style-name="T276_4">Recovery</text:span><text:span text:style-name="T276_5"><text:s/></text:span><text:span text:style-name="T276_6">Accountability</text:span><text:span text:style-name="T276_7"><text:s/></text:span><text:span text:style-name="T276_8">and</text:span><text:span text:style-name="T276_9"><text:s/></text:span><text:span text:style-name="T276_10">Transparency</text:span><text:span text:style-name="T276_11"><text:s/></text:span><text:span text:style-name="T276_12">Board</text:span><text:span text:style-name="T276_13">,<text:s/></text:span><text:span text:style-name="T276_14"><text:a xlink:type="simple" xlink:href="http://www.recovery.gov/About/board/Pages/TheBoard.aspx"><text:span text:style-name="T276_15">http</text:span></text:a></text:span><text:span text:style-name="T276_16"><text:a xlink:type="simple" xlink:href="http://www.recovery.gov/About/board/Pages/TheBoard.aspx"><text:span text:style-name="T276_17">://</text:span></text:a></text:span><text:span text:style-name="T276_18"><text:a xlink:type="simple" xlink:href="http://www.recovery.gov/About/board/Pages/TheBoard.aspx"><text:span text:style-name="T276_19">www</text:span></text:a></text:span><text:span text:style-name="T276_20"><text:a xlink:type="simple" xlink:href="http://www.recovery.gov/About/board/Pages/TheBoard.aspx"><text:span text:style-name="T276_21">.</text:span></text:a></text:span><text:span text:style-name="T276_22"><text:a xlink:type="simple" xlink:href="http://www.recovery.gov/About/board/Pages/TheBoard.aspx"><text:span text:style-name="T276_23">recovery</text:span></text:a></text:span><text:span text:style-name="T276_24"><text:a xlink:type="simple" xlink:href="http://www.recovery.gov/About/board/Pages/TheBoard.aspx"><text:span text:style-name="T276_25">.</text:span></text:a></text:span><text:span text:style-name="T276_26"><text:a xlink:type="simple" xlink:href="http://www.recovery.gov/About/board/Pages/TheBoard.aspx"><text:span text:style-name="T276_27">gov</text:span></text:a></text:span><text:span text:style-name="T276_28"><text:a xlink:type="simple" xlink:href="http://www.recovery.gov/About/board/Pages/TheBoard.aspx"><text:span text:style-name="T276_29">/</text:span></text:a></text:span><text:span text:style-name="T276_30"><text:a xlink:type="simple" xlink:href="http://www.recovery.gov/About/board/Pages/TheBoard.aspx"><text:span text:style-name="T276_31">About</text:span></text:a></text:span><text:span text:style-name="T276_32"><text:a xlink:type="simple" xlink:href="http://www.recovery.gov/About/board/Pages/TheBoard.aspx"><text:span text:style-name="T276_33">/</text:span></text:a></text:span><text:span text:style-name="T276_34"><text:a xlink:type="simple" xlink:href="http://www.recovery.gov/About/board/Pages/TheBoard.aspx"><text:span text:style-name="T276_35">board</text:span></text:a></text:span><text:span text:style-name="T276_36"><text:a xlink:type="simple" xlink:href="http://www.recovery.gov/About/board/Pages/TheBoard.aspx"><text:span text:style-name="T276_37">/</text:span></text:a></text:span><text:span text:style-name="T276_38"><text:a xlink:type="simple" xlink:href="http://www.recovery.gov/About/board/Pages/TheBoard.aspx"><text:span text:style-name="T276_39">Pages</text:span></text:a></text:span><text:span text:style-name="T276_40"><text:a xlink:type="simple" xlink:href="http://www.recovery.gov/About/board/Pages/TheBoard.aspx"><text:span text:style-name="T276_41">/</text:span></text:a></text:span><text:span text:style-name="T276_42"><text:a xlink:type="simple" xlink:href="http://www.recovery.gov/About/board/Pages/TheBoard.aspx"><text:span text:style-name="T276_43">TheBoard</text:span></text:a></text:span><text:span text:style-name="T276_44"><text:a xlink:type="simple" xlink:href="http://www.recovery.gov/About/board/Pages/TheBoard.aspx"><text:span text:style-name="T276_45">.</text:span></text:a></text:span><text:span text:style-name="T276_46"><text:a xlink:type="simple" xlink:href="http://www.recovery.gov/About/board/Pages/TheBoard.aspx"><text:span text:style-name="T276_47">aspx</text:span></text:a></text:span></text:p></text:note-body></text:note></text:span><text:span text:style-name="T276_48"><text:s/></text:span><text:span text:style-name="T276_49">established</text:span><text:span text:style-name="T276_50"><text:s/></text:span><text:span text:style-name="T276_51">as</text:span><text:span text:style-name="T276_52"><text:s/></text:span><text:span text:style-name="T276_53">part</text:span><text:span text:style-name="T276_54"><text:s/></text:span><text:span text:style-name="T276_55">of</text:span><text:span text:style-name="T276_56"><text:s/></text:span><text:span text:style-name="T276_57">the</text:span><text:span text:style-name="T276_58"><text:s/></text:span><text:span text:style-name="T276_59">Recovery</text:span><text:span text:style-name="T276_60"><text:s/></text:span><text:span text:style-name="T276_61">Act</text:span><text:span text:style-name="T276_62">.</text:span></text:p>
      <text:p text:style-name="P277"/>
      <text:p text:style-name="P278"><text:bookmark-start text:name="id.l3jo7igrchfe"/><text:bookmark-end text:name="id.l3jo7igrchfe"/></text:p>
      <text:list text:style-name="LS30" xml:id="list72">
        <text:list-item>
          <text:p text:style-name="P279"><text:span text:style-name="T279_1">Create</text:span><text:span text:style-name="T279_2"><text:s/></text:span><text:span text:style-name="T279_3">new</text:span><text:span text:style-name="T279_4"><text:s/></text:span><text:span text:style-name="T279_5">legal</text:span><text:span text:style-name="T279_6"><text:s/></text:span><text:span text:style-name="T279_7">rights</text:span><text:span text:style-name="T279_8"><text:s/></text:span><text:span text:style-name="T279_9">or</text:span><text:span text:style-name="T279_10"><text:s/></text:span><text:span text:style-name="T279_11">other</text:span><text:span text:style-name="T279_12"><text:s/></text:span><text:span text:style-name="T279_13">legal</text:span><text:span text:style-name="T279_14"><text:s/></text:span><text:span text:style-name="T279_15">mechanisms</text:span><text:span text:style-name="T279_16"><text:s/></text:span><text:span text:style-name="T279_17">to</text:span><text:span text:style-name="T279_18"><text:s/></text:span><text:span text:style-name="T279_19">empower</text:span><text:span text:style-name="T279_20"><text:s/></text:span><text:span text:style-name="T279_21">the</text:span><text:span text:style-name="T279_22"><text:s/></text:span><text:span text:style-name="T279_23">public</text:span><text:span text:style-name="T279_24">.</text:span></text:p>
        </text:list-item>
      </text:list>
      <text:p text:style-name="P280"/>
      <text:p text:style-name="P281"><text:span text:style-name="T281_1">An</text:span><text:span text:style-name="T281_2"><text:s/></text:span><text:span text:style-name="T281_3">open</text:span><text:span text:style-name="T281_4"><text:s/></text:span><text:span text:style-name="T281_5">data</text:span><text:span text:style-name="T281_6"><text:s/></text:span><text:span text:style-name="T281_7">policy</text:span><text:span text:style-name="T281_8"><text:s/></text:span><text:span text:style-name="T281_9">can</text:span><text:span text:style-name="T281_10"><text:s/></text:span><text:span text:style-name="T281_11">create</text:span><text:span text:style-name="T281_12"><text:s/></text:span><text:span text:style-name="T281_13">mechanisms</text:span><text:span text:style-name="T281_14"><text:s/></text:span><text:span text:style-name="T281_15">that</text:span><text:span text:style-name="T281_16"><text:s/></text:span><text:span text:style-name="T281_17">allow</text:span><text:span text:style-name="T281_18"><text:s/></text:span><text:span text:style-name="T281_19">individual</text:span><text:span text:style-name="T281_20"><text:s/></text:span><text:span text:style-name="T281_21">members</text:span><text:span text:style-name="T281_22"><text:s/></text:span><text:span text:style-name="T281_23">of</text:span><text:span text:style-name="T281_24"><text:s/></text:span><text:span text:style-name="T281_25">the</text:span><text:span text:style-name="T281_26"><text:s/></text:span><text:span text:style-name="T281_27">public</text:span><text:span text:style-name="T281_28"><text:s/></text:span><text:span text:style-name="T281_29">to</text:span><text:span text:style-name="T281_30"><text:s/></text:span><text:span text:style-name="T281_31">play</text:span><text:span text:style-name="T281_32"><text:s/></text:span><text:span text:style-name="T281_33">a</text:span><text:span text:style-name="T281_34"><text:s/></text:span><text:span text:style-name="T281_35">dynamic</text:span><text:span text:style-name="T281_36"><text:s/></text:span><text:span text:style-name="T281_37">role</text:span><text:span text:style-name="T281_38"><text:s/></text:span><text:span text:style-name="T281_39">in</text:span><text:span text:style-name="T281_40"><text:s/></text:span><text:span text:style-name="T281_41">policy</text:span><text:span text:style-name="T281_42"><text:s/></text:span><text:span text:style-name="T281_43">oversight</text:span><text:span text:style-name="T281_44"><text:s/></text:span><text:span text:style-name="T281_45">and</text:span><text:span text:style-name="T281_46"><text:s/></text:span><text:span text:style-name="T281_47">compliance</text:span><text:span text:style-name="T281_48">.<text:s/></text:span><text:span text:style-name="T281_49">For</text:span><text:span text:style-name="T281_50"><text:s/></text:span><text:span text:style-name="T281_51">example</text:span><text:span text:style-name="T281_52">,<text:s/></text:span><text:span text:style-name="T281_53">the</text:span><text:span text:style-name="T281_54"><text:s/></text:span><text:span text:style-name="T281_55">right</text:span><text:span text:style-name="T281_56"><text:s/></text:span><text:span text:style-name="T281_57">to</text:span><text:span text:style-name="T281_58"><text:s/></text:span><text:span text:style-name="T281_59">sue</text:span><text:span text:style-name="T281_60"><text:s/></text:span><text:span text:style-name="T281_61">serves</text:span><text:span text:style-name="T281_62"><text:s/></text:span><text:span text:style-name="T281_63">as</text:span><text:span text:style-name="T281_64"><text:s/></text:span><text:span text:style-name="T281_65">the</text:span><text:span text:style-name="T281_66"><text:s/></text:span><text:span text:style-name="T281_67">ultimate</text:span><text:span text:style-name="T281_68"><text:s/></text:span><text:span text:style-name="T281_69">enforcement</text:span><text:span text:style-name="T281_70"><text:s/></text:span><text:span text:style-name="T281_71">mechanism</text:span><text:span text:style-name="T281_72"><text:s/></text:span><text:span text:style-name="T281_73">of</text:span><text:span text:style-name="T281_74"><text:s/></text:span><text:span text:style-name="T281_75">the</text:span><text:span text:style-name="T281_76"><text:s/></text:span><text:span text:style-name="T281_77">Freedom</text:span><text:span text:style-name="T281_78"><text:s/></text:span><text:span text:style-name="T281_79">of</text:span><text:span text:style-name="T281_80"><text:s/></text:span><text:span text:style-name="T281_81">Information</text:span><text:span text:style-name="T281_82"><text:s/></text:span><text:span text:style-name="T281_83">Act</text:span><text:span text:style-name="T281_84"><text:a xlink:type="simple" xlink:href="http://www.gpo.gov/fdsys/pkg/CRPT-106hrpt50/pdf/CRPT-106hrpt50.pdf"><text:span text:style-name="T281_85">,<text:s/></text:span></text:a></text:span><text:span text:style-name="T281_86"><text:a xlink:type="simple" xlink:href="http://www.gpo.gov/fdsys/pkg/CRPT-106hrpt50/pdf/CRPT-106hrpt50.pdf"><text:span text:style-name="T281_87">some</text:span></text:a></text:span><text:span text:style-name="T281_88"><text:a xlink:type="simple" xlink:href="http://www.gpo.gov/fdsys/pkg/CRPT-106hrpt50/pdf/CRPT-106hrpt50.pdf"><text:span text:style-name="T281_89"><text:s/></text:span></text:a></text:span><text:span text:style-name="T281_90"><text:a xlink:type="simple" xlink:href="http://www.gpo.gov/fdsys/pkg/CRPT-106hrpt50/pdf/CRPT-106hrpt50.pdf"><text:span text:style-name="T281_91">countries</text:span></text:a></text:span><text:span text:style-name="T281_92"><text:a xlink:type="simple" xlink:href="http://www.gpo.gov/fdsys/pkg/CRPT-106hrpt50/pdf/CRPT-106hrpt50.pdf"><text:span text:style-name="T281_93"><text:s/>(</text:span></text:a></text:span><text:span text:style-name="T281_94"><text:a xlink:type="simple" xlink:href="http://www.oic-ci.gc.ca/eng/"><text:span text:style-name="T281_95">like</text:span></text:a></text:span><text:span text:style-name="T281_96"><text:a xlink:type="simple" xlink:href="http://www.oic-ci.gc.ca/eng/"><text:span text:style-name="T281_97"><text:s/></text:span></text:a></text:span><text:span text:style-name="T281_98"><text:a xlink:type="simple" xlink:href="http://www.oic-ci.gc.ca/eng/"><text:span text:style-name="T281_99">Canada</text:span></text:a></text:span><text:span text:style-name="T281_100">)</text:span><text:span text:style-name="T281_101"><text:note text:note-class="footnote"><text:note-citation/><text:note-body><text:p text:style-name="P282"><text:span text:style-name="T282_1"><text:s/></text:span><text:span text:style-name="T282_2">A</text:span><text:span text:style-name="T282_3"><text:s/></text:span><text:span text:style-name="T282_4">Citizen</text:span><text:span text:style-name="T282_5">’</text:span><text:span text:style-name="T282_6">s</text:span><text:span text:style-name="T282_7"><text:s/></text:span><text:span text:style-name="T282_8">Guide</text:span><text:span text:style-name="T282_9"><text:s/></text:span><text:span text:style-name="T282_10">on</text:span><text:span text:style-name="T282_11"><text:s/></text:span><text:span text:style-name="T282_12">Using</text:span><text:span text:style-name="T282_13"><text:s/></text:span><text:span text:style-name="T282_14">the</text:span><text:span text:style-name="T282_15"><text:s/></text:span><text:span text:style-name="T282_16">Freedom</text:span><text:span text:style-name="T282_17"><text:s/></text:span><text:span text:style-name="T282_18">of</text:span><text:span text:style-name="T282_19"><text:s/></text:span><text:span text:style-name="T282_20">Information</text:span><text:span text:style-name="T282_21"><text:s/></text:span><text:span text:style-name="T282_22">Act</text:span><text:span text:style-name="T282_23"><text:s/></text:span><text:span text:style-name="T282_24">and</text:span><text:span text:style-name="T282_25"><text:s/></text:span><text:span text:style-name="T282_26">the</text:span><text:span text:style-name="T282_27"><text:s/></text:span><text:span text:style-name="T282_28">Privacy</text:span><text:span text:style-name="T282_29"><text:s/></text:span><text:span text:style-name="T282_30">Act</text:span><text:span text:style-name="T282_31"><text:s/></text:span><text:span text:style-name="T282_32">of</text:span><text:span text:style-name="T282_33"><text:s/>1974<text:s/></text:span><text:span text:style-name="T282_34">to</text:span><text:span text:style-name="T282_35"><text:s/></text:span><text:span text:style-name="T282_36">Request</text:span><text:span text:style-name="T282_37"><text:s/></text:span><text:span text:style-name="T282_38">Government</text:span><text:span text:style-name="T282_39"><text:s/></text:span><text:span text:style-name="T282_40">Records</text:span><text:span text:style-name="T282_41">,<text:s/></text:span><text:span text:style-name="T282_42"><text:a xlink:type="simple" xlink:href="http://www.gpo.gov/fdsys/pkg/CRPT-106hrpt50/pdf/CRPT-106hrpt50.pdf"><text:span text:style-name="T282_43">http</text:span></text:a></text:span><text:span text:style-name="T282_44"><text:a xlink:type="simple" xlink:href="http://www.gpo.gov/fdsys/pkg/CRPT-106hrpt50/pdf/CRPT-106hrpt50.pdf"><text:span text:style-name="T282_45">://</text:span></text:a></text:span><text:span text:style-name="T282_46"><text:a xlink:type="simple" xlink:href="http://www.gpo.gov/fdsys/pkg/CRPT-106hrpt50/pdf/CRPT-106hrpt50.pdf"><text:span text:style-name="T282_47">www</text:span></text:a></text:span><text:span text:style-name="T282_48"><text:a xlink:type="simple" xlink:href="http://www.gpo.gov/fdsys/pkg/CRPT-106hrpt50/pdf/CRPT-106hrpt50.pdf"><text:span text:style-name="T282_49">.</text:span></text:a></text:span><text:span text:style-name="T282_50"><text:a xlink:type="simple" xlink:href="http://www.gpo.gov/fdsys/pkg/CRPT-106hrpt50/pdf/CRPT-106hrpt50.pdf"><text:span text:style-name="T282_51">gpo</text:span></text:a></text:span><text:span text:style-name="T282_52"><text:a xlink:type="simple" xlink:href="http://www.gpo.gov/fdsys/pkg/CRPT-106hrpt50/pdf/CRPT-106hrpt50.pdf"><text:span text:style-name="T282_53">.</text:span></text:a></text:span><text:span text:style-name="T282_54"><text:a xlink:type="simple" xlink:href="http://www.gpo.gov/fdsys/pkg/CRPT-106hrpt50/pdf/CRPT-106hrpt50.pdf"><text:span text:style-name="T282_55">gov</text:span></text:a></text:span><text:span text:style-name="T282_56"><text:a xlink:type="simple" xlink:href="http://www.gpo.gov/fdsys/pkg/CRPT-106hrpt50/pdf/CRPT-106hrpt50.pdf"><text:span text:style-name="T282_57">/</text:span></text:a></text:span><text:span text:style-name="T282_58"><text:a xlink:type="simple" xlink:href="http://www.gpo.gov/fdsys/pkg/CRPT-106hrpt50/pdf/CRPT-106hrpt50.pdf"><text:span text:style-name="T282_59">fdsys</text:span></text:a></text:span><text:span text:style-name="T282_60"><text:a xlink:type="simple" xlink:href="http://www.gpo.gov/fdsys/pkg/CRPT-106hrpt50/pdf/CRPT-106hrpt50.pdf"><text:span text:style-name="T282_61">/</text:span></text:a></text:span><text:span text:style-name="T282_62"><text:a xlink:type="simple" xlink:href="http://www.gpo.gov/fdsys/pkg/CRPT-106hrpt50/pdf/CRPT-106hrpt50.pdf"><text:span text:style-name="T282_63">pkg</text:span></text:a></text:span><text:span text:style-name="T282_64"><text:a xlink:type="simple" xlink:href="http://www.gpo.gov/fdsys/pkg/CRPT-106hrpt50/pdf/CRPT-106hrpt50.pdf"><text:span text:style-name="T282_65">/</text:span></text:a></text:span><text:span text:style-name="T282_66"><text:a xlink:type="simple" xlink:href="http://www.gpo.gov/fdsys/pkg/CRPT-106hrpt50/pdf/CRPT-106hrpt50.pdf"><text:span text:style-name="T282_67">CRPT</text:span></text:a></text:span><text:span text:style-name="T282_68"><text:a xlink:type="simple" xlink:href="http://www.gpo.gov/fdsys/pkg/CRPT-106hrpt50/pdf/CRPT-106hrpt50.pdf"><text:span text:style-name="T282_69">-106</text:span></text:a></text:span><text:span text:style-name="T282_70"><text:a xlink:type="simple" xlink:href="http://www.gpo.gov/fdsys/pkg/CRPT-106hrpt50/pdf/CRPT-106hrpt50.pdf"><text:span text:style-name="T282_71">hrpt</text:span></text:a></text:span><text:span text:style-name="T282_72"><text:a xlink:type="simple" xlink:href="http://www.gpo.gov/fdsys/pkg/CRPT-106hrpt50/pdf/CRPT-106hrpt50.pdf"><text:span text:style-name="T282_73">50/</text:span></text:a></text:span><text:span text:style-name="T282_74"><text:a xlink:type="simple" xlink:href="http://www.gpo.gov/fdsys/pkg/CRPT-106hrpt50/pdf/CRPT-106hrpt50.pdf"><text:span text:style-name="T282_75">pdf</text:span></text:a></text:span><text:span text:style-name="T282_76"><text:a xlink:type="simple" xlink:href="http://www.gpo.gov/fdsys/pkg/CRPT-106hrpt50/pdf/CRPT-106hrpt50.pdf"><text:span text:style-name="T282_77">/</text:span></text:a></text:span><text:span text:style-name="T282_78"><text:a xlink:type="simple" xlink:href="http://www.gpo.gov/fdsys/pkg/CRPT-106hrpt50/pdf/CRPT-106hrpt50.pdf"><text:span text:style-name="T282_79">CRPT</text:span></text:a></text:span><text:span text:style-name="T282_80"><text:a xlink:type="simple" xlink:href="http://www.gpo.gov/fdsys/pkg/CRPT-106hrpt50/pdf/CRPT-106hrpt50.pdf"><text:span text:style-name="T282_81">-106</text:span></text:a></text:span><text:span text:style-name="T282_82"><text:a xlink:type="simple" xlink:href="http://www.gpo.gov/fdsys/pkg/CRPT-106hrpt50/pdf/CRPT-106hrpt50.pdf"><text:span text:style-name="T282_83">hrpt</text:span></text:a></text:span><text:span text:style-name="T282_84"><text:a xlink:type="simple" xlink:href="http://www.gpo.gov/fdsys/pkg/CRPT-106hrpt50/pdf/CRPT-106hrpt50.pdf"><text:span text:style-name="T282_85">50.</text:span></text:a></text:span><text:span text:style-name="T282_86"><text:a xlink:type="simple" xlink:href="http://www.gpo.gov/fdsys/pkg/CRPT-106hrpt50/pdf/CRPT-106hrpt50.pdf"><text:span text:style-name="T282_87">pdf</text:span></text:a></text:span></text:p></text:note-body></text:note></text:span><text:span text:style-name="T282_88"><text:s/></text:span><text:span text:style-name="T282_89">have</text:span><text:span text:style-name="T282_90"><text:s/></text:span><text:span text:style-name="T282_91">FOI</text:span><text:span text:style-name="T282_92"><text:s/></text:span><text:span text:style-name="T282_93">ombudsmen</text:span><text:span text:style-name="T282_94"><text:s/></text:span><text:span text:style-name="T282_95">with</text:span><text:span text:style-name="T282_96"><text:s/></text:span><text:span text:style-name="T282_97">special</text:span><text:span text:style-name="T282_98"><text:s/></text:span><text:span text:style-name="T282_99">legal</text:span><text:span text:style-name="T282_100"><text:s/></text:span><text:span text:style-name="T282_101">enforcement</text:span><text:span text:style-name="T282_102"><text:s/></text:span><text:span text:style-name="T282_103">powers</text:span><text:span text:style-name="T282_104">,<text:s/></text:span><text:span text:style-name="T282_105">and</text:span><text:span text:style-name="T282_106"><text:s/></text:span><text:span text:style-name="T282_107">some</text:span><text:span text:style-name="T282_108"><text:s/></text:span><text:span text:style-name="T282_109">countries</text:span><text:span text:style-name="T282_110"><text:s/></text:span><text:span text:style-name="T282_111">also</text:span><text:span text:style-name="T282_112"><text:s/></text:span><text:span text:style-name="T282_113">have</text:span><text:span text:style-name="T282_114"><text:s/></text:span><text:span text:style-name="T282_115">special</text:span><text:span text:style-name="T282_116"><text:s/></text:span><text:span text:style-name="T282_117">anti</text:span><text:span text:style-name="T282_118">-</text:span><text:span text:style-name="T282_119">corruption</text:span><text:span text:style-name="T282_120"><text:s/></text:span><text:span text:style-name="T282_121">agencies</text:span><text:span text:style-name="T282_122">.</text:span></text:p>
      <text:p text:style-name="P283"/>
      <text:p text:style-name="P284"><text:bookmark-start text:name="id.1h5ben4ra3w6"/><text:bookmark-end text:name="id.1h5ben4ra3w6"/></text:p>
      <text:list text:style-name="LS31" xml:id="list73">
        <text:list-item>
          <text:p text:style-name="P285"><text:span text:style-name="T285_1">Appeal</text:span><text:span text:style-name="T285_2"><text:s/></text:span><text:span text:style-name="T285_3">to</text:span><text:span text:style-name="T285_4"><text:s/></text:span><text:span text:style-name="T285_5">values</text:span><text:span text:style-name="T285_6"><text:s/></text:span><text:span text:style-name="T285_7">and</text:span><text:span text:style-name="T285_8"><text:s/></text:span><text:span text:style-name="T285_9">goals</text:span><text:span text:style-name="T285_10">,<text:s/></text:span><text:span text:style-name="T285_11">such</text:span><text:span text:style-name="T285_12"><text:s/></text:span><text:span text:style-name="T285_13">as</text:span><text:span text:style-name="T285_14"><text:s/></text:span><text:span text:style-name="T285_15">accountability</text:span><text:span text:style-name="T285_16">,<text:s/></text:span><text:span text:style-name="T285_17">efficiency</text:span><text:span text:style-name="T285_18">,<text:s/></text:span><text:span text:style-name="T285_19">employment</text:span><text:span text:style-name="T285_20"><text:s/></text:span><text:span text:style-name="T285_21">and</text:span><text:span text:style-name="T285_22"><text:s/></text:span><text:span text:style-name="T285_23">commerce</text:span><text:span text:style-name="T285_24">,<text:s/></text:span><text:span text:style-name="T285_25">innovation</text:span><text:span text:style-name="T285_26">,<text:s/></text:span><text:span text:style-name="T285_27">civic</text:span><text:span text:style-name="T285_28"><text:s/></text:span><text:span text:style-name="T285_29">engagement</text:span><text:span text:style-name="T285_30">,<text:s/></text:span><text:span text:style-name="T285_31">and</text:span><text:span text:style-name="T285_32"><text:s/></text:span><text:span text:style-name="T285_33">public</text:span><text:span text:style-name="T285_34"><text:s/></text:span><text:span text:style-name="T285_35">services</text:span><text:span text:style-name="T285_36"><text:s/></text:span><text:span text:style-name="T285_37">provision</text:span><text:span text:style-name="T285_38">.</text:span></text:p>
        </text:list-item>
      </text:list>
      <text:p text:style-name="P286"/>
      <text:p text:style-name="P287"><text:span text:style-name="T287_1">Publishing</text:span><text:span text:style-name="T287_2"><text:s/></text:span><text:span text:style-name="T287_3">open</text:span><text:span text:style-name="T287_4"><text:s/></text:span><text:span text:style-name="T287_5">data</text:span><text:span text:style-name="T287_6"><text:s/></text:span><text:span text:style-name="T287_7">has</text:span><text:span text:style-name="T287_8"><text:s/></text:span><text:span text:style-name="T287_9">many</text:span><text:span text:style-name="T287_10"><text:s/></text:span><text:span text:style-name="T287_11">practical</text:span><text:span text:style-name="T287_12"><text:s/></text:span><text:span text:style-name="T287_13">and</text:span><text:span text:style-name="T287_14"><text:s/></text:span><text:span text:style-name="T287_15">normative</text:span><text:span text:style-name="T287_16"><text:s/></text:span><text:span text:style-name="T287_17">implications</text:span><text:span text:style-name="T287_18"><text:s/></text:span><text:span text:style-name="T287_19">which</text:span><text:span text:style-name="T287_20"><text:s/></text:span><text:span text:style-name="T287_21">can</text:span><text:span text:style-name="T287_22"><text:s/></text:span><text:span text:style-name="T287_23">be</text:span><text:span text:style-name="T287_24"><text:s/></text:span><text:span text:style-name="T287_25">noted</text:span><text:span text:style-name="T287_26"><text:s/></text:span><text:span text:style-name="T287_27">and</text:span><text:span text:style-name="T287_28"><text:s/></text:span><text:span text:style-name="T287_29">explored</text:span><text:span text:style-name="T287_30"><text:s/></text:span><text:span text:style-name="T287_31">in</text:span><text:span text:style-name="T287_32"><text:s/></text:span><text:span text:style-name="T287_33">the</text:span><text:span text:style-name="T287_34"><text:s/></text:span><text:span text:style-name="T287_35">text</text:span><text:span text:style-name="T287_36"><text:s/></text:span><text:span text:style-name="T287_37">of</text:span><text:span text:style-name="T287_38"><text:s/></text:span><text:span text:style-name="T287_39">the</text:span><text:span text:style-name="T287_40"><text:s/></text:span><text:span text:style-name="T287_41">open</text:span><text:span text:style-name="T287_42"><text:s/></text:span><text:span text:style-name="T287_43">data</text:span><text:span text:style-name="T287_44"><text:s/></text:span><text:span text:style-name="T287_45">policy</text:span><text:span text:style-name="T287_46">.<text:s/></text:span><text:span text:style-name="T287_47">These</text:span><text:span text:style-name="T287_48"><text:s/></text:span><text:span text:style-name="T287_49">values</text:span><text:span text:style-name="T287_50"><text:s/></text:span><text:span text:style-name="T287_51">and</text:span><text:span text:style-name="T287_52"><text:s/></text:span><text:span text:style-name="T287_53">goals</text:span><text:span text:style-name="T287_54"><text:s/></text:span><text:span text:style-name="T287_55">can</text:span><text:span text:style-name="T287_56"><text:s/></text:span><text:span text:style-name="T287_57">be</text:span><text:span text:style-name="T287_58"><text:s/></text:span><text:span text:style-name="T287_59">noted</text:span><text:span text:style-name="T287_60"><text:s/></text:span><text:span text:style-name="T287_61">for</text:span><text:span text:style-name="T287_62"><text:s/></text:span><text:span text:style-name="T287_63">the</text:span><text:span text:style-name="T287_64"><text:s/></text:span><text:span text:style-name="T287_65">record</text:span><text:span text:style-name="T287_66"><text:s/></text:span><text:span text:style-name="T287_67">as</text:span><text:span text:style-name="T287_68"><text:s/></text:span><text:span text:style-name="T287_69">part</text:span><text:span text:style-name="T287_70"><text:s/></text:span><text:span text:style-name="T287_71">of</text:span><text:span text:style-name="T287_72"><text:s/></text:span><text:span text:style-name="T287_73">the</text:span><text:span text:style-name="T287_74"><text:s/></text:span><text:span text:style-name="T287_75">policy</text:span><text:span text:style-name="T287_76">.</text:span></text:p>
      <text:p text:style-name="P288"/>
      <text:p text:style-name="P289"><text:bookmark-start text:name="id.njeonmezak4s"/><text:bookmark-end text:name="id.njeonmezak4s"/></text:p>
      <text:list text:style-name="LS32" xml:id="list74">
        <text:list-item>
          <text:p text:style-name="P290"><text:span text:style-name="T290_1">Reference</text:span><text:span text:style-name="T290_2"><text:s/></text:span><text:span text:style-name="T290_3">and</text:span><text:span text:style-name="T290_4"><text:s/></text:span><text:span text:style-name="T290_5">build</text:span><text:span text:style-name="T290_6"><text:s/></text:span><text:span text:style-name="T290_7">on</text:span><text:span text:style-name="T290_8"><text:s/></text:span><text:span text:style-name="T290_9">existing</text:span><text:span text:style-name="T290_10"><text:s/></text:span><text:span text:style-name="T290_11">public</text:span><text:span text:style-name="T290_12"><text:s/></text:span><text:span text:style-name="T290_13">accountability</text:span><text:span text:style-name="T290_14"><text:s/></text:span><text:span text:style-name="T290_15">policies</text:span><text:span text:style-name="T290_16">,<text:s/></text:span><text:span text:style-name="T290_17">like</text:span></text:p>
        </text:list-item>
      </text:list>
      <text:list text:style-name="LS33" xml:id="list75">
        <text:list-item>
          <text:list>
            <text:list-item>
              <text:list>
                <text:list-item>
                  <text:p text:style-name="P291"><text:span text:style-name="T291_1">Freedom</text:span><text:span text:style-name="T291_2"><text:s/></text:span><text:span text:style-name="T291_3">of</text:span><text:span text:style-name="T291_4"><text:s/></text:span><text:span text:style-name="T291_5">Information</text:span><text:span text:style-name="T291_6"><text:s/></text:span><text:span text:style-name="T291_7">Laws</text:span></text:p>
                </text:list-item>
                <text:list-item>
                  <text:p text:style-name="P292"><text:span text:style-name="T292_1">Open</text:span><text:span text:style-name="T292_2"><text:s/></text:span><text:span text:style-name="T292_3">Meetings</text:span><text:span text:style-name="T292_4"><text:s/></text:span><text:span text:style-name="T292_5">Acts</text:span></text:p>
                </text:list-item>
                <text:list-item>
                  <text:p text:style-name="P293"><text:span text:style-name="T293_1">Open</text:span><text:span text:style-name="T293_2"><text:s/></text:span><text:span text:style-name="T293_3">Records</text:span><text:span text:style-name="T293_4"><text:s/></text:span><text:span text:style-name="T293_5">Acts</text:span></text:p>
                </text:list-item>
                <text:list-item>
                  <text:p text:style-name="P294"><text:span text:style-name="T294_1">Ethics</text:span><text:span text:style-name="T294_2"><text:s/></text:span><text:span text:style-name="T294_3">Protections</text:span></text:p>
                </text:list-item>
                <text:list-item>
                  <text:p text:style-name="P295"><text:span text:style-name="T295_1">Campaign</text:span><text:span text:style-name="T295_2"><text:s/></text:span><text:span text:style-name="T295_3">Finance</text:span></text:p>
                </text:list-item>
                <text:list-item>
                  <text:p text:style-name="P296"><text:span text:style-name="T296_1">Lobbying</text:span><text:span text:style-name="T296_2"><text:s/></text:span><text:span text:style-name="T296_3">Disclosure</text:span><text:span text:style-name="T296_4"><text:s/></text:span><text:span text:style-name="T296_5">Laws</text:span></text:p>
                </text:list-item>
              </text:list>
            </text:list-item>
          </text:list>
        </text:list-item>
      </text:list>
      <text:p text:style-name="P297"/>
      <text:p text:style-name="P298"><text:span text:style-name="T298_1">Open</text:span><text:span text:style-name="T298_2"><text:s/></text:span><text:span text:style-name="T298_3">data</text:span><text:span text:style-name="T298_4"><text:s/></text:span><text:span text:style-name="T298_5">policies</text:span><text:span text:style-name="T298_6"><text:s/></text:span><text:span text:style-name="T298_7">should</text:span><text:span text:style-name="T298_8"><text:s/></text:span><text:span text:style-name="T298_9">be</text:span><text:span text:style-name="T298_10"><text:s/></text:span><text:span text:style-name="T298_11">informed</text:span><text:span text:style-name="T298_12"><text:s/></text:span><text:span text:style-name="T298_13">by</text:span><text:span text:style-name="T298_14"><text:s/></text:span><text:span text:style-name="T298_15">provisions</text:span><text:span text:style-name="T298_16"><text:s/></text:span><text:span text:style-name="T298_17">already</text:span><text:span text:style-name="T298_18"><text:s/></text:span><text:span text:style-name="T298_19">on</text:span><text:span text:style-name="T298_20"><text:s/></text:span><text:span text:style-name="T298_21">the</text:span><text:span text:style-name="T298_22"><text:s/></text:span><text:span text:style-name="T298_23">books</text:span><text:span text:style-name="T298_24">,<text:s/></text:span><text:span text:style-name="T298_25">building</text:span><text:span text:style-name="T298_26"><text:s/></text:span><text:span text:style-name="T298_27">on</text:span><text:span text:style-name="T298_28"><text:s/></text:span><text:span text:style-name="T298_29">precedent</text:span><text:span text:style-name="T298_30"><text:s/></text:span><text:span text:style-name="T298_31">for</text:span><text:span text:style-name="T298_32"><text:s/></text:span><text:span text:style-name="T298_33">opening</text:span><text:span text:style-name="T298_34"><text:s/></text:span><text:span text:style-name="T298_35">information</text:span><text:span text:style-name="T298_36"><text:s/></text:span><text:span text:style-name="T298_37">and</text:span><text:span text:style-name="T298_38"><text:s/></text:span><text:span text:style-name="T298_39">taking</text:span><text:span text:style-name="T298_40"><text:s/></text:span><text:span text:style-name="T298_41">advantage</text:span><text:span text:style-name="T298_42"><text:s/></text:span><text:span text:style-name="T298_43">of</text:span><text:span text:style-name="T298_44"><text:s/></text:span><text:span text:style-name="T298_45">pre</text:span><text:span text:style-name="T298_46">-</text:span><text:span text:style-name="T298_47">existing</text:span><text:span text:style-name="T298_48"><text:s/></text:span><text:span text:style-name="T298_49">laws</text:span><text:span text:style-name="T298_50">,<text:s/></text:span><text:span text:style-name="T298_51">executive</text:span><text:span text:style-name="T298_52"><text:s/></text:span><text:span text:style-name="T298_53">orders</text:span><text:span text:style-name="T298_54">,<text:s/></text:span><text:span text:style-name="T298_55">and</text:span><text:span text:style-name="T298_56"><text:s/></text:span><text:span text:style-name="T298_57">other</text:span><text:span text:style-name="T298_58"><text:s/></text:span><text:span text:style-name="T298_59">policies</text:span><text:span text:style-name="T298_60"><text:s/></text:span><text:span text:style-name="T298_61">that</text:span><text:span text:style-name="T298_62"><text:s/></text:span><text:span text:style-name="T298_63">defend</text:span><text:span text:style-name="T298_64"><text:s/></text:span><text:span text:style-name="T298_65">and</text:span><text:span text:style-name="T298_66"><text:s/></text:span><text:span text:style-name="T298_67">establish</text:span><text:span text:style-name="T298_68"><text:s/></text:span><text:span text:style-name="T298_69">public</text:span><text:span text:style-name="T298_70"><text:s/></text:span><text:span text:style-name="T298_71">access</text:span><text:span text:style-name="T298_72">,<text:s/></text:span><text:span text:style-name="T298_73">define</text:span><text:span text:style-name="T298_74"><text:s/></text:span><text:span text:style-name="T298_75">standards</text:span><text:span text:style-name="T298_76"><text:s/></text:span><text:span text:style-name="T298_77">for</text:span><text:span text:style-name="T298_78"><text:s/></text:span><text:span text:style-name="T298_79">information</text:span><text:span text:style-name="T298_80"><text:s/></text:span><text:span text:style-name="T298_81">quality</text:span><text:span text:style-name="T298_82">,<text:s/></text:span><text:span text:style-name="T298_83">disclosure</text:span><text:span text:style-name="T298_84">,<text:s/></text:span><text:span text:style-name="T298_85">and</text:span><text:span text:style-name="T298_86"><text:s/></text:span><text:span text:style-name="T298_87">publishing</text:span><text:span text:style-name="T298_88">.</text:span></text:p>
      <text:p text:style-name="P299"/>
      <text:p text:style-name="P300"><text:bookmark-start text:name="id.h85y2z1kz6kq"/><text:bookmark-end text:name="id.h85y2z1kz6kq"/></text:p>
      <text:list text:style-name="LS34" xml:id="list81">
        <text:list-item>
          <text:p text:style-name="P301"><text:span text:style-name="T301_1">Incorporate</text:span><text:span text:style-name="T301_2"><text:s/></text:span><text:span text:style-name="T301_3">public</text:span><text:span text:style-name="T301_4"><text:s/></text:span><text:span text:style-name="T301_5">perspectives</text:span><text:span text:style-name="T301_6"><text:s/></text:span><text:span text:style-name="T301_7">into</text:span><text:span text:style-name="T301_8"><text:s/></text:span><text:span text:style-name="T301_9">policy</text:span><text:span text:style-name="T301_10"><text:s/></text:span><text:span text:style-name="T301_11">implementation</text:span></text:p>
        </text:list-item>
      </text:list>
      <text:p text:style-name="P302"/>
      <text:p text:style-name="P303"><text:span text:style-name="T303_1">Implementing</text:span><text:span text:style-name="T303_2"><text:s/></text:span><text:span text:style-name="T303_3">the</text:span><text:span text:style-name="T303_4"><text:s/></text:span><text:span text:style-name="T303_5">details</text:span><text:span text:style-name="T303_6"><text:s/></text:span><text:span text:style-name="T303_7">of</text:span><text:span text:style-name="T303_8"><text:s/></text:span><text:span text:style-name="T303_9">an</text:span><text:span text:style-name="T303_10"><text:s/></text:span><text:span text:style-name="T303_11">open</text:span><text:span text:style-name="T303_12"><text:s/></text:span><text:span text:style-name="T303_13">data</text:span><text:span text:style-name="T303_14"><text:s/></text:span><text:span text:style-name="T303_15">policy</text:span><text:span text:style-name="T303_16"><text:s/></text:span><text:span text:style-name="T303_17">will</text:span><text:span text:style-name="T303_18"><text:s/></text:span><text:span text:style-name="T303_19">benefit</text:span><text:span text:style-name="T303_20"><text:s/></text:span><text:span text:style-name="T303_21">from</text:span><text:span text:style-name="T303_22"><text:s/></text:span><text:span text:style-name="T303_23">public</text:span><text:span text:style-name="T303_24"><text:s/></text:span><text:span text:style-name="T303_25">participation</text:span><text:span text:style-name="T303_26">,<text:s/></text:span><text:span text:style-name="T303_27">especially</text:span><text:span text:style-name="T303_28"><text:s/></text:span><text:span text:style-name="T303_29">since</text:span><text:span text:style-name="T303_30"><text:s/></text:span><text:span text:style-name="T303_31">open</text:span><text:span text:style-name="T303_32"><text:s/></text:span><text:span text:style-name="T303_33">data</text:span><text:span text:style-name="T303_34"><text:s/></text:span><text:span text:style-name="T303_35">policies</text:span><text:span text:style-name="T303_36"><text:s/></text:span><text:span text:style-name="T303_37">can</text:span><text:span text:style-name="T303_38"><text:s/></text:span><text:span text:style-name="T303_39">have</text:span><text:span text:style-name="T303_40"><text:s/></text:span><text:span text:style-name="T303_41">effects</text:span><text:span text:style-name="T303_42"><text:s/></text:span><text:span text:style-name="T303_43">government</text:span><text:span text:style-name="T303_44">-</text:span><text:span text:style-name="T303_45">wide</text:span><text:span text:style-name="T303_46"><text:s/></text:span><text:span text:style-name="T303_47">and</text:span><text:span text:style-name="T303_48"><text:s/></text:span><text:span text:style-name="T303_49">also</text:span><text:span text:style-name="T303_50"><text:s/></text:span><text:span text:style-name="T303_51">have</text:span><text:span text:style-name="T303_52"><text:s/></text:span><text:span text:style-name="T303_53">consequences</text:span><text:span text:style-name="T303_54"><text:s/></text:span><text:span text:style-name="T303_55">for</text:span><text:span text:style-name="T303_56"><text:s/></text:span><text:span text:style-name="T303_57">a</text:span><text:span text:style-name="T303_58"><text:s/></text:span><text:span text:style-name="T303_59">variety</text:span><text:span text:style-name="T303_60"><text:s/></text:span><text:span text:style-name="T303_61">of</text:span><text:span text:style-name="T303_62"><text:s/></text:span><text:span text:style-name="T303_63">different</text:span><text:span text:style-name="T303_64"><text:s/></text:span><text:span text:style-name="T303_65">stakeholder</text:span><text:span text:style-name="T303_66"><text:s/></text:span><text:span text:style-name="T303_67">groups</text:span><text:span text:style-name="T303_68">.<text:s/></text:span><text:span text:style-name="T303_69">Formal</text:span><text:span text:style-name="T303_70"><text:s/></text:span><text:span text:style-name="T303_71">mechanisms</text:span><text:span text:style-name="T303_72"><text:s/></text:span><text:span text:style-name="T303_73">for</text:span><text:span text:style-name="T303_74"><text:s/></text:span><text:span text:style-name="T303_75">collaboration</text:span><text:span text:style-name="T303_76"><text:s/></text:span><text:span text:style-name="T303_77">can</text:span><text:span text:style-name="T303_78"><text:s/></text:span><text:span text:style-name="T303_79">include</text:span><text:span text:style-name="T303_80"><text:s/></text:span><text:span text:style-name="T303_81">public</text:span><text:span text:style-name="T303_82"><text:s/></text:span><text:span text:style-name="T303_83">hearings</text:span><text:span text:style-name="T303_84">,<text:s/></text:span><text:span text:style-name="T303_85">draft</text:span><text:span text:style-name="T303_86"><text:s/></text:span><text:span text:style-name="T303_87">proposals</text:span><text:span text:style-name="T303_88">,<text:s/></text:span><text:span text:style-name="T303_89">and</text:span><text:span text:style-name="T303_90"><text:s/></text:span><text:span text:style-name="T303_91">online</text:span><text:span text:style-name="T303_92"><text:s/></text:span><text:span text:style-name="T303_93">resources</text:span><text:span text:style-name="T303_94">,<text:s/></text:span><text:span text:style-name="T303_95">like</text:span><text:span text:style-name="T303_96"><text:s/></text:span><text:span text:style-name="T303_97">wikis</text:span><text:span text:style-name="T303_98"><text:s/></text:span><text:span text:style-name="T303_99">and</text:span><text:span text:style-name="T303_100"><text:s/></text:span><text:span text:style-name="T303_101">email</text:span><text:span text:style-name="T303_102"><text:s/></text:span><text:span text:style-name="T303_103">lists</text:span><text:span text:style-name="T303_104">.<text:s/></text:span><text:span text:style-name="T303_105">For</text:span><text:span text:style-name="T303_106"><text:s/></text:span><text:span text:style-name="T303_107">example</text:span><text:span text:style-name="T303_108">,<text:s/></text:span><text:span text:style-name="T303_109">in</text:span><text:span text:style-name="T303_110"><text:s/>2012,<text:s/></text:span><text:span text:style-name="T303_111">New</text:span><text:span text:style-name="T303_112"><text:s/></text:span><text:span text:style-name="T303_113">York</text:span><text:span text:style-name="T303_114"><text:s/></text:span><text:span text:style-name="T303_115">City</text:span><text:span text:style-name="T303_116"><text:s/></text:span><text:span text:style-name="T303_117"><text:a xlink:type="simple" xlink:href="http://nycopendata.pediacities.com/wiki/index.php/NYC_Open_Data"><text:span text:style-name="T303_118">created</text:span></text:a></text:span><text:span text:style-name="T303_119"><text:a xlink:type="simple" xlink:href="http://nycopendata.pediacities.com/wiki/index.php/NYC_Open_Data"><text:span text:style-name="T303_120"><text:s/></text:span></text:a></text:span><text:span text:style-name="T303_121"><text:a xlink:type="simple" xlink:href="http://nycopendata.pediacities.com/wiki/index.php/NYC_Open_Data"><text:span text:style-name="T303_122">a</text:span></text:a></text:span><text:span text:style-name="T303_123"><text:a xlink:type="simple" xlink:href="http://nycopendata.pediacities.com/wiki/index.php/NYC_Open_Data"><text:span text:style-name="T303_124"><text:s/></text:span></text:a></text:span><text:span text:style-name="T303_125"><text:a xlink:type="simple" xlink:href="http://nycopendata.pediacities.com/wiki/index.php/NYC_Open_Data"><text:span text:style-name="T303_126">wiki</text:span></text:a></text:span><text:span text:style-name="T303_127"><text:note text:note-class="footnote"><text:note-citation/><text:note-body><text:p text:style-name="P304"><text:span text:style-name="T304_1"><text:s/></text:span><text:span text:style-name="T304_2">New</text:span><text:span text:style-name="T304_3"><text:s/></text:span><text:span text:style-name="T304_4">York</text:span><text:span text:style-name="T304_5"><text:s/></text:span><text:span text:style-name="T304_6">Open</text:span><text:span text:style-name="T304_7"><text:s/></text:span><text:span text:style-name="T304_8">Data</text:span><text:span text:style-name="T304_9"><text:s/></text:span><text:span text:style-name="T304_10">Wiki</text:span><text:span text:style-name="T304_11">,<text:s/></text:span><text:span text:style-name="T304_12"><text:a xlink:type="simple" xlink:href="http://nycopendata.pediacities.com/wiki/index.php/NYC_Open_Data"><text:span text:style-name="T304_13">http</text:span></text:a></text:span><text:span text:style-name="T304_14"><text:a xlink:type="simple" xlink:href="http://nycopendata.pediacities.com/wiki/index.php/NYC_Open_Data"><text:span text:style-name="T304_15">://</text:span></text:a></text:span><text:span text:style-name="T304_16"><text:a xlink:type="simple" xlink:href="http://nycopendata.pediacities.com/wiki/index.php/NYC_Open_Data"><text:span text:style-name="T304_17">nycopendata</text:span></text:a></text:span><text:span text:style-name="T304_18"><text:a xlink:type="simple" xlink:href="http://nycopendata.pediacities.com/wiki/index.php/NYC_Open_Data"><text:span text:style-name="T304_19">.</text:span></text:a></text:span><text:span text:style-name="T304_20"><text:a xlink:type="simple" xlink:href="http://nycopendata.pediacities.com/wiki/index.php/NYC_Open_Data"><text:span text:style-name="T304_21">pediacities</text:span></text:a></text:span><text:span text:style-name="T304_22"><text:a xlink:type="simple" xlink:href="http://nycopendata.pediacities.com/wiki/index.php/NYC_Open_Data"><text:span text:style-name="T304_23">.</text:span></text:a></text:span><text:span text:style-name="T304_24"><text:a xlink:type="simple" xlink:href="http://nycopendata.pediacities.com/wiki/index.php/NYC_Open_Data"><text:span text:style-name="T304_25">com</text:span></text:a></text:span><text:span text:style-name="T304_26"><text:a xlink:type="simple" xlink:href="http://nycopendata.pediacities.com/wiki/index.php/NYC_Open_Data"><text:span text:style-name="T304_27">/</text:span></text:a></text:span><text:span text:style-name="T304_28"><text:a xlink:type="simple" xlink:href="http://nycopendata.pediacities.com/wiki/index.php/NYC_Open_Data"><text:span text:style-name="T304_29">wiki</text:span></text:a></text:span><text:span text:style-name="T304_30"><text:a xlink:type="simple" xlink:href="http://nycopendata.pediacities.com/wiki/index.php/NYC_Open_Data"><text:span text:style-name="T304_31">/</text:span></text:a></text:span><text:span text:style-name="T304_32"><text:a xlink:type="simple" xlink:href="http://nycopendata.pediacities.com/wiki/index.php/NYC_Open_Data"><text:span text:style-name="T304_33">index</text:span></text:a></text:span><text:span text:style-name="T304_34"><text:a xlink:type="simple" xlink:href="http://nycopendata.pediacities.com/wiki/index.php/NYC_Open_Data"><text:span text:style-name="T304_35">.</text:span></text:a></text:span><text:span text:style-name="T304_36"><text:a xlink:type="simple" xlink:href="http://nycopendata.pediacities.com/wiki/index.php/NYC_Open_Data"><text:span text:style-name="T304_37">php</text:span></text:a></text:span><text:span text:style-name="T304_38"><text:a xlink:type="simple" xlink:href="http://nycopendata.pediacities.com/wiki/index.php/NYC_Open_Data"><text:span text:style-name="T304_39">/</text:span></text:a></text:span><text:span text:style-name="T304_40"><text:a xlink:type="simple" xlink:href="http://nycopendata.pediacities.com/wiki/index.php/NYC_Open_Data"><text:span text:style-name="T304_41">NYC</text:span></text:a></text:span><text:span text:style-name="T304_42"><text:a xlink:type="simple" xlink:href="http://nycopendata.pediacities.com/wiki/index.php/NYC_Open_Data"><text:span text:style-name="T304_43">_</text:span></text:a></text:span><text:span text:style-name="T304_44"><text:a xlink:type="simple" xlink:href="http://nycopendata.pediacities.com/wiki/index.php/NYC_Open_Data"><text:span text:style-name="T304_45">Open</text:span></text:a></text:span><text:span text:style-name="T304_46"><text:a xlink:type="simple" xlink:href="http://nycopendata.pediacities.com/wiki/index.php/NYC_Open_Data"><text:span text:style-name="T304_47">_</text:span></text:a></text:span><text:span text:style-name="T304_48"><text:a xlink:type="simple" xlink:href="http://nycopendata.pediacities.com/wiki/index.php/NYC_Open_Data"><text:span text:style-name="T304_49">Data</text:span></text:a></text:span></text:p></text:note-body></text:note></text:span><text:span text:style-name="T304_50"><text:s/></text:span><text:span text:style-name="T304_51">to</text:span><text:span text:style-name="T304_52"><text:s/></text:span><text:span text:style-name="T304_53">encourage</text:span><text:span text:style-name="T304_54"><text:s/></text:span><text:span text:style-name="T304_55">collaborative</text:span><text:span text:style-name="T304_56"><text:s/></text:span><text:span text:style-name="T304_57">input</text:span><text:span text:style-name="T304_58"><text:s/></text:span><text:span text:style-name="T304_59">on</text:span><text:span text:style-name="T304_60"><text:s/></text:span><text:span text:style-name="T304_61">the</text:span><text:span text:style-name="T304_62"><text:s/></text:span><text:span text:style-name="T304_63">open</text:span><text:span text:style-name="T304_64"><text:s/></text:span><text:span text:style-name="T304_65">data</text:span><text:span text:style-name="T304_66"><text:s/></text:span><text:span text:style-name="T304_67">policies</text:span><text:span text:style-name="T304_68">,<text:s/></text:span><text:span text:style-name="T304_69">standards</text:span><text:span text:style-name="T304_70">,<text:s/></text:span><text:span text:style-name="T304_71">and</text:span><text:span text:style-name="T304_72"><text:s/></text:span><text:span text:style-name="T304_73">guidelines</text:span><text:span text:style-name="T304_74"><text:s/></text:span><text:span text:style-name="T304_75">that</text:span><text:span text:style-name="T304_76"><text:s/></text:span><text:span text:style-name="T304_77">would</text:span><text:span text:style-name="T304_78"><text:s/></text:span><text:span text:style-name="T304_79">be</text:span><text:span text:style-name="T304_80"><text:s/></text:span><text:span text:style-name="T304_81">enacted</text:span><text:span text:style-name="T304_82"><text:s/></text:span><text:span text:style-name="T304_83">as</text:span><text:span text:style-name="T304_84"><text:s/></text:span><text:span text:style-name="T304_85">part</text:span><text:span text:style-name="T304_86"><text:s/></text:span><text:span text:style-name="T304_87">of</text:span><text:span text:style-name="T304_88"><text:s/></text:span><text:span text:style-name="T304_89">its</text:span><text:span text:style-name="T304_90"><text:s/></text:span><text:span text:style-name="T304_91">then</text:span><text:span text:style-name="T304_92">-</text:span><text:span text:style-name="T304_93">newly</text:span><text:span text:style-name="T304_94"><text:s/></text:span><text:span text:style-name="T304_95">passed</text:span><text:span text:style-name="T304_96"><text:s/></text:span><text:span text:style-name="T304_97">open</text:span><text:span text:style-name="T304_98"><text:s/></text:span><text:span text:style-name="T304_99">data</text:span><text:span text:style-name="T304_100"><text:s/></text:span><text:span text:style-name="T304_101">law</text:span><text:span text:style-name="T304_102">.</text:span></text:p>
      <text:p text:style-name="P305"/>
      <text:p text:style-name="P306"><text:bookmark-start text:name="id.ehvlbklux1cl"/><text:bookmark-end text:name="id.ehvlbklux1cl"/></text:p>
      <text:list text:style-name="LS35" xml:id="list82">
        <text:list-item>
          <text:p text:style-name="P307"><text:span text:style-name="T307_1">Require</text:span><text:span text:style-name="T307_2"><text:s/></text:span><text:span text:style-name="T307_3">analytics</text:span><text:span text:style-name="T307_4"><text:s/></text:span><text:span text:style-name="T307_5">about</text:span><text:span text:style-name="T307_6"><text:s/></text:span><text:span text:style-name="T307_7">the</text:span><text:span text:style-name="T307_8"><text:s/></text:span><text:span text:style-name="T307_9">use</text:span><text:span text:style-name="T307_10"><text:s/></text:span><text:span text:style-name="T307_11">of</text:span><text:span text:style-name="T307_12"><text:s/></text:span><text:span text:style-name="T307_13">open</text:span><text:span text:style-name="T307_14"><text:s/></text:span><text:span text:style-name="T307_15">data</text:span><text:span text:style-name="T307_16"><text:s/></text:span><text:span text:style-name="T307_17">to</text:span><text:span text:style-name="T307_18"><text:s/></text:span><text:span text:style-name="T307_19">be</text:span><text:span text:style-name="T307_20"><text:s/></text:span><text:span text:style-name="T307_21">published</text:span><text:span text:style-name="T307_22"><text:s/></text:span><text:span text:style-name="T307_23">publicly</text:span><text:span text:style-name="T307_24">.</text:span></text:p>
        </text:list-item>
      </text:list>
      <text:p text:style-name="P308"/>
      <text:p text:style-name="P309"><text:span text:style-name="T309_1">Statistics</text:span><text:span text:style-name="T309_2"><text:s/></text:span><text:span text:style-name="T309_3">about</text:span><text:span text:style-name="T309_4"><text:s/></text:span><text:span text:style-name="T309_5">the</text:span><text:span text:style-name="T309_6"><text:s/></text:span><text:span text:style-name="T309_7">use</text:span><text:span text:style-name="T309_8"><text:s/></text:span><text:span text:style-name="T309_9">of</text:span><text:span text:style-name="T309_10"><text:s/></text:span><text:span text:style-name="T309_11">and</text:span><text:span text:style-name="T309_12"><text:s/></text:span><text:span text:style-name="T309_13">interaction</text:span><text:span text:style-name="T309_14"><text:s/></text:span><text:span text:style-name="T309_15">with</text:span><text:span text:style-name="T309_16"><text:s/></text:span><text:span text:style-name="T309_17">government</text:span><text:span text:style-name="T309_18"><text:s/></text:span><text:span text:style-name="T309_19">data</text:span><text:span text:style-name="T309_20"><text:s/></text:span><text:span text:style-name="T309_21">can</text:span><text:span text:style-name="T309_22"><text:s/></text:span><text:span text:style-name="T309_23">be</text:span><text:span text:style-name="T309_24"><text:s/></text:span><text:span text:style-name="T309_25">mandated</text:span><text:span text:style-name="T309_26"><text:s/></text:span><text:span text:style-name="T309_27">as</text:span><text:span text:style-name="T309_28"><text:s/></text:span><text:span text:style-name="T309_29">part</text:span><text:span text:style-name="T309_30"><text:s/></text:span><text:span text:style-name="T309_31">of</text:span><text:span text:style-name="T309_32"><text:s/></text:span><text:span text:style-name="T309_33">an</text:span><text:span text:style-name="T309_34"><text:s/></text:span><text:span text:style-name="T309_35">open</text:span><text:span text:style-name="T309_36"><text:s/></text:span><text:span text:style-name="T309_37">data</text:span><text:span text:style-name="T309_38"><text:s/></text:span><text:span text:style-name="T309_39">policy</text:span><text:span text:style-name="T309_40"><text:s/></text:span><text:span text:style-name="T309_41">and</text:span><text:span text:style-name="T309_42"><text:s/></text:span><text:span text:style-name="T309_43">can</text:span><text:span text:style-name="T309_44"><text:s/></text:span><text:span text:style-name="T309_45">strengthen</text:span><text:span text:style-name="T309_46"><text:s/></text:span><text:span text:style-name="T309_47">the</text:span><text:span text:style-name="T309_48"><text:s/></text:span><text:span text:style-name="T309_49">goals</text:span><text:span text:style-name="T309_50"><text:s/></text:span><text:span text:style-name="T309_51">of</text:span><text:span text:style-name="T309_52"><text:s/></text:span><text:span text:style-name="T309_53">the</text:span><text:span text:style-name="T309_54"><text:s/></text:span><text:span text:style-name="T309_55">policy</text:span><text:span text:style-name="T309_56">.<text:s/></text:span><text:span text:style-name="T309_57">For</text:span><text:span text:style-name="T309_58"><text:s/></text:span><text:span text:style-name="T309_59">example</text:span><text:span text:style-name="T309_60">,<text:s/></text:span><text:span text:style-name="T309_61">the</text:span><text:span text:style-name="T309_62"><text:s/></text:span><text:span text:style-name="T309_63">New</text:span><text:span text:style-name="T309_64"><text:s/></text:span><text:span text:style-name="T309_65">York</text:span><text:span text:style-name="T309_66"><text:s/></text:span><text:span text:style-name="T309_67">State</text:span><text:span text:style-name="T309_68"><text:s/></text:span><text:span text:style-name="T309_69">Senate</text:span><text:span text:style-name="T309_70"><text:s/></text:span><text:span text:style-name="T309_71">publishes</text:span><text:span text:style-name="T309_72"><text:s/></text:span><text:span text:style-name="T309_73">their</text:span><text:span text:style-name="T309_74"><text:s/></text:span><text:span text:style-name="T309_75">monthly</text:span><text:span text:style-name="T309_76"><text:s/></text:span><text:span text:style-name="T309_77">website</text:span><text:span text:style-name="T309_78"><text:s/></text:span><text:span text:style-name="T309_79">analytics</text:span><text:span text:style-name="T309_80"><text:s/></text:span><text:span text:style-name="T309_81">as</text:span><text:span text:style-name="T309_82"><text:s/></text:span><text:span text:style-name="T309_83">part</text:span><text:span text:style-name="T309_84"><text:s/></text:span><text:span text:style-name="T309_85">of</text:span><text:span text:style-name="T309_86"><text:s/></text:span><text:span text:style-name="T309_87">their</text:span><text:span text:style-name="T309_88"><text:s/></text:span><text:span text:style-name="T309_89">open</text:span><text:span text:style-name="T309_90"><text:s/></text:span><text:span text:style-name="T309_91">data</text:span><text:span text:style-name="T309_92"><text:s/></text:span><text:span text:style-name="T309_93">portal</text:span><text:span text:style-name="T309_94"><text:s/>(</text:span><text:span text:style-name="T309_95">See</text:span><text:span text:style-name="T309_96">,<text:s/></text:span><text:span text:style-name="T309_97">for</text:span><text:span text:style-name="T309_98"><text:s/></text:span><text:span text:style-name="T309_99">example</text:span><text:span text:style-name="T309_100"><text:s/>“</text:span><text:span text:style-name="T309_101"><text:a xlink:type="simple" xlink:href="http://www.nysenate.gov/report/ny-senate-web-presence-analytics-may-2012"><text:span text:style-name="T309_102">NY</text:span></text:a></text:span><text:span text:style-name="T309_103"><text:a xlink:type="simple" xlink:href="http://www.nysenate.gov/report/ny-senate-web-presence-analytics-may-2012"><text:span text:style-name="T309_104"><text:s/></text:span></text:a></text:span><text:span text:style-name="T309_105"><text:a xlink:type="simple" xlink:href="http://www.nysenate.gov/report/ny-senate-web-presence-analytics-may-2012"><text:span text:style-name="T309_106">Senate</text:span></text:a></text:span><text:span text:style-name="T309_107"><text:a xlink:type="simple" xlink:href="http://www.nysenate.gov/report/ny-senate-web-presence-analytics-may-2012"><text:span text:style-name="T309_108"><text:s/></text:span></text:a></text:span><text:span text:style-name="T309_109"><text:a xlink:type="simple" xlink:href="http://www.nysenate.gov/report/ny-senate-web-presence-analytics-may-2012"><text:span text:style-name="T309_110">Web</text:span></text:a></text:span><text:span text:style-name="T309_111"><text:a xlink:type="simple" xlink:href="http://www.nysenate.gov/report/ny-senate-web-presence-analytics-may-2012"><text:span text:style-name="T309_112"><text:s/></text:span></text:a></text:span><text:span text:style-name="T309_113"><text:a xlink:type="simple" xlink:href="http://www.nysenate.gov/report/ny-senate-web-presence-analytics-may-2012"><text:span text:style-name="T309_114">Presence</text:span></text:a></text:span><text:span text:style-name="T309_115"><text:a xlink:type="simple" xlink:href="http://www.nysenate.gov/report/ny-senate-web-presence-analytics-may-2012"><text:span text:style-name="T309_116"><text:s/></text:span></text:a></text:span><text:span text:style-name="T309_117"><text:a xlink:type="simple" xlink:href="http://www.nysenate.gov/report/ny-senate-web-presence-analytics-may-2012"><text:span text:style-name="T309_118">May</text:span></text:a></text:span><text:span text:style-name="T309_119"><text:a xlink:type="simple" xlink:href="http://www.nysenate.gov/report/ny-senate-web-presence-analytics-may-2012"><text:span text:style-name="T309_120"><text:s/>2012</text:span></text:a></text:span><text:span text:style-name="T309_121">”</text:span><text:span text:style-name="T309_122"><text:note text:note-class="footnote"><text:note-citation/><text:note-body><text:p text:style-name="P310"><text:span text:style-name="T310_1"><text:s/></text:span><text:span text:style-name="T310_2">New</text:span><text:span text:style-name="T310_3"><text:s/></text:span><text:span text:style-name="T310_4">York</text:span><text:span text:style-name="T310_5"><text:s/></text:span><text:span text:style-name="T310_6">Senate</text:span><text:span text:style-name="T310_7"><text:s/></text:span><text:span text:style-name="T310_8">Web</text:span><text:span text:style-name="T310_9"><text:s/></text:span><text:span text:style-name="T310_10">Presence</text:span><text:span text:style-name="T310_11"><text:s/></text:span><text:span text:style-name="T310_12">Analytics</text:span><text:span text:style-name="T310_13"><text:s/></text:span><text:span text:style-name="T310_14">May</text:span><text:span text:style-name="T310_15"><text:s/>2012,<text:s/></text:span><text:span text:style-name="T310_16"><text:a xlink:type="simple" xlink:href="http://www.nysenate.gov/report/ny-senate-web-presence-analytics-may-2012"><text:span text:style-name="T310_17">http</text:span></text:a></text:span><text:span text:style-name="T310_18"><text:a xlink:type="simple" xlink:href="http://www.nysenate.gov/report/ny-senate-web-presence-analytics-may-2012"><text:span text:style-name="T310_19">://</text:span></text:a></text:span><text:span text:style-name="T310_20"><text:a xlink:type="simple" xlink:href="http://www.nysenate.gov/report/ny-senate-web-presence-analytics-may-2012"><text:span text:style-name="T310_21">www</text:span></text:a></text:span><text:span text:style-name="T310_22"><text:a xlink:type="simple" xlink:href="http://www.nysenate.gov/report/ny-senate-web-presence-analytics-may-2012"><text:span text:style-name="T310_23">.</text:span></text:a></text:span><text:span text:style-name="T310_24"><text:a xlink:type="simple" xlink:href="http://www.nysenate.gov/report/ny-senate-web-presence-analytics-may-2012"><text:span text:style-name="T310_25">nysenate</text:span></text:a></text:span><text:span text:style-name="T310_26"><text:a xlink:type="simple" xlink:href="http://www.nysenate.gov/report/ny-senate-web-presence-analytics-may-2012"><text:span text:style-name="T310_27">.</text:span></text:a></text:span><text:span text:style-name="T310_28"><text:a xlink:type="simple" xlink:href="http://www.nysenate.gov/report/ny-senate-web-presence-analytics-may-2012"><text:span text:style-name="T310_29">gov</text:span></text:a></text:span><text:span text:style-name="T310_30"><text:a xlink:type="simple" xlink:href="http://www.nysenate.gov/report/ny-senate-web-presence-analytics-may-2012"><text:span text:style-name="T310_31">/</text:span></text:a></text:span><text:span text:style-name="T310_32"><text:a xlink:type="simple" xlink:href="http://www.nysenate.gov/report/ny-senate-web-presence-analytics-may-2012"><text:span text:style-name="T310_33">report</text:span></text:a></text:span><text:span text:style-name="T310_34"><text:a xlink:type="simple" xlink:href="http://www.nysenate.gov/report/ny-senate-web-presence-analytics-may-2012"><text:span text:style-name="T310_35">/</text:span></text:a></text:span><text:span text:style-name="T310_36"><text:a xlink:type="simple" xlink:href="http://www.nysenate.gov/report/ny-senate-web-presence-analytics-may-2012"><text:span text:style-name="T310_37">ny</text:span></text:a></text:span><text:span text:style-name="T310_38"><text:a xlink:type="simple" xlink:href="http://www.nysenate.gov/report/ny-senate-web-presence-analytics-may-2012"><text:span text:style-name="T310_39">-</text:span></text:a></text:span><text:span text:style-name="T310_40"><text:a xlink:type="simple" xlink:href="http://www.nysenate.gov/report/ny-senate-web-presence-analytics-may-2012"><text:span text:style-name="T310_41">senate</text:span></text:a></text:span><text:span text:style-name="T310_42"><text:a xlink:type="simple" xlink:href="http://www.nysenate.gov/report/ny-senate-web-presence-analytics-may-2012"><text:span text:style-name="T310_43">-</text:span></text:a></text:span><text:span text:style-name="T310_44"><text:a xlink:type="simple" xlink:href="http://www.nysenate.gov/report/ny-senate-web-presence-analytics-may-2012"><text:span text:style-name="T310_45">web</text:span></text:a></text:span><text:span text:style-name="T310_46"><text:a xlink:type="simple" xlink:href="http://www.nysenate.gov/report/ny-senate-web-presence-analytics-may-2012"><text:span text:style-name="T310_47">-</text:span></text:a></text:span><text:span text:style-name="T310_48"><text:a xlink:type="simple" xlink:href="http://www.nysenate.gov/report/ny-senate-web-presence-analytics-may-2012"><text:span text:style-name="T310_49">presence</text:span></text:a></text:span><text:span text:style-name="T310_50"><text:a xlink:type="simple" xlink:href="http://www.nysenate.gov/report/ny-senate-web-presence-analytics-may-2012"><text:span text:style-name="T310_51">-</text:span></text:a></text:span><text:span text:style-name="T310_52"><text:a xlink:type="simple" xlink:href="http://www.nysenate.gov/report/ny-senate-web-presence-analytics-may-2012"><text:span text:style-name="T310_53">analytics</text:span></text:a></text:span><text:span text:style-name="T310_54"><text:a xlink:type="simple" xlink:href="http://www.nysenate.gov/report/ny-senate-web-presence-analytics-may-2012"><text:span text:style-name="T310_55">-</text:span></text:a></text:span><text:span text:style-name="T310_56"><text:a xlink:type="simple" xlink:href="http://www.nysenate.gov/report/ny-senate-web-presence-analytics-may-2012"><text:span text:style-name="T310_57">may</text:span></text:a></text:span><text:span text:style-name="T310_58"><text:a xlink:type="simple" xlink:href="http://www.nysenate.gov/report/ny-senate-web-presence-analytics-may-2012"><text:span text:style-name="T310_59">-2012</text:span></text:a></text:span><text:span text:style-name="T310_60"><text:s/></text:span></text:p></text:note-body></text:note></text:span><text:span text:style-name="T310_61">).</text:span></text:p>
      <text:p text:style-name="P311"/>
      <text:p text:style-name="P312"><text:bookmark-start text:name="id.aue6126bquhp"/><text:bookmark-end text:name="id.aue6126bquhp"/></text:p>
      <text:list text:style-name="LS36" xml:id="list83">
        <text:list-item>
          <text:p text:style-name="P313"><text:span text:style-name="T313_1">Mandate</text:span><text:span text:style-name="T313_2"><text:s/></text:span><text:span text:style-name="T313_3">future</text:span><text:span text:style-name="T313_4"><text:s/></text:span><text:span text:style-name="T313_5">review</text:span><text:span text:style-name="T313_6"><text:s/></text:span><text:span text:style-name="T313_7">for</text:span><text:span text:style-name="T313_8"><text:s/></text:span><text:span text:style-name="T313_9">potential</text:span><text:span text:style-name="T313_10"><text:s/></text:span><text:span text:style-name="T313_11">changes</text:span><text:span text:style-name="T313_12"><text:s/></text:span><text:span text:style-name="T313_13">to</text:span><text:span text:style-name="T313_14"><text:s/></text:span><text:span text:style-name="T313_15">this</text:span><text:span text:style-name="T313_16"><text:s/></text:span><text:span text:style-name="T313_17">policy</text:span><text:span text:style-name="T313_18"><text:s/></text:span><text:span text:style-name="T313_19">or</text:span><text:span text:style-name="T313_20"><text:s/></text:span><text:span text:style-name="T313_21">law</text:span><text:span text:style-name="T313_22">.</text:span></text:p>
        </text:list-item>
      </text:list>
      <text:p text:style-name="P314"/>
      <text:p text:style-name="P315"><text:span text:style-name="T315_1">J</text:span><text:span text:style-name="T315_2">ust</text:span><text:span text:style-name="T315_3"><text:s/></text:span><text:span text:style-name="T315_4">as</text:span><text:span text:style-name="T315_5"><text:s/></text:span><text:span text:style-name="T315_6">publishing</text:span><text:span text:style-name="T315_7"><text:s/></text:span><text:span text:style-name="T315_8">open</text:span><text:span text:style-name="T315_9"><text:s/></text:span><text:span text:style-name="T315_10">data</text:span><text:span text:style-name="T315_11"><text:s/></text:span><text:span text:style-name="T315_12">is</text:span><text:span text:style-name="T315_13"><text:s/></text:span><text:span text:style-name="T315_14">an</text:span><text:span text:style-name="T315_15"><text:s/></text:span><text:span text:style-name="T315_16">ongoing</text:span><text:span text:style-name="T315_17"><text:s/></text:span><text:span text:style-name="T315_18">process</text:span><text:span text:style-name="T315_19"><text:s/></text:span><text:span text:style-name="T315_20">that</text:span><text:span text:style-name="T315_21"><text:s/></text:span><text:span text:style-name="T315_22">requires</text:span><text:span text:style-name="T315_23"><text:s/></text:span><text:span text:style-name="T315_24">attention</text:span><text:span text:style-name="T315_25"><text:s/></text:span><text:span text:style-name="T315_26">to</text:span><text:span text:style-name="T315_27"><text:s/></text:span><text:span text:style-name="T315_28">its</text:span><text:span text:style-name="T315_29"><text:s/></text:span><text:span text:style-name="T315_30">quality</text:span><text:span text:style-name="T315_31"><text:s/></text:span><text:span text:style-name="T315_32">and</text:span><text:span text:style-name="T315_33"><text:s/></text:span><text:span text:style-name="T315_34">upkeep</text:span><text:span text:style-name="T315_35"><text:s/>(</text:span><text:span text:style-name="T315_36">Provision</text:span><text:span text:style-name="T315_37"><text:s/>5),<text:s/></text:span><text:span text:style-name="T315_38">so</text:span><text:span text:style-name="T315_39"><text:s/></text:span><text:span text:style-name="T315_40">too</text:span><text:span text:style-name="T315_41"><text:s/></text:span><text:span text:style-name="T315_42">does</text:span><text:span text:style-name="T315_43"><text:s/></text:span><text:span text:style-name="T315_44">the</text:span><text:span text:style-name="T315_45"><text:s/></text:span><text:span text:style-name="T315_46">policy</text:span><text:span text:style-name="T315_47"><text:s/></text:span><text:span text:style-name="T315_48">that</text:span><text:span text:style-name="T315_49"><text:s/></text:span><text:span text:style-name="T315_50">establishes</text:span><text:span text:style-name="T315_51"><text:s/></text:span><text:span text:style-name="T315_52">it</text:span><text:span text:style-name="T315_53">.<text:s/></text:span><text:span text:style-name="T315_54">In</text:span><text:span text:style-name="T315_55"><text:s/></text:span><text:span text:style-name="T315_56">order</text:span><text:span text:style-name="T315_57"><text:s/></text:span><text:span text:style-name="T315_58">to</text:span><text:span text:style-name="T315_59"><text:s/></text:span><text:span text:style-name="T315_60">keep</text:span><text:span text:style-name="T315_61"><text:s/></text:span><text:span text:style-name="T315_62">up</text:span><text:span text:style-name="T315_63"><text:s/></text:span><text:span text:style-name="T315_64">with</text:span><text:span text:style-name="T315_65"><text:s/></text:span><text:span text:style-name="T315_66">the</text:span><text:span text:style-name="T315_67"><text:s/></text:span><text:span text:style-name="T315_68">times</text:span><text:span text:style-name="T315_69">,<text:s/></text:span><text:span text:style-name="T315_70">current</text:span><text:span text:style-name="T315_71"><text:s/></text:span><text:span text:style-name="T315_72">best</text:span><text:span text:style-name="T315_73"><text:s/></text:span><text:span text:style-name="T315_74">practices</text:span><text:span text:style-name="T315_75">,<text:s/></text:span><text:span text:style-name="T315_76">and</text:span><text:span text:style-name="T315_77"><text:s/></text:span><text:span text:style-name="T315_78">feedback</text:span><text:span text:style-name="T315_79"><text:s/></text:span><text:span text:style-name="T315_80">from</text:span><text:span text:style-name="T315_81"><text:s/></text:span><text:span text:style-name="T315_82">existing</text:span><text:span text:style-name="T315_83"><text:s/></text:span><text:span text:style-name="T315_84">policy</text:span><text:span text:style-name="T315_85"><text:s/></text:span><text:span text:style-name="T315_86">oversight</text:span><text:span text:style-name="T315_87">,<text:s/></text:span><text:span text:style-name="T315_88">open</text:span><text:span text:style-name="T315_89"><text:s/></text:span><text:span text:style-name="T315_90">data</text:span><text:span text:style-name="T315_91"><text:s/></text:span><text:span text:style-name="T315_92">policies</text:span><text:span text:style-name="T315_93"><text:s/></text:span><text:span text:style-name="T315_94">should</text:span><text:span text:style-name="T315_95"><text:s/></text:span><text:span text:style-name="T315_96">be</text:span><text:span text:style-name="T315_97"><text:s/></text:span><text:span text:style-name="T315_98">written</text:span><text:span text:style-name="T315_99"><text:s/></text:span><text:span text:style-name="T315_100">in</text:span><text:span text:style-name="T315_101"><text:s/></text:span><text:span text:style-name="T315_102">a</text:span><text:span text:style-name="T315_103"><text:s/></text:span><text:span text:style-name="T315_104">way</text:span><text:span text:style-name="T315_105"><text:s/></text:span><text:span text:style-name="T315_106">that</text:span><text:span text:style-name="T315_107"><text:s/></text:span><text:span text:style-name="T315_108">makes</text:span><text:span text:style-name="T315_109"><text:s/></text:span><text:span text:style-name="T315_110">them</text:span><text:span text:style-name="T315_111"><text:s/></text:span><text:span text:style-name="T315_112">open</text:span><text:span text:style-name="T315_113"><text:s/></text:span><text:span text:style-name="T315_114">to</text:span><text:span text:style-name="T315_115"><text:s/></text:span><text:span text:style-name="T315_116">future</text:span><text:span text:style-name="T315_117"><text:s/></text:span><text:span text:style-name="T315_118">revision</text:span><text:span text:style-name="T315_119">.<text:s/></text:span><text:span text:style-name="T315_120">Open</text:span><text:span text:style-name="T315_121"><text:s/></text:span><text:span text:style-name="T315_122">data</text:span><text:span text:style-name="T315_123"><text:s/></text:span><text:span text:style-name="T315_124">policies</text:span><text:span text:style-name="T315_125"><text:s/></text:span><text:span text:style-name="T315_126">should</text:span><text:span text:style-name="T315_127"><text:s/></text:span><text:span text:style-name="T315_128">acknowledge</text:span><text:span text:style-name="T315_129"><text:s/></text:span><text:span text:style-name="T315_130">that</text:span><text:span text:style-name="T315_131"><text:s/></text:span><text:span text:style-name="T315_132">the</text:span><text:span text:style-name="T315_133"><text:s/></text:span><text:span text:style-name="T315_134">context</text:span><text:span text:style-name="T315_135"><text:s/></text:span><text:span text:style-name="T315_136">in</text:span><text:span text:style-name="T315_137"><text:s/></text:span><text:span text:style-name="T315_138">which</text:span><text:span text:style-name="T315_139"><text:s/></text:span><text:span text:style-name="T315_140">they</text:span><text:span text:style-name="T315_141"><text:s/></text:span><text:span text:style-name="T315_142">operate</text:span><text:span text:style-name="T315_143"><text:s/></text:span><text:span text:style-name="T315_144">is</text:span><text:span text:style-name="T315_145"><text:s/></text:span><text:span text:style-name="T315_146">rapidly</text:span><text:span text:style-name="T315_147"><text:s/></text:span><text:span text:style-name="T315_148">changing</text:span><text:span text:style-name="T315_149"><text:s/></text:span><text:span text:style-name="T315_150">over</text:span><text:span text:style-name="T315_151"><text:s/></text:span><text:span text:style-name="T315_152">time</text:span><text:span text:style-name="T315_153">,<text:s/></text:span><text:span text:style-name="T315_154">and</text:span><text:span text:style-name="T315_155"><text:s/></text:span><text:span text:style-name="T315_156">will</text:span><text:span text:style-name="T315_157"><text:s/></text:span><text:span text:style-name="T315_158">likely</text:span><text:span text:style-name="T315_159"><text:s/></text:span><text:span text:style-name="T315_160">need</text:span><text:span text:style-name="T315_161"><text:s/></text:span><text:span text:style-name="T315_162">sustained</text:span><text:span text:style-name="T315_163"><text:s/></text:span><text:span text:style-name="T315_164">attention</text:span><text:span text:style-name="T315_165"><text:s/></text:span><text:span text:style-name="T315_166">to</text:span><text:span text:style-name="T315_167"><text:s/></text:span><text:span text:style-name="T315_168">remain</text:span><text:span text:style-name="T315_169"><text:s/></text:span><text:span text:style-name="T315_170">relevant</text:span><text:span text:style-name="T315_171">.</text:span></text:p>
      <text:p text:style-name="P316"/>
      <text:p text:style-name="P317"/>
      <text:p text:style-name="P318"/>
      <text:p text:style-name="P31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  </text:list-level-style-number>
      <text:list-level-style-number style:num-format="i" text:style-name="List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3">
      <text:list-level-style-number style:num-format="1" text:start-value="2" text:style-name="List3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4">
      <text:list-level-style-number style:num-format="1" text:start-value="3" text:style-name="List4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5">
      <text:list-level-style-number style:num-format="1" text:start-value="4" text:style-name="List5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6">
      <text:list-level-style-number style:num-format="1" text:start-value="5" text:style-name="List6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6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6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6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6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6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6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6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6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7">
      <text:list-level-style-number style:num-format="1" text:start-value="6" text:style-name="List7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7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7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7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7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7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7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7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7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8">
      <text:list-level-style-number style:num-format="1" text:start-value="7" text:style-name="List8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8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8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8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8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8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8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8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8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9">
      <text:list-level-style-number style:num-format="1" text:start-value="8" text:style-name="List9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9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9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9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9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9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9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9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9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10">
      <text:list-level-style-number style:num-format="1" text:start-value="9" text:style-name="List10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10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10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10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10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10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10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10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10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</text:list-style>
    <style:style style:name="List1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11">
      <text:list-level-style-number style:num-format="1" text:start-value="10" text:style-name="List1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1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1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1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1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1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1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1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1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</text:list-style>
    <style:style style:name="List1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12">
      <text:list-level-style-number style:num-format="1" text:start-value="11" text:style-name="List12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12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12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12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12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12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12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12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12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</text:list-style>
    <style:style style:name="List1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13">
      <text:list-level-style-number style:num-format="1" text:start-value="12" text:style-name="List13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13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13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13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13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13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13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13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13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</text:list-style>
    <style:style style:name="List1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14">
      <text:list-level-style-number style:num-format="1" text:start-value="13" text:style-name="List14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14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14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14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14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14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14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14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14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</text:list-style>
    <style:style style:name="List1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5">
      <text:list-level-style-bullet text:bullet-char="●" text:style-name="List1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16">
      <text:list-level-style-number style:num-format="1" text:start-value="14" text:style-name="List16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16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16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16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16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16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16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16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16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</text:list-style>
    <style:style style:name="List1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17">
      <text:list-level-style-number style:num-format="1" text:start-value="15" text:style-name="List17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17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17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17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17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17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17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17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17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</text:list-style>
    <style:style style:name="List1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18">
      <text:list-level-style-number style:num-format="1" text:start-value="16" text:style-name="List18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18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18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18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18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18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18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18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18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</text:list-style>
    <style:style style:name="List1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19">
      <text:list-level-style-number style:num-format="1" text:start-value="17" text:style-name="List19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19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19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19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19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19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19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19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19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</text:list-style>
    <style:style style:name="List2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20">
      <text:list-level-style-number style:num-format="1" text:start-value="18" text:style-name="List20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20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20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20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20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20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20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20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20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</text:list-style>
    <style:style style:name="List2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21">
      <text:list-level-style-number style:num-format="1" text:start-value="19" text:style-name="List2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2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2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2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2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2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2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2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2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</text:list-style>
    <style:style style:name="List2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22">
      <text:list-level-style-number style:num-format="1" text:start-value="20" text:style-name="List22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22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22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22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22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22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22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22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22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</text:list-style>
    <style:style style:name="List2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23">
      <text:list-level-style-number style:num-format="1" text:start-value="21" text:style-name="List23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23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23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23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23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23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23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23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23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</text:list-style>
    <style:style style:name="List2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24">
      <text:list-level-style-number style:num-format="1" text:start-value="22" text:style-name="List24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24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24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24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24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24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24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24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24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</text:list-style>
    <style:style style:name="List2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25">
      <text:list-level-style-number style:num-format="1" text:start-value="23" text:style-name="List25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25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25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25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25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25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25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25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25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</text:list-style>
    <style:style style:name="List2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26">
      <text:list-level-style-number style:num-format="1" text:start-value="24" text:style-name="List26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26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26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26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26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26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26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26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26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</text:list-style>
    <style:style style:name="List2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27">
      <text:list-level-style-number style:num-format="1" text:start-value="25" text:style-name="List27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27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27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27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27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27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27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27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27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</text:list-style>
    <style:style style:name="List2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28">
      <text:list-level-style-number style:num-format="1" text:start-value="26" text:style-name="List28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28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28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28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28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28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28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28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28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</text:list-style>
    <style:style style:name="List2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29">
      <text:list-level-style-number style:num-format="1" text:start-value="27" text:style-name="List29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29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29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29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29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29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29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29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29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</text:list-style>
    <style:style style:name="List3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30">
      <text:list-level-style-number style:num-format="1" text:start-value="28" text:style-name="List30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30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30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30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30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30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30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30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30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</text:list-style>
    <style:style style:name="List3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31">
      <text:list-level-style-number style:num-format="1" text:start-value="29" text:style-name="List3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3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3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3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3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3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3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3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3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</text:list-style>
    <style:style style:name="List3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32">
      <text:list-level-style-number style:num-format="1" text:start-value="30" text:style-name="List32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32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32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32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32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32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32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32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32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</text:list-style>
    <style:style style:name="List3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33">
      <text:list-level-style-bullet text:bullet-char="●" text:style-name="List3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3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3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3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3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3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3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3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3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</text:list-style>
    <style:style style:name="List3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34">
      <text:list-level-style-number style:num-format="1" text:start-value="31" text:style-name="List34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34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34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34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34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34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34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34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34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</text:list-style>
    <style:style style:name="List3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35">
      <text:list-level-style-number style:num-format="1" text:start-value="32" text:style-name="List35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35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35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35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35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35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35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35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35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</text:list-style>
    <style:style style:name="List3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36">
      <text:list-level-style-number style:num-format="1" text:start-value="33" text:style-name="List36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36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36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36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36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36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36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36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36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</text:list-style>
    <text:notes-configuration text:note-class="footnote" style:num-format="1" text:start-value="0" text:footnotes-position="page" text:citation-style-name="Footnote_20_reference" text:citation-body-style-name="Footnote_20_text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222cm" fo:padding-right="0cm" fo:margin-right="2.06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style:writing-mode="lr-tb"/>
    </style:style>
    <style:style style:name="T1_1" style:family="text"/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4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